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453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7102in"/>
    </style:style>
    <style:style style:name="co21" style:family="table-column">
      <style:table-column-properties fo:break-before="auto" style:column-width="0.6437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4689in"/>
    </style:style>
    <style:style style:name="co24" style:family="table-column">
      <style:table-column-properties fo:break-before="auto" style:column-width="0.4417in"/>
    </style:style>
    <style:style style:name="co25" style:family="table-column">
      <style:table-column-properties fo:break-before="auto" style:column-width="0.3354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0.6299in"/>
    </style:style>
    <style:style style:name="co28" style:family="table-column">
      <style:table-column-properties fo:break-before="auto" style:column-width="0.5492in"/>
    </style:style>
    <style:style style:name="co29" style:family="table-column">
      <style:table-column-properties fo:break-before="auto" style:column-width="0.6827in"/>
    </style:style>
    <style:style style:name="co30" style:family="table-column">
      <style:table-column-properties fo:break-before="auto" style:column-width="0.8709in"/>
    </style:style>
    <style:style style:name="co31" style:family="table-column">
      <style:table-column-properties fo:break-before="auto" style:column-width="0.8173in"/>
    </style:style>
    <style:style style:name="co32" style:family="table-column">
      <style:table-column-properties fo:break-before="auto" style:column-width="0.7083in"/>
    </style:style>
    <style:style style:name="co33" style:family="table-column">
      <style:table-column-properties fo:break-before="auto" style:column-width="0.4681in"/>
    </style:style>
    <style:style style:name="co34" style:family="table-column">
      <style:table-column-properties fo:break-before="auto" style:column-width="0.536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628in"/>
    </style:style>
    <style:style style:name="co37" style:family="table-column">
      <style:table-column-properties fo:break-before="auto" style:column-width="0.7618in"/>
    </style:style>
    <style:style style:name="co38" style:family="table-column">
      <style:table-column-properties fo:break-before="auto" style:column-width="0.6543in"/>
    </style:style>
    <style:style style:name="co39" style:family="table-column">
      <style:table-column-properties fo:break-before="auto" style:column-width="0.7217in"/>
    </style:style>
    <style:style style:name="co40" style:family="table-column">
      <style:table-column-properties fo:break-before="auto" style:column-width="0.6409in"/>
    </style:style>
    <style:style style:name="co41" style:family="table-column">
      <style:table-column-properties fo:break-before="auto" style:column-width="0.6028in"/>
    </style:style>
    <style:style style:name="co42" style:family="table-column">
      <style:table-column-properties fo:break-before="auto" style:column-width="0.3346in"/>
    </style:style>
    <style:style style:name="co43" style:family="table-column">
      <style:table-column-properties fo:break-before="auto" style:column-width="0.5472in"/>
    </style:style>
    <style:style style:name="co44" style:family="table-column">
      <style:table-column-properties fo:break-before="auto" style:column-width="0.4799in"/>
    </style:style>
    <style:style style:name="co45" style:family="table-column">
      <style:table-column-properties fo:break-before="auto" style:column-width="0.4665in"/>
    </style:style>
    <style:style style:name="co46" style:family="table-column">
      <style:table-column-properties fo:break-before="auto" style:column-width="0.6945in"/>
    </style:style>
    <style:style style:name="co47" style:family="table-column">
      <style:table-column-properties fo:break-before="auto" style:column-width="0.7752in"/>
    </style:style>
    <style:style style:name="co48" style:family="table-column">
      <style:table-column-properties fo:break-before="auto" style:column-width="0.2409in"/>
    </style:style>
    <style:style style:name="co49" style:family="table-column">
      <style:table-column-properties fo:break-before="auto" style:column-width="0.5898in"/>
    </style:style>
    <style:style style:name="co50" style:family="table-column">
      <style:table-column-properties fo:break-before="auto" style:column-width="0.7366in"/>
    </style:style>
    <style:style style:name="co51" style:family="table-column">
      <style:table-column-properties fo:break-before="auto" style:column-width="0.5091in"/>
    </style:style>
    <style:style style:name="co52" style:family="table-column">
      <style:table-column-properties fo:break-before="auto" style:column-width="0.7098in"/>
    </style:style>
    <style:style style:name="co53" style:family="table-column">
      <style:table-column-properties fo:break-before="auto" style:column-width="1.3008in"/>
    </style:style>
    <style:style style:name="co54" style:family="table-column">
      <style:table-column-properties fo:break-before="auto" style:column-width="0.1957in"/>
    </style:style>
    <style:style style:name="co55" style:family="table-column">
      <style:table-column-properties fo:break-before="auto" style:column-width="0.1925in"/>
    </style:style>
    <style:style style:name="co56" style:family="table-column">
      <style:table-column-properties fo:break-before="auto" style:column-width="0.2783in"/>
    </style:style>
    <style:style style:name="co57" style:family="table-column">
      <style:table-column-properties fo:break-before="auto" style:column-width="1.2756in"/>
    </style:style>
    <style:style style:name="co58" style:family="table-column">
      <style:table-column-properties fo:break-before="auto" style:column-width="1.1236in"/>
    </style:style>
    <style:style style:name="co59" style:family="table-column">
      <style:table-column-properties fo:break-before="auto" style:column-width="1.3445in"/>
    </style:style>
    <style:style style:name="co60" style:family="table-column">
      <style:table-column-properties fo:break-before="auto" style:column-width="1.4583in"/>
    </style:style>
    <style:style style:name="co61" style:family="table-column">
      <style:table-column-properties fo:break-before="auto" style:column-width="0.2925in"/>
    </style:style>
    <style:style style:name="co62" style:family="table-column">
      <style:table-column-properties fo:break-before="auto" style:column-width="0.1563in"/>
    </style:style>
    <style:style style:name="co63" style:family="table-column">
      <style:table-column-properties fo:break-before="auto" style:column-width="0.2043in"/>
    </style:style>
    <style:style style:name="co64" style:family="table-column">
      <style:table-column-properties fo:break-before="auto" style:column-width="0.1945in"/>
    </style:style>
    <style:style style:name="co65" style:family="table-column">
      <style:table-column-properties fo:break-before="auto" style:column-width="0.1555in"/>
    </style:style>
    <style:style style:name="co66" style:family="table-column">
      <style:table-column-properties fo:break-before="auto" style:column-width="0.1752in"/>
    </style:style>
    <style:style style:name="co67" style:family="table-column">
      <style:table-column-properties fo:break-before="auto" style:column-width="0.2335in"/>
    </style:style>
    <style:style style:name="co68" style:family="table-column">
      <style:table-column-properties fo:break-before="auto" style:column-width="0.2138in"/>
    </style:style>
    <style:style style:name="co69" style:family="table-column">
      <style:table-column-properties fo:break-before="auto" style:column-width="0.1953in"/>
    </style:style>
    <style:style style:name="co70" style:family="table-column">
      <style:table-column-properties fo:break-before="auto" style:column-width="0.3075in"/>
    </style:style>
    <style:style style:name="co71" style:family="table-column">
      <style:table-column-properties fo:break-before="auto" style:column-width="1.1772in"/>
    </style:style>
    <style:style style:name="co72" style:family="table-column">
      <style:table-column-properties fo:break-before="auto" style:column-width="1.4339in"/>
    </style:style>
    <style:style style:name="co73" style:family="table-column">
      <style:table-column-properties fo:break-before="auto" style:column-width="0.9965in"/>
    </style:style>
    <style:style style:name="co74" style:family="table-column">
      <style:table-column-properties fo:break-before="auto" style:column-width="0.9327in"/>
    </style:style>
    <style:style style:name="co75" style:family="table-column">
      <style:table-column-properties fo:break-before="auto" style:column-width="1.0929in"/>
    </style:style>
    <style:style style:name="co76" style:family="table-column">
      <style:table-column-properties fo:break-before="auto" style:column-width="1.1043in"/>
    </style:style>
    <style:style style:name="co77" style:family="table-column">
      <style:table-column-properties fo:break-before="auto" style:column-width="1.2646in"/>
    </style:style>
    <style:style style:name="co78" style:family="table-column">
      <style:table-column-properties fo:break-before="auto" style:column-width="1.0236in"/>
    </style:style>
    <style:style style:name="co79" style:family="table-column">
      <style:table-column-properties fo:break-before="auto" style:column-width="1.2429in"/>
    </style:style>
    <style:style style:name="co80" style:family="table-column">
      <style:table-column-properties fo:break-before="auto" style:column-width="1.4689in"/>
    </style:style>
    <style:style style:name="co81" style:family="table-column">
      <style:table-column-properties fo:break-before="auto" style:column-width="2.0472in"/>
    </style:style>
    <style:style style:name="co82" style:family="table-column">
      <style:table-column-properties fo:break-before="auto" style:column-width="1.4902in"/>
    </style:style>
    <style:style style:name="co83" style:family="table-column">
      <style:table-column-properties fo:break-before="auto" style:column-width="0.9862in"/>
    </style:style>
    <style:style style:name="co84" style:family="table-column">
      <style:table-column-properties fo:break-before="auto" style:column-width="1.3291in"/>
    </style:style>
    <style:style style:name="co8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58" style:family="table-cell" style:parent-style-name="Default">
      <style:table-cell-properties fo:border-bottom="none" fo:border-left="0.06pt solid #000000" fo:border-right="none" fo:border-top="none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 style:data-style-name="N100"/>
    <style:style style:name="ce169" style:family="table-cell" style:parent-style-name="Default" style:data-style-name="N100">
      <style:table-cell-properties fo:background-color="#ffaa95"/>
    </style:style>
    <style:style style:name="ce170" style:family="table-cell" style:parent-style-name="Default" style:data-style-name="N100">
      <style:table-cell-properties fo:background-color="#ffb66c"/>
    </style:style>
    <style:style style:name="ce171" style:family="table-cell" style:parent-style-name="Default" style:data-style-name="N100">
      <style:table-cell-properties fo:background-color="#ffffa6"/>
    </style:style>
    <style:style style:name="ce172" style:family="table-cell" style:parent-style-name="Default" style:data-style-name="N100">
      <style:table-cell-properties fo:background-color="#d4ea6b"/>
    </style:style>
    <style:style style:name="ce17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6" style:family="table-cell" style:parent-style-name="Default">
      <style:table-cell-properties fo:border-bottom="none" fo:border-left="none" fo:border-right="0.06pt solid #000000" fo:border-top="none"/>
    </style:style>
    <style:style style:name="ce18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 style:data-style-name="N0"/>
    <style:style style:name="ce190" style:family="table-cell" style:parent-style-name="Default">
      <style:table-cell-properties fo:background-color="#ffff00"/>
    </style:style>
    <style:style style:name="ce227" style:family="table-cell" style:parent-style-name="Default" style:data-style-name="N0">
      <style:table-cell-properties fo:border-bottom="none" fo:background-color="#ffaa95" fo:border-left="0.06pt solid #000000" fo:border-right="none" fo:border-top="none"/>
    </style:style>
    <style:style style:name="ce228" style:family="table-cell" style:parent-style-name="Default" style:data-style-name="N0">
      <style:table-cell-properties fo:border-bottom="none" fo:background-color="#ffb66c" fo:border-left="0.06pt solid #000000" fo:border-right="none" fo:border-top="none"/>
    </style:style>
    <style:style style:name="ce231" style:family="table-cell" style:parent-style-name="Default" style:data-style-name="N0">
      <style:table-cell-properties fo:border-bottom="none" fo:background-color="#ffffa6" fo:border-left="0.06pt solid #000000" fo:border-right="none" fo:border-top="none"/>
    </style:style>
    <style:style style:name="ce232" style:family="table-cell" style:parent-style-name="Default" style:data-style-name="N0">
      <style:table-cell-properties fo:border-bottom="none" fo:background-color="#d4ea6b" fo:border-left="0.06pt solid #000000" fo:border-right="none" fo:border-top="none"/>
    </style:style>
    <style:style style:name="ce236" style:family="table-cell" style:parent-style-name="Default" style:data-style-name="N0">
      <style:table-cell-properties fo:border-bottom="none" fo:background-color="#b4c7dc" fo:border-left="0.06pt solid #000000" fo:border-right="none" fo:border-top="none"/>
    </style:style>
    <style:style style:name="ce237" style:family="table-cell" style:parent-style-name="Default" style:data-style-name="N0">
      <style:table-cell-properties fo:border-bottom="none" fo:background-color="#bf819e" fo:border-left="0.06pt solid #000000" fo:border-right="none" fo:border-top="none"/>
    </style:style>
    <style:style style:name="ce238" style:family="table-cell" style:parent-style-name="Default" style:data-style-name="N0">
      <style:table-cell-properties fo:border-bottom="none" fo:background-color="#cccccc" fo:border-left="0.06pt solid #000000" fo:border-right="none" fo:border-top="none"/>
    </style:style>
    <style:style style:name="ce239" style:family="table-cell" style:parent-style-name="Default" style:data-style-name="N0">
      <style:table-cell-properties fo:border-bottom="none" fo:background-color="#ec9ba4" fo:border-left="0.06pt solid #000000" fo:border-right="none" fo:border-top="none"/>
    </style:style>
    <style:style style:name="ce240" style:family="table-cell" style:parent-style-name="Default" style:data-style-name="N0">
      <style:table-cell-properties fo:border-bottom="none" fo:background-color="#81aca6" fo:border-left="0.06pt solid #000000" fo:border-right="none" fo:border-top="none"/>
    </style:style>
    <style:style style:name="ce247" style:family="table-cell" style:parent-style-name="Default" style:data-style-name="N100">
      <style:table-cell-properties fo:border-bottom="none" fo:background-color="#ffaa95" fo:border-left="0.06pt solid #000000" fo:border-right="none" fo:border-top="none"/>
    </style:style>
    <style:style style:name="ce248" style:family="table-cell" style:parent-style-name="Default" style:data-style-name="N100">
      <style:table-cell-properties fo:border-bottom="none" fo:background-color="#ffb66c" fo:border-left="0.06pt solid #000000" fo:border-right="none" fo:border-top="none"/>
    </style:style>
    <style:style style:name="ce250" style:family="table-cell" style:parent-style-name="Default" style:data-style-name="N100">
      <style:table-cell-properties fo:border-bottom="none" fo:background-color="#ffffa6" fo:border-left="0.06pt solid #000000" fo:border-right="none" fo:border-top="none"/>
    </style:style>
    <style:style style:name="ce255" style:family="table-cell" style:parent-style-name="Default" style:data-style-name="N100">
      <style:table-cell-properties fo:border-bottom="none" fo:background-color="#d4ea6b" fo:border-left="0.06pt solid #000000" fo:border-right="none" fo:border-top="none"/>
    </style:style>
    <style:style style:name="ce256" style:family="table-cell" style:parent-style-name="Default" style:data-style-name="N100">
      <style:table-cell-properties fo:border-bottom="none" fo:background-color="#b4c7dc" fo:border-left="0.06pt solid #000000" fo:border-right="none" fo:border-top="none"/>
    </style:style>
    <style:style style:name="ce260" style:family="table-cell" style:parent-style-name="Default" style:data-style-name="N100">
      <style:table-cell-properties fo:border-bottom="none" fo:background-color="#bf819e" fo:border-left="0.06pt solid #000000" fo:border-right="none" fo:border-top="none"/>
    </style:style>
    <style:style style:name="ce261" style:family="table-cell" style:parent-style-name="Default" style:data-style-name="N100">
      <style:table-cell-properties fo:border-bottom="none" fo:background-color="#cccccc" fo:border-left="0.06pt solid #000000" fo:border-right="none" fo:border-top="none"/>
    </style:style>
    <style:style style:name="ce262" style:family="table-cell" style:parent-style-name="Default" style:data-style-name="N100">
      <style:table-cell-properties fo:border-bottom="none" fo:background-color="#ec9ba4" fo:border-left="0.06pt solid #000000" fo:border-right="none" fo:border-top="none"/>
    </style:style>
    <style:style style:name="ce263" style:family="table-cell" style:parent-style-name="Default" style:data-style-name="N100">
      <style:table-cell-properties fo:border-bottom="none" fo:background-color="#81aca6" fo:border-left="0.06pt solid #000000" fo:border-right="none" fo:border-top="none"/>
    </style:style>
    <style:style style:name="ce265" style:family="table-cell" style:parent-style-name="Default">
      <style:table-cell-properties fo:background-color="#ffaa95"/>
    </style:style>
    <style:style style:name="ce267" style:family="table-cell" style:parent-style-name="Default">
      <style:table-cell-properties fo:background-color="#ffb66c"/>
    </style:style>
    <style:style style:name="ce268" style:family="table-cell" style:parent-style-name="Default">
      <style:table-cell-properties fo:background-color="#ffffa6"/>
    </style:style>
    <style:style style:name="ce269" style:family="table-cell" style:parent-style-name="Default">
      <style:table-cell-properties fo:background-color="#d4ea6b"/>
    </style:style>
    <style:style style:name="ce270" style:family="table-cell" style:parent-style-name="Default">
      <style:table-cell-properties fo:background-color="#b4c7dc"/>
    </style:style>
    <style:style style:name="ce271" style:family="table-cell" style:parent-style-name="Default">
      <style:table-cell-properties fo:background-color="#bf819e"/>
    </style:style>
    <style:style style:name="ce272" style:family="table-cell" style:parent-style-name="Default">
      <style:table-cell-properties fo:background-color="#cccccc"/>
    </style:style>
    <style:style style:name="ce273" style:family="table-cell" style:parent-style-name="Default">
      <style:table-cell-properties fo:background-color="#ec9ba4"/>
    </style:style>
    <style:style style:name="ce274" style:family="table-cell" style:parent-style-name="Default">
      <style:table-cell-properties fo:background-color="#81aca6"/>
    </style:style>
    <style:style style:name="ce275" style:family="table-cell" style:parent-style-name="Default">
      <style:table-cell-properties fo:background-color="transparent"/>
    </style:style>
    <style:style style:name="ce277" style:family="table-cell" style:parent-style-name="Default" style:data-style-name="N100">
      <style:table-cell-properties fo:background-color="#b4c7dc"/>
    </style:style>
    <style:style style:name="ce278" style:family="table-cell" style:parent-style-name="Default" style:data-style-name="N100">
      <style:table-cell-properties fo:background-color="#bf819e"/>
    </style:style>
    <style:style style:name="ce279" style:family="table-cell" style:parent-style-name="Default" style:data-style-name="N100">
      <style:table-cell-properties fo:background-color="#cccccc"/>
    </style:style>
    <style:style style:name="ce280" style:family="table-cell" style:parent-style-name="Default" style:data-style-name="N100">
      <style:table-cell-properties fo:background-color="#ec9ba4"/>
    </style:style>
    <style:style style:name="ce281" style:family="table-cell" style:parent-style-name="Default" style:data-style-name="N100">
      <style:table-cell-properties fo:background-color="#81aca6"/>
    </style:style>
    <style:style style:name="ce282" style:family="table-cell" style:parent-style-name="Default" style:data-style-name="N0">
      <style:table-cell-properties fo:background-color="#ffaa95"/>
    </style:style>
    <style:style style:name="ce283" style:family="table-cell" style:parent-style-name="Default" style:data-style-name="N0">
      <style:table-cell-properties fo:background-color="#ffb66c"/>
    </style:style>
    <style:style style:name="ce284" style:family="table-cell" style:parent-style-name="Default" style:data-style-name="N0">
      <style:table-cell-properties fo:background-color="#ffffa6"/>
    </style:style>
    <style:style style:name="ce285" style:family="table-cell" style:parent-style-name="Default" style:data-style-name="N0">
      <style:table-cell-properties fo:background-color="#d4ea6b"/>
    </style:style>
    <style:style style:name="ce286" style:family="table-cell" style:parent-style-name="Default" style:data-style-name="N0">
      <style:table-cell-properties fo:background-color="#b4c7dc"/>
    </style:style>
    <style:style style:name="ce287" style:family="table-cell" style:parent-style-name="Default" style:data-style-name="N0">
      <style:table-cell-properties fo:background-color="#bf819e"/>
    </style:style>
    <style:style style:name="ce288" style:family="table-cell" style:parent-style-name="Default" style:data-style-name="N0">
      <style:table-cell-properties fo:background-color="#cccccc"/>
    </style:style>
    <style:style style:name="ce289" style:family="table-cell" style:parent-style-name="Default" style:data-style-name="N0">
      <style:table-cell-properties fo:background-color="#ec9ba4"/>
    </style:style>
    <style:style style:name="ce290" style:family="table-cell" style:parent-style-name="Default" style:data-style-name="N0">
      <style:table-cell-properties fo:background-color="#81aca6"/>
    </style:style>
    <style:style style:name="ce291" style:family="table-cell" style:parent-style-name="Default">
      <style:table-cell-properties fo:border-bottom="none" fo:background-color="#ffaa95" fo:border-left="0.06pt solid #000000" fo:border-right="none" fo:border-top="none"/>
    </style:style>
    <style:style style:name="ce292" style:family="table-cell" style:parent-style-name="Default">
      <style:table-cell-properties fo:border-bottom="none" fo:background-color="#ffaa95" fo:border-left="none" fo:border-right="0.06pt solid #000000" fo:border-top="none"/>
    </style:style>
    <style:style style:name="ce29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3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34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58" style:family="table-cell" style:parent-style-name="Default" style:data-style-name="N221">
      <style:table-cell-properties fo:border-bottom="none" fo:border-left="none" fo:border-right="0.06pt solid #000000" fo:border-top="none"/>
    </style:style>
    <style:style style:name="ce359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17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36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3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369" style:family="table-cell" style:parent-style-name="Default">
      <style:table-cell-properties fo:background-color="#ffff00" fo:border="0.06pt solid #000000"/>
    </style:style>
    <style:style style:name="ce438" style:family="table-cell" style:parent-style-name="Default" style:data-style-name="N99"/>
    <style:style style:name="ce3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4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4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441" style:family="table-cell" style:parent-style-name="Default">
      <style:table-cell-properties fo:border-bottom="none" fo:border-left="none" fo:border-right="none" fo:border-top="0.06pt solid #000000"/>
    </style:style>
    <style:style style:name="ce442" style:family="table-cell" style:parent-style-name="Default">
      <style:table-cell-properties fo:border-bottom="0.06pt solid #000000" fo:border-left="none" fo:border-right="none" fo:border-top="none"/>
    </style:style>
    <style:style style:name="ce443" style:family="table-cell" style:parent-style-name="Default">
      <style:table-cell-properties fo:border-bottom="none" fo:border-left="0.99pt ridge #000000" fo:border-right="0.99pt ridge #000000" fo:border-top="none"/>
    </style:style>
    <style:style style:name="ce444" style:family="table-cell" style:parent-style-name="Default">
      <style:table-cell-properties fo:border-bottom="none" fo:border-left="none" fo:border-right="none" fo:border-top="0.06pt solid #000000"/>
    </style:style>
    <style:style style:name="ce445" style:family="table-cell" style:parent-style-name="Default"/>
    <style:style style:name="ce446" style:family="table-cell" style:parent-style-name="Default">
      <style:table-cell-properties fo:border-bottom="none" fo:border-left="none" fo:border-right="0.06pt solid #000000" fo:border-top="0.06pt solid #000000"/>
    </style:style>
    <style:style style:name="ce447" style:family="table-cell" style:parent-style-name="Default">
      <style:table-cell-properties fo:border-bottom="0.06pt solid #000000" fo:border-left="none" fo:border-right="0.06pt solid #000000" fo:border-top="none"/>
    </style:style>
    <style:style style:name="ce448" style:family="table-cell" style:parent-style-name="Default"/>
    <style:style style:name="ce449" style:family="table-cell" style:parent-style-name="Default"/>
    <style:style style:name="ce49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9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</style:style>
    <style:style style:name="ce50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in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</style:style>
    <style:style style:name="ce383" style:family="table-cell" style:parent-style-name="Default">
      <style:table-cell-properties fo:border="0.06pt solid #000000"/>
    </style:style>
    <style:style style:name="ce50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55" style:family="table-cell" style:parent-style-name="Default" style:data-style-name="N100">
      <style:table-cell-properties fo:border-bottom="none" fo:background-color="#729fcf" fo:border-left="0.06pt solid #000000" fo:border-right="none" fo:border-top="none"/>
    </style:style>
    <style:style style:name="ce156" style:family="table-cell" style:parent-style-name="Default" style:data-style-name="N100">
      <style:table-cell-properties fo:border-bottom="none" fo:background-color="#ff6d6d" fo:border-left="0.06pt solid #000000" fo:border-right="none" fo:border-top="none"/>
    </style:style>
    <style:style style:name="ce157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107" style:family="table-cell" style:parent-style-name="Default">
      <style:table-cell-properties fo:border-bottom="none" fo:border-left="0.06pt solid #000000" fo:border-right="none" fo:border-top="none"/>
    </style:style>
    <style:style style:name="ce595" style:family="table-cell" style:parent-style-name="Default" style:data-style-name="N100">
      <style:table-cell-properties fo:border-bottom="none" fo:background-color="#666666" fo:border-left="0.06pt solid #000000" fo:border-right="none" fo:border-top="none"/>
    </style:style>
    <style:style style:name="ce425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738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666666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5" style:family="table-cell" style:parent-style-name="Default" style:data-style-name="N100"/>
    <style:style style:name="ce116" style:family="table-cell" style:parent-style-name="Default" style:data-style-name="N100">
      <style:table-cell-properties fo:background-color="#ffaa95"/>
    </style:style>
    <style:style style:name="ce117" style:family="table-cell" style:parent-style-name="Default" style:data-style-name="N100">
      <style:table-cell-properties fo:background-color="#ffb66c"/>
    </style:style>
    <style:style style:name="ce118" style:family="table-cell" style:parent-style-name="Default" style:data-style-name="N100">
      <style:table-cell-properties fo:background-color="#ffffa6"/>
    </style:style>
    <style:style style:name="ce119" style:family="table-cell" style:parent-style-name="Default" style:data-style-name="N100">
      <style:table-cell-properties fo:background-color="#d4ea6b"/>
    </style:style>
    <style:style style:name="ce428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12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62" style:family="table-cell" style:parent-style-name="Default">
      <style:table-cell-properties fo:border-bottom="0.06pt solid #000000" fo:border-left="0.06pt solid #000000" fo:border-right="none" fo:border-top="none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</style:style>
    <style:style style:name="ce78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9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6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30" style:family="table-cell" style:parent-style-name="Default" style:data-style-name="N0"/>
    <style:style style:name="ce5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ff00"/>
    </style:style>
    <style:style style:name="ce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0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 style:data-style-name="N16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 style:data-style-name="N19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" style:family="table-cell" style:parent-style-name="Default" style:data-style-name="N19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0">
      <style:table-cell-properties fo:border-bottom="none" fo:background-color="#ffaa95" fo:border-left="0.06pt solid #000000" fo:border-right="none" fo:border-top="none"/>
    </style:style>
    <style:style style:name="ce153" style:family="table-cell" style:parent-style-name="Default" style:data-style-name="N0">
      <style:table-cell-properties fo:border-bottom="none" fo:background-color="#ffb66c" fo:border-left="0.06pt solid #000000" fo:border-right="none" fo:border-top="none"/>
    </style:style>
    <style:style style:name="ce161" style:family="table-cell" style:parent-style-name="Default" style:data-style-name="N0">
      <style:table-cell-properties fo:border-bottom="none" fo:background-color="#ffffa6" fo:border-left="0.06pt solid #000000" fo:border-right="none" fo:border-top="none"/>
    </style:style>
    <style:style style:name="ce162" style:family="table-cell" style:parent-style-name="Default" style:data-style-name="N0">
      <style:table-cell-properties fo:border-bottom="none" fo:background-color="#d4ea6b" fo:border-left="0.06pt solid #000000" fo:border-right="none" fo:border-top="none"/>
    </style:style>
    <style:style style:name="ce163" style:family="table-cell" style:parent-style-name="Default" style:data-style-name="N0">
      <style:table-cell-properties fo:border-bottom="none" fo:background-color="#b4c7dc" fo:border-left="0.06pt solid #000000" fo:border-right="none" fo:border-top="none"/>
    </style:style>
    <style:style style:name="ce164" style:family="table-cell" style:parent-style-name="Default" style:data-style-name="N0">
      <style:table-cell-properties fo:border-bottom="none" fo:background-color="#bf819e" fo:border-left="0.06pt solid #000000" fo:border-right="none" fo:border-top="none"/>
    </style:style>
    <style:style style:name="ce173" style:family="table-cell" style:parent-style-name="Default" style:data-style-name="N0">
      <style:table-cell-properties fo:border-bottom="none" fo:background-color="#cccccc" fo:border-left="0.06pt solid #000000" fo:border-right="none" fo:border-top="none"/>
    </style:style>
    <style:style style:name="ce175" style:family="table-cell" style:parent-style-name="Default" style:data-style-name="N0">
      <style:table-cell-properties fo:border-bottom="none" fo:background-color="#ec9ba4" fo:border-left="0.06pt solid #000000" fo:border-right="none" fo:border-top="none"/>
    </style:style>
    <style:style style:name="ce178" style:family="table-cell" style:parent-style-name="Default" style:data-style-name="N0">
      <style:table-cell-properties fo:border-bottom="none" fo:background-color="#81aca6" fo:border-left="0.06pt solid #000000" fo:border-right="none" fo:border-top="none"/>
    </style:style>
    <style:style style:name="ce180" style:family="table-cell" style:parent-style-name="Default" style:data-style-name="N100">
      <style:table-cell-properties fo:border-bottom="none" fo:background-color="#ffaa95" fo:border-left="0.06pt solid #000000" fo:border-right="none" fo:border-top="none"/>
    </style:style>
    <style:style style:name="ce181" style:family="table-cell" style:parent-style-name="Default" style:data-style-name="N100">
      <style:table-cell-properties fo:border-bottom="none" fo:background-color="#ffb66c" fo:border-left="0.06pt solid #000000" fo:border-right="none" fo:border-top="none"/>
    </style:style>
    <style:style style:name="ce183" style:family="table-cell" style:parent-style-name="Default" style:data-style-name="N100">
      <style:table-cell-properties fo:border-bottom="none" fo:background-color="#ffffa6" fo:border-left="0.06pt solid #000000" fo:border-right="none" fo:border-top="none"/>
    </style:style>
    <style:style style:name="ce184" style:family="table-cell" style:parent-style-name="Default" style:data-style-name="N100">
      <style:table-cell-properties fo:border-bottom="none" fo:background-color="#d4ea6b" fo:border-left="0.06pt solid #000000" fo:border-right="none" fo:border-top="none"/>
    </style:style>
    <style:style style:name="ce185" style:family="table-cell" style:parent-style-name="Default" style:data-style-name="N100">
      <style:table-cell-properties fo:border-bottom="none" fo:background-color="#b4c7dc" fo:border-left="0.06pt solid #000000" fo:border-right="none" fo:border-top="none"/>
    </style:style>
    <style:style style:name="ce186" style:family="table-cell" style:parent-style-name="Default" style:data-style-name="N100">
      <style:table-cell-properties fo:border-bottom="none" fo:background-color="#bf819e" fo:border-left="0.06pt solid #000000" fo:border-right="none" fo:border-top="none"/>
    </style:style>
    <style:style style:name="ce187" style:family="table-cell" style:parent-style-name="Default" style:data-style-name="N100">
      <style:table-cell-properties fo:border-bottom="none" fo:background-color="#cccccc" fo:border-left="0.06pt solid #000000" fo:border-right="none" fo:border-top="none"/>
    </style:style>
    <style:style style:name="ce189" style:family="table-cell" style:parent-style-name="Default" style:data-style-name="N100">
      <style:table-cell-properties fo:border-bottom="none" fo:background-color="#ec9ba4" fo:border-left="0.06pt solid #000000" fo:border-right="none" fo:border-top="none"/>
    </style:style>
    <style:style style:name="ce194" style:family="table-cell" style:parent-style-name="Default" style:data-style-name="N100">
      <style:table-cell-properties fo:border-bottom="none" fo:background-color="#81aca6" fo:border-left="0.06pt solid #000000" fo:border-right="none" fo:border-top="none"/>
    </style:style>
    <style:style style:name="ce19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9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8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99" style:family="table-cell" style:parent-style-name="Default">
      <style:table-cell-properties fo:background-color="transparent"/>
    </style:style>
    <style:style style:name="ce20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2" style:family="table-cell" style:parent-style-name="Default">
      <style:table-cell-properties fo:border-bottom="none" fo:background-color="#ffaa95" fo:border-left="0.06pt solid #000000" fo:border-right="none" fo:border-top="none"/>
    </style:style>
    <style:style style:name="ce203" style:family="table-cell" style:parent-style-name="Default">
      <style:table-cell-properties fo:background-color="#ffaa95"/>
    </style:style>
    <style:style style:name="ce207" style:family="table-cell" style:parent-style-name="Default">
      <style:table-cell-properties fo:border-bottom="none" fo:background-color="#ffaa95" fo:border-left="none" fo:border-right="0.06pt solid #000000" fo:border-top="none"/>
    </style:style>
    <style:style style:name="ce208" style:family="table-cell" style:parent-style-name="Default" style:data-style-name="N221">
      <style:table-cell-properties fo:border-bottom="none" fo:border-left="none" fo:border-right="0.06pt solid #000000" fo:border-top="none"/>
    </style:style>
    <style:style style:name="ce209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#ffb66c"/>
    </style:style>
    <style:style style:name="ce211" style:family="table-cell" style:parent-style-name="Default">
      <style:table-cell-properties fo:background-color="#ffffa6"/>
    </style:style>
    <style:style style:name="ce212" style:family="table-cell" style:parent-style-name="Default">
      <style:table-cell-properties fo:background-color="#d4ea6b"/>
    </style:style>
    <style:style style:name="ce213" style:family="table-cell" style:parent-style-name="Default">
      <style:table-cell-properties fo:background-color="#b4c7dc"/>
    </style:style>
    <style:style style:name="ce214" style:family="table-cell" style:parent-style-name="Default">
      <style:table-cell-properties fo:background-color="#bf819e"/>
    </style:style>
    <style:style style:name="ce215" style:family="table-cell" style:parent-style-name="Default">
      <style:table-cell-properties fo:background-color="#cccccc"/>
    </style:style>
    <style:style style:name="ce216" style:family="table-cell" style:parent-style-name="Default">
      <style:table-cell-properties fo:background-color="#ec9ba4"/>
    </style:style>
    <style:style style:name="ce217" style:family="table-cell" style:parent-style-name="Default">
      <style:table-cell-properties fo:background-color="#81aca6"/>
    </style:style>
    <style:style style:name="ce222" style:family="table-cell" style:parent-style-name="Default" style:data-style-name="N0">
      <style:table-cell-properties fo:background-color="#ffaa95"/>
    </style:style>
    <style:style style:name="ce223" style:family="table-cell" style:parent-style-name="Default" style:data-style-name="N0">
      <style:table-cell-properties fo:background-color="#ffb66c"/>
    </style:style>
    <style:style style:name="ce224" style:family="table-cell" style:parent-style-name="Default" style:data-style-name="N0">
      <style:table-cell-properties fo:background-color="#ffffa6"/>
    </style:style>
    <style:style style:name="ce225" style:family="table-cell" style:parent-style-name="Default" style:data-style-name="N0">
      <style:table-cell-properties fo:background-color="#d4ea6b"/>
    </style:style>
    <style:style style:name="ce226" style:family="table-cell" style:parent-style-name="Default" style:data-style-name="N0">
      <style:table-cell-properties fo:background-color="#b4c7dc"/>
    </style:style>
    <style:style style:name="ce229" style:family="table-cell" style:parent-style-name="Default" style:data-style-name="N0">
      <style:table-cell-properties fo:background-color="#bf819e"/>
    </style:style>
    <style:style style:name="ce233" style:family="table-cell" style:parent-style-name="Default" style:data-style-name="N0">
      <style:table-cell-properties fo:background-color="#cccccc"/>
    </style:style>
    <style:style style:name="ce234" style:family="table-cell" style:parent-style-name="Default" style:data-style-name="N0">
      <style:table-cell-properties fo:background-color="#ec9ba4"/>
    </style:style>
    <style:style style:name="ce235" style:family="table-cell" style:parent-style-name="Default" style:data-style-name="N0">
      <style:table-cell-properties fo:background-color="#81aca6"/>
    </style:style>
    <style:style style:name="ce243" style:family="table-cell" style:parent-style-name="Default" style:data-style-name="N100">
      <style:table-cell-properties fo:background-color="#b4c7dc"/>
    </style:style>
    <style:style style:name="ce244" style:family="table-cell" style:parent-style-name="Default" style:data-style-name="N100">
      <style:table-cell-properties fo:background-color="#bf819e"/>
    </style:style>
    <style:style style:name="ce245" style:family="table-cell" style:parent-style-name="Default" style:data-style-name="N100">
      <style:table-cell-properties fo:background-color="#cccccc"/>
    </style:style>
    <style:style style:name="ce246" style:family="table-cell" style:parent-style-name="Default" style:data-style-name="N100">
      <style:table-cell-properties fo:background-color="#ec9ba4"/>
    </style:style>
    <style:style style:name="ce249" style:family="table-cell" style:parent-style-name="Default" style:data-style-name="N100">
      <style:table-cell-properties fo:background-color="#81aca6"/>
    </style:style>
    <style:style style:name="ce2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25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296" style:family="table-cell" style:parent-style-name="Default">
      <style:table-cell-properties fo:background-color="#ffff00" fo:border="0.06pt solid #000000"/>
    </style:style>
    <style:style style:name="ce297" style:family="table-cell" style:parent-style-name="Default" style:data-style-name="N99"/>
    <style:style style:name="ce2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303" style:family="table-cell" style:parent-style-name="Default">
      <style:table-cell-properties fo:border-bottom="none" fo:border-left="none" fo:border-right="none" fo:border-top="0.06pt solid #000000"/>
    </style:style>
    <style:style style:name="ce304" style:family="table-cell" style:parent-style-name="Default">
      <style:table-cell-properties fo:border-bottom="0.06pt solid #000000" fo:border-left="none" fo:border-right="none" fo:border-top="none"/>
    </style:style>
    <style:style style:name="ce305" style:family="table-cell" style:parent-style-name="Default">
      <style:table-cell-properties fo:border-bottom="none" fo:border-left="0.99pt ridge #000000" fo:border-right="0.99pt ridge #000000" fo:border-top="none"/>
    </style:style>
    <style:style style:name="ce306" style:family="table-cell" style:parent-style-name="Default">
      <style:table-cell-properties fo:border-bottom="none" fo:border-left="none" fo:border-right="none" fo:border-top="0.06pt solid #000000"/>
    </style:style>
    <style:style style:name="ce307" style:family="table-cell" style:parent-style-name="Default"/>
    <style:style style:name="ce308" style:family="table-cell" style:parent-style-name="Default">
      <style:table-cell-properties fo:border-bottom="none" fo:border-left="none" fo:border-right="0.06pt solid #000000" fo:border-top="0.06pt solid #000000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</style:style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31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1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in"/>
    </style:style>
    <style:style style:name="ce316" style:family="table-cell" style:parent-style-name="Default">
      <style:table-cell-properties fo:border="0.06pt solid #000000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State Data Table" table:style-name="ta1">
        <table:table-column table:style-name="co1" table:number-columns-repeated="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" table:default-cell-style-name="Default"/>
        <table:table-column table:style-name="co73" table:default-cell-style-name="Default"/>
        <table:table-column table:style-name="co76" table:default-cell-style-name="Default"/>
        <table:table-column table:style-name="co77" table:number-columns-repeated="4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7" table:default-cell-style-name="Default"/>
        <table:table-column table:style-name="co1" table:number-columns-repeated="4" table:default-cell-style-name="Default"/>
        <table:table-column table:style-name="co79" table:default-cell-style-name="ce123"/>
        <table:table-column table:style-name="co1" table:number-columns-repeated="6" table:default-cell-style-name="Default"/>
        <table:table-column table:style-name="co80" table:visibility="collapse" table:default-cell-style-name="Default"/>
        <table:table-column table:style-name="co81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82" table:default-cell-style-name="Default"/>
        <table:table-column table:style-name="co1" table:number-columns-repeated="4" table:default-cell-style-name="Default"/>
        <table:table-column table:style-name="co83" table:default-cell-style-name="Default"/>
        <table:table-column table:style-name="co1" table:default-cell-style-name="Default"/>
        <table:table-column table:style-name="co84" table:number-columns-repeated="2" table:default-cell-style-name="Default"/>
        <table:table-column table:style-name="co1" table:number-columns-repeated="8" table:default-cell-style-name="Default"/>
        <table:table-column table:style-name="co85" table:default-cell-style-name="Default"/>
        <table:table-column table:style-name="co1" table:number-columns-repeated="9" table:default-cell-style-name="Default"/>
        <table:table-row table:style-name="ro1">
          <table:table-cell table:style-name="ce103" table:number-columns-repeated="4"/>
          <table:table-cell table:style-name="ce107"/>
          <table:table-cell office:value-type="string" calcext:value-type="string">
            <text:p>State Count</text:p>
          </table:table-cell>
          <table:table-cell table:style-name="ce480" office:value-type="string" calcext:value-type="string">
            <text:p>Votes</text:p>
          </table:table-cell>
          <table:table-cell table:style-name="ce425" office:value-type="string" calcext:value-type="string">
            <text:p>Votes per state</text:p>
          </table:table-cell>
          <table:table-cell table:style-name="ce112" office:value-type="string" calcext:value-type="string">
            <text:p>NEW Votes</text:p>
          </table:table-cell>
          <table:table-cell table:style-name="ce112" office:value-type="string" calcext:value-type="string">
            <text:p>NEW Votes per state</text:p>
          </table:table-cell>
          <table:table-cell table:number-columns-repeated="4"/>
          <table:table-cell table:style-name="ce112"/>
          <table:table-cell table:number-columns-repeated="7"/>
          <table:table-cell table:style-name="ce121" office:value-type="string" calcext:value-type="string">
            <text:p>IDEAL TV Stats:</text:p>
          </table:table-cell>
          <table:table-cell table:style-name="ce124" office:value-type="string" calcext:value-type="string">
            <text:p>WLFRE</text:p>
          </table:table-cell>
          <table:table-cell table:style-name="ce124" office:value-type="string" calcext:value-type="string">
            <text:p>CULTR</text:p>
          </table:table-cell>
          <table:table-cell table:style-name="ce124" office:value-type="string" calcext:value-type="string">
            <text:p>ENVIR</text:p>
          </table:table-cell>
          <table:table-cell table:style-name="ce124" office:value-type="string" calcext:value-type="string">
            <text:p>EDUCN</text:p>
          </table:table-cell>
          <table:table-cell table:style-name="ce127" office:value-type="string" calcext:value-type="string">
            <text:p>DFEN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MAX ISSUE BONUS</text:p>
          </table:table-cell>
          <table:table-cell office:value-type="string" calcext:value-type="string">
            <text:p>per state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1 NEW ENGL – 01 ME, 02 NH, 03 VT, 04 MA, 05 RI, 06 CT</text:p>
          </table:table-cell>
          <table:table-cell table:style-name="ce103" table:number-columns-repeated="3"/>
          <table:table-cell table:style-name="ce107"/>
          <table:table-cell office:value-type="float" office:value="6" calcext:value-type="float">
            <text:p>6</text:p>
          </table:table-cell>
          <table:table-cell table:style-name="ce480" table:formula="of:=SUM([.F15:.F20])" office:value-type="float" office:value="33" calcext:value-type="float">
            <text:p>33</text:p>
          </table:table-cell>
          <table:table-cell table:style-name="ce425" table:formula="of:=[.G2]/[.F2]" office:value-type="float" office:value="5.5" calcext:value-type="float">
            <text:p>5.5</text:p>
          </table:table-cell>
          <table:table-cell table:formula="of:=SUM([.F15:.F20])" office:value-type="float" office:value="33" calcext:value-type="float">
            <text:p>33</text:p>
          </table:table-cell>
          <table:table-cell table:formula="of:=[.I2]/[.F2]" office:value-type="float" office:value="5.5" calcext:value-type="float">
            <text:p>5.5</text:p>
          </table:table-cell>
          <table:table-cell office:value-type="string" calcext:value-type="string">
            <text:p>SOLID D (LOW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ce107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2;5</text:p>
          </table:table-cell>
          <table:table-cell table:style-name="ce115" office:value-type="string" calcext:value-type="string">
            <text:p>1;2</text:p>
          </table:table-cell>
          <table:table-cell table:style-name="ce159" office:value-type="string" calcext:value-type="string">
            <text:p>4</text:p>
          </table:table-cell>
          <table:table-cell table:style-name="ce115" office:value-type="float" office:value="2" calcext:value-type="float">
            <text:p>2</text:p>
          </table:table-cell>
          <table:table-cell table:formula="of:=11+10+7+12+8" office:value-type="float" office:value="48" calcext:value-type="float">
            <text:p>48</text:p>
          </table:table-cell>
          <table:table-cell table:formula="of:=[.AD2]/[.F2]"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2 URBAN NE – 07 NY, 08 NJ, 09 PA</text:p>
          </table:table-cell>
          <table:table-cell table:style-name="ce103" table:number-columns-repeated="3"/>
          <table:table-cell table:style-name="ce107"/>
          <table:table-cell office:value-type="float" office:value="3" calcext:value-type="float">
            <text:p>3</text:p>
          </table:table-cell>
          <table:table-cell table:style-name="ce480" table:formula="of:=SUM([.F21:.F23])" office:value-type="float" office:value="61" calcext:value-type="float">
            <text:p>61</text:p>
          </table:table-cell>
          <table:table-cell table:style-name="ce425" table:formula="of:=[.G3]/[.F3]" office:value-type="float" office:value="20.3333333333333" calcext:value-type="float">
            <text:p>20.3333333333333</text:p>
          </table:table-cell>
          <table:table-cell table:formula="of:=SUM([.F21:.F23])" office:value-type="float" office:value="61" calcext:value-type="float">
            <text:p>61</text:p>
          </table:table-cell>
          <table:table-cell table:formula="of:=[.I3]/[.F3]" office:value-type="float" office:value="20.3333333333333" calcext:value-type="float">
            <text:p>20.3333333333333</text:p>
          </table:table-cell>
          <table:table-cell office:value-type="string" calcext:value-type="string">
            <text:p>SOLID D (HIGH)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most effective</text:p>
          </table:table-cell>
          <table:table-cell table:style-name="ce115" office:value-type="string" calcext:value-type="string">
            <text:p>2</text:p>
          </table:table-cell>
          <table:table-cell table:style-name="ce115" office:value-type="string" calcext:value-type="string">
            <text:p>1;2</text:p>
          </table:table-cell>
          <table:table-cell table:style-name="ce115" office:value-type="string" calcext:value-type="string">
            <text:p>2</text:p>
          </table:table-cell>
          <table:table-cell table:style-name="ce115" office:value-type="string" calcext:value-type="string">
            <text:p>1</text:p>
          </table:table-cell>
          <table:table-cell table:style-name="ce159" office:value-type="string" calcext:value-type="string">
            <text:p>2</text:p>
          </table:table-cell>
          <table:table-cell table:style-name="ce115" office:value-type="float" office:value="2" calcext:value-type="float">
            <text:p>2</text:p>
          </table:table-cell>
          <table:table-cell table:formula="of:=7+4+6+7+5" office:value-type="float" office:value="29" calcext:value-type="float">
            <text:p>29</text:p>
          </table:table-cell>
          <table:table-cell table:formula="of:=[.AD3]/[.F3]" office:value-type="float" office:value="9.66666666666667" calcext:value-type="float">
            <text:p>9.66666666666667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3 HEARTLND/GR8LAKES – 10 OH, 11 IN, 12 IL, 13 MI, 14 WI </text:p>
          </table:table-cell>
          <table:table-cell table:style-name="ce103" table:number-columns-repeated="3"/>
          <table:table-cell table:style-name="ce107"/>
          <table:table-cell office:value-type="float" office:value="5" calcext:value-type="float">
            <text:p>5</text:p>
          </table:table-cell>
          <table:table-cell table:style-name="ce480" table:formula="of:=SUM([.F24:.F28])" office:value-type="float" office:value="72" calcext:value-type="float">
            <text:p>72</text:p>
          </table:table-cell>
          <table:table-cell table:style-name="ce425" table:formula="of:=[.G4]/[.F4]" office:value-type="float" office:value="14.4" calcext:value-type="float">
            <text:p>14.4</text:p>
          </table:table-cell>
          <table:table-cell table:formula="of:=SUM([.F24:.F28])" office:value-type="float" office:value="72" calcext:value-type="float">
            <text:p>72</text:p>
          </table:table-cell>
          <table:table-cell table:formula="of:=[.I4]/[.F4]" office:value-type="float" office:value="14.4" calcext:value-type="float">
            <text:p>14.4</text:p>
          </table:table-cell>
          <table:table-cell office:value-type="string" calcext:value-type="string">
            <text:p>TOSSUP (MED)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107"/>
          <table:table-cell table:style-name="ce115" office:value-type="string" calcext:value-type="string">
            <text:p>3</text:p>
          </table:table-cell>
          <table:table-cell table:style-name="ce115" office:value-type="string" calcext:value-type="string">
            <text:p>4</text:p>
          </table:table-cell>
          <table:table-cell table:style-name="ce115" office:value-type="string" calcext:value-type="string">
            <text:p>2</text:p>
          </table:table-cell>
          <table:table-cell table:style-name="ce115" office:value-type="string" calcext:value-type="string">
            <text:p>3</text:p>
          </table:table-cell>
          <table:table-cell table:style-name="ce159" office:value-type="string" calcext:value-type="string">
            <text:p>2</text:p>
          </table:table-cell>
          <table:table-cell table:style-name="ce115" office:value-type="string" calcext:value-type="string">
            <text:p>2;3</text:p>
          </table:table-cell>
          <table:table-cell table:formula="of:=8+10+7+10+9" office:value-type="float" office:value="44" calcext:value-type="float">
            <text:p>44</text:p>
          </table:table-cell>
          <table:table-cell table:formula="of:=[.AD4]/[.F4]" office:value-type="float" office:value="8.8" calcext:value-type="float">
            <text:p>8.8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4 G PLAINS – 15 MN, 16 IA, 17 MO, 18 ND, 19 SD, 20 NE, 21 KS</text:p>
          </table:table-cell>
          <table:table-cell table:style-name="ce103" table:number-columns-repeated="3"/>
          <table:table-cell table:style-name="ce107"/>
          <table:table-cell office:value-type="float" office:value="7" calcext:value-type="float">
            <text:p>7</text:p>
          </table:table-cell>
          <table:table-cell table:style-name="ce480" table:formula="of:=SUM([.F29:.F35])" office:value-type="float" office:value="43" calcext:value-type="float">
            <text:p>43</text:p>
          </table:table-cell>
          <table:table-cell table:style-name="ce425" table:formula="of:=[.G5]/[.F5]" office:value-type="float" office:value="6.14285714285714" calcext:value-type="float">
            <text:p>6.14285714285714</text:p>
          </table:table-cell>
          <table:table-cell table:formula="of:=SUM([.F29:.F35])" office:value-type="float" office:value="43" calcext:value-type="float">
            <text:p>43</text:p>
          </table:table-cell>
          <table:table-cell table:formula="of:=[.I5]/[.F5]" office:value-type="float" office:value="6.14285714285714" calcext:value-type="float">
            <text:p>6.14285714285714</text:p>
          </table:table-cell>
          <table:table-cell office:value-type="string" calcext:value-type="string">
            <text:p>SOLID R (LOW)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style-name="ce107"/>
          <table:table-cell table:style-name="ce115" office:value-type="string" calcext:value-type="string">
            <text:p>4</text:p>
          </table:table-cell>
          <table:table-cell table:style-name="ce115" office:value-type="string" calcext:value-type="string">
            <text:p>6</text:p>
          </table:table-cell>
          <table:table-cell table:style-name="ce115" office:value-type="string" calcext:value-type="string">
            <text:p>2</text:p>
          </table:table-cell>
          <table:table-cell table:style-name="ce115" office:value-type="string" calcext:value-type="string">
            <text:p>4</text:p>
          </table:table-cell>
          <table:table-cell table:style-name="ce159" office:value-type="string" calcext:value-type="string">
            <text:p>1;2</text:p>
          </table:table-cell>
          <table:table-cell table:style-name="ce115" office:value-type="string" calcext:value-type="string">
            <text:p>2;4</text:p>
          </table:table-cell>
          <table:table-cell table:formula="of:=9+14+10+13+12" office:value-type="float" office:value="58" calcext:value-type="float">
            <text:p>58</text:p>
          </table:table-cell>
          <table:table-cell table:formula="of:=[.AD5]/[.F5]" office:value-type="float" office:value="8.28571428571429" calcext:value-type="float">
            <text:p>8.28571428571429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5 ATLANTIC – 22 DE, 23 MD, 24 DC, 25 VA, 26 WV, 27 NC, 28 SC, 29 GA, 30 FL</text:p>
          </table:table-cell>
          <table:table-cell table:style-name="ce103" table:number-columns-repeated="3"/>
          <table:table-cell table:style-name="ce107"/>
          <table:table-cell office:value-type="float" office:value="9" calcext:value-type="float">
            <text:p>9</text:p>
          </table:table-cell>
          <table:table-cell table:style-name="ce480" table:formula="of:=SUM([.F36:.F44])" office:value-type="float" office:value="104" calcext:value-type="float">
            <text:p>104</text:p>
          </table:table-cell>
          <table:table-cell table:style-name="ce425" table:formula="of:=[.G6]/[.F6]" office:value-type="float" office:value="11.5555555555556" calcext:value-type="float">
            <text:p>11.5555555555556</text:p>
          </table:table-cell>
          <table:table-cell table:formula="of:=SUM([.F36:.F44])" office:value-type="float" office:value="104" calcext:value-type="float">
            <text:p>104</text:p>
          </table:table-cell>
          <table:table-cell table:formula="of:=[.I6]/[.F6]" office:value-type="float" office:value="11.5555555555556" calcext:value-type="float">
            <text:p>11.5555555555556</text:p>
          </table:table-cell>
          <table:table-cell office:value-type="string" calcext:value-type="string">
            <text:p>TOSSUP (MED)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least effective</text:p>
          </table:table-cell>
          <table:table-cell table:style-name="ce115" office:value-type="string" calcext:value-type="string">
            <text:p>6</text:p>
          </table:table-cell>
          <table:table-cell table:number-columns-repeated="2" table:style-name="ce115" office:value-type="string" calcext:value-type="string">
            <text:p>4</text:p>
          </table:table-cell>
          <table:table-cell table:style-name="ce115" office:value-type="string" calcext:value-type="string">
            <text:p>5</text:p>
          </table:table-cell>
          <table:table-cell table:style-name="ce159" office:value-type="string" calcext:value-type="string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formula="of:=12+11+14+9+11" office:value-type="float" office:value="57" calcext:value-type="float">
            <text:p>57</text:p>
          </table:table-cell>
          <table:table-cell table:formula="of:=[.AD6]/[.F6]" office:value-type="float" office:value="6.33333333333333" calcext:value-type="float">
            <text:p>6.33333333333333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6 SOUTHERN – 31 KY, 32 TN, 33 AL, 34 MS</text:p>
          </table:table-cell>
          <table:table-cell table:style-name="ce103" table:number-columns-repeated="3"/>
          <table:table-cell table:style-name="ce107"/>
          <table:table-cell office:value-type="float" office:value="4" calcext:value-type="float">
            <text:p>4</text:p>
          </table:table-cell>
          <table:table-cell table:style-name="ce480" office:value-type="float" office:value="36" calcext:value-type="float">
            <text:p>36</text:p>
          </table:table-cell>
          <table:table-cell table:style-name="ce425" table:formula="of:=[.G7]/[.F7]" office:value-type="float" office:value="9" calcext:value-type="float">
            <text:p>9</text:p>
          </table:table-cell>
          <table:table-cell table:formula="of:=SUM([.F45:.F48])" office:value-type="float" office:value="34" calcext:value-type="float">
            <text:p>34</text:p>
          </table:table-cell>
          <table:table-cell table:formula="of:=[.I7]/[.F7]" office:value-type="float" office:value="8.5" calcext:value-type="float">
            <text:p>8.5</text:p>
          </table:table-cell>
          <table:table-cell office:value-type="string" calcext:value-type="string">
            <text:p>SOLID R (LOW)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style-name="ce107"/>
          <table:table-cell table:number-columns-repeated="2" table:style-name="ce115" office:value-type="string" calcext:value-type="string">
            <text:p>6</text:p>
          </table:table-cell>
          <table:table-cell table:style-name="ce115" office:value-type="string" calcext:value-type="string">
            <text:p>3;5</text:p>
          </table:table-cell>
          <table:table-cell table:style-name="ce115" office:value-type="string" calcext:value-type="string">
            <text:p>6</text:p>
          </table:table-cell>
          <table:table-cell table:style-name="ce159" office:value-type="string" calcext:value-type="string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formula="of:=7+10+6+7+7" office:value-type="float" office:value="37" calcext:value-type="float">
            <text:p>37</text:p>
          </table:table-cell>
          <table:table-cell table:formula="of:=[.AD7]/[.F7]" office:value-type="float" office:value="9.25" calcext:value-type="float">
            <text:p>9.25</text:p>
          </table:table-cell>
          <table:table-cell table:number-columns-repeated="30"/>
        </table:table-row>
        <table:table-row table:style-name="ro1">
          <table:table-cell table:style-name="ce103" office:value-type="string" calcext:value-type="string">
            <text:p>7 ARKLATEX – 35 AR, 36 LA, 37 OK, 38 TX</text:p>
          </table:table-cell>
          <table:table-cell table:style-name="ce103" table:number-columns-repeated="3"/>
          <table:table-cell table:style-name="ce107"/>
          <table:table-cell office:value-type="float" office:value="4" calcext:value-type="float">
            <text:p>4</text:p>
          </table:table-cell>
          <table:table-cell table:style-name="ce480" table:formula="of:=SUM([.F49:.F52])" office:value-type="float" office:value="61" calcext:value-type="float">
            <text:p>61</text:p>
          </table:table-cell>
          <table:table-cell table:style-name="ce425" table:formula="of:=[.G8]/[.F8]" office:value-type="float" office:value="15.25" calcext:value-type="float">
            <text:p>15.25</text:p>
          </table:table-cell>
          <table:table-cell table:formula="of:=SUM([.F49:.F52])" office:value-type="float" office:value="61" calcext:value-type="float">
            <text:p>61</text:p>
          </table:table-cell>
          <table:table-cell table:formula="of:=[.I8]/[.F8]" office:value-type="float" office:value="15.25" calcext:value-type="float">
            <text:p>15.25</text:p>
          </table:table-cell>
          <table:table-cell office:value-type="string" calcext:value-type="string">
            <text:p>SOLID R (MED)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style-name="ce107" office:value-type="string" calcext:value-type="string">
            <text:p>most effective</text:p>
          </table:table-cell>
          <table:table-cell table:style-name="ce115" office:value-type="string" calcext:value-type="string">
            <text:p>5</text:p>
          </table:table-cell>
          <table:table-cell table:style-name="ce115" office:value-type="string" calcext:value-type="string">
            <text:p>5;6</text:p>
          </table:table-cell>
          <table:table-cell table:style-name="ce115" office:value-type="string" calcext:value-type="string">
            <text:p>5</text:p>
          </table:table-cell>
          <table:table-cell table:style-name="ce115" office:value-type="string" calcext:value-type="string">
            <text:p>6</text:p>
          </table:table-cell>
          <table:table-cell table:style-name="ce159" office:value-type="string" calcext:value-type="string">
            <text:p>1;4</text:p>
          </table:table-cell>
          <table:table-cell table:style-name="ce115" office:value-type="float" office:value="5" calcext:value-type="float">
            <text:p>5</text:p>
          </table:table-cell>
          <table:table-cell table:formula="of:=7+8+10+7+6" office:value-type="float" office:value="38" calcext:value-type="float">
            <text:p>38</text:p>
          </table:table-cell>
          <table:table-cell table:formula="of:=[.AD8]/[.F8]" office:value-type="float" office:value="9.5" calcext:value-type="float">
            <text:p>9.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8 MOUNTAIN – 39 MT, 40 ID, 41 WY, 42 CO, 43 NM, 44 AZ, 45 UT, 46 NV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80" table:formula="of:=SUM([.F53:.F60])" office:value-type="float" office:value="49" calcext:value-type="float">
            <text:p>49</text:p>
          </table:table-cell>
          <table:table-cell table:style-name="ce425" table:formula="of:=[.G9]/[.F9]" office:value-type="float" office:value="6.125" calcext:value-type="float">
            <text:p>6.125</text:p>
          </table:table-cell>
          <table:table-cell table:formula="of:=SUM([.F53:.F60])" office:value-type="float" office:value="49" calcext:value-type="float">
            <text:p>49</text:p>
          </table:table-cell>
          <table:table-cell table:formula="of:=[.I9]/[.F9]" office:value-type="float" office:value="6.125" calcext:value-type="float">
            <text:p>6.125</text:p>
          </table:table-cell>
          <table:table-cell office:value-type="string" calcext:value-type="string">
            <text:p>LIKELY R (LOW)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ce107" office:value-type="string" calcext:value-type="string">
            <text:p>most versatile</text:p>
          </table:table-cell>
          <table:table-cell table:style-name="ce115" office:value-type="string" calcext:value-type="string">
            <text:p>3;4;5</text:p>
          </table:table-cell>
          <table:table-cell table:style-name="ce115" office:value-type="string" calcext:value-type="string">
            <text:p>3;6</text:p>
          </table:table-cell>
          <table:table-cell table:style-name="ce115" office:value-type="string" calcext:value-type="string">
            <text:p>5</text:p>
          </table:table-cell>
          <table:table-cell table:style-name="ce115" office:value-type="string" calcext:value-type="string">
            <text:p>6</text:p>
          </table:table-cell>
          <table:table-cell table:style-name="ce159" office:value-type="string" calcext:value-type="string">
            <text:p>1;2;4;5</text:p>
          </table:table-cell>
          <table:table-cell table:style-name="ce115" office:value-type="float" office:value="5" calcext:value-type="float">
            <text:p>5</text:p>
          </table:table-cell>
          <table:table-cell table:formula="of:=11+10+15+16+8" office:value-type="float" office:value="60" calcext:value-type="float">
            <text:p>60</text:p>
          </table:table-cell>
          <table:table-cell table:formula="of:=[.AD9]/[.F9]" office:value-type="float" office:value="7.5" calcext:value-type="float">
            <text:p>7.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9 PACIFIC – 47 WA, 48 OR, 49 CA, 50 AK, 51 H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80" table:formula="of:=SUM([.E61:.E65])" office:value-type="float" office:value="71" calcext:value-type="float">
            <text:p>71</text:p>
          </table:table-cell>
          <table:table-cell table:style-name="ce425" table:formula="of:=[.G10]/[.F10]" office:value-type="float" office:value="14.2" calcext:value-type="float">
            <text:p>14.2</text:p>
          </table:table-cell>
          <table:table-cell table:formula="of:=SUM([.F61:.F65])" office:value-type="float" office:value="81" calcext:value-type="float">
            <text:p>81</text:p>
          </table:table-cell>
          <table:table-cell table:formula="of:=[.I10]/[.F10]" office:value-type="float" office:value="16.2" calcext:value-type="float">
            <text:p>16.2</text:p>
          </table:table-cell>
          <table:table-cell office:value-type="string" calcext:value-type="string">
            <text:p>SOLID D (HIGH)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style-name="ce762"/>
          <table:table-cell table:style-name="ce782" office:value-type="string" calcext:value-type="string">
            <text:p>2</text:p>
          </table:table-cell>
          <table:table-cell table:style-name="ce782" office:value-type="string" calcext:value-type="string">
            <text:p>1;2</text:p>
          </table:table-cell>
          <table:table-cell table:style-name="ce782" office:value-type="string" calcext:value-type="string">
            <text:p>2</text:p>
          </table:table-cell>
          <table:table-cell table:style-name="ce782" office:value-type="string" calcext:value-type="string">
            <text:p>3</text:p>
          </table:table-cell>
          <table:table-cell table:style-name="ce160" office:value-type="string" calcext:value-type="string">
            <text:p>6</text:p>
          </table:table-cell>
          <table:table-cell table:style-name="ce115" office:value-type="float" office:value="2" calcext:value-type="float">
            <text:p>2</text:p>
          </table:table-cell>
          <table:table-cell table:formula="of:=11+8+11+9+6" office:value-type="float" office:value="45" calcext:value-type="float">
            <text:p>45</text:p>
          </table:table-cell>
          <table:table-cell table:formula="of:=[.AD10]/[.F10]"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5"/>
          <table:table-cell table:formula="of:=SUM([.F2:.F10])" office:value-type="float" office:value="51" calcext:value-type="float">
            <text:p>51</text:p>
          </table:table-cell>
          <table:table-cell table:style-name="ce480" table:formula="of:=SUM([.G2:.G10])" office:value-type="float" office:value="530" calcext:value-type="float">
            <text:p>530</text:p>
          </table:table-cell>
          <table:table-cell table:style-name="ce425" table:formula="of:=[.G11]/[.F11]" office:value-type="float" office:value="10.3921568627451" calcext:value-type="float">
            <text:p>10.3921568627451</text:p>
          </table:table-cell>
          <table:table-cell table:formula="of:=SUM([.I2:.I10])" office:value-type="float" office:value="538" calcext:value-type="float">
            <text:p>538</text:p>
          </table:table-cell>
          <table:table-cell table:number-columns-repeated="13"/>
          <table:table-cell table:style-name="Default" office:value-type="string" calcext:value-type="string">
            <text:p>OVERALL (MODE)</text:p>
          </table:table-cell>
          <table:table-cell office:value-type="string" calcext:value-type="string">
            <text:p>2;3;4;5;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103" table:number-columns-repeated="4"/>
          <table:table-cell table:style-name="ce107" table:number-columns-repeated="13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office:value-type="string" calcext:value-type="string">
            <text:p>State Data</text:p>
          </table:table-cell>
          <table:table-cell/>
          <table:table-cell table:style-name="ce103" table:number-columns-repeated="2"/>
          <table:table-cell table:style-name="ce107" table:number-columns-repeated="5"/>
          <table:table-cell table:style-name="ce107" office:value-type="string" calcext:value-type="string">
            <text:p>Tilt=5,lean=6,solid=7,hyper=8</text:p>
          </table:table-cell>
          <table:table-cell table:style-name="ce107" table:number-columns-repeated="7"/>
          <table:table-cell table:number-columns-repeated="2"/>
          <table:table-cell table:style-name="ce107"/>
          <table:table-cell table:number-columns-repeated="3"/>
          <table:table-cell table:style-name="ce112" office:value-type="string" calcext:value-type="string">
            <text:p>OUTDATED!!</text:p>
          </table:table-cell>
          <table:table-cell table:number-columns-repeated="5"/>
          <table:table-cell table:style-name="ce500" office:value-type="string" calcext:value-type="string">
            <text:p>CULTR-adjusted values</text:p>
          </table:table-cell>
          <table:table-cell table:number-columns-repeated="31"/>
        </table:table-row>
        <table:table-row table:style-name="ro1">
          <table:table-cell table:style-name="ce103" office:value-type="string" calcext:value-type="string">
            <text:p>Index</text:p>
          </table:table-cell>
          <table:table-cell table:style-name="ce103" office:value-type="string" calcext:value-type="string">
            <text:p>Full Name</text:p>
          </table:table-cell>
          <table:table-cell office:value-type="string" calcext:value-type="string">
            <text:p>Name</text:p>
          </table:table-cell>
          <table:table-cell table:style-name="ce103" office:value-type="string" calcext:value-type="string">
            <text:p>Region</text:p>
          </table:table-cell>
          <table:table-cell table:style-name="ce595" office:value-type="string" calcext:value-type="string">
            <text:p>Votes</text:p>
          </table:table-cell>
          <table:table-cell table:style-name="ce738" office:value-type="string" calcext:value-type="string">
            <text:p>NEW Votes</text:p>
          </table:table-cell>
          <table:table-cell table:style-name="ce595" office:value-type="string" calcext:value-type="string">
            <text:p>$2489</text:p>
          </table:table-cell>
          <table:table-cell table:style-name="ce595" office:value-type="string" calcext:value-type="string">
            <text:p>INIT DEM CP</text:p>
          </table:table-cell>
          <table:table-cell table:style-name="ce595" office:value-type="string" calcext:value-type="string">
            <text:p>INIT REP CP</text:p>
          </table:table-cell>
          <table:table-cell table:style-name="ce738" office:value-type="string" calcext:value-type="string">
            <text:p>NEW DEM SL</text:p>
          </table:table-cell>
          <table:table-cell table:style-name="ce738" office:value-type="string" calcext:value-type="string">
            <text:p>NEW REP SL</text:p>
          </table:table-cell>
          <table:table-cell table:style-name="ce738" office:value-type="string" calcext:value-type="string">
            <text:p>D SL HEX</text:p>
          </table:table-cell>
          <table:table-cell table:style-name="ce738" office:value-type="string" calcext:value-type="string">
            <text:p>R SL HEX</text:p>
          </table:table-cell>
          <table:table-cell table:style-name="ce738" office:value-type="string" calcext:value-type="string">
            <text:p>STRING</text:p>
          </table:table-cell>
          <table:table-cell table:style-name="ce738" office:value-type="string" calcext:value-type="string">
            <text:p>DEM SL*SUM</text:p>
          </table:table-cell>
          <table:table-cell table:style-name="ce738" office:value-type="string" calcext:value-type="string">
            <text:p>REP SL*SUM</text:p>
          </table:table-cell>
          <table:table-cell table:style-name="ce738"/>
          <table:table-cell table:style-name="ce480" office:value-type="string" calcext:value-type="string">
            <text:p>UNEMP/INFL</text:p>
          </table:table-cell>
          <table:table-cell table:style-name="ce480" office:value-type="string" calcext:value-type="string">
            <text:p>POVTY/CRIME</text:p>
          </table:table-cell>
          <table:table-cell table:style-name="ce425" office:value-type="string" calcext:value-type="string">
            <text:p>AGRIC</text:p>
          </table:table-cell>
          <table:table-cell table:style-name="ce480" office:value-type="string" calcext:value-type="string">
            <text:p>EDUCN</text:p>
          </table:table-cell>
          <table:table-cell table:style-name="ce480" office:value-type="string" calcext:value-type="string">
            <text:p>DFENS</text:p>
          </table:table-cell>
          <table:table-cell office:value-type="string" calcext:value-type="string">
            <text:p>new stats,values</text:p>
          </table:table-cell>
          <table:table-cell table:style-name="ce112" office:value-type="string" calcext:value-type="string">
            <text:p>WLFRE</text:p>
          </table:table-cell>
          <table:table-cell table:style-name="ce112" office:value-type="string" calcext:value-type="string">
            <text:p>CULTR</text:p>
          </table:table-cell>
          <table:table-cell table:style-name="ce112" office:value-type="string" calcext:value-type="string">
            <text:p>ENVIR</text:p>
          </table:table-cell>
          <table:table-cell table:style-name="ce112" office:value-type="string" calcext:value-type="string">
            <text:p>EDUCN</text:p>
          </table:table-cell>
          <table:table-cell table:style-name="ce112" office:value-type="string" calcext:value-type="string">
            <text:p>DFENS</text:p>
          </table:table-cell>
          <table:table-cell table:number-columns-repeated="2"/>
          <table:table-cell office:value-type="string" calcext:value-type="string">
            <text:p>k-12 education spending per pupil (2020)</text:p>
          </table:table-cell>
          <table:table-cell table:number-columns-repeated="3"/>
          <table:table-cell office:value-type="string" calcext:value-type="string">
            <text:p>defense spending percent of GDP (2019)</text:p>
          </table:table-cell>
          <table:table-cell table:number-columns-repeated="4"/>
          <table:table-cell office:value-type="string" calcext:value-type="string">
            <text:p>Public welfare spending per capita (2019)</text:p>
          </table:table-cell>
          <table:table-cell table:number-columns-repeated="2"/>
          <table:table-cell office:value-type="string" calcext:value-type="string">
            <text:p>poverty rates</text:p>
          </table:table-cell>
          <table:table-cell table:number-columns-repeated="4"/>
          <table:table-cell office:value-type="string" calcext:value-type="string">
            <text:p>Percent Margin for Trump (2016)</text:p>
          </table:table-cell>
          <table:table-cell table:number-columns-repeated="3"/>
          <table:table-cell office:value-type="string" calcext:value-type="string">
            <text:p>State Environmental Agency Budgets per capita (2019)</text:p>
          </table:table-cell>
          <table:table-cell table:number-columns-repeated="2"/>
          <table:table-cell office:value-type="string" calcext:value-type="string">
            <text:p>Fossil Fuels – Renewable Energy </text:p>
          </table:table-cell>
          <table:table-cell table:number-columns-repeated="6"/>
        </table:table-row>
        <table:table-row table:style-name="ro2">
          <table:table-cell table:style-name="ce103" office:value-type="string" calcext:value-type="string">
            <text:p>01</text:p>
          </table:table-cell>
          <table:table-cell table:style-name="ce103" office:value-type="string" calcext:value-type="string">
            <text:p>Maine</text:p>
          </table:table-cell>
          <table:table-cell table:style-name="ce155" office:value-type="string" calcext:value-type="string">
            <text:p>ME</text:p>
          </table:table-cell>
          <table:table-cell table:style-name="ce103" office:value-type="string" calcext:value-type="string">
            <text:p>1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15];[.$N$69:.$O$84];2;1)" office:value-type="float" office:value="9" calcext:value-type="float">
            <text:p>9</text:p>
          </table:table-cell>
          <table:table-cell table:style-name="ce114" table:formula="of:=VLOOKUP([.K15];[.$N$69:.$O$84];2;1)" office:value-type="float" office:value="7" calcext:value-type="float">
            <text:p>7</text:p>
          </table:table-cell>
          <table:table-cell table:style-name="ce113" table:formula="of:=COM.MICROSOFT.CONCAT([.L15];[.M15])" office:value-type="string" office:string-value="97" calcext:value-type="string">
            <text:p>97</text:p>
          </table:table-cell>
          <table:table-cell table:style-name="ce113" table:formula="of:=[.J15]*[.F15]" office:value-type="float" office:value="36" calcext:value-type="float">
            <text:p>36</text:p>
          </table:table-cell>
          <table:table-cell table:style-name="ce113" table:formula="of:=[.K15]*[.F15]" office:value-type="float" office:value="28" calcext:value-type="float">
            <text:p>28</text:p>
          </table:table-cell>
          <table:table-cell table:style-name="ce113"/>
          <table:table-cell table:style-name="ce428" office:value-type="float" office:value="32" calcext:value-type="float">
            <text:p>32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3" calcext:value-type="float">
            <text:p>43</text:p>
          </table:table-cell>
          <table:table-cell/>
          <table:table-cell table:style-name="ce126" table:formula="of:=[.AM15]" office:value-type="float" office:value="6" calcext:value-type="float">
            <text:p>6</text:p>
          </table:table-cell>
          <table:table-cell table:style-name="ce126" table:formula="of:=[.AU15]" office:value-type="float" office:value="6" calcext:value-type="float">
            <text:p>6</text:p>
          </table:table-cell>
          <table:table-cell table:style-name="ce126" table:formula="of:=[.AY15]" office:value-type="float" office:value="5" calcext:value-type="float">
            <text:p>5</text:p>
          </table:table-cell>
          <table:table-cell table:style-name="ce126" table:formula="of:=[.AD15]" office:value-type="float" office:value="6" calcext:value-type="float">
            <text:p>6</text:p>
          </table:table-cell>
          <table:table-cell table:style-name="ce126" table:formula="of:=[.AH15]" office:value-type="string" office:string-value="6" calcext:value-type="string">
            <text:p>6</text:p>
          </table:table-cell>
          <table:table-cell table:style-name="ce130"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AL</text:p>
          </table:table-cell>
          <table:table-cell table:style-name="ce192" office:value-type="currency" office:currency="USD" office:value="9752" calcext:value-type="currency">
            <text:p>$9,752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Alabama</text:p>
          </table:table-cell>
          <table:table-cell table:style-name="ce205" office:value-type="float" office:value="3" calcext:value-type="float">
            <text:p>3</text:p>
          </table:table-cell>
          <table:table-cell table:style-name="ce206" office:value-type="percentage" office:value="0.0693333884898808" calcext:value-type="percentage">
            <text:p>6.9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Alabama" calcext:value-type="string">
            <text:p>Alabama.................................................................................</text:p>
          </table:table-cell>
          <table:table-cell table:style-name="ce253" office:value-type="float" office:value="1619.5433" calcext:value-type="float">
            <text:p>1,620 <text:s text:c="3"/></text:p>
          </table:table-cell>
          <table:table-cell table:style-name="ce253" office:value-type="float" office:value="39" calcext:value-type="float">
            <text:p>39 <text:s text:c="3"/></text:p>
          </table:table-cell>
          <table:table-cell table:style-name="ce145" office:value-type="string" calcext:value-type="string">
            <text:p><text:a xlink:href="https://www.welfareinfo.org/poverty-rate/alabama/" xlink:type="simple">Alabama</text:a> </text:p>
          </table:table-cell>
          <table:table-cell table:style-name="ce218" office:value-type="percentage" office:value="0.18" calcext:value-type="percentage">
            <text:p>18.00%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table:formula="of:=[.AP15]+[.AS15]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Alabama" xlink:type="simple">Ala.</text:a></text:p>
          </table:table-cell>
          <table:table-cell table:style-name="ce218" office:value-type="percentage" office:value="0.2773" calcext:value-type="percentage">
            <text:p>27.7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Alabama</text:p>
          </table:table-cell>
          <table:table-cell table:style-name="ce130" office:value-type="float" office:value="11.83" calcext:value-type="float">
            <text:p>11.83</text:p>
          </table:table-cell>
          <table:table-cell office:value-type="float" office:value="50" calcext:value-type="float">
            <text:p>50</text:p>
          </table:table-cell>
          <table:table-cell office:value-type="float" office:value="-217.433" calcext:value-type="float">
            <text:p>-217.433</text:p>
          </table:table-cell>
          <table:table-cell table:style-name="ce133" office:value-type="float" office:value="19" calcext:value-type="float">
            <text:p>19</text:p>
          </table:table-cell>
          <table:table-cell table:style-name="ce48" table:formula="of:=[.BB15]+[.BD15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02</text:p>
          </table:table-cell>
          <table:table-cell table:style-name="ce103" office:value-type="string" calcext:value-type="string">
            <text:p>New Hampshire</text:p>
          </table:table-cell>
          <table:table-cell table:style-name="ce155" office:value-type="string" calcext:value-type="string">
            <text:p>NH</text:p>
          </table:table-cell>
          <table:table-cell table:style-name="ce103" office:value-type="string" calcext:value-type="string">
            <text:p>1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16];[.$N$69:.$O$84];2;1)" office:value-type="float" office:value="8" calcext:value-type="float">
            <text:p>8</text:p>
          </table:table-cell>
          <table:table-cell table:style-name="ce114" table:formula="of:=VLOOKUP([.K16];[.$N$69:.$O$84];2;1)" office:value-type="float" office:value="7" calcext:value-type="float">
            <text:p>7</text:p>
          </table:table-cell>
          <table:table-cell table:style-name="ce113" table:formula="of:=COM.MICROSOFT.CONCAT([.L16];[.M16])" office:value-type="string" office:string-value="87" calcext:value-type="string">
            <text:p>87</text:p>
          </table:table-cell>
          <table:table-cell table:style-name="ce113" table:formula="of:=[.J16]*[.F16]" office:value-type="float" office:value="32" calcext:value-type="float">
            <text:p>32</text:p>
          </table:table-cell>
          <table:table-cell table:style-name="ce113" table:formula="of:=[.K16]*[.F16]" office:value-type="float" office:value="28" calcext:value-type="float">
            <text:p>28</text:p>
          </table:table-cell>
          <table:table-cell table:style-name="ce113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34" calcext:value-type="float">
            <text:p>3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4" calcext:value-type="float">
            <text:p>64</text:p>
          </table:table-cell>
          <table:table-cell/>
          <table:table-cell table:style-name="ce126" table:formula="of:=[.AM16]" office:value-type="float" office:value="1" calcext:value-type="float">
            <text:p>1</text:p>
          </table:table-cell>
          <table:table-cell table:style-name="ce126" table:formula="of:=[.AU16]" office:value-type="float" office:value="5" calcext:value-type="float">
            <text:p>5</text:p>
          </table:table-cell>
          <table:table-cell table:style-name="ce126" table:formula="of:=[.AY16]" office:value-type="float" office:value="3" calcext:value-type="float">
            <text:p>3</text:p>
          </table:table-cell>
          <table:table-cell table:style-name="ce126" table:formula="of:=[.AD16]" office:value-type="float" office:value="2" calcext:value-type="float">
            <text:p>2</text:p>
          </table:table-cell>
          <table:table-cell table:style-name="ce126" table:formula="of:=[.AH16]" office:value-type="string" office:string-value="6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AK</text:p>
          </table:table-cell>
          <table:table-cell table:style-name="ce192" office:value-type="currency" office:currency="USD" office:value="17984" calcext:value-type="currency">
            <text:p>$17,984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Alaska</text:p>
          </table:table-cell>
          <table:table-cell table:style-name="ce205" office:value-type="float" office:value="5" calcext:value-type="float">
            <text:p>5</text:p>
          </table:table-cell>
          <table:table-cell table:style-name="ce206" office:value-type="percentage" office:value="0.0642714023030636" calcext:value-type="percentage">
            <text:p>6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Alaska" calcext:value-type="string">
            <text:p>Alaska.................................................................................</text:p>
          </table:table-cell>
          <table:table-cell table:style-name="ce253" office:value-type="float" office:value="3798.2533" calcext:value-type="float">
            <text:p>3,798 <text:s text:c="3"/></text:p>
          </table:table-cell>
          <table:table-cell table:style-name="ce253" office:value-type="float" office:value="3" calcext:value-type="float">
            <text:p>3 <text:s text:c="3"/></text:p>
          </table:table-cell>
          <table:table-cell table:style-name="ce145" office:value-type="string" calcext:value-type="string">
            <text:p><text:a xlink:href="https://www.welfareinfo.org/poverty-rate/alaska/" xlink:type="simple">Alaska</text:a> </text:p>
          </table:table-cell>
          <table:table-cell table:style-name="ce218" office:value-type="percentage" office:value="0.102" calcext:value-type="percentage">
            <text:p>10.20%</text:p>
          </table:table-cell>
          <table:table-cell table:style-name="ce219" office:value-type="float" office:value="4" calcext:value-type="float">
            <text:p>4</text:p>
          </table:table-cell>
          <table:table-cell table:style-name="ce219" table:formula="of:=[.AP16]+[.AS16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Alaska" xlink:type="simple">Alaska</text:a></text:p>
          </table:table-cell>
          <table:table-cell table:style-name="ce218" office:value-type="percentage" office:value="0.1473" calcext:value-type="percentage">
            <text:p>14.7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Alaska</text:p>
          </table:table-cell>
          <table:table-cell table:style-name="ce130" office:value-type="float" office:value="101.27" calcext:value-type="float">
            <text:p>101.27</text:p>
          </table:table-cell>
          <table:table-cell office:value-type="float" office:value="7" calcext:value-type="float">
            <text:p>7</text:p>
          </table:table-cell>
          <table:table-cell office:value-type="float" office:value="1325.78" calcext:value-type="float">
            <text:p>1325.78</text:p>
          </table:table-cell>
          <table:table-cell table:style-name="ce133" office:value-type="float" office:value="41" calcext:value-type="float">
            <text:p>41</text:p>
          </table:table-cell>
          <table:table-cell table:style-name="ce48" table:formula="of:=[.BB16]+[.BD16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03</text:p>
          </table:table-cell>
          <table:table-cell table:style-name="ce103" office:value-type="string" calcext:value-type="string">
            <text:p>Vermont</text:p>
          </table:table-cell>
          <table:table-cell table:style-name="ce155" office:value-type="string" calcext:value-type="string">
            <text:p>VT</text:p>
          </table:table-cell>
          <table:table-cell table:style-name="ce103" office:value-type="string" calcext:value-type="string">
            <text:p>1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17];[.$N$69:.$O$84];2;1)" office:value-type="string" office:string-value="D" calcext:value-type="string">
            <text:p>D</text:p>
          </table:table-cell>
          <table:table-cell table:style-name="ce114" table:formula="of:=VLOOKUP([.K17];[.$N$69:.$O$84];2;1)" office:value-type="float" office:value="7" calcext:value-type="float">
            <text:p>7</text:p>
          </table:table-cell>
          <table:table-cell table:style-name="ce113" table:formula="of:=COM.MICROSOFT.CONCAT([.L17];[.M17])" office:value-type="string" office:string-value="D7" calcext:value-type="string">
            <text:p>D7</text:p>
          </table:table-cell>
          <table:table-cell table:style-name="ce113" table:formula="of:=[.J17]*[.F17]" office:value-type="float" office:value="39" calcext:value-type="float">
            <text:p>39</text:p>
          </table:table-cell>
          <table:table-cell table:style-name="ce113" table:formula="of:=[.K17]*[.F17]" office:value-type="float" office:value="21" calcext:value-type="float">
            <text:p>21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17]" office:value-type="float" office:value="5" calcext:value-type="float">
            <text:p>5</text:p>
          </table:table-cell>
          <table:table-cell table:style-name="ce126" table:formula="of:=[.AU17]" office:value-type="float" office:value="4" calcext:value-type="float">
            <text:p>4</text:p>
          </table:table-cell>
          <table:table-cell table:style-name="ce126" table:formula="of:=[.AY17]" office:value-type="float" office:value="4" calcext:value-type="float">
            <text:p>4</text:p>
          </table:table-cell>
          <table:table-cell table:style-name="ce126" table:formula="of:=[.AD17]" office:value-type="float" office:value="6" calcext:value-type="float">
            <text:p>6</text:p>
          </table:table-cell>
          <table:table-cell table:style-name="ce126" table:formula="of:=[.AH17]" office:value-type="string" office:string-value="5" calcext:value-type="string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AZ</text:p>
          </table:table-cell>
          <table:table-cell table:style-name="ce192" office:value-type="currency" office:currency="USD" office:value="8044" calcext:value-type="currency">
            <text:p>$8,044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Arizona</text:p>
          </table:table-cell>
          <table:table-cell table:style-name="ce205" office:value-type="float" office:value="13" calcext:value-type="float">
            <text:p>13</text:p>
          </table:table-cell>
          <table:table-cell table:style-name="ce206" office:value-type="percentage" office:value="0.0398609250873703" calcext:value-type="percentage">
            <text:p>4.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Arizona" calcext:value-type="string">
            <text:p>Arizona.................................................................................</text:p>
          </table:table-cell>
          <table:table-cell table:style-name="ce253" office:value-type="float" office:value="2180.5297" calcext:value-type="float">
            <text:p>2,181 <text:s text:c="3"/></text:p>
          </table:table-cell>
          <table:table-cell table:style-name="ce253" office:value-type="float" office:value="22" calcext:value-type="float">
            <text:p>22 <text:s text:c="3"/></text:p>
          </table:table-cell>
          <table:table-cell table:style-name="ce145" office:value-type="string" calcext:value-type="string">
            <text:p><text:a xlink:href="https://www.welfareinfo.org/poverty-rate/arizona/" xlink:type="simple">Arizona</text:a> </text:p>
          </table:table-cell>
          <table:table-cell table:style-name="ce218" office:value-type="percentage" office:value="0.17" calcext:value-type="percentage">
            <text:p>17.00%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table:formula="of:=[.AP17]+[.AS17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Arizona" xlink:type="simple">Ariz.</text:a></text:p>
          </table:table-cell>
          <table:table-cell table:style-name="ce218" office:value-type="percentage" office:value="0.035" calcext:value-type="percentage">
            <text:p>3.5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Arizona</text:p>
          </table:table-cell>
          <table:table-cell table:style-name="ce130" office:value-type="float" office:value="22.08" calcext:value-type="float">
            <text:p>22.08</text:p>
          </table:table-cell>
          <table:table-cell office:value-type="float" office:value="41" calcext:value-type="float">
            <text:p>41</text:p>
          </table:table-cell>
          <table:table-cell office:value-type="float" office:value="-399.158" calcext:value-type="float">
            <text:p>-399.158</text:p>
          </table:table-cell>
          <table:table-cell table:style-name="ce133" office:value-type="float" office:value="13" calcext:value-type="float">
            <text:p>13</text:p>
          </table:table-cell>
          <table:table-cell table:style-name="ce48" table:formula="of:=[.BB17]+[.BD17]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04</text:p>
          </table:table-cell>
          <table:table-cell table:style-name="ce103" office:value-type="string" calcext:value-type="string">
            <text:p>Massachusetts</text:p>
          </table:table-cell>
          <table:table-cell table:style-name="ce103" office:value-type="string" calcext:value-type="string">
            <text:p>MA</text:p>
          </table:table-cell>
          <table:table-cell table:style-name="ce103" office:value-type="string" calcext:value-type="string">
            <text:p>1</text:p>
          </table:table-cell>
          <table:table-cell table:style-name="ce425" office:value-type="float" office:value="13" calcext:value-type="float">
            <text:p>13</text:p>
          </table:table-cell>
          <table:table-cell table:style-name="ce107" office:value-type="float" office:value="11" calcext:value-type="float">
            <text:p>11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18];[.$N$69:.$O$84];2;1)" office:value-type="string" office:string-value="E" calcext:value-type="string">
            <text:p>E</text:p>
          </table:table-cell>
          <table:table-cell table:style-name="ce114" table:formula="of:=VLOOKUP([.K18];[.$N$69:.$O$84];2;1)" office:value-type="float" office:value="7" calcext:value-type="float">
            <text:p>7</text:p>
          </table:table-cell>
          <table:table-cell table:style-name="ce113" table:formula="of:=COM.MICROSOFT.CONCAT([.L18];[.M18])" office:value-type="string" office:string-value="E7" calcext:value-type="string">
            <text:p>E7</text:p>
          </table:table-cell>
          <table:table-cell table:style-name="ce113" table:formula="of:=[.J18]*[.F18]" office:value-type="float" office:value="154" calcext:value-type="float">
            <text:p>154</text:p>
          </table:table-cell>
          <table:table-cell table:style-name="ce113" table:formula="of:=[.K18]*[.F18]" office:value-type="float" office:value="77" calcext:value-type="float">
            <text:p>77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26" table:formula="of:=[.AM18]" office:value-type="float" office:value="5" calcext:value-type="float">
            <text:p>5</text:p>
          </table:table-cell>
          <table:table-cell table:style-name="ce126" table:formula="of:=[.AU18]" office:value-type="float" office:value="6" calcext:value-type="float">
            <text:p>6</text:p>
          </table:table-cell>
          <table:table-cell table:style-name="ce126" table:formula="of:=[.AY18]" office:value-type="float" office:value="4" calcext:value-type="float">
            <text:p>4</text:p>
          </table:table-cell>
          <table:table-cell table:style-name="ce126" table:formula="of:=[.AD18]" office:value-type="float" office:value="5" calcext:value-type="float">
            <text:p>5</text:p>
          </table:table-cell>
          <table:table-cell table:style-name="ce126" table:formula="of:=[.AH18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AR</text:p>
          </table:table-cell>
          <table:table-cell table:style-name="ce192" office:value-type="currency" office:currency="USD" office:value="10184" calcext:value-type="currency">
            <text:p>$10,184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Arkansas</text:p>
          </table:table-cell>
          <table:table-cell table:style-name="ce205" office:value-type="float" office:value="40" calcext:value-type="float">
            <text:p>40</text:p>
          </table:table-cell>
          <table:table-cell table:style-name="ce206" office:value-type="percentage" office:value="0.012393331718076" calcext:value-type="percentage">
            <text:p>1.2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Arkansas" calcext:value-type="string">
            <text:p>Arkansas.................................................................................</text:p>
          </table:table-cell>
          <table:table-cell table:style-name="ce253" office:value-type="float" office:value="2570.2753" calcext:value-type="float">
            <text:p>2,570 <text:s text:c="3"/></text:p>
          </table:table-cell>
          <table:table-cell table:style-name="ce253" office:value-type="float" office:value="17" calcext:value-type="float">
            <text:p>17 <text:s text:c="3"/></text:p>
          </table:table-cell>
          <table:table-cell table:style-name="ce145" office:value-type="string" calcext:value-type="string">
            <text:p><text:a xlink:href="https://www.welfareinfo.org/poverty-rate/arkansas/" xlink:type="simple">Arkansas</text:a> </text:p>
          </table:table-cell>
          <table:table-cell table:style-name="ce218" office:value-type="percentage" office:value="0.181" calcext:value-type="percentage">
            <text:p>18.10%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table:formula="of:=[.AP18]+[.AS18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Arkansas" xlink:type="simple">Ark.</text:a></text:p>
          </table:table-cell>
          <table:table-cell table:style-name="ce218" office:value-type="percentage" office:value="0.2692" calcext:value-type="percentage">
            <text:p>26.9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Arkansas</text:p>
          </table:table-cell>
          <table:table-cell table:style-name="ce130" office:value-type="float" office:value="45.16" calcext:value-type="float">
            <text:p>45.16</text:p>
          </table:table-cell>
          <table:table-cell office:value-type="float" office:value="20" calcext:value-type="float">
            <text:p>20</text:p>
          </table:table-cell>
          <table:table-cell office:value-type="float" office:value="285.551" calcext:value-type="float">
            <text:p>285.551</text:p>
          </table:table-cell>
          <table:table-cell table:style-name="ce133" office:value-type="float" office:value="36" calcext:value-type="float">
            <text:p>36</text:p>
          </table:table-cell>
          <table:table-cell table:style-name="ce48" table:formula="of:=[.BB18]+[.BD18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05</text:p>
          </table:table-cell>
          <table:table-cell table:style-name="ce103" office:value-type="string" calcext:value-type="string">
            <text:p>Rhode Island</text:p>
          </table:table-cell>
          <table:table-cell table:style-name="ce155" office:value-type="string" calcext:value-type="string">
            <text:p>RI</text:p>
          </table:table-cell>
          <table:table-cell table:style-name="ce103" office:value-type="string" calcext:value-type="string">
            <text:p>1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19];[.$N$69:.$O$84];2;1)" office:value-type="string" office:string-value="B" calcext:value-type="string">
            <text:p>B</text:p>
          </table:table-cell>
          <table:table-cell table:style-name="ce114" table:formula="of:=VLOOKUP([.K19];[.$N$69:.$O$84];2;1)" office:value-type="float" office:value="7" calcext:value-type="float">
            <text:p>7</text:p>
          </table:table-cell>
          <table:table-cell table:style-name="ce113" table:formula="of:=COM.MICROSOFT.CONCAT([.L19];[.M19])" office:value-type="string" office:string-value="B7" calcext:value-type="string">
            <text:p>B7</text:p>
          </table:table-cell>
          <table:table-cell table:style-name="ce113" table:formula="of:=[.J19]*[.F19]" office:value-type="float" office:value="44" calcext:value-type="float">
            <text:p>44</text:p>
          </table:table-cell>
          <table:table-cell table:style-name="ce113" table:formula="of:=[.K19]*[.F19]" office:value-type="float" office:value="28" calcext:value-type="float">
            <text:p>28</text:p>
          </table:table-cell>
          <table:table-cell table:style-name="ce113"/>
          <table:table-cell table:style-name="ce480" office:value-type="float" office:value="51" calcext:value-type="float">
            <text:p>51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26" table:formula="of:=[.AM19]" office:value-type="float" office:value="2" calcext:value-type="float">
            <text:p>2</text:p>
          </table:table-cell>
          <table:table-cell table:style-name="ce126" table:formula="of:=[.AU19]" office:value-type="float" office:value="1" calcext:value-type="float">
            <text:p>1</text:p>
          </table:table-cell>
          <table:table-cell table:style-name="ce126" table:formula="of:=[.AY19]" office:value-type="float" office:value="2" calcext:value-type="float">
            <text:p>2</text:p>
          </table:table-cell>
          <table:table-cell table:style-name="ce126" table:formula="of:=[.AD19]" office:value-type="float" office:value="3" calcext:value-type="float">
            <text:p>3</text:p>
          </table:table-cell>
          <table:table-cell table:style-name="ce126" table:formula="of:=[.AH19]" office:value-type="string" office:string-value="3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CA</text:p>
          </table:table-cell>
          <table:table-cell table:style-name="ce192" office:value-type="currency" office:currency="USD" office:value="12728" calcext:value-type="currency">
            <text:p>$12,728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California</text:p>
          </table:table-cell>
          <table:table-cell table:style-name="ce205" office:value-type="float" office:value="28" calcext:value-type="float">
            <text:p>28</text:p>
          </table:table-cell>
          <table:table-cell table:style-name="ce206" office:value-type="percentage" office:value="0.0206562327223963" calcext:value-type="percentage">
            <text:p>2.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California" calcext:value-type="string">
            <text:p>California.................................................................................</text:p>
          </table:table-cell>
          <table:table-cell table:style-name="ce253" office:value-type="float" office:value="3397.2272" calcext:value-type="float">
            <text:p>3,397 <text:s text:c="3"/></text:p>
          </table:table-cell>
          <table:table-cell table:style-name="ce253" office:value-type="float" office:value="5" calcext:value-type="float">
            <text:p>5 <text:s text:c="3"/></text:p>
          </table:table-cell>
          <table:table-cell table:style-name="ce145" office:value-type="string" calcext:value-type="string">
            <text:p><text:a xlink:href="https://www.welfareinfo.org/poverty-rate/california/" xlink:type="simple">California</text:a> </text:p>
          </table:table-cell>
          <table:table-cell table:style-name="ce218" office:value-type="percentage" office:value="0.151" calcext:value-type="percentage">
            <text:p>15.10%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table:formula="of:=[.AP19]+[.AS19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<text:a xlink:href="https://en.wikipedia.org/wiki/2016_United_States_presidential_election_in_California" xlink:type="simple">Calif.</text:a></text:p>
          </table:table-cell>
          <table:table-cell table:style-name="ce133" office:value-type="string" calcext:value-type="string">
            <text:p>−30.1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California</text:p>
          </table:table-cell>
          <table:table-cell table:style-name="ce130" office:value-type="float" office:value="129.07" calcext:value-type="float">
            <text:p>129.07</text:p>
          </table:table-cell>
          <table:table-cell office:value-type="float" office:value="3" calcext:value-type="float">
            <text:p>3</text:p>
          </table:table-cell>
          <table:table-cell office:value-type="float" office:value="-167.384" calcext:value-type="float">
            <text:p>-167.384</text:p>
          </table:table-cell>
          <table:table-cell table:style-name="ce133" office:value-type="float" office:value="24" calcext:value-type="float">
            <text:p>24</text:p>
          </table:table-cell>
          <table:table-cell table:style-name="ce48" table:formula="of:=[.BB19]+[.BD19]" office:value-type="float" office:value="27" calcext:value-type="float">
            <text:p>27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06</text:p>
          </table:table-cell>
          <table:table-cell table:style-name="ce103" office:value-type="string" calcext:value-type="string">
            <text:p>Connecticut</text:p>
          </table:table-cell>
          <table:table-cell table:style-name="ce155" office:value-type="string" calcext:value-type="string">
            <text:p>CT</text:p>
          </table:table-cell>
          <table:table-cell table:style-name="ce103" office:value-type="string" calcext:value-type="string">
            <text:p>1</text:p>
          </table:table-cell>
          <table:table-cell table:style-name="ce425" office:value-type="float" office:value="8" calcext:value-type="float">
            <text:p>8</text:p>
          </table:table-cell>
          <table:table-cell table:style-name="ce107" office:value-type="float" office:value="7" calcext:value-type="float">
            <text:p>7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20];[.$N$69:.$O$84];2;1)" office:value-type="string" office:string-value="B" calcext:value-type="string">
            <text:p>B</text:p>
          </table:table-cell>
          <table:table-cell table:style-name="ce114" table:formula="of:=VLOOKUP([.K20];[.$N$69:.$O$84];2;1)" office:value-type="float" office:value="7" calcext:value-type="float">
            <text:p>7</text:p>
          </table:table-cell>
          <table:table-cell table:style-name="ce113" table:formula="of:=COM.MICROSOFT.CONCAT([.L20];[.M20])" office:value-type="string" office:string-value="B7" calcext:value-type="string">
            <text:p>B7</text:p>
          </table:table-cell>
          <table:table-cell table:style-name="ce113" table:formula="of:=[.J20]*[.F20]" office:value-type="float" office:value="77" calcext:value-type="float">
            <text:p>77</text:p>
          </table:table-cell>
          <table:table-cell table:style-name="ce113" table:formula="of:=[.K20]*[.F20]" office:value-type="float" office:value="49" calcext:value-type="float">
            <text:p>49</text:p>
          </table:table-cell>
          <table:table-cell table:style-name="ce113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26" table:formula="of:=[.AM20]" office:value-type="float" office:value="3" calcext:value-type="float">
            <text:p>3</text:p>
          </table:table-cell>
          <table:table-cell table:style-name="ce126" table:formula="of:=[.AU20]" office:value-type="float" office:value="3" calcext:value-type="float">
            <text:p>3</text:p>
          </table:table-cell>
          <table:table-cell table:style-name="ce126" table:formula="of:=[.AY20]" office:value-type="float" office:value="5" calcext:value-type="float">
            <text:p>5</text:p>
          </table:table-cell>
          <table:table-cell table:style-name="ce126" table:formula="of:=[.AD20]" office:value-type="float" office:value="5" calcext:value-type="float">
            <text:p>5</text:p>
          </table:table-cell>
          <table:table-cell table:style-name="ce126" table:formula="of:=[.AH20]" office:value-type="string" office:string-value="4" calcext:value-type="string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CO</text:p>
          </table:table-cell>
          <table:table-cell table:style-name="ce192" office:value-type="currency" office:currency="USD" office:value="10224" calcext:value-type="currency">
            <text:p>$10,224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Colorado</text:p>
          </table:table-cell>
          <table:table-cell table:style-name="ce205" office:value-type="float" office:value="20" calcext:value-type="float">
            <text:p>20</text:p>
          </table:table-cell>
          <table:table-cell table:style-name="ce206" office:value-type="percentage" office:value="0.0263576383991788" calcext:value-type="percentage">
            <text:p>2.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Colorado" calcext:value-type="string">
            <text:p>Colorado.................................................................................</text:p>
          </table:table-cell>
          <table:table-cell table:style-name="ce253" office:value-type="float" office:value="1676.9158" calcext:value-type="float">
            <text:p>1,677 <text:s text:c="3"/></text:p>
          </table:table-cell>
          <table:table-cell table:style-name="ce253" office:value-type="float" office:value="34" calcext:value-type="float">
            <text:p>34 <text:s text:c="3"/></text:p>
          </table:table-cell>
          <table:table-cell table:style-name="ce145" office:value-type="string" calcext:value-type="string">
            <text:p><text:a xlink:href="https://www.welfareinfo.org/poverty-rate/colorado/" xlink:type="simple">Colorado</text:a> </text:p>
          </table:table-cell>
          <table:table-cell table:style-name="ce218" office:value-type="percentage" office:value="0.115" calcext:value-type="percentage">
            <text:p>11.50%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table:formula="of:=[.AP20]+[.AS20]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<text:a xlink:href="https://en.wikipedia.org/wiki/2016_United_States_presidential_election_in_Colorado" xlink:type="simple">Colo.</text:a></text:p>
          </table:table-cell>
          <table:table-cell table:style-name="ce133" office:value-type="string" calcext:value-type="string">
            <text:p>−04.9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Colorado</text:p>
          </table:table-cell>
          <table:table-cell table:style-name="ce130" office:value-type="float" office:value="13.32" calcext:value-type="float">
            <text:p>13.32</text:p>
          </table:table-cell>
          <table:table-cell office:value-type="float" office:value="48" calcext:value-type="float">
            <text:p>48</text:p>
          </table:table-cell>
          <table:table-cell office:value-type="float" office:value="3570.19" calcext:value-type="float">
            <text:p>3570.19</text:p>
          </table:table-cell>
          <table:table-cell table:style-name="ce133" office:value-type="float" office:value="44" calcext:value-type="float">
            <text:p>44</text:p>
          </table:table-cell>
          <table:table-cell table:style-name="ce48" table:formula="of:=[.BB20]+[.BD20]"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07</text:p>
          </table:table-cell>
          <table:table-cell table:style-name="ce103" office:value-type="string" calcext:value-type="string">
            <text:p>New York</text:p>
          </table:table-cell>
          <table:table-cell table:style-name="ce103" office:value-type="string" calcext:value-type="string">
            <text:p>NY</text:p>
          </table:table-cell>
          <table:table-cell table:style-name="ce103" office:value-type="string" calcext:value-type="string">
            <text:p>2</text:p>
          </table:table-cell>
          <table:table-cell table:style-name="ce425" office:value-type="float" office:value="36" calcext:value-type="float">
            <text:p>36</text:p>
          </table:table-cell>
          <table:table-cell table:style-name="ce107" office:value-type="float" office:value="28" calcext:value-type="float">
            <text:p>28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4" office:value-type="string" calcext:value-type="string">
            <text:p>C</text:p>
          </table:table-cell>
          <table:table-cell table:style-name="ce114" table:formula="of:=VLOOKUP([.K21];[.$N$69:.$O$84];2;1)" office:value-type="float" office:value="7" calcext:value-type="float">
            <text:p>7</text:p>
          </table:table-cell>
          <table:table-cell table:style-name="ce113" table:formula="of:=COM.MICROSOFT.CONCAT([.L21];[.M21])" office:value-type="string" office:string-value="C7" calcext:value-type="string">
            <text:p>C7</text:p>
          </table:table-cell>
          <table:table-cell table:style-name="ce113" table:formula="of:=[.J21]*[.F21]" office:value-type="float" office:value="308" calcext:value-type="float">
            <text:p>308</text:p>
          </table:table-cell>
          <table:table-cell table:style-name="ce113" table:formula="of:=[.K21]*[.F21]" office:value-type="float" office:value="196" calcext:value-type="float">
            <text:p>196</text:p>
          </table:table-cell>
          <table:table-cell table:style-name="ce113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61" calcext:value-type="float">
            <text:p>61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26" table:formula="of:=[.AM21]" office:value-type="float" office:value="3" calcext:value-type="float">
            <text:p>3</text:p>
          </table:table-cell>
          <table:table-cell table:style-name="ce126" table:formula="of:=[.AU21]" office:value-type="float" office:value="2" calcext:value-type="float">
            <text:p>2</text:p>
          </table:table-cell>
          <table:table-cell table:style-name="ce126" table:formula="of:=[.AY21]" office:value-type="float" office:value="4" calcext:value-type="float">
            <text:p>4</text:p>
          </table:table-cell>
          <table:table-cell table:style-name="ce126" table:formula="of:=[.AD21]" office:value-type="float" office:value="1" calcext:value-type="float">
            <text:p>1</text:p>
          </table:table-cell>
          <table:table-cell table:style-name="ce126" table:formula="of:=[.AH21]" office:value-type="string" office:string-value="6" calcext:value-type="string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CT</text:p>
          </table:table-cell>
          <table:table-cell table:style-name="ce192" office:value-type="currency" office:currency="USD" office:value="20325" calcext:value-type="currency">
            <text:p>$20,325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Connecticut</text:p>
          </table:table-cell>
          <table:table-cell table:style-name="ce205" office:value-type="float" office:value="4" calcext:value-type="float">
            <text:p>4</text:p>
          </table:table-cell>
          <table:table-cell table:style-name="ce206" office:value-type="percentage" office:value="0.0677104855059631" calcext:value-type="percentage">
            <text:p>6.8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Connecticut" calcext:value-type="string">
            <text:p>Connecticut.................................................................................</text:p>
          </table:table-cell>
          <table:table-cell table:style-name="ce253" office:value-type="float" office:value="1122.4053" calcext:value-type="float">
            <text:p>1,122 <text:s text:c="3"/></text:p>
          </table:table-cell>
          <table:table-cell table:style-name="ce253" office:value-type="float" office:value="51" calcext:value-type="float">
            <text:p>51 <text:s text:c="3"/></text:p>
          </table:table-cell>
          <table:table-cell table:style-name="ce145" office:value-type="string" calcext:value-type="string">
            <text:p><text:a xlink:href="https://www.welfareinfo.org/poverty-rate/connecticut/" xlink:type="simple">Connecticut</text:a> </text:p>
          </table:table-cell>
          <table:table-cell table:style-name="ce218" office:value-type="percentage" office:value="0.101" calcext:value-type="percentage">
            <text:p>10.10%</text:p>
          </table:table-cell>
          <table:table-cell table:style-name="ce219" office:value-type="float" office:value="3" calcext:value-type="float">
            <text:p>3</text:p>
          </table:table-cell>
          <table:table-cell table:style-name="ce219" table:formula="of:=[.AP21]+[.AS21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<text:a xlink:href="https://en.wikipedia.org/wiki/2016_United_States_presidential_election_in_Connecticut" xlink:type="simple">Conn.</text:a></text:p>
          </table:table-cell>
          <table:table-cell table:style-name="ce133" office:value-type="string" calcext:value-type="string">
            <text:p>−13.64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Connecticut</text:p>
          </table:table-cell>
          <table:table-cell table:style-name="ce130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-211.889" calcext:value-type="float">
            <text:p>-211.889</text:p>
          </table:table-cell>
          <table:table-cell table:style-name="ce133" office:value-type="float" office:value="20" calcext:value-type="float">
            <text:p>20</text:p>
          </table:table-cell>
          <table:table-cell table:style-name="ce48" table:formula="of:=[.BB21]+[.BD21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30" office:value-type="float" office:value="2" calcext:value-type="float">
            <text:p>2</text:p>
          </table:table-cell>
          <table:table-cell table:style-name="ce133"/>
          <table:table-cell table:style-name="ce48"/>
        </table:table-row>
        <table:table-row table:style-name="ro2">
          <table:table-cell table:style-name="ce103" office:value-type="string" calcext:value-type="string">
            <text:p>08</text:p>
          </table:table-cell>
          <table:table-cell table:style-name="ce103" office:value-type="string" calcext:value-type="string">
            <text:p>New Jersey</text:p>
          </table:table-cell>
          <table:table-cell table:style-name="ce103" office:value-type="string" calcext:value-type="string">
            <text:p>NJ</text:p>
          </table:table-cell>
          <table:table-cell table:style-name="ce103" office:value-type="string" calcext:value-type="string">
            <text:p>2</text:p>
          </table:table-cell>
          <table:table-cell table:style-name="ce425" office:value-type="float" office:value="16" calcext:value-type="float">
            <text:p>16</text:p>
          </table:table-cell>
          <table:table-cell table:style-name="ce107" office:value-type="float" office:value="14" calcext:value-type="float">
            <text:p>1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22];[.$N$69:.$O$84];2;1)" office:value-type="string" office:string-value="A" calcext:value-type="string">
            <text:p>A</text:p>
          </table:table-cell>
          <table:table-cell table:style-name="ce114" table:formula="of:=VLOOKUP([.K22];[.$N$69:.$O$84];2;1)" office:value-type="float" office:value="7" calcext:value-type="float">
            <text:p>7</text:p>
          </table:table-cell>
          <table:table-cell table:style-name="ce113" table:formula="of:=COM.MICROSOFT.CONCAT([.L22];[.M22])" office:value-type="string" office:string-value="A7" calcext:value-type="string">
            <text:p>A7</text:p>
          </table:table-cell>
          <table:table-cell table:style-name="ce113" table:formula="of:=[.J22]*[.F22]" office:value-type="float" office:value="140" calcext:value-type="float">
            <text:p>140</text:p>
          </table:table-cell>
          <table:table-cell table:style-name="ce113" table:formula="of:=[.K22]*[.F22]" office:value-type="float" office:value="98" calcext:value-type="float">
            <text:p>98</text:p>
          </table:table-cell>
          <table:table-cell table:style-name="ce113"/>
          <table:table-cell table:style-name="ce480" office:value-type="float" office:value="62" calcext:value-type="float">
            <text:p>62</text:p>
          </table:table-cell>
          <table:table-cell table:style-name="ce480" office:value-type="float" office:value="54" calcext:value-type="float">
            <text:p>5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2" calcext:value-type="float">
            <text:p>32</text:p>
          </table:table-cell>
          <table:table-cell/>
          <table:table-cell table:style-name="ce126" table:formula="of:=[.AM22]" office:value-type="float" office:value="1" calcext:value-type="float">
            <text:p>1</text:p>
          </table:table-cell>
          <table:table-cell table:style-name="ce126" table:formula="of:=[.AU22]" office:value-type="float" office:value="2" calcext:value-type="float">
            <text:p>2</text:p>
          </table:table-cell>
          <table:table-cell table:style-name="ce126" table:formula="of:=[.AY22]" office:value-type="float" office:value="3" calcext:value-type="float">
            <text:p>3</text:p>
          </table:table-cell>
          <table:table-cell table:style-name="ce126" table:formula="of:=[.AD22]" office:value-type="float" office:value="2" calcext:value-type="float">
            <text:p>2</text:p>
          </table:table-cell>
          <table:table-cell table:style-name="ce126" table:formula="of:=[.AH22]" office:value-type="string" office:string-value="1" calcext:value-type="string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DE</text:p>
          </table:table-cell>
          <table:table-cell table:style-name="ce192" office:value-type="currency" office:currency="USD" office:value="15049" calcext:value-type="currency">
            <text:p>$15,049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Delaware</text:p>
          </table:table-cell>
          <table:table-cell table:style-name="ce205" office:value-type="float" office:value="48" calcext:value-type="float">
            <text:p>48</text:p>
          </table:table-cell>
          <table:table-cell table:style-name="ce206" office:value-type="percentage" office:value="0.00814549694140911" calcext:value-type="percentage">
            <text:p>0.8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Delaware" calcext:value-type="string">
            <text:p>Delaware.................................................................................</text:p>
          </table:table-cell>
          <table:table-cell table:style-name="ce253" office:value-type="float" office:value="2708.7649" calcext:value-type="float">
            <text:p>2,709 <text:s text:c="3"/></text:p>
          </table:table-cell>
          <table:table-cell table:style-name="ce253" office:value-type="float" office:value="13" calcext:value-type="float">
            <text:p>13 <text:s text:c="3"/></text:p>
          </table:table-cell>
          <table:table-cell table:style-name="ce145" office:value-type="string" calcext:value-type="string">
            <text:p><text:a xlink:href="https://www.welfareinfo.org/poverty-rate/delaware/" xlink:type="simple">Delaware</text:a> </text:p>
          </table:table-cell>
          <table:table-cell table:style-name="ce218" office:value-type="percentage" office:value="0.121" calcext:value-type="percentage">
            <text:p>12.10%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table:formula="of:=[.AP22]+[.AS22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<text:a xlink:href="https://en.wikipedia.org/wiki/2016_United_States_presidential_election_in_Delaware" xlink:type="simple">Del.</text:a></text:p>
          </table:table-cell>
          <table:table-cell table:style-name="ce133" office:value-type="string" calcext:value-type="string">
            <text:p>−11.37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Delaware</text:p>
          </table:table-cell>
          <table:table-cell table:style-name="ce130" office:value-type="float" office:value="75.93" calcext:value-type="float">
            <text:p>75.93</text:p>
          </table:table-cell>
          <table:table-cell office:value-type="float" office:value="8" calcext:value-type="float">
            <text:p>8</text:p>
          </table:table-cell>
          <table:table-cell office:value-type="float" office:value="-3.61" calcext:value-type="float">
            <text:p>-3.61</text:p>
          </table:table-cell>
          <table:table-cell table:style-name="ce133" office:value-type="float" office:value="33" calcext:value-type="float">
            <text:p>33</text:p>
          </table:table-cell>
          <table:table-cell table:style-name="ce48" table:formula="of:=[.BB22]+[.BD22]" office:value-type="float" office:value="41" calcext:value-type="float">
            <text:p>41</text:p>
          </table:table-cell>
          <table:table-cell table:style-name="ce133" office:value-type="float" office:value="3" calcext:value-type="float">
            <text:p>3</text:p>
          </table:table-cell>
          <table:table-cell table:style-name="ce133" table:number-columns-repeated="2"/>
          <table:table-cell table:style-name="ce48"/>
        </table:table-row>
        <table:table-row table:style-name="ro3">
          <table:table-cell table:style-name="ce103" office:value-type="string" calcext:value-type="string">
            <text:p>09</text:p>
          </table:table-cell>
          <table:table-cell table:style-name="ce103" office:value-type="string" calcext:value-type="string">
            <text:p>Pennsylvania</text:p>
          </table:table-cell>
          <table:table-cell table:style-name="ce103" office:value-type="string" calcext:value-type="string">
            <text:p>PA</text:p>
          </table:table-cell>
          <table:table-cell table:style-name="ce103" office:value-type="string" calcext:value-type="string">
            <text:p>2</text:p>
          </table:table-cell>
          <table:table-cell table:style-name="ce425" office:value-type="float" office:value="25" calcext:value-type="float">
            <text:p>25</text:p>
          </table:table-cell>
          <table:table-cell table:style-name="ce107" office:value-type="float" office:value="19" calcext:value-type="float">
            <text:p>19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23];[.$N$69:.$O$84];2;1)" office:value-type="float" office:value="7" calcext:value-type="float">
            <text:p>7</text:p>
          </table:table-cell>
          <table:table-cell table:style-name="ce114" table:formula="of:=VLOOKUP([.K23];[.$N$69:.$O$84];2;1)" office:value-type="float" office:value="7" calcext:value-type="float">
            <text:p>7</text:p>
          </table:table-cell>
          <table:table-cell table:style-name="ce113" table:formula="of:=COM.MICROSOFT.CONCAT([.L23];[.M23])" office:value-type="string" office:string-value="77" calcext:value-type="string">
            <text:p>77</text:p>
          </table:table-cell>
          <table:table-cell table:style-name="ce113" table:formula="of:=[.J23]*[.F23]" office:value-type="float" office:value="133" calcext:value-type="float">
            <text:p>133</text:p>
          </table:table-cell>
          <table:table-cell table:style-name="ce113" table:formula="of:=[.K23]*[.F23]" office:value-type="float" office:value="133" calcext:value-type="float">
            <text:p>133</text:p>
          </table:table-cell>
          <table:table-cell table:style-name="ce113"/>
          <table:table-cell table:style-name="ce480" office:value-type="float" office:value="41" calcext:value-type="float">
            <text:p>41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2" calcext:value-type="float">
            <text:p>42</text:p>
          </table:table-cell>
          <table:table-cell/>
          <table:table-cell table:style-name="ce126" table:formula="of:=[.AM23]" office:value-type="float" office:value="1" calcext:value-type="float">
            <text:p>1</text:p>
          </table:table-cell>
          <table:table-cell table:style-name="ce126" table:formula="of:=[.AU23]" office:value-type="float" office:value="1" calcext:value-type="float">
            <text:p>1</text:p>
          </table:table-cell>
          <table:table-cell table:style-name="ce126" table:formula="of:=[.AY23]" office:value-type="float" office:value="4" calcext:value-type="float">
            <text:p>4</text:p>
          </table:table-cell>
          <table:table-cell table:style-name="ce126" table:formula="of:=[.AD23]" office:value-type="float" office:value="1" calcext:value-type="float">
            <text:p>1</text:p>
          </table:table-cell>
          <table:table-cell table:style-name="ce126" table:formula="of:=[.AH23]" office:value-type="string" office:string-value="4" calcext:value-type="string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DC</text:p>
          </table:table-cell>
          <table:table-cell table:style-name="ce192" office:value-type="currency" office:currency="USD" office:value="22847" calcext:value-type="currency">
            <text:p>$22,847.00</text:p>
          </table:table-cell>
          <table:table-cell table:style-name="ce192"/>
          <table:table-cell table:style-name="ce242" office:value-type="string" calcext:value-type="string">
            <text:p>4</text:p>
          </table:table-cell>
          <table:table-cell table:style-name="ce204" office:value-type="string" calcext:value-type="string">
            <text:p>District of Columbia</text:p>
          </table:table-cell>
          <table:table-cell table:style-name="ce205" office:value-type="float" office:value="11" calcext:value-type="float">
            <text:p>11</text:p>
          </table:table-cell>
          <table:table-cell table:style-name="ce206" office:value-type="percentage" office:value="0.0457297139065791" calcext:value-type="percentage">
            <text:p>4.6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District of Columbia" calcext:value-type="string">
            <text:p>District of Columbia.................................................................................</text:p>
          </table:table-cell>
          <table:table-cell table:style-name="ce253" office:value-type="float" office:value="5779.374" calcext:value-type="float">
            <text:p>5,779 <text:s text:c="3"/></text:p>
          </table:table-cell>
          <table:table-cell table:style-name="ce253" office:value-type="float" office:value="1" calcext:value-type="float">
            <text:p>1 <text:s text:c="3"/></text:p>
          </table:table-cell>
          <table:table-cell table:style-name="ce145" office:value-type="string" calcext:value-type="string">
            <text:p>District of Columbia</text:p>
          </table:table-cell>
          <table:table-cell table:style-name="ce218" office:value-type="percentage" office:value="0.112" calcext:value-type="percentage">
            <text:p>11.20%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table:formula="of:=[.AP23]+[.AS2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District of Columbia</text:p>
          </table:table-cell>
          <table:table-cell table:style-name="ce133" office:value-type="string" calcext:value-type="string">
            <text:p>−86.78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District of Columbia</text:p>
          </table:table-cell>
          <table:table-cell table:style-name="ce130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-2.002" calcext:value-type="float">
            <text:p>-2.002</text:p>
          </table:table-cell>
          <table:table-cell table:style-name="ce133" office:value-type="float" office:value="34" calcext:value-type="float">
            <text:p>34</text:p>
          </table:table-cell>
          <table:table-cell table:style-name="ce48" table:formula="of:=[.BB23]+[.BD23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0</text:p>
          </table:table-cell>
          <table:table-cell table:style-name="ce103" office:value-type="string" calcext:value-type="string">
            <text:p>Ohio</text:p>
          </table:table-cell>
          <table:table-cell table:style-name="ce103" office:value-type="string" calcext:value-type="string">
            <text:p>OH</text:p>
          </table:table-cell>
          <table:table-cell table:style-name="ce103" office:value-type="string" calcext:value-type="string">
            <text:p>3</text:p>
          </table:table-cell>
          <table:table-cell table:style-name="ce425" office:value-type="float" office:value="23" calcext:value-type="float">
            <text:p>23</text:p>
          </table:table-cell>
          <table:table-cell table:style-name="ce107" office:value-type="float" office:value="17" calcext:value-type="float">
            <text:p>17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4" table:formula="of:=VLOOKUP([.J24];[.$N$69:.$O$84];2;1)" office:value-type="float" office:value="7" calcext:value-type="float">
            <text:p>7</text:p>
          </table:table-cell>
          <table:table-cell table:style-name="ce114" table:formula="of:=VLOOKUP([.K24];[.$N$69:.$O$84];2;1)" office:value-type="float" office:value="9" calcext:value-type="float">
            <text:p>9</text:p>
          </table:table-cell>
          <table:table-cell table:style-name="ce113" table:formula="of:=COM.MICROSOFT.CONCAT([.L24];[.M24])" office:value-type="string" office:string-value="79" calcext:value-type="string">
            <text:p>79</text:p>
          </table:table-cell>
          <table:table-cell table:style-name="ce113" table:formula="of:=[.J24]*[.F24]" office:value-type="float" office:value="119" calcext:value-type="float">
            <text:p>119</text:p>
          </table:table-cell>
          <table:table-cell table:style-name="ce113" table:formula="of:=[.K24]*[.F24]" office:value-type="float" office:value="153" calcext:value-type="float">
            <text:p>153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2" calcext:value-type="float">
            <text:p>32</text:p>
          </table:table-cell>
          <table:table-cell/>
          <table:table-cell table:style-name="ce126" table:formula="of:=[.AM24]" office:value-type="float" office:value="6" calcext:value-type="float">
            <text:p>6</text:p>
          </table:table-cell>
          <table:table-cell table:style-name="ce126" table:formula="of:=[.AU24]" office:value-type="float" office:value="4" calcext:value-type="float">
            <text:p>4</text:p>
          </table:table-cell>
          <table:table-cell table:style-name="ce126" table:formula="of:=[.AY24]" office:value-type="float" office:value="3" calcext:value-type="float">
            <text:p>3</text:p>
          </table:table-cell>
          <table:table-cell table:style-name="ce126" table:formula="of:=[.AD24]" office:value-type="float" office:value="6" calcext:value-type="float">
            <text:p>6</text:p>
          </table:table-cell>
          <table:table-cell table:style-name="ce126" table:formula="of:=[.AH24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FL</text:p>
          </table:table-cell>
          <table:table-cell table:style-name="ce192" office:value-type="currency" office:currency="USD" office:value="9616" calcext:value-type="currency">
            <text:p>$9,616.00</text:p>
          </table:table-cell>
          <table:table-cell table:style-name="ce192"/>
          <table:table-cell table:style-name="ce242" office:value-type="float" office:value="5" calcext:value-type="float">
            <text:p>5</text:p>
          </table:table-cell>
          <table:table-cell table:style-name="ce204" office:value-type="string" calcext:value-type="string">
            <text:p>Florida</text:p>
          </table:table-cell>
          <table:table-cell table:style-name="ce205" office:value-type="float" office:value="19" calcext:value-type="float">
            <text:p>19</text:p>
          </table:table-cell>
          <table:table-cell table:style-name="ce206" office:value-type="percentage" office:value="0.026476567259474" calcext:value-type="percentage">
            <text:p>2.6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Florida" calcext:value-type="string">
            <text:p>Florida.................................................................................</text:p>
          </table:table-cell>
          <table:table-cell table:style-name="ce253" office:value-type="float" office:value="1341.0318" calcext:value-type="float">
            <text:p>1,341 <text:s text:c="3"/></text:p>
          </table:table-cell>
          <table:table-cell table:style-name="ce253" office:value-type="float" office:value="49" calcext:value-type="float">
            <text:p>49 <text:s text:c="3"/></text:p>
          </table:table-cell>
          <table:table-cell table:style-name="ce145" office:value-type="string" calcext:value-type="string">
            <text:p><text:a xlink:href="https://www.welfareinfo.org/poverty-rate/florida/" xlink:type="simple">Florida</text:a> </text:p>
          </table:table-cell>
          <table:table-cell table:style-name="ce218" office:value-type="percentage" office:value="0.155" calcext:value-type="percentage">
            <text:p>15.50%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table:formula="of:=[.AP24]+[.AS24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Florida" xlink:type="simple">Fla.</text:a></text:p>
          </table:table-cell>
          <table:table-cell table:style-name="ce218" office:value-type="percentage" office:value="0.012" calcext:value-type="percentage">
            <text:p>1.20%</text:p>
          </table:table-cell>
          <table:table-cell/>
          <table:table-cell table:style-name="ce132" office:value-type="float" office:value="3" calcext:value-type="float">
            <text:p>3</text:p>
          </table:table-cell>
          <table:table-cell table:style-name="ce221" office:value-type="string" calcext:value-type="string">
            <text:p>Florida</text:p>
          </table:table-cell>
          <table:table-cell table:style-name="ce130" office:value-type="float" office:value="75.56" calcext:value-type="float">
            <text:p>75.56</text:p>
          </table:table-cell>
          <table:table-cell office:value-type="float" office:value="9" calcext:value-type="float">
            <text:p>9</text:p>
          </table:table-cell>
          <table:table-cell office:value-type="float" office:value="-541.164" calcext:value-type="float">
            <text:p>-541.164</text:p>
          </table:table-cell>
          <table:table-cell table:style-name="ce133" office:value-type="float" office:value="7" calcext:value-type="float">
            <text:p>7</text:p>
          </table:table-cell>
          <table:table-cell table:style-name="ce48" table:formula="of:=[.BB24]+[.BD24]" office:value-type="float" office:value="16" calcext:value-type="float">
            <text:p>16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Indiana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3</text:p>
          </table:table-cell>
          <table:table-cell table:style-name="ce425" office:value-type="float" office:value="12" calcext:value-type="float">
            <text:p>12</text:p>
          </table:table-cell>
          <table:table-cell table:style-name="ce107" office:value-type="float" office:value="11" calcext:value-type="float">
            <text:p>11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14" table:formula="of:=VLOOKUP([.J25];[.$N$69:.$O$84];2;1)" office:value-type="float" office:value="7" calcext:value-type="float">
            <text:p>7</text:p>
          </table:table-cell>
          <table:table-cell table:style-name="ce114" table:formula="of:=VLOOKUP([.K25];[.$N$69:.$O$84];2;1)" office:value-type="string" office:string-value="B" calcext:value-type="string">
            <text:p>B</text:p>
          </table:table-cell>
          <table:table-cell table:style-name="ce113" table:formula="of:=COM.MICROSOFT.CONCAT([.L25];[.M25])" office:value-type="string" office:string-value="7B" calcext:value-type="string">
            <text:p>7B</text:p>
          </table:table-cell>
          <table:table-cell table:style-name="ce113" table:formula="of:=[.J25]*[.F25]" office:value-type="float" office:value="77" calcext:value-type="float">
            <text:p>77</text:p>
          </table:table-cell>
          <table:table-cell table:style-name="ce113" table:formula="of:=[.K25]*[.F25]" office:value-type="float" office:value="121" calcext:value-type="float">
            <text:p>121</text:p>
          </table:table-cell>
          <table:table-cell table:style-name="ce113"/>
          <table:table-cell table:style-name="ce480" office:value-type="float" office:value="52" calcext:value-type="float">
            <text:p>52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43" calcext:value-type="float">
            <text:p>43</text:p>
          </table:table-cell>
          <table:table-cell/>
          <table:table-cell table:style-name="ce126" table:formula="of:=[.AM25]" office:value-type="float" office:value="6" calcext:value-type="float">
            <text:p>6</text:p>
          </table:table-cell>
          <table:table-cell table:style-name="ce126" table:formula="of:=[.AU25]" office:value-type="float" office:value="4" calcext:value-type="float">
            <text:p>4</text:p>
          </table:table-cell>
          <table:table-cell table:style-name="ce126" table:formula="of:=[.AY25]" office:value-type="float" office:value="4" calcext:value-type="float">
            <text:p>4</text:p>
          </table:table-cell>
          <table:table-cell table:style-name="ce126" table:formula="of:=[.AD25]" office:value-type="float" office:value="5" calcext:value-type="float">
            <text:p>5</text:p>
          </table:table-cell>
          <table:table-cell table:style-name="ce126" table:formula="of:=[.AH25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GA</text:p>
          </table:table-cell>
          <table:table-cell table:style-name="ce192" office:value-type="currency" office:currency="USD" office:value="10769" calcext:value-type="currency">
            <text:p>$10,769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Georgia</text:p>
          </table:table-cell>
          <table:table-cell table:style-name="ce205" office:value-type="float" office:value="25" calcext:value-type="float">
            <text:p>25</text:p>
          </table:table-cell>
          <table:table-cell table:style-name="ce206" office:value-type="percentage" office:value="0.0221038881047343" calcext:value-type="percentage">
            <text:p>2.2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Georgia" calcext:value-type="string">
            <text:p>Georgia.................................................................................</text:p>
          </table:table-cell>
          <table:table-cell table:style-name="ce253" office:value-type="float" office:value="1246.9085" calcext:value-type="float">
            <text:p>1,247 <text:s text:c="3"/></text:p>
          </table:table-cell>
          <table:table-cell table:style-name="ce253" office:value-type="float" office:value="50" calcext:value-type="float">
            <text:p>50 <text:s text:c="3"/></text:p>
          </table:table-cell>
          <table:table-cell table:style-name="ce145" office:value-type="string" calcext:value-type="string">
            <text:p><text:a xlink:href="https://www.welfareinfo.org/poverty-rate/georgia/" xlink:type="simple">Georgia</text:a> </text:p>
          </table:table-cell>
          <table:table-cell table:style-name="ce218" office:value-type="percentage" office:value="0.169" calcext:value-type="percentage">
            <text:p>16.90%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table:formula="of:=[.AP25]+[.AS25]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Georgia" xlink:type="simple">Ga.</text:a></text:p>
          </table:table-cell>
          <table:table-cell table:style-name="ce218" office:value-type="percentage" office:value="0.0513" calcext:value-type="percentage">
            <text:p>5.13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Georgia</text:p>
          </table:table-cell>
          <table:table-cell table:style-name="ce130" office:value-type="float" office:value="11.05" calcext:value-type="float">
            <text:p>11.05</text:p>
          </table:table-cell>
          <table:table-cell office:value-type="float" office:value="51" calcext:value-type="float">
            <text:p>51</text:p>
          </table:table-cell>
          <table:table-cell office:value-type="float" office:value="-652.332" calcext:value-type="float">
            <text:p>-652.332</text:p>
          </table:table-cell>
          <table:table-cell table:style-name="ce133" office:value-type="float" office:value="6" calcext:value-type="float">
            <text:p>6</text:p>
          </table:table-cell>
          <table:table-cell table:style-name="ce48" table:formula="of:=[.BB25]+[.BD25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2</text:p>
          </table:table-cell>
          <table:table-cell table:style-name="ce103" office:value-type="string" calcext:value-type="string">
            <text:p>Illinois</text:p>
          </table:table-cell>
          <table:table-cell table:style-name="ce103" office:value-type="string" calcext:value-type="string">
            <text:p>IL</text:p>
          </table:table-cell>
          <table:table-cell table:style-name="ce103" office:value-type="string" calcext:value-type="string">
            <text:p>3</text:p>
          </table:table-cell>
          <table:table-cell table:style-name="ce425" office:value-type="float" office:value="24" calcext:value-type="float">
            <text:p>24</text:p>
          </table:table-cell>
          <table:table-cell table:style-name="ce107" office:value-type="float" office:value="19" calcext:value-type="float">
            <text:p>19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26];[.$N$69:.$O$84];2;1)" office:value-type="string" office:string-value="A" calcext:value-type="string">
            <text:p>A</text:p>
          </table:table-cell>
          <table:table-cell table:style-name="ce114" table:formula="of:=VLOOKUP([.K26];[.$N$69:.$O$84];2;1)" office:value-type="float" office:value="7" calcext:value-type="float">
            <text:p>7</text:p>
          </table:table-cell>
          <table:table-cell table:style-name="ce113" table:formula="of:=COM.MICROSOFT.CONCAT([.L26];[.M26])" office:value-type="string" office:string-value="A7" calcext:value-type="string">
            <text:p>A7</text:p>
          </table:table-cell>
          <table:table-cell table:style-name="ce113" table:formula="of:=[.J26]*[.F26]" office:value-type="float" office:value="190" calcext:value-type="float">
            <text:p>190</text:p>
          </table:table-cell>
          <table:table-cell table:style-name="ce113" table:formula="of:=[.K26]*[.F26]" office:value-type="float" office:value="133" calcext:value-type="float">
            <text:p>133</text:p>
          </table:table-cell>
          <table:table-cell table:style-name="ce113"/>
          <table:table-cell table:style-name="ce480" office:value-type="float" office:value="62" calcext:value-type="float">
            <text:p>62</text:p>
          </table:table-cell>
          <table:table-cell table:style-name="ce480" office:value-type="float" office:value="54" calcext:value-type="float">
            <text:p>54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53" calcext:value-type="float">
            <text:p>53</text:p>
          </table:table-cell>
          <table:table-cell/>
          <table:table-cell table:style-name="ce126" table:formula="of:=[.AM26]" office:value-type="float" office:value="2" calcext:value-type="float">
            <text:p>2</text:p>
          </table:table-cell>
          <table:table-cell table:style-name="ce126" table:formula="of:=[.AU26]" office:value-type="float" office:value="1" calcext:value-type="float">
            <text:p>1</text:p>
          </table:table-cell>
          <table:table-cell table:style-name="ce126" table:formula="of:=[.AY26]" office:value-type="float" office:value="2" calcext:value-type="float">
            <text:p>2</text:p>
          </table:table-cell>
          <table:table-cell table:style-name="ce126" table:formula="of:=[.AD26]" office:value-type="float" office:value="2" calcext:value-type="float">
            <text:p>2</text:p>
          </table:table-cell>
          <table:table-cell table:style-name="ce126" table:formula="of:=[.AH26]" office:value-type="string" office:string-value="6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HI</text:p>
          </table:table-cell>
          <table:table-cell table:style-name="ce192" office:value-type="currency" office:currency="USD" office:value="15205" calcext:value-type="currency">
            <text:p>$15,205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Hawaii</text:p>
          </table:table-cell>
          <table:table-cell table:style-name="ce205" office:value-type="float" office:value="2" calcext:value-type="float">
            <text:p>2</text:p>
          </table:table-cell>
          <table:table-cell table:style-name="ce206" office:value-type="percentage" office:value="0.0770643255942722" calcext:value-type="percentage">
            <text:p>7.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2" office:value-type="string" office:string-value="Hawaii" calcext:value-type="string">
            <text:p>Hawaii.................................................................................</text:p>
          </table:table-cell>
          <table:table-cell table:style-name="ce254" office:value-type="float" office:value="2087.8685" calcext:value-type="float">
            <text:p>2,088 <text:s text:c="3"/></text:p>
          </table:table-cell>
          <table:table-cell table:style-name="ce253" office:value-type="float" office:value="27" calcext:value-type="float">
            <text:p>27 <text:s text:c="3"/></text:p>
          </table:table-cell>
          <table:table-cell table:style-name="ce145" office:value-type="string" calcext:value-type="string">
            <text:p><text:a xlink:href="https://www.welfareinfo.org/poverty-rate/hawaii/" xlink:type="simple">Hawaii</text:a> </text:p>
          </table:table-cell>
          <table:table-cell table:style-name="ce218" office:value-type="percentage" office:value="0.103" calcext:value-type="percentage">
            <text:p>10.30%</text:p>
          </table:table-cell>
          <table:table-cell table:style-name="ce219" office:value-type="float" office:value="5" calcext:value-type="float">
            <text:p>5</text:p>
          </table:table-cell>
          <table:table-cell table:style-name="ce219" table:formula="of:=[.AP26]+[.AS26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<text:a xlink:href="https://en.wikipedia.org/wiki/2016_United_States_presidential_election_in_Hawaii" xlink:type="simple">Hawaii</text:a></text:p>
          </table:table-cell>
          <table:table-cell table:style-name="ce133" office:value-type="string" calcext:value-type="string">
            <text:p>−32.18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Hawaii</text:p>
          </table:table-cell>
          <table:table-cell table:style-name="ce130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-25.274" calcext:value-type="float">
            <text:p>-25.274</text:p>
          </table:table-cell>
          <table:table-cell table:style-name="ce133" office:value-type="float" office:value="29" calcext:value-type="float">
            <text:p>29</text:p>
          </table:table-cell>
          <table:table-cell table:style-name="ce48" table:formula="of:=[.BB26]+[.BD26]" office:value-type="float" office:value="34" calcext:value-type="float">
            <text:p>34</text:p>
          </table:table-cell>
          <table:table-cell table:style-name="ce133" office:value-type="float" office:value="2" calcext:value-type="float">
            <text:p>2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3</text:p>
          </table:table-cell>
          <table:table-cell table:style-name="ce103" office:value-type="string" calcext:value-type="string">
            <text:p>Michigan</text:p>
          </table:table-cell>
          <table:table-cell table:style-name="ce103" office:value-type="string" calcext:value-type="string">
            <text:p>MI</text:p>
          </table:table-cell>
          <table:table-cell table:style-name="ce103" office:value-type="string" calcext:value-type="string">
            <text:p>3</text:p>
          </table:table-cell>
          <table:table-cell table:style-name="ce425" office:value-type="float" office:value="20" calcext:value-type="float">
            <text:p>20</text:p>
          </table:table-cell>
          <table:table-cell table:style-name="ce107" office:value-type="float" office:value="15" calcext:value-type="float">
            <text:p>15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27];[.$N$69:.$O$84];2;1)" office:value-type="float" office:value="7" calcext:value-type="float">
            <text:p>7</text:p>
          </table:table-cell>
          <table:table-cell table:style-name="ce114" table:formula="of:=VLOOKUP([.K27];[.$N$69:.$O$84];2;1)" office:value-type="float" office:value="7" calcext:value-type="float">
            <text:p>7</text:p>
          </table:table-cell>
          <table:table-cell table:style-name="ce113" table:formula="of:=COM.MICROSOFT.CONCAT([.L27];[.M27])" office:value-type="string" office:string-value="77" calcext:value-type="string">
            <text:p>77</text:p>
          </table:table-cell>
          <table:table-cell table:style-name="ce113" table:formula="of:=[.J27]*[.F27]" office:value-type="float" office:value="105" calcext:value-type="float">
            <text:p>105</text:p>
          </table:table-cell>
          <table:table-cell table:style-name="ce113" table:formula="of:=[.K27]*[.F27]" office:value-type="float" office:value="105" calcext:value-type="float">
            <text:p>105</text:p>
          </table:table-cell>
          <table:table-cell table:style-name="ce113"/>
          <table:table-cell table:style-name="ce480" office:value-type="float" office:value="61" calcext:value-type="float">
            <text:p>61</text:p>
          </table:table-cell>
          <table:table-cell table:style-name="ce480" office:value-type="float" office:value="62" calcext:value-type="float">
            <text:p>62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4" calcext:value-type="float">
            <text:p>54</text:p>
          </table:table-cell>
          <table:table-cell/>
          <table:table-cell table:style-name="ce126" table:formula="of:=[.AM27]" office:value-type="float" office:value="5" calcext:value-type="float">
            <text:p>5</text:p>
          </table:table-cell>
          <table:table-cell table:style-name="ce126" table:formula="of:=[.AU27]" office:value-type="float" office:value="6" calcext:value-type="float">
            <text:p>6</text:p>
          </table:table-cell>
          <table:table-cell table:style-name="ce126" table:formula="of:=[.AY27]" office:value-type="float" office:value="3" calcext:value-type="float">
            <text:p>3</text:p>
          </table:table-cell>
          <table:table-cell table:style-name="ce126" table:formula="of:=[.AD27]" office:value-type="float" office:value="6" calcext:value-type="float">
            <text:p>6</text:p>
          </table:table-cell>
          <table:table-cell table:style-name="ce126" table:formula="of:=[.AH27]" office:value-type="string" office:string-value="3" calcext:value-type="string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ID</text:p>
          </table:table-cell>
          <table:table-cell table:style-name="ce192" office:value-type="currency" office:currency="USD" office:value="7610" calcext:value-type="currency">
            <text:p>$7,61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Idaho</text:p>
          </table:table-cell>
          <table:table-cell table:style-name="ce205" office:value-type="float" office:value="47" calcext:value-type="float">
            <text:p>47</text:p>
          </table:table-cell>
          <table:table-cell table:style-name="ce206" office:value-type="percentage" office:value="0.00819916215045867" calcext:value-type="percentage">
            <text:p>0.8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Idaho" calcext:value-type="string">
            <text:p>Idaho.................................................................................</text:p>
          </table:table-cell>
          <table:table-cell table:style-name="ce253" office:value-type="float" office:value="1627.823" calcext:value-type="float">
            <text:p>1,628 <text:s text:c="3"/></text:p>
          </table:table-cell>
          <table:table-cell table:style-name="ce253" office:value-type="float" office:value="38" calcext:value-type="float">
            <text:p>38 <text:s text:c="3"/></text:p>
          </table:table-cell>
          <table:table-cell table:style-name="ce145" office:value-type="string" calcext:value-type="string">
            <text:p><text:a xlink:href="https://www.welfareinfo.org/poverty-rate/idaho/" xlink:type="simple">Idaho</text:a> </text:p>
          </table:table-cell>
          <table:table-cell table:style-name="ce218" office:value-type="percentage" office:value="0.145" calcext:value-type="percentage">
            <text:p>14.50%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table:formula="of:=[.AP27]+[.AS27]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Idaho" xlink:type="simple">Idaho</text:a></text:p>
          </table:table-cell>
          <table:table-cell table:style-name="ce218" office:value-type="percentage" office:value="0.3177" calcext:value-type="percentage">
            <text:p>31.77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Idaho</text:p>
          </table:table-cell>
          <table:table-cell table:style-name="ce130" office:value-type="float" office:value="37.47" calcext:value-type="float">
            <text:p>37.47</text:p>
          </table:table-cell>
          <table:table-cell office:value-type="float" office:value="25" calcext:value-type="float">
            <text:p>25</text:p>
          </table:table-cell>
          <table:table-cell office:value-type="float" office:value="-167.798" calcext:value-type="float">
            <text:p>-167.798</text:p>
          </table:table-cell>
          <table:table-cell table:style-name="ce133" office:value-type="float" office:value="23" calcext:value-type="float">
            <text:p>23</text:p>
          </table:table-cell>
          <table:table-cell table:style-name="ce48" table:formula="of:=[.BB27]+[.BD27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4</text:p>
          </table:table-cell>
          <table:table-cell table:style-name="ce103" office:value-type="string" calcext:value-type="string">
            <text:p>Wisconsin</text:p>
          </table:table-cell>
          <table:table-cell table:style-name="ce103" office:value-type="string" calcext:value-type="string">
            <text:p>WI</text:p>
          </table:table-cell>
          <table:table-cell table:style-name="ce103" office:value-type="string" calcext:value-type="string">
            <text:p>3</text:p>
          </table:table-cell>
          <table:table-cell table:style-name="ce425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28];[.$N$69:.$O$84];2;1)" office:value-type="float" office:value="7" calcext:value-type="float">
            <text:p>7</text:p>
          </table:table-cell>
          <table:table-cell table:style-name="ce114" table:formula="of:=VLOOKUP([.K28];[.$N$69:.$O$84];2;1)" office:value-type="float" office:value="7" calcext:value-type="float">
            <text:p>7</text:p>
          </table:table-cell>
          <table:table-cell table:style-name="ce113" table:formula="of:=COM.MICROSOFT.CONCAT([.L28];[.M28])" office:value-type="string" office:string-value="77" calcext:value-type="string">
            <text:p>77</text:p>
          </table:table-cell>
          <table:table-cell table:style-name="ce113" table:formula="of:=[.J28]*[.F28]" office:value-type="float" office:value="70" calcext:value-type="float">
            <text:p>70</text:p>
          </table:table-cell>
          <table:table-cell table:style-name="ce113" table:formula="of:=[.K28]*[.F28]" office:value-type="float" office:value="70" calcext:value-type="float">
            <text:p>70</text:p>
          </table:table-cell>
          <table:table-cell table:style-name="ce113"/>
          <table:table-cell table:style-name="ce480" office:value-type="float" office:value="41" calcext:value-type="float">
            <text:p>41</text:p>
          </table:table-cell>
          <table:table-cell table:style-name="ce480" office:value-type="float" office:value="34" calcext:value-type="float">
            <text:p>3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26" table:formula="of:=[.AM28]" office:value-type="float" office:value="4" calcext:value-type="float">
            <text:p>4</text:p>
          </table:table-cell>
          <table:table-cell table:style-name="ce126" table:formula="of:=[.AU28]" office:value-type="float" office:value="2" calcext:value-type="float">
            <text:p>2</text:p>
          </table:table-cell>
          <table:table-cell table:style-name="ce126" table:formula="of:=[.AY28]" office:value-type="float" office:value="3" calcext:value-type="float">
            <text:p>3</text:p>
          </table:table-cell>
          <table:table-cell table:style-name="ce126" table:formula="of:=[.AD28]" office:value-type="float" office:value="2" calcext:value-type="float">
            <text:p>2</text:p>
          </table:table-cell>
          <table:table-cell table:style-name="ce126" table:formula="of:=[.AH28]" office:value-type="string" office:string-value="1" calcext:value-type="string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IL</text:p>
          </table:table-cell>
          <table:table-cell table:style-name="ce192" office:value-type="currency" office:currency="USD" office:value="16066" calcext:value-type="currency">
            <text:p>$16,066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Illinois</text:p>
          </table:table-cell>
          <table:table-cell table:style-name="ce205" office:value-type="float" office:value="46" calcext:value-type="float">
            <text:p>46</text:p>
          </table:table-cell>
          <table:table-cell table:style-name="ce206" office:value-type="percentage" office:value="0.00985584927983917" calcext:value-type="percentage">
            <text:p>1.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Illinois" calcext:value-type="string">
            <text:p>Illinois.................................................................................</text:p>
          </table:table-cell>
          <table:table-cell table:style-name="ce253" office:value-type="float" office:value="1898.5264" calcext:value-type="float">
            <text:p>1,899 <text:s text:c="3"/></text:p>
          </table:table-cell>
          <table:table-cell table:style-name="ce253" office:value-type="float" office:value="30" calcext:value-type="float">
            <text:p>30 <text:s text:c="3"/></text:p>
          </table:table-cell>
          <table:table-cell table:style-name="ce145" office:value-type="string" calcext:value-type="string">
            <text:p><text:a xlink:href="https://www.welfareinfo.org/poverty-rate/illinois/" xlink:type="simple">Illinois</text:a> </text:p>
          </table:table-cell>
          <table:table-cell table:style-name="ce218" office:value-type="percentage" office:value="0.135" calcext:value-type="percentage">
            <text:p>13.50%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table:formula="of:=[.AP28]+[.AS28]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<text:a xlink:href="https://en.wikipedia.org/wiki/2016_United_States_presidential_election_in_Illinois" xlink:type="simple">Ill.</text:a></text:p>
          </table:table-cell>
          <table:table-cell table:style-name="ce133" office:value-type="string" calcext:value-type="string">
            <text:p>−17.0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Illinois</text:p>
          </table:table-cell>
          <table:table-cell table:style-name="ce130" office:value-type="float" office:value="30.53" calcext:value-type="float">
            <text:p>30.53</text:p>
          </table:table-cell>
          <table:table-cell office:value-type="float" office:value="30" calcext:value-type="float">
            <text:p>30</text:p>
          </table:table-cell>
          <table:table-cell office:value-type="float" office:value="-336.626" calcext:value-type="float">
            <text:p>-336.626</text:p>
          </table:table-cell>
          <table:table-cell table:style-name="ce133" office:value-type="float" office:value="14" calcext:value-type="float">
            <text:p>14</text:p>
          </table:table-cell>
          <table:table-cell table:style-name="ce48" table:formula="of:=[.BB28]+[.BD28]" office:value-type="float" office:value="44" calcext:value-type="float">
            <text:p>44</text:p>
          </table:table-cell>
          <table:table-cell table:style-name="ce133" office:value-type="float" office:value="3" calcext:value-type="float">
            <text:p>3</text:p>
          </table:table-cell>
          <table:table-cell table:style-name="ce230" office:value-type="float" office:value="3" calcext:value-type="float">
            <text:p>3</text:p>
          </table:table-cell>
          <table:table-cell table:style-name="ce133"/>
          <table:table-cell table:style-name="ce48"/>
        </table:table-row>
        <table:table-row table:style-name="ro2">
          <table:table-cell table:style-name="ce103" office:value-type="string" calcext:value-type="string">
            <text:p>15</text:p>
          </table:table-cell>
          <table:table-cell table:style-name="ce103" office:value-type="string" calcext:value-type="string">
            <text:p>Minnesota</text:p>
          </table:table-cell>
          <table:table-cell table:style-name="ce103" office:value-type="string" calcext:value-type="string">
            <text:p>MN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29];[.$N$69:.$O$84];2;1)" office:value-type="float" office:value="9" calcext:value-type="float">
            <text:p>9</text:p>
          </table:table-cell>
          <table:table-cell table:style-name="ce114" table:formula="of:=VLOOKUP([.K29];[.$N$69:.$O$84];2;1)" office:value-type="float" office:value="7" calcext:value-type="float">
            <text:p>7</text:p>
          </table:table-cell>
          <table:table-cell table:style-name="ce113" table:formula="of:=COM.MICROSOFT.CONCAT([.L29];[.M29])" office:value-type="string" office:string-value="97" calcext:value-type="string">
            <text:p>97</text:p>
          </table:table-cell>
          <table:table-cell table:style-name="ce113" table:formula="of:=[.J29]*[.F29]" office:value-type="float" office:value="90" calcext:value-type="float">
            <text:p>90</text:p>
          </table:table-cell>
          <table:table-cell table:style-name="ce113" table:formula="of:=[.K29]*[.F29]" office:value-type="float" office:value="70" calcext:value-type="float">
            <text:p>70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26" table:formula="of:=[.AM29]" office:value-type="float" office:value="3" calcext:value-type="float">
            <text:p>3</text:p>
          </table:table-cell>
          <table:table-cell table:style-name="ce126" table:formula="of:=[.AU29]" office:value-type="float" office:value="5" calcext:value-type="float">
            <text:p>5</text:p>
          </table:table-cell>
          <table:table-cell table:style-name="ce126" table:formula="of:=[.AY29]" office:value-type="float" office:value="5" calcext:value-type="float">
            <text:p>5</text:p>
          </table:table-cell>
          <table:table-cell table:style-name="ce126" table:formula="of:=[.AD29]" office:value-type="float" office:value="5" calcext:value-type="float">
            <text:p>5</text:p>
          </table:table-cell>
          <table:table-cell table:style-name="ce126" table:formula="of:=[.AH29]" office:value-type="string" office:string-value="2" calcext:value-type="string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IN</text:p>
          </table:table-cell>
          <table:table-cell table:style-name="ce192" office:value-type="currency" office:currency="USD" office:value="10019" calcext:value-type="currency">
            <text:p>$10,019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Indiana</text:p>
          </table:table-cell>
          <table:table-cell table:style-name="ce205" office:value-type="float" office:value="36" calcext:value-type="float">
            <text:p>36</text:p>
          </table:table-cell>
          <table:table-cell table:style-name="ce206" office:value-type="percentage" office:value="0.0140005566098339" calcext:value-type="percentage">
            <text:p>1.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Indiana" calcext:value-type="string">
            <text:p>Indiana.................................................................................</text:p>
          </table:table-cell>
          <table:table-cell table:style-name="ce253" office:value-type="float" office:value="2233.0618" calcext:value-type="float">
            <text:p>2,233 <text:s text:c="3"/></text:p>
          </table:table-cell>
          <table:table-cell table:style-name="ce253" office:value-type="float" office:value="21" calcext:value-type="float">
            <text:p>21 <text:s text:c="3"/></text:p>
          </table:table-cell>
          <table:table-cell table:style-name="ce145" office:value-type="string" calcext:value-type="string">
            <text:p><text:a xlink:href="https://www.welfareinfo.org/poverty-rate/indiana/" xlink:type="simple">Indiana</text:a> </text:p>
          </table:table-cell>
          <table:table-cell table:style-name="ce218" office:value-type="percentage" office:value="0.146" calcext:value-type="percentage">
            <text:p>14.60%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table:formula="of:=[.AP29]+[.AS29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Indiana" xlink:type="simple">Ind.</text:a></text:p>
          </table:table-cell>
          <table:table-cell table:style-name="ce218" office:value-type="percentage" office:value="0.1917" calcext:value-type="percentage">
            <text:p>19.17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Indiana</text:p>
          </table:table-cell>
          <table:table-cell table:style-name="ce130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1.69" calcext:value-type="float">
            <text:p>471.69</text:p>
          </table:table-cell>
          <table:table-cell table:style-name="ce133" office:value-type="float" office:value="37" calcext:value-type="float">
            <text:p>37</text:p>
          </table:table-cell>
          <table:table-cell table:style-name="ce48" table:formula="of:=[.BB29]+[.BD29]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6</text:p>
          </table:table-cell>
          <table:table-cell table:style-name="ce103" office:value-type="string" calcext:value-type="string">
            <text:p>Iowa</text:p>
          </table:table-cell>
          <table:table-cell table:style-name="ce156" office:value-type="string" calcext:value-type="string">
            <text:p>IA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8" calcext:value-type="float">
            <text:p>8</text:p>
          </table:table-cell>
          <table:table-cell table:style-name="ce107" office:value-type="float" office:value="6" calcext:value-type="float">
            <text:p>6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4" table:formula="of:=VLOOKUP([.J30];[.$N$69:.$O$84];2;1)" office:value-type="float" office:value="7" calcext:value-type="float">
            <text:p>7</text:p>
          </table:table-cell>
          <table:table-cell table:style-name="ce114" table:formula="of:=VLOOKUP([.K30];[.$N$69:.$O$84];2;1)" office:value-type="float" office:value="9" calcext:value-type="float">
            <text:p>9</text:p>
          </table:table-cell>
          <table:table-cell table:style-name="ce113" table:formula="of:=COM.MICROSOFT.CONCAT([.L30];[.M30])" office:value-type="string" office:string-value="79" calcext:value-type="string">
            <text:p>79</text:p>
          </table:table-cell>
          <table:table-cell table:style-name="ce113" table:formula="of:=[.J30]*[.F30]" office:value-type="float" office:value="42" calcext:value-type="float">
            <text:p>42</text:p>
          </table:table-cell>
          <table:table-cell table:style-name="ce113" table:formula="of:=[.K30]*[.F30]" office:value-type="float" office:value="54" calcext:value-type="float">
            <text:p>54</text:p>
          </table:table-cell>
          <table:table-cell table:style-name="ce113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30]" office:value-type="float" office:value="3" calcext:value-type="float">
            <text:p>3</text:p>
          </table:table-cell>
          <table:table-cell table:style-name="ce126" table:formula="of:=[.AU30]" office:value-type="float" office:value="5" calcext:value-type="float">
            <text:p>5</text:p>
          </table:table-cell>
          <table:table-cell table:style-name="ce126" table:formula="of:=[.AY30]" office:value-type="float" office:value="3" calcext:value-type="float">
            <text:p>3</text:p>
          </table:table-cell>
          <table:table-cell table:style-name="ce126" table:formula="of:=[.AD30]" office:value-type="float" office:value="4" calcext:value-type="float">
            <text:p>4</text:p>
          </table:table-cell>
          <table:table-cell table:style-name="ce126" table:formula="of:=[.AH30]" office:value-type="string" office:string-value="2" calcext:value-type="string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IA</text:p>
          </table:table-cell>
          <table:table-cell table:style-name="ce192" office:value-type="currency" office:currency="USD" office:value="11656" calcext:value-type="currency">
            <text:p>$11,656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Iowa</text:p>
          </table:table-cell>
          <table:table-cell table:style-name="ce205" office:value-type="float" office:value="39" calcext:value-type="float">
            <text:p>39</text:p>
          </table:table-cell>
          <table:table-cell table:style-name="ce206" office:value-type="percentage" office:value="0.0126707385755196" calcext:value-type="percentage">
            <text:p>1.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Iowa" calcext:value-type="string">
            <text:p>Iowa.................................................................................</text:p>
          </table:table-cell>
          <table:table-cell table:style-name="ce253" office:value-type="float" office:value="2093.2825" calcext:value-type="float">
            <text:p>2,093 <text:s text:c="3"/></text:p>
          </table:table-cell>
          <table:table-cell table:style-name="ce253" office:value-type="float" office:value="26" calcext:value-type="float">
            <text:p>26 <text:s text:c="3"/></text:p>
          </table:table-cell>
          <table:table-cell table:style-name="ce145" office:value-type="string" calcext:value-type="string">
            <text:p><text:a xlink:href="https://www.welfareinfo.org/poverty-rate/iowa/" xlink:type="simple">Iowa</text:a> </text:p>
          </table:table-cell>
          <table:table-cell table:style-name="ce218" office:value-type="percentage" office:value="0.12" calcext:value-type="percentage">
            <text:p>12.00%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table:formula="of:=[.AP30]+[.AS30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Iowa" xlink:type="simple">Iowa</text:a></text:p>
          </table:table-cell>
          <table:table-cell table:style-name="ce218" office:value-type="percentage" office:value="0.0941" calcext:value-type="percentage">
            <text:p>9.41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Iowa</text:p>
          </table:table-cell>
          <table:table-cell table:style-name="ce130" office:value-type="float" office:value="18.11" calcext:value-type="float">
            <text:p>18.11</text:p>
          </table:table-cell>
          <table:table-cell office:value-type="float" office:value="46" calcext:value-type="float">
            <text:p>46</text:p>
          </table:table-cell>
          <table:table-cell office:value-type="float" office:value="-946.785" calcext:value-type="float">
            <text:p>-946.785</text:p>
          </table:table-cell>
          <table:table-cell table:style-name="ce133" office:value-type="float" office:value="1" calcext:value-type="float">
            <text:p>1</text:p>
          </table:table-cell>
          <table:table-cell table:style-name="ce48" table:formula="of:=[.BB30]+[.BD30]" office:value-type="float" office:value="47" calcext:value-type="float">
            <text:p>47</text:p>
          </table:table-cell>
          <table:table-cell table:style-name="ce133" office:value-type="float" office:value="3" calcext:value-type="float">
            <text:p>3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7</text:p>
          </table:table-cell>
          <table:table-cell table:style-name="ce103" office:value-type="string" calcext:value-type="string">
            <text:p>Missouri</text:p>
          </table:table-cell>
          <table:table-cell table:style-name="ce103" office:value-type="string" calcext:value-type="string">
            <text:p>MO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11" calcext:value-type="float">
            <text:p>11</text:p>
          </table:table-cell>
          <table:table-cell table:style-name="ce107" office:value-type="float" office:value="10" calcext:value-type="float">
            <text:p>10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4" table:formula="of:=VLOOKUP([.J31];[.$N$69:.$O$84];2;1)" office:value-type="float" office:value="7" calcext:value-type="float">
            <text:p>7</text:p>
          </table:table-cell>
          <table:table-cell table:style-name="ce114" table:formula="of:=VLOOKUP([.K31];[.$N$69:.$O$84];2;1)" office:value-type="string" office:string-value="A" calcext:value-type="string">
            <text:p>A</text:p>
          </table:table-cell>
          <table:table-cell table:style-name="ce113" table:formula="of:=COM.MICROSOFT.CONCAT([.L31];[.M31])" office:value-type="string" office:string-value="7A" calcext:value-type="string">
            <text:p>7A</text:p>
          </table:table-cell>
          <table:table-cell table:style-name="ce113" table:formula="of:=[.J31]*[.F31]" office:value-type="float" office:value="70" calcext:value-type="float">
            <text:p>70</text:p>
          </table:table-cell>
          <table:table-cell table:style-name="ce113" table:formula="of:=[.K31]*[.F31]" office:value-type="float" office:value="100" calcext:value-type="float">
            <text:p>100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63" calcext:value-type="float">
            <text:p>63</text:p>
          </table:table-cell>
          <table:table-cell/>
          <table:table-cell table:style-name="ce126" table:formula="of:=[.AM31]" office:value-type="float" office:value="4" calcext:value-type="float">
            <text:p>4</text:p>
          </table:table-cell>
          <table:table-cell table:style-name="ce126" table:formula="of:=[.AU31]" office:value-type="float" office:value="6" calcext:value-type="float">
            <text:p>6</text:p>
          </table:table-cell>
          <table:table-cell table:style-name="ce126" table:formula="of:=[.AY31]" office:value-type="float" office:value="5" calcext:value-type="float">
            <text:p>5</text:p>
          </table:table-cell>
          <table:table-cell table:style-name="ce126" table:formula="of:=[.AD31]" office:value-type="float" office:value="4" calcext:value-type="float">
            <text:p>4</text:p>
          </table:table-cell>
          <table:table-cell table:style-name="ce126" table:formula="of:=[.AH31]" office:value-type="string" office:string-value="3" calcext:value-type="string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KS</text:p>
          </table:table-cell>
          <table:table-cell table:style-name="ce192" office:value-type="currency" office:currency="USD" office:value="11080" calcext:value-type="currency">
            <text:p>$11,08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Kansas</text:p>
          </table:table-cell>
          <table:table-cell table:style-name="ce205" office:value-type="float" office:value="30" calcext:value-type="float">
            <text:p>30</text:p>
          </table:table-cell>
          <table:table-cell table:style-name="ce206" office:value-type="percentage" office:value="0.0189509074971585" calcext:value-type="percentage">
            <text:p>1.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Kansas" calcext:value-type="string">
            <text:p>Kansas.................................................................................</text:p>
          </table:table-cell>
          <table:table-cell table:style-name="ce253" office:value-type="float" office:value="1636.765" calcext:value-type="float">
            <text:p>1,637 <text:s text:c="3"/></text:p>
          </table:table-cell>
          <table:table-cell table:style-name="ce253" office:value-type="float" office:value="37" calcext:value-type="float">
            <text:p>37 <text:s text:c="3"/></text:p>
          </table:table-cell>
          <table:table-cell table:style-name="ce145" office:value-type="string" calcext:value-type="string">
            <text:p><text:a xlink:href="https://www.welfareinfo.org/poverty-rate/kansas/" xlink:type="simple">Kansas</text:a> </text:p>
          </table:table-cell>
          <table:table-cell table:style-name="ce218" office:value-type="percentage" office:value="0.128" calcext:value-type="percentage">
            <text:p>12.80%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table:formula="of:=[.AP31]+[.AS31]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Kansas" xlink:type="simple">Kan.</text:a></text:p>
          </table:table-cell>
          <table:table-cell table:style-name="ce218" office:value-type="percentage" office:value="0.206" calcext:value-type="percentage">
            <text:p>20.60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Kansas</text:p>
          </table:table-cell>
          <table:table-cell table:style-name="ce130" office:value-type="float" office:value="24.27" calcext:value-type="float">
            <text:p>24.27</text:p>
          </table:table-cell>
          <table:table-cell office:value-type="float" office:value="37" calcext:value-type="float">
            <text:p>37</text:p>
          </table:table-cell>
          <table:table-cell office:value-type="float" office:value="32.7049999999999" calcext:value-type="float">
            <text:p>32.7049999999999</text:p>
          </table:table-cell>
          <table:table-cell table:style-name="ce133" office:value-type="float" office:value="35" calcext:value-type="float">
            <text:p>35</text:p>
          </table:table-cell>
          <table:table-cell table:style-name="ce48" table:formula="of:=[.BB31]+[.BD31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230" office:value-type="float" office:value="3" calcext:value-type="float">
            <text:p>3</text:p>
          </table:table-cell>
          <table:table-cell table:style-name="ce133"/>
          <table:table-cell table:style-name="ce48"/>
        </table:table-row>
        <table:table-row table:style-name="ro2">
          <table:table-cell table:style-name="ce103" office:value-type="string" calcext:value-type="string">
            <text:p>18</text:p>
          </table:table-cell>
          <table:table-cell table:style-name="ce103" office:value-type="string" calcext:value-type="string">
            <text:p>North Dakota</text:p>
          </table:table-cell>
          <table:table-cell table:style-name="ce156" office:value-type="string" calcext:value-type="string">
            <text:p>ND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14" table:formula="of:=VLOOKUP([.J32];[.$N$69:.$O$84];2;1)" office:value-type="float" office:value="7" calcext:value-type="float">
            <text:p>7</text:p>
          </table:table-cell>
          <table:table-cell table:style-name="ce114" table:formula="of:=VLOOKUP([.K32];[.$N$69:.$O$84];2;1)" office:value-type="string" office:string-value="E" calcext:value-type="string">
            <text:p>E</text:p>
          </table:table-cell>
          <table:table-cell table:style-name="ce113" table:formula="of:=COM.MICROSOFT.CONCAT([.L32];[.M32])" office:value-type="string" office:string-value="7E" calcext:value-type="string">
            <text:p>7E</text:p>
          </table:table-cell>
          <table:table-cell table:style-name="ce113" table:formula="of:=[.J32]*[.F32]" office:value-type="float" office:value="21" calcext:value-type="float">
            <text:p>21</text:p>
          </table:table-cell>
          <table:table-cell table:style-name="ce113" table:formula="of:=[.K32]*[.F32]" office:value-type="float" office:value="42" calcext:value-type="float">
            <text:p>42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33" calcext:value-type="float">
            <text:p>33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3" calcext:value-type="float">
            <text:p>33</text:p>
          </table:table-cell>
          <table:table-cell/>
          <table:table-cell table:style-name="ce126" table:formula="of:=[.AM32]" office:value-type="float" office:value="4" calcext:value-type="float">
            <text:p>4</text:p>
          </table:table-cell>
          <table:table-cell table:style-name="ce126" table:formula="of:=[.AU32]" office:value-type="float" office:value="6" calcext:value-type="float">
            <text:p>6</text:p>
          </table:table-cell>
          <table:table-cell table:style-name="ce126" table:formula="of:=[.AY32]" office:value-type="float" office:value="5" calcext:value-type="float">
            <text:p>5</text:p>
          </table:table-cell>
          <table:table-cell table:style-name="ce126" table:formula="of:=[.AD32]" office:value-type="float" office:value="4" calcext:value-type="float">
            <text:p>4</text:p>
          </table:table-cell>
          <table:table-cell table:style-name="ce126" table:formula="of:=[.AH32]" office:value-type="string" office:string-value="5" calcext:value-type="string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KY</text:p>
          </table:table-cell>
          <table:table-cell table:style-name="ce192" office:value-type="currency" office:currency="USD" office:value="11133" calcext:value-type="currency">
            <text:p>$11,133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Kentucky</text:p>
          </table:table-cell>
          <table:table-cell table:style-name="ce205" office:value-type="float" office:value="8" calcext:value-type="float">
            <text:p>8</text:p>
          </table:table-cell>
          <table:table-cell table:style-name="ce206" office:value-type="percentage" office:value="0.0574781286028678" calcext:value-type="percentage">
            <text:p>5.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Kentucky" calcext:value-type="string">
            <text:p>Kentucky.................................................................................</text:p>
          </table:table-cell>
          <table:table-cell table:style-name="ce253" office:value-type="float" office:value="2642.9582" calcext:value-type="float">
            <text:p>2,643 <text:s text:c="3"/></text:p>
          </table:table-cell>
          <table:table-cell table:style-name="ce253" office:value-type="float" office:value="15" calcext:value-type="float">
            <text:p>15 <text:s text:c="3"/></text:p>
          </table:table-cell>
          <table:table-cell table:style-name="ce145" office:value-type="string" calcext:value-type="string">
            <text:p><text:a xlink:href="https://www.welfareinfo.org/poverty-rate/kentucky/" xlink:type="simple">Kentucky</text:a> </text:p>
          </table:table-cell>
          <table:table-cell table:style-name="ce218" office:value-type="percentage" office:value="0.183" calcext:value-type="percentage">
            <text:p>18.30%</text:p>
          </table:table-cell>
          <table:table-cell table:style-name="ce219" office:value-type="float" office:value="48" calcext:value-type="float">
            <text:p>48</text:p>
          </table:table-cell>
          <table:table-cell table:style-name="ce219" table:formula="of:=[.AP32]+[.AS32]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Kentucky" xlink:type="simple">Ky.</text:a></text:p>
          </table:table-cell>
          <table:table-cell table:style-name="ce218" office:value-type="percentage" office:value="0.2984" calcext:value-type="percentage">
            <text:p>29.84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Kentucky</text:p>
          </table:table-cell>
          <table:table-cell table:style-name="ce130" office:value-type="float" office:value="23.96" calcext:value-type="float">
            <text:p>23.96</text:p>
          </table:table-cell>
          <table:table-cell office:value-type="float" office:value="38" calcext:value-type="float">
            <text:p>38</text:p>
          </table:table-cell>
          <table:table-cell office:value-type="float" office:value="867.412" calcext:value-type="float">
            <text:p>867.412</text:p>
          </table:table-cell>
          <table:table-cell table:style-name="ce133" office:value-type="float" office:value="40" calcext:value-type="float">
            <text:p>40</text:p>
          </table:table-cell>
          <table:table-cell table:style-name="ce48" table:formula="of:=[.BB32]+[.BD32]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19</text:p>
          </table:table-cell>
          <table:table-cell table:style-name="ce103" office:value-type="string" calcext:value-type="string">
            <text:p>South Dakota</text:p>
          </table:table-cell>
          <table:table-cell table:style-name="ce156" office:value-type="string" calcext:value-type="string">
            <text:p>SD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2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4" table:formula="of:=VLOOKUP([.J33];[.$N$69:.$O$84];2;1)" office:value-type="float" office:value="7" calcext:value-type="float">
            <text:p>7</text:p>
          </table:table-cell>
          <table:table-cell table:style-name="ce114" table:formula="of:=VLOOKUP([.K33];[.$N$69:.$O$84];2;1)" office:value-type="string" office:string-value="D" calcext:value-type="string">
            <text:p>D</text:p>
          </table:table-cell>
          <table:table-cell table:style-name="ce113" table:formula="of:=COM.MICROSOFT.CONCAT([.L33];[.M33])" office:value-type="string" office:string-value="7D" calcext:value-type="string">
            <text:p>7D</text:p>
          </table:table-cell>
          <table:table-cell table:style-name="ce113" table:formula="of:=[.J33]*[.F33]" office:value-type="float" office:value="21" calcext:value-type="float">
            <text:p>21</text:p>
          </table:table-cell>
          <table:table-cell table:style-name="ce113" table:formula="of:=[.K33]*[.F33]" office:value-type="float" office:value="39" calcext:value-type="float">
            <text:p>39</text:p>
          </table:table-cell>
          <table:table-cell table:style-name="ce113"/>
          <table:table-cell table:style-name="ce480" office:value-type="float" office:value="34" calcext:value-type="float">
            <text:p>34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33]" office:value-type="float" office:value="4" calcext:value-type="float">
            <text:p>4</text:p>
          </table:table-cell>
          <table:table-cell table:style-name="ce126" table:formula="of:=[.AU33]" office:value-type="float" office:value="5" calcext:value-type="float">
            <text:p>5</text:p>
          </table:table-cell>
          <table:table-cell table:style-name="ce126" table:formula="of:=[.AY33]" office:value-type="float" office:value="5" calcext:value-type="float">
            <text:p>5</text:p>
          </table:table-cell>
          <table:table-cell table:style-name="ce126" table:formula="of:=[.AD33]" office:value-type="float" office:value="4" calcext:value-type="float">
            <text:p>4</text:p>
          </table:table-cell>
          <table:table-cell table:style-name="ce126" table:formula="of:=[.AH33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LA</text:p>
          </table:table-cell>
          <table:table-cell table:style-name="ce192" office:value-type="currency" office:currency="USD" office:value="11691" calcext:value-type="currency">
            <text:p>$11,691.00</text:p>
          </table:table-cell>
          <table:table-cell table:style-name="ce192"/>
          <table:table-cell table:style-name="ce242" office:value-type="float" office:value="2" calcext:value-type="float">
            <text:p>2</text:p>
          </table:table-cell>
          <table:table-cell table:style-name="ce204" office:value-type="string" calcext:value-type="string">
            <text:p>Louisiana</text:p>
          </table:table-cell>
          <table:table-cell table:style-name="ce205" office:value-type="float" office:value="42" calcext:value-type="float">
            <text:p>42</text:p>
          </table:table-cell>
          <table:table-cell table:style-name="ce206" office:value-type="percentage" office:value="0.0121635667980037" calcext:value-type="percentage">
            <text:p>1.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Louisiana" calcext:value-type="string">
            <text:p>Louisiana.................................................................................</text:p>
          </table:table-cell>
          <table:table-cell table:style-name="ce253" office:value-type="float" office:value="2715.0116" calcext:value-type="float">
            <text:p>2,715 <text:s text:c="3"/></text:p>
          </table:table-cell>
          <table:table-cell table:style-name="ce253" office:value-type="float" office:value="12" calcext:value-type="float">
            <text:p>12 <text:s text:c="3"/></text:p>
          </table:table-cell>
          <table:table-cell table:style-name="ce145" office:value-type="string" calcext:value-type="string">
            <text:p><text:a xlink:href="https://www.welfareinfo.org/poverty-rate/louisiana/" xlink:type="simple">Louisiana</text:a> </text:p>
          </table:table-cell>
          <table:table-cell table:style-name="ce218" office:value-type="percentage" office:value="0.196" calcext:value-type="percentage">
            <text:p>19.60%</text:p>
          </table:table-cell>
          <table:table-cell table:style-name="ce219" office:value-type="float" office:value="49" calcext:value-type="float">
            <text:p>49</text:p>
          </table:table-cell>
          <table:table-cell table:style-name="ce219" table:formula="of:=[.AP33]+[.AS33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Louisiana" xlink:type="simple">La.</text:a></text:p>
          </table:table-cell>
          <table:table-cell table:style-name="ce218" office:value-type="percentage" office:value="0.1964" calcext:value-type="percentage">
            <text:p>19.64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Louisiana</text:p>
          </table:table-cell>
          <table:table-cell table:style-name="ce130" office:value-type="float" office:value="27.15" calcext:value-type="float">
            <text:p>27.15</text:p>
          </table:table-cell>
          <table:table-cell office:value-type="float" office:value="36" calcext:value-type="float">
            <text:p>36</text:p>
          </table:table-cell>
          <table:table-cell office:value-type="float" office:value="3378.367" calcext:value-type="float">
            <text:p>3378.367</text:p>
          </table:table-cell>
          <table:table-cell table:style-name="ce133" office:value-type="float" office:value="43" calcext:value-type="float">
            <text:p>43</text:p>
          </table:table-cell>
          <table:table-cell table:style-name="ce48" table:formula="of:=[.BB33]+[.BD33]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20</text:p>
          </table:table-cell>
          <table:table-cell table:style-name="ce103" office:value-type="string" calcext:value-type="string">
            <text:p>Nebraska</text:p>
          </table:table-cell>
          <table:table-cell table:style-name="ce156" office:value-type="string" calcext:value-type="string">
            <text:p>NE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14" table:formula="of:=VLOOKUP([.J34];[.$N$69:.$O$84];2;1)" office:value-type="float" office:value="7" calcext:value-type="float">
            <text:p>7</text:p>
          </table:table-cell>
          <table:table-cell table:style-name="ce114" table:formula="of:=VLOOKUP([.K34];[.$N$69:.$O$84];2;1)" office:value-type="string" office:string-value="B" calcext:value-type="string">
            <text:p>B</text:p>
          </table:table-cell>
          <table:table-cell table:style-name="ce113" table:formula="of:=COM.MICROSOFT.CONCAT([.L34];[.M34])" office:value-type="string" office:string-value="7B" calcext:value-type="string">
            <text:p>7B</text:p>
          </table:table-cell>
          <table:table-cell table:style-name="ce113" table:formula="of:=[.J34]*[.F34]" office:value-type="float" office:value="35" calcext:value-type="float">
            <text:p>35</text:p>
          </table:table-cell>
          <table:table-cell table:style-name="ce113" table:formula="of:=[.K34]*[.F34]" office:value-type="float" office:value="55" calcext:value-type="float">
            <text:p>55</text:p>
          </table:table-cell>
          <table:table-cell table:style-name="ce113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53" calcext:value-type="float">
            <text:p>53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26" table:formula="of:=[.AM34]" office:value-type="float" office:value="2" calcext:value-type="float">
            <text:p>2</text:p>
          </table:table-cell>
          <table:table-cell table:style-name="ce126" table:formula="of:=[.AU34]" office:value-type="float" office:value="3" calcext:value-type="float">
            <text:p>3</text:p>
          </table:table-cell>
          <table:table-cell table:style-name="ce126" table:formula="of:=[.AY34]" office:value-type="float" office:value="3" calcext:value-type="float">
            <text:p>3</text:p>
          </table:table-cell>
          <table:table-cell table:style-name="ce126" table:formula="of:=[.AD34]" office:value-type="float" office:value="2" calcext:value-type="float">
            <text:p>2</text:p>
          </table:table-cell>
          <table:table-cell table:style-name="ce126" table:formula="of:=[.AH34]" office:value-type="string" office:string-value="5" calcext:value-type="string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ME</text:p>
          </table:table-cell>
          <table:table-cell table:style-name="ce192" office:value-type="currency" office:currency="USD" office:value="15070" calcext:value-type="currency">
            <text:p>$15,070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Maine</text:p>
          </table:table-cell>
          <table:table-cell table:style-name="ce205" office:value-type="float" office:value="7" calcext:value-type="float">
            <text:p>7</text:p>
          </table:table-cell>
          <table:table-cell table:style-name="ce206" office:value-type="percentage" office:value="0.0577029115633833" calcext:value-type="percentage">
            <text:p>5.8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Maine" calcext:value-type="string">
            <text:p>Maine.................................................................................</text:p>
          </table:table-cell>
          <table:table-cell table:style-name="ce253" office:value-type="float" office:value="2623.4386" calcext:value-type="float">
            <text:p>2,623 <text:s text:c="3"/></text:p>
          </table:table-cell>
          <table:table-cell table:style-name="ce253" office:value-type="float" office:value="16" calcext:value-type="float">
            <text:p>16 <text:s text:c="3"/></text:p>
          </table:table-cell>
          <table:table-cell table:style-name="ce145" office:value-type="string" calcext:value-type="string">
            <text:p><text:a xlink:href="https://www.welfareinfo.org/poverty-rate/maine/" xlink:type="simple">Maine</text:a> </text:p>
          </table:table-cell>
          <table:table-cell table:style-name="ce218" office:value-type="percentage" office:value="0.129" calcext:value-type="percentage">
            <text:p>12.90%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table:formula="of:=[.AP34]+[.AS34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<text:a xlink:href="https://en.wikipedia.org/wiki/2016_United_States_presidential_election_in_Maine" xlink:type="simple">Maine</text:a> †</text:p>
          </table:table-cell>
          <table:table-cell table:style-name="ce220" office:value-type="string" calcext:value-type="string">
            <text:p>−02.9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Maine</text:p>
          </table:table-cell>
          <table:table-cell table:style-name="ce130" office:value-type="float" office:value="56.94" calcext:value-type="float">
            <text:p>56.94</text:p>
          </table:table-cell>
          <table:table-cell office:value-type="float" office:value="17" calcext:value-type="float">
            <text:p>17</text:p>
          </table:table-cell>
          <table:table-cell office:value-type="float" office:value="-148.362" calcext:value-type="float">
            <text:p>-148.362</text:p>
          </table:table-cell>
          <table:table-cell table:style-name="ce133" office:value-type="float" office:value="25" calcext:value-type="float">
            <text:p>25</text:p>
          </table:table-cell>
          <table:table-cell table:style-name="ce48" table:formula="of:=[.BB34]+[.BD34]" office:value-type="float" office:value="42" calcext:value-type="float">
            <text:p>42</text:p>
          </table:table-cell>
          <table:table-cell table:style-name="ce133" office:value-type="float" office:value="3" calcext:value-type="float">
            <text:p>3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21</text:p>
          </table:table-cell>
          <table:table-cell table:style-name="ce103" office:value-type="string" calcext:value-type="string">
            <text:p>Kansas</text:p>
          </table:table-cell>
          <table:table-cell table:style-name="ce156" office:value-type="string" calcext:value-type="string">
            <text:p>KS</text:p>
          </table:table-cell>
          <table:table-cell table:style-name="ce103" office:value-type="string" calcext:value-type="string">
            <text:p>4</text:p>
          </table:table-cell>
          <table:table-cell table:style-name="ce425" office:value-type="float" office:value="7" calcext:value-type="float">
            <text:p>7</text:p>
          </table:table-cell>
          <table:table-cell table:style-name="ce107" office:value-type="float" office:value="6" calcext:value-type="float">
            <text:p>6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4" table:formula="of:=VLOOKUP([.J35];[.$N$69:.$O$84];2;1)" office:value-type="float" office:value="7" calcext:value-type="float">
            <text:p>7</text:p>
          </table:table-cell>
          <table:table-cell table:style-name="ce114" table:formula="of:=VLOOKUP([.K35];[.$N$69:.$O$84];2;1)" office:value-type="string" office:string-value="A" calcext:value-type="string">
            <text:p>A</text:p>
          </table:table-cell>
          <table:table-cell table:style-name="ce113" table:formula="of:=COM.MICROSOFT.CONCAT([.L35];[.M35])" office:value-type="string" office:string-value="7A" calcext:value-type="string">
            <text:p>7A</text:p>
          </table:table-cell>
          <table:table-cell table:style-name="ce113" table:formula="of:=[.J35]*[.F35]" office:value-type="float" office:value="42" calcext:value-type="float">
            <text:p>42</text:p>
          </table:table-cell>
          <table:table-cell table:style-name="ce113" table:formula="of:=[.K35]*[.F35]" office:value-type="float" office:value="60" calcext:value-type="float">
            <text:p>60</text:p>
          </table:table-cell>
          <table:table-cell table:style-name="ce113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54" calcext:value-type="float">
            <text:p>54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1" calcext:value-type="float">
            <text:p>51</text:p>
          </table:table-cell>
          <table:table-cell/>
          <table:table-cell table:style-name="ce126" table:formula="of:=[.AM35]" office:value-type="float" office:value="1" calcext:value-type="float">
            <text:p>1</text:p>
          </table:table-cell>
          <table:table-cell table:style-name="ce126" table:formula="of:=[.AU35]" office:value-type="float" office:value="1" calcext:value-type="float">
            <text:p>1</text:p>
          </table:table-cell>
          <table:table-cell table:style-name="ce126" table:formula="of:=[.AY35]" office:value-type="float" office:value="2" calcext:value-type="float">
            <text:p>2</text:p>
          </table:table-cell>
          <table:table-cell table:style-name="ce126" table:formula="of:=[.AD35]" office:value-type="float" office:value="2" calcext:value-type="float">
            <text:p>2</text:p>
          </table:table-cell>
          <table:table-cell table:style-name="ce126" table:formula="of:=[.AH35]" office:value-type="string" office:string-value="4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MD</text:p>
          </table:table-cell>
          <table:table-cell table:style-name="ce192" office:value-type="currency" office:currency="USD" office:value="15102" calcext:value-type="currency">
            <text:p>$15,102.00</text:p>
          </table:table-cell>
          <table:table-cell table:style-name="ce192"/>
          <table:table-cell table:style-name="ce242" office:value-type="string" calcext:value-type="string">
            <text:p>4</text:p>
          </table:table-cell>
          <table:table-cell table:style-name="ce204" office:value-type="string" calcext:value-type="string">
            <text:p>Maryland</text:p>
          </table:table-cell>
          <table:table-cell table:style-name="ce205" office:value-type="float" office:value="6" calcext:value-type="float">
            <text:p>6</text:p>
          </table:table-cell>
          <table:table-cell table:style-name="ce206" office:value-type="percentage" office:value="0.0601881100990305" calcext:value-type="percentage">
            <text:p>6.0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Maryland" calcext:value-type="string">
            <text:p>Maryland.................................................................................</text:p>
          </table:table-cell>
          <table:table-cell table:style-name="ce253" office:value-type="float" office:value="2302.8224" calcext:value-type="float">
            <text:p>2,303 <text:s text:c="3"/></text:p>
          </table:table-cell>
          <table:table-cell table:style-name="ce253" office:value-type="float" office:value="20" calcext:value-type="float">
            <text:p>20 <text:s text:c="3"/></text:p>
          </table:table-cell>
          <table:table-cell table:style-name="ce145" office:value-type="string" calcext:value-type="string">
            <text:p><text:a xlink:href="https://www.welfareinfo.org/poverty-rate/maryland/" xlink:type="simple">Maryland</text:a> </text:p>
          </table:table-cell>
          <table:table-cell table:style-name="ce218" office:value-type="percentage" office:value="0.097" calcext:value-type="percentage">
            <text:p>9.70%</text:p>
          </table:table-cell>
          <table:table-cell table:style-name="ce219" office:value-type="float" office:value="2" calcext:value-type="float">
            <text:p>2</text:p>
          </table:table-cell>
          <table:table-cell table:style-name="ce219" table:formula="of:=[.AP35]+[.AS3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Maryland</text:p>
          </table:table-cell>
          <table:table-cell table:style-name="ce133" office:value-type="string" calcext:value-type="string">
            <text:p>−26.4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aryland</text:p>
          </table:table-cell>
          <table:table-cell table:style-name="ce130" office:value-type="float" office:value="74.35" calcext:value-type="float">
            <text:p>74.35</text:p>
          </table:table-cell>
          <table:table-cell office:value-type="float" office:value="10" calcext:value-type="float">
            <text:p>10</text:p>
          </table:table-cell>
          <table:table-cell office:value-type="float" office:value="-177.649" calcext:value-type="float">
            <text:p>-177.649</text:p>
          </table:table-cell>
          <table:table-cell table:style-name="ce133" office:value-type="float" office:value="21" calcext:value-type="float">
            <text:p>21</text:p>
          </table:table-cell>
          <table:table-cell table:style-name="ce48" table:formula="of:=[.BB35]+[.BD35]" office:value-type="float" office:value="31" calcext:value-type="float">
            <text:p>31</text:p>
          </table:table-cell>
          <table:table-cell table:style-name="ce133" office:value-type="float" office:value="2" calcext:value-type="float">
            <text:p>2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22</text:p>
          </table:table-cell>
          <table:table-cell table:style-name="ce103" office:value-type="string" calcext:value-type="string">
            <text:p>Delaware</text:p>
          </table:table-cell>
          <table:table-cell table:style-name="ce157" office:value-type="string" calcext:value-type="string">
            <text:p>DE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36];[.$N$69:.$O$84];2;1)" office:value-type="string" office:string-value="B" calcext:value-type="string">
            <text:p>B</text:p>
          </table:table-cell>
          <table:table-cell table:style-name="ce114" table:formula="of:=VLOOKUP([.K36];[.$N$69:.$O$84];2;1)" office:value-type="float" office:value="7" calcext:value-type="float">
            <text:p>7</text:p>
          </table:table-cell>
          <table:table-cell table:style-name="ce113" table:formula="of:=COM.MICROSOFT.CONCAT([.L36];[.M36])" office:value-type="string" office:string-value="B7" calcext:value-type="string">
            <text:p>B7</text:p>
          </table:table-cell>
          <table:table-cell table:style-name="ce113" table:formula="of:=[.J36]*[.F36]" office:value-type="float" office:value="33" calcext:value-type="float">
            <text:p>33</text:p>
          </table:table-cell>
          <table:table-cell table:style-name="ce113" table:formula="of:=[.K36]*[.F36]" office:value-type="float" office:value="21" calcext:value-type="float">
            <text:p>21</text:p>
          </table:table-cell>
          <table:table-cell table:style-name="ce113"/>
          <table:table-cell table:number-columns-repeated="2" table:style-name="ce480" office:value-type="float" office:value="63" calcext:value-type="float">
            <text:p>6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32" calcext:value-type="float">
            <text:p>32</text:p>
          </table:table-cell>
          <table:table-cell/>
          <table:table-cell table:style-name="ce126" table:formula="of:=[.AM36]" office:value-type="float" office:value="1" calcext:value-type="float">
            <text:p>1</text:p>
          </table:table-cell>
          <table:table-cell table:style-name="ce126" table:formula="of:=[.AU36]" office:value-type="float" office:value="1" calcext:value-type="float">
            <text:p>1</text:p>
          </table:table-cell>
          <table:table-cell table:style-name="ce126" table:formula="of:=[.AY36]" office:value-type="float" office:value="4" calcext:value-type="float">
            <text:p>4</text:p>
          </table:table-cell>
          <table:table-cell table:style-name="ce126" table:formula="of:=[.AD36]" office:value-type="float" office:value="1" calcext:value-type="float">
            <text:p>1</text:p>
          </table:table-cell>
          <table:table-cell table:style-name="ce126" table:formula="of:=[.AH36]" office:value-type="string" office:string-value="4" calcext:value-type="string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MA</text:p>
          </table:table-cell>
          <table:table-cell table:style-name="ce192" office:value-type="currency" office:currency="USD" office:value="18375" calcext:value-type="currency">
            <text:p>$18,375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Massachusetts</text:p>
          </table:table-cell>
          <table:table-cell table:style-name="ce205" office:value-type="float" office:value="21" calcext:value-type="float">
            <text:p>21</text:p>
          </table:table-cell>
          <table:table-cell table:style-name="ce206" office:value-type="percentage" office:value="0.0262573996207623" calcext:value-type="percentage">
            <text:p>2.6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Massachusetts" calcext:value-type="string">
            <text:p>Massachusetts.................................................................................</text:p>
          </table:table-cell>
          <table:table-cell table:style-name="ce253" office:value-type="float" office:value="3573.5408" calcext:value-type="float">
            <text:p>3,574 <text:s text:c="3"/></text:p>
          </table:table-cell>
          <table:table-cell table:style-name="ce253" office:value-type="float" office:value="4" calcext:value-type="float">
            <text:p>4 <text:s text:c="3"/></text:p>
          </table:table-cell>
          <table:table-cell table:style-name="ce145" office:value-type="string" calcext:value-type="string">
            <text:p><text:a xlink:href="https://www.welfareinfo.org/poverty-rate/massachusetts/" xlink:type="simple">Massachusetts</text:a> </text:p>
          </table:table-cell>
          <table:table-cell table:style-name="ce218" office:value-type="percentage" office:value="0.111" calcext:value-type="percentage">
            <text:p>11.10%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table:formula="of:=[.AP36]+[.AS3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<text:a xlink:href="https://en.wikipedia.org/wiki/2016_United_States_presidential_election_in_Massachusetts" xlink:type="simple">Mass.</text:a></text:p>
          </table:table-cell>
          <table:table-cell table:style-name="ce133" office:value-type="string" calcext:value-type="string">
            <text:p>−27.20%</text:p>
          </table:table-cell>
          <table:table-cell/>
          <table:table-cell table:style-name="ce132" office:value-type="float" office:value="4" calcext:value-type="float">
            <text:p>4</text:p>
          </table:table-cell>
          <table:table-cell table:style-name="ce221" office:value-type="string" calcext:value-type="string">
            <text:p>Massachusetts</text:p>
          </table:table-cell>
          <table:table-cell table:style-name="ce130" office:value-type="float" office:value="19.1" calcext:value-type="float">
            <text:p>19.1</text:p>
          </table:table-cell>
          <table:table-cell office:value-type="float" office:value="45" calcext:value-type="float">
            <text:p>45</text:p>
          </table:table-cell>
          <table:table-cell office:value-type="float" office:value="-96.903" calcext:value-type="float">
            <text:p>-96.903</text:p>
          </table:table-cell>
          <table:table-cell table:style-name="ce133" office:value-type="float" office:value="27" calcext:value-type="float">
            <text:p>27</text:p>
          </table:table-cell>
          <table:table-cell table:style-name="ce48" table:formula="of:=[.BB36]+[.BD36]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33" table:number-columns-repeated="2"/>
          <table:table-cell table:style-name="ce48"/>
        </table:table-row>
        <table:table-row table:style-name="ro2">
          <table:table-cell table:style-name="ce103" office:value-type="string" calcext:value-type="string">
            <text:p>23</text:p>
          </table:table-cell>
          <table:table-cell table:style-name="ce103" office:value-type="string" calcext:value-type="string">
            <text:p>Maryland</text:p>
          </table:table-cell>
          <table:table-cell table:style-name="ce103" office:value-type="string" calcext:value-type="string">
            <text:p>MD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37];[.$N$69:.$O$84];2;1)" office:value-type="string" office:string-value="D" calcext:value-type="string">
            <text:p>D</text:p>
          </table:table-cell>
          <table:table-cell table:style-name="ce114" table:formula="of:=VLOOKUP([.K37];[.$N$69:.$O$84];2;1)" office:value-type="float" office:value="7" calcext:value-type="float">
            <text:p>7</text:p>
          </table:table-cell>
          <table:table-cell table:style-name="ce113" table:formula="of:=COM.MICROSOFT.CONCAT([.L37];[.M37])" office:value-type="string" office:string-value="D7" calcext:value-type="string">
            <text:p>D7</text:p>
          </table:table-cell>
          <table:table-cell table:style-name="ce113" table:formula="of:=[.J37]*[.F37]" office:value-type="float" office:value="130" calcext:value-type="float">
            <text:p>130</text:p>
          </table:table-cell>
          <table:table-cell table:style-name="ce113" table:formula="of:=[.K37]*[.F37]" office:value-type="float" office:value="70" calcext:value-type="float">
            <text:p>70</text:p>
          </table:table-cell>
          <table:table-cell table:style-name="ce113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26" table:formula="of:=[.AM37]" office:value-type="float" office:value="5" calcext:value-type="float">
            <text:p>5</text:p>
          </table:table-cell>
          <table:table-cell table:style-name="ce126" table:formula="of:=[.AU37]" office:value-type="float" office:value="4" calcext:value-type="float">
            <text:p>4</text:p>
          </table:table-cell>
          <table:table-cell table:style-name="ce126" table:formula="of:=[.AY37]" office:value-type="float" office:value="2" calcext:value-type="float">
            <text:p>2</text:p>
          </table:table-cell>
          <table:table-cell table:style-name="ce126" table:formula="of:=[.AD37]" office:value-type="float" office:value="3" calcext:value-type="float">
            <text:p>3</text:p>
          </table:table-cell>
          <table:table-cell table:style-name="ce126" table:formula="of:=[.AH37]" office:value-type="string" office:string-value="1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MI</text:p>
          </table:table-cell>
          <table:table-cell table:style-name="ce192" office:value-type="currency" office:currency="USD" office:value="11783" calcext:value-type="currency">
            <text:p>$11,783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Michigan</text:p>
          </table:table-cell>
          <table:table-cell table:style-name="ce205" office:value-type="float" office:value="44" calcext:value-type="float">
            <text:p>44</text:p>
          </table:table-cell>
          <table:table-cell table:style-name="ce206" office:value-type="percentage" office:value="0.0119969048728861" calcext:value-type="percentage">
            <text:p>1.2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Michigan" calcext:value-type="string">
            <text:p>Michigan.................................................................................</text:p>
          </table:table-cell>
          <table:table-cell table:style-name="ce253" office:value-type="float" office:value="1903.2423" calcext:value-type="float">
            <text:p>1,903 <text:s text:c="3"/></text:p>
          </table:table-cell>
          <table:table-cell table:style-name="ce253" office:value-type="float" office:value="29" calcext:value-type="float">
            <text:p>29 <text:s text:c="3"/></text:p>
          </table:table-cell>
          <table:table-cell table:style-name="ce145" office:value-type="string" calcext:value-type="string">
            <text:p><text:a xlink:href="https://www.welfareinfo.org/poverty-rate/michigan/" xlink:type="simple">Michigan</text:a> </text:p>
          </table:table-cell>
          <table:table-cell table:style-name="ce218" office:value-type="percentage" office:value="0.156" calcext:value-type="percentage">
            <text:p>15.60%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table:formula="of:=[.AP37]+[.AS37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Michigan" xlink:type="simple">Mich.</text:a></text:p>
          </table:table-cell>
          <table:table-cell table:style-name="ce218" office:value-type="percentage" office:value="0.0023" calcext:value-type="percentage">
            <text:p>0.23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ichigan</text:p>
          </table:table-cell>
          <table:table-cell table:style-name="ce130" office:value-type="float" office:value="50.2" calcext:value-type="float">
            <text:p>50.2</text:p>
          </table:table-cell>
          <table:table-cell office:value-type="float" office:value="18" calcext:value-type="float">
            <text:p>18</text:p>
          </table:table-cell>
          <table:table-cell office:value-type="float" office:value="-457.289" calcext:value-type="float">
            <text:p>-457.289</text:p>
          </table:table-cell>
          <table:table-cell table:style-name="ce133" office:value-type="float" office:value="10" calcext:value-type="float">
            <text:p>10</text:p>
          </table:table-cell>
          <table:table-cell table:style-name="ce48" table:formula="of:=[.BB37]+[.BD37]" office:value-type="float" office:value="28" calcext:value-type="float">
            <text:p>28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/>
        </table:table-row>
        <table:table-row table:style-name="ro2">
          <table:table-cell table:style-name="ce103" office:value-type="string" calcext:value-type="string">
            <text:p>24</text:p>
          </table:table-cell>
          <table:table-cell table:style-name="ce103" office:value-type="string" calcext:value-type="string">
            <text:p>District of Columbia</text:p>
          </table:table-cell>
          <table:table-cell table:style-name="ce157" office:value-type="string" calcext:value-type="string">
            <text:p>DC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4" table:formula="of:=VLOOKUP([.J38];[.$N$69:.$O$84];2;1)" office:value-type="string" office:string-value="F" calcext:value-type="string">
            <text:p>F</text:p>
          </table:table-cell>
          <table:table-cell table:style-name="ce114" table:formula="of:=VLOOKUP([.K38];[.$N$69:.$O$84];2;1)" office:value-type="float" office:value="1" calcext:value-type="float">
            <text:p>1</text:p>
          </table:table-cell>
          <table:table-cell table:style-name="ce113" table:formula="of:=COM.MICROSOFT.CONCAT([.L38];[.M38])" office:value-type="string" office:string-value="F1" calcext:value-type="string">
            <text:p>F1</text:p>
          </table:table-cell>
          <table:table-cell table:style-name="ce113" table:formula="of:=[.J38]*[.F38]" office:value-type="float" office:value="45" calcext:value-type="float">
            <text:p>45</text:p>
          </table:table-cell>
          <table:table-cell table:style-name="ce113" table:formula="of:=[.K38]*[.F38]" office:value-type="float" office:value="3" calcext:value-type="float">
            <text:p>3</text:p>
          </table:table-cell>
          <table:table-cell table:style-name="ce113"/>
          <table:table-cell table:number-columns-repeated="2" table:style-name="ce480" office:value-type="float" office:value="61" calcext:value-type="float">
            <text:p>61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26" table:formula="of:=[.AM38]" office:value-type="float" office:value="1" calcext:value-type="float">
            <text:p>1</text:p>
          </table:table-cell>
          <table:table-cell table:style-name="ce126" table:formula="of:=[.AU38]" office:value-type="float" office:value="3" calcext:value-type="float">
            <text:p>3</text:p>
          </table:table-cell>
          <table:table-cell table:style-name="ce126" table:formula="of:=[.AY38]" office:value-type="float" office:value="2" calcext:value-type="float">
            <text:p>2</text:p>
          </table:table-cell>
          <table:table-cell table:style-name="ce126" table:formula="of:=[.AD38]" office:value-type="float" office:value="3" calcext:value-type="float">
            <text:p>3</text:p>
          </table:table-cell>
          <table:table-cell table:style-name="ce126" table:formula="of:=[.AH38]" office:value-type="string" office:string-value="1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MN</text:p>
          </table:table-cell>
          <table:table-cell table:style-name="ce192" office:value-type="currency" office:currency="USD" office:value="12846" calcext:value-type="currency">
            <text:p>$12,846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Minnesota</text:p>
          </table:table-cell>
          <table:table-cell table:style-name="ce205" office:value-type="float" office:value="49" calcext:value-type="float">
            <text:p>49</text:p>
          </table:table-cell>
          <table:table-cell table:style-name="ce206" office:value-type="percentage" office:value="0.006850415393064" calcext:value-type="percentage">
            <text:p>0.7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Minnesota" calcext:value-type="string">
            <text:p>Minnesota.................................................................................</text:p>
          </table:table-cell>
          <table:table-cell table:style-name="ce253" office:value-type="float" office:value="3021.2402" calcext:value-type="float">
            <text:p>3,021 <text:s text:c="3"/></text:p>
          </table:table-cell>
          <table:table-cell table:style-name="ce253" office:value-type="float" office:value="7" calcext:value-type="float">
            <text:p>7 <text:s text:c="3"/></text:p>
          </table:table-cell>
          <table:table-cell table:style-name="ce145" office:value-type="string" calcext:value-type="string">
            <text:p><text:a xlink:href="https://www.welfareinfo.org/poverty-rate/minnesota/" xlink:type="simple">Minnesota</text:a> </text:p>
          </table:table-cell>
          <table:table-cell table:style-name="ce218" office:value-type="percentage" office:value="0.105" calcext:value-type="percentage">
            <text:p>10.50%</text:p>
          </table:table-cell>
          <table:table-cell table:style-name="ce219" office:value-type="float" office:value="6" calcext:value-type="float">
            <text:p>6</text:p>
          </table:table-cell>
          <table:table-cell table:style-name="ce219" table:formula="of:=[.AP38]+[.AS38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<text:a xlink:href="https://en.wikipedia.org/wiki/2016_United_States_presidential_election_in_Minnesota" xlink:type="simple">Minn.</text:a></text:p>
          </table:table-cell>
          <table:table-cell table:style-name="ce133" office:value-type="string" calcext:value-type="string">
            <text:p>−01.5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innesota</text:p>
          </table:table-cell>
          <table:table-cell table:style-name="ce130" office:value-type="float" office:value="38.28" calcext:value-type="float">
            <text:p>38.28</text:p>
          </table:table-cell>
          <table:table-cell office:value-type="float" office:value="22" calcext:value-type="float">
            <text:p>22</text:p>
          </table:table-cell>
          <table:table-cell office:value-type="float" office:value="-510.557" calcext:value-type="float">
            <text:p>-510.557</text:p>
          </table:table-cell>
          <table:table-cell table:style-name="ce133" office:value-type="float" office:value="9" calcext:value-type="float">
            <text:p>9</text:p>
          </table:table-cell>
          <table:table-cell table:style-name="ce48" table:formula="of:=[.BB38]+[.BD38]" office:value-type="float" office:value="31" calcext:value-type="float">
            <text:p>31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25</text:p>
          </table:table-cell>
          <table:table-cell table:style-name="ce103" office:value-type="string" calcext:value-type="string">
            <text:p>Virginia</text:p>
          </table:table-cell>
          <table:table-cell table:style-name="ce103" office:value-type="string" calcext:value-type="string">
            <text:p>VA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39];[.$N$69:.$O$84];2;1)" office:value-type="float" office:value="9" calcext:value-type="float">
            <text:p>9</text:p>
          </table:table-cell>
          <table:table-cell table:style-name="ce114" table:formula="of:=VLOOKUP([.K39];[.$N$69:.$O$84];2;1)" office:value-type="float" office:value="7" calcext:value-type="float">
            <text:p>7</text:p>
          </table:table-cell>
          <table:table-cell table:style-name="ce113" table:formula="of:=COM.MICROSOFT.CONCAT([.L39];[.M39])" office:value-type="string" office:string-value="97" calcext:value-type="string">
            <text:p>97</text:p>
          </table:table-cell>
          <table:table-cell table:style-name="ce113" table:formula="of:=[.J39]*[.F39]" office:value-type="float" office:value="117" calcext:value-type="float">
            <text:p>117</text:p>
          </table:table-cell>
          <table:table-cell table:style-name="ce113" table:formula="of:=[.K39]*[.F39]" office:value-type="float" office:value="91" calcext:value-type="float">
            <text:p>91</text:p>
          </table:table-cell>
          <table:table-cell table:style-name="ce113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53" calcext:value-type="float">
            <text:p>53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3" calcext:value-type="float">
            <text:p>63</text:p>
          </table:table-cell>
          <table:table-cell/>
          <table:table-cell table:style-name="ce126" table:formula="of:=[.AM39]" office:value-type="float" office:value="6" calcext:value-type="float">
            <text:p>6</text:p>
          </table:table-cell>
          <table:table-cell table:style-name="ce126" table:formula="of:=[.AU39]" office:value-type="float" office:value="5" calcext:value-type="float">
            <text:p>5</text:p>
          </table:table-cell>
          <table:table-cell table:style-name="ce126" table:formula="of:=[.AY39]" office:value-type="float" office:value="3" calcext:value-type="float">
            <text:p>3</text:p>
          </table:table-cell>
          <table:table-cell table:style-name="ce126" table:formula="of:=[.AD39]" office:value-type="float" office:value="6" calcext:value-type="float">
            <text:p>6</text:p>
          </table:table-cell>
          <table:table-cell table:style-name="ce126" table:formula="of:=[.AH39]" office:value-type="string" office:string-value="5" calcext:value-type="string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MS</text:p>
          </table:table-cell>
          <table:table-cell table:style-name="ce192" office:value-type="currency" office:currency="USD" office:value="9042" calcext:value-type="currency">
            <text:p>$9,042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Mississippi</text:p>
          </table:table-cell>
          <table:table-cell table:style-name="ce205" office:value-type="float" office:value="10" calcext:value-type="float">
            <text:p>10</text:p>
          </table:table-cell>
          <table:table-cell table:style-name="ce206" office:value-type="percentage" office:value="0.0533282324496353" calcext:value-type="percentage">
            <text:p>5.3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Mississippi" calcext:value-type="string">
            <text:p>Mississippi.................................................................................</text:p>
          </table:table-cell>
          <table:table-cell table:style-name="ce253" office:value-type="float" office:value="2123.181" calcext:value-type="float">
            <text:p>2,123 <text:s text:c="3"/></text:p>
          </table:table-cell>
          <table:table-cell table:style-name="ce253" office:value-type="float" office:value="25" calcext:value-type="float">
            <text:p>25 <text:s text:c="3"/></text:p>
          </table:table-cell>
          <table:table-cell table:style-name="ce145" office:value-type="string" calcext:value-type="string">
            <text:p><text:a xlink:href="https://www.welfareinfo.org/poverty-rate/mississippi/" xlink:type="simple">Mississippi</text:a> </text:p>
          </table:table-cell>
          <table:table-cell table:style-name="ce218" office:value-type="percentage" office:value="0.215" calcext:value-type="percentage">
            <text:p>21.50%</text:p>
          </table:table-cell>
          <table:table-cell table:style-name="ce219" office:value-type="float" office:value="51" calcext:value-type="float">
            <text:p>51</text:p>
          </table:table-cell>
          <table:table-cell table:style-name="ce219" table:formula="of:=[.AP39]+[.AS39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Mississippi" xlink:type="simple">Miss.</text:a></text:p>
          </table:table-cell>
          <table:table-cell table:style-name="ce218" office:value-type="percentage" office:value="0.1783" calcext:value-type="percentage">
            <text:p>17.83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Mississippi</text:p>
          </table:table-cell>
          <table:table-cell table:style-name="ce130" office:value-type="float" office:value="103.64" calcext:value-type="float">
            <text:p>103.64</text:p>
          </table:table-cell>
          <table:table-cell office:value-type="float" office:value="6" calcext:value-type="float">
            <text:p>6</text:p>
          </table:table-cell>
          <table:table-cell office:value-type="float" office:value="-22.726" calcext:value-type="float">
            <text:p>-22.726</text:p>
          </table:table-cell>
          <table:table-cell table:style-name="ce133" office:value-type="float" office:value="30" calcext:value-type="float">
            <text:p>30</text:p>
          </table:table-cell>
          <table:table-cell table:style-name="ce48" table:formula="of:=[.BB39]+[.BD39]" office:value-type="float" office:value="36" calcext:value-type="float">
            <text:p>36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26</text:p>
          </table:table-cell>
          <table:table-cell table:style-name="ce103" office:value-type="string" calcext:value-type="string">
            <text:p>West Virginia</text:p>
          </table:table-cell>
          <table:table-cell table:style-name="ce156" office:value-type="string" calcext:value-type="string">
            <text:p>WV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6" calcext:value-type="float">
            <text:p>6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14" table:formula="of:=VLOOKUP([.J40];[.$N$69:.$O$84];2;1)" office:value-type="float" office:value="7" calcext:value-type="float">
            <text:p>7</text:p>
          </table:table-cell>
          <table:table-cell table:style-name="ce114" table:formula="of:=VLOOKUP([.K40];[.$N$69:.$O$84];2;1)" office:value-type="string" office:string-value="F" calcext:value-type="string">
            <text:p>F</text:p>
          </table:table-cell>
          <table:table-cell table:style-name="ce113" table:formula="of:=COM.MICROSOFT.CONCAT([.L40];[.M40])" office:value-type="string" office:string-value="7F" calcext:value-type="string">
            <text:p>7F</text:p>
          </table:table-cell>
          <table:table-cell table:style-name="ce113" table:formula="of:=[.J40]*[.F40]" office:value-type="float" office:value="28" calcext:value-type="float">
            <text:p>28</text:p>
          </table:table-cell>
          <table:table-cell table:style-name="ce113" table:formula="of:=[.K40]*[.F40]" office:value-type="float" office:value="60" calcext:value-type="float">
            <text:p>60</text:p>
          </table:table-cell>
          <table:table-cell table:style-name="ce113"/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40]" office:value-type="float" office:value="5" calcext:value-type="float">
            <text:p>5</text:p>
          </table:table-cell>
          <table:table-cell table:style-name="ce126" table:formula="of:=[.AU40]" office:value-type="float" office:value="5" calcext:value-type="float">
            <text:p>5</text:p>
          </table:table-cell>
          <table:table-cell table:style-name="ce126" table:formula="of:=[.AY40]" office:value-type="float" office:value="2" calcext:value-type="float">
            <text:p>2</text:p>
          </table:table-cell>
          <table:table-cell table:style-name="ce126" table:formula="of:=[.AD40]" office:value-type="float" office:value="4" calcext:value-type="float">
            <text:p>4</text:p>
          </table:table-cell>
          <table:table-cell table:style-name="ce126" table:formula="of:=[.AH40]" office:value-type="string" office:string-value="5" calcext:value-type="string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MO</text:p>
          </table:table-cell>
          <table:table-cell table:style-name="ce192" office:value-type="currency" office:currency="USD" office:value="11059" calcext:value-type="currency">
            <text:p>$11,059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Missouri</text:p>
          </table:table-cell>
          <table:table-cell table:style-name="ce205" office:value-type="float" office:value="12" calcext:value-type="float">
            <text:p>12</text:p>
          </table:table-cell>
          <table:table-cell table:style-name="ce206" office:value-type="percentage" office:value="0.045010937583148" calcext:value-type="percentage">
            <text:p>4.5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Missouri" calcext:value-type="string">
            <text:p>Missouri.................................................................................</text:p>
          </table:table-cell>
          <table:table-cell table:style-name="ce253" office:value-type="float" office:value="1600.7491" calcext:value-type="float">
            <text:p>1,601 <text:s text:c="3"/></text:p>
          </table:table-cell>
          <table:table-cell table:style-name="ce253" office:value-type="float" office:value="41" calcext:value-type="float">
            <text:p>41 <text:s text:c="3"/></text:p>
          </table:table-cell>
          <table:table-cell table:style-name="ce145" office:value-type="string" calcext:value-type="string">
            <text:p><text:a xlink:href="https://www.welfareinfo.org/poverty-rate/missouri/" xlink:type="simple">Missouri</text:a> </text:p>
          </table:table-cell>
          <table:table-cell table:style-name="ce218" office:value-type="percentage" office:value="0.146" calcext:value-type="percentage">
            <text:p>14.60%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table:formula="of:=[.AP40]+[.AS40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Missouri" xlink:type="simple">Mo.</text:a></text:p>
          </table:table-cell>
          <table:table-cell table:style-name="ce218" office:value-type="percentage" office:value="0.1864" calcext:value-type="percentage">
            <text:p>18.64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Missouri</text:p>
          </table:table-cell>
          <table:table-cell table:style-name="ce130" office:value-type="float" office:value="72.05" calcext:value-type="float">
            <text:p>72.05</text:p>
          </table:table-cell>
          <table:table-cell office:value-type="float" office:value="11" calcext:value-type="float">
            <text:p>11</text:p>
          </table:table-cell>
          <table:table-cell office:value-type="float" office:value="-230.939" calcext:value-type="float">
            <text:p>-230.939</text:p>
          </table:table-cell>
          <table:table-cell table:style-name="ce133" office:value-type="float" office:value="18" calcext:value-type="float">
            <text:p>18</text:p>
          </table:table-cell>
          <table:table-cell table:style-name="ce48" table:formula="of:=[.BB40]+[.BD40]" office:value-type="float" office:value="29" calcext:value-type="float">
            <text:p>29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27</text:p>
          </table:table-cell>
          <table:table-cell table:style-name="ce103" office:value-type="string" calcext:value-type="string">
            <text:p>North Carolina</text:p>
          </table:table-cell>
          <table:table-cell table:style-name="ce103" office:value-type="string" calcext:value-type="string">
            <text:p>NC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13" calcext:value-type="float">
            <text:p>13</text:p>
          </table:table-cell>
          <table:table-cell table:style-name="ce107" office:value-type="float" office:value="16" calcext:value-type="float">
            <text:p>1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41];[.$N$69:.$O$84];2;1)" office:value-type="float" office:value="7" calcext:value-type="float">
            <text:p>7</text:p>
          </table:table-cell>
          <table:table-cell table:style-name="ce114" table:formula="of:=VLOOKUP([.K41];[.$N$69:.$O$84];2;1)" office:value-type="float" office:value="7" calcext:value-type="float">
            <text:p>7</text:p>
          </table:table-cell>
          <table:table-cell table:style-name="ce113" table:formula="of:=COM.MICROSOFT.CONCAT([.L41];[.M41])" office:value-type="string" office:string-value="77" calcext:value-type="string">
            <text:p>77</text:p>
          </table:table-cell>
          <table:table-cell table:style-name="ce113" table:formula="of:=[.J41]*[.F41]" office:value-type="float" office:value="112" calcext:value-type="float">
            <text:p>112</text:p>
          </table:table-cell>
          <table:table-cell table:style-name="ce113" table:formula="of:=[.K41]*[.F41]" office:value-type="float" office:value="112" calcext:value-type="float">
            <text:p>112</text:p>
          </table:table-cell>
          <table:table-cell table:style-name="ce113"/>
          <table:table-cell table:style-name="ce480" office:value-type="float" office:value="31" calcext:value-type="float">
            <text:p>31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3" calcext:value-type="float">
            <text:p>53</text:p>
          </table:table-cell>
          <table:table-cell/>
          <table:table-cell table:style-name="ce126" table:formula="of:=[.AM41]" office:value-type="float" office:value="3" calcext:value-type="float">
            <text:p>3</text:p>
          </table:table-cell>
          <table:table-cell table:style-name="ce126" table:formula="of:=[.AU41]" office:value-type="float" office:value="6" calcext:value-type="float">
            <text:p>6</text:p>
          </table:table-cell>
          <table:table-cell table:style-name="ce126" table:formula="of:=[.AY41]" office:value-type="float" office:value="4" calcext:value-type="float">
            <text:p>4</text:p>
          </table:table-cell>
          <table:table-cell table:style-name="ce126" table:formula="of:=[.AD41]" office:value-type="float" office:value="4" calcext:value-type="float">
            <text:p>4</text:p>
          </table:table-cell>
          <table:table-cell table:style-name="ce126" table:formula="of:=[.AH41]" office:value-type="string" office:string-value="3" calcext:value-type="string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MT</text:p>
          </table:table-cell>
          <table:table-cell table:style-name="ce192" office:value-type="currency" office:currency="USD" office:value="11561" calcext:value-type="currency">
            <text:p>$11,561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Montana</text:p>
          </table:table-cell>
          <table:table-cell table:style-name="ce205" office:value-type="float" office:value="41" calcext:value-type="float">
            <text:p>41</text:p>
          </table:table-cell>
          <table:table-cell table:style-name="ce206" office:value-type="percentage" office:value="0.012195359052466" calcext:value-type="percentage">
            <text:p>1.2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Montana" calcext:value-type="string">
            <text:p>Montana.................................................................................</text:p>
          </table:table-cell>
          <table:table-cell table:style-name="ce253" office:value-type="float" office:value="2152.3759" calcext:value-type="float">
            <text:p>2,152 <text:s text:c="3"/></text:p>
          </table:table-cell>
          <table:table-cell table:style-name="ce253" office:value-type="float" office:value="23" calcext:value-type="float">
            <text:p>23 <text:s text:c="3"/></text:p>
          </table:table-cell>
          <table:table-cell table:style-name="ce145" office:value-type="string" calcext:value-type="string">
            <text:p><text:a xlink:href="https://www.welfareinfo.org/poverty-rate/montana/" xlink:type="simple">Montana</text:a> </text:p>
          </table:table-cell>
          <table:table-cell table:style-name="ce218" office:value-type="percentage" office:value="0.144" calcext:value-type="percentage">
            <text:p>14.40%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table:formula="of:=[.AP41]+[.AS41]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Montana" xlink:type="simple">Mont.</text:a></text:p>
          </table:table-cell>
          <table:table-cell table:style-name="ce218" office:value-type="percentage" office:value="0.2042" calcext:value-type="percentage">
            <text:p>20.4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Montana</text:p>
          </table:table-cell>
          <table:table-cell table:style-name="ce130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658.252" calcext:value-type="float">
            <text:p>658.252</text:p>
          </table:table-cell>
          <table:table-cell table:style-name="ce133" office:value-type="float" office:value="38" calcext:value-type="float">
            <text:p>38</text:p>
          </table:table-cell>
          <table:table-cell table:style-name="ce48" table:formula="of:=[.BB41]+[.BD41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28</text:p>
          </table:table-cell>
          <table:table-cell table:style-name="ce103" office:value-type="string" calcext:value-type="string">
            <text:p>South Carolina</text:p>
          </table:table-cell>
          <table:table-cell table:style-name="ce156" office:value-type="string" calcext:value-type="string">
            <text:p>SC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4" table:formula="of:=VLOOKUP([.J42];[.$N$69:.$O$84];2;1)" office:value-type="float" office:value="7" calcext:value-type="float">
            <text:p>7</text:p>
          </table:table-cell>
          <table:table-cell table:style-name="ce114" table:formula="of:=VLOOKUP([.K42];[.$N$69:.$O$84];2;1)" office:value-type="string" office:string-value="A" calcext:value-type="string">
            <text:p>A</text:p>
          </table:table-cell>
          <table:table-cell table:style-name="ce113" table:formula="of:=COM.MICROSOFT.CONCAT([.L42];[.M42])" office:value-type="string" office:string-value="7A" calcext:value-type="string">
            <text:p>7A</text:p>
          </table:table-cell>
          <table:table-cell table:style-name="ce113" table:formula="of:=[.J42]*[.F42]" office:value-type="float" office:value="63" calcext:value-type="float">
            <text:p>63</text:p>
          </table:table-cell>
          <table:table-cell table:style-name="ce113" table:formula="of:=[.K42]*[.F42]" office:value-type="float" office:value="90" calcext:value-type="float">
            <text:p>90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53" calcext:value-type="float">
            <text:p>53</text:p>
          </table:table-cell>
          <table:table-cell/>
          <table:table-cell table:style-name="ce126" table:formula="of:=[.AM42]" office:value-type="float" office:value="4" calcext:value-type="float">
            <text:p>4</text:p>
          </table:table-cell>
          <table:table-cell table:style-name="ce126" table:formula="of:=[.AU42]" office:value-type="float" office:value="6" calcext:value-type="float">
            <text:p>6</text:p>
          </table:table-cell>
          <table:table-cell table:style-name="ce126" table:formula="of:=[.AY42]" office:value-type="float" office:value="3" calcext:value-type="float">
            <text:p>3</text:p>
          </table:table-cell>
          <table:table-cell table:style-name="ce126" table:formula="of:=[.AD42]" office:value-type="float" office:value="3" calcext:value-type="float">
            <text:p>3</text:p>
          </table:table-cell>
          <table:table-cell table:style-name="ce126" table:formula="of:=[.AH42]" office:value-type="string" office:string-value="3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NE</text:p>
          </table:table-cell>
          <table:table-cell table:style-name="ce192" office:value-type="currency" office:currency="USD" office:value="12710" calcext:value-type="currency">
            <text:p>$12,71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Nebraska</text:p>
          </table:table-cell>
          <table:table-cell table:style-name="ce205" office:value-type="float" office:value="43" calcext:value-type="float">
            <text:p>43</text:p>
          </table:table-cell>
          <table:table-cell table:style-name="ce206" office:value-type="percentage" office:value="0.0120772983905526" calcext:value-type="percentage">
            <text:p>1.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Nebraska" calcext:value-type="string">
            <text:p>Nebraska.................................................................................</text:p>
          </table:table-cell>
          <table:table-cell table:style-name="ce253" office:value-type="float" office:value="1502.233" calcext:value-type="float">
            <text:p>1,502 <text:s text:c="3"/></text:p>
          </table:table-cell>
          <table:table-cell table:style-name="ce253" office:value-type="float" office:value="44" calcext:value-type="float">
            <text:p>44 <text:s text:c="3"/></text:p>
          </table:table-cell>
          <table:table-cell table:style-name="ce145" office:value-type="string" calcext:value-type="string">
            <text:p><text:a xlink:href="https://www.welfareinfo.org/poverty-rate/nebraska/" xlink:type="simple">Nebraska</text:a> </text:p>
          </table:table-cell>
          <table:table-cell table:style-name="ce218" office:value-type="percentage" office:value="0.12" calcext:value-type="percentage">
            <text:p>12.00%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table:formula="of:=[.AP42]+[.AS42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Nebraska" xlink:type="simple">Nebr.</text:a> †</text:p>
          </table:table-cell>
          <table:table-cell table:style-name="ce218" office:value-type="percentage" office:value="0.2505" calcext:value-type="percentage">
            <text:p>25.05%</text:p>
          </table:table-cell>
          <table:table-cell/>
          <table:table-cell table:style-name="ce132" office:value-type="float" office:value="3" calcext:value-type="float">
            <text:p>3</text:p>
          </table:table-cell>
          <table:table-cell table:style-name="ce221" office:value-type="string" calcext:value-type="string">
            <text:p>Nebraska</text:p>
          </table:table-cell>
          <table:table-cell table:style-name="ce130" office:value-type="float" office:value="37.49" calcext:value-type="float">
            <text:p>37.49</text:p>
          </table:table-cell>
          <table:table-cell office:value-type="float" office:value="24" calcext:value-type="float">
            <text:p>24</text:p>
          </table:table-cell>
          <table:table-cell office:value-type="float" office:value="-428.491" calcext:value-type="float">
            <text:p>-428.491</text:p>
          </table:table-cell>
          <table:table-cell table:style-name="ce133" office:value-type="float" office:value="11" calcext:value-type="float">
            <text:p>11</text:p>
          </table:table-cell>
          <table:table-cell table:style-name="ce48" table:formula="of:=[.BB42]+[.BD42]" office:value-type="float" office:value="35" calcext:value-type="float">
            <text:p>35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29</text:p>
          </table:table-cell>
          <table:table-cell table:style-name="ce103" office:value-type="string" calcext:value-type="string">
            <text:p>Georgia</text:p>
          </table:table-cell>
          <table:table-cell table:style-name="ce103" office:value-type="string" calcext:value-type="string">
            <text:p>GA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12" calcext:value-type="float">
            <text:p>12</text:p>
          </table:table-cell>
          <table:table-cell table:style-name="ce107" office:value-type="float" office:value="16" calcext:value-type="float">
            <text:p>1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43];[.$N$69:.$O$84];2;1)" office:value-type="float" office:value="7" calcext:value-type="float">
            <text:p>7</text:p>
          </table:table-cell>
          <table:table-cell table:style-name="ce114" table:formula="of:=VLOOKUP([.K43];[.$N$69:.$O$84];2;1)" office:value-type="float" office:value="7" calcext:value-type="float">
            <text:p>7</text:p>
          </table:table-cell>
          <table:table-cell table:style-name="ce113" table:formula="of:=COM.MICROSOFT.CONCAT([.L43];[.M43])" office:value-type="string" office:string-value="77" calcext:value-type="string">
            <text:p>77</text:p>
          </table:table-cell>
          <table:table-cell table:style-name="ce113" table:formula="of:=[.J43]*[.F43]" office:value-type="float" office:value="112" calcext:value-type="float">
            <text:p>112</text:p>
          </table:table-cell>
          <table:table-cell table:style-name="ce113" table:formula="of:=[.K43]*[.F43]" office:value-type="float" office:value="112" calcext:value-type="float">
            <text:p>112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1" calcext:value-type="float">
            <text:p>41</text:p>
          </table:table-cell>
          <table:table-cell/>
          <table:table-cell table:style-name="ce126" table:formula="of:=[.AM43]" office:value-type="float" office:value="5" calcext:value-type="float">
            <text:p>5</text:p>
          </table:table-cell>
          <table:table-cell table:style-name="ce126" table:formula="of:=[.AU43]" office:value-type="float" office:value="3" calcext:value-type="float">
            <text:p>3</text:p>
          </table:table-cell>
          <table:table-cell table:style-name="ce126" table:formula="of:=[.AY43]" office:value-type="float" office:value="5" calcext:value-type="float">
            <text:p>5</text:p>
          </table:table-cell>
          <table:table-cell table:style-name="ce126" table:formula="of:=[.AD43]" office:value-type="float" office:value="6" calcext:value-type="float">
            <text:p>6</text:p>
          </table:table-cell>
          <table:table-cell table:style-name="ce126" table:formula="of:=[.AH43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NV</text:p>
          </table:table-cell>
          <table:table-cell table:style-name="ce192" office:value-type="currency" office:currency="USD" office:value="8915" calcext:value-type="currency">
            <text:p>$8,915.00</text:p>
          </table:table-cell>
          <table:table-cell table:style-name="ce192"/>
          <table:table-cell table:style-name="ce242" office:value-type="float" office:value="3" calcext:value-type="float">
            <text:p>3</text:p>
          </table:table-cell>
          <table:table-cell table:style-name="ce204" office:value-type="string" calcext:value-type="string">
            <text:p>Nevada</text:p>
          </table:table-cell>
          <table:table-cell table:style-name="ce205" office:value-type="float" office:value="31" calcext:value-type="float">
            <text:p>31</text:p>
          </table:table-cell>
          <table:table-cell table:style-name="ce206" office:value-type="percentage" office:value="0.0165006006202408" calcext:value-type="percentage">
            <text:p>1.7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Nevada" calcext:value-type="string">
            <text:p>Nevada.................................................................................</text:p>
          </table:table-cell>
          <table:table-cell table:style-name="ce253" office:value-type="float" office:value="1507.9726" calcext:value-type="float">
            <text:p>1,508 <text:s text:c="3"/></text:p>
          </table:table-cell>
          <table:table-cell table:style-name="ce253" office:value-type="float" office:value="43" calcext:value-type="float">
            <text:p>43 <text:s text:c="3"/></text:p>
          </table:table-cell>
          <table:table-cell table:style-name="ce145" office:value-type="string" calcext:value-type="string">
            <text:p><text:a xlink:href="https://www.welfareinfo.org/poverty-rate/nevada/" xlink:type="simple">Nevada</text:a> </text:p>
          </table:table-cell>
          <table:table-cell table:style-name="ce218" office:value-type="percentage" office:value="0.142" calcext:value-type="percentage">
            <text:p>14.20%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table:formula="of:=[.AP43]+[.AS43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<text:a xlink:href="https://en.wikipedia.org/wiki/2016_United_States_presidential_election_in_Nevada" xlink:type="simple">Nev.</text:a></text:p>
          </table:table-cell>
          <table:table-cell table:style-name="ce133" office:value-type="string" calcext:value-type="string">
            <text:p>−02.42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Nevada</text:p>
          </table:table-cell>
          <table:table-cell table:style-name="ce130" office:value-type="float" office:value="13.06" calcext:value-type="float">
            <text:p>13.06</text:p>
          </table:table-cell>
          <table:table-cell office:value-type="float" office:value="49" calcext:value-type="float">
            <text:p>49</text:p>
          </table:table-cell>
          <table:table-cell office:value-type="float" office:value="-111.805" calcext:value-type="float">
            <text:p>-111.805</text:p>
          </table:table-cell>
          <table:table-cell table:style-name="ce133" office:value-type="float" office:value="26" calcext:value-type="float">
            <text:p>26</text:p>
          </table:table-cell>
          <table:table-cell table:style-name="ce48" table:formula="of:=[.BB43]+[.BD43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03" office:value-type="string" calcext:value-type="string">
            <text:p>30</text:p>
          </table:table-cell>
          <table:table-cell table:style-name="ce103" office:value-type="string" calcext:value-type="string">
            <text:p>Florida</text:p>
          </table:table-cell>
          <table:table-cell table:style-name="ce103" office:value-type="string" calcext:value-type="string">
            <text:p>FL</text:p>
          </table:table-cell>
          <table:table-cell table:style-name="ce103" office:value-type="string" calcext:value-type="string">
            <text:p>5</text:p>
          </table:table-cell>
          <table:table-cell table:style-name="ce425" office:value-type="float" office:value="21" calcext:value-type="float">
            <text:p>21</text:p>
          </table:table-cell>
          <table:table-cell table:style-name="ce107" office:value-type="float" office:value="30" calcext:value-type="float">
            <text:p>3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4" table:formula="of:=VLOOKUP([.J44];[.$N$69:.$O$84];2;1)" office:value-type="float" office:value="7" calcext:value-type="float">
            <text:p>7</text:p>
          </table:table-cell>
          <table:table-cell table:style-name="ce114" table:formula="of:=VLOOKUP([.K44];[.$N$69:.$O$84];2;1)" office:value-type="float" office:value="9" calcext:value-type="float">
            <text:p>9</text:p>
          </table:table-cell>
          <table:table-cell table:style-name="ce113" table:formula="of:=COM.MICROSOFT.CONCAT([.L44];[.M44])" office:value-type="string" office:string-value="79" calcext:value-type="string">
            <text:p>79</text:p>
          </table:table-cell>
          <table:table-cell table:style-name="ce113" table:formula="of:=[.J44]*[.F44]" office:value-type="float" office:value="210" calcext:value-type="float">
            <text:p>210</text:p>
          </table:table-cell>
          <table:table-cell table:style-name="ce113" table:formula="of:=[.K44]*[.F44]" office:value-type="float" office:value="270" calcext:value-type="float">
            <text:p>270</text:p>
          </table:table-cell>
          <table:table-cell table:style-name="ce113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63" calcext:value-type="float">
            <text:p>63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26" table:formula="of:=[.AM44]" office:value-type="float" office:value="2" calcext:value-type="float">
            <text:p>2</text:p>
          </table:table-cell>
          <table:table-cell table:style-name="ce126" table:formula="of:=[.AU44]" office:value-type="float" office:value="3" calcext:value-type="float">
            <text:p>3</text:p>
          </table:table-cell>
          <table:table-cell table:style-name="ce126" table:formula="of:=[.AY44]" office:value-type="float" office:value="2" calcext:value-type="float">
            <text:p>2</text:p>
          </table:table-cell>
          <table:table-cell table:style-name="ce126" table:formula="of:=[.AD44]" office:value-type="float" office:value="2" calcext:value-type="float">
            <text:p>2</text:p>
          </table:table-cell>
          <table:table-cell table:style-name="ce126" table:formula="of:=[.AH44]" office:value-type="string" office:string-value="4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NH</text:p>
          </table:table-cell>
          <table:table-cell table:style-name="ce192" office:value-type="currency" office:currency="USD" office:value="16674" calcext:value-type="currency">
            <text:p>$16,674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New Hampshire</text:p>
          </table:table-cell>
          <table:table-cell table:style-name="ce205" office:value-type="float" office:value="14" calcext:value-type="float">
            <text:p>14</text:p>
          </table:table-cell>
          <table:table-cell table:style-name="ce206" office:value-type="percentage" office:value="0.0350406109849457" calcext:value-type="percentage">
            <text:p>3.5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New Hampshire" calcext:value-type="string">
            <text:p>New Hampshire.................................................................................</text:p>
          </table:table-cell>
          <table:table-cell table:style-name="ce253" office:value-type="float" office:value="1820.6187" calcext:value-type="float">
            <text:p>1,821 <text:s text:c="3"/></text:p>
          </table:table-cell>
          <table:table-cell table:style-name="ce253" office:value-type="float" office:value="32" calcext:value-type="float">
            <text:p>32 <text:s text:c="3"/></text:p>
          </table:table-cell>
          <table:table-cell table:style-name="ce145" office:value-type="string" calcext:value-type="string">
            <text:p><text:a xlink:href="https://www.welfareinfo.org/poverty-rate/new-hampshire/" xlink:type="simple">New Hampshire</text:a> </text:p>
          </table:table-cell>
          <table:table-cell table:style-name="ce218" office:value-type="percentage" office:value="0.081" calcext:value-type="percentage">
            <text:p>8.10%</text:p>
          </table:table-cell>
          <table:table-cell table:style-name="ce219" office:value-type="float" office:value="1" calcext:value-type="float">
            <text:p>1</text:p>
          </table:table-cell>
          <table:table-cell table:style-name="ce219" table:formula="of:=[.AP44]+[.AS44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New Hampshire</text:p>
          </table:table-cell>
          <table:table-cell table:style-name="ce133" office:value-type="string" calcext:value-type="string">
            <text:p>−00.3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5" office:value-type="string" calcext:value-type="string">
            <text:p>New Hampshire</text:p>
          </table:table-cell>
          <table:table-cell table:style-name="ce130" office:value-type="float" office:value="211.26" calcext:value-type="float">
            <text:p>211.26</text:p>
          </table:table-cell>
          <table:table-cell office:value-type="float" office:value="1" calcext:value-type="float">
            <text:p>1</text:p>
          </table:table-cell>
          <table:table-cell office:value-type="float" office:value="-169.88" calcext:value-type="float">
            <text:p>-169.88</text:p>
          </table:table-cell>
          <table:table-cell table:style-name="ce133" office:value-type="float" office:value="22" calcext:value-type="float">
            <text:p>22</text:p>
          </table:table-cell>
          <table:table-cell table:style-name="ce48" table:formula="of:=[.BB44]+[.BD44]" office:value-type="float" office:value="23" calcext:value-type="float">
            <text:p>23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1</text:p>
          </table:table-cell>
          <table:table-cell table:style-name="ce103" office:value-type="string" calcext:value-type="string">
            <text:p>Kentucky</text:p>
          </table:table-cell>
          <table:table-cell table:style-name="ce156" office:value-type="string" calcext:value-type="string">
            <text:p>KY</text:p>
          </table:table-cell>
          <table:table-cell table:style-name="ce103" office:value-type="string" calcext:value-type="string">
            <text:p>6</text:p>
          </table:table-cell>
          <table:table-cell table:style-name="ce425" office:value-type="float" office:value="9" calcext:value-type="float">
            <text:p>9</text:p>
          </table:table-cell>
          <table:table-cell table:style-name="ce107" office:value-type="float" office:value="8" calcext:value-type="float">
            <text:p>8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4" table:formula="of:=VLOOKUP([.J45];[.$N$69:.$O$84];2;1)" office:value-type="float" office:value="7" calcext:value-type="float">
            <text:p>7</text:p>
          </table:table-cell>
          <table:table-cell table:style-name="ce114" table:formula="of:=VLOOKUP([.K45];[.$N$69:.$O$84];2;1)" office:value-type="string" office:string-value="D" calcext:value-type="string">
            <text:p>D</text:p>
          </table:table-cell>
          <table:table-cell table:style-name="ce113" table:formula="of:=COM.MICROSOFT.CONCAT([.L45];[.M45])" office:value-type="string" office:string-value="7D" calcext:value-type="string">
            <text:p>7D</text:p>
          </table:table-cell>
          <table:table-cell table:style-name="ce113" table:formula="of:=[.J45]*[.F45]" office:value-type="float" office:value="56" calcext:value-type="float">
            <text:p>56</text:p>
          </table:table-cell>
          <table:table-cell table:style-name="ce113" table:formula="of:=[.K45]*[.F45]" office:value-type="float" office:value="104" calcext:value-type="float">
            <text:p>104</text:p>
          </table:table-cell>
          <table:table-cell table:style-name="ce113"/>
          <table:table-cell table:number-columns-repeated="2" table:style-name="ce480" office:value-type="float" office:value="31" calcext:value-type="float">
            <text:p>31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45]" office:value-type="float" office:value="1" calcext:value-type="float">
            <text:p>1</text:p>
          </table:table-cell>
          <table:table-cell table:style-name="ce126" table:formula="of:=[.AU45]" office:value-type="float" office:value="2" calcext:value-type="float">
            <text:p>2</text:p>
          </table:table-cell>
          <table:table-cell table:style-name="ce126" table:formula="of:=[.AY45]" office:value-type="float" office:value="2" calcext:value-type="float">
            <text:p>2</text:p>
          </table:table-cell>
          <table:table-cell table:style-name="ce126" table:formula="of:=[.AD45]" office:value-type="float" office:value="1" calcext:value-type="float">
            <text:p>1</text:p>
          </table:table-cell>
          <table:table-cell table:style-name="ce126" table:formula="of:=[.AH45]" office:value-type="string" office:string-value="2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NJ</text:p>
          </table:table-cell>
          <table:table-cell table:style-name="ce192" office:value-type="currency" office:currency="USD" office:value="20433" calcext:value-type="currency">
            <text:p>$20,433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New Jersey</text:p>
          </table:table-cell>
          <table:table-cell table:style-name="ce205" office:value-type="float" office:value="37" calcext:value-type="float">
            <text:p>37</text:p>
          </table:table-cell>
          <table:table-cell table:style-name="ce206" office:value-type="percentage" office:value="0.013974923649093" calcext:value-type="percentage">
            <text:p>1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New Jersey" calcext:value-type="string">
            <text:p>New Jersey.................................................................................</text:p>
          </table:table-cell>
          <table:table-cell table:style-name="ce253" office:value-type="float" office:value="2137.94" calcext:value-type="float">
            <text:p>2,138 <text:s text:c="3"/></text:p>
          </table:table-cell>
          <table:table-cell table:style-name="ce253" office:value-type="float" office:value="24" calcext:value-type="float">
            <text:p>24 <text:s text:c="3"/></text:p>
          </table:table-cell>
          <table:table-cell table:style-name="ce145" office:value-type="string" calcext:value-type="string">
            <text:p><text:a xlink:href="https://www.welfareinfo.org/poverty-rate/new-jersey/" xlink:type="simple">New Jersey</text:a> </text:p>
          </table:table-cell>
          <table:table-cell table:style-name="ce218" office:value-type="percentage" office:value="0.107" calcext:value-type="percentage">
            <text:p>10.70%</text:p>
          </table:table-cell>
          <table:table-cell table:style-name="ce219" office:value-type="float" office:value="7" calcext:value-type="float">
            <text:p>7</text:p>
          </table:table-cell>
          <table:table-cell table:style-name="ce219" table:formula="of:=[.AP45]+[.AS45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New Jersey</text:p>
          </table:table-cell>
          <table:table-cell table:style-name="ce133" office:value-type="string" calcext:value-type="string">
            <text:p>−14.10%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5" office:value-type="string" calcext:value-type="string">
            <text:p>New Jersey</text:p>
          </table:table-cell>
          <table:table-cell table:style-name="ce130" office:value-type="float" office:value="64.91" calcext:value-type="float">
            <text:p>64.91</text:p>
          </table:table-cell>
          <table:table-cell office:value-type="float" office:value="14" calcext:value-type="float">
            <text:p>14</text:p>
          </table:table-cell>
          <table:table-cell office:value-type="float" office:value="-327.505" calcext:value-type="float">
            <text:p>-327.505</text:p>
          </table:table-cell>
          <table:table-cell table:style-name="ce133" office:value-type="float" office:value="16" calcext:value-type="float">
            <text:p>16</text:p>
          </table:table-cell>
          <table:table-cell table:style-name="ce48" table:formula="of:=[.BB45]+[.BD45]" office:value-type="float" office:value="30" calcext:value-type="float">
            <text:p>3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2</text:p>
          </table:table-cell>
          <table:table-cell table:style-name="ce103" office:value-type="string" calcext:value-type="string">
            <text:p>Tennessee</text:p>
          </table:table-cell>
          <table:table-cell table:style-name="ce103" office:value-type="string" calcext:value-type="string">
            <text:p>TN</text:p>
          </table:table-cell>
          <table:table-cell table:style-name="ce103" office:value-type="string" calcext:value-type="string">
            <text:p>6</text:p>
          </table:table-cell>
          <table:table-cell table:style-name="ce425" office:value-type="float" office:value="11" calcext:value-type="float">
            <text:p>11</text:p>
          </table:table-cell>
          <table:table-cell table:style-name="ce107" office:value-type="float" office:value="11" calcext:value-type="float">
            <text:p>11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14" table:formula="of:=VLOOKUP([.J46];[.$N$69:.$O$84];2;1)" office:value-type="float" office:value="7" calcext:value-type="float">
            <text:p>7</text:p>
          </table:table-cell>
          <table:table-cell table:style-name="ce114" table:formula="of:=VLOOKUP([.K46];[.$N$69:.$O$84];2;1)" office:value-type="string" office:string-value="C" calcext:value-type="string">
            <text:p>C</text:p>
          </table:table-cell>
          <table:table-cell table:style-name="ce113" table:formula="of:=COM.MICROSOFT.CONCAT([.L46];[.M46])" office:value-type="string" office:string-value="7C" calcext:value-type="string">
            <text:p>7C</text:p>
          </table:table-cell>
          <table:table-cell table:style-name="ce113" table:formula="of:=[.J46]*[.F46]" office:value-type="float" office:value="77" calcext:value-type="float">
            <text:p>77</text:p>
          </table:table-cell>
          <table:table-cell table:style-name="ce113" table:formula="of:=[.K46]*[.F46]" office:value-type="float" office:value="132" calcext:value-type="float">
            <text:p>132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52" calcext:value-type="float">
            <text:p>5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46]" office:value-type="float" office:value="4" calcext:value-type="float">
            <text:p>4</text:p>
          </table:table-cell>
          <table:table-cell table:style-name="ce126" table:formula="of:=[.AU46]" office:value-type="float" office:value="3" calcext:value-type="float">
            <text:p>3</text:p>
          </table:table-cell>
          <table:table-cell table:style-name="ce126" table:formula="of:=[.AY46]" office:value-type="float" office:value="5" calcext:value-type="float">
            <text:p>5</text:p>
          </table:table-cell>
          <table:table-cell table:style-name="ce126" table:formula="of:=[.AD46]" office:value-type="float" office:value="6" calcext:value-type="float">
            <text:p>6</text:p>
          </table:table-cell>
          <table:table-cell table:style-name="ce126" table:formula="of:=[.AH46]" office:value-type="string" office:string-value="5" calcext:value-type="string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NM</text:p>
          </table:table-cell>
          <table:table-cell table:style-name="ce192" office:value-type="currency" office:currency="USD" office:value="9987" calcext:value-type="currency">
            <text:p>$9,987.00</text:p>
          </table:table-cell>
          <table:table-cell table:style-name="ce192"/>
          <table:table-cell table:style-name="ce241" office:value-type="string" calcext:value-type="string">
            <text:p>5</text:p>
          </table:table-cell>
          <table:table-cell table:style-name="ce204" office:value-type="string" calcext:value-type="string">
            <text:p>New Mexico</text:p>
          </table:table-cell>
          <table:table-cell table:style-name="ce205" office:value-type="float" office:value="9" calcext:value-type="float">
            <text:p>9</text:p>
          </table:table-cell>
          <table:table-cell table:style-name="ce206" office:value-type="percentage" office:value="0.0571061511915184" calcext:value-type="percentage">
            <text:p>5.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New Mexico" calcext:value-type="string">
            <text:p>New Mexico.................................................................................</text:p>
          </table:table-cell>
          <table:table-cell table:style-name="ce253" office:value-type="float" office:value="3012.3202" calcext:value-type="float">
            <text:p>3,012 <text:s text:c="3"/></text:p>
          </table:table-cell>
          <table:table-cell table:style-name="ce253" office:value-type="float" office:value="8" calcext:value-type="float">
            <text:p>8 <text:s text:c="3"/></text:p>
          </table:table-cell>
          <table:table-cell table:style-name="ce145" office:value-type="string" calcext:value-type="string">
            <text:p><text:a xlink:href="https://www.welfareinfo.org/poverty-rate/new-mexico/" xlink:type="simple">New Mexico</text:a> </text:p>
          </table:table-cell>
          <table:table-cell table:style-name="ce218" office:value-type="percentage" office:value="0.206" calcext:value-type="percentage">
            <text:p>20.60%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table:formula="of:=[.AP46]+[.AS46]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New Mexico</text:p>
          </table:table-cell>
          <table:table-cell table:style-name="ce133" office:value-type="string" calcext:value-type="string">
            <text:p>−08.2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5" office:value-type="string" calcext:value-type="string">
            <text:p>New Mexico</text:p>
          </table:table-cell>
          <table:table-cell table:style-name="ce130" office:value-type="float" office:value="37.75" calcext:value-type="float">
            <text:p>37.75</text:p>
          </table:table-cell>
          <table:table-cell office:value-type="float" office:value="23" calcext:value-type="float">
            <text:p>23</text:p>
          </table:table-cell>
          <table:table-cell office:value-type="float" office:value="4139.201" calcext:value-type="float">
            <text:p>4139.201</text:p>
          </table:table-cell>
          <table:table-cell table:style-name="ce133" office:value-type="float" office:value="45" calcext:value-type="float">
            <text:p>45</text:p>
          </table:table-cell>
          <table:table-cell table:style-name="ce48" table:formula="of:=[.BB46]+[.BD46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3</text:p>
          </table:table-cell>
          <table:table-cell table:style-name="ce103" office:value-type="string" calcext:value-type="string">
            <text:p>Alabama</text:p>
          </table:table-cell>
          <table:table-cell table:style-name="ce156" office:value-type="string" calcext:value-type="string">
            <text:p>AL</text:p>
          </table:table-cell>
          <table:table-cell table:style-name="ce103" office:value-type="string" calcext:value-type="string">
            <text:p>6</text:p>
          </table:table-cell>
          <table:table-cell table:style-name="ce425" office:value-type="float" office:value="9" calcext:value-type="float">
            <text:p>9</text:p>
          </table:table-cell>
          <table:table-cell table:style-name="ce107" office:value-type="float" office:value="9" calcext:value-type="float">
            <text:p>9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4" table:formula="of:=VLOOKUP([.J47];[.$N$69:.$O$84];2;1)" office:value-type="float" office:value="7" calcext:value-type="float">
            <text:p>7</text:p>
          </table:table-cell>
          <table:table-cell table:style-name="ce114" table:formula="of:=VLOOKUP([.K47];[.$N$69:.$O$84];2;1)" office:value-type="string" office:string-value="D" calcext:value-type="string">
            <text:p>D</text:p>
          </table:table-cell>
          <table:table-cell table:style-name="ce113" table:formula="of:=COM.MICROSOFT.CONCAT([.L47];[.M47])" office:value-type="string" office:string-value="7D" calcext:value-type="string">
            <text:p>7D</text:p>
          </table:table-cell>
          <table:table-cell table:style-name="ce113" table:formula="of:=[.J47]*[.F47]" office:value-type="float" office:value="63" calcext:value-type="float">
            <text:p>63</text:p>
          </table:table-cell>
          <table:table-cell table:style-name="ce113" table:formula="of:=[.K47]*[.F47]" office:value-type="float" office:value="117" calcext:value-type="float">
            <text:p>117</text:p>
          </table:table-cell>
          <table:table-cell table:style-name="ce113"/>
          <table:table-cell table:style-name="ce480" office:value-type="float" office:value="42" calcext:value-type="float">
            <text:p>42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42" calcext:value-type="float">
            <text:p>42</text:p>
          </table:table-cell>
          <table:table-cell/>
          <table:table-cell table:style-name="ce126" table:formula="of:=[.AM47]" office:value-type="float" office:value="2" calcext:value-type="float">
            <text:p>2</text:p>
          </table:table-cell>
          <table:table-cell table:style-name="ce126" table:formula="of:=[.AU47]" office:value-type="float" office:value="1" calcext:value-type="float">
            <text:p>1</text:p>
          </table:table-cell>
          <table:table-cell table:style-name="ce126" table:formula="of:=[.AY47]" office:value-type="float" office:value="2" calcext:value-type="float">
            <text:p>2</text:p>
          </table:table-cell>
          <table:table-cell table:style-name="ce126" table:formula="of:=[.AD47]" office:value-type="float" office:value="1" calcext:value-type="float">
            <text:p>1</text:p>
          </table:table-cell>
          <table:table-cell table:style-name="ce126" table:formula="of:=[.AH47]" office:value-type="string" office:string-value="1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NY</text:p>
          </table:table-cell>
          <table:table-cell table:style-name="ce192" office:value-type="currency" office:currency="USD" office:value="23321" calcext:value-type="currency">
            <text:p>$23,321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New York</text:p>
          </table:table-cell>
          <table:table-cell table:style-name="ce205" office:value-type="float" office:value="51" calcext:value-type="float">
            <text:p>51</text:p>
          </table:table-cell>
          <table:table-cell table:style-name="ce206" office:value-type="percentage" office:value="0.00648139538450976" calcext:value-type="percentage">
            <text:p>0.6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New York" calcext:value-type="string">
            <text:p>New York.................................................................................</text:p>
          </table:table-cell>
          <table:table-cell table:style-name="ce253" office:value-type="float" office:value="4067.4451" calcext:value-type="float">
            <text:p>4,067 <text:s text:c="3"/></text:p>
          </table:table-cell>
          <table:table-cell table:style-name="ce253" office:value-type="float" office:value="2" calcext:value-type="float">
            <text:p>2 <text:s text:c="3"/></text:p>
          </table:table-cell>
          <table:table-cell table:style-name="ce145" office:value-type="string" calcext:value-type="string">
            <text:p><text:a xlink:href="https://www.welfareinfo.org/poverty-rate/new-york/" xlink:type="simple">New York</text:a> </text:p>
          </table:table-cell>
          <table:table-cell table:style-name="ce218" office:value-type="percentage" office:value="0.151" calcext:value-type="percentage">
            <text:p>15.10%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table:formula="of:=[.AP47]+[.AS47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New York</text:p>
          </table:table-cell>
          <table:table-cell table:style-name="ce133" office:value-type="string" calcext:value-type="string">
            <text:p>−22.49%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5" office:value-type="string" calcext:value-type="string">
            <text:p>New York</text:p>
          </table:table-cell>
          <table:table-cell table:style-name="ce130" office:value-type="float" office:value="46.45" calcext:value-type="float">
            <text:p>46.45</text:p>
          </table:table-cell>
          <table:table-cell office:value-type="float" office:value="19" calcext:value-type="float">
            <text:p>19</text:p>
          </table:table-cell>
          <table:table-cell office:value-type="float" office:value="-907.391" calcext:value-type="float">
            <text:p>-907.391</text:p>
          </table:table-cell>
          <table:table-cell table:style-name="ce133" office:value-type="float" office:value="2" calcext:value-type="float">
            <text:p>2</text:p>
          </table:table-cell>
          <table:table-cell table:style-name="ce48" table:formula="of:=[.BB47]+[.BD47]" office:value-type="float" office:value="21" calcext:value-type="float">
            <text:p>2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4</text:p>
          </table:table-cell>
          <table:table-cell table:style-name="ce103" office:value-type="string" calcext:value-type="string">
            <text:p>Mississippi</text:p>
          </table:table-cell>
          <table:table-cell table:style-name="ce156" office:value-type="string" calcext:value-type="string">
            <text:p>MS</text:p>
          </table:table-cell>
          <table:table-cell table:style-name="ce103" office:value-type="string" calcext:value-type="string">
            <text:p>6</text:p>
          </table:table-cell>
          <table:table-cell table:style-name="ce425" office:value-type="float" office:value="7" calcext:value-type="float">
            <text:p>7</text:p>
          </table:table-cell>
          <table:table-cell table:style-name="ce107" office:value-type="float" office:value="6" calcext:value-type="float">
            <text:p>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14" table:formula="of:=VLOOKUP([.J48];[.$N$69:.$O$84];2;1)" office:value-type="float" office:value="7" calcext:value-type="float">
            <text:p>7</text:p>
          </table:table-cell>
          <table:table-cell table:style-name="ce114" table:formula="of:=VLOOKUP([.K48];[.$N$69:.$O$84];2;1)" office:value-type="string" office:string-value="B" calcext:value-type="string">
            <text:p>B</text:p>
          </table:table-cell>
          <table:table-cell table:style-name="ce113" table:formula="of:=COM.MICROSOFT.CONCAT([.L48];[.M48])" office:value-type="string" office:string-value="7B" calcext:value-type="string">
            <text:p>7B</text:p>
          </table:table-cell>
          <table:table-cell table:style-name="ce113" table:formula="of:=[.J48]*[.F48]" office:value-type="float" office:value="42" calcext:value-type="float">
            <text:p>42</text:p>
          </table:table-cell>
          <table:table-cell table:style-name="ce113" table:formula="of:=[.K48]*[.F48]" office:value-type="float" office:value="66" calcext:value-type="float">
            <text:p>66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51" calcext:value-type="float">
            <text:p>51</text:p>
          </table:table-cell>
          <table:table-cell/>
          <table:table-cell table:style-name="ce126" table:formula="of:=[.AM48]" office:value-type="float" office:value="6" calcext:value-type="float">
            <text:p>6</text:p>
          </table:table-cell>
          <table:table-cell table:style-name="ce126" table:formula="of:=[.AU48]" office:value-type="float" office:value="4" calcext:value-type="float">
            <text:p>4</text:p>
          </table:table-cell>
          <table:table-cell table:style-name="ce126" table:formula="of:=[.AY48]" office:value-type="float" office:value="2" calcext:value-type="float">
            <text:p>2</text:p>
          </table:table-cell>
          <table:table-cell table:style-name="ce126" table:formula="of:=[.AD48]" office:value-type="float" office:value="6" calcext:value-type="float">
            <text:p>6</text:p>
          </table:table-cell>
          <table:table-cell table:style-name="ce126" table:formula="of:=[.AH48]" office:value-type="string" office:string-value="2" calcext:value-type="string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NC</text:p>
          </table:table-cell>
          <table:table-cell table:style-name="ce192" office:value-type="currency" office:currency="USD" office:value="9284" calcext:value-type="currency">
            <text:p>$9,284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North Carolina</text:p>
          </table:table-cell>
          <table:table-cell table:style-name="ce205" office:value-type="float" office:value="29" calcext:value-type="float">
            <text:p>29</text:p>
          </table:table-cell>
          <table:table-cell table:style-name="ce206" office:value-type="percentage" office:value="0.0204021248002951" calcext:value-type="percentage">
            <text:p>2.0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North Carolina" calcext:value-type="string">
            <text:p>North Carolina.................................................................................</text:p>
          </table:table-cell>
          <table:table-cell table:style-name="ce253" office:value-type="float" office:value="1492.8839" calcext:value-type="float">
            <text:p>1,493 <text:s text:c="3"/></text:p>
          </table:table-cell>
          <table:table-cell table:style-name="ce253" office:value-type="float" office:value="45" calcext:value-type="float">
            <text:p>45 <text:s text:c="3"/></text:p>
          </table:table-cell>
          <table:table-cell table:style-name="ce145" office:value-type="string" calcext:value-type="string">
            <text:p><text:a xlink:href="https://www.welfareinfo.org/poverty-rate/north-carolina/" xlink:type="simple">North Carolina</text:a> </text:p>
          </table:table-cell>
          <table:table-cell table:style-name="ce218" office:value-type="percentage" office:value="0.161" calcext:value-type="percentage">
            <text:p>16.10%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table:formula="of:=[.AP48]+[.AS48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North Carolina</text:p>
          </table:table-cell>
          <table:table-cell table:style-name="ce218" office:value-type="percentage" office:value="0.0366" calcext:value-type="percentage">
            <text:p>3.66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North Carolina</text:p>
          </table:table-cell>
          <table:table-cell table:style-name="ce130" office:value-type="float" office:value="57.48" calcext:value-type="float">
            <text:p>57.48</text:p>
          </table:table-cell>
          <table:table-cell office:value-type="float" office:value="16" calcext:value-type="float">
            <text:p>16</text:p>
          </table:table-cell>
          <table:table-cell office:value-type="float" office:value="-691.685" calcext:value-type="float">
            <text:p>-691.685</text:p>
          </table:table-cell>
          <table:table-cell table:style-name="ce133" office:value-type="float" office:value="5" calcext:value-type="float">
            <text:p>5</text:p>
          </table:table-cell>
          <table:table-cell table:style-name="ce48" table:formula="of:=[.BB48]+[.BD48]" office:value-type="float" office:value="21" calcext:value-type="float">
            <text:p>21</text:p>
          </table:table-cell>
          <table:table-cell table:style-name="ce133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35</text:p>
          </table:table-cell>
          <table:table-cell table:style-name="ce103" office:value-type="string" calcext:value-type="string">
            <text:p>Arkansas</text:p>
          </table:table-cell>
          <table:table-cell table:style-name="ce156" office:value-type="string" calcext:value-type="string">
            <text:p>AR</text:p>
          </table:table-cell>
          <table:table-cell table:style-name="ce103" office:value-type="string" calcext:value-type="string">
            <text:p>7</text:p>
          </table:table-cell>
          <table:table-cell table:style-name="ce425" office:value-type="float" office:value="6" calcext:value-type="float">
            <text:p>6</text:p>
          </table:table-cell>
          <table:table-cell table:style-name="ce107" office:value-type="float" office:value="6" calcext:value-type="float">
            <text:p>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4" table:formula="of:=VLOOKUP([.J49];[.$N$69:.$O$84];2;1)" office:value-type="float" office:value="7" calcext:value-type="float">
            <text:p>7</text:p>
          </table:table-cell>
          <table:table-cell table:style-name="ce114" table:formula="of:=VLOOKUP([.K49];[.$N$69:.$O$84];2;1)" office:value-type="string" office:string-value="D" calcext:value-type="string">
            <text:p>D</text:p>
          </table:table-cell>
          <table:table-cell table:style-name="ce113" table:formula="of:=COM.MICROSOFT.CONCAT([.L49];[.M49])" office:value-type="string" office:string-value="7D" calcext:value-type="string">
            <text:p>7D</text:p>
          </table:table-cell>
          <table:table-cell table:style-name="ce113" table:formula="of:=[.J49]*[.F49]" office:value-type="float" office:value="42" calcext:value-type="float">
            <text:p>42</text:p>
          </table:table-cell>
          <table:table-cell table:style-name="ce113" table:formula="of:=[.K49]*[.F49]" office:value-type="float" office:value="78" calcext:value-type="float">
            <text:p>78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31" calcext:value-type="float">
            <text:p>31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49]" office:value-type="float" office:value="3" calcext:value-type="float">
            <text:p>3</text:p>
          </table:table-cell>
          <table:table-cell table:style-name="ce126" table:formula="of:=[.AU49]" office:value-type="float" office:value="6" calcext:value-type="float">
            <text:p>6</text:p>
          </table:table-cell>
          <table:table-cell table:style-name="ce126" table:formula="of:=[.AY49]" office:value-type="float" office:value="5" calcext:value-type="float">
            <text:p>5</text:p>
          </table:table-cell>
          <table:table-cell table:style-name="ce126" table:formula="of:=[.AD49]" office:value-type="float" office:value="3" calcext:value-type="float">
            <text:p>3</text:p>
          </table:table-cell>
          <table:table-cell table:style-name="ce126" table:formula="of:=[.AH49]" office:value-type="string" office:string-value="3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ND</text:p>
          </table:table-cell>
          <table:table-cell table:style-name="ce192" office:value-type="currency" office:currency="USD" office:value="13550" calcext:value-type="currency">
            <text:p>$13,550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North Dakota</text:p>
          </table:table-cell>
          <table:table-cell table:style-name="ce205" office:value-type="float" office:value="34" calcext:value-type="float">
            <text:p>34</text:p>
          </table:table-cell>
          <table:table-cell table:style-name="ce206" office:value-type="percentage" office:value="0.0141886838321269" calcext:value-type="percentage">
            <text:p>1.4%</text:p>
          </table:table-cell>
          <table:table-cell/>
          <table:table-cell table:style-name="ce132" office:value-type="float" office:value="3" calcext:value-type="float">
            <text:p>3</text:p>
          </table:table-cell>
          <table:table-cell table:style-name="ce251" office:value-type="string" office:string-value="North Dakota" calcext:value-type="string">
            <text:p>North Dakota.................................................................................</text:p>
          </table:table-cell>
          <table:table-cell table:style-name="ce253" office:value-type="float" office:value="2049.6187" calcext:value-type="float">
            <text:p>2,050 <text:s text:c="3"/></text:p>
          </table:table-cell>
          <table:table-cell table:style-name="ce253" office:value-type="float" office:value="28" calcext:value-type="float">
            <text:p>28 <text:s text:c="3"/></text:p>
          </table:table-cell>
          <table:table-cell table:style-name="ce145" office:value-type="string" calcext:value-type="string">
            <text:p><text:a xlink:href="https://www.welfareinfo.org/poverty-rate/north-dakota/" xlink:type="simple">North Dakota</text:a> </text:p>
          </table:table-cell>
          <table:table-cell table:style-name="ce218" office:value-type="percentage" office:value="0.11" calcext:value-type="percentage">
            <text:p>11.00%</text:p>
          </table:table-cell>
          <table:table-cell table:style-name="ce219" office:value-type="float" office:value="9" calcext:value-type="float">
            <text:p>9</text:p>
          </table:table-cell>
          <table:table-cell table:style-name="ce219" table:formula="of:=[.AP49]+[.AS49]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North Dakota</text:p>
          </table:table-cell>
          <table:table-cell table:style-name="ce218" office:value-type="percentage" office:value="0.3573" calcext:value-type="percentage">
            <text:p>35.7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North Dakota</text:p>
          </table:table-cell>
          <table:table-cell table:style-name="ce130" office:value-type="float" office:value="27.79" calcext:value-type="float">
            <text:p>27.79</text:p>
          </table:table-cell>
          <table:table-cell office:value-type="float" office:value="35" calcext:value-type="float">
            <text:p>35</text:p>
          </table:table-cell>
          <table:table-cell office:value-type="float" office:value="4296.602" calcext:value-type="float">
            <text:p>4296.602</text:p>
          </table:table-cell>
          <table:table-cell table:style-name="ce133" office:value-type="float" office:value="46" calcext:value-type="float">
            <text:p>46</text:p>
          </table:table-cell>
          <table:table-cell table:style-name="ce48" table:formula="of:=[.BB49]+[.BD49]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103" office:value-type="string" calcext:value-type="string">
            <text:p>36</text:p>
          </table:table-cell>
          <table:table-cell table:style-name="ce103" office:value-type="string" calcext:value-type="string">
            <text:p>Louisiana</text:p>
          </table:table-cell>
          <table:table-cell table:style-name="ce156" office:value-type="string" calcext:value-type="string">
            <text:p>LA</text:p>
          </table:table-cell>
          <table:table-cell table:style-name="ce103" office:value-type="string" calcext:value-type="string">
            <text:p>7</text:p>
          </table:table-cell>
          <table:table-cell table:style-name="ce425" office:value-type="float" office:value="10" calcext:value-type="float">
            <text:p>10</text:p>
          </table:table-cell>
          <table:table-cell table:style-name="ce107" office:value-type="float" office:value="8" calcext:value-type="float">
            <text:p>8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14" table:formula="of:=VLOOKUP([.J50];[.$N$69:.$O$84];2;1)" office:value-type="float" office:value="7" calcext:value-type="float">
            <text:p>7</text:p>
          </table:table-cell>
          <table:table-cell table:style-name="ce114" table:formula="of:=VLOOKUP([.K50];[.$N$69:.$O$84];2;1)" office:value-type="string" office:string-value="B" calcext:value-type="string">
            <text:p>B</text:p>
          </table:table-cell>
          <table:table-cell table:style-name="ce113" table:formula="of:=COM.MICROSOFT.CONCAT([.L50];[.M50])" office:value-type="string" office:string-value="7B" calcext:value-type="string">
            <text:p>7B</text:p>
          </table:table-cell>
          <table:table-cell table:style-name="ce113" table:formula="of:=[.J50]*[.F50]" office:value-type="float" office:value="56" calcext:value-type="float">
            <text:p>56</text:p>
          </table:table-cell>
          <table:table-cell table:style-name="ce113" table:formula="of:=[.K50]*[.F50]" office:value-type="float" office:value="88" calcext:value-type="float">
            <text:p>88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51" calcext:value-type="float">
            <text:p>51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55" calcext:value-type="float">
            <text:p>55</text:p>
          </table:table-cell>
          <table:table-cell table:style-name="ce480" office:value-type="float" office:value="33" calcext:value-type="float">
            <text:p>33</text:p>
          </table:table-cell>
          <table:table-cell/>
          <table:table-cell table:style-name="ce126" table:formula="of:=[.AM50]" office:value-type="float" office:value="3" calcext:value-type="float">
            <text:p>3</text:p>
          </table:table-cell>
          <table:table-cell table:style-name="ce126" table:formula="of:=[.AU50]" office:value-type="float" office:value="4" calcext:value-type="float">
            <text:p>4</text:p>
          </table:table-cell>
          <table:table-cell table:style-name="ce126" table:formula="of:=[.AY50]" office:value-type="float" office:value="5" calcext:value-type="float">
            <text:p>5</text:p>
          </table:table-cell>
          <table:table-cell table:style-name="ce126" table:formula="of:=[.AD50]" office:value-type="float" office:value="3" calcext:value-type="float">
            <text:p>3</text:p>
          </table:table-cell>
          <table:table-cell table:style-name="ce126" table:formula="of:=[.AH50]" office:value-type="string" office:string-value="2" calcext:value-type="string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OH</text:p>
          </table:table-cell>
          <table:table-cell table:style-name="ce192" office:value-type="currency" office:currency="USD" office:value="12959" calcext:value-type="currency">
            <text:p>$12,959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Ohio</text:p>
          </table:table-cell>
          <table:table-cell table:style-name="ce205" office:value-type="float" office:value="32" calcext:value-type="float">
            <text:p>32</text:p>
          </table:table-cell>
          <table:table-cell table:style-name="ce206" office:value-type="percentage" office:value="0.014263646827213" calcext:value-type="percentage">
            <text:p>1.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Ohio" calcext:value-type="string">
            <text:p>Ohio.................................................................................</text:p>
          </table:table-cell>
          <table:table-cell table:style-name="ce253" office:value-type="float" office:value="2533.3805" calcext:value-type="float">
            <text:p>2,533 <text:s text:c="3"/></text:p>
          </table:table-cell>
          <table:table-cell table:style-name="ce253" office:value-type="float" office:value="18" calcext:value-type="float">
            <text:p>18 <text:s text:c="3"/></text:p>
          </table:table-cell>
          <table:table-cell table:style-name="ce145" office:value-type="string" calcext:value-type="string">
            <text:p><text:a xlink:href="https://www.welfareinfo.org/poverty-rate/ohio/" xlink:type="simple">Ohio</text:a> </text:p>
          </table:table-cell>
          <table:table-cell table:style-name="ce218" office:value-type="percentage" office:value="0.149" calcext:value-type="percentage">
            <text:p>14.90%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table:formula="of:=[.AP50]+[.AS50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Ohio" xlink:type="simple">Ohio</text:a></text:p>
          </table:table-cell>
          <table:table-cell table:style-name="ce218" office:value-type="percentage" office:value="0.0813" calcext:value-type="percentage">
            <text:p>8.1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Ohio</text:p>
          </table:table-cell>
          <table:table-cell table:style-name="ce130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905.749" calcext:value-type="float">
            <text:p>2905.749</text:p>
          </table:table-cell>
          <table:table-cell table:style-name="ce133" office:value-type="float" office:value="42" calcext:value-type="float">
            <text:p>42</text:p>
          </table:table-cell>
          <table:table-cell table:style-name="ce48" table:formula="of:=[.BB50]+[.BD50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7</text:p>
          </table:table-cell>
          <table:table-cell table:style-name="ce103" office:value-type="string" calcext:value-type="string">
            <text:p>Oklahoma</text:p>
          </table:table-cell>
          <table:table-cell table:style-name="ce156" office:value-type="string" calcext:value-type="string">
            <text:p>OK</text:p>
          </table:table-cell>
          <table:table-cell table:style-name="ce103" office:value-type="string" calcext:value-type="string">
            <text:p>7</text:p>
          </table:table-cell>
          <table:table-cell table:style-name="ce425" office:value-type="float" office:value="8" calcext:value-type="float">
            <text:p>8</text:p>
          </table:table-cell>
          <table:table-cell table:style-name="ce107" office:value-type="float" office:value="7" calcext:value-type="float">
            <text:p>7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4" table:formula="of:=VLOOKUP([.J51];[.$N$69:.$O$84];2;1)" office:value-type="float" office:value="7" calcext:value-type="float">
            <text:p>7</text:p>
          </table:table-cell>
          <table:table-cell table:style-name="ce114" table:formula="of:=VLOOKUP([.K51];[.$N$69:.$O$84];2;1)" office:value-type="string" office:string-value="D" calcext:value-type="string">
            <text:p>D</text:p>
          </table:table-cell>
          <table:table-cell table:style-name="ce113" table:formula="of:=COM.MICROSOFT.CONCAT([.L51];[.M51])" office:value-type="string" office:string-value="7D" calcext:value-type="string">
            <text:p>7D</text:p>
          </table:table-cell>
          <table:table-cell table:style-name="ce113" table:formula="of:=[.J51]*[.F51]" office:value-type="float" office:value="49" calcext:value-type="float">
            <text:p>49</text:p>
          </table:table-cell>
          <table:table-cell table:style-name="ce113" table:formula="of:=[.K51]*[.F51]" office:value-type="float" office:value="91" calcext:value-type="float">
            <text:p>91</text:p>
          </table:table-cell>
          <table:table-cell table:style-name="ce113"/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42" calcext:value-type="float">
            <text:p>42</text:p>
          </table:table-cell>
          <table:table-cell table:style-name="ce425" office:value-type="float" office:value="22" calcext:value-type="float">
            <text:p>22</text:p>
          </table:table-cell>
          <table:table-cell table:number-columns-repeated="2" table:style-name="ce480" office:value-type="float" office:value="44" calcext:value-type="float">
            <text:p>44</text:p>
          </table:table-cell>
          <table:table-cell/>
          <table:table-cell table:style-name="ce126" table:formula="of:=[.AM51]" office:value-type="float" office:value="5" calcext:value-type="float">
            <text:p>5</text:p>
          </table:table-cell>
          <table:table-cell table:style-name="ce126" table:formula="of:=[.AU51]" office:value-type="float" office:value="6" calcext:value-type="float">
            <text:p>6</text:p>
          </table:table-cell>
          <table:table-cell table:style-name="ce126" table:formula="of:=[.AY51]" office:value-type="float" office:value="5" calcext:value-type="float">
            <text:p>5</text:p>
          </table:table-cell>
          <table:table-cell table:style-name="ce126" table:formula="of:=[.AD51]" office:value-type="float" office:value="6" calcext:value-type="float">
            <text:p>6</text:p>
          </table:table-cell>
          <table:table-cell table:style-name="ce126" table:formula="of:=[.AH51]" office:value-type="string" office:string-value="4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OK</text:p>
          </table:table-cell>
          <table:table-cell table:style-name="ce192" office:value-type="currency" office:currency="USD" office:value="8129" calcext:value-type="currency">
            <text:p>$8,129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Oklahoma</text:p>
          </table:table-cell>
          <table:table-cell table:style-name="ce205" office:value-type="float" office:value="15" calcext:value-type="float">
            <text:p>15</text:p>
          </table:table-cell>
          <table:table-cell table:style-name="ce206" office:value-type="percentage" office:value="0.0333337356876352" calcext:value-type="percentage">
            <text:p>3.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Oklahoma" calcext:value-type="string">
            <text:p>Oklahoma.................................................................................</text:p>
          </table:table-cell>
          <table:table-cell table:style-name="ce253" office:value-type="float" office:value="1776.9504" calcext:value-type="float">
            <text:p>1,777 <text:s text:c="3"/></text:p>
          </table:table-cell>
          <table:table-cell table:style-name="ce253" office:value-type="float" office:value="33" calcext:value-type="float">
            <text:p>33 <text:s text:c="3"/></text:p>
          </table:table-cell>
          <table:table-cell table:style-name="ce145" office:value-type="string" calcext:value-type="string">
            <text:p><text:a xlink:href="https://www.welfareinfo.org/poverty-rate/oklahoma/" xlink:type="simple">Oklahoma</text:a> </text:p>
          </table:table-cell>
          <table:table-cell table:style-name="ce218" office:value-type="percentage" office:value="0.162" calcext:value-type="percentage">
            <text:p>16.20%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table:formula="of:=[.AP51]+[.AS51]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Oklahoma" xlink:type="simple">Okla.</text:a></text:p>
          </table:table-cell>
          <table:table-cell table:style-name="ce218" office:value-type="percentage" office:value="0.3708" calcext:value-type="percentage">
            <text:p>37.08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Oklahoma</text:p>
          </table:table-cell>
          <table:table-cell table:style-name="ce130" office:value-type="float" office:value="20.59" calcext:value-type="float">
            <text:p>20.59</text:p>
          </table:table-cell>
          <table:table-cell office:value-type="float" office:value="43" calcext:value-type="float">
            <text:p>43</text:p>
          </table:table-cell>
          <table:table-cell office:value-type="float" office:value="4568.746" calcext:value-type="float">
            <text:p>4568.746</text:p>
          </table:table-cell>
          <table:table-cell table:style-name="ce133" office:value-type="float" office:value="47" calcext:value-type="float">
            <text:p>47</text:p>
          </table:table-cell>
          <table:table-cell table:style-name="ce48" table:formula="of:=[.BB51]+[.BD51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8</text:p>
          </table:table-cell>
          <table:table-cell table:style-name="ce103" office:value-type="string" calcext:value-type="string">
            <text:p>Texas</text:p>
          </table:table-cell>
          <table:table-cell table:style-name="ce103" office:value-type="string" calcext:value-type="string">
            <text:p>TX</text:p>
          </table:table-cell>
          <table:table-cell table:style-name="ce103" office:value-type="string" calcext:value-type="string">
            <text:p>7</text:p>
          </table:table-cell>
          <table:table-cell table:style-name="ce425" office:value-type="float" office:value="29" calcext:value-type="float">
            <text:p>29</text:p>
          </table:table-cell>
          <table:table-cell table:style-name="ce107" office:value-type="float" office:value="40" calcext:value-type="float">
            <text:p>4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6</text:p>
          </table:table-cell>
          <table:table-cell table:style-name="ce595"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4" table:formula="of:=VLOOKUP([.J52];[.$N$69:.$O$84];2;1)" office:value-type="float" office:value="7" calcext:value-type="float">
            <text:p>7</text:p>
          </table:table-cell>
          <table:table-cell table:style-name="ce114" table:formula="of:=VLOOKUP([.K52];[.$N$69:.$O$84];2;1)" office:value-type="float" office:value="9" calcext:value-type="float">
            <text:p>9</text:p>
          </table:table-cell>
          <table:table-cell table:style-name="ce113" table:formula="of:=COM.MICROSOFT.CONCAT([.L52];[.M52])" office:value-type="string" office:string-value="79" calcext:value-type="string">
            <text:p>79</text:p>
          </table:table-cell>
          <table:table-cell table:style-name="ce113" table:formula="of:=[.J52]*[.F52]" office:value-type="float" office:value="280" calcext:value-type="float">
            <text:p>280</text:p>
          </table:table-cell>
          <table:table-cell table:style-name="ce113" table:formula="of:=[.K52]*[.F52]" office:value-type="float" office:value="360" calcext:value-type="float">
            <text:p>360</text:p>
          </table:table-cell>
          <table:table-cell table:style-name="ce113"/>
          <table:table-cell table:style-name="ce480" office:value-type="float" office:value="54" calcext:value-type="float">
            <text:p>54</text:p>
          </table:table-cell>
          <table:table-cell table:style-name="ce480" office:value-type="float" office:value="61" calcext:value-type="float">
            <text:p>61</text:p>
          </table:table-cell>
          <table:table-cell table:style-name="ce425" office:value-type="float" office:value="22" calcext:value-type="float">
            <text:p>22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26" table:formula="of:=[.AM52]" office:value-type="float" office:value="2" calcext:value-type="float">
            <text:p>2</text:p>
          </table:table-cell>
          <table:table-cell table:style-name="ce126" table:formula="of:=[.AU52]" office:value-type="float" office:value="2" calcext:value-type="float">
            <text:p>2</text:p>
          </table:table-cell>
          <table:table-cell table:style-name="ce126" table:formula="of:=[.AY52]" office:value-type="float" office:value="3" calcext:value-type="float">
            <text:p>3</text:p>
          </table:table-cell>
          <table:table-cell table:style-name="ce126" table:formula="of:=[.AD52]" office:value-type="float" office:value="4" calcext:value-type="float">
            <text:p>4</text:p>
          </table:table-cell>
          <table:table-cell table:style-name="ce126" table:formula="of:=[.AH52]" office:value-type="string" office:string-value="1" calcext:value-type="string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OR</text:p>
          </table:table-cell>
          <table:table-cell table:style-name="ce192" office:value-type="currency" office:currency="USD" office:value="11340" calcext:value-type="currency">
            <text:p>$11,340.00</text:p>
          </table:table-cell>
          <table:table-cell table:style-name="ce192"/>
          <table:table-cell table:style-name="ce241" office:value-type="string" calcext:value-type="string">
            <text:p>1</text:p>
          </table:table-cell>
          <table:table-cell table:style-name="ce204" office:value-type="string" calcext:value-type="string">
            <text:p>Oregon</text:p>
          </table:table-cell>
          <table:table-cell table:style-name="ce205" office:value-type="float" office:value="50" calcext:value-type="float">
            <text:p>50</text:p>
          </table:table-cell>
          <table:table-cell table:style-name="ce206" office:value-type="percentage" office:value="0.00653082308040805" calcext:value-type="percentage">
            <text:p>0.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Oregon" calcext:value-type="string">
            <text:p>Oregon.................................................................................</text:p>
          </table:table-cell>
          <table:table-cell table:style-name="ce253" office:value-type="float" office:value="2878.2692" calcext:value-type="float">
            <text:p>2,878 <text:s text:c="3"/></text:p>
          </table:table-cell>
          <table:table-cell table:style-name="ce253" office:value-type="float" office:value="10" calcext:value-type="float">
            <text:p>10 <text:s text:c="3"/></text:p>
          </table:table-cell>
          <table:table-cell table:style-name="ce145" office:value-type="string" calcext:value-type="string">
            <text:p><text:a xlink:href="https://www.welfareinfo.org/poverty-rate/oregon/" xlink:type="simple">Oregon</text:a> </text:p>
          </table:table-cell>
          <table:table-cell table:style-name="ce218" office:value-type="percentage" office:value="0.149" calcext:value-type="percentage">
            <text:p>14.90%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table:formula="of:=[.AP52]+[.AS5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<text:a xlink:href="https://en.wikipedia.org/wiki/2016_United_States_presidential_election_in_Oregon" xlink:type="simple">Ore.</text:a></text:p>
          </table:table-cell>
          <table:table-cell table:style-name="ce133" office:value-type="string" calcext:value-type="string">
            <text:p>−10.98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Oregon</text:p>
          </table:table-cell>
          <table:table-cell table:style-name="ce130" office:value-type="float" office:value="30.74" calcext:value-type="float">
            <text:p>30.74</text:p>
          </table:table-cell>
          <table:table-cell office:value-type="float" office:value="29" calcext:value-type="float">
            <text:p>29</text:p>
          </table:table-cell>
          <table:table-cell office:value-type="float" office:value="-425.831" calcext:value-type="float">
            <text:p>-425.831</text:p>
          </table:table-cell>
          <table:table-cell table:style-name="ce133" office:value-type="float" office:value="12" calcext:value-type="float">
            <text:p>12</text:p>
          </table:table-cell>
          <table:table-cell table:style-name="ce48" table:formula="of:=[.BB52]+[.BD52]" office:value-type="float" office:value="41" calcext:value-type="float">
            <text:p>41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39</text:p>
          </table:table-cell>
          <table:table-cell table:style-name="ce103" office:value-type="string" calcext:value-type="string">
            <text:p>Montana</text:p>
          </table:table-cell>
          <table:table-cell table:style-name="ce156" office:value-type="string" calcext:value-type="string">
            <text:p>MT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4" table:formula="of:=VLOOKUP([.J53];[.$N$69:.$O$84];2;1)" office:value-type="float" office:value="7" calcext:value-type="float">
            <text:p>7</text:p>
          </table:table-cell>
          <table:table-cell table:style-name="ce114" table:formula="of:=VLOOKUP([.K53];[.$N$69:.$O$84];2;1)" office:value-type="string" office:string-value="A" calcext:value-type="string">
            <text:p>A</text:p>
          </table:table-cell>
          <table:table-cell table:style-name="ce113" table:formula="of:=COM.MICROSOFT.CONCAT([.L53];[.M53])" office:value-type="string" office:string-value="7A" calcext:value-type="string">
            <text:p>7A</text:p>
          </table:table-cell>
          <table:table-cell table:style-name="ce113" table:formula="of:=[.J53]*[.F53]" office:value-type="float" office:value="28" calcext:value-type="float">
            <text:p>28</text:p>
          </table:table-cell>
          <table:table-cell table:style-name="ce113" table:formula="of:=[.K53]*[.F53]" office:value-type="float" office:value="40" calcext:value-type="float">
            <text:p>40</text:p>
          </table:table-cell>
          <table:table-cell table:style-name="ce113"/>
          <table:table-cell table:style-name="ce480" office:value-type="float" office:value="32" calcext:value-type="float">
            <text:p>32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33" calcext:value-type="float">
            <text:p>33</text:p>
          </table:table-cell>
          <table:table-cell table:number-columns-repeated="2" table:style-name="ce480" office:value-type="float" office:value="33" calcext:value-type="float">
            <text:p>33</text:p>
          </table:table-cell>
          <table:table-cell/>
          <table:table-cell table:style-name="ce126" table:formula="of:=[.AM53]" office:value-type="float" office:value="2" calcext:value-type="float">
            <text:p>2</text:p>
          </table:table-cell>
          <table:table-cell table:style-name="ce126" table:formula="of:=[.AU53]" office:value-type="float" office:value="4" calcext:value-type="float">
            <text:p>4</text:p>
          </table:table-cell>
          <table:table-cell table:style-name="ce126" table:formula="of:=[.AY53]" office:value-type="float" office:value="4" calcext:value-type="float">
            <text:p>4</text:p>
          </table:table-cell>
          <table:table-cell table:style-name="ce126" table:formula="of:=[.AD53]" office:value-type="float" office:value="2" calcext:value-type="float">
            <text:p>2</text:p>
          </table:table-cell>
          <table:table-cell table:style-name="ce126" table:formula="of:=[.AH53]" office:value-type="string" office:string-value="3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PA</text:p>
          </table:table-cell>
          <table:table-cell table:style-name="ce192" office:value-type="currency" office:currency="USD" office:value="16339" calcext:value-type="currency">
            <text:p>$16,339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Pennsylvania</text:p>
          </table:table-cell>
          <table:table-cell table:style-name="ce205" office:value-type="float" office:value="24" calcext:value-type="float">
            <text:p>24</text:p>
          </table:table-cell>
          <table:table-cell table:style-name="ce206" office:value-type="percentage" office:value="0.0221327345942631" calcext:value-type="percentage">
            <text:p>2.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Pennsylvania" calcext:value-type="string">
            <text:p>Pennsylvania.................................................................................</text:p>
          </table:table-cell>
          <table:table-cell table:style-name="ce253" office:value-type="float" office:value="2783.714" calcext:value-type="float">
            <text:p>2,784 <text:s text:c="3"/></text:p>
          </table:table-cell>
          <table:table-cell table:style-name="ce253" office:value-type="float" office:value="11" calcext:value-type="float">
            <text:p>11 <text:s text:c="3"/></text:p>
          </table:table-cell>
          <table:table-cell table:style-name="ce145" office:value-type="string" calcext:value-type="string">
            <text:p><text:a xlink:href="https://www.welfareinfo.org/poverty-rate/pennsylvania/" xlink:type="simple">Pennsylvania</text:a> </text:p>
          </table:table-cell>
          <table:table-cell table:style-name="ce218" office:value-type="percentage" office:value="0.131" calcext:value-type="percentage">
            <text:p>13.10%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table:formula="of:=[.AP53]+[.AS53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Pennsylvania" xlink:type="simple">Pa.</text:a></text:p>
          </table:table-cell>
          <table:table-cell table:style-name="ce218" office:value-type="percentage" office:value="0.0072" calcext:value-type="percentage">
            <text:p>0.7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Pennsylvania</text:p>
          </table:table-cell>
          <table:table-cell table:style-name="ce130" office:value-type="float" office:value="63.28" calcext:value-type="float">
            <text:p>63.28</text:p>
          </table:table-cell>
          <table:table-cell office:value-type="float" office:value="15" calcext:value-type="float">
            <text:p>15</text:p>
          </table:table-cell>
          <table:table-cell office:value-type="float" office:value="7513.939" calcext:value-type="float">
            <text:p>7513.939</text:p>
          </table:table-cell>
          <table:table-cell table:style-name="ce133" office:value-type="float" office:value="50" calcext:value-type="float">
            <text:p>50</text:p>
          </table:table-cell>
          <table:table-cell table:style-name="ce48" table:formula="of:=[.BB53]+[.BD53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0</text:p>
          </table:table-cell>
          <table:table-cell table:style-name="ce103" office:value-type="string" calcext:value-type="string">
            <text:p>Idaho</text:p>
          </table:table-cell>
          <table:table-cell table:style-name="ce156" office:value-type="string" calcext:value-type="string">
            <text:p>ID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14" table:formula="of:=VLOOKUP([.J54];[.$N$69:.$O$84];2;1)" office:value-type="float" office:value="7" calcext:value-type="float">
            <text:p>7</text:p>
          </table:table-cell>
          <table:table-cell table:style-name="ce114" table:formula="of:=VLOOKUP([.K54];[.$N$69:.$O$84];2;1)" office:value-type="string" office:string-value="D" calcext:value-type="string">
            <text:p>D</text:p>
          </table:table-cell>
          <table:table-cell table:style-name="ce113" table:formula="of:=COM.MICROSOFT.CONCAT([.L54];[.M54])" office:value-type="string" office:string-value="7D" calcext:value-type="string">
            <text:p>7D</text:p>
          </table:table-cell>
          <table:table-cell table:style-name="ce113" table:formula="of:=[.J54]*[.F54]" office:value-type="float" office:value="28" calcext:value-type="float">
            <text:p>28</text:p>
          </table:table-cell>
          <table:table-cell table:style-name="ce113" table:formula="of:=[.K54]*[.F54]" office:value-type="float" office:value="52" calcext:value-type="float">
            <text:p>52</text:p>
          </table:table-cell>
          <table:table-cell table:style-name="ce113"/>
          <table:table-cell table:style-name="ce480" office:value-type="float" office:value="31" calcext:value-type="float">
            <text:p>31</text:p>
          </table:table-cell>
          <table:table-cell table:style-name="ce480" office:value-type="float" office:value="43" calcext:value-type="float">
            <text:p>4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4" calcext:value-type="float">
            <text:p>34</text:p>
          </table:table-cell>
          <table:table-cell/>
          <table:table-cell table:style-name="ce126" table:formula="of:=[.AM54]" office:value-type="float" office:value="1" calcext:value-type="float">
            <text:p>1</text:p>
          </table:table-cell>
          <table:table-cell table:style-name="ce126" table:formula="of:=[.AU54]" office:value-type="float" office:value="2" calcext:value-type="float">
            <text:p>2</text:p>
          </table:table-cell>
          <table:table-cell table:style-name="ce126" table:formula="of:=[.AY54]" office:value-type="float" office:value="5" calcext:value-type="float">
            <text:p>5</text:p>
          </table:table-cell>
          <table:table-cell table:style-name="ce126" table:formula="of:=[.AD54]" office:value-type="float" office:value="2" calcext:value-type="float">
            <text:p>2</text:p>
          </table:table-cell>
          <table:table-cell table:style-name="ce126" table:formula="of:=[.AH54]" office:value-type="string" office:string-value="3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RI</text:p>
          </table:table-cell>
          <table:table-cell table:style-name="ce192" office:value-type="currency" office:currency="USD" office:value="16896" calcext:value-type="currency">
            <text:p>$16,896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Rhode Island</text:p>
          </table:table-cell>
          <table:table-cell table:style-name="ce205" office:value-type="float" office:value="22" calcext:value-type="float">
            <text:p>22</text:p>
          </table:table-cell>
          <table:table-cell table:style-name="ce206" office:value-type="percentage" office:value="0.0236903705861875" calcext:value-type="percentage">
            <text:p>2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Rhode Island" calcext:value-type="string">
            <text:p>Rhode Island.................................................................................</text:p>
          </table:table-cell>
          <table:table-cell table:style-name="ce253" office:value-type="float" office:value="3103.512" calcext:value-type="float">
            <text:p>3,104 <text:s text:c="3"/></text:p>
          </table:table-cell>
          <table:table-cell table:style-name="ce253" office:value-type="float" office:value="6" calcext:value-type="float">
            <text:p>6 <text:s text:c="3"/></text:p>
          </table:table-cell>
          <table:table-cell table:style-name="ce145" office:value-type="string" calcext:value-type="string">
            <text:p><text:a xlink:href="https://www.welfareinfo.org/poverty-rate/rhode-island/" xlink:type="simple">Rhode Island</text:a> </text:p>
          </table:table-cell>
          <table:table-cell table:style-name="ce218" office:value-type="percentage" office:value="0.134" calcext:value-type="percentage">
            <text:p>13.40%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table:formula="of:=[.AP54]+[.AS54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<text:a xlink:href="https://en.wikipedia.org/wiki/2016_United_States_presidential_election_in_Rhode_Island" xlink:type="simple">R.I.</text:a></text:p>
          </table:table-cell>
          <table:table-cell table:style-name="ce133" office:value-type="string" calcext:value-type="string">
            <text:p>−15.5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Rhode Island</text:p>
          </table:table-cell>
          <table:table-cell table:style-name="ce130" office:value-type="float" office:value="23.91" calcext:value-type="float">
            <text:p>23.91</text:p>
          </table:table-cell>
          <table:table-cell office:value-type="float" office:value="39" calcext:value-type="float">
            <text:p>39</text:p>
          </table:table-cell>
          <table:table-cell office:value-type="float" office:value="-8.794" calcext:value-type="float">
            <text:p>-8.794</text:p>
          </table:table-cell>
          <table:table-cell table:style-name="ce133" office:value-type="float" office:value="32" calcext:value-type="float">
            <text:p>32</text:p>
          </table:table-cell>
          <table:table-cell table:style-name="ce48" table:formula="of:=[.BB54]+[.BD54]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41</text:p>
          </table:table-cell>
          <table:table-cell table:style-name="ce103" office:value-type="string" calcext:value-type="string">
            <text:p>Wyoming</text:p>
          </table:table-cell>
          <table:table-cell table:style-name="ce156" office:value-type="string" calcext:value-type="string">
            <text:p>WY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14" table:formula="of:=VLOOKUP([.J55];[.$N$69:.$O$84];2;1)" office:value-type="float" office:value="5" calcext:value-type="float">
            <text:p>5</text:p>
          </table:table-cell>
          <table:table-cell table:style-name="ce114" table:formula="of:=VLOOKUP([.K55];[.$N$69:.$O$84];2;1)" office:value-type="string" office:string-value="F" calcext:value-type="string">
            <text:p>F</text:p>
          </table:table-cell>
          <table:table-cell table:style-name="ce113" table:formula="of:=COM.MICROSOFT.CONCAT([.L55];[.M55])" office:value-type="string" office:string-value="5F" calcext:value-type="string">
            <text:p>5F</text:p>
          </table:table-cell>
          <table:table-cell table:style-name="ce113" table:formula="of:=[.J55]*[.F55]" office:value-type="float" office:value="15" calcext:value-type="float">
            <text:p>15</text:p>
          </table:table-cell>
          <table:table-cell table:style-name="ce113" table:formula="of:=[.K55]*[.F55]" office:value-type="float" office:value="45" calcext:value-type="float">
            <text:p>45</text:p>
          </table:table-cell>
          <table:table-cell table:style-name="ce113"/>
          <table:table-cell table:number-columns-repeated="2" table:style-name="ce480" office:value-type="float" office:value="44" calcext:value-type="float">
            <text:p>4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26" table:formula="of:=[.AM55]" office:value-type="float" office:value="6" calcext:value-type="float">
            <text:p>6</text:p>
          </table:table-cell>
          <table:table-cell table:style-name="ce126" table:formula="of:=[.AU55]" office:value-type="float" office:value="5" calcext:value-type="float">
            <text:p>5</text:p>
          </table:table-cell>
          <table:table-cell table:style-name="ce126" table:formula="of:=[.AY55]" office:value-type="float" office:value="3" calcext:value-type="float">
            <text:p>3</text:p>
          </table:table-cell>
          <table:table-cell table:style-name="ce126" table:formula="of:=[.AD55]" office:value-type="float" office:value="5" calcext:value-type="float">
            <text:p>5</text:p>
          </table:table-cell>
          <table:table-cell table:style-name="ce126" table:formula="of:=[.AH55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SC</text:p>
          </table:table-cell>
          <table:table-cell table:style-name="ce192" office:value-type="currency" office:currency="USD" office:value="10658" calcext:value-type="currency">
            <text:p>$10,658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South Carolina</text:p>
          </table:table-cell>
          <table:table-cell table:style-name="ce205" office:value-type="float" office:value="23" calcext:value-type="float">
            <text:p>23</text:p>
          </table:table-cell>
          <table:table-cell table:style-name="ce206" office:value-type="percentage" office:value="0.0234735180513778" calcext:value-type="percentage">
            <text:p>2.3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South Carolina" calcext:value-type="string">
            <text:p>South Carolina.................................................................................</text:p>
          </table:table-cell>
          <table:table-cell table:style-name="ce253" office:value-type="float" office:value="1607.6571" calcext:value-type="float">
            <text:p>1,608 <text:s text:c="3"/></text:p>
          </table:table-cell>
          <table:table-cell table:style-name="ce253" office:value-type="float" office:value="40" calcext:value-type="float">
            <text:p>40 <text:s text:c="3"/></text:p>
          </table:table-cell>
          <table:table-cell table:style-name="ce145" office:value-type="string" calcext:value-type="string">
            <text:p><text:a xlink:href="https://www.welfareinfo.org/poverty-rate/south-carolina/" xlink:type="simple">South Carolina</text:a> </text:p>
          </table:table-cell>
          <table:table-cell table:style-name="ce218" office:value-type="percentage" office:value="0.166" calcext:value-type="percentage">
            <text:p>16.60%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table:formula="of:=[.AP55]+[.AS55]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South_Carolina" xlink:type="simple">S.C.</text:a></text:p>
          </table:table-cell>
          <table:table-cell table:style-name="ce218" office:value-type="percentage" office:value="0.1427" calcext:value-type="percentage">
            <text:p>14.27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South Carolina</text:p>
          </table:table-cell>
          <table:table-cell table:style-name="ce130" office:value-type="float" office:value="20.82" calcext:value-type="float">
            <text:p>20.82</text:p>
          </table:table-cell>
          <table:table-cell office:value-type="float" office:value="42" calcext:value-type="float">
            <text:p>42</text:p>
          </table:table-cell>
          <table:table-cell office:value-type="float" office:value="-735.668" calcext:value-type="float">
            <text:p>-735.668</text:p>
          </table:table-cell>
          <table:table-cell table:style-name="ce133" office:value-type="float" office:value="4" calcext:value-type="float">
            <text:p>4</text:p>
          </table:table-cell>
          <table:table-cell table:style-name="ce48" table:formula="of:=[.BB55]+[.BD55]" office:value-type="float" office:value="46" calcext:value-type="float">
            <text:p>46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2</text:p>
          </table:table-cell>
          <table:table-cell table:style-name="ce103" office:value-type="string" calcext:value-type="string">
            <text:p>Colorado</text:p>
          </table:table-cell>
          <table:table-cell table:style-name="ce103" office:value-type="string" calcext:value-type="string">
            <text:p>CO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8" calcext:value-type="float">
            <text:p>8</text:p>
          </table:table-cell>
          <table:table-cell table:style-name="ce107" office:value-type="float" office:value="10" calcext:value-type="float">
            <text:p>10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56];[.$N$69:.$O$84];2;1)" office:value-type="float" office:value="9" calcext:value-type="float">
            <text:p>9</text:p>
          </table:table-cell>
          <table:table-cell table:style-name="ce114" table:formula="of:=VLOOKUP([.K56];[.$N$69:.$O$84];2;1)" office:value-type="float" office:value="7" calcext:value-type="float">
            <text:p>7</text:p>
          </table:table-cell>
          <table:table-cell table:style-name="ce113" table:formula="of:=COM.MICROSOFT.CONCAT([.L56];[.M56])" office:value-type="string" office:string-value="97" calcext:value-type="string">
            <text:p>97</text:p>
          </table:table-cell>
          <table:table-cell table:style-name="ce113" table:formula="of:=[.J56]*[.F56]" office:value-type="float" office:value="90" calcext:value-type="float">
            <text:p>90</text:p>
          </table:table-cell>
          <table:table-cell table:style-name="ce113" table:formula="of:=[.K56]*[.F56]" office:value-type="float" office:value="70" calcext:value-type="float">
            <text:p>70</text:p>
          </table:table-cell>
          <table:table-cell table:style-name="ce113"/>
          <table:table-cell table:style-name="ce480" office:value-type="float" office:value="64" calcext:value-type="float">
            <text:p>64</text:p>
          </table:table-cell>
          <table:table-cell table:style-name="ce480" office:value-type="float" office:value="62" calcext:value-type="float">
            <text:p>62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26" table:formula="of:=[.AM56]" office:value-type="float" office:value="5" calcext:value-type="float">
            <text:p>5</text:p>
          </table:table-cell>
          <table:table-cell table:style-name="ce126" table:formula="of:=[.AU56]" office:value-type="float" office:value="6" calcext:value-type="float">
            <text:p>6</text:p>
          </table:table-cell>
          <table:table-cell table:style-name="ce126" table:formula="of:=[.AY56]" office:value-type="float" office:value="4" calcext:value-type="float">
            <text:p>4</text:p>
          </table:table-cell>
          <table:table-cell table:style-name="ce126" table:formula="of:=[.AD56]" office:value-type="float" office:value="5" calcext:value-type="float">
            <text:p>5</text:p>
          </table:table-cell>
          <table:table-cell table:style-name="ce126" table:formula="of:=[.AH56]" office:value-type="string" office:string-value="3" calcext:value-type="string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SD</text:p>
          </table:table-cell>
          <table:table-cell table:style-name="ce192" office:value-type="currency" office:currency="USD" office:value="10178" calcext:value-type="currency">
            <text:p>$10,178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South Dakota</text:p>
          </table:table-cell>
          <table:table-cell table:style-name="ce205" office:value-type="float" office:value="45" calcext:value-type="float">
            <text:p>45</text:p>
          </table:table-cell>
          <table:table-cell table:style-name="ce206" office:value-type="percentage" office:value="0.0109749414643545" calcext:value-type="percentage">
            <text:p>1.1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South Dakota" calcext:value-type="string">
            <text:p>South Dakota.................................................................................</text:p>
          </table:table-cell>
          <table:table-cell table:style-name="ce253" office:value-type="float" office:value="1359.4468" calcext:value-type="float">
            <text:p>1,359 <text:s text:c="3"/></text:p>
          </table:table-cell>
          <table:table-cell table:style-name="ce253" office:value-type="float" office:value="47" calcext:value-type="float">
            <text:p>47 <text:s text:c="3"/></text:p>
          </table:table-cell>
          <table:table-cell table:style-name="ce145" office:value-type="string" calcext:value-type="string">
            <text:p><text:a xlink:href="https://www.welfareinfo.org/poverty-rate/south-dakota/" xlink:type="simple">South Dakota</text:a> </text:p>
          </table:table-cell>
          <table:table-cell table:style-name="ce218" office:value-type="percentage" office:value="0.139" calcext:value-type="percentage">
            <text:p>13.90%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table:formula="of:=[.AP56]+[.AS56]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South_Dakota" xlink:type="simple">S.D.</text:a></text:p>
          </table:table-cell>
          <table:table-cell table:style-name="ce218" office:value-type="percentage" office:value="0.2979" calcext:value-type="percentage">
            <text:p>29.7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South Dakota</text:p>
          </table:table-cell>
          <table:table-cell table:style-name="ce130" office:value-type="float" office:value="28.04" calcext:value-type="float">
            <text:p>28.04</text:p>
          </table:table-cell>
          <table:table-cell office:value-type="float" office:value="34" calcext:value-type="float">
            <text:p>34</text:p>
          </table:table-cell>
          <table:table-cell office:value-type="float" office:value="-254.855" calcext:value-type="float">
            <text:p>-254.855</text:p>
          </table:table-cell>
          <table:table-cell table:style-name="ce133" office:value-type="float" office:value="17" calcext:value-type="float">
            <text:p>17</text:p>
          </table:table-cell>
          <table:table-cell table:style-name="ce48" table:formula="of:=[.BB56]+[.BD56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43</text:p>
          </table:table-cell>
          <table:table-cell table:style-name="ce103" office:value-type="string" calcext:value-type="string">
            <text:p>New Mexico</text:p>
          </table:table-cell>
          <table:table-cell table:style-name="ce156" office:value-type="string" calcext:value-type="string">
            <text:p>NM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5" calcext:value-type="float">
            <text:p>5</text:p>
          </table:table-cell>
          <table:table-cell table:style-name="ce107" office:value-type="float" office:value="5" calcext:value-type="float">
            <text:p>5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57];[.$N$69:.$O$84];2;1)" office:value-type="float" office:value="9" calcext:value-type="float">
            <text:p>9</text:p>
          </table:table-cell>
          <table:table-cell table:style-name="ce114" table:formula="of:=VLOOKUP([.K57];[.$N$69:.$O$84];2;1)" office:value-type="float" office:value="7" calcext:value-type="float">
            <text:p>7</text:p>
          </table:table-cell>
          <table:table-cell table:style-name="ce113" table:formula="of:=COM.MICROSOFT.CONCAT([.L57];[.M57])" office:value-type="string" office:string-value="97" calcext:value-type="string">
            <text:p>97</text:p>
          </table:table-cell>
          <table:table-cell table:style-name="ce113" table:formula="of:=[.J57]*[.F57]" office:value-type="float" office:value="45" calcext:value-type="float">
            <text:p>45</text:p>
          </table:table-cell>
          <table:table-cell table:style-name="ce113" table:formula="of:=[.K57]*[.F57]" office:value-type="float" office:value="35" calcext:value-type="float">
            <text:p>35</text:p>
          </table:table-cell>
          <table:table-cell table:style-name="ce113"/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41" calcext:value-type="float">
            <text:p>41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2" calcext:value-type="float">
            <text:p>62</text:p>
          </table:table-cell>
          <table:table-cell/>
          <table:table-cell table:style-name="ce126" table:formula="of:=[.AM57]" office:value-type="float" office:value="5" calcext:value-type="float">
            <text:p>5</text:p>
          </table:table-cell>
          <table:table-cell table:style-name="ce126" table:formula="of:=[.AU57]" office:value-type="float" office:value="6" calcext:value-type="float">
            <text:p>6</text:p>
          </table:table-cell>
          <table:table-cell table:style-name="ce126" table:formula="of:=[.AY57]" office:value-type="float" office:value="3" calcext:value-type="float">
            <text:p>3</text:p>
          </table:table-cell>
          <table:table-cell table:style-name="ce126" table:formula="of:=[.AD57]" office:value-type="float" office:value="6" calcext:value-type="float">
            <text:p>6</text:p>
          </table:table-cell>
          <table:table-cell table:style-name="ce126" table:formula="of:=[.AH57]" office:value-type="string" office:string-value="3" calcext:value-type="string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TN</text:p>
          </table:table-cell>
          <table:table-cell table:style-name="ce192" office:value-type="currency" office:currency="USD" office:value="9546" calcext:value-type="currency">
            <text:p>$9,546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Tennessee</text:p>
          </table:table-cell>
          <table:table-cell table:style-name="ce205" office:value-type="float" office:value="38" calcext:value-type="float">
            <text:p>38</text:p>
          </table:table-cell>
          <table:table-cell table:style-name="ce206" office:value-type="percentage" office:value="0.0133682631980211" calcext:value-type="percentage">
            <text:p>1.3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1" office:value-type="string" office:string-value="Tennessee" calcext:value-type="string">
            <text:p>Tennessee.................................................................................</text:p>
          </table:table-cell>
          <table:table-cell table:style-name="ce253" office:value-type="float" office:value="1853.1581" calcext:value-type="float">
            <text:p>1,853 <text:s text:c="3"/></text:p>
          </table:table-cell>
          <table:table-cell table:style-name="ce253" office:value-type="float" office:value="31" calcext:value-type="float">
            <text:p>31 <text:s text:c="3"/></text:p>
          </table:table-cell>
          <table:table-cell table:style-name="ce145" office:value-type="string" calcext:value-type="string">
            <text:p><text:a xlink:href="https://www.welfareinfo.org/poverty-rate/tennessee/" xlink:type="simple">Tennessee</text:a> </text:p>
          </table:table-cell>
          <table:table-cell table:style-name="ce218" office:value-type="percentage" office:value="0.167" calcext:value-type="percentage">
            <text:p>16.70%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table:formula="of:=[.AP57]+[.AS57]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Tennessee" xlink:type="simple">Tenn.</text:a></text:p>
          </table:table-cell>
          <table:table-cell table:style-name="ce218" office:value-type="percentage" office:value="0.2601" calcext:value-type="percentage">
            <text:p>26.01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1" office:value-type="string" calcext:value-type="string">
            <text:p>Tennessee</text:p>
          </table:table-cell>
          <table:table-cell table:style-name="ce130" office:value-type="float" office:value="30.42" calcext:value-type="float">
            <text:p>30.42</text:p>
          </table:table-cell>
          <table:table-cell office:value-type="float" office:value="31" calcext:value-type="float">
            <text:p>31</text:p>
          </table:table-cell>
          <table:table-cell office:value-type="float" office:value="-538.198" calcext:value-type="float">
            <text:p>-538.198</text:p>
          </table:table-cell>
          <table:table-cell table:style-name="ce133" office:value-type="float" office:value="8" calcext:value-type="float">
            <text:p>8</text:p>
          </table:table-cell>
          <table:table-cell table:style-name="ce48" table:formula="of:=[.BB57]+[.BD57]" office:value-type="float" office:value="39" calcext:value-type="float">
            <text:p>39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4</text:p>
          </table:table-cell>
          <table:table-cell table:style-name="ce103" office:value-type="string" calcext:value-type="string">
            <text:p>Arizona</text:p>
          </table:table-cell>
          <table:table-cell table:style-name="ce103" office:value-type="string" calcext:value-type="string">
            <text:p>AZ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7" calcext:value-type="float">
            <text:p>7</text:p>
          </table:table-cell>
          <table:table-cell table:style-name="ce107" office:value-type="float" office:value="11" calcext:value-type="float">
            <text:p>11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58];[.$N$69:.$O$84];2;1)" office:value-type="float" office:value="7" calcext:value-type="float">
            <text:p>7</text:p>
          </table:table-cell>
          <table:table-cell table:style-name="ce114" table:formula="of:=VLOOKUP([.K58];[.$N$69:.$O$84];2;1)" office:value-type="float" office:value="7" calcext:value-type="float">
            <text:p>7</text:p>
          </table:table-cell>
          <table:table-cell table:style-name="ce113" table:formula="of:=COM.MICROSOFT.CONCAT([.L58];[.M58])" office:value-type="string" office:string-value="77" calcext:value-type="string">
            <text:p>77</text:p>
          </table:table-cell>
          <table:table-cell table:style-name="ce113" table:formula="of:=[.J58]*[.F58]" office:value-type="float" office:value="77" calcext:value-type="float">
            <text:p>77</text:p>
          </table:table-cell>
          <table:table-cell table:style-name="ce113" table:formula="of:=[.K58]*[.F58]" office:value-type="float" office:value="77" calcext:value-type="float">
            <text:p>77</text:p>
          </table:table-cell>
          <table:table-cell table:style-name="ce113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63" calcext:value-type="float">
            <text:p>63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2" calcext:value-type="float">
            <text:p>52</text:p>
          </table:table-cell>
          <table:table-cell/>
          <table:table-cell table:style-name="ce126" table:formula="of:=[.AM58]" office:value-type="float" office:value="6" calcext:value-type="float">
            <text:p>6</text:p>
          </table:table-cell>
          <table:table-cell table:style-name="ce126" table:formula="of:=[.AU58]" office:value-type="float" office:value="5" calcext:value-type="float">
            <text:p>5</text:p>
          </table:table-cell>
          <table:table-cell table:style-name="ce126" table:formula="of:=[.AY58]" office:value-type="float" office:value="5" calcext:value-type="float">
            <text:p>5</text:p>
          </table:table-cell>
          <table:table-cell table:style-name="ce126" table:formula="of:=[.AD58]" office:value-type="float" office:value="6" calcext:value-type="float">
            <text:p>6</text:p>
          </table:table-cell>
          <table:table-cell table:style-name="ce126" table:formula="of:=[.AH58]" office:value-type="string" office:string-value="4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TX</text:p>
          </table:table-cell>
          <table:table-cell table:style-name="ce192" office:value-type="currency" office:currency="USD" office:value="9613" calcext:value-type="currency">
            <text:p>$9,613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Texas</text:p>
          </table:table-cell>
          <table:table-cell table:style-name="ce205" office:value-type="float" office:value="16" calcext:value-type="float">
            <text:p>16</text:p>
          </table:table-cell>
          <table:table-cell table:style-name="ce206" office:value-type="percentage" office:value="0.029429502950426" calcext:value-type="percentage">
            <text:p>2.9%</text:p>
          </table:table-cell>
          <table:table-cell/>
          <table:table-cell office:value-type="float" office:value="6" calcext:value-type="float">
            <text:p>6</text:p>
          </table:table-cell>
          <table:table-cell table:style-name="ce251" office:value-type="string" office:string-value="Texas" calcext:value-type="string">
            <text:p>Texas.................................................................................</text:p>
          </table:table-cell>
          <table:table-cell table:style-name="ce253" office:value-type="float" office:value="1427.514" calcext:value-type="float">
            <text:p>1,428 <text:s text:c="3"/></text:p>
          </table:table-cell>
          <table:table-cell table:style-name="ce253" office:value-type="float" office:value="46" calcext:value-type="float">
            <text:p>46 <text:s text:c="3"/></text:p>
          </table:table-cell>
          <table:table-cell table:style-name="ce145" office:value-type="string" calcext:value-type="string">
            <text:p><text:a xlink:href="https://www.welfareinfo.org/poverty-rate/texas/" xlink:type="simple">Texas</text:a> </text:p>
          </table:table-cell>
          <table:table-cell table:style-name="ce218" office:value-type="percentage" office:value="0.16" calcext:value-type="percentage">
            <text:p>16.00%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table:formula="of:=[.AP58]+[.AS58]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Texas" xlink:type="simple">Texas</text:a></text:p>
          </table:table-cell>
          <table:table-cell table:style-name="ce218" office:value-type="percentage" office:value="0.0899" calcext:value-type="percentage">
            <text:p>8.99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Texas</text:p>
          </table:table-cell>
          <table:table-cell table:style-name="ce130" office:value-type="float" office:value="15.18" calcext:value-type="float">
            <text:p>15.18</text:p>
          </table:table-cell>
          <table:table-cell office:value-type="float" office:value="47" calcext:value-type="float">
            <text:p>47</text:p>
          </table:table-cell>
          <table:table-cell office:value-type="float" office:value="20683.774" calcext:value-type="float">
            <text:p>20683.774</text:p>
          </table:table-cell>
          <table:table-cell table:style-name="ce133" office:value-type="float" office:value="51" calcext:value-type="float">
            <text:p>51</text:p>
          </table:table-cell>
          <table:table-cell table:style-name="ce48" table:formula="of:=[.BB58]+[.BD58]"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5</text:p>
          </table:table-cell>
          <table:table-cell table:style-name="ce103" office:value-type="string" calcext:value-type="string">
            <text:p>Utah</text:p>
          </table:table-cell>
          <table:table-cell table:style-name="ce156" office:value-type="string" calcext:value-type="string">
            <text:p>UT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14" table:formula="of:=VLOOKUP([.J59];[.$N$69:.$O$84];2;1)" office:value-type="float" office:value="7" calcext:value-type="float">
            <text:p>7</text:p>
          </table:table-cell>
          <table:table-cell table:style-name="ce114" table:formula="of:=VLOOKUP([.K59];[.$N$69:.$O$84];2;1)" office:value-type="string" office:string-value="C" calcext:value-type="string">
            <text:p>C</text:p>
          </table:table-cell>
          <table:table-cell table:style-name="ce113" table:formula="of:=COM.MICROSOFT.CONCAT([.L59];[.M59])" office:value-type="string" office:string-value="7C" calcext:value-type="string">
            <text:p>7C</text:p>
          </table:table-cell>
          <table:table-cell table:style-name="ce113" table:formula="of:=[.J59]*[.F59]" office:value-type="float" office:value="42" calcext:value-type="float">
            <text:p>42</text:p>
          </table:table-cell>
          <table:table-cell table:style-name="ce113" table:formula="of:=[.K59]*[.F59]" office:value-type="float" office:value="72" calcext:value-type="float">
            <text:p>72</text:p>
          </table:table-cell>
          <table:table-cell table:style-name="ce113"/>
          <table:table-cell table:number-columns-repeated="2" table:style-name="ce480" office:value-type="float" office:value="53" calcext:value-type="float">
            <text:p>5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4" calcext:value-type="float">
            <text:p>64</text:p>
          </table:table-cell>
          <table:table-cell/>
          <table:table-cell table:style-name="ce126" table:formula="of:=[.AM59]" office:value-type="float" office:value="4" calcext:value-type="float">
            <text:p>4</text:p>
          </table:table-cell>
          <table:table-cell table:style-name="ce126" table:formula="of:=[.AU59]" office:value-type="float" office:value="5" calcext:value-type="float">
            <text:p>5</text:p>
          </table:table-cell>
          <table:table-cell table:style-name="ce126" table:formula="of:=[.AY59]" office:value-type="float" office:value="5" calcext:value-type="float">
            <text:p>5</text:p>
          </table:table-cell>
          <table:table-cell table:style-name="ce126" table:formula="of:=[.AD59]" office:value-type="float" office:value="6" calcext:value-type="float">
            <text:p>6</text:p>
          </table:table-cell>
          <table:table-cell table:style-name="ce126" table:formula="of:=[.AH59]" office:value-type="string" office:string-value="4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UT</text:p>
          </table:table-cell>
          <table:table-cell table:style-name="ce192" office:value-type="currency" office:currency="USD" office:value="7478" calcext:value-type="currency">
            <text:p>$7,478.00</text:p>
          </table:table-cell>
          <table:table-cell table:style-name="ce192"/>
          <table:table-cell table:style-name="ce241" office:value-type="string" calcext:value-type="string">
            <text:p>4</text:p>
          </table:table-cell>
          <table:table-cell table:style-name="ce204" office:value-type="string" calcext:value-type="string">
            <text:p>Utah</text:p>
          </table:table-cell>
          <table:table-cell table:style-name="ce205" office:value-type="float" office:value="17" calcext:value-type="float">
            <text:p>17</text:p>
          </table:table-cell>
          <table:table-cell table:style-name="ce206" office:value-type="percentage" office:value="0.0289625928538082" calcext:value-type="percentage">
            <text:p>2.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Utah" calcext:value-type="string">
            <text:p>Utah.................................................................................</text:p>
          </table:table-cell>
          <table:table-cell table:style-name="ce253" office:value-type="float" office:value="1347.6119" calcext:value-type="float">
            <text:p>1,348 <text:s text:c="3"/></text:p>
          </table:table-cell>
          <table:table-cell table:style-name="ce253" office:value-type="float" office:value="48" calcext:value-type="float">
            <text:p>48 <text:s text:c="3"/></text:p>
          </table:table-cell>
          <table:table-cell table:style-name="ce145" office:value-type="string" calcext:value-type="string">
            <text:p><text:a xlink:href="https://www.welfareinfo.org/poverty-rate/utah/" xlink:type="simple">Utah</text:a> </text:p>
          </table:table-cell>
          <table:table-cell table:style-name="ce218" office:value-type="percentage" office:value="0.11" calcext:value-type="percentage">
            <text:p>11.00%</text:p>
          </table:table-cell>
          <table:table-cell table:style-name="ce219" office:value-type="float" office:value="8" calcext:value-type="float">
            <text:p>8</text:p>
          </table:table-cell>
          <table:table-cell table:style-name="ce219" table:formula="of:=[.AP59]+[.AS5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33" office:value-type="string" calcext:value-type="string">
            <text:p><text:a xlink:href="https://en.wikipedia.org/wiki/2016_United_States_presidential_election_in_Utah" xlink:type="simple">Utah</text:a></text:p>
          </table:table-cell>
          <table:table-cell table:style-name="ce218" office:value-type="percentage" office:value="0.1808" calcext:value-type="percentage">
            <text:p>18.08%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Utah</text:p>
          </table:table-cell>
          <table:table-cell table:style-name="ce130" office:value-type="float" office:value="19.37" calcext:value-type="float">
            <text:p>19.37</text:p>
          </table:table-cell>
          <table:table-cell office:value-type="float" office:value="44" calcext:value-type="float">
            <text:p>44</text:p>
          </table:table-cell>
          <table:table-cell office:value-type="float" office:value="786.508" calcext:value-type="float">
            <text:p>786.508</text:p>
          </table:table-cell>
          <table:table-cell table:style-name="ce133" office:value-type="float" office:value="39" calcext:value-type="float">
            <text:p>39</text:p>
          </table:table-cell>
          <table:table-cell table:style-name="ce48" table:formula="of:=[.BB59]+[.BD59]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6</text:p>
          </table:table-cell>
          <table:table-cell table:style-name="ce103" office:value-type="string" calcext:value-type="string">
            <text:p>Nevada</text:p>
          </table:table-cell>
          <table:table-cell table:style-name="ce156" office:value-type="string" calcext:value-type="string">
            <text:p>NV</text:p>
          </table:table-cell>
          <table:table-cell table:style-name="ce103" office:value-type="string" calcext:value-type="string">
            <text:p>8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6" calcext:value-type="float">
            <text:p>6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5</text:p>
          </table:table-cell>
          <table:table-cell table:style-name="ce595" office:value-type="string" calcext:value-type="string">
            <text:p>0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14" table:formula="of:=VLOOKUP([.J60];[.$N$69:.$O$84];2;1)" office:value-type="float" office:value="7" calcext:value-type="float">
            <text:p>7</text:p>
          </table:table-cell>
          <table:table-cell table:style-name="ce114" table:formula="of:=VLOOKUP([.K60];[.$N$69:.$O$84];2;1)" office:value-type="float" office:value="7" calcext:value-type="float">
            <text:p>7</text:p>
          </table:table-cell>
          <table:table-cell table:style-name="ce113" table:formula="of:=COM.MICROSOFT.CONCAT([.L60];[.M60])" office:value-type="string" office:string-value="77" calcext:value-type="string">
            <text:p>77</text:p>
          </table:table-cell>
          <table:table-cell table:style-name="ce113" table:formula="of:=[.J60]*[.F60]" office:value-type="float" office:value="42" calcext:value-type="float">
            <text:p>42</text:p>
          </table:table-cell>
          <table:table-cell table:style-name="ce113" table:formula="of:=[.K60]*[.F60]" office:value-type="float" office:value="42" calcext:value-type="float">
            <text:p>42</text:p>
          </table:table-cell>
          <table:table-cell table:style-name="ce113"/>
          <table:table-cell table:style-name="ce480" office:value-type="float" office:value="43" calcext:value-type="float">
            <text:p>4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54" calcext:value-type="float">
            <text:p>54</text:p>
          </table:table-cell>
          <table:table-cell/>
          <table:table-cell table:style-name="ce126" table:formula="of:=[.AM60]" office:value-type="float" office:value="1" calcext:value-type="float">
            <text:p>1</text:p>
          </table:table-cell>
          <table:table-cell table:style-name="ce126" table:formula="of:=[.AU60]" office:value-type="float" office:value="1" calcext:value-type="float">
            <text:p>1</text:p>
          </table:table-cell>
          <table:table-cell table:style-name="ce126" table:formula="of:=[.AY60]" office:value-type="float" office:value="2" calcext:value-type="float">
            <text:p>2</text:p>
          </table:table-cell>
          <table:table-cell table:style-name="ce126" table:formula="of:=[.AD60]" office:value-type="float" office:value="1" calcext:value-type="float">
            <text:p>1</text:p>
          </table:table-cell>
          <table:table-cell table:style-name="ce126" table:formula="of:=[.AH60]" office:value-type="string" office:string-value="2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VT</text:p>
          </table:table-cell>
          <table:table-cell table:style-name="ce192" office:value-type="currency" office:currency="USD" office:value="20370" calcext:value-type="currency">
            <text:p>$20,370.00</text:p>
          </table:table-cell>
          <table:table-cell table:style-name="ce192"/>
          <table:table-cell table:style-name="ce241" office:value-type="string" calcext:value-type="string">
            <text:p>2</text:p>
          </table:table-cell>
          <table:table-cell table:style-name="ce204" office:value-type="string" calcext:value-type="string">
            <text:p>Vermont</text:p>
          </table:table-cell>
          <table:table-cell table:style-name="ce205" office:value-type="float" office:value="33" calcext:value-type="float">
            <text:p>33</text:p>
          </table:table-cell>
          <table:table-cell table:style-name="ce206" office:value-type="percentage" office:value="0.0142362158977273" calcext:value-type="percentage">
            <text:p>1.4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1" office:value-type="string" office:string-value="Vermont" calcext:value-type="string">
            <text:p>Vermont.................................................................................</text:p>
          </table:table-cell>
          <table:table-cell table:style-name="ce253" office:value-type="float" office:value="2984.6005" calcext:value-type="float">
            <text:p>2,985 <text:s text:c="3"/></text:p>
          </table:table-cell>
          <table:table-cell table:style-name="ce253" office:value-type="float" office:value="9" calcext:value-type="float">
            <text:p>9 <text:s text:c="3"/></text:p>
          </table:table-cell>
          <table:table-cell table:style-name="ce145" office:value-type="string" calcext:value-type="string">
            <text:p><text:a xlink:href="https://www.welfareinfo.org/poverty-rate/vermont/" xlink:type="simple">Vermont</text:a> </text:p>
          </table:table-cell>
          <table:table-cell table:style-name="ce218" office:value-type="percentage" office:value="0.114" calcext:value-type="percentage">
            <text:p>11.40%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table:formula="of:=[.AP60]+[.AS60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3" office:value-type="string" calcext:value-type="string">
            <text:p>Vermont</text:p>
          </table:table-cell>
          <table:table-cell table:style-name="ce133" office:value-type="string" calcext:value-type="string">
            <text:p>−26.4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Vermont</text:p>
          </table:table-cell>
          <table:table-cell table:style-name="ce130" office:value-type="float" office:value="137.76" calcext:value-type="float">
            <text:p>137.76</text:p>
          </table:table-cell>
          <table:table-cell office:value-type="float" office:value="2" calcext:value-type="float">
            <text:p>2</text:p>
          </table:table-cell>
          <table:table-cell office:value-type="float" office:value="-40.966" calcext:value-type="float">
            <text:p>-40.966</text:p>
          </table:table-cell>
          <table:table-cell table:style-name="ce133" office:value-type="float" office:value="28" calcext:value-type="float">
            <text:p>28</text:p>
          </table:table-cell>
          <table:table-cell table:style-name="ce48" table:formula="of:=[.BB60]+[.BD60]" office:value-type="float" office:value="30" calcext:value-type="float">
            <text:p>3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7</text:p>
          </table:table-cell>
          <table:table-cell table:style-name="ce103" office:value-type="string" calcext:value-type="string">
            <text:p>Washington</text:p>
          </table:table-cell>
          <table:table-cell table:style-name="ce103" office:value-type="string" calcext:value-type="string">
            <text:p>WA</text:p>
          </table:table-cell>
          <table:table-cell table:style-name="ce103" office:value-type="string" calcext:value-type="string">
            <text:p>9</text:p>
          </table:table-cell>
          <table:table-cell table:style-name="ce425" office:value-type="float" office:value="10" calcext:value-type="float">
            <text:p>10</text:p>
          </table:table-cell>
          <table:table-cell table:style-name="ce107" office:value-type="float" office:value="12" calcext:value-type="float">
            <text:p>12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3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61];[.$N$69:.$O$84];2;1)" office:value-type="string" office:string-value="B" calcext:value-type="string">
            <text:p>B</text:p>
          </table:table-cell>
          <table:table-cell table:style-name="ce114" table:formula="of:=VLOOKUP([.K61];[.$N$69:.$O$84];2;1)" office:value-type="float" office:value="7" calcext:value-type="float">
            <text:p>7</text:p>
          </table:table-cell>
          <table:table-cell table:style-name="ce113" table:formula="of:=COM.MICROSOFT.CONCAT([.L61];[.M61])" office:value-type="string" office:string-value="B7" calcext:value-type="string">
            <text:p>B7</text:p>
          </table:table-cell>
          <table:table-cell table:style-name="ce113" table:formula="of:=[.J61]*[.F61]" office:value-type="float" office:value="132" calcext:value-type="float">
            <text:p>132</text:p>
          </table:table-cell>
          <table:table-cell table:style-name="ce113" table:formula="of:=[.K61]*[.F61]" office:value-type="float" office:value="84" calcext:value-type="float">
            <text:p>84</text:p>
          </table:table-cell>
          <table:table-cell table:style-name="ce113"/>
          <table:table-cell table:style-name="ce480" office:value-type="float" office:value="42" calcext:value-type="float">
            <text:p>42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4" calcext:value-type="float">
            <text:p>64</text:p>
          </table:table-cell>
          <table:table-cell/>
          <table:table-cell table:style-name="ce126" table:formula="of:=[.AM61]" office:value-type="float" office:value="3" calcext:value-type="float">
            <text:p>3</text:p>
          </table:table-cell>
          <table:table-cell table:style-name="ce126" table:formula="of:=[.AU61]" office:value-type="float" office:value="3" calcext:value-type="float">
            <text:p>3</text:p>
          </table:table-cell>
          <table:table-cell table:style-name="ce126" table:formula="of:=[.AY61]" office:value-type="float" office:value="4" calcext:value-type="float">
            <text:p>4</text:p>
          </table:table-cell>
          <table:table-cell table:style-name="ce126" table:formula="of:=[.AD61]" office:value-type="float" office:value="3" calcext:value-type="float">
            <text:p>3</text:p>
          </table:table-cell>
          <table:table-cell table:style-name="ce126" table:formula="of:=[.AH61]" office:value-type="string" office:string-value="6" calcext:value-type="string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VA</text:p>
          </table:table-cell>
          <table:table-cell table:style-name="ce192" office:value-type="currency" office:currency="USD" office:value="12243" calcext:value-type="currency">
            <text:p>$12,243.00</text:p>
          </table:table-cell>
          <table:table-cell table:style-name="ce192"/>
          <table:table-cell table:style-name="ce241" office:value-type="string" calcext:value-type="string">
            <text:p>6</text:p>
          </table:table-cell>
          <table:table-cell table:style-name="ce204" office:value-type="string" calcext:value-type="string">
            <text:p>Virginia</text:p>
          </table:table-cell>
          <table:table-cell table:style-name="ce205" office:value-type="float" office:value="1" calcext:value-type="float">
            <text:p>1</text:p>
          </table:table-cell>
          <table:table-cell table:style-name="ce206" office:value-type="percentage" office:value="0.106455232356402" calcext:value-type="percentage">
            <text:p>10.6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Virginia" calcext:value-type="string">
            <text:p>Virginia.................................................................................</text:p>
          </table:table-cell>
          <table:table-cell table:style-name="ce253" office:value-type="float" office:value="1658.1426" calcext:value-type="float">
            <text:p>1,658 <text:s text:c="3"/></text:p>
          </table:table-cell>
          <table:table-cell table:style-name="ce253" office:value-type="float" office:value="36" calcext:value-type="float">
            <text:p>36 <text:s text:c="3"/></text:p>
          </table:table-cell>
          <table:table-cell table:style-name="ce145" office:value-type="string" calcext:value-type="string">
            <text:p><text:a xlink:href="https://www.welfareinfo.org/poverty-rate/virginia/" xlink:type="simple">Virginia</text:a> </text:p>
          </table:table-cell>
          <table:table-cell table:style-name="ce218" office:value-type="percentage" office:value="0.112" calcext:value-type="percentage">
            <text:p>11.20%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table:formula="of:=[.AP61]+[.AS61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Virginia</text:p>
          </table:table-cell>
          <table:table-cell table:style-name="ce133" office:value-type="string" calcext:value-type="string">
            <text:p>−05.32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Virginia</text:p>
          </table:table-cell>
          <table:table-cell table:style-name="ce130" office:value-type="float" office:value="31.39" calcext:value-type="float">
            <text:p>31.39</text:p>
          </table:table-cell>
          <table:table-cell office:value-type="float" office:value="27" calcext:value-type="float">
            <text:p>27</text:p>
          </table:table-cell>
          <table:table-cell office:value-type="float" office:value="-18.471" calcext:value-type="float">
            <text:p>-18.471</text:p>
          </table:table-cell>
          <table:table-cell table:style-name="ce133" office:value-type="float" office:value="31" calcext:value-type="float">
            <text:p>31</text:p>
          </table:table-cell>
          <table:table-cell table:style-name="ce48" table:formula="of:=[.BB61]+[.BD61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8</text:p>
          </table:table-cell>
          <table:table-cell table:style-name="ce103" office:value-type="string" calcext:value-type="string">
            <text:p>Oregon</text:p>
          </table:table-cell>
          <table:table-cell table:style-name="ce155" office:value-type="string" calcext:value-type="string">
            <text:p>OR</text:p>
          </table:table-cell>
          <table:table-cell table:style-name="ce103" office:value-type="string" calcext:value-type="string">
            <text:p>9</text:p>
          </table:table-cell>
          <table:table-cell table:style-name="ce425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2</text:p>
          </table:table-cell>
          <table:table-cell table:style-name="ce595" office:value-type="string" calcext:value-type="string">
            <text:p>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62];[.$N$69:.$O$84];2;1)" office:value-type="string" office:string-value="A" calcext:value-type="string">
            <text:p>A</text:p>
          </table:table-cell>
          <table:table-cell table:style-name="ce114" table:formula="of:=VLOOKUP([.K62];[.$N$69:.$O$84];2;1)" office:value-type="float" office:value="7" calcext:value-type="float">
            <text:p>7</text:p>
          </table:table-cell>
          <table:table-cell table:style-name="ce113" table:formula="of:=COM.MICROSOFT.CONCAT([.L62];[.M62])" office:value-type="string" office:string-value="A7" calcext:value-type="string">
            <text:p>A7</text:p>
          </table:table-cell>
          <table:table-cell table:style-name="ce113" table:formula="of:=[.J62]*[.F62]" office:value-type="float" office:value="80" calcext:value-type="float">
            <text:p>80</text:p>
          </table:table-cell>
          <table:table-cell table:style-name="ce113" table:formula="of:=[.K62]*[.F62]" office:value-type="float" office:value="56" calcext:value-type="float">
            <text:p>56</text:p>
          </table:table-cell>
          <table:table-cell table:style-name="ce113"/>
          <table:table-cell table:style-name="ce480" office:value-type="float" office:value="53" calcext:value-type="float">
            <text:p>53</text:p>
          </table:table-cell>
          <table:table-cell table:style-name="ce480" office:value-type="float" office:value="63" calcext:value-type="float">
            <text:p>63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44" calcext:value-type="float">
            <text:p>44</text:p>
          </table:table-cell>
          <table:table-cell table:style-name="ce480" office:value-type="float" office:value="31" calcext:value-type="float">
            <text:p>31</text:p>
          </table:table-cell>
          <table:table-cell/>
          <table:table-cell table:style-name="ce126" table:formula="of:=[.AM62]" office:value-type="float" office:value="3" calcext:value-type="float">
            <text:p>3</text:p>
          </table:table-cell>
          <table:table-cell table:style-name="ce126" table:formula="of:=[.AU62]" office:value-type="float" office:value="2" calcext:value-type="float">
            <text:p>2</text:p>
          </table:table-cell>
          <table:table-cell table:style-name="ce126" table:formula="of:=[.AY62]" office:value-type="float" office:value="2" calcext:value-type="float">
            <text:p>2</text:p>
          </table:table-cell>
          <table:table-cell table:style-name="ce126" table:formula="of:=[.AD62]" office:value-type="float" office:value="3" calcext:value-type="float">
            <text:p>3</text:p>
          </table:table-cell>
          <table:table-cell table:style-name="ce126" table:formula="of:=[.AH6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WA</text:p>
          </table:table-cell>
          <table:table-cell table:style-name="ce192" office:value-type="currency" office:currency="USD" office:value="12830" calcext:value-type="currency">
            <text:p>$12,830.00</text:p>
          </table:table-cell>
          <table:table-cell table:style-name="ce192"/>
          <table:table-cell table:style-name="ce242" office:value-type="float" office:value="3" calcext:value-type="float">
            <text:p>3</text:p>
          </table:table-cell>
          <table:table-cell table:style-name="ce204" office:value-type="string" calcext:value-type="string">
            <text:p>Washington</text:p>
          </table:table-cell>
          <table:table-cell table:style-name="ce205" office:value-type="float" office:value="18" calcext:value-type="float">
            <text:p>18</text:p>
          </table:table-cell>
          <table:table-cell table:style-name="ce206" office:value-type="percentage" office:value="0.0285558621599044" calcext:value-type="percentage">
            <text:p>2.9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Washington" calcext:value-type="string">
            <text:p>Washington.................................................................................</text:p>
          </table:table-cell>
          <table:table-cell table:style-name="ce253" office:value-type="float" office:value="1669.4061" calcext:value-type="float">
            <text:p>1,669 <text:s text:c="3"/></text:p>
          </table:table-cell>
          <table:table-cell table:style-name="ce253" office:value-type="float" office:value="35" calcext:value-type="float">
            <text:p>35 <text:s text:c="3"/></text:p>
          </table:table-cell>
          <table:table-cell table:style-name="ce145" office:value-type="string" calcext:value-type="string">
            <text:p><text:a xlink:href="https://www.welfareinfo.org/poverty-rate/washington/" xlink:type="simple">Washington</text:a> </text:p>
          </table:table-cell>
          <table:table-cell table:style-name="ce218" office:value-type="percentage" office:value="0.122" calcext:value-type="percentage">
            <text:p>12.20%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table:formula="of:=[.AP62]+[.AS62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33" office:value-type="string" calcext:value-type="string">
            <text:p><text:a xlink:href="https://en.wikipedia.org/wiki/2016_United_States_presidential_election_in_Washington_(state)" xlink:type="simple">Wash.</text:a></text:p>
          </table:table-cell>
          <table:table-cell table:style-name="ce133" office:value-type="string" calcext:value-type="string">
            <text:p>−15.71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Washington</text:p>
          </table:table-cell>
          <table:table-cell table:style-name="ce130" office:value-type="float" office:value="30.77" calcext:value-type="float">
            <text:p>30.77</text:p>
          </table:table-cell>
          <table:table-cell office:value-type="float" office:value="28" calcext:value-type="float">
            <text:p>28</text:p>
          </table:table-cell>
          <table:table-cell office:value-type="float" office:value="-871.594" calcext:value-type="float">
            <text:p>-871.594</text:p>
          </table:table-cell>
          <table:table-cell table:style-name="ce133" office:value-type="float" office:value="3" calcext:value-type="float">
            <text:p>3</text:p>
          </table:table-cell>
          <table:table-cell table:style-name="ce48" table:formula="of:=[.BB62]+[.BD62]" office:value-type="float" office:value="31" calcext:value-type="float">
            <text:p>31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49</text:p>
          </table:table-cell>
          <table:table-cell table:style-name="ce103" office:value-type="string" calcext:value-type="string">
            <text:p>California</text:p>
          </table:table-cell>
          <table:table-cell table:style-name="ce103" office:value-type="string" calcext:value-type="string">
            <text:p>CA</text:p>
          </table:table-cell>
          <table:table-cell table:style-name="ce103" office:value-type="string" calcext:value-type="string">
            <text:p>9</text:p>
          </table:table-cell>
          <table:table-cell table:style-name="ce425" office:value-type="float" office:value="47" calcext:value-type="float">
            <text:p>47</text:p>
          </table:table-cell>
          <table:table-cell table:style-name="ce107" office:value-type="float" office:value="54" calcext:value-type="float">
            <text:p>54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4</text:p>
          </table:table-cell>
          <table:table-cell table:style-name="ce595" office:value-type="string" calcext:value-type="string">
            <text:p>0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63];[.$N$69:.$O$84];2;1)" office:value-type="string" office:string-value="C" calcext:value-type="string">
            <text:p>C</text:p>
          </table:table-cell>
          <table:table-cell table:style-name="ce114" table:formula="of:=VLOOKUP([.K63];[.$N$69:.$O$84];2;1)" office:value-type="float" office:value="7" calcext:value-type="float">
            <text:p>7</text:p>
          </table:table-cell>
          <table:table-cell table:style-name="ce113" table:formula="of:=COM.MICROSOFT.CONCAT([.L63];[.M63])" office:value-type="string" office:string-value="C7" calcext:value-type="string">
            <text:p>C7</text:p>
          </table:table-cell>
          <table:table-cell table:style-name="ce113" table:formula="of:=[.J63]*[.F63]" office:value-type="float" office:value="648" calcext:value-type="float">
            <text:p>648</text:p>
          </table:table-cell>
          <table:table-cell table:style-name="ce113" table:formula="of:=[.K63]*[.F63]" office:value-type="float" office:value="378" calcext:value-type="float">
            <text:p>378</text:p>
          </table:table-cell>
          <table:table-cell table:style-name="ce113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52" calcext:value-type="float">
            <text:p>52</text:p>
          </table:table-cell>
          <table:table-cell table:style-name="ce425" office:value-type="float" office:value="44" calcext:value-type="float">
            <text:p>44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office:value-type="float" office:value="63" calcext:value-type="float">
            <text:p>63</text:p>
          </table:table-cell>
          <table:table-cell/>
          <table:table-cell table:style-name="ce126" table:formula="of:=[.AM63]" office:value-type="float" office:value="4" calcext:value-type="float">
            <text:p>4</text:p>
          </table:table-cell>
          <table:table-cell table:style-name="ce126" table:formula="of:=[.AU63]" office:value-type="float" office:value="6" calcext:value-type="float">
            <text:p>6</text:p>
          </table:table-cell>
          <table:table-cell table:style-name="ce126" table:formula="of:=[.AY63]" office:value-type="float" office:value="4" calcext:value-type="float">
            <text:p>4</text:p>
          </table:table-cell>
          <table:table-cell table:style-name="ce126" table:formula="of:=[.AD63]" office:value-type="float" office:value="4" calcext:value-type="float">
            <text:p>4</text:p>
          </table:table-cell>
          <table:table-cell table:style-name="ce126" table:formula="of:=[.AH63]" office:value-type="string" office:string-value="3" calcext:value-type="string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WV</text:p>
          </table:table-cell>
          <table:table-cell table:style-name="ce192" office:value-type="currency" office:currency="USD" office:value="11757" calcext:value-type="currency">
            <text:p>$11,757.00</text:p>
          </table:table-cell>
          <table:table-cell table:style-name="ce192"/>
          <table:table-cell table:style-name="ce241" office:value-type="string" calcext:value-type="string">
            <text:p>3</text:p>
          </table:table-cell>
          <table:table-cell table:style-name="ce204" office:value-type="string" calcext:value-type="string">
            <text:p>West Virginia</text:p>
          </table:table-cell>
          <table:table-cell table:style-name="ce205" office:value-type="float" office:value="27" calcext:value-type="float">
            <text:p>27</text:p>
          </table:table-cell>
          <table:table-cell table:style-name="ce206" office:value-type="percentage" office:value="0.0207193278451835" calcext:value-type="percentage">
            <text:p>2.1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1" office:value-type="string" office:string-value="West Virginia" calcext:value-type="string">
            <text:p>West Virginia.................................................................................</text:p>
          </table:table-cell>
          <table:table-cell table:style-name="ce253" office:value-type="float" office:value="2692.049" calcext:value-type="float">
            <text:p>2,692 <text:s text:c="3"/></text:p>
          </table:table-cell>
          <table:table-cell table:style-name="ce253" office:value-type="float" office:value="14" calcext:value-type="float">
            <text:p>14 <text:s text:c="3"/></text:p>
          </table:table-cell>
          <table:table-cell table:style-name="ce145" office:value-type="string" calcext:value-type="string">
            <text:p><text:a xlink:href="https://www.welfareinfo.org/poverty-rate/west-virginia/" xlink:type="simple">West Virginia</text:a> </text:p>
          </table:table-cell>
          <table:table-cell table:style-name="ce218" office:value-type="percentage" office:value="0.178" calcext:value-type="percentage">
            <text:p>17.80%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table:formula="of:=[.AP63]+[.AS63]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West Virginia</text:p>
          </table:table-cell>
          <table:table-cell table:style-name="ce218" office:value-type="percentage" office:value="0.4207" calcext:value-type="percentage">
            <text:p>42.07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<text:span text:style-name="T1">West </text:span><text:span text:style-name="T2">Virginia</text:span></text:p>
          </table:table-cell>
          <table:table-cell table:style-name="ce130" office:value-type="float" office:value="125.01" calcext:value-type="float">
            <text:p>125.01</text:p>
          </table:table-cell>
          <table:table-cell office:value-type="float" office:value="4" calcext:value-type="float">
            <text:p>4</text:p>
          </table:table-cell>
          <table:table-cell office:value-type="float" office:value="5074.69" calcext:value-type="float">
            <text:p>5074.69</text:p>
          </table:table-cell>
          <table:table-cell table:style-name="ce133" office:value-type="float" office:value="48" calcext:value-type="float">
            <text:p>48</text:p>
          </table:table-cell>
          <table:table-cell table:style-name="ce48" table:formula="of:=[.BB63]+[.BD63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50</text:p>
          </table:table-cell>
          <table:table-cell table:style-name="ce103" office:value-type="string" calcext:value-type="string">
            <text:p>Alaska</text:p>
          </table:table-cell>
          <table:table-cell table:style-name="ce155" office:value-type="string" calcext:value-type="string">
            <text:p>AK</text:p>
          </table:table-cell>
          <table:table-cell table:style-name="ce103" office:value-type="string" calcext:value-type="string">
            <text:p>9</text:p>
          </table:table-cell>
          <table:table-cell table:style-name="ce425" office:value-type="float" office:value="3" calcext:value-type="float">
            <text:p>3</text:p>
          </table:table-cell>
          <table:table-cell table:style-name="ce107" office:value-type="float" office:value="3" calcext:value-type="float">
            <text:p>3</text:p>
          </table:table-cell>
          <table:table-cell table:style-name="ce595" office:value-type="string" calcext:value-type="string">
            <text:p>1</text:p>
          </table:table-cell>
          <table:table-cell table:style-name="ce595" office:value-type="string" calcext:value-type="string">
            <text:p>02</text:p>
          </table:table-cell>
          <table:table-cell table:style-name="ce595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4" table:formula="of:=VLOOKUP([.J64];[.$N$69:.$O$84];2;1)" office:value-type="float" office:value="7" calcext:value-type="float">
            <text:p>7</text:p>
          </table:table-cell>
          <table:table-cell table:style-name="ce114" table:formula="of:=VLOOKUP([.K64];[.$N$69:.$O$84];2;1)" office:value-type="float" office:value="9" calcext:value-type="float">
            <text:p>9</text:p>
          </table:table-cell>
          <table:table-cell table:style-name="ce113" table:formula="of:=COM.MICROSOFT.CONCAT([.L64];[.M64])" office:value-type="string" office:string-value="79" calcext:value-type="string">
            <text:p>79</text:p>
          </table:table-cell>
          <table:table-cell table:style-name="ce113" table:formula="of:=[.J64]*[.F64]" office:value-type="float" office:value="21" calcext:value-type="float">
            <text:p>21</text:p>
          </table:table-cell>
          <table:table-cell table:style-name="ce113" table:formula="of:=[.K64]*[.F64]" office:value-type="float" office:value="27" calcext:value-type="float">
            <text:p>27</text:p>
          </table:table-cell>
          <table:table-cell table:style-name="ce113"/>
          <table:table-cell table:style-name="ce480" office:value-type="float" office:value="61" calcext:value-type="float">
            <text:p>61</text:p>
          </table:table-cell>
          <table:table-cell table:style-name="ce480" office:value-type="float" office:value="44" calcext:value-type="float">
            <text:p>44</text:p>
          </table:table-cell>
          <table:table-cell table:style-name="ce425" office:value-type="float" office:value="55" calcext:value-type="float">
            <text:p>55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51" calcext:value-type="float">
            <text:p>51</text:p>
          </table:table-cell>
          <table:table-cell/>
          <table:table-cell table:style-name="ce126" table:formula="of:=[.AM64]" office:value-type="float" office:value="2" calcext:value-type="float">
            <text:p>2</text:p>
          </table:table-cell>
          <table:table-cell table:style-name="ce126" table:formula="of:=[.AU64]" office:value-type="float" office:value="4" calcext:value-type="float">
            <text:p>4</text:p>
          </table:table-cell>
          <table:table-cell table:style-name="ce126" table:formula="of:=[.AY64]" office:value-type="float" office:value="2" calcext:value-type="float">
            <text:p>2</text:p>
          </table:table-cell>
          <table:table-cell table:style-name="ce126" table:formula="of:=[.AD64]" office:value-type="float" office:value="3" calcext:value-type="float">
            <text:p>3</text:p>
          </table:table-cell>
          <table:table-cell table:style-name="ce126" table:formula="of:=[.AH64]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3" office:value-type="string" calcext:value-type="string">
            <text:p>WI</text:p>
          </table:table-cell>
          <table:table-cell table:style-name="ce192" office:value-type="currency" office:currency="USD" office:value="12466" calcext:value-type="currency">
            <text:p>$12,466.00</text:p>
          </table:table-cell>
          <table:table-cell table:style-name="ce192"/>
          <table:table-cell table:style-name="ce242" office:value-type="float" office:value="4" calcext:value-type="float">
            <text:p>4</text:p>
          </table:table-cell>
          <table:table-cell table:style-name="ce204" office:value-type="string" calcext:value-type="string">
            <text:p>Wisconsin</text:p>
          </table:table-cell>
          <table:table-cell table:style-name="ce205" office:value-type="float" office:value="26" calcext:value-type="float">
            <text:p>26</text:p>
          </table:table-cell>
          <table:table-cell table:style-name="ce206" office:value-type="percentage" office:value="0.0216650785304929" calcext:value-type="percentage">
            <text:p>2.2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1" office:value-type="string" office:string-value="Wisconsin" calcext:value-type="string">
            <text:p>Wisconsin.................................................................................</text:p>
          </table:table-cell>
          <table:table-cell table:style-name="ce253" office:value-type="float" office:value="2340.2087" calcext:value-type="float">
            <text:p>2,340 <text:s text:c="3"/></text:p>
          </table:table-cell>
          <table:table-cell table:style-name="ce253" office:value-type="float" office:value="19" calcext:value-type="float">
            <text:p>19 <text:s text:c="3"/></text:p>
          </table:table-cell>
          <table:table-cell table:style-name="ce145" office:value-type="string" calcext:value-type="string">
            <text:p><text:a xlink:href="https://www.welfareinfo.org/poverty-rate/wisconsin/" xlink:type="simple">Wisconsin</text:a> </text:p>
          </table:table-cell>
          <table:table-cell table:style-name="ce218" office:value-type="percentage" office:value="0.123" calcext:value-type="percentage">
            <text:p>12.30%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table:formula="of:=[.AP64]+[.AS64]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33" office:value-type="string" calcext:value-type="string">
            <text:p><text:a xlink:href="https://en.wikipedia.org/wiki/2016_United_States_presidential_election_in_Wisconsin" xlink:type="simple">Wis.</text:a></text:p>
          </table:table-cell>
          <table:table-cell table:style-name="ce218" office:value-type="percentage" office:value="0.0077" calcext:value-type="percentage">
            <text:p>0.77%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1" office:value-type="string" calcext:value-type="string">
            <text:p>Wisconsin</text:p>
          </table:table-cell>
          <table:table-cell table:style-name="ce130" office:value-type="float" office:value="44.46" calcext:value-type="float">
            <text:p>44.46</text:p>
          </table:table-cell>
          <table:table-cell office:value-type="float" office:value="21" calcext:value-type="float">
            <text:p>21</text:p>
          </table:table-cell>
          <table:table-cell office:value-type="float" office:value="-335.71" calcext:value-type="float">
            <text:p>-335.71</text:p>
          </table:table-cell>
          <table:table-cell table:style-name="ce133" office:value-type="float" office:value="15" calcext:value-type="float">
            <text:p>15</text:p>
          </table:table-cell>
          <table:table-cell table:style-name="ce48" table:formula="of:=[.BB64]+[.BD64]" office:value-type="float" office:value="36" calcext:value-type="float">
            <text:p>36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03" office:value-type="string" calcext:value-type="string">
            <text:p>51</text:p>
          </table:table-cell>
          <table:table-cell table:style-name="ce103" office:value-type="string" calcext:value-type="string">
            <text:p>Hawaii</text:p>
          </table:table-cell>
          <table:table-cell table:style-name="ce155" office:value-type="string" calcext:value-type="string">
            <text:p>HI</text:p>
          </table:table-cell>
          <table:table-cell table:style-name="ce103" office:value-type="string" calcext:value-type="string">
            <text:p>9</text:p>
          </table:table-cell>
          <table:table-cell table:style-name="ce425" office:value-type="float" office:value="4" calcext:value-type="float">
            <text:p>4</text:p>
          </table:table-cell>
          <table:table-cell table:style-name="ce107" office:value-type="float" office:value="4" calcext:value-type="float">
            <text:p>4</text:p>
          </table:table-cell>
          <table:table-cell table:style-name="ce595" office:value-type="string" calcext:value-type="string">
            <text:p>0</text:p>
          </table:table-cell>
          <table:table-cell table:style-name="ce595" office:value-type="string" calcext:value-type="string">
            <text:p>07</text:p>
          </table:table-cell>
          <table:table-cell table:style-name="ce595" office:value-type="string" calcext:value-type="string">
            <text:p>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14" table:formula="of:=VLOOKUP([.J65];[.$N$69:.$O$84];2;1)" office:value-type="string" office:string-value="C" calcext:value-type="string">
            <text:p>C</text:p>
          </table:table-cell>
          <table:table-cell table:style-name="ce114" table:formula="of:=VLOOKUP([.K65];[.$N$69:.$O$84];2;1)" office:value-type="float" office:value="7" calcext:value-type="float">
            <text:p>7</text:p>
          </table:table-cell>
          <table:table-cell table:style-name="ce113" table:formula="of:=COM.MICROSOFT.CONCAT([.L65];[.M65])" office:value-type="string" office:string-value="C7" calcext:value-type="string">
            <text:p>C7</text:p>
          </table:table-cell>
          <table:table-cell table:style-name="ce113" table:formula="of:=[.J65]*[.F65]" office:value-type="float" office:value="48" calcext:value-type="float">
            <text:p>48</text:p>
          </table:table-cell>
          <table:table-cell table:style-name="ce113" table:formula="of:=[.K65]*[.F65]" office:value-type="float" office:value="28" calcext:value-type="float">
            <text:p>28</text:p>
          </table:table-cell>
          <table:table-cell table:style-name="ce113"/>
          <table:table-cell table:style-name="ce480" office:value-type="float" office:value="63" calcext:value-type="float">
            <text:p>63</text:p>
          </table:table-cell>
          <table:table-cell table:style-name="ce480" office:value-type="float" office:value="64" calcext:value-type="float">
            <text:p>64</text:p>
          </table:table-cell>
          <table:table-cell table:style-name="ce425" office:value-type="float" office:value="33" calcext:value-type="float">
            <text:p>33</text:p>
          </table:table-cell>
          <table:table-cell table:style-name="ce480" office:value-type="float" office:value="22" calcext:value-type="float">
            <text:p>22</text:p>
          </table:table-cell>
          <table:table-cell table:style-name="ce480" office:value-type="float" office:value="61" calcext:value-type="float">
            <text:p>61</text:p>
          </table:table-cell>
          <table:table-cell/>
          <table:table-cell table:style-name="ce126" table:formula="of:=[.AM65]" office:value-type="float" office:value="3" calcext:value-type="float">
            <text:p>3</text:p>
          </table:table-cell>
          <table:table-cell table:style-name="ce126" table:formula="of:=[.AU65]" office:value-type="float" office:value="6" calcext:value-type="float">
            <text:p>6</text:p>
          </table:table-cell>
          <table:table-cell table:style-name="ce126" table:formula="of:=[.AY65]" office:value-type="float" office:value="4" calcext:value-type="float">
            <text:p>4</text:p>
          </table:table-cell>
          <table:table-cell table:style-name="ce126" table:formula="of:=[.AD65]" office:value-type="float" office:value="3" calcext:value-type="float">
            <text:p>3</text:p>
          </table:table-cell>
          <table:table-cell table:style-name="ce126" table:formula="of:=[.AH65]" office:value-type="string" office:string-value="3" calcext:value-type="string">
            <text:p>3</text:p>
          </table:table-cell>
          <table:table-cell table:style-name="ce130"/>
          <table:table-cell table:style-name="ce132" office:value-type="float" office:value="3" calcext:value-type="float">
            <text:p>3</text:p>
          </table:table-cell>
          <table:table-cell table:style-name="ce133" office:value-type="string" calcext:value-type="string">
            <text:p>WY</text:p>
          </table:table-cell>
          <table:table-cell table:style-name="ce192" office:value-type="currency" office:currency="USD" office:value="16125" calcext:value-type="currency">
            <text:p>$16,125.00</text:p>
          </table:table-cell>
          <table:table-cell table:style-name="ce192"/>
          <table:table-cell table:style-name="ce242" office:value-type="string" calcext:value-type="string">
            <text:p>3</text:p>
          </table:table-cell>
          <table:table-cell table:style-name="ce204" office:value-type="string" calcext:value-type="string">
            <text:p>Wyoming</text:p>
          </table:table-cell>
          <table:table-cell table:style-name="ce205" office:value-type="float" office:value="35" calcext:value-type="float">
            <text:p>35</text:p>
          </table:table-cell>
          <table:table-cell table:style-name="ce206" office:value-type="percentage" office:value="0.0141614738013934" calcext:value-type="percentage">
            <text:p>1.4%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1" office:value-type="string" office:string-value="Wyoming" calcext:value-type="string">
            <text:p>Wyoming.................................................................................</text:p>
          </table:table-cell>
          <table:table-cell table:style-name="ce253" office:value-type="float" office:value="1511.4167" calcext:value-type="float">
            <text:p>1,511 <text:s text:c="3"/></text:p>
          </table:table-cell>
          <table:table-cell table:style-name="ce253" office:value-type="float" office:value="42" calcext:value-type="float">
            <text:p>42 <text:s text:c="3"/></text:p>
          </table:table-cell>
          <table:table-cell table:style-name="ce145" office:value-type="string" calcext:value-type="string">
            <text:p><text:a xlink:href="https://www.welfareinfo.org/poverty-rate/wyoming/" xlink:type="simple">Wyoming</text:a> </text:p>
          </table:table-cell>
          <table:table-cell table:style-name="ce218" office:value-type="percentage" office:value="0.111" calcext:value-type="percentage">
            <text:p>11.10%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table:formula="of:=[.AP65]+[.AS65]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style-name="ce133" office:value-type="string" calcext:value-type="string">
            <text:p><text:a xlink:href="https://en.wikipedia.org/wiki/2016_United_States_presidential_election_in_Wyoming" xlink:type="simple">Wyo.</text:a></text:p>
          </table:table-cell>
          <table:table-cell table:style-name="ce218" office:value-type="percentage" office:value="0.4629" calcext:value-type="percentage">
            <text:p>46.29%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1" office:value-type="string" calcext:value-type="string">
            <text:p>Wyoming</text:p>
          </table:table-cell>
          <table:table-cell table:style-name="ce130" office:value-type="float" office:value="67.58" calcext:value-type="float">
            <text:p>67.58</text:p>
          </table:table-cell>
          <table:table-cell office:value-type="float" office:value="12" calcext:value-type="float">
            <text:p>12</text:p>
          </table:table-cell>
          <table:table-cell office:value-type="float" office:value="7010.995" calcext:value-type="float">
            <text:p>7010.995</text:p>
          </table:table-cell>
          <table:table-cell table:style-name="ce133" office:value-type="float" office:value="49" calcext:value-type="float">
            <text:p>49</text:p>
          </table:table-cell>
          <table:table-cell table:style-name="ce48" table:formula="of:=[.BB65]+[.BD65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6">
          <table:table-cell table:style-name="ce103" table:number-columns-repeated="4"/>
          <table:table-cell table:style-name="ce425" table:formula="of:=SUM([.E15:.E65])" office:value-type="float" office:value="538" calcext:value-type="float">
            <text:p>538</text:p>
          </table:table-cell>
          <table:table-cell table:style-name="ce107" table:formula="of:=SUM([.F15:.F65])" office:value-type="float" office:value="538" calcext:value-type="float">
            <text:p>538</text:p>
          </table:table-cell>
          <table:table-cell table:style-name="ce107" table:number-columns-repeated="3"/>
          <table:table-cell table:style-name="ce107" table:formula="of:=SUM([.J15:.J65])" office:value-type="float" office:value="432" calcext:value-type="float">
            <text:p>432</text:p>
          </table:table-cell>
          <table:table-cell table:style-name="ce113" table:formula="of:=ABS(10-[.J66])" office:value-type="float" office:value="422" calcext:value-type="float">
            <text:p>422</text:p>
          </table:table-cell>
          <table:table-cell table:style-name="ce114" table:formula="of:=VLOOKUP([.J66];[.$N$69:.$O$84];2;1)" office:value-type="string" office:string-value="F" calcext:value-type="string">
            <text:p>F</text:p>
          </table:table-cell>
          <table:table-cell table:style-name="ce114" table:formula="of:=VLOOKUP([.K66];[.$N$69:.$O$84];2;1)" office:value-type="string" office:string-value="F" calcext:value-type="string">
            <text:p>F</text:p>
          </table:table-cell>
          <table:table-cell/>
          <table:table-cell table:style-name="ce113" table:formula="of:=SUM([.O15:.O65])" office:value-type="float" office:value="4656" calcext:value-type="float">
            <text:p>4656</text:p>
          </table:table-cell>
          <table:table-cell table:style-name="ce113" table:formula="of:=SUM([.P15:.P65])" office:value-type="float" office:value="4531" calcext:value-type="float">
            <text:p>4531</text:p>
          </table:table-cell>
          <table:table-cell table:style-name="ce107" table:formula="of:=[.O66]+[.P66]" office:value-type="float" office:value="9187" calcext:value-type="float">
            <text:p>9187</text:p>
          </table:table-cell>
          <table:table-cell table:number-columns-repeated="2"/>
          <table:table-cell table:style-name="ce107"/>
          <table:table-cell table:number-columns-repeated="22"/>
          <table:table-cell table:style-name="ce253"/>
          <table:table-cell table:number-columns-repeated="18"/>
        </table:table-row>
        <table:table-row table:style-name="ro1">
          <table:table-cell table:style-name="ce103" table:number-columns-repeated="4"/>
          <table:table-cell table:style-name="ce107" table:number-columns-repeated="9"/>
          <table:table-cell table:style-name="ce113" table:formula="of:=COM.MICROSOFT.CONCAT([.N15:.N65])" office:value-type="string" office:string-value="9787D7E7B7B7C7A777797BA7777797797A7E7D7B7AB7D7F1977F777A77797D7C7D7B7D7B7D797A7D5F9797777C77B7A7C779C7" calcext:value-type="string">
            <text:p>9787D7E7B7B7C7A777797BA7777797797A7E7D7B7AB7D7F1977F777A77797D7C7D7B7D7B7D797A7D5F9797777C77B7A7C779C7</text:p>
          </table:table-cell>
          <table:table-cell table:style-name="ce107" table:formula="of:=[.O66]/[.Q66]" office:value-type="float" office:value="0.506803091324698" calcext:value-type="float">
            <text:p>0.506803091324698</text:p>
          </table:table-cell>
          <table:table-cell table:style-name="ce107" table:formula="of:=[.P66]/[.Q66]" office:value-type="float" office:value="0.493196908675302" calcext:value-type="float">
            <text:p>0.493196908675302</text:p>
          </table:table-cell>
          <table:table-cell table:style-name="ce107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8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4" calcext:value-type="float">
            <text:p>4</text:p>
          </table:table-cell>
          <table:table-cell table:style-name="ce116" office:value-type="float" office:value="4" calcext:value-type="float">
            <text:p>4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7" calcext:value-type="float">
            <text:p>7</text:p>
          </table:table-cell>
          <table:table-cell table:style-name="ce117" office:value-type="float" office:value="7" calcext:value-type="float">
            <text:p>7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8" calcext:value-type="float">
            <text:p>8</text:p>
          </table:table-cell>
          <table:table-cell table:style-name="ce117" office:value-type="float" office:value="8" calcext:value-type="float">
            <text:p>8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9" calcext:value-type="float">
            <text:p>9</text:p>
          </table:table-cell>
          <table:table-cell table:style-name="ce117" office:value-type="float" office:value="9" calcext:value-type="float">
            <text:p>9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A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1" calcext:value-type="float">
            <text:p>11</text:p>
          </table:table-cell>
          <table:table-cell table:style-name="ce118" office:value-type="string" calcext:value-type="string">
            <text:p>B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2" calcext:value-type="float">
            <text:p>12</text:p>
          </table:table-cell>
          <table:table-cell table:style-name="ce118" office:value-type="string" calcext:value-type="string">
            <text:p>C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3" calcext:value-type="float">
            <text:p>13</text:p>
          </table:table-cell>
          <table:table-cell table:style-name="ce118" office:value-type="string" calcext:value-type="string">
            <text:p>D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4" calcext:value-type="float">
            <text:p>14</text:p>
          </table:table-cell>
          <table:table-cell table:style-name="ce118" office:value-type="string" calcext:value-type="string">
            <text:p>E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>
          <table:table-cell table:style-name="ce103" table:number-columns-repeated="4"/>
          <table:table-cell table:style-name="ce107" table:number-columns-repeated="5"/>
          <table:table-cell table:style-name="ce103" table:number-columns-repeated="4"/>
          <table:table-cell office:value-type="float" office:value="15" calcext:value-type="float">
            <text:p>15</text:p>
          </table:table-cell>
          <table:table-cell table:style-name="ce119" office:value-type="string" calcext:value-type="string">
            <text:p>F</text:p>
          </table:table-cell>
          <table:table-cell table:style-name="ce103" table:number-columns-repeated="2"/>
          <table:table-cell table:number-columns-repeated="2"/>
          <table:table-cell table:style-name="ce107"/>
          <table:table-cell table:number-columns-repeated="41"/>
        </table:table-row>
        <table:table-row table:style-name="ro1" table:number-rows-repeated="10">
          <table:table-cell table:style-name="ce103" table:number-columns-repeated="4"/>
          <table:table-cell table:style-name="ce107" table:number-columns-repeated="5"/>
          <table:table-cell table:style-name="ce103" table:number-columns-repeated="8"/>
          <table:table-cell table:number-columns-repeated="2"/>
          <table:table-cell table:style-name="ce107"/>
          <table:table-cell table:number-columns-repeated="41"/>
        </table:table-row>
        <table:table-row table:style-name="ro1" table:number-rows-repeated="2">
          <table:table-cell table:number-columns-repeated="2"/>
          <table:table-cell table:style-name="ce103"/>
          <table:table-cell table:number-columns-repeated="6"/>
          <table:table-cell table:style-name="ce103" table:number-columns-repeated="8"/>
          <table:table-cell table:number-columns-repeated="44"/>
        </table:table-row>
        <table:table-row table:style-name="ro1" table:number-rows-repeated="22">
          <table:table-cell table:number-columns-repeated="9"/>
          <table:table-cell table:style-name="ce103" table:number-columns-repeated="8"/>
          <table:table-cell table:number-columns-repeated="44"/>
        </table:table-row>
        <table:table-row table:style-name="ro1">
          <table:table-cell table:number-columns-repeated="61"/>
        </table:table-row>
        <table:table-row table:style-name="ro1" table:number-rows-repeated="51">
          <table:table-cell table:number-columns-repeated="9"/>
          <table:table-cell table:style-name="ce113" table:number-columns-repeated="4"/>
          <table:table-cell table:number-columns-repeated="48"/>
        </table:table-row>
        <table:table-row table:style-name="ro1" table:number-rows-repeated="1048405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VIEW CP BY STATE" table:style-name="ta1">
        <table:table-column table:style-name="co1" table:number-columns-repeated="3" table:default-cell-style-name="Default"/>
        <table:table-column table:style-name="co15" table:default-cell-style-name="ce107"/>
        <table:table-column table:style-name="co16" table:default-cell-style-name="Default"/>
        <table:table-column table:style-name="co17" table:default-cell-style-name="Default"/>
        <table:table-column table:style-name="co18" table:default-cell-style-name="ce123"/>
        <table:table-column table:style-name="co19" table:default-cell-style-name="ce107"/>
        <table:table-column table:style-name="co20" table:default-cell-style-name="Default"/>
        <table:table-column table:style-name="co19" table:default-cell-style-name="Default"/>
        <table:table-column table:style-name="co1" table:default-cell-style-name="ce123"/>
        <table:table-column table:style-name="co21" table:default-cell-style-name="ce107"/>
        <table:table-column table:style-name="co22" table:default-cell-style-name="Default"/>
        <table:table-column table:style-name="co23" table:default-cell-style-name="Default"/>
        <table:table-column table:style-name="co24" table:default-cell-style-name="ce123"/>
        <table:table-column table:style-name="co21" table:default-cell-style-name="ce107"/>
        <table:table-column table:style-name="co21" table:default-cell-style-name="Default"/>
        <table:table-column table:style-name="co25" table:default-cell-style-name="Default"/>
        <table:table-column table:style-name="co26" table:default-cell-style-name="ce123"/>
        <table:table-column table:style-name="co21" table:default-cell-style-name="ce123"/>
        <table:table-column table:style-name="co21" table:default-cell-style-name="ce107"/>
        <table:table-column table:style-name="co21" table:default-cell-style-name="Default"/>
        <table:table-column table:style-name="co27" table:default-cell-style-name="Default"/>
        <table:table-column table:style-name="co28" table:default-cell-style-name="ce123"/>
        <table:table-column table:style-name="co29" table:default-cell-style-name="ce123"/>
        <table:table-column table:style-name="co30" table:default-cell-style-name="ce123"/>
        <table:table-column table:style-name="co29" table:default-cell-style-name="ce10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07"/>
        <table:table-column table:style-name="co35" table:default-cell-style-name="ce123"/>
        <table:table-column table:style-name="co36" table:default-cell-style-name="ce12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visibility="collapse" table:default-cell-style-name="Default"/>
        <table:table-column table:style-name="co43" table:visibility="collapse" table:default-cell-style-name="Default"/>
        <table:table-column table:style-name="co44" table:visibility="collapse" table:number-columns-repeated="2" table:default-cell-style-name="Default"/>
        <table:table-column table:style-name="co43" table:visibility="collapse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default-cell-style-name="ce199"/>
        <table:table-column table:style-name="co32" table:visibility="collapse" table:default-cell-style-name="ce199"/>
        <table:table-column table:style-name="co33" table:visibility="collapse" table:default-cell-style-name="ce199"/>
        <table:table-column table:style-name="co34" table:visibility="collapse" table:default-cell-style-name="ce199"/>
        <table:table-column table:style-name="co35" table:visibility="collapse" table:default-cell-style-name="ce199"/>
        <table:table-column table:style-name="co37" table:visibility="collapse" table:default-cell-style-name="ce199"/>
        <table:table-column table:style-name="co47" table:visibility="collapse" table:default-cell-style-name="ce199"/>
        <table:table-column table:style-name="co39" table:visibility="collapse" table:default-cell-style-name="ce199"/>
        <table:table-column table:style-name="co40" table:visibility="collapse" table:default-cell-style-name="ce199"/>
        <table:table-column table:style-name="co48" table:visibility="collapse" table:default-cell-style-name="ce199"/>
        <table:table-column table:style-name="co42" table:visibility="collapse" table:default-cell-style-name="ce199"/>
        <table:table-column table:style-name="co43" table:default-cell-style-name="ce199"/>
        <table:table-column table:style-name="co44" table:visibility="collapse" table:number-columns-repeated="2" table:default-cell-style-name="ce199"/>
        <table:table-column table:style-name="co43" table:visibility="collapse" table:default-cell-style-name="ce199"/>
        <table:table-column table:style-name="co45" table:visibility="collapse" table:default-cell-style-name="ce199"/>
        <table:table-column table:style-name="co46" table:visibility="collapse" table:default-cell-style-name="ce199"/>
        <table:table-column table:style-name="co1" table:visibility="collapse" table:number-columns-repeated="3" table:default-cell-style-name="ce199"/>
        <table:table-column table:style-name="co44" table:number-columns-repeated="2" table:default-cell-style-name="ce199"/>
        <table:table-column table:style-name="co43" table:default-cell-style-name="ce199"/>
        <table:table-column table:style-name="co45" table:default-cell-style-name="ce199"/>
        <table:table-column table:style-name="co46" table:default-cell-style-name="ce199"/>
        <table:table-column table:style-name="co38" table:default-cell-style-name="ce199"/>
        <table:table-column table:style-name="co37" table:default-cell-style-name="ce199"/>
        <table:table-column table:style-name="co49" table:default-cell-style-name="ce199"/>
        <table:table-column table:style-name="co50" table:number-columns-repeated="2" table:default-cell-style-name="ce199"/>
        <table:table-column table:style-name="co51" table:default-cell-style-name="ce199"/>
        <table:table-column table:style-name="co28" table:default-cell-style-name="ce199"/>
        <table:table-column table:style-name="co43" table:default-cell-style-name="ce199"/>
        <table:table-column table:style-name="co45" table:default-cell-style-name="ce199"/>
        <table:table-column table:style-name="co49" table:default-cell-style-name="ce199"/>
        <table:table-column table:style-name="co38" table:default-cell-style-name="ce199"/>
        <table:table-column table:style-name="co52" table:default-cell-style-name="ce199"/>
        <table:table-column table:style-name="co1" table:default-cell-style-name="ce199"/>
        <table:table-column table:style-name="co1" table:visibility="collapse" table:number-columns-repeated="4" table:default-cell-style-name="ce199"/>
        <table:table-column table:style-name="co1" table:number-columns-repeated="921" table:default-cell-style-name="ce199"/>
        <table:table-row table:style-name="ro1"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0F 0E 0F 0D A9 98 00 0D 0E 11 0E 99 A9 00 0B 0E 0D 0C 89 88 00 0B 10 0D 0E 8A 89 00 0C 0F 0D 0E 89 89 00 0C 0E 0D 0F 89 89 00 0B 0E 0D 0C 89 88 00 0B 0E 0E 0D 89 98 00 0C 10 0D 0D 8A 88 00 0D 0D 0E 0F 98 99 00 0D 0E 0C 0E 99 89 00 0F 0D 0E 0D A8 98 00 0D 0B 10 0B 97 A7 00 0D 0E 10 0D 99 A8 00 0E 0C 1C 0B 98 97 00 0F 0E 18 0D A9 88 00 0E 0C 1A 0C 98 98 00 0C 10 1A 0F 8A 99 00 0D 10 16 0D 9A 88 00 0F 10 1C 0C AA 98 00 0E 0F 1A 0E 99 99 00 18 18 0C 0C 98 88 00 16 18 0E 0D 88 98 00 14 1E 0D 0E 8A 89 00 1C 18 0F 0E A8 99 00 1C 1E 0E 0D AA 98 00 16 14 0E 0D 87 98 00 1A 1A 0D 0C 99 88 00 18 1A 0D 0D 99 88 00 1C 14 0E 0D 87 98 00 0E 0D 0E 0E 98 99 00 0D 0F 0C 0D 99 88 00 0B 0D 0B 0D 88 78 00 0C 0C 0D 0D 88 88 00 0D 10 0C 18 9A 88 00 0E 0D 0E 1A 98 99 00 0B 0D 0D 1E 88 8A 00 0B 0C 0D 1E 88 8A 00 0E 11 0D 0E 9A 89 00 0D 0F 0C 0D 99 88 00 0C 10 0E 0E 8A 99 00 0E 0C 0F 12 98 9B 00 0F 0C 0F 10 A8 9A 00 0D 0D 0D 0E 98 89 00 0D 0D 0E 11 98 9A 00 13 0C 0E 10 98 9A 00 0E 0E 10 0F 99 A9 00 0F 0D 0D 0D A8 88 00 0C 0E 10 0D 89 A8 00 0D 0E 0C 0B 99 87 00 0C 0D 0D 0C 88 88 00 11 10 11 0F A9 98 00 0F 10 13 10 99 A9 00 0D 10 0F 0E 89 88 00 0D 12 0F 10 8A 89 00 0E 11 0F 30 89 89 00 0E 10 0F 11 89 89 00 0D 30 0F 0E 89 88 00 0D 2F 2F 0F 89 98 00 0E 12 0F 0F 8A 88 00 0F 0F 2F 31 98 99 00 0F 2E 0E 2F 99 89 00 11 0F 10 0F A8 98 00 0F 0D 12 0D 97 A7 00 0F 10 12 0F 99 A8 00 10 2C 1E 0D 98 97 00 11 31 1A 0F A9 88 00 10 2C 1C 0E 98 98 00 0E 35 1C 11 8A 99 00 0F 35 18 0F 9A 88 00 11 35 1E 0E AA 98 00 10 33 1C 10 99 99 00 1A 1A 0E 0E 98 88 00 18 1A 10 0F 88 98 00 16 20 0F 10 8A 89 00 42 1A 11 10 A8 99 00 1E 20 10 0F AA 98 00 18 16 2F 0F 87 98 00 3E 1C 0F 0E 99 88 00 3C 3B 0F 0F 99 88 00 47 16 2E 0F 87 98 00 10 0F 2E 54 98 99 00 0F 11 29 31 99 88 00 0D 0F 27 31 88 78 00 0E 0E 2B 31 88 88 00 0F 12 0E 1A 9A 88 00 10 0F 10 1C 98 99 00 0D 0F 0F 20 88 8A 00 0D 0E 0F 20 88 8A 00 10 13 0F 10 9A 89 00 0F 11 0E 0F 99 88 00 0E 12 10 10 8A 99 00 10 0E 11 14 98 9B 00 11 0E 11 12 A8 9A 00 0F 0F 0F 2E 98 89 00 0F 0F 10 13 98 9A 00 1B 0E 10 12 98 9A 00 10 10 35 11 99 A9 00 11 0F 0F 0F A8 88 00 0E 10 12 0F 89 A8 00 0F 10 0E 0D 99 87 00 0E 0F 0F 0E 88 88 00 35 12 13 11 A9 98 01 11 12 15 12 99 A9 01 0F 12 11 10 89 88 01 0F 3B 11 12 8A 89 01 10 13 11 32 89 89 00 10 12 11 13 89 89 01 0F 32 11 10 89 88 00 0F 31 31 11 89 98 00 10 14 11 11 8A 88 01 11 11 31 58 98 99 00 11 30 10 54 99 89 00 13 11 12 11 A8 98 01 11 0F 14 0F 97 A7 01 11 12 39 11 99 A8 01 34 2E 20 0F 98 97 00 36 33 1C 11 A9 88 00 34 2E 1E 10 98 98 00 2F 37 1E 13 8A 99 00 32 37 1A 11 9A 88 00 36 37 20 10 AA 98 00 34 35 1E 12 99 99 00 1C 1C 10 10 98 88 01 1A 1C 12 11 88 98 01 18 22 11 12 8A 89 01 44 1C 13 12 A8 99 01 20 22 12 11 AA 98 01 1A 18 31 11 87 98 00 40 1E 11 10 99 88 00 3E 61 11 11 99 88 00 57 18 30 11 87 98 00 34 11 30 56 98 99 00 32 37 2B 33 99 88 00 2D 11 29 33 88 78 00 2F 10 2D 33 88 88 00 11 14 10 1C 9A 88 01 12 11 12 1E 98 99 01 0F 11 11 22 88 8A 01 0F 10 11 22 88 8A 01 12 15 11 12 9A 89 01 11 13 10 11 99 88 01 10 14 12 12 8A 99 01 12 10 13 16 98 9B 01 34 10 13 14 A8 9A 01 52 11 11 30 98 89 00 11 11 12 15 98 9A 01 23 10 12 14 98 9A 01 12 12 37 13 99 A9 00 13 11 11 11 A8 88 01 10 12 3A 11 89 A8 01 11 12 10 0F 99 87 01 10 11 11 10 88 88 01 37 14 15 13 A9 98 00 13 14 17 14 99 A9 02 11 36 13 12 89 88 02 11 3D 13 14 8A 89 00 12 15 13 34 89 89 01 12 35 13 37 89 89 02 11 34 13 12 89 88 01 11 55 53 13 89 98 01 12 16 13 13 8A 88 02 13 13 53 5A 98 99 00 13 52 12 56 99 89 00 15 13 14 13 A8 98 02 13 11 16 11 97 A7 02 13 14 3B 13 99 A8 00 47 30 43 11 98 97 00 49 35 1E 13 A9 88 00 47 30 3F 12 98 98 00 40 39 20 15 8A 99 00 44 39 1C 13 9A 88 00 49 39 22 12 AA 98 00 47 37 20 35 99 99 00 1E 1E 12 33 98 88 02 1C 1E 35 35 88 98 02 1A 24 13 38 8A 89 02 46 1E 15 38 A8 99 02 22 24 14 35 AA 98 02 1C 1A 33 35 87 98 01 42 20 13 33 99 88 01 40 63 13 35 99 88 00 82 1A 53 35 97 98 00 36 13 50 58 98 99 00 34 5C 48 35 99 88 00 2F 13 45 53 88 78 00 31 12 4B 35 88 88 00 13 16 12 1E 9A 88 02 14 13 14 20 98 99 02 11 13 13 24 88 8A 02 11 12 13 24 88 8A 02 14 17 13 14 9A 89 02 33 37 12 13 99 88 02 12 16 14 14 8A 99 02 14 12 15 18 98 9B 02 59 12 15 16 A8 9A 00 54 13 13 54 98 89 00 13 13 14 17 98 9A 02 2B 12 14 3B 98 9A 02 14 35 39 15 99 A9 01 15 32 13 13 A8 88 02 12 35 3C 13 89 A8 00 13 35 12 11 99 87 02 12 32 13 2F 88 88 02 39 16 17 15 A9 98 01 15 16 19 16 99 A9 03 13 38 15 14 89 88 01 13 3F 15 16 8A 89 01 14 17 15 36 89 89 02 14 37 15 39 89 89 01 13 36 15 14 89 88 02 13 7B 55 15 89 98 00 14 18 15 15 8A 88 03 15 15 77 81 98 9A 00 15 77 14 7B 99 89 00 17 15 16 15 A8 98 03 15 13 18 13 97 A7 03 15 16 3D 15 99 A8 01 49 32 45 13 98 97 00 4B 37 20 15 A9 88 00 49 32 41 14 98 98 00 42 61 22 17 8A 99 00 46 3B 1E 15 9A 88 00 4B 3B 24 14 AA 98 00 49 39 22 37 99 99 00 20 20 14 35 98 88 01 1E 20 37 37 88 98 01 1C 26 15 3A 8A 89 01 48 20 17 3A A8 99 01 24 26 16 37 AA 98 01 1E 1C 57 37 87 98 00 65 22 15 35 99 88 00 83 65 15 37 A9 88 00 9C 1C 55 37 97 98 00 38 15 52 5A 98 99 00 36 5E 4A 37 99 88 00 31 15 47 55 88 78 00 33 14 4D 37 88 88 00 15 18 14 20 9A 88 03 16 15 16 22 98 99 03 13 15 15 26 88 8A 03 13 14 15 26 88 8A 03 16 19 15 16 9A 89 03 35 39 14 15 99 88 01 14 18 16 16 8A 99 03 16 14 17 1A 98 9B 03 5B 14 17 18 A8 9A 01 56 15 15 56 98 89 00 15 15 16 19 98 9A 03 33 14 16 3D 98 9A 01 16 37 5F 17 99 A9 00 17 34 15 15 A8 88 01 14 37 3E 15 89 A8 00 15 37 14 13 99 87 01 14 34 15 31 88 88 01 3B 18 19 17 A9 98 02 17 18 1B 18 99 A9 04 15 3A 17 16 89 88 02 15 41 17 18 8A 89 02 16 19 17 38 89 89 03 16 5A 17 5C 89 89 02 15 38 17 16 89 88 03 15 7D 57 17 89 98 00 16 1A 17 17 8A 88 04 5A 17 79 82 98 9A 00 58 8D 16 8F 9A 8A 00 3A 17 18 17 A8 98 04 17 15 3D 15 97 A7 04 17 18 3F 17 99 A8 02 4B 34 68 15 98 97 01 4D 39 22 17 A9 88 01 4B 34 62 16 98 98 01 44 63 24 19 8A 99 00 48 3D 20 17 9A 88 01 4D 3D 26 16 AA 98 01 4B 3B 24 39 99 99 01 22 22 16 58 98 88 02 20 22 58 5B 88 98 02 1E 4B 17 60 8A 89 02 4A 22 19 60 A8 99 02 26 28 18 5B AA 98 02 20 1E 59 5B 87 98 00 67 24 17 58 99 88 01 84 84 17 5B AA 88 00 A4 1E 75 5B 97 98 01 3A 17 72 5C 98 99 01 38 60 67 39 99 88 01 33 17 63 57 88 78 01 35 16 6B 39 88 88 01 17 1A 16 22 9A 88 04 18 17 18 45 98 99 04 15 17 17 28 88 8A 04 15 16 17 28 88 8A 04 18 1B 17 18 9A 89 04 37 5D 16 17 99 88 02 16 1A 18 18 8A 99 04 18 16 19 1C 98 9B 04 5D 16 19 1A A8 9A 02 58 17 17 7A 98 89 01 17 17 18 3F 98 9A 04 3B 16 18 3F 98 9A 02 18 5A 61 19 99 A9 00 19 55 17 17 A8 88 02 16 5A 40 17 89 A8 01 17 5A 16 15 99 87 02 16 55 17 33 88 88 02 3D 1A 1B 19 A9 98 03 19 1A 1D 1A 99 A9 05 17 3C 19 18 89 88 03 17 43 19 1A 8A 89 03 18 1B 19 3A 89 89 04 18 5C 19 5E 89 89 01 17 3A 19 18 89 88 04 17 7F 59 19 89 98 01 18 1C 19 19 8A 88 05 7D 19 8E 95 98 AA 00 5A 8E 18 A2 9A 8A 00 3C 19 1A 19 A8 98 03 19 17 3F 17 97 A7 03 19 1A 41 19 99 A8 03 4D 36 6A 17 98 97 00 4F 3B 24 19 A9 88 02 4D 36 64 18 98 98 00 46 65 26 1B 8A 99 01 4A 3F 22 19 9A 88 02 4F 3F 28 18 AA 98 02 4D 3D 26 3B 99 99 02 24 24 18 5A 98 88 01 22 24 5A 5D 88 98 01 20 4D 19 62 8A 89 01 4C 24 1B 62 A8 99 01 28 2A 1A 5D AA 98 01 22 20 7D 5D 87 98 00 84 26 19 5A A9 88 00 95 97 19 5D AA 88 00 C5 20 77 5D A7 98 00 3C 19 74 5E 98 99 00 3A 83 69 3B 9A 88 00 35 19 65 59 88 78 00 37 18 6D 3B 88 88 02 19 42 18 24 9A 88 05 1A 19 1A 47 98 99 03 17 19 19 2A 88 8A 05 17 18 19 2A 88 8A 05 1A 1D 19 1A 9A 89 05 39 5F 18 19 99 88 01 18 1C 1A 1A 8A 99 05 1A 18 1B 1E 98 9B 05 5F 18 1B 1C A8 9A 03 5A 19 19 7C 98 89 00 19 19 1A 41 98 9A 03 43 18 1A 66 98 9A 03 1A 5C 63 1B 99 A9 00 1B 57 19 19 A8 88 01 18 5C 68 19 89 A8 00 19 5C 18 17 99 87 03 18 57 19 35 88 88 01 3F 1C 3C 1B A9 98 04 1B 1C 64 1C 99 A9 06 19 3E 37 1A 89 88 04 19 45 37 1C 8A 89 04 1A 1D 37 3C 89 89 05 1A 7E 37 81 89 8A 02 19 3C 1B 1A 89 88 05 19 81 5B 1B 8A 98 02 1A 1E 1B 1B 8A 88 06 90 1B 9F A7 A8 AA 00 5C 8F 1A B3 9A 8A 00 3E 1B 1C 1B A8 98 04 1B 19 41 19 97 A7 04 1B 1C 43 1B 99 A8 04 71 56 6C 19 98 97 01 74 5E 26 1B A9 88 03 71 56 83 1A 98 A8 01 67 85 28 1D 8B 99 02 6D 64 24 1B 9A 88 03 74 64 2A 1A AA 98 03 71 61 28 5E 99 99 03 26 26 1A 5C 98 88 02 24 26 7C 5F 88 98 02 22 4F 1B 64 8A 89 02 4E 26 1D 82 A8 9A 02 2A 51 1C 5F AA 98 02 24 22 7F 5F 87 98 00 85 28 1B 5C A9 88 01 96 A9 1B 5F AA 88 00 C9 22 8C 5F A7 A8 01 3E 1B 76 92 98 9A 01 3C 84 6B 5F 9A 88 00 37 1B 67 7D 88 78 01 39 1A 6F 5F 88 88 03 1B 44 1A 26 9A 88 04 1C 1B 1C 49 98 99 04 19 1B 1B 2C 88 8A 06 19 1A 1B 2C 88 8A 06 1C 44 1B 1C 9A 89 06 3B 61 1A 1B 99 88 02 1A 42 1C 1C 8A 99 06 1C 1A 1D 20 98 9B 06 61 1A 1D 1E A8 9A 04 90 1B 1B 7E A8 89 01 1B 1B 1C 43 98 9A 04 4B 1A 1C 68 98 9A 02 1C 5E 84 1D 99 B9 01 1D 59 1B 1B A8 88 02 1A 5E 6A 1B 89 A8 00 1B 5E 1A 19 99 87 04 1A 59 1B 37 88 88 02 41 1E 3E 1D A9 98 03 1D 1E 66 1E 99 A9 05 1B 40 39 1C 89 88 03 1B 47 39 1E 8A 89 03 1C 44 39 61 89 89 04 1C 81 39 82 8A 8A 01 1B 3E 1D 1C 89 88 06 1B 82 7E 1D 8A 98 03 1C 20 1D 1D 8A 88 07 92 1D A0 BA A8 AA 00 5E A2 1C B4 9A 8A 00 40 1D 1E 1D A8 98 05 1D 1B 43 1B 97 A7 05 1D 1E 45 1D 99 A8 05 82 58 88 1B A8 A7 00 83 60 28 1D B9 88 02 82 58 84 1C A8 A8 00 78 86 2A 1F 8B 99 01 7F 66 26 1D 9A 88 02 83 66 2C 1C BA 98 02 82 63 2A 60 A9 99 02 28 28 1C 5E 98 88 03 26 28 7E 61 88 98 01 24 51 1D 66 8A 89 03 50 28 1F 83 A8 9A 01 2C 53 1E 61 AA 98 01 26 24 81 61 87 A8 01 86 2A 1D 5E A9 88 02 BA BC 1D 61 AA 88 00 CD 24 9E 61 A7 A8 00 40 1D 78 93 98 9A 00 3E 85 6D 61 9A 88 00 39 1D 69 7F 88 78 00 3B 1C 71 61 88 88 02 1D 46 1C 28 9A 88 05 1E 1D 1E 4B 98 99 05 1B 1D 1D 2E 88 8A 07 1B 1C 1D 2E 88 8A 07 1E 46 1D 1E 9A 89 05 3D 63 1C 1D 99 88 03 1C 44 1E 1E 8A 99 05 1E 1C 1F 22 98 9B 07 63 1C 1F 20 A8 9A 05 91 1D 1D 81 A8 8A 00 1D 1D 1E 45 98 9A 05 53 1C 1E 6A 98 9A 03 1E 60 85 1F 99 B9 00 1F 5B 1D 1D A8 88 03 1C 60 6C 1D 89 A8 01 1D 60 1C 1B 99 87 05 1C 5B 1D 39 88 88 03 41 1E 3E 1D A9 98 04 1D 1E 66 1E 99 A9 06 1B 62 39 1C 89 88 04 1B 47 39 1E 8A 89 04 1C 67 39 81 89 8A 03 1C 81 39 82 8A 8A 02 1B 3E 1D 39 89 88 07 1B 93 90 3B 8A A8 02 1C 20 1D 1D 8A 88 08 A1 1D AF C2 A8 AB 00 7D A2 21 B4 9A 8A 00 40 1D 1E 1D A8 98 06 1D 1B 43 1B 97 A7 06 1D 1E 45 1D 99 A8 06 82 76 98 1B A8 A7 00 83 81 28 1D BA 88 03 82 76 94 1C A8 A8 00 78 98 2A 1F 8B 99 00 7F 84 26 1D 9B 88 01 83 84 2C 1C BB 98 01 82 82 2A 60 AA 99 01 28 28 1C 5E 98 88 04 26 28 7E 61 88 98 02 24 75 1D 66 8A 89 04 50 28 1F 83 A8 9A 02 2C 76 1E 61 AA 98 02 26 24 81 61 87 A8 02 86 2A 1D 5E A9 88 03 BA BC 1D 61 AA 88 00 DD 24 AE 61 A7 A8 00 61 1D 8B 93 98 AA 01 61 85 84 61 9A 98 01 5B 1D 81 7F 88 88 01 5C 39 86 61 88 98 03 1D 46 1C 28 9A 88 06 1E 1D 1E 4B 98 99 06 1B 1D 1D 2E 88 8A 08 1B 1C 1D 2E 88 8A 08 1E 46 1D 42 9A 89 06 3D 63 1C 3F 99 88 04 1C 44 1E 42 8A 99 06 1E 1C 1F 4B 98 9B 08 63 1C 1F 46 A8 9A 06 91 1D 1D A4 A8 8A 01 1D 1D 1E 6C 98 9A 06 53 1C 1E 88 98 9B 04 1E 60 85 1F 99 B9 01 1F 5B 1D 1D A8 88 04 1C 60 6C 1D 89 A8 02 1D 60 1C 1B 99 87 06 1C 5B 1D 39 88 88 04 00 00 00 00 00 00 00 00 00 00 00 00 00 00</text:p>
          </table:table-cell>
          <table:table-cell table:number-columns-repeated="47"/>
          <table:table-cell table:style-name="Default" table:number-columns-repeated="963"/>
        </table:table-row>
        <table:table-row table:style-name="ro1">
          <table:table-cell/>
          <table:table-cell office:value-type="string" calcext:value-type="string">
            <text:p>WEEKLY</text:p>
          </table:table-cell>
          <table:table-cell office:value-type="string" calcext:value-type="string">
            <text:p>5F 35 54 33 0B 09 09 08 39 35 7E 35 09 09 0B 09 35 79 4D 31 08 0A 08 08 35 60 4D 35 08 0B 08 09 37 7F 4D 8C 08 09 08 0A 37 8C 4D 8E 08 0A 08 0B 35 55 31 63 08 0A 08 08 35 9E 9A 67 08 0A 0A 08 37 39 31 49 08 0B 08 08 AF 33 C1 C8 0A 08 0B 0C 8C AD 47 BF 0A 0A 08 0A 5E 33 48 33 0B 08 09 08 39 2F 71 2F 09 07 0B 07 39 35 73 33 09 09 0B 08 90 85 A3 2F 0A 09 0A 07 92 8C 3C 33 0B 0A 08 08 90 85 9E 31 0A 09 0A 08 89 A4 3F 37 09 0B 09 09 8D 90 39 33 0A 0B 08 08 92 90 42 31 0B 0B 09 08 90 8E 3F 77 0A 0A 09 09 60 3E 2F 73 09 08 08 08 5C 3E 89 77 08 08 0A 08 58 87 31 7D 08 0B 08 09 86 3E 35 8E 0B 08 09 0A 68 87 33 77 0A 0B 09 08 5C 38 8B 77 08 07 0A 08 A2 41 31 73 0B 09 08 08 C9 C1 31 77 0B 0B 08 08 E4 38 B8 77 0C 07 0A 08 7E 49 95 9E 09 08 0A 0A 7D 9D 8D 77 09 0A 09 08 75 49 8A 8A 08 08 08 09 77 63 90 77 08 08 09 08 39 5F 2F 3E 09 0B 08 08 3B 33 33 62 09 08 09 0A 35 33 31 47 08 08 08 0B 35 31 31 47 08 08 08 0B 3B 60 31 59 09 0B 08 09 59 7B 2F 55 09 0A 08 08 37 5D 33 59 08 0B 09 09 3B 31 35 66 09 08 09 0C 81 31 35 5F 0B 08 09 0A 9F 33 31 AF 0A 08 08 0A 39 33 33 83 09 08 09 0C 6F 31 33 94 09 08 09 0B 3B 77 90 37 09 09 0C 09 3D 71 31 33 0A 08 08 08 37 77 81 33 08 09 0B 08 39 77 2F 2F 09 0A 08 07 37 71 31 4E 08 08 08 08 00 04 06 04 04 03 02 07 02 08 00 00 06 06 06 00 03 00 00 01 01 01 04 02 04 02 02 02 03 00 00 01 01 01 03 06 06 08 08 06 04 06 08 06 01 06 04 01 04 02 06 04 00 02 01 01 03 03 01 01 01 03 03 00 02 02 02 00 02 01 01 00 00 00 02 01 00 01 02 00 00 00 03 01 03 02 01 03 03 03 01 01 01 03 00 03 03 03 02 01 02 01 01 00</text:p>
          </table:table-cell>
          <table:table-cell table:number-columns-repeated="47"/>
          <table:table-cell table:style-name="Default" table:number-columns-repeated="96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196" office:value-type="float" office:value="128" calcext:value-type="float">
            <text:p>128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224" calcext:value-type="float">
            <text:p>224</text:p>
          </table:table-cell>
          <table:table-cell table:style-name="ce200" office:value-type="float" office:value="240" calcext:value-type="float">
            <text:p>240</text:p>
          </table:table-cell>
          <table:table-cell table:number-columns-repeated="12"/>
          <table:table-cell office:value-type="string" calcext:value-type="string">
            <text:p>INC %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944"/>
        </table:table-row>
        <table:table-row table:style-name="ro1">
          <table:table-cell/>
          <table:table-cell table:style-name="ce103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 CP</text:p>
          </table:table-cell>
          <table:table-cell office:value-type="string" calcext:value-type="string">
            <text:p>R CP</text:p>
          </table:table-cell>
          <table:table-cell office:value-type="string" calcext:value-type="string">
            <text:p>P/I CP</text:p>
          </table:table-cell>
          <table:table-cell office:value-type="string" calcext:value-type="string">
            <text:p>S CP</text:p>
          </table:table-cell>
          <table:table-cell office:value-type="string" calcext:value-type="string">
            <text:p>D LEAN</text:p>
          </table:table-cell>
          <table:table-cell office:value-type="string" calcext:value-type="string">
            <text:p>R LEAN</text:p>
          </table:table-cell>
          <table:table-cell office:value-type="string" calcext:value-type="string">
            <text:p>P/I LEAN</text:p>
          </table:table-cell>
          <table:table-cell office:value-type="string" calcext:value-type="string">
            <text:p>S LE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/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C <text:s/>LEAN</text:p>
          </table:table-cell>
          <table:table-cell table:number-columns-repeated="3"/>
          <table:table-cell office:value-type="string" calcext:value-type="string">
            <text:p>MAX LEAN</text:p>
          </table:table-cell>
          <table:table-cell office:value-type="string" calcext:value-type="string">
            <text:p>MARGIN</text:p>
          </table:table-cell>
          <table:table-cell table:number-columns-repeated="6"/>
          <table:table-cell table:style-name="ce121" office:value-type="string" calcext:value-type="string">
            <text:p>UND %</text:p>
          </table:table-cell>
          <table:table-cell table:style-name="ce127" office:value-type="float" office:value="10" calcext:value-type="float">
            <text:p>10</text:p>
          </table:table-cell>
          <table:table-cell table:formula="of:=100-[.AC4]" office:value-type="float" office:value="90" calcext:value-type="float">
            <text:p>90</text:p>
          </table:table-cell>
          <table:table-cell/>
          <table:table-cell office:value-type="string" calcext:value-type="string">
            <text:p>D %</text:p>
          </table:table-cell>
          <table:table-cell office:value-type="string" calcext:value-type="string">
            <text:p>R %</text:p>
          </table:table-cell>
          <table:table-cell office:value-type="string" calcext:value-type="string">
            <text:p>MARGIN</text:p>
          </table:table-cell>
          <table:table-cell table:number-columns-repeated="14"/>
          <table:table-cell table:style-name="ce103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WEEK1</text:p>
          </table:table-cell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R LEAN</text:p>
          </table:table-cell>
          <table:table-cell table:style-name="Default" office:value-type="string" calcext:value-type="string">
            <text:p>PIS LEAN</text:p>
          </table:table-cell>
          <table:table-cell table:style-name="Default" office:value-type="string" calcext:value-type="string">
            <text:p>NEGLECT</text:p>
          </table:table-cell>
          <table:table-cell table:style-name="Default" table:number-columns-repeated="3"/>
          <table:table-cell table:style-name="Default" office:value-type="string" calcext:value-type="string">
            <text:p>WEEK2</text:p>
          </table:table-cell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R LEAN</text:p>
          </table:table-cell>
          <table:table-cell table:style-name="Default" office:value-type="string" calcext:value-type="string">
            <text:p>PIS LEAN</text:p>
          </table:table-cell>
          <table:table-cell table:style-name="Default" office:value-type="string" calcext:value-type="string">
            <text:p>NEGLECT</text:p>
          </table:table-cell>
          <table:table-cell table:style-name="Default"/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 LEAN</text:p>
          </table:table-cell>
          <table:table-cell table:style-name="Default" office:value-type="string" calcext:value-type="string">
            <text:p>R LEAN</text:p>
          </table:table-cell>
          <table:table-cell table:style-name="Default" office:value-type="string" calcext:value-type="string">
            <text:p>P/3 LEAN</text:p>
          </table:table-cell>
          <table:table-cell table:style-name="Default" office:value-type="string" calcext:value-type="string">
            <text:p>S LEAN</text:p>
          </table:table-cell>
          <table:table-cell table:style-name="Default" office:value-type="string" calcext:value-type="string">
            <text:p>NEGLECT</text:p>
          </table:table-cell>
          <table:table-cell table:style-name="Default"/>
          <table:table-cell table:style-name="Default" office:value-type="string" calcext:value-type="string">
            <text:p>D CP</text:p>
          </table:table-cell>
          <table:table-cell table:style-name="Default" office:value-type="string" calcext:value-type="string">
            <text:p>R CP</text:p>
          </table:table-cell>
          <table:table-cell table:style-name="Default" office:value-type="string" calcext:value-type="string">
            <text:p>P/I CP</text:p>
          </table:table-cell>
          <table:table-cell table:style-name="Default" office:value-type="string" calcext:value-type="string">
            <text:p>S CP</text:p>
          </table:table-cell>
          <table:table-cell table:style-name="Default" office:value-type="string" calcext:value-type="string">
            <text:p>D LEAN</text:p>
          </table:table-cell>
          <table:table-cell table:style-name="Default" office:value-type="string" calcext:value-type="string">
            <text:p>R LEAN</text:p>
          </table:table-cell>
          <table:table-cell table:style-name="Default" office:value-type="string" calcext:value-type="string">
            <text:p>P/3 LEAN</text:p>
          </table:table-cell>
          <table:table-cell table:style-name="Default" office:value-type="string" calcext:value-type="string">
            <text:p>S LEAN</text:p>
          </table:table-cell>
          <table:table-cell table:style-name="Default"/>
          <table:table-cell table:style-name="ce11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EGLECT</text:p>
          </table:table-cell>
          <table:table-cell table:style-name="Default" table:number-columns-repeated="920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80" office:value-type="string" calcext:value-type="string">
            <text:p>ME</text:p>
          </table:table-cell>
          <table:table-cell table:style-name="ce180" table:formula="of:=MID([.$C$2];[.D$3]+([.$B5]-1)*24;3)" office:value-type="string" office:string-value="5F " calcext:value-type="string">
            <text:p>5F </text:p>
          </table:table-cell>
          <table:table-cell table:style-name="ce180" table:formula="of:=MID([.$C$2];[.E$3]+([.$B5]-1)*24;3)" office:value-type="string" office:string-value="35 " calcext:value-type="string">
            <text:p>35 </text:p>
          </table:table-cell>
          <table:table-cell table:style-name="ce180" table:formula="of:=MID([.$C$2];[.F$3]+([.$B5]-1)*24;3)" office:value-type="string" office:string-value="54 " calcext:value-type="string">
            <text:p>54 </text:p>
          </table:table-cell>
          <table:table-cell table:style-name="ce180" table:formula="of:=MID([.$C$2];[.G$3]+([.$B5]-1)*24;3)" office:value-type="string" office:string-value="33 " calcext:value-type="string">
            <text:p>33 </text:p>
          </table:table-cell>
          <table:table-cell table:style-name="ce180" table:formula="of:=MID([.$C$2];[.H$3]+([.$B5]-1)*24;3)" office:value-type="string" office:string-value="0B " calcext:value-type="string">
            <text:p>0B </text:p>
          </table:table-cell>
          <table:table-cell table:style-name="ce180" table:formula="of:=MID([.$C$2];[.I$3]+([.$B5]-1)*24;3)" office:value-type="string" office:string-value="09 " calcext:value-type="string">
            <text:p>09 </text:p>
          </table:table-cell>
          <table:table-cell table:style-name="ce180" table:formula="of:=MID([.$C$2];[.J$3]+([.$B5]-1)*24;3)" office:value-type="string" office:string-value="09 " calcext:value-type="string">
            <text:p>09 </text:p>
          </table:table-cell>
          <table:table-cell table:style-name="ce180" table:formula="of:=MID([.$C$2];[.K$3]+([.$B5]-1)*24;3)" office:value-type="string" office:string-value="08 " calcext:value-type="string">
            <text:p>08 </text:p>
          </table:table-cell>
          <table:table-cell table:style-name="ce180" table:formula="of:=VLOOKUP(MID([.D5];1;1);[.$CL$4:.$CM$19];2;0)*16+VLOOKUP(MID([.D5];2;1);[.$CL$4:.$CM$19];2;0)" office:value-type="float" office:value="95" calcext:value-type="float">
            <text:p>95</text:p>
          </table:table-cell>
          <table:table-cell table:style-name="ce180" table:formula="of:=VLOOKUP(MID([.E5];1;1);[.$CL$4:.$CM$19];2;0)*16+VLOOKUP(MID([.E5];2;1);[.$CL$4:.$CM$19];2;0)" office:value-type="float" office:value="53" calcext:value-type="float">
            <text:p>53</text:p>
          </table:table-cell>
          <table:table-cell table:style-name="ce180" table:formula="of:=VLOOKUP(MID([.F5];1;1);[.$CL$4:.$CM$19];2;0)*16+VLOOKUP(MID([.F5];2;1);[.$CL$4:.$CM$19];2;0)" office:value-type="float" office:value="84" calcext:value-type="float">
            <text:p>84</text:p>
          </table:table-cell>
          <table:table-cell table:style-name="ce180" table:formula="of:=VLOOKUP(MID([.G5];1;1);[.$CL$4:.$CM$19];2;0)*16+VLOOKUP(MID([.G5];2;1);[.$CL$4:.$CM$19];2;0)" office:value-type="float" office:value="51" calcext:value-type="float">
            <text:p>51</text:p>
          </table:table-cell>
          <table:table-cell table:style-name="ce202" table:formula="of:=VLOOKUP(MID([.H5];1;1);[.$CL$4:.$CM$19];2;0)*16+VLOOKUP(MID([.H5];2;1);[.$CL$4:.$CM$19];2;0)" office:value-type="float" office:value="11" calcext:value-type="float">
            <text:p>11</text:p>
          </table:table-cell>
          <table:table-cell table:style-name="ce203" table:formula="of:=VLOOKUP(MID([.I5];1;1);[.$CL$4:.$CM$19];2;0)*16+VLOOKUP(MID([.I5];2;1);[.$CL$4:.$CM$19];2;0)" office:value-type="float" office:value="9" calcext:value-type="float">
            <text:p>9</text:p>
          </table:table-cell>
          <table:table-cell table:style-name="ce203" table:formula="of:=VLOOKUP(MID([.J5];1;1);[.$CL$4:.$CM$19];2;0)*16+VLOOKUP(MID([.J5];2;1);[.$CL$4:.$CM$19];2;0)" office:value-type="float" office:value="9" calcext:value-type="float">
            <text:p>9</text:p>
          </table:table-cell>
          <table:table-cell table:style-name="ce207" table:formula="of:=VLOOKUP(MID([.K5];1;1);[.$CL$4:.$CM$19];2;0)*16+VLOOKUP(MID([.K5];2;1);[.$CL$4:.$CM$19];2;0)" office:value-type="float" office:value="8" calcext:value-type="float">
            <text:p>8</text:p>
          </table:table-cell>
          <table:table-cell table:style-name="ce207" table:formula="of:=MAX([.P5:.S5])" office:value-type="float" office:value="11" calcext:value-type="float">
            <text:p>11</text:p>
          </table:table-cell>
          <table:table-cell table:style-name="ce202" table:formula="of:=[.L5]/SUM([.$L5:.$O5])" office:value-type="float" office:value="0.335689045936396" calcext:value-type="float">
            <text:p>0.335689045936396</text:p>
          </table:table-cell>
          <table:table-cell table:style-name="ce203" table:formula="of:=[.M5]/SUM([.$L5:.$O5])" office:value-type="float" office:value="0.187279151943463" calcext:value-type="float">
            <text:p>0.187279151943463</text:p>
          </table:table-cell>
          <table:table-cell table:style-name="ce203" table:formula="of:=[.N5]/SUM([.$L5:.$O5])" office:value-type="float" office:value="0.296819787985866" calcext:value-type="float">
            <text:p>0.296819787985866</text:p>
          </table:table-cell>
          <table:table-cell table:style-name="ce207" table:formula="of:=[.O5]/SUM([.$L5:.$O5])" office:value-type="float" office:value="0.180212014134276" calcext:value-type="float">
            <text:p>0.180212014134276</text:p>
          </table:table-cell>
          <table:table-cell table:style-name="ce207" table:formula="of:=[.P5]-[.Q5]" office:value-type="float" office:value="2" calcext:value-type="float">
            <text:p>2</text:p>
          </table:table-cell>
          <table:table-cell table:style-name="ce207" table:formula="of:=[.Q5]-[.P5]" office:value-type="float" office:value="-2" calcext:value-type="float">
            <text:p>-2</text:p>
          </table:table-cell>
          <table:table-cell table:formula="of:=[.$AE5]+[.Y5]*[.$AC$3]*IF(ABS([.Y5])&gt;5;2;1)" office:value-type="float" office:value="49" calcext:value-type="float">
            <text:p>49</text:p>
          </table:table-cell>
          <table:table-cell table:formula="of:=[.$AE5]+[.Z5]*[.$AC$3]*IF(ABS([.Y5])&gt;5;2;1)" office:value-type="float" office:value="45" calcext:value-type="float">
            <text:p>45</text:p>
          </table:table-cell>
          <table:table-cell table:style-name="ce202" table:formula="of:=[.$AC$4] - MID([.$C$2];(3*8*51)+1+([.$B5])*3;3)" office:value-type="float" office:value="6" calcext:value-type="float">
            <text:p>6</text:p>
          </table:table-cell>
          <table:table-cell table:formula="of:=[.$AD$4]+([.$AC$4]-[.AC5])" office:value-type="float" office:value="94" calcext:value-type="float">
            <text:p>94</text:p>
          </table:table-cell>
          <table:table-cell table:formula="of:=[.AD5]/2" office:value-type="float" office:value="47" calcext:value-type="float">
            <text:p>47</text:p>
          </table:table-cell>
          <table:table-cell table:formula="of:=[.AA5]+[.U5]*[.$AC5]" office:value-type="float" office:value="51.0141342756184" calcext:value-type="float">
            <text:p>51.0141342756184</text:p>
          </table:table-cell>
          <table:table-cell table:formula="of:=[.AB5]+[.V5]*[.$AC5]" office:value-type="float" office:value="46.1236749116608" calcext:value-type="float">
            <text:p>46.1236749116608</text:p>
          </table:table-cell>
          <table:table-cell table:style-name="ce208" table:formula="of:=[.AF5]-[.AG5]" office:value-type="float" office:value="4.8904593639576" calcext:value-type="float">
            <text:p>4.890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5]-2)*([.AF5]/100)" office:value-type="float" office:value="1.02028268551237" calcext:value-type="float">
            <text:p>1.02028268551237</text:p>
          </table:table-cell>
          <table:table-cell table:style-name="ce203" table:formula="of:=([.$AI5]-2)*([.AG5]/100)" office:value-type="float" office:value="0.922473498233216" calcext:value-type="float">
            <text:p>0.922473498233216</text:p>
          </table:table-cell>
          <table:table-cell table:style-name="ce203" table:formula="of:=IF([.AF5]&gt;[.AG5];[.AI5];0)" office:value-type="float" office:value="4" calcext:value-type="float">
            <text:p>4</text:p>
          </table:table-cell>
          <table:table-cell table:style-name="ce203" table:formula="of:=IF([.AG5]&gt;[.AF5];[.AI5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80" office:value-type="string" calcext:value-type="string">
            <text:p>ME</text:p>
          </table:table-cell>
          <table:table-cell table:style-name="ce203" office:value-type="float" office:value="1" calcext:value-type="float">
            <text:p>1</text:p>
          </table:table-cell>
          <table:table-cell table:style-name="ce222" table:formula="of:=MID([.$C$1];[.AZ$3]+([.$B5]-1)*21+([.$AY$5]-1)*1071;3)" office:value-type="string" office:string-value="0F " calcext:value-type="string">
            <text:p>0F </text:p>
          </table:table-cell>
          <table:table-cell table:style-name="ce222" table:formula="of:=MID([.$C$1];[.BA$3]+([.$B5]-1)*21+([.$AY$5]-1)*1071;3)" office:value-type="string" office:string-value="0E " calcext:value-type="string">
            <text:p>0E </text:p>
          </table:table-cell>
          <table:table-cell table:style-name="ce222" table:formula="of:=MID([.$C$1];[.BB$3]+([.$B5]-1)*21+([.$AY$5]-1)*1071;3)" office:value-type="string" office:string-value="0F " calcext:value-type="string">
            <text:p>0F </text:p>
          </table:table-cell>
          <table:table-cell table:style-name="ce222" table:formula="of:=MID([.$C$1];[.BC$3]+([.$B5]-1)*21+([.$AY$5]-1)*1071;3)" office:value-type="string" office:string-value="0D " calcext:value-type="string">
            <text:p>0D </text:p>
          </table:table-cell>
          <table:table-cell table:style-name="ce222" table:formula="of:=MID([.$C$1];[.BD$3]+([.$B5]-1)*21+([.$AY$5]-1)*1071;3)" office:value-type="string" office:string-value="A9 " calcext:value-type="string">
            <text:p>A9 </text:p>
          </table:table-cell>
          <table:table-cell table:style-name="ce222" table:formula="of:=MID([.$C$1];[.BE$3]+([.$B5]-1)*21+([.$AY$5]-1)*1071;3)" office:value-type="string" office:string-value="98 " calcext:value-type="string">
            <text:p>98 </text:p>
          </table:table-cell>
          <table:table-cell table:style-name="ce222" table:formula="of:=MID([.$C$1];[.BF$3]+([.$B5]-1)*21+([.$AY$5]-1)*1071;3)" office:value-type="string" office:string-value="00 " calcext:value-type="string">
            <text:p>00 </text:p>
          </table:table-cell>
          <table:table-cell table:style-name="ce222" table:number-columns-repeated="2"/>
          <table:table-cell table:style-name="ce203"/>
          <table:table-cell table:style-name="ce203" office:value-type="float" office:value="10" calcext:value-type="float">
            <text:p>10</text:p>
          </table:table-cell>
          <table:table-cell table:style-name="ce222" table:formula="of:=MID([.$C$1];[.BK$3]+([.$B5]-1)*21+([.$BJ$5]-1)*1071;3)" office:value-type="string" office:string-value="41 " calcext:value-type="string">
            <text:p>41 </text:p>
          </table:table-cell>
          <table:table-cell table:style-name="ce222" table:formula="of:=MID([.$C$1];[.BL$3]+([.$B5]-1)*21+([.$BJ$5]-1)*1071;3)" office:value-type="string" office:string-value="1E " calcext:value-type="string">
            <text:p>1E </text:p>
          </table:table-cell>
          <table:table-cell table:style-name="ce222" table:formula="of:=MID([.$C$1];[.BM$3]+([.$B5]-1)*21+([.$BJ$5]-1)*1071;3)" office:value-type="string" office:string-value="3E " calcext:value-type="string">
            <text:p>3E </text:p>
          </table:table-cell>
          <table:table-cell table:style-name="ce222" table:formula="of:=MID([.$C$1];[.BN$3]+([.$B5]-1)*21+([.$BJ$5]-1)*1071;3)" office:value-type="string" office:string-value="1D " calcext:value-type="string">
            <text:p>1D </text:p>
          </table:table-cell>
          <table:table-cell table:style-name="ce222" table:formula="of:=MID([.$C$1];[.BO$3]+([.$B5]-1)*21+([.$BJ$5]-1)*1071;3)" office:value-type="string" office:string-value="A9 " calcext:value-type="string">
            <text:p>A9 </text:p>
          </table:table-cell>
          <table:table-cell table:style-name="ce222" table:formula="of:=MID([.$C$1];[.BP$3]+([.$B5]-1)*21+([.$BJ$5]-1)*1071;3)" office:value-type="string" office:string-value="98 " calcext:value-type="string">
            <text:p>98 </text:p>
          </table:table-cell>
          <table:table-cell table:style-name="ce222" table:formula="of:=MID([.$C$1];[.BQ$3]+([.$B5]-1)*21+([.$BJ$5]-1)*1071;3)" office:value-type="string" office:string-value="04 " calcext:value-type="string">
            <text:p>04 </text:p>
          </table:table-cell>
          <table:table-cell table:style-name="ce203"/>
          <table:table-cell table:style-name="ce203" table:formula="of:=VLOOKUP(MID([.AZ5];1;1);[.$CL$4:.$CM$19];2;0)*16+VLOOKUP(MID([.AZ5];2;1);[.$CL$4:.$CM$19];2;0)" office:value-type="float" office:value="15" calcext:value-type="float">
            <text:p>15</text:p>
          </table:table-cell>
          <table:table-cell table:style-name="ce203" table:formula="of:=VLOOKUP(MID([.BA5];1;1);[.$CL$4:.$CM$19];2;0)*16+VLOOKUP(MID([.BA5];2;1);[.$CL$4:.$CM$19];2;0)" office:value-type="float" office:value="14" calcext:value-type="float">
            <text:p>14</text:p>
          </table:table-cell>
          <table:table-cell table:style-name="ce203" table:formula="of:=VLOOKUP(MID([.BB5];1;1);[.$CL$4:.$CM$19];2;0)*16+VLOOKUP(MID([.BB5];2;1);[.$CL$4:.$CM$19];2;0)" office:value-type="float" office:value="15" calcext:value-type="float">
            <text:p>15</text:p>
          </table:table-cell>
          <table:table-cell table:style-name="ce203" table:formula="of:=VLOOKUP(MID([.BC5];1;1);[.$CL$4:.$CM$19];2;0)*16+VLOOKUP(MID([.BC5];2;1);[.$CL$4:.$CM$19];2;0)" office:value-type="float" office:value="13" calcext:value-type="float">
            <text:p>13</text:p>
          </table:table-cell>
          <table:table-cell table:style-name="ce203" table:formula="of:=VLOOKUP(MID([.BD5];1;1);[.$CL$4:.$CM$19];2;0)" office:value-type="float" office:value="10" calcext:value-type="float">
            <text:p>10</text:p>
          </table:table-cell>
          <table:table-cell table:style-name="ce203" table:formula="of:=VLOOKUP(MID([.BD5];2;1);[.$CL$4:.$CM$19];2;0)" office:value-type="float" office:value="9" calcext:value-type="float">
            <text:p>9</text:p>
          </table:table-cell>
          <table:table-cell table:style-name="ce203" table:formula="of:=VLOOKUP(MID([.BE5];1;1);[.$CL$4:.$CM$19];2;0)" office:value-type="float" office:value="9" calcext:value-type="float">
            <text:p>9</text:p>
          </table:table-cell>
          <table:table-cell table:style-name="ce203" table:formula="of:=VLOOKUP(MID([.BE5];2;1);[.$CL$4:.$CM$19];2;0)" office:value-type="float" office:value="8" calcext:value-type="float">
            <text:p>8</text:p>
          </table:table-cell>
          <table:table-cell table:style-name="ce203" table:formula="of:=VLOOKUP(MID([.BF5];2;1);[.$CL$4:.$CM$19];2;0)" office:value-type="float" office:value="0" calcext:value-type="float">
            <text:p>0</text:p>
          </table:table-cell>
          <table:table-cell table:style-name="ce203"/>
          <table:table-cell table:style-name="ce203" table:formula="of:=VLOOKUP(MID([.BK5];1;1);[.$CL$4:.$CM$19];2;0)*16+VLOOKUP(MID([.BK5];2;1);[.$CL$4:.$CM$19];2;0)" office:value-type="float" office:value="65" calcext:value-type="float">
            <text:p>65</text:p>
          </table:table-cell>
          <table:table-cell table:style-name="ce203" table:formula="of:=VLOOKUP(MID([.BL5];1;1);[.$CL$4:.$CM$19];2;0)*16+VLOOKUP(MID([.BL5];2;1);[.$CL$4:.$CM$19];2;0)" office:value-type="float" office:value="30" calcext:value-type="float">
            <text:p>30</text:p>
          </table:table-cell>
          <table:table-cell table:style-name="ce203" table:formula="of:=VLOOKUP(MID([.BM5];1;1);[.$CL$4:.$CM$19];2;0)*16+VLOOKUP(MID([.BM5];2;1);[.$CL$4:.$CM$19];2;0)" office:value-type="float" office:value="62" calcext:value-type="float">
            <text:p>62</text:p>
          </table:table-cell>
          <table:table-cell table:style-name="ce203" table:formula="of:=VLOOKUP(MID([.BN5];1;1);[.$CL$4:.$CM$19];2;0)*16+VLOOKUP(MID([.BN5];2;1);[.$CL$4:.$CM$19];2;0)" office:value-type="float" office:value="29" calcext:value-type="float">
            <text:p>29</text:p>
          </table:table-cell>
          <table:table-cell table:style-name="ce203" table:formula="of:=VLOOKUP(MID([.BO5];1;1);[.$CL$4:.$CM$19];2;0)" office:value-type="float" office:value="10" calcext:value-type="float">
            <text:p>10</text:p>
          </table:table-cell>
          <table:table-cell table:style-name="ce203" table:formula="of:=VLOOKUP(MID([.BO5];2;1);[.$CL$4:.$CM$19];2;0)" office:value-type="float" office:value="9" calcext:value-type="float">
            <text:p>9</text:p>
          </table:table-cell>
          <table:table-cell table:style-name="ce203" table:formula="of:=VLOOKUP(MID([.BP5];1;1);[.$CL$4:.$CM$19];2;0)" office:value-type="float" office:value="9" calcext:value-type="float">
            <text:p>9</text:p>
          </table:table-cell>
          <table:table-cell table:style-name="ce203" table:formula="of:=VLOOKUP(MID([.BP5];2;1);[.$CL$4:.$CM$19];2;0)" office:value-type="float" office:value="8" calcext:value-type="float">
            <text:p>8</text:p>
          </table:table-cell>
          <table:table-cell table:style-name="ce203"/>
          <table:table-cell table:style-name="ce116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table:formula="of:=VLOOKUP(MID([.BQ5];2;1);[.$CL$4:.$CM$19];2;0)" office:value-type="float" office:value="4" calcext:value-type="float">
            <text:p>4</text:p>
          </table:table-cell>
          <table:table-cell table:style-name="ce203" table:number-columns-repeated="920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52" office:value-type="float" office:value="2" calcext:value-type="float">
            <text:p>2</text:p>
          </table:table-cell>
          <table:table-cell table:style-name="ce180" office:value-type="string" calcext:value-type="string">
            <text:p>NH</text:p>
          </table:table-cell>
          <table:table-cell table:style-name="ce180" table:formula="of:=MID([.$C$2];[.D$3]+([.$B6]-1)*24;3)" office:value-type="string" office:string-value="39 " calcext:value-type="string">
            <text:p>39 </text:p>
          </table:table-cell>
          <table:table-cell table:style-name="ce180" table:formula="of:=MID([.$C$2];[.E$3]+([.$B6]-1)*24;3)" office:value-type="string" office:string-value="35 " calcext:value-type="string">
            <text:p>35 </text:p>
          </table:table-cell>
          <table:table-cell table:style-name="ce180" table:formula="of:=MID([.$C$2];[.F$3]+([.$B6]-1)*24;3)" office:value-type="string" office:string-value="7E " calcext:value-type="string">
            <text:p>7E </text:p>
          </table:table-cell>
          <table:table-cell table:style-name="ce180" table:formula="of:=MID([.$C$2];[.G$3]+([.$B6]-1)*24;3)" office:value-type="string" office:string-value="35 " calcext:value-type="string">
            <text:p>35 </text:p>
          </table:table-cell>
          <table:table-cell table:style-name="ce180" table:formula="of:=MID([.$C$2];[.H$3]+([.$B6]-1)*24;3)" office:value-type="string" office:string-value="09 " calcext:value-type="string">
            <text:p>09 </text:p>
          </table:table-cell>
          <table:table-cell table:style-name="ce180" table:formula="of:=MID([.$C$2];[.I$3]+([.$B6]-1)*24;3)" office:value-type="string" office:string-value="09 " calcext:value-type="string">
            <text:p>09 </text:p>
          </table:table-cell>
          <table:table-cell table:style-name="ce180" table:formula="of:=MID([.$C$2];[.J$3]+([.$B6]-1)*24;3)" office:value-type="string" office:string-value="0B " calcext:value-type="string">
            <text:p>0B </text:p>
          </table:table-cell>
          <table:table-cell table:style-name="ce180" table:formula="of:=MID([.$C$2];[.K$3]+([.$B6]-1)*24;3)" office:value-type="string" office:string-value="09 " calcext:value-type="string">
            <text:p>09 </text:p>
          </table:table-cell>
          <table:table-cell table:style-name="ce180" table:formula="of:=VLOOKUP(MID([.D6];1;1);[.$CL$4:.$CM$19];2;0)*16+VLOOKUP(MID([.D6];2;1);[.$CL$4:.$CM$19];2;0)" office:value-type="float" office:value="57" calcext:value-type="float">
            <text:p>57</text:p>
          </table:table-cell>
          <table:table-cell table:style-name="ce180" table:formula="of:=VLOOKUP(MID([.E6];1;1);[.$CL$4:.$CM$19];2;0)*16+VLOOKUP(MID([.E6];2;1);[.$CL$4:.$CM$19];2;0)" office:value-type="float" office:value="53" calcext:value-type="float">
            <text:p>53</text:p>
          </table:table-cell>
          <table:table-cell table:style-name="ce180" table:formula="of:=VLOOKUP(MID([.F6];1;1);[.$CL$4:.$CM$19];2;0)*16+VLOOKUP(MID([.F6];2;1);[.$CL$4:.$CM$19];2;0)" office:value-type="float" office:value="126" calcext:value-type="float">
            <text:p>126</text:p>
          </table:table-cell>
          <table:table-cell table:style-name="ce180" table:formula="of:=VLOOKUP(MID([.G6];1;1);[.$CL$4:.$CM$19];2;0)*16+VLOOKUP(MID([.G6];2;1);[.$CL$4:.$CM$19];2;0)" office:value-type="float" office:value="53" calcext:value-type="float">
            <text:p>53</text:p>
          </table:table-cell>
          <table:table-cell table:style-name="ce202" table:formula="of:=VLOOKUP(MID([.H6];1;1);[.$CL$4:.$CM$19];2;0)*16+VLOOKUP(MID([.H6];2;1);[.$CL$4:.$CM$19];2;0)" office:value-type="float" office:value="9" calcext:value-type="float">
            <text:p>9</text:p>
          </table:table-cell>
          <table:table-cell table:style-name="ce203" table:formula="of:=VLOOKUP(MID([.I6];1;1);[.$CL$4:.$CM$19];2;0)*16+VLOOKUP(MID([.I6];2;1);[.$CL$4:.$CM$19];2;0)" office:value-type="float" office:value="9" calcext:value-type="float">
            <text:p>9</text:p>
          </table:table-cell>
          <table:table-cell table:style-name="ce203" table:formula="of:=VLOOKUP(MID([.J6];1;1);[.$CL$4:.$CM$19];2;0)*16+VLOOKUP(MID([.J6];2;1);[.$CL$4:.$CM$19];2;0)" office:value-type="float" office:value="11" calcext:value-type="float">
            <text:p>11</text:p>
          </table:table-cell>
          <table:table-cell table:style-name="ce207" table:formula="of:=VLOOKUP(MID([.K6];1;1);[.$CL$4:.$CM$19];2;0)*16+VLOOKUP(MID([.K6];2;1);[.$CL$4:.$CM$19];2;0)" office:value-type="float" office:value="9" calcext:value-type="float">
            <text:p>9</text:p>
          </table:table-cell>
          <table:table-cell table:style-name="ce207" table:formula="of:=MAX([.P6:.S6])" office:value-type="float" office:value="11" calcext:value-type="float">
            <text:p>11</text:p>
          </table:table-cell>
          <table:table-cell table:style-name="ce202" table:formula="of:=[.L6]/SUM([.$L6:.$O6])" office:value-type="float" office:value="0.197231833910035" calcext:value-type="float">
            <text:p>0.197231833910035</text:p>
          </table:table-cell>
          <table:table-cell table:style-name="ce203" table:formula="of:=[.M6]/SUM([.$L6:.$O6])" office:value-type="float" office:value="0.183391003460208" calcext:value-type="float">
            <text:p>0.183391003460208</text:p>
          </table:table-cell>
          <table:table-cell table:style-name="ce203" table:formula="of:=[.N6]/SUM([.$L6:.$O6])" office:value-type="float" office:value="0.43598615916955" calcext:value-type="float">
            <text:p>0.43598615916955</text:p>
          </table:table-cell>
          <table:table-cell table:style-name="ce207" table:formula="of:=[.O6]/SUM([.$L6:.$O6])" office:value-type="float" office:value="0.183391003460208" calcext:value-type="float">
            <text:p>0.183391003460208</text:p>
          </table:table-cell>
          <table:table-cell table:style-name="ce207" table:formula="of:=[.P6]-[.Q6]" office:value-type="float" office:value="0" calcext:value-type="float">
            <text:p>0</text:p>
          </table:table-cell>
          <table:table-cell table:style-name="ce207" table:formula="of:=[.Q6]-[.P6]" office:value-type="float" office:value="0" calcext:value-type="float">
            <text:p>0</text:p>
          </table:table-cell>
          <table:table-cell table:formula="of:=[.$AE6]+[.Y6]*[.$AC$3]*IF(ABS([.Y6])&gt;5;2;1)" office:value-type="float" office:value="48" calcext:value-type="float">
            <text:p>48</text:p>
          </table:table-cell>
          <table:table-cell table:formula="of:=[.$AE6]+[.Z6]*[.$AC$3]*IF(ABS([.Y6])&gt;5;2;1)" office:value-type="float" office:value="48" calcext:value-type="float">
            <text:p>48</text:p>
          </table:table-cell>
          <table:table-cell table:style-name="ce202" table:formula="of:=[.$AC$4] - MID([.$C$2];(3*8*51)+1+([.$B6])*3;3)" office:value-type="float" office:value="4" calcext:value-type="float">
            <text:p>4</text:p>
          </table:table-cell>
          <table:table-cell table:formula="of:=[.$AD$4]+([.$AC$4]-[.AC6])" office:value-type="float" office:value="96" calcext:value-type="float">
            <text:p>96</text:p>
          </table:table-cell>
          <table:table-cell table:formula="of:=[.AD6]/2" office:value-type="float" office:value="48" calcext:value-type="float">
            <text:p>48</text:p>
          </table:table-cell>
          <table:table-cell table:formula="of:=[.AA6]+[.U6]*[.$AC6]" office:value-type="float" office:value="48.7889273356401" calcext:value-type="float">
            <text:p>48.7889273356401</text:p>
          </table:table-cell>
          <table:table-cell table:formula="of:=[.AB6]+[.V6]*[.$AC6]" office:value-type="float" office:value="48.7335640138408" calcext:value-type="float">
            <text:p>48.7335640138408</text:p>
          </table:table-cell>
          <table:table-cell table:style-name="ce208" table:formula="of:=[.AF6]-[.AG6]" office:value-type="float" office:value="0.0553633217993053" calcext:value-type="float">
            <text:p>0.055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6]-2)*([.AF6]/100)" office:value-type="float" office:value="0.975778546712803" calcext:value-type="float">
            <text:p>0.975778546712803</text:p>
          </table:table-cell>
          <table:table-cell table:style-name="ce203" table:formula="of:=([.$AI6]-2)*([.AG6]/100)" office:value-type="float" office:value="0.974671280276817" calcext:value-type="float">
            <text:p>0.974671280276817</text:p>
          </table:table-cell>
          <table:table-cell table:style-name="ce203" table:formula="of:=IF([.AF6]&gt;[.AG6];[.AI6];0)" office:value-type="float" office:value="4" calcext:value-type="float">
            <text:p>4</text:p>
          </table:table-cell>
          <table:table-cell table:style-name="ce203" table:formula="of:=IF([.AG6]&gt;[.AF6];[.AI6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2" calcext:value-type="float">
            <text:p>2</text:p>
          </table:table-cell>
          <table:table-cell table:style-name="ce152" office:value-type="float" office:value="2" calcext:value-type="float">
            <text:p>2</text:p>
          </table:table-cell>
          <table:table-cell table:style-name="ce180" office:value-type="string" calcext:value-type="string">
            <text:p>NH</text:p>
          </table:table-cell>
          <table:table-cell table:style-name="ce203"/>
          <table:table-cell table:style-name="ce222" table:formula="of:=MID([.$C$1];[.AZ$3]+([.$B6]-1)*21+([.$AY$5]-1)*1071;3)" office:value-type="string" office:string-value="0D " calcext:value-type="string">
            <text:p>0D </text:p>
          </table:table-cell>
          <table:table-cell table:style-name="ce222" table:formula="of:=MID([.$C$1];[.BA$3]+([.$B6]-1)*21+([.$AY$5]-1)*1071;3)" office:value-type="string" office:string-value="0E " calcext:value-type="string">
            <text:p>0E </text:p>
          </table:table-cell>
          <table:table-cell table:style-name="ce222" table:formula="of:=MID([.$C$1];[.BB$3]+([.$B6]-1)*21+([.$AY$5]-1)*1071;3)" office:value-type="string" office:string-value="11 " calcext:value-type="string">
            <text:p>11 </text:p>
          </table:table-cell>
          <table:table-cell table:style-name="ce222" table:formula="of:=MID([.$C$1];[.BC$3]+([.$B6]-1)*21+([.$AY$5]-1)*1071;3)" office:value-type="string" office:string-value="0E " calcext:value-type="string">
            <text:p>0E </text:p>
          </table:table-cell>
          <table:table-cell table:style-name="ce222" table:formula="of:=MID([.$C$1];[.BD$3]+([.$B6]-1)*21+([.$AY$5]-1)*1071;3)" office:value-type="string" office:string-value="99 " calcext:value-type="string">
            <text:p>99 </text:p>
          </table:table-cell>
          <table:table-cell table:style-name="ce222" table:formula="of:=MID([.$C$1];[.BE$3]+([.$B6]-1)*21+([.$AY$5]-1)*1071;3)" office:value-type="string" office:string-value="A9 " calcext:value-type="string">
            <text:p>A9 </text:p>
          </table:table-cell>
          <table:table-cell table:style-name="ce222" table:formula="of:=MID([.$C$1];[.BF$3]+([.$B6]-1)*21+([.$AY$5]-1)*1071;3)" office:value-type="string" office:string-value="00 " calcext:value-type="string">
            <text:p>00 </text:p>
          </table:table-cell>
          <table:table-cell table:style-name="ce222" table:number-columns-repeated="2"/>
          <table:table-cell table:style-name="ce203" table:number-columns-repeated="2"/>
          <table:table-cell table:style-name="ce222" table:formula="of:=MID([.$C$1];[.BK$3]+([.$B6]-1)*21+([.$BJ$5]-1)*1071;3)" office:value-type="string" office:string-value="1D " calcext:value-type="string">
            <text:p>1D </text:p>
          </table:table-cell>
          <table:table-cell table:style-name="ce222" table:formula="of:=MID([.$C$1];[.BL$3]+([.$B6]-1)*21+([.$BJ$5]-1)*1071;3)" office:value-type="string" office:string-value="1E " calcext:value-type="string">
            <text:p>1E </text:p>
          </table:table-cell>
          <table:table-cell table:style-name="ce222" table:formula="of:=MID([.$C$1];[.BM$3]+([.$B6]-1)*21+([.$BJ$5]-1)*1071;3)" office:value-type="string" office:string-value="66 " calcext:value-type="string">
            <text:p>66 </text:p>
          </table:table-cell>
          <table:table-cell table:style-name="ce222" table:formula="of:=MID([.$C$1];[.BN$3]+([.$B6]-1)*21+([.$BJ$5]-1)*1071;3)" office:value-type="string" office:string-value="1E " calcext:value-type="string">
            <text:p>1E </text:p>
          </table:table-cell>
          <table:table-cell table:style-name="ce222" table:formula="of:=MID([.$C$1];[.BO$3]+([.$B6]-1)*21+([.$BJ$5]-1)*1071;3)" office:value-type="string" office:string-value="99 " calcext:value-type="string">
            <text:p>99 </text:p>
          </table:table-cell>
          <table:table-cell table:style-name="ce222" table:formula="of:=MID([.$C$1];[.BP$3]+([.$B6]-1)*21+([.$BJ$5]-1)*1071;3)" office:value-type="string" office:string-value="A9 " calcext:value-type="string">
            <text:p>A9 </text:p>
          </table:table-cell>
          <table:table-cell table:style-name="ce222" table:formula="of:=MID([.$C$1];[.BQ$3]+([.$B6]-1)*21+([.$BJ$5]-1)*1071;3)" office:value-type="string" office:string-value="06 " calcext:value-type="string">
            <text:p>06 </text:p>
          </table:table-cell>
          <table:table-cell table:style-name="ce203"/>
          <table:table-cell table:style-name="ce203" table:formula="of:=VLOOKUP(MID([.AZ6];1;1);[.$CL$4:.$CM$19];2;0)*16+VLOOKUP(MID([.AZ6];2;1);[.$CL$4:.$CM$19];2;0)" office:value-type="float" office:value="13" calcext:value-type="float">
            <text:p>13</text:p>
          </table:table-cell>
          <table:table-cell table:style-name="ce203" table:formula="of:=VLOOKUP(MID([.BA6];1;1);[.$CL$4:.$CM$19];2;0)*16+VLOOKUP(MID([.BA6];2;1);[.$CL$4:.$CM$19];2;0)" office:value-type="float" office:value="14" calcext:value-type="float">
            <text:p>14</text:p>
          </table:table-cell>
          <table:table-cell table:style-name="ce203" table:formula="of:=VLOOKUP(MID([.BB6];1;1);[.$CL$4:.$CM$19];2;0)*16+VLOOKUP(MID([.BB6];2;1);[.$CL$4:.$CM$19];2;0)" office:value-type="float" office:value="17" calcext:value-type="float">
            <text:p>17</text:p>
          </table:table-cell>
          <table:table-cell table:style-name="ce203" table:formula="of:=VLOOKUP(MID([.BC6];1;1);[.$CL$4:.$CM$19];2;0)*16+VLOOKUP(MID([.BC6];2;1);[.$CL$4:.$CM$19];2;0)" office:value-type="float" office:value="14" calcext:value-type="float">
            <text:p>14</text:p>
          </table:table-cell>
          <table:table-cell table:style-name="ce203" table:formula="of:=VLOOKUP(MID([.BD6];1;1);[.$CL$4:.$CM$19];2;0)" office:value-type="float" office:value="9" calcext:value-type="float">
            <text:p>9</text:p>
          </table:table-cell>
          <table:table-cell table:style-name="ce203" table:formula="of:=VLOOKUP(MID([.BD6];2;1);[.$CL$4:.$CM$19];2;0)" office:value-type="float" office:value="9" calcext:value-type="float">
            <text:p>9</text:p>
          </table:table-cell>
          <table:table-cell table:style-name="ce203" table:formula="of:=VLOOKUP(MID([.BE6];1;1);[.$CL$4:.$CM$19];2;0)" office:value-type="float" office:value="10" calcext:value-type="float">
            <text:p>10</text:p>
          </table:table-cell>
          <table:table-cell table:style-name="ce203" table:formula="of:=VLOOKUP(MID([.BE6];2;1);[.$CL$4:.$CM$19];2;0)" office:value-type="float" office:value="9" calcext:value-type="float">
            <text:p>9</text:p>
          </table:table-cell>
          <table:table-cell table:style-name="ce203" table:formula="of:=VLOOKUP(MID([.BF6];2;1);[.$CL$4:.$CM$19];2;0)" office:value-type="float" office:value="0" calcext:value-type="float">
            <text:p>0</text:p>
          </table:table-cell>
          <table:table-cell table:style-name="ce203"/>
          <table:table-cell table:style-name="ce203" table:formula="of:=VLOOKUP(MID([.BK6];1;1);[.$CL$4:.$CM$19];2;0)*16+VLOOKUP(MID([.BK6];2;1);[.$CL$4:.$CM$19];2;0)" office:value-type="float" office:value="29" calcext:value-type="float">
            <text:p>29</text:p>
          </table:table-cell>
          <table:table-cell table:style-name="ce203" table:formula="of:=VLOOKUP(MID([.BL6];1;1);[.$CL$4:.$CM$19];2;0)*16+VLOOKUP(MID([.BL6];2;1);[.$CL$4:.$CM$19];2;0)" office:value-type="float" office:value="30" calcext:value-type="float">
            <text:p>30</text:p>
          </table:table-cell>
          <table:table-cell table:style-name="ce203" table:formula="of:=VLOOKUP(MID([.BM6];1;1);[.$CL$4:.$CM$19];2;0)*16+VLOOKUP(MID([.BM6];2;1);[.$CL$4:.$CM$19];2;0)" office:value-type="float" office:value="102" calcext:value-type="float">
            <text:p>102</text:p>
          </table:table-cell>
          <table:table-cell table:style-name="ce203" table:formula="of:=VLOOKUP(MID([.BN6];1;1);[.$CL$4:.$CM$19];2;0)*16+VLOOKUP(MID([.BN6];2;1);[.$CL$4:.$CM$19];2;0)" office:value-type="float" office:value="30" calcext:value-type="float">
            <text:p>30</text:p>
          </table:table-cell>
          <table:table-cell table:style-name="ce203" table:formula="of:=VLOOKUP(MID([.BO6];1;1);[.$CL$4:.$CM$19];2;0)" office:value-type="float" office:value="9" calcext:value-type="float">
            <text:p>9</text:p>
          </table:table-cell>
          <table:table-cell table:style-name="ce203" table:formula="of:=VLOOKUP(MID([.BO6];2;1);[.$CL$4:.$CM$19];2;0)" office:value-type="float" office:value="9" calcext:value-type="float">
            <text:p>9</text:p>
          </table:table-cell>
          <table:table-cell table:style-name="ce203" table:formula="of:=VLOOKUP(MID([.BP6];1;1);[.$CL$4:.$CM$19];2;0)" office:value-type="float" office:value="10" calcext:value-type="float">
            <text:p>10</text:p>
          </table:table-cell>
          <table:table-cell table:style-name="ce203" table:formula="of:=VLOOKUP(MID([.BP6];2;1);[.$CL$4:.$CM$19];2;0)" office:value-type="float" office:value="9" calcext:value-type="float">
            <text:p>9</text:p>
          </table:table-cell>
          <table:table-cell table:style-name="ce203"/>
          <table:table-cell table:style-name="ce116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203" table:formula="of:=VLOOKUP(MID([.BQ6];2;1);[.$CL$4:.$CM$19];2;0)" office:value-type="float" office:value="6" calcext:value-type="float">
            <text:p>6</text:p>
          </table:table-cell>
          <table:table-cell table:style-name="ce203" table:number-columns-repeated="920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80" office:value-type="string" calcext:value-type="string">
            <text:p>VT</text:p>
          </table:table-cell>
          <table:table-cell table:style-name="ce180" table:formula="of:=MID([.$C$2];[.D$3]+([.$B7]-1)*24;3)" office:value-type="string" office:string-value="35 " calcext:value-type="string">
            <text:p>35 </text:p>
          </table:table-cell>
          <table:table-cell table:style-name="ce180" table:formula="of:=MID([.$C$2];[.E$3]+([.$B7]-1)*24;3)" office:value-type="string" office:string-value="79 " calcext:value-type="string">
            <text:p>79 </text:p>
          </table:table-cell>
          <table:table-cell table:style-name="ce180" table:formula="of:=MID([.$C$2];[.F$3]+([.$B7]-1)*24;3)" office:value-type="string" office:string-value="4D " calcext:value-type="string">
            <text:p>4D </text:p>
          </table:table-cell>
          <table:table-cell table:style-name="ce180" table:formula="of:=MID([.$C$2];[.G$3]+([.$B7]-1)*24;3)" office:value-type="string" office:string-value="31 " calcext:value-type="string">
            <text:p>31 </text:p>
          </table:table-cell>
          <table:table-cell table:style-name="ce180" table:formula="of:=MID([.$C$2];[.H$3]+([.$B7]-1)*24;3)" office:value-type="string" office:string-value="08 " calcext:value-type="string">
            <text:p>08 </text:p>
          </table:table-cell>
          <table:table-cell table:style-name="ce180" table:formula="of:=MID([.$C$2];[.I$3]+([.$B7]-1)*24;3)" office:value-type="string" office:string-value="0A " calcext:value-type="string">
            <text:p>0A </text:p>
          </table:table-cell>
          <table:table-cell table:style-name="ce180" table:formula="of:=MID([.$C$2];[.J$3]+([.$B7]-1)*24;3)" office:value-type="string" office:string-value="08 " calcext:value-type="string">
            <text:p>08 </text:p>
          </table:table-cell>
          <table:table-cell table:style-name="ce180" table:formula="of:=MID([.$C$2];[.K$3]+([.$B7]-1)*24;3)" office:value-type="string" office:string-value="08 " calcext:value-type="string">
            <text:p>08 </text:p>
          </table:table-cell>
          <table:table-cell table:style-name="ce180" table:formula="of:=VLOOKUP(MID([.D7];1;1);[.$CL$4:.$CM$19];2;0)*16+VLOOKUP(MID([.D7];2;1);[.$CL$4:.$CM$19];2;0)" office:value-type="float" office:value="53" calcext:value-type="float">
            <text:p>53</text:p>
          </table:table-cell>
          <table:table-cell table:style-name="ce180" table:formula="of:=VLOOKUP(MID([.E7];1;1);[.$CL$4:.$CM$19];2;0)*16+VLOOKUP(MID([.E7];2;1);[.$CL$4:.$CM$19];2;0)" office:value-type="float" office:value="121" calcext:value-type="float">
            <text:p>121</text:p>
          </table:table-cell>
          <table:table-cell table:style-name="ce180" table:formula="of:=VLOOKUP(MID([.F7];1;1);[.$CL$4:.$CM$19];2;0)*16+VLOOKUP(MID([.F7];2;1);[.$CL$4:.$CM$19];2;0)" office:value-type="float" office:value="77" calcext:value-type="float">
            <text:p>77</text:p>
          </table:table-cell>
          <table:table-cell table:style-name="ce180" table:formula="of:=VLOOKUP(MID([.G7];1;1);[.$CL$4:.$CM$19];2;0)*16+VLOOKUP(MID([.G7];2;1);[.$CL$4:.$CM$19];2;0)" office:value-type="float" office:value="49" calcext:value-type="float">
            <text:p>49</text:p>
          </table:table-cell>
          <table:table-cell table:style-name="ce202" table:formula="of:=VLOOKUP(MID([.H7];1;1);[.$CL$4:.$CM$19];2;0)*16+VLOOKUP(MID([.H7];2;1);[.$CL$4:.$CM$19];2;0)" office:value-type="float" office:value="8" calcext:value-type="float">
            <text:p>8</text:p>
          </table:table-cell>
          <table:table-cell table:style-name="ce203" table:formula="of:=VLOOKUP(MID([.I7];1;1);[.$CL$4:.$CM$19];2;0)*16+VLOOKUP(MID([.I7];2;1);[.$CL$4:.$CM$19];2;0)" office:value-type="float" office:value="10" calcext:value-type="float">
            <text:p>10</text:p>
          </table:table-cell>
          <table:table-cell table:style-name="ce203" table:formula="of:=VLOOKUP(MID([.J7];1;1);[.$CL$4:.$CM$19];2;0)*16+VLOOKUP(MID([.J7];2;1);[.$CL$4:.$CM$19];2;0)" office:value-type="float" office:value="8" calcext:value-type="float">
            <text:p>8</text:p>
          </table:table-cell>
          <table:table-cell table:style-name="ce207" table:formula="of:=VLOOKUP(MID([.K7];1;1);[.$CL$4:.$CM$19];2;0)*16+VLOOKUP(MID([.K7];2;1);[.$CL$4:.$CM$19];2;0)" office:value-type="float" office:value="8" calcext:value-type="float">
            <text:p>8</text:p>
          </table:table-cell>
          <table:table-cell table:style-name="ce207" table:formula="of:=MAX([.P7:.S7])" office:value-type="float" office:value="10" calcext:value-type="float">
            <text:p>10</text:p>
          </table:table-cell>
          <table:table-cell table:style-name="ce202" table:formula="of:=[.L7]/SUM([.$L7:.$O7])" office:value-type="float" office:value="0.176666666666667" calcext:value-type="float">
            <text:p>0.176666666666667</text:p>
          </table:table-cell>
          <table:table-cell table:style-name="ce203" table:formula="of:=[.M7]/SUM([.$L7:.$O7])" office:value-type="float" office:value="0.403333333333333" calcext:value-type="float">
            <text:p>0.403333333333333</text:p>
          </table:table-cell>
          <table:table-cell table:style-name="ce203" table:formula="of:=[.N7]/SUM([.$L7:.$O7])" office:value-type="float" office:value="0.256666666666667" calcext:value-type="float">
            <text:p>0.256666666666667</text:p>
          </table:table-cell>
          <table:table-cell table:style-name="ce207" table:formula="of:=[.O7]/SUM([.$L7:.$O7])" office:value-type="float" office:value="0.163333333333333" calcext:value-type="float">
            <text:p>0.163333333333333</text:p>
          </table:table-cell>
          <table:table-cell table:style-name="ce207" table:formula="of:=[.P7]-[.Q7]" office:value-type="float" office:value="-2" calcext:value-type="float">
            <text:p>-2</text:p>
          </table:table-cell>
          <table:table-cell table:style-name="ce207" table:formula="of:=[.Q7]-[.P7]" office:value-type="float" office:value="2" calcext:value-type="float">
            <text:p>2</text:p>
          </table:table-cell>
          <table:table-cell table:formula="of:=[.$AE7]+[.Y7]*[.$AC$3]*IF(ABS([.Y7])&gt;5;2;1)" office:value-type="float" office:value="45" calcext:value-type="float">
            <text:p>45</text:p>
          </table:table-cell>
          <table:table-cell table:formula="of:=[.$AE7]+[.Z7]*[.$AC$3]*IF(ABS([.Y7])&gt;5;2;1)" office:value-type="float" office:value="49" calcext:value-type="float">
            <text:p>49</text:p>
          </table:table-cell>
          <table:table-cell table:style-name="ce202" table:formula="of:=[.$AC$4] - MID([.$C$2];(3*8*51)+1+([.$B7])*3;3)" office:value-type="float" office:value="6" calcext:value-type="float">
            <text:p>6</text:p>
          </table:table-cell>
          <table:table-cell table:formula="of:=[.$AD$4]+([.$AC$4]-[.AC7])" office:value-type="float" office:value="94" calcext:value-type="float">
            <text:p>94</text:p>
          </table:table-cell>
          <table:table-cell table:formula="of:=[.AD7]/2" office:value-type="float" office:value="47" calcext:value-type="float">
            <text:p>47</text:p>
          </table:table-cell>
          <table:table-cell table:formula="of:=[.AA7]+[.U7]*[.$AC7]" office:value-type="float" office:value="46.06" calcext:value-type="float">
            <text:p>46.06</text:p>
          </table:table-cell>
          <table:table-cell table:formula="of:=[.AB7]+[.V7]*[.$AC7]" office:value-type="float" office:value="51.42" calcext:value-type="float">
            <text:p>51.42</text:p>
          </table:table-cell>
          <table:table-cell table:style-name="ce208" table:formula="of:=[.AF7]-[.AG7]" office:value-type="float" office:value="-5.36" calcext:value-type="float">
            <text:p>-5.360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7]-2)*([.AF7]/100)" office:value-type="float" office:value="0.4606" calcext:value-type="float">
            <text:p>0.4606</text:p>
          </table:table-cell>
          <table:table-cell table:style-name="ce203" table:formula="of:=([.$AI7]-2)*([.AG7]/100)" office:value-type="float" office:value="0.5142" calcext:value-type="float">
            <text:p>0.5142</text:p>
          </table:table-cell>
          <table:table-cell table:style-name="ce203" table:formula="of:=IF([.AF7]&gt;[.AG7];[.AI7];0)" office:value-type="float" office:value="0" calcext:value-type="float">
            <text:p>0</text:p>
          </table:table-cell>
          <table:table-cell table:style-name="ce203" table:formula="of:=IF([.AG7]&gt;[.AF7];[.AI7];0)" office:value-type="float" office:value="3" calcext:value-type="float">
            <text:p>3</text:p>
          </table:table-cell>
          <table:table-cell table:style-name="ce203" table:number-columns-repeated="8"/>
          <table:table-cell table:style-name="ce114" office:value-type="float" office:value="3" calcext:value-type="float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style-name="ce180" office:value-type="string" calcext:value-type="string">
            <text:p>VT</text:p>
          </table:table-cell>
          <table:table-cell table:style-name="ce203"/>
          <table:table-cell table:style-name="ce222" table:formula="of:=MID([.$C$1];[.AZ$3]+([.$B7]-1)*21+([.$AY$5]-1)*1071;3)" office:value-type="string" office:string-value="0B " calcext:value-type="string">
            <text:p>0B </text:p>
          </table:table-cell>
          <table:table-cell table:style-name="ce222" table:formula="of:=MID([.$C$1];[.BA$3]+([.$B7]-1)*21+([.$AY$5]-1)*1071;3)" office:value-type="string" office:string-value="0E " calcext:value-type="string">
            <text:p>0E </text:p>
          </table:table-cell>
          <table:table-cell table:style-name="ce222" table:formula="of:=MID([.$C$1];[.BB$3]+([.$B7]-1)*21+([.$AY$5]-1)*1071;3)" office:value-type="string" office:string-value="0D " calcext:value-type="string">
            <text:p>0D </text:p>
          </table:table-cell>
          <table:table-cell table:style-name="ce222" table:formula="of:=MID([.$C$1];[.BC$3]+([.$B7]-1)*21+([.$AY$5]-1)*1071;3)" office:value-type="string" office:string-value="0C " calcext:value-type="string">
            <text:p>0C </text:p>
          </table:table-cell>
          <table:table-cell table:style-name="ce222" table:formula="of:=MID([.$C$1];[.BD$3]+([.$B7]-1)*21+([.$AY$5]-1)*1071;3)" office:value-type="string" office:string-value="89 " calcext:value-type="string">
            <text:p>89 </text:p>
          </table:table-cell>
          <table:table-cell table:style-name="ce222" table:formula="of:=MID([.$C$1];[.BE$3]+([.$B7]-1)*21+([.$AY$5]-1)*1071;3)" office:value-type="string" office:string-value="88 " calcext:value-type="string">
            <text:p>88 </text:p>
          </table:table-cell>
          <table:table-cell table:style-name="ce222" table:formula="of:=MID([.$C$1];[.BF$3]+([.$B7]-1)*21+([.$AY$5]-1)*1071;3)" office:value-type="string" office:string-value="00 " calcext:value-type="string">
            <text:p>00 </text:p>
          </table:table-cell>
          <table:table-cell table:style-name="ce222" table:number-columns-repeated="2"/>
          <table:table-cell table:style-name="ce203" table:number-columns-repeated="2"/>
          <table:table-cell table:style-name="ce222" table:formula="of:=MID([.$C$1];[.BK$3]+([.$B7]-1)*21+([.$BJ$5]-1)*1071;3)" office:value-type="string" office:string-value="1B " calcext:value-type="string">
            <text:p>1B </text:p>
          </table:table-cell>
          <table:table-cell table:style-name="ce222" table:formula="of:=MID([.$C$1];[.BL$3]+([.$B7]-1)*21+([.$BJ$5]-1)*1071;3)" office:value-type="string" office:string-value="62 " calcext:value-type="string">
            <text:p>62 </text:p>
          </table:table-cell>
          <table:table-cell table:style-name="ce222" table:formula="of:=MID([.$C$1];[.BM$3]+([.$B7]-1)*21+([.$BJ$5]-1)*1071;3)" office:value-type="string" office:string-value="39 " calcext:value-type="string">
            <text:p>39 </text:p>
          </table:table-cell>
          <table:table-cell table:style-name="ce222" table:formula="of:=MID([.$C$1];[.BN$3]+([.$B7]-1)*21+([.$BJ$5]-1)*1071;3)" office:value-type="string" office:string-value="1C " calcext:value-type="string">
            <text:p>1C </text:p>
          </table:table-cell>
          <table:table-cell table:style-name="ce222" table:formula="of:=MID([.$C$1];[.BO$3]+([.$B7]-1)*21+([.$BJ$5]-1)*1071;3)" office:value-type="string" office:string-value="89 " calcext:value-type="string">
            <text:p>89 </text:p>
          </table:table-cell>
          <table:table-cell table:style-name="ce222" table:formula="of:=MID([.$C$1];[.BP$3]+([.$B7]-1)*21+([.$BJ$5]-1)*1071;3)" office:value-type="string" office:string-value="88 " calcext:value-type="string">
            <text:p>88 </text:p>
          </table:table-cell>
          <table:table-cell table:style-name="ce222" table:formula="of:=MID([.$C$1];[.BQ$3]+([.$B7]-1)*21+([.$BJ$5]-1)*1071;3)" office:value-type="string" office:string-value="04 " calcext:value-type="string">
            <text:p>04 </text:p>
          </table:table-cell>
          <table:table-cell table:style-name="ce203"/>
          <table:table-cell table:style-name="ce203" table:formula="of:=VLOOKUP(MID([.AZ7];1;1);[.$CL$4:.$CM$19];2;0)*16+VLOOKUP(MID([.AZ7];2;1);[.$CL$4:.$CM$19];2;0)" office:value-type="float" office:value="11" calcext:value-type="float">
            <text:p>11</text:p>
          </table:table-cell>
          <table:table-cell table:style-name="ce203" table:formula="of:=VLOOKUP(MID([.BA7];1;1);[.$CL$4:.$CM$19];2;0)*16+VLOOKUP(MID([.BA7];2;1);[.$CL$4:.$CM$19];2;0)" office:value-type="float" office:value="14" calcext:value-type="float">
            <text:p>14</text:p>
          </table:table-cell>
          <table:table-cell table:style-name="ce203" table:formula="of:=VLOOKUP(MID([.BB7];1;1);[.$CL$4:.$CM$19];2;0)*16+VLOOKUP(MID([.BB7];2;1);[.$CL$4:.$CM$19];2;0)" office:value-type="float" office:value="13" calcext:value-type="float">
            <text:p>13</text:p>
          </table:table-cell>
          <table:table-cell table:style-name="ce203" table:formula="of:=VLOOKUP(MID([.BC7];1;1);[.$CL$4:.$CM$19];2;0)*16+VLOOKUP(MID([.BC7];2;1);[.$CL$4:.$CM$19];2;0)" office:value-type="float" office:value="12" calcext:value-type="float">
            <text:p>12</text:p>
          </table:table-cell>
          <table:table-cell table:style-name="ce203" table:formula="of:=VLOOKUP(MID([.BD7];1;1);[.$CL$4:.$CM$19];2;0)" office:value-type="float" office:value="8" calcext:value-type="float">
            <text:p>8</text:p>
          </table:table-cell>
          <table:table-cell table:style-name="ce203" table:formula="of:=VLOOKUP(MID([.BD7];2;1);[.$CL$4:.$CM$19];2;0)" office:value-type="float" office:value="9" calcext:value-type="float">
            <text:p>9</text:p>
          </table:table-cell>
          <table:table-cell table:style-name="ce203" table:formula="of:=VLOOKUP(MID([.BE7];1;1);[.$CL$4:.$CM$19];2;0)" office:value-type="float" office:value="8" calcext:value-type="float">
            <text:p>8</text:p>
          </table:table-cell>
          <table:table-cell table:style-name="ce203" table:formula="of:=VLOOKUP(MID([.BE7];2;1);[.$CL$4:.$CM$19];2;0)" office:value-type="float" office:value="8" calcext:value-type="float">
            <text:p>8</text:p>
          </table:table-cell>
          <table:table-cell table:style-name="ce203" table:formula="of:=VLOOKUP(MID([.BF7];2;1);[.$CL$4:.$CM$19];2;0)" office:value-type="float" office:value="0" calcext:value-type="float">
            <text:p>0</text:p>
          </table:table-cell>
          <table:table-cell table:style-name="ce203"/>
          <table:table-cell table:style-name="ce203" table:formula="of:=VLOOKUP(MID([.BK7];1;1);[.$CL$4:.$CM$19];2;0)*16+VLOOKUP(MID([.BK7];2;1);[.$CL$4:.$CM$19];2;0)" office:value-type="float" office:value="27" calcext:value-type="float">
            <text:p>27</text:p>
          </table:table-cell>
          <table:table-cell table:style-name="ce203" table:formula="of:=VLOOKUP(MID([.BL7];1;1);[.$CL$4:.$CM$19];2;0)*16+VLOOKUP(MID([.BL7];2;1);[.$CL$4:.$CM$19];2;0)" office:value-type="float" office:value="98" calcext:value-type="float">
            <text:p>98</text:p>
          </table:table-cell>
          <table:table-cell table:style-name="ce203" table:formula="of:=VLOOKUP(MID([.BM7];1;1);[.$CL$4:.$CM$19];2;0)*16+VLOOKUP(MID([.BM7];2;1);[.$CL$4:.$CM$19];2;0)" office:value-type="float" office:value="57" calcext:value-type="float">
            <text:p>57</text:p>
          </table:table-cell>
          <table:table-cell table:style-name="ce203" table:formula="of:=VLOOKUP(MID([.BN7];1;1);[.$CL$4:.$CM$19];2;0)*16+VLOOKUP(MID([.BN7];2;1);[.$CL$4:.$CM$19];2;0)" office:value-type="float" office:value="28" calcext:value-type="float">
            <text:p>28</text:p>
          </table:table-cell>
          <table:table-cell table:style-name="ce203" table:formula="of:=VLOOKUP(MID([.BO7];1;1);[.$CL$4:.$CM$19];2;0)" office:value-type="float" office:value="8" calcext:value-type="float">
            <text:p>8</text:p>
          </table:table-cell>
          <table:table-cell table:style-name="ce203" table:formula="of:=VLOOKUP(MID([.BO7];2;1);[.$CL$4:.$CM$19];2;0)" office:value-type="float" office:value="9" calcext:value-type="float">
            <text:p>9</text:p>
          </table:table-cell>
          <table:table-cell table:style-name="ce203" table:formula="of:=VLOOKUP(MID([.BP7];1;1);[.$CL$4:.$CM$19];2;0)" office:value-type="float" office:value="8" calcext:value-type="float">
            <text:p>8</text:p>
          </table:table-cell>
          <table:table-cell table:style-name="ce203" table:formula="of:=VLOOKUP(MID([.BP7];2;1);[.$CL$4:.$CM$19];2;0)" office:value-type="float" office:value="8" calcext:value-type="float">
            <text:p>8</text:p>
          </table:table-cell>
          <table:table-cell table:style-name="ce203"/>
          <table:table-cell table:style-name="ce116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03"/>
          <table:table-cell table:style-name="ce203" table:formula="of:=VLOOKUP(MID([.BQ7];2;1);[.$CL$4:.$CM$19];2;0)" office:value-type="float" office:value="4" calcext:value-type="float">
            <text:p>4</text:p>
          </table:table-cell>
          <table:table-cell table:style-name="ce203" table:number-columns-repeated="920"/>
        </table:table-row>
        <table:table-row table:style-name="ro1">
          <table:table-cell table:style-name="ce114" office:value-type="float" office:value="4" calcext:value-type="float">
            <text:p>4</text:p>
          </table:table-cell>
          <table:table-cell table:style-name="ce152" office:value-type="float" office:value="4" calcext:value-type="float">
            <text:p>4</text:p>
          </table:table-cell>
          <table:table-cell table:style-name="ce180" office:value-type="string" calcext:value-type="string">
            <text:p>MA</text:p>
          </table:table-cell>
          <table:table-cell table:style-name="ce180" table:formula="of:=MID([.$C$2];[.D$3]+([.$B8]-1)*24;3)" office:value-type="string" office:string-value="35 " calcext:value-type="string">
            <text:p>35 </text:p>
          </table:table-cell>
          <table:table-cell table:style-name="ce180" table:formula="of:=MID([.$C$2];[.E$3]+([.$B8]-1)*24;3)" office:value-type="string" office:string-value="60 " calcext:value-type="string">
            <text:p>60 </text:p>
          </table:table-cell>
          <table:table-cell table:style-name="ce180" table:formula="of:=MID([.$C$2];[.F$3]+([.$B8]-1)*24;3)" office:value-type="string" office:string-value="4D " calcext:value-type="string">
            <text:p>4D </text:p>
          </table:table-cell>
          <table:table-cell table:style-name="ce180" table:formula="of:=MID([.$C$2];[.G$3]+([.$B8]-1)*24;3)" office:value-type="string" office:string-value="35 " calcext:value-type="string">
            <text:p>35 </text:p>
          </table:table-cell>
          <table:table-cell table:style-name="ce180" table:formula="of:=MID([.$C$2];[.H$3]+([.$B8]-1)*24;3)" office:value-type="string" office:string-value="08 " calcext:value-type="string">
            <text:p>08 </text:p>
          </table:table-cell>
          <table:table-cell table:style-name="ce180" table:formula="of:=MID([.$C$2];[.I$3]+([.$B8]-1)*24;3)" office:value-type="string" office:string-value="0B " calcext:value-type="string">
            <text:p>0B </text:p>
          </table:table-cell>
          <table:table-cell table:style-name="ce180" table:formula="of:=MID([.$C$2];[.J$3]+([.$B8]-1)*24;3)" office:value-type="string" office:string-value="08 " calcext:value-type="string">
            <text:p>08 </text:p>
          </table:table-cell>
          <table:table-cell table:style-name="ce180" table:formula="of:=MID([.$C$2];[.K$3]+([.$B8]-1)*24;3)" office:value-type="string" office:string-value="09 " calcext:value-type="string">
            <text:p>09 </text:p>
          </table:table-cell>
          <table:table-cell table:style-name="ce180" table:formula="of:=VLOOKUP(MID([.D8];1;1);[.$CL$4:.$CM$19];2;0)*16+VLOOKUP(MID([.D8];2;1);[.$CL$4:.$CM$19];2;0)" office:value-type="float" office:value="53" calcext:value-type="float">
            <text:p>53</text:p>
          </table:table-cell>
          <table:table-cell table:style-name="ce180" table:formula="of:=VLOOKUP(MID([.E8];1;1);[.$CL$4:.$CM$19];2;0)*16+VLOOKUP(MID([.E8];2;1);[.$CL$4:.$CM$19];2;0)" office:value-type="float" office:value="96" calcext:value-type="float">
            <text:p>96</text:p>
          </table:table-cell>
          <table:table-cell table:style-name="ce180" table:formula="of:=VLOOKUP(MID([.F8];1;1);[.$CL$4:.$CM$19];2;0)*16+VLOOKUP(MID([.F8];2;1);[.$CL$4:.$CM$19];2;0)" office:value-type="float" office:value="77" calcext:value-type="float">
            <text:p>77</text:p>
          </table:table-cell>
          <table:table-cell table:style-name="ce180" table:formula="of:=VLOOKUP(MID([.G8];1;1);[.$CL$4:.$CM$19];2;0)*16+VLOOKUP(MID([.G8];2;1);[.$CL$4:.$CM$19];2;0)" office:value-type="float" office:value="53" calcext:value-type="float">
            <text:p>53</text:p>
          </table:table-cell>
          <table:table-cell table:style-name="ce202" table:formula="of:=VLOOKUP(MID([.H8];1;1);[.$CL$4:.$CM$19];2;0)*16+VLOOKUP(MID([.H8];2;1);[.$CL$4:.$CM$19];2;0)" office:value-type="float" office:value="8" calcext:value-type="float">
            <text:p>8</text:p>
          </table:table-cell>
          <table:table-cell table:style-name="ce203" table:formula="of:=VLOOKUP(MID([.I8];1;1);[.$CL$4:.$CM$19];2;0)*16+VLOOKUP(MID([.I8];2;1);[.$CL$4:.$CM$19];2;0)" office:value-type="float" office:value="11" calcext:value-type="float">
            <text:p>11</text:p>
          </table:table-cell>
          <table:table-cell table:style-name="ce203" table:formula="of:=VLOOKUP(MID([.J8];1;1);[.$CL$4:.$CM$19];2;0)*16+VLOOKUP(MID([.J8];2;1);[.$CL$4:.$CM$19];2;0)" office:value-type="float" office:value="8" calcext:value-type="float">
            <text:p>8</text:p>
          </table:table-cell>
          <table:table-cell table:style-name="ce207" table:formula="of:=VLOOKUP(MID([.K8];1;1);[.$CL$4:.$CM$19];2;0)*16+VLOOKUP(MID([.K8];2;1);[.$CL$4:.$CM$19];2;0)" office:value-type="float" office:value="9" calcext:value-type="float">
            <text:p>9</text:p>
          </table:table-cell>
          <table:table-cell table:style-name="ce207" table:formula="of:=MAX([.P8:.S8])" office:value-type="float" office:value="11" calcext:value-type="float">
            <text:p>11</text:p>
          </table:table-cell>
          <table:table-cell table:style-name="ce202" table:formula="of:=[.L8]/SUM([.$L8:.$O8])" office:value-type="float" office:value="0.189964157706093" calcext:value-type="float">
            <text:p>0.189964157706093</text:p>
          </table:table-cell>
          <table:table-cell table:style-name="ce203" table:formula="of:=[.M8]/SUM([.$L8:.$O8])" office:value-type="float" office:value="0.344086021505376" calcext:value-type="float">
            <text:p>0.344086021505376</text:p>
          </table:table-cell>
          <table:table-cell table:style-name="ce203" table:formula="of:=[.N8]/SUM([.$L8:.$O8])" office:value-type="float" office:value="0.275985663082437" calcext:value-type="float">
            <text:p>0.275985663082437</text:p>
          </table:table-cell>
          <table:table-cell table:style-name="ce207" table:formula="of:=[.O8]/SUM([.$L8:.$O8])" office:value-type="float" office:value="0.189964157706093" calcext:value-type="float">
            <text:p>0.189964157706093</text:p>
          </table:table-cell>
          <table:table-cell table:style-name="ce207" table:formula="of:=[.P8]-[.Q8]" office:value-type="float" office:value="-3" calcext:value-type="float">
            <text:p>-3</text:p>
          </table:table-cell>
          <table:table-cell table:style-name="ce207" table:formula="of:=[.Q8]-[.P8]" office:value-type="float" office:value="3" calcext:value-type="float">
            <text:p>3</text:p>
          </table:table-cell>
          <table:table-cell table:formula="of:=[.$AE8]+[.Y8]*[.$AC$3]*IF(ABS([.Y8])&gt;5;2;1)" office:value-type="float" office:value="44" calcext:value-type="float">
            <text:p>44</text:p>
          </table:table-cell>
          <table:table-cell table:formula="of:=[.$AE8]+[.Z8]*[.$AC$3]*IF(ABS([.Y8])&gt;5;2;1)" office:value-type="float" office:value="50" calcext:value-type="float">
            <text:p>50</text:p>
          </table:table-cell>
          <table:table-cell table:style-name="ce202" table:formula="of:=[.$AC$4] - MID([.$C$2];(3*8*51)+1+([.$B8])*3;3)" office:value-type="float" office:value="6" calcext:value-type="float">
            <text:p>6</text:p>
          </table:table-cell>
          <table:table-cell table:formula="of:=[.$AD$4]+([.$AC$4]-[.AC8])" office:value-type="float" office:value="94" calcext:value-type="float">
            <text:p>94</text:p>
          </table:table-cell>
          <table:table-cell table:formula="of:=[.AD8]/2" office:value-type="float" office:value="47" calcext:value-type="float">
            <text:p>47</text:p>
          </table:table-cell>
          <table:table-cell table:formula="of:=[.AA8]+[.U8]*[.$AC8]" office:value-type="float" office:value="45.1397849462366" calcext:value-type="float">
            <text:p>45.1397849462366</text:p>
          </table:table-cell>
          <table:table-cell table:formula="of:=[.AB8]+[.V8]*[.$AC8]" office:value-type="float" office:value="52.0645161290323" calcext:value-type="float">
            <text:p>52.0645161290323</text:p>
          </table:table-cell>
          <table:table-cell table:style-name="ce208" table:formula="of:=[.AF8]-[.AG8]" office:value-type="float" office:value="-6.9247311827957" calcext:value-type="float">
            <text:p>-6.925</text:p>
          </table:table-cell>
          <table:table-cell table:style-name="ce107" office:value-type="float" office:value="11" calcext:value-type="float">
            <text:p>11</text:p>
          </table:table-cell>
          <table:table-cell table:style-name="ce203" table:formula="of:=([.$AI8]-2)*([.AF8]/100)" office:value-type="float" office:value="4.06258064516129" calcext:value-type="float">
            <text:p>4.06258064516129</text:p>
          </table:table-cell>
          <table:table-cell table:style-name="ce203" table:formula="of:=([.$AI8]-2)*([.AG8]/100)" office:value-type="float" office:value="4.6858064516129" calcext:value-type="float">
            <text:p>4.6858064516129</text:p>
          </table:table-cell>
          <table:table-cell table:style-name="ce203" table:formula="of:=IF([.AF8]&gt;[.AG8];[.AI8];0)" office:value-type="float" office:value="0" calcext:value-type="float">
            <text:p>0</text:p>
          </table:table-cell>
          <table:table-cell table:style-name="ce203" table:formula="of:=IF([.AG8]&gt;[.AF8];[.AI8];0)" office:value-type="float" office:value="11" calcext:value-type="float">
            <text:p>11</text:p>
          </table:table-cell>
          <table:table-cell table:style-name="ce203" table:number-columns-repeated="8"/>
          <table:table-cell table:style-name="ce114" office:value-type="float" office:value="4" calcext:value-type="float">
            <text:p>4</text:p>
          </table:table-cell>
          <table:table-cell table:style-name="ce152" office:value-type="float" office:value="4" calcext:value-type="float">
            <text:p>4</text:p>
          </table:table-cell>
          <table:table-cell table:style-name="ce180" office:value-type="string" calcext:value-type="string">
            <text:p>MA</text:p>
          </table:table-cell>
          <table:table-cell table:style-name="ce203"/>
          <table:table-cell table:style-name="ce222" table:formula="of:=MID([.$C$1];[.AZ$3]+([.$B8]-1)*21+([.$AY$5]-1)*1071;3)" office:value-type="string" office:string-value="0B " calcext:value-type="string">
            <text:p>0B </text:p>
          </table:table-cell>
          <table:table-cell table:style-name="ce222" table:formula="of:=MID([.$C$1];[.BA$3]+([.$B8]-1)*21+([.$AY$5]-1)*1071;3)" office:value-type="string" office:string-value="10 " calcext:value-type="string">
            <text:p>10 </text:p>
          </table:table-cell>
          <table:table-cell table:style-name="ce222" table:formula="of:=MID([.$C$1];[.BB$3]+([.$B8]-1)*21+([.$AY$5]-1)*1071;3)" office:value-type="string" office:string-value="0D " calcext:value-type="string">
            <text:p>0D </text:p>
          </table:table-cell>
          <table:table-cell table:style-name="ce222" table:formula="of:=MID([.$C$1];[.BC$3]+([.$B8]-1)*21+([.$AY$5]-1)*1071;3)" office:value-type="string" office:string-value="0E " calcext:value-type="string">
            <text:p>0E </text:p>
          </table:table-cell>
          <table:table-cell table:style-name="ce222" table:formula="of:=MID([.$C$1];[.BD$3]+([.$B8]-1)*21+([.$AY$5]-1)*1071;3)" office:value-type="string" office:string-value="8A " calcext:value-type="string">
            <text:p>8A </text:p>
          </table:table-cell>
          <table:table-cell table:style-name="ce222" table:formula="of:=MID([.$C$1];[.BE$3]+([.$B8]-1)*21+([.$AY$5]-1)*1071;3)" office:value-type="string" office:string-value="89 " calcext:value-type="string">
            <text:p>89 </text:p>
          </table:table-cell>
          <table:table-cell table:style-name="ce222" table:formula="of:=MID([.$C$1];[.BF$3]+([.$B8]-1)*21+([.$AY$5]-1)*1071;3)" office:value-type="string" office:string-value="00 " calcext:value-type="string">
            <text:p>00 </text:p>
          </table:table-cell>
          <table:table-cell table:style-name="ce222" table:number-columns-repeated="2"/>
          <table:table-cell table:style-name="ce203" table:number-columns-repeated="2"/>
          <table:table-cell table:style-name="ce222" table:formula="of:=MID([.$C$1];[.BK$3]+([.$B8]-1)*21+([.$BJ$5]-1)*1071;3)" office:value-type="string" office:string-value="1B " calcext:value-type="string">
            <text:p>1B </text:p>
          </table:table-cell>
          <table:table-cell table:style-name="ce222" table:formula="of:=MID([.$C$1];[.BL$3]+([.$B8]-1)*21+([.$BJ$5]-1)*1071;3)" office:value-type="string" office:string-value="47 " calcext:value-type="string">
            <text:p>47 </text:p>
          </table:table-cell>
          <table:table-cell table:style-name="ce222" table:formula="of:=MID([.$C$1];[.BM$3]+([.$B8]-1)*21+([.$BJ$5]-1)*1071;3)" office:value-type="string" office:string-value="39 " calcext:value-type="string">
            <text:p>39 </text:p>
          </table:table-cell>
          <table:table-cell table:style-name="ce222" table:formula="of:=MID([.$C$1];[.BN$3]+([.$B8]-1)*21+([.$BJ$5]-1)*1071;3)" office:value-type="string" office:string-value="1E " calcext:value-type="string">
            <text:p>1E </text:p>
          </table:table-cell>
          <table:table-cell table:style-name="ce222" table:formula="of:=MID([.$C$1];[.BO$3]+([.$B8]-1)*21+([.$BJ$5]-1)*1071;3)" office:value-type="string" office:string-value="8A " calcext:value-type="string">
            <text:p>8A </text:p>
          </table:table-cell>
          <table:table-cell table:style-name="ce222" table:formula="of:=MID([.$C$1];[.BP$3]+([.$B8]-1)*21+([.$BJ$5]-1)*1071;3)" office:value-type="string" office:string-value="89 " calcext:value-type="string">
            <text:p>89 </text:p>
          </table:table-cell>
          <table:table-cell table:style-name="ce222" table:formula="of:=MID([.$C$1];[.BQ$3]+([.$B8]-1)*21+([.$BJ$5]-1)*1071;3)" office:value-type="string" office:string-value="04 " calcext:value-type="string">
            <text:p>04 </text:p>
          </table:table-cell>
          <table:table-cell table:style-name="ce203"/>
          <table:table-cell table:style-name="ce203" table:formula="of:=VLOOKUP(MID([.AZ8];1;1);[.$CL$4:.$CM$19];2;0)*16+VLOOKUP(MID([.AZ8];2;1);[.$CL$4:.$CM$19];2;0)" office:value-type="float" office:value="11" calcext:value-type="float">
            <text:p>11</text:p>
          </table:table-cell>
          <table:table-cell table:style-name="ce203" table:formula="of:=VLOOKUP(MID([.BA8];1;1);[.$CL$4:.$CM$19];2;0)*16+VLOOKUP(MID([.BA8];2;1);[.$CL$4:.$CM$19];2;0)" office:value-type="float" office:value="16" calcext:value-type="float">
            <text:p>16</text:p>
          </table:table-cell>
          <table:table-cell table:style-name="ce203" table:formula="of:=VLOOKUP(MID([.BB8];1;1);[.$CL$4:.$CM$19];2;0)*16+VLOOKUP(MID([.BB8];2;1);[.$CL$4:.$CM$19];2;0)" office:value-type="float" office:value="13" calcext:value-type="float">
            <text:p>13</text:p>
          </table:table-cell>
          <table:table-cell table:style-name="ce203" table:formula="of:=VLOOKUP(MID([.BC8];1;1);[.$CL$4:.$CM$19];2;0)*16+VLOOKUP(MID([.BC8];2;1);[.$CL$4:.$CM$19];2;0)" office:value-type="float" office:value="14" calcext:value-type="float">
            <text:p>14</text:p>
          </table:table-cell>
          <table:table-cell table:style-name="ce203" table:formula="of:=VLOOKUP(MID([.BD8];1;1);[.$CL$4:.$CM$19];2;0)" office:value-type="float" office:value="8" calcext:value-type="float">
            <text:p>8</text:p>
          </table:table-cell>
          <table:table-cell table:style-name="ce203" table:formula="of:=VLOOKUP(MID([.BD8];2;1);[.$CL$4:.$CM$19];2;0)" office:value-type="float" office:value="10" calcext:value-type="float">
            <text:p>10</text:p>
          </table:table-cell>
          <table:table-cell table:style-name="ce203" table:formula="of:=VLOOKUP(MID([.BE8];1;1);[.$CL$4:.$CM$19];2;0)" office:value-type="float" office:value="8" calcext:value-type="float">
            <text:p>8</text:p>
          </table:table-cell>
          <table:table-cell table:style-name="ce203" table:formula="of:=VLOOKUP(MID([.BE8];2;1);[.$CL$4:.$CM$19];2;0)" office:value-type="float" office:value="9" calcext:value-type="float">
            <text:p>9</text:p>
          </table:table-cell>
          <table:table-cell table:style-name="ce203" table:formula="of:=VLOOKUP(MID([.BF8];2;1);[.$CL$4:.$CM$19];2;0)" office:value-type="float" office:value="0" calcext:value-type="float">
            <text:p>0</text:p>
          </table:table-cell>
          <table:table-cell table:style-name="ce203"/>
          <table:table-cell table:style-name="ce203" table:formula="of:=VLOOKUP(MID([.BK8];1;1);[.$CL$4:.$CM$19];2;0)*16+VLOOKUP(MID([.BK8];2;1);[.$CL$4:.$CM$19];2;0)" office:value-type="float" office:value="27" calcext:value-type="float">
            <text:p>27</text:p>
          </table:table-cell>
          <table:table-cell table:style-name="ce203" table:formula="of:=VLOOKUP(MID([.BL8];1;1);[.$CL$4:.$CM$19];2;0)*16+VLOOKUP(MID([.BL8];2;1);[.$CL$4:.$CM$19];2;0)" office:value-type="float" office:value="71" calcext:value-type="float">
            <text:p>71</text:p>
          </table:table-cell>
          <table:table-cell table:style-name="ce203" table:formula="of:=VLOOKUP(MID([.BM8];1;1);[.$CL$4:.$CM$19];2;0)*16+VLOOKUP(MID([.BM8];2;1);[.$CL$4:.$CM$19];2;0)" office:value-type="float" office:value="57" calcext:value-type="float">
            <text:p>57</text:p>
          </table:table-cell>
          <table:table-cell table:style-name="ce203" table:formula="of:=VLOOKUP(MID([.BN8];1;1);[.$CL$4:.$CM$19];2;0)*16+VLOOKUP(MID([.BN8];2;1);[.$CL$4:.$CM$19];2;0)" office:value-type="float" office:value="30" calcext:value-type="float">
            <text:p>30</text:p>
          </table:table-cell>
          <table:table-cell table:style-name="ce203" table:formula="of:=VLOOKUP(MID([.BO8];1;1);[.$CL$4:.$CM$19];2;0)" office:value-type="float" office:value="8" calcext:value-type="float">
            <text:p>8</text:p>
          </table:table-cell>
          <table:table-cell table:style-name="ce203" table:formula="of:=VLOOKUP(MID([.BO8];2;1);[.$CL$4:.$CM$19];2;0)" office:value-type="float" office:value="10" calcext:value-type="float">
            <text:p>10</text:p>
          </table:table-cell>
          <table:table-cell table:style-name="ce203" table:formula="of:=VLOOKUP(MID([.BP8];1;1);[.$CL$4:.$CM$19];2;0)" office:value-type="float" office:value="8" calcext:value-type="float">
            <text:p>8</text:p>
          </table:table-cell>
          <table:table-cell table:style-name="ce203" table:formula="of:=VLOOKUP(MID([.BP8];2;1);[.$CL$4:.$CM$19];2;0)" office:value-type="float" office:value="9" calcext:value-type="float">
            <text:p>9</text:p>
          </table:table-cell>
          <table:table-cell table:style-name="ce203"/>
          <table:table-cell table:style-name="ce11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03"/>
          <table:table-cell table:style-name="ce203" table:formula="of:=VLOOKUP(MID([.BQ8];2;1);[.$CL$4:.$CM$19];2;0)" office:value-type="float" office:value="4" calcext:value-type="float">
            <text:p>4</text:p>
          </table:table-cell>
          <table:table-cell table:style-name="ce203" table:number-columns-repeated="920"/>
        </table:table-row>
        <table:table-row table:style-name="ro1">
          <table:table-cell table:style-name="ce114" office:value-type="float" office:value="5" calcext:value-type="float">
            <text:p>5</text:p>
          </table:table-cell>
          <table:table-cell table:style-name="ce152" office:value-type="float" office:value="5" calcext:value-type="float">
            <text:p>5</text:p>
          </table:table-cell>
          <table:table-cell table:style-name="ce180" office:value-type="string" calcext:value-type="string">
            <text:p>RI</text:p>
          </table:table-cell>
          <table:table-cell table:style-name="ce180" table:formula="of:=MID([.$C$2];[.D$3]+([.$B9]-1)*24;3)" office:value-type="string" office:string-value="37 " calcext:value-type="string">
            <text:p>37 </text:p>
          </table:table-cell>
          <table:table-cell table:style-name="ce180" table:formula="of:=MID([.$C$2];[.E$3]+([.$B9]-1)*24;3)" office:value-type="string" office:string-value="7F " calcext:value-type="string">
            <text:p>7F </text:p>
          </table:table-cell>
          <table:table-cell table:style-name="ce180" table:formula="of:=MID([.$C$2];[.F$3]+([.$B9]-1)*24;3)" office:value-type="string" office:string-value="4D " calcext:value-type="string">
            <text:p>4D </text:p>
          </table:table-cell>
          <table:table-cell table:style-name="ce180" table:formula="of:=MID([.$C$2];[.G$3]+([.$B9]-1)*24;3)" office:value-type="string" office:string-value="8C " calcext:value-type="string">
            <text:p>8C </text:p>
          </table:table-cell>
          <table:table-cell table:style-name="ce180" table:formula="of:=MID([.$C$2];[.H$3]+([.$B9]-1)*24;3)" office:value-type="string" office:string-value="08 " calcext:value-type="string">
            <text:p>08 </text:p>
          </table:table-cell>
          <table:table-cell table:style-name="ce180" table:formula="of:=MID([.$C$2];[.I$3]+([.$B9]-1)*24;3)" office:value-type="string" office:string-value="09 " calcext:value-type="string">
            <text:p>09 </text:p>
          </table:table-cell>
          <table:table-cell table:style-name="ce180" table:formula="of:=MID([.$C$2];[.J$3]+([.$B9]-1)*24;3)" office:value-type="string" office:string-value="08 " calcext:value-type="string">
            <text:p>08 </text:p>
          </table:table-cell>
          <table:table-cell table:style-name="ce180" table:formula="of:=MID([.$C$2];[.K$3]+([.$B9]-1)*24;3)" office:value-type="string" office:string-value="0A " calcext:value-type="string">
            <text:p>0A </text:p>
          </table:table-cell>
          <table:table-cell table:style-name="ce180" table:formula="of:=VLOOKUP(MID([.D9];1;1);[.$CL$4:.$CM$19];2;0)*16+VLOOKUP(MID([.D9];2;1);[.$CL$4:.$CM$19];2;0)" office:value-type="float" office:value="55" calcext:value-type="float">
            <text:p>55</text:p>
          </table:table-cell>
          <table:table-cell table:style-name="ce180" table:formula="of:=VLOOKUP(MID([.E9];1;1);[.$CL$4:.$CM$19];2;0)*16+VLOOKUP(MID([.E9];2;1);[.$CL$4:.$CM$19];2;0)" office:value-type="float" office:value="127" calcext:value-type="float">
            <text:p>127</text:p>
          </table:table-cell>
          <table:table-cell table:style-name="ce180" table:formula="of:=VLOOKUP(MID([.F9];1;1);[.$CL$4:.$CM$19];2;0)*16+VLOOKUP(MID([.F9];2;1);[.$CL$4:.$CM$19];2;0)" office:value-type="float" office:value="77" calcext:value-type="float">
            <text:p>77</text:p>
          </table:table-cell>
          <table:table-cell table:style-name="ce180" table:formula="of:=VLOOKUP(MID([.G9];1;1);[.$CL$4:.$CM$19];2;0)*16+VLOOKUP(MID([.G9];2;1);[.$CL$4:.$CM$19];2;0)" office:value-type="float" office:value="140" calcext:value-type="float">
            <text:p>140</text:p>
          </table:table-cell>
          <table:table-cell table:style-name="ce202" table:formula="of:=VLOOKUP(MID([.H9];1;1);[.$CL$4:.$CM$19];2;0)*16+VLOOKUP(MID([.H9];2;1);[.$CL$4:.$CM$19];2;0)" office:value-type="float" office:value="8" calcext:value-type="float">
            <text:p>8</text:p>
          </table:table-cell>
          <table:table-cell table:style-name="ce203" table:formula="of:=VLOOKUP(MID([.I9];1;1);[.$CL$4:.$CM$19];2;0)*16+VLOOKUP(MID([.I9];2;1);[.$CL$4:.$CM$19];2;0)" office:value-type="float" office:value="9" calcext:value-type="float">
            <text:p>9</text:p>
          </table:table-cell>
          <table:table-cell table:style-name="ce203" table:formula="of:=VLOOKUP(MID([.J9];1;1);[.$CL$4:.$CM$19];2;0)*16+VLOOKUP(MID([.J9];2;1);[.$CL$4:.$CM$19];2;0)" office:value-type="float" office:value="8" calcext:value-type="float">
            <text:p>8</text:p>
          </table:table-cell>
          <table:table-cell table:style-name="ce207" table:formula="of:=VLOOKUP(MID([.K9];1;1);[.$CL$4:.$CM$19];2;0)*16+VLOOKUP(MID([.K9];2;1);[.$CL$4:.$CM$19];2;0)" office:value-type="float" office:value="10" calcext:value-type="float">
            <text:p>10</text:p>
          </table:table-cell>
          <table:table-cell table:style-name="ce207" table:formula="of:=MAX([.P9:.S9])" office:value-type="float" office:value="10" calcext:value-type="float">
            <text:p>10</text:p>
          </table:table-cell>
          <table:table-cell table:style-name="ce202" table:formula="of:=[.L9]/SUM([.$L9:.$O9])" office:value-type="float" office:value="0.137844611528822" calcext:value-type="float">
            <text:p>0.137844611528822</text:p>
          </table:table-cell>
          <table:table-cell table:style-name="ce203" table:formula="of:=[.M9]/SUM([.$L9:.$O9])" office:value-type="float" office:value="0.318295739348371" calcext:value-type="float">
            <text:p>0.318295739348371</text:p>
          </table:table-cell>
          <table:table-cell table:style-name="ce203" table:formula="of:=[.N9]/SUM([.$L9:.$O9])" office:value-type="float" office:value="0.192982456140351" calcext:value-type="float">
            <text:p>0.192982456140351</text:p>
          </table:table-cell>
          <table:table-cell table:style-name="ce207" table:formula="of:=[.O9]/SUM([.$L9:.$O9])" office:value-type="float" office:value="0.350877192982456" calcext:value-type="float">
            <text:p>0.350877192982456</text:p>
          </table:table-cell>
          <table:table-cell table:style-name="ce207" table:formula="of:=[.P9]-[.Q9]" office:value-type="float" office:value="-1" calcext:value-type="float">
            <text:p>-1</text:p>
          </table:table-cell>
          <table:table-cell table:style-name="ce207" table:formula="of:=[.Q9]-[.P9]" office:value-type="float" office:value="1" calcext:value-type="float">
            <text:p>1</text:p>
          </table:table-cell>
          <table:table-cell table:formula="of:=[.$AE9]+[.Y9]*[.$AC$3]*IF(ABS([.Y9])&gt;5;2;1)" office:value-type="float" office:value="45.5" calcext:value-type="float">
            <text:p>45.5</text:p>
          </table:table-cell>
          <table:table-cell table:formula="of:=[.$AE9]+[.Z9]*[.$AC$3]*IF(ABS([.Y9])&gt;5;2;1)" office:value-type="float" office:value="47.5" calcext:value-type="float">
            <text:p>47.5</text:p>
          </table:table-cell>
          <table:table-cell table:style-name="ce202" table:formula="of:=[.$AC$4] - MID([.$C$2];(3*8*51)+1+([.$B9])*3;3)" office:value-type="float" office:value="7" calcext:value-type="float">
            <text:p>7</text:p>
          </table:table-cell>
          <table:table-cell table:formula="of:=[.$AD$4]+([.$AC$4]-[.AC9])" office:value-type="float" office:value="93" calcext:value-type="float">
            <text:p>93</text:p>
          </table:table-cell>
          <table:table-cell table:formula="of:=[.AD9]/2" office:value-type="float" office:value="46.5" calcext:value-type="float">
            <text:p>46.5</text:p>
          </table:table-cell>
          <table:table-cell table:formula="of:=[.AA9]+[.U9]*[.$AC9]" office:value-type="float" office:value="46.4649122807018" calcext:value-type="float">
            <text:p>46.4649122807018</text:p>
          </table:table-cell>
          <table:table-cell table:formula="of:=[.AB9]+[.V9]*[.$AC9]" office:value-type="float" office:value="49.7280701754386" calcext:value-type="float">
            <text:p>49.7280701754386</text:p>
          </table:table-cell>
          <table:table-cell table:style-name="ce208" table:formula="of:=[.AF9]-[.AG9]" office:value-type="float" office:value="-3.26315789473684" calcext:value-type="float">
            <text:p>-3.263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9]-2)*([.AF9]/100)" office:value-type="float" office:value="0.929298245614035" calcext:value-type="float">
            <text:p>0.929298245614035</text:p>
          </table:table-cell>
          <table:table-cell table:style-name="ce203" table:formula="of:=([.$AI9]-2)*([.AG9]/100)" office:value-type="float" office:value="0.994561403508772" calcext:value-type="float">
            <text:p>0.994561403508772</text:p>
          </table:table-cell>
          <table:table-cell table:style-name="ce203" table:formula="of:=IF([.AF9]&gt;[.AG9];[.AI9];0)" office:value-type="float" office:value="0" calcext:value-type="float">
            <text:p>0</text:p>
          </table:table-cell>
          <table:table-cell table:style-name="ce203" table:formula="of:=IF([.AG9]&gt;[.AF9];[.AI9];0)" office:value-type="float" office:value="4" calcext:value-type="float">
            <text:p>4</text:p>
          </table:table-cell>
          <table:table-cell table:style-name="ce203" table:number-columns-repeated="8"/>
          <table:table-cell table:style-name="ce114" office:value-type="float" office:value="5" calcext:value-type="float">
            <text:p>5</text:p>
          </table:table-cell>
          <table:table-cell table:style-name="ce152" office:value-type="float" office:value="5" calcext:value-type="float">
            <text:p>5</text:p>
          </table:table-cell>
          <table:table-cell table:style-name="ce180" office:value-type="string" calcext:value-type="string">
            <text:p>RI</text:p>
          </table:table-cell>
          <table:table-cell table:style-name="ce203"/>
          <table:table-cell table:style-name="ce222" table:formula="of:=MID([.$C$1];[.AZ$3]+([.$B9]-1)*21+([.$AY$5]-1)*1071;3)" office:value-type="string" office:string-value="0C " calcext:value-type="string">
            <text:p>0C </text:p>
          </table:table-cell>
          <table:table-cell table:style-name="ce222" table:formula="of:=MID([.$C$1];[.BA$3]+([.$B9]-1)*21+([.$AY$5]-1)*1071;3)" office:value-type="string" office:string-value="0F " calcext:value-type="string">
            <text:p>0F </text:p>
          </table:table-cell>
          <table:table-cell table:style-name="ce222" table:formula="of:=MID([.$C$1];[.BB$3]+([.$B9]-1)*21+([.$AY$5]-1)*1071;3)" office:value-type="string" office:string-value="0D " calcext:value-type="string">
            <text:p>0D </text:p>
          </table:table-cell>
          <table:table-cell table:style-name="ce222" table:formula="of:=MID([.$C$1];[.BC$3]+([.$B9]-1)*21+([.$AY$5]-1)*1071;3)" office:value-type="string" office:string-value="0E " calcext:value-type="string">
            <text:p>0E </text:p>
          </table:table-cell>
          <table:table-cell table:style-name="ce222" table:formula="of:=MID([.$C$1];[.BD$3]+([.$B9]-1)*21+([.$AY$5]-1)*1071;3)" office:value-type="string" office:string-value="89 " calcext:value-type="string">
            <text:p>89 </text:p>
          </table:table-cell>
          <table:table-cell table:style-name="ce222" table:formula="of:=MID([.$C$1];[.BE$3]+([.$B9]-1)*21+([.$AY$5]-1)*1071;3)" office:value-type="string" office:string-value="89 " calcext:value-type="string">
            <text:p>89 </text:p>
          </table:table-cell>
          <table:table-cell table:style-name="ce222" table:formula="of:=MID([.$C$1];[.BF$3]+([.$B9]-1)*21+([.$AY$5]-1)*1071;3)" office:value-type="string" office:string-value="00 " calcext:value-type="string">
            <text:p>00 </text:p>
          </table:table-cell>
          <table:table-cell table:style-name="ce222" table:number-columns-repeated="2"/>
          <table:table-cell table:style-name="ce203" table:number-columns-repeated="2"/>
          <table:table-cell table:style-name="ce222" table:formula="of:=MID([.$C$1];[.BK$3]+([.$B9]-1)*21+([.$BJ$5]-1)*1071;3)" office:value-type="string" office:string-value="1C " calcext:value-type="string">
            <text:p>1C </text:p>
          </table:table-cell>
          <table:table-cell table:style-name="ce222" table:formula="of:=MID([.$C$1];[.BL$3]+([.$B9]-1)*21+([.$BJ$5]-1)*1071;3)" office:value-type="string" office:string-value="67 " calcext:value-type="string">
            <text:p>67 </text:p>
          </table:table-cell>
          <table:table-cell table:style-name="ce222" table:formula="of:=MID([.$C$1];[.BM$3]+([.$B9]-1)*21+([.$BJ$5]-1)*1071;3)" office:value-type="string" office:string-value="39 " calcext:value-type="string">
            <text:p>39 </text:p>
          </table:table-cell>
          <table:table-cell table:style-name="ce222" table:formula="of:=MID([.$C$1];[.BN$3]+([.$B9]-1)*21+([.$BJ$5]-1)*1071;3)" office:value-type="string" office:string-value="81 " calcext:value-type="string">
            <text:p>81 </text:p>
          </table:table-cell>
          <table:table-cell table:style-name="ce222" table:formula="of:=MID([.$C$1];[.BO$3]+([.$B9]-1)*21+([.$BJ$5]-1)*1071;3)" office:value-type="string" office:string-value="89 " calcext:value-type="string">
            <text:p>89 </text:p>
          </table:table-cell>
          <table:table-cell table:style-name="ce222" table:formula="of:=MID([.$C$1];[.BP$3]+([.$B9]-1)*21+([.$BJ$5]-1)*1071;3)" office:value-type="string" office:string-value="8A " calcext:value-type="string">
            <text:p>8A </text:p>
          </table:table-cell>
          <table:table-cell table:style-name="ce222" table:formula="of:=MID([.$C$1];[.BQ$3]+([.$B9]-1)*21+([.$BJ$5]-1)*1071;3)" office:value-type="string" office:string-value="03 " calcext:value-type="string">
            <text:p>03 </text:p>
          </table:table-cell>
          <table:table-cell table:style-name="ce203"/>
          <table:table-cell table:style-name="ce203" table:formula="of:=VLOOKUP(MID([.AZ9];1;1);[.$CL$4:.$CM$19];2;0)*16+VLOOKUP(MID([.AZ9];2;1);[.$CL$4:.$CM$19];2;0)" office:value-type="float" office:value="12" calcext:value-type="float">
            <text:p>12</text:p>
          </table:table-cell>
          <table:table-cell table:style-name="ce203" table:formula="of:=VLOOKUP(MID([.BA9];1;1);[.$CL$4:.$CM$19];2;0)*16+VLOOKUP(MID([.BA9];2;1);[.$CL$4:.$CM$19];2;0)" office:value-type="float" office:value="15" calcext:value-type="float">
            <text:p>15</text:p>
          </table:table-cell>
          <table:table-cell table:style-name="ce203" table:formula="of:=VLOOKUP(MID([.BB9];1;1);[.$CL$4:.$CM$19];2;0)*16+VLOOKUP(MID([.BB9];2;1);[.$CL$4:.$CM$19];2;0)" office:value-type="float" office:value="13" calcext:value-type="float">
            <text:p>13</text:p>
          </table:table-cell>
          <table:table-cell table:style-name="ce203" table:formula="of:=VLOOKUP(MID([.BC9];1;1);[.$CL$4:.$CM$19];2;0)*16+VLOOKUP(MID([.BC9];2;1);[.$CL$4:.$CM$19];2;0)" office:value-type="float" office:value="14" calcext:value-type="float">
            <text:p>14</text:p>
          </table:table-cell>
          <table:table-cell table:style-name="ce203" table:formula="of:=VLOOKUP(MID([.BD9];1;1);[.$CL$4:.$CM$19];2;0)" office:value-type="float" office:value="8" calcext:value-type="float">
            <text:p>8</text:p>
          </table:table-cell>
          <table:table-cell table:style-name="ce203" table:formula="of:=VLOOKUP(MID([.BD9];2;1);[.$CL$4:.$CM$19];2;0)" office:value-type="float" office:value="9" calcext:value-type="float">
            <text:p>9</text:p>
          </table:table-cell>
          <table:table-cell table:style-name="ce203" table:formula="of:=VLOOKUP(MID([.BE9];1;1);[.$CL$4:.$CM$19];2;0)" office:value-type="float" office:value="8" calcext:value-type="float">
            <text:p>8</text:p>
          </table:table-cell>
          <table:table-cell table:style-name="ce203" table:formula="of:=VLOOKUP(MID([.BE9];2;1);[.$CL$4:.$CM$19];2;0)" office:value-type="float" office:value="9" calcext:value-type="float">
            <text:p>9</text:p>
          </table:table-cell>
          <table:table-cell table:style-name="ce203" table:formula="of:=VLOOKUP(MID([.BF9];2;1);[.$CL$4:.$CM$19];2;0)" office:value-type="float" office:value="0" calcext:value-type="float">
            <text:p>0</text:p>
          </table:table-cell>
          <table:table-cell table:style-name="ce203"/>
          <table:table-cell table:style-name="ce203" table:formula="of:=VLOOKUP(MID([.BK9];1;1);[.$CL$4:.$CM$19];2;0)*16+VLOOKUP(MID([.BK9];2;1);[.$CL$4:.$CM$19];2;0)" office:value-type="float" office:value="28" calcext:value-type="float">
            <text:p>28</text:p>
          </table:table-cell>
          <table:table-cell table:style-name="ce203" table:formula="of:=VLOOKUP(MID([.BL9];1;1);[.$CL$4:.$CM$19];2;0)*16+VLOOKUP(MID([.BL9];2;1);[.$CL$4:.$CM$19];2;0)" office:value-type="float" office:value="103" calcext:value-type="float">
            <text:p>103</text:p>
          </table:table-cell>
          <table:table-cell table:style-name="ce203" table:formula="of:=VLOOKUP(MID([.BM9];1;1);[.$CL$4:.$CM$19];2;0)*16+VLOOKUP(MID([.BM9];2;1);[.$CL$4:.$CM$19];2;0)" office:value-type="float" office:value="57" calcext:value-type="float">
            <text:p>57</text:p>
          </table:table-cell>
          <table:table-cell table:style-name="ce203" table:formula="of:=VLOOKUP(MID([.BN9];1;1);[.$CL$4:.$CM$19];2;0)*16+VLOOKUP(MID([.BN9];2;1);[.$CL$4:.$CM$19];2;0)" office:value-type="float" office:value="129" calcext:value-type="float">
            <text:p>129</text:p>
          </table:table-cell>
          <table:table-cell table:style-name="ce203" table:formula="of:=VLOOKUP(MID([.BO9];1;1);[.$CL$4:.$CM$19];2;0)" office:value-type="float" office:value="8" calcext:value-type="float">
            <text:p>8</text:p>
          </table:table-cell>
          <table:table-cell table:style-name="ce203" table:formula="of:=VLOOKUP(MID([.BO9];2;1);[.$CL$4:.$CM$19];2;0)" office:value-type="float" office:value="9" calcext:value-type="float">
            <text:p>9</text:p>
          </table:table-cell>
          <table:table-cell table:style-name="ce203" table:formula="of:=VLOOKUP(MID([.BP9];1;1);[.$CL$4:.$CM$19];2;0)" office:value-type="float" office:value="8" calcext:value-type="float">
            <text:p>8</text:p>
          </table:table-cell>
          <table:table-cell table:style-name="ce203" table:formula="of:=VLOOKUP(MID([.BP9];2;1);[.$CL$4:.$CM$19];2;0)" office:value-type="float" office:value="10" calcext:value-type="float">
            <text:p>10</text:p>
          </table:table-cell>
          <table:table-cell table:style-name="ce203"/>
          <table:table-cell table:style-name="ce116" office:value-type="float" office:value="5" calcext:value-type="float">
            <text:p>5</text:p>
          </table:table-cell>
          <table:table-cell table:style-name="ce203" office:value-type="float" office:value="5" calcext:value-type="float">
            <text:p>5</text:p>
          </table:table-cell>
          <table:table-cell table:style-name="ce203"/>
          <table:table-cell table:style-name="ce203" table:formula="of:=VLOOKUP(MID([.BQ9];2;1);[.$CL$4:.$CM$19];2;0)" office:value-type="float" office:value="3" calcext:value-type="float">
            <text:p>3</text:p>
          </table:table-cell>
          <table:table-cell table:style-name="ce203" table:number-columns-repeated="920"/>
        </table:table-row>
        <table:table-row table:style-name="ro1">
          <table:table-cell table:style-name="ce114" office:value-type="float" office:value="6" calcext:value-type="float">
            <text:p>6</text:p>
          </table:table-cell>
          <table:table-cell table:style-name="ce152" office:value-type="float" office:value="6" calcext:value-type="float">
            <text:p>6</text:p>
          </table:table-cell>
          <table:table-cell table:style-name="ce180" office:value-type="string" calcext:value-type="string">
            <text:p>CT</text:p>
          </table:table-cell>
          <table:table-cell table:style-name="ce180" table:formula="of:=MID([.$C$2];[.D$3]+([.$B10]-1)*24;3)" office:value-type="string" office:string-value="37 " calcext:value-type="string">
            <text:p>37 </text:p>
          </table:table-cell>
          <table:table-cell table:style-name="ce180" table:formula="of:=MID([.$C$2];[.E$3]+([.$B10]-1)*24;3)" office:value-type="string" office:string-value="8C " calcext:value-type="string">
            <text:p>8C </text:p>
          </table:table-cell>
          <table:table-cell table:style-name="ce180" table:formula="of:=MID([.$C$2];[.F$3]+([.$B10]-1)*24;3)" office:value-type="string" office:string-value="4D " calcext:value-type="string">
            <text:p>4D </text:p>
          </table:table-cell>
          <table:table-cell table:style-name="ce180" table:formula="of:=MID([.$C$2];[.G$3]+([.$B10]-1)*24;3)" office:value-type="string" office:string-value="8E " calcext:value-type="string">
            <text:p>8E </text:p>
          </table:table-cell>
          <table:table-cell table:style-name="ce180" table:formula="of:=MID([.$C$2];[.H$3]+([.$B10]-1)*24;3)" office:value-type="string" office:string-value="08 " calcext:value-type="string">
            <text:p>08 </text:p>
          </table:table-cell>
          <table:table-cell table:style-name="ce180" table:formula="of:=MID([.$C$2];[.I$3]+([.$B10]-1)*24;3)" office:value-type="string" office:string-value="0A " calcext:value-type="string">
            <text:p>0A </text:p>
          </table:table-cell>
          <table:table-cell table:style-name="ce180" table:formula="of:=MID([.$C$2];[.J$3]+([.$B10]-1)*24;3)" office:value-type="string" office:string-value="08 " calcext:value-type="string">
            <text:p>08 </text:p>
          </table:table-cell>
          <table:table-cell table:style-name="ce180" table:formula="of:=MID([.$C$2];[.K$3]+([.$B10]-1)*24;3)" office:value-type="string" office:string-value="0B " calcext:value-type="string">
            <text:p>0B </text:p>
          </table:table-cell>
          <table:table-cell table:style-name="ce180" table:formula="of:=VLOOKUP(MID([.D10];1;1);[.$CL$4:.$CM$19];2;0)*16+VLOOKUP(MID([.D10];2;1);[.$CL$4:.$CM$19];2;0)" office:value-type="float" office:value="55" calcext:value-type="float">
            <text:p>55</text:p>
          </table:table-cell>
          <table:table-cell table:style-name="ce180" table:formula="of:=VLOOKUP(MID([.E10];1;1);[.$CL$4:.$CM$19];2;0)*16+VLOOKUP(MID([.E10];2;1);[.$CL$4:.$CM$19];2;0)" office:value-type="float" office:value="140" calcext:value-type="float">
            <text:p>140</text:p>
          </table:table-cell>
          <table:table-cell table:style-name="ce180" table:formula="of:=VLOOKUP(MID([.F10];1;1);[.$CL$4:.$CM$19];2;0)*16+VLOOKUP(MID([.F10];2;1);[.$CL$4:.$CM$19];2;0)" office:value-type="float" office:value="77" calcext:value-type="float">
            <text:p>77</text:p>
          </table:table-cell>
          <table:table-cell table:style-name="ce180" table:formula="of:=VLOOKUP(MID([.G10];1;1);[.$CL$4:.$CM$19];2;0)*16+VLOOKUP(MID([.G10];2;1);[.$CL$4:.$CM$19];2;0)" office:value-type="float" office:value="142" calcext:value-type="float">
            <text:p>142</text:p>
          </table:table-cell>
          <table:table-cell table:style-name="ce202" table:formula="of:=VLOOKUP(MID([.H10];1;1);[.$CL$4:.$CM$19];2;0)*16+VLOOKUP(MID([.H10];2;1);[.$CL$4:.$CM$19];2;0)" office:value-type="float" office:value="8" calcext:value-type="float">
            <text:p>8</text:p>
          </table:table-cell>
          <table:table-cell table:style-name="ce203" table:formula="of:=VLOOKUP(MID([.I10];1;1);[.$CL$4:.$CM$19];2;0)*16+VLOOKUP(MID([.I10];2;1);[.$CL$4:.$CM$19];2;0)" office:value-type="float" office:value="10" calcext:value-type="float">
            <text:p>10</text:p>
          </table:table-cell>
          <table:table-cell table:style-name="ce203" table:formula="of:=VLOOKUP(MID([.J10];1;1);[.$CL$4:.$CM$19];2;0)*16+VLOOKUP(MID([.J10];2;1);[.$CL$4:.$CM$19];2;0)" office:value-type="float" office:value="8" calcext:value-type="float">
            <text:p>8</text:p>
          </table:table-cell>
          <table:table-cell table:style-name="ce207" table:formula="of:=VLOOKUP(MID([.K10];1;1);[.$CL$4:.$CM$19];2;0)*16+VLOOKUP(MID([.K10];2;1);[.$CL$4:.$CM$19];2;0)" office:value-type="float" office:value="11" calcext:value-type="float">
            <text:p>11</text:p>
          </table:table-cell>
          <table:table-cell table:style-name="ce207" table:formula="of:=MAX([.P10:.S10])" office:value-type="float" office:value="11" calcext:value-type="float">
            <text:p>11</text:p>
          </table:table-cell>
          <table:table-cell table:style-name="ce202" table:formula="of:=[.L10]/SUM([.$L10:.$O10])" office:value-type="float" office:value="0.132850241545894" calcext:value-type="float">
            <text:p>0.132850241545894</text:p>
          </table:table-cell>
          <table:table-cell table:style-name="ce203" table:formula="of:=[.M10]/SUM([.$L10:.$O10])" office:value-type="float" office:value="0.338164251207729" calcext:value-type="float">
            <text:p>0.338164251207729</text:p>
          </table:table-cell>
          <table:table-cell table:style-name="ce203" table:formula="of:=[.N10]/SUM([.$L10:.$O10])" office:value-type="float" office:value="0.185990338164251" calcext:value-type="float">
            <text:p>0.185990338164251</text:p>
          </table:table-cell>
          <table:table-cell table:style-name="ce207" table:formula="of:=[.O10]/SUM([.$L10:.$O10])" office:value-type="float" office:value="0.342995169082126" calcext:value-type="float">
            <text:p>0.342995169082126</text:p>
          </table:table-cell>
          <table:table-cell table:style-name="ce207" table:formula="of:=[.P10]-[.Q10]" office:value-type="float" office:value="-2" calcext:value-type="float">
            <text:p>-2</text:p>
          </table:table-cell>
          <table:table-cell table:style-name="ce207" table:formula="of:=[.Q10]-[.P10]" office:value-type="float" office:value="2" calcext:value-type="float">
            <text:p>2</text:p>
          </table:table-cell>
          <table:table-cell table:formula="of:=[.$AE10]+[.Y10]*[.$AC$3]*IF(ABS([.Y10])&gt;5;2;1)" office:value-type="float" office:value="44" calcext:value-type="float">
            <text:p>44</text:p>
          </table:table-cell>
          <table:table-cell table:formula="of:=[.$AE10]+[.Z10]*[.$AC$3]*IF(ABS([.Y10])&gt;5;2;1)" office:value-type="float" office:value="48" calcext:value-type="float">
            <text:p>48</text:p>
          </table:table-cell>
          <table:table-cell table:style-name="ce202" table:formula="of:=[.$AC$4] - MID([.$C$2];(3*8*51)+1+([.$B10])*3;3)" office:value-type="float" office:value="8" calcext:value-type="float">
            <text:p>8</text:p>
          </table:table-cell>
          <table:table-cell table:formula="of:=[.$AD$4]+([.$AC$4]-[.AC10])" office:value-type="float" office:value="92" calcext:value-type="float">
            <text:p>92</text:p>
          </table:table-cell>
          <table:table-cell table:formula="of:=[.AD10]/2" office:value-type="float" office:value="46" calcext:value-type="float">
            <text:p>46</text:p>
          </table:table-cell>
          <table:table-cell table:formula="of:=[.AA10]+[.U10]*[.$AC10]" office:value-type="float" office:value="45.0628019323672" calcext:value-type="float">
            <text:p>45.0628019323672</text:p>
          </table:table-cell>
          <table:table-cell table:formula="of:=[.AB10]+[.V10]*[.$AC10]" office:value-type="float" office:value="50.7053140096618" calcext:value-type="float">
            <text:p>50.7053140096618</text:p>
          </table:table-cell>
          <table:table-cell table:style-name="ce208" table:formula="of:=[.AF10]-[.AG10]" office:value-type="float" office:value="-5.64251207729468" calcext:value-type="float">
            <text:p>-5.643</text:p>
          </table:table-cell>
          <table:table-cell table:style-name="ce107" office:value-type="float" office:value="7" calcext:value-type="float">
            <text:p>7</text:p>
          </table:table-cell>
          <table:table-cell table:style-name="ce203" table:formula="of:=([.$AI10]-2)*([.AF10]/100)" office:value-type="float" office:value="2.25314009661836" calcext:value-type="float">
            <text:p>2.25314009661836</text:p>
          </table:table-cell>
          <table:table-cell table:style-name="ce203" table:formula="of:=([.$AI10]-2)*([.AG10]/100)" office:value-type="float" office:value="2.53526570048309" calcext:value-type="float">
            <text:p>2.53526570048309</text:p>
          </table:table-cell>
          <table:table-cell table:style-name="ce203" table:formula="of:=IF([.AF10]&gt;[.AG10];[.AI10];0)" office:value-type="float" office:value="0" calcext:value-type="float">
            <text:p>0</text:p>
          </table:table-cell>
          <table:table-cell table:style-name="ce203" table:formula="of:=IF([.AG10]&gt;[.AF10];[.AI10];0)" office:value-type="float" office:value="7" calcext:value-type="float">
            <text:p>7</text:p>
          </table:table-cell>
          <table:table-cell table:style-name="ce203" table:number-columns-repeated="8"/>
          <table:table-cell table:style-name="ce114" office:value-type="float" office:value="6" calcext:value-type="float">
            <text:p>6</text:p>
          </table:table-cell>
          <table:table-cell table:style-name="ce152" office:value-type="float" office:value="6" calcext:value-type="float">
            <text:p>6</text:p>
          </table:table-cell>
          <table:table-cell table:style-name="ce180" office:value-type="string" calcext:value-type="string">
            <text:p>CT</text:p>
          </table:table-cell>
          <table:table-cell table:style-name="ce203"/>
          <table:table-cell table:style-name="ce222" table:formula="of:=MID([.$C$1];[.AZ$3]+([.$B10]-1)*21+([.$AY$5]-1)*1071;3)" office:value-type="string" office:string-value="0C " calcext:value-type="string">
            <text:p>0C </text:p>
          </table:table-cell>
          <table:table-cell table:style-name="ce222" table:formula="of:=MID([.$C$1];[.BA$3]+([.$B10]-1)*21+([.$AY$5]-1)*1071;3)" office:value-type="string" office:string-value="0E " calcext:value-type="string">
            <text:p>0E </text:p>
          </table:table-cell>
          <table:table-cell table:style-name="ce222" table:formula="of:=MID([.$C$1];[.BB$3]+([.$B10]-1)*21+([.$AY$5]-1)*1071;3)" office:value-type="string" office:string-value="0D " calcext:value-type="string">
            <text:p>0D </text:p>
          </table:table-cell>
          <table:table-cell table:style-name="ce222" table:formula="of:=MID([.$C$1];[.BC$3]+([.$B10]-1)*21+([.$AY$5]-1)*1071;3)" office:value-type="string" office:string-value="0F " calcext:value-type="string">
            <text:p>0F </text:p>
          </table:table-cell>
          <table:table-cell table:style-name="ce222" table:formula="of:=MID([.$C$1];[.BD$3]+([.$B10]-1)*21+([.$AY$5]-1)*1071;3)" office:value-type="string" office:string-value="89 " calcext:value-type="string">
            <text:p>89 </text:p>
          </table:table-cell>
          <table:table-cell table:style-name="ce222" table:formula="of:=MID([.$C$1];[.BE$3]+([.$B10]-1)*21+([.$AY$5]-1)*1071;3)" office:value-type="string" office:string-value="89 " calcext:value-type="string">
            <text:p>89 </text:p>
          </table:table-cell>
          <table:table-cell table:style-name="ce222" table:formula="of:=MID([.$C$1];[.BF$3]+([.$B10]-1)*21+([.$AY$5]-1)*1071;3)" office:value-type="string" office:string-value="00 " calcext:value-type="string">
            <text:p>00 </text:p>
          </table:table-cell>
          <table:table-cell table:style-name="ce222" table:number-columns-repeated="2"/>
          <table:table-cell table:style-name="ce203" table:number-columns-repeated="2"/>
          <table:table-cell table:style-name="ce222" table:formula="of:=MID([.$C$1];[.BK$3]+([.$B10]-1)*21+([.$BJ$5]-1)*1071;3)" office:value-type="string" office:string-value="1C " calcext:value-type="string">
            <text:p>1C </text:p>
          </table:table-cell>
          <table:table-cell table:style-name="ce222" table:formula="of:=MID([.$C$1];[.BL$3]+([.$B10]-1)*21+([.$BJ$5]-1)*1071;3)" office:value-type="string" office:string-value="81 " calcext:value-type="string">
            <text:p>81 </text:p>
          </table:table-cell>
          <table:table-cell table:style-name="ce222" table:formula="of:=MID([.$C$1];[.BM$3]+([.$B10]-1)*21+([.$BJ$5]-1)*1071;3)" office:value-type="string" office:string-value="39 " calcext:value-type="string">
            <text:p>39 </text:p>
          </table:table-cell>
          <table:table-cell table:style-name="ce222" table:formula="of:=MID([.$C$1];[.BN$3]+([.$B10]-1)*21+([.$BJ$5]-1)*1071;3)" office:value-type="string" office:string-value="82 " calcext:value-type="string">
            <text:p>82 </text:p>
          </table:table-cell>
          <table:table-cell table:style-name="ce222" table:formula="of:=MID([.$C$1];[.BO$3]+([.$B10]-1)*21+([.$BJ$5]-1)*1071;3)" office:value-type="string" office:string-value="8A " calcext:value-type="string">
            <text:p>8A </text:p>
          </table:table-cell>
          <table:table-cell table:style-name="ce222" table:formula="of:=MID([.$C$1];[.BP$3]+([.$B10]-1)*21+([.$BJ$5]-1)*1071;3)" office:value-type="string" office:string-value="8A " calcext:value-type="string">
            <text:p>8A </text:p>
          </table:table-cell>
          <table:table-cell table:style-name="ce222" table:formula="of:=MID([.$C$1];[.BQ$3]+([.$B10]-1)*21+([.$BJ$5]-1)*1071;3)" office:value-type="string" office:string-value="02 " calcext:value-type="string">
            <text:p>02 </text:p>
          </table:table-cell>
          <table:table-cell table:style-name="ce203"/>
          <table:table-cell table:style-name="ce203" table:formula="of:=VLOOKUP(MID([.AZ10];1;1);[.$CL$4:.$CM$19];2;0)*16+VLOOKUP(MID([.AZ10];2;1);[.$CL$4:.$CM$19];2;0)" office:value-type="float" office:value="12" calcext:value-type="float">
            <text:p>12</text:p>
          </table:table-cell>
          <table:table-cell table:style-name="ce203" table:formula="of:=VLOOKUP(MID([.BA10];1;1);[.$CL$4:.$CM$19];2;0)*16+VLOOKUP(MID([.BA10];2;1);[.$CL$4:.$CM$19];2;0)" office:value-type="float" office:value="14" calcext:value-type="float">
            <text:p>14</text:p>
          </table:table-cell>
          <table:table-cell table:style-name="ce203" table:formula="of:=VLOOKUP(MID([.BB10];1;1);[.$CL$4:.$CM$19];2;0)*16+VLOOKUP(MID([.BB10];2;1);[.$CL$4:.$CM$19];2;0)" office:value-type="float" office:value="13" calcext:value-type="float">
            <text:p>13</text:p>
          </table:table-cell>
          <table:table-cell table:style-name="ce203" table:formula="of:=VLOOKUP(MID([.BC10];1;1);[.$CL$4:.$CM$19];2;0)*16+VLOOKUP(MID([.BC10];2;1);[.$CL$4:.$CM$19];2;0)" office:value-type="float" office:value="15" calcext:value-type="float">
            <text:p>15</text:p>
          </table:table-cell>
          <table:table-cell table:style-name="ce203" table:formula="of:=VLOOKUP(MID([.BD10];1;1);[.$CL$4:.$CM$19];2;0)" office:value-type="float" office:value="8" calcext:value-type="float">
            <text:p>8</text:p>
          </table:table-cell>
          <table:table-cell table:style-name="ce203" table:formula="of:=VLOOKUP(MID([.BD10];2;1);[.$CL$4:.$CM$19];2;0)" office:value-type="float" office:value="9" calcext:value-type="float">
            <text:p>9</text:p>
          </table:table-cell>
          <table:table-cell table:style-name="ce203" table:formula="of:=VLOOKUP(MID([.BE10];1;1);[.$CL$4:.$CM$19];2;0)" office:value-type="float" office:value="8" calcext:value-type="float">
            <text:p>8</text:p>
          </table:table-cell>
          <table:table-cell table:style-name="ce203" table:formula="of:=VLOOKUP(MID([.BE10];2;1);[.$CL$4:.$CM$19];2;0)" office:value-type="float" office:value="9" calcext:value-type="float">
            <text:p>9</text:p>
          </table:table-cell>
          <table:table-cell table:style-name="ce203" table:formula="of:=VLOOKUP(MID([.BF10];2;1);[.$CL$4:.$CM$19];2;0)" office:value-type="float" office:value="0" calcext:value-type="float">
            <text:p>0</text:p>
          </table:table-cell>
          <table:table-cell table:style-name="ce203"/>
          <table:table-cell table:style-name="ce203" table:formula="of:=VLOOKUP(MID([.BK10];1;1);[.$CL$4:.$CM$19];2;0)*16+VLOOKUP(MID([.BK10];2;1);[.$CL$4:.$CM$19];2;0)" office:value-type="float" office:value="28" calcext:value-type="float">
            <text:p>28</text:p>
          </table:table-cell>
          <table:table-cell table:style-name="ce203" table:formula="of:=VLOOKUP(MID([.BL10];1;1);[.$CL$4:.$CM$19];2;0)*16+VLOOKUP(MID([.BL10];2;1);[.$CL$4:.$CM$19];2;0)" office:value-type="float" office:value="129" calcext:value-type="float">
            <text:p>129</text:p>
          </table:table-cell>
          <table:table-cell table:style-name="ce203" table:formula="of:=VLOOKUP(MID([.BM10];1;1);[.$CL$4:.$CM$19];2;0)*16+VLOOKUP(MID([.BM10];2;1);[.$CL$4:.$CM$19];2;0)" office:value-type="float" office:value="57" calcext:value-type="float">
            <text:p>57</text:p>
          </table:table-cell>
          <table:table-cell table:style-name="ce203" table:formula="of:=VLOOKUP(MID([.BN10];1;1);[.$CL$4:.$CM$19];2;0)*16+VLOOKUP(MID([.BN10];2;1);[.$CL$4:.$CM$19];2;0)" office:value-type="float" office:value="130" calcext:value-type="float">
            <text:p>130</text:p>
          </table:table-cell>
          <table:table-cell table:style-name="ce203" table:formula="of:=VLOOKUP(MID([.BO10];1;1);[.$CL$4:.$CM$19];2;0)" office:value-type="float" office:value="8" calcext:value-type="float">
            <text:p>8</text:p>
          </table:table-cell>
          <table:table-cell table:style-name="ce203" table:formula="of:=VLOOKUP(MID([.BO10];2;1);[.$CL$4:.$CM$19];2;0)" office:value-type="float" office:value="10" calcext:value-type="float">
            <text:p>10</text:p>
          </table:table-cell>
          <table:table-cell table:style-name="ce203" table:formula="of:=VLOOKUP(MID([.BP10];1;1);[.$CL$4:.$CM$19];2;0)" office:value-type="float" office:value="8" calcext:value-type="float">
            <text:p>8</text:p>
          </table:table-cell>
          <table:table-cell table:style-name="ce203" table:formula="of:=VLOOKUP(MID([.BP10];2;1);[.$CL$4:.$CM$19];2;0)" office:value-type="float" office:value="10" calcext:value-type="float">
            <text:p>10</text:p>
          </table:table-cell>
          <table:table-cell table:style-name="ce203"/>
          <table:table-cell table:style-name="ce116" office:value-type="float" office:value="6" calcext:value-type="float">
            <text:p>6</text:p>
          </table:table-cell>
          <table:table-cell table:style-name="ce203" office:value-type="float" office:value="6" calcext:value-type="float">
            <text:p>6</text:p>
          </table:table-cell>
          <table:table-cell table:style-name="ce203"/>
          <table:table-cell table:style-name="ce203" table:formula="of:=VLOOKUP(MID([.BQ10];2;1);[.$CL$4:.$CM$19];2;0)" office:value-type="float" office:value="2" calcext:value-type="float">
            <text:p>2</text:p>
          </table:table-cell>
          <table:table-cell table:style-name="ce203" table:number-columns-repeated="920"/>
        </table:table-row>
        <table:table-row table:style-name="ro1">
          <table:table-cell table:style-name="ce114" office:value-type="float" office:value="7" calcext:value-type="float">
            <text:p>7</text:p>
          </table:table-cell>
          <table:table-cell table:style-name="ce153" office:value-type="float" office:value="7" calcext:value-type="float">
            <text:p>7</text:p>
          </table:table-cell>
          <table:table-cell table:style-name="ce181" office:value-type="string" calcext:value-type="string">
            <text:p>NY</text:p>
          </table:table-cell>
          <table:table-cell table:style-name="ce181" table:formula="of:=MID([.$C$2];[.D$3]+([.$B11]-1)*24;3)" office:value-type="string" office:string-value="35 " calcext:value-type="string">
            <text:p>35 </text:p>
          </table:table-cell>
          <table:table-cell table:style-name="ce181" table:formula="of:=MID([.$C$2];[.E$3]+([.$B11]-1)*24;3)" office:value-type="string" office:string-value="55 " calcext:value-type="string">
            <text:p>55 </text:p>
          </table:table-cell>
          <table:table-cell table:style-name="ce181" table:formula="of:=MID([.$C$2];[.F$3]+([.$B11]-1)*24;3)" office:value-type="string" office:string-value="31 " calcext:value-type="string">
            <text:p>31 </text:p>
          </table:table-cell>
          <table:table-cell table:style-name="ce181" table:formula="of:=MID([.$C$2];[.G$3]+([.$B11]-1)*24;3)" office:value-type="string" office:string-value="63 " calcext:value-type="string">
            <text:p>63 </text:p>
          </table:table-cell>
          <table:table-cell table:style-name="ce181" table:formula="of:=MID([.$C$2];[.H$3]+([.$B11]-1)*24;3)" office:value-type="string" office:string-value="08 " calcext:value-type="string">
            <text:p>08 </text:p>
          </table:table-cell>
          <table:table-cell table:style-name="ce181" table:formula="of:=MID([.$C$2];[.I$3]+([.$B11]-1)*24;3)" office:value-type="string" office:string-value="0A " calcext:value-type="string">
            <text:p>0A </text:p>
          </table:table-cell>
          <table:table-cell table:style-name="ce181" table:formula="of:=MID([.$C$2];[.J$3]+([.$B11]-1)*24;3)" office:value-type="string" office:string-value="08 " calcext:value-type="string">
            <text:p>08 </text:p>
          </table:table-cell>
          <table:table-cell table:style-name="ce181" table:formula="of:=MID([.$C$2];[.K$3]+([.$B11]-1)*24;3)" office:value-type="string" office:string-value="08 " calcext:value-type="string">
            <text:p>08 </text:p>
          </table:table-cell>
          <table:table-cell table:style-name="ce181" table:formula="of:=VLOOKUP(MID([.D11];1;1);[.$CL$4:.$CM$19];2;0)*16+VLOOKUP(MID([.D11];2;1);[.$CL$4:.$CM$19];2;0)" office:value-type="float" office:value="53" calcext:value-type="float">
            <text:p>53</text:p>
          </table:table-cell>
          <table:table-cell table:style-name="ce181" table:formula="of:=VLOOKUP(MID([.E11];1;1);[.$CL$4:.$CM$19];2;0)*16+VLOOKUP(MID([.E11];2;1);[.$CL$4:.$CM$19];2;0)" office:value-type="float" office:value="85" calcext:value-type="float">
            <text:p>85</text:p>
          </table:table-cell>
          <table:table-cell table:style-name="ce181" table:formula="of:=VLOOKUP(MID([.F11];1;1);[.$CL$4:.$CM$19];2;0)*16+VLOOKUP(MID([.F11];2;1);[.$CL$4:.$CM$19];2;0)" office:value-type="float" office:value="49" calcext:value-type="float">
            <text:p>49</text:p>
          </table:table-cell>
          <table:table-cell table:style-name="ce181" table:formula="of:=VLOOKUP(MID([.G11];1;1);[.$CL$4:.$CM$19];2;0)*16+VLOOKUP(MID([.G11];2;1);[.$CL$4:.$CM$19];2;0)" office:value-type="float" office:value="99" calcext:value-type="float">
            <text:p>99</text:p>
          </table:table-cell>
          <table:table-cell table:style-name="ce202" table:formula="of:=VLOOKUP(MID([.H11];1;1);[.$CL$4:.$CM$19];2;0)*16+VLOOKUP(MID([.H11];2;1);[.$CL$4:.$CM$19];2;0)" office:value-type="float" office:value="8" calcext:value-type="float">
            <text:p>8</text:p>
          </table:table-cell>
          <table:table-cell table:style-name="ce203" table:formula="of:=VLOOKUP(MID([.I11];1;1);[.$CL$4:.$CM$19];2;0)*16+VLOOKUP(MID([.I11];2;1);[.$CL$4:.$CM$19];2;0)" office:value-type="float" office:value="10" calcext:value-type="float">
            <text:p>10</text:p>
          </table:table-cell>
          <table:table-cell table:style-name="ce203" table:formula="of:=VLOOKUP(MID([.J11];1;1);[.$CL$4:.$CM$19];2;0)*16+VLOOKUP(MID([.J11];2;1);[.$CL$4:.$CM$19];2;0)" office:value-type="float" office:value="8" calcext:value-type="float">
            <text:p>8</text:p>
          </table:table-cell>
          <table:table-cell table:style-name="ce207" table:formula="of:=VLOOKUP(MID([.K11];1;1);[.$CL$4:.$CM$19];2;0)*16+VLOOKUP(MID([.K11];2;1);[.$CL$4:.$CM$19];2;0)" office:value-type="float" office:value="8" calcext:value-type="float">
            <text:p>8</text:p>
          </table:table-cell>
          <table:table-cell table:style-name="ce207" table:formula="of:=MAX([.P11:.S11])" office:value-type="float" office:value="10" calcext:value-type="float">
            <text:p>10</text:p>
          </table:table-cell>
          <table:table-cell table:style-name="ce202" table:formula="of:=[.L11]/SUM([.$L11:.$O11])" office:value-type="float" office:value="0.185314685314685" calcext:value-type="float">
            <text:p>0.185314685314685</text:p>
          </table:table-cell>
          <table:table-cell table:style-name="ce203" table:formula="of:=[.M11]/SUM([.$L11:.$O11])" office:value-type="float" office:value="0.297202797202797" calcext:value-type="float">
            <text:p>0.297202797202797</text:p>
          </table:table-cell>
          <table:table-cell table:style-name="ce203" table:formula="of:=[.N11]/SUM([.$L11:.$O11])" office:value-type="float" office:value="0.171328671328671" calcext:value-type="float">
            <text:p>0.171328671328671</text:p>
          </table:table-cell>
          <table:table-cell table:style-name="ce207" table:formula="of:=[.O11]/SUM([.$L11:.$O11])" office:value-type="float" office:value="0.346153846153846" calcext:value-type="float">
            <text:p>0.346153846153846</text:p>
          </table:table-cell>
          <table:table-cell table:style-name="ce207" table:formula="of:=[.P11]-[.Q11]" office:value-type="float" office:value="-2" calcext:value-type="float">
            <text:p>-2</text:p>
          </table:table-cell>
          <table:table-cell table:style-name="ce207" table:formula="of:=[.Q11]-[.P11]" office:value-type="float" office:value="2" calcext:value-type="float">
            <text:p>2</text:p>
          </table:table-cell>
          <table:table-cell table:formula="of:=[.$AE11]+[.Y11]*[.$AC$3]*IF(ABS([.Y11])&gt;5;2;1)" office:value-type="float" office:value="46.5" calcext:value-type="float">
            <text:p>46.5</text:p>
          </table:table-cell>
          <table:table-cell table:formula="of:=[.$AE11]+[.Z11]*[.$AC$3]*IF(ABS([.Y11])&gt;5;2;1)" office:value-type="float" office:value="50.5" calcext:value-type="float">
            <text:p>50.5</text:p>
          </table:table-cell>
          <table:table-cell table:style-name="ce202" table:formula="of:=[.$AC$4] - MID([.$C$2];(3*8*51)+1+([.$B11])*3;3)" office:value-type="float" office:value="3" calcext:value-type="float">
            <text:p>3</text:p>
          </table:table-cell>
          <table:table-cell table:formula="of:=[.$AD$4]+([.$AC$4]-[.AC11])" office:value-type="float" office:value="97" calcext:value-type="float">
            <text:p>97</text:p>
          </table:table-cell>
          <table:table-cell table:formula="of:=[.AD11]/2" office:value-type="float" office:value="48.5" calcext:value-type="float">
            <text:p>48.5</text:p>
          </table:table-cell>
          <table:table-cell table:formula="of:=[.AA11]+[.U11]*[.$AC11]" office:value-type="float" office:value="47.0559440559441" calcext:value-type="float">
            <text:p>47.0559440559441</text:p>
          </table:table-cell>
          <table:table-cell table:formula="of:=[.AB11]+[.V11]*[.$AC11]" office:value-type="float" office:value="51.3916083916084" calcext:value-type="float">
            <text:p>51.3916083916084</text:p>
          </table:table-cell>
          <table:table-cell table:style-name="ce208" table:formula="of:=[.AF11]-[.AG11]" office:value-type="float" office:value="-4.33566433566434" calcext:value-type="float">
            <text:p>-4.336</text:p>
          </table:table-cell>
          <table:table-cell table:style-name="ce107" office:value-type="float" office:value="28" calcext:value-type="float">
            <text:p>28</text:p>
          </table:table-cell>
          <table:table-cell table:style-name="ce203" table:formula="of:=([.$AI11]-2)*([.AF11]/100)" office:value-type="float" office:value="12.2345454545455" calcext:value-type="float">
            <text:p>12.2345454545455</text:p>
          </table:table-cell>
          <table:table-cell table:style-name="ce203" table:formula="of:=([.$AI11]-2)*([.AG11]/100)" office:value-type="float" office:value="13.3618181818182" calcext:value-type="float">
            <text:p>13.3618181818182</text:p>
          </table:table-cell>
          <table:table-cell table:style-name="ce203" table:formula="of:=IF([.AF11]&gt;[.AG11];[.AI11];0)" office:value-type="float" office:value="0" calcext:value-type="float">
            <text:p>0</text:p>
          </table:table-cell>
          <table:table-cell table:style-name="ce203" table:formula="of:=IF([.AG11]&gt;[.AF11];[.AI11];0)" office:value-type="float" office:value="28" calcext:value-type="float">
            <text:p>28</text:p>
          </table:table-cell>
          <table:table-cell table:style-name="ce203" table:number-columns-repeated="8"/>
          <table:table-cell table:style-name="ce114" office:value-type="float" office:value="7" calcext:value-type="float">
            <text:p>7</text:p>
          </table:table-cell>
          <table:table-cell table:style-name="ce153" office:value-type="float" office:value="7" calcext:value-type="float">
            <text:p>7</text:p>
          </table:table-cell>
          <table:table-cell table:style-name="ce181" office:value-type="string" calcext:value-type="string">
            <text:p>NY</text:p>
          </table:table-cell>
          <table:table-cell table:style-name="ce210"/>
          <table:table-cell table:style-name="ce222" table:formula="of:=MID([.$C$1];[.AZ$3]+([.$B11]-1)*21+([.$AY$5]-1)*1071;3)" office:value-type="string" office:string-value="0B " calcext:value-type="string">
            <text:p>0B </text:p>
          </table:table-cell>
          <table:table-cell table:style-name="ce222" table:formula="of:=MID([.$C$1];[.BA$3]+([.$B11]-1)*21+([.$AY$5]-1)*1071;3)" office:value-type="string" office:string-value="0E " calcext:value-type="string">
            <text:p>0E </text:p>
          </table:table-cell>
          <table:table-cell table:style-name="ce222" table:formula="of:=MID([.$C$1];[.BB$3]+([.$B11]-1)*21+([.$AY$5]-1)*1071;3)" office:value-type="string" office:string-value="0D " calcext:value-type="string">
            <text:p>0D </text:p>
          </table:table-cell>
          <table:table-cell table:style-name="ce222" table:formula="of:=MID([.$C$1];[.BC$3]+([.$B11]-1)*21+([.$AY$5]-1)*1071;3)" office:value-type="string" office:string-value="0C " calcext:value-type="string">
            <text:p>0C </text:p>
          </table:table-cell>
          <table:table-cell table:style-name="ce222" table:formula="of:=MID([.$C$1];[.BD$3]+([.$B11]-1)*21+([.$AY$5]-1)*1071;3)" office:value-type="string" office:string-value="89 " calcext:value-type="string">
            <text:p>89 </text:p>
          </table:table-cell>
          <table:table-cell table:style-name="ce222" table:formula="of:=MID([.$C$1];[.BE$3]+([.$B11]-1)*21+([.$AY$5]-1)*1071;3)" office:value-type="string" office:string-value="88 " calcext:value-type="string">
            <text:p>88 </text:p>
          </table:table-cell>
          <table:table-cell table:style-name="ce222" table:formula="of:=MID([.$C$1];[.BF$3]+([.$B11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3"/>
          <table:table-cell table:style-name="ce117"/>
          <table:table-cell table:style-name="ce210"/>
          <table:table-cell table:style-name="ce223" table:formula="of:=MID([.$C$1];[.BK$3]+([.$B11]-1)*21+([.$BJ$5]-1)*1071;3)" office:value-type="string" office:string-value="1B " calcext:value-type="string">
            <text:p>1B </text:p>
          </table:table-cell>
          <table:table-cell table:style-name="ce223" table:formula="of:=MID([.$C$1];[.BL$3]+([.$B11]-1)*21+([.$BJ$5]-1)*1071;3)" office:value-type="string" office:string-value="3E " calcext:value-type="string">
            <text:p>3E </text:p>
          </table:table-cell>
          <table:table-cell table:style-name="ce223" table:formula="of:=MID([.$C$1];[.BM$3]+([.$B11]-1)*21+([.$BJ$5]-1)*1071;3)" office:value-type="string" office:string-value="1D " calcext:value-type="string">
            <text:p>1D </text:p>
          </table:table-cell>
          <table:table-cell table:style-name="ce223" table:formula="of:=MID([.$C$1];[.BN$3]+([.$B11]-1)*21+([.$BJ$5]-1)*1071;3)" office:value-type="string" office:string-value="39 " calcext:value-type="string">
            <text:p>39 </text:p>
          </table:table-cell>
          <table:table-cell table:style-name="ce223" table:formula="of:=MID([.$C$1];[.BO$3]+([.$B11]-1)*21+([.$BJ$5]-1)*1071;3)" office:value-type="string" office:string-value="89 " calcext:value-type="string">
            <text:p>89 </text:p>
          </table:table-cell>
          <table:table-cell table:style-name="ce223" table:formula="of:=MID([.$C$1];[.BP$3]+([.$B11]-1)*21+([.$BJ$5]-1)*1071;3)" office:value-type="string" office:string-value="88 " calcext:value-type="string">
            <text:p>88 </text:p>
          </table:table-cell>
          <table:table-cell table:style-name="ce223" table:formula="of:=MID([.$C$1];[.BQ$3]+([.$B11]-1)*21+([.$BJ$5]-1)*1071;3)" office:value-type="string" office:string-value="07 " calcext:value-type="string">
            <text:p>07 </text:p>
          </table:table-cell>
          <table:table-cell table:style-name="ce210"/>
          <table:table-cell table:style-name="ce210" table:formula="of:=VLOOKUP(MID([.AZ11];1;1);[.$CL$4:.$CM$19];2;0)*16+VLOOKUP(MID([.AZ11];2;1);[.$CL$4:.$CM$19];2;0)" office:value-type="float" office:value="11" calcext:value-type="float">
            <text:p>11</text:p>
          </table:table-cell>
          <table:table-cell table:style-name="ce210" table:formula="of:=VLOOKUP(MID([.BA11];1;1);[.$CL$4:.$CM$19];2;0)*16+VLOOKUP(MID([.BA11];2;1);[.$CL$4:.$CM$19];2;0)" office:value-type="float" office:value="14" calcext:value-type="float">
            <text:p>14</text:p>
          </table:table-cell>
          <table:table-cell table:style-name="ce210" table:formula="of:=VLOOKUP(MID([.BB11];1;1);[.$CL$4:.$CM$19];2;0)*16+VLOOKUP(MID([.BB11];2;1);[.$CL$4:.$CM$19];2;0)" office:value-type="float" office:value="13" calcext:value-type="float">
            <text:p>13</text:p>
          </table:table-cell>
          <table:table-cell table:style-name="ce210" table:formula="of:=VLOOKUP(MID([.BC11];1;1);[.$CL$4:.$CM$19];2;0)*16+VLOOKUP(MID([.BC11];2;1);[.$CL$4:.$CM$19];2;0)" office:value-type="float" office:value="12" calcext:value-type="float">
            <text:p>12</text:p>
          </table:table-cell>
          <table:table-cell table:style-name="ce210" table:formula="of:=VLOOKUP(MID([.BD11];1;1);[.$CL$4:.$CM$19];2;0)" office:value-type="float" office:value="8" calcext:value-type="float">
            <text:p>8</text:p>
          </table:table-cell>
          <table:table-cell table:style-name="ce210" table:formula="of:=VLOOKUP(MID([.BD11];2;1);[.$CL$4:.$CM$19];2;0)" office:value-type="float" office:value="9" calcext:value-type="float">
            <text:p>9</text:p>
          </table:table-cell>
          <table:table-cell table:style-name="ce210" table:formula="of:=VLOOKUP(MID([.BE11];1;1);[.$CL$4:.$CM$19];2;0)" office:value-type="float" office:value="8" calcext:value-type="float">
            <text:p>8</text:p>
          </table:table-cell>
          <table:table-cell table:style-name="ce210" table:formula="of:=VLOOKUP(MID([.BE11];2;1);[.$CL$4:.$CM$19];2;0)" office:value-type="float" office:value="8" calcext:value-type="float">
            <text:p>8</text:p>
          </table:table-cell>
          <table:table-cell table:style-name="ce210" table:formula="of:=VLOOKUP(MID([.BF11];2;1);[.$CL$4:.$CM$19];2;0)" office:value-type="float" office:value="0" calcext:value-type="float">
            <text:p>0</text:p>
          </table:table-cell>
          <table:table-cell table:style-name="ce210"/>
          <table:table-cell table:style-name="ce210" table:formula="of:=VLOOKUP(MID([.BK11];1;1);[.$CL$4:.$CM$19];2;0)*16+VLOOKUP(MID([.BK11];2;1);[.$CL$4:.$CM$19];2;0)" office:value-type="float" office:value="27" calcext:value-type="float">
            <text:p>27</text:p>
          </table:table-cell>
          <table:table-cell table:style-name="ce210" table:formula="of:=VLOOKUP(MID([.BL11];1;1);[.$CL$4:.$CM$19];2;0)*16+VLOOKUP(MID([.BL11];2;1);[.$CL$4:.$CM$19];2;0)" office:value-type="float" office:value="62" calcext:value-type="float">
            <text:p>62</text:p>
          </table:table-cell>
          <table:table-cell table:style-name="ce210" table:formula="of:=VLOOKUP(MID([.BM11];1;1);[.$CL$4:.$CM$19];2;0)*16+VLOOKUP(MID([.BM11];2;1);[.$CL$4:.$CM$19];2;0)" office:value-type="float" office:value="29" calcext:value-type="float">
            <text:p>29</text:p>
          </table:table-cell>
          <table:table-cell table:style-name="ce210" table:formula="of:=VLOOKUP(MID([.BN11];1;1);[.$CL$4:.$CM$19];2;0)*16+VLOOKUP(MID([.BN11];2;1);[.$CL$4:.$CM$19];2;0)" office:value-type="float" office:value="57" calcext:value-type="float">
            <text:p>57</text:p>
          </table:table-cell>
          <table:table-cell table:style-name="ce210" table:formula="of:=VLOOKUP(MID([.BO11];1;1);[.$CL$4:.$CM$19];2;0)" office:value-type="float" office:value="8" calcext:value-type="float">
            <text:p>8</text:p>
          </table:table-cell>
          <table:table-cell table:style-name="ce210" table:formula="of:=VLOOKUP(MID([.BO11];2;1);[.$CL$4:.$CM$19];2;0)" office:value-type="float" office:value="9" calcext:value-type="float">
            <text:p>9</text:p>
          </table:table-cell>
          <table:table-cell table:style-name="ce210" table:formula="of:=VLOOKUP(MID([.BP11];1;1);[.$CL$4:.$CM$19];2;0)" office:value-type="float" office:value="8" calcext:value-type="float">
            <text:p>8</text:p>
          </table:table-cell>
          <table:table-cell table:style-name="ce210" table:formula="of:=VLOOKUP(MID([.BP11];2;1);[.$CL$4:.$CM$19];2;0)" office:value-type="float" office:value="8" calcext:value-type="float">
            <text:p>8</text:p>
          </table:table-cell>
          <table:table-cell table:style-name="ce210"/>
          <table:table-cell table:style-name="ce117" office:value-type="float" office:value="7" calcext:value-type="float">
            <text:p>7</text:p>
          </table:table-cell>
          <table:table-cell table:style-name="ce210" office:value-type="float" office:value="7" calcext:value-type="float">
            <text:p>7</text:p>
          </table:table-cell>
          <table:table-cell table:style-name="ce210"/>
          <table:table-cell table:style-name="ce210" table:formula="of:=VLOOKUP(MID([.BQ11];2;1);[.$CL$4:.$CM$19];2;0)" office:value-type="float" office:value="7" calcext:value-type="float">
            <text:p>7</text:p>
          </table:table-cell>
          <table:table-cell table:style-name="ce210" table:number-columns-repeated="920"/>
        </table:table-row>
        <table:table-row table:style-name="ro1">
          <table:table-cell table:style-name="ce114" office:value-type="float" office:value="8" calcext:value-type="float">
            <text:p>8</text:p>
          </table:table-cell>
          <table:table-cell table:style-name="ce153" office:value-type="float" office:value="8" calcext:value-type="float">
            <text:p>8</text:p>
          </table:table-cell>
          <table:table-cell table:style-name="ce181" office:value-type="string" calcext:value-type="string">
            <text:p>NJ</text:p>
          </table:table-cell>
          <table:table-cell table:style-name="ce181" table:formula="of:=MID([.$C$2];[.D$3]+([.$B12]-1)*24;3)" office:value-type="string" office:string-value="35 " calcext:value-type="string">
            <text:p>35 </text:p>
          </table:table-cell>
          <table:table-cell table:style-name="ce181" table:formula="of:=MID([.$C$2];[.E$3]+([.$B12]-1)*24;3)" office:value-type="string" office:string-value="9E " calcext:value-type="string">
            <text:p>9E </text:p>
          </table:table-cell>
          <table:table-cell table:style-name="ce181" table:formula="of:=MID([.$C$2];[.F$3]+([.$B12]-1)*24;3)" office:value-type="string" office:string-value="9A " calcext:value-type="string">
            <text:p>9A </text:p>
          </table:table-cell>
          <table:table-cell table:style-name="ce181" table:formula="of:=MID([.$C$2];[.G$3]+([.$B12]-1)*24;3)" office:value-type="string" office:string-value="67 " calcext:value-type="string">
            <text:p>67 </text:p>
          </table:table-cell>
          <table:table-cell table:style-name="ce181" table:formula="of:=MID([.$C$2];[.H$3]+([.$B12]-1)*24;3)" office:value-type="string" office:string-value="08 " calcext:value-type="string">
            <text:p>08 </text:p>
          </table:table-cell>
          <table:table-cell table:style-name="ce181" table:formula="of:=MID([.$C$2];[.I$3]+([.$B12]-1)*24;3)" office:value-type="string" office:string-value="0A " calcext:value-type="string">
            <text:p>0A </text:p>
          </table:table-cell>
          <table:table-cell table:style-name="ce181" table:formula="of:=MID([.$C$2];[.J$3]+([.$B12]-1)*24;3)" office:value-type="string" office:string-value="0A " calcext:value-type="string">
            <text:p>0A </text:p>
          </table:table-cell>
          <table:table-cell table:style-name="ce181" table:formula="of:=MID([.$C$2];[.K$3]+([.$B12]-1)*24;3)" office:value-type="string" office:string-value="08 " calcext:value-type="string">
            <text:p>08 </text:p>
          </table:table-cell>
          <table:table-cell table:style-name="ce181" table:formula="of:=VLOOKUP(MID([.D12];1;1);[.$CL$4:.$CM$19];2;0)*16+VLOOKUP(MID([.D12];2;1);[.$CL$4:.$CM$19];2;0)" office:value-type="float" office:value="53" calcext:value-type="float">
            <text:p>53</text:p>
          </table:table-cell>
          <table:table-cell table:style-name="ce181" table:formula="of:=VLOOKUP(MID([.E12];1;1);[.$CL$4:.$CM$19];2;0)*16+VLOOKUP(MID([.E12];2;1);[.$CL$4:.$CM$19];2;0)" office:value-type="float" office:value="158" calcext:value-type="float">
            <text:p>158</text:p>
          </table:table-cell>
          <table:table-cell table:style-name="ce181" table:formula="of:=VLOOKUP(MID([.F12];1;1);[.$CL$4:.$CM$19];2;0)*16+VLOOKUP(MID([.F12];2;1);[.$CL$4:.$CM$19];2;0)" office:value-type="float" office:value="154" calcext:value-type="float">
            <text:p>154</text:p>
          </table:table-cell>
          <table:table-cell table:style-name="ce181" table:formula="of:=VLOOKUP(MID([.G12];1;1);[.$CL$4:.$CM$19];2;0)*16+VLOOKUP(MID([.G12];2;1);[.$CL$4:.$CM$19];2;0)" office:value-type="float" office:value="103" calcext:value-type="float">
            <text:p>103</text:p>
          </table:table-cell>
          <table:table-cell table:style-name="ce202" table:formula="of:=VLOOKUP(MID([.H12];1;1);[.$CL$4:.$CM$19];2;0)*16+VLOOKUP(MID([.H12];2;1);[.$CL$4:.$CM$19];2;0)" office:value-type="float" office:value="8" calcext:value-type="float">
            <text:p>8</text:p>
          </table:table-cell>
          <table:table-cell table:style-name="ce203" table:formula="of:=VLOOKUP(MID([.I12];1;1);[.$CL$4:.$CM$19];2;0)*16+VLOOKUP(MID([.I12];2;1);[.$CL$4:.$CM$19];2;0)" office:value-type="float" office:value="10" calcext:value-type="float">
            <text:p>10</text:p>
          </table:table-cell>
          <table:table-cell table:style-name="ce203" table:formula="of:=VLOOKUP(MID([.J12];1;1);[.$CL$4:.$CM$19];2;0)*16+VLOOKUP(MID([.J12];2;1);[.$CL$4:.$CM$19];2;0)" office:value-type="float" office:value="10" calcext:value-type="float">
            <text:p>10</text:p>
          </table:table-cell>
          <table:table-cell table:style-name="ce207" table:formula="of:=VLOOKUP(MID([.K12];1;1);[.$CL$4:.$CM$19];2;0)*16+VLOOKUP(MID([.K12];2;1);[.$CL$4:.$CM$19];2;0)" office:value-type="float" office:value="8" calcext:value-type="float">
            <text:p>8</text:p>
          </table:table-cell>
          <table:table-cell table:style-name="ce207" table:formula="of:=MAX([.P12:.S12])" office:value-type="float" office:value="10" calcext:value-type="float">
            <text:p>10</text:p>
          </table:table-cell>
          <table:table-cell table:style-name="ce202" table:formula="of:=[.L12]/SUM([.$L12:.$O12])" office:value-type="float" office:value="0.113247863247863" calcext:value-type="float">
            <text:p>0.113247863247863</text:p>
          </table:table-cell>
          <table:table-cell table:style-name="ce203" table:formula="of:=[.M12]/SUM([.$L12:.$O12])" office:value-type="float" office:value="0.337606837606838" calcext:value-type="float">
            <text:p>0.337606837606838</text:p>
          </table:table-cell>
          <table:table-cell table:style-name="ce203" table:formula="of:=[.N12]/SUM([.$L12:.$O12])" office:value-type="float" office:value="0.329059829059829" calcext:value-type="float">
            <text:p>0.329059829059829</text:p>
          </table:table-cell>
          <table:table-cell table:style-name="ce207" table:formula="of:=[.O12]/SUM([.$L12:.$O12])" office:value-type="float" office:value="0.22008547008547" calcext:value-type="float">
            <text:p>0.22008547008547</text:p>
          </table:table-cell>
          <table:table-cell table:style-name="ce207" table:formula="of:=[.P12]-[.Q12]" office:value-type="float" office:value="-2" calcext:value-type="float">
            <text:p>-2</text:p>
          </table:table-cell>
          <table:table-cell table:style-name="ce207" table:formula="of:=[.Q12]-[.P12]" office:value-type="float" office:value="2" calcext:value-type="float">
            <text:p>2</text:p>
          </table:table-cell>
          <table:table-cell table:formula="of:=[.$AE12]+[.Y12]*[.$AC$3]*IF(ABS([.Y12])&gt;5;2;1)" office:value-type="float" office:value="44" calcext:value-type="float">
            <text:p>44</text:p>
          </table:table-cell>
          <table:table-cell table:formula="of:=[.$AE12]+[.Z12]*[.$AC$3]*IF(ABS([.Y12])&gt;5;2;1)" office:value-type="float" office:value="48" calcext:value-type="float">
            <text:p>48</text:p>
          </table:table-cell>
          <table:table-cell table:style-name="ce202" table:formula="of:=[.$AC$4] - MID([.$C$2];(3*8*51)+1+([.$B12])*3;3)" office:value-type="float" office:value="8" calcext:value-type="float">
            <text:p>8</text:p>
          </table:table-cell>
          <table:table-cell table:formula="of:=[.$AD$4]+([.$AC$4]-[.AC12])" office:value-type="float" office:value="92" calcext:value-type="float">
            <text:p>92</text:p>
          </table:table-cell>
          <table:table-cell table:formula="of:=[.AD12]/2" office:value-type="float" office:value="46" calcext:value-type="float">
            <text:p>46</text:p>
          </table:table-cell>
          <table:table-cell table:formula="of:=[.AA12]+[.U12]*[.$AC12]" office:value-type="float" office:value="44.9059829059829" calcext:value-type="float">
            <text:p>44.9059829059829</text:p>
          </table:table-cell>
          <table:table-cell table:formula="of:=[.AB12]+[.V12]*[.$AC12]" office:value-type="float" office:value="50.7008547008547" calcext:value-type="float">
            <text:p>50.7008547008547</text:p>
          </table:table-cell>
          <table:table-cell table:style-name="ce208" table:formula="of:=[.AF12]-[.AG12]" office:value-type="float" office:value="-5.7948717948718" calcext:value-type="float">
            <text:p>-5.795</text:p>
          </table:table-cell>
          <table:table-cell table:style-name="ce107" office:value-type="float" office:value="14" calcext:value-type="float">
            <text:p>14</text:p>
          </table:table-cell>
          <table:table-cell table:style-name="ce203" table:formula="of:=([.$AI12]-2)*([.AF12]/100)" office:value-type="float" office:value="5.38871794871795" calcext:value-type="float">
            <text:p>5.38871794871795</text:p>
          </table:table-cell>
          <table:table-cell table:style-name="ce203" table:formula="of:=([.$AI12]-2)*([.AG12]/100)" office:value-type="float" office:value="6.08410256410256" calcext:value-type="float">
            <text:p>6.08410256410256</text:p>
          </table:table-cell>
          <table:table-cell table:style-name="ce203" table:formula="of:=IF([.AF12]&gt;[.AG12];[.AI12];0)" office:value-type="float" office:value="0" calcext:value-type="float">
            <text:p>0</text:p>
          </table:table-cell>
          <table:table-cell table:style-name="ce203" table:formula="of:=IF([.AG12]&gt;[.AF12];[.AI12];0)" office:value-type="float" office:value="14" calcext:value-type="float">
            <text:p>14</text:p>
          </table:table-cell>
          <table:table-cell table:style-name="ce203" table:number-columns-repeated="8"/>
          <table:table-cell table:style-name="ce114" office:value-type="float" office:value="8" calcext:value-type="float">
            <text:p>8</text:p>
          </table:table-cell>
          <table:table-cell table:style-name="ce153" office:value-type="float" office:value="8" calcext:value-type="float">
            <text:p>8</text:p>
          </table:table-cell>
          <table:table-cell table:style-name="ce181" office:value-type="string" calcext:value-type="string">
            <text:p>NJ</text:p>
          </table:table-cell>
          <table:table-cell table:style-name="ce210"/>
          <table:table-cell table:style-name="ce222" table:formula="of:=MID([.$C$1];[.AZ$3]+([.$B12]-1)*21+([.$AY$5]-1)*1071;3)" office:value-type="string" office:string-value="0B " calcext:value-type="string">
            <text:p>0B </text:p>
          </table:table-cell>
          <table:table-cell table:style-name="ce222" table:formula="of:=MID([.$C$1];[.BA$3]+([.$B12]-1)*21+([.$AY$5]-1)*1071;3)" office:value-type="string" office:string-value="0E " calcext:value-type="string">
            <text:p>0E </text:p>
          </table:table-cell>
          <table:table-cell table:style-name="ce222" table:formula="of:=MID([.$C$1];[.BB$3]+([.$B12]-1)*21+([.$AY$5]-1)*1071;3)" office:value-type="string" office:string-value="0E " calcext:value-type="string">
            <text:p>0E </text:p>
          </table:table-cell>
          <table:table-cell table:style-name="ce222" table:formula="of:=MID([.$C$1];[.BC$3]+([.$B12]-1)*21+([.$AY$5]-1)*1071;3)" office:value-type="string" office:string-value="0D " calcext:value-type="string">
            <text:p>0D </text:p>
          </table:table-cell>
          <table:table-cell table:style-name="ce222" table:formula="of:=MID([.$C$1];[.BD$3]+([.$B12]-1)*21+([.$AY$5]-1)*1071;3)" office:value-type="string" office:string-value="89 " calcext:value-type="string">
            <text:p>89 </text:p>
          </table:table-cell>
          <table:table-cell table:style-name="ce222" table:formula="of:=MID([.$C$1];[.BE$3]+([.$B12]-1)*21+([.$AY$5]-1)*1071;3)" office:value-type="string" office:string-value="98 " calcext:value-type="string">
            <text:p>98 </text:p>
          </table:table-cell>
          <table:table-cell table:style-name="ce222" table:formula="of:=MID([.$C$1];[.BF$3]+([.$B12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3"/>
          <table:table-cell table:style-name="ce117"/>
          <table:table-cell table:style-name="ce210"/>
          <table:table-cell table:style-name="ce223" table:formula="of:=MID([.$C$1];[.BK$3]+([.$B12]-1)*21+([.$BJ$5]-1)*1071;3)" office:value-type="string" office:string-value="1B " calcext:value-type="string">
            <text:p>1B </text:p>
          </table:table-cell>
          <table:table-cell table:style-name="ce223" table:formula="of:=MID([.$C$1];[.BL$3]+([.$B12]-1)*21+([.$BJ$5]-1)*1071;3)" office:value-type="string" office:string-value="93 " calcext:value-type="string">
            <text:p>93 </text:p>
          </table:table-cell>
          <table:table-cell table:style-name="ce223" table:formula="of:=MID([.$C$1];[.BM$3]+([.$B12]-1)*21+([.$BJ$5]-1)*1071;3)" office:value-type="string" office:string-value="90 " calcext:value-type="string">
            <text:p>90 </text:p>
          </table:table-cell>
          <table:table-cell table:style-name="ce223" table:formula="of:=MID([.$C$1];[.BN$3]+([.$B12]-1)*21+([.$BJ$5]-1)*1071;3)" office:value-type="string" office:string-value="3B " calcext:value-type="string">
            <text:p>3B </text:p>
          </table:table-cell>
          <table:table-cell table:style-name="ce223" table:formula="of:=MID([.$C$1];[.BO$3]+([.$B12]-1)*21+([.$BJ$5]-1)*1071;3)" office:value-type="string" office:string-value="8A " calcext:value-type="string">
            <text:p>8A </text:p>
          </table:table-cell>
          <table:table-cell table:style-name="ce223" table:formula="of:=MID([.$C$1];[.BP$3]+([.$B12]-1)*21+([.$BJ$5]-1)*1071;3)" office:value-type="string" office:string-value="A8 " calcext:value-type="string">
            <text:p>A8 </text:p>
          </table:table-cell>
          <table:table-cell table:style-name="ce223" table:formula="of:=MID([.$C$1];[.BQ$3]+([.$B12]-1)*21+([.$BJ$5]-1)*1071;3)" office:value-type="string" office:string-value="02 " calcext:value-type="string">
            <text:p>02 </text:p>
          </table:table-cell>
          <table:table-cell table:style-name="ce210"/>
          <table:table-cell table:style-name="ce210" table:formula="of:=VLOOKUP(MID([.AZ12];1;1);[.$CL$4:.$CM$19];2;0)*16+VLOOKUP(MID([.AZ12];2;1);[.$CL$4:.$CM$19];2;0)" office:value-type="float" office:value="11" calcext:value-type="float">
            <text:p>11</text:p>
          </table:table-cell>
          <table:table-cell table:style-name="ce210" table:formula="of:=VLOOKUP(MID([.BA12];1;1);[.$CL$4:.$CM$19];2;0)*16+VLOOKUP(MID([.BA12];2;1);[.$CL$4:.$CM$19];2;0)" office:value-type="float" office:value="14" calcext:value-type="float">
            <text:p>14</text:p>
          </table:table-cell>
          <table:table-cell table:style-name="ce210" table:formula="of:=VLOOKUP(MID([.BB12];1;1);[.$CL$4:.$CM$19];2;0)*16+VLOOKUP(MID([.BB12];2;1);[.$CL$4:.$CM$19];2;0)" office:value-type="float" office:value="14" calcext:value-type="float">
            <text:p>14</text:p>
          </table:table-cell>
          <table:table-cell table:style-name="ce210" table:formula="of:=VLOOKUP(MID([.BC12];1;1);[.$CL$4:.$CM$19];2;0)*16+VLOOKUP(MID([.BC12];2;1);[.$CL$4:.$CM$19];2;0)" office:value-type="float" office:value="13" calcext:value-type="float">
            <text:p>13</text:p>
          </table:table-cell>
          <table:table-cell table:style-name="ce210" table:formula="of:=VLOOKUP(MID([.BD12];1;1);[.$CL$4:.$CM$19];2;0)" office:value-type="float" office:value="8" calcext:value-type="float">
            <text:p>8</text:p>
          </table:table-cell>
          <table:table-cell table:style-name="ce210" table:formula="of:=VLOOKUP(MID([.BD12];2;1);[.$CL$4:.$CM$19];2;0)" office:value-type="float" office:value="9" calcext:value-type="float">
            <text:p>9</text:p>
          </table:table-cell>
          <table:table-cell table:style-name="ce210" table:formula="of:=VLOOKUP(MID([.BE12];1;1);[.$CL$4:.$CM$19];2;0)" office:value-type="float" office:value="9" calcext:value-type="float">
            <text:p>9</text:p>
          </table:table-cell>
          <table:table-cell table:style-name="ce210" table:formula="of:=VLOOKUP(MID([.BE12];2;1);[.$CL$4:.$CM$19];2;0)" office:value-type="float" office:value="8" calcext:value-type="float">
            <text:p>8</text:p>
          </table:table-cell>
          <table:table-cell table:style-name="ce210" table:formula="of:=VLOOKUP(MID([.BF12];2;1);[.$CL$4:.$CM$19];2;0)" office:value-type="float" office:value="0" calcext:value-type="float">
            <text:p>0</text:p>
          </table:table-cell>
          <table:table-cell table:style-name="ce210"/>
          <table:table-cell table:style-name="ce210" table:formula="of:=VLOOKUP(MID([.BK12];1;1);[.$CL$4:.$CM$19];2;0)*16+VLOOKUP(MID([.BK12];2;1);[.$CL$4:.$CM$19];2;0)" office:value-type="float" office:value="27" calcext:value-type="float">
            <text:p>27</text:p>
          </table:table-cell>
          <table:table-cell table:style-name="ce210" table:formula="of:=VLOOKUP(MID([.BL12];1;1);[.$CL$4:.$CM$19];2;0)*16+VLOOKUP(MID([.BL12];2;1);[.$CL$4:.$CM$19];2;0)" office:value-type="float" office:value="147" calcext:value-type="float">
            <text:p>147</text:p>
          </table:table-cell>
          <table:table-cell table:style-name="ce210" table:formula="of:=VLOOKUP(MID([.BM12];1;1);[.$CL$4:.$CM$19];2;0)*16+VLOOKUP(MID([.BM12];2;1);[.$CL$4:.$CM$19];2;0)" office:value-type="float" office:value="144" calcext:value-type="float">
            <text:p>144</text:p>
          </table:table-cell>
          <table:table-cell table:style-name="ce210" table:formula="of:=VLOOKUP(MID([.BN12];1;1);[.$CL$4:.$CM$19];2;0)*16+VLOOKUP(MID([.BN12];2;1);[.$CL$4:.$CM$19];2;0)" office:value-type="float" office:value="59" calcext:value-type="float">
            <text:p>59</text:p>
          </table:table-cell>
          <table:table-cell table:style-name="ce210" table:formula="of:=VLOOKUP(MID([.BO12];1;1);[.$CL$4:.$CM$19];2;0)" office:value-type="float" office:value="8" calcext:value-type="float">
            <text:p>8</text:p>
          </table:table-cell>
          <table:table-cell table:style-name="ce210" table:formula="of:=VLOOKUP(MID([.BO12];2;1);[.$CL$4:.$CM$19];2;0)" office:value-type="float" office:value="10" calcext:value-type="float">
            <text:p>10</text:p>
          </table:table-cell>
          <table:table-cell table:style-name="ce210" table:formula="of:=VLOOKUP(MID([.BP12];1;1);[.$CL$4:.$CM$19];2;0)" office:value-type="float" office:value="10" calcext:value-type="float">
            <text:p>10</text:p>
          </table:table-cell>
          <table:table-cell table:style-name="ce210" table:formula="of:=VLOOKUP(MID([.BP12];2;1);[.$CL$4:.$CM$19];2;0)" office:value-type="float" office:value="8" calcext:value-type="float">
            <text:p>8</text:p>
          </table:table-cell>
          <table:table-cell table:style-name="ce210"/>
          <table:table-cell table:style-name="ce117" office:value-type="float" office:value="8" calcext:value-type="float">
            <text:p>8</text:p>
          </table:table-cell>
          <table:table-cell table:style-name="ce210" office:value-type="float" office:value="8" calcext:value-type="float">
            <text:p>8</text:p>
          </table:table-cell>
          <table:table-cell table:style-name="ce210"/>
          <table:table-cell table:style-name="ce210" table:formula="of:=VLOOKUP(MID([.BQ12];2;1);[.$CL$4:.$CM$19];2;0)" office:value-type="float" office:value="2" calcext:value-type="float">
            <text:p>2</text:p>
          </table:table-cell>
          <table:table-cell table:style-name="ce210" table:number-columns-repeated="920"/>
        </table:table-row>
        <table:table-row table:style-name="ro1">
          <table:table-cell table:style-name="ce114" office:value-type="float" office:value="9" calcext:value-type="float">
            <text:p>9</text:p>
          </table:table-cell>
          <table:table-cell table:style-name="ce153" office:value-type="float" office:value="9" calcext:value-type="float">
            <text:p>9</text:p>
          </table:table-cell>
          <table:table-cell table:style-name="ce181" office:value-type="string" calcext:value-type="string">
            <text:p>PA</text:p>
          </table:table-cell>
          <table:table-cell table:style-name="ce181" table:formula="of:=MID([.$C$2];[.D$3]+([.$B13]-1)*24;3)" office:value-type="string" office:string-value="37 " calcext:value-type="string">
            <text:p>37 </text:p>
          </table:table-cell>
          <table:table-cell table:style-name="ce181" table:formula="of:=MID([.$C$2];[.E$3]+([.$B13]-1)*24;3)" office:value-type="string" office:string-value="39 " calcext:value-type="string">
            <text:p>39 </text:p>
          </table:table-cell>
          <table:table-cell table:style-name="ce181" table:formula="of:=MID([.$C$2];[.F$3]+([.$B13]-1)*24;3)" office:value-type="string" office:string-value="31 " calcext:value-type="string">
            <text:p>31 </text:p>
          </table:table-cell>
          <table:table-cell table:style-name="ce181" table:formula="of:=MID([.$C$2];[.G$3]+([.$B13]-1)*24;3)" office:value-type="string" office:string-value="49 " calcext:value-type="string">
            <text:p>49 </text:p>
          </table:table-cell>
          <table:table-cell table:style-name="ce181" table:formula="of:=MID([.$C$2];[.H$3]+([.$B13]-1)*24;3)" office:value-type="string" office:string-value="08 " calcext:value-type="string">
            <text:p>08 </text:p>
          </table:table-cell>
          <table:table-cell table:style-name="ce181" table:formula="of:=MID([.$C$2];[.I$3]+([.$B13]-1)*24;3)" office:value-type="string" office:string-value="0B " calcext:value-type="string">
            <text:p>0B </text:p>
          </table:table-cell>
          <table:table-cell table:style-name="ce181" table:formula="of:=MID([.$C$2];[.J$3]+([.$B13]-1)*24;3)" office:value-type="string" office:string-value="08 " calcext:value-type="string">
            <text:p>08 </text:p>
          </table:table-cell>
          <table:table-cell table:style-name="ce181" table:formula="of:=MID([.$C$2];[.K$3]+([.$B13]-1)*24;3)" office:value-type="string" office:string-value="08 " calcext:value-type="string">
            <text:p>08 </text:p>
          </table:table-cell>
          <table:table-cell table:style-name="ce181" table:formula="of:=VLOOKUP(MID([.D13];1;1);[.$CL$4:.$CM$19];2;0)*16+VLOOKUP(MID([.D13];2;1);[.$CL$4:.$CM$19];2;0)" office:value-type="float" office:value="55" calcext:value-type="float">
            <text:p>55</text:p>
          </table:table-cell>
          <table:table-cell table:style-name="ce181" table:formula="of:=VLOOKUP(MID([.E13];1;1);[.$CL$4:.$CM$19];2;0)*16+VLOOKUP(MID([.E13];2;1);[.$CL$4:.$CM$19];2;0)" office:value-type="float" office:value="57" calcext:value-type="float">
            <text:p>57</text:p>
          </table:table-cell>
          <table:table-cell table:style-name="ce181" table:formula="of:=VLOOKUP(MID([.F13];1;1);[.$CL$4:.$CM$19];2;0)*16+VLOOKUP(MID([.F13];2;1);[.$CL$4:.$CM$19];2;0)" office:value-type="float" office:value="49" calcext:value-type="float">
            <text:p>49</text:p>
          </table:table-cell>
          <table:table-cell table:style-name="ce181" table:formula="of:=VLOOKUP(MID([.G13];1;1);[.$CL$4:.$CM$19];2;0)*16+VLOOKUP(MID([.G13];2;1);[.$CL$4:.$CM$19];2;0)" office:value-type="float" office:value="73" calcext:value-type="float">
            <text:p>73</text:p>
          </table:table-cell>
          <table:table-cell table:style-name="ce202" table:formula="of:=VLOOKUP(MID([.H13];1;1);[.$CL$4:.$CM$19];2;0)*16+VLOOKUP(MID([.H13];2;1);[.$CL$4:.$CM$19];2;0)" office:value-type="float" office:value="8" calcext:value-type="float">
            <text:p>8</text:p>
          </table:table-cell>
          <table:table-cell table:style-name="ce203" table:formula="of:=VLOOKUP(MID([.I13];1;1);[.$CL$4:.$CM$19];2;0)*16+VLOOKUP(MID([.I13];2;1);[.$CL$4:.$CM$19];2;0)" office:value-type="float" office:value="11" calcext:value-type="float">
            <text:p>11</text:p>
          </table:table-cell>
          <table:table-cell table:style-name="ce203" table:formula="of:=VLOOKUP(MID([.J13];1;1);[.$CL$4:.$CM$19];2;0)*16+VLOOKUP(MID([.J13];2;1);[.$CL$4:.$CM$19];2;0)" office:value-type="float" office:value="8" calcext:value-type="float">
            <text:p>8</text:p>
          </table:table-cell>
          <table:table-cell table:style-name="ce207" table:formula="of:=VLOOKUP(MID([.K13];1;1);[.$CL$4:.$CM$19];2;0)*16+VLOOKUP(MID([.K13];2;1);[.$CL$4:.$CM$19];2;0)" office:value-type="float" office:value="8" calcext:value-type="float">
            <text:p>8</text:p>
          </table:table-cell>
          <table:table-cell table:style-name="ce207" table:formula="of:=MAX([.P13:.S13])" office:value-type="float" office:value="11" calcext:value-type="float">
            <text:p>11</text:p>
          </table:table-cell>
          <table:table-cell table:style-name="ce202" table:formula="of:=[.L13]/SUM([.$L13:.$O13])" office:value-type="float" office:value="0.235042735042735" calcext:value-type="float">
            <text:p>0.235042735042735</text:p>
          </table:table-cell>
          <table:table-cell table:style-name="ce203" table:formula="of:=[.M13]/SUM([.$L13:.$O13])" office:value-type="float" office:value="0.243589743589744" calcext:value-type="float">
            <text:p>0.243589743589744</text:p>
          </table:table-cell>
          <table:table-cell table:style-name="ce203" table:formula="of:=[.N13]/SUM([.$L13:.$O13])" office:value-type="float" office:value="0.209401709401709" calcext:value-type="float">
            <text:p>0.209401709401709</text:p>
          </table:table-cell>
          <table:table-cell table:style-name="ce207" table:formula="of:=[.O13]/SUM([.$L13:.$O13])" office:value-type="float" office:value="0.311965811965812" calcext:value-type="float">
            <text:p>0.311965811965812</text:p>
          </table:table-cell>
          <table:table-cell table:style-name="ce207" table:formula="of:=[.P13]-[.Q13]" office:value-type="float" office:value="-3" calcext:value-type="float">
            <text:p>-3</text:p>
          </table:table-cell>
          <table:table-cell table:style-name="ce207" table:formula="of:=[.Q13]-[.P13]" office:value-type="float" office:value="3" calcext:value-type="float">
            <text:p>3</text:p>
          </table:table-cell>
          <table:table-cell table:formula="of:=[.$AE13]+[.Y13]*[.$AC$3]*IF(ABS([.Y13])&gt;5;2;1)" office:value-type="float" office:value="46" calcext:value-type="float">
            <text:p>46</text:p>
          </table:table-cell>
          <table:table-cell table:formula="of:=[.$AE13]+[.Z13]*[.$AC$3]*IF(ABS([.Y13])&gt;5;2;1)" office:value-type="float" office:value="52" calcext:value-type="float">
            <text:p>52</text:p>
          </table:table-cell>
          <table:table-cell table:style-name="ce202" table:formula="of:=[.$AC$4] - MID([.$C$2];(3*8*51)+1+([.$B13])*3;3)" office:value-type="float" office:value="2" calcext:value-type="float">
            <text:p>2</text:p>
          </table:table-cell>
          <table:table-cell table:formula="of:=[.$AD$4]+([.$AC$4]-[.AC13])" office:value-type="float" office:value="98" calcext:value-type="float">
            <text:p>98</text:p>
          </table:table-cell>
          <table:table-cell table:formula="of:=[.AD13]/2" office:value-type="float" office:value="49" calcext:value-type="float">
            <text:p>49</text:p>
          </table:table-cell>
          <table:table-cell table:formula="of:=[.AA13]+[.U13]*[.$AC13]" office:value-type="float" office:value="46.4700854700855" calcext:value-type="float">
            <text:p>46.4700854700855</text:p>
          </table:table-cell>
          <table:table-cell table:formula="of:=[.AB13]+[.V13]*[.$AC13]" office:value-type="float" office:value="52.4871794871795" calcext:value-type="float">
            <text:p>52.4871794871795</text:p>
          </table:table-cell>
          <table:table-cell table:style-name="ce208" table:formula="of:=[.AF13]-[.AG13]" office:value-type="float" office:value="-6.01709401709402" calcext:value-type="float">
            <text:p>-6.017</text:p>
          </table:table-cell>
          <table:table-cell table:style-name="ce107" office:value-type="float" office:value="19" calcext:value-type="float">
            <text:p>19</text:p>
          </table:table-cell>
          <table:table-cell table:style-name="ce203" table:formula="of:=([.$AI13]-2)*([.AF13]/100)" office:value-type="float" office:value="7.89991452991453" calcext:value-type="float">
            <text:p>7.89991452991453</text:p>
          </table:table-cell>
          <table:table-cell table:style-name="ce203" table:formula="of:=([.$AI13]-2)*([.AG13]/100)" office:value-type="float" office:value="8.92282051282051" calcext:value-type="float">
            <text:p>8.92282051282051</text:p>
          </table:table-cell>
          <table:table-cell table:style-name="ce203" table:formula="of:=IF([.AF13]&gt;[.AG13];[.AI13];0)" office:value-type="float" office:value="0" calcext:value-type="float">
            <text:p>0</text:p>
          </table:table-cell>
          <table:table-cell table:style-name="ce203" table:formula="of:=IF([.AG13]&gt;[.AF13];[.AI13];0)" office:value-type="float" office:value="19" calcext:value-type="float">
            <text:p>19</text:p>
          </table:table-cell>
          <table:table-cell table:style-name="ce203" table:number-columns-repeated="8"/>
          <table:table-cell table:style-name="ce114" office:value-type="float" office:value="9" calcext:value-type="float">
            <text:p>9</text:p>
          </table:table-cell>
          <table:table-cell table:style-name="ce153" office:value-type="float" office:value="9" calcext:value-type="float">
            <text:p>9</text:p>
          </table:table-cell>
          <table:table-cell table:style-name="ce181" office:value-type="string" calcext:value-type="string">
            <text:p>PA</text:p>
          </table:table-cell>
          <table:table-cell table:style-name="ce210"/>
          <table:table-cell table:style-name="ce222" table:formula="of:=MID([.$C$1];[.AZ$3]+([.$B13]-1)*21+([.$AY$5]-1)*1071;3)" office:value-type="string" office:string-value="0C " calcext:value-type="string">
            <text:p>0C </text:p>
          </table:table-cell>
          <table:table-cell table:style-name="ce222" table:formula="of:=MID([.$C$1];[.BA$3]+([.$B13]-1)*21+([.$AY$5]-1)*1071;3)" office:value-type="string" office:string-value="10 " calcext:value-type="string">
            <text:p>10 </text:p>
          </table:table-cell>
          <table:table-cell table:style-name="ce222" table:formula="of:=MID([.$C$1];[.BB$3]+([.$B13]-1)*21+([.$AY$5]-1)*1071;3)" office:value-type="string" office:string-value="0D " calcext:value-type="string">
            <text:p>0D </text:p>
          </table:table-cell>
          <table:table-cell table:style-name="ce222" table:formula="of:=MID([.$C$1];[.BC$3]+([.$B13]-1)*21+([.$AY$5]-1)*1071;3)" office:value-type="string" office:string-value="0D " calcext:value-type="string">
            <text:p>0D </text:p>
          </table:table-cell>
          <table:table-cell table:style-name="ce222" table:formula="of:=MID([.$C$1];[.BD$3]+([.$B13]-1)*21+([.$AY$5]-1)*1071;3)" office:value-type="string" office:string-value="8A " calcext:value-type="string">
            <text:p>8A </text:p>
          </table:table-cell>
          <table:table-cell table:style-name="ce222" table:formula="of:=MID([.$C$1];[.BE$3]+([.$B13]-1)*21+([.$AY$5]-1)*1071;3)" office:value-type="string" office:string-value="88 " calcext:value-type="string">
            <text:p>88 </text:p>
          </table:table-cell>
          <table:table-cell table:style-name="ce222" table:formula="of:=MID([.$C$1];[.BF$3]+([.$B13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3"/>
          <table:table-cell table:style-name="ce117"/>
          <table:table-cell table:style-name="ce210"/>
          <table:table-cell table:style-name="ce223" table:formula="of:=MID([.$C$1];[.BK$3]+([.$B13]-1)*21+([.$BJ$5]-1)*1071;3)" office:value-type="string" office:string-value="1C " calcext:value-type="string">
            <text:p>1C </text:p>
          </table:table-cell>
          <table:table-cell table:style-name="ce223" table:formula="of:=MID([.$C$1];[.BL$3]+([.$B13]-1)*21+([.$BJ$5]-1)*1071;3)" office:value-type="string" office:string-value="20 " calcext:value-type="string">
            <text:p>20 </text:p>
          </table:table-cell>
          <table:table-cell table:style-name="ce223" table:formula="of:=MID([.$C$1];[.BM$3]+([.$B13]-1)*21+([.$BJ$5]-1)*1071;3)" office:value-type="string" office:string-value="1D " calcext:value-type="string">
            <text:p>1D </text:p>
          </table:table-cell>
          <table:table-cell table:style-name="ce223" table:formula="of:=MID([.$C$1];[.BN$3]+([.$B13]-1)*21+([.$BJ$5]-1)*1071;3)" office:value-type="string" office:string-value="1D " calcext:value-type="string">
            <text:p>1D </text:p>
          </table:table-cell>
          <table:table-cell table:style-name="ce223" table:formula="of:=MID([.$C$1];[.BO$3]+([.$B13]-1)*21+([.$BJ$5]-1)*1071;3)" office:value-type="string" office:string-value="8A " calcext:value-type="string">
            <text:p>8A </text:p>
          </table:table-cell>
          <table:table-cell table:style-name="ce223" table:formula="of:=MID([.$C$1];[.BP$3]+([.$B13]-1)*21+([.$BJ$5]-1)*1071;3)" office:value-type="string" office:string-value="88 " calcext:value-type="string">
            <text:p>88 </text:p>
          </table:table-cell>
          <table:table-cell table:style-name="ce223" table:formula="of:=MID([.$C$1];[.BQ$3]+([.$B13]-1)*21+([.$BJ$5]-1)*1071;3)" office:value-type="string" office:string-value="08 " calcext:value-type="string">
            <text:p>08 </text:p>
          </table:table-cell>
          <table:table-cell table:style-name="ce210"/>
          <table:table-cell table:style-name="ce210" table:formula="of:=VLOOKUP(MID([.AZ13];1;1);[.$CL$4:.$CM$19];2;0)*16+VLOOKUP(MID([.AZ13];2;1);[.$CL$4:.$CM$19];2;0)" office:value-type="float" office:value="12" calcext:value-type="float">
            <text:p>12</text:p>
          </table:table-cell>
          <table:table-cell table:style-name="ce210" table:formula="of:=VLOOKUP(MID([.BA13];1;1);[.$CL$4:.$CM$19];2;0)*16+VLOOKUP(MID([.BA13];2;1);[.$CL$4:.$CM$19];2;0)" office:value-type="float" office:value="16" calcext:value-type="float">
            <text:p>16</text:p>
          </table:table-cell>
          <table:table-cell table:style-name="ce210" table:formula="of:=VLOOKUP(MID([.BB13];1;1);[.$CL$4:.$CM$19];2;0)*16+VLOOKUP(MID([.BB13];2;1);[.$CL$4:.$CM$19];2;0)" office:value-type="float" office:value="13" calcext:value-type="float">
            <text:p>13</text:p>
          </table:table-cell>
          <table:table-cell table:style-name="ce210" table:formula="of:=VLOOKUP(MID([.BC13];1;1);[.$CL$4:.$CM$19];2;0)*16+VLOOKUP(MID([.BC13];2;1);[.$CL$4:.$CM$19];2;0)" office:value-type="float" office:value="13" calcext:value-type="float">
            <text:p>13</text:p>
          </table:table-cell>
          <table:table-cell table:style-name="ce210" table:formula="of:=VLOOKUP(MID([.BD13];1;1);[.$CL$4:.$CM$19];2;0)" office:value-type="float" office:value="8" calcext:value-type="float">
            <text:p>8</text:p>
          </table:table-cell>
          <table:table-cell table:style-name="ce210" table:formula="of:=VLOOKUP(MID([.BD13];2;1);[.$CL$4:.$CM$19];2;0)" office:value-type="float" office:value="10" calcext:value-type="float">
            <text:p>10</text:p>
          </table:table-cell>
          <table:table-cell table:style-name="ce210" table:formula="of:=VLOOKUP(MID([.BE13];1;1);[.$CL$4:.$CM$19];2;0)" office:value-type="float" office:value="8" calcext:value-type="float">
            <text:p>8</text:p>
          </table:table-cell>
          <table:table-cell table:style-name="ce210" table:formula="of:=VLOOKUP(MID([.BE13];2;1);[.$CL$4:.$CM$19];2;0)" office:value-type="float" office:value="8" calcext:value-type="float">
            <text:p>8</text:p>
          </table:table-cell>
          <table:table-cell table:style-name="ce210" table:formula="of:=VLOOKUP(MID([.BF13];2;1);[.$CL$4:.$CM$19];2;0)" office:value-type="float" office:value="0" calcext:value-type="float">
            <text:p>0</text:p>
          </table:table-cell>
          <table:table-cell table:style-name="ce210"/>
          <table:table-cell table:style-name="ce210" table:formula="of:=VLOOKUP(MID([.BK13];1;1);[.$CL$4:.$CM$19];2;0)*16+VLOOKUP(MID([.BK13];2;1);[.$CL$4:.$CM$19];2;0)" office:value-type="float" office:value="28" calcext:value-type="float">
            <text:p>28</text:p>
          </table:table-cell>
          <table:table-cell table:style-name="ce210" table:formula="of:=VLOOKUP(MID([.BL13];1;1);[.$CL$4:.$CM$19];2;0)*16+VLOOKUP(MID([.BL13];2;1);[.$CL$4:.$CM$19];2;0)" office:value-type="float" office:value="32" calcext:value-type="float">
            <text:p>32</text:p>
          </table:table-cell>
          <table:table-cell table:style-name="ce210" table:formula="of:=VLOOKUP(MID([.BM13];1;1);[.$CL$4:.$CM$19];2;0)*16+VLOOKUP(MID([.BM13];2;1);[.$CL$4:.$CM$19];2;0)" office:value-type="float" office:value="29" calcext:value-type="float">
            <text:p>29</text:p>
          </table:table-cell>
          <table:table-cell table:style-name="ce210" table:formula="of:=VLOOKUP(MID([.BN13];1;1);[.$CL$4:.$CM$19];2;0)*16+VLOOKUP(MID([.BN13];2;1);[.$CL$4:.$CM$19];2;0)" office:value-type="float" office:value="29" calcext:value-type="float">
            <text:p>29</text:p>
          </table:table-cell>
          <table:table-cell table:style-name="ce210" table:formula="of:=VLOOKUP(MID([.BO13];1;1);[.$CL$4:.$CM$19];2;0)" office:value-type="float" office:value="8" calcext:value-type="float">
            <text:p>8</text:p>
          </table:table-cell>
          <table:table-cell table:style-name="ce210" table:formula="of:=VLOOKUP(MID([.BO13];2;1);[.$CL$4:.$CM$19];2;0)" office:value-type="float" office:value="10" calcext:value-type="float">
            <text:p>10</text:p>
          </table:table-cell>
          <table:table-cell table:style-name="ce210" table:formula="of:=VLOOKUP(MID([.BP13];1;1);[.$CL$4:.$CM$19];2;0)" office:value-type="float" office:value="8" calcext:value-type="float">
            <text:p>8</text:p>
          </table:table-cell>
          <table:table-cell table:style-name="ce210" table:formula="of:=VLOOKUP(MID([.BP13];2;1);[.$CL$4:.$CM$19];2;0)" office:value-type="float" office:value="8" calcext:value-type="float">
            <text:p>8</text:p>
          </table:table-cell>
          <table:table-cell table:style-name="ce210"/>
          <table:table-cell table:style-name="ce117" office:value-type="float" office:value="9" calcext:value-type="float">
            <text:p>9</text:p>
          </table:table-cell>
          <table:table-cell table:style-name="ce210" office:value-type="float" office:value="9" calcext:value-type="float">
            <text:p>9</text:p>
          </table:table-cell>
          <table:table-cell table:style-name="ce210"/>
          <table:table-cell table:style-name="ce210" table:formula="of:=VLOOKUP(MID([.BQ13];2;1);[.$CL$4:.$CM$19];2;0)" office:value-type="float" office:value="8" calcext:value-type="float">
            <text:p>8</text:p>
          </table:table-cell>
          <table:table-cell table:style-name="ce210" table:number-columns-repeated="920"/>
        </table:table-row>
        <table:table-row table:style-name="ro1">
          <table:table-cell table:style-name="ce114" office:value-type="string" calcext:value-type="string">
            <text:p>0A</text:p>
          </table:table-cell>
          <table:table-cell table:style-name="ce161" office:value-type="float" office:value="10" calcext:value-type="float">
            <text:p>10</text:p>
          </table:table-cell>
          <table:table-cell table:style-name="ce183" office:value-type="string" calcext:value-type="string">
            <text:p>OH</text:p>
          </table:table-cell>
          <table:table-cell table:style-name="ce183" table:formula="of:=MID([.$C$2];[.D$3]+([.$B14]-1)*24;3)" office:value-type="string" office:string-value="AF " calcext:value-type="string">
            <text:p>AF </text:p>
          </table:table-cell>
          <table:table-cell table:style-name="ce183" table:formula="of:=MID([.$C$2];[.E$3]+([.$B14]-1)*24;3)" office:value-type="string" office:string-value="33 " calcext:value-type="string">
            <text:p>33 </text:p>
          </table:table-cell>
          <table:table-cell table:style-name="ce183" table:formula="of:=MID([.$C$2];[.F$3]+([.$B14]-1)*24;3)" office:value-type="string" office:string-value="C1 " calcext:value-type="string">
            <text:p>C1 </text:p>
          </table:table-cell>
          <table:table-cell table:style-name="ce183" table:formula="of:=MID([.$C$2];[.G$3]+([.$B14]-1)*24;3)" office:value-type="string" office:string-value="C8 " calcext:value-type="string">
            <text:p>C8 </text:p>
          </table:table-cell>
          <table:table-cell table:style-name="ce183" table:formula="of:=MID([.$C$2];[.H$3]+([.$B14]-1)*24;3)" office:value-type="string" office:string-value="0A " calcext:value-type="string">
            <text:p>0A </text:p>
          </table:table-cell>
          <table:table-cell table:style-name="ce183" table:formula="of:=MID([.$C$2];[.I$3]+([.$B14]-1)*24;3)" office:value-type="string" office:string-value="08 " calcext:value-type="string">
            <text:p>08 </text:p>
          </table:table-cell>
          <table:table-cell table:style-name="ce183" table:formula="of:=MID([.$C$2];[.J$3]+([.$B14]-1)*24;3)" office:value-type="string" office:string-value="0B " calcext:value-type="string">
            <text:p>0B </text:p>
          </table:table-cell>
          <table:table-cell table:style-name="ce183" table:formula="of:=MID([.$C$2];[.K$3]+([.$B14]-1)*24;3)" office:value-type="string" office:string-value="0C " calcext:value-type="string">
            <text:p>0C </text:p>
          </table:table-cell>
          <table:table-cell table:style-name="ce183" table:formula="of:=VLOOKUP(MID([.D14];1;1);[.$CL$4:.$CM$19];2;0)*16+VLOOKUP(MID([.D14];2;1);[.$CL$4:.$CM$19];2;0)" office:value-type="float" office:value="175" calcext:value-type="float">
            <text:p>175</text:p>
          </table:table-cell>
          <table:table-cell table:style-name="ce183" table:formula="of:=VLOOKUP(MID([.E14];1;1);[.$CL$4:.$CM$19];2;0)*16+VLOOKUP(MID([.E14];2;1);[.$CL$4:.$CM$19];2;0)" office:value-type="float" office:value="51" calcext:value-type="float">
            <text:p>51</text:p>
          </table:table-cell>
          <table:table-cell table:style-name="ce183" table:formula="of:=VLOOKUP(MID([.F14];1;1);[.$CL$4:.$CM$19];2;0)*16+VLOOKUP(MID([.F14];2;1);[.$CL$4:.$CM$19];2;0)" office:value-type="float" office:value="193" calcext:value-type="float">
            <text:p>193</text:p>
          </table:table-cell>
          <table:table-cell table:style-name="ce183" table:formula="of:=VLOOKUP(MID([.G14];1;1);[.$CL$4:.$CM$19];2;0)*16+VLOOKUP(MID([.G14];2;1);[.$CL$4:.$CM$19];2;0)" office:value-type="float" office:value="200" calcext:value-type="float">
            <text:p>200</text:p>
          </table:table-cell>
          <table:table-cell table:style-name="ce202" table:formula="of:=VLOOKUP(MID([.H14];1;1);[.$CL$4:.$CM$19];2;0)*16+VLOOKUP(MID([.H14];2;1);[.$CL$4:.$CM$19];2;0)" office:value-type="float" office:value="10" calcext:value-type="float">
            <text:p>10</text:p>
          </table:table-cell>
          <table:table-cell table:style-name="ce203" table:formula="of:=VLOOKUP(MID([.I14];1;1);[.$CL$4:.$CM$19];2;0)*16+VLOOKUP(MID([.I14];2;1);[.$CL$4:.$CM$19];2;0)" office:value-type="float" office:value="8" calcext:value-type="float">
            <text:p>8</text:p>
          </table:table-cell>
          <table:table-cell table:style-name="ce203" table:formula="of:=VLOOKUP(MID([.J14];1;1);[.$CL$4:.$CM$19];2;0)*16+VLOOKUP(MID([.J14];2;1);[.$CL$4:.$CM$19];2;0)" office:value-type="float" office:value="11" calcext:value-type="float">
            <text:p>11</text:p>
          </table:table-cell>
          <table:table-cell table:style-name="ce207" table:formula="of:=VLOOKUP(MID([.K14];1;1);[.$CL$4:.$CM$19];2;0)*16+VLOOKUP(MID([.K14];2;1);[.$CL$4:.$CM$19];2;0)" office:value-type="float" office:value="12" calcext:value-type="float">
            <text:p>12</text:p>
          </table:table-cell>
          <table:table-cell table:style-name="ce207" table:formula="of:=MAX([.P14:.S14])" office:value-type="float" office:value="12" calcext:value-type="float">
            <text:p>12</text:p>
          </table:table-cell>
          <table:table-cell table:style-name="ce202" table:formula="of:=[.L14]/SUM([.$L14:.$O14])" office:value-type="float" office:value="0.282714054927302" calcext:value-type="float">
            <text:p>0.282714054927302</text:p>
          </table:table-cell>
          <table:table-cell table:style-name="ce203" table:formula="of:=[.M14]/SUM([.$L14:.$O14])" office:value-type="float" office:value="0.0823909531502423" calcext:value-type="float">
            <text:p>0.0823909531502423</text:p>
          </table:table-cell>
          <table:table-cell table:style-name="ce203" table:formula="of:=[.N14]/SUM([.$L14:.$O14])" office:value-type="float" office:value="0.311793214862682" calcext:value-type="float">
            <text:p>0.311793214862682</text:p>
          </table:table-cell>
          <table:table-cell table:style-name="ce207" table:formula="of:=[.O14]/SUM([.$L14:.$O14])" office:value-type="float" office:value="0.323101777059774" calcext:value-type="float">
            <text:p>0.323101777059774</text:p>
          </table:table-cell>
          <table:table-cell table:style-name="ce207" table:formula="of:=[.P14]-[.Q14]" office:value-type="float" office:value="2" calcext:value-type="float">
            <text:p>2</text:p>
          </table:table-cell>
          <table:table-cell table:style-name="ce207" table:formula="of:=[.Q14]-[.P14]" office:value-type="float" office:value="-2" calcext:value-type="float">
            <text:p>-2</text:p>
          </table:table-cell>
          <table:table-cell table:formula="of:=[.$AE14]+[.Y14]*[.$AC$3]*IF(ABS([.Y14])&gt;5;2;1)" office:value-type="float" office:value="47" calcext:value-type="float">
            <text:p>47</text:p>
          </table:table-cell>
          <table:table-cell table:formula="of:=[.$AE14]+[.Z14]*[.$AC$3]*IF(ABS([.Y14])&gt;5;2;1)" office:value-type="float" office:value="43" calcext:value-type="float">
            <text:p>43</text:p>
          </table:table-cell>
          <table:table-cell table:style-name="ce202" table:formula="of:=[.$AC$4] - MID([.$C$2];(3*8*51)+1+([.$B14])*3;3)" office:value-type="float" office:value="10" calcext:value-type="float">
            <text:p>10</text:p>
          </table:table-cell>
          <table:table-cell table:formula="of:=[.$AD$4]+([.$AC$4]-[.AC14])" office:value-type="float" office:value="90" calcext:value-type="float">
            <text:p>90</text:p>
          </table:table-cell>
          <table:table-cell table:formula="of:=[.AD14]/2" office:value-type="float" office:value="45" calcext:value-type="float">
            <text:p>45</text:p>
          </table:table-cell>
          <table:table-cell table:formula="of:=[.AA14]+[.U14]*[.$AC14]" office:value-type="float" office:value="49.827140549273" calcext:value-type="float">
            <text:p>49.827140549273</text:p>
          </table:table-cell>
          <table:table-cell table:formula="of:=[.AB14]+[.V14]*[.$AC14]" office:value-type="float" office:value="43.8239095315024" calcext:value-type="float">
            <text:p>43.8239095315024</text:p>
          </table:table-cell>
          <table:table-cell table:style-name="ce208" table:formula="of:=[.AF14]-[.AG14]" office:value-type="float" office:value="6.0032310177706" calcext:value-type="float">
            <text:p>6.003</text:p>
          </table:table-cell>
          <table:table-cell table:style-name="ce107" office:value-type="float" office:value="17" calcext:value-type="float">
            <text:p>17</text:p>
          </table:table-cell>
          <table:table-cell table:style-name="ce203" table:formula="of:=([.$AI14]-2)*([.AF14]/100)" office:value-type="float" office:value="7.47407108239095" calcext:value-type="float">
            <text:p>7.47407108239095</text:p>
          </table:table-cell>
          <table:table-cell table:style-name="ce203" table:formula="of:=([.$AI14]-2)*([.AG14]/100)" office:value-type="float" office:value="6.57358642972536" calcext:value-type="float">
            <text:p>6.57358642972536</text:p>
          </table:table-cell>
          <table:table-cell table:style-name="ce203" table:formula="of:=IF([.AF14]&gt;[.AG14];[.AI14];0)" office:value-type="float" office:value="17" calcext:value-type="float">
            <text:p>17</text:p>
          </table:table-cell>
          <table:table-cell table:style-name="ce203" table:formula="of:=IF([.AG14]&gt;[.AF14];[.AI14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0A</text:p>
          </table:table-cell>
          <table:table-cell table:style-name="ce161" office:value-type="float" office:value="10" calcext:value-type="float">
            <text:p>10</text:p>
          </table:table-cell>
          <table:table-cell table:style-name="ce183" office:value-type="string" calcext:value-type="string">
            <text:p>OH</text:p>
          </table:table-cell>
          <table:table-cell table:style-name="ce211"/>
          <table:table-cell table:style-name="ce222" table:formula="of:=MID([.$C$1];[.AZ$3]+([.$B14]-1)*21+([.$AY$5]-1)*1071;3)" office:value-type="string" office:string-value="0D " calcext:value-type="string">
            <text:p>0D </text:p>
          </table:table-cell>
          <table:table-cell table:style-name="ce222" table:formula="of:=MID([.$C$1];[.BA$3]+([.$B14]-1)*21+([.$AY$5]-1)*1071;3)" office:value-type="string" office:string-value="0D " calcext:value-type="string">
            <text:p>0D </text:p>
          </table:table-cell>
          <table:table-cell table:style-name="ce222" table:formula="of:=MID([.$C$1];[.BB$3]+([.$B14]-1)*21+([.$AY$5]-1)*1071;3)" office:value-type="string" office:string-value="0E " calcext:value-type="string">
            <text:p>0E </text:p>
          </table:table-cell>
          <table:table-cell table:style-name="ce222" table:formula="of:=MID([.$C$1];[.BC$3]+([.$B14]-1)*21+([.$AY$5]-1)*1071;3)" office:value-type="string" office:string-value="0F " calcext:value-type="string">
            <text:p>0F </text:p>
          </table:table-cell>
          <table:table-cell table:style-name="ce222" table:formula="of:=MID([.$C$1];[.BD$3]+([.$B14]-1)*21+([.$AY$5]-1)*1071;3)" office:value-type="string" office:string-value="98 " calcext:value-type="string">
            <text:p>98 </text:p>
          </table:table-cell>
          <table:table-cell table:style-name="ce222" table:formula="of:=MID([.$C$1];[.BE$3]+([.$B14]-1)*21+([.$AY$5]-1)*1071;3)" office:value-type="string" office:string-value="99 " calcext:value-type="string">
            <text:p>99 </text:p>
          </table:table-cell>
          <table:table-cell table:style-name="ce222" table:formula="of:=MID([.$C$1];[.BF$3]+([.$B14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4"/>
          <table:table-cell table:style-name="ce118"/>
          <table:table-cell table:style-name="ce211"/>
          <table:table-cell table:style-name="ce224" table:formula="of:=MID([.$C$1];[.BK$3]+([.$B14]-1)*21+([.$BJ$5]-1)*1071;3)" office:value-type="string" office:string-value="A1 " calcext:value-type="string">
            <text:p>A1 </text:p>
          </table:table-cell>
          <table:table-cell table:style-name="ce224" table:formula="of:=MID([.$C$1];[.BL$3]+([.$B14]-1)*21+([.$BJ$5]-1)*1071;3)" office:value-type="string" office:string-value="1D " calcext:value-type="string">
            <text:p>1D </text:p>
          </table:table-cell>
          <table:table-cell table:style-name="ce224" table:formula="of:=MID([.$C$1];[.BM$3]+([.$B14]-1)*21+([.$BJ$5]-1)*1071;3)" office:value-type="string" office:string-value="AF " calcext:value-type="string">
            <text:p>AF </text:p>
          </table:table-cell>
          <table:table-cell table:style-name="ce224" table:formula="of:=MID([.$C$1];[.BN$3]+([.$B14]-1)*21+([.$BJ$5]-1)*1071;3)" office:value-type="string" office:string-value="C2 " calcext:value-type="string">
            <text:p>C2 </text:p>
          </table:table-cell>
          <table:table-cell table:style-name="ce224" table:formula="of:=MID([.$C$1];[.BO$3]+([.$B14]-1)*21+([.$BJ$5]-1)*1071;3)" office:value-type="string" office:string-value="A8 " calcext:value-type="string">
            <text:p>A8 </text:p>
          </table:table-cell>
          <table:table-cell table:style-name="ce224" table:formula="of:=MID([.$C$1];[.BP$3]+([.$B14]-1)*21+([.$BJ$5]-1)*1071;3)" office:value-type="string" office:string-value="AB " calcext:value-type="string">
            <text:p>AB </text:p>
          </table:table-cell>
          <table:table-cell table:style-name="ce224" table:formula="of:=MID([.$C$1];[.BQ$3]+([.$B14]-1)*21+([.$BJ$5]-1)*1071;3)" office:value-type="string" office:string-value="00 " calcext:value-type="string">
            <text:p>00 </text:p>
          </table:table-cell>
          <table:table-cell table:style-name="ce211"/>
          <table:table-cell table:style-name="ce211" table:formula="of:=VLOOKUP(MID([.AZ14];1;1);[.$CL$4:.$CM$19];2;0)*16+VLOOKUP(MID([.AZ14];2;1);[.$CL$4:.$CM$19];2;0)" office:value-type="float" office:value="13" calcext:value-type="float">
            <text:p>13</text:p>
          </table:table-cell>
          <table:table-cell table:style-name="ce211" table:formula="of:=VLOOKUP(MID([.BA14];1;1);[.$CL$4:.$CM$19];2;0)*16+VLOOKUP(MID([.BA14];2;1);[.$CL$4:.$CM$19];2;0)" office:value-type="float" office:value="13" calcext:value-type="float">
            <text:p>13</text:p>
          </table:table-cell>
          <table:table-cell table:style-name="ce211" table:formula="of:=VLOOKUP(MID([.BB14];1;1);[.$CL$4:.$CM$19];2;0)*16+VLOOKUP(MID([.BB14];2;1);[.$CL$4:.$CM$19];2;0)" office:value-type="float" office:value="14" calcext:value-type="float">
            <text:p>14</text:p>
          </table:table-cell>
          <table:table-cell table:style-name="ce211" table:formula="of:=VLOOKUP(MID([.BC14];1;1);[.$CL$4:.$CM$19];2;0)*16+VLOOKUP(MID([.BC14];2;1);[.$CL$4:.$CM$19];2;0)" office:value-type="float" office:value="15" calcext:value-type="float">
            <text:p>15</text:p>
          </table:table-cell>
          <table:table-cell table:style-name="ce211" table:formula="of:=VLOOKUP(MID([.BD14];1;1);[.$CL$4:.$CM$19];2;0)" office:value-type="float" office:value="9" calcext:value-type="float">
            <text:p>9</text:p>
          </table:table-cell>
          <table:table-cell table:style-name="ce211" table:formula="of:=VLOOKUP(MID([.BD14];2;1);[.$CL$4:.$CM$19];2;0)" office:value-type="float" office:value="8" calcext:value-type="float">
            <text:p>8</text:p>
          </table:table-cell>
          <table:table-cell table:style-name="ce211" table:formula="of:=VLOOKUP(MID([.BE14];1;1);[.$CL$4:.$CM$19];2;0)" office:value-type="float" office:value="9" calcext:value-type="float">
            <text:p>9</text:p>
          </table:table-cell>
          <table:table-cell table:style-name="ce211" table:formula="of:=VLOOKUP(MID([.BE14];2;1);[.$CL$4:.$CM$19];2;0)" office:value-type="float" office:value="9" calcext:value-type="float">
            <text:p>9</text:p>
          </table:table-cell>
          <table:table-cell table:style-name="ce211" table:formula="of:=VLOOKUP(MID([.BF14];2;1);[.$CL$4:.$CM$19];2;0)" office:value-type="float" office:value="0" calcext:value-type="float">
            <text:p>0</text:p>
          </table:table-cell>
          <table:table-cell table:style-name="ce211"/>
          <table:table-cell table:style-name="ce211" table:formula="of:=VLOOKUP(MID([.BK14];1;1);[.$CL$4:.$CM$19];2;0)*16+VLOOKUP(MID([.BK14];2;1);[.$CL$4:.$CM$19];2;0)" office:value-type="float" office:value="161" calcext:value-type="float">
            <text:p>161</text:p>
          </table:table-cell>
          <table:table-cell table:style-name="ce211" table:formula="of:=VLOOKUP(MID([.BL14];1;1);[.$CL$4:.$CM$19];2;0)*16+VLOOKUP(MID([.BL14];2;1);[.$CL$4:.$CM$19];2;0)" office:value-type="float" office:value="29" calcext:value-type="float">
            <text:p>29</text:p>
          </table:table-cell>
          <table:table-cell table:style-name="ce211" table:formula="of:=VLOOKUP(MID([.BM14];1;1);[.$CL$4:.$CM$19];2;0)*16+VLOOKUP(MID([.BM14];2;1);[.$CL$4:.$CM$19];2;0)" office:value-type="float" office:value="175" calcext:value-type="float">
            <text:p>175</text:p>
          </table:table-cell>
          <table:table-cell table:style-name="ce211" table:formula="of:=VLOOKUP(MID([.BN14];1;1);[.$CL$4:.$CM$19];2;0)*16+VLOOKUP(MID([.BN14];2;1);[.$CL$4:.$CM$19];2;0)" office:value-type="float" office:value="194" calcext:value-type="float">
            <text:p>194</text:p>
          </table:table-cell>
          <table:table-cell table:style-name="ce211" table:formula="of:=VLOOKUP(MID([.BO14];1;1);[.$CL$4:.$CM$19];2;0)" office:value-type="float" office:value="10" calcext:value-type="float">
            <text:p>10</text:p>
          </table:table-cell>
          <table:table-cell table:style-name="ce211" table:formula="of:=VLOOKUP(MID([.BO14];2;1);[.$CL$4:.$CM$19];2;0)" office:value-type="float" office:value="8" calcext:value-type="float">
            <text:p>8</text:p>
          </table:table-cell>
          <table:table-cell table:style-name="ce211" table:formula="of:=VLOOKUP(MID([.BP14];1;1);[.$CL$4:.$CM$19];2;0)" office:value-type="float" office:value="10" calcext:value-type="float">
            <text:p>10</text:p>
          </table:table-cell>
          <table:table-cell table:style-name="ce211" table:formula="of:=VLOOKUP(MID([.BP14];2;1);[.$CL$4:.$CM$19];2;0)" office:value-type="float" office:value="11" calcext:value-type="float">
            <text:p>11</text:p>
          </table:table-cell>
          <table:table-cell table:style-name="ce211"/>
          <table:table-cell table:style-name="ce118" office:value-type="string" calcext:value-type="string">
            <text:p>A</text:p>
          </table:table-cell>
          <table:table-cell table:style-name="ce211" office:value-type="float" office:value="10" calcext:value-type="float">
            <text:p>10</text:p>
          </table:table-cell>
          <table:table-cell table:style-name="ce211"/>
          <table:table-cell table:style-name="ce211" table:formula="of:=VLOOKUP(MID([.BQ14];2;1);[.$CL$4:.$CM$19];2;0)" office:value-type="float" office:value="0" calcext:value-type="float">
            <text:p>0</text:p>
          </table:table-cell>
          <table:table-cell table:style-name="ce211" table:number-columns-repeated="920"/>
        </table:table-row>
        <table:table-row table:style-name="ro1">
          <table:table-cell table:style-name="ce114" office:value-type="string" calcext:value-type="string">
            <text:p>0B</text:p>
          </table:table-cell>
          <table:table-cell table:style-name="ce161" office:value-type="float" office:value="11" calcext:value-type="float">
            <text:p>11</text:p>
          </table:table-cell>
          <table:table-cell table:style-name="ce183" office:value-type="string" calcext:value-type="string">
            <text:p>IN</text:p>
          </table:table-cell>
          <table:table-cell table:style-name="ce183" table:formula="of:=MID([.$C$2];[.D$3]+([.$B15]-1)*24;3)" office:value-type="string" office:string-value="8C " calcext:value-type="string">
            <text:p>8C </text:p>
          </table:table-cell>
          <table:table-cell table:style-name="ce183" table:formula="of:=MID([.$C$2];[.E$3]+([.$B15]-1)*24;3)" office:value-type="string" office:string-value="AD " calcext:value-type="string">
            <text:p>AD </text:p>
          </table:table-cell>
          <table:table-cell table:style-name="ce183" table:formula="of:=MID([.$C$2];[.F$3]+([.$B15]-1)*24;3)" office:value-type="string" office:string-value="47 " calcext:value-type="string">
            <text:p>47 </text:p>
          </table:table-cell>
          <table:table-cell table:style-name="ce183" table:formula="of:=MID([.$C$2];[.G$3]+([.$B15]-1)*24;3)" office:value-type="string" office:string-value="BF " calcext:value-type="string">
            <text:p>BF </text:p>
          </table:table-cell>
          <table:table-cell table:style-name="ce183" table:formula="of:=MID([.$C$2];[.H$3]+([.$B15]-1)*24;3)" office:value-type="string" office:string-value="0A " calcext:value-type="string">
            <text:p>0A </text:p>
          </table:table-cell>
          <table:table-cell table:style-name="ce183" table:formula="of:=MID([.$C$2];[.I$3]+([.$B15]-1)*24;3)" office:value-type="string" office:string-value="0A " calcext:value-type="string">
            <text:p>0A </text:p>
          </table:table-cell>
          <table:table-cell table:style-name="ce183" table:formula="of:=MID([.$C$2];[.J$3]+([.$B15]-1)*24;3)" office:value-type="string" office:string-value="08 " calcext:value-type="string">
            <text:p>08 </text:p>
          </table:table-cell>
          <table:table-cell table:style-name="ce183" table:formula="of:=MID([.$C$2];[.K$3]+([.$B15]-1)*24;3)" office:value-type="string" office:string-value="0A " calcext:value-type="string">
            <text:p>0A </text:p>
          </table:table-cell>
          <table:table-cell table:style-name="ce183" table:formula="of:=VLOOKUP(MID([.D15];1;1);[.$CL$4:.$CM$19];2;0)*16+VLOOKUP(MID([.D15];2;1);[.$CL$4:.$CM$19];2;0)" office:value-type="float" office:value="140" calcext:value-type="float">
            <text:p>140</text:p>
          </table:table-cell>
          <table:table-cell table:style-name="ce183" table:formula="of:=VLOOKUP(MID([.E15];1;1);[.$CL$4:.$CM$19];2;0)*16+VLOOKUP(MID([.E15];2;1);[.$CL$4:.$CM$19];2;0)" office:value-type="float" office:value="173" calcext:value-type="float">
            <text:p>173</text:p>
          </table:table-cell>
          <table:table-cell table:style-name="ce183" table:formula="of:=VLOOKUP(MID([.F15];1;1);[.$CL$4:.$CM$19];2;0)*16+VLOOKUP(MID([.F15];2;1);[.$CL$4:.$CM$19];2;0)" office:value-type="float" office:value="71" calcext:value-type="float">
            <text:p>71</text:p>
          </table:table-cell>
          <table:table-cell table:style-name="ce183" table:formula="of:=VLOOKUP(MID([.G15];1;1);[.$CL$4:.$CM$19];2;0)*16+VLOOKUP(MID([.G15];2;1);[.$CL$4:.$CM$19];2;0)" office:value-type="float" office:value="191" calcext:value-type="float">
            <text:p>191</text:p>
          </table:table-cell>
          <table:table-cell table:style-name="ce202" table:formula="of:=VLOOKUP(MID([.H15];1;1);[.$CL$4:.$CM$19];2;0)*16+VLOOKUP(MID([.H15];2;1);[.$CL$4:.$CM$19];2;0)" office:value-type="float" office:value="10" calcext:value-type="float">
            <text:p>10</text:p>
          </table:table-cell>
          <table:table-cell table:style-name="ce203" table:formula="of:=VLOOKUP(MID([.I15];1;1);[.$CL$4:.$CM$19];2;0)*16+VLOOKUP(MID([.I15];2;1);[.$CL$4:.$CM$19];2;0)" office:value-type="float" office:value="10" calcext:value-type="float">
            <text:p>10</text:p>
          </table:table-cell>
          <table:table-cell table:style-name="ce203" table:formula="of:=VLOOKUP(MID([.J15];1;1);[.$CL$4:.$CM$19];2;0)*16+VLOOKUP(MID([.J15];2;1);[.$CL$4:.$CM$19];2;0)" office:value-type="float" office:value="8" calcext:value-type="float">
            <text:p>8</text:p>
          </table:table-cell>
          <table:table-cell table:style-name="ce207" table:formula="of:=VLOOKUP(MID([.K15];1;1);[.$CL$4:.$CM$19];2;0)*16+VLOOKUP(MID([.K15];2;1);[.$CL$4:.$CM$19];2;0)" office:value-type="float" office:value="10" calcext:value-type="float">
            <text:p>10</text:p>
          </table:table-cell>
          <table:table-cell table:style-name="ce207" table:formula="of:=MAX([.P15:.S15])" office:value-type="float" office:value="10" calcext:value-type="float">
            <text:p>10</text:p>
          </table:table-cell>
          <table:table-cell table:style-name="ce202" table:formula="of:=[.L15]/SUM([.$L15:.$O15])" office:value-type="float" office:value="0.243478260869565" calcext:value-type="float">
            <text:p>0.243478260869565</text:p>
          </table:table-cell>
          <table:table-cell table:style-name="ce203" table:formula="of:=[.M15]/SUM([.$L15:.$O15])" office:value-type="float" office:value="0.300869565217391" calcext:value-type="float">
            <text:p>0.300869565217391</text:p>
          </table:table-cell>
          <table:table-cell table:style-name="ce203" table:formula="of:=[.N15]/SUM([.$L15:.$O15])" office:value-type="float" office:value="0.123478260869565" calcext:value-type="float">
            <text:p>0.123478260869565</text:p>
          </table:table-cell>
          <table:table-cell table:style-name="ce207" table:formula="of:=[.O15]/SUM([.$L15:.$O15])" office:value-type="float" office:value="0.332173913043478" calcext:value-type="float">
            <text:p>0.332173913043478</text:p>
          </table:table-cell>
          <table:table-cell table:style-name="ce207" table:formula="of:=[.P15]-[.Q15]" office:value-type="float" office:value="0" calcext:value-type="float">
            <text:p>0</text:p>
          </table:table-cell>
          <table:table-cell table:style-name="ce207" table:formula="of:=[.Q15]-[.P15]" office:value-type="float" office:value="0" calcext:value-type="float">
            <text:p>0</text:p>
          </table:table-cell>
          <table:table-cell table:formula="of:=[.$AE15]+[.Y15]*[.$AC$3]*IF(ABS([.Y15])&gt;5;2;1)" office:value-type="float" office:value="45" calcext:value-type="float">
            <text:p>45</text:p>
          </table:table-cell>
          <table:table-cell table:formula="of:=[.$AE15]+[.Z15]*[.$AC$3]*IF(ABS([.Y15])&gt;5;2;1)" office:value-type="float" office:value="45" calcext:value-type="float">
            <text:p>45</text:p>
          </table:table-cell>
          <table:table-cell table:style-name="ce202" table:formula="of:=[.$AC$4] - MID([.$C$2];(3*8*51)+1+([.$B15])*3;3)" office:value-type="float" office:value="10" calcext:value-type="float">
            <text:p>10</text:p>
          </table:table-cell>
          <table:table-cell table:formula="of:=[.$AD$4]+([.$AC$4]-[.AC15])" office:value-type="float" office:value="90" calcext:value-type="float">
            <text:p>90</text:p>
          </table:table-cell>
          <table:table-cell table:formula="of:=[.AD15]/2" office:value-type="float" office:value="45" calcext:value-type="float">
            <text:p>45</text:p>
          </table:table-cell>
          <table:table-cell table:formula="of:=[.AA15]+[.U15]*[.$AC15]" office:value-type="float" office:value="47.4347826086957" calcext:value-type="float">
            <text:p>47.4347826086957</text:p>
          </table:table-cell>
          <table:table-cell table:formula="of:=[.AB15]+[.V15]*[.$AC15]" office:value-type="float" office:value="48.0086956521739" calcext:value-type="float">
            <text:p>48.0086956521739</text:p>
          </table:table-cell>
          <table:table-cell table:style-name="ce208" table:formula="of:=[.AF15]-[.AG15]" office:value-type="float" office:value="-0.573913043478257" calcext:value-type="float">
            <text:p>-0.574</text:p>
          </table:table-cell>
          <table:table-cell table:style-name="ce107" office:value-type="float" office:value="11" calcext:value-type="float">
            <text:p>11</text:p>
          </table:table-cell>
          <table:table-cell table:style-name="ce203" table:formula="of:=([.$AI15]-2)*([.AF15]/100)" office:value-type="float" office:value="4.26913043478261" calcext:value-type="float">
            <text:p>4.26913043478261</text:p>
          </table:table-cell>
          <table:table-cell table:style-name="ce203" table:formula="of:=([.$AI15]-2)*([.AG15]/100)" office:value-type="float" office:value="4.32078260869565" calcext:value-type="float">
            <text:p>4.32078260869565</text:p>
          </table:table-cell>
          <table:table-cell table:style-name="ce203" table:formula="of:=IF([.AF15]&gt;[.AG15];[.AI15];0)" office:value-type="float" office:value="0" calcext:value-type="float">
            <text:p>0</text:p>
          </table:table-cell>
          <table:table-cell table:style-name="ce203" table:formula="of:=IF([.AG15]&gt;[.AF15];[.AI15];0)" office:value-type="float" office:value="11" calcext:value-type="float">
            <text:p>11</text:p>
          </table:table-cell>
          <table:table-cell table:style-name="ce203" table:number-columns-repeated="8"/>
          <table:table-cell table:style-name="ce114" office:value-type="string" calcext:value-type="string">
            <text:p>0B</text:p>
          </table:table-cell>
          <table:table-cell table:style-name="ce161" office:value-type="float" office:value="11" calcext:value-type="float">
            <text:p>11</text:p>
          </table:table-cell>
          <table:table-cell table:style-name="ce183" office:value-type="string" calcext:value-type="string">
            <text:p>IN</text:p>
          </table:table-cell>
          <table:table-cell table:style-name="ce211"/>
          <table:table-cell table:style-name="ce222" table:formula="of:=MID([.$C$1];[.AZ$3]+([.$B15]-1)*21+([.$AY$5]-1)*1071;3)" office:value-type="string" office:string-value="0D " calcext:value-type="string">
            <text:p>0D </text:p>
          </table:table-cell>
          <table:table-cell table:style-name="ce222" table:formula="of:=MID([.$C$1];[.BA$3]+([.$B15]-1)*21+([.$AY$5]-1)*1071;3)" office:value-type="string" office:string-value="0E " calcext:value-type="string">
            <text:p>0E </text:p>
          </table:table-cell>
          <table:table-cell table:style-name="ce222" table:formula="of:=MID([.$C$1];[.BB$3]+([.$B15]-1)*21+([.$AY$5]-1)*1071;3)" office:value-type="string" office:string-value="0C " calcext:value-type="string">
            <text:p>0C </text:p>
          </table:table-cell>
          <table:table-cell table:style-name="ce222" table:formula="of:=MID([.$C$1];[.BC$3]+([.$B15]-1)*21+([.$AY$5]-1)*1071;3)" office:value-type="string" office:string-value="0E " calcext:value-type="string">
            <text:p>0E </text:p>
          </table:table-cell>
          <table:table-cell table:style-name="ce222" table:formula="of:=MID([.$C$1];[.BD$3]+([.$B15]-1)*21+([.$AY$5]-1)*1071;3)" office:value-type="string" office:string-value="99 " calcext:value-type="string">
            <text:p>99 </text:p>
          </table:table-cell>
          <table:table-cell table:style-name="ce222" table:formula="of:=MID([.$C$1];[.BE$3]+([.$B15]-1)*21+([.$AY$5]-1)*1071;3)" office:value-type="string" office:string-value="89 " calcext:value-type="string">
            <text:p>89 </text:p>
          </table:table-cell>
          <table:table-cell table:style-name="ce222" table:formula="of:=MID([.$C$1];[.BF$3]+([.$B15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4"/>
          <table:table-cell table:style-name="ce118"/>
          <table:table-cell table:style-name="ce211"/>
          <table:table-cell table:style-name="ce224" table:formula="of:=MID([.$C$1];[.BK$3]+([.$B15]-1)*21+([.$BJ$5]-1)*1071;3)" office:value-type="string" office:string-value="7D " calcext:value-type="string">
            <text:p>7D </text:p>
          </table:table-cell>
          <table:table-cell table:style-name="ce224" table:formula="of:=MID([.$C$1];[.BL$3]+([.$B15]-1)*21+([.$BJ$5]-1)*1071;3)" office:value-type="string" office:string-value="A2 " calcext:value-type="string">
            <text:p>A2 </text:p>
          </table:table-cell>
          <table:table-cell table:style-name="ce224" table:formula="of:=MID([.$C$1];[.BM$3]+([.$B15]-1)*21+([.$BJ$5]-1)*1071;3)" office:value-type="string" office:string-value="21 " calcext:value-type="string">
            <text:p>21 </text:p>
          </table:table-cell>
          <table:table-cell table:style-name="ce224" table:formula="of:=MID([.$C$1];[.BN$3]+([.$B15]-1)*21+([.$BJ$5]-1)*1071;3)" office:value-type="string" office:string-value="B4 " calcext:value-type="string">
            <text:p>B4 </text:p>
          </table:table-cell>
          <table:table-cell table:style-name="ce224" table:formula="of:=MID([.$C$1];[.BO$3]+([.$B15]-1)*21+([.$BJ$5]-1)*1071;3)" office:value-type="string" office:string-value="9A " calcext:value-type="string">
            <text:p>9A </text:p>
          </table:table-cell>
          <table:table-cell table:style-name="ce224" table:formula="of:=MID([.$C$1];[.BP$3]+([.$B15]-1)*21+([.$BJ$5]-1)*1071;3)" office:value-type="string" office:string-value="8A " calcext:value-type="string">
            <text:p>8A </text:p>
          </table:table-cell>
          <table:table-cell table:style-name="ce224" table:formula="of:=MID([.$C$1];[.BQ$3]+([.$B15]-1)*21+([.$BJ$5]-1)*1071;3)" office:value-type="string" office:string-value="00 " calcext:value-type="string">
            <text:p>00 </text:p>
          </table:table-cell>
          <table:table-cell table:style-name="ce211"/>
          <table:table-cell table:style-name="ce211" table:formula="of:=VLOOKUP(MID([.AZ15];1;1);[.$CL$4:.$CM$19];2;0)*16+VLOOKUP(MID([.AZ15];2;1);[.$CL$4:.$CM$19];2;0)" office:value-type="float" office:value="13" calcext:value-type="float">
            <text:p>13</text:p>
          </table:table-cell>
          <table:table-cell table:style-name="ce211" table:formula="of:=VLOOKUP(MID([.BA15];1;1);[.$CL$4:.$CM$19];2;0)*16+VLOOKUP(MID([.BA15];2;1);[.$CL$4:.$CM$19];2;0)" office:value-type="float" office:value="14" calcext:value-type="float">
            <text:p>14</text:p>
          </table:table-cell>
          <table:table-cell table:style-name="ce211" table:formula="of:=VLOOKUP(MID([.BB15];1;1);[.$CL$4:.$CM$19];2;0)*16+VLOOKUP(MID([.BB15];2;1);[.$CL$4:.$CM$19];2;0)" office:value-type="float" office:value="12" calcext:value-type="float">
            <text:p>12</text:p>
          </table:table-cell>
          <table:table-cell table:style-name="ce211" table:formula="of:=VLOOKUP(MID([.BC15];1;1);[.$CL$4:.$CM$19];2;0)*16+VLOOKUP(MID([.BC15];2;1);[.$CL$4:.$CM$19];2;0)" office:value-type="float" office:value="14" calcext:value-type="float">
            <text:p>14</text:p>
          </table:table-cell>
          <table:table-cell table:style-name="ce211" table:formula="of:=VLOOKUP(MID([.BD15];1;1);[.$CL$4:.$CM$19];2;0)" office:value-type="float" office:value="9" calcext:value-type="float">
            <text:p>9</text:p>
          </table:table-cell>
          <table:table-cell table:style-name="ce211" table:formula="of:=VLOOKUP(MID([.BD15];2;1);[.$CL$4:.$CM$19];2;0)" office:value-type="float" office:value="9" calcext:value-type="float">
            <text:p>9</text:p>
          </table:table-cell>
          <table:table-cell table:style-name="ce211" table:formula="of:=VLOOKUP(MID([.BE15];1;1);[.$CL$4:.$CM$19];2;0)" office:value-type="float" office:value="8" calcext:value-type="float">
            <text:p>8</text:p>
          </table:table-cell>
          <table:table-cell table:style-name="ce211" table:formula="of:=VLOOKUP(MID([.BE15];2;1);[.$CL$4:.$CM$19];2;0)" office:value-type="float" office:value="9" calcext:value-type="float">
            <text:p>9</text:p>
          </table:table-cell>
          <table:table-cell table:style-name="ce211" table:formula="of:=VLOOKUP(MID([.BF15];2;1);[.$CL$4:.$CM$19];2;0)" office:value-type="float" office:value="0" calcext:value-type="float">
            <text:p>0</text:p>
          </table:table-cell>
          <table:table-cell table:style-name="ce211"/>
          <table:table-cell table:style-name="ce211" table:formula="of:=VLOOKUP(MID([.BK15];1;1);[.$CL$4:.$CM$19];2;0)*16+VLOOKUP(MID([.BK15];2;1);[.$CL$4:.$CM$19];2;0)" office:value-type="float" office:value="125" calcext:value-type="float">
            <text:p>125</text:p>
          </table:table-cell>
          <table:table-cell table:style-name="ce211" table:formula="of:=VLOOKUP(MID([.BL15];1;1);[.$CL$4:.$CM$19];2;0)*16+VLOOKUP(MID([.BL15];2;1);[.$CL$4:.$CM$19];2;0)" office:value-type="float" office:value="162" calcext:value-type="float">
            <text:p>162</text:p>
          </table:table-cell>
          <table:table-cell table:style-name="ce211" table:formula="of:=VLOOKUP(MID([.BM15];1;1);[.$CL$4:.$CM$19];2;0)*16+VLOOKUP(MID([.BM15];2;1);[.$CL$4:.$CM$19];2;0)" office:value-type="float" office:value="33" calcext:value-type="float">
            <text:p>33</text:p>
          </table:table-cell>
          <table:table-cell table:style-name="ce211" table:formula="of:=VLOOKUP(MID([.BN15];1;1);[.$CL$4:.$CM$19];2;0)*16+VLOOKUP(MID([.BN15];2;1);[.$CL$4:.$CM$19];2;0)" office:value-type="float" office:value="180" calcext:value-type="float">
            <text:p>180</text:p>
          </table:table-cell>
          <table:table-cell table:style-name="ce211" table:formula="of:=VLOOKUP(MID([.BO15];1;1);[.$CL$4:.$CM$19];2;0)" office:value-type="float" office:value="9" calcext:value-type="float">
            <text:p>9</text:p>
          </table:table-cell>
          <table:table-cell table:style-name="ce211" table:formula="of:=VLOOKUP(MID([.BO15];2;1);[.$CL$4:.$CM$19];2;0)" office:value-type="float" office:value="10" calcext:value-type="float">
            <text:p>10</text:p>
          </table:table-cell>
          <table:table-cell table:style-name="ce211" table:formula="of:=VLOOKUP(MID([.BP15];1;1);[.$CL$4:.$CM$19];2;0)" office:value-type="float" office:value="8" calcext:value-type="float">
            <text:p>8</text:p>
          </table:table-cell>
          <table:table-cell table:style-name="ce211" table:formula="of:=VLOOKUP(MID([.BP15];2;1);[.$CL$4:.$CM$19];2;0)" office:value-type="float" office:value="10" calcext:value-type="float">
            <text:p>10</text:p>
          </table:table-cell>
          <table:table-cell table:style-name="ce211"/>
          <table:table-cell table:style-name="ce118" office:value-type="string" calcext:value-type="string">
            <text:p>B</text:p>
          </table:table-cell>
          <table:table-cell table:style-name="ce211" office:value-type="float" office:value="11" calcext:value-type="float">
            <text:p>11</text:p>
          </table:table-cell>
          <table:table-cell table:style-name="ce211"/>
          <table:table-cell table:style-name="ce211" table:formula="of:=VLOOKUP(MID([.BQ15];2;1);[.$CL$4:.$CM$19];2;0)" office:value-type="float" office:value="0" calcext:value-type="float">
            <text:p>0</text:p>
          </table:table-cell>
          <table:table-cell table:style-name="ce211" table:number-columns-repeated="920"/>
        </table:table-row>
        <table:table-row table:style-name="ro1">
          <table:table-cell table:style-name="ce114" office:value-type="string" calcext:value-type="string">
            <text:p>0C</text:p>
          </table:table-cell>
          <table:table-cell table:style-name="ce161" office:value-type="float" office:value="12" calcext:value-type="float">
            <text:p>12</text:p>
          </table:table-cell>
          <table:table-cell table:style-name="ce183" office:value-type="string" calcext:value-type="string">
            <text:p>IL</text:p>
          </table:table-cell>
          <table:table-cell table:style-name="ce183" table:formula="of:=MID([.$C$2];[.D$3]+([.$B16]-1)*24;3)" office:value-type="string" office:string-value="5E " calcext:value-type="string">
            <text:p>5E </text:p>
          </table:table-cell>
          <table:table-cell table:style-name="ce183" table:formula="of:=MID([.$C$2];[.E$3]+([.$B16]-1)*24;3)" office:value-type="string" office:string-value="33 " calcext:value-type="string">
            <text:p>33 </text:p>
          </table:table-cell>
          <table:table-cell table:style-name="ce183" table:formula="of:=MID([.$C$2];[.F$3]+([.$B16]-1)*24;3)" office:value-type="string" office:string-value="48 " calcext:value-type="string">
            <text:p>48 </text:p>
          </table:table-cell>
          <table:table-cell table:style-name="ce183" table:formula="of:=MID([.$C$2];[.G$3]+([.$B16]-1)*24;3)" office:value-type="string" office:string-value="33 " calcext:value-type="string">
            <text:p>33 </text:p>
          </table:table-cell>
          <table:table-cell table:style-name="ce183" table:formula="of:=MID([.$C$2];[.H$3]+([.$B16]-1)*24;3)" office:value-type="string" office:string-value="0B " calcext:value-type="string">
            <text:p>0B </text:p>
          </table:table-cell>
          <table:table-cell table:style-name="ce183" table:formula="of:=MID([.$C$2];[.I$3]+([.$B16]-1)*24;3)" office:value-type="string" office:string-value="08 " calcext:value-type="string">
            <text:p>08 </text:p>
          </table:table-cell>
          <table:table-cell table:style-name="ce183" table:formula="of:=MID([.$C$2];[.J$3]+([.$B16]-1)*24;3)" office:value-type="string" office:string-value="09 " calcext:value-type="string">
            <text:p>09 </text:p>
          </table:table-cell>
          <table:table-cell table:style-name="ce183" table:formula="of:=MID([.$C$2];[.K$3]+([.$B16]-1)*24;3)" office:value-type="string" office:string-value="08 " calcext:value-type="string">
            <text:p>08 </text:p>
          </table:table-cell>
          <table:table-cell table:style-name="ce183" table:formula="of:=VLOOKUP(MID([.D16];1;1);[.$CL$4:.$CM$19];2;0)*16+VLOOKUP(MID([.D16];2;1);[.$CL$4:.$CM$19];2;0)" office:value-type="float" office:value="94" calcext:value-type="float">
            <text:p>94</text:p>
          </table:table-cell>
          <table:table-cell table:style-name="ce183" table:formula="of:=VLOOKUP(MID([.E16];1;1);[.$CL$4:.$CM$19];2;0)*16+VLOOKUP(MID([.E16];2;1);[.$CL$4:.$CM$19];2;0)" office:value-type="float" office:value="51" calcext:value-type="float">
            <text:p>51</text:p>
          </table:table-cell>
          <table:table-cell table:style-name="ce183" table:formula="of:=VLOOKUP(MID([.F16];1;1);[.$CL$4:.$CM$19];2;0)*16+VLOOKUP(MID([.F16];2;1);[.$CL$4:.$CM$19];2;0)" office:value-type="float" office:value="72" calcext:value-type="float">
            <text:p>72</text:p>
          </table:table-cell>
          <table:table-cell table:style-name="ce183" table:formula="of:=VLOOKUP(MID([.G16];1;1);[.$CL$4:.$CM$19];2;0)*16+VLOOKUP(MID([.G16];2;1);[.$CL$4:.$CM$19];2;0)" office:value-type="float" office:value="51" calcext:value-type="float">
            <text:p>51</text:p>
          </table:table-cell>
          <table:table-cell table:style-name="ce202" table:formula="of:=VLOOKUP(MID([.H16];1;1);[.$CL$4:.$CM$19];2;0)*16+VLOOKUP(MID([.H16];2;1);[.$CL$4:.$CM$19];2;0)" office:value-type="float" office:value="11" calcext:value-type="float">
            <text:p>11</text:p>
          </table:table-cell>
          <table:table-cell table:style-name="ce203" table:formula="of:=VLOOKUP(MID([.I16];1;1);[.$CL$4:.$CM$19];2;0)*16+VLOOKUP(MID([.I16];2;1);[.$CL$4:.$CM$19];2;0)" office:value-type="float" office:value="8" calcext:value-type="float">
            <text:p>8</text:p>
          </table:table-cell>
          <table:table-cell table:style-name="ce203" table:formula="of:=VLOOKUP(MID([.J16];1;1);[.$CL$4:.$CM$19];2;0)*16+VLOOKUP(MID([.J16];2;1);[.$CL$4:.$CM$19];2;0)" office:value-type="float" office:value="9" calcext:value-type="float">
            <text:p>9</text:p>
          </table:table-cell>
          <table:table-cell table:style-name="ce207" table:formula="of:=VLOOKUP(MID([.K16];1;1);[.$CL$4:.$CM$19];2;0)*16+VLOOKUP(MID([.K16];2;1);[.$CL$4:.$CM$19];2;0)" office:value-type="float" office:value="8" calcext:value-type="float">
            <text:p>8</text:p>
          </table:table-cell>
          <table:table-cell table:style-name="ce207" table:formula="of:=MAX([.P16:.S16])" office:value-type="float" office:value="11" calcext:value-type="float">
            <text:p>11</text:p>
          </table:table-cell>
          <table:table-cell table:style-name="ce202" table:formula="of:=[.L16]/SUM([.$L16:.$O16])" office:value-type="float" office:value="0.350746268656716" calcext:value-type="float">
            <text:p>0.350746268656716</text:p>
          </table:table-cell>
          <table:table-cell table:style-name="ce203" table:formula="of:=[.M16]/SUM([.$L16:.$O16])" office:value-type="float" office:value="0.190298507462687" calcext:value-type="float">
            <text:p>0.190298507462687</text:p>
          </table:table-cell>
          <table:table-cell table:style-name="ce203" table:formula="of:=[.N16]/SUM([.$L16:.$O16])" office:value-type="float" office:value="0.26865671641791" calcext:value-type="float">
            <text:p>0.26865671641791</text:p>
          </table:table-cell>
          <table:table-cell table:style-name="ce207" table:formula="of:=[.O16]/SUM([.$L16:.$O16])" office:value-type="float" office:value="0.190298507462687" calcext:value-type="float">
            <text:p>0.190298507462687</text:p>
          </table:table-cell>
          <table:table-cell table:style-name="ce207" table:formula="of:=[.P16]-[.Q16]" office:value-type="float" office:value="3" calcext:value-type="float">
            <text:p>3</text:p>
          </table:table-cell>
          <table:table-cell table:style-name="ce207" table:formula="of:=[.Q16]-[.P16]" office:value-type="float" office:value="-3" calcext:value-type="float">
            <text:p>-3</text:p>
          </table:table-cell>
          <table:table-cell table:formula="of:=[.$AE16]+[.Y16]*[.$AC$3]*IF(ABS([.Y16])&gt;5;2;1)" office:value-type="float" office:value="51" calcext:value-type="float">
            <text:p>51</text:p>
          </table:table-cell>
          <table:table-cell table:formula="of:=[.$AE16]+[.Z16]*[.$AC$3]*IF(ABS([.Y16])&gt;5;2;1)" office:value-type="float" office:value="45" calcext:value-type="float">
            <text:p>45</text:p>
          </table:table-cell>
          <table:table-cell table:style-name="ce202" table:formula="of:=[.$AC$4] - MID([.$C$2];(3*8*51)+1+([.$B16])*3;3)" office:value-type="float" office:value="4" calcext:value-type="float">
            <text:p>4</text:p>
          </table:table-cell>
          <table:table-cell table:formula="of:=[.$AD$4]+([.$AC$4]-[.AC16])" office:value-type="float" office:value="96" calcext:value-type="float">
            <text:p>96</text:p>
          </table:table-cell>
          <table:table-cell table:formula="of:=[.AD16]/2" office:value-type="float" office:value="48" calcext:value-type="float">
            <text:p>48</text:p>
          </table:table-cell>
          <table:table-cell table:formula="of:=[.AA16]+[.U16]*[.$AC16]" office:value-type="float" office:value="52.4029850746269" calcext:value-type="float">
            <text:p>52.4029850746269</text:p>
          </table:table-cell>
          <table:table-cell table:formula="of:=[.AB16]+[.V16]*[.$AC16]" office:value-type="float" office:value="45.7611940298508" calcext:value-type="float">
            <text:p>45.7611940298508</text:p>
          </table:table-cell>
          <table:table-cell table:style-name="ce208" table:formula="of:=[.AF16]-[.AG16]" office:value-type="float" office:value="6.64179104477612" calcext:value-type="float">
            <text:p>6.642</text:p>
          </table:table-cell>
          <table:table-cell table:style-name="ce107" office:value-type="float" office:value="19" calcext:value-type="float">
            <text:p>19</text:p>
          </table:table-cell>
          <table:table-cell table:style-name="ce203" table:formula="of:=([.$AI16]-2)*([.AF16]/100)" office:value-type="float" office:value="8.90850746268657" calcext:value-type="float">
            <text:p>8.90850746268657</text:p>
          </table:table-cell>
          <table:table-cell table:style-name="ce203" table:formula="of:=([.$AI16]-2)*([.AG16]/100)" office:value-type="float" office:value="7.77940298507463" calcext:value-type="float">
            <text:p>7.77940298507463</text:p>
          </table:table-cell>
          <table:table-cell table:style-name="ce203" table:formula="of:=IF([.AF16]&gt;[.AG16];[.AI16];0)" office:value-type="float" office:value="19" calcext:value-type="float">
            <text:p>19</text:p>
          </table:table-cell>
          <table:table-cell table:style-name="ce203" table:formula="of:=IF([.AG16]&gt;[.AF16];[.AI16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0C</text:p>
          </table:table-cell>
          <table:table-cell table:style-name="ce161" office:value-type="float" office:value="12" calcext:value-type="float">
            <text:p>12</text:p>
          </table:table-cell>
          <table:table-cell table:style-name="ce183" office:value-type="string" calcext:value-type="string">
            <text:p>IL</text:p>
          </table:table-cell>
          <table:table-cell table:style-name="ce211"/>
          <table:table-cell table:style-name="ce222" table:formula="of:=MID([.$C$1];[.AZ$3]+([.$B16]-1)*21+([.$AY$5]-1)*1071;3)" office:value-type="string" office:string-value="0F " calcext:value-type="string">
            <text:p>0F </text:p>
          </table:table-cell>
          <table:table-cell table:style-name="ce222" table:formula="of:=MID([.$C$1];[.BA$3]+([.$B16]-1)*21+([.$AY$5]-1)*1071;3)" office:value-type="string" office:string-value="0D " calcext:value-type="string">
            <text:p>0D </text:p>
          </table:table-cell>
          <table:table-cell table:style-name="ce222" table:formula="of:=MID([.$C$1];[.BB$3]+([.$B16]-1)*21+([.$AY$5]-1)*1071;3)" office:value-type="string" office:string-value="0E " calcext:value-type="string">
            <text:p>0E </text:p>
          </table:table-cell>
          <table:table-cell table:style-name="ce222" table:formula="of:=MID([.$C$1];[.BC$3]+([.$B16]-1)*21+([.$AY$5]-1)*1071;3)" office:value-type="string" office:string-value="0D " calcext:value-type="string">
            <text:p>0D </text:p>
          </table:table-cell>
          <table:table-cell table:style-name="ce222" table:formula="of:=MID([.$C$1];[.BD$3]+([.$B16]-1)*21+([.$AY$5]-1)*1071;3)" office:value-type="string" office:string-value="A8 " calcext:value-type="string">
            <text:p>A8 </text:p>
          </table:table-cell>
          <table:table-cell table:style-name="ce222" table:formula="of:=MID([.$C$1];[.BE$3]+([.$B16]-1)*21+([.$AY$5]-1)*1071;3)" office:value-type="string" office:string-value="98 " calcext:value-type="string">
            <text:p>98 </text:p>
          </table:table-cell>
          <table:table-cell table:style-name="ce222" table:formula="of:=MID([.$C$1];[.BF$3]+([.$B16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4"/>
          <table:table-cell table:style-name="ce118"/>
          <table:table-cell table:style-name="ce211"/>
          <table:table-cell table:style-name="ce224" table:formula="of:=MID([.$C$1];[.BK$3]+([.$B16]-1)*21+([.$BJ$5]-1)*1071;3)" office:value-type="string" office:string-value="40 " calcext:value-type="string">
            <text:p>40 </text:p>
          </table:table-cell>
          <table:table-cell table:style-name="ce224" table:formula="of:=MID([.$C$1];[.BL$3]+([.$B16]-1)*21+([.$BJ$5]-1)*1071;3)" office:value-type="string" office:string-value="1D " calcext:value-type="string">
            <text:p>1D </text:p>
          </table:table-cell>
          <table:table-cell table:style-name="ce224" table:formula="of:=MID([.$C$1];[.BM$3]+([.$B16]-1)*21+([.$BJ$5]-1)*1071;3)" office:value-type="string" office:string-value="1E " calcext:value-type="string">
            <text:p>1E </text:p>
          </table:table-cell>
          <table:table-cell table:style-name="ce224" table:formula="of:=MID([.$C$1];[.BN$3]+([.$B16]-1)*21+([.$BJ$5]-1)*1071;3)" office:value-type="string" office:string-value="1D " calcext:value-type="string">
            <text:p>1D </text:p>
          </table:table-cell>
          <table:table-cell table:style-name="ce224" table:formula="of:=MID([.$C$1];[.BO$3]+([.$B16]-1)*21+([.$BJ$5]-1)*1071;3)" office:value-type="string" office:string-value="A8 " calcext:value-type="string">
            <text:p>A8 </text:p>
          </table:table-cell>
          <table:table-cell table:style-name="ce224" table:formula="of:=MID([.$C$1];[.BP$3]+([.$B16]-1)*21+([.$BJ$5]-1)*1071;3)" office:value-type="string" office:string-value="98 " calcext:value-type="string">
            <text:p>98 </text:p>
          </table:table-cell>
          <table:table-cell table:style-name="ce224" table:formula="of:=MID([.$C$1];[.BQ$3]+([.$B16]-1)*21+([.$BJ$5]-1)*1071;3)" office:value-type="string" office:string-value="06 " calcext:value-type="string">
            <text:p>06 </text:p>
          </table:table-cell>
          <table:table-cell table:style-name="ce211"/>
          <table:table-cell table:style-name="ce211" table:formula="of:=VLOOKUP(MID([.AZ16];1;1);[.$CL$4:.$CM$19];2;0)*16+VLOOKUP(MID([.AZ16];2;1);[.$CL$4:.$CM$19];2;0)" office:value-type="float" office:value="15" calcext:value-type="float">
            <text:p>15</text:p>
          </table:table-cell>
          <table:table-cell table:style-name="ce211" table:formula="of:=VLOOKUP(MID([.BA16];1;1);[.$CL$4:.$CM$19];2;0)*16+VLOOKUP(MID([.BA16];2;1);[.$CL$4:.$CM$19];2;0)" office:value-type="float" office:value="13" calcext:value-type="float">
            <text:p>13</text:p>
          </table:table-cell>
          <table:table-cell table:style-name="ce211" table:formula="of:=VLOOKUP(MID([.BB16];1;1);[.$CL$4:.$CM$19];2;0)*16+VLOOKUP(MID([.BB16];2;1);[.$CL$4:.$CM$19];2;0)" office:value-type="float" office:value="14" calcext:value-type="float">
            <text:p>14</text:p>
          </table:table-cell>
          <table:table-cell table:style-name="ce211" table:formula="of:=VLOOKUP(MID([.BC16];1;1);[.$CL$4:.$CM$19];2;0)*16+VLOOKUP(MID([.BC16];2;1);[.$CL$4:.$CM$19];2;0)" office:value-type="float" office:value="13" calcext:value-type="float">
            <text:p>13</text:p>
          </table:table-cell>
          <table:table-cell table:style-name="ce211" table:formula="of:=VLOOKUP(MID([.BD16];1;1);[.$CL$4:.$CM$19];2;0)" office:value-type="float" office:value="10" calcext:value-type="float">
            <text:p>10</text:p>
          </table:table-cell>
          <table:table-cell table:style-name="ce211" table:formula="of:=VLOOKUP(MID([.BD16];2;1);[.$CL$4:.$CM$19];2;0)" office:value-type="float" office:value="8" calcext:value-type="float">
            <text:p>8</text:p>
          </table:table-cell>
          <table:table-cell table:style-name="ce211" table:formula="of:=VLOOKUP(MID([.BE16];1;1);[.$CL$4:.$CM$19];2;0)" office:value-type="float" office:value="9" calcext:value-type="float">
            <text:p>9</text:p>
          </table:table-cell>
          <table:table-cell table:style-name="ce211" table:formula="of:=VLOOKUP(MID([.BE16];2;1);[.$CL$4:.$CM$19];2;0)" office:value-type="float" office:value="8" calcext:value-type="float">
            <text:p>8</text:p>
          </table:table-cell>
          <table:table-cell table:style-name="ce211" table:formula="of:=VLOOKUP(MID([.BF16];2;1);[.$CL$4:.$CM$19];2;0)" office:value-type="float" office:value="0" calcext:value-type="float">
            <text:p>0</text:p>
          </table:table-cell>
          <table:table-cell table:style-name="ce211"/>
          <table:table-cell table:style-name="ce211" table:formula="of:=VLOOKUP(MID([.BK16];1;1);[.$CL$4:.$CM$19];2;0)*16+VLOOKUP(MID([.BK16];2;1);[.$CL$4:.$CM$19];2;0)" office:value-type="float" office:value="64" calcext:value-type="float">
            <text:p>64</text:p>
          </table:table-cell>
          <table:table-cell table:style-name="ce211" table:formula="of:=VLOOKUP(MID([.BL16];1;1);[.$CL$4:.$CM$19];2;0)*16+VLOOKUP(MID([.BL16];2;1);[.$CL$4:.$CM$19];2;0)" office:value-type="float" office:value="29" calcext:value-type="float">
            <text:p>29</text:p>
          </table:table-cell>
          <table:table-cell table:style-name="ce211" table:formula="of:=VLOOKUP(MID([.BM16];1;1);[.$CL$4:.$CM$19];2;0)*16+VLOOKUP(MID([.BM16];2;1);[.$CL$4:.$CM$19];2;0)" office:value-type="float" office:value="30" calcext:value-type="float">
            <text:p>30</text:p>
          </table:table-cell>
          <table:table-cell table:style-name="ce211" table:formula="of:=VLOOKUP(MID([.BN16];1;1);[.$CL$4:.$CM$19];2;0)*16+VLOOKUP(MID([.BN16];2;1);[.$CL$4:.$CM$19];2;0)" office:value-type="float" office:value="29" calcext:value-type="float">
            <text:p>29</text:p>
          </table:table-cell>
          <table:table-cell table:style-name="ce211" table:formula="of:=VLOOKUP(MID([.BO16];1;1);[.$CL$4:.$CM$19];2;0)" office:value-type="float" office:value="10" calcext:value-type="float">
            <text:p>10</text:p>
          </table:table-cell>
          <table:table-cell table:style-name="ce211" table:formula="of:=VLOOKUP(MID([.BO16];2;1);[.$CL$4:.$CM$19];2;0)" office:value-type="float" office:value="8" calcext:value-type="float">
            <text:p>8</text:p>
          </table:table-cell>
          <table:table-cell table:style-name="ce211" table:formula="of:=VLOOKUP(MID([.BP16];1;1);[.$CL$4:.$CM$19];2;0)" office:value-type="float" office:value="9" calcext:value-type="float">
            <text:p>9</text:p>
          </table:table-cell>
          <table:table-cell table:style-name="ce211" table:formula="of:=VLOOKUP(MID([.BP16];2;1);[.$CL$4:.$CM$19];2;0)" office:value-type="float" office:value="8" calcext:value-type="float">
            <text:p>8</text:p>
          </table:table-cell>
          <table:table-cell table:style-name="ce211"/>
          <table:table-cell table:style-name="ce118" office:value-type="string" calcext:value-type="string">
            <text:p>C</text:p>
          </table:table-cell>
          <table:table-cell table:style-name="ce211" office:value-type="float" office:value="12" calcext:value-type="float">
            <text:p>12</text:p>
          </table:table-cell>
          <table:table-cell table:style-name="ce211"/>
          <table:table-cell table:style-name="ce211" table:formula="of:=VLOOKUP(MID([.BQ16];2;1);[.$CL$4:.$CM$19];2;0)" office:value-type="float" office:value="6" calcext:value-type="float">
            <text:p>6</text:p>
          </table:table-cell>
          <table:table-cell table:style-name="ce211" table:number-columns-repeated="920"/>
        </table:table-row>
        <table:table-row table:style-name="ro1">
          <table:table-cell table:style-name="ce114" office:value-type="string" calcext:value-type="string">
            <text:p>0D</text:p>
          </table:table-cell>
          <table:table-cell table:style-name="ce161" office:value-type="float" office:value="13" calcext:value-type="float">
            <text:p>13</text:p>
          </table:table-cell>
          <table:table-cell table:style-name="ce183" office:value-type="string" calcext:value-type="string">
            <text:p>MI</text:p>
          </table:table-cell>
          <table:table-cell table:style-name="ce183" table:formula="of:=MID([.$C$2];[.D$3]+([.$B17]-1)*24;3)" office:value-type="string" office:string-value="39 " calcext:value-type="string">
            <text:p>39 </text:p>
          </table:table-cell>
          <table:table-cell table:style-name="ce183" table:formula="of:=MID([.$C$2];[.E$3]+([.$B17]-1)*24;3)" office:value-type="string" office:string-value="2F " calcext:value-type="string">
            <text:p>2F </text:p>
          </table:table-cell>
          <table:table-cell table:style-name="ce183" table:formula="of:=MID([.$C$2];[.F$3]+([.$B17]-1)*24;3)" office:value-type="string" office:string-value="71 " calcext:value-type="string">
            <text:p>71 </text:p>
          </table:table-cell>
          <table:table-cell table:style-name="ce183" table:formula="of:=MID([.$C$2];[.G$3]+([.$B17]-1)*24;3)" office:value-type="string" office:string-value="2F " calcext:value-type="string">
            <text:p>2F </text:p>
          </table:table-cell>
          <table:table-cell table:style-name="ce183" table:formula="of:=MID([.$C$2];[.H$3]+([.$B17]-1)*24;3)" office:value-type="string" office:string-value="09 " calcext:value-type="string">
            <text:p>09 </text:p>
          </table:table-cell>
          <table:table-cell table:style-name="ce183" table:formula="of:=MID([.$C$2];[.I$3]+([.$B17]-1)*24;3)" office:value-type="string" office:string-value="07 " calcext:value-type="string">
            <text:p>07 </text:p>
          </table:table-cell>
          <table:table-cell table:style-name="ce183" table:formula="of:=MID([.$C$2];[.J$3]+([.$B17]-1)*24;3)" office:value-type="string" office:string-value="0B " calcext:value-type="string">
            <text:p>0B </text:p>
          </table:table-cell>
          <table:table-cell table:style-name="ce183" table:formula="of:=MID([.$C$2];[.K$3]+([.$B17]-1)*24;3)" office:value-type="string" office:string-value="07 " calcext:value-type="string">
            <text:p>07 </text:p>
          </table:table-cell>
          <table:table-cell table:style-name="ce183" table:formula="of:=VLOOKUP(MID([.D17];1;1);[.$CL$4:.$CM$19];2;0)*16+VLOOKUP(MID([.D17];2;1);[.$CL$4:.$CM$19];2;0)" office:value-type="float" office:value="57" calcext:value-type="float">
            <text:p>57</text:p>
          </table:table-cell>
          <table:table-cell table:style-name="ce183" table:formula="of:=VLOOKUP(MID([.E17];1;1);[.$CL$4:.$CM$19];2;0)*16+VLOOKUP(MID([.E17];2;1);[.$CL$4:.$CM$19];2;0)" office:value-type="float" office:value="47" calcext:value-type="float">
            <text:p>47</text:p>
          </table:table-cell>
          <table:table-cell table:style-name="ce183" table:formula="of:=VLOOKUP(MID([.F17];1;1);[.$CL$4:.$CM$19];2;0)*16+VLOOKUP(MID([.F17];2;1);[.$CL$4:.$CM$19];2;0)" office:value-type="float" office:value="113" calcext:value-type="float">
            <text:p>113</text:p>
          </table:table-cell>
          <table:table-cell table:style-name="ce183" table:formula="of:=VLOOKUP(MID([.G17];1;1);[.$CL$4:.$CM$19];2;0)*16+VLOOKUP(MID([.G17];2;1);[.$CL$4:.$CM$19];2;0)" office:value-type="float" office:value="47" calcext:value-type="float">
            <text:p>47</text:p>
          </table:table-cell>
          <table:table-cell table:style-name="ce202" table:formula="of:=VLOOKUP(MID([.H17];1;1);[.$CL$4:.$CM$19];2;0)*16+VLOOKUP(MID([.H17];2;1);[.$CL$4:.$CM$19];2;0)" office:value-type="float" office:value="9" calcext:value-type="float">
            <text:p>9</text:p>
          </table:table-cell>
          <table:table-cell table:style-name="ce203" table:formula="of:=VLOOKUP(MID([.I17];1;1);[.$CL$4:.$CM$19];2;0)*16+VLOOKUP(MID([.I17];2;1);[.$CL$4:.$CM$19];2;0)" office:value-type="float" office:value="7" calcext:value-type="float">
            <text:p>7</text:p>
          </table:table-cell>
          <table:table-cell table:style-name="ce203" table:formula="of:=VLOOKUP(MID([.J17];1;1);[.$CL$4:.$CM$19];2;0)*16+VLOOKUP(MID([.J17];2;1);[.$CL$4:.$CM$19];2;0)" office:value-type="float" office:value="11" calcext:value-type="float">
            <text:p>11</text:p>
          </table:table-cell>
          <table:table-cell table:style-name="ce207" table:formula="of:=VLOOKUP(MID([.K17];1;1);[.$CL$4:.$CM$19];2;0)*16+VLOOKUP(MID([.K17];2;1);[.$CL$4:.$CM$19];2;0)" office:value-type="float" office:value="7" calcext:value-type="float">
            <text:p>7</text:p>
          </table:table-cell>
          <table:table-cell table:style-name="ce207" table:formula="of:=MAX([.P17:.S17])" office:value-type="float" office:value="11" calcext:value-type="float">
            <text:p>11</text:p>
          </table:table-cell>
          <table:table-cell table:style-name="ce202" table:formula="of:=[.L17]/SUM([.$L17:.$O17])" office:value-type="float" office:value="0.215909090909091" calcext:value-type="float">
            <text:p>0.215909090909091</text:p>
          </table:table-cell>
          <table:table-cell table:style-name="ce203" table:formula="of:=[.M17]/SUM([.$L17:.$O17])" office:value-type="float" office:value="0.178030303030303" calcext:value-type="float">
            <text:p>0.178030303030303</text:p>
          </table:table-cell>
          <table:table-cell table:style-name="ce203" table:formula="of:=[.N17]/SUM([.$L17:.$O17])" office:value-type="float" office:value="0.428030303030303" calcext:value-type="float">
            <text:p>0.428030303030303</text:p>
          </table:table-cell>
          <table:table-cell table:style-name="ce207" table:formula="of:=[.O17]/SUM([.$L17:.$O17])" office:value-type="float" office:value="0.178030303030303" calcext:value-type="float">
            <text:p>0.178030303030303</text:p>
          </table:table-cell>
          <table:table-cell table:style-name="ce207" table:formula="of:=[.P17]-[.Q17]" office:value-type="float" office:value="2" calcext:value-type="float">
            <text:p>2</text:p>
          </table:table-cell>
          <table:table-cell table:style-name="ce207" table:formula="of:=[.Q17]-[.P17]" office:value-type="float" office:value="-2" calcext:value-type="float">
            <text:p>-2</text:p>
          </table:table-cell>
          <table:table-cell table:formula="of:=[.$AE17]+[.Y17]*[.$AC$3]*IF(ABS([.Y17])&gt;5;2;1)" office:value-type="float" office:value="50" calcext:value-type="float">
            <text:p>50</text:p>
          </table:table-cell>
          <table:table-cell table:formula="of:=[.$AE17]+[.Z17]*[.$AC$3]*IF(ABS([.Y17])&gt;5;2;1)" office:value-type="float" office:value="46" calcext:value-type="float">
            <text:p>46</text:p>
          </table:table-cell>
          <table:table-cell table:style-name="ce202" table:formula="of:=[.$AC$4] - MID([.$C$2];(3*8*51)+1+([.$B17])*3;3)" office:value-type="float" office:value="4" calcext:value-type="float">
            <text:p>4</text:p>
          </table:table-cell>
          <table:table-cell table:formula="of:=[.$AD$4]+([.$AC$4]-[.AC17])" office:value-type="float" office:value="96" calcext:value-type="float">
            <text:p>96</text:p>
          </table:table-cell>
          <table:table-cell table:formula="of:=[.AD17]/2" office:value-type="float" office:value="48" calcext:value-type="float">
            <text:p>48</text:p>
          </table:table-cell>
          <table:table-cell table:formula="of:=[.AA17]+[.U17]*[.$AC17]" office:value-type="float" office:value="50.8636363636364" calcext:value-type="float">
            <text:p>50.8636363636364</text:p>
          </table:table-cell>
          <table:table-cell table:formula="of:=[.AB17]+[.V17]*[.$AC17]" office:value-type="float" office:value="46.7121212121212" calcext:value-type="float">
            <text:p>46.7121212121212</text:p>
          </table:table-cell>
          <table:table-cell table:style-name="ce208" table:formula="of:=[.AF17]-[.AG17]" office:value-type="float" office:value="4.15151515151516" calcext:value-type="float">
            <text:p>4.152</text:p>
          </table:table-cell>
          <table:table-cell table:style-name="ce107" office:value-type="float" office:value="15" calcext:value-type="float">
            <text:p>15</text:p>
          </table:table-cell>
          <table:table-cell table:style-name="ce203" table:formula="of:=([.$AI17]-2)*([.AF17]/100)" office:value-type="float" office:value="6.61227272727273" calcext:value-type="float">
            <text:p>6.61227272727273</text:p>
          </table:table-cell>
          <table:table-cell table:style-name="ce203" table:formula="of:=([.$AI17]-2)*([.AG17]/100)" office:value-type="float" office:value="6.07257575757576" calcext:value-type="float">
            <text:p>6.07257575757576</text:p>
          </table:table-cell>
          <table:table-cell table:style-name="ce203" table:formula="of:=IF([.AF17]&gt;[.AG17];[.AI17];0)" office:value-type="float" office:value="15" calcext:value-type="float">
            <text:p>15</text:p>
          </table:table-cell>
          <table:table-cell table:style-name="ce203" table:formula="of:=IF([.AG17]&gt;[.AF17];[.AI17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0D</text:p>
          </table:table-cell>
          <table:table-cell table:style-name="ce161" office:value-type="float" office:value="13" calcext:value-type="float">
            <text:p>13</text:p>
          </table:table-cell>
          <table:table-cell table:style-name="ce183" office:value-type="string" calcext:value-type="string">
            <text:p>MI</text:p>
          </table:table-cell>
          <table:table-cell table:style-name="ce211"/>
          <table:table-cell table:style-name="ce222" table:formula="of:=MID([.$C$1];[.AZ$3]+([.$B17]-1)*21+([.$AY$5]-1)*1071;3)" office:value-type="string" office:string-value="0D " calcext:value-type="string">
            <text:p>0D </text:p>
          </table:table-cell>
          <table:table-cell table:style-name="ce222" table:formula="of:=MID([.$C$1];[.BA$3]+([.$B17]-1)*21+([.$AY$5]-1)*1071;3)" office:value-type="string" office:string-value="0B " calcext:value-type="string">
            <text:p>0B </text:p>
          </table:table-cell>
          <table:table-cell table:style-name="ce222" table:formula="of:=MID([.$C$1];[.BB$3]+([.$B17]-1)*21+([.$AY$5]-1)*1071;3)" office:value-type="string" office:string-value="10 " calcext:value-type="string">
            <text:p>10 </text:p>
          </table:table-cell>
          <table:table-cell table:style-name="ce222" table:formula="of:=MID([.$C$1];[.BC$3]+([.$B17]-1)*21+([.$AY$5]-1)*1071;3)" office:value-type="string" office:string-value="0B " calcext:value-type="string">
            <text:p>0B </text:p>
          </table:table-cell>
          <table:table-cell table:style-name="ce222" table:formula="of:=MID([.$C$1];[.BD$3]+([.$B17]-1)*21+([.$AY$5]-1)*1071;3)" office:value-type="string" office:string-value="97 " calcext:value-type="string">
            <text:p>97 </text:p>
          </table:table-cell>
          <table:table-cell table:style-name="ce222" table:formula="of:=MID([.$C$1];[.BE$3]+([.$B17]-1)*21+([.$AY$5]-1)*1071;3)" office:value-type="string" office:string-value="A7 " calcext:value-type="string">
            <text:p>A7 </text:p>
          </table:table-cell>
          <table:table-cell table:style-name="ce222" table:formula="of:=MID([.$C$1];[.BF$3]+([.$B17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4"/>
          <table:table-cell table:style-name="ce118"/>
          <table:table-cell table:style-name="ce211"/>
          <table:table-cell table:style-name="ce224" table:formula="of:=MID([.$C$1];[.BK$3]+([.$B17]-1)*21+([.$BJ$5]-1)*1071;3)" office:value-type="string" office:string-value="1D " calcext:value-type="string">
            <text:p>1D </text:p>
          </table:table-cell>
          <table:table-cell table:style-name="ce224" table:formula="of:=MID([.$C$1];[.BL$3]+([.$B17]-1)*21+([.$BJ$5]-1)*1071;3)" office:value-type="string" office:string-value="1B " calcext:value-type="string">
            <text:p>1B </text:p>
          </table:table-cell>
          <table:table-cell table:style-name="ce224" table:formula="of:=MID([.$C$1];[.BM$3]+([.$B17]-1)*21+([.$BJ$5]-1)*1071;3)" office:value-type="string" office:string-value="43 " calcext:value-type="string">
            <text:p>43 </text:p>
          </table:table-cell>
          <table:table-cell table:style-name="ce224" table:formula="of:=MID([.$C$1];[.BN$3]+([.$B17]-1)*21+([.$BJ$5]-1)*1071;3)" office:value-type="string" office:string-value="1B " calcext:value-type="string">
            <text:p>1B </text:p>
          </table:table-cell>
          <table:table-cell table:style-name="ce224" table:formula="of:=MID([.$C$1];[.BO$3]+([.$B17]-1)*21+([.$BJ$5]-1)*1071;3)" office:value-type="string" office:string-value="97 " calcext:value-type="string">
            <text:p>97 </text:p>
          </table:table-cell>
          <table:table-cell table:style-name="ce224" table:formula="of:=MID([.$C$1];[.BP$3]+([.$B17]-1)*21+([.$BJ$5]-1)*1071;3)" office:value-type="string" office:string-value="A7 " calcext:value-type="string">
            <text:p>A7 </text:p>
          </table:table-cell>
          <table:table-cell table:style-name="ce224" table:formula="of:=MID([.$C$1];[.BQ$3]+([.$B17]-1)*21+([.$BJ$5]-1)*1071;3)" office:value-type="string" office:string-value="06 " calcext:value-type="string">
            <text:p>06 </text:p>
          </table:table-cell>
          <table:table-cell table:style-name="ce211"/>
          <table:table-cell table:style-name="ce211" table:formula="of:=VLOOKUP(MID([.AZ17];1;1);[.$CL$4:.$CM$19];2;0)*16+VLOOKUP(MID([.AZ17];2;1);[.$CL$4:.$CM$19];2;0)" office:value-type="float" office:value="13" calcext:value-type="float">
            <text:p>13</text:p>
          </table:table-cell>
          <table:table-cell table:style-name="ce211" table:formula="of:=VLOOKUP(MID([.BA17];1;1);[.$CL$4:.$CM$19];2;0)*16+VLOOKUP(MID([.BA17];2;1);[.$CL$4:.$CM$19];2;0)" office:value-type="float" office:value="11" calcext:value-type="float">
            <text:p>11</text:p>
          </table:table-cell>
          <table:table-cell table:style-name="ce211" table:formula="of:=VLOOKUP(MID([.BB17];1;1);[.$CL$4:.$CM$19];2;0)*16+VLOOKUP(MID([.BB17];2;1);[.$CL$4:.$CM$19];2;0)" office:value-type="float" office:value="16" calcext:value-type="float">
            <text:p>16</text:p>
          </table:table-cell>
          <table:table-cell table:style-name="ce211" table:formula="of:=VLOOKUP(MID([.BC17];1;1);[.$CL$4:.$CM$19];2;0)*16+VLOOKUP(MID([.BC17];2;1);[.$CL$4:.$CM$19];2;0)" office:value-type="float" office:value="11" calcext:value-type="float">
            <text:p>11</text:p>
          </table:table-cell>
          <table:table-cell table:style-name="ce211" table:formula="of:=VLOOKUP(MID([.BD17];1;1);[.$CL$4:.$CM$19];2;0)" office:value-type="float" office:value="9" calcext:value-type="float">
            <text:p>9</text:p>
          </table:table-cell>
          <table:table-cell table:style-name="ce211" table:formula="of:=VLOOKUP(MID([.BD17];2;1);[.$CL$4:.$CM$19];2;0)" office:value-type="float" office:value="7" calcext:value-type="float">
            <text:p>7</text:p>
          </table:table-cell>
          <table:table-cell table:style-name="ce211" table:formula="of:=VLOOKUP(MID([.BE17];1;1);[.$CL$4:.$CM$19];2;0)" office:value-type="float" office:value="10" calcext:value-type="float">
            <text:p>10</text:p>
          </table:table-cell>
          <table:table-cell table:style-name="ce211" table:formula="of:=VLOOKUP(MID([.BE17];2;1);[.$CL$4:.$CM$19];2;0)" office:value-type="float" office:value="7" calcext:value-type="float">
            <text:p>7</text:p>
          </table:table-cell>
          <table:table-cell table:style-name="ce211" table:formula="of:=VLOOKUP(MID([.BF17];2;1);[.$CL$4:.$CM$19];2;0)" office:value-type="float" office:value="0" calcext:value-type="float">
            <text:p>0</text:p>
          </table:table-cell>
          <table:table-cell table:style-name="ce211"/>
          <table:table-cell table:style-name="ce211" table:formula="of:=VLOOKUP(MID([.BK17];1;1);[.$CL$4:.$CM$19];2;0)*16+VLOOKUP(MID([.BK17];2;1);[.$CL$4:.$CM$19];2;0)" office:value-type="float" office:value="29" calcext:value-type="float">
            <text:p>29</text:p>
          </table:table-cell>
          <table:table-cell table:style-name="ce211" table:formula="of:=VLOOKUP(MID([.BL17];1;1);[.$CL$4:.$CM$19];2;0)*16+VLOOKUP(MID([.BL17];2;1);[.$CL$4:.$CM$19];2;0)" office:value-type="float" office:value="27" calcext:value-type="float">
            <text:p>27</text:p>
          </table:table-cell>
          <table:table-cell table:style-name="ce211" table:formula="of:=VLOOKUP(MID([.BM17];1;1);[.$CL$4:.$CM$19];2;0)*16+VLOOKUP(MID([.BM17];2;1);[.$CL$4:.$CM$19];2;0)" office:value-type="float" office:value="67" calcext:value-type="float">
            <text:p>67</text:p>
          </table:table-cell>
          <table:table-cell table:style-name="ce211" table:formula="of:=VLOOKUP(MID([.BN17];1;1);[.$CL$4:.$CM$19];2;0)*16+VLOOKUP(MID([.BN17];2;1);[.$CL$4:.$CM$19];2;0)" office:value-type="float" office:value="27" calcext:value-type="float">
            <text:p>27</text:p>
          </table:table-cell>
          <table:table-cell table:style-name="ce211" table:formula="of:=VLOOKUP(MID([.BO17];1;1);[.$CL$4:.$CM$19];2;0)" office:value-type="float" office:value="9" calcext:value-type="float">
            <text:p>9</text:p>
          </table:table-cell>
          <table:table-cell table:style-name="ce211" table:formula="of:=VLOOKUP(MID([.BO17];2;1);[.$CL$4:.$CM$19];2;0)" office:value-type="float" office:value="7" calcext:value-type="float">
            <text:p>7</text:p>
          </table:table-cell>
          <table:table-cell table:style-name="ce211" table:formula="of:=VLOOKUP(MID([.BP17];1;1);[.$CL$4:.$CM$19];2;0)" office:value-type="float" office:value="10" calcext:value-type="float">
            <text:p>10</text:p>
          </table:table-cell>
          <table:table-cell table:style-name="ce211" table:formula="of:=VLOOKUP(MID([.BP17];2;1);[.$CL$4:.$CM$19];2;0)" office:value-type="float" office:value="7" calcext:value-type="float">
            <text:p>7</text:p>
          </table:table-cell>
          <table:table-cell table:style-name="ce211"/>
          <table:table-cell table:style-name="ce118" office:value-type="string" calcext:value-type="string">
            <text:p>D</text:p>
          </table:table-cell>
          <table:table-cell table:style-name="ce211" office:value-type="float" office:value="13" calcext:value-type="float">
            <text:p>13</text:p>
          </table:table-cell>
          <table:table-cell table:style-name="ce211"/>
          <table:table-cell table:style-name="ce211" table:formula="of:=VLOOKUP(MID([.BQ17];2;1);[.$CL$4:.$CM$19];2;0)" office:value-type="float" office:value="6" calcext:value-type="float">
            <text:p>6</text:p>
          </table:table-cell>
          <table:table-cell table:style-name="ce211" table:number-columns-repeated="920"/>
        </table:table-row>
        <table:table-row table:style-name="ro1">
          <table:table-cell table:style-name="ce114" office:value-type="string" calcext:value-type="string">
            <text:p>0E</text:p>
          </table:table-cell>
          <table:table-cell table:style-name="ce161" office:value-type="float" office:value="14" calcext:value-type="float">
            <text:p>14</text:p>
          </table:table-cell>
          <table:table-cell table:style-name="ce183" office:value-type="string" calcext:value-type="string">
            <text:p>WI</text:p>
          </table:table-cell>
          <table:table-cell table:style-name="ce183" table:formula="of:=MID([.$C$2];[.D$3]+([.$B18]-1)*24;3)" office:value-type="string" office:string-value="39 " calcext:value-type="string">
            <text:p>39 </text:p>
          </table:table-cell>
          <table:table-cell table:style-name="ce183" table:formula="of:=MID([.$C$2];[.E$3]+([.$B18]-1)*24;3)" office:value-type="string" office:string-value="35 " calcext:value-type="string">
            <text:p>35 </text:p>
          </table:table-cell>
          <table:table-cell table:style-name="ce183" table:formula="of:=MID([.$C$2];[.F$3]+([.$B18]-1)*24;3)" office:value-type="string" office:string-value="73 " calcext:value-type="string">
            <text:p>73 </text:p>
          </table:table-cell>
          <table:table-cell table:style-name="ce183" table:formula="of:=MID([.$C$2];[.G$3]+([.$B18]-1)*24;3)" office:value-type="string" office:string-value="33 " calcext:value-type="string">
            <text:p>33 </text:p>
          </table:table-cell>
          <table:table-cell table:style-name="ce183" table:formula="of:=MID([.$C$2];[.H$3]+([.$B18]-1)*24;3)" office:value-type="string" office:string-value="09 " calcext:value-type="string">
            <text:p>09 </text:p>
          </table:table-cell>
          <table:table-cell table:style-name="ce183" table:formula="of:=MID([.$C$2];[.I$3]+([.$B18]-1)*24;3)" office:value-type="string" office:string-value="09 " calcext:value-type="string">
            <text:p>09 </text:p>
          </table:table-cell>
          <table:table-cell table:style-name="ce183" table:formula="of:=MID([.$C$2];[.J$3]+([.$B18]-1)*24;3)" office:value-type="string" office:string-value="0B " calcext:value-type="string">
            <text:p>0B </text:p>
          </table:table-cell>
          <table:table-cell table:style-name="ce183" table:formula="of:=MID([.$C$2];[.K$3]+([.$B18]-1)*24;3)" office:value-type="string" office:string-value="08 " calcext:value-type="string">
            <text:p>08 </text:p>
          </table:table-cell>
          <table:table-cell table:style-name="ce183" table:formula="of:=VLOOKUP(MID([.D18];1;1);[.$CL$4:.$CM$19];2;0)*16+VLOOKUP(MID([.D18];2;1);[.$CL$4:.$CM$19];2;0)" office:value-type="float" office:value="57" calcext:value-type="float">
            <text:p>57</text:p>
          </table:table-cell>
          <table:table-cell table:style-name="ce183" table:formula="of:=VLOOKUP(MID([.E18];1;1);[.$CL$4:.$CM$19];2;0)*16+VLOOKUP(MID([.E18];2;1);[.$CL$4:.$CM$19];2;0)" office:value-type="float" office:value="53" calcext:value-type="float">
            <text:p>53</text:p>
          </table:table-cell>
          <table:table-cell table:style-name="ce183" table:formula="of:=VLOOKUP(MID([.F18];1;1);[.$CL$4:.$CM$19];2;0)*16+VLOOKUP(MID([.F18];2;1);[.$CL$4:.$CM$19];2;0)" office:value-type="float" office:value="115" calcext:value-type="float">
            <text:p>115</text:p>
          </table:table-cell>
          <table:table-cell table:style-name="ce183" table:formula="of:=VLOOKUP(MID([.G18];1;1);[.$CL$4:.$CM$19];2;0)*16+VLOOKUP(MID([.G18];2;1);[.$CL$4:.$CM$19];2;0)" office:value-type="float" office:value="51" calcext:value-type="float">
            <text:p>51</text:p>
          </table:table-cell>
          <table:table-cell table:style-name="ce202" table:formula="of:=VLOOKUP(MID([.H18];1;1);[.$CL$4:.$CM$19];2;0)*16+VLOOKUP(MID([.H18];2;1);[.$CL$4:.$CM$19];2;0)" office:value-type="float" office:value="9" calcext:value-type="float">
            <text:p>9</text:p>
          </table:table-cell>
          <table:table-cell table:style-name="ce203" table:formula="of:=VLOOKUP(MID([.I18];1;1);[.$CL$4:.$CM$19];2;0)*16+VLOOKUP(MID([.I18];2;1);[.$CL$4:.$CM$19];2;0)" office:value-type="float" office:value="9" calcext:value-type="float">
            <text:p>9</text:p>
          </table:table-cell>
          <table:table-cell table:style-name="ce203" table:formula="of:=VLOOKUP(MID([.J18];1;1);[.$CL$4:.$CM$19];2;0)*16+VLOOKUP(MID([.J18];2;1);[.$CL$4:.$CM$19];2;0)" office:value-type="float" office:value="11" calcext:value-type="float">
            <text:p>11</text:p>
          </table:table-cell>
          <table:table-cell table:style-name="ce207" table:formula="of:=VLOOKUP(MID([.K18];1;1);[.$CL$4:.$CM$19];2;0)*16+VLOOKUP(MID([.K18];2;1);[.$CL$4:.$CM$19];2;0)" office:value-type="float" office:value="8" calcext:value-type="float">
            <text:p>8</text:p>
          </table:table-cell>
          <table:table-cell table:style-name="ce207" table:formula="of:=MAX([.P18:.S18])" office:value-type="float" office:value="11" calcext:value-type="float">
            <text:p>11</text:p>
          </table:table-cell>
          <table:table-cell table:style-name="ce202" table:formula="of:=[.L18]/SUM([.$L18:.$O18])" office:value-type="float" office:value="0.206521739130435" calcext:value-type="float">
            <text:p>0.206521739130435</text:p>
          </table:table-cell>
          <table:table-cell table:style-name="ce203" table:formula="of:=[.M18]/SUM([.$L18:.$O18])" office:value-type="float" office:value="0.192028985507246" calcext:value-type="float">
            <text:p>0.192028985507246</text:p>
          </table:table-cell>
          <table:table-cell table:style-name="ce203" table:formula="of:=[.N18]/SUM([.$L18:.$O18])" office:value-type="float" office:value="0.416666666666667" calcext:value-type="float">
            <text:p>0.416666666666667</text:p>
          </table:table-cell>
          <table:table-cell table:style-name="ce207" table:formula="of:=[.O18]/SUM([.$L18:.$O18])" office:value-type="float" office:value="0.184782608695652" calcext:value-type="float">
            <text:p>0.184782608695652</text:p>
          </table:table-cell>
          <table:table-cell table:style-name="ce207" table:formula="of:=[.P18]-[.Q18]" office:value-type="float" office:value="0" calcext:value-type="float">
            <text:p>0</text:p>
          </table:table-cell>
          <table:table-cell table:style-name="ce207" table:formula="of:=[.Q18]-[.P18]" office:value-type="float" office:value="0" calcext:value-type="float">
            <text:p>0</text:p>
          </table:table-cell>
          <table:table-cell table:formula="of:=[.$AE18]+[.Y18]*[.$AC$3]*IF(ABS([.Y18])&gt;5;2;1)" office:value-type="float" office:value="48" calcext:value-type="float">
            <text:p>48</text:p>
          </table:table-cell>
          <table:table-cell table:formula="of:=[.$AE18]+[.Z18]*[.$AC$3]*IF(ABS([.Y18])&gt;5;2;1)" office:value-type="float" office:value="48" calcext:value-type="float">
            <text:p>48</text:p>
          </table:table-cell>
          <table:table-cell table:style-name="ce202" table:formula="of:=[.$AC$4] - MID([.$C$2];(3*8*51)+1+([.$B18])*3;3)" office:value-type="float" office:value="4" calcext:value-type="float">
            <text:p>4</text:p>
          </table:table-cell>
          <table:table-cell table:formula="of:=[.$AD$4]+([.$AC$4]-[.AC18])" office:value-type="float" office:value="96" calcext:value-type="float">
            <text:p>96</text:p>
          </table:table-cell>
          <table:table-cell table:formula="of:=[.AD18]/2" office:value-type="float" office:value="48" calcext:value-type="float">
            <text:p>48</text:p>
          </table:table-cell>
          <table:table-cell table:formula="of:=[.AA18]+[.U18]*[.$AC18]" office:value-type="float" office:value="48.8260869565217" calcext:value-type="float">
            <text:p>48.8260869565217</text:p>
          </table:table-cell>
          <table:table-cell table:formula="of:=[.AB18]+[.V18]*[.$AC18]" office:value-type="float" office:value="48.768115942029" calcext:value-type="float">
            <text:p>48.768115942029</text:p>
          </table:table-cell>
          <table:table-cell table:style-name="ce208" table:formula="of:=[.AF18]-[.AG18]" office:value-type="float" office:value="0.0579710144927574" calcext:value-type="float">
            <text:p>0.058</text:p>
          </table:table-cell>
          <table:table-cell table:style-name="ce107" office:value-type="float" office:value="10" calcext:value-type="float">
            <text:p>10</text:p>
          </table:table-cell>
          <table:table-cell table:style-name="ce203" table:formula="of:=([.$AI18]-2)*([.AF18]/100)" office:value-type="float" office:value="3.90608695652174" calcext:value-type="float">
            <text:p>3.90608695652174</text:p>
          </table:table-cell>
          <table:table-cell table:style-name="ce203" table:formula="of:=([.$AI18]-2)*([.AG18]/100)" office:value-type="float" office:value="3.90144927536232" calcext:value-type="float">
            <text:p>3.90144927536232</text:p>
          </table:table-cell>
          <table:table-cell table:style-name="ce203" table:formula="of:=IF([.AF18]&gt;[.AG18];[.AI18];0)" office:value-type="float" office:value="10" calcext:value-type="float">
            <text:p>10</text:p>
          </table:table-cell>
          <table:table-cell table:style-name="ce203" table:formula="of:=IF([.AG18]&gt;[.AF18];[.AI18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0E</text:p>
          </table:table-cell>
          <table:table-cell table:style-name="ce161" office:value-type="float" office:value="14" calcext:value-type="float">
            <text:p>14</text:p>
          </table:table-cell>
          <table:table-cell table:style-name="ce183" office:value-type="string" calcext:value-type="string">
            <text:p>WI</text:p>
          </table:table-cell>
          <table:table-cell table:style-name="ce211"/>
          <table:table-cell table:style-name="ce222" table:formula="of:=MID([.$C$1];[.AZ$3]+([.$B18]-1)*21+([.$AY$5]-1)*1071;3)" office:value-type="string" office:string-value="0D " calcext:value-type="string">
            <text:p>0D </text:p>
          </table:table-cell>
          <table:table-cell table:style-name="ce222" table:formula="of:=MID([.$C$1];[.BA$3]+([.$B18]-1)*21+([.$AY$5]-1)*1071;3)" office:value-type="string" office:string-value="0E " calcext:value-type="string">
            <text:p>0E </text:p>
          </table:table-cell>
          <table:table-cell table:style-name="ce222" table:formula="of:=MID([.$C$1];[.BB$3]+([.$B18]-1)*21+([.$AY$5]-1)*1071;3)" office:value-type="string" office:string-value="10 " calcext:value-type="string">
            <text:p>10 </text:p>
          </table:table-cell>
          <table:table-cell table:style-name="ce222" table:formula="of:=MID([.$C$1];[.BC$3]+([.$B18]-1)*21+([.$AY$5]-1)*1071;3)" office:value-type="string" office:string-value="0D " calcext:value-type="string">
            <text:p>0D </text:p>
          </table:table-cell>
          <table:table-cell table:style-name="ce222" table:formula="of:=MID([.$C$1];[.BD$3]+([.$B18]-1)*21+([.$AY$5]-1)*1071;3)" office:value-type="string" office:string-value="99 " calcext:value-type="string">
            <text:p>99 </text:p>
          </table:table-cell>
          <table:table-cell table:style-name="ce222" table:formula="of:=MID([.$C$1];[.BE$3]+([.$B18]-1)*21+([.$AY$5]-1)*1071;3)" office:value-type="string" office:string-value="A8 " calcext:value-type="string">
            <text:p>A8 </text:p>
          </table:table-cell>
          <table:table-cell table:style-name="ce222" table:formula="of:=MID([.$C$1];[.BF$3]+([.$B18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4"/>
          <table:table-cell table:style-name="ce118"/>
          <table:table-cell table:style-name="ce211"/>
          <table:table-cell table:style-name="ce224" table:formula="of:=MID([.$C$1];[.BK$3]+([.$B18]-1)*21+([.$BJ$5]-1)*1071;3)" office:value-type="string" office:string-value="1D " calcext:value-type="string">
            <text:p>1D </text:p>
          </table:table-cell>
          <table:table-cell table:style-name="ce224" table:formula="of:=MID([.$C$1];[.BL$3]+([.$B18]-1)*21+([.$BJ$5]-1)*1071;3)" office:value-type="string" office:string-value="1E " calcext:value-type="string">
            <text:p>1E </text:p>
          </table:table-cell>
          <table:table-cell table:style-name="ce224" table:formula="of:=MID([.$C$1];[.BM$3]+([.$B18]-1)*21+([.$BJ$5]-1)*1071;3)" office:value-type="string" office:string-value="45 " calcext:value-type="string">
            <text:p>45 </text:p>
          </table:table-cell>
          <table:table-cell table:style-name="ce224" table:formula="of:=MID([.$C$1];[.BN$3]+([.$B18]-1)*21+([.$BJ$5]-1)*1071;3)" office:value-type="string" office:string-value="1D " calcext:value-type="string">
            <text:p>1D </text:p>
          </table:table-cell>
          <table:table-cell table:style-name="ce224" table:formula="of:=MID([.$C$1];[.BO$3]+([.$B18]-1)*21+([.$BJ$5]-1)*1071;3)" office:value-type="string" office:string-value="99 " calcext:value-type="string">
            <text:p>99 </text:p>
          </table:table-cell>
          <table:table-cell table:style-name="ce224" table:formula="of:=MID([.$C$1];[.BP$3]+([.$B18]-1)*21+([.$BJ$5]-1)*1071;3)" office:value-type="string" office:string-value="A8 " calcext:value-type="string">
            <text:p>A8 </text:p>
          </table:table-cell>
          <table:table-cell table:style-name="ce224" table:formula="of:=MID([.$C$1];[.BQ$3]+([.$B18]-1)*21+([.$BJ$5]-1)*1071;3)" office:value-type="string" office:string-value="06 " calcext:value-type="string">
            <text:p>06 </text:p>
          </table:table-cell>
          <table:table-cell table:style-name="ce211"/>
          <table:table-cell table:style-name="ce211" table:formula="of:=VLOOKUP(MID([.AZ18];1;1);[.$CL$4:.$CM$19];2;0)*16+VLOOKUP(MID([.AZ18];2;1);[.$CL$4:.$CM$19];2;0)" office:value-type="float" office:value="13" calcext:value-type="float">
            <text:p>13</text:p>
          </table:table-cell>
          <table:table-cell table:style-name="ce211" table:formula="of:=VLOOKUP(MID([.BA18];1;1);[.$CL$4:.$CM$19];2;0)*16+VLOOKUP(MID([.BA18];2;1);[.$CL$4:.$CM$19];2;0)" office:value-type="float" office:value="14" calcext:value-type="float">
            <text:p>14</text:p>
          </table:table-cell>
          <table:table-cell table:style-name="ce211" table:formula="of:=VLOOKUP(MID([.BB18];1;1);[.$CL$4:.$CM$19];2;0)*16+VLOOKUP(MID([.BB18];2;1);[.$CL$4:.$CM$19];2;0)" office:value-type="float" office:value="16" calcext:value-type="float">
            <text:p>16</text:p>
          </table:table-cell>
          <table:table-cell table:style-name="ce211" table:formula="of:=VLOOKUP(MID([.BC18];1;1);[.$CL$4:.$CM$19];2;0)*16+VLOOKUP(MID([.BC18];2;1);[.$CL$4:.$CM$19];2;0)" office:value-type="float" office:value="13" calcext:value-type="float">
            <text:p>13</text:p>
          </table:table-cell>
          <table:table-cell table:style-name="ce211" table:formula="of:=VLOOKUP(MID([.BD18];1;1);[.$CL$4:.$CM$19];2;0)" office:value-type="float" office:value="9" calcext:value-type="float">
            <text:p>9</text:p>
          </table:table-cell>
          <table:table-cell table:style-name="ce211" table:formula="of:=VLOOKUP(MID([.BD18];2;1);[.$CL$4:.$CM$19];2;0)" office:value-type="float" office:value="9" calcext:value-type="float">
            <text:p>9</text:p>
          </table:table-cell>
          <table:table-cell table:style-name="ce211" table:formula="of:=VLOOKUP(MID([.BE18];1;1);[.$CL$4:.$CM$19];2;0)" office:value-type="float" office:value="10" calcext:value-type="float">
            <text:p>10</text:p>
          </table:table-cell>
          <table:table-cell table:style-name="ce211" table:formula="of:=VLOOKUP(MID([.BE18];2;1);[.$CL$4:.$CM$19];2;0)" office:value-type="float" office:value="8" calcext:value-type="float">
            <text:p>8</text:p>
          </table:table-cell>
          <table:table-cell table:style-name="ce211" table:formula="of:=VLOOKUP(MID([.BF18];2;1);[.$CL$4:.$CM$19];2;0)" office:value-type="float" office:value="0" calcext:value-type="float">
            <text:p>0</text:p>
          </table:table-cell>
          <table:table-cell table:style-name="ce211"/>
          <table:table-cell table:style-name="ce211" table:formula="of:=VLOOKUP(MID([.BK18];1;1);[.$CL$4:.$CM$19];2;0)*16+VLOOKUP(MID([.BK18];2;1);[.$CL$4:.$CM$19];2;0)" office:value-type="float" office:value="29" calcext:value-type="float">
            <text:p>29</text:p>
          </table:table-cell>
          <table:table-cell table:style-name="ce211" table:formula="of:=VLOOKUP(MID([.BL18];1;1);[.$CL$4:.$CM$19];2;0)*16+VLOOKUP(MID([.BL18];2;1);[.$CL$4:.$CM$19];2;0)" office:value-type="float" office:value="30" calcext:value-type="float">
            <text:p>30</text:p>
          </table:table-cell>
          <table:table-cell table:style-name="ce211" table:formula="of:=VLOOKUP(MID([.BM18];1;1);[.$CL$4:.$CM$19];2;0)*16+VLOOKUP(MID([.BM18];2;1);[.$CL$4:.$CM$19];2;0)" office:value-type="float" office:value="69" calcext:value-type="float">
            <text:p>69</text:p>
          </table:table-cell>
          <table:table-cell table:style-name="ce211" table:formula="of:=VLOOKUP(MID([.BN18];1;1);[.$CL$4:.$CM$19];2;0)*16+VLOOKUP(MID([.BN18];2;1);[.$CL$4:.$CM$19];2;0)" office:value-type="float" office:value="29" calcext:value-type="float">
            <text:p>29</text:p>
          </table:table-cell>
          <table:table-cell table:style-name="ce211" table:formula="of:=VLOOKUP(MID([.BO18];1;1);[.$CL$4:.$CM$19];2;0)" office:value-type="float" office:value="9" calcext:value-type="float">
            <text:p>9</text:p>
          </table:table-cell>
          <table:table-cell table:style-name="ce211" table:formula="of:=VLOOKUP(MID([.BO18];2;1);[.$CL$4:.$CM$19];2;0)" office:value-type="float" office:value="9" calcext:value-type="float">
            <text:p>9</text:p>
          </table:table-cell>
          <table:table-cell table:style-name="ce211" table:formula="of:=VLOOKUP(MID([.BP18];1;1);[.$CL$4:.$CM$19];2;0)" office:value-type="float" office:value="10" calcext:value-type="float">
            <text:p>10</text:p>
          </table:table-cell>
          <table:table-cell table:style-name="ce211" table:formula="of:=VLOOKUP(MID([.BP18];2;1);[.$CL$4:.$CM$19];2;0)" office:value-type="float" office:value="8" calcext:value-type="float">
            <text:p>8</text:p>
          </table:table-cell>
          <table:table-cell table:style-name="ce211"/>
          <table:table-cell table:style-name="ce118" office:value-type="string" calcext:value-type="string">
            <text:p>E</text:p>
          </table:table-cell>
          <table:table-cell table:style-name="ce211" office:value-type="float" office:value="14" calcext:value-type="float">
            <text:p>14</text:p>
          </table:table-cell>
          <table:table-cell table:style-name="ce211"/>
          <table:table-cell table:style-name="ce211" table:formula="of:=VLOOKUP(MID([.BQ18];2;1);[.$CL$4:.$CM$19];2;0)" office:value-type="float" office:value="6" calcext:value-type="float">
            <text:p>6</text:p>
          </table:table-cell>
          <table:table-cell table:style-name="ce211" table:number-columns-repeated="920"/>
        </table:table-row>
        <table:table-row table:style-name="ro1">
          <table:table-cell table:style-name="ce114" office:value-type="string" calcext:value-type="string">
            <text:p>0F</text:p>
          </table:table-cell>
          <table:table-cell table:style-name="ce162" office:value-type="float" office:value="15" calcext:value-type="float">
            <text:p>15</text:p>
          </table:table-cell>
          <table:table-cell table:style-name="ce184" office:value-type="string" calcext:value-type="string">
            <text:p>MN</text:p>
          </table:table-cell>
          <table:table-cell table:style-name="ce184" table:formula="of:=MID([.$C$2];[.D$3]+([.$B19]-1)*24;3)" office:value-type="string" office:string-value="90 " calcext:value-type="string">
            <text:p>90 </text:p>
          </table:table-cell>
          <table:table-cell table:style-name="ce184" table:formula="of:=MID([.$C$2];[.E$3]+([.$B19]-1)*24;3)" office:value-type="string" office:string-value="85 " calcext:value-type="string">
            <text:p>85 </text:p>
          </table:table-cell>
          <table:table-cell table:style-name="ce184" table:formula="of:=MID([.$C$2];[.F$3]+([.$B19]-1)*24;3)" office:value-type="string" office:string-value="A3 " calcext:value-type="string">
            <text:p>A3 </text:p>
          </table:table-cell>
          <table:table-cell table:style-name="ce184" table:formula="of:=MID([.$C$2];[.G$3]+([.$B19]-1)*24;3)" office:value-type="string" office:string-value="2F " calcext:value-type="string">
            <text:p>2F </text:p>
          </table:table-cell>
          <table:table-cell table:style-name="ce184" table:formula="of:=MID([.$C$2];[.H$3]+([.$B19]-1)*24;3)" office:value-type="string" office:string-value="0A " calcext:value-type="string">
            <text:p>0A </text:p>
          </table:table-cell>
          <table:table-cell table:style-name="ce184" table:formula="of:=MID([.$C$2];[.I$3]+([.$B19]-1)*24;3)" office:value-type="string" office:string-value="09 " calcext:value-type="string">
            <text:p>09 </text:p>
          </table:table-cell>
          <table:table-cell table:style-name="ce184" table:formula="of:=MID([.$C$2];[.J$3]+([.$B19]-1)*24;3)" office:value-type="string" office:string-value="0A " calcext:value-type="string">
            <text:p>0A </text:p>
          </table:table-cell>
          <table:table-cell table:style-name="ce184" table:formula="of:=MID([.$C$2];[.K$3]+([.$B19]-1)*24;3)" office:value-type="string" office:string-value="07 " calcext:value-type="string">
            <text:p>07 </text:p>
          </table:table-cell>
          <table:table-cell table:style-name="ce184" table:formula="of:=VLOOKUP(MID([.D19];1;1);[.$CL$4:.$CM$19];2;0)*16+VLOOKUP(MID([.D19];2;1);[.$CL$4:.$CM$19];2;0)" office:value-type="float" office:value="144" calcext:value-type="float">
            <text:p>144</text:p>
          </table:table-cell>
          <table:table-cell table:style-name="ce184" table:formula="of:=VLOOKUP(MID([.E19];1;1);[.$CL$4:.$CM$19];2;0)*16+VLOOKUP(MID([.E19];2;1);[.$CL$4:.$CM$19];2;0)" office:value-type="float" office:value="133" calcext:value-type="float">
            <text:p>133</text:p>
          </table:table-cell>
          <table:table-cell table:style-name="ce184" table:formula="of:=VLOOKUP(MID([.F19];1;1);[.$CL$4:.$CM$19];2;0)*16+VLOOKUP(MID([.F19];2;1);[.$CL$4:.$CM$19];2;0)" office:value-type="float" office:value="163" calcext:value-type="float">
            <text:p>163</text:p>
          </table:table-cell>
          <table:table-cell table:style-name="ce184" table:formula="of:=VLOOKUP(MID([.G19];1;1);[.$CL$4:.$CM$19];2;0)*16+VLOOKUP(MID([.G19];2;1);[.$CL$4:.$CM$19];2;0)" office:value-type="float" office:value="47" calcext:value-type="float">
            <text:p>47</text:p>
          </table:table-cell>
          <table:table-cell table:style-name="ce202" table:formula="of:=VLOOKUP(MID([.H19];1;1);[.$CL$4:.$CM$19];2;0)*16+VLOOKUP(MID([.H19];2;1);[.$CL$4:.$CM$19];2;0)" office:value-type="float" office:value="10" calcext:value-type="float">
            <text:p>10</text:p>
          </table:table-cell>
          <table:table-cell table:style-name="ce203" table:formula="of:=VLOOKUP(MID([.I19];1;1);[.$CL$4:.$CM$19];2;0)*16+VLOOKUP(MID([.I19];2;1);[.$CL$4:.$CM$19];2;0)" office:value-type="float" office:value="9" calcext:value-type="float">
            <text:p>9</text:p>
          </table:table-cell>
          <table:table-cell table:style-name="ce203" table:formula="of:=VLOOKUP(MID([.J19];1;1);[.$CL$4:.$CM$19];2;0)*16+VLOOKUP(MID([.J19];2;1);[.$CL$4:.$CM$19];2;0)" office:value-type="float" office:value="10" calcext:value-type="float">
            <text:p>10</text:p>
          </table:table-cell>
          <table:table-cell table:style-name="ce207" table:formula="of:=VLOOKUP(MID([.K19];1;1);[.$CL$4:.$CM$19];2;0)*16+VLOOKUP(MID([.K19];2;1);[.$CL$4:.$CM$19];2;0)" office:value-type="float" office:value="7" calcext:value-type="float">
            <text:p>7</text:p>
          </table:table-cell>
          <table:table-cell table:style-name="ce207" table:formula="of:=MAX([.P19:.S19])" office:value-type="float" office:value="10" calcext:value-type="float">
            <text:p>10</text:p>
          </table:table-cell>
          <table:table-cell table:style-name="ce202" table:formula="of:=[.L19]/SUM([.$L19:.$O19])" office:value-type="float" office:value="0.295687885010267" calcext:value-type="float">
            <text:p>0.295687885010267</text:p>
          </table:table-cell>
          <table:table-cell table:style-name="ce203" table:formula="of:=[.M19]/SUM([.$L19:.$O19])" office:value-type="float" office:value="0.273100616016427" calcext:value-type="float">
            <text:p>0.273100616016427</text:p>
          </table:table-cell>
          <table:table-cell table:style-name="ce203" table:formula="of:=[.N19]/SUM([.$L19:.$O19])" office:value-type="float" office:value="0.334702258726899" calcext:value-type="float">
            <text:p>0.334702258726899</text:p>
          </table:table-cell>
          <table:table-cell table:style-name="ce207" table:formula="of:=[.O19]/SUM([.$L19:.$O19])" office:value-type="float" office:value="0.0965092402464066" calcext:value-type="float">
            <text:p>0.0965092402464066</text:p>
          </table:table-cell>
          <table:table-cell table:style-name="ce207" table:formula="of:=[.P19]-[.Q19]" office:value-type="float" office:value="1" calcext:value-type="float">
            <text:p>1</text:p>
          </table:table-cell>
          <table:table-cell table:style-name="ce207" table:formula="of:=[.Q19]-[.P19]" office:value-type="float" office:value="-1" calcext:value-type="float">
            <text:p>-1</text:p>
          </table:table-cell>
          <table:table-cell table:formula="of:=[.$AE19]+[.Y19]*[.$AC$3]*IF(ABS([.Y19])&gt;5;2;1)" office:value-type="float" office:value="46" calcext:value-type="float">
            <text:p>46</text:p>
          </table:table-cell>
          <table:table-cell table:formula="of:=[.$AE19]+[.Z19]*[.$AC$3]*IF(ABS([.Y19])&gt;5;2;1)" office:value-type="float" office:value="44" calcext:value-type="float">
            <text:p>44</text:p>
          </table:table-cell>
          <table:table-cell table:style-name="ce202" table:formula="of:=[.$AC$4] - MID([.$C$2];(3*8*51)+1+([.$B19])*3;3)" office:value-type="float" office:value="10" calcext:value-type="float">
            <text:p>10</text:p>
          </table:table-cell>
          <table:table-cell table:formula="of:=[.$AD$4]+([.$AC$4]-[.AC19])" office:value-type="float" office:value="90" calcext:value-type="float">
            <text:p>90</text:p>
          </table:table-cell>
          <table:table-cell table:formula="of:=[.AD19]/2" office:value-type="float" office:value="45" calcext:value-type="float">
            <text:p>45</text:p>
          </table:table-cell>
          <table:table-cell table:formula="of:=[.AA19]+[.U19]*[.$AC19]" office:value-type="float" office:value="48.9568788501027" calcext:value-type="float">
            <text:p>48.9568788501027</text:p>
          </table:table-cell>
          <table:table-cell table:formula="of:=[.AB19]+[.V19]*[.$AC19]" office:value-type="float" office:value="46.7310061601643" calcext:value-type="float">
            <text:p>46.7310061601643</text:p>
          </table:table-cell>
          <table:table-cell table:style-name="ce208" table:formula="of:=[.AF19]-[.AG19]" office:value-type="float" office:value="2.2258726899384" calcext:value-type="float">
            <text:p>2.226</text:p>
          </table:table-cell>
          <table:table-cell table:style-name="ce107" office:value-type="float" office:value="10" calcext:value-type="float">
            <text:p>10</text:p>
          </table:table-cell>
          <table:table-cell table:style-name="ce203" table:formula="of:=([.$AI19]-2)*([.AF19]/100)" office:value-type="float" office:value="3.91655030800821" calcext:value-type="float">
            <text:p>3.91655030800821</text:p>
          </table:table-cell>
          <table:table-cell table:style-name="ce203" table:formula="of:=([.$AI19]-2)*([.AG19]/100)" office:value-type="float" office:value="3.73848049281314" calcext:value-type="float">
            <text:p>3.73848049281314</text:p>
          </table:table-cell>
          <table:table-cell table:style-name="ce203" table:formula="of:=IF([.AF19]&gt;[.AG19];[.AI19];0)" office:value-type="float" office:value="10" calcext:value-type="float">
            <text:p>10</text:p>
          </table:table-cell>
          <table:table-cell table:style-name="ce203" table:formula="of:=IF([.AG19]&gt;[.AF19];[.AI19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0F</text:p>
          </table:table-cell>
          <table:table-cell table:style-name="ce162" office:value-type="float" office:value="15" calcext:value-type="float">
            <text:p>15</text:p>
          </table:table-cell>
          <table:table-cell table:style-name="ce184" office:value-type="string" calcext:value-type="string">
            <text:p>MN</text:p>
          </table:table-cell>
          <table:table-cell table:style-name="ce212"/>
          <table:table-cell table:style-name="ce222" table:formula="of:=MID([.$C$1];[.AZ$3]+([.$B19]-1)*21+([.$AY$5]-1)*1071;3)" office:value-type="string" office:string-value="0E " calcext:value-type="string">
            <text:p>0E </text:p>
          </table:table-cell>
          <table:table-cell table:style-name="ce222" table:formula="of:=MID([.$C$1];[.BA$3]+([.$B19]-1)*21+([.$AY$5]-1)*1071;3)" office:value-type="string" office:string-value="0C " calcext:value-type="string">
            <text:p>0C </text:p>
          </table:table-cell>
          <table:table-cell table:style-name="ce222" table:formula="of:=MID([.$C$1];[.BB$3]+([.$B19]-1)*21+([.$AY$5]-1)*1071;3)" office:value-type="string" office:string-value="1C " calcext:value-type="string">
            <text:p>1C </text:p>
          </table:table-cell>
          <table:table-cell table:style-name="ce222" table:formula="of:=MID([.$C$1];[.BC$3]+([.$B19]-1)*21+([.$AY$5]-1)*1071;3)" office:value-type="string" office:string-value="0B " calcext:value-type="string">
            <text:p>0B </text:p>
          </table:table-cell>
          <table:table-cell table:style-name="ce222" table:formula="of:=MID([.$C$1];[.BD$3]+([.$B19]-1)*21+([.$AY$5]-1)*1071;3)" office:value-type="string" office:string-value="98 " calcext:value-type="string">
            <text:p>98 </text:p>
          </table:table-cell>
          <table:table-cell table:style-name="ce222" table:formula="of:=MID([.$C$1];[.BE$3]+([.$B19]-1)*21+([.$AY$5]-1)*1071;3)" office:value-type="string" office:string-value="97 " calcext:value-type="string">
            <text:p>97 </text:p>
          </table:table-cell>
          <table:table-cell table:style-name="ce222" table:formula="of:=MID([.$C$1];[.BF$3]+([.$B19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19]-1)*21+([.$BJ$5]-1)*1071;3)" office:value-type="string" office:string-value="82 " calcext:value-type="string">
            <text:p>82 </text:p>
          </table:table-cell>
          <table:table-cell table:style-name="ce212" table:formula="of:=MID([.$C$1];[.BL$3]+([.$B19]-1)*21+([.$BJ$5]-1)*1071;3)" office:value-type="string" office:string-value="76 " calcext:value-type="string">
            <text:p>76 </text:p>
          </table:table-cell>
          <table:table-cell table:style-name="ce212" table:formula="of:=MID([.$C$1];[.BM$3]+([.$B19]-1)*21+([.$BJ$5]-1)*1071;3)" office:value-type="string" office:string-value="98 " calcext:value-type="string">
            <text:p>98 </text:p>
          </table:table-cell>
          <table:table-cell table:style-name="ce212" table:formula="of:=MID([.$C$1];[.BN$3]+([.$B19]-1)*21+([.$BJ$5]-1)*1071;3)" office:value-type="string" office:string-value="1B " calcext:value-type="string">
            <text:p>1B </text:p>
          </table:table-cell>
          <table:table-cell table:style-name="ce212" table:formula="of:=MID([.$C$1];[.BO$3]+([.$B19]-1)*21+([.$BJ$5]-1)*1071;3)" office:value-type="string" office:string-value="A8 " calcext:value-type="string">
            <text:p>A8 </text:p>
          </table:table-cell>
          <table:table-cell table:style-name="ce212" table:formula="of:=MID([.$C$1];[.BP$3]+([.$B19]-1)*21+([.$BJ$5]-1)*1071;3)" office:value-type="string" office:string-value="A7 " calcext:value-type="string">
            <text:p>A7 </text:p>
          </table:table-cell>
          <table:table-cell table:style-name="ce212" table:formula="of:=MID([.$C$1];[.BQ$3]+([.$B19]-1)*21+([.$BJ$5]-1)*1071;3)" office:value-type="string" office:string-value="00 " calcext:value-type="string">
            <text:p>00 </text:p>
          </table:table-cell>
          <table:table-cell table:style-name="ce212"/>
          <table:table-cell table:style-name="ce212" table:formula="of:=VLOOKUP(MID([.AZ19];1;1);[.$CL$4:.$CM$19];2;0)*16+VLOOKUP(MID([.AZ19];2;1);[.$CL$4:.$CM$19];2;0)" office:value-type="float" office:value="14" calcext:value-type="float">
            <text:p>14</text:p>
          </table:table-cell>
          <table:table-cell table:style-name="ce212" table:formula="of:=VLOOKUP(MID([.BA19];1;1);[.$CL$4:.$CM$19];2;0)*16+VLOOKUP(MID([.BA19];2;1);[.$CL$4:.$CM$19];2;0)" office:value-type="float" office:value="12" calcext:value-type="float">
            <text:p>12</text:p>
          </table:table-cell>
          <table:table-cell table:style-name="ce212" table:formula="of:=VLOOKUP(MID([.BB19];1;1);[.$CL$4:.$CM$19];2;0)*16+VLOOKUP(MID([.BB19];2;1);[.$CL$4:.$CM$19];2;0)" office:value-type="float" office:value="28" calcext:value-type="float">
            <text:p>28</text:p>
          </table:table-cell>
          <table:table-cell table:style-name="ce212" table:formula="of:=VLOOKUP(MID([.BC19];1;1);[.$CL$4:.$CM$19];2;0)*16+VLOOKUP(MID([.BC19];2;1);[.$CL$4:.$CM$19];2;0)" office:value-type="float" office:value="11" calcext:value-type="float">
            <text:p>11</text:p>
          </table:table-cell>
          <table:table-cell table:style-name="ce212" table:formula="of:=VLOOKUP(MID([.BD19];1;1);[.$CL$4:.$CM$19];2;0)" office:value-type="float" office:value="9" calcext:value-type="float">
            <text:p>9</text:p>
          </table:table-cell>
          <table:table-cell table:style-name="ce212" table:formula="of:=VLOOKUP(MID([.BD19];2;1);[.$CL$4:.$CM$19];2;0)" office:value-type="float" office:value="8" calcext:value-type="float">
            <text:p>8</text:p>
          </table:table-cell>
          <table:table-cell table:style-name="ce212" table:formula="of:=VLOOKUP(MID([.BE19];1;1);[.$CL$4:.$CM$19];2;0)" office:value-type="float" office:value="9" calcext:value-type="float">
            <text:p>9</text:p>
          </table:table-cell>
          <table:table-cell table:style-name="ce212" table:formula="of:=VLOOKUP(MID([.BE19];2;1);[.$CL$4:.$CM$19];2;0)" office:value-type="float" office:value="7" calcext:value-type="float">
            <text:p>7</text:p>
          </table:table-cell>
          <table:table-cell table:style-name="ce212" table:formula="of:=VLOOKUP(MID([.BF19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19];1;1);[.$CL$4:.$CM$19];2;0)*16+VLOOKUP(MID([.BK19];2;1);[.$CL$4:.$CM$19];2;0)" office:value-type="float" office:value="130" calcext:value-type="float">
            <text:p>130</text:p>
          </table:table-cell>
          <table:table-cell table:style-name="ce212" table:formula="of:=VLOOKUP(MID([.BL19];1;1);[.$CL$4:.$CM$19];2;0)*16+VLOOKUP(MID([.BL19];2;1);[.$CL$4:.$CM$19];2;0)" office:value-type="float" office:value="118" calcext:value-type="float">
            <text:p>118</text:p>
          </table:table-cell>
          <table:table-cell table:style-name="ce212" table:formula="of:=VLOOKUP(MID([.BM19];1;1);[.$CL$4:.$CM$19];2;0)*16+VLOOKUP(MID([.BM19];2;1);[.$CL$4:.$CM$19];2;0)" office:value-type="float" office:value="152" calcext:value-type="float">
            <text:p>152</text:p>
          </table:table-cell>
          <table:table-cell table:style-name="ce212" table:formula="of:=VLOOKUP(MID([.BN19];1;1);[.$CL$4:.$CM$19];2;0)*16+VLOOKUP(MID([.BN19];2;1);[.$CL$4:.$CM$19];2;0)" office:value-type="float" office:value="27" calcext:value-type="float">
            <text:p>27</text:p>
          </table:table-cell>
          <table:table-cell table:style-name="ce212" table:formula="of:=VLOOKUP(MID([.BO19];1;1);[.$CL$4:.$CM$19];2;0)" office:value-type="float" office:value="10" calcext:value-type="float">
            <text:p>10</text:p>
          </table:table-cell>
          <table:table-cell table:style-name="ce212" table:formula="of:=VLOOKUP(MID([.BO19];2;1);[.$CL$4:.$CM$19];2;0)" office:value-type="float" office:value="8" calcext:value-type="float">
            <text:p>8</text:p>
          </table:table-cell>
          <table:table-cell table:style-name="ce212" table:formula="of:=VLOOKUP(MID([.BP19];1;1);[.$CL$4:.$CM$19];2;0)" office:value-type="float" office:value="10" calcext:value-type="float">
            <text:p>10</text:p>
          </table:table-cell>
          <table:table-cell table:style-name="ce212" table:formula="of:=VLOOKUP(MID([.BP19];2;1);[.$CL$4:.$CM$19];2;0)" office:value-type="float" office:value="7" calcext:value-type="float">
            <text:p>7</text:p>
          </table:table-cell>
          <table:table-cell table:style-name="ce212"/>
          <table:table-cell table:style-name="ce212" office:value-type="string" calcext:value-type="string">
            <text:p>F</text:p>
          </table:table-cell>
          <table:table-cell table:style-name="ce212" office:value-type="float" office:value="15" calcext:value-type="float">
            <text:p>15</text:p>
          </table:table-cell>
          <table:table-cell table:style-name="ce212"/>
          <table:table-cell table:style-name="ce212" table:formula="of:=VLOOKUP(MID([.BQ19];2;1);[.$CL$4:.$CM$19];2;0)" office:value-type="float" office:value="0" calcext:value-type="float">
            <text:p>0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0" calcext:value-type="float">
            <text:p>10</text:p>
          </table:table-cell>
          <table:table-cell table:style-name="ce162" office:value-type="float" office:value="16" calcext:value-type="float">
            <text:p>16</text:p>
          </table:table-cell>
          <table:table-cell table:style-name="ce184" office:value-type="string" calcext:value-type="string">
            <text:p>IA</text:p>
          </table:table-cell>
          <table:table-cell table:style-name="ce184" table:formula="of:=MID([.$C$2];[.D$3]+([.$B20]-1)*24;3)" office:value-type="string" office:string-value="92 " calcext:value-type="string">
            <text:p>92 </text:p>
          </table:table-cell>
          <table:table-cell table:style-name="ce184" table:formula="of:=MID([.$C$2];[.E$3]+([.$B20]-1)*24;3)" office:value-type="string" office:string-value="8C " calcext:value-type="string">
            <text:p>8C </text:p>
          </table:table-cell>
          <table:table-cell table:style-name="ce184" table:formula="of:=MID([.$C$2];[.F$3]+([.$B20]-1)*24;3)" office:value-type="string" office:string-value="3C " calcext:value-type="string">
            <text:p>3C </text:p>
          </table:table-cell>
          <table:table-cell table:style-name="ce184" table:formula="of:=MID([.$C$2];[.G$3]+([.$B20]-1)*24;3)" office:value-type="string" office:string-value="33 " calcext:value-type="string">
            <text:p>33 </text:p>
          </table:table-cell>
          <table:table-cell table:style-name="ce184" table:formula="of:=MID([.$C$2];[.H$3]+([.$B20]-1)*24;3)" office:value-type="string" office:string-value="0B " calcext:value-type="string">
            <text:p>0B </text:p>
          </table:table-cell>
          <table:table-cell table:style-name="ce184" table:formula="of:=MID([.$C$2];[.I$3]+([.$B20]-1)*24;3)" office:value-type="string" office:string-value="0A " calcext:value-type="string">
            <text:p>0A </text:p>
          </table:table-cell>
          <table:table-cell table:style-name="ce184" table:formula="of:=MID([.$C$2];[.J$3]+([.$B20]-1)*24;3)" office:value-type="string" office:string-value="08 " calcext:value-type="string">
            <text:p>08 </text:p>
          </table:table-cell>
          <table:table-cell table:style-name="ce184" table:formula="of:=MID([.$C$2];[.K$3]+([.$B20]-1)*24;3)" office:value-type="string" office:string-value="08 " calcext:value-type="string">
            <text:p>08 </text:p>
          </table:table-cell>
          <table:table-cell table:style-name="ce184" table:formula="of:=VLOOKUP(MID([.D20];1;1);[.$CL$4:.$CM$19];2;0)*16+VLOOKUP(MID([.D20];2;1);[.$CL$4:.$CM$19];2;0)" office:value-type="float" office:value="146" calcext:value-type="float">
            <text:p>146</text:p>
          </table:table-cell>
          <table:table-cell table:style-name="ce184" table:formula="of:=VLOOKUP(MID([.E20];1;1);[.$CL$4:.$CM$19];2;0)*16+VLOOKUP(MID([.E20];2;1);[.$CL$4:.$CM$19];2;0)" office:value-type="float" office:value="140" calcext:value-type="float">
            <text:p>140</text:p>
          </table:table-cell>
          <table:table-cell table:style-name="ce184" table:formula="of:=VLOOKUP(MID([.F20];1;1);[.$CL$4:.$CM$19];2;0)*16+VLOOKUP(MID([.F20];2;1);[.$CL$4:.$CM$19];2;0)" office:value-type="float" office:value="60" calcext:value-type="float">
            <text:p>60</text:p>
          </table:table-cell>
          <table:table-cell table:style-name="ce184" table:formula="of:=VLOOKUP(MID([.G20];1;1);[.$CL$4:.$CM$19];2;0)*16+VLOOKUP(MID([.G20];2;1);[.$CL$4:.$CM$19];2;0)" office:value-type="float" office:value="51" calcext:value-type="float">
            <text:p>51</text:p>
          </table:table-cell>
          <table:table-cell table:style-name="ce202" table:formula="of:=VLOOKUP(MID([.H20];1;1);[.$CL$4:.$CM$19];2;0)*16+VLOOKUP(MID([.H20];2;1);[.$CL$4:.$CM$19];2;0)" office:value-type="float" office:value="11" calcext:value-type="float">
            <text:p>11</text:p>
          </table:table-cell>
          <table:table-cell table:style-name="ce203" table:formula="of:=VLOOKUP(MID([.I20];1;1);[.$CL$4:.$CM$19];2;0)*16+VLOOKUP(MID([.I20];2;1);[.$CL$4:.$CM$19];2;0)" office:value-type="float" office:value="10" calcext:value-type="float">
            <text:p>10</text:p>
          </table:table-cell>
          <table:table-cell table:style-name="ce203" table:formula="of:=VLOOKUP(MID([.J20];1;1);[.$CL$4:.$CM$19];2;0)*16+VLOOKUP(MID([.J20];2;1);[.$CL$4:.$CM$19];2;0)" office:value-type="float" office:value="8" calcext:value-type="float">
            <text:p>8</text:p>
          </table:table-cell>
          <table:table-cell table:style-name="ce207" table:formula="of:=VLOOKUP(MID([.K20];1;1);[.$CL$4:.$CM$19];2;0)*16+VLOOKUP(MID([.K20];2;1);[.$CL$4:.$CM$19];2;0)" office:value-type="float" office:value="8" calcext:value-type="float">
            <text:p>8</text:p>
          </table:table-cell>
          <table:table-cell table:style-name="ce207" table:formula="of:=MAX([.P20:.S20])" office:value-type="float" office:value="11" calcext:value-type="float">
            <text:p>11</text:p>
          </table:table-cell>
          <table:table-cell table:style-name="ce202" table:formula="of:=[.L20]/SUM([.$L20:.$O20])" office:value-type="float" office:value="0.367758186397985" calcext:value-type="float">
            <text:p>0.367758186397985</text:p>
          </table:table-cell>
          <table:table-cell table:style-name="ce203" table:formula="of:=[.M20]/SUM([.$L20:.$O20])" office:value-type="float" office:value="0.35264483627204" calcext:value-type="float">
            <text:p>0.35264483627204</text:p>
          </table:table-cell>
          <table:table-cell table:style-name="ce203" table:formula="of:=[.N20]/SUM([.$L20:.$O20])" office:value-type="float" office:value="0.151133501259446" calcext:value-type="float">
            <text:p>0.151133501259446</text:p>
          </table:table-cell>
          <table:table-cell table:style-name="ce207" table:formula="of:=[.O20]/SUM([.$L20:.$O20])" office:value-type="float" office:value="0.128463476070529" calcext:value-type="float">
            <text:p>0.128463476070529</text:p>
          </table:table-cell>
          <table:table-cell table:style-name="ce207" table:formula="of:=[.P20]-[.Q20]" office:value-type="float" office:value="1" calcext:value-type="float">
            <text:p>1</text:p>
          </table:table-cell>
          <table:table-cell table:style-name="ce207" table:formula="of:=[.Q20]-[.P20]" office:value-type="float" office:value="-1" calcext:value-type="float">
            <text:p>-1</text:p>
          </table:table-cell>
          <table:table-cell table:formula="of:=[.$AE20]+[.Y20]*[.$AC$3]*IF(ABS([.Y20])&gt;5;2;1)" office:value-type="float" office:value="47.5" calcext:value-type="float">
            <text:p>47.5</text:p>
          </table:table-cell>
          <table:table-cell table:formula="of:=[.$AE20]+[.Z20]*[.$AC$3]*IF(ABS([.Y20])&gt;5;2;1)" office:value-type="float" office:value="45.5" calcext:value-type="float">
            <text:p>45.5</text:p>
          </table:table-cell>
          <table:table-cell table:style-name="ce202" table:formula="of:=[.$AC$4] - MID([.$C$2];(3*8*51)+1+([.$B20])*3;3)" office:value-type="float" office:value="7" calcext:value-type="float">
            <text:p>7</text:p>
          </table:table-cell>
          <table:table-cell table:formula="of:=[.$AD$4]+([.$AC$4]-[.AC20])" office:value-type="float" office:value="93" calcext:value-type="float">
            <text:p>93</text:p>
          </table:table-cell>
          <table:table-cell table:formula="of:=[.AD20]/2" office:value-type="float" office:value="46.5" calcext:value-type="float">
            <text:p>46.5</text:p>
          </table:table-cell>
          <table:table-cell table:formula="of:=[.AA20]+[.U20]*[.$AC20]" office:value-type="float" office:value="50.0743073047859" calcext:value-type="float">
            <text:p>50.0743073047859</text:p>
          </table:table-cell>
          <table:table-cell table:formula="of:=[.AB20]+[.V20]*[.$AC20]" office:value-type="float" office:value="47.9685138539043" calcext:value-type="float">
            <text:p>47.9685138539043</text:p>
          </table:table-cell>
          <table:table-cell table:style-name="ce208" table:formula="of:=[.AF20]-[.AG20]" office:value-type="float" office:value="2.10579345088161" calcext:value-type="float">
            <text:p>2.106</text:p>
          </table:table-cell>
          <table:table-cell table:style-name="ce107" office:value-type="float" office:value="6" calcext:value-type="float">
            <text:p>6</text:p>
          </table:table-cell>
          <table:table-cell table:style-name="ce203" table:formula="of:=([.$AI20]-2)*([.AF20]/100)" office:value-type="float" office:value="2.00297229219144" calcext:value-type="float">
            <text:p>2.00297229219144</text:p>
          </table:table-cell>
          <table:table-cell table:style-name="ce203" table:formula="of:=([.$AI20]-2)*([.AG20]/100)" office:value-type="float" office:value="1.91874055415617" calcext:value-type="float">
            <text:p>1.91874055415617</text:p>
          </table:table-cell>
          <table:table-cell table:style-name="ce203" table:formula="of:=IF([.AF20]&gt;[.AG20];[.AI20];0)" office:value-type="float" office:value="6" calcext:value-type="float">
            <text:p>6</text:p>
          </table:table-cell>
          <table:table-cell table:style-name="ce203" table:formula="of:=IF([.AG20]&gt;[.AF20];[.AI20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0" calcext:value-type="float">
            <text:p>10</text:p>
          </table:table-cell>
          <table:table-cell table:style-name="ce162" office:value-type="float" office:value="16" calcext:value-type="float">
            <text:p>16</text:p>
          </table:table-cell>
          <table:table-cell table:style-name="ce184" office:value-type="string" calcext:value-type="string">
            <text:p>IA</text:p>
          </table:table-cell>
          <table:table-cell table:style-name="ce212"/>
          <table:table-cell table:style-name="ce222" table:formula="of:=MID([.$C$1];[.AZ$3]+([.$B20]-1)*21+([.$AY$5]-1)*1071;3)" office:value-type="string" office:string-value="0F " calcext:value-type="string">
            <text:p>0F </text:p>
          </table:table-cell>
          <table:table-cell table:style-name="ce222" table:formula="of:=MID([.$C$1];[.BA$3]+([.$B20]-1)*21+([.$AY$5]-1)*1071;3)" office:value-type="string" office:string-value="0E " calcext:value-type="string">
            <text:p>0E </text:p>
          </table:table-cell>
          <table:table-cell table:style-name="ce222" table:formula="of:=MID([.$C$1];[.BB$3]+([.$B20]-1)*21+([.$AY$5]-1)*1071;3)" office:value-type="string" office:string-value="18 " calcext:value-type="string">
            <text:p>18 </text:p>
          </table:table-cell>
          <table:table-cell table:style-name="ce222" table:formula="of:=MID([.$C$1];[.BC$3]+([.$B20]-1)*21+([.$AY$5]-1)*1071;3)" office:value-type="string" office:string-value="0D " calcext:value-type="string">
            <text:p>0D </text:p>
          </table:table-cell>
          <table:table-cell table:style-name="ce222" table:formula="of:=MID([.$C$1];[.BD$3]+([.$B20]-1)*21+([.$AY$5]-1)*1071;3)" office:value-type="string" office:string-value="A9 " calcext:value-type="string">
            <text:p>A9 </text:p>
          </table:table-cell>
          <table:table-cell table:style-name="ce222" table:formula="of:=MID([.$C$1];[.BE$3]+([.$B20]-1)*21+([.$AY$5]-1)*1071;3)" office:value-type="string" office:string-value="88 " calcext:value-type="string">
            <text:p>88 </text:p>
          </table:table-cell>
          <table:table-cell table:style-name="ce222" table:formula="of:=MID([.$C$1];[.BF$3]+([.$B20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20]-1)*21+([.$BJ$5]-1)*1071;3)" office:value-type="string" office:string-value="83 " calcext:value-type="string">
            <text:p>83 </text:p>
          </table:table-cell>
          <table:table-cell table:style-name="ce212" table:formula="of:=MID([.$C$1];[.BL$3]+([.$B20]-1)*21+([.$BJ$5]-1)*1071;3)" office:value-type="string" office:string-value="81 " calcext:value-type="string">
            <text:p>81 </text:p>
          </table:table-cell>
          <table:table-cell table:style-name="ce212" table:formula="of:=MID([.$C$1];[.BM$3]+([.$B20]-1)*21+([.$BJ$5]-1)*1071;3)" office:value-type="string" office:string-value="28 " calcext:value-type="string">
            <text:p>28 </text:p>
          </table:table-cell>
          <table:table-cell table:style-name="ce212" table:formula="of:=MID([.$C$1];[.BN$3]+([.$B20]-1)*21+([.$BJ$5]-1)*1071;3)" office:value-type="string" office:string-value="1D " calcext:value-type="string">
            <text:p>1D </text:p>
          </table:table-cell>
          <table:table-cell table:style-name="ce212" table:formula="of:=MID([.$C$1];[.BO$3]+([.$B20]-1)*21+([.$BJ$5]-1)*1071;3)" office:value-type="string" office:string-value="BA " calcext:value-type="string">
            <text:p>BA </text:p>
          </table:table-cell>
          <table:table-cell table:style-name="ce212" table:formula="of:=MID([.$C$1];[.BP$3]+([.$B20]-1)*21+([.$BJ$5]-1)*1071;3)" office:value-type="string" office:string-value="88 " calcext:value-type="string">
            <text:p>88 </text:p>
          </table:table-cell>
          <table:table-cell table:style-name="ce212" table:formula="of:=MID([.$C$1];[.BQ$3]+([.$B20]-1)*21+([.$BJ$5]-1)*1071;3)" office:value-type="string" office:string-value="03 " calcext:value-type="string">
            <text:p>03 </text:p>
          </table:table-cell>
          <table:table-cell table:style-name="ce212"/>
          <table:table-cell table:style-name="ce212" table:formula="of:=VLOOKUP(MID([.AZ20];1;1);[.$CL$4:.$CM$19];2;0)*16+VLOOKUP(MID([.AZ20];2;1);[.$CL$4:.$CM$19];2;0)" office:value-type="float" office:value="15" calcext:value-type="float">
            <text:p>15</text:p>
          </table:table-cell>
          <table:table-cell table:style-name="ce212" table:formula="of:=VLOOKUP(MID([.BA20];1;1);[.$CL$4:.$CM$19];2;0)*16+VLOOKUP(MID([.BA20];2;1);[.$CL$4:.$CM$19];2;0)" office:value-type="float" office:value="14" calcext:value-type="float">
            <text:p>14</text:p>
          </table:table-cell>
          <table:table-cell table:style-name="ce212" table:formula="of:=VLOOKUP(MID([.BB20];1;1);[.$CL$4:.$CM$19];2;0)*16+VLOOKUP(MID([.BB20];2;1);[.$CL$4:.$CM$19];2;0)" office:value-type="float" office:value="24" calcext:value-type="float">
            <text:p>24</text:p>
          </table:table-cell>
          <table:table-cell table:style-name="ce212" table:formula="of:=VLOOKUP(MID([.BC20];1;1);[.$CL$4:.$CM$19];2;0)*16+VLOOKUP(MID([.BC20];2;1);[.$CL$4:.$CM$19];2;0)" office:value-type="float" office:value="13" calcext:value-type="float">
            <text:p>13</text:p>
          </table:table-cell>
          <table:table-cell table:style-name="ce212" table:formula="of:=VLOOKUP(MID([.BD20];1;1);[.$CL$4:.$CM$19];2;0)" office:value-type="float" office:value="10" calcext:value-type="float">
            <text:p>10</text:p>
          </table:table-cell>
          <table:table-cell table:style-name="ce212" table:formula="of:=VLOOKUP(MID([.BD20];2;1);[.$CL$4:.$CM$19];2;0)" office:value-type="float" office:value="9" calcext:value-type="float">
            <text:p>9</text:p>
          </table:table-cell>
          <table:table-cell table:style-name="ce212" table:formula="of:=VLOOKUP(MID([.BE20];1;1);[.$CL$4:.$CM$19];2;0)" office:value-type="float" office:value="8" calcext:value-type="float">
            <text:p>8</text:p>
          </table:table-cell>
          <table:table-cell table:style-name="ce212" table:formula="of:=VLOOKUP(MID([.BE20];2;1);[.$CL$4:.$CM$19];2;0)" office:value-type="float" office:value="8" calcext:value-type="float">
            <text:p>8</text:p>
          </table:table-cell>
          <table:table-cell table:style-name="ce212" table:formula="of:=VLOOKUP(MID([.BF20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20];1;1);[.$CL$4:.$CM$19];2;0)*16+VLOOKUP(MID([.BK20];2;1);[.$CL$4:.$CM$19];2;0)" office:value-type="float" office:value="131" calcext:value-type="float">
            <text:p>131</text:p>
          </table:table-cell>
          <table:table-cell table:style-name="ce212" table:formula="of:=VLOOKUP(MID([.BL20];1;1);[.$CL$4:.$CM$19];2;0)*16+VLOOKUP(MID([.BL20];2;1);[.$CL$4:.$CM$19];2;0)" office:value-type="float" office:value="129" calcext:value-type="float">
            <text:p>129</text:p>
          </table:table-cell>
          <table:table-cell table:style-name="ce212" table:formula="of:=VLOOKUP(MID([.BM20];1;1);[.$CL$4:.$CM$19];2;0)*16+VLOOKUP(MID([.BM20];2;1);[.$CL$4:.$CM$19];2;0)" office:value-type="float" office:value="40" calcext:value-type="float">
            <text:p>40</text:p>
          </table:table-cell>
          <table:table-cell table:style-name="ce212" table:formula="of:=VLOOKUP(MID([.BN20];1;1);[.$CL$4:.$CM$19];2;0)*16+VLOOKUP(MID([.BN20];2;1);[.$CL$4:.$CM$19];2;0)" office:value-type="float" office:value="29" calcext:value-type="float">
            <text:p>29</text:p>
          </table:table-cell>
          <table:table-cell table:style-name="ce212" table:formula="of:=VLOOKUP(MID([.BO20];1;1);[.$CL$4:.$CM$19];2;0)" office:value-type="float" office:value="11" calcext:value-type="float">
            <text:p>11</text:p>
          </table:table-cell>
          <table:table-cell table:style-name="ce212" table:formula="of:=VLOOKUP(MID([.BO20];2;1);[.$CL$4:.$CM$19];2;0)" office:value-type="float" office:value="10" calcext:value-type="float">
            <text:p>10</text:p>
          </table:table-cell>
          <table:table-cell table:style-name="ce212" table:formula="of:=VLOOKUP(MID([.BP20];1;1);[.$CL$4:.$CM$19];2;0)" office:value-type="float" office:value="8" calcext:value-type="float">
            <text:p>8</text:p>
          </table:table-cell>
          <table:table-cell table:style-name="ce212" table:formula="of:=VLOOKUP(MID([.BP20];2;1);[.$CL$4:.$CM$19];2;0)" office:value-type="float" office:value="8" calcext:value-type="float">
            <text:p>8</text:p>
          </table:table-cell>
          <table:table-cell table:style-name="ce212" table:number-columns-repeated="4"/>
          <table:table-cell table:style-name="ce212" table:formula="of:=VLOOKUP(MID([.BQ20];2;1);[.$CL$4:.$CM$19];2;0)" office:value-type="float" office:value="3" calcext:value-type="float">
            <text:p>3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1" calcext:value-type="float">
            <text:p>11</text:p>
          </table:table-cell>
          <table:table-cell table:style-name="ce162" office:value-type="float" office:value="17" calcext:value-type="float">
            <text:p>17</text:p>
          </table:table-cell>
          <table:table-cell table:style-name="ce184" office:value-type="string" calcext:value-type="string">
            <text:p>MO</text:p>
          </table:table-cell>
          <table:table-cell table:style-name="ce184" table:formula="of:=MID([.$C$2];[.D$3]+([.$B21]-1)*24;3)" office:value-type="string" office:string-value="90 " calcext:value-type="string">
            <text:p>90 </text:p>
          </table:table-cell>
          <table:table-cell table:style-name="ce184" table:formula="of:=MID([.$C$2];[.E$3]+([.$B21]-1)*24;3)" office:value-type="string" office:string-value="85 " calcext:value-type="string">
            <text:p>85 </text:p>
          </table:table-cell>
          <table:table-cell table:style-name="ce184" table:formula="of:=MID([.$C$2];[.F$3]+([.$B21]-1)*24;3)" office:value-type="string" office:string-value="9E " calcext:value-type="string">
            <text:p>9E </text:p>
          </table:table-cell>
          <table:table-cell table:style-name="ce184" table:formula="of:=MID([.$C$2];[.G$3]+([.$B21]-1)*24;3)" office:value-type="string" office:string-value="31 " calcext:value-type="string">
            <text:p>31 </text:p>
          </table:table-cell>
          <table:table-cell table:style-name="ce184" table:formula="of:=MID([.$C$2];[.H$3]+([.$B21]-1)*24;3)" office:value-type="string" office:string-value="0A " calcext:value-type="string">
            <text:p>0A </text:p>
          </table:table-cell>
          <table:table-cell table:style-name="ce184" table:formula="of:=MID([.$C$2];[.I$3]+([.$B21]-1)*24;3)" office:value-type="string" office:string-value="09 " calcext:value-type="string">
            <text:p>09 </text:p>
          </table:table-cell>
          <table:table-cell table:style-name="ce184" table:formula="of:=MID([.$C$2];[.J$3]+([.$B21]-1)*24;3)" office:value-type="string" office:string-value="0A " calcext:value-type="string">
            <text:p>0A </text:p>
          </table:table-cell>
          <table:table-cell table:style-name="ce184" table:formula="of:=MID([.$C$2];[.K$3]+([.$B21]-1)*24;3)" office:value-type="string" office:string-value="08 " calcext:value-type="string">
            <text:p>08 </text:p>
          </table:table-cell>
          <table:table-cell table:style-name="ce184" table:formula="of:=VLOOKUP(MID([.D21];1;1);[.$CL$4:.$CM$19];2;0)*16+VLOOKUP(MID([.D21];2;1);[.$CL$4:.$CM$19];2;0)" office:value-type="float" office:value="144" calcext:value-type="float">
            <text:p>144</text:p>
          </table:table-cell>
          <table:table-cell table:style-name="ce184" table:formula="of:=VLOOKUP(MID([.E21];1;1);[.$CL$4:.$CM$19];2;0)*16+VLOOKUP(MID([.E21];2;1);[.$CL$4:.$CM$19];2;0)" office:value-type="float" office:value="133" calcext:value-type="float">
            <text:p>133</text:p>
          </table:table-cell>
          <table:table-cell table:style-name="ce184" table:formula="of:=VLOOKUP(MID([.F21];1;1);[.$CL$4:.$CM$19];2;0)*16+VLOOKUP(MID([.F21];2;1);[.$CL$4:.$CM$19];2;0)" office:value-type="float" office:value="158" calcext:value-type="float">
            <text:p>158</text:p>
          </table:table-cell>
          <table:table-cell table:style-name="ce184" table:formula="of:=VLOOKUP(MID([.G21];1;1);[.$CL$4:.$CM$19];2;0)*16+VLOOKUP(MID([.G21];2;1);[.$CL$4:.$CM$19];2;0)" office:value-type="float" office:value="49" calcext:value-type="float">
            <text:p>49</text:p>
          </table:table-cell>
          <table:table-cell table:style-name="ce202" table:formula="of:=VLOOKUP(MID([.H21];1;1);[.$CL$4:.$CM$19];2;0)*16+VLOOKUP(MID([.H21];2;1);[.$CL$4:.$CM$19];2;0)" office:value-type="float" office:value="10" calcext:value-type="float">
            <text:p>10</text:p>
          </table:table-cell>
          <table:table-cell table:style-name="ce203" table:formula="of:=VLOOKUP(MID([.I21];1;1);[.$CL$4:.$CM$19];2;0)*16+VLOOKUP(MID([.I21];2;1);[.$CL$4:.$CM$19];2;0)" office:value-type="float" office:value="9" calcext:value-type="float">
            <text:p>9</text:p>
          </table:table-cell>
          <table:table-cell table:style-name="ce203" table:formula="of:=VLOOKUP(MID([.J21];1;1);[.$CL$4:.$CM$19];2;0)*16+VLOOKUP(MID([.J21];2;1);[.$CL$4:.$CM$19];2;0)" office:value-type="float" office:value="10" calcext:value-type="float">
            <text:p>10</text:p>
          </table:table-cell>
          <table:table-cell table:style-name="ce207" table:formula="of:=VLOOKUP(MID([.K21];1;1);[.$CL$4:.$CM$19];2;0)*16+VLOOKUP(MID([.K21];2;1);[.$CL$4:.$CM$19];2;0)" office:value-type="float" office:value="8" calcext:value-type="float">
            <text:p>8</text:p>
          </table:table-cell>
          <table:table-cell table:style-name="ce207" table:formula="of:=MAX([.P21:.S21])" office:value-type="float" office:value="10" calcext:value-type="float">
            <text:p>10</text:p>
          </table:table-cell>
          <table:table-cell table:style-name="ce202" table:formula="of:=[.L21]/SUM([.$L21:.$O21])" office:value-type="float" office:value="0.297520661157025" calcext:value-type="float">
            <text:p>0.297520661157025</text:p>
          </table:table-cell>
          <table:table-cell table:style-name="ce203" table:formula="of:=[.M21]/SUM([.$L21:.$O21])" office:value-type="float" office:value="0.274793388429752" calcext:value-type="float">
            <text:p>0.274793388429752</text:p>
          </table:table-cell>
          <table:table-cell table:style-name="ce203" table:formula="of:=[.N21]/SUM([.$L21:.$O21])" office:value-type="float" office:value="0.326446280991736" calcext:value-type="float">
            <text:p>0.326446280991736</text:p>
          </table:table-cell>
          <table:table-cell table:style-name="ce207" table:formula="of:=[.O21]/SUM([.$L21:.$O21])" office:value-type="float" office:value="0.101239669421488" calcext:value-type="float">
            <text:p>0.101239669421488</text:p>
          </table:table-cell>
          <table:table-cell table:style-name="ce207" table:formula="of:=[.P21]-[.Q21]" office:value-type="float" office:value="1" calcext:value-type="float">
            <text:p>1</text:p>
          </table:table-cell>
          <table:table-cell table:style-name="ce207" table:formula="of:=[.Q21]-[.P21]" office:value-type="float" office:value="-1" calcext:value-type="float">
            <text:p>-1</text:p>
          </table:table-cell>
          <table:table-cell table:formula="of:=[.$AE21]+[.Y21]*[.$AC$3]*IF(ABS([.Y21])&gt;5;2;1)" office:value-type="float" office:value="46" calcext:value-type="float">
            <text:p>46</text:p>
          </table:table-cell>
          <table:table-cell table:formula="of:=[.$AE21]+[.Z21]*[.$AC$3]*IF(ABS([.Y21])&gt;5;2;1)" office:value-type="float" office:value="44" calcext:value-type="float">
            <text:p>44</text:p>
          </table:table-cell>
          <table:table-cell table:style-name="ce202" table:formula="of:=[.$AC$4] - MID([.$C$2];(3*8*51)+1+([.$B21])*3;3)" office:value-type="float" office:value="10" calcext:value-type="float">
            <text:p>10</text:p>
          </table:table-cell>
          <table:table-cell table:formula="of:=[.$AD$4]+([.$AC$4]-[.AC21])" office:value-type="float" office:value="90" calcext:value-type="float">
            <text:p>90</text:p>
          </table:table-cell>
          <table:table-cell table:formula="of:=[.AD21]/2" office:value-type="float" office:value="45" calcext:value-type="float">
            <text:p>45</text:p>
          </table:table-cell>
          <table:table-cell table:formula="of:=[.AA21]+[.U21]*[.$AC21]" office:value-type="float" office:value="48.9752066115703" calcext:value-type="float">
            <text:p>48.9752066115703</text:p>
          </table:table-cell>
          <table:table-cell table:formula="of:=[.AB21]+[.V21]*[.$AC21]" office:value-type="float" office:value="46.7479338842975" calcext:value-type="float">
            <text:p>46.7479338842975</text:p>
          </table:table-cell>
          <table:table-cell table:style-name="ce208" table:formula="of:=[.AF21]-[.AG21]" office:value-type="float" office:value="2.22727272727273" calcext:value-type="float">
            <text:p>2.227</text:p>
          </table:table-cell>
          <table:table-cell table:style-name="ce107" office:value-type="float" office:value="10" calcext:value-type="float">
            <text:p>10</text:p>
          </table:table-cell>
          <table:table-cell table:style-name="ce203" table:formula="of:=([.$AI21]-2)*([.AF21]/100)" office:value-type="float" office:value="3.91801652892562" calcext:value-type="float">
            <text:p>3.91801652892562</text:p>
          </table:table-cell>
          <table:table-cell table:style-name="ce203" table:formula="of:=([.$AI21]-2)*([.AG21]/100)" office:value-type="float" office:value="3.7398347107438" calcext:value-type="float">
            <text:p>3.7398347107438</text:p>
          </table:table-cell>
          <table:table-cell table:style-name="ce203" table:formula="of:=IF([.AF21]&gt;[.AG21];[.AI21];0)" office:value-type="float" office:value="10" calcext:value-type="float">
            <text:p>10</text:p>
          </table:table-cell>
          <table:table-cell table:style-name="ce203" table:formula="of:=IF([.AG21]&gt;[.AF21];[.AI21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1" calcext:value-type="float">
            <text:p>11</text:p>
          </table:table-cell>
          <table:table-cell table:style-name="ce162" office:value-type="float" office:value="17" calcext:value-type="float">
            <text:p>17</text:p>
          </table:table-cell>
          <table:table-cell table:style-name="ce184" office:value-type="string" calcext:value-type="string">
            <text:p>MO</text:p>
          </table:table-cell>
          <table:table-cell table:style-name="ce212"/>
          <table:table-cell table:style-name="ce222" table:formula="of:=MID([.$C$1];[.AZ$3]+([.$B21]-1)*21+([.$AY$5]-1)*1071;3)" office:value-type="string" office:string-value="0E " calcext:value-type="string">
            <text:p>0E </text:p>
          </table:table-cell>
          <table:table-cell table:style-name="ce222" table:formula="of:=MID([.$C$1];[.BA$3]+([.$B21]-1)*21+([.$AY$5]-1)*1071;3)" office:value-type="string" office:string-value="0C " calcext:value-type="string">
            <text:p>0C </text:p>
          </table:table-cell>
          <table:table-cell table:style-name="ce222" table:formula="of:=MID([.$C$1];[.BB$3]+([.$B21]-1)*21+([.$AY$5]-1)*1071;3)" office:value-type="string" office:string-value="1A " calcext:value-type="string">
            <text:p>1A </text:p>
          </table:table-cell>
          <table:table-cell table:style-name="ce222" table:formula="of:=MID([.$C$1];[.BC$3]+([.$B21]-1)*21+([.$AY$5]-1)*1071;3)" office:value-type="string" office:string-value="0C " calcext:value-type="string">
            <text:p>0C </text:p>
          </table:table-cell>
          <table:table-cell table:style-name="ce222" table:formula="of:=MID([.$C$1];[.BD$3]+([.$B21]-1)*21+([.$AY$5]-1)*1071;3)" office:value-type="string" office:string-value="98 " calcext:value-type="string">
            <text:p>98 </text:p>
          </table:table-cell>
          <table:table-cell table:style-name="ce222" table:formula="of:=MID([.$C$1];[.BE$3]+([.$B21]-1)*21+([.$AY$5]-1)*1071;3)" office:value-type="string" office:string-value="98 " calcext:value-type="string">
            <text:p>98 </text:p>
          </table:table-cell>
          <table:table-cell table:style-name="ce222" table:formula="of:=MID([.$C$1];[.BF$3]+([.$B21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21]-1)*21+([.$BJ$5]-1)*1071;3)" office:value-type="string" office:string-value="82 " calcext:value-type="string">
            <text:p>82 </text:p>
          </table:table-cell>
          <table:table-cell table:style-name="ce212" table:formula="of:=MID([.$C$1];[.BL$3]+([.$B21]-1)*21+([.$BJ$5]-1)*1071;3)" office:value-type="string" office:string-value="76 " calcext:value-type="string">
            <text:p>76 </text:p>
          </table:table-cell>
          <table:table-cell table:style-name="ce212" table:formula="of:=MID([.$C$1];[.BM$3]+([.$B21]-1)*21+([.$BJ$5]-1)*1071;3)" office:value-type="string" office:string-value="94 " calcext:value-type="string">
            <text:p>94 </text:p>
          </table:table-cell>
          <table:table-cell table:style-name="ce212" table:formula="of:=MID([.$C$1];[.BN$3]+([.$B21]-1)*21+([.$BJ$5]-1)*1071;3)" office:value-type="string" office:string-value="1C " calcext:value-type="string">
            <text:p>1C </text:p>
          </table:table-cell>
          <table:table-cell table:style-name="ce212" table:formula="of:=MID([.$C$1];[.BO$3]+([.$B21]-1)*21+([.$BJ$5]-1)*1071;3)" office:value-type="string" office:string-value="A8 " calcext:value-type="string">
            <text:p>A8 </text:p>
          </table:table-cell>
          <table:table-cell table:style-name="ce212" table:formula="of:=MID([.$C$1];[.BP$3]+([.$B21]-1)*21+([.$BJ$5]-1)*1071;3)" office:value-type="string" office:string-value="A8 " calcext:value-type="string">
            <text:p>A8 </text:p>
          </table:table-cell>
          <table:table-cell table:style-name="ce212" table:formula="of:=MID([.$C$1];[.BQ$3]+([.$B21]-1)*21+([.$BJ$5]-1)*1071;3)" office:value-type="string" office:string-value="00 " calcext:value-type="string">
            <text:p>00 </text:p>
          </table:table-cell>
          <table:table-cell table:style-name="ce212"/>
          <table:table-cell table:style-name="ce212" table:formula="of:=VLOOKUP(MID([.AZ21];1;1);[.$CL$4:.$CM$19];2;0)*16+VLOOKUP(MID([.AZ21];2;1);[.$CL$4:.$CM$19];2;0)" office:value-type="float" office:value="14" calcext:value-type="float">
            <text:p>14</text:p>
          </table:table-cell>
          <table:table-cell table:style-name="ce212" table:formula="of:=VLOOKUP(MID([.BA21];1;1);[.$CL$4:.$CM$19];2;0)*16+VLOOKUP(MID([.BA21];2;1);[.$CL$4:.$CM$19];2;0)" office:value-type="float" office:value="12" calcext:value-type="float">
            <text:p>12</text:p>
          </table:table-cell>
          <table:table-cell table:style-name="ce212" table:formula="of:=VLOOKUP(MID([.BB21];1;1);[.$CL$4:.$CM$19];2;0)*16+VLOOKUP(MID([.BB21];2;1);[.$CL$4:.$CM$19];2;0)" office:value-type="float" office:value="26" calcext:value-type="float">
            <text:p>26</text:p>
          </table:table-cell>
          <table:table-cell table:style-name="ce212" table:formula="of:=VLOOKUP(MID([.BC21];1;1);[.$CL$4:.$CM$19];2;0)*16+VLOOKUP(MID([.BC21];2;1);[.$CL$4:.$CM$19];2;0)" office:value-type="float" office:value="12" calcext:value-type="float">
            <text:p>12</text:p>
          </table:table-cell>
          <table:table-cell table:style-name="ce212" table:formula="of:=VLOOKUP(MID([.BD21];1;1);[.$CL$4:.$CM$19];2;0)" office:value-type="float" office:value="9" calcext:value-type="float">
            <text:p>9</text:p>
          </table:table-cell>
          <table:table-cell table:style-name="ce212" table:formula="of:=VLOOKUP(MID([.BD21];2;1);[.$CL$4:.$CM$19];2;0)" office:value-type="float" office:value="8" calcext:value-type="float">
            <text:p>8</text:p>
          </table:table-cell>
          <table:table-cell table:style-name="ce212" table:formula="of:=VLOOKUP(MID([.BE21];1;1);[.$CL$4:.$CM$19];2;0)" office:value-type="float" office:value="9" calcext:value-type="float">
            <text:p>9</text:p>
          </table:table-cell>
          <table:table-cell table:style-name="ce212" table:formula="of:=VLOOKUP(MID([.BE21];2;1);[.$CL$4:.$CM$19];2;0)" office:value-type="float" office:value="8" calcext:value-type="float">
            <text:p>8</text:p>
          </table:table-cell>
          <table:table-cell table:style-name="ce212" table:formula="of:=VLOOKUP(MID([.BF21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21];1;1);[.$CL$4:.$CM$19];2;0)*16+VLOOKUP(MID([.BK21];2;1);[.$CL$4:.$CM$19];2;0)" office:value-type="float" office:value="130" calcext:value-type="float">
            <text:p>130</text:p>
          </table:table-cell>
          <table:table-cell table:style-name="ce212" table:formula="of:=VLOOKUP(MID([.BL21];1;1);[.$CL$4:.$CM$19];2;0)*16+VLOOKUP(MID([.BL21];2;1);[.$CL$4:.$CM$19];2;0)" office:value-type="float" office:value="118" calcext:value-type="float">
            <text:p>118</text:p>
          </table:table-cell>
          <table:table-cell table:style-name="ce212" table:formula="of:=VLOOKUP(MID([.BM21];1;1);[.$CL$4:.$CM$19];2;0)*16+VLOOKUP(MID([.BM21];2;1);[.$CL$4:.$CM$19];2;0)" office:value-type="float" office:value="148" calcext:value-type="float">
            <text:p>148</text:p>
          </table:table-cell>
          <table:table-cell table:style-name="ce212" table:formula="of:=VLOOKUP(MID([.BN21];1;1);[.$CL$4:.$CM$19];2;0)*16+VLOOKUP(MID([.BN21];2;1);[.$CL$4:.$CM$19];2;0)" office:value-type="float" office:value="28" calcext:value-type="float">
            <text:p>28</text:p>
          </table:table-cell>
          <table:table-cell table:style-name="ce212" table:formula="of:=VLOOKUP(MID([.BO21];1;1);[.$CL$4:.$CM$19];2;0)" office:value-type="float" office:value="10" calcext:value-type="float">
            <text:p>10</text:p>
          </table:table-cell>
          <table:table-cell table:style-name="ce212" table:formula="of:=VLOOKUP(MID([.BO21];2;1);[.$CL$4:.$CM$19];2;0)" office:value-type="float" office:value="8" calcext:value-type="float">
            <text:p>8</text:p>
          </table:table-cell>
          <table:table-cell table:style-name="ce212" table:formula="of:=VLOOKUP(MID([.BP21];1;1);[.$CL$4:.$CM$19];2;0)" office:value-type="float" office:value="10" calcext:value-type="float">
            <text:p>10</text:p>
          </table:table-cell>
          <table:table-cell table:style-name="ce212" table:formula="of:=VLOOKUP(MID([.BP21];2;1);[.$CL$4:.$CM$19];2;0)" office:value-type="float" office:value="8" calcext:value-type="float">
            <text:p>8</text:p>
          </table:table-cell>
          <table:table-cell table:style-name="ce212" table:number-columns-repeated="4"/>
          <table:table-cell table:style-name="ce212" table:formula="of:=VLOOKUP(MID([.BQ21];2;1);[.$CL$4:.$CM$19];2;0)" office:value-type="float" office:value="0" calcext:value-type="float">
            <text:p>0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2" calcext:value-type="float">
            <text:p>12</text:p>
          </table:table-cell>
          <table:table-cell table:style-name="ce162" office:value-type="float" office:value="18" calcext:value-type="float">
            <text:p>18</text:p>
          </table:table-cell>
          <table:table-cell table:style-name="ce184" office:value-type="string" calcext:value-type="string">
            <text:p>ND</text:p>
          </table:table-cell>
          <table:table-cell table:style-name="ce184" table:formula="of:=MID([.$C$2];[.D$3]+([.$B22]-1)*24;3)" office:value-type="string" office:string-value="89 " calcext:value-type="string">
            <text:p>89 </text:p>
          </table:table-cell>
          <table:table-cell table:style-name="ce184" table:formula="of:=MID([.$C$2];[.E$3]+([.$B22]-1)*24;3)" office:value-type="string" office:string-value="A4 " calcext:value-type="string">
            <text:p>A4 </text:p>
          </table:table-cell>
          <table:table-cell table:style-name="ce184" table:formula="of:=MID([.$C$2];[.F$3]+([.$B22]-1)*24;3)" office:value-type="string" office:string-value="3F " calcext:value-type="string">
            <text:p>3F </text:p>
          </table:table-cell>
          <table:table-cell table:style-name="ce184" table:formula="of:=MID([.$C$2];[.G$3]+([.$B22]-1)*24;3)" office:value-type="string" office:string-value="37 " calcext:value-type="string">
            <text:p>37 </text:p>
          </table:table-cell>
          <table:table-cell table:style-name="ce184" table:formula="of:=MID([.$C$2];[.H$3]+([.$B22]-1)*24;3)" office:value-type="string" office:string-value="09 " calcext:value-type="string">
            <text:p>09 </text:p>
          </table:table-cell>
          <table:table-cell table:style-name="ce184" table:formula="of:=MID([.$C$2];[.I$3]+([.$B22]-1)*24;3)" office:value-type="string" office:string-value="0B " calcext:value-type="string">
            <text:p>0B </text:p>
          </table:table-cell>
          <table:table-cell table:style-name="ce184" table:formula="of:=MID([.$C$2];[.J$3]+([.$B22]-1)*24;3)" office:value-type="string" office:string-value="09 " calcext:value-type="string">
            <text:p>09 </text:p>
          </table:table-cell>
          <table:table-cell table:style-name="ce184" table:formula="of:=MID([.$C$2];[.K$3]+([.$B22]-1)*24;3)" office:value-type="string" office:string-value="09 " calcext:value-type="string">
            <text:p>09 </text:p>
          </table:table-cell>
          <table:table-cell table:style-name="ce184" table:formula="of:=VLOOKUP(MID([.D22];1;1);[.$CL$4:.$CM$19];2;0)*16+VLOOKUP(MID([.D22];2;1);[.$CL$4:.$CM$19];2;0)" office:value-type="float" office:value="137" calcext:value-type="float">
            <text:p>137</text:p>
          </table:table-cell>
          <table:table-cell table:style-name="ce184" table:formula="of:=VLOOKUP(MID([.E22];1;1);[.$CL$4:.$CM$19];2;0)*16+VLOOKUP(MID([.E22];2;1);[.$CL$4:.$CM$19];2;0)" office:value-type="float" office:value="164" calcext:value-type="float">
            <text:p>164</text:p>
          </table:table-cell>
          <table:table-cell table:style-name="ce184" table:formula="of:=VLOOKUP(MID([.F22];1;1);[.$CL$4:.$CM$19];2;0)*16+VLOOKUP(MID([.F22];2;1);[.$CL$4:.$CM$19];2;0)" office:value-type="float" office:value="63" calcext:value-type="float">
            <text:p>63</text:p>
          </table:table-cell>
          <table:table-cell table:style-name="ce184" table:formula="of:=VLOOKUP(MID([.G22];1;1);[.$CL$4:.$CM$19];2;0)*16+VLOOKUP(MID([.G22];2;1);[.$CL$4:.$CM$19];2;0)" office:value-type="float" office:value="55" calcext:value-type="float">
            <text:p>55</text:p>
          </table:table-cell>
          <table:table-cell table:style-name="ce202" table:formula="of:=VLOOKUP(MID([.H22];1;1);[.$CL$4:.$CM$19];2;0)*16+VLOOKUP(MID([.H22];2;1);[.$CL$4:.$CM$19];2;0)" office:value-type="float" office:value="9" calcext:value-type="float">
            <text:p>9</text:p>
          </table:table-cell>
          <table:table-cell table:style-name="ce203" table:formula="of:=VLOOKUP(MID([.I22];1;1);[.$CL$4:.$CM$19];2;0)*16+VLOOKUP(MID([.I22];2;1);[.$CL$4:.$CM$19];2;0)" office:value-type="float" office:value="11" calcext:value-type="float">
            <text:p>11</text:p>
          </table:table-cell>
          <table:table-cell table:style-name="ce203" table:formula="of:=VLOOKUP(MID([.J22];1;1);[.$CL$4:.$CM$19];2;0)*16+VLOOKUP(MID([.J22];2;1);[.$CL$4:.$CM$19];2;0)" office:value-type="float" office:value="9" calcext:value-type="float">
            <text:p>9</text:p>
          </table:table-cell>
          <table:table-cell table:style-name="ce207" table:formula="of:=VLOOKUP(MID([.K22];1;1);[.$CL$4:.$CM$19];2;0)*16+VLOOKUP(MID([.K22];2;1);[.$CL$4:.$CM$19];2;0)" office:value-type="float" office:value="9" calcext:value-type="float">
            <text:p>9</text:p>
          </table:table-cell>
          <table:table-cell table:style-name="ce207" table:formula="of:=MAX([.P22:.S22])" office:value-type="float" office:value="11" calcext:value-type="float">
            <text:p>11</text:p>
          </table:table-cell>
          <table:table-cell table:style-name="ce202" table:formula="of:=[.L22]/SUM([.$L22:.$O22])" office:value-type="float" office:value="0.326968973747017" calcext:value-type="float">
            <text:p>0.326968973747017</text:p>
          </table:table-cell>
          <table:table-cell table:style-name="ce203" table:formula="of:=[.M22]/SUM([.$L22:.$O22])" office:value-type="float" office:value="0.391408114558473" calcext:value-type="float">
            <text:p>0.391408114558473</text:p>
          </table:table-cell>
          <table:table-cell table:style-name="ce203" table:formula="of:=[.N22]/SUM([.$L22:.$O22])" office:value-type="float" office:value="0.15035799522673" calcext:value-type="float">
            <text:p>0.15035799522673</text:p>
          </table:table-cell>
          <table:table-cell table:style-name="ce207" table:formula="of:=[.O22]/SUM([.$L22:.$O22])" office:value-type="float" office:value="0.13126491646778" calcext:value-type="float">
            <text:p>0.13126491646778</text:p>
          </table:table-cell>
          <table:table-cell table:style-name="ce207" table:formula="of:=[.P22]-[.Q22]" office:value-type="float" office:value="-2" calcext:value-type="float">
            <text:p>-2</text:p>
          </table:table-cell>
          <table:table-cell table:style-name="ce207" table:formula="of:=[.Q22]-[.P22]" office:value-type="float" office:value="2" calcext:value-type="float">
            <text:p>2</text:p>
          </table:table-cell>
          <table:table-cell table:formula="of:=[.$AE22]+[.Y22]*[.$AC$3]*IF(ABS([.Y22])&gt;5;2;1)" office:value-type="float" office:value="43" calcext:value-type="float">
            <text:p>43</text:p>
          </table:table-cell>
          <table:table-cell table:formula="of:=[.$AE22]+[.Z22]*[.$AC$3]*IF(ABS([.Y22])&gt;5;2;1)" office:value-type="float" office:value="47" calcext:value-type="float">
            <text:p>47</text:p>
          </table:table-cell>
          <table:table-cell table:style-name="ce202" table:formula="of:=[.$AC$4] - MID([.$C$2];(3*8*51)+1+([.$B22])*3;3)" office:value-type="float" office:value="10" calcext:value-type="float">
            <text:p>10</text:p>
          </table:table-cell>
          <table:table-cell table:formula="of:=[.$AD$4]+([.$AC$4]-[.AC22])" office:value-type="float" office:value="90" calcext:value-type="float">
            <text:p>90</text:p>
          </table:table-cell>
          <table:table-cell table:formula="of:=[.AD22]/2" office:value-type="float" office:value="45" calcext:value-type="float">
            <text:p>45</text:p>
          </table:table-cell>
          <table:table-cell table:formula="of:=[.AA22]+[.U22]*[.$AC22]" office:value-type="float" office:value="46.2696897374702" calcext:value-type="float">
            <text:p>46.2696897374702</text:p>
          </table:table-cell>
          <table:table-cell table:formula="of:=[.AB22]+[.V22]*[.$AC22]" office:value-type="float" office:value="50.9140811455847" calcext:value-type="float">
            <text:p>50.9140811455847</text:p>
          </table:table-cell>
          <table:table-cell table:style-name="ce208" table:formula="of:=[.AF22]-[.AG22]" office:value-type="float" office:value="-4.64439140811456" calcext:value-type="float">
            <text:p>-4.644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22]-2)*([.AF22]/100)" office:value-type="float" office:value="0.462696897374702" calcext:value-type="float">
            <text:p>0.462696897374702</text:p>
          </table:table-cell>
          <table:table-cell table:style-name="ce203" table:formula="of:=([.$AI22]-2)*([.AG22]/100)" office:value-type="float" office:value="0.509140811455847" calcext:value-type="float">
            <text:p>0.509140811455847</text:p>
          </table:table-cell>
          <table:table-cell table:style-name="ce203" table:formula="of:=IF([.AF22]&gt;[.AG22];[.AI22];0)" office:value-type="float" office:value="0" calcext:value-type="float">
            <text:p>0</text:p>
          </table:table-cell>
          <table:table-cell table:style-name="ce203" table:formula="of:=IF([.AG22]&gt;[.AF22];[.AI22];0)" office:value-type="float" office:value="3" calcext:value-type="float">
            <text:p>3</text:p>
          </table:table-cell>
          <table:table-cell table:style-name="ce203" table:number-columns-repeated="8"/>
          <table:table-cell table:style-name="ce114" office:value-type="float" office:value="12" calcext:value-type="float">
            <text:p>12</text:p>
          </table:table-cell>
          <table:table-cell table:style-name="ce162" office:value-type="float" office:value="18" calcext:value-type="float">
            <text:p>18</text:p>
          </table:table-cell>
          <table:table-cell table:style-name="ce184" office:value-type="string" calcext:value-type="string">
            <text:p>ND</text:p>
          </table:table-cell>
          <table:table-cell table:style-name="ce212"/>
          <table:table-cell table:style-name="ce222" table:formula="of:=MID([.$C$1];[.AZ$3]+([.$B22]-1)*21+([.$AY$5]-1)*1071;3)" office:value-type="string" office:string-value="0C " calcext:value-type="string">
            <text:p>0C </text:p>
          </table:table-cell>
          <table:table-cell table:style-name="ce222" table:formula="of:=MID([.$C$1];[.BA$3]+([.$B22]-1)*21+([.$AY$5]-1)*1071;3)" office:value-type="string" office:string-value="10 " calcext:value-type="string">
            <text:p>10 </text:p>
          </table:table-cell>
          <table:table-cell table:style-name="ce222" table:formula="of:=MID([.$C$1];[.BB$3]+([.$B22]-1)*21+([.$AY$5]-1)*1071;3)" office:value-type="string" office:string-value="1A " calcext:value-type="string">
            <text:p>1A </text:p>
          </table:table-cell>
          <table:table-cell table:style-name="ce222" table:formula="of:=MID([.$C$1];[.BC$3]+([.$B22]-1)*21+([.$AY$5]-1)*1071;3)" office:value-type="string" office:string-value="0F " calcext:value-type="string">
            <text:p>0F </text:p>
          </table:table-cell>
          <table:table-cell table:style-name="ce222" table:formula="of:=MID([.$C$1];[.BD$3]+([.$B22]-1)*21+([.$AY$5]-1)*1071;3)" office:value-type="string" office:string-value="8A " calcext:value-type="string">
            <text:p>8A </text:p>
          </table:table-cell>
          <table:table-cell table:style-name="ce222" table:formula="of:=MID([.$C$1];[.BE$3]+([.$B22]-1)*21+([.$AY$5]-1)*1071;3)" office:value-type="string" office:string-value="99 " calcext:value-type="string">
            <text:p>99 </text:p>
          </table:table-cell>
          <table:table-cell table:style-name="ce222" table:formula="of:=MID([.$C$1];[.BF$3]+([.$B22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22]-1)*21+([.$BJ$5]-1)*1071;3)" office:value-type="string" office:string-value="78 " calcext:value-type="string">
            <text:p>78 </text:p>
          </table:table-cell>
          <table:table-cell table:style-name="ce212" table:formula="of:=MID([.$C$1];[.BL$3]+([.$B22]-1)*21+([.$BJ$5]-1)*1071;3)" office:value-type="string" office:string-value="98 " calcext:value-type="string">
            <text:p>98 </text:p>
          </table:table-cell>
          <table:table-cell table:style-name="ce212" table:formula="of:=MID([.$C$1];[.BM$3]+([.$B22]-1)*21+([.$BJ$5]-1)*1071;3)" office:value-type="string" office:string-value="2A " calcext:value-type="string">
            <text:p>2A </text:p>
          </table:table-cell>
          <table:table-cell table:style-name="ce212" table:formula="of:=MID([.$C$1];[.BN$3]+([.$B22]-1)*21+([.$BJ$5]-1)*1071;3)" office:value-type="string" office:string-value="1F " calcext:value-type="string">
            <text:p>1F </text:p>
          </table:table-cell>
          <table:table-cell table:style-name="ce212" table:formula="of:=MID([.$C$1];[.BO$3]+([.$B22]-1)*21+([.$BJ$5]-1)*1071;3)" office:value-type="string" office:string-value="8B " calcext:value-type="string">
            <text:p>8B </text:p>
          </table:table-cell>
          <table:table-cell table:style-name="ce212" table:formula="of:=MID([.$C$1];[.BP$3]+([.$B22]-1)*21+([.$BJ$5]-1)*1071;3)" office:value-type="string" office:string-value="99 " calcext:value-type="string">
            <text:p>99 </text:p>
          </table:table-cell>
          <table:table-cell table:style-name="ce212" table:formula="of:=MID([.$C$1];[.BQ$3]+([.$B22]-1)*21+([.$BJ$5]-1)*1071;3)" office:value-type="string" office:string-value="00 " calcext:value-type="string">
            <text:p>00 </text:p>
          </table:table-cell>
          <table:table-cell table:style-name="ce212"/>
          <table:table-cell table:style-name="ce212" table:formula="of:=VLOOKUP(MID([.AZ22];1;1);[.$CL$4:.$CM$19];2;0)*16+VLOOKUP(MID([.AZ22];2;1);[.$CL$4:.$CM$19];2;0)" office:value-type="float" office:value="12" calcext:value-type="float">
            <text:p>12</text:p>
          </table:table-cell>
          <table:table-cell table:style-name="ce212" table:formula="of:=VLOOKUP(MID([.BA22];1;1);[.$CL$4:.$CM$19];2;0)*16+VLOOKUP(MID([.BA22];2;1);[.$CL$4:.$CM$19];2;0)" office:value-type="float" office:value="16" calcext:value-type="float">
            <text:p>16</text:p>
          </table:table-cell>
          <table:table-cell table:style-name="ce212" table:formula="of:=VLOOKUP(MID([.BB22];1;1);[.$CL$4:.$CM$19];2;0)*16+VLOOKUP(MID([.BB22];2;1);[.$CL$4:.$CM$19];2;0)" office:value-type="float" office:value="26" calcext:value-type="float">
            <text:p>26</text:p>
          </table:table-cell>
          <table:table-cell table:style-name="ce212" table:formula="of:=VLOOKUP(MID([.BC22];1;1);[.$CL$4:.$CM$19];2;0)*16+VLOOKUP(MID([.BC22];2;1);[.$CL$4:.$CM$19];2;0)" office:value-type="float" office:value="15" calcext:value-type="float">
            <text:p>15</text:p>
          </table:table-cell>
          <table:table-cell table:style-name="ce212" table:formula="of:=VLOOKUP(MID([.BD22];1;1);[.$CL$4:.$CM$19];2;0)" office:value-type="float" office:value="8" calcext:value-type="float">
            <text:p>8</text:p>
          </table:table-cell>
          <table:table-cell table:style-name="ce212" table:formula="of:=VLOOKUP(MID([.BD22];2;1);[.$CL$4:.$CM$19];2;0)" office:value-type="float" office:value="10" calcext:value-type="float">
            <text:p>10</text:p>
          </table:table-cell>
          <table:table-cell table:style-name="ce212" table:formula="of:=VLOOKUP(MID([.BE22];1;1);[.$CL$4:.$CM$19];2;0)" office:value-type="float" office:value="9" calcext:value-type="float">
            <text:p>9</text:p>
          </table:table-cell>
          <table:table-cell table:style-name="ce212" table:formula="of:=VLOOKUP(MID([.BE22];2;1);[.$CL$4:.$CM$19];2;0)" office:value-type="float" office:value="9" calcext:value-type="float">
            <text:p>9</text:p>
          </table:table-cell>
          <table:table-cell table:style-name="ce212" table:formula="of:=VLOOKUP(MID([.BF22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22];1;1);[.$CL$4:.$CM$19];2;0)*16+VLOOKUP(MID([.BK22];2;1);[.$CL$4:.$CM$19];2;0)" office:value-type="float" office:value="120" calcext:value-type="float">
            <text:p>120</text:p>
          </table:table-cell>
          <table:table-cell table:style-name="ce212" table:formula="of:=VLOOKUP(MID([.BL22];1;1);[.$CL$4:.$CM$19];2;0)*16+VLOOKUP(MID([.BL22];2;1);[.$CL$4:.$CM$19];2;0)" office:value-type="float" office:value="152" calcext:value-type="float">
            <text:p>152</text:p>
          </table:table-cell>
          <table:table-cell table:style-name="ce212" table:formula="of:=VLOOKUP(MID([.BM22];1;1);[.$CL$4:.$CM$19];2;0)*16+VLOOKUP(MID([.BM22];2;1);[.$CL$4:.$CM$19];2;0)" office:value-type="float" office:value="42" calcext:value-type="float">
            <text:p>42</text:p>
          </table:table-cell>
          <table:table-cell table:style-name="ce212" table:formula="of:=VLOOKUP(MID([.BN22];1;1);[.$CL$4:.$CM$19];2;0)*16+VLOOKUP(MID([.BN22];2;1);[.$CL$4:.$CM$19];2;0)" office:value-type="float" office:value="31" calcext:value-type="float">
            <text:p>31</text:p>
          </table:table-cell>
          <table:table-cell table:style-name="ce212" table:formula="of:=VLOOKUP(MID([.BO22];1;1);[.$CL$4:.$CM$19];2;0)" office:value-type="float" office:value="8" calcext:value-type="float">
            <text:p>8</text:p>
          </table:table-cell>
          <table:table-cell table:style-name="ce212" table:formula="of:=VLOOKUP(MID([.BO22];2;1);[.$CL$4:.$CM$19];2;0)" office:value-type="float" office:value="11" calcext:value-type="float">
            <text:p>11</text:p>
          </table:table-cell>
          <table:table-cell table:style-name="ce212" table:formula="of:=VLOOKUP(MID([.BP22];1;1);[.$CL$4:.$CM$19];2;0)" office:value-type="float" office:value="9" calcext:value-type="float">
            <text:p>9</text:p>
          </table:table-cell>
          <table:table-cell table:style-name="ce212" table:formula="of:=VLOOKUP(MID([.BP22];2;1);[.$CL$4:.$CM$19];2;0)" office:value-type="float" office:value="9" calcext:value-type="float">
            <text:p>9</text:p>
          </table:table-cell>
          <table:table-cell table:style-name="ce212" table:number-columns-repeated="4"/>
          <table:table-cell table:style-name="ce212" table:formula="of:=VLOOKUP(MID([.BQ22];2;1);[.$CL$4:.$CM$19];2;0)" office:value-type="float" office:value="0" calcext:value-type="float">
            <text:p>0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3" calcext:value-type="float">
            <text:p>13</text:p>
          </table:table-cell>
          <table:table-cell table:style-name="ce162" office:value-type="float" office:value="19" calcext:value-type="float">
            <text:p>19</text:p>
          </table:table-cell>
          <table:table-cell table:style-name="ce184" office:value-type="string" calcext:value-type="string">
            <text:p>SD</text:p>
          </table:table-cell>
          <table:table-cell table:style-name="ce184" table:formula="of:=MID([.$C$2];[.D$3]+([.$B23]-1)*24;3)" office:value-type="string" office:string-value="8D " calcext:value-type="string">
            <text:p>8D </text:p>
          </table:table-cell>
          <table:table-cell table:style-name="ce184" table:formula="of:=MID([.$C$2];[.E$3]+([.$B23]-1)*24;3)" office:value-type="string" office:string-value="90 " calcext:value-type="string">
            <text:p>90 </text:p>
          </table:table-cell>
          <table:table-cell table:style-name="ce184" table:formula="of:=MID([.$C$2];[.F$3]+([.$B23]-1)*24;3)" office:value-type="string" office:string-value="39 " calcext:value-type="string">
            <text:p>39 </text:p>
          </table:table-cell>
          <table:table-cell table:style-name="ce184" table:formula="of:=MID([.$C$2];[.G$3]+([.$B23]-1)*24;3)" office:value-type="string" office:string-value="33 " calcext:value-type="string">
            <text:p>33 </text:p>
          </table:table-cell>
          <table:table-cell table:style-name="ce184" table:formula="of:=MID([.$C$2];[.H$3]+([.$B23]-1)*24;3)" office:value-type="string" office:string-value="0A " calcext:value-type="string">
            <text:p>0A </text:p>
          </table:table-cell>
          <table:table-cell table:style-name="ce184" table:formula="of:=MID([.$C$2];[.I$3]+([.$B23]-1)*24;3)" office:value-type="string" office:string-value="0B " calcext:value-type="string">
            <text:p>0B </text:p>
          </table:table-cell>
          <table:table-cell table:style-name="ce184" table:formula="of:=MID([.$C$2];[.J$3]+([.$B23]-1)*24;3)" office:value-type="string" office:string-value="08 " calcext:value-type="string">
            <text:p>08 </text:p>
          </table:table-cell>
          <table:table-cell table:style-name="ce184" table:formula="of:=MID([.$C$2];[.K$3]+([.$B23]-1)*24;3)" office:value-type="string" office:string-value="08 " calcext:value-type="string">
            <text:p>08 </text:p>
          </table:table-cell>
          <table:table-cell table:style-name="ce184" table:formula="of:=VLOOKUP(MID([.D23];1;1);[.$CL$4:.$CM$19];2;0)*16+VLOOKUP(MID([.D23];2;1);[.$CL$4:.$CM$19];2;0)" office:value-type="float" office:value="141" calcext:value-type="float">
            <text:p>141</text:p>
          </table:table-cell>
          <table:table-cell table:style-name="ce184" table:formula="of:=VLOOKUP(MID([.E23];1;1);[.$CL$4:.$CM$19];2;0)*16+VLOOKUP(MID([.E23];2;1);[.$CL$4:.$CM$19];2;0)" office:value-type="float" office:value="144" calcext:value-type="float">
            <text:p>144</text:p>
          </table:table-cell>
          <table:table-cell table:style-name="ce184" table:formula="of:=VLOOKUP(MID([.F23];1;1);[.$CL$4:.$CM$19];2;0)*16+VLOOKUP(MID([.F23];2;1);[.$CL$4:.$CM$19];2;0)" office:value-type="float" office:value="57" calcext:value-type="float">
            <text:p>57</text:p>
          </table:table-cell>
          <table:table-cell table:style-name="ce184" table:formula="of:=VLOOKUP(MID([.G23];1;1);[.$CL$4:.$CM$19];2;0)*16+VLOOKUP(MID([.G23];2;1);[.$CL$4:.$CM$19];2;0)" office:value-type="float" office:value="51" calcext:value-type="float">
            <text:p>51</text:p>
          </table:table-cell>
          <table:table-cell table:style-name="ce202" table:formula="of:=VLOOKUP(MID([.H23];1;1);[.$CL$4:.$CM$19];2;0)*16+VLOOKUP(MID([.H23];2;1);[.$CL$4:.$CM$19];2;0)" office:value-type="float" office:value="10" calcext:value-type="float">
            <text:p>10</text:p>
          </table:table-cell>
          <table:table-cell table:style-name="ce203" table:formula="of:=VLOOKUP(MID([.I23];1;1);[.$CL$4:.$CM$19];2;0)*16+VLOOKUP(MID([.I23];2;1);[.$CL$4:.$CM$19];2;0)" office:value-type="float" office:value="11" calcext:value-type="float">
            <text:p>11</text:p>
          </table:table-cell>
          <table:table-cell table:style-name="ce203" table:formula="of:=VLOOKUP(MID([.J23];1;1);[.$CL$4:.$CM$19];2;0)*16+VLOOKUP(MID([.J23];2;1);[.$CL$4:.$CM$19];2;0)" office:value-type="float" office:value="8" calcext:value-type="float">
            <text:p>8</text:p>
          </table:table-cell>
          <table:table-cell table:style-name="ce207" table:formula="of:=VLOOKUP(MID([.K23];1;1);[.$CL$4:.$CM$19];2;0)*16+VLOOKUP(MID([.K23];2;1);[.$CL$4:.$CM$19];2;0)" office:value-type="float" office:value="8" calcext:value-type="float">
            <text:p>8</text:p>
          </table:table-cell>
          <table:table-cell table:style-name="ce207" table:formula="of:=MAX([.P23:.S23])" office:value-type="float" office:value="11" calcext:value-type="float">
            <text:p>11</text:p>
          </table:table-cell>
          <table:table-cell table:style-name="ce202" table:formula="of:=[.L23]/SUM([.$L23:.$O23])" office:value-type="float" office:value="0.358778625954198" calcext:value-type="float">
            <text:p>0.358778625954198</text:p>
          </table:table-cell>
          <table:table-cell table:style-name="ce203" table:formula="of:=[.M23]/SUM([.$L23:.$O23])" office:value-type="float" office:value="0.366412213740458" calcext:value-type="float">
            <text:p>0.366412213740458</text:p>
          </table:table-cell>
          <table:table-cell table:style-name="ce203" table:formula="of:=[.N23]/SUM([.$L23:.$O23])" office:value-type="float" office:value="0.145038167938931" calcext:value-type="float">
            <text:p>0.145038167938931</text:p>
          </table:table-cell>
          <table:table-cell table:style-name="ce207" table:formula="of:=[.O23]/SUM([.$L23:.$O23])" office:value-type="float" office:value="0.129770992366412" calcext:value-type="float">
            <text:p>0.129770992366412</text:p>
          </table:table-cell>
          <table:table-cell table:style-name="ce207" table:formula="of:=[.P23]-[.Q23]" office:value-type="float" office:value="-1" calcext:value-type="float">
            <text:p>-1</text:p>
          </table:table-cell>
          <table:table-cell table:style-name="ce207" table:formula="of:=[.Q23]-[.P23]" office:value-type="float" office:value="1" calcext:value-type="float">
            <text:p>1</text:p>
          </table:table-cell>
          <table:table-cell table:formula="of:=[.$AE23]+[.Y23]*[.$AC$3]*IF(ABS([.Y23])&gt;5;2;1)" office:value-type="float" office:value="44.5" calcext:value-type="float">
            <text:p>44.5</text:p>
          </table:table-cell>
          <table:table-cell table:formula="of:=[.$AE23]+[.Z23]*[.$AC$3]*IF(ABS([.Y23])&gt;5;2;1)" office:value-type="float" office:value="46.5" calcext:value-type="float">
            <text:p>46.5</text:p>
          </table:table-cell>
          <table:table-cell table:style-name="ce202" table:formula="of:=[.$AC$4] - MID([.$C$2];(3*8*51)+1+([.$B23])*3;3)" office:value-type="float" office:value="9" calcext:value-type="float">
            <text:p>9</text:p>
          </table:table-cell>
          <table:table-cell table:formula="of:=[.$AD$4]+([.$AC$4]-[.AC23])" office:value-type="float" office:value="91" calcext:value-type="float">
            <text:p>91</text:p>
          </table:table-cell>
          <table:table-cell table:formula="of:=[.AD23]/2" office:value-type="float" office:value="45.5" calcext:value-type="float">
            <text:p>45.5</text:p>
          </table:table-cell>
          <table:table-cell table:formula="of:=[.AA23]+[.U23]*[.$AC23]" office:value-type="float" office:value="47.7290076335878" calcext:value-type="float">
            <text:p>47.7290076335878</text:p>
          </table:table-cell>
          <table:table-cell table:formula="of:=[.AB23]+[.V23]*[.$AC23]" office:value-type="float" office:value="49.7977099236641" calcext:value-type="float">
            <text:p>49.7977099236641</text:p>
          </table:table-cell>
          <table:table-cell table:style-name="ce208" table:formula="of:=[.AF23]-[.AG23]" office:value-type="float" office:value="-2.06870229007634" calcext:value-type="float">
            <text:p>-2.069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23]-2)*([.AF23]/100)" office:value-type="float" office:value="0.477290076335878" calcext:value-type="float">
            <text:p>0.477290076335878</text:p>
          </table:table-cell>
          <table:table-cell table:style-name="ce203" table:formula="of:=([.$AI23]-2)*([.AG23]/100)" office:value-type="float" office:value="0.497977099236641" calcext:value-type="float">
            <text:p>0.497977099236641</text:p>
          </table:table-cell>
          <table:table-cell table:style-name="ce203" table:formula="of:=IF([.AF23]&gt;[.AG23];[.AI23];0)" office:value-type="float" office:value="0" calcext:value-type="float">
            <text:p>0</text:p>
          </table:table-cell>
          <table:table-cell table:style-name="ce203" table:formula="of:=IF([.AG23]&gt;[.AF23];[.AI23];0)" office:value-type="float" office:value="3" calcext:value-type="float">
            <text:p>3</text:p>
          </table:table-cell>
          <table:table-cell table:style-name="ce203" table:number-columns-repeated="8"/>
          <table:table-cell table:style-name="ce114" office:value-type="float" office:value="13" calcext:value-type="float">
            <text:p>13</text:p>
          </table:table-cell>
          <table:table-cell table:style-name="ce162" office:value-type="float" office:value="19" calcext:value-type="float">
            <text:p>19</text:p>
          </table:table-cell>
          <table:table-cell table:style-name="ce184" office:value-type="string" calcext:value-type="string">
            <text:p>SD</text:p>
          </table:table-cell>
          <table:table-cell table:style-name="ce212"/>
          <table:table-cell table:style-name="ce222" table:formula="of:=MID([.$C$1];[.AZ$3]+([.$B23]-1)*21+([.$AY$5]-1)*1071;3)" office:value-type="string" office:string-value="0D " calcext:value-type="string">
            <text:p>0D </text:p>
          </table:table-cell>
          <table:table-cell table:style-name="ce222" table:formula="of:=MID([.$C$1];[.BA$3]+([.$B23]-1)*21+([.$AY$5]-1)*1071;3)" office:value-type="string" office:string-value="10 " calcext:value-type="string">
            <text:p>10 </text:p>
          </table:table-cell>
          <table:table-cell table:style-name="ce222" table:formula="of:=MID([.$C$1];[.BB$3]+([.$B23]-1)*21+([.$AY$5]-1)*1071;3)" office:value-type="string" office:string-value="16 " calcext:value-type="string">
            <text:p>16 </text:p>
          </table:table-cell>
          <table:table-cell table:style-name="ce222" table:formula="of:=MID([.$C$1];[.BC$3]+([.$B23]-1)*21+([.$AY$5]-1)*1071;3)" office:value-type="string" office:string-value="0D " calcext:value-type="string">
            <text:p>0D </text:p>
          </table:table-cell>
          <table:table-cell table:style-name="ce222" table:formula="of:=MID([.$C$1];[.BD$3]+([.$B23]-1)*21+([.$AY$5]-1)*1071;3)" office:value-type="string" office:string-value="9A " calcext:value-type="string">
            <text:p>9A </text:p>
          </table:table-cell>
          <table:table-cell table:style-name="ce222" table:formula="of:=MID([.$C$1];[.BE$3]+([.$B23]-1)*21+([.$AY$5]-1)*1071;3)" office:value-type="string" office:string-value="88 " calcext:value-type="string">
            <text:p>88 </text:p>
          </table:table-cell>
          <table:table-cell table:style-name="ce222" table:formula="of:=MID([.$C$1];[.BF$3]+([.$B23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23]-1)*21+([.$BJ$5]-1)*1071;3)" office:value-type="string" office:string-value="7F " calcext:value-type="string">
            <text:p>7F </text:p>
          </table:table-cell>
          <table:table-cell table:style-name="ce212" table:formula="of:=MID([.$C$1];[.BL$3]+([.$B23]-1)*21+([.$BJ$5]-1)*1071;3)" office:value-type="string" office:string-value="84 " calcext:value-type="string">
            <text:p>84 </text:p>
          </table:table-cell>
          <table:table-cell table:style-name="ce212" table:formula="of:=MID([.$C$1];[.BM$3]+([.$B23]-1)*21+([.$BJ$5]-1)*1071;3)" office:value-type="string" office:string-value="26 " calcext:value-type="string">
            <text:p>26 </text:p>
          </table:table-cell>
          <table:table-cell table:style-name="ce212" table:formula="of:=MID([.$C$1];[.BN$3]+([.$B23]-1)*21+([.$BJ$5]-1)*1071;3)" office:value-type="string" office:string-value="1D " calcext:value-type="string">
            <text:p>1D </text:p>
          </table:table-cell>
          <table:table-cell table:style-name="ce212" table:formula="of:=MID([.$C$1];[.BO$3]+([.$B23]-1)*21+([.$BJ$5]-1)*1071;3)" office:value-type="string" office:string-value="9B " calcext:value-type="string">
            <text:p>9B </text:p>
          </table:table-cell>
          <table:table-cell table:style-name="ce212" table:formula="of:=MID([.$C$1];[.BP$3]+([.$B23]-1)*21+([.$BJ$5]-1)*1071;3)" office:value-type="string" office:string-value="88 " calcext:value-type="string">
            <text:p>88 </text:p>
          </table:table-cell>
          <table:table-cell table:style-name="ce212" table:formula="of:=MID([.$C$1];[.BQ$3]+([.$B23]-1)*21+([.$BJ$5]-1)*1071;3)" office:value-type="string" office:string-value="01 " calcext:value-type="string">
            <text:p>01 </text:p>
          </table:table-cell>
          <table:table-cell table:style-name="ce212"/>
          <table:table-cell table:style-name="ce212" table:formula="of:=VLOOKUP(MID([.AZ23];1;1);[.$CL$4:.$CM$19];2;0)*16+VLOOKUP(MID([.AZ23];2;1);[.$CL$4:.$CM$19];2;0)" office:value-type="float" office:value="13" calcext:value-type="float">
            <text:p>13</text:p>
          </table:table-cell>
          <table:table-cell table:style-name="ce212" table:formula="of:=VLOOKUP(MID([.BA23];1;1);[.$CL$4:.$CM$19];2;0)*16+VLOOKUP(MID([.BA23];2;1);[.$CL$4:.$CM$19];2;0)" office:value-type="float" office:value="16" calcext:value-type="float">
            <text:p>16</text:p>
          </table:table-cell>
          <table:table-cell table:style-name="ce212" table:formula="of:=VLOOKUP(MID([.BB23];1;1);[.$CL$4:.$CM$19];2;0)*16+VLOOKUP(MID([.BB23];2;1);[.$CL$4:.$CM$19];2;0)" office:value-type="float" office:value="22" calcext:value-type="float">
            <text:p>22</text:p>
          </table:table-cell>
          <table:table-cell table:style-name="ce212" table:formula="of:=VLOOKUP(MID([.BC23];1;1);[.$CL$4:.$CM$19];2;0)*16+VLOOKUP(MID([.BC23];2;1);[.$CL$4:.$CM$19];2;0)" office:value-type="float" office:value="13" calcext:value-type="float">
            <text:p>13</text:p>
          </table:table-cell>
          <table:table-cell table:style-name="ce212" table:formula="of:=VLOOKUP(MID([.BD23];1;1);[.$CL$4:.$CM$19];2;0)" office:value-type="float" office:value="9" calcext:value-type="float">
            <text:p>9</text:p>
          </table:table-cell>
          <table:table-cell table:style-name="ce212" table:formula="of:=VLOOKUP(MID([.BD23];2;1);[.$CL$4:.$CM$19];2;0)" office:value-type="float" office:value="10" calcext:value-type="float">
            <text:p>10</text:p>
          </table:table-cell>
          <table:table-cell table:style-name="ce212" table:formula="of:=VLOOKUP(MID([.BE23];1;1);[.$CL$4:.$CM$19];2;0)" office:value-type="float" office:value="8" calcext:value-type="float">
            <text:p>8</text:p>
          </table:table-cell>
          <table:table-cell table:style-name="ce212" table:formula="of:=VLOOKUP(MID([.BE23];2;1);[.$CL$4:.$CM$19];2;0)" office:value-type="float" office:value="8" calcext:value-type="float">
            <text:p>8</text:p>
          </table:table-cell>
          <table:table-cell table:style-name="ce212" table:formula="of:=VLOOKUP(MID([.BF23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23];1;1);[.$CL$4:.$CM$19];2;0)*16+VLOOKUP(MID([.BK23];2;1);[.$CL$4:.$CM$19];2;0)" office:value-type="float" office:value="127" calcext:value-type="float">
            <text:p>127</text:p>
          </table:table-cell>
          <table:table-cell table:style-name="ce212" table:formula="of:=VLOOKUP(MID([.BL23];1;1);[.$CL$4:.$CM$19];2;0)*16+VLOOKUP(MID([.BL23];2;1);[.$CL$4:.$CM$19];2;0)" office:value-type="float" office:value="132" calcext:value-type="float">
            <text:p>132</text:p>
          </table:table-cell>
          <table:table-cell table:style-name="ce212" table:formula="of:=VLOOKUP(MID([.BM23];1;1);[.$CL$4:.$CM$19];2;0)*16+VLOOKUP(MID([.BM23];2;1);[.$CL$4:.$CM$19];2;0)" office:value-type="float" office:value="38" calcext:value-type="float">
            <text:p>38</text:p>
          </table:table-cell>
          <table:table-cell table:style-name="ce212" table:formula="of:=VLOOKUP(MID([.BN23];1;1);[.$CL$4:.$CM$19];2;0)*16+VLOOKUP(MID([.BN23];2;1);[.$CL$4:.$CM$19];2;0)" office:value-type="float" office:value="29" calcext:value-type="float">
            <text:p>29</text:p>
          </table:table-cell>
          <table:table-cell table:style-name="ce212" table:formula="of:=VLOOKUP(MID([.BO23];1;1);[.$CL$4:.$CM$19];2;0)" office:value-type="float" office:value="9" calcext:value-type="float">
            <text:p>9</text:p>
          </table:table-cell>
          <table:table-cell table:style-name="ce212" table:formula="of:=VLOOKUP(MID([.BO23];2;1);[.$CL$4:.$CM$19];2;0)" office:value-type="float" office:value="11" calcext:value-type="float">
            <text:p>11</text:p>
          </table:table-cell>
          <table:table-cell table:style-name="ce212" table:formula="of:=VLOOKUP(MID([.BP23];1;1);[.$CL$4:.$CM$19];2;0)" office:value-type="float" office:value="8" calcext:value-type="float">
            <text:p>8</text:p>
          </table:table-cell>
          <table:table-cell table:style-name="ce212" table:formula="of:=VLOOKUP(MID([.BP23];2;1);[.$CL$4:.$CM$19];2;0)" office:value-type="float" office:value="8" calcext:value-type="float">
            <text:p>8</text:p>
          </table:table-cell>
          <table:table-cell table:style-name="ce212" table:number-columns-repeated="4"/>
          <table:table-cell table:style-name="ce212" table:formula="of:=VLOOKUP(MID([.BQ23];2;1);[.$CL$4:.$CM$19];2;0)" office:value-type="float" office:value="1" calcext:value-type="float">
            <text:p>1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4" calcext:value-type="float">
            <text:p>14</text:p>
          </table:table-cell>
          <table:table-cell table:style-name="ce162" office:value-type="float" office:value="20" calcext:value-type="float">
            <text:p>20</text:p>
          </table:table-cell>
          <table:table-cell table:style-name="ce184" office:value-type="string" calcext:value-type="string">
            <text:p>NE</text:p>
          </table:table-cell>
          <table:table-cell table:style-name="ce184" table:formula="of:=MID([.$C$2];[.D$3]+([.$B24]-1)*24;3)" office:value-type="string" office:string-value="92 " calcext:value-type="string">
            <text:p>92 </text:p>
          </table:table-cell>
          <table:table-cell table:style-name="ce184" table:formula="of:=MID([.$C$2];[.E$3]+([.$B24]-1)*24;3)" office:value-type="string" office:string-value="90 " calcext:value-type="string">
            <text:p>90 </text:p>
          </table:table-cell>
          <table:table-cell table:style-name="ce184" table:formula="of:=MID([.$C$2];[.F$3]+([.$B24]-1)*24;3)" office:value-type="string" office:string-value="42 " calcext:value-type="string">
            <text:p>42 </text:p>
          </table:table-cell>
          <table:table-cell table:style-name="ce184" table:formula="of:=MID([.$C$2];[.G$3]+([.$B24]-1)*24;3)" office:value-type="string" office:string-value="31 " calcext:value-type="string">
            <text:p>31 </text:p>
          </table:table-cell>
          <table:table-cell table:style-name="ce184" table:formula="of:=MID([.$C$2];[.H$3]+([.$B24]-1)*24;3)" office:value-type="string" office:string-value="0B " calcext:value-type="string">
            <text:p>0B </text:p>
          </table:table-cell>
          <table:table-cell table:style-name="ce184" table:formula="of:=MID([.$C$2];[.I$3]+([.$B24]-1)*24;3)" office:value-type="string" office:string-value="0B " calcext:value-type="string">
            <text:p>0B </text:p>
          </table:table-cell>
          <table:table-cell table:style-name="ce184" table:formula="of:=MID([.$C$2];[.J$3]+([.$B24]-1)*24;3)" office:value-type="string" office:string-value="09 " calcext:value-type="string">
            <text:p>09 </text:p>
          </table:table-cell>
          <table:table-cell table:style-name="ce184" table:formula="of:=MID([.$C$2];[.K$3]+([.$B24]-1)*24;3)" office:value-type="string" office:string-value="08 " calcext:value-type="string">
            <text:p>08 </text:p>
          </table:table-cell>
          <table:table-cell table:style-name="ce184" table:formula="of:=VLOOKUP(MID([.D24];1;1);[.$CL$4:.$CM$19];2;0)*16+VLOOKUP(MID([.D24];2;1);[.$CL$4:.$CM$19];2;0)" office:value-type="float" office:value="146" calcext:value-type="float">
            <text:p>146</text:p>
          </table:table-cell>
          <table:table-cell table:style-name="ce184" table:formula="of:=VLOOKUP(MID([.E24];1;1);[.$CL$4:.$CM$19];2;0)*16+VLOOKUP(MID([.E24];2;1);[.$CL$4:.$CM$19];2;0)" office:value-type="float" office:value="144" calcext:value-type="float">
            <text:p>144</text:p>
          </table:table-cell>
          <table:table-cell table:style-name="ce184" table:formula="of:=VLOOKUP(MID([.F24];1;1);[.$CL$4:.$CM$19];2;0)*16+VLOOKUP(MID([.F24];2;1);[.$CL$4:.$CM$19];2;0)" office:value-type="float" office:value="66" calcext:value-type="float">
            <text:p>66</text:p>
          </table:table-cell>
          <table:table-cell table:style-name="ce184" table:formula="of:=VLOOKUP(MID([.G24];1;1);[.$CL$4:.$CM$19];2;0)*16+VLOOKUP(MID([.G24];2;1);[.$CL$4:.$CM$19];2;0)" office:value-type="float" office:value="49" calcext:value-type="float">
            <text:p>49</text:p>
          </table:table-cell>
          <table:table-cell table:style-name="ce202" table:formula="of:=VLOOKUP(MID([.H24];1;1);[.$CL$4:.$CM$19];2;0)*16+VLOOKUP(MID([.H24];2;1);[.$CL$4:.$CM$19];2;0)" office:value-type="float" office:value="11" calcext:value-type="float">
            <text:p>11</text:p>
          </table:table-cell>
          <table:table-cell table:style-name="ce203" table:formula="of:=VLOOKUP(MID([.I24];1;1);[.$CL$4:.$CM$19];2;0)*16+VLOOKUP(MID([.I24];2;1);[.$CL$4:.$CM$19];2;0)" office:value-type="float" office:value="11" calcext:value-type="float">
            <text:p>11</text:p>
          </table:table-cell>
          <table:table-cell table:style-name="ce203" table:formula="of:=VLOOKUP(MID([.J24];1;1);[.$CL$4:.$CM$19];2;0)*16+VLOOKUP(MID([.J24];2;1);[.$CL$4:.$CM$19];2;0)" office:value-type="float" office:value="9" calcext:value-type="float">
            <text:p>9</text:p>
          </table:table-cell>
          <table:table-cell table:style-name="ce207" table:formula="of:=VLOOKUP(MID([.K24];1;1);[.$CL$4:.$CM$19];2;0)*16+VLOOKUP(MID([.K24];2;1);[.$CL$4:.$CM$19];2;0)" office:value-type="float" office:value="8" calcext:value-type="float">
            <text:p>8</text:p>
          </table:table-cell>
          <table:table-cell table:style-name="ce207" table:formula="of:=MAX([.P24:.S24])" office:value-type="float" office:value="11" calcext:value-type="float">
            <text:p>11</text:p>
          </table:table-cell>
          <table:table-cell table:style-name="ce202" table:formula="of:=[.L24]/SUM([.$L24:.$O24])" office:value-type="float" office:value="0.360493827160494" calcext:value-type="float">
            <text:p>0.360493827160494</text:p>
          </table:table-cell>
          <table:table-cell table:style-name="ce203" table:formula="of:=[.M24]/SUM([.$L24:.$O24])" office:value-type="float" office:value="0.355555555555556" calcext:value-type="float">
            <text:p>0.355555555555556</text:p>
          </table:table-cell>
          <table:table-cell table:style-name="ce203" table:formula="of:=[.N24]/SUM([.$L24:.$O24])" office:value-type="float" office:value="0.162962962962963" calcext:value-type="float">
            <text:p>0.162962962962963</text:p>
          </table:table-cell>
          <table:table-cell table:style-name="ce207" table:formula="of:=[.O24]/SUM([.$L24:.$O24])" office:value-type="float" office:value="0.120987654320988" calcext:value-type="float">
            <text:p>0.120987654320988</text:p>
          </table:table-cell>
          <table:table-cell table:style-name="ce207" table:formula="of:=[.P24]-[.Q24]" office:value-type="float" office:value="0" calcext:value-type="float">
            <text:p>0</text:p>
          </table:table-cell>
          <table:table-cell table:style-name="ce207" table:formula="of:=[.Q24]-[.P24]" office:value-type="float" office:value="0" calcext:value-type="float">
            <text:p>0</text:p>
          </table:table-cell>
          <table:table-cell table:formula="of:=[.$AE24]+[.Y24]*[.$AC$3]*IF(ABS([.Y24])&gt;5;2;1)" office:value-type="float" office:value="45.5" calcext:value-type="float">
            <text:p>45.5</text:p>
          </table:table-cell>
          <table:table-cell table:formula="of:=[.$AE24]+[.Z24]*[.$AC$3]*IF(ABS([.Y24])&gt;5;2;1)" office:value-type="float" office:value="45.5" calcext:value-type="float">
            <text:p>45.5</text:p>
          </table:table-cell>
          <table:table-cell table:style-name="ce202" table:formula="of:=[.$AC$4] - MID([.$C$2];(3*8*51)+1+([.$B24])*3;3)" office:value-type="float" office:value="9" calcext:value-type="float">
            <text:p>9</text:p>
          </table:table-cell>
          <table:table-cell table:formula="of:=[.$AD$4]+([.$AC$4]-[.AC24])" office:value-type="float" office:value="91" calcext:value-type="float">
            <text:p>91</text:p>
          </table:table-cell>
          <table:table-cell table:formula="of:=[.AD24]/2" office:value-type="float" office:value="45.5" calcext:value-type="float">
            <text:p>45.5</text:p>
          </table:table-cell>
          <table:table-cell table:formula="of:=[.AA24]+[.U24]*[.$AC24]" office:value-type="float" office:value="48.7444444444445" calcext:value-type="float">
            <text:p>48.7444444444445</text:p>
          </table:table-cell>
          <table:table-cell table:formula="of:=[.AB24]+[.V24]*[.$AC24]" office:value-type="float" office:value="48.7" calcext:value-type="float">
            <text:p>48.7</text:p>
          </table:table-cell>
          <table:table-cell table:style-name="ce208" table:formula="of:=[.AF24]-[.AG24]" office:value-type="float" office:value="0.0444444444444443" calcext:value-type="float">
            <text:p>0.044</text:p>
          </table:table-cell>
          <table:table-cell table:style-name="ce107" office:value-type="float" office:value="5" calcext:value-type="float">
            <text:p>5</text:p>
          </table:table-cell>
          <table:table-cell table:style-name="ce203" table:formula="of:=([.$AI24]-2)*([.AF24]/100)" office:value-type="float" office:value="1.46233333333333" calcext:value-type="float">
            <text:p>1.46233333333333</text:p>
          </table:table-cell>
          <table:table-cell table:style-name="ce203" table:formula="of:=([.$AI24]-2)*([.AG24]/100)" office:value-type="float" office:value="1.461" calcext:value-type="float">
            <text:p>1.461</text:p>
          </table:table-cell>
          <table:table-cell table:style-name="ce203" table:formula="of:=IF([.AF24]&gt;[.AG24];[.AI24];0)" office:value-type="float" office:value="5" calcext:value-type="float">
            <text:p>5</text:p>
          </table:table-cell>
          <table:table-cell table:style-name="ce203" table:formula="of:=IF([.AG24]&gt;[.AF24];[.AI24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4" calcext:value-type="float">
            <text:p>14</text:p>
          </table:table-cell>
          <table:table-cell table:style-name="ce162" office:value-type="float" office:value="20" calcext:value-type="float">
            <text:p>20</text:p>
          </table:table-cell>
          <table:table-cell table:style-name="ce184" office:value-type="string" calcext:value-type="string">
            <text:p>NE</text:p>
          </table:table-cell>
          <table:table-cell table:style-name="ce212"/>
          <table:table-cell table:style-name="ce222" table:formula="of:=MID([.$C$1];[.AZ$3]+([.$B24]-1)*21+([.$AY$5]-1)*1071;3)" office:value-type="string" office:string-value="0F " calcext:value-type="string">
            <text:p>0F </text:p>
          </table:table-cell>
          <table:table-cell table:style-name="ce222" table:formula="of:=MID([.$C$1];[.BA$3]+([.$B24]-1)*21+([.$AY$5]-1)*1071;3)" office:value-type="string" office:string-value="10 " calcext:value-type="string">
            <text:p>10 </text:p>
          </table:table-cell>
          <table:table-cell table:style-name="ce222" table:formula="of:=MID([.$C$1];[.BB$3]+([.$B24]-1)*21+([.$AY$5]-1)*1071;3)" office:value-type="string" office:string-value="1C " calcext:value-type="string">
            <text:p>1C </text:p>
          </table:table-cell>
          <table:table-cell table:style-name="ce222" table:formula="of:=MID([.$C$1];[.BC$3]+([.$B24]-1)*21+([.$AY$5]-1)*1071;3)" office:value-type="string" office:string-value="0C " calcext:value-type="string">
            <text:p>0C </text:p>
          </table:table-cell>
          <table:table-cell table:style-name="ce222" table:formula="of:=MID([.$C$1];[.BD$3]+([.$B24]-1)*21+([.$AY$5]-1)*1071;3)" office:value-type="string" office:string-value="AA " calcext:value-type="string">
            <text:p>AA </text:p>
          </table:table-cell>
          <table:table-cell table:style-name="ce222" table:formula="of:=MID([.$C$1];[.BE$3]+([.$B24]-1)*21+([.$AY$5]-1)*1071;3)" office:value-type="string" office:string-value="98 " calcext:value-type="string">
            <text:p>98 </text:p>
          </table:table-cell>
          <table:table-cell table:style-name="ce222" table:formula="of:=MID([.$C$1];[.BF$3]+([.$B24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24]-1)*21+([.$BJ$5]-1)*1071;3)" office:value-type="string" office:string-value="83 " calcext:value-type="string">
            <text:p>83 </text:p>
          </table:table-cell>
          <table:table-cell table:style-name="ce212" table:formula="of:=MID([.$C$1];[.BL$3]+([.$B24]-1)*21+([.$BJ$5]-1)*1071;3)" office:value-type="string" office:string-value="84 " calcext:value-type="string">
            <text:p>84 </text:p>
          </table:table-cell>
          <table:table-cell table:style-name="ce212" table:formula="of:=MID([.$C$1];[.BM$3]+([.$B24]-1)*21+([.$BJ$5]-1)*1071;3)" office:value-type="string" office:string-value="2C " calcext:value-type="string">
            <text:p>2C </text:p>
          </table:table-cell>
          <table:table-cell table:style-name="ce212" table:formula="of:=MID([.$C$1];[.BN$3]+([.$B24]-1)*21+([.$BJ$5]-1)*1071;3)" office:value-type="string" office:string-value="1C " calcext:value-type="string">
            <text:p>1C </text:p>
          </table:table-cell>
          <table:table-cell table:style-name="ce212" table:formula="of:=MID([.$C$1];[.BO$3]+([.$B24]-1)*21+([.$BJ$5]-1)*1071;3)" office:value-type="string" office:string-value="BB " calcext:value-type="string">
            <text:p>BB </text:p>
          </table:table-cell>
          <table:table-cell table:style-name="ce212" table:formula="of:=MID([.$C$1];[.BP$3]+([.$B24]-1)*21+([.$BJ$5]-1)*1071;3)" office:value-type="string" office:string-value="98 " calcext:value-type="string">
            <text:p>98 </text:p>
          </table:table-cell>
          <table:table-cell table:style-name="ce212" table:formula="of:=MID([.$C$1];[.BQ$3]+([.$B24]-1)*21+([.$BJ$5]-1)*1071;3)" office:value-type="string" office:string-value="01 " calcext:value-type="string">
            <text:p>01 </text:p>
          </table:table-cell>
          <table:table-cell table:style-name="ce212"/>
          <table:table-cell table:style-name="ce212" table:formula="of:=VLOOKUP(MID([.AZ24];1;1);[.$CL$4:.$CM$19];2;0)*16+VLOOKUP(MID([.AZ24];2;1);[.$CL$4:.$CM$19];2;0)" office:value-type="float" office:value="15" calcext:value-type="float">
            <text:p>15</text:p>
          </table:table-cell>
          <table:table-cell table:style-name="ce212" table:formula="of:=VLOOKUP(MID([.BA24];1;1);[.$CL$4:.$CM$19];2;0)*16+VLOOKUP(MID([.BA24];2;1);[.$CL$4:.$CM$19];2;0)" office:value-type="float" office:value="16" calcext:value-type="float">
            <text:p>16</text:p>
          </table:table-cell>
          <table:table-cell table:style-name="ce212" table:formula="of:=VLOOKUP(MID([.BB24];1;1);[.$CL$4:.$CM$19];2;0)*16+VLOOKUP(MID([.BB24];2;1);[.$CL$4:.$CM$19];2;0)" office:value-type="float" office:value="28" calcext:value-type="float">
            <text:p>28</text:p>
          </table:table-cell>
          <table:table-cell table:style-name="ce212" table:formula="of:=VLOOKUP(MID([.BC24];1;1);[.$CL$4:.$CM$19];2;0)*16+VLOOKUP(MID([.BC24];2;1);[.$CL$4:.$CM$19];2;0)" office:value-type="float" office:value="12" calcext:value-type="float">
            <text:p>12</text:p>
          </table:table-cell>
          <table:table-cell table:style-name="ce212" table:formula="of:=VLOOKUP(MID([.BD24];1;1);[.$CL$4:.$CM$19];2;0)" office:value-type="float" office:value="10" calcext:value-type="float">
            <text:p>10</text:p>
          </table:table-cell>
          <table:table-cell table:style-name="ce212" table:formula="of:=VLOOKUP(MID([.BD24];2;1);[.$CL$4:.$CM$19];2;0)" office:value-type="float" office:value="10" calcext:value-type="float">
            <text:p>10</text:p>
          </table:table-cell>
          <table:table-cell table:style-name="ce212" table:formula="of:=VLOOKUP(MID([.BE24];1;1);[.$CL$4:.$CM$19];2;0)" office:value-type="float" office:value="9" calcext:value-type="float">
            <text:p>9</text:p>
          </table:table-cell>
          <table:table-cell table:style-name="ce212" table:formula="of:=VLOOKUP(MID([.BE24];2;1);[.$CL$4:.$CM$19];2;0)" office:value-type="float" office:value="8" calcext:value-type="float">
            <text:p>8</text:p>
          </table:table-cell>
          <table:table-cell table:style-name="ce212" table:formula="of:=VLOOKUP(MID([.BF24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24];1;1);[.$CL$4:.$CM$19];2;0)*16+VLOOKUP(MID([.BK24];2;1);[.$CL$4:.$CM$19];2;0)" office:value-type="float" office:value="131" calcext:value-type="float">
            <text:p>131</text:p>
          </table:table-cell>
          <table:table-cell table:style-name="ce212" table:formula="of:=VLOOKUP(MID([.BL24];1;1);[.$CL$4:.$CM$19];2;0)*16+VLOOKUP(MID([.BL24];2;1);[.$CL$4:.$CM$19];2;0)" office:value-type="float" office:value="132" calcext:value-type="float">
            <text:p>132</text:p>
          </table:table-cell>
          <table:table-cell table:style-name="ce212" table:formula="of:=VLOOKUP(MID([.BM24];1;1);[.$CL$4:.$CM$19];2;0)*16+VLOOKUP(MID([.BM24];2;1);[.$CL$4:.$CM$19];2;0)" office:value-type="float" office:value="44" calcext:value-type="float">
            <text:p>44</text:p>
          </table:table-cell>
          <table:table-cell table:style-name="ce212" table:formula="of:=VLOOKUP(MID([.BN24];1;1);[.$CL$4:.$CM$19];2;0)*16+VLOOKUP(MID([.BN24];2;1);[.$CL$4:.$CM$19];2;0)" office:value-type="float" office:value="28" calcext:value-type="float">
            <text:p>28</text:p>
          </table:table-cell>
          <table:table-cell table:style-name="ce212" table:formula="of:=VLOOKUP(MID([.BO24];1;1);[.$CL$4:.$CM$19];2;0)" office:value-type="float" office:value="11" calcext:value-type="float">
            <text:p>11</text:p>
          </table:table-cell>
          <table:table-cell table:style-name="ce212" table:formula="of:=VLOOKUP(MID([.BO24];2;1);[.$CL$4:.$CM$19];2;0)" office:value-type="float" office:value="11" calcext:value-type="float">
            <text:p>11</text:p>
          </table:table-cell>
          <table:table-cell table:style-name="ce212" table:formula="of:=VLOOKUP(MID([.BP24];1;1);[.$CL$4:.$CM$19];2;0)" office:value-type="float" office:value="9" calcext:value-type="float">
            <text:p>9</text:p>
          </table:table-cell>
          <table:table-cell table:style-name="ce212" table:formula="of:=VLOOKUP(MID([.BP24];2;1);[.$CL$4:.$CM$19];2;0)" office:value-type="float" office:value="8" calcext:value-type="float">
            <text:p>8</text:p>
          </table:table-cell>
          <table:table-cell table:style-name="ce212" table:number-columns-repeated="4"/>
          <table:table-cell table:style-name="ce212" table:formula="of:=VLOOKUP(MID([.BQ24];2;1);[.$CL$4:.$CM$19];2;0)" office:value-type="float" office:value="1" calcext:value-type="float">
            <text:p>1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5" calcext:value-type="float">
            <text:p>15</text:p>
          </table:table-cell>
          <table:table-cell table:style-name="ce162" office:value-type="float" office:value="21" calcext:value-type="float">
            <text:p>21</text:p>
          </table:table-cell>
          <table:table-cell table:style-name="ce184" office:value-type="string" calcext:value-type="string">
            <text:p>KS</text:p>
          </table:table-cell>
          <table:table-cell table:style-name="ce184" table:formula="of:=MID([.$C$2];[.D$3]+([.$B25]-1)*24;3)" office:value-type="string" office:string-value="90 " calcext:value-type="string">
            <text:p>90 </text:p>
          </table:table-cell>
          <table:table-cell table:style-name="ce184" table:formula="of:=MID([.$C$2];[.E$3]+([.$B25]-1)*24;3)" office:value-type="string" office:string-value="8E " calcext:value-type="string">
            <text:p>8E </text:p>
          </table:table-cell>
          <table:table-cell table:style-name="ce184" table:formula="of:=MID([.$C$2];[.F$3]+([.$B25]-1)*24;3)" office:value-type="string" office:string-value="3F " calcext:value-type="string">
            <text:p>3F </text:p>
          </table:table-cell>
          <table:table-cell table:style-name="ce184" table:formula="of:=MID([.$C$2];[.G$3]+([.$B25]-1)*24;3)" office:value-type="string" office:string-value="77 " calcext:value-type="string">
            <text:p>77 </text:p>
          </table:table-cell>
          <table:table-cell table:style-name="ce184" table:formula="of:=MID([.$C$2];[.H$3]+([.$B25]-1)*24;3)" office:value-type="string" office:string-value="0A " calcext:value-type="string">
            <text:p>0A </text:p>
          </table:table-cell>
          <table:table-cell table:style-name="ce184" table:formula="of:=MID([.$C$2];[.I$3]+([.$B25]-1)*24;3)" office:value-type="string" office:string-value="0A " calcext:value-type="string">
            <text:p>0A </text:p>
          </table:table-cell>
          <table:table-cell table:style-name="ce184" table:formula="of:=MID([.$C$2];[.J$3]+([.$B25]-1)*24;3)" office:value-type="string" office:string-value="09 " calcext:value-type="string">
            <text:p>09 </text:p>
          </table:table-cell>
          <table:table-cell table:style-name="ce184" table:formula="of:=MID([.$C$2];[.K$3]+([.$B25]-1)*24;3)" office:value-type="string" office:string-value="09 " calcext:value-type="string">
            <text:p>09 </text:p>
          </table:table-cell>
          <table:table-cell table:style-name="ce184" table:formula="of:=VLOOKUP(MID([.D25];1;1);[.$CL$4:.$CM$19];2;0)*16+VLOOKUP(MID([.D25];2;1);[.$CL$4:.$CM$19];2;0)" office:value-type="float" office:value="144" calcext:value-type="float">
            <text:p>144</text:p>
          </table:table-cell>
          <table:table-cell table:style-name="ce184" table:formula="of:=VLOOKUP(MID([.E25];1;1);[.$CL$4:.$CM$19];2;0)*16+VLOOKUP(MID([.E25];2;1);[.$CL$4:.$CM$19];2;0)" office:value-type="float" office:value="142" calcext:value-type="float">
            <text:p>142</text:p>
          </table:table-cell>
          <table:table-cell table:style-name="ce184" table:formula="of:=VLOOKUP(MID([.F25];1;1);[.$CL$4:.$CM$19];2;0)*16+VLOOKUP(MID([.F25];2;1);[.$CL$4:.$CM$19];2;0)" office:value-type="float" office:value="63" calcext:value-type="float">
            <text:p>63</text:p>
          </table:table-cell>
          <table:table-cell table:style-name="ce184" table:formula="of:=VLOOKUP(MID([.G25];1;1);[.$CL$4:.$CM$19];2;0)*16+VLOOKUP(MID([.G25];2;1);[.$CL$4:.$CM$19];2;0)" office:value-type="float" office:value="119" calcext:value-type="float">
            <text:p>119</text:p>
          </table:table-cell>
          <table:table-cell table:style-name="ce202" table:formula="of:=VLOOKUP(MID([.H25];1;1);[.$CL$4:.$CM$19];2;0)*16+VLOOKUP(MID([.H25];2;1);[.$CL$4:.$CM$19];2;0)" office:value-type="float" office:value="10" calcext:value-type="float">
            <text:p>10</text:p>
          </table:table-cell>
          <table:table-cell table:style-name="ce203" table:formula="of:=VLOOKUP(MID([.I25];1;1);[.$CL$4:.$CM$19];2;0)*16+VLOOKUP(MID([.I25];2;1);[.$CL$4:.$CM$19];2;0)" office:value-type="float" office:value="10" calcext:value-type="float">
            <text:p>10</text:p>
          </table:table-cell>
          <table:table-cell table:style-name="ce203" table:formula="of:=VLOOKUP(MID([.J25];1;1);[.$CL$4:.$CM$19];2;0)*16+VLOOKUP(MID([.J25];2;1);[.$CL$4:.$CM$19];2;0)" office:value-type="float" office:value="9" calcext:value-type="float">
            <text:p>9</text:p>
          </table:table-cell>
          <table:table-cell table:style-name="ce207" table:formula="of:=VLOOKUP(MID([.K25];1;1);[.$CL$4:.$CM$19];2;0)*16+VLOOKUP(MID([.K25];2;1);[.$CL$4:.$CM$19];2;0)" office:value-type="float" office:value="9" calcext:value-type="float">
            <text:p>9</text:p>
          </table:table-cell>
          <table:table-cell table:style-name="ce207" table:formula="of:=MAX([.P25:.S25])" office:value-type="float" office:value="10" calcext:value-type="float">
            <text:p>10</text:p>
          </table:table-cell>
          <table:table-cell table:style-name="ce202" table:formula="of:=[.L25]/SUM([.$L25:.$O25])" office:value-type="float" office:value="0.307692307692308" calcext:value-type="float">
            <text:p>0.307692307692308</text:p>
          </table:table-cell>
          <table:table-cell table:style-name="ce203" table:formula="of:=[.M25]/SUM([.$L25:.$O25])" office:value-type="float" office:value="0.303418803418803" calcext:value-type="float">
            <text:p>0.303418803418803</text:p>
          </table:table-cell>
          <table:table-cell table:style-name="ce203" table:formula="of:=[.N25]/SUM([.$L25:.$O25])" office:value-type="float" office:value="0.134615384615385" calcext:value-type="float">
            <text:p>0.134615384615385</text:p>
          </table:table-cell>
          <table:table-cell table:style-name="ce207" table:formula="of:=[.O25]/SUM([.$L25:.$O25])" office:value-type="float" office:value="0.254273504273504" calcext:value-type="float">
            <text:p>0.254273504273504</text:p>
          </table:table-cell>
          <table:table-cell table:style-name="ce207" table:formula="of:=[.P25]-[.Q25]" office:value-type="float" office:value="0" calcext:value-type="float">
            <text:p>0</text:p>
          </table:table-cell>
          <table:table-cell table:style-name="ce207" table:formula="of:=[.Q25]-[.P25]" office:value-type="float" office:value="0" calcext:value-type="float">
            <text:p>0</text:p>
          </table:table-cell>
          <table:table-cell table:formula="of:=[.$AE25]+[.Y25]*[.$AC$3]*IF(ABS([.Y25])&gt;5;2;1)" office:value-type="float" office:value="45.5" calcext:value-type="float">
            <text:p>45.5</text:p>
          </table:table-cell>
          <table:table-cell table:formula="of:=[.$AE25]+[.Z25]*[.$AC$3]*IF(ABS([.Y25])&gt;5;2;1)" office:value-type="float" office:value="45.5" calcext:value-type="float">
            <text:p>45.5</text:p>
          </table:table-cell>
          <table:table-cell table:style-name="ce202" table:formula="of:=[.$AC$4] - MID([.$C$2];(3*8*51)+1+([.$B25])*3;3)" office:value-type="float" office:value="9" calcext:value-type="float">
            <text:p>9</text:p>
          </table:table-cell>
          <table:table-cell table:formula="of:=[.$AD$4]+([.$AC$4]-[.AC25])" office:value-type="float" office:value="91" calcext:value-type="float">
            <text:p>91</text:p>
          </table:table-cell>
          <table:table-cell table:formula="of:=[.AD25]/2" office:value-type="float" office:value="45.5" calcext:value-type="float">
            <text:p>45.5</text:p>
          </table:table-cell>
          <table:table-cell table:formula="of:=[.AA25]+[.U25]*[.$AC25]" office:value-type="float" office:value="48.2692307692308" calcext:value-type="float">
            <text:p>48.2692307692308</text:p>
          </table:table-cell>
          <table:table-cell table:formula="of:=[.AB25]+[.V25]*[.$AC25]" office:value-type="float" office:value="48.2307692307692" calcext:value-type="float">
            <text:p>48.2307692307692</text:p>
          </table:table-cell>
          <table:table-cell table:style-name="ce208" table:formula="of:=[.AF25]-[.AG25]" office:value-type="float" office:value="0.038461538461533" calcext:value-type="float">
            <text:p>0.038</text:p>
          </table:table-cell>
          <table:table-cell table:style-name="ce107" office:value-type="float" office:value="6" calcext:value-type="float">
            <text:p>6</text:p>
          </table:table-cell>
          <table:table-cell table:style-name="ce203" table:formula="of:=([.$AI25]-2)*([.AF25]/100)" office:value-type="float" office:value="1.93076923076923" calcext:value-type="float">
            <text:p>1.93076923076923</text:p>
          </table:table-cell>
          <table:table-cell table:style-name="ce203" table:formula="of:=([.$AI25]-2)*([.AG25]/100)" office:value-type="float" office:value="1.92923076923077" calcext:value-type="float">
            <text:p>1.92923076923077</text:p>
          </table:table-cell>
          <table:table-cell table:style-name="ce203" table:formula="of:=IF([.AF25]&gt;[.AG25];[.AI25];0)" office:value-type="float" office:value="6" calcext:value-type="float">
            <text:p>6</text:p>
          </table:table-cell>
          <table:table-cell table:style-name="ce203" table:formula="of:=IF([.AG25]&gt;[.AF25];[.AI25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5" calcext:value-type="float">
            <text:p>15</text:p>
          </table:table-cell>
          <table:table-cell table:style-name="ce162" office:value-type="float" office:value="21" calcext:value-type="float">
            <text:p>21</text:p>
          </table:table-cell>
          <table:table-cell table:style-name="ce184" office:value-type="string" calcext:value-type="string">
            <text:p>KS</text:p>
          </table:table-cell>
          <table:table-cell table:style-name="ce212"/>
          <table:table-cell table:style-name="ce222" table:formula="of:=MID([.$C$1];[.AZ$3]+([.$B25]-1)*21+([.$AY$5]-1)*1071;3)" office:value-type="string" office:string-value="0E " calcext:value-type="string">
            <text:p>0E </text:p>
          </table:table-cell>
          <table:table-cell table:style-name="ce222" table:formula="of:=MID([.$C$1];[.BA$3]+([.$B25]-1)*21+([.$AY$5]-1)*1071;3)" office:value-type="string" office:string-value="0F " calcext:value-type="string">
            <text:p>0F </text:p>
          </table:table-cell>
          <table:table-cell table:style-name="ce222" table:formula="of:=MID([.$C$1];[.BB$3]+([.$B25]-1)*21+([.$AY$5]-1)*1071;3)" office:value-type="string" office:string-value="1A " calcext:value-type="string">
            <text:p>1A </text:p>
          </table:table-cell>
          <table:table-cell table:style-name="ce222" table:formula="of:=MID([.$C$1];[.BC$3]+([.$B25]-1)*21+([.$AY$5]-1)*1071;3)" office:value-type="string" office:string-value="0E " calcext:value-type="string">
            <text:p>0E </text:p>
          </table:table-cell>
          <table:table-cell table:style-name="ce222" table:formula="of:=MID([.$C$1];[.BD$3]+([.$B25]-1)*21+([.$AY$5]-1)*1071;3)" office:value-type="string" office:string-value="99 " calcext:value-type="string">
            <text:p>99 </text:p>
          </table:table-cell>
          <table:table-cell table:style-name="ce222" table:formula="of:=MID([.$C$1];[.BE$3]+([.$B25]-1)*21+([.$AY$5]-1)*1071;3)" office:value-type="string" office:string-value="99 " calcext:value-type="string">
            <text:p>99 </text:p>
          </table:table-cell>
          <table:table-cell table:style-name="ce222" table:formula="of:=MID([.$C$1];[.BF$3]+([.$B25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5"/>
          <table:table-cell table:style-name="ce119"/>
          <table:table-cell table:style-name="ce212"/>
          <table:table-cell table:style-name="ce212" table:formula="of:=MID([.$C$1];[.BK$3]+([.$B25]-1)*21+([.$BJ$5]-1)*1071;3)" office:value-type="string" office:string-value="82 " calcext:value-type="string">
            <text:p>82 </text:p>
          </table:table-cell>
          <table:table-cell table:style-name="ce212" table:formula="of:=MID([.$C$1];[.BL$3]+([.$B25]-1)*21+([.$BJ$5]-1)*1071;3)" office:value-type="string" office:string-value="82 " calcext:value-type="string">
            <text:p>82 </text:p>
          </table:table-cell>
          <table:table-cell table:style-name="ce212" table:formula="of:=MID([.$C$1];[.BM$3]+([.$B25]-1)*21+([.$BJ$5]-1)*1071;3)" office:value-type="string" office:string-value="2A " calcext:value-type="string">
            <text:p>2A </text:p>
          </table:table-cell>
          <table:table-cell table:style-name="ce212" table:formula="of:=MID([.$C$1];[.BN$3]+([.$B25]-1)*21+([.$BJ$5]-1)*1071;3)" office:value-type="string" office:string-value="60 " calcext:value-type="string">
            <text:p>60 </text:p>
          </table:table-cell>
          <table:table-cell table:style-name="ce212" table:formula="of:=MID([.$C$1];[.BO$3]+([.$B25]-1)*21+([.$BJ$5]-1)*1071;3)" office:value-type="string" office:string-value="AA " calcext:value-type="string">
            <text:p>AA </text:p>
          </table:table-cell>
          <table:table-cell table:style-name="ce212" table:formula="of:=MID([.$C$1];[.BP$3]+([.$B25]-1)*21+([.$BJ$5]-1)*1071;3)" office:value-type="string" office:string-value="99 " calcext:value-type="string">
            <text:p>99 </text:p>
          </table:table-cell>
          <table:table-cell table:style-name="ce212" table:formula="of:=MID([.$C$1];[.BQ$3]+([.$B25]-1)*21+([.$BJ$5]-1)*1071;3)" office:value-type="string" office:string-value="01 " calcext:value-type="string">
            <text:p>01 </text:p>
          </table:table-cell>
          <table:table-cell table:style-name="ce212"/>
          <table:table-cell table:style-name="ce212" table:formula="of:=VLOOKUP(MID([.AZ25];1;1);[.$CL$4:.$CM$19];2;0)*16+VLOOKUP(MID([.AZ25];2;1);[.$CL$4:.$CM$19];2;0)" office:value-type="float" office:value="14" calcext:value-type="float">
            <text:p>14</text:p>
          </table:table-cell>
          <table:table-cell table:style-name="ce212" table:formula="of:=VLOOKUP(MID([.BA25];1;1);[.$CL$4:.$CM$19];2;0)*16+VLOOKUP(MID([.BA25];2;1);[.$CL$4:.$CM$19];2;0)" office:value-type="float" office:value="15" calcext:value-type="float">
            <text:p>15</text:p>
          </table:table-cell>
          <table:table-cell table:style-name="ce212" table:formula="of:=VLOOKUP(MID([.BB25];1;1);[.$CL$4:.$CM$19];2;0)*16+VLOOKUP(MID([.BB25];2;1);[.$CL$4:.$CM$19];2;0)" office:value-type="float" office:value="26" calcext:value-type="float">
            <text:p>26</text:p>
          </table:table-cell>
          <table:table-cell table:style-name="ce212" table:formula="of:=VLOOKUP(MID([.BC25];1;1);[.$CL$4:.$CM$19];2;0)*16+VLOOKUP(MID([.BC25];2;1);[.$CL$4:.$CM$19];2;0)" office:value-type="float" office:value="14" calcext:value-type="float">
            <text:p>14</text:p>
          </table:table-cell>
          <table:table-cell table:style-name="ce212" table:formula="of:=VLOOKUP(MID([.BD25];1;1);[.$CL$4:.$CM$19];2;0)" office:value-type="float" office:value="9" calcext:value-type="float">
            <text:p>9</text:p>
          </table:table-cell>
          <table:table-cell table:style-name="ce212" table:formula="of:=VLOOKUP(MID([.BD25];2;1);[.$CL$4:.$CM$19];2;0)" office:value-type="float" office:value="9" calcext:value-type="float">
            <text:p>9</text:p>
          </table:table-cell>
          <table:table-cell table:style-name="ce212" table:formula="of:=VLOOKUP(MID([.BE25];1;1);[.$CL$4:.$CM$19];2;0)" office:value-type="float" office:value="9" calcext:value-type="float">
            <text:p>9</text:p>
          </table:table-cell>
          <table:table-cell table:style-name="ce212" table:formula="of:=VLOOKUP(MID([.BE25];2;1);[.$CL$4:.$CM$19];2;0)" office:value-type="float" office:value="9" calcext:value-type="float">
            <text:p>9</text:p>
          </table:table-cell>
          <table:table-cell table:style-name="ce212" table:formula="of:=VLOOKUP(MID([.BF25];2;1);[.$CL$4:.$CM$19];2;0)" office:value-type="float" office:value="0" calcext:value-type="float">
            <text:p>0</text:p>
          </table:table-cell>
          <table:table-cell table:style-name="ce212"/>
          <table:table-cell table:style-name="ce212" table:formula="of:=VLOOKUP(MID([.BK25];1;1);[.$CL$4:.$CM$19];2;0)*16+VLOOKUP(MID([.BK25];2;1);[.$CL$4:.$CM$19];2;0)" office:value-type="float" office:value="130" calcext:value-type="float">
            <text:p>130</text:p>
          </table:table-cell>
          <table:table-cell table:style-name="ce212" table:formula="of:=VLOOKUP(MID([.BL25];1;1);[.$CL$4:.$CM$19];2;0)*16+VLOOKUP(MID([.BL25];2;1);[.$CL$4:.$CM$19];2;0)" office:value-type="float" office:value="130" calcext:value-type="float">
            <text:p>130</text:p>
          </table:table-cell>
          <table:table-cell table:style-name="ce212" table:formula="of:=VLOOKUP(MID([.BM25];1;1);[.$CL$4:.$CM$19];2;0)*16+VLOOKUP(MID([.BM25];2;1);[.$CL$4:.$CM$19];2;0)" office:value-type="float" office:value="42" calcext:value-type="float">
            <text:p>42</text:p>
          </table:table-cell>
          <table:table-cell table:style-name="ce212" table:formula="of:=VLOOKUP(MID([.BN25];1;1);[.$CL$4:.$CM$19];2;0)*16+VLOOKUP(MID([.BN25];2;1);[.$CL$4:.$CM$19];2;0)" office:value-type="float" office:value="96" calcext:value-type="float">
            <text:p>96</text:p>
          </table:table-cell>
          <table:table-cell table:style-name="ce212" table:formula="of:=VLOOKUP(MID([.BO25];1;1);[.$CL$4:.$CM$19];2;0)" office:value-type="float" office:value="10" calcext:value-type="float">
            <text:p>10</text:p>
          </table:table-cell>
          <table:table-cell table:style-name="ce212" table:formula="of:=VLOOKUP(MID([.BO25];2;1);[.$CL$4:.$CM$19];2;0)" office:value-type="float" office:value="10" calcext:value-type="float">
            <text:p>10</text:p>
          </table:table-cell>
          <table:table-cell table:style-name="ce212" table:formula="of:=VLOOKUP(MID([.BP25];1;1);[.$CL$4:.$CM$19];2;0)" office:value-type="float" office:value="9" calcext:value-type="float">
            <text:p>9</text:p>
          </table:table-cell>
          <table:table-cell table:style-name="ce212" table:formula="of:=VLOOKUP(MID([.BP25];2;1);[.$CL$4:.$CM$19];2;0)" office:value-type="float" office:value="9" calcext:value-type="float">
            <text:p>9</text:p>
          </table:table-cell>
          <table:table-cell table:style-name="ce212" table:number-columns-repeated="4"/>
          <table:table-cell table:style-name="ce212" table:formula="of:=VLOOKUP(MID([.BQ25];2;1);[.$CL$4:.$CM$19];2;0)" office:value-type="float" office:value="1" calcext:value-type="float">
            <text:p>1</text:p>
          </table:table-cell>
          <table:table-cell table:style-name="ce212" table:number-columns-repeated="920"/>
        </table:table-row>
        <table:table-row table:style-name="ro1">
          <table:table-cell table:style-name="ce114" office:value-type="float" office:value="16" calcext:value-type="float">
            <text:p>16</text:p>
          </table:table-cell>
          <table:table-cell table:style-name="ce163" office:value-type="float" office:value="22" calcext:value-type="float">
            <text:p>22</text:p>
          </table:table-cell>
          <table:table-cell table:style-name="ce185" office:value-type="string" calcext:value-type="string">
            <text:p>DE</text:p>
          </table:table-cell>
          <table:table-cell table:style-name="ce185" table:formula="of:=MID([.$C$2];[.D$3]+([.$B26]-1)*24;3)" office:value-type="string" office:string-value="60 " calcext:value-type="string">
            <text:p>60 </text:p>
          </table:table-cell>
          <table:table-cell table:style-name="ce185" table:formula="of:=MID([.$C$2];[.E$3]+([.$B26]-1)*24;3)" office:value-type="string" office:string-value="3E " calcext:value-type="string">
            <text:p>3E </text:p>
          </table:table-cell>
          <table:table-cell table:style-name="ce185" table:formula="of:=MID([.$C$2];[.F$3]+([.$B26]-1)*24;3)" office:value-type="string" office:string-value="2F " calcext:value-type="string">
            <text:p>2F </text:p>
          </table:table-cell>
          <table:table-cell table:style-name="ce185" table:formula="of:=MID([.$C$2];[.G$3]+([.$B26]-1)*24;3)" office:value-type="string" office:string-value="73 " calcext:value-type="string">
            <text:p>73 </text:p>
          </table:table-cell>
          <table:table-cell table:style-name="ce185" table:formula="of:=MID([.$C$2];[.H$3]+([.$B26]-1)*24;3)" office:value-type="string" office:string-value="09 " calcext:value-type="string">
            <text:p>09 </text:p>
          </table:table-cell>
          <table:table-cell table:style-name="ce185" table:formula="of:=MID([.$C$2];[.I$3]+([.$B26]-1)*24;3)" office:value-type="string" office:string-value="08 " calcext:value-type="string">
            <text:p>08 </text:p>
          </table:table-cell>
          <table:table-cell table:style-name="ce185" table:formula="of:=MID([.$C$2];[.J$3]+([.$B26]-1)*24;3)" office:value-type="string" office:string-value="08 " calcext:value-type="string">
            <text:p>08 </text:p>
          </table:table-cell>
          <table:table-cell table:style-name="ce185" table:formula="of:=MID([.$C$2];[.K$3]+([.$B26]-1)*24;3)" office:value-type="string" office:string-value="08 " calcext:value-type="string">
            <text:p>08 </text:p>
          </table:table-cell>
          <table:table-cell table:style-name="ce185" table:formula="of:=VLOOKUP(MID([.D26];1;1);[.$CL$4:.$CM$19];2;0)*16+VLOOKUP(MID([.D26];2;1);[.$CL$4:.$CM$19];2;0)" office:value-type="float" office:value="96" calcext:value-type="float">
            <text:p>96</text:p>
          </table:table-cell>
          <table:table-cell table:style-name="ce185" table:formula="of:=VLOOKUP(MID([.E26];1;1);[.$CL$4:.$CM$19];2;0)*16+VLOOKUP(MID([.E26];2;1);[.$CL$4:.$CM$19];2;0)" office:value-type="float" office:value="62" calcext:value-type="float">
            <text:p>62</text:p>
          </table:table-cell>
          <table:table-cell table:style-name="ce185" table:formula="of:=VLOOKUP(MID([.F26];1;1);[.$CL$4:.$CM$19];2;0)*16+VLOOKUP(MID([.F26];2;1);[.$CL$4:.$CM$19];2;0)" office:value-type="float" office:value="47" calcext:value-type="float">
            <text:p>47</text:p>
          </table:table-cell>
          <table:table-cell table:style-name="ce185" table:formula="of:=VLOOKUP(MID([.G26];1;1);[.$CL$4:.$CM$19];2;0)*16+VLOOKUP(MID([.G26];2;1);[.$CL$4:.$CM$19];2;0)" office:value-type="float" office:value="115" calcext:value-type="float">
            <text:p>115</text:p>
          </table:table-cell>
          <table:table-cell table:style-name="ce202" table:formula="of:=VLOOKUP(MID([.H26];1;1);[.$CL$4:.$CM$19];2;0)*16+VLOOKUP(MID([.H26];2;1);[.$CL$4:.$CM$19];2;0)" office:value-type="float" office:value="9" calcext:value-type="float">
            <text:p>9</text:p>
          </table:table-cell>
          <table:table-cell table:style-name="ce203" table:formula="of:=VLOOKUP(MID([.I26];1;1);[.$CL$4:.$CM$19];2;0)*16+VLOOKUP(MID([.I26];2;1);[.$CL$4:.$CM$19];2;0)" office:value-type="float" office:value="8" calcext:value-type="float">
            <text:p>8</text:p>
          </table:table-cell>
          <table:table-cell table:style-name="ce203" table:formula="of:=VLOOKUP(MID([.J26];1;1);[.$CL$4:.$CM$19];2;0)*16+VLOOKUP(MID([.J26];2;1);[.$CL$4:.$CM$19];2;0)" office:value-type="float" office:value="8" calcext:value-type="float">
            <text:p>8</text:p>
          </table:table-cell>
          <table:table-cell table:style-name="ce207" table:formula="of:=VLOOKUP(MID([.K26];1;1);[.$CL$4:.$CM$19];2;0)*16+VLOOKUP(MID([.K26];2;1);[.$CL$4:.$CM$19];2;0)" office:value-type="float" office:value="8" calcext:value-type="float">
            <text:p>8</text:p>
          </table:table-cell>
          <table:table-cell table:style-name="ce207" table:formula="of:=MAX([.P26:.S26])" office:value-type="float" office:value="9" calcext:value-type="float">
            <text:p>9</text:p>
          </table:table-cell>
          <table:table-cell table:style-name="ce202" table:formula="of:=[.L26]/SUM([.$L26:.$O26])" office:value-type="float" office:value="0.3" calcext:value-type="float">
            <text:p>0.3</text:p>
          </table:table-cell>
          <table:table-cell table:style-name="ce203" table:formula="of:=[.M26]/SUM([.$L26:.$O26])" office:value-type="float" office:value="0.19375" calcext:value-type="float">
            <text:p>0.19375</text:p>
          </table:table-cell>
          <table:table-cell table:style-name="ce203" table:formula="of:=[.N26]/SUM([.$L26:.$O26])" office:value-type="float" office:value="0.146875" calcext:value-type="float">
            <text:p>0.146875</text:p>
          </table:table-cell>
          <table:table-cell table:style-name="ce207" table:formula="of:=[.O26]/SUM([.$L26:.$O26])" office:value-type="float" office:value="0.359375" calcext:value-type="float">
            <text:p>0.359375</text:p>
          </table:table-cell>
          <table:table-cell table:style-name="ce207" table:formula="of:=[.P26]-[.Q26]" office:value-type="float" office:value="1" calcext:value-type="float">
            <text:p>1</text:p>
          </table:table-cell>
          <table:table-cell table:style-name="ce207" table:formula="of:=[.Q26]-[.P26]" office:value-type="float" office:value="-1" calcext:value-type="float">
            <text:p>-1</text:p>
          </table:table-cell>
          <table:table-cell table:formula="of:=[.$AE26]+[.Y26]*[.$AC$3]*IF(ABS([.Y26])&gt;5;2;1)" office:value-type="float" office:value="48" calcext:value-type="float">
            <text:p>48</text:p>
          </table:table-cell>
          <table:table-cell table:formula="of:=[.$AE26]+[.Z26]*[.$AC$3]*IF(ABS([.Y26])&gt;5;2;1)" office:value-type="float" office:value="46" calcext:value-type="float">
            <text:p>46</text:p>
          </table:table-cell>
          <table:table-cell table:style-name="ce202" table:formula="of:=[.$AC$4] - MID([.$C$2];(3*8*51)+1+([.$B26])*3;3)" office:value-type="float" office:value="6" calcext:value-type="float">
            <text:p>6</text:p>
          </table:table-cell>
          <table:table-cell table:formula="of:=[.$AD$4]+([.$AC$4]-[.AC26])" office:value-type="float" office:value="94" calcext:value-type="float">
            <text:p>94</text:p>
          </table:table-cell>
          <table:table-cell table:formula="of:=[.AD26]/2" office:value-type="float" office:value="47" calcext:value-type="float">
            <text:p>47</text:p>
          </table:table-cell>
          <table:table-cell table:formula="of:=[.AA26]+[.U26]*[.$AC26]" office:value-type="float" office:value="49.8" calcext:value-type="float">
            <text:p>49.8</text:p>
          </table:table-cell>
          <table:table-cell table:formula="of:=[.AB26]+[.V26]*[.$AC26]" office:value-type="float" office:value="47.1625" calcext:value-type="float">
            <text:p>47.1625</text:p>
          </table:table-cell>
          <table:table-cell table:style-name="ce208" table:formula="of:=[.AF26]-[.AG26]" office:value-type="float" office:value="2.6375" calcext:value-type="float">
            <text:p>2.638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26]-2)*([.AF26]/100)" office:value-type="float" office:value="0.498" calcext:value-type="float">
            <text:p>0.498</text:p>
          </table:table-cell>
          <table:table-cell table:style-name="ce203" table:formula="of:=([.$AI26]-2)*([.AG26]/100)" office:value-type="float" office:value="0.471625" calcext:value-type="float">
            <text:p>0.471625</text:p>
          </table:table-cell>
          <table:table-cell table:style-name="ce203" table:formula="of:=IF([.AF26]&gt;[.AG26];[.AI26];0)" office:value-type="float" office:value="3" calcext:value-type="float">
            <text:p>3</text:p>
          </table:table-cell>
          <table:table-cell table:style-name="ce203" table:formula="of:=IF([.AG26]&gt;[.AF26];[.AI26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6" calcext:value-type="float">
            <text:p>16</text:p>
          </table:table-cell>
          <table:table-cell table:style-name="ce163" office:value-type="float" office:value="22" calcext:value-type="float">
            <text:p>22</text:p>
          </table:table-cell>
          <table:table-cell table:style-name="ce185" office:value-type="string" calcext:value-type="string">
            <text:p>DE</text:p>
          </table:table-cell>
          <table:table-cell table:style-name="ce213"/>
          <table:table-cell table:style-name="ce222" table:formula="of:=MID([.$C$1];[.AZ$3]+([.$B26]-1)*21+([.$AY$5]-1)*1071;3)" office:value-type="string" office:string-value="18 " calcext:value-type="string">
            <text:p>18 </text:p>
          </table:table-cell>
          <table:table-cell table:style-name="ce222" table:formula="of:=MID([.$C$1];[.BA$3]+([.$B26]-1)*21+([.$AY$5]-1)*1071;3)" office:value-type="string" office:string-value="18 " calcext:value-type="string">
            <text:p>18 </text:p>
          </table:table-cell>
          <table:table-cell table:style-name="ce222" table:formula="of:=MID([.$C$1];[.BB$3]+([.$B26]-1)*21+([.$AY$5]-1)*1071;3)" office:value-type="string" office:string-value="0C " calcext:value-type="string">
            <text:p>0C </text:p>
          </table:table-cell>
          <table:table-cell table:style-name="ce222" table:formula="of:=MID([.$C$1];[.BC$3]+([.$B26]-1)*21+([.$AY$5]-1)*1071;3)" office:value-type="string" office:string-value="0C " calcext:value-type="string">
            <text:p>0C </text:p>
          </table:table-cell>
          <table:table-cell table:style-name="ce222" table:formula="of:=MID([.$C$1];[.BD$3]+([.$B26]-1)*21+([.$AY$5]-1)*1071;3)" office:value-type="string" office:string-value="98 " calcext:value-type="string">
            <text:p>98 </text:p>
          </table:table-cell>
          <table:table-cell table:style-name="ce222" table:formula="of:=MID([.$C$1];[.BE$3]+([.$B26]-1)*21+([.$AY$5]-1)*1071;3)" office:value-type="string" office:string-value="88 " calcext:value-type="string">
            <text:p>88 </text:p>
          </table:table-cell>
          <table:table-cell table:style-name="ce222" table:formula="of:=MID([.$C$1];[.BF$3]+([.$B26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26]-1)*21+([.$BJ$5]-1)*1071;3)" office:value-type="string" office:string-value="28 " calcext:value-type="string">
            <text:p>28 </text:p>
          </table:table-cell>
          <table:table-cell table:style-name="ce213" table:formula="of:=MID([.$C$1];[.BL$3]+([.$B26]-1)*21+([.$BJ$5]-1)*1071;3)" office:value-type="string" office:string-value="28 " calcext:value-type="string">
            <text:p>28 </text:p>
          </table:table-cell>
          <table:table-cell table:style-name="ce213" table:formula="of:=MID([.$C$1];[.BM$3]+([.$B26]-1)*21+([.$BJ$5]-1)*1071;3)" office:value-type="string" office:string-value="1C " calcext:value-type="string">
            <text:p>1C </text:p>
          </table:table-cell>
          <table:table-cell table:style-name="ce213" table:formula="of:=MID([.$C$1];[.BN$3]+([.$B26]-1)*21+([.$BJ$5]-1)*1071;3)" office:value-type="string" office:string-value="5E " calcext:value-type="string">
            <text:p>5E </text:p>
          </table:table-cell>
          <table:table-cell table:style-name="ce213" table:formula="of:=MID([.$C$1];[.BO$3]+([.$B26]-1)*21+([.$BJ$5]-1)*1071;3)" office:value-type="string" office:string-value="98 " calcext:value-type="string">
            <text:p>98 </text:p>
          </table:table-cell>
          <table:table-cell table:style-name="ce213" table:formula="of:=MID([.$C$1];[.BP$3]+([.$B26]-1)*21+([.$BJ$5]-1)*1071;3)" office:value-type="string" office:string-value="88 " calcext:value-type="string">
            <text:p>88 </text:p>
          </table:table-cell>
          <table:table-cell table:style-name="ce213" table:formula="of:=MID([.$C$1];[.BQ$3]+([.$B26]-1)*21+([.$BJ$5]-1)*1071;3)" office:value-type="string" office:string-value="04 " calcext:value-type="string">
            <text:p>04 </text:p>
          </table:table-cell>
          <table:table-cell table:style-name="ce213"/>
          <table:table-cell table:style-name="ce213" table:formula="of:=VLOOKUP(MID([.AZ26];1;1);[.$CL$4:.$CM$19];2;0)*16+VLOOKUP(MID([.AZ26];2;1);[.$CL$4:.$CM$19];2;0)" office:value-type="float" office:value="24" calcext:value-type="float">
            <text:p>24</text:p>
          </table:table-cell>
          <table:table-cell table:style-name="ce213" table:formula="of:=VLOOKUP(MID([.BA26];1;1);[.$CL$4:.$CM$19];2;0)*16+VLOOKUP(MID([.BA26];2;1);[.$CL$4:.$CM$19];2;0)" office:value-type="float" office:value="24" calcext:value-type="float">
            <text:p>24</text:p>
          </table:table-cell>
          <table:table-cell table:style-name="ce213" table:formula="of:=VLOOKUP(MID([.BB26];1;1);[.$CL$4:.$CM$19];2;0)*16+VLOOKUP(MID([.BB26];2;1);[.$CL$4:.$CM$19];2;0)" office:value-type="float" office:value="12" calcext:value-type="float">
            <text:p>12</text:p>
          </table:table-cell>
          <table:table-cell table:style-name="ce213" table:formula="of:=VLOOKUP(MID([.BC26];1;1);[.$CL$4:.$CM$19];2;0)*16+VLOOKUP(MID([.BC26];2;1);[.$CL$4:.$CM$19];2;0)" office:value-type="float" office:value="12" calcext:value-type="float">
            <text:p>12</text:p>
          </table:table-cell>
          <table:table-cell table:style-name="ce213" table:formula="of:=VLOOKUP(MID([.BD26];1;1);[.$CL$4:.$CM$19];2;0)" office:value-type="float" office:value="9" calcext:value-type="float">
            <text:p>9</text:p>
          </table:table-cell>
          <table:table-cell table:style-name="ce213" table:formula="of:=VLOOKUP(MID([.BD26];2;1);[.$CL$4:.$CM$19];2;0)" office:value-type="float" office:value="8" calcext:value-type="float">
            <text:p>8</text:p>
          </table:table-cell>
          <table:table-cell table:style-name="ce213" table:formula="of:=VLOOKUP(MID([.BE26];1;1);[.$CL$4:.$CM$19];2;0)" office:value-type="float" office:value="8" calcext:value-type="float">
            <text:p>8</text:p>
          </table:table-cell>
          <table:table-cell table:style-name="ce213" table:formula="of:=VLOOKUP(MID([.BE26];2;1);[.$CL$4:.$CM$19];2;0)" office:value-type="float" office:value="8" calcext:value-type="float">
            <text:p>8</text:p>
          </table:table-cell>
          <table:table-cell table:style-name="ce213" table:formula="of:=VLOOKUP(MID([.BF26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26];1;1);[.$CL$4:.$CM$19];2;0)*16+VLOOKUP(MID([.BK26];2;1);[.$CL$4:.$CM$19];2;0)" office:value-type="float" office:value="40" calcext:value-type="float">
            <text:p>40</text:p>
          </table:table-cell>
          <table:table-cell table:style-name="ce213" table:formula="of:=VLOOKUP(MID([.BL26];1;1);[.$CL$4:.$CM$19];2;0)*16+VLOOKUP(MID([.BL26];2;1);[.$CL$4:.$CM$19];2;0)" office:value-type="float" office:value="40" calcext:value-type="float">
            <text:p>40</text:p>
          </table:table-cell>
          <table:table-cell table:style-name="ce213" table:formula="of:=VLOOKUP(MID([.BM26];1;1);[.$CL$4:.$CM$19];2;0)*16+VLOOKUP(MID([.BM26];2;1);[.$CL$4:.$CM$19];2;0)" office:value-type="float" office:value="28" calcext:value-type="float">
            <text:p>28</text:p>
          </table:table-cell>
          <table:table-cell table:style-name="ce213" table:formula="of:=VLOOKUP(MID([.BN26];1;1);[.$CL$4:.$CM$19];2;0)*16+VLOOKUP(MID([.BN26];2;1);[.$CL$4:.$CM$19];2;0)" office:value-type="float" office:value="94" calcext:value-type="float">
            <text:p>94</text:p>
          </table:table-cell>
          <table:table-cell table:style-name="ce213" table:formula="of:=VLOOKUP(MID([.BO26];1;1);[.$CL$4:.$CM$19];2;0)" office:value-type="float" office:value="9" calcext:value-type="float">
            <text:p>9</text:p>
          </table:table-cell>
          <table:table-cell table:style-name="ce213" table:formula="of:=VLOOKUP(MID([.BO26];2;1);[.$CL$4:.$CM$19];2;0)" office:value-type="float" office:value="8" calcext:value-type="float">
            <text:p>8</text:p>
          </table:table-cell>
          <table:table-cell table:style-name="ce213" table:formula="of:=VLOOKUP(MID([.BP26];1;1);[.$CL$4:.$CM$19];2;0)" office:value-type="float" office:value="8" calcext:value-type="float">
            <text:p>8</text:p>
          </table:table-cell>
          <table:table-cell table:style-name="ce213" table:formula="of:=VLOOKUP(MID([.BP26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26];2;1);[.$CL$4:.$CM$19];2;0)" office:value-type="float" office:value="4" calcext:value-type="float">
            <text:p>4</text:p>
          </table:table-cell>
          <table:table-cell table:style-name="ce213" table:number-columns-repeated="920"/>
        </table:table-row>
        <table:table-row table:style-name="ro1">
          <table:table-cell table:style-name="ce114" office:value-type="float" office:value="17" calcext:value-type="float">
            <text:p>17</text:p>
          </table:table-cell>
          <table:table-cell table:style-name="ce163" office:value-type="float" office:value="23" calcext:value-type="float">
            <text:p>23</text:p>
          </table:table-cell>
          <table:table-cell table:style-name="ce185" office:value-type="string" calcext:value-type="string">
            <text:p>MD</text:p>
          </table:table-cell>
          <table:table-cell table:style-name="ce185" table:formula="of:=MID([.$C$2];[.D$3]+([.$B27]-1)*24;3)" office:value-type="string" office:string-value="5C " calcext:value-type="string">
            <text:p>5C </text:p>
          </table:table-cell>
          <table:table-cell table:style-name="ce185" table:formula="of:=MID([.$C$2];[.E$3]+([.$B27]-1)*24;3)" office:value-type="string" office:string-value="3E " calcext:value-type="string">
            <text:p>3E </text:p>
          </table:table-cell>
          <table:table-cell table:style-name="ce185" table:formula="of:=MID([.$C$2];[.F$3]+([.$B27]-1)*24;3)" office:value-type="string" office:string-value="89 " calcext:value-type="string">
            <text:p>89 </text:p>
          </table:table-cell>
          <table:table-cell table:style-name="ce185" table:formula="of:=MID([.$C$2];[.G$3]+([.$B27]-1)*24;3)" office:value-type="string" office:string-value="77 " calcext:value-type="string">
            <text:p>77 </text:p>
          </table:table-cell>
          <table:table-cell table:style-name="ce185" table:formula="of:=MID([.$C$2];[.H$3]+([.$B27]-1)*24;3)" office:value-type="string" office:string-value="08 " calcext:value-type="string">
            <text:p>08 </text:p>
          </table:table-cell>
          <table:table-cell table:style-name="ce185" table:formula="of:=MID([.$C$2];[.I$3]+([.$B27]-1)*24;3)" office:value-type="string" office:string-value="08 " calcext:value-type="string">
            <text:p>08 </text:p>
          </table:table-cell>
          <table:table-cell table:style-name="ce185" table:formula="of:=MID([.$C$2];[.J$3]+([.$B27]-1)*24;3)" office:value-type="string" office:string-value="0A " calcext:value-type="string">
            <text:p>0A </text:p>
          </table:table-cell>
          <table:table-cell table:style-name="ce185" table:formula="of:=MID([.$C$2];[.K$3]+([.$B27]-1)*24;3)" office:value-type="string" office:string-value="08 " calcext:value-type="string">
            <text:p>08 </text:p>
          </table:table-cell>
          <table:table-cell table:style-name="ce185" table:formula="of:=VLOOKUP(MID([.D27];1;1);[.$CL$4:.$CM$19];2;0)*16+VLOOKUP(MID([.D27];2;1);[.$CL$4:.$CM$19];2;0)" office:value-type="float" office:value="92" calcext:value-type="float">
            <text:p>92</text:p>
          </table:table-cell>
          <table:table-cell table:style-name="ce185" table:formula="of:=VLOOKUP(MID([.E27];1;1);[.$CL$4:.$CM$19];2;0)*16+VLOOKUP(MID([.E27];2;1);[.$CL$4:.$CM$19];2;0)" office:value-type="float" office:value="62" calcext:value-type="float">
            <text:p>62</text:p>
          </table:table-cell>
          <table:table-cell table:style-name="ce185" table:formula="of:=VLOOKUP(MID([.F27];1;1);[.$CL$4:.$CM$19];2;0)*16+VLOOKUP(MID([.F27];2;1);[.$CL$4:.$CM$19];2;0)" office:value-type="float" office:value="137" calcext:value-type="float">
            <text:p>137</text:p>
          </table:table-cell>
          <table:table-cell table:style-name="ce185" table:formula="of:=VLOOKUP(MID([.G27];1;1);[.$CL$4:.$CM$19];2;0)*16+VLOOKUP(MID([.G27];2;1);[.$CL$4:.$CM$19];2;0)" office:value-type="float" office:value="119" calcext:value-type="float">
            <text:p>119</text:p>
          </table:table-cell>
          <table:table-cell table:style-name="ce202" table:formula="of:=VLOOKUP(MID([.H27];1;1);[.$CL$4:.$CM$19];2;0)*16+VLOOKUP(MID([.H27];2;1);[.$CL$4:.$CM$19];2;0)" office:value-type="float" office:value="8" calcext:value-type="float">
            <text:p>8</text:p>
          </table:table-cell>
          <table:table-cell table:style-name="ce203" table:formula="of:=VLOOKUP(MID([.I27];1;1);[.$CL$4:.$CM$19];2;0)*16+VLOOKUP(MID([.I27];2;1);[.$CL$4:.$CM$19];2;0)" office:value-type="float" office:value="8" calcext:value-type="float">
            <text:p>8</text:p>
          </table:table-cell>
          <table:table-cell table:style-name="ce203" table:formula="of:=VLOOKUP(MID([.J27];1;1);[.$CL$4:.$CM$19];2;0)*16+VLOOKUP(MID([.J27];2;1);[.$CL$4:.$CM$19];2;0)" office:value-type="float" office:value="10" calcext:value-type="float">
            <text:p>10</text:p>
          </table:table-cell>
          <table:table-cell table:style-name="ce207" table:formula="of:=VLOOKUP(MID([.K27];1;1);[.$CL$4:.$CM$19];2;0)*16+VLOOKUP(MID([.K27];2;1);[.$CL$4:.$CM$19];2;0)" office:value-type="float" office:value="8" calcext:value-type="float">
            <text:p>8</text:p>
          </table:table-cell>
          <table:table-cell table:style-name="ce207" table:formula="of:=MAX([.P27:.S27])" office:value-type="float" office:value="10" calcext:value-type="float">
            <text:p>10</text:p>
          </table:table-cell>
          <table:table-cell table:style-name="ce202" table:formula="of:=[.L27]/SUM([.$L27:.$O27])" office:value-type="float" office:value="0.224390243902439" calcext:value-type="float">
            <text:p>0.224390243902439</text:p>
          </table:table-cell>
          <table:table-cell table:style-name="ce203" table:formula="of:=[.M27]/SUM([.$L27:.$O27])" office:value-type="float" office:value="0.151219512195122" calcext:value-type="float">
            <text:p>0.151219512195122</text:p>
          </table:table-cell>
          <table:table-cell table:style-name="ce203" table:formula="of:=[.N27]/SUM([.$L27:.$O27])" office:value-type="float" office:value="0.334146341463415" calcext:value-type="float">
            <text:p>0.334146341463415</text:p>
          </table:table-cell>
          <table:table-cell table:style-name="ce207" table:formula="of:=[.O27]/SUM([.$L27:.$O27])" office:value-type="float" office:value="0.290243902439024" calcext:value-type="float">
            <text:p>0.290243902439024</text:p>
          </table:table-cell>
          <table:table-cell table:style-name="ce207" table:formula="of:=[.P27]-[.Q27]" office:value-type="float" office:value="0" calcext:value-type="float">
            <text:p>0</text:p>
          </table:table-cell>
          <table:table-cell table:style-name="ce207" table:formula="of:=[.Q27]-[.P27]" office:value-type="float" office:value="0" calcext:value-type="float">
            <text:p>0</text:p>
          </table:table-cell>
          <table:table-cell table:formula="of:=[.$AE27]+[.Y27]*[.$AC$3]*IF(ABS([.Y27])&gt;5;2;1)" office:value-type="float" office:value="46" calcext:value-type="float">
            <text:p>46</text:p>
          </table:table-cell>
          <table:table-cell table:formula="of:=[.$AE27]+[.Z27]*[.$AC$3]*IF(ABS([.Y27])&gt;5;2;1)" office:value-type="float" office:value="46" calcext:value-type="float">
            <text:p>46</text:p>
          </table:table-cell>
          <table:table-cell table:style-name="ce202" table:formula="of:=[.$AC$4] - MID([.$C$2];(3*8*51)+1+([.$B27])*3;3)" office:value-type="float" office:value="8" calcext:value-type="float">
            <text:p>8</text:p>
          </table:table-cell>
          <table:table-cell table:formula="of:=[.$AD$4]+([.$AC$4]-[.AC27])" office:value-type="float" office:value="92" calcext:value-type="float">
            <text:p>92</text:p>
          </table:table-cell>
          <table:table-cell table:formula="of:=[.AD27]/2" office:value-type="float" office:value="46" calcext:value-type="float">
            <text:p>46</text:p>
          </table:table-cell>
          <table:table-cell table:formula="of:=[.AA27]+[.U27]*[.$AC27]" office:value-type="float" office:value="47.7951219512195" calcext:value-type="float">
            <text:p>47.7951219512195</text:p>
          </table:table-cell>
          <table:table-cell table:formula="of:=[.AB27]+[.V27]*[.$AC27]" office:value-type="float" office:value="47.209756097561" calcext:value-type="float">
            <text:p>47.209756097561</text:p>
          </table:table-cell>
          <table:table-cell table:style-name="ce208" table:formula="of:=[.AF27]-[.AG27]" office:value-type="float" office:value="0.585365853658537" calcext:value-type="float">
            <text:p>0.585</text:p>
          </table:table-cell>
          <table:table-cell table:style-name="ce107" office:value-type="float" office:value="10" calcext:value-type="float">
            <text:p>10</text:p>
          </table:table-cell>
          <table:table-cell table:style-name="ce203" table:formula="of:=([.$AI27]-2)*([.AF27]/100)" office:value-type="float" office:value="3.82360975609756" calcext:value-type="float">
            <text:p>3.82360975609756</text:p>
          </table:table-cell>
          <table:table-cell table:style-name="ce203" table:formula="of:=([.$AI27]-2)*([.AG27]/100)" office:value-type="float" office:value="3.77678048780488" calcext:value-type="float">
            <text:p>3.77678048780488</text:p>
          </table:table-cell>
          <table:table-cell table:style-name="ce203" table:formula="of:=IF([.AF27]&gt;[.AG27];[.AI27];0)" office:value-type="float" office:value="10" calcext:value-type="float">
            <text:p>10</text:p>
          </table:table-cell>
          <table:table-cell table:style-name="ce203" table:formula="of:=IF([.AG27]&gt;[.AF27];[.AI27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7" calcext:value-type="float">
            <text:p>17</text:p>
          </table:table-cell>
          <table:table-cell table:style-name="ce163" office:value-type="float" office:value="23" calcext:value-type="float">
            <text:p>23</text:p>
          </table:table-cell>
          <table:table-cell table:style-name="ce185" office:value-type="string" calcext:value-type="string">
            <text:p>MD</text:p>
          </table:table-cell>
          <table:table-cell table:style-name="ce213"/>
          <table:table-cell table:style-name="ce222" table:formula="of:=MID([.$C$1];[.AZ$3]+([.$B27]-1)*21+([.$AY$5]-1)*1071;3)" office:value-type="string" office:string-value="16 " calcext:value-type="string">
            <text:p>16 </text:p>
          </table:table-cell>
          <table:table-cell table:style-name="ce222" table:formula="of:=MID([.$C$1];[.BA$3]+([.$B27]-1)*21+([.$AY$5]-1)*1071;3)" office:value-type="string" office:string-value="18 " calcext:value-type="string">
            <text:p>18 </text:p>
          </table:table-cell>
          <table:table-cell table:style-name="ce222" table:formula="of:=MID([.$C$1];[.BB$3]+([.$B27]-1)*21+([.$AY$5]-1)*1071;3)" office:value-type="string" office:string-value="0E " calcext:value-type="string">
            <text:p>0E </text:p>
          </table:table-cell>
          <table:table-cell table:style-name="ce222" table:formula="of:=MID([.$C$1];[.BC$3]+([.$B27]-1)*21+([.$AY$5]-1)*1071;3)" office:value-type="string" office:string-value="0D " calcext:value-type="string">
            <text:p>0D </text:p>
          </table:table-cell>
          <table:table-cell table:style-name="ce222" table:formula="of:=MID([.$C$1];[.BD$3]+([.$B27]-1)*21+([.$AY$5]-1)*1071;3)" office:value-type="string" office:string-value="88 " calcext:value-type="string">
            <text:p>88 </text:p>
          </table:table-cell>
          <table:table-cell table:style-name="ce222" table:formula="of:=MID([.$C$1];[.BE$3]+([.$B27]-1)*21+([.$AY$5]-1)*1071;3)" office:value-type="string" office:string-value="98 " calcext:value-type="string">
            <text:p>98 </text:p>
          </table:table-cell>
          <table:table-cell table:style-name="ce222" table:formula="of:=MID([.$C$1];[.BF$3]+([.$B27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27]-1)*21+([.$BJ$5]-1)*1071;3)" office:value-type="string" office:string-value="26 " calcext:value-type="string">
            <text:p>26 </text:p>
          </table:table-cell>
          <table:table-cell table:style-name="ce213" table:formula="of:=MID([.$C$1];[.BL$3]+([.$B27]-1)*21+([.$BJ$5]-1)*1071;3)" office:value-type="string" office:string-value="28 " calcext:value-type="string">
            <text:p>28 </text:p>
          </table:table-cell>
          <table:table-cell table:style-name="ce213" table:formula="of:=MID([.$C$1];[.BM$3]+([.$B27]-1)*21+([.$BJ$5]-1)*1071;3)" office:value-type="string" office:string-value="7E " calcext:value-type="string">
            <text:p>7E </text:p>
          </table:table-cell>
          <table:table-cell table:style-name="ce213" table:formula="of:=MID([.$C$1];[.BN$3]+([.$B27]-1)*21+([.$BJ$5]-1)*1071;3)" office:value-type="string" office:string-value="61 " calcext:value-type="string">
            <text:p>61 </text:p>
          </table:table-cell>
          <table:table-cell table:style-name="ce213" table:formula="of:=MID([.$C$1];[.BO$3]+([.$B27]-1)*21+([.$BJ$5]-1)*1071;3)" office:value-type="string" office:string-value="88 " calcext:value-type="string">
            <text:p>88 </text:p>
          </table:table-cell>
          <table:table-cell table:style-name="ce213" table:formula="of:=MID([.$C$1];[.BP$3]+([.$B27]-1)*21+([.$BJ$5]-1)*1071;3)" office:value-type="string" office:string-value="98 " calcext:value-type="string">
            <text:p>98 </text:p>
          </table:table-cell>
          <table:table-cell table:style-name="ce213" table:formula="of:=MID([.$C$1];[.BQ$3]+([.$B27]-1)*21+([.$BJ$5]-1)*1071;3)" office:value-type="string" office:string-value="02 " calcext:value-type="string">
            <text:p>02 </text:p>
          </table:table-cell>
          <table:table-cell table:style-name="ce213"/>
          <table:table-cell table:style-name="ce213" table:formula="of:=VLOOKUP(MID([.AZ27];1;1);[.$CL$4:.$CM$19];2;0)*16+VLOOKUP(MID([.AZ27];2;1);[.$CL$4:.$CM$19];2;0)" office:value-type="float" office:value="22" calcext:value-type="float">
            <text:p>22</text:p>
          </table:table-cell>
          <table:table-cell table:style-name="ce213" table:formula="of:=VLOOKUP(MID([.BA27];1;1);[.$CL$4:.$CM$19];2;0)*16+VLOOKUP(MID([.BA27];2;1);[.$CL$4:.$CM$19];2;0)" office:value-type="float" office:value="24" calcext:value-type="float">
            <text:p>24</text:p>
          </table:table-cell>
          <table:table-cell table:style-name="ce213" table:formula="of:=VLOOKUP(MID([.BB27];1;1);[.$CL$4:.$CM$19];2;0)*16+VLOOKUP(MID([.BB27];2;1);[.$CL$4:.$CM$19];2;0)" office:value-type="float" office:value="14" calcext:value-type="float">
            <text:p>14</text:p>
          </table:table-cell>
          <table:table-cell table:style-name="ce213" table:formula="of:=VLOOKUP(MID([.BC27];1;1);[.$CL$4:.$CM$19];2;0)*16+VLOOKUP(MID([.BC27];2;1);[.$CL$4:.$CM$19];2;0)" office:value-type="float" office:value="13" calcext:value-type="float">
            <text:p>13</text:p>
          </table:table-cell>
          <table:table-cell table:style-name="ce213" table:formula="of:=VLOOKUP(MID([.BD27];1;1);[.$CL$4:.$CM$19];2;0)" office:value-type="float" office:value="8" calcext:value-type="float">
            <text:p>8</text:p>
          </table:table-cell>
          <table:table-cell table:style-name="ce213" table:formula="of:=VLOOKUP(MID([.BD27];2;1);[.$CL$4:.$CM$19];2;0)" office:value-type="float" office:value="8" calcext:value-type="float">
            <text:p>8</text:p>
          </table:table-cell>
          <table:table-cell table:style-name="ce213" table:formula="of:=VLOOKUP(MID([.BE27];1;1);[.$CL$4:.$CM$19];2;0)" office:value-type="float" office:value="9" calcext:value-type="float">
            <text:p>9</text:p>
          </table:table-cell>
          <table:table-cell table:style-name="ce213" table:formula="of:=VLOOKUP(MID([.BE27];2;1);[.$CL$4:.$CM$19];2;0)" office:value-type="float" office:value="8" calcext:value-type="float">
            <text:p>8</text:p>
          </table:table-cell>
          <table:table-cell table:style-name="ce213" table:formula="of:=VLOOKUP(MID([.BF27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27];1;1);[.$CL$4:.$CM$19];2;0)*16+VLOOKUP(MID([.BK27];2;1);[.$CL$4:.$CM$19];2;0)" office:value-type="float" office:value="38" calcext:value-type="float">
            <text:p>38</text:p>
          </table:table-cell>
          <table:table-cell table:style-name="ce213" table:formula="of:=VLOOKUP(MID([.BL27];1;1);[.$CL$4:.$CM$19];2;0)*16+VLOOKUP(MID([.BL27];2;1);[.$CL$4:.$CM$19];2;0)" office:value-type="float" office:value="40" calcext:value-type="float">
            <text:p>40</text:p>
          </table:table-cell>
          <table:table-cell table:style-name="ce213" table:formula="of:=VLOOKUP(MID([.BM27];1;1);[.$CL$4:.$CM$19];2;0)*16+VLOOKUP(MID([.BM27];2;1);[.$CL$4:.$CM$19];2;0)" office:value-type="float" office:value="126" calcext:value-type="float">
            <text:p>126</text:p>
          </table:table-cell>
          <table:table-cell table:style-name="ce213" table:formula="of:=VLOOKUP(MID([.BN27];1;1);[.$CL$4:.$CM$19];2;0)*16+VLOOKUP(MID([.BN27];2;1);[.$CL$4:.$CM$19];2;0)" office:value-type="float" office:value="97" calcext:value-type="float">
            <text:p>97</text:p>
          </table:table-cell>
          <table:table-cell table:style-name="ce213" table:formula="of:=VLOOKUP(MID([.BO27];1;1);[.$CL$4:.$CM$19];2;0)" office:value-type="float" office:value="8" calcext:value-type="float">
            <text:p>8</text:p>
          </table:table-cell>
          <table:table-cell table:style-name="ce213" table:formula="of:=VLOOKUP(MID([.BO27];2;1);[.$CL$4:.$CM$19];2;0)" office:value-type="float" office:value="8" calcext:value-type="float">
            <text:p>8</text:p>
          </table:table-cell>
          <table:table-cell table:style-name="ce213" table:formula="of:=VLOOKUP(MID([.BP27];1;1);[.$CL$4:.$CM$19];2;0)" office:value-type="float" office:value="9" calcext:value-type="float">
            <text:p>9</text:p>
          </table:table-cell>
          <table:table-cell table:style-name="ce213" table:formula="of:=VLOOKUP(MID([.BP27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27];2;1);[.$CL$4:.$CM$19];2;0)" office:value-type="float" office:value="2" calcext:value-type="float">
            <text:p>2</text:p>
          </table:table-cell>
          <table:table-cell table:style-name="ce213" table:number-columns-repeated="920"/>
        </table:table-row>
        <table:table-row table:style-name="ro1">
          <table:table-cell table:style-name="ce114" office:value-type="float" office:value="18" calcext:value-type="float">
            <text:p>18</text:p>
          </table:table-cell>
          <table:table-cell table:style-name="ce163" office:value-type="float" office:value="24" calcext:value-type="float">
            <text:p>24</text:p>
          </table:table-cell>
          <table:table-cell table:style-name="ce185" office:value-type="string" calcext:value-type="string">
            <text:p>DC</text:p>
          </table:table-cell>
          <table:table-cell table:style-name="ce185" table:formula="of:=MID([.$C$2];[.D$3]+([.$B28]-1)*24;3)" office:value-type="string" office:string-value="58 " calcext:value-type="string">
            <text:p>58 </text:p>
          </table:table-cell>
          <table:table-cell table:style-name="ce185" table:formula="of:=MID([.$C$2];[.E$3]+([.$B28]-1)*24;3)" office:value-type="string" office:string-value="87 " calcext:value-type="string">
            <text:p>87 </text:p>
          </table:table-cell>
          <table:table-cell table:style-name="ce185" table:formula="of:=MID([.$C$2];[.F$3]+([.$B28]-1)*24;3)" office:value-type="string" office:string-value="31 " calcext:value-type="string">
            <text:p>31 </text:p>
          </table:table-cell>
          <table:table-cell table:style-name="ce185" table:formula="of:=MID([.$C$2];[.G$3]+([.$B28]-1)*24;3)" office:value-type="string" office:string-value="7D " calcext:value-type="string">
            <text:p>7D </text:p>
          </table:table-cell>
          <table:table-cell table:style-name="ce185" table:formula="of:=MID([.$C$2];[.H$3]+([.$B28]-1)*24;3)" office:value-type="string" office:string-value="08 " calcext:value-type="string">
            <text:p>08 </text:p>
          </table:table-cell>
          <table:table-cell table:style-name="ce185" table:formula="of:=MID([.$C$2];[.I$3]+([.$B28]-1)*24;3)" office:value-type="string" office:string-value="0B " calcext:value-type="string">
            <text:p>0B </text:p>
          </table:table-cell>
          <table:table-cell table:style-name="ce185" table:formula="of:=MID([.$C$2];[.J$3]+([.$B28]-1)*24;3)" office:value-type="string" office:string-value="08 " calcext:value-type="string">
            <text:p>08 </text:p>
          </table:table-cell>
          <table:table-cell table:style-name="ce185" table:formula="of:=MID([.$C$2];[.K$3]+([.$B28]-1)*24;3)" office:value-type="string" office:string-value="09 " calcext:value-type="string">
            <text:p>09 </text:p>
          </table:table-cell>
          <table:table-cell table:style-name="ce185" table:formula="of:=VLOOKUP(MID([.D28];1;1);[.$CL$4:.$CM$19];2;0)*16+VLOOKUP(MID([.D28];2;1);[.$CL$4:.$CM$19];2;0)" office:value-type="float" office:value="88" calcext:value-type="float">
            <text:p>88</text:p>
          </table:table-cell>
          <table:table-cell table:style-name="ce185" table:formula="of:=VLOOKUP(MID([.E28];1;1);[.$CL$4:.$CM$19];2;0)*16+VLOOKUP(MID([.E28];2;1);[.$CL$4:.$CM$19];2;0)" office:value-type="float" office:value="135" calcext:value-type="float">
            <text:p>135</text:p>
          </table:table-cell>
          <table:table-cell table:style-name="ce185" table:formula="of:=VLOOKUP(MID([.F28];1;1);[.$CL$4:.$CM$19];2;0)*16+VLOOKUP(MID([.F28];2;1);[.$CL$4:.$CM$19];2;0)" office:value-type="float" office:value="49" calcext:value-type="float">
            <text:p>49</text:p>
          </table:table-cell>
          <table:table-cell table:style-name="ce185" table:formula="of:=VLOOKUP(MID([.G28];1;1);[.$CL$4:.$CM$19];2;0)*16+VLOOKUP(MID([.G28];2;1);[.$CL$4:.$CM$19];2;0)" office:value-type="float" office:value="125" calcext:value-type="float">
            <text:p>125</text:p>
          </table:table-cell>
          <table:table-cell table:style-name="ce202" table:formula="of:=VLOOKUP(MID([.H28];1;1);[.$CL$4:.$CM$19];2;0)*16+VLOOKUP(MID([.H28];2;1);[.$CL$4:.$CM$19];2;0)" office:value-type="float" office:value="8" calcext:value-type="float">
            <text:p>8</text:p>
          </table:table-cell>
          <table:table-cell table:style-name="ce203" table:formula="of:=VLOOKUP(MID([.I28];1;1);[.$CL$4:.$CM$19];2;0)*16+VLOOKUP(MID([.I28];2;1);[.$CL$4:.$CM$19];2;0)" office:value-type="float" office:value="11" calcext:value-type="float">
            <text:p>11</text:p>
          </table:table-cell>
          <table:table-cell table:style-name="ce203" table:formula="of:=VLOOKUP(MID([.J28];1;1);[.$CL$4:.$CM$19];2;0)*16+VLOOKUP(MID([.J28];2;1);[.$CL$4:.$CM$19];2;0)" office:value-type="float" office:value="8" calcext:value-type="float">
            <text:p>8</text:p>
          </table:table-cell>
          <table:table-cell table:style-name="ce207" table:formula="of:=VLOOKUP(MID([.K28];1;1);[.$CL$4:.$CM$19];2;0)*16+VLOOKUP(MID([.K28];2;1);[.$CL$4:.$CM$19];2;0)" office:value-type="float" office:value="9" calcext:value-type="float">
            <text:p>9</text:p>
          </table:table-cell>
          <table:table-cell table:style-name="ce207" table:formula="of:=MAX([.P28:.S28])" office:value-type="float" office:value="11" calcext:value-type="float">
            <text:p>11</text:p>
          </table:table-cell>
          <table:table-cell table:style-name="ce202" table:formula="of:=[.L28]/SUM([.$L28:.$O28])" office:value-type="float" office:value="0.221662468513854" calcext:value-type="float">
            <text:p>0.221662468513854</text:p>
          </table:table-cell>
          <table:table-cell table:style-name="ce203" table:formula="of:=[.M28]/SUM([.$L28:.$O28])" office:value-type="float" office:value="0.340050377833753" calcext:value-type="float">
            <text:p>0.340050377833753</text:p>
          </table:table-cell>
          <table:table-cell table:style-name="ce203" table:formula="of:=[.N28]/SUM([.$L28:.$O28])" office:value-type="float" office:value="0.123425692695214" calcext:value-type="float">
            <text:p>0.123425692695214</text:p>
          </table:table-cell>
          <table:table-cell table:style-name="ce207" table:formula="of:=[.O28]/SUM([.$L28:.$O28])" office:value-type="float" office:value="0.314861460957179" calcext:value-type="float">
            <text:p>0.314861460957179</text:p>
          </table:table-cell>
          <table:table-cell table:style-name="ce207" table:formula="of:=[.P28]-[.Q28]" office:value-type="float" office:value="-3" calcext:value-type="float">
            <text:p>-3</text:p>
          </table:table-cell>
          <table:table-cell table:style-name="ce207" table:formula="of:=[.Q28]-[.P28]" office:value-type="float" office:value="3" calcext:value-type="float">
            <text:p>3</text:p>
          </table:table-cell>
          <table:table-cell table:formula="of:=[.$AE28]+[.Y28]*[.$AC$3]*IF(ABS([.Y28])&gt;5;2;1)" office:value-type="float" office:value="44" calcext:value-type="float">
            <text:p>44</text:p>
          </table:table-cell>
          <table:table-cell table:formula="of:=[.$AE28]+[.Z28]*[.$AC$3]*IF(ABS([.Y28])&gt;5;2;1)" office:value-type="float" office:value="50" calcext:value-type="float">
            <text:p>50</text:p>
          </table:table-cell>
          <table:table-cell table:style-name="ce202" table:formula="of:=[.$AC$4] - MID([.$C$2];(3*8*51)+1+([.$B28])*3;3)" office:value-type="float" office:value="6" calcext:value-type="float">
            <text:p>6</text:p>
          </table:table-cell>
          <table:table-cell table:formula="of:=[.$AD$4]+([.$AC$4]-[.AC28])" office:value-type="float" office:value="94" calcext:value-type="float">
            <text:p>94</text:p>
          </table:table-cell>
          <table:table-cell table:formula="of:=[.AD28]/2" office:value-type="float" office:value="47" calcext:value-type="float">
            <text:p>47</text:p>
          </table:table-cell>
          <table:table-cell table:formula="of:=[.AA28]+[.U28]*[.$AC28]" office:value-type="float" office:value="45.3299748110831" calcext:value-type="float">
            <text:p>45.3299748110831</text:p>
          </table:table-cell>
          <table:table-cell table:formula="of:=[.AB28]+[.V28]*[.$AC28]" office:value-type="float" office:value="52.0403022670025" calcext:value-type="float">
            <text:p>52.0403022670025</text:p>
          </table:table-cell>
          <table:table-cell table:style-name="ce208" table:formula="of:=[.AF28]-[.AG28]" office:value-type="float" office:value="-6.71032745591939" calcext:value-type="float">
            <text:p>-6.710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28]-2)*([.AF28]/100)" office:value-type="float" office:value="0.453299748110831" calcext:value-type="float">
            <text:p>0.453299748110831</text:p>
          </table:table-cell>
          <table:table-cell table:style-name="ce203" table:formula="of:=([.$AI28]-2)*([.AG28]/100)" office:value-type="float" office:value="0.520403022670025" calcext:value-type="float">
            <text:p>0.520403022670025</text:p>
          </table:table-cell>
          <table:table-cell table:style-name="ce203" table:formula="of:=IF([.AF28]&gt;[.AG28];[.AI28];0)" office:value-type="float" office:value="0" calcext:value-type="float">
            <text:p>0</text:p>
          </table:table-cell>
          <table:table-cell table:style-name="ce203" table:formula="of:=IF([.AG28]&gt;[.AF28];[.AI28];0)" office:value-type="float" office:value="3" calcext:value-type="float">
            <text:p>3</text:p>
          </table:table-cell>
          <table:table-cell table:style-name="ce203" table:number-columns-repeated="8"/>
          <table:table-cell table:style-name="ce114" office:value-type="float" office:value="18" calcext:value-type="float">
            <text:p>18</text:p>
          </table:table-cell>
          <table:table-cell table:style-name="ce163" office:value-type="float" office:value="24" calcext:value-type="float">
            <text:p>24</text:p>
          </table:table-cell>
          <table:table-cell table:style-name="ce185" office:value-type="string" calcext:value-type="string">
            <text:p>DC</text:p>
          </table:table-cell>
          <table:table-cell table:style-name="ce213"/>
          <table:table-cell table:style-name="ce222" table:formula="of:=MID([.$C$1];[.AZ$3]+([.$B28]-1)*21+([.$AY$5]-1)*1071;3)" office:value-type="string" office:string-value="14 " calcext:value-type="string">
            <text:p>14 </text:p>
          </table:table-cell>
          <table:table-cell table:style-name="ce222" table:formula="of:=MID([.$C$1];[.BA$3]+([.$B28]-1)*21+([.$AY$5]-1)*1071;3)" office:value-type="string" office:string-value="1E " calcext:value-type="string">
            <text:p>1E </text:p>
          </table:table-cell>
          <table:table-cell table:style-name="ce222" table:formula="of:=MID([.$C$1];[.BB$3]+([.$B28]-1)*21+([.$AY$5]-1)*1071;3)" office:value-type="string" office:string-value="0D " calcext:value-type="string">
            <text:p>0D </text:p>
          </table:table-cell>
          <table:table-cell table:style-name="ce222" table:formula="of:=MID([.$C$1];[.BC$3]+([.$B28]-1)*21+([.$AY$5]-1)*1071;3)" office:value-type="string" office:string-value="0E " calcext:value-type="string">
            <text:p>0E </text:p>
          </table:table-cell>
          <table:table-cell table:style-name="ce222" table:formula="of:=MID([.$C$1];[.BD$3]+([.$B28]-1)*21+([.$AY$5]-1)*1071;3)" office:value-type="string" office:string-value="8A " calcext:value-type="string">
            <text:p>8A </text:p>
          </table:table-cell>
          <table:table-cell table:style-name="ce222" table:formula="of:=MID([.$C$1];[.BE$3]+([.$B28]-1)*21+([.$AY$5]-1)*1071;3)" office:value-type="string" office:string-value="89 " calcext:value-type="string">
            <text:p>89 </text:p>
          </table:table-cell>
          <table:table-cell table:style-name="ce222" table:formula="of:=MID([.$C$1];[.BF$3]+([.$B28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28]-1)*21+([.$BJ$5]-1)*1071;3)" office:value-type="string" office:string-value="24 " calcext:value-type="string">
            <text:p>24 </text:p>
          </table:table-cell>
          <table:table-cell table:style-name="ce213" table:formula="of:=MID([.$C$1];[.BL$3]+([.$B28]-1)*21+([.$BJ$5]-1)*1071;3)" office:value-type="string" office:string-value="75 " calcext:value-type="string">
            <text:p>75 </text:p>
          </table:table-cell>
          <table:table-cell table:style-name="ce213" table:formula="of:=MID([.$C$1];[.BM$3]+([.$B28]-1)*21+([.$BJ$5]-1)*1071;3)" office:value-type="string" office:string-value="1D " calcext:value-type="string">
            <text:p>1D </text:p>
          </table:table-cell>
          <table:table-cell table:style-name="ce213" table:formula="of:=MID([.$C$1];[.BN$3]+([.$B28]-1)*21+([.$BJ$5]-1)*1071;3)" office:value-type="string" office:string-value="66 " calcext:value-type="string">
            <text:p>66 </text:p>
          </table:table-cell>
          <table:table-cell table:style-name="ce213" table:formula="of:=MID([.$C$1];[.BO$3]+([.$B28]-1)*21+([.$BJ$5]-1)*1071;3)" office:value-type="string" office:string-value="8A " calcext:value-type="string">
            <text:p>8A </text:p>
          </table:table-cell>
          <table:table-cell table:style-name="ce213" table:formula="of:=MID([.$C$1];[.BP$3]+([.$B28]-1)*21+([.$BJ$5]-1)*1071;3)" office:value-type="string" office:string-value="89 " calcext:value-type="string">
            <text:p>89 </text:p>
          </table:table-cell>
          <table:table-cell table:style-name="ce213" table:formula="of:=MID([.$C$1];[.BQ$3]+([.$B28]-1)*21+([.$BJ$5]-1)*1071;3)" office:value-type="string" office:string-value="04 " calcext:value-type="string">
            <text:p>04 </text:p>
          </table:table-cell>
          <table:table-cell table:style-name="ce213"/>
          <table:table-cell table:style-name="ce213" table:formula="of:=VLOOKUP(MID([.AZ28];1;1);[.$CL$4:.$CM$19];2;0)*16+VLOOKUP(MID([.AZ28];2;1);[.$CL$4:.$CM$19];2;0)" office:value-type="float" office:value="20" calcext:value-type="float">
            <text:p>20</text:p>
          </table:table-cell>
          <table:table-cell table:style-name="ce213" table:formula="of:=VLOOKUP(MID([.BA28];1;1);[.$CL$4:.$CM$19];2;0)*16+VLOOKUP(MID([.BA28];2;1);[.$CL$4:.$CM$19];2;0)" office:value-type="float" office:value="30" calcext:value-type="float">
            <text:p>30</text:p>
          </table:table-cell>
          <table:table-cell table:style-name="ce213" table:formula="of:=VLOOKUP(MID([.BB28];1;1);[.$CL$4:.$CM$19];2;0)*16+VLOOKUP(MID([.BB28];2;1);[.$CL$4:.$CM$19];2;0)" office:value-type="float" office:value="13" calcext:value-type="float">
            <text:p>13</text:p>
          </table:table-cell>
          <table:table-cell table:style-name="ce213" table:formula="of:=VLOOKUP(MID([.BC28];1;1);[.$CL$4:.$CM$19];2;0)*16+VLOOKUP(MID([.BC28];2;1);[.$CL$4:.$CM$19];2;0)" office:value-type="float" office:value="14" calcext:value-type="float">
            <text:p>14</text:p>
          </table:table-cell>
          <table:table-cell table:style-name="ce213" table:formula="of:=VLOOKUP(MID([.BD28];1;1);[.$CL$4:.$CM$19];2;0)" office:value-type="float" office:value="8" calcext:value-type="float">
            <text:p>8</text:p>
          </table:table-cell>
          <table:table-cell table:style-name="ce213" table:formula="of:=VLOOKUP(MID([.BD28];2;1);[.$CL$4:.$CM$19];2;0)" office:value-type="float" office:value="10" calcext:value-type="float">
            <text:p>10</text:p>
          </table:table-cell>
          <table:table-cell table:style-name="ce213" table:formula="of:=VLOOKUP(MID([.BE28];1;1);[.$CL$4:.$CM$19];2;0)" office:value-type="float" office:value="8" calcext:value-type="float">
            <text:p>8</text:p>
          </table:table-cell>
          <table:table-cell table:style-name="ce213" table:formula="of:=VLOOKUP(MID([.BE28];2;1);[.$CL$4:.$CM$19];2;0)" office:value-type="float" office:value="9" calcext:value-type="float">
            <text:p>9</text:p>
          </table:table-cell>
          <table:table-cell table:style-name="ce213" table:formula="of:=VLOOKUP(MID([.BF28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28];1;1);[.$CL$4:.$CM$19];2;0)*16+VLOOKUP(MID([.BK28];2;1);[.$CL$4:.$CM$19];2;0)" office:value-type="float" office:value="36" calcext:value-type="float">
            <text:p>36</text:p>
          </table:table-cell>
          <table:table-cell table:style-name="ce213" table:formula="of:=VLOOKUP(MID([.BL28];1;1);[.$CL$4:.$CM$19];2;0)*16+VLOOKUP(MID([.BL28];2;1);[.$CL$4:.$CM$19];2;0)" office:value-type="float" office:value="117" calcext:value-type="float">
            <text:p>117</text:p>
          </table:table-cell>
          <table:table-cell table:style-name="ce213" table:formula="of:=VLOOKUP(MID([.BM28];1;1);[.$CL$4:.$CM$19];2;0)*16+VLOOKUP(MID([.BM28];2;1);[.$CL$4:.$CM$19];2;0)" office:value-type="float" office:value="29" calcext:value-type="float">
            <text:p>29</text:p>
          </table:table-cell>
          <table:table-cell table:style-name="ce213" table:formula="of:=VLOOKUP(MID([.BN28];1;1);[.$CL$4:.$CM$19];2;0)*16+VLOOKUP(MID([.BN28];2;1);[.$CL$4:.$CM$19];2;0)" office:value-type="float" office:value="102" calcext:value-type="float">
            <text:p>102</text:p>
          </table:table-cell>
          <table:table-cell table:style-name="ce213" table:formula="of:=VLOOKUP(MID([.BO28];1;1);[.$CL$4:.$CM$19];2;0)" office:value-type="float" office:value="8" calcext:value-type="float">
            <text:p>8</text:p>
          </table:table-cell>
          <table:table-cell table:style-name="ce213" table:formula="of:=VLOOKUP(MID([.BO28];2;1);[.$CL$4:.$CM$19];2;0)" office:value-type="float" office:value="10" calcext:value-type="float">
            <text:p>10</text:p>
          </table:table-cell>
          <table:table-cell table:style-name="ce213" table:formula="of:=VLOOKUP(MID([.BP28];1;1);[.$CL$4:.$CM$19];2;0)" office:value-type="float" office:value="8" calcext:value-type="float">
            <text:p>8</text:p>
          </table:table-cell>
          <table:table-cell table:style-name="ce213" table:formula="of:=VLOOKUP(MID([.BP28];2;1);[.$CL$4:.$CM$19];2;0)" office:value-type="float" office:value="9" calcext:value-type="float">
            <text:p>9</text:p>
          </table:table-cell>
          <table:table-cell table:style-name="ce213" table:number-columns-repeated="4"/>
          <table:table-cell table:style-name="ce213" table:formula="of:=VLOOKUP(MID([.BQ28];2;1);[.$CL$4:.$CM$19];2;0)" office:value-type="float" office:value="4" calcext:value-type="float">
            <text:p>4</text:p>
          </table:table-cell>
          <table:table-cell table:style-name="ce213" table:number-columns-repeated="920"/>
        </table:table-row>
        <table:table-row table:style-name="ro1">
          <table:table-cell table:style-name="ce114" office:value-type="float" office:value="19" calcext:value-type="float">
            <text:p>19</text:p>
          </table:table-cell>
          <table:table-cell table:style-name="ce163" office:value-type="float" office:value="25" calcext:value-type="float">
            <text:p>25</text:p>
          </table:table-cell>
          <table:table-cell table:style-name="ce185" office:value-type="string" calcext:value-type="string">
            <text:p>VA</text:p>
          </table:table-cell>
          <table:table-cell table:style-name="ce185" table:formula="of:=MID([.$C$2];[.D$3]+([.$B29]-1)*24;3)" office:value-type="string" office:string-value="86 " calcext:value-type="string">
            <text:p>86 </text:p>
          </table:table-cell>
          <table:table-cell table:style-name="ce185" table:formula="of:=MID([.$C$2];[.E$3]+([.$B29]-1)*24;3)" office:value-type="string" office:string-value="3E " calcext:value-type="string">
            <text:p>3E </text:p>
          </table:table-cell>
          <table:table-cell table:style-name="ce185" table:formula="of:=MID([.$C$2];[.F$3]+([.$B29]-1)*24;3)" office:value-type="string" office:string-value="35 " calcext:value-type="string">
            <text:p>35 </text:p>
          </table:table-cell>
          <table:table-cell table:style-name="ce185" table:formula="of:=MID([.$C$2];[.G$3]+([.$B29]-1)*24;3)" office:value-type="string" office:string-value="8E " calcext:value-type="string">
            <text:p>8E </text:p>
          </table:table-cell>
          <table:table-cell table:style-name="ce185" table:formula="of:=MID([.$C$2];[.H$3]+([.$B29]-1)*24;3)" office:value-type="string" office:string-value="0B " calcext:value-type="string">
            <text:p>0B </text:p>
          </table:table-cell>
          <table:table-cell table:style-name="ce185" table:formula="of:=MID([.$C$2];[.I$3]+([.$B29]-1)*24;3)" office:value-type="string" office:string-value="08 " calcext:value-type="string">
            <text:p>08 </text:p>
          </table:table-cell>
          <table:table-cell table:style-name="ce185" table:formula="of:=MID([.$C$2];[.J$3]+([.$B29]-1)*24;3)" office:value-type="string" office:string-value="09 " calcext:value-type="string">
            <text:p>09 </text:p>
          </table:table-cell>
          <table:table-cell table:style-name="ce185" table:formula="of:=MID([.$C$2];[.K$3]+([.$B29]-1)*24;3)" office:value-type="string" office:string-value="0A " calcext:value-type="string">
            <text:p>0A </text:p>
          </table:table-cell>
          <table:table-cell table:style-name="ce185" table:formula="of:=VLOOKUP(MID([.D29];1;1);[.$CL$4:.$CM$19];2;0)*16+VLOOKUP(MID([.D29];2;1);[.$CL$4:.$CM$19];2;0)" office:value-type="float" office:value="134" calcext:value-type="float">
            <text:p>134</text:p>
          </table:table-cell>
          <table:table-cell table:style-name="ce185" table:formula="of:=VLOOKUP(MID([.E29];1;1);[.$CL$4:.$CM$19];2;0)*16+VLOOKUP(MID([.E29];2;1);[.$CL$4:.$CM$19];2;0)" office:value-type="float" office:value="62" calcext:value-type="float">
            <text:p>62</text:p>
          </table:table-cell>
          <table:table-cell table:style-name="ce185" table:formula="of:=VLOOKUP(MID([.F29];1;1);[.$CL$4:.$CM$19];2;0)*16+VLOOKUP(MID([.F29];2;1);[.$CL$4:.$CM$19];2;0)" office:value-type="float" office:value="53" calcext:value-type="float">
            <text:p>53</text:p>
          </table:table-cell>
          <table:table-cell table:style-name="ce185" table:formula="of:=VLOOKUP(MID([.G29];1;1);[.$CL$4:.$CM$19];2;0)*16+VLOOKUP(MID([.G29];2;1);[.$CL$4:.$CM$19];2;0)" office:value-type="float" office:value="142" calcext:value-type="float">
            <text:p>142</text:p>
          </table:table-cell>
          <table:table-cell table:style-name="ce202" table:formula="of:=VLOOKUP(MID([.H29];1;1);[.$CL$4:.$CM$19];2;0)*16+VLOOKUP(MID([.H29];2;1);[.$CL$4:.$CM$19];2;0)" office:value-type="float" office:value="11" calcext:value-type="float">
            <text:p>11</text:p>
          </table:table-cell>
          <table:table-cell table:style-name="ce203" table:formula="of:=VLOOKUP(MID([.I29];1;1);[.$CL$4:.$CM$19];2;0)*16+VLOOKUP(MID([.I29];2;1);[.$CL$4:.$CM$19];2;0)" office:value-type="float" office:value="8" calcext:value-type="float">
            <text:p>8</text:p>
          </table:table-cell>
          <table:table-cell table:style-name="ce203" table:formula="of:=VLOOKUP(MID([.J29];1;1);[.$CL$4:.$CM$19];2;0)*16+VLOOKUP(MID([.J29];2;1);[.$CL$4:.$CM$19];2;0)" office:value-type="float" office:value="9" calcext:value-type="float">
            <text:p>9</text:p>
          </table:table-cell>
          <table:table-cell table:style-name="ce207" table:formula="of:=VLOOKUP(MID([.K29];1;1);[.$CL$4:.$CM$19];2;0)*16+VLOOKUP(MID([.K29];2;1);[.$CL$4:.$CM$19];2;0)" office:value-type="float" office:value="10" calcext:value-type="float">
            <text:p>10</text:p>
          </table:table-cell>
          <table:table-cell table:style-name="ce207" table:formula="of:=MAX([.P29:.S29])" office:value-type="float" office:value="11" calcext:value-type="float">
            <text:p>11</text:p>
          </table:table-cell>
          <table:table-cell table:style-name="ce202" table:formula="of:=[.L29]/SUM([.$L29:.$O29])" office:value-type="float" office:value="0.342710997442455" calcext:value-type="float">
            <text:p>0.342710997442455</text:p>
          </table:table-cell>
          <table:table-cell table:style-name="ce203" table:formula="of:=[.M29]/SUM([.$L29:.$O29])" office:value-type="float" office:value="0.158567774936061" calcext:value-type="float">
            <text:p>0.158567774936061</text:p>
          </table:table-cell>
          <table:table-cell table:style-name="ce203" table:formula="of:=[.N29]/SUM([.$L29:.$O29])" office:value-type="float" office:value="0.135549872122762" calcext:value-type="float">
            <text:p>0.135549872122762</text:p>
          </table:table-cell>
          <table:table-cell table:style-name="ce207" table:formula="of:=[.O29]/SUM([.$L29:.$O29])" office:value-type="float" office:value="0.363171355498721" calcext:value-type="float">
            <text:p>0.363171355498721</text:p>
          </table:table-cell>
          <table:table-cell table:style-name="ce207" table:formula="of:=[.P29]-[.Q29]" office:value-type="float" office:value="3" calcext:value-type="float">
            <text:p>3</text:p>
          </table:table-cell>
          <table:table-cell table:style-name="ce207" table:formula="of:=[.Q29]-[.P29]" office:value-type="float" office:value="-3" calcext:value-type="float">
            <text:p>-3</text:p>
          </table:table-cell>
          <table:table-cell table:formula="of:=[.$AE29]+[.Y29]*[.$AC$3]*IF(ABS([.Y29])&gt;5;2;1)" office:value-type="float" office:value="49" calcext:value-type="float">
            <text:p>49</text:p>
          </table:table-cell>
          <table:table-cell table:formula="of:=[.$AE29]+[.Z29]*[.$AC$3]*IF(ABS([.Y29])&gt;5;2;1)" office:value-type="float" office:value="43" calcext:value-type="float">
            <text:p>43</text:p>
          </table:table-cell>
          <table:table-cell table:style-name="ce202" table:formula="of:=[.$AC$4] - MID([.$C$2];(3*8*51)+1+([.$B29])*3;3)" office:value-type="float" office:value="8" calcext:value-type="float">
            <text:p>8</text:p>
          </table:table-cell>
          <table:table-cell table:formula="of:=[.$AD$4]+([.$AC$4]-[.AC29])" office:value-type="float" office:value="92" calcext:value-type="float">
            <text:p>92</text:p>
          </table:table-cell>
          <table:table-cell table:formula="of:=[.AD29]/2" office:value-type="float" office:value="46" calcext:value-type="float">
            <text:p>46</text:p>
          </table:table-cell>
          <table:table-cell table:formula="of:=[.AA29]+[.U29]*[.$AC29]" office:value-type="float" office:value="51.7416879795396" calcext:value-type="float">
            <text:p>51.7416879795396</text:p>
          </table:table-cell>
          <table:table-cell table:formula="of:=[.AB29]+[.V29]*[.$AC29]" office:value-type="float" office:value="44.2685421994885" calcext:value-type="float">
            <text:p>44.2685421994885</text:p>
          </table:table-cell>
          <table:table-cell table:style-name="ce208" table:formula="of:=[.AF29]-[.AG29]" office:value-type="float" office:value="7.47314578005115" calcext:value-type="float">
            <text:p>7.473</text:p>
          </table:table-cell>
          <table:table-cell table:style-name="ce107" office:value-type="float" office:value="13" calcext:value-type="float">
            <text:p>13</text:p>
          </table:table-cell>
          <table:table-cell table:style-name="ce203" table:formula="of:=([.$AI29]-2)*([.AF29]/100)" office:value-type="float" office:value="5.69158567774936" calcext:value-type="float">
            <text:p>5.69158567774936</text:p>
          </table:table-cell>
          <table:table-cell table:style-name="ce203" table:formula="of:=([.$AI29]-2)*([.AG29]/100)" office:value-type="float" office:value="4.86953964194373" calcext:value-type="float">
            <text:p>4.86953964194373</text:p>
          </table:table-cell>
          <table:table-cell table:style-name="ce203" table:formula="of:=IF([.AF29]&gt;[.AG29];[.AI29];0)" office:value-type="float" office:value="13" calcext:value-type="float">
            <text:p>13</text:p>
          </table:table-cell>
          <table:table-cell table:style-name="ce203" table:formula="of:=IF([.AG29]&gt;[.AF29];[.AI29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19" calcext:value-type="float">
            <text:p>19</text:p>
          </table:table-cell>
          <table:table-cell table:style-name="ce163" office:value-type="float" office:value="25" calcext:value-type="float">
            <text:p>25</text:p>
          </table:table-cell>
          <table:table-cell table:style-name="ce185" office:value-type="string" calcext:value-type="string">
            <text:p>VA</text:p>
          </table:table-cell>
          <table:table-cell table:style-name="ce213"/>
          <table:table-cell table:style-name="ce222" table:formula="of:=MID([.$C$1];[.AZ$3]+([.$B29]-1)*21+([.$AY$5]-1)*1071;3)" office:value-type="string" office:string-value="1C " calcext:value-type="string">
            <text:p>1C </text:p>
          </table:table-cell>
          <table:table-cell table:style-name="ce222" table:formula="of:=MID([.$C$1];[.BA$3]+([.$B29]-1)*21+([.$AY$5]-1)*1071;3)" office:value-type="string" office:string-value="18 " calcext:value-type="string">
            <text:p>18 </text:p>
          </table:table-cell>
          <table:table-cell table:style-name="ce222" table:formula="of:=MID([.$C$1];[.BB$3]+([.$B29]-1)*21+([.$AY$5]-1)*1071;3)" office:value-type="string" office:string-value="0F " calcext:value-type="string">
            <text:p>0F </text:p>
          </table:table-cell>
          <table:table-cell table:style-name="ce222" table:formula="of:=MID([.$C$1];[.BC$3]+([.$B29]-1)*21+([.$AY$5]-1)*1071;3)" office:value-type="string" office:string-value="0E " calcext:value-type="string">
            <text:p>0E </text:p>
          </table:table-cell>
          <table:table-cell table:style-name="ce222" table:formula="of:=MID([.$C$1];[.BD$3]+([.$B29]-1)*21+([.$AY$5]-1)*1071;3)" office:value-type="string" office:string-value="A8 " calcext:value-type="string">
            <text:p>A8 </text:p>
          </table:table-cell>
          <table:table-cell table:style-name="ce222" table:formula="of:=MID([.$C$1];[.BE$3]+([.$B29]-1)*21+([.$AY$5]-1)*1071;3)" office:value-type="string" office:string-value="99 " calcext:value-type="string">
            <text:p>99 </text:p>
          </table:table-cell>
          <table:table-cell table:style-name="ce222" table:formula="of:=MID([.$C$1];[.BF$3]+([.$B29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29]-1)*21+([.$BJ$5]-1)*1071;3)" office:value-type="string" office:string-value="50 " calcext:value-type="string">
            <text:p>50 </text:p>
          </table:table-cell>
          <table:table-cell table:style-name="ce213" table:formula="of:=MID([.$C$1];[.BL$3]+([.$B29]-1)*21+([.$BJ$5]-1)*1071;3)" office:value-type="string" office:string-value="28 " calcext:value-type="string">
            <text:p>28 </text:p>
          </table:table-cell>
          <table:table-cell table:style-name="ce213" table:formula="of:=MID([.$C$1];[.BM$3]+([.$B29]-1)*21+([.$BJ$5]-1)*1071;3)" office:value-type="string" office:string-value="1F " calcext:value-type="string">
            <text:p>1F </text:p>
          </table:table-cell>
          <table:table-cell table:style-name="ce213" table:formula="of:=MID([.$C$1];[.BN$3]+([.$B29]-1)*21+([.$BJ$5]-1)*1071;3)" office:value-type="string" office:string-value="83 " calcext:value-type="string">
            <text:p>83 </text:p>
          </table:table-cell>
          <table:table-cell table:style-name="ce213" table:formula="of:=MID([.$C$1];[.BO$3]+([.$B29]-1)*21+([.$BJ$5]-1)*1071;3)" office:value-type="string" office:string-value="A8 " calcext:value-type="string">
            <text:p>A8 </text:p>
          </table:table-cell>
          <table:table-cell table:style-name="ce213" table:formula="of:=MID([.$C$1];[.BP$3]+([.$B29]-1)*21+([.$BJ$5]-1)*1071;3)" office:value-type="string" office:string-value="9A " calcext:value-type="string">
            <text:p>9A </text:p>
          </table:table-cell>
          <table:table-cell table:style-name="ce213" table:formula="of:=MID([.$C$1];[.BQ$3]+([.$B29]-1)*21+([.$BJ$5]-1)*1071;3)" office:value-type="string" office:string-value="02 " calcext:value-type="string">
            <text:p>02 </text:p>
          </table:table-cell>
          <table:table-cell table:style-name="ce213"/>
          <table:table-cell table:style-name="ce213" table:formula="of:=VLOOKUP(MID([.AZ29];1;1);[.$CL$4:.$CM$19];2;0)*16+VLOOKUP(MID([.AZ29];2;1);[.$CL$4:.$CM$19];2;0)" office:value-type="float" office:value="28" calcext:value-type="float">
            <text:p>28</text:p>
          </table:table-cell>
          <table:table-cell table:style-name="ce213" table:formula="of:=VLOOKUP(MID([.BA29];1;1);[.$CL$4:.$CM$19];2;0)*16+VLOOKUP(MID([.BA29];2;1);[.$CL$4:.$CM$19];2;0)" office:value-type="float" office:value="24" calcext:value-type="float">
            <text:p>24</text:p>
          </table:table-cell>
          <table:table-cell table:style-name="ce213" table:formula="of:=VLOOKUP(MID([.BB29];1;1);[.$CL$4:.$CM$19];2;0)*16+VLOOKUP(MID([.BB29];2;1);[.$CL$4:.$CM$19];2;0)" office:value-type="float" office:value="15" calcext:value-type="float">
            <text:p>15</text:p>
          </table:table-cell>
          <table:table-cell table:style-name="ce213" table:formula="of:=VLOOKUP(MID([.BC29];1;1);[.$CL$4:.$CM$19];2;0)*16+VLOOKUP(MID([.BC29];2;1);[.$CL$4:.$CM$19];2;0)" office:value-type="float" office:value="14" calcext:value-type="float">
            <text:p>14</text:p>
          </table:table-cell>
          <table:table-cell table:style-name="ce213" table:formula="of:=VLOOKUP(MID([.BD29];1;1);[.$CL$4:.$CM$19];2;0)" office:value-type="float" office:value="10" calcext:value-type="float">
            <text:p>10</text:p>
          </table:table-cell>
          <table:table-cell table:style-name="ce213" table:formula="of:=VLOOKUP(MID([.BD29];2;1);[.$CL$4:.$CM$19];2;0)" office:value-type="float" office:value="8" calcext:value-type="float">
            <text:p>8</text:p>
          </table:table-cell>
          <table:table-cell table:style-name="ce213" table:formula="of:=VLOOKUP(MID([.BE29];1;1);[.$CL$4:.$CM$19];2;0)" office:value-type="float" office:value="9" calcext:value-type="float">
            <text:p>9</text:p>
          </table:table-cell>
          <table:table-cell table:style-name="ce213" table:formula="of:=VLOOKUP(MID([.BE29];2;1);[.$CL$4:.$CM$19];2;0)" office:value-type="float" office:value="9" calcext:value-type="float">
            <text:p>9</text:p>
          </table:table-cell>
          <table:table-cell table:style-name="ce213" table:formula="of:=VLOOKUP(MID([.BF29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29];1;1);[.$CL$4:.$CM$19];2;0)*16+VLOOKUP(MID([.BK29];2;1);[.$CL$4:.$CM$19];2;0)" office:value-type="float" office:value="80" calcext:value-type="float">
            <text:p>80</text:p>
          </table:table-cell>
          <table:table-cell table:style-name="ce213" table:formula="of:=VLOOKUP(MID([.BL29];1;1);[.$CL$4:.$CM$19];2;0)*16+VLOOKUP(MID([.BL29];2;1);[.$CL$4:.$CM$19];2;0)" office:value-type="float" office:value="40" calcext:value-type="float">
            <text:p>40</text:p>
          </table:table-cell>
          <table:table-cell table:style-name="ce213" table:formula="of:=VLOOKUP(MID([.BM29];1;1);[.$CL$4:.$CM$19];2;0)*16+VLOOKUP(MID([.BM29];2;1);[.$CL$4:.$CM$19];2;0)" office:value-type="float" office:value="31" calcext:value-type="float">
            <text:p>31</text:p>
          </table:table-cell>
          <table:table-cell table:style-name="ce213" table:formula="of:=VLOOKUP(MID([.BN29];1;1);[.$CL$4:.$CM$19];2;0)*16+VLOOKUP(MID([.BN29];2;1);[.$CL$4:.$CM$19];2;0)" office:value-type="float" office:value="131" calcext:value-type="float">
            <text:p>131</text:p>
          </table:table-cell>
          <table:table-cell table:style-name="ce213" table:formula="of:=VLOOKUP(MID([.BO29];1;1);[.$CL$4:.$CM$19];2;0)" office:value-type="float" office:value="10" calcext:value-type="float">
            <text:p>10</text:p>
          </table:table-cell>
          <table:table-cell table:style-name="ce213" table:formula="of:=VLOOKUP(MID([.BO29];2;1);[.$CL$4:.$CM$19];2;0)" office:value-type="float" office:value="8" calcext:value-type="float">
            <text:p>8</text:p>
          </table:table-cell>
          <table:table-cell table:style-name="ce213" table:formula="of:=VLOOKUP(MID([.BP29];1;1);[.$CL$4:.$CM$19];2;0)" office:value-type="float" office:value="9" calcext:value-type="float">
            <text:p>9</text:p>
          </table:table-cell>
          <table:table-cell table:style-name="ce213" table:formula="of:=VLOOKUP(MID([.BP29];2;1);[.$CL$4:.$CM$19];2;0)" office:value-type="float" office:value="10" calcext:value-type="float">
            <text:p>10</text:p>
          </table:table-cell>
          <table:table-cell table:style-name="ce213" table:number-columns-repeated="4"/>
          <table:table-cell table:style-name="ce213" table:formula="of:=VLOOKUP(MID([.BQ29];2;1);[.$CL$4:.$CM$19];2;0)" office:value-type="float" office:value="2" calcext:value-type="float">
            <text:p>2</text:p>
          </table:table-cell>
          <table:table-cell table:style-name="ce213" table:number-columns-repeated="920"/>
        </table:table-row>
        <table:table-row table:style-name="ro1">
          <table:table-cell table:style-name="ce114" office:value-type="string" calcext:value-type="string">
            <text:p>1A</text:p>
          </table:table-cell>
          <table:table-cell table:style-name="ce163" office:value-type="float" office:value="26" calcext:value-type="float">
            <text:p>26</text:p>
          </table:table-cell>
          <table:table-cell table:style-name="ce185" office:value-type="string" calcext:value-type="string">
            <text:p>WV</text:p>
          </table:table-cell>
          <table:table-cell table:style-name="ce185" table:formula="of:=MID([.$C$2];[.D$3]+([.$B30]-1)*24;3)" office:value-type="string" office:string-value="68 " calcext:value-type="string">
            <text:p>68 </text:p>
          </table:table-cell>
          <table:table-cell table:style-name="ce185" table:formula="of:=MID([.$C$2];[.E$3]+([.$B30]-1)*24;3)" office:value-type="string" office:string-value="87 " calcext:value-type="string">
            <text:p>87 </text:p>
          </table:table-cell>
          <table:table-cell table:style-name="ce185" table:formula="of:=MID([.$C$2];[.F$3]+([.$B30]-1)*24;3)" office:value-type="string" office:string-value="33 " calcext:value-type="string">
            <text:p>33 </text:p>
          </table:table-cell>
          <table:table-cell table:style-name="ce185" table:formula="of:=MID([.$C$2];[.G$3]+([.$B30]-1)*24;3)" office:value-type="string" office:string-value="77 " calcext:value-type="string">
            <text:p>77 </text:p>
          </table:table-cell>
          <table:table-cell table:style-name="ce185" table:formula="of:=MID([.$C$2];[.H$3]+([.$B30]-1)*24;3)" office:value-type="string" office:string-value="0A " calcext:value-type="string">
            <text:p>0A </text:p>
          </table:table-cell>
          <table:table-cell table:style-name="ce185" table:formula="of:=MID([.$C$2];[.I$3]+([.$B30]-1)*24;3)" office:value-type="string" office:string-value="0B " calcext:value-type="string">
            <text:p>0B </text:p>
          </table:table-cell>
          <table:table-cell table:style-name="ce185" table:formula="of:=MID([.$C$2];[.J$3]+([.$B30]-1)*24;3)" office:value-type="string" office:string-value="09 " calcext:value-type="string">
            <text:p>09 </text:p>
          </table:table-cell>
          <table:table-cell table:style-name="ce185" table:formula="of:=MID([.$C$2];[.K$3]+([.$B30]-1)*24;3)" office:value-type="string" office:string-value="08 " calcext:value-type="string">
            <text:p>08 </text:p>
          </table:table-cell>
          <table:table-cell table:style-name="ce185" table:formula="of:=VLOOKUP(MID([.D30];1;1);[.$CL$4:.$CM$19];2;0)*16+VLOOKUP(MID([.D30];2;1);[.$CL$4:.$CM$19];2;0)" office:value-type="float" office:value="104" calcext:value-type="float">
            <text:p>104</text:p>
          </table:table-cell>
          <table:table-cell table:style-name="ce185" table:formula="of:=VLOOKUP(MID([.E30];1;1);[.$CL$4:.$CM$19];2;0)*16+VLOOKUP(MID([.E30];2;1);[.$CL$4:.$CM$19];2;0)" office:value-type="float" office:value="135" calcext:value-type="float">
            <text:p>135</text:p>
          </table:table-cell>
          <table:table-cell table:style-name="ce185" table:formula="of:=VLOOKUP(MID([.F30];1;1);[.$CL$4:.$CM$19];2;0)*16+VLOOKUP(MID([.F30];2;1);[.$CL$4:.$CM$19];2;0)" office:value-type="float" office:value="51" calcext:value-type="float">
            <text:p>51</text:p>
          </table:table-cell>
          <table:table-cell table:style-name="ce185" table:formula="of:=VLOOKUP(MID([.G30];1;1);[.$CL$4:.$CM$19];2;0)*16+VLOOKUP(MID([.G30];2;1);[.$CL$4:.$CM$19];2;0)" office:value-type="float" office:value="119" calcext:value-type="float">
            <text:p>119</text:p>
          </table:table-cell>
          <table:table-cell table:style-name="ce202" table:formula="of:=VLOOKUP(MID([.H30];1;1);[.$CL$4:.$CM$19];2;0)*16+VLOOKUP(MID([.H30];2;1);[.$CL$4:.$CM$19];2;0)" office:value-type="float" office:value="10" calcext:value-type="float">
            <text:p>10</text:p>
          </table:table-cell>
          <table:table-cell table:style-name="ce203" table:formula="of:=VLOOKUP(MID([.I30];1;1);[.$CL$4:.$CM$19];2;0)*16+VLOOKUP(MID([.I30];2;1);[.$CL$4:.$CM$19];2;0)" office:value-type="float" office:value="11" calcext:value-type="float">
            <text:p>11</text:p>
          </table:table-cell>
          <table:table-cell table:style-name="ce203" table:formula="of:=VLOOKUP(MID([.J30];1;1);[.$CL$4:.$CM$19];2;0)*16+VLOOKUP(MID([.J30];2;1);[.$CL$4:.$CM$19];2;0)" office:value-type="float" office:value="9" calcext:value-type="float">
            <text:p>9</text:p>
          </table:table-cell>
          <table:table-cell table:style-name="ce207" table:formula="of:=VLOOKUP(MID([.K30];1;1);[.$CL$4:.$CM$19];2;0)*16+VLOOKUP(MID([.K30];2;1);[.$CL$4:.$CM$19];2;0)" office:value-type="float" office:value="8" calcext:value-type="float">
            <text:p>8</text:p>
          </table:table-cell>
          <table:table-cell table:style-name="ce207" table:formula="of:=MAX([.P30:.S30])" office:value-type="float" office:value="11" calcext:value-type="float">
            <text:p>11</text:p>
          </table:table-cell>
          <table:table-cell table:style-name="ce202" table:formula="of:=[.L30]/SUM([.$L30:.$O30])" office:value-type="float" office:value="0.254278728606357" calcext:value-type="float">
            <text:p>0.254278728606357</text:p>
          </table:table-cell>
          <table:table-cell table:style-name="ce203" table:formula="of:=[.M30]/SUM([.$L30:.$O30])" office:value-type="float" office:value="0.330073349633252" calcext:value-type="float">
            <text:p>0.330073349633252</text:p>
          </table:table-cell>
          <table:table-cell table:style-name="ce203" table:formula="of:=[.N30]/SUM([.$L30:.$O30])" office:value-type="float" office:value="0.124694376528117" calcext:value-type="float">
            <text:p>0.124694376528117</text:p>
          </table:table-cell>
          <table:table-cell table:style-name="ce207" table:formula="of:=[.O30]/SUM([.$L30:.$O30])" office:value-type="float" office:value="0.290953545232274" calcext:value-type="float">
            <text:p>0.290953545232274</text:p>
          </table:table-cell>
          <table:table-cell table:style-name="ce207" table:formula="of:=[.P30]-[.Q30]" office:value-type="float" office:value="-1" calcext:value-type="float">
            <text:p>-1</text:p>
          </table:table-cell>
          <table:table-cell table:style-name="ce207" table:formula="of:=[.Q30]-[.P30]" office:value-type="float" office:value="1" calcext:value-type="float">
            <text:p>1</text:p>
          </table:table-cell>
          <table:table-cell table:formula="of:=[.$AE30]+[.Y30]*[.$AC$3]*IF(ABS([.Y30])&gt;5;2;1)" office:value-type="float" office:value="45" calcext:value-type="float">
            <text:p>45</text:p>
          </table:table-cell>
          <table:table-cell table:formula="of:=[.$AE30]+[.Z30]*[.$AC$3]*IF(ABS([.Y30])&gt;5;2;1)" office:value-type="float" office:value="47" calcext:value-type="float">
            <text:p>47</text:p>
          </table:table-cell>
          <table:table-cell table:style-name="ce202" table:formula="of:=[.$AC$4] - MID([.$C$2];(3*8*51)+1+([.$B30])*3;3)" office:value-type="float" office:value="8" calcext:value-type="float">
            <text:p>8</text:p>
          </table:table-cell>
          <table:table-cell table:formula="of:=[.$AD$4]+([.$AC$4]-[.AC30])" office:value-type="float" office:value="92" calcext:value-type="float">
            <text:p>92</text:p>
          </table:table-cell>
          <table:table-cell table:formula="of:=[.AD30]/2" office:value-type="float" office:value="46" calcext:value-type="float">
            <text:p>46</text:p>
          </table:table-cell>
          <table:table-cell table:formula="of:=[.AA30]+[.U30]*[.$AC30]" office:value-type="float" office:value="47.0342298288509" calcext:value-type="float">
            <text:p>47.0342298288509</text:p>
          </table:table-cell>
          <table:table-cell table:formula="of:=[.AB30]+[.V30]*[.$AC30]" office:value-type="float" office:value="49.640586797066" calcext:value-type="float">
            <text:p>49.640586797066</text:p>
          </table:table-cell>
          <table:table-cell table:style-name="ce208" table:formula="of:=[.AF30]-[.AG30]" office:value-type="float" office:value="-2.60635696821516" calcext:value-type="float">
            <text:p>-2.606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30]-2)*([.AF30]/100)" office:value-type="float" office:value="0.940684596577017" calcext:value-type="float">
            <text:p>0.940684596577017</text:p>
          </table:table-cell>
          <table:table-cell table:style-name="ce203" table:formula="of:=([.$AI30]-2)*([.AG30]/100)" office:value-type="float" office:value="0.99281173594132" calcext:value-type="float">
            <text:p>0.99281173594132</text:p>
          </table:table-cell>
          <table:table-cell table:style-name="ce203" table:formula="of:=IF([.AF30]&gt;[.AG30];[.AI30];0)" office:value-type="float" office:value="0" calcext:value-type="float">
            <text:p>0</text:p>
          </table:table-cell>
          <table:table-cell table:style-name="ce203" table:formula="of:=IF([.AG30]&gt;[.AF30];[.AI30];0)" office:value-type="float" office:value="4" calcext:value-type="float">
            <text:p>4</text:p>
          </table:table-cell>
          <table:table-cell table:style-name="ce203" table:number-columns-repeated="8"/>
          <table:table-cell table:style-name="ce114" office:value-type="string" calcext:value-type="string">
            <text:p>1A</text:p>
          </table:table-cell>
          <table:table-cell table:style-name="ce163" office:value-type="float" office:value="26" calcext:value-type="float">
            <text:p>26</text:p>
          </table:table-cell>
          <table:table-cell table:style-name="ce185" office:value-type="string" calcext:value-type="string">
            <text:p>WV</text:p>
          </table:table-cell>
          <table:table-cell table:style-name="ce213"/>
          <table:table-cell table:style-name="ce222" table:formula="of:=MID([.$C$1];[.AZ$3]+([.$B30]-1)*21+([.$AY$5]-1)*1071;3)" office:value-type="string" office:string-value="1C " calcext:value-type="string">
            <text:p>1C </text:p>
          </table:table-cell>
          <table:table-cell table:style-name="ce222" table:formula="of:=MID([.$C$1];[.BA$3]+([.$B30]-1)*21+([.$AY$5]-1)*1071;3)" office:value-type="string" office:string-value="1E " calcext:value-type="string">
            <text:p>1E </text:p>
          </table:table-cell>
          <table:table-cell table:style-name="ce222" table:formula="of:=MID([.$C$1];[.BB$3]+([.$B30]-1)*21+([.$AY$5]-1)*1071;3)" office:value-type="string" office:string-value="0E " calcext:value-type="string">
            <text:p>0E </text:p>
          </table:table-cell>
          <table:table-cell table:style-name="ce222" table:formula="of:=MID([.$C$1];[.BC$3]+([.$B30]-1)*21+([.$AY$5]-1)*1071;3)" office:value-type="string" office:string-value="0D " calcext:value-type="string">
            <text:p>0D </text:p>
          </table:table-cell>
          <table:table-cell table:style-name="ce222" table:formula="of:=MID([.$C$1];[.BD$3]+([.$B30]-1)*21+([.$AY$5]-1)*1071;3)" office:value-type="string" office:string-value="AA " calcext:value-type="string">
            <text:p>AA </text:p>
          </table:table-cell>
          <table:table-cell table:style-name="ce222" table:formula="of:=MID([.$C$1];[.BE$3]+([.$B30]-1)*21+([.$AY$5]-1)*1071;3)" office:value-type="string" office:string-value="98 " calcext:value-type="string">
            <text:p>98 </text:p>
          </table:table-cell>
          <table:table-cell table:style-name="ce222" table:formula="of:=MID([.$C$1];[.BF$3]+([.$B30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30]-1)*21+([.$BJ$5]-1)*1071;3)" office:value-type="string" office:string-value="2C " calcext:value-type="string">
            <text:p>2C </text:p>
          </table:table-cell>
          <table:table-cell table:style-name="ce213" table:formula="of:=MID([.$C$1];[.BL$3]+([.$B30]-1)*21+([.$BJ$5]-1)*1071;3)" office:value-type="string" office:string-value="76 " calcext:value-type="string">
            <text:p>76 </text:p>
          </table:table-cell>
          <table:table-cell table:style-name="ce213" table:formula="of:=MID([.$C$1];[.BM$3]+([.$B30]-1)*21+([.$BJ$5]-1)*1071;3)" office:value-type="string" office:string-value="1E " calcext:value-type="string">
            <text:p>1E </text:p>
          </table:table-cell>
          <table:table-cell table:style-name="ce213" table:formula="of:=MID([.$C$1];[.BN$3]+([.$B30]-1)*21+([.$BJ$5]-1)*1071;3)" office:value-type="string" office:string-value="61 " calcext:value-type="string">
            <text:p>61 </text:p>
          </table:table-cell>
          <table:table-cell table:style-name="ce213" table:formula="of:=MID([.$C$1];[.BO$3]+([.$B30]-1)*21+([.$BJ$5]-1)*1071;3)" office:value-type="string" office:string-value="AA " calcext:value-type="string">
            <text:p>AA </text:p>
          </table:table-cell>
          <table:table-cell table:style-name="ce213" table:formula="of:=MID([.$C$1];[.BP$3]+([.$B30]-1)*21+([.$BJ$5]-1)*1071;3)" office:value-type="string" office:string-value="98 " calcext:value-type="string">
            <text:p>98 </text:p>
          </table:table-cell>
          <table:table-cell table:style-name="ce213" table:formula="of:=MID([.$C$1];[.BQ$3]+([.$B30]-1)*21+([.$BJ$5]-1)*1071;3)" office:value-type="string" office:string-value="02 " calcext:value-type="string">
            <text:p>02 </text:p>
          </table:table-cell>
          <table:table-cell table:style-name="ce213"/>
          <table:table-cell table:style-name="ce213" table:formula="of:=VLOOKUP(MID([.AZ30];1;1);[.$CL$4:.$CM$19];2;0)*16+VLOOKUP(MID([.AZ30];2;1);[.$CL$4:.$CM$19];2;0)" office:value-type="float" office:value="28" calcext:value-type="float">
            <text:p>28</text:p>
          </table:table-cell>
          <table:table-cell table:style-name="ce213" table:formula="of:=VLOOKUP(MID([.BA30];1;1);[.$CL$4:.$CM$19];2;0)*16+VLOOKUP(MID([.BA30];2;1);[.$CL$4:.$CM$19];2;0)" office:value-type="float" office:value="30" calcext:value-type="float">
            <text:p>30</text:p>
          </table:table-cell>
          <table:table-cell table:style-name="ce213" table:formula="of:=VLOOKUP(MID([.BB30];1;1);[.$CL$4:.$CM$19];2;0)*16+VLOOKUP(MID([.BB30];2;1);[.$CL$4:.$CM$19];2;0)" office:value-type="float" office:value="14" calcext:value-type="float">
            <text:p>14</text:p>
          </table:table-cell>
          <table:table-cell table:style-name="ce213" table:formula="of:=VLOOKUP(MID([.BC30];1;1);[.$CL$4:.$CM$19];2;0)*16+VLOOKUP(MID([.BC30];2;1);[.$CL$4:.$CM$19];2;0)" office:value-type="float" office:value="13" calcext:value-type="float">
            <text:p>13</text:p>
          </table:table-cell>
          <table:table-cell table:style-name="ce213" table:formula="of:=VLOOKUP(MID([.BD30];1;1);[.$CL$4:.$CM$19];2;0)" office:value-type="float" office:value="10" calcext:value-type="float">
            <text:p>10</text:p>
          </table:table-cell>
          <table:table-cell table:style-name="ce213" table:formula="of:=VLOOKUP(MID([.BD30];2;1);[.$CL$4:.$CM$19];2;0)" office:value-type="float" office:value="10" calcext:value-type="float">
            <text:p>10</text:p>
          </table:table-cell>
          <table:table-cell table:style-name="ce213" table:formula="of:=VLOOKUP(MID([.BE30];1;1);[.$CL$4:.$CM$19];2;0)" office:value-type="float" office:value="9" calcext:value-type="float">
            <text:p>9</text:p>
          </table:table-cell>
          <table:table-cell table:style-name="ce213" table:formula="of:=VLOOKUP(MID([.BE30];2;1);[.$CL$4:.$CM$19];2;0)" office:value-type="float" office:value="8" calcext:value-type="float">
            <text:p>8</text:p>
          </table:table-cell>
          <table:table-cell table:style-name="ce213" table:formula="of:=VLOOKUP(MID([.BF30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30];1;1);[.$CL$4:.$CM$19];2;0)*16+VLOOKUP(MID([.BK30];2;1);[.$CL$4:.$CM$19];2;0)" office:value-type="float" office:value="44" calcext:value-type="float">
            <text:p>44</text:p>
          </table:table-cell>
          <table:table-cell table:style-name="ce213" table:formula="of:=VLOOKUP(MID([.BL30];1;1);[.$CL$4:.$CM$19];2;0)*16+VLOOKUP(MID([.BL30];2;1);[.$CL$4:.$CM$19];2;0)" office:value-type="float" office:value="118" calcext:value-type="float">
            <text:p>118</text:p>
          </table:table-cell>
          <table:table-cell table:style-name="ce213" table:formula="of:=VLOOKUP(MID([.BM30];1;1);[.$CL$4:.$CM$19];2;0)*16+VLOOKUP(MID([.BM30];2;1);[.$CL$4:.$CM$19];2;0)" office:value-type="float" office:value="30" calcext:value-type="float">
            <text:p>30</text:p>
          </table:table-cell>
          <table:table-cell table:style-name="ce213" table:formula="of:=VLOOKUP(MID([.BN30];1;1);[.$CL$4:.$CM$19];2;0)*16+VLOOKUP(MID([.BN30];2;1);[.$CL$4:.$CM$19];2;0)" office:value-type="float" office:value="97" calcext:value-type="float">
            <text:p>97</text:p>
          </table:table-cell>
          <table:table-cell table:style-name="ce213" table:formula="of:=VLOOKUP(MID([.BO30];1;1);[.$CL$4:.$CM$19];2;0)" office:value-type="float" office:value="10" calcext:value-type="float">
            <text:p>10</text:p>
          </table:table-cell>
          <table:table-cell table:style-name="ce213" table:formula="of:=VLOOKUP(MID([.BO30];2;1);[.$CL$4:.$CM$19];2;0)" office:value-type="float" office:value="10" calcext:value-type="float">
            <text:p>10</text:p>
          </table:table-cell>
          <table:table-cell table:style-name="ce213" table:formula="of:=VLOOKUP(MID([.BP30];1;1);[.$CL$4:.$CM$19];2;0)" office:value-type="float" office:value="9" calcext:value-type="float">
            <text:p>9</text:p>
          </table:table-cell>
          <table:table-cell table:style-name="ce213" table:formula="of:=VLOOKUP(MID([.BP30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30];2;1);[.$CL$4:.$CM$19];2;0)" office:value-type="float" office:value="2" calcext:value-type="float">
            <text:p>2</text:p>
          </table:table-cell>
          <table:table-cell table:style-name="ce213" table:number-columns-repeated="920"/>
        </table:table-row>
        <table:table-row table:style-name="ro1">
          <table:table-cell table:style-name="ce114" office:value-type="string" calcext:value-type="string">
            <text:p>1B</text:p>
          </table:table-cell>
          <table:table-cell table:style-name="ce163" office:value-type="float" office:value="27" calcext:value-type="float">
            <text:p>27</text:p>
          </table:table-cell>
          <table:table-cell table:style-name="ce185" office:value-type="string" calcext:value-type="string">
            <text:p>NC</text:p>
          </table:table-cell>
          <table:table-cell table:style-name="ce185" table:formula="of:=MID([.$C$2];[.D$3]+([.$B31]-1)*24;3)" office:value-type="string" office:string-value="5C " calcext:value-type="string">
            <text:p>5C </text:p>
          </table:table-cell>
          <table:table-cell table:style-name="ce185" table:formula="of:=MID([.$C$2];[.E$3]+([.$B31]-1)*24;3)" office:value-type="string" office:string-value="38 " calcext:value-type="string">
            <text:p>38 </text:p>
          </table:table-cell>
          <table:table-cell table:style-name="ce185" table:formula="of:=MID([.$C$2];[.F$3]+([.$B31]-1)*24;3)" office:value-type="string" office:string-value="8B " calcext:value-type="string">
            <text:p>8B </text:p>
          </table:table-cell>
          <table:table-cell table:style-name="ce185" table:formula="of:=MID([.$C$2];[.G$3]+([.$B31]-1)*24;3)" office:value-type="string" office:string-value="77 " calcext:value-type="string">
            <text:p>77 </text:p>
          </table:table-cell>
          <table:table-cell table:style-name="ce185" table:formula="of:=MID([.$C$2];[.H$3]+([.$B31]-1)*24;3)" office:value-type="string" office:string-value="08 " calcext:value-type="string">
            <text:p>08 </text:p>
          </table:table-cell>
          <table:table-cell table:style-name="ce185" table:formula="of:=MID([.$C$2];[.I$3]+([.$B31]-1)*24;3)" office:value-type="string" office:string-value="07 " calcext:value-type="string">
            <text:p>07 </text:p>
          </table:table-cell>
          <table:table-cell table:style-name="ce185" table:formula="of:=MID([.$C$2];[.J$3]+([.$B31]-1)*24;3)" office:value-type="string" office:string-value="0A " calcext:value-type="string">
            <text:p>0A </text:p>
          </table:table-cell>
          <table:table-cell table:style-name="ce185" table:formula="of:=MID([.$C$2];[.K$3]+([.$B31]-1)*24;3)" office:value-type="string" office:string-value="08 " calcext:value-type="string">
            <text:p>08 </text:p>
          </table:table-cell>
          <table:table-cell table:style-name="ce185" table:formula="of:=VLOOKUP(MID([.D31];1;1);[.$CL$4:.$CM$19];2;0)*16+VLOOKUP(MID([.D31];2;1);[.$CL$4:.$CM$19];2;0)" office:value-type="float" office:value="92" calcext:value-type="float">
            <text:p>92</text:p>
          </table:table-cell>
          <table:table-cell table:style-name="ce185" table:formula="of:=VLOOKUP(MID([.E31];1;1);[.$CL$4:.$CM$19];2;0)*16+VLOOKUP(MID([.E31];2;1);[.$CL$4:.$CM$19];2;0)" office:value-type="float" office:value="56" calcext:value-type="float">
            <text:p>56</text:p>
          </table:table-cell>
          <table:table-cell table:style-name="ce185" table:formula="of:=VLOOKUP(MID([.F31];1;1);[.$CL$4:.$CM$19];2;0)*16+VLOOKUP(MID([.F31];2;1);[.$CL$4:.$CM$19];2;0)" office:value-type="float" office:value="139" calcext:value-type="float">
            <text:p>139</text:p>
          </table:table-cell>
          <table:table-cell table:style-name="ce185" table:formula="of:=VLOOKUP(MID([.G31];1;1);[.$CL$4:.$CM$19];2;0)*16+VLOOKUP(MID([.G31];2;1);[.$CL$4:.$CM$19];2;0)" office:value-type="float" office:value="119" calcext:value-type="float">
            <text:p>119</text:p>
          </table:table-cell>
          <table:table-cell table:style-name="ce202" table:formula="of:=VLOOKUP(MID([.H31];1;1);[.$CL$4:.$CM$19];2;0)*16+VLOOKUP(MID([.H31];2;1);[.$CL$4:.$CM$19];2;0)" office:value-type="float" office:value="8" calcext:value-type="float">
            <text:p>8</text:p>
          </table:table-cell>
          <table:table-cell table:style-name="ce203" table:formula="of:=VLOOKUP(MID([.I31];1;1);[.$CL$4:.$CM$19];2;0)*16+VLOOKUP(MID([.I31];2;1);[.$CL$4:.$CM$19];2;0)" office:value-type="float" office:value="7" calcext:value-type="float">
            <text:p>7</text:p>
          </table:table-cell>
          <table:table-cell table:style-name="ce203" table:formula="of:=VLOOKUP(MID([.J31];1;1);[.$CL$4:.$CM$19];2;0)*16+VLOOKUP(MID([.J31];2;1);[.$CL$4:.$CM$19];2;0)" office:value-type="float" office:value="10" calcext:value-type="float">
            <text:p>10</text:p>
          </table:table-cell>
          <table:table-cell table:style-name="ce207" table:formula="of:=VLOOKUP(MID([.K31];1;1);[.$CL$4:.$CM$19];2;0)*16+VLOOKUP(MID([.K31];2;1);[.$CL$4:.$CM$19];2;0)" office:value-type="float" office:value="8" calcext:value-type="float">
            <text:p>8</text:p>
          </table:table-cell>
          <table:table-cell table:style-name="ce207" table:formula="of:=MAX([.P31:.S31])" office:value-type="float" office:value="10" calcext:value-type="float">
            <text:p>10</text:p>
          </table:table-cell>
          <table:table-cell table:style-name="ce202" table:formula="of:=[.L31]/SUM([.$L31:.$O31])" office:value-type="float" office:value="0.226600985221675" calcext:value-type="float">
            <text:p>0.226600985221675</text:p>
          </table:table-cell>
          <table:table-cell table:style-name="ce203" table:formula="of:=[.M31]/SUM([.$L31:.$O31])" office:value-type="float" office:value="0.137931034482759" calcext:value-type="float">
            <text:p>0.137931034482759</text:p>
          </table:table-cell>
          <table:table-cell table:style-name="ce203" table:formula="of:=[.N31]/SUM([.$L31:.$O31])" office:value-type="float" office:value="0.342364532019704" calcext:value-type="float">
            <text:p>0.342364532019704</text:p>
          </table:table-cell>
          <table:table-cell table:style-name="ce207" table:formula="of:=[.O31]/SUM([.$L31:.$O31])" office:value-type="float" office:value="0.293103448275862" calcext:value-type="float">
            <text:p>0.293103448275862</text:p>
          </table:table-cell>
          <table:table-cell table:style-name="ce207" table:formula="of:=[.P31]-[.Q31]" office:value-type="float" office:value="1" calcext:value-type="float">
            <text:p>1</text:p>
          </table:table-cell>
          <table:table-cell table:style-name="ce207" table:formula="of:=[.Q31]-[.P31]" office:value-type="float" office:value="-1" calcext:value-type="float">
            <text:p>-1</text:p>
          </table:table-cell>
          <table:table-cell table:formula="of:=[.$AE31]+[.Y31]*[.$AC$3]*IF(ABS([.Y31])&gt;5;2;1)" office:value-type="float" office:value="47" calcext:value-type="float">
            <text:p>47</text:p>
          </table:table-cell>
          <table:table-cell table:formula="of:=[.$AE31]+[.Z31]*[.$AC$3]*IF(ABS([.Y31])&gt;5;2;1)" office:value-type="float" office:value="45" calcext:value-type="float">
            <text:p>45</text:p>
          </table:table-cell>
          <table:table-cell table:style-name="ce202" table:formula="of:=[.$AC$4] - MID([.$C$2];(3*8*51)+1+([.$B31])*3;3)" office:value-type="float" office:value="8" calcext:value-type="float">
            <text:p>8</text:p>
          </table:table-cell>
          <table:table-cell table:formula="of:=[.$AD$4]+([.$AC$4]-[.AC31])" office:value-type="float" office:value="92" calcext:value-type="float">
            <text:p>92</text:p>
          </table:table-cell>
          <table:table-cell table:formula="of:=[.AD31]/2" office:value-type="float" office:value="46" calcext:value-type="float">
            <text:p>46</text:p>
          </table:table-cell>
          <table:table-cell table:formula="of:=[.AA31]+[.U31]*[.$AC31]" office:value-type="float" office:value="48.8128078817734" calcext:value-type="float">
            <text:p>48.8128078817734</text:p>
          </table:table-cell>
          <table:table-cell table:formula="of:=[.AB31]+[.V31]*[.$AC31]" office:value-type="float" office:value="46.1034482758621" calcext:value-type="float">
            <text:p>46.1034482758621</text:p>
          </table:table-cell>
          <table:table-cell table:style-name="ce208" table:formula="of:=[.AF31]-[.AG31]" office:value-type="float" office:value="2.70935960591133" calcext:value-type="float">
            <text:p>2.709</text:p>
          </table:table-cell>
          <table:table-cell table:style-name="ce107" office:value-type="float" office:value="16" calcext:value-type="float">
            <text:p>16</text:p>
          </table:table-cell>
          <table:table-cell table:style-name="ce203" table:formula="of:=([.$AI31]-2)*([.AF31]/100)" office:value-type="float" office:value="6.83379310344828" calcext:value-type="float">
            <text:p>6.83379310344828</text:p>
          </table:table-cell>
          <table:table-cell table:style-name="ce203" table:formula="of:=([.$AI31]-2)*([.AG31]/100)" office:value-type="float" office:value="6.45448275862069" calcext:value-type="float">
            <text:p>6.45448275862069</text:p>
          </table:table-cell>
          <table:table-cell table:style-name="ce203" table:formula="of:=IF([.AF31]&gt;[.AG31];[.AI31];0)" office:value-type="float" office:value="16" calcext:value-type="float">
            <text:p>16</text:p>
          </table:table-cell>
          <table:table-cell table:style-name="ce203" table:formula="of:=IF([.AG31]&gt;[.AF31];[.AI31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1B</text:p>
          </table:table-cell>
          <table:table-cell table:style-name="ce163" office:value-type="float" office:value="27" calcext:value-type="float">
            <text:p>27</text:p>
          </table:table-cell>
          <table:table-cell table:style-name="ce185" office:value-type="string" calcext:value-type="string">
            <text:p>NC</text:p>
          </table:table-cell>
          <table:table-cell table:style-name="ce213"/>
          <table:table-cell table:style-name="ce222" table:formula="of:=MID([.$C$1];[.AZ$3]+([.$B31]-1)*21+([.$AY$5]-1)*1071;3)" office:value-type="string" office:string-value="16 " calcext:value-type="string">
            <text:p>16 </text:p>
          </table:table-cell>
          <table:table-cell table:style-name="ce222" table:formula="of:=MID([.$C$1];[.BA$3]+([.$B31]-1)*21+([.$AY$5]-1)*1071;3)" office:value-type="string" office:string-value="14 " calcext:value-type="string">
            <text:p>14 </text:p>
          </table:table-cell>
          <table:table-cell table:style-name="ce222" table:formula="of:=MID([.$C$1];[.BB$3]+([.$B31]-1)*21+([.$AY$5]-1)*1071;3)" office:value-type="string" office:string-value="0E " calcext:value-type="string">
            <text:p>0E </text:p>
          </table:table-cell>
          <table:table-cell table:style-name="ce222" table:formula="of:=MID([.$C$1];[.BC$3]+([.$B31]-1)*21+([.$AY$5]-1)*1071;3)" office:value-type="string" office:string-value="0D " calcext:value-type="string">
            <text:p>0D </text:p>
          </table:table-cell>
          <table:table-cell table:style-name="ce222" table:formula="of:=MID([.$C$1];[.BD$3]+([.$B31]-1)*21+([.$AY$5]-1)*1071;3)" office:value-type="string" office:string-value="87 " calcext:value-type="string">
            <text:p>87 </text:p>
          </table:table-cell>
          <table:table-cell table:style-name="ce222" table:formula="of:=MID([.$C$1];[.BE$3]+([.$B31]-1)*21+([.$AY$5]-1)*1071;3)" office:value-type="string" office:string-value="98 " calcext:value-type="string">
            <text:p>98 </text:p>
          </table:table-cell>
          <table:table-cell table:style-name="ce222" table:formula="of:=MID([.$C$1];[.BF$3]+([.$B31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31]-1)*21+([.$BJ$5]-1)*1071;3)" office:value-type="string" office:string-value="26 " calcext:value-type="string">
            <text:p>26 </text:p>
          </table:table-cell>
          <table:table-cell table:style-name="ce213" table:formula="of:=MID([.$C$1];[.BL$3]+([.$B31]-1)*21+([.$BJ$5]-1)*1071;3)" office:value-type="string" office:string-value="24 " calcext:value-type="string">
            <text:p>24 </text:p>
          </table:table-cell>
          <table:table-cell table:style-name="ce213" table:formula="of:=MID([.$C$1];[.BM$3]+([.$B31]-1)*21+([.$BJ$5]-1)*1071;3)" office:value-type="string" office:string-value="81 " calcext:value-type="string">
            <text:p>81 </text:p>
          </table:table-cell>
          <table:table-cell table:style-name="ce213" table:formula="of:=MID([.$C$1];[.BN$3]+([.$B31]-1)*21+([.$BJ$5]-1)*1071;3)" office:value-type="string" office:string-value="61 " calcext:value-type="string">
            <text:p>61 </text:p>
          </table:table-cell>
          <table:table-cell table:style-name="ce213" table:formula="of:=MID([.$C$1];[.BO$3]+([.$B31]-1)*21+([.$BJ$5]-1)*1071;3)" office:value-type="string" office:string-value="87 " calcext:value-type="string">
            <text:p>87 </text:p>
          </table:table-cell>
          <table:table-cell table:style-name="ce213" table:formula="of:=MID([.$C$1];[.BP$3]+([.$B31]-1)*21+([.$BJ$5]-1)*1071;3)" office:value-type="string" office:string-value="A8 " calcext:value-type="string">
            <text:p>A8 </text:p>
          </table:table-cell>
          <table:table-cell table:style-name="ce213" table:formula="of:=MID([.$C$1];[.BQ$3]+([.$B31]-1)*21+([.$BJ$5]-1)*1071;3)" office:value-type="string" office:string-value="02 " calcext:value-type="string">
            <text:p>02 </text:p>
          </table:table-cell>
          <table:table-cell table:style-name="ce213"/>
          <table:table-cell table:style-name="ce213" table:formula="of:=VLOOKUP(MID([.AZ31];1;1);[.$CL$4:.$CM$19];2;0)*16+VLOOKUP(MID([.AZ31];2;1);[.$CL$4:.$CM$19];2;0)" office:value-type="float" office:value="22" calcext:value-type="float">
            <text:p>22</text:p>
          </table:table-cell>
          <table:table-cell table:style-name="ce213" table:formula="of:=VLOOKUP(MID([.BA31];1;1);[.$CL$4:.$CM$19];2;0)*16+VLOOKUP(MID([.BA31];2;1);[.$CL$4:.$CM$19];2;0)" office:value-type="float" office:value="20" calcext:value-type="float">
            <text:p>20</text:p>
          </table:table-cell>
          <table:table-cell table:style-name="ce213" table:formula="of:=VLOOKUP(MID([.BB31];1;1);[.$CL$4:.$CM$19];2;0)*16+VLOOKUP(MID([.BB31];2;1);[.$CL$4:.$CM$19];2;0)" office:value-type="float" office:value="14" calcext:value-type="float">
            <text:p>14</text:p>
          </table:table-cell>
          <table:table-cell table:style-name="ce213" table:formula="of:=VLOOKUP(MID([.BC31];1;1);[.$CL$4:.$CM$19];2;0)*16+VLOOKUP(MID([.BC31];2;1);[.$CL$4:.$CM$19];2;0)" office:value-type="float" office:value="13" calcext:value-type="float">
            <text:p>13</text:p>
          </table:table-cell>
          <table:table-cell table:style-name="ce213" table:formula="of:=VLOOKUP(MID([.BD31];1;1);[.$CL$4:.$CM$19];2;0)" office:value-type="float" office:value="8" calcext:value-type="float">
            <text:p>8</text:p>
          </table:table-cell>
          <table:table-cell table:style-name="ce213" table:formula="of:=VLOOKUP(MID([.BD31];2;1);[.$CL$4:.$CM$19];2;0)" office:value-type="float" office:value="7" calcext:value-type="float">
            <text:p>7</text:p>
          </table:table-cell>
          <table:table-cell table:style-name="ce213" table:formula="of:=VLOOKUP(MID([.BE31];1;1);[.$CL$4:.$CM$19];2;0)" office:value-type="float" office:value="9" calcext:value-type="float">
            <text:p>9</text:p>
          </table:table-cell>
          <table:table-cell table:style-name="ce213" table:formula="of:=VLOOKUP(MID([.BE31];2;1);[.$CL$4:.$CM$19];2;0)" office:value-type="float" office:value="8" calcext:value-type="float">
            <text:p>8</text:p>
          </table:table-cell>
          <table:table-cell table:style-name="ce213" table:formula="of:=VLOOKUP(MID([.BF31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31];1;1);[.$CL$4:.$CM$19];2;0)*16+VLOOKUP(MID([.BK31];2;1);[.$CL$4:.$CM$19];2;0)" office:value-type="float" office:value="38" calcext:value-type="float">
            <text:p>38</text:p>
          </table:table-cell>
          <table:table-cell table:style-name="ce213" table:formula="of:=VLOOKUP(MID([.BL31];1;1);[.$CL$4:.$CM$19];2;0)*16+VLOOKUP(MID([.BL31];2;1);[.$CL$4:.$CM$19];2;0)" office:value-type="float" office:value="36" calcext:value-type="float">
            <text:p>36</text:p>
          </table:table-cell>
          <table:table-cell table:style-name="ce213" table:formula="of:=VLOOKUP(MID([.BM31];1;1);[.$CL$4:.$CM$19];2;0)*16+VLOOKUP(MID([.BM31];2;1);[.$CL$4:.$CM$19];2;0)" office:value-type="float" office:value="129" calcext:value-type="float">
            <text:p>129</text:p>
          </table:table-cell>
          <table:table-cell table:style-name="ce213" table:formula="of:=VLOOKUP(MID([.BN31];1;1);[.$CL$4:.$CM$19];2;0)*16+VLOOKUP(MID([.BN31];2;1);[.$CL$4:.$CM$19];2;0)" office:value-type="float" office:value="97" calcext:value-type="float">
            <text:p>97</text:p>
          </table:table-cell>
          <table:table-cell table:style-name="ce213" table:formula="of:=VLOOKUP(MID([.BO31];1;1);[.$CL$4:.$CM$19];2;0)" office:value-type="float" office:value="8" calcext:value-type="float">
            <text:p>8</text:p>
          </table:table-cell>
          <table:table-cell table:style-name="ce213" table:formula="of:=VLOOKUP(MID([.BO31];2;1);[.$CL$4:.$CM$19];2;0)" office:value-type="float" office:value="7" calcext:value-type="float">
            <text:p>7</text:p>
          </table:table-cell>
          <table:table-cell table:style-name="ce213" table:formula="of:=VLOOKUP(MID([.BP31];1;1);[.$CL$4:.$CM$19];2;0)" office:value-type="float" office:value="10" calcext:value-type="float">
            <text:p>10</text:p>
          </table:table-cell>
          <table:table-cell table:style-name="ce213" table:formula="of:=VLOOKUP(MID([.BP31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31];2;1);[.$CL$4:.$CM$19];2;0)" office:value-type="float" office:value="2" calcext:value-type="float">
            <text:p>2</text:p>
          </table:table-cell>
          <table:table-cell table:style-name="ce213" table:number-columns-repeated="920"/>
        </table:table-row>
        <table:table-row table:style-name="ro1">
          <table:table-cell table:style-name="ce114" office:value-type="string" calcext:value-type="string">
            <text:p>1C</text:p>
          </table:table-cell>
          <table:table-cell table:style-name="ce163" office:value-type="float" office:value="28" calcext:value-type="float">
            <text:p>28</text:p>
          </table:table-cell>
          <table:table-cell table:style-name="ce185" office:value-type="string" calcext:value-type="string">
            <text:p>SC</text:p>
          </table:table-cell>
          <table:table-cell table:style-name="ce185" table:formula="of:=MID([.$C$2];[.D$3]+([.$B32]-1)*24;3)" office:value-type="string" office:string-value="A2 " calcext:value-type="string">
            <text:p>A2 </text:p>
          </table:table-cell>
          <table:table-cell table:style-name="ce185" table:formula="of:=MID([.$C$2];[.E$3]+([.$B32]-1)*24;3)" office:value-type="string" office:string-value="41 " calcext:value-type="string">
            <text:p>41 </text:p>
          </table:table-cell>
          <table:table-cell table:style-name="ce185" table:formula="of:=MID([.$C$2];[.F$3]+([.$B32]-1)*24;3)" office:value-type="string" office:string-value="31 " calcext:value-type="string">
            <text:p>31 </text:p>
          </table:table-cell>
          <table:table-cell table:style-name="ce185" table:formula="of:=MID([.$C$2];[.G$3]+([.$B32]-1)*24;3)" office:value-type="string" office:string-value="73 " calcext:value-type="string">
            <text:p>73 </text:p>
          </table:table-cell>
          <table:table-cell table:style-name="ce185" table:formula="of:=MID([.$C$2];[.H$3]+([.$B32]-1)*24;3)" office:value-type="string" office:string-value="0B " calcext:value-type="string">
            <text:p>0B </text:p>
          </table:table-cell>
          <table:table-cell table:style-name="ce185" table:formula="of:=MID([.$C$2];[.I$3]+([.$B32]-1)*24;3)" office:value-type="string" office:string-value="09 " calcext:value-type="string">
            <text:p>09 </text:p>
          </table:table-cell>
          <table:table-cell table:style-name="ce185" table:formula="of:=MID([.$C$2];[.J$3]+([.$B32]-1)*24;3)" office:value-type="string" office:string-value="08 " calcext:value-type="string">
            <text:p>08 </text:p>
          </table:table-cell>
          <table:table-cell table:style-name="ce185" table:formula="of:=MID([.$C$2];[.K$3]+([.$B32]-1)*24;3)" office:value-type="string" office:string-value="08 " calcext:value-type="string">
            <text:p>08 </text:p>
          </table:table-cell>
          <table:table-cell table:style-name="ce185" table:formula="of:=VLOOKUP(MID([.D32];1;1);[.$CL$4:.$CM$19];2;0)*16+VLOOKUP(MID([.D32];2;1);[.$CL$4:.$CM$19];2;0)" office:value-type="float" office:value="162" calcext:value-type="float">
            <text:p>162</text:p>
          </table:table-cell>
          <table:table-cell table:style-name="ce185" table:formula="of:=VLOOKUP(MID([.E32];1;1);[.$CL$4:.$CM$19];2;0)*16+VLOOKUP(MID([.E32];2;1);[.$CL$4:.$CM$19];2;0)" office:value-type="float" office:value="65" calcext:value-type="float">
            <text:p>65</text:p>
          </table:table-cell>
          <table:table-cell table:style-name="ce185" table:formula="of:=VLOOKUP(MID([.F32];1;1);[.$CL$4:.$CM$19];2;0)*16+VLOOKUP(MID([.F32];2;1);[.$CL$4:.$CM$19];2;0)" office:value-type="float" office:value="49" calcext:value-type="float">
            <text:p>49</text:p>
          </table:table-cell>
          <table:table-cell table:style-name="ce185" table:formula="of:=VLOOKUP(MID([.G32];1;1);[.$CL$4:.$CM$19];2;0)*16+VLOOKUP(MID([.G32];2;1);[.$CL$4:.$CM$19];2;0)" office:value-type="float" office:value="115" calcext:value-type="float">
            <text:p>115</text:p>
          </table:table-cell>
          <table:table-cell table:style-name="ce202" table:formula="of:=VLOOKUP(MID([.H32];1;1);[.$CL$4:.$CM$19];2;0)*16+VLOOKUP(MID([.H32];2;1);[.$CL$4:.$CM$19];2;0)" office:value-type="float" office:value="11" calcext:value-type="float">
            <text:p>11</text:p>
          </table:table-cell>
          <table:table-cell table:style-name="ce203" table:formula="of:=VLOOKUP(MID([.I32];1;1);[.$CL$4:.$CM$19];2;0)*16+VLOOKUP(MID([.I32];2;1);[.$CL$4:.$CM$19];2;0)" office:value-type="float" office:value="9" calcext:value-type="float">
            <text:p>9</text:p>
          </table:table-cell>
          <table:table-cell table:style-name="ce203" table:formula="of:=VLOOKUP(MID([.J32];1;1);[.$CL$4:.$CM$19];2;0)*16+VLOOKUP(MID([.J32];2;1);[.$CL$4:.$CM$19];2;0)" office:value-type="float" office:value="8" calcext:value-type="float">
            <text:p>8</text:p>
          </table:table-cell>
          <table:table-cell table:style-name="ce207" table:formula="of:=VLOOKUP(MID([.K32];1;1);[.$CL$4:.$CM$19];2;0)*16+VLOOKUP(MID([.K32];2;1);[.$CL$4:.$CM$19];2;0)" office:value-type="float" office:value="8" calcext:value-type="float">
            <text:p>8</text:p>
          </table:table-cell>
          <table:table-cell table:style-name="ce207" table:formula="of:=MAX([.P32:.S32])" office:value-type="float" office:value="11" calcext:value-type="float">
            <text:p>11</text:p>
          </table:table-cell>
          <table:table-cell table:style-name="ce202" table:formula="of:=[.L32]/SUM([.$L32:.$O32])" office:value-type="float" office:value="0.414322250639386" calcext:value-type="float">
            <text:p>0.414322250639386</text:p>
          </table:table-cell>
          <table:table-cell table:style-name="ce203" table:formula="of:=[.M32]/SUM([.$L32:.$O32])" office:value-type="float" office:value="0.166240409207161" calcext:value-type="float">
            <text:p>0.166240409207161</text:p>
          </table:table-cell>
          <table:table-cell table:style-name="ce203" table:formula="of:=[.N32]/SUM([.$L32:.$O32])" office:value-type="float" office:value="0.125319693094629" calcext:value-type="float">
            <text:p>0.125319693094629</text:p>
          </table:table-cell>
          <table:table-cell table:style-name="ce207" table:formula="of:=[.O32]/SUM([.$L32:.$O32])" office:value-type="float" office:value="0.294117647058824" calcext:value-type="float">
            <text:p>0.294117647058824</text:p>
          </table:table-cell>
          <table:table-cell table:style-name="ce207" table:formula="of:=[.P32]-[.Q32]" office:value-type="float" office:value="2" calcext:value-type="float">
            <text:p>2</text:p>
          </table:table-cell>
          <table:table-cell table:style-name="ce207" table:formula="of:=[.Q32]-[.P32]" office:value-type="float" office:value="-2" calcext:value-type="float">
            <text:p>-2</text:p>
          </table:table-cell>
          <table:table-cell table:formula="of:=[.$AE32]+[.Y32]*[.$AC$3]*IF(ABS([.Y32])&gt;5;2;1)" office:value-type="float" office:value="48.5" calcext:value-type="float">
            <text:p>48.5</text:p>
          </table:table-cell>
          <table:table-cell table:formula="of:=[.$AE32]+[.Z32]*[.$AC$3]*IF(ABS([.Y32])&gt;5;2;1)" office:value-type="float" office:value="44.5" calcext:value-type="float">
            <text:p>44.5</text:p>
          </table:table-cell>
          <table:table-cell table:style-name="ce202" table:formula="of:=[.$AC$4] - MID([.$C$2];(3*8*51)+1+([.$B32])*3;3)" office:value-type="float" office:value="7" calcext:value-type="float">
            <text:p>7</text:p>
          </table:table-cell>
          <table:table-cell table:formula="of:=[.$AD$4]+([.$AC$4]-[.AC32])" office:value-type="float" office:value="93" calcext:value-type="float">
            <text:p>93</text:p>
          </table:table-cell>
          <table:table-cell table:formula="of:=[.AD32]/2" office:value-type="float" office:value="46.5" calcext:value-type="float">
            <text:p>46.5</text:p>
          </table:table-cell>
          <table:table-cell table:formula="of:=[.AA32]+[.U32]*[.$AC32]" office:value-type="float" office:value="51.4002557544757" calcext:value-type="float">
            <text:p>51.4002557544757</text:p>
          </table:table-cell>
          <table:table-cell table:formula="of:=[.AB32]+[.V32]*[.$AC32]" office:value-type="float" office:value="45.6636828644501" calcext:value-type="float">
            <text:p>45.6636828644501</text:p>
          </table:table-cell>
          <table:table-cell table:style-name="ce208" table:formula="of:=[.AF32]-[.AG32]" office:value-type="float" office:value="5.73657289002557" calcext:value-type="float">
            <text:p>5.737</text:p>
          </table:table-cell>
          <table:table-cell table:style-name="ce107" office:value-type="float" office:value="9" calcext:value-type="float">
            <text:p>9</text:p>
          </table:table-cell>
          <table:table-cell table:style-name="ce203" table:formula="of:=([.$AI32]-2)*([.AF32]/100)" office:value-type="float" office:value="3.5980179028133" calcext:value-type="float">
            <text:p>3.5980179028133</text:p>
          </table:table-cell>
          <table:table-cell table:style-name="ce203" table:formula="of:=([.$AI32]-2)*([.AG32]/100)" office:value-type="float" office:value="3.19645780051151" calcext:value-type="float">
            <text:p>3.19645780051151</text:p>
          </table:table-cell>
          <table:table-cell table:style-name="ce203" table:formula="of:=IF([.AF32]&gt;[.AG32];[.AI32];0)" office:value-type="float" office:value="9" calcext:value-type="float">
            <text:p>9</text:p>
          </table:table-cell>
          <table:table-cell table:style-name="ce203" table:formula="of:=IF([.AG32]&gt;[.AF32];[.AI32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1C</text:p>
          </table:table-cell>
          <table:table-cell table:style-name="ce163" office:value-type="float" office:value="28" calcext:value-type="float">
            <text:p>28</text:p>
          </table:table-cell>
          <table:table-cell table:style-name="ce185" office:value-type="string" calcext:value-type="string">
            <text:p>SC</text:p>
          </table:table-cell>
          <table:table-cell table:style-name="ce213"/>
          <table:table-cell table:style-name="ce222" table:formula="of:=MID([.$C$1];[.AZ$3]+([.$B32]-1)*21+([.$AY$5]-1)*1071;3)" office:value-type="string" office:string-value="1A " calcext:value-type="string">
            <text:p>1A </text:p>
          </table:table-cell>
          <table:table-cell table:style-name="ce222" table:formula="of:=MID([.$C$1];[.BA$3]+([.$B32]-1)*21+([.$AY$5]-1)*1071;3)" office:value-type="string" office:string-value="1A " calcext:value-type="string">
            <text:p>1A </text:p>
          </table:table-cell>
          <table:table-cell table:style-name="ce222" table:formula="of:=MID([.$C$1];[.BB$3]+([.$B32]-1)*21+([.$AY$5]-1)*1071;3)" office:value-type="string" office:string-value="0D " calcext:value-type="string">
            <text:p>0D </text:p>
          </table:table-cell>
          <table:table-cell table:style-name="ce222" table:formula="of:=MID([.$C$1];[.BC$3]+([.$B32]-1)*21+([.$AY$5]-1)*1071;3)" office:value-type="string" office:string-value="0C " calcext:value-type="string">
            <text:p>0C </text:p>
          </table:table-cell>
          <table:table-cell table:style-name="ce222" table:formula="of:=MID([.$C$1];[.BD$3]+([.$B32]-1)*21+([.$AY$5]-1)*1071;3)" office:value-type="string" office:string-value="99 " calcext:value-type="string">
            <text:p>99 </text:p>
          </table:table-cell>
          <table:table-cell table:style-name="ce222" table:formula="of:=MID([.$C$1];[.BE$3]+([.$B32]-1)*21+([.$AY$5]-1)*1071;3)" office:value-type="string" office:string-value="88 " calcext:value-type="string">
            <text:p>88 </text:p>
          </table:table-cell>
          <table:table-cell table:style-name="ce222" table:formula="of:=MID([.$C$1];[.BF$3]+([.$B32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32]-1)*21+([.$BJ$5]-1)*1071;3)" office:value-type="string" office:string-value="86 " calcext:value-type="string">
            <text:p>86 </text:p>
          </table:table-cell>
          <table:table-cell table:style-name="ce213" table:formula="of:=MID([.$C$1];[.BL$3]+([.$B32]-1)*21+([.$BJ$5]-1)*1071;3)" office:value-type="string" office:string-value="2A " calcext:value-type="string">
            <text:p>2A </text:p>
          </table:table-cell>
          <table:table-cell table:style-name="ce213" table:formula="of:=MID([.$C$1];[.BM$3]+([.$B32]-1)*21+([.$BJ$5]-1)*1071;3)" office:value-type="string" office:string-value="1D " calcext:value-type="string">
            <text:p>1D </text:p>
          </table:table-cell>
          <table:table-cell table:style-name="ce213" table:formula="of:=MID([.$C$1];[.BN$3]+([.$B32]-1)*21+([.$BJ$5]-1)*1071;3)" office:value-type="string" office:string-value="5E " calcext:value-type="string">
            <text:p>5E </text:p>
          </table:table-cell>
          <table:table-cell table:style-name="ce213" table:formula="of:=MID([.$C$1];[.BO$3]+([.$B32]-1)*21+([.$BJ$5]-1)*1071;3)" office:value-type="string" office:string-value="A9 " calcext:value-type="string">
            <text:p>A9 </text:p>
          </table:table-cell>
          <table:table-cell table:style-name="ce213" table:formula="of:=MID([.$C$1];[.BP$3]+([.$B32]-1)*21+([.$BJ$5]-1)*1071;3)" office:value-type="string" office:string-value="88 " calcext:value-type="string">
            <text:p>88 </text:p>
          </table:table-cell>
          <table:table-cell table:style-name="ce213" table:formula="of:=MID([.$C$1];[.BQ$3]+([.$B32]-1)*21+([.$BJ$5]-1)*1071;3)" office:value-type="string" office:string-value="03 " calcext:value-type="string">
            <text:p>03 </text:p>
          </table:table-cell>
          <table:table-cell table:style-name="ce213"/>
          <table:table-cell table:style-name="ce213" table:formula="of:=VLOOKUP(MID([.AZ32];1;1);[.$CL$4:.$CM$19];2;0)*16+VLOOKUP(MID([.AZ32];2;1);[.$CL$4:.$CM$19];2;0)" office:value-type="float" office:value="26" calcext:value-type="float">
            <text:p>26</text:p>
          </table:table-cell>
          <table:table-cell table:style-name="ce213" table:formula="of:=VLOOKUP(MID([.BA32];1;1);[.$CL$4:.$CM$19];2;0)*16+VLOOKUP(MID([.BA32];2;1);[.$CL$4:.$CM$19];2;0)" office:value-type="float" office:value="26" calcext:value-type="float">
            <text:p>26</text:p>
          </table:table-cell>
          <table:table-cell table:style-name="ce213" table:formula="of:=VLOOKUP(MID([.BB32];1;1);[.$CL$4:.$CM$19];2;0)*16+VLOOKUP(MID([.BB32];2;1);[.$CL$4:.$CM$19];2;0)" office:value-type="float" office:value="13" calcext:value-type="float">
            <text:p>13</text:p>
          </table:table-cell>
          <table:table-cell table:style-name="ce213" table:formula="of:=VLOOKUP(MID([.BC32];1;1);[.$CL$4:.$CM$19];2;0)*16+VLOOKUP(MID([.BC32];2;1);[.$CL$4:.$CM$19];2;0)" office:value-type="float" office:value="12" calcext:value-type="float">
            <text:p>12</text:p>
          </table:table-cell>
          <table:table-cell table:style-name="ce213" table:formula="of:=VLOOKUP(MID([.BD32];1;1);[.$CL$4:.$CM$19];2;0)" office:value-type="float" office:value="9" calcext:value-type="float">
            <text:p>9</text:p>
          </table:table-cell>
          <table:table-cell table:style-name="ce213" table:formula="of:=VLOOKUP(MID([.BD32];2;1);[.$CL$4:.$CM$19];2;0)" office:value-type="float" office:value="9" calcext:value-type="float">
            <text:p>9</text:p>
          </table:table-cell>
          <table:table-cell table:style-name="ce213" table:formula="of:=VLOOKUP(MID([.BE32];1;1);[.$CL$4:.$CM$19];2;0)" office:value-type="float" office:value="8" calcext:value-type="float">
            <text:p>8</text:p>
          </table:table-cell>
          <table:table-cell table:style-name="ce213" table:formula="of:=VLOOKUP(MID([.BE32];2;1);[.$CL$4:.$CM$19];2;0)" office:value-type="float" office:value="8" calcext:value-type="float">
            <text:p>8</text:p>
          </table:table-cell>
          <table:table-cell table:style-name="ce213" table:formula="of:=VLOOKUP(MID([.BF32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32];1;1);[.$CL$4:.$CM$19];2;0)*16+VLOOKUP(MID([.BK32];2;1);[.$CL$4:.$CM$19];2;0)" office:value-type="float" office:value="134" calcext:value-type="float">
            <text:p>134</text:p>
          </table:table-cell>
          <table:table-cell table:style-name="ce213" table:formula="of:=VLOOKUP(MID([.BL32];1;1);[.$CL$4:.$CM$19];2;0)*16+VLOOKUP(MID([.BL32];2;1);[.$CL$4:.$CM$19];2;0)" office:value-type="float" office:value="42" calcext:value-type="float">
            <text:p>42</text:p>
          </table:table-cell>
          <table:table-cell table:style-name="ce213" table:formula="of:=VLOOKUP(MID([.BM32];1;1);[.$CL$4:.$CM$19];2;0)*16+VLOOKUP(MID([.BM32];2;1);[.$CL$4:.$CM$19];2;0)" office:value-type="float" office:value="29" calcext:value-type="float">
            <text:p>29</text:p>
          </table:table-cell>
          <table:table-cell table:style-name="ce213" table:formula="of:=VLOOKUP(MID([.BN32];1;1);[.$CL$4:.$CM$19];2;0)*16+VLOOKUP(MID([.BN32];2;1);[.$CL$4:.$CM$19];2;0)" office:value-type="float" office:value="94" calcext:value-type="float">
            <text:p>94</text:p>
          </table:table-cell>
          <table:table-cell table:style-name="ce213" table:formula="of:=VLOOKUP(MID([.BO32];1;1);[.$CL$4:.$CM$19];2;0)" office:value-type="float" office:value="10" calcext:value-type="float">
            <text:p>10</text:p>
          </table:table-cell>
          <table:table-cell table:style-name="ce213" table:formula="of:=VLOOKUP(MID([.BO32];2;1);[.$CL$4:.$CM$19];2;0)" office:value-type="float" office:value="9" calcext:value-type="float">
            <text:p>9</text:p>
          </table:table-cell>
          <table:table-cell table:style-name="ce213" table:formula="of:=VLOOKUP(MID([.BP32];1;1);[.$CL$4:.$CM$19];2;0)" office:value-type="float" office:value="8" calcext:value-type="float">
            <text:p>8</text:p>
          </table:table-cell>
          <table:table-cell table:style-name="ce213" table:formula="of:=VLOOKUP(MID([.BP32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32];2;1);[.$CL$4:.$CM$19];2;0)" office:value-type="float" office:value="3" calcext:value-type="float">
            <text:p>3</text:p>
          </table:table-cell>
          <table:table-cell table:style-name="ce213" table:number-columns-repeated="920"/>
        </table:table-row>
        <table:table-row table:style-name="ro1">
          <table:table-cell table:style-name="ce114" office:value-type="string" calcext:value-type="string">
            <text:p>1D</text:p>
          </table:table-cell>
          <table:table-cell table:style-name="ce163" office:value-type="float" office:value="29" calcext:value-type="float">
            <text:p>29</text:p>
          </table:table-cell>
          <table:table-cell table:style-name="ce185" office:value-type="string" calcext:value-type="string">
            <text:p>GA</text:p>
          </table:table-cell>
          <table:table-cell table:style-name="ce185" table:formula="of:=MID([.$C$2];[.D$3]+([.$B33]-1)*24;3)" office:value-type="string" office:string-value="C9 " calcext:value-type="string">
            <text:p>C9 </text:p>
          </table:table-cell>
          <table:table-cell table:style-name="ce185" table:formula="of:=MID([.$C$2];[.E$3]+([.$B33]-1)*24;3)" office:value-type="string" office:string-value="C1 " calcext:value-type="string">
            <text:p>C1 </text:p>
          </table:table-cell>
          <table:table-cell table:style-name="ce185" table:formula="of:=MID([.$C$2];[.F$3]+([.$B33]-1)*24;3)" office:value-type="string" office:string-value="31 " calcext:value-type="string">
            <text:p>31 </text:p>
          </table:table-cell>
          <table:table-cell table:style-name="ce185" table:formula="of:=MID([.$C$2];[.G$3]+([.$B33]-1)*24;3)" office:value-type="string" office:string-value="77 " calcext:value-type="string">
            <text:p>77 </text:p>
          </table:table-cell>
          <table:table-cell table:style-name="ce185" table:formula="of:=MID([.$C$2];[.H$3]+([.$B33]-1)*24;3)" office:value-type="string" office:string-value="0B " calcext:value-type="string">
            <text:p>0B </text:p>
          </table:table-cell>
          <table:table-cell table:style-name="ce185" table:formula="of:=MID([.$C$2];[.I$3]+([.$B33]-1)*24;3)" office:value-type="string" office:string-value="0B " calcext:value-type="string">
            <text:p>0B </text:p>
          </table:table-cell>
          <table:table-cell table:style-name="ce185" table:formula="of:=MID([.$C$2];[.J$3]+([.$B33]-1)*24;3)" office:value-type="string" office:string-value="08 " calcext:value-type="string">
            <text:p>08 </text:p>
          </table:table-cell>
          <table:table-cell table:style-name="ce185" table:formula="of:=MID([.$C$2];[.K$3]+([.$B33]-1)*24;3)" office:value-type="string" office:string-value="08 " calcext:value-type="string">
            <text:p>08 </text:p>
          </table:table-cell>
          <table:table-cell table:style-name="ce185" table:formula="of:=VLOOKUP(MID([.D33];1;1);[.$CL$4:.$CM$19];2;0)*16+VLOOKUP(MID([.D33];2;1);[.$CL$4:.$CM$19];2;0)" office:value-type="float" office:value="201" calcext:value-type="float">
            <text:p>201</text:p>
          </table:table-cell>
          <table:table-cell table:style-name="ce185" table:formula="of:=VLOOKUP(MID([.E33];1;1);[.$CL$4:.$CM$19];2;0)*16+VLOOKUP(MID([.E33];2;1);[.$CL$4:.$CM$19];2;0)" office:value-type="float" office:value="193" calcext:value-type="float">
            <text:p>193</text:p>
          </table:table-cell>
          <table:table-cell table:style-name="ce185" table:formula="of:=VLOOKUP(MID([.F33];1;1);[.$CL$4:.$CM$19];2;0)*16+VLOOKUP(MID([.F33];2;1);[.$CL$4:.$CM$19];2;0)" office:value-type="float" office:value="49" calcext:value-type="float">
            <text:p>49</text:p>
          </table:table-cell>
          <table:table-cell table:style-name="ce185" table:formula="of:=VLOOKUP(MID([.G33];1;1);[.$CL$4:.$CM$19];2;0)*16+VLOOKUP(MID([.G33];2;1);[.$CL$4:.$CM$19];2;0)" office:value-type="float" office:value="119" calcext:value-type="float">
            <text:p>119</text:p>
          </table:table-cell>
          <table:table-cell table:style-name="ce202" table:formula="of:=VLOOKUP(MID([.H33];1;1);[.$CL$4:.$CM$19];2;0)*16+VLOOKUP(MID([.H33];2;1);[.$CL$4:.$CM$19];2;0)" office:value-type="float" office:value="11" calcext:value-type="float">
            <text:p>11</text:p>
          </table:table-cell>
          <table:table-cell table:style-name="ce203" table:formula="of:=VLOOKUP(MID([.I33];1;1);[.$CL$4:.$CM$19];2;0)*16+VLOOKUP(MID([.I33];2;1);[.$CL$4:.$CM$19];2;0)" office:value-type="float" office:value="11" calcext:value-type="float">
            <text:p>11</text:p>
          </table:table-cell>
          <table:table-cell table:style-name="ce203" table:formula="of:=VLOOKUP(MID([.J33];1;1);[.$CL$4:.$CM$19];2;0)*16+VLOOKUP(MID([.J33];2;1);[.$CL$4:.$CM$19];2;0)" office:value-type="float" office:value="8" calcext:value-type="float">
            <text:p>8</text:p>
          </table:table-cell>
          <table:table-cell table:style-name="ce207" table:formula="of:=VLOOKUP(MID([.K33];1;1);[.$CL$4:.$CM$19];2;0)*16+VLOOKUP(MID([.K33];2;1);[.$CL$4:.$CM$19];2;0)" office:value-type="float" office:value="8" calcext:value-type="float">
            <text:p>8</text:p>
          </table:table-cell>
          <table:table-cell table:style-name="ce207" table:formula="of:=MAX([.P33:.S33])" office:value-type="float" office:value="11" calcext:value-type="float">
            <text:p>11</text:p>
          </table:table-cell>
          <table:table-cell table:style-name="ce202" table:formula="of:=[.L33]/SUM([.$L33:.$O33])" office:value-type="float" office:value="0.357651245551601" calcext:value-type="float">
            <text:p>0.357651245551601</text:p>
          </table:table-cell>
          <table:table-cell table:style-name="ce203" table:formula="of:=[.M33]/SUM([.$L33:.$O33])" office:value-type="float" office:value="0.343416370106762" calcext:value-type="float">
            <text:p>0.343416370106762</text:p>
          </table:table-cell>
          <table:table-cell table:style-name="ce203" table:formula="of:=[.N33]/SUM([.$L33:.$O33])" office:value-type="float" office:value="0.0871886120996441" calcext:value-type="float">
            <text:p>0.0871886120996441</text:p>
          </table:table-cell>
          <table:table-cell table:style-name="ce207" table:formula="of:=[.O33]/SUM([.$L33:.$O33])" office:value-type="float" office:value="0.211743772241993" calcext:value-type="float">
            <text:p>0.211743772241993</text:p>
          </table:table-cell>
          <table:table-cell table:style-name="ce207" table:formula="of:=[.P33]-[.Q33]" office:value-type="float" office:value="0" calcext:value-type="float">
            <text:p>0</text:p>
          </table:table-cell>
          <table:table-cell table:style-name="ce207" table:formula="of:=[.Q33]-[.P33]" office:value-type="float" office:value="0" calcext:value-type="float">
            <text:p>0</text:p>
          </table:table-cell>
          <table:table-cell table:formula="of:=[.$AE33]+[.Y33]*[.$AC$3]*IF(ABS([.Y33])&gt;5;2;1)" office:value-type="float" office:value="45" calcext:value-type="float">
            <text:p>45</text:p>
          </table:table-cell>
          <table:table-cell table:formula="of:=[.$AE33]+[.Z33]*[.$AC$3]*IF(ABS([.Y33])&gt;5;2;1)" office:value-type="float" office:value="45" calcext:value-type="float">
            <text:p>45</text:p>
          </table:table-cell>
          <table:table-cell table:style-name="ce202" table:formula="of:=[.$AC$4] - MID([.$C$2];(3*8*51)+1+([.$B33])*3;3)" office:value-type="float" office:value="10" calcext:value-type="float">
            <text:p>10</text:p>
          </table:table-cell>
          <table:table-cell table:formula="of:=[.$AD$4]+([.$AC$4]-[.AC33])" office:value-type="float" office:value="90" calcext:value-type="float">
            <text:p>90</text:p>
          </table:table-cell>
          <table:table-cell table:formula="of:=[.AD33]/2" office:value-type="float" office:value="45" calcext:value-type="float">
            <text:p>45</text:p>
          </table:table-cell>
          <table:table-cell table:formula="of:=[.AA33]+[.U33]*[.$AC33]" office:value-type="float" office:value="48.576512455516" calcext:value-type="float">
            <text:p>48.576512455516</text:p>
          </table:table-cell>
          <table:table-cell table:formula="of:=[.AB33]+[.V33]*[.$AC33]" office:value-type="float" office:value="48.4341637010676" calcext:value-type="float">
            <text:p>48.4341637010676</text:p>
          </table:table-cell>
          <table:table-cell table:style-name="ce208" table:formula="of:=[.AF33]-[.AG33]" office:value-type="float" office:value="0.142348754448399" calcext:value-type="float">
            <text:p>0.142</text:p>
          </table:table-cell>
          <table:table-cell table:style-name="ce107" office:value-type="float" office:value="16" calcext:value-type="float">
            <text:p>16</text:p>
          </table:table-cell>
          <table:table-cell table:style-name="ce203" table:formula="of:=([.$AI33]-2)*([.AF33]/100)" office:value-type="float" office:value="6.80071174377224" calcext:value-type="float">
            <text:p>6.80071174377224</text:p>
          </table:table-cell>
          <table:table-cell table:style-name="ce203" table:formula="of:=([.$AI33]-2)*([.AG33]/100)" office:value-type="float" office:value="6.78078291814947" calcext:value-type="float">
            <text:p>6.78078291814947</text:p>
          </table:table-cell>
          <table:table-cell table:style-name="ce203" table:formula="of:=IF([.AF33]&gt;[.AG33];[.AI33];0)" office:value-type="float" office:value="16" calcext:value-type="float">
            <text:p>16</text:p>
          </table:table-cell>
          <table:table-cell table:style-name="ce203" table:formula="of:=IF([.AG33]&gt;[.AF33];[.AI33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1D</text:p>
          </table:table-cell>
          <table:table-cell table:style-name="ce163" office:value-type="float" office:value="29" calcext:value-type="float">
            <text:p>29</text:p>
          </table:table-cell>
          <table:table-cell table:style-name="ce185" office:value-type="string" calcext:value-type="string">
            <text:p>GA</text:p>
          </table:table-cell>
          <table:table-cell table:style-name="ce213"/>
          <table:table-cell table:style-name="ce222" table:formula="of:=MID([.$C$1];[.AZ$3]+([.$B33]-1)*21+([.$AY$5]-1)*1071;3)" office:value-type="string" office:string-value="18 " calcext:value-type="string">
            <text:p>18 </text:p>
          </table:table-cell>
          <table:table-cell table:style-name="ce222" table:formula="of:=MID([.$C$1];[.BA$3]+([.$B33]-1)*21+([.$AY$5]-1)*1071;3)" office:value-type="string" office:string-value="1A " calcext:value-type="string">
            <text:p>1A </text:p>
          </table:table-cell>
          <table:table-cell table:style-name="ce222" table:formula="of:=MID([.$C$1];[.BB$3]+([.$B33]-1)*21+([.$AY$5]-1)*1071;3)" office:value-type="string" office:string-value="0D " calcext:value-type="string">
            <text:p>0D </text:p>
          </table:table-cell>
          <table:table-cell table:style-name="ce222" table:formula="of:=MID([.$C$1];[.BC$3]+([.$B33]-1)*21+([.$AY$5]-1)*1071;3)" office:value-type="string" office:string-value="0D " calcext:value-type="string">
            <text:p>0D </text:p>
          </table:table-cell>
          <table:table-cell table:style-name="ce222" table:formula="of:=MID([.$C$1];[.BD$3]+([.$B33]-1)*21+([.$AY$5]-1)*1071;3)" office:value-type="string" office:string-value="99 " calcext:value-type="string">
            <text:p>99 </text:p>
          </table:table-cell>
          <table:table-cell table:style-name="ce222" table:formula="of:=MID([.$C$1];[.BE$3]+([.$B33]-1)*21+([.$AY$5]-1)*1071;3)" office:value-type="string" office:string-value="88 " calcext:value-type="string">
            <text:p>88 </text:p>
          </table:table-cell>
          <table:table-cell table:style-name="ce222" table:formula="of:=MID([.$C$1];[.BF$3]+([.$B33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33]-1)*21+([.$BJ$5]-1)*1071;3)" office:value-type="string" office:string-value="BA " calcext:value-type="string">
            <text:p>BA </text:p>
          </table:table-cell>
          <table:table-cell table:style-name="ce213" table:formula="of:=MID([.$C$1];[.BL$3]+([.$B33]-1)*21+([.$BJ$5]-1)*1071;3)" office:value-type="string" office:string-value="BC " calcext:value-type="string">
            <text:p>BC </text:p>
          </table:table-cell>
          <table:table-cell table:style-name="ce213" table:formula="of:=MID([.$C$1];[.BM$3]+([.$B33]-1)*21+([.$BJ$5]-1)*1071;3)" office:value-type="string" office:string-value="1D " calcext:value-type="string">
            <text:p>1D </text:p>
          </table:table-cell>
          <table:table-cell table:style-name="ce213" table:formula="of:=MID([.$C$1];[.BN$3]+([.$B33]-1)*21+([.$BJ$5]-1)*1071;3)" office:value-type="string" office:string-value="61 " calcext:value-type="string">
            <text:p>61 </text:p>
          </table:table-cell>
          <table:table-cell table:style-name="ce213" table:formula="of:=MID([.$C$1];[.BO$3]+([.$B33]-1)*21+([.$BJ$5]-1)*1071;3)" office:value-type="string" office:string-value="AA " calcext:value-type="string">
            <text:p>AA </text:p>
          </table:table-cell>
          <table:table-cell table:style-name="ce213" table:formula="of:=MID([.$C$1];[.BP$3]+([.$B33]-1)*21+([.$BJ$5]-1)*1071;3)" office:value-type="string" office:string-value="88 " calcext:value-type="string">
            <text:p>88 </text:p>
          </table:table-cell>
          <table:table-cell table:style-name="ce213" table:formula="of:=MID([.$C$1];[.BQ$3]+([.$B33]-1)*21+([.$BJ$5]-1)*1071;3)" office:value-type="string" office:string-value="00 " calcext:value-type="string">
            <text:p>00 </text:p>
          </table:table-cell>
          <table:table-cell table:style-name="ce213"/>
          <table:table-cell table:style-name="ce213" table:formula="of:=VLOOKUP(MID([.AZ33];1;1);[.$CL$4:.$CM$19];2;0)*16+VLOOKUP(MID([.AZ33];2;1);[.$CL$4:.$CM$19];2;0)" office:value-type="float" office:value="24" calcext:value-type="float">
            <text:p>24</text:p>
          </table:table-cell>
          <table:table-cell table:style-name="ce213" table:formula="of:=VLOOKUP(MID([.BA33];1;1);[.$CL$4:.$CM$19];2;0)*16+VLOOKUP(MID([.BA33];2;1);[.$CL$4:.$CM$19];2;0)" office:value-type="float" office:value="26" calcext:value-type="float">
            <text:p>26</text:p>
          </table:table-cell>
          <table:table-cell table:style-name="ce213" table:formula="of:=VLOOKUP(MID([.BB33];1;1);[.$CL$4:.$CM$19];2;0)*16+VLOOKUP(MID([.BB33];2;1);[.$CL$4:.$CM$19];2;0)" office:value-type="float" office:value="13" calcext:value-type="float">
            <text:p>13</text:p>
          </table:table-cell>
          <table:table-cell table:style-name="ce213" table:formula="of:=VLOOKUP(MID([.BC33];1;1);[.$CL$4:.$CM$19];2;0)*16+VLOOKUP(MID([.BC33];2;1);[.$CL$4:.$CM$19];2;0)" office:value-type="float" office:value="13" calcext:value-type="float">
            <text:p>13</text:p>
          </table:table-cell>
          <table:table-cell table:style-name="ce213" table:formula="of:=VLOOKUP(MID([.BD33];1;1);[.$CL$4:.$CM$19];2;0)" office:value-type="float" office:value="9" calcext:value-type="float">
            <text:p>9</text:p>
          </table:table-cell>
          <table:table-cell table:style-name="ce213" table:formula="of:=VLOOKUP(MID([.BD33];2;1);[.$CL$4:.$CM$19];2;0)" office:value-type="float" office:value="9" calcext:value-type="float">
            <text:p>9</text:p>
          </table:table-cell>
          <table:table-cell table:style-name="ce213" table:formula="of:=VLOOKUP(MID([.BE33];1;1);[.$CL$4:.$CM$19];2;0)" office:value-type="float" office:value="8" calcext:value-type="float">
            <text:p>8</text:p>
          </table:table-cell>
          <table:table-cell table:style-name="ce213" table:formula="of:=VLOOKUP(MID([.BE33];2;1);[.$CL$4:.$CM$19];2;0)" office:value-type="float" office:value="8" calcext:value-type="float">
            <text:p>8</text:p>
          </table:table-cell>
          <table:table-cell table:style-name="ce213" table:formula="of:=VLOOKUP(MID([.BF33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33];1;1);[.$CL$4:.$CM$19];2;0)*16+VLOOKUP(MID([.BK33];2;1);[.$CL$4:.$CM$19];2;0)" office:value-type="float" office:value="186" calcext:value-type="float">
            <text:p>186</text:p>
          </table:table-cell>
          <table:table-cell table:style-name="ce213" table:formula="of:=VLOOKUP(MID([.BL33];1;1);[.$CL$4:.$CM$19];2;0)*16+VLOOKUP(MID([.BL33];2;1);[.$CL$4:.$CM$19];2;0)" office:value-type="float" office:value="188" calcext:value-type="float">
            <text:p>188</text:p>
          </table:table-cell>
          <table:table-cell table:style-name="ce213" table:formula="of:=VLOOKUP(MID([.BM33];1;1);[.$CL$4:.$CM$19];2;0)*16+VLOOKUP(MID([.BM33];2;1);[.$CL$4:.$CM$19];2;0)" office:value-type="float" office:value="29" calcext:value-type="float">
            <text:p>29</text:p>
          </table:table-cell>
          <table:table-cell table:style-name="ce213" table:formula="of:=VLOOKUP(MID([.BN33];1;1);[.$CL$4:.$CM$19];2;0)*16+VLOOKUP(MID([.BN33];2;1);[.$CL$4:.$CM$19];2;0)" office:value-type="float" office:value="97" calcext:value-type="float">
            <text:p>97</text:p>
          </table:table-cell>
          <table:table-cell table:style-name="ce213" table:formula="of:=VLOOKUP(MID([.BO33];1;1);[.$CL$4:.$CM$19];2;0)" office:value-type="float" office:value="10" calcext:value-type="float">
            <text:p>10</text:p>
          </table:table-cell>
          <table:table-cell table:style-name="ce213" table:formula="of:=VLOOKUP(MID([.BO33];2;1);[.$CL$4:.$CM$19];2;0)" office:value-type="float" office:value="10" calcext:value-type="float">
            <text:p>10</text:p>
          </table:table-cell>
          <table:table-cell table:style-name="ce213" table:formula="of:=VLOOKUP(MID([.BP33];1;1);[.$CL$4:.$CM$19];2;0)" office:value-type="float" office:value="8" calcext:value-type="float">
            <text:p>8</text:p>
          </table:table-cell>
          <table:table-cell table:style-name="ce213" table:formula="of:=VLOOKUP(MID([.BP33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33];2;1);[.$CL$4:.$CM$19];2;0)" office:value-type="float" office:value="0" calcext:value-type="float">
            <text:p>0</text:p>
          </table:table-cell>
          <table:table-cell table:style-name="ce213" table:number-columns-repeated="920"/>
        </table:table-row>
        <table:table-row table:style-name="ro1">
          <table:table-cell table:style-name="ce114" office:value-type="string" calcext:value-type="string">
            <text:p>1E</text:p>
          </table:table-cell>
          <table:table-cell table:style-name="ce163" office:value-type="float" office:value="30" calcext:value-type="float">
            <text:p>30</text:p>
          </table:table-cell>
          <table:table-cell table:style-name="ce185" office:value-type="string" calcext:value-type="string">
            <text:p>FL</text:p>
          </table:table-cell>
          <table:table-cell table:style-name="ce185" table:formula="of:=MID([.$C$2];[.D$3]+([.$B34]-1)*24;3)" office:value-type="string" office:string-value="E4 " calcext:value-type="string">
            <text:p>E4 </text:p>
          </table:table-cell>
          <table:table-cell table:style-name="ce185" table:formula="of:=MID([.$C$2];[.E$3]+([.$B34]-1)*24;3)" office:value-type="string" office:string-value="38 " calcext:value-type="string">
            <text:p>38 </text:p>
          </table:table-cell>
          <table:table-cell table:style-name="ce185" table:formula="of:=MID([.$C$2];[.F$3]+([.$B34]-1)*24;3)" office:value-type="string" office:string-value="B8 " calcext:value-type="string">
            <text:p>B8 </text:p>
          </table:table-cell>
          <table:table-cell table:style-name="ce185" table:formula="of:=MID([.$C$2];[.G$3]+([.$B34]-1)*24;3)" office:value-type="string" office:string-value="77 " calcext:value-type="string">
            <text:p>77 </text:p>
          </table:table-cell>
          <table:table-cell table:style-name="ce185" table:formula="of:=MID([.$C$2];[.H$3]+([.$B34]-1)*24;3)" office:value-type="string" office:string-value="0C " calcext:value-type="string">
            <text:p>0C </text:p>
          </table:table-cell>
          <table:table-cell table:style-name="ce185" table:formula="of:=MID([.$C$2];[.I$3]+([.$B34]-1)*24;3)" office:value-type="string" office:string-value="07 " calcext:value-type="string">
            <text:p>07 </text:p>
          </table:table-cell>
          <table:table-cell table:style-name="ce185" table:formula="of:=MID([.$C$2];[.J$3]+([.$B34]-1)*24;3)" office:value-type="string" office:string-value="0A " calcext:value-type="string">
            <text:p>0A </text:p>
          </table:table-cell>
          <table:table-cell table:style-name="ce185" table:formula="of:=MID([.$C$2];[.K$3]+([.$B34]-1)*24;3)" office:value-type="string" office:string-value="08 " calcext:value-type="string">
            <text:p>08 </text:p>
          </table:table-cell>
          <table:table-cell table:style-name="ce185" table:formula="of:=VLOOKUP(MID([.D34];1;1);[.$CL$4:.$CM$19];2;0)*16+VLOOKUP(MID([.D34];2;1);[.$CL$4:.$CM$19];2;0)" office:value-type="float" office:value="228" calcext:value-type="float">
            <text:p>228</text:p>
          </table:table-cell>
          <table:table-cell table:style-name="ce185" table:formula="of:=VLOOKUP(MID([.E34];1;1);[.$CL$4:.$CM$19];2;0)*16+VLOOKUP(MID([.E34];2;1);[.$CL$4:.$CM$19];2;0)" office:value-type="float" office:value="56" calcext:value-type="float">
            <text:p>56</text:p>
          </table:table-cell>
          <table:table-cell table:style-name="ce185" table:formula="of:=VLOOKUP(MID([.F34];1;1);[.$CL$4:.$CM$19];2;0)*16+VLOOKUP(MID([.F34];2;1);[.$CL$4:.$CM$19];2;0)" office:value-type="float" office:value="184" calcext:value-type="float">
            <text:p>184</text:p>
          </table:table-cell>
          <table:table-cell table:style-name="ce185" table:formula="of:=VLOOKUP(MID([.G34];1;1);[.$CL$4:.$CM$19];2;0)*16+VLOOKUP(MID([.G34];2;1);[.$CL$4:.$CM$19];2;0)" office:value-type="float" office:value="119" calcext:value-type="float">
            <text:p>119</text:p>
          </table:table-cell>
          <table:table-cell table:style-name="ce202" table:formula="of:=VLOOKUP(MID([.H34];1;1);[.$CL$4:.$CM$19];2;0)*16+VLOOKUP(MID([.H34];2;1);[.$CL$4:.$CM$19];2;0)" office:value-type="float" office:value="12" calcext:value-type="float">
            <text:p>12</text:p>
          </table:table-cell>
          <table:table-cell table:style-name="ce203" table:formula="of:=VLOOKUP(MID([.I34];1;1);[.$CL$4:.$CM$19];2;0)*16+VLOOKUP(MID([.I34];2;1);[.$CL$4:.$CM$19];2;0)" office:value-type="float" office:value="7" calcext:value-type="float">
            <text:p>7</text:p>
          </table:table-cell>
          <table:table-cell table:style-name="ce203" table:formula="of:=VLOOKUP(MID([.J34];1;1);[.$CL$4:.$CM$19];2;0)*16+VLOOKUP(MID([.J34];2;1);[.$CL$4:.$CM$19];2;0)" office:value-type="float" office:value="10" calcext:value-type="float">
            <text:p>10</text:p>
          </table:table-cell>
          <table:table-cell table:style-name="ce207" table:formula="of:=VLOOKUP(MID([.K34];1;1);[.$CL$4:.$CM$19];2;0)*16+VLOOKUP(MID([.K34];2;1);[.$CL$4:.$CM$19];2;0)" office:value-type="float" office:value="8" calcext:value-type="float">
            <text:p>8</text:p>
          </table:table-cell>
          <table:table-cell table:style-name="ce207" table:formula="of:=MAX([.P34:.S34])" office:value-type="float" office:value="12" calcext:value-type="float">
            <text:p>12</text:p>
          </table:table-cell>
          <table:table-cell table:style-name="ce202" table:formula="of:=[.L34]/SUM([.$L34:.$O34])" office:value-type="float" office:value="0.388415672913118" calcext:value-type="float">
            <text:p>0.388415672913118</text:p>
          </table:table-cell>
          <table:table-cell table:style-name="ce203" table:formula="of:=[.M34]/SUM([.$L34:.$O34])" office:value-type="float" office:value="0.0954003407155026" calcext:value-type="float">
            <text:p>0.0954003407155026</text:p>
          </table:table-cell>
          <table:table-cell table:style-name="ce203" table:formula="of:=[.N34]/SUM([.$L34:.$O34])" office:value-type="float" office:value="0.313458262350937" calcext:value-type="float">
            <text:p>0.313458262350937</text:p>
          </table:table-cell>
          <table:table-cell table:style-name="ce207" table:formula="of:=[.O34]/SUM([.$L34:.$O34])" office:value-type="float" office:value="0.202725724020443" calcext:value-type="float">
            <text:p>0.202725724020443</text:p>
          </table:table-cell>
          <table:table-cell table:style-name="ce207" table:formula="of:=[.P34]-[.Q34]" office:value-type="float" office:value="5" calcext:value-type="float">
            <text:p>5</text:p>
          </table:table-cell>
          <table:table-cell table:style-name="ce207" table:formula="of:=[.Q34]-[.P34]" office:value-type="float" office:value="-5" calcext:value-type="float">
            <text:p>-5</text:p>
          </table:table-cell>
          <table:table-cell table:formula="of:=[.$AE34]+[.Y34]*[.$AC$3]*IF(ABS([.Y34])&gt;5;2;1)" office:value-type="float" office:value="50" calcext:value-type="float">
            <text:p>50</text:p>
          </table:table-cell>
          <table:table-cell table:formula="of:=[.$AE34]+[.Z34]*[.$AC$3]*IF(ABS([.Y34])&gt;5;2;1)" office:value-type="float" office:value="40" calcext:value-type="float">
            <text:p>40</text:p>
          </table:table-cell>
          <table:table-cell table:style-name="ce202" table:formula="of:=[.$AC$4] - MID([.$C$2];(3*8*51)+1+([.$B34])*3;3)" office:value-type="float" office:value="10" calcext:value-type="float">
            <text:p>10</text:p>
          </table:table-cell>
          <table:table-cell table:formula="of:=[.$AD$4]+([.$AC$4]-[.AC34])" office:value-type="float" office:value="90" calcext:value-type="float">
            <text:p>90</text:p>
          </table:table-cell>
          <table:table-cell table:formula="of:=[.AD34]/2" office:value-type="float" office:value="45" calcext:value-type="float">
            <text:p>45</text:p>
          </table:table-cell>
          <table:table-cell table:formula="of:=[.AA34]+[.U34]*[.$AC34]" office:value-type="float" office:value="53.8841567291312" calcext:value-type="float">
            <text:p>53.8841567291312</text:p>
          </table:table-cell>
          <table:table-cell table:formula="of:=[.AB34]+[.V34]*[.$AC34]" office:value-type="float" office:value="40.954003407155" calcext:value-type="float">
            <text:p>40.954003407155</text:p>
          </table:table-cell>
          <table:table-cell table:style-name="ce208" table:formula="of:=[.AF34]-[.AG34]" office:value-type="float" office:value="12.9301533219762" calcext:value-type="float">
            <text:p>12.930</text:p>
          </table:table-cell>
          <table:table-cell table:style-name="ce107" office:value-type="float" office:value="30" calcext:value-type="float">
            <text:p>30</text:p>
          </table:table-cell>
          <table:table-cell table:style-name="ce203" table:formula="of:=([.$AI34]-2)*([.AF34]/100)" office:value-type="float" office:value="15.0875638841567" calcext:value-type="float">
            <text:p>15.0875638841567</text:p>
          </table:table-cell>
          <table:table-cell table:style-name="ce203" table:formula="of:=([.$AI34]-2)*([.AG34]/100)" office:value-type="float" office:value="11.4671209540034" calcext:value-type="float">
            <text:p>11.4671209540034</text:p>
          </table:table-cell>
          <table:table-cell table:style-name="ce203" table:formula="of:=IF([.AF34]&gt;[.AG34];[.AI34];0)" office:value-type="float" office:value="30" calcext:value-type="float">
            <text:p>30</text:p>
          </table:table-cell>
          <table:table-cell table:style-name="ce203" table:formula="of:=IF([.AG34]&gt;[.AF34];[.AI34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1E</text:p>
          </table:table-cell>
          <table:table-cell table:style-name="ce163" office:value-type="float" office:value="30" calcext:value-type="float">
            <text:p>30</text:p>
          </table:table-cell>
          <table:table-cell table:style-name="ce185" office:value-type="string" calcext:value-type="string">
            <text:p>FL</text:p>
          </table:table-cell>
          <table:table-cell table:style-name="ce213"/>
          <table:table-cell table:style-name="ce222" table:formula="of:=MID([.$C$1];[.AZ$3]+([.$B34]-1)*21+([.$AY$5]-1)*1071;3)" office:value-type="string" office:string-value="1C " calcext:value-type="string">
            <text:p>1C </text:p>
          </table:table-cell>
          <table:table-cell table:style-name="ce222" table:formula="of:=MID([.$C$1];[.BA$3]+([.$B34]-1)*21+([.$AY$5]-1)*1071;3)" office:value-type="string" office:string-value="14 " calcext:value-type="string">
            <text:p>14 </text:p>
          </table:table-cell>
          <table:table-cell table:style-name="ce222" table:formula="of:=MID([.$C$1];[.BB$3]+([.$B34]-1)*21+([.$AY$5]-1)*1071;3)" office:value-type="string" office:string-value="0E " calcext:value-type="string">
            <text:p>0E </text:p>
          </table:table-cell>
          <table:table-cell table:style-name="ce222" table:formula="of:=MID([.$C$1];[.BC$3]+([.$B34]-1)*21+([.$AY$5]-1)*1071;3)" office:value-type="string" office:string-value="0D " calcext:value-type="string">
            <text:p>0D </text:p>
          </table:table-cell>
          <table:table-cell table:style-name="ce222" table:formula="of:=MID([.$C$1];[.BD$3]+([.$B34]-1)*21+([.$AY$5]-1)*1071;3)" office:value-type="string" office:string-value="87 " calcext:value-type="string">
            <text:p>87 </text:p>
          </table:table-cell>
          <table:table-cell table:style-name="ce222" table:formula="of:=MID([.$C$1];[.BE$3]+([.$B34]-1)*21+([.$AY$5]-1)*1071;3)" office:value-type="string" office:string-value="98 " calcext:value-type="string">
            <text:p>98 </text:p>
          </table:table-cell>
          <table:table-cell table:style-name="ce222" table:formula="of:=MID([.$C$1];[.BF$3]+([.$B34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6"/>
          <table:table-cell table:style-name="ce243"/>
          <table:table-cell table:style-name="ce213"/>
          <table:table-cell table:style-name="ce213" table:formula="of:=MID([.$C$1];[.BK$3]+([.$B34]-1)*21+([.$BJ$5]-1)*1071;3)" office:value-type="string" office:string-value="DD " calcext:value-type="string">
            <text:p>DD </text:p>
          </table:table-cell>
          <table:table-cell table:style-name="ce213" table:formula="of:=MID([.$C$1];[.BL$3]+([.$B34]-1)*21+([.$BJ$5]-1)*1071;3)" office:value-type="string" office:string-value="24 " calcext:value-type="string">
            <text:p>24 </text:p>
          </table:table-cell>
          <table:table-cell table:style-name="ce213" table:formula="of:=MID([.$C$1];[.BM$3]+([.$B34]-1)*21+([.$BJ$5]-1)*1071;3)" office:value-type="string" office:string-value="AE " calcext:value-type="string">
            <text:p>AE </text:p>
          </table:table-cell>
          <table:table-cell table:style-name="ce213" table:formula="of:=MID([.$C$1];[.BN$3]+([.$B34]-1)*21+([.$BJ$5]-1)*1071;3)" office:value-type="string" office:string-value="61 " calcext:value-type="string">
            <text:p>61 </text:p>
          </table:table-cell>
          <table:table-cell table:style-name="ce213" table:formula="of:=MID([.$C$1];[.BO$3]+([.$B34]-1)*21+([.$BJ$5]-1)*1071;3)" office:value-type="string" office:string-value="A7 " calcext:value-type="string">
            <text:p>A7 </text:p>
          </table:table-cell>
          <table:table-cell table:style-name="ce213" table:formula="of:=MID([.$C$1];[.BP$3]+([.$B34]-1)*21+([.$BJ$5]-1)*1071;3)" office:value-type="string" office:string-value="A8 " calcext:value-type="string">
            <text:p>A8 </text:p>
          </table:table-cell>
          <table:table-cell table:style-name="ce213" table:formula="of:=MID([.$C$1];[.BQ$3]+([.$B34]-1)*21+([.$BJ$5]-1)*1071;3)" office:value-type="string" office:string-value="00 " calcext:value-type="string">
            <text:p>00 </text:p>
          </table:table-cell>
          <table:table-cell table:style-name="ce213"/>
          <table:table-cell table:style-name="ce213" table:formula="of:=VLOOKUP(MID([.AZ34];1;1);[.$CL$4:.$CM$19];2;0)*16+VLOOKUP(MID([.AZ34];2;1);[.$CL$4:.$CM$19];2;0)" office:value-type="float" office:value="28" calcext:value-type="float">
            <text:p>28</text:p>
          </table:table-cell>
          <table:table-cell table:style-name="ce213" table:formula="of:=VLOOKUP(MID([.BA34];1;1);[.$CL$4:.$CM$19];2;0)*16+VLOOKUP(MID([.BA34];2;1);[.$CL$4:.$CM$19];2;0)" office:value-type="float" office:value="20" calcext:value-type="float">
            <text:p>20</text:p>
          </table:table-cell>
          <table:table-cell table:style-name="ce213" table:formula="of:=VLOOKUP(MID([.BB34];1;1);[.$CL$4:.$CM$19];2;0)*16+VLOOKUP(MID([.BB34];2;1);[.$CL$4:.$CM$19];2;0)" office:value-type="float" office:value="14" calcext:value-type="float">
            <text:p>14</text:p>
          </table:table-cell>
          <table:table-cell table:style-name="ce213" table:formula="of:=VLOOKUP(MID([.BC34];1;1);[.$CL$4:.$CM$19];2;0)*16+VLOOKUP(MID([.BC34];2;1);[.$CL$4:.$CM$19];2;0)" office:value-type="float" office:value="13" calcext:value-type="float">
            <text:p>13</text:p>
          </table:table-cell>
          <table:table-cell table:style-name="ce213" table:formula="of:=VLOOKUP(MID([.BD34];1;1);[.$CL$4:.$CM$19];2;0)" office:value-type="float" office:value="8" calcext:value-type="float">
            <text:p>8</text:p>
          </table:table-cell>
          <table:table-cell table:style-name="ce213" table:formula="of:=VLOOKUP(MID([.BD34];2;1);[.$CL$4:.$CM$19];2;0)" office:value-type="float" office:value="7" calcext:value-type="float">
            <text:p>7</text:p>
          </table:table-cell>
          <table:table-cell table:style-name="ce213" table:formula="of:=VLOOKUP(MID([.BE34];1;1);[.$CL$4:.$CM$19];2;0)" office:value-type="float" office:value="9" calcext:value-type="float">
            <text:p>9</text:p>
          </table:table-cell>
          <table:table-cell table:style-name="ce213" table:formula="of:=VLOOKUP(MID([.BE34];2;1);[.$CL$4:.$CM$19];2;0)" office:value-type="float" office:value="8" calcext:value-type="float">
            <text:p>8</text:p>
          </table:table-cell>
          <table:table-cell table:style-name="ce213" table:formula="of:=VLOOKUP(MID([.BF34];2;1);[.$CL$4:.$CM$19];2;0)" office:value-type="float" office:value="0" calcext:value-type="float">
            <text:p>0</text:p>
          </table:table-cell>
          <table:table-cell table:style-name="ce213"/>
          <table:table-cell table:style-name="ce213" table:formula="of:=VLOOKUP(MID([.BK34];1;1);[.$CL$4:.$CM$19];2;0)*16+VLOOKUP(MID([.BK34];2;1);[.$CL$4:.$CM$19];2;0)" office:value-type="float" office:value="221" calcext:value-type="float">
            <text:p>221</text:p>
          </table:table-cell>
          <table:table-cell table:style-name="ce213" table:formula="of:=VLOOKUP(MID([.BL34];1;1);[.$CL$4:.$CM$19];2;0)*16+VLOOKUP(MID([.BL34];2;1);[.$CL$4:.$CM$19];2;0)" office:value-type="float" office:value="36" calcext:value-type="float">
            <text:p>36</text:p>
          </table:table-cell>
          <table:table-cell table:style-name="ce213" table:formula="of:=VLOOKUP(MID([.BM34];1;1);[.$CL$4:.$CM$19];2;0)*16+VLOOKUP(MID([.BM34];2;1);[.$CL$4:.$CM$19];2;0)" office:value-type="float" office:value="174" calcext:value-type="float">
            <text:p>174</text:p>
          </table:table-cell>
          <table:table-cell table:style-name="ce213" table:formula="of:=VLOOKUP(MID([.BN34];1;1);[.$CL$4:.$CM$19];2;0)*16+VLOOKUP(MID([.BN34];2;1);[.$CL$4:.$CM$19];2;0)" office:value-type="float" office:value="97" calcext:value-type="float">
            <text:p>97</text:p>
          </table:table-cell>
          <table:table-cell table:style-name="ce213" table:formula="of:=VLOOKUP(MID([.BO34];1;1);[.$CL$4:.$CM$19];2;0)" office:value-type="float" office:value="10" calcext:value-type="float">
            <text:p>10</text:p>
          </table:table-cell>
          <table:table-cell table:style-name="ce213" table:formula="of:=VLOOKUP(MID([.BO34];2;1);[.$CL$4:.$CM$19];2;0)" office:value-type="float" office:value="7" calcext:value-type="float">
            <text:p>7</text:p>
          </table:table-cell>
          <table:table-cell table:style-name="ce213" table:formula="of:=VLOOKUP(MID([.BP34];1;1);[.$CL$4:.$CM$19];2;0)" office:value-type="float" office:value="10" calcext:value-type="float">
            <text:p>10</text:p>
          </table:table-cell>
          <table:table-cell table:style-name="ce213" table:formula="of:=VLOOKUP(MID([.BP34];2;1);[.$CL$4:.$CM$19];2;0)" office:value-type="float" office:value="8" calcext:value-type="float">
            <text:p>8</text:p>
          </table:table-cell>
          <table:table-cell table:style-name="ce213" table:number-columns-repeated="4"/>
          <table:table-cell table:style-name="ce213" table:formula="of:=VLOOKUP(MID([.BQ34];2;1);[.$CL$4:.$CM$19];2;0)" office:value-type="float" office:value="0" calcext:value-type="float">
            <text:p>0</text:p>
          </table:table-cell>
          <table:table-cell table:style-name="ce213" table:number-columns-repeated="920"/>
        </table:table-row>
        <table:table-row table:style-name="ro1">
          <table:table-cell table:style-name="ce114" office:value-type="string" calcext:value-type="string">
            <text:p>1F</text:p>
          </table:table-cell>
          <table:table-cell table:style-name="ce164" office:value-type="float" office:value="31" calcext:value-type="float">
            <text:p>31</text:p>
          </table:table-cell>
          <table:table-cell table:style-name="ce186" office:value-type="string" calcext:value-type="string">
            <text:p>KY</text:p>
          </table:table-cell>
          <table:table-cell table:style-name="ce186" table:formula="of:=MID([.$C$2];[.D$3]+([.$B35]-1)*24;3)" office:value-type="string" office:string-value="7E " calcext:value-type="string">
            <text:p>7E </text:p>
          </table:table-cell>
          <table:table-cell table:style-name="ce186" table:formula="of:=MID([.$C$2];[.E$3]+([.$B35]-1)*24;3)" office:value-type="string" office:string-value="49 " calcext:value-type="string">
            <text:p>49 </text:p>
          </table:table-cell>
          <table:table-cell table:style-name="ce186" table:formula="of:=MID([.$C$2];[.F$3]+([.$B35]-1)*24;3)" office:value-type="string" office:string-value="95 " calcext:value-type="string">
            <text:p>95 </text:p>
          </table:table-cell>
          <table:table-cell table:style-name="ce186" table:formula="of:=MID([.$C$2];[.G$3]+([.$B35]-1)*24;3)" office:value-type="string" office:string-value="9E " calcext:value-type="string">
            <text:p>9E </text:p>
          </table:table-cell>
          <table:table-cell table:style-name="ce186" table:formula="of:=MID([.$C$2];[.H$3]+([.$B35]-1)*24;3)" office:value-type="string" office:string-value="09 " calcext:value-type="string">
            <text:p>09 </text:p>
          </table:table-cell>
          <table:table-cell table:style-name="ce186" table:formula="of:=MID([.$C$2];[.I$3]+([.$B35]-1)*24;3)" office:value-type="string" office:string-value="08 " calcext:value-type="string">
            <text:p>08 </text:p>
          </table:table-cell>
          <table:table-cell table:style-name="ce186" table:formula="of:=MID([.$C$2];[.J$3]+([.$B35]-1)*24;3)" office:value-type="string" office:string-value="0A " calcext:value-type="string">
            <text:p>0A </text:p>
          </table:table-cell>
          <table:table-cell table:style-name="ce186" table:formula="of:=MID([.$C$2];[.K$3]+([.$B35]-1)*24;3)" office:value-type="string" office:string-value="0A " calcext:value-type="string">
            <text:p>0A </text:p>
          </table:table-cell>
          <table:table-cell table:style-name="ce186" table:formula="of:=VLOOKUP(MID([.D35];1;1);[.$CL$4:.$CM$19];2;0)*16+VLOOKUP(MID([.D35];2;1);[.$CL$4:.$CM$19];2;0)" office:value-type="float" office:value="126" calcext:value-type="float">
            <text:p>126</text:p>
          </table:table-cell>
          <table:table-cell table:style-name="ce186" table:formula="of:=VLOOKUP(MID([.E35];1;1);[.$CL$4:.$CM$19];2;0)*16+VLOOKUP(MID([.E35];2;1);[.$CL$4:.$CM$19];2;0)" office:value-type="float" office:value="73" calcext:value-type="float">
            <text:p>73</text:p>
          </table:table-cell>
          <table:table-cell table:style-name="ce186" table:formula="of:=VLOOKUP(MID([.F35];1;1);[.$CL$4:.$CM$19];2;0)*16+VLOOKUP(MID([.F35];2;1);[.$CL$4:.$CM$19];2;0)" office:value-type="float" office:value="149" calcext:value-type="float">
            <text:p>149</text:p>
          </table:table-cell>
          <table:table-cell table:style-name="ce186" table:formula="of:=VLOOKUP(MID([.G35];1;1);[.$CL$4:.$CM$19];2;0)*16+VLOOKUP(MID([.G35];2;1);[.$CL$4:.$CM$19];2;0)" office:value-type="float" office:value="158" calcext:value-type="float">
            <text:p>158</text:p>
          </table:table-cell>
          <table:table-cell table:style-name="ce202" table:formula="of:=VLOOKUP(MID([.H35];1;1);[.$CL$4:.$CM$19];2;0)*16+VLOOKUP(MID([.H35];2;1);[.$CL$4:.$CM$19];2;0)" office:value-type="float" office:value="9" calcext:value-type="float">
            <text:p>9</text:p>
          </table:table-cell>
          <table:table-cell table:style-name="ce203" table:formula="of:=VLOOKUP(MID([.I35];1;1);[.$CL$4:.$CM$19];2;0)*16+VLOOKUP(MID([.I35];2;1);[.$CL$4:.$CM$19];2;0)" office:value-type="float" office:value="8" calcext:value-type="float">
            <text:p>8</text:p>
          </table:table-cell>
          <table:table-cell table:style-name="ce203" table:formula="of:=VLOOKUP(MID([.J35];1;1);[.$CL$4:.$CM$19];2;0)*16+VLOOKUP(MID([.J35];2;1);[.$CL$4:.$CM$19];2;0)" office:value-type="float" office:value="10" calcext:value-type="float">
            <text:p>10</text:p>
          </table:table-cell>
          <table:table-cell table:style-name="ce207" table:formula="of:=VLOOKUP(MID([.K35];1;1);[.$CL$4:.$CM$19];2;0)*16+VLOOKUP(MID([.K35];2;1);[.$CL$4:.$CM$19];2;0)" office:value-type="float" office:value="10" calcext:value-type="float">
            <text:p>10</text:p>
          </table:table-cell>
          <table:table-cell table:style-name="ce207" table:formula="of:=MAX([.P35:.S35])" office:value-type="float" office:value="10" calcext:value-type="float">
            <text:p>10</text:p>
          </table:table-cell>
          <table:table-cell table:style-name="ce202" table:formula="of:=[.L35]/SUM([.$L35:.$O35])" office:value-type="float" office:value="0.24901185770751" calcext:value-type="float">
            <text:p>0.24901185770751</text:p>
          </table:table-cell>
          <table:table-cell table:style-name="ce203" table:formula="of:=[.M35]/SUM([.$L35:.$O35])" office:value-type="float" office:value="0.144268774703557" calcext:value-type="float">
            <text:p>0.144268774703557</text:p>
          </table:table-cell>
          <table:table-cell table:style-name="ce203" table:formula="of:=[.N35]/SUM([.$L35:.$O35])" office:value-type="float" office:value="0.294466403162055" calcext:value-type="float">
            <text:p>0.294466403162055</text:p>
          </table:table-cell>
          <table:table-cell table:style-name="ce207" table:formula="of:=[.O35]/SUM([.$L35:.$O35])" office:value-type="float" office:value="0.312252964426877" calcext:value-type="float">
            <text:p>0.312252964426877</text:p>
          </table:table-cell>
          <table:table-cell table:style-name="ce207" table:formula="of:=[.P35]-[.Q35]" office:value-type="float" office:value="1" calcext:value-type="float">
            <text:p>1</text:p>
          </table:table-cell>
          <table:table-cell table:style-name="ce207" table:formula="of:=[.Q35]-[.P35]" office:value-type="float" office:value="-1" calcext:value-type="float">
            <text:p>-1</text:p>
          </table:table-cell>
          <table:table-cell table:formula="of:=[.$AE35]+[.Y35]*[.$AC$3]*IF(ABS([.Y35])&gt;5;2;1)" office:value-type="float" office:value="46.5" calcext:value-type="float">
            <text:p>46.5</text:p>
          </table:table-cell>
          <table:table-cell table:formula="of:=[.$AE35]+[.Z35]*[.$AC$3]*IF(ABS([.Y35])&gt;5;2;1)" office:value-type="float" office:value="44.5" calcext:value-type="float">
            <text:p>44.5</text:p>
          </table:table-cell>
          <table:table-cell table:style-name="ce202" table:formula="of:=[.$AC$4] - MID([.$C$2];(3*8*51)+1+([.$B35])*3;3)" office:value-type="float" office:value="9" calcext:value-type="float">
            <text:p>9</text:p>
          </table:table-cell>
          <table:table-cell table:formula="of:=[.$AD$4]+([.$AC$4]-[.AC35])" office:value-type="float" office:value="91" calcext:value-type="float">
            <text:p>91</text:p>
          </table:table-cell>
          <table:table-cell table:formula="of:=[.AD35]/2" office:value-type="float" office:value="45.5" calcext:value-type="float">
            <text:p>45.5</text:p>
          </table:table-cell>
          <table:table-cell table:formula="of:=[.AA35]+[.U35]*[.$AC35]" office:value-type="float" office:value="48.7411067193676" calcext:value-type="float">
            <text:p>48.7411067193676</text:p>
          </table:table-cell>
          <table:table-cell table:formula="of:=[.AB35]+[.V35]*[.$AC35]" office:value-type="float" office:value="45.798418972332" calcext:value-type="float">
            <text:p>45.798418972332</text:p>
          </table:table-cell>
          <table:table-cell table:style-name="ce208" table:formula="of:=[.AF35]-[.AG35]" office:value-type="float" office:value="2.94268774703557" calcext:value-type="float">
            <text:p>2.943</text:p>
          </table:table-cell>
          <table:table-cell table:style-name="ce107" office:value-type="float" office:value="8" calcext:value-type="float">
            <text:p>8</text:p>
          </table:table-cell>
          <table:table-cell table:style-name="ce203" table:formula="of:=([.$AI35]-2)*([.AF35]/100)" office:value-type="float" office:value="2.92446640316206" calcext:value-type="float">
            <text:p>2.92446640316206</text:p>
          </table:table-cell>
          <table:table-cell table:style-name="ce203" table:formula="of:=([.$AI35]-2)*([.AG35]/100)" office:value-type="float" office:value="2.74790513833992" calcext:value-type="float">
            <text:p>2.74790513833992</text:p>
          </table:table-cell>
          <table:table-cell table:style-name="ce203" table:formula="of:=IF([.AF35]&gt;[.AG35];[.AI35];0)" office:value-type="float" office:value="8" calcext:value-type="float">
            <text:p>8</text:p>
          </table:table-cell>
          <table:table-cell table:style-name="ce203" table:formula="of:=IF([.AG35]&gt;[.AF35];[.AI35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1F</text:p>
          </table:table-cell>
          <table:table-cell table:style-name="ce164" office:value-type="float" office:value="31" calcext:value-type="float">
            <text:p>31</text:p>
          </table:table-cell>
          <table:table-cell table:style-name="ce186" office:value-type="string" calcext:value-type="string">
            <text:p>KY</text:p>
          </table:table-cell>
          <table:table-cell table:style-name="ce214"/>
          <table:table-cell table:style-name="ce222" table:formula="of:=MID([.$C$1];[.AZ$3]+([.$B35]-1)*21+([.$AY$5]-1)*1071;3)" office:value-type="string" office:string-value="0E " calcext:value-type="string">
            <text:p>0E </text:p>
          </table:table-cell>
          <table:table-cell table:style-name="ce222" table:formula="of:=MID([.$C$1];[.BA$3]+([.$B35]-1)*21+([.$AY$5]-1)*1071;3)" office:value-type="string" office:string-value="0D " calcext:value-type="string">
            <text:p>0D </text:p>
          </table:table-cell>
          <table:table-cell table:style-name="ce222" table:formula="of:=MID([.$C$1];[.BB$3]+([.$B35]-1)*21+([.$AY$5]-1)*1071;3)" office:value-type="string" office:string-value="0E " calcext:value-type="string">
            <text:p>0E </text:p>
          </table:table-cell>
          <table:table-cell table:style-name="ce222" table:formula="of:=MID([.$C$1];[.BC$3]+([.$B35]-1)*21+([.$AY$5]-1)*1071;3)" office:value-type="string" office:string-value="0E " calcext:value-type="string">
            <text:p>0E </text:p>
          </table:table-cell>
          <table:table-cell table:style-name="ce222" table:formula="of:=MID([.$C$1];[.BD$3]+([.$B35]-1)*21+([.$AY$5]-1)*1071;3)" office:value-type="string" office:string-value="98 " calcext:value-type="string">
            <text:p>98 </text:p>
          </table:table-cell>
          <table:table-cell table:style-name="ce222" table:formula="of:=MID([.$C$1];[.BE$3]+([.$B35]-1)*21+([.$AY$5]-1)*1071;3)" office:value-type="string" office:string-value="99 " calcext:value-type="string">
            <text:p>99 </text:p>
          </table:table-cell>
          <table:table-cell table:style-name="ce222" table:formula="of:=MID([.$C$1];[.BF$3]+([.$B35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9"/>
          <table:table-cell table:style-name="ce244"/>
          <table:table-cell table:style-name="ce214"/>
          <table:table-cell table:style-name="ce214" table:formula="of:=MID([.$C$1];[.BK$3]+([.$B35]-1)*21+([.$BJ$5]-1)*1071;3)" office:value-type="string" office:string-value="61 " calcext:value-type="string">
            <text:p>61 </text:p>
          </table:table-cell>
          <table:table-cell table:style-name="ce214" table:formula="of:=MID([.$C$1];[.BL$3]+([.$B35]-1)*21+([.$BJ$5]-1)*1071;3)" office:value-type="string" office:string-value="1D " calcext:value-type="string">
            <text:p>1D </text:p>
          </table:table-cell>
          <table:table-cell table:style-name="ce214" table:formula="of:=MID([.$C$1];[.BM$3]+([.$B35]-1)*21+([.$BJ$5]-1)*1071;3)" office:value-type="string" office:string-value="8B " calcext:value-type="string">
            <text:p>8B </text:p>
          </table:table-cell>
          <table:table-cell table:style-name="ce214" table:formula="of:=MID([.$C$1];[.BN$3]+([.$B35]-1)*21+([.$BJ$5]-1)*1071;3)" office:value-type="string" office:string-value="93 " calcext:value-type="string">
            <text:p>93 </text:p>
          </table:table-cell>
          <table:table-cell table:style-name="ce214" table:formula="of:=MID([.$C$1];[.BO$3]+([.$B35]-1)*21+([.$BJ$5]-1)*1071;3)" office:value-type="string" office:string-value="98 " calcext:value-type="string">
            <text:p>98 </text:p>
          </table:table-cell>
          <table:table-cell table:style-name="ce214" table:formula="of:=MID([.$C$1];[.BP$3]+([.$B35]-1)*21+([.$BJ$5]-1)*1071;3)" office:value-type="string" office:string-value="AA " calcext:value-type="string">
            <text:p>AA </text:p>
          </table:table-cell>
          <table:table-cell table:style-name="ce214" table:formula="of:=MID([.$C$1];[.BQ$3]+([.$B35]-1)*21+([.$BJ$5]-1)*1071;3)" office:value-type="string" office:string-value="01 " calcext:value-type="string">
            <text:p>01 </text:p>
          </table:table-cell>
          <table:table-cell table:style-name="ce214"/>
          <table:table-cell table:style-name="ce214" table:formula="of:=VLOOKUP(MID([.AZ35];1;1);[.$CL$4:.$CM$19];2;0)*16+VLOOKUP(MID([.AZ35];2;1);[.$CL$4:.$CM$19];2;0)" office:value-type="float" office:value="14" calcext:value-type="float">
            <text:p>14</text:p>
          </table:table-cell>
          <table:table-cell table:style-name="ce214" table:formula="of:=VLOOKUP(MID([.BA35];1;1);[.$CL$4:.$CM$19];2;0)*16+VLOOKUP(MID([.BA35];2;1);[.$CL$4:.$CM$19];2;0)" office:value-type="float" office:value="13" calcext:value-type="float">
            <text:p>13</text:p>
          </table:table-cell>
          <table:table-cell table:style-name="ce214" table:formula="of:=VLOOKUP(MID([.BB35];1;1);[.$CL$4:.$CM$19];2;0)*16+VLOOKUP(MID([.BB35];2;1);[.$CL$4:.$CM$19];2;0)" office:value-type="float" office:value="14" calcext:value-type="float">
            <text:p>14</text:p>
          </table:table-cell>
          <table:table-cell table:style-name="ce214" table:formula="of:=VLOOKUP(MID([.BC35];1;1);[.$CL$4:.$CM$19];2;0)*16+VLOOKUP(MID([.BC35];2;1);[.$CL$4:.$CM$19];2;0)" office:value-type="float" office:value="14" calcext:value-type="float">
            <text:p>14</text:p>
          </table:table-cell>
          <table:table-cell table:style-name="ce214" table:formula="of:=VLOOKUP(MID([.BD35];1;1);[.$CL$4:.$CM$19];2;0)" office:value-type="float" office:value="9" calcext:value-type="float">
            <text:p>9</text:p>
          </table:table-cell>
          <table:table-cell table:style-name="ce214" table:formula="of:=VLOOKUP(MID([.BD35];2;1);[.$CL$4:.$CM$19];2;0)" office:value-type="float" office:value="8" calcext:value-type="float">
            <text:p>8</text:p>
          </table:table-cell>
          <table:table-cell table:style-name="ce214" table:formula="of:=VLOOKUP(MID([.BE35];1;1);[.$CL$4:.$CM$19];2;0)" office:value-type="float" office:value="9" calcext:value-type="float">
            <text:p>9</text:p>
          </table:table-cell>
          <table:table-cell table:style-name="ce214" table:formula="of:=VLOOKUP(MID([.BE35];2;1);[.$CL$4:.$CM$19];2;0)" office:value-type="float" office:value="9" calcext:value-type="float">
            <text:p>9</text:p>
          </table:table-cell>
          <table:table-cell table:style-name="ce214" table:formula="of:=VLOOKUP(MID([.BF35];2;1);[.$CL$4:.$CM$19];2;0)" office:value-type="float" office:value="0" calcext:value-type="float">
            <text:p>0</text:p>
          </table:table-cell>
          <table:table-cell table:style-name="ce214"/>
          <table:table-cell table:style-name="ce214" table:formula="of:=VLOOKUP(MID([.BK35];1;1);[.$CL$4:.$CM$19];2;0)*16+VLOOKUP(MID([.BK35];2;1);[.$CL$4:.$CM$19];2;0)" office:value-type="float" office:value="97" calcext:value-type="float">
            <text:p>97</text:p>
          </table:table-cell>
          <table:table-cell table:style-name="ce214" table:formula="of:=VLOOKUP(MID([.BL35];1;1);[.$CL$4:.$CM$19];2;0)*16+VLOOKUP(MID([.BL35];2;1);[.$CL$4:.$CM$19];2;0)" office:value-type="float" office:value="29" calcext:value-type="float">
            <text:p>29</text:p>
          </table:table-cell>
          <table:table-cell table:style-name="ce214" table:formula="of:=VLOOKUP(MID([.BM35];1;1);[.$CL$4:.$CM$19];2;0)*16+VLOOKUP(MID([.BM35];2;1);[.$CL$4:.$CM$19];2;0)" office:value-type="float" office:value="139" calcext:value-type="float">
            <text:p>139</text:p>
          </table:table-cell>
          <table:table-cell table:style-name="ce214" table:formula="of:=VLOOKUP(MID([.BN35];1;1);[.$CL$4:.$CM$19];2;0)*16+VLOOKUP(MID([.BN35];2;1);[.$CL$4:.$CM$19];2;0)" office:value-type="float" office:value="147" calcext:value-type="float">
            <text:p>147</text:p>
          </table:table-cell>
          <table:table-cell table:style-name="ce214" table:formula="of:=VLOOKUP(MID([.BO35];1;1);[.$CL$4:.$CM$19];2;0)" office:value-type="float" office:value="9" calcext:value-type="float">
            <text:p>9</text:p>
          </table:table-cell>
          <table:table-cell table:style-name="ce214" table:formula="of:=VLOOKUP(MID([.BO35];2;1);[.$CL$4:.$CM$19];2;0)" office:value-type="float" office:value="8" calcext:value-type="float">
            <text:p>8</text:p>
          </table:table-cell>
          <table:table-cell table:style-name="ce214" table:formula="of:=VLOOKUP(MID([.BP35];1;1);[.$CL$4:.$CM$19];2;0)" office:value-type="float" office:value="10" calcext:value-type="float">
            <text:p>10</text:p>
          </table:table-cell>
          <table:table-cell table:style-name="ce214" table:formula="of:=VLOOKUP(MID([.BP35];2;1);[.$CL$4:.$CM$19];2;0)" office:value-type="float" office:value="10" calcext:value-type="float">
            <text:p>10</text:p>
          </table:table-cell>
          <table:table-cell table:style-name="ce214" table:number-columns-repeated="4"/>
          <table:table-cell table:style-name="ce214" table:formula="of:=VLOOKUP(MID([.BQ35];2;1);[.$CL$4:.$CM$19];2;0)" office:value-type="float" office:value="1" calcext:value-type="float">
            <text:p>1</text:p>
          </table:table-cell>
          <table:table-cell table:style-name="ce214" table:number-columns-repeated="920"/>
        </table:table-row>
        <table:table-row table:style-name="ro1">
          <table:table-cell table:style-name="ce114" office:value-type="float" office:value="20" calcext:value-type="float">
            <text:p>20</text:p>
          </table:table-cell>
          <table:table-cell table:style-name="ce164" office:value-type="float" office:value="32" calcext:value-type="float">
            <text:p>32</text:p>
          </table:table-cell>
          <table:table-cell table:style-name="ce186" office:value-type="string" calcext:value-type="string">
            <text:p>TN</text:p>
          </table:table-cell>
          <table:table-cell table:style-name="ce186" table:formula="of:=MID([.$C$2];[.D$3]+([.$B36]-1)*24;3)" office:value-type="string" office:string-value="7D " calcext:value-type="string">
            <text:p>7D </text:p>
          </table:table-cell>
          <table:table-cell table:style-name="ce186" table:formula="of:=MID([.$C$2];[.E$3]+([.$B36]-1)*24;3)" office:value-type="string" office:string-value="9D " calcext:value-type="string">
            <text:p>9D </text:p>
          </table:table-cell>
          <table:table-cell table:style-name="ce186" table:formula="of:=MID([.$C$2];[.F$3]+([.$B36]-1)*24;3)" office:value-type="string" office:string-value="8D " calcext:value-type="string">
            <text:p>8D </text:p>
          </table:table-cell>
          <table:table-cell table:style-name="ce186" table:formula="of:=MID([.$C$2];[.G$3]+([.$B36]-1)*24;3)" office:value-type="string" office:string-value="77 " calcext:value-type="string">
            <text:p>77 </text:p>
          </table:table-cell>
          <table:table-cell table:style-name="ce186" table:formula="of:=MID([.$C$2];[.H$3]+([.$B36]-1)*24;3)" office:value-type="string" office:string-value="09 " calcext:value-type="string">
            <text:p>09 </text:p>
          </table:table-cell>
          <table:table-cell table:style-name="ce186" table:formula="of:=MID([.$C$2];[.I$3]+([.$B36]-1)*24;3)" office:value-type="string" office:string-value="0A " calcext:value-type="string">
            <text:p>0A </text:p>
          </table:table-cell>
          <table:table-cell table:style-name="ce186" table:formula="of:=MID([.$C$2];[.J$3]+([.$B36]-1)*24;3)" office:value-type="string" office:string-value="09 " calcext:value-type="string">
            <text:p>09 </text:p>
          </table:table-cell>
          <table:table-cell table:style-name="ce186" table:formula="of:=MID([.$C$2];[.K$3]+([.$B36]-1)*24;3)" office:value-type="string" office:string-value="08 " calcext:value-type="string">
            <text:p>08 </text:p>
          </table:table-cell>
          <table:table-cell table:style-name="ce186" table:formula="of:=VLOOKUP(MID([.D36];1;1);[.$CL$4:.$CM$19];2;0)*16+VLOOKUP(MID([.D36];2;1);[.$CL$4:.$CM$19];2;0)" office:value-type="float" office:value="125" calcext:value-type="float">
            <text:p>125</text:p>
          </table:table-cell>
          <table:table-cell table:style-name="ce186" table:formula="of:=VLOOKUP(MID([.E36];1;1);[.$CL$4:.$CM$19];2;0)*16+VLOOKUP(MID([.E36];2;1);[.$CL$4:.$CM$19];2;0)" office:value-type="float" office:value="157" calcext:value-type="float">
            <text:p>157</text:p>
          </table:table-cell>
          <table:table-cell table:style-name="ce186" table:formula="of:=VLOOKUP(MID([.F36];1;1);[.$CL$4:.$CM$19];2;0)*16+VLOOKUP(MID([.F36];2;1);[.$CL$4:.$CM$19];2;0)" office:value-type="float" office:value="141" calcext:value-type="float">
            <text:p>141</text:p>
          </table:table-cell>
          <table:table-cell table:style-name="ce186" table:formula="of:=VLOOKUP(MID([.G36];1;1);[.$CL$4:.$CM$19];2;0)*16+VLOOKUP(MID([.G36];2;1);[.$CL$4:.$CM$19];2;0)" office:value-type="float" office:value="119" calcext:value-type="float">
            <text:p>119</text:p>
          </table:table-cell>
          <table:table-cell table:style-name="ce202" table:formula="of:=VLOOKUP(MID([.H36];1;1);[.$CL$4:.$CM$19];2;0)*16+VLOOKUP(MID([.H36];2;1);[.$CL$4:.$CM$19];2;0)" office:value-type="float" office:value="9" calcext:value-type="float">
            <text:p>9</text:p>
          </table:table-cell>
          <table:table-cell table:style-name="ce203" table:formula="of:=VLOOKUP(MID([.I36];1;1);[.$CL$4:.$CM$19];2;0)*16+VLOOKUP(MID([.I36];2;1);[.$CL$4:.$CM$19];2;0)" office:value-type="float" office:value="10" calcext:value-type="float">
            <text:p>10</text:p>
          </table:table-cell>
          <table:table-cell table:style-name="ce203" table:formula="of:=VLOOKUP(MID([.J36];1;1);[.$CL$4:.$CM$19];2;0)*16+VLOOKUP(MID([.J36];2;1);[.$CL$4:.$CM$19];2;0)" office:value-type="float" office:value="9" calcext:value-type="float">
            <text:p>9</text:p>
          </table:table-cell>
          <table:table-cell table:style-name="ce207" table:formula="of:=VLOOKUP(MID([.K36];1;1);[.$CL$4:.$CM$19];2;0)*16+VLOOKUP(MID([.K36];2;1);[.$CL$4:.$CM$19];2;0)" office:value-type="float" office:value="8" calcext:value-type="float">
            <text:p>8</text:p>
          </table:table-cell>
          <table:table-cell table:style-name="ce207" table:formula="of:=MAX([.P36:.S36])" office:value-type="float" office:value="10" calcext:value-type="float">
            <text:p>10</text:p>
          </table:table-cell>
          <table:table-cell table:style-name="ce202" table:formula="of:=[.L36]/SUM([.$L36:.$O36])" office:value-type="float" office:value="0.230627306273063" calcext:value-type="float">
            <text:p>0.230627306273063</text:p>
          </table:table-cell>
          <table:table-cell table:style-name="ce203" table:formula="of:=[.M36]/SUM([.$L36:.$O36])" office:value-type="float" office:value="0.289667896678967" calcext:value-type="float">
            <text:p>0.289667896678967</text:p>
          </table:table-cell>
          <table:table-cell table:style-name="ce203" table:formula="of:=[.N36]/SUM([.$L36:.$O36])" office:value-type="float" office:value="0.260147601476015" calcext:value-type="float">
            <text:p>0.260147601476015</text:p>
          </table:table-cell>
          <table:table-cell table:style-name="ce207" table:formula="of:=[.O36]/SUM([.$L36:.$O36])" office:value-type="float" office:value="0.219557195571956" calcext:value-type="float">
            <text:p>0.219557195571956</text:p>
          </table:table-cell>
          <table:table-cell table:style-name="ce207" table:formula="of:=[.P36]-[.Q36]" office:value-type="float" office:value="-1" calcext:value-type="float">
            <text:p>-1</text:p>
          </table:table-cell>
          <table:table-cell table:style-name="ce207" table:formula="of:=[.Q36]-[.P36]" office:value-type="float" office:value="1" calcext:value-type="float">
            <text:p>1</text:p>
          </table:table-cell>
          <table:table-cell table:formula="of:=[.$AE36]+[.Y36]*[.$AC$3]*IF(ABS([.Y36])&gt;5;2;1)" office:value-type="float" office:value="44.5" calcext:value-type="float">
            <text:p>44.5</text:p>
          </table:table-cell>
          <table:table-cell table:formula="of:=[.$AE36]+[.Z36]*[.$AC$3]*IF(ABS([.Y36])&gt;5;2;1)" office:value-type="float" office:value="46.5" calcext:value-type="float">
            <text:p>46.5</text:p>
          </table:table-cell>
          <table:table-cell table:style-name="ce202" table:formula="of:=[.$AC$4] - MID([.$C$2];(3*8*51)+1+([.$B36])*3;3)" office:value-type="float" office:value="9" calcext:value-type="float">
            <text:p>9</text:p>
          </table:table-cell>
          <table:table-cell table:formula="of:=[.$AD$4]+([.$AC$4]-[.AC36])" office:value-type="float" office:value="91" calcext:value-type="float">
            <text:p>91</text:p>
          </table:table-cell>
          <table:table-cell table:formula="of:=[.AD36]/2" office:value-type="float" office:value="45.5" calcext:value-type="float">
            <text:p>45.5</text:p>
          </table:table-cell>
          <table:table-cell table:formula="of:=[.AA36]+[.U36]*[.$AC36]" office:value-type="float" office:value="46.5756457564576" calcext:value-type="float">
            <text:p>46.5756457564576</text:p>
          </table:table-cell>
          <table:table-cell table:formula="of:=[.AB36]+[.V36]*[.$AC36]" office:value-type="float" office:value="49.1070110701107" calcext:value-type="float">
            <text:p>49.1070110701107</text:p>
          </table:table-cell>
          <table:table-cell table:style-name="ce208" table:formula="of:=[.AF36]-[.AG36]" office:value-type="float" office:value="-2.53136531365314" calcext:value-type="float">
            <text:p>-2.531</text:p>
          </table:table-cell>
          <table:table-cell table:style-name="ce107" office:value-type="float" office:value="11" calcext:value-type="float">
            <text:p>11</text:p>
          </table:table-cell>
          <table:table-cell table:style-name="ce203" table:formula="of:=([.$AI36]-2)*([.AF36]/100)" office:value-type="float" office:value="4.19180811808118" calcext:value-type="float">
            <text:p>4.19180811808118</text:p>
          </table:table-cell>
          <table:table-cell table:style-name="ce203" table:formula="of:=([.$AI36]-2)*([.AG36]/100)" office:value-type="float" office:value="4.41963099630996" calcext:value-type="float">
            <text:p>4.41963099630996</text:p>
          </table:table-cell>
          <table:table-cell table:style-name="ce203" table:formula="of:=IF([.AF36]&gt;[.AG36];[.AI36];0)" office:value-type="float" office:value="0" calcext:value-type="float">
            <text:p>0</text:p>
          </table:table-cell>
          <table:table-cell table:style-name="ce203" table:formula="of:=IF([.AG36]&gt;[.AF36];[.AI36];0)" office:value-type="float" office:value="11" calcext:value-type="float">
            <text:p>11</text:p>
          </table:table-cell>
          <table:table-cell table:style-name="ce203" table:number-columns-repeated="8"/>
          <table:table-cell table:style-name="ce114" office:value-type="float" office:value="20" calcext:value-type="float">
            <text:p>20</text:p>
          </table:table-cell>
          <table:table-cell table:style-name="ce164" office:value-type="float" office:value="32" calcext:value-type="float">
            <text:p>32</text:p>
          </table:table-cell>
          <table:table-cell table:style-name="ce186" office:value-type="string" calcext:value-type="string">
            <text:p>TN</text:p>
          </table:table-cell>
          <table:table-cell table:style-name="ce214"/>
          <table:table-cell table:style-name="ce222" table:formula="of:=MID([.$C$1];[.AZ$3]+([.$B36]-1)*21+([.$AY$5]-1)*1071;3)" office:value-type="string" office:string-value="0D " calcext:value-type="string">
            <text:p>0D </text:p>
          </table:table-cell>
          <table:table-cell table:style-name="ce222" table:formula="of:=MID([.$C$1];[.BA$3]+([.$B36]-1)*21+([.$AY$5]-1)*1071;3)" office:value-type="string" office:string-value="0F " calcext:value-type="string">
            <text:p>0F </text:p>
          </table:table-cell>
          <table:table-cell table:style-name="ce222" table:formula="of:=MID([.$C$1];[.BB$3]+([.$B36]-1)*21+([.$AY$5]-1)*1071;3)" office:value-type="string" office:string-value="0C " calcext:value-type="string">
            <text:p>0C </text:p>
          </table:table-cell>
          <table:table-cell table:style-name="ce222" table:formula="of:=MID([.$C$1];[.BC$3]+([.$B36]-1)*21+([.$AY$5]-1)*1071;3)" office:value-type="string" office:string-value="0D " calcext:value-type="string">
            <text:p>0D </text:p>
          </table:table-cell>
          <table:table-cell table:style-name="ce222" table:formula="of:=MID([.$C$1];[.BD$3]+([.$B36]-1)*21+([.$AY$5]-1)*1071;3)" office:value-type="string" office:string-value="99 " calcext:value-type="string">
            <text:p>99 </text:p>
          </table:table-cell>
          <table:table-cell table:style-name="ce222" table:formula="of:=MID([.$C$1];[.BE$3]+([.$B36]-1)*21+([.$AY$5]-1)*1071;3)" office:value-type="string" office:string-value="88 " calcext:value-type="string">
            <text:p>88 </text:p>
          </table:table-cell>
          <table:table-cell table:style-name="ce222" table:formula="of:=MID([.$C$1];[.BF$3]+([.$B36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9"/>
          <table:table-cell table:style-name="ce244"/>
          <table:table-cell table:style-name="ce214"/>
          <table:table-cell table:style-name="ce214" table:formula="of:=MID([.$C$1];[.BK$3]+([.$B36]-1)*21+([.$BJ$5]-1)*1071;3)" office:value-type="string" office:string-value="61 " calcext:value-type="string">
            <text:p>61 </text:p>
          </table:table-cell>
          <table:table-cell table:style-name="ce214" table:formula="of:=MID([.$C$1];[.BL$3]+([.$B36]-1)*21+([.$BJ$5]-1)*1071;3)" office:value-type="string" office:string-value="85 " calcext:value-type="string">
            <text:p>85 </text:p>
          </table:table-cell>
          <table:table-cell table:style-name="ce214" table:formula="of:=MID([.$C$1];[.BM$3]+([.$B36]-1)*21+([.$BJ$5]-1)*1071;3)" office:value-type="string" office:string-value="84 " calcext:value-type="string">
            <text:p>84 </text:p>
          </table:table-cell>
          <table:table-cell table:style-name="ce214" table:formula="of:=MID([.$C$1];[.BN$3]+([.$B36]-1)*21+([.$BJ$5]-1)*1071;3)" office:value-type="string" office:string-value="61 " calcext:value-type="string">
            <text:p>61 </text:p>
          </table:table-cell>
          <table:table-cell table:style-name="ce214" table:formula="of:=MID([.$C$1];[.BO$3]+([.$B36]-1)*21+([.$BJ$5]-1)*1071;3)" office:value-type="string" office:string-value="9A " calcext:value-type="string">
            <text:p>9A </text:p>
          </table:table-cell>
          <table:table-cell table:style-name="ce214" table:formula="of:=MID([.$C$1];[.BP$3]+([.$B36]-1)*21+([.$BJ$5]-1)*1071;3)" office:value-type="string" office:string-value="98 " calcext:value-type="string">
            <text:p>98 </text:p>
          </table:table-cell>
          <table:table-cell table:style-name="ce214" table:formula="of:=MID([.$C$1];[.BQ$3]+([.$B36]-1)*21+([.$BJ$5]-1)*1071;3)" office:value-type="string" office:string-value="01 " calcext:value-type="string">
            <text:p>01 </text:p>
          </table:table-cell>
          <table:table-cell table:style-name="ce214"/>
          <table:table-cell table:style-name="ce214" table:formula="of:=VLOOKUP(MID([.AZ36];1;1);[.$CL$4:.$CM$19];2;0)*16+VLOOKUP(MID([.AZ36];2;1);[.$CL$4:.$CM$19];2;0)" office:value-type="float" office:value="13" calcext:value-type="float">
            <text:p>13</text:p>
          </table:table-cell>
          <table:table-cell table:style-name="ce214" table:formula="of:=VLOOKUP(MID([.BA36];1;1);[.$CL$4:.$CM$19];2;0)*16+VLOOKUP(MID([.BA36];2;1);[.$CL$4:.$CM$19];2;0)" office:value-type="float" office:value="15" calcext:value-type="float">
            <text:p>15</text:p>
          </table:table-cell>
          <table:table-cell table:style-name="ce214" table:formula="of:=VLOOKUP(MID([.BB36];1;1);[.$CL$4:.$CM$19];2;0)*16+VLOOKUP(MID([.BB36];2;1);[.$CL$4:.$CM$19];2;0)" office:value-type="float" office:value="12" calcext:value-type="float">
            <text:p>12</text:p>
          </table:table-cell>
          <table:table-cell table:style-name="ce214" table:formula="of:=VLOOKUP(MID([.BC36];1;1);[.$CL$4:.$CM$19];2;0)*16+VLOOKUP(MID([.BC36];2;1);[.$CL$4:.$CM$19];2;0)" office:value-type="float" office:value="13" calcext:value-type="float">
            <text:p>13</text:p>
          </table:table-cell>
          <table:table-cell table:style-name="ce214" table:formula="of:=VLOOKUP(MID([.BD36];1;1);[.$CL$4:.$CM$19];2;0)" office:value-type="float" office:value="9" calcext:value-type="float">
            <text:p>9</text:p>
          </table:table-cell>
          <table:table-cell table:style-name="ce214" table:formula="of:=VLOOKUP(MID([.BD36];2;1);[.$CL$4:.$CM$19];2;0)" office:value-type="float" office:value="9" calcext:value-type="float">
            <text:p>9</text:p>
          </table:table-cell>
          <table:table-cell table:style-name="ce214" table:formula="of:=VLOOKUP(MID([.BE36];1;1);[.$CL$4:.$CM$19];2;0)" office:value-type="float" office:value="8" calcext:value-type="float">
            <text:p>8</text:p>
          </table:table-cell>
          <table:table-cell table:style-name="ce214" table:formula="of:=VLOOKUP(MID([.BE36];2;1);[.$CL$4:.$CM$19];2;0)" office:value-type="float" office:value="8" calcext:value-type="float">
            <text:p>8</text:p>
          </table:table-cell>
          <table:table-cell table:style-name="ce214" table:formula="of:=VLOOKUP(MID([.BF36];2;1);[.$CL$4:.$CM$19];2;0)" office:value-type="float" office:value="0" calcext:value-type="float">
            <text:p>0</text:p>
          </table:table-cell>
          <table:table-cell table:style-name="ce214"/>
          <table:table-cell table:style-name="ce214" table:formula="of:=VLOOKUP(MID([.BK36];1;1);[.$CL$4:.$CM$19];2;0)*16+VLOOKUP(MID([.BK36];2;1);[.$CL$4:.$CM$19];2;0)" office:value-type="float" office:value="97" calcext:value-type="float">
            <text:p>97</text:p>
          </table:table-cell>
          <table:table-cell table:style-name="ce214" table:formula="of:=VLOOKUP(MID([.BL36];1;1);[.$CL$4:.$CM$19];2;0)*16+VLOOKUP(MID([.BL36];2;1);[.$CL$4:.$CM$19];2;0)" office:value-type="float" office:value="133" calcext:value-type="float">
            <text:p>133</text:p>
          </table:table-cell>
          <table:table-cell table:style-name="ce214" table:formula="of:=VLOOKUP(MID([.BM36];1;1);[.$CL$4:.$CM$19];2;0)*16+VLOOKUP(MID([.BM36];2;1);[.$CL$4:.$CM$19];2;0)" office:value-type="float" office:value="132" calcext:value-type="float">
            <text:p>132</text:p>
          </table:table-cell>
          <table:table-cell table:style-name="ce214" table:formula="of:=VLOOKUP(MID([.BN36];1;1);[.$CL$4:.$CM$19];2;0)*16+VLOOKUP(MID([.BN36];2;1);[.$CL$4:.$CM$19];2;0)" office:value-type="float" office:value="97" calcext:value-type="float">
            <text:p>97</text:p>
          </table:table-cell>
          <table:table-cell table:style-name="ce214" table:formula="of:=VLOOKUP(MID([.BO36];1;1);[.$CL$4:.$CM$19];2;0)" office:value-type="float" office:value="9" calcext:value-type="float">
            <text:p>9</text:p>
          </table:table-cell>
          <table:table-cell table:style-name="ce214" table:formula="of:=VLOOKUP(MID([.BO36];2;1);[.$CL$4:.$CM$19];2;0)" office:value-type="float" office:value="10" calcext:value-type="float">
            <text:p>10</text:p>
          </table:table-cell>
          <table:table-cell table:style-name="ce214" table:formula="of:=VLOOKUP(MID([.BP36];1;1);[.$CL$4:.$CM$19];2;0)" office:value-type="float" office:value="9" calcext:value-type="float">
            <text:p>9</text:p>
          </table:table-cell>
          <table:table-cell table:style-name="ce214" table:formula="of:=VLOOKUP(MID([.BP36];2;1);[.$CL$4:.$CM$19];2;0)" office:value-type="float" office:value="8" calcext:value-type="float">
            <text:p>8</text:p>
          </table:table-cell>
          <table:table-cell table:style-name="ce214" table:number-columns-repeated="4"/>
          <table:table-cell table:style-name="ce214" table:formula="of:=VLOOKUP(MID([.BQ36];2;1);[.$CL$4:.$CM$19];2;0)" office:value-type="float" office:value="1" calcext:value-type="float">
            <text:p>1</text:p>
          </table:table-cell>
          <table:table-cell table:style-name="ce214" table:number-columns-repeated="920"/>
        </table:table-row>
        <table:table-row table:style-name="ro1">
          <table:table-cell table:style-name="ce114" office:value-type="float" office:value="21" calcext:value-type="float">
            <text:p>21</text:p>
          </table:table-cell>
          <table:table-cell table:style-name="ce164" office:value-type="float" office:value="33" calcext:value-type="float">
            <text:p>33</text:p>
          </table:table-cell>
          <table:table-cell table:style-name="ce186" office:value-type="string" calcext:value-type="string">
            <text:p>AL</text:p>
          </table:table-cell>
          <table:table-cell table:style-name="ce186" table:formula="of:=MID([.$C$2];[.D$3]+([.$B37]-1)*24;3)" office:value-type="string" office:string-value="75 " calcext:value-type="string">
            <text:p>75 </text:p>
          </table:table-cell>
          <table:table-cell table:style-name="ce186" table:formula="of:=MID([.$C$2];[.E$3]+([.$B37]-1)*24;3)" office:value-type="string" office:string-value="49 " calcext:value-type="string">
            <text:p>49 </text:p>
          </table:table-cell>
          <table:table-cell table:style-name="ce186" table:formula="of:=MID([.$C$2];[.F$3]+([.$B37]-1)*24;3)" office:value-type="string" office:string-value="8A " calcext:value-type="string">
            <text:p>8A </text:p>
          </table:table-cell>
          <table:table-cell table:style-name="ce186" table:formula="of:=MID([.$C$2];[.G$3]+([.$B37]-1)*24;3)" office:value-type="string" office:string-value="8A " calcext:value-type="string">
            <text:p>8A </text:p>
          </table:table-cell>
          <table:table-cell table:style-name="ce186" table:formula="of:=MID([.$C$2];[.H$3]+([.$B37]-1)*24;3)" office:value-type="string" office:string-value="08 " calcext:value-type="string">
            <text:p>08 </text:p>
          </table:table-cell>
          <table:table-cell table:style-name="ce186" table:formula="of:=MID([.$C$2];[.I$3]+([.$B37]-1)*24;3)" office:value-type="string" office:string-value="08 " calcext:value-type="string">
            <text:p>08 </text:p>
          </table:table-cell>
          <table:table-cell table:style-name="ce186" table:formula="of:=MID([.$C$2];[.J$3]+([.$B37]-1)*24;3)" office:value-type="string" office:string-value="08 " calcext:value-type="string">
            <text:p>08 </text:p>
          </table:table-cell>
          <table:table-cell table:style-name="ce186" table:formula="of:=MID([.$C$2];[.K$3]+([.$B37]-1)*24;3)" office:value-type="string" office:string-value="09 " calcext:value-type="string">
            <text:p>09 </text:p>
          </table:table-cell>
          <table:table-cell table:style-name="ce186" table:formula="of:=VLOOKUP(MID([.D37];1;1);[.$CL$4:.$CM$19];2;0)*16+VLOOKUP(MID([.D37];2;1);[.$CL$4:.$CM$19];2;0)" office:value-type="float" office:value="117" calcext:value-type="float">
            <text:p>117</text:p>
          </table:table-cell>
          <table:table-cell table:style-name="ce186" table:formula="of:=VLOOKUP(MID([.E37];1;1);[.$CL$4:.$CM$19];2;0)*16+VLOOKUP(MID([.E37];2;1);[.$CL$4:.$CM$19];2;0)" office:value-type="float" office:value="73" calcext:value-type="float">
            <text:p>73</text:p>
          </table:table-cell>
          <table:table-cell table:style-name="ce186" table:formula="of:=VLOOKUP(MID([.F37];1;1);[.$CL$4:.$CM$19];2;0)*16+VLOOKUP(MID([.F37];2;1);[.$CL$4:.$CM$19];2;0)" office:value-type="float" office:value="138" calcext:value-type="float">
            <text:p>138</text:p>
          </table:table-cell>
          <table:table-cell table:style-name="ce186" table:formula="of:=VLOOKUP(MID([.G37];1;1);[.$CL$4:.$CM$19];2;0)*16+VLOOKUP(MID([.G37];2;1);[.$CL$4:.$CM$19];2;0)" office:value-type="float" office:value="138" calcext:value-type="float">
            <text:p>138</text:p>
          </table:table-cell>
          <table:table-cell table:style-name="ce202" table:formula="of:=VLOOKUP(MID([.H37];1;1);[.$CL$4:.$CM$19];2;0)*16+VLOOKUP(MID([.H37];2;1);[.$CL$4:.$CM$19];2;0)" office:value-type="float" office:value="8" calcext:value-type="float">
            <text:p>8</text:p>
          </table:table-cell>
          <table:table-cell table:style-name="ce203" table:formula="of:=VLOOKUP(MID([.I37];1;1);[.$CL$4:.$CM$19];2;0)*16+VLOOKUP(MID([.I37];2;1);[.$CL$4:.$CM$19];2;0)" office:value-type="float" office:value="8" calcext:value-type="float">
            <text:p>8</text:p>
          </table:table-cell>
          <table:table-cell table:style-name="ce203" table:formula="of:=VLOOKUP(MID([.J37];1;1);[.$CL$4:.$CM$19];2;0)*16+VLOOKUP(MID([.J37];2;1);[.$CL$4:.$CM$19];2;0)" office:value-type="float" office:value="8" calcext:value-type="float">
            <text:p>8</text:p>
          </table:table-cell>
          <table:table-cell table:style-name="ce207" table:formula="of:=VLOOKUP(MID([.K37];1;1);[.$CL$4:.$CM$19];2;0)*16+VLOOKUP(MID([.K37];2;1);[.$CL$4:.$CM$19];2;0)" office:value-type="float" office:value="9" calcext:value-type="float">
            <text:p>9</text:p>
          </table:table-cell>
          <table:table-cell table:style-name="ce207" table:formula="of:=MAX([.P37:.S37])" office:value-type="float" office:value="9" calcext:value-type="float">
            <text:p>9</text:p>
          </table:table-cell>
          <table:table-cell table:style-name="ce202" table:formula="of:=[.L37]/SUM([.$L37:.$O37])" office:value-type="float" office:value="0.251072961373391" calcext:value-type="float">
            <text:p>0.251072961373391</text:p>
          </table:table-cell>
          <table:table-cell table:style-name="ce203" table:formula="of:=[.M37]/SUM([.$L37:.$O37])" office:value-type="float" office:value="0.156652360515021" calcext:value-type="float">
            <text:p>0.156652360515021</text:p>
          </table:table-cell>
          <table:table-cell table:style-name="ce203" table:formula="of:=[.N37]/SUM([.$L37:.$O37])" office:value-type="float" office:value="0.296137339055794" calcext:value-type="float">
            <text:p>0.296137339055794</text:p>
          </table:table-cell>
          <table:table-cell table:style-name="ce207" table:formula="of:=[.O37]/SUM([.$L37:.$O37])" office:value-type="float" office:value="0.296137339055794" calcext:value-type="float">
            <text:p>0.296137339055794</text:p>
          </table:table-cell>
          <table:table-cell table:style-name="ce207" table:formula="of:=[.P37]-[.Q37]" office:value-type="float" office:value="0" calcext:value-type="float">
            <text:p>0</text:p>
          </table:table-cell>
          <table:table-cell table:style-name="ce207" table:formula="of:=[.Q37]-[.P37]" office:value-type="float" office:value="0" calcext:value-type="float">
            <text:p>0</text:p>
          </table:table-cell>
          <table:table-cell table:formula="of:=[.$AE37]+[.Y37]*[.$AC$3]*IF(ABS([.Y37])&gt;5;2;1)" office:value-type="float" office:value="45.5" calcext:value-type="float">
            <text:p>45.5</text:p>
          </table:table-cell>
          <table:table-cell table:formula="of:=[.$AE37]+[.Z37]*[.$AC$3]*IF(ABS([.Y37])&gt;5;2;1)" office:value-type="float" office:value="45.5" calcext:value-type="float">
            <text:p>45.5</text:p>
          </table:table-cell>
          <table:table-cell table:style-name="ce202" table:formula="of:=[.$AC$4] - MID([.$C$2];(3*8*51)+1+([.$B37])*3;3)" office:value-type="float" office:value="9" calcext:value-type="float">
            <text:p>9</text:p>
          </table:table-cell>
          <table:table-cell table:formula="of:=[.$AD$4]+([.$AC$4]-[.AC37])" office:value-type="float" office:value="91" calcext:value-type="float">
            <text:p>91</text:p>
          </table:table-cell>
          <table:table-cell table:formula="of:=[.AD37]/2" office:value-type="float" office:value="45.5" calcext:value-type="float">
            <text:p>45.5</text:p>
          </table:table-cell>
          <table:table-cell table:formula="of:=[.AA37]+[.U37]*[.$AC37]" office:value-type="float" office:value="47.7596566523605" calcext:value-type="float">
            <text:p>47.7596566523605</text:p>
          </table:table-cell>
          <table:table-cell table:formula="of:=[.AB37]+[.V37]*[.$AC37]" office:value-type="float" office:value="46.9098712446352" calcext:value-type="float">
            <text:p>46.9098712446352</text:p>
          </table:table-cell>
          <table:table-cell table:style-name="ce208" table:formula="of:=[.AF37]-[.AG37]" office:value-type="float" office:value="0.849785407725321" calcext:value-type="float">
            <text:p>0.850</text:p>
          </table:table-cell>
          <table:table-cell table:style-name="ce107" office:value-type="float" office:value="9" calcext:value-type="float">
            <text:p>9</text:p>
          </table:table-cell>
          <table:table-cell table:style-name="ce203" table:formula="of:=([.$AI37]-2)*([.AF37]/100)" office:value-type="float" office:value="3.34317596566524" calcext:value-type="float">
            <text:p>3.34317596566524</text:p>
          </table:table-cell>
          <table:table-cell table:style-name="ce203" table:formula="of:=([.$AI37]-2)*([.AG37]/100)" office:value-type="float" office:value="3.28369098712446" calcext:value-type="float">
            <text:p>3.28369098712446</text:p>
          </table:table-cell>
          <table:table-cell table:style-name="ce203" table:formula="of:=IF([.AF37]&gt;[.AG37];[.AI37];0)" office:value-type="float" office:value="9" calcext:value-type="float">
            <text:p>9</text:p>
          </table:table-cell>
          <table:table-cell table:style-name="ce203" table:formula="of:=IF([.AG37]&gt;[.AF37];[.AI37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21" calcext:value-type="float">
            <text:p>21</text:p>
          </table:table-cell>
          <table:table-cell table:style-name="ce164" office:value-type="float" office:value="33" calcext:value-type="float">
            <text:p>33</text:p>
          </table:table-cell>
          <table:table-cell table:style-name="ce186" office:value-type="string" calcext:value-type="string">
            <text:p>AL</text:p>
          </table:table-cell>
          <table:table-cell table:style-name="ce214"/>
          <table:table-cell table:style-name="ce222" table:formula="of:=MID([.$C$1];[.AZ$3]+([.$B37]-1)*21+([.$AY$5]-1)*1071;3)" office:value-type="string" office:string-value="0B " calcext:value-type="string">
            <text:p>0B </text:p>
          </table:table-cell>
          <table:table-cell table:style-name="ce222" table:formula="of:=MID([.$C$1];[.BA$3]+([.$B37]-1)*21+([.$AY$5]-1)*1071;3)" office:value-type="string" office:string-value="0D " calcext:value-type="string">
            <text:p>0D </text:p>
          </table:table-cell>
          <table:table-cell table:style-name="ce222" table:formula="of:=MID([.$C$1];[.BB$3]+([.$B37]-1)*21+([.$AY$5]-1)*1071;3)" office:value-type="string" office:string-value="0B " calcext:value-type="string">
            <text:p>0B </text:p>
          </table:table-cell>
          <table:table-cell table:style-name="ce222" table:formula="of:=MID([.$C$1];[.BC$3]+([.$B37]-1)*21+([.$AY$5]-1)*1071;3)" office:value-type="string" office:string-value="0D " calcext:value-type="string">
            <text:p>0D </text:p>
          </table:table-cell>
          <table:table-cell table:style-name="ce222" table:formula="of:=MID([.$C$1];[.BD$3]+([.$B37]-1)*21+([.$AY$5]-1)*1071;3)" office:value-type="string" office:string-value="88 " calcext:value-type="string">
            <text:p>88 </text:p>
          </table:table-cell>
          <table:table-cell table:style-name="ce222" table:formula="of:=MID([.$C$1];[.BE$3]+([.$B37]-1)*21+([.$AY$5]-1)*1071;3)" office:value-type="string" office:string-value="78 " calcext:value-type="string">
            <text:p>78 </text:p>
          </table:table-cell>
          <table:table-cell table:style-name="ce222" table:formula="of:=MID([.$C$1];[.BF$3]+([.$B37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9"/>
          <table:table-cell table:style-name="ce244"/>
          <table:table-cell table:style-name="ce214"/>
          <table:table-cell table:style-name="ce214" table:formula="of:=MID([.$C$1];[.BK$3]+([.$B37]-1)*21+([.$BJ$5]-1)*1071;3)" office:value-type="string" office:string-value="5B " calcext:value-type="string">
            <text:p>5B </text:p>
          </table:table-cell>
          <table:table-cell table:style-name="ce214" table:formula="of:=MID([.$C$1];[.BL$3]+([.$B37]-1)*21+([.$BJ$5]-1)*1071;3)" office:value-type="string" office:string-value="1D " calcext:value-type="string">
            <text:p>1D </text:p>
          </table:table-cell>
          <table:table-cell table:style-name="ce214" table:formula="of:=MID([.$C$1];[.BM$3]+([.$B37]-1)*21+([.$BJ$5]-1)*1071;3)" office:value-type="string" office:string-value="81 " calcext:value-type="string">
            <text:p>81 </text:p>
          </table:table-cell>
          <table:table-cell table:style-name="ce214" table:formula="of:=MID([.$C$1];[.BN$3]+([.$B37]-1)*21+([.$BJ$5]-1)*1071;3)" office:value-type="string" office:string-value="7F " calcext:value-type="string">
            <text:p>7F </text:p>
          </table:table-cell>
          <table:table-cell table:style-name="ce214" table:formula="of:=MID([.$C$1];[.BO$3]+([.$B37]-1)*21+([.$BJ$5]-1)*1071;3)" office:value-type="string" office:string-value="88 " calcext:value-type="string">
            <text:p>88 </text:p>
          </table:table-cell>
          <table:table-cell table:style-name="ce214" table:formula="of:=MID([.$C$1];[.BP$3]+([.$B37]-1)*21+([.$BJ$5]-1)*1071;3)" office:value-type="string" office:string-value="88 " calcext:value-type="string">
            <text:p>88 </text:p>
          </table:table-cell>
          <table:table-cell table:style-name="ce214" table:formula="of:=MID([.$C$1];[.BQ$3]+([.$B37]-1)*21+([.$BJ$5]-1)*1071;3)" office:value-type="string" office:string-value="01 " calcext:value-type="string">
            <text:p>01 </text:p>
          </table:table-cell>
          <table:table-cell table:style-name="ce214"/>
          <table:table-cell table:style-name="ce214" table:formula="of:=VLOOKUP(MID([.AZ37];1;1);[.$CL$4:.$CM$19];2;0)*16+VLOOKUP(MID([.AZ37];2;1);[.$CL$4:.$CM$19];2;0)" office:value-type="float" office:value="11" calcext:value-type="float">
            <text:p>11</text:p>
          </table:table-cell>
          <table:table-cell table:style-name="ce214" table:formula="of:=VLOOKUP(MID([.BA37];1;1);[.$CL$4:.$CM$19];2;0)*16+VLOOKUP(MID([.BA37];2;1);[.$CL$4:.$CM$19];2;0)" office:value-type="float" office:value="13" calcext:value-type="float">
            <text:p>13</text:p>
          </table:table-cell>
          <table:table-cell table:style-name="ce214" table:formula="of:=VLOOKUP(MID([.BB37];1;1);[.$CL$4:.$CM$19];2;0)*16+VLOOKUP(MID([.BB37];2;1);[.$CL$4:.$CM$19];2;0)" office:value-type="float" office:value="11" calcext:value-type="float">
            <text:p>11</text:p>
          </table:table-cell>
          <table:table-cell table:style-name="ce214" table:formula="of:=VLOOKUP(MID([.BC37];1;1);[.$CL$4:.$CM$19];2;0)*16+VLOOKUP(MID([.BC37];2;1);[.$CL$4:.$CM$19];2;0)" office:value-type="float" office:value="13" calcext:value-type="float">
            <text:p>13</text:p>
          </table:table-cell>
          <table:table-cell table:style-name="ce214" table:formula="of:=VLOOKUP(MID([.BD37];1;1);[.$CL$4:.$CM$19];2;0)" office:value-type="float" office:value="8" calcext:value-type="float">
            <text:p>8</text:p>
          </table:table-cell>
          <table:table-cell table:style-name="ce214" table:formula="of:=VLOOKUP(MID([.BD37];2;1);[.$CL$4:.$CM$19];2;0)" office:value-type="float" office:value="8" calcext:value-type="float">
            <text:p>8</text:p>
          </table:table-cell>
          <table:table-cell table:style-name="ce214" table:formula="of:=VLOOKUP(MID([.BE37];1;1);[.$CL$4:.$CM$19];2;0)" office:value-type="float" office:value="7" calcext:value-type="float">
            <text:p>7</text:p>
          </table:table-cell>
          <table:table-cell table:style-name="ce214" table:formula="of:=VLOOKUP(MID([.BE37];2;1);[.$CL$4:.$CM$19];2;0)" office:value-type="float" office:value="8" calcext:value-type="float">
            <text:p>8</text:p>
          </table:table-cell>
          <table:table-cell table:style-name="ce214" table:formula="of:=VLOOKUP(MID([.BF37];2;1);[.$CL$4:.$CM$19];2;0)" office:value-type="float" office:value="0" calcext:value-type="float">
            <text:p>0</text:p>
          </table:table-cell>
          <table:table-cell table:style-name="ce214"/>
          <table:table-cell table:style-name="ce214" table:formula="of:=VLOOKUP(MID([.BK37];1;1);[.$CL$4:.$CM$19];2;0)*16+VLOOKUP(MID([.BK37];2;1);[.$CL$4:.$CM$19];2;0)" office:value-type="float" office:value="91" calcext:value-type="float">
            <text:p>91</text:p>
          </table:table-cell>
          <table:table-cell table:style-name="ce214" table:formula="of:=VLOOKUP(MID([.BL37];1;1);[.$CL$4:.$CM$19];2;0)*16+VLOOKUP(MID([.BL37];2;1);[.$CL$4:.$CM$19];2;0)" office:value-type="float" office:value="29" calcext:value-type="float">
            <text:p>29</text:p>
          </table:table-cell>
          <table:table-cell table:style-name="ce214" table:formula="of:=VLOOKUP(MID([.BM37];1;1);[.$CL$4:.$CM$19];2;0)*16+VLOOKUP(MID([.BM37];2;1);[.$CL$4:.$CM$19];2;0)" office:value-type="float" office:value="129" calcext:value-type="float">
            <text:p>129</text:p>
          </table:table-cell>
          <table:table-cell table:style-name="ce214" table:formula="of:=VLOOKUP(MID([.BN37];1;1);[.$CL$4:.$CM$19];2;0)*16+VLOOKUP(MID([.BN37];2;1);[.$CL$4:.$CM$19];2;0)" office:value-type="float" office:value="127" calcext:value-type="float">
            <text:p>127</text:p>
          </table:table-cell>
          <table:table-cell table:style-name="ce214" table:formula="of:=VLOOKUP(MID([.BO37];1;1);[.$CL$4:.$CM$19];2;0)" office:value-type="float" office:value="8" calcext:value-type="float">
            <text:p>8</text:p>
          </table:table-cell>
          <table:table-cell table:style-name="ce214" table:formula="of:=VLOOKUP(MID([.BO37];2;1);[.$CL$4:.$CM$19];2;0)" office:value-type="float" office:value="8" calcext:value-type="float">
            <text:p>8</text:p>
          </table:table-cell>
          <table:table-cell table:style-name="ce214" table:formula="of:=VLOOKUP(MID([.BP37];1;1);[.$CL$4:.$CM$19];2;0)" office:value-type="float" office:value="8" calcext:value-type="float">
            <text:p>8</text:p>
          </table:table-cell>
          <table:table-cell table:style-name="ce214" table:formula="of:=VLOOKUP(MID([.BP37];2;1);[.$CL$4:.$CM$19];2;0)" office:value-type="float" office:value="8" calcext:value-type="float">
            <text:p>8</text:p>
          </table:table-cell>
          <table:table-cell table:style-name="ce214" table:number-columns-repeated="4"/>
          <table:table-cell table:style-name="ce214" table:formula="of:=VLOOKUP(MID([.BQ37];2;1);[.$CL$4:.$CM$19];2;0)" office:value-type="float" office:value="1" calcext:value-type="float">
            <text:p>1</text:p>
          </table:table-cell>
          <table:table-cell table:style-name="ce214" table:number-columns-repeated="920"/>
        </table:table-row>
        <table:table-row table:style-name="ro1">
          <table:table-cell table:style-name="ce114" office:value-type="float" office:value="22" calcext:value-type="float">
            <text:p>22</text:p>
          </table:table-cell>
          <table:table-cell table:style-name="ce164" office:value-type="float" office:value="34" calcext:value-type="float">
            <text:p>34</text:p>
          </table:table-cell>
          <table:table-cell table:style-name="ce186" office:value-type="string" calcext:value-type="string">
            <text:p>MS</text:p>
          </table:table-cell>
          <table:table-cell table:style-name="ce186" table:formula="of:=MID([.$C$2];[.D$3]+([.$B38]-1)*24;3)" office:value-type="string" office:string-value="77 " calcext:value-type="string">
            <text:p>77 </text:p>
          </table:table-cell>
          <table:table-cell table:style-name="ce186" table:formula="of:=MID([.$C$2];[.E$3]+([.$B38]-1)*24;3)" office:value-type="string" office:string-value="63 " calcext:value-type="string">
            <text:p>63 </text:p>
          </table:table-cell>
          <table:table-cell table:style-name="ce186" table:formula="of:=MID([.$C$2];[.F$3]+([.$B38]-1)*24;3)" office:value-type="string" office:string-value="90 " calcext:value-type="string">
            <text:p>90 </text:p>
          </table:table-cell>
          <table:table-cell table:style-name="ce186" table:formula="of:=MID([.$C$2];[.G$3]+([.$B38]-1)*24;3)" office:value-type="string" office:string-value="77 " calcext:value-type="string">
            <text:p>77 </text:p>
          </table:table-cell>
          <table:table-cell table:style-name="ce186" table:formula="of:=MID([.$C$2];[.H$3]+([.$B38]-1)*24;3)" office:value-type="string" office:string-value="08 " calcext:value-type="string">
            <text:p>08 </text:p>
          </table:table-cell>
          <table:table-cell table:style-name="ce186" table:formula="of:=MID([.$C$2];[.I$3]+([.$B38]-1)*24;3)" office:value-type="string" office:string-value="08 " calcext:value-type="string">
            <text:p>08 </text:p>
          </table:table-cell>
          <table:table-cell table:style-name="ce186" table:formula="of:=MID([.$C$2];[.J$3]+([.$B38]-1)*24;3)" office:value-type="string" office:string-value="09 " calcext:value-type="string">
            <text:p>09 </text:p>
          </table:table-cell>
          <table:table-cell table:style-name="ce186" table:formula="of:=MID([.$C$2];[.K$3]+([.$B38]-1)*24;3)" office:value-type="string" office:string-value="08 " calcext:value-type="string">
            <text:p>08 </text:p>
          </table:table-cell>
          <table:table-cell table:style-name="ce186" table:formula="of:=VLOOKUP(MID([.D38];1;1);[.$CL$4:.$CM$19];2;0)*16+VLOOKUP(MID([.D38];2;1);[.$CL$4:.$CM$19];2;0)" office:value-type="float" office:value="119" calcext:value-type="float">
            <text:p>119</text:p>
          </table:table-cell>
          <table:table-cell table:style-name="ce186" table:formula="of:=VLOOKUP(MID([.E38];1;1);[.$CL$4:.$CM$19];2;0)*16+VLOOKUP(MID([.E38];2;1);[.$CL$4:.$CM$19];2;0)" office:value-type="float" office:value="99" calcext:value-type="float">
            <text:p>99</text:p>
          </table:table-cell>
          <table:table-cell table:style-name="ce186" table:formula="of:=VLOOKUP(MID([.F38];1;1);[.$CL$4:.$CM$19];2;0)*16+VLOOKUP(MID([.F38];2;1);[.$CL$4:.$CM$19];2;0)" office:value-type="float" office:value="144" calcext:value-type="float">
            <text:p>144</text:p>
          </table:table-cell>
          <table:table-cell table:style-name="ce186" table:formula="of:=VLOOKUP(MID([.G38];1;1);[.$CL$4:.$CM$19];2;0)*16+VLOOKUP(MID([.G38];2;1);[.$CL$4:.$CM$19];2;0)" office:value-type="float" office:value="119" calcext:value-type="float">
            <text:p>119</text:p>
          </table:table-cell>
          <table:table-cell table:style-name="ce202" table:formula="of:=VLOOKUP(MID([.H38];1;1);[.$CL$4:.$CM$19];2;0)*16+VLOOKUP(MID([.H38];2;1);[.$CL$4:.$CM$19];2;0)" office:value-type="float" office:value="8" calcext:value-type="float">
            <text:p>8</text:p>
          </table:table-cell>
          <table:table-cell table:style-name="ce203" table:formula="of:=VLOOKUP(MID([.I38];1;1);[.$CL$4:.$CM$19];2;0)*16+VLOOKUP(MID([.I38];2;1);[.$CL$4:.$CM$19];2;0)" office:value-type="float" office:value="8" calcext:value-type="float">
            <text:p>8</text:p>
          </table:table-cell>
          <table:table-cell table:style-name="ce203" table:formula="of:=VLOOKUP(MID([.J38];1;1);[.$CL$4:.$CM$19];2;0)*16+VLOOKUP(MID([.J38];2;1);[.$CL$4:.$CM$19];2;0)" office:value-type="float" office:value="9" calcext:value-type="float">
            <text:p>9</text:p>
          </table:table-cell>
          <table:table-cell table:style-name="ce207" table:formula="of:=VLOOKUP(MID([.K38];1;1);[.$CL$4:.$CM$19];2;0)*16+VLOOKUP(MID([.K38];2;1);[.$CL$4:.$CM$19];2;0)" office:value-type="float" office:value="8" calcext:value-type="float">
            <text:p>8</text:p>
          </table:table-cell>
          <table:table-cell table:style-name="ce207" table:formula="of:=MAX([.P38:.S38])" office:value-type="float" office:value="9" calcext:value-type="float">
            <text:p>9</text:p>
          </table:table-cell>
          <table:table-cell table:style-name="ce202" table:formula="of:=[.L38]/SUM([.$L38:.$O38])" office:value-type="float" office:value="0.247401247401247" calcext:value-type="float">
            <text:p>0.247401247401247</text:p>
          </table:table-cell>
          <table:table-cell table:style-name="ce203" table:formula="of:=[.M38]/SUM([.$L38:.$O38])" office:value-type="float" office:value="0.205821205821206" calcext:value-type="float">
            <text:p>0.205821205821206</text:p>
          </table:table-cell>
          <table:table-cell table:style-name="ce203" table:formula="of:=[.N38]/SUM([.$L38:.$O38])" office:value-type="float" office:value="0.299376299376299" calcext:value-type="float">
            <text:p>0.299376299376299</text:p>
          </table:table-cell>
          <table:table-cell table:style-name="ce207" table:formula="of:=[.O38]/SUM([.$L38:.$O38])" office:value-type="float" office:value="0.247401247401247" calcext:value-type="float">
            <text:p>0.247401247401247</text:p>
          </table:table-cell>
          <table:table-cell table:style-name="ce207" table:formula="of:=[.P38]-[.Q38]" office:value-type="float" office:value="0" calcext:value-type="float">
            <text:p>0</text:p>
          </table:table-cell>
          <table:table-cell table:style-name="ce207" table:formula="of:=[.Q38]-[.P38]" office:value-type="float" office:value="0" calcext:value-type="float">
            <text:p>0</text:p>
          </table:table-cell>
          <table:table-cell table:formula="of:=[.$AE38]+[.Y38]*[.$AC$3]*IF(ABS([.Y38])&gt;5;2;1)" office:value-type="float" office:value="46.5" calcext:value-type="float">
            <text:p>46.5</text:p>
          </table:table-cell>
          <table:table-cell table:formula="of:=[.$AE38]+[.Z38]*[.$AC$3]*IF(ABS([.Y38])&gt;5;2;1)" office:value-type="float" office:value="46.5" calcext:value-type="float">
            <text:p>46.5</text:p>
          </table:table-cell>
          <table:table-cell table:style-name="ce202" table:formula="of:=[.$AC$4] - MID([.$C$2];(3*8*51)+1+([.$B38])*3;3)" office:value-type="float" office:value="7" calcext:value-type="float">
            <text:p>7</text:p>
          </table:table-cell>
          <table:table-cell table:formula="of:=[.$AD$4]+([.$AC$4]-[.AC38])" office:value-type="float" office:value="93" calcext:value-type="float">
            <text:p>93</text:p>
          </table:table-cell>
          <table:table-cell table:formula="of:=[.AD38]/2" office:value-type="float" office:value="46.5" calcext:value-type="float">
            <text:p>46.5</text:p>
          </table:table-cell>
          <table:table-cell table:formula="of:=[.AA38]+[.U38]*[.$AC38]" office:value-type="float" office:value="48.2318087318087" calcext:value-type="float">
            <text:p>48.2318087318087</text:p>
          </table:table-cell>
          <table:table-cell table:formula="of:=[.AB38]+[.V38]*[.$AC38]" office:value-type="float" office:value="47.9407484407484" calcext:value-type="float">
            <text:p>47.9407484407484</text:p>
          </table:table-cell>
          <table:table-cell table:style-name="ce208" table:formula="of:=[.AF38]-[.AG38]" office:value-type="float" office:value="0.29106029106029" calcext:value-type="float">
            <text:p>0.291</text:p>
          </table:table-cell>
          <table:table-cell table:style-name="ce107" office:value-type="float" office:value="6" calcext:value-type="float">
            <text:p>6</text:p>
          </table:table-cell>
          <table:table-cell table:style-name="ce203" table:formula="of:=([.$AI38]-2)*([.AF38]/100)" office:value-type="float" office:value="1.92927234927235" calcext:value-type="float">
            <text:p>1.92927234927235</text:p>
          </table:table-cell>
          <table:table-cell table:style-name="ce203" table:formula="of:=([.$AI38]-2)*([.AG38]/100)" office:value-type="float" office:value="1.91762993762994" calcext:value-type="float">
            <text:p>1.91762993762994</text:p>
          </table:table-cell>
          <table:table-cell table:style-name="ce203" table:formula="of:=IF([.AF38]&gt;[.AG38];[.AI38];0)" office:value-type="float" office:value="6" calcext:value-type="float">
            <text:p>6</text:p>
          </table:table-cell>
          <table:table-cell table:style-name="ce203" table:formula="of:=IF([.AG38]&gt;[.AF38];[.AI38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22" calcext:value-type="float">
            <text:p>22</text:p>
          </table:table-cell>
          <table:table-cell table:style-name="ce164" office:value-type="float" office:value="34" calcext:value-type="float">
            <text:p>34</text:p>
          </table:table-cell>
          <table:table-cell table:style-name="ce186" office:value-type="string" calcext:value-type="string">
            <text:p>MS</text:p>
          </table:table-cell>
          <table:table-cell table:style-name="ce214"/>
          <table:table-cell table:style-name="ce222" table:formula="of:=MID([.$C$1];[.AZ$3]+([.$B38]-1)*21+([.$AY$5]-1)*1071;3)" office:value-type="string" office:string-value="0C " calcext:value-type="string">
            <text:p>0C </text:p>
          </table:table-cell>
          <table:table-cell table:style-name="ce222" table:formula="of:=MID([.$C$1];[.BA$3]+([.$B38]-1)*21+([.$AY$5]-1)*1071;3)" office:value-type="string" office:string-value="0C " calcext:value-type="string">
            <text:p>0C </text:p>
          </table:table-cell>
          <table:table-cell table:style-name="ce222" table:formula="of:=MID([.$C$1];[.BB$3]+([.$B38]-1)*21+([.$AY$5]-1)*1071;3)" office:value-type="string" office:string-value="0D " calcext:value-type="string">
            <text:p>0D </text:p>
          </table:table-cell>
          <table:table-cell table:style-name="ce222" table:formula="of:=MID([.$C$1];[.BC$3]+([.$B38]-1)*21+([.$AY$5]-1)*1071;3)" office:value-type="string" office:string-value="0D " calcext:value-type="string">
            <text:p>0D </text:p>
          </table:table-cell>
          <table:table-cell table:style-name="ce222" table:formula="of:=MID([.$C$1];[.BD$3]+([.$B38]-1)*21+([.$AY$5]-1)*1071;3)" office:value-type="string" office:string-value="88 " calcext:value-type="string">
            <text:p>88 </text:p>
          </table:table-cell>
          <table:table-cell table:style-name="ce222" table:formula="of:=MID([.$C$1];[.BE$3]+([.$B38]-1)*21+([.$AY$5]-1)*1071;3)" office:value-type="string" office:string-value="88 " calcext:value-type="string">
            <text:p>88 </text:p>
          </table:table-cell>
          <table:table-cell table:style-name="ce222" table:formula="of:=MID([.$C$1];[.BF$3]+([.$B38]-1)*21+([.$AY$5]-1)*1071;3)" office:value-type="string" office:string-value="00 " calcext:value-type="string">
            <text:p>00 </text:p>
          </table:table-cell>
          <table:table-cell table:style-name="ce222"/>
          <table:table-cell table:style-name="ce229"/>
          <table:table-cell table:style-name="ce244"/>
          <table:table-cell table:style-name="ce214"/>
          <table:table-cell table:style-name="ce214" table:formula="of:=MID([.$C$1];[.BK$3]+([.$B38]-1)*21+([.$BJ$5]-1)*1071;3)" office:value-type="string" office:string-value="5C " calcext:value-type="string">
            <text:p>5C </text:p>
          </table:table-cell>
          <table:table-cell table:style-name="ce214" table:formula="of:=MID([.$C$1];[.BL$3]+([.$B38]-1)*21+([.$BJ$5]-1)*1071;3)" office:value-type="string" office:string-value="39 " calcext:value-type="string">
            <text:p>39 </text:p>
          </table:table-cell>
          <table:table-cell table:style-name="ce214" table:formula="of:=MID([.$C$1];[.BM$3]+([.$B38]-1)*21+([.$BJ$5]-1)*1071;3)" office:value-type="string" office:string-value="86 " calcext:value-type="string">
            <text:p>86 </text:p>
          </table:table-cell>
          <table:table-cell table:style-name="ce214" table:formula="of:=MID([.$C$1];[.BN$3]+([.$B38]-1)*21+([.$BJ$5]-1)*1071;3)" office:value-type="string" office:string-value="61 " calcext:value-type="string">
            <text:p>61 </text:p>
          </table:table-cell>
          <table:table-cell table:style-name="ce214" table:formula="of:=MID([.$C$1];[.BO$3]+([.$B38]-1)*21+([.$BJ$5]-1)*1071;3)" office:value-type="string" office:string-value="88 " calcext:value-type="string">
            <text:p>88 </text:p>
          </table:table-cell>
          <table:table-cell table:style-name="ce214" table:formula="of:=MID([.$C$1];[.BP$3]+([.$B38]-1)*21+([.$BJ$5]-1)*1071;3)" office:value-type="string" office:string-value="98 " calcext:value-type="string">
            <text:p>98 </text:p>
          </table:table-cell>
          <table:table-cell table:style-name="ce214" table:formula="of:=MID([.$C$1];[.BQ$3]+([.$B38]-1)*21+([.$BJ$5]-1)*1071;3)" office:value-type="string" office:string-value="03 " calcext:value-type="string">
            <text:p>03 </text:p>
          </table:table-cell>
          <table:table-cell table:style-name="ce214"/>
          <table:table-cell table:style-name="ce214" table:formula="of:=VLOOKUP(MID([.AZ38];1;1);[.$CL$4:.$CM$19];2;0)*16+VLOOKUP(MID([.AZ38];2;1);[.$CL$4:.$CM$19];2;0)" office:value-type="float" office:value="12" calcext:value-type="float">
            <text:p>12</text:p>
          </table:table-cell>
          <table:table-cell table:style-name="ce214" table:formula="of:=VLOOKUP(MID([.BA38];1;1);[.$CL$4:.$CM$19];2;0)*16+VLOOKUP(MID([.BA38];2;1);[.$CL$4:.$CM$19];2;0)" office:value-type="float" office:value="12" calcext:value-type="float">
            <text:p>12</text:p>
          </table:table-cell>
          <table:table-cell table:style-name="ce214" table:formula="of:=VLOOKUP(MID([.BB38];1;1);[.$CL$4:.$CM$19];2;0)*16+VLOOKUP(MID([.BB38];2;1);[.$CL$4:.$CM$19];2;0)" office:value-type="float" office:value="13" calcext:value-type="float">
            <text:p>13</text:p>
          </table:table-cell>
          <table:table-cell table:style-name="ce214" table:formula="of:=VLOOKUP(MID([.BC38];1;1);[.$CL$4:.$CM$19];2;0)*16+VLOOKUP(MID([.BC38];2;1);[.$CL$4:.$CM$19];2;0)" office:value-type="float" office:value="13" calcext:value-type="float">
            <text:p>13</text:p>
          </table:table-cell>
          <table:table-cell table:style-name="ce214" table:formula="of:=VLOOKUP(MID([.BD38];1;1);[.$CL$4:.$CM$19];2;0)" office:value-type="float" office:value="8" calcext:value-type="float">
            <text:p>8</text:p>
          </table:table-cell>
          <table:table-cell table:style-name="ce214" table:formula="of:=VLOOKUP(MID([.BD38];2;1);[.$CL$4:.$CM$19];2;0)" office:value-type="float" office:value="8" calcext:value-type="float">
            <text:p>8</text:p>
          </table:table-cell>
          <table:table-cell table:style-name="ce214" table:formula="of:=VLOOKUP(MID([.BE38];1;1);[.$CL$4:.$CM$19];2;0)" office:value-type="float" office:value="8" calcext:value-type="float">
            <text:p>8</text:p>
          </table:table-cell>
          <table:table-cell table:style-name="ce214" table:formula="of:=VLOOKUP(MID([.BE38];2;1);[.$CL$4:.$CM$19];2;0)" office:value-type="float" office:value="8" calcext:value-type="float">
            <text:p>8</text:p>
          </table:table-cell>
          <table:table-cell table:style-name="ce214" table:formula="of:=VLOOKUP(MID([.BF38];2;1);[.$CL$4:.$CM$19];2;0)" office:value-type="float" office:value="0" calcext:value-type="float">
            <text:p>0</text:p>
          </table:table-cell>
          <table:table-cell table:style-name="ce214"/>
          <table:table-cell table:style-name="ce214" table:formula="of:=VLOOKUP(MID([.BK38];1;1);[.$CL$4:.$CM$19];2;0)*16+VLOOKUP(MID([.BK38];2;1);[.$CL$4:.$CM$19];2;0)" office:value-type="float" office:value="92" calcext:value-type="float">
            <text:p>92</text:p>
          </table:table-cell>
          <table:table-cell table:style-name="ce214" table:formula="of:=VLOOKUP(MID([.BL38];1;1);[.$CL$4:.$CM$19];2;0)*16+VLOOKUP(MID([.BL38];2;1);[.$CL$4:.$CM$19];2;0)" office:value-type="float" office:value="57" calcext:value-type="float">
            <text:p>57</text:p>
          </table:table-cell>
          <table:table-cell table:style-name="ce214" table:formula="of:=VLOOKUP(MID([.BM38];1;1);[.$CL$4:.$CM$19];2;0)*16+VLOOKUP(MID([.BM38];2;1);[.$CL$4:.$CM$19];2;0)" office:value-type="float" office:value="134" calcext:value-type="float">
            <text:p>134</text:p>
          </table:table-cell>
          <table:table-cell table:style-name="ce214" table:formula="of:=VLOOKUP(MID([.BN38];1;1);[.$CL$4:.$CM$19];2;0)*16+VLOOKUP(MID([.BN38];2;1);[.$CL$4:.$CM$19];2;0)" office:value-type="float" office:value="97" calcext:value-type="float">
            <text:p>97</text:p>
          </table:table-cell>
          <table:table-cell table:style-name="ce214" table:formula="of:=VLOOKUP(MID([.BO38];1;1);[.$CL$4:.$CM$19];2;0)" office:value-type="float" office:value="8" calcext:value-type="float">
            <text:p>8</text:p>
          </table:table-cell>
          <table:table-cell table:style-name="ce214" table:formula="of:=VLOOKUP(MID([.BO38];2;1);[.$CL$4:.$CM$19];2;0)" office:value-type="float" office:value="8" calcext:value-type="float">
            <text:p>8</text:p>
          </table:table-cell>
          <table:table-cell table:style-name="ce214" table:formula="of:=VLOOKUP(MID([.BP38];1;1);[.$CL$4:.$CM$19];2;0)" office:value-type="float" office:value="9" calcext:value-type="float">
            <text:p>9</text:p>
          </table:table-cell>
          <table:table-cell table:style-name="ce214" table:formula="of:=VLOOKUP(MID([.BP38];2;1);[.$CL$4:.$CM$19];2;0)" office:value-type="float" office:value="8" calcext:value-type="float">
            <text:p>8</text:p>
          </table:table-cell>
          <table:table-cell table:style-name="ce214" table:number-columns-repeated="4"/>
          <table:table-cell table:style-name="ce214" table:formula="of:=VLOOKUP(MID([.BQ38];2;1);[.$CL$4:.$CM$19];2;0)" office:value-type="float" office:value="3" calcext:value-type="float">
            <text:p>3</text:p>
          </table:table-cell>
          <table:table-cell table:style-name="ce214" table:number-columns-repeated="920"/>
        </table:table-row>
        <table:table-row table:style-name="ro1">
          <table:table-cell table:style-name="ce114" office:value-type="float" office:value="23" calcext:value-type="float">
            <text:p>23</text:p>
          </table:table-cell>
          <table:table-cell table:style-name="ce173" office:value-type="float" office:value="35" calcext:value-type="float">
            <text:p>35</text:p>
          </table:table-cell>
          <table:table-cell table:style-name="ce187" office:value-type="string" calcext:value-type="string">
            <text:p>AR</text:p>
          </table:table-cell>
          <table:table-cell table:style-name="ce187" table:formula="of:=MID([.$C$2];[.D$3]+([.$B39]-1)*24;3)" office:value-type="string" office:string-value="39 " calcext:value-type="string">
            <text:p>39 </text:p>
          </table:table-cell>
          <table:table-cell table:style-name="ce187" table:formula="of:=MID([.$C$2];[.E$3]+([.$B39]-1)*24;3)" office:value-type="string" office:string-value="5F " calcext:value-type="string">
            <text:p>5F </text:p>
          </table:table-cell>
          <table:table-cell table:style-name="ce187" table:formula="of:=MID([.$C$2];[.F$3]+([.$B39]-1)*24;3)" office:value-type="string" office:string-value="2F " calcext:value-type="string">
            <text:p>2F </text:p>
          </table:table-cell>
          <table:table-cell table:style-name="ce187" table:formula="of:=MID([.$C$2];[.G$3]+([.$B39]-1)*24;3)" office:value-type="string" office:string-value="3E " calcext:value-type="string">
            <text:p>3E </text:p>
          </table:table-cell>
          <table:table-cell table:style-name="ce187" table:formula="of:=MID([.$C$2];[.H$3]+([.$B39]-1)*24;3)" office:value-type="string" office:string-value="09 " calcext:value-type="string">
            <text:p>09 </text:p>
          </table:table-cell>
          <table:table-cell table:style-name="ce187" table:formula="of:=MID([.$C$2];[.I$3]+([.$B39]-1)*24;3)" office:value-type="string" office:string-value="0B " calcext:value-type="string">
            <text:p>0B </text:p>
          </table:table-cell>
          <table:table-cell table:style-name="ce187" table:formula="of:=MID([.$C$2];[.J$3]+([.$B39]-1)*24;3)" office:value-type="string" office:string-value="08 " calcext:value-type="string">
            <text:p>08 </text:p>
          </table:table-cell>
          <table:table-cell table:style-name="ce187" table:formula="of:=MID([.$C$2];[.K$3]+([.$B39]-1)*24;3)" office:value-type="string" office:string-value="08 " calcext:value-type="string">
            <text:p>08 </text:p>
          </table:table-cell>
          <table:table-cell table:style-name="ce187" table:formula="of:=VLOOKUP(MID([.D39];1;1);[.$CL$4:.$CM$19];2;0)*16+VLOOKUP(MID([.D39];2;1);[.$CL$4:.$CM$19];2;0)" office:value-type="float" office:value="57" calcext:value-type="float">
            <text:p>57</text:p>
          </table:table-cell>
          <table:table-cell table:style-name="ce187" table:formula="of:=VLOOKUP(MID([.E39];1;1);[.$CL$4:.$CM$19];2;0)*16+VLOOKUP(MID([.E39];2;1);[.$CL$4:.$CM$19];2;0)" office:value-type="float" office:value="95" calcext:value-type="float">
            <text:p>95</text:p>
          </table:table-cell>
          <table:table-cell table:style-name="ce187" table:formula="of:=VLOOKUP(MID([.F39];1;1);[.$CL$4:.$CM$19];2;0)*16+VLOOKUP(MID([.F39];2;1);[.$CL$4:.$CM$19];2;0)" office:value-type="float" office:value="47" calcext:value-type="float">
            <text:p>47</text:p>
          </table:table-cell>
          <table:table-cell table:style-name="ce187" table:formula="of:=VLOOKUP(MID([.G39];1;1);[.$CL$4:.$CM$19];2;0)*16+VLOOKUP(MID([.G39];2;1);[.$CL$4:.$CM$19];2;0)" office:value-type="float" office:value="62" calcext:value-type="float">
            <text:p>62</text:p>
          </table:table-cell>
          <table:table-cell table:style-name="ce202" table:formula="of:=VLOOKUP(MID([.H39];1;1);[.$CL$4:.$CM$19];2;0)*16+VLOOKUP(MID([.H39];2;1);[.$CL$4:.$CM$19];2;0)" office:value-type="float" office:value="9" calcext:value-type="float">
            <text:p>9</text:p>
          </table:table-cell>
          <table:table-cell table:style-name="ce203" table:formula="of:=VLOOKUP(MID([.I39];1;1);[.$CL$4:.$CM$19];2;0)*16+VLOOKUP(MID([.I39];2;1);[.$CL$4:.$CM$19];2;0)" office:value-type="float" office:value="11" calcext:value-type="float">
            <text:p>11</text:p>
          </table:table-cell>
          <table:table-cell table:style-name="ce203" table:formula="of:=VLOOKUP(MID([.J39];1;1);[.$CL$4:.$CM$19];2;0)*16+VLOOKUP(MID([.J39];2;1);[.$CL$4:.$CM$19];2;0)" office:value-type="float" office:value="8" calcext:value-type="float">
            <text:p>8</text:p>
          </table:table-cell>
          <table:table-cell table:style-name="ce207" table:formula="of:=VLOOKUP(MID([.K39];1;1);[.$CL$4:.$CM$19];2;0)*16+VLOOKUP(MID([.K39];2;1);[.$CL$4:.$CM$19];2;0)" office:value-type="float" office:value="8" calcext:value-type="float">
            <text:p>8</text:p>
          </table:table-cell>
          <table:table-cell table:style-name="ce207" table:formula="of:=MAX([.P39:.S39])" office:value-type="float" office:value="11" calcext:value-type="float">
            <text:p>11</text:p>
          </table:table-cell>
          <table:table-cell table:style-name="ce202" table:formula="of:=[.L39]/SUM([.$L39:.$O39])" office:value-type="float" office:value="0.218390804597701" calcext:value-type="float">
            <text:p>0.218390804597701</text:p>
          </table:table-cell>
          <table:table-cell table:style-name="ce203" table:formula="of:=[.M39]/SUM([.$L39:.$O39])" office:value-type="float" office:value="0.363984674329502" calcext:value-type="float">
            <text:p>0.363984674329502</text:p>
          </table:table-cell>
          <table:table-cell table:style-name="ce203" table:formula="of:=[.N39]/SUM([.$L39:.$O39])" office:value-type="float" office:value="0.18007662835249" calcext:value-type="float">
            <text:p>0.18007662835249</text:p>
          </table:table-cell>
          <table:table-cell table:style-name="ce207" table:formula="of:=[.O39]/SUM([.$L39:.$O39])" office:value-type="float" office:value="0.237547892720307" calcext:value-type="float">
            <text:p>0.237547892720307</text:p>
          </table:table-cell>
          <table:table-cell table:style-name="ce207" table:formula="of:=[.P39]-[.Q39]" office:value-type="float" office:value="-2" calcext:value-type="float">
            <text:p>-2</text:p>
          </table:table-cell>
          <table:table-cell table:style-name="ce207" table:formula="of:=[.Q39]-[.P39]" office:value-type="float" office:value="2" calcext:value-type="float">
            <text:p>2</text:p>
          </table:table-cell>
          <table:table-cell table:formula="of:=[.$AE39]+[.Y39]*[.$AC$3]*IF(ABS([.Y39])&gt;5;2;1)" office:value-type="float" office:value="46" calcext:value-type="float">
            <text:p>46</text:p>
          </table:table-cell>
          <table:table-cell table:formula="of:=[.$AE39]+[.Z39]*[.$AC$3]*IF(ABS([.Y39])&gt;5;2;1)" office:value-type="float" office:value="50" calcext:value-type="float">
            <text:p>50</text:p>
          </table:table-cell>
          <table:table-cell table:style-name="ce202" table:formula="of:=[.$AC$4] - MID([.$C$2];(3*8*51)+1+([.$B39])*3;3)" office:value-type="float" office:value="4" calcext:value-type="float">
            <text:p>4</text:p>
          </table:table-cell>
          <table:table-cell table:formula="of:=[.$AD$4]+([.$AC$4]-[.AC39])" office:value-type="float" office:value="96" calcext:value-type="float">
            <text:p>96</text:p>
          </table:table-cell>
          <table:table-cell table:formula="of:=[.AD39]/2" office:value-type="float" office:value="48" calcext:value-type="float">
            <text:p>48</text:p>
          </table:table-cell>
          <table:table-cell table:formula="of:=[.AA39]+[.U39]*[.$AC39]" office:value-type="float" office:value="46.8735632183908" calcext:value-type="float">
            <text:p>46.8735632183908</text:p>
          </table:table-cell>
          <table:table-cell table:formula="of:=[.AB39]+[.V39]*[.$AC39]" office:value-type="float" office:value="51.455938697318" calcext:value-type="float">
            <text:p>51.455938697318</text:p>
          </table:table-cell>
          <table:table-cell table:style-name="ce208" table:formula="of:=[.AF39]-[.AG39]" office:value-type="float" office:value="-4.5823754789272" calcext:value-type="float">
            <text:p>-4.582</text:p>
          </table:table-cell>
          <table:table-cell table:style-name="ce107" office:value-type="float" office:value="6" calcext:value-type="float">
            <text:p>6</text:p>
          </table:table-cell>
          <table:table-cell table:style-name="ce203" table:formula="of:=([.$AI39]-2)*([.AF39]/100)" office:value-type="float" office:value="1.87494252873563" calcext:value-type="float">
            <text:p>1.87494252873563</text:p>
          </table:table-cell>
          <table:table-cell table:style-name="ce203" table:formula="of:=([.$AI39]-2)*([.AG39]/100)" office:value-type="float" office:value="2.05823754789272" calcext:value-type="float">
            <text:p>2.05823754789272</text:p>
          </table:table-cell>
          <table:table-cell table:style-name="ce203" table:formula="of:=IF([.AF39]&gt;[.AG39];[.AI39];0)" office:value-type="float" office:value="0" calcext:value-type="float">
            <text:p>0</text:p>
          </table:table-cell>
          <table:table-cell table:style-name="ce203" table:formula="of:=IF([.AG39]&gt;[.AF39];[.AI39];0)" office:value-type="float" office:value="6" calcext:value-type="float">
            <text:p>6</text:p>
          </table:table-cell>
          <table:table-cell table:style-name="ce203" table:number-columns-repeated="8"/>
          <table:table-cell table:style-name="ce114" office:value-type="float" office:value="23" calcext:value-type="float">
            <text:p>23</text:p>
          </table:table-cell>
          <table:table-cell table:style-name="ce173" office:value-type="float" office:value="35" calcext:value-type="float">
            <text:p>35</text:p>
          </table:table-cell>
          <table:table-cell table:style-name="ce187" office:value-type="string" calcext:value-type="string">
            <text:p>AR</text:p>
          </table:table-cell>
          <table:table-cell table:style-name="ce215"/>
          <table:table-cell table:style-name="ce222" table:formula="of:=MID([.$C$1];[.AZ$3]+([.$B39]-1)*21+([.$AY$5]-1)*1071;3)" office:value-type="string" office:string-value="0D " calcext:value-type="string">
            <text:p>0D </text:p>
          </table:table-cell>
          <table:table-cell table:style-name="ce222" table:formula="of:=MID([.$C$1];[.BA$3]+([.$B39]-1)*21+([.$AY$5]-1)*1071;3)" office:value-type="string" office:string-value="10 " calcext:value-type="string">
            <text:p>10 </text:p>
          </table:table-cell>
          <table:table-cell table:style-name="ce222" table:formula="of:=MID([.$C$1];[.BB$3]+([.$B39]-1)*21+([.$AY$5]-1)*1071;3)" office:value-type="string" office:string-value="0C " calcext:value-type="string">
            <text:p>0C </text:p>
          </table:table-cell>
          <table:table-cell table:style-name="ce222" table:formula="of:=MID([.$C$1];[.BC$3]+([.$B39]-1)*21+([.$AY$5]-1)*1071;3)" office:value-type="string" office:string-value="18 " calcext:value-type="string">
            <text:p>18 </text:p>
          </table:table-cell>
          <table:table-cell table:style-name="ce222" table:formula="of:=MID([.$C$1];[.BD$3]+([.$B39]-1)*21+([.$AY$5]-1)*1071;3)" office:value-type="string" office:string-value="9A " calcext:value-type="string">
            <text:p>9A </text:p>
          </table:table-cell>
          <table:table-cell table:style-name="ce222" table:formula="of:=MID([.$C$1];[.BE$3]+([.$B39]-1)*21+([.$AY$5]-1)*1071;3)" office:value-type="string" office:string-value="88 " calcext:value-type="string">
            <text:p>88 </text:p>
          </table:table-cell>
          <table:table-cell table:style-name="ce222" table:formula="of:=MID([.$C$1];[.BF$3]+([.$B39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3"/>
          <table:table-cell table:style-name="ce245"/>
          <table:table-cell table:style-name="ce215"/>
          <table:table-cell table:style-name="ce215" table:formula="of:=MID([.$C$1];[.BK$3]+([.$B39]-1)*21+([.$BJ$5]-1)*1071;3)" office:value-type="string" office:string-value="1D " calcext:value-type="string">
            <text:p>1D </text:p>
          </table:table-cell>
          <table:table-cell table:style-name="ce215" table:formula="of:=MID([.$C$1];[.BL$3]+([.$B39]-1)*21+([.$BJ$5]-1)*1071;3)" office:value-type="string" office:string-value="46 " calcext:value-type="string">
            <text:p>46 </text:p>
          </table:table-cell>
          <table:table-cell table:style-name="ce215" table:formula="of:=MID([.$C$1];[.BM$3]+([.$B39]-1)*21+([.$BJ$5]-1)*1071;3)" office:value-type="string" office:string-value="1C " calcext:value-type="string">
            <text:p>1C </text:p>
          </table:table-cell>
          <table:table-cell table:style-name="ce215" table:formula="of:=MID([.$C$1];[.BN$3]+([.$B39]-1)*21+([.$BJ$5]-1)*1071;3)" office:value-type="string" office:string-value="28 " calcext:value-type="string">
            <text:p>28 </text:p>
          </table:table-cell>
          <table:table-cell table:style-name="ce215" table:formula="of:=MID([.$C$1];[.BO$3]+([.$B39]-1)*21+([.$BJ$5]-1)*1071;3)" office:value-type="string" office:string-value="9A " calcext:value-type="string">
            <text:p>9A </text:p>
          </table:table-cell>
          <table:table-cell table:style-name="ce215" table:formula="of:=MID([.$C$1];[.BP$3]+([.$B39]-1)*21+([.$BJ$5]-1)*1071;3)" office:value-type="string" office:string-value="88 " calcext:value-type="string">
            <text:p>88 </text:p>
          </table:table-cell>
          <table:table-cell table:style-name="ce215" table:formula="of:=MID([.$C$1];[.BQ$3]+([.$B39]-1)*21+([.$BJ$5]-1)*1071;3)" office:value-type="string" office:string-value="06 " calcext:value-type="string">
            <text:p>06 </text:p>
          </table:table-cell>
          <table:table-cell table:style-name="ce215"/>
          <table:table-cell table:style-name="ce215" table:formula="of:=VLOOKUP(MID([.AZ39];1;1);[.$CL$4:.$CM$19];2;0)*16+VLOOKUP(MID([.AZ39];2;1);[.$CL$4:.$CM$19];2;0)" office:value-type="float" office:value="13" calcext:value-type="float">
            <text:p>13</text:p>
          </table:table-cell>
          <table:table-cell table:style-name="ce215" table:formula="of:=VLOOKUP(MID([.BA39];1;1);[.$CL$4:.$CM$19];2;0)*16+VLOOKUP(MID([.BA39];2;1);[.$CL$4:.$CM$19];2;0)" office:value-type="float" office:value="16" calcext:value-type="float">
            <text:p>16</text:p>
          </table:table-cell>
          <table:table-cell table:style-name="ce215" table:formula="of:=VLOOKUP(MID([.BB39];1;1);[.$CL$4:.$CM$19];2;0)*16+VLOOKUP(MID([.BB39];2;1);[.$CL$4:.$CM$19];2;0)" office:value-type="float" office:value="12" calcext:value-type="float">
            <text:p>12</text:p>
          </table:table-cell>
          <table:table-cell table:style-name="ce215" table:formula="of:=VLOOKUP(MID([.BC39];1;1);[.$CL$4:.$CM$19];2;0)*16+VLOOKUP(MID([.BC39];2;1);[.$CL$4:.$CM$19];2;0)" office:value-type="float" office:value="24" calcext:value-type="float">
            <text:p>24</text:p>
          </table:table-cell>
          <table:table-cell table:style-name="ce215" table:formula="of:=VLOOKUP(MID([.BD39];1;1);[.$CL$4:.$CM$19];2;0)" office:value-type="float" office:value="9" calcext:value-type="float">
            <text:p>9</text:p>
          </table:table-cell>
          <table:table-cell table:style-name="ce215" table:formula="of:=VLOOKUP(MID([.BD39];2;1);[.$CL$4:.$CM$19];2;0)" office:value-type="float" office:value="10" calcext:value-type="float">
            <text:p>10</text:p>
          </table:table-cell>
          <table:table-cell table:style-name="ce215" table:formula="of:=VLOOKUP(MID([.BE39];1;1);[.$CL$4:.$CM$19];2;0)" office:value-type="float" office:value="8" calcext:value-type="float">
            <text:p>8</text:p>
          </table:table-cell>
          <table:table-cell table:style-name="ce215" table:formula="of:=VLOOKUP(MID([.BE39];2;1);[.$CL$4:.$CM$19];2;0)" office:value-type="float" office:value="8" calcext:value-type="float">
            <text:p>8</text:p>
          </table:table-cell>
          <table:table-cell table:style-name="ce215" table:formula="of:=VLOOKUP(MID([.BF39];2;1);[.$CL$4:.$CM$19];2;0)" office:value-type="float" office:value="0" calcext:value-type="float">
            <text:p>0</text:p>
          </table:table-cell>
          <table:table-cell table:style-name="ce215"/>
          <table:table-cell table:style-name="ce215" table:formula="of:=VLOOKUP(MID([.BK39];1;1);[.$CL$4:.$CM$19];2;0)*16+VLOOKUP(MID([.BK39];2;1);[.$CL$4:.$CM$19];2;0)" office:value-type="float" office:value="29" calcext:value-type="float">
            <text:p>29</text:p>
          </table:table-cell>
          <table:table-cell table:style-name="ce215" table:formula="of:=VLOOKUP(MID([.BL39];1;1);[.$CL$4:.$CM$19];2;0)*16+VLOOKUP(MID([.BL39];2;1);[.$CL$4:.$CM$19];2;0)" office:value-type="float" office:value="70" calcext:value-type="float">
            <text:p>70</text:p>
          </table:table-cell>
          <table:table-cell table:style-name="ce215" table:formula="of:=VLOOKUP(MID([.BM39];1;1);[.$CL$4:.$CM$19];2;0)*16+VLOOKUP(MID([.BM39];2;1);[.$CL$4:.$CM$19];2;0)" office:value-type="float" office:value="28" calcext:value-type="float">
            <text:p>28</text:p>
          </table:table-cell>
          <table:table-cell table:style-name="ce215" table:formula="of:=VLOOKUP(MID([.BN39];1;1);[.$CL$4:.$CM$19];2;0)*16+VLOOKUP(MID([.BN39];2;1);[.$CL$4:.$CM$19];2;0)" office:value-type="float" office:value="40" calcext:value-type="float">
            <text:p>40</text:p>
          </table:table-cell>
          <table:table-cell table:style-name="ce215" table:formula="of:=VLOOKUP(MID([.BO39];1;1);[.$CL$4:.$CM$19];2;0)" office:value-type="float" office:value="9" calcext:value-type="float">
            <text:p>9</text:p>
          </table:table-cell>
          <table:table-cell table:style-name="ce215" table:formula="of:=VLOOKUP(MID([.BO39];2;1);[.$CL$4:.$CM$19];2;0)" office:value-type="float" office:value="10" calcext:value-type="float">
            <text:p>10</text:p>
          </table:table-cell>
          <table:table-cell table:style-name="ce215" table:formula="of:=VLOOKUP(MID([.BP39];1;1);[.$CL$4:.$CM$19];2;0)" office:value-type="float" office:value="8" calcext:value-type="float">
            <text:p>8</text:p>
          </table:table-cell>
          <table:table-cell table:style-name="ce215" table:formula="of:=VLOOKUP(MID([.BP39];2;1);[.$CL$4:.$CM$19];2;0)" office:value-type="float" office:value="8" calcext:value-type="float">
            <text:p>8</text:p>
          </table:table-cell>
          <table:table-cell table:style-name="ce215" table:number-columns-repeated="4"/>
          <table:table-cell table:style-name="ce215" table:formula="of:=VLOOKUP(MID([.BQ39];2;1);[.$CL$4:.$CM$19];2;0)" office:value-type="float" office:value="6" calcext:value-type="float">
            <text:p>6</text:p>
          </table:table-cell>
          <table:table-cell table:style-name="ce215" table:number-columns-repeated="920"/>
        </table:table-row>
        <table:table-row table:style-name="ro1">
          <table:table-cell table:style-name="ce114" office:value-type="float" office:value="24" calcext:value-type="float">
            <text:p>24</text:p>
          </table:table-cell>
          <table:table-cell table:style-name="ce173" office:value-type="float" office:value="36" calcext:value-type="float">
            <text:p>36</text:p>
          </table:table-cell>
          <table:table-cell table:style-name="ce187" office:value-type="string" calcext:value-type="string">
            <text:p>LA</text:p>
          </table:table-cell>
          <table:table-cell table:style-name="ce187" table:formula="of:=MID([.$C$2];[.D$3]+([.$B40]-1)*24;3)" office:value-type="string" office:string-value="3B " calcext:value-type="string">
            <text:p>3B </text:p>
          </table:table-cell>
          <table:table-cell table:style-name="ce187" table:formula="of:=MID([.$C$2];[.E$3]+([.$B40]-1)*24;3)" office:value-type="string" office:string-value="33 " calcext:value-type="string">
            <text:p>33 </text:p>
          </table:table-cell>
          <table:table-cell table:style-name="ce187" table:formula="of:=MID([.$C$2];[.F$3]+([.$B40]-1)*24;3)" office:value-type="string" office:string-value="33 " calcext:value-type="string">
            <text:p>33 </text:p>
          </table:table-cell>
          <table:table-cell table:style-name="ce187" table:formula="of:=MID([.$C$2];[.G$3]+([.$B40]-1)*24;3)" office:value-type="string" office:string-value="62 " calcext:value-type="string">
            <text:p>62 </text:p>
          </table:table-cell>
          <table:table-cell table:style-name="ce187" table:formula="of:=MID([.$C$2];[.H$3]+([.$B40]-1)*24;3)" office:value-type="string" office:string-value="09 " calcext:value-type="string">
            <text:p>09 </text:p>
          </table:table-cell>
          <table:table-cell table:style-name="ce187" table:formula="of:=MID([.$C$2];[.I$3]+([.$B40]-1)*24;3)" office:value-type="string" office:string-value="08 " calcext:value-type="string">
            <text:p>08 </text:p>
          </table:table-cell>
          <table:table-cell table:style-name="ce187" table:formula="of:=MID([.$C$2];[.J$3]+([.$B40]-1)*24;3)" office:value-type="string" office:string-value="09 " calcext:value-type="string">
            <text:p>09 </text:p>
          </table:table-cell>
          <table:table-cell table:style-name="ce187" table:formula="of:=MID([.$C$2];[.K$3]+([.$B40]-1)*24;3)" office:value-type="string" office:string-value="0A " calcext:value-type="string">
            <text:p>0A </text:p>
          </table:table-cell>
          <table:table-cell table:style-name="ce187" table:formula="of:=VLOOKUP(MID([.D40];1;1);[.$CL$4:.$CM$19];2;0)*16+VLOOKUP(MID([.D40];2;1);[.$CL$4:.$CM$19];2;0)" office:value-type="float" office:value="59" calcext:value-type="float">
            <text:p>59</text:p>
          </table:table-cell>
          <table:table-cell table:style-name="ce187" table:formula="of:=VLOOKUP(MID([.E40];1;1);[.$CL$4:.$CM$19];2;0)*16+VLOOKUP(MID([.E40];2;1);[.$CL$4:.$CM$19];2;0)" office:value-type="float" office:value="51" calcext:value-type="float">
            <text:p>51</text:p>
          </table:table-cell>
          <table:table-cell table:style-name="ce187" table:formula="of:=VLOOKUP(MID([.F40];1;1);[.$CL$4:.$CM$19];2;0)*16+VLOOKUP(MID([.F40];2;1);[.$CL$4:.$CM$19];2;0)" office:value-type="float" office:value="51" calcext:value-type="float">
            <text:p>51</text:p>
          </table:table-cell>
          <table:table-cell table:style-name="ce187" table:formula="of:=VLOOKUP(MID([.G40];1;1);[.$CL$4:.$CM$19];2;0)*16+VLOOKUP(MID([.G40];2;1);[.$CL$4:.$CM$19];2;0)" office:value-type="float" office:value="98" calcext:value-type="float">
            <text:p>98</text:p>
          </table:table-cell>
          <table:table-cell table:style-name="ce202" table:formula="of:=VLOOKUP(MID([.H40];1;1);[.$CL$4:.$CM$19];2;0)*16+VLOOKUP(MID([.H40];2;1);[.$CL$4:.$CM$19];2;0)" office:value-type="float" office:value="9" calcext:value-type="float">
            <text:p>9</text:p>
          </table:table-cell>
          <table:table-cell table:style-name="ce203" table:formula="of:=VLOOKUP(MID([.I40];1;1);[.$CL$4:.$CM$19];2;0)*16+VLOOKUP(MID([.I40];2;1);[.$CL$4:.$CM$19];2;0)" office:value-type="float" office:value="8" calcext:value-type="float">
            <text:p>8</text:p>
          </table:table-cell>
          <table:table-cell table:style-name="ce203" table:formula="of:=VLOOKUP(MID([.J40];1;1);[.$CL$4:.$CM$19];2;0)*16+VLOOKUP(MID([.J40];2;1);[.$CL$4:.$CM$19];2;0)" office:value-type="float" office:value="9" calcext:value-type="float">
            <text:p>9</text:p>
          </table:table-cell>
          <table:table-cell table:style-name="ce207" table:formula="of:=VLOOKUP(MID([.K40];1;1);[.$CL$4:.$CM$19];2;0)*16+VLOOKUP(MID([.K40];2;1);[.$CL$4:.$CM$19];2;0)" office:value-type="float" office:value="10" calcext:value-type="float">
            <text:p>10</text:p>
          </table:table-cell>
          <table:table-cell table:style-name="ce207" table:formula="of:=MAX([.P40:.S40])" office:value-type="float" office:value="10" calcext:value-type="float">
            <text:p>10</text:p>
          </table:table-cell>
          <table:table-cell table:style-name="ce202" table:formula="of:=[.L40]/SUM([.$L40:.$O40])" office:value-type="float" office:value="0.227799227799228" calcext:value-type="float">
            <text:p>0.227799227799228</text:p>
          </table:table-cell>
          <table:table-cell table:style-name="ce203" table:formula="of:=[.M40]/SUM([.$L40:.$O40])" office:value-type="float" office:value="0.196911196911197" calcext:value-type="float">
            <text:p>0.196911196911197</text:p>
          </table:table-cell>
          <table:table-cell table:style-name="ce203" table:formula="of:=[.N40]/SUM([.$L40:.$O40])" office:value-type="float" office:value="0.196911196911197" calcext:value-type="float">
            <text:p>0.196911196911197</text:p>
          </table:table-cell>
          <table:table-cell table:style-name="ce207" table:formula="of:=[.O40]/SUM([.$L40:.$O40])" office:value-type="float" office:value="0.378378378378378" calcext:value-type="float">
            <text:p>0.378378378378378</text:p>
          </table:table-cell>
          <table:table-cell table:style-name="ce207" table:formula="of:=[.P40]-[.Q40]" office:value-type="float" office:value="1" calcext:value-type="float">
            <text:p>1</text:p>
          </table:table-cell>
          <table:table-cell table:style-name="ce207" table:formula="of:=[.Q40]-[.P40]" office:value-type="float" office:value="-1" calcext:value-type="float">
            <text:p>-1</text:p>
          </table:table-cell>
          <table:table-cell table:formula="of:=[.$AE40]+[.Y40]*[.$AC$3]*IF(ABS([.Y40])&gt;5;2;1)" office:value-type="float" office:value="49" calcext:value-type="float">
            <text:p>49</text:p>
          </table:table-cell>
          <table:table-cell table:formula="of:=[.$AE40]+[.Z40]*[.$AC$3]*IF(ABS([.Y40])&gt;5;2;1)" office:value-type="float" office:value="47" calcext:value-type="float">
            <text:p>47</text:p>
          </table:table-cell>
          <table:table-cell table:style-name="ce202" table:formula="of:=[.$AC$4] - MID([.$C$2];(3*8*51)+1+([.$B40])*3;3)" office:value-type="float" office:value="4" calcext:value-type="float">
            <text:p>4</text:p>
          </table:table-cell>
          <table:table-cell table:formula="of:=[.$AD$4]+([.$AC$4]-[.AC40])" office:value-type="float" office:value="96" calcext:value-type="float">
            <text:p>96</text:p>
          </table:table-cell>
          <table:table-cell table:formula="of:=[.AD40]/2" office:value-type="float" office:value="48" calcext:value-type="float">
            <text:p>48</text:p>
          </table:table-cell>
          <table:table-cell table:formula="of:=[.AA40]+[.U40]*[.$AC40]" office:value-type="float" office:value="49.9111969111969" calcext:value-type="float">
            <text:p>49.9111969111969</text:p>
          </table:table-cell>
          <table:table-cell table:formula="of:=[.AB40]+[.V40]*[.$AC40]" office:value-type="float" office:value="47.7876447876448" calcext:value-type="float">
            <text:p>47.7876447876448</text:p>
          </table:table-cell>
          <table:table-cell table:style-name="ce208" table:formula="of:=[.AF40]-[.AG40]" office:value-type="float" office:value="2.12355212355212" calcext:value-type="float">
            <text:p>2.124</text:p>
          </table:table-cell>
          <table:table-cell table:style-name="ce107" office:value-type="float" office:value="8" calcext:value-type="float">
            <text:p>8</text:p>
          </table:table-cell>
          <table:table-cell table:style-name="ce203" table:formula="of:=([.$AI40]-2)*([.AF40]/100)" office:value-type="float" office:value="2.99467181467181" calcext:value-type="float">
            <text:p>2.99467181467181</text:p>
          </table:table-cell>
          <table:table-cell table:style-name="ce203" table:formula="of:=([.$AI40]-2)*([.AG40]/100)" office:value-type="float" office:value="2.86725868725869" calcext:value-type="float">
            <text:p>2.86725868725869</text:p>
          </table:table-cell>
          <table:table-cell table:style-name="ce203" table:formula="of:=IF([.AF40]&gt;[.AG40];[.AI40];0)" office:value-type="float" office:value="8" calcext:value-type="float">
            <text:p>8</text:p>
          </table:table-cell>
          <table:table-cell table:style-name="ce203" table:formula="of:=IF([.AG40]&gt;[.AF40];[.AI40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24" calcext:value-type="float">
            <text:p>24</text:p>
          </table:table-cell>
          <table:table-cell table:style-name="ce173" office:value-type="float" office:value="36" calcext:value-type="float">
            <text:p>36</text:p>
          </table:table-cell>
          <table:table-cell table:style-name="ce187" office:value-type="string" calcext:value-type="string">
            <text:p>LA</text:p>
          </table:table-cell>
          <table:table-cell table:style-name="ce215"/>
          <table:table-cell table:style-name="ce222" table:formula="of:=MID([.$C$1];[.AZ$3]+([.$B40]-1)*21+([.$AY$5]-1)*1071;3)" office:value-type="string" office:string-value="0E " calcext:value-type="string">
            <text:p>0E </text:p>
          </table:table-cell>
          <table:table-cell table:style-name="ce222" table:formula="of:=MID([.$C$1];[.BA$3]+([.$B40]-1)*21+([.$AY$5]-1)*1071;3)" office:value-type="string" office:string-value="0D " calcext:value-type="string">
            <text:p>0D </text:p>
          </table:table-cell>
          <table:table-cell table:style-name="ce222" table:formula="of:=MID([.$C$1];[.BB$3]+([.$B40]-1)*21+([.$AY$5]-1)*1071;3)" office:value-type="string" office:string-value="0E " calcext:value-type="string">
            <text:p>0E </text:p>
          </table:table-cell>
          <table:table-cell table:style-name="ce222" table:formula="of:=MID([.$C$1];[.BC$3]+([.$B40]-1)*21+([.$AY$5]-1)*1071;3)" office:value-type="string" office:string-value="1A " calcext:value-type="string">
            <text:p>1A </text:p>
          </table:table-cell>
          <table:table-cell table:style-name="ce222" table:formula="of:=MID([.$C$1];[.BD$3]+([.$B40]-1)*21+([.$AY$5]-1)*1071;3)" office:value-type="string" office:string-value="98 " calcext:value-type="string">
            <text:p>98 </text:p>
          </table:table-cell>
          <table:table-cell table:style-name="ce222" table:formula="of:=MID([.$C$1];[.BE$3]+([.$B40]-1)*21+([.$AY$5]-1)*1071;3)" office:value-type="string" office:string-value="99 " calcext:value-type="string">
            <text:p>99 </text:p>
          </table:table-cell>
          <table:table-cell table:style-name="ce222" table:formula="of:=MID([.$C$1];[.BF$3]+([.$B40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3"/>
          <table:table-cell table:style-name="ce245"/>
          <table:table-cell table:style-name="ce215"/>
          <table:table-cell table:style-name="ce215" table:formula="of:=MID([.$C$1];[.BK$3]+([.$B40]-1)*21+([.$BJ$5]-1)*1071;3)" office:value-type="string" office:string-value="1E " calcext:value-type="string">
            <text:p>1E </text:p>
          </table:table-cell>
          <table:table-cell table:style-name="ce215" table:formula="of:=MID([.$C$1];[.BL$3]+([.$B40]-1)*21+([.$BJ$5]-1)*1071;3)" office:value-type="string" office:string-value="1D " calcext:value-type="string">
            <text:p>1D </text:p>
          </table:table-cell>
          <table:table-cell table:style-name="ce215" table:formula="of:=MID([.$C$1];[.BM$3]+([.$B40]-1)*21+([.$BJ$5]-1)*1071;3)" office:value-type="string" office:string-value="1E " calcext:value-type="string">
            <text:p>1E </text:p>
          </table:table-cell>
          <table:table-cell table:style-name="ce215" table:formula="of:=MID([.$C$1];[.BN$3]+([.$B40]-1)*21+([.$BJ$5]-1)*1071;3)" office:value-type="string" office:string-value="4B " calcext:value-type="string">
            <text:p>4B </text:p>
          </table:table-cell>
          <table:table-cell table:style-name="ce215" table:formula="of:=MID([.$C$1];[.BO$3]+([.$B40]-1)*21+([.$BJ$5]-1)*1071;3)" office:value-type="string" office:string-value="98 " calcext:value-type="string">
            <text:p>98 </text:p>
          </table:table-cell>
          <table:table-cell table:style-name="ce215" table:formula="of:=MID([.$C$1];[.BP$3]+([.$B40]-1)*21+([.$BJ$5]-1)*1071;3)" office:value-type="string" office:string-value="99 " calcext:value-type="string">
            <text:p>99 </text:p>
          </table:table-cell>
          <table:table-cell table:style-name="ce215" table:formula="of:=MID([.$C$1];[.BQ$3]+([.$B40]-1)*21+([.$BJ$5]-1)*1071;3)" office:value-type="string" office:string-value="06 " calcext:value-type="string">
            <text:p>06 </text:p>
          </table:table-cell>
          <table:table-cell table:style-name="ce215"/>
          <table:table-cell table:style-name="ce215" table:formula="of:=VLOOKUP(MID([.AZ40];1;1);[.$CL$4:.$CM$19];2;0)*16+VLOOKUP(MID([.AZ40];2;1);[.$CL$4:.$CM$19];2;0)" office:value-type="float" office:value="14" calcext:value-type="float">
            <text:p>14</text:p>
          </table:table-cell>
          <table:table-cell table:style-name="ce215" table:formula="of:=VLOOKUP(MID([.BA40];1;1);[.$CL$4:.$CM$19];2;0)*16+VLOOKUP(MID([.BA40];2;1);[.$CL$4:.$CM$19];2;0)" office:value-type="float" office:value="13" calcext:value-type="float">
            <text:p>13</text:p>
          </table:table-cell>
          <table:table-cell table:style-name="ce215" table:formula="of:=VLOOKUP(MID([.BB40];1;1);[.$CL$4:.$CM$19];2;0)*16+VLOOKUP(MID([.BB40];2;1);[.$CL$4:.$CM$19];2;0)" office:value-type="float" office:value="14" calcext:value-type="float">
            <text:p>14</text:p>
          </table:table-cell>
          <table:table-cell table:style-name="ce215" table:formula="of:=VLOOKUP(MID([.BC40];1;1);[.$CL$4:.$CM$19];2;0)*16+VLOOKUP(MID([.BC40];2;1);[.$CL$4:.$CM$19];2;0)" office:value-type="float" office:value="26" calcext:value-type="float">
            <text:p>26</text:p>
          </table:table-cell>
          <table:table-cell table:style-name="ce215" table:formula="of:=VLOOKUP(MID([.BD40];1;1);[.$CL$4:.$CM$19];2;0)" office:value-type="float" office:value="9" calcext:value-type="float">
            <text:p>9</text:p>
          </table:table-cell>
          <table:table-cell table:style-name="ce215" table:formula="of:=VLOOKUP(MID([.BD40];2;1);[.$CL$4:.$CM$19];2;0)" office:value-type="float" office:value="8" calcext:value-type="float">
            <text:p>8</text:p>
          </table:table-cell>
          <table:table-cell table:style-name="ce215" table:formula="of:=VLOOKUP(MID([.BE40];1;1);[.$CL$4:.$CM$19];2;0)" office:value-type="float" office:value="9" calcext:value-type="float">
            <text:p>9</text:p>
          </table:table-cell>
          <table:table-cell table:style-name="ce215" table:formula="of:=VLOOKUP(MID([.BE40];2;1);[.$CL$4:.$CM$19];2;0)" office:value-type="float" office:value="9" calcext:value-type="float">
            <text:p>9</text:p>
          </table:table-cell>
          <table:table-cell table:style-name="ce215" table:formula="of:=VLOOKUP(MID([.BF40];2;1);[.$CL$4:.$CM$19];2;0)" office:value-type="float" office:value="0" calcext:value-type="float">
            <text:p>0</text:p>
          </table:table-cell>
          <table:table-cell table:style-name="ce215"/>
          <table:table-cell table:style-name="ce215" table:formula="of:=VLOOKUP(MID([.BK40];1;1);[.$CL$4:.$CM$19];2;0)*16+VLOOKUP(MID([.BK40];2;1);[.$CL$4:.$CM$19];2;0)" office:value-type="float" office:value="30" calcext:value-type="float">
            <text:p>30</text:p>
          </table:table-cell>
          <table:table-cell table:style-name="ce215" table:formula="of:=VLOOKUP(MID([.BL40];1;1);[.$CL$4:.$CM$19];2;0)*16+VLOOKUP(MID([.BL40];2;1);[.$CL$4:.$CM$19];2;0)" office:value-type="float" office:value="29" calcext:value-type="float">
            <text:p>29</text:p>
          </table:table-cell>
          <table:table-cell table:style-name="ce215" table:formula="of:=VLOOKUP(MID([.BM40];1;1);[.$CL$4:.$CM$19];2;0)*16+VLOOKUP(MID([.BM40];2;1);[.$CL$4:.$CM$19];2;0)" office:value-type="float" office:value="30" calcext:value-type="float">
            <text:p>30</text:p>
          </table:table-cell>
          <table:table-cell table:style-name="ce215" table:formula="of:=VLOOKUP(MID([.BN40];1;1);[.$CL$4:.$CM$19];2;0)*16+VLOOKUP(MID([.BN40];2;1);[.$CL$4:.$CM$19];2;0)" office:value-type="float" office:value="75" calcext:value-type="float">
            <text:p>75</text:p>
          </table:table-cell>
          <table:table-cell table:style-name="ce215" table:formula="of:=VLOOKUP(MID([.BO40];1;1);[.$CL$4:.$CM$19];2;0)" office:value-type="float" office:value="9" calcext:value-type="float">
            <text:p>9</text:p>
          </table:table-cell>
          <table:table-cell table:style-name="ce215" table:formula="of:=VLOOKUP(MID([.BO40];2;1);[.$CL$4:.$CM$19];2;0)" office:value-type="float" office:value="8" calcext:value-type="float">
            <text:p>8</text:p>
          </table:table-cell>
          <table:table-cell table:style-name="ce215" table:formula="of:=VLOOKUP(MID([.BP40];1;1);[.$CL$4:.$CM$19];2;0)" office:value-type="float" office:value="9" calcext:value-type="float">
            <text:p>9</text:p>
          </table:table-cell>
          <table:table-cell table:style-name="ce215" table:formula="of:=VLOOKUP(MID([.BP40];2;1);[.$CL$4:.$CM$19];2;0)" office:value-type="float" office:value="9" calcext:value-type="float">
            <text:p>9</text:p>
          </table:table-cell>
          <table:table-cell table:style-name="ce215" table:number-columns-repeated="4"/>
          <table:table-cell table:style-name="ce215" table:formula="of:=VLOOKUP(MID([.BQ40];2;1);[.$CL$4:.$CM$19];2;0)" office:value-type="float" office:value="6" calcext:value-type="float">
            <text:p>6</text:p>
          </table:table-cell>
          <table:table-cell table:style-name="ce215" table:number-columns-repeated="920"/>
        </table:table-row>
        <table:table-row table:style-name="ro1">
          <table:table-cell table:style-name="ce114" office:value-type="float" office:value="25" calcext:value-type="float">
            <text:p>25</text:p>
          </table:table-cell>
          <table:table-cell table:style-name="ce173" office:value-type="float" office:value="37" calcext:value-type="float">
            <text:p>37</text:p>
          </table:table-cell>
          <table:table-cell table:style-name="ce187" office:value-type="string" calcext:value-type="string">
            <text:p>OK</text:p>
          </table:table-cell>
          <table:table-cell table:style-name="ce187" table:formula="of:=MID([.$C$2];[.D$3]+([.$B41]-1)*24;3)" office:value-type="string" office:string-value="35 " calcext:value-type="string">
            <text:p>35 </text:p>
          </table:table-cell>
          <table:table-cell table:style-name="ce187" table:formula="of:=MID([.$C$2];[.E$3]+([.$B41]-1)*24;3)" office:value-type="string" office:string-value="33 " calcext:value-type="string">
            <text:p>33 </text:p>
          </table:table-cell>
          <table:table-cell table:style-name="ce187" table:formula="of:=MID([.$C$2];[.F$3]+([.$B41]-1)*24;3)" office:value-type="string" office:string-value="31 " calcext:value-type="string">
            <text:p>31 </text:p>
          </table:table-cell>
          <table:table-cell table:style-name="ce187" table:formula="of:=MID([.$C$2];[.G$3]+([.$B41]-1)*24;3)" office:value-type="string" office:string-value="47 " calcext:value-type="string">
            <text:p>47 </text:p>
          </table:table-cell>
          <table:table-cell table:style-name="ce187" table:formula="of:=MID([.$C$2];[.H$3]+([.$B41]-1)*24;3)" office:value-type="string" office:string-value="08 " calcext:value-type="string">
            <text:p>08 </text:p>
          </table:table-cell>
          <table:table-cell table:style-name="ce187" table:formula="of:=MID([.$C$2];[.I$3]+([.$B41]-1)*24;3)" office:value-type="string" office:string-value="08 " calcext:value-type="string">
            <text:p>08 </text:p>
          </table:table-cell>
          <table:table-cell table:style-name="ce187" table:formula="of:=MID([.$C$2];[.J$3]+([.$B41]-1)*24;3)" office:value-type="string" office:string-value="08 " calcext:value-type="string">
            <text:p>08 </text:p>
          </table:table-cell>
          <table:table-cell table:style-name="ce187" table:formula="of:=MID([.$C$2];[.K$3]+([.$B41]-1)*24;3)" office:value-type="string" office:string-value="0B " calcext:value-type="string">
            <text:p>0B </text:p>
          </table:table-cell>
          <table:table-cell table:style-name="ce187" table:formula="of:=VLOOKUP(MID([.D41];1;1);[.$CL$4:.$CM$19];2;0)*16+VLOOKUP(MID([.D41];2;1);[.$CL$4:.$CM$19];2;0)" office:value-type="float" office:value="53" calcext:value-type="float">
            <text:p>53</text:p>
          </table:table-cell>
          <table:table-cell table:style-name="ce187" table:formula="of:=VLOOKUP(MID([.E41];1;1);[.$CL$4:.$CM$19];2;0)*16+VLOOKUP(MID([.E41];2;1);[.$CL$4:.$CM$19];2;0)" office:value-type="float" office:value="51" calcext:value-type="float">
            <text:p>51</text:p>
          </table:table-cell>
          <table:table-cell table:style-name="ce187" table:formula="of:=VLOOKUP(MID([.F41];1;1);[.$CL$4:.$CM$19];2;0)*16+VLOOKUP(MID([.F41];2;1);[.$CL$4:.$CM$19];2;0)" office:value-type="float" office:value="49" calcext:value-type="float">
            <text:p>49</text:p>
          </table:table-cell>
          <table:table-cell table:style-name="ce187" table:formula="of:=VLOOKUP(MID([.G41];1;1);[.$CL$4:.$CM$19];2;0)*16+VLOOKUP(MID([.G41];2;1);[.$CL$4:.$CM$19];2;0)" office:value-type="float" office:value="71" calcext:value-type="float">
            <text:p>71</text:p>
          </table:table-cell>
          <table:table-cell table:style-name="ce202" table:formula="of:=VLOOKUP(MID([.H41];1;1);[.$CL$4:.$CM$19];2;0)*16+VLOOKUP(MID([.H41];2;1);[.$CL$4:.$CM$19];2;0)" office:value-type="float" office:value="8" calcext:value-type="float">
            <text:p>8</text:p>
          </table:table-cell>
          <table:table-cell table:style-name="ce203" table:formula="of:=VLOOKUP(MID([.I41];1;1);[.$CL$4:.$CM$19];2;0)*16+VLOOKUP(MID([.I41];2;1);[.$CL$4:.$CM$19];2;0)" office:value-type="float" office:value="8" calcext:value-type="float">
            <text:p>8</text:p>
          </table:table-cell>
          <table:table-cell table:style-name="ce203" table:formula="of:=VLOOKUP(MID([.J41];1;1);[.$CL$4:.$CM$19];2;0)*16+VLOOKUP(MID([.J41];2;1);[.$CL$4:.$CM$19];2;0)" office:value-type="float" office:value="8" calcext:value-type="float">
            <text:p>8</text:p>
          </table:table-cell>
          <table:table-cell table:style-name="ce207" table:formula="of:=VLOOKUP(MID([.K41];1;1);[.$CL$4:.$CM$19];2;0)*16+VLOOKUP(MID([.K41];2;1);[.$CL$4:.$CM$19];2;0)" office:value-type="float" office:value="11" calcext:value-type="float">
            <text:p>11</text:p>
          </table:table-cell>
          <table:table-cell table:style-name="ce207" table:formula="of:=MAX([.P41:.S41])" office:value-type="float" office:value="11" calcext:value-type="float">
            <text:p>11</text:p>
          </table:table-cell>
          <table:table-cell table:style-name="ce202" table:formula="of:=[.L41]/SUM([.$L41:.$O41])" office:value-type="float" office:value="0.236607142857143" calcext:value-type="float">
            <text:p>0.236607142857143</text:p>
          </table:table-cell>
          <table:table-cell table:style-name="ce203" table:formula="of:=[.M41]/SUM([.$L41:.$O41])" office:value-type="float" office:value="0.227678571428571" calcext:value-type="float">
            <text:p>0.227678571428571</text:p>
          </table:table-cell>
          <table:table-cell table:style-name="ce203" table:formula="of:=[.N41]/SUM([.$L41:.$O41])" office:value-type="float" office:value="0.21875" calcext:value-type="float">
            <text:p>0.21875</text:p>
          </table:table-cell>
          <table:table-cell table:style-name="ce207" table:formula="of:=[.O41]/SUM([.$L41:.$O41])" office:value-type="float" office:value="0.316964285714286" calcext:value-type="float">
            <text:p>0.316964285714286</text:p>
          </table:table-cell>
          <table:table-cell table:style-name="ce207" table:formula="of:=[.P41]-[.Q41]" office:value-type="float" office:value="0" calcext:value-type="float">
            <text:p>0</text:p>
          </table:table-cell>
          <table:table-cell table:style-name="ce207" table:formula="of:=[.Q41]-[.P41]" office:value-type="float" office:value="0" calcext:value-type="float">
            <text:p>0</text:p>
          </table:table-cell>
          <table:table-cell table:formula="of:=[.$AE41]+[.Y41]*[.$AC$3]*IF(ABS([.Y41])&gt;5;2;1)" office:value-type="float" office:value="49" calcext:value-type="float">
            <text:p>49</text:p>
          </table:table-cell>
          <table:table-cell table:formula="of:=[.$AE41]+[.Z41]*[.$AC$3]*IF(ABS([.Y41])&gt;5;2;1)" office:value-type="float" office:value="49" calcext:value-type="float">
            <text:p>49</text:p>
          </table:table-cell>
          <table:table-cell table:style-name="ce202" table:formula="of:=[.$AC$4] - MID([.$C$2];(3*8*51)+1+([.$B41])*3;3)" office:value-type="float" office:value="2" calcext:value-type="float">
            <text:p>2</text:p>
          </table:table-cell>
          <table:table-cell table:formula="of:=[.$AD$4]+([.$AC$4]-[.AC41])" office:value-type="float" office:value="98" calcext:value-type="float">
            <text:p>98</text:p>
          </table:table-cell>
          <table:table-cell table:formula="of:=[.AD41]/2" office:value-type="float" office:value="49" calcext:value-type="float">
            <text:p>49</text:p>
          </table:table-cell>
          <table:table-cell table:formula="of:=[.AA41]+[.U41]*[.$AC41]" office:value-type="float" office:value="49.4732142857143" calcext:value-type="float">
            <text:p>49.4732142857143</text:p>
          </table:table-cell>
          <table:table-cell table:formula="of:=[.AB41]+[.V41]*[.$AC41]" office:value-type="float" office:value="49.4553571428571" calcext:value-type="float">
            <text:p>49.4553571428571</text:p>
          </table:table-cell>
          <table:table-cell table:style-name="ce208" table:formula="of:=[.AF41]-[.AG41]" office:value-type="float" office:value="0.0178571428571388" calcext:value-type="float">
            <text:p>0.018</text:p>
          </table:table-cell>
          <table:table-cell table:style-name="ce107" office:value-type="float" office:value="7" calcext:value-type="float">
            <text:p>7</text:p>
          </table:table-cell>
          <table:table-cell table:style-name="ce203" table:formula="of:=([.$AI41]-2)*([.AF41]/100)" office:value-type="float" office:value="2.47366071428571" calcext:value-type="float">
            <text:p>2.47366071428571</text:p>
          </table:table-cell>
          <table:table-cell table:style-name="ce203" table:formula="of:=([.$AI41]-2)*([.AG41]/100)" office:value-type="float" office:value="2.47276785714286" calcext:value-type="float">
            <text:p>2.47276785714286</text:p>
          </table:table-cell>
          <table:table-cell table:style-name="ce203" table:formula="of:=IF([.AF41]&gt;[.AG41];[.AI41];0)" office:value-type="float" office:value="7" calcext:value-type="float">
            <text:p>7</text:p>
          </table:table-cell>
          <table:table-cell table:style-name="ce203" table:formula="of:=IF([.AG41]&gt;[.AF41];[.AI41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25" calcext:value-type="float">
            <text:p>25</text:p>
          </table:table-cell>
          <table:table-cell table:style-name="ce173" office:value-type="float" office:value="37" calcext:value-type="float">
            <text:p>37</text:p>
          </table:table-cell>
          <table:table-cell table:style-name="ce187" office:value-type="string" calcext:value-type="string">
            <text:p>OK</text:p>
          </table:table-cell>
          <table:table-cell table:style-name="ce215"/>
          <table:table-cell table:style-name="ce222" table:formula="of:=MID([.$C$1];[.AZ$3]+([.$B41]-1)*21+([.$AY$5]-1)*1071;3)" office:value-type="string" office:string-value="0B " calcext:value-type="string">
            <text:p>0B </text:p>
          </table:table-cell>
          <table:table-cell table:style-name="ce222" table:formula="of:=MID([.$C$1];[.BA$3]+([.$B41]-1)*21+([.$AY$5]-1)*1071;3)" office:value-type="string" office:string-value="0D " calcext:value-type="string">
            <text:p>0D </text:p>
          </table:table-cell>
          <table:table-cell table:style-name="ce222" table:formula="of:=MID([.$C$1];[.BB$3]+([.$B41]-1)*21+([.$AY$5]-1)*1071;3)" office:value-type="string" office:string-value="0D " calcext:value-type="string">
            <text:p>0D </text:p>
          </table:table-cell>
          <table:table-cell table:style-name="ce222" table:formula="of:=MID([.$C$1];[.BC$3]+([.$B41]-1)*21+([.$AY$5]-1)*1071;3)" office:value-type="string" office:string-value="1E " calcext:value-type="string">
            <text:p>1E </text:p>
          </table:table-cell>
          <table:table-cell table:style-name="ce222" table:formula="of:=MID([.$C$1];[.BD$3]+([.$B41]-1)*21+([.$AY$5]-1)*1071;3)" office:value-type="string" office:string-value="88 " calcext:value-type="string">
            <text:p>88 </text:p>
          </table:table-cell>
          <table:table-cell table:style-name="ce222" table:formula="of:=MID([.$C$1];[.BE$3]+([.$B41]-1)*21+([.$AY$5]-1)*1071;3)" office:value-type="string" office:string-value="8A " calcext:value-type="string">
            <text:p>8A </text:p>
          </table:table-cell>
          <table:table-cell table:style-name="ce222" table:formula="of:=MID([.$C$1];[.BF$3]+([.$B41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3"/>
          <table:table-cell table:style-name="ce245"/>
          <table:table-cell table:style-name="ce215"/>
          <table:table-cell table:style-name="ce215" table:formula="of:=MID([.$C$1];[.BK$3]+([.$B41]-1)*21+([.$BJ$5]-1)*1071;3)" office:value-type="string" office:string-value="1B " calcext:value-type="string">
            <text:p>1B </text:p>
          </table:table-cell>
          <table:table-cell table:style-name="ce215" table:formula="of:=MID([.$C$1];[.BL$3]+([.$B41]-1)*21+([.$BJ$5]-1)*1071;3)" office:value-type="string" office:string-value="1D " calcext:value-type="string">
            <text:p>1D </text:p>
          </table:table-cell>
          <table:table-cell table:style-name="ce215" table:formula="of:=MID([.$C$1];[.BM$3]+([.$B41]-1)*21+([.$BJ$5]-1)*1071;3)" office:value-type="string" office:string-value="1D " calcext:value-type="string">
            <text:p>1D </text:p>
          </table:table-cell>
          <table:table-cell table:style-name="ce215" table:formula="of:=MID([.$C$1];[.BN$3]+([.$B41]-1)*21+([.$BJ$5]-1)*1071;3)" office:value-type="string" office:string-value="2E " calcext:value-type="string">
            <text:p>2E </text:p>
          </table:table-cell>
          <table:table-cell table:style-name="ce215" table:formula="of:=MID([.$C$1];[.BO$3]+([.$B41]-1)*21+([.$BJ$5]-1)*1071;3)" office:value-type="string" office:string-value="88 " calcext:value-type="string">
            <text:p>88 </text:p>
          </table:table-cell>
          <table:table-cell table:style-name="ce215" table:formula="of:=MID([.$C$1];[.BP$3]+([.$B41]-1)*21+([.$BJ$5]-1)*1071;3)" office:value-type="string" office:string-value="8A " calcext:value-type="string">
            <text:p>8A </text:p>
          </table:table-cell>
          <table:table-cell table:style-name="ce215" table:formula="of:=MID([.$C$1];[.BQ$3]+([.$B41]-1)*21+([.$BJ$5]-1)*1071;3)" office:value-type="string" office:string-value="08 " calcext:value-type="string">
            <text:p>08 </text:p>
          </table:table-cell>
          <table:table-cell table:style-name="ce215"/>
          <table:table-cell table:style-name="ce215" table:formula="of:=VLOOKUP(MID([.AZ41];1;1);[.$CL$4:.$CM$19];2;0)*16+VLOOKUP(MID([.AZ41];2;1);[.$CL$4:.$CM$19];2;0)" office:value-type="float" office:value="11" calcext:value-type="float">
            <text:p>11</text:p>
          </table:table-cell>
          <table:table-cell table:style-name="ce215" table:formula="of:=VLOOKUP(MID([.BA41];1;1);[.$CL$4:.$CM$19];2;0)*16+VLOOKUP(MID([.BA41];2;1);[.$CL$4:.$CM$19];2;0)" office:value-type="float" office:value="13" calcext:value-type="float">
            <text:p>13</text:p>
          </table:table-cell>
          <table:table-cell table:style-name="ce215" table:formula="of:=VLOOKUP(MID([.BB41];1;1);[.$CL$4:.$CM$19];2;0)*16+VLOOKUP(MID([.BB41];2;1);[.$CL$4:.$CM$19];2;0)" office:value-type="float" office:value="13" calcext:value-type="float">
            <text:p>13</text:p>
          </table:table-cell>
          <table:table-cell table:style-name="ce215" table:formula="of:=VLOOKUP(MID([.BC41];1;1);[.$CL$4:.$CM$19];2;0)*16+VLOOKUP(MID([.BC41];2;1);[.$CL$4:.$CM$19];2;0)" office:value-type="float" office:value="30" calcext:value-type="float">
            <text:p>30</text:p>
          </table:table-cell>
          <table:table-cell table:style-name="ce215" table:formula="of:=VLOOKUP(MID([.BD41];1;1);[.$CL$4:.$CM$19];2;0)" office:value-type="float" office:value="8" calcext:value-type="float">
            <text:p>8</text:p>
          </table:table-cell>
          <table:table-cell table:style-name="ce215" table:formula="of:=VLOOKUP(MID([.BD41];2;1);[.$CL$4:.$CM$19];2;0)" office:value-type="float" office:value="8" calcext:value-type="float">
            <text:p>8</text:p>
          </table:table-cell>
          <table:table-cell table:style-name="ce215" table:formula="of:=VLOOKUP(MID([.BE41];1;1);[.$CL$4:.$CM$19];2;0)" office:value-type="float" office:value="8" calcext:value-type="float">
            <text:p>8</text:p>
          </table:table-cell>
          <table:table-cell table:style-name="ce215" table:formula="of:=VLOOKUP(MID([.BE41];2;1);[.$CL$4:.$CM$19];2;0)" office:value-type="float" office:value="10" calcext:value-type="float">
            <text:p>10</text:p>
          </table:table-cell>
          <table:table-cell table:style-name="ce215" table:formula="of:=VLOOKUP(MID([.BF41];2;1);[.$CL$4:.$CM$19];2;0)" office:value-type="float" office:value="0" calcext:value-type="float">
            <text:p>0</text:p>
          </table:table-cell>
          <table:table-cell table:style-name="ce215"/>
          <table:table-cell table:style-name="ce215" table:formula="of:=VLOOKUP(MID([.BK41];1;1);[.$CL$4:.$CM$19];2;0)*16+VLOOKUP(MID([.BK41];2;1);[.$CL$4:.$CM$19];2;0)" office:value-type="float" office:value="27" calcext:value-type="float">
            <text:p>27</text:p>
          </table:table-cell>
          <table:table-cell table:style-name="ce215" table:formula="of:=VLOOKUP(MID([.BL41];1;1);[.$CL$4:.$CM$19];2;0)*16+VLOOKUP(MID([.BL41];2;1);[.$CL$4:.$CM$19];2;0)" office:value-type="float" office:value="29" calcext:value-type="float">
            <text:p>29</text:p>
          </table:table-cell>
          <table:table-cell table:style-name="ce215" table:formula="of:=VLOOKUP(MID([.BM41];1;1);[.$CL$4:.$CM$19];2;0)*16+VLOOKUP(MID([.BM41];2;1);[.$CL$4:.$CM$19];2;0)" office:value-type="float" office:value="29" calcext:value-type="float">
            <text:p>29</text:p>
          </table:table-cell>
          <table:table-cell table:style-name="ce215" table:formula="of:=VLOOKUP(MID([.BN41];1;1);[.$CL$4:.$CM$19];2;0)*16+VLOOKUP(MID([.BN41];2;1);[.$CL$4:.$CM$19];2;0)" office:value-type="float" office:value="46" calcext:value-type="float">
            <text:p>46</text:p>
          </table:table-cell>
          <table:table-cell table:style-name="ce215" table:formula="of:=VLOOKUP(MID([.BO41];1;1);[.$CL$4:.$CM$19];2;0)" office:value-type="float" office:value="8" calcext:value-type="float">
            <text:p>8</text:p>
          </table:table-cell>
          <table:table-cell table:style-name="ce215" table:formula="of:=VLOOKUP(MID([.BO41];2;1);[.$CL$4:.$CM$19];2;0)" office:value-type="float" office:value="8" calcext:value-type="float">
            <text:p>8</text:p>
          </table:table-cell>
          <table:table-cell table:style-name="ce215" table:formula="of:=VLOOKUP(MID([.BP41];1;1);[.$CL$4:.$CM$19];2;0)" office:value-type="float" office:value="8" calcext:value-type="float">
            <text:p>8</text:p>
          </table:table-cell>
          <table:table-cell table:style-name="ce215" table:formula="of:=VLOOKUP(MID([.BP41];2;1);[.$CL$4:.$CM$19];2;0)" office:value-type="float" office:value="10" calcext:value-type="float">
            <text:p>10</text:p>
          </table:table-cell>
          <table:table-cell table:style-name="ce215" table:number-columns-repeated="4"/>
          <table:table-cell table:style-name="ce215" table:formula="of:=VLOOKUP(MID([.BQ41];2;1);[.$CL$4:.$CM$19];2;0)" office:value-type="float" office:value="8" calcext:value-type="float">
            <text:p>8</text:p>
          </table:table-cell>
          <table:table-cell table:style-name="ce215" table:number-columns-repeated="920"/>
        </table:table-row>
        <table:table-row table:style-name="ro1">
          <table:table-cell table:style-name="ce114" office:value-type="float" office:value="26" calcext:value-type="float">
            <text:p>26</text:p>
          </table:table-cell>
          <table:table-cell table:style-name="ce173" office:value-type="float" office:value="38" calcext:value-type="float">
            <text:p>38</text:p>
          </table:table-cell>
          <table:table-cell table:style-name="ce187" office:value-type="string" calcext:value-type="string">
            <text:p>TX</text:p>
          </table:table-cell>
          <table:table-cell table:style-name="ce187" table:formula="of:=MID([.$C$2];[.D$3]+([.$B42]-1)*24;3)" office:value-type="string" office:string-value="35 " calcext:value-type="string">
            <text:p>35 </text:p>
          </table:table-cell>
          <table:table-cell table:style-name="ce187" table:formula="of:=MID([.$C$2];[.E$3]+([.$B42]-1)*24;3)" office:value-type="string" office:string-value="31 " calcext:value-type="string">
            <text:p>31 </text:p>
          </table:table-cell>
          <table:table-cell table:style-name="ce187" table:formula="of:=MID([.$C$2];[.F$3]+([.$B42]-1)*24;3)" office:value-type="string" office:string-value="31 " calcext:value-type="string">
            <text:p>31 </text:p>
          </table:table-cell>
          <table:table-cell table:style-name="ce187" table:formula="of:=MID([.$C$2];[.G$3]+([.$B42]-1)*24;3)" office:value-type="string" office:string-value="47 " calcext:value-type="string">
            <text:p>47 </text:p>
          </table:table-cell>
          <table:table-cell table:style-name="ce187" table:formula="of:=MID([.$C$2];[.H$3]+([.$B42]-1)*24;3)" office:value-type="string" office:string-value="08 " calcext:value-type="string">
            <text:p>08 </text:p>
          </table:table-cell>
          <table:table-cell table:style-name="ce187" table:formula="of:=MID([.$C$2];[.I$3]+([.$B42]-1)*24;3)" office:value-type="string" office:string-value="08 " calcext:value-type="string">
            <text:p>08 </text:p>
          </table:table-cell>
          <table:table-cell table:style-name="ce187" table:formula="of:=MID([.$C$2];[.J$3]+([.$B42]-1)*24;3)" office:value-type="string" office:string-value="08 " calcext:value-type="string">
            <text:p>08 </text:p>
          </table:table-cell>
          <table:table-cell table:style-name="ce187" table:formula="of:=MID([.$C$2];[.K$3]+([.$B42]-1)*24;3)" office:value-type="string" office:string-value="0B " calcext:value-type="string">
            <text:p>0B </text:p>
          </table:table-cell>
          <table:table-cell table:style-name="ce187" table:formula="of:=VLOOKUP(MID([.D42];1;1);[.$CL$4:.$CM$19];2;0)*16+VLOOKUP(MID([.D42];2;1);[.$CL$4:.$CM$19];2;0)" office:value-type="float" office:value="53" calcext:value-type="float">
            <text:p>53</text:p>
          </table:table-cell>
          <table:table-cell table:style-name="ce187" table:formula="of:=VLOOKUP(MID([.E42];1;1);[.$CL$4:.$CM$19];2;0)*16+VLOOKUP(MID([.E42];2;1);[.$CL$4:.$CM$19];2;0)" office:value-type="float" office:value="49" calcext:value-type="float">
            <text:p>49</text:p>
          </table:table-cell>
          <table:table-cell table:style-name="ce187" table:formula="of:=VLOOKUP(MID([.F42];1;1);[.$CL$4:.$CM$19];2;0)*16+VLOOKUP(MID([.F42];2;1);[.$CL$4:.$CM$19];2;0)" office:value-type="float" office:value="49" calcext:value-type="float">
            <text:p>49</text:p>
          </table:table-cell>
          <table:table-cell table:style-name="ce187" table:formula="of:=VLOOKUP(MID([.G42];1;1);[.$CL$4:.$CM$19];2;0)*16+VLOOKUP(MID([.G42];2;1);[.$CL$4:.$CM$19];2;0)" office:value-type="float" office:value="71" calcext:value-type="float">
            <text:p>71</text:p>
          </table:table-cell>
          <table:table-cell table:style-name="ce202" table:formula="of:=VLOOKUP(MID([.H42];1;1);[.$CL$4:.$CM$19];2;0)*16+VLOOKUP(MID([.H42];2;1);[.$CL$4:.$CM$19];2;0)" office:value-type="float" office:value="8" calcext:value-type="float">
            <text:p>8</text:p>
          </table:table-cell>
          <table:table-cell table:style-name="ce203" table:formula="of:=VLOOKUP(MID([.I42];1;1);[.$CL$4:.$CM$19];2;0)*16+VLOOKUP(MID([.I42];2;1);[.$CL$4:.$CM$19];2;0)" office:value-type="float" office:value="8" calcext:value-type="float">
            <text:p>8</text:p>
          </table:table-cell>
          <table:table-cell table:style-name="ce203" table:formula="of:=VLOOKUP(MID([.J42];1;1);[.$CL$4:.$CM$19];2;0)*16+VLOOKUP(MID([.J42];2;1);[.$CL$4:.$CM$19];2;0)" office:value-type="float" office:value="8" calcext:value-type="float">
            <text:p>8</text:p>
          </table:table-cell>
          <table:table-cell table:style-name="ce207" table:formula="of:=VLOOKUP(MID([.K42];1;1);[.$CL$4:.$CM$19];2;0)*16+VLOOKUP(MID([.K42];2;1);[.$CL$4:.$CM$19];2;0)" office:value-type="float" office:value="11" calcext:value-type="float">
            <text:p>11</text:p>
          </table:table-cell>
          <table:table-cell table:style-name="ce207" table:formula="of:=MAX([.P42:.S42])" office:value-type="float" office:value="11" calcext:value-type="float">
            <text:p>11</text:p>
          </table:table-cell>
          <table:table-cell table:style-name="ce202" table:formula="of:=[.L42]/SUM([.$L42:.$O42])" office:value-type="float" office:value="0.238738738738739" calcext:value-type="float">
            <text:p>0.238738738738739</text:p>
          </table:table-cell>
          <table:table-cell table:style-name="ce203" table:formula="of:=[.M42]/SUM([.$L42:.$O42])" office:value-type="float" office:value="0.220720720720721" calcext:value-type="float">
            <text:p>0.220720720720721</text:p>
          </table:table-cell>
          <table:table-cell table:style-name="ce203" table:formula="of:=[.N42]/SUM([.$L42:.$O42])" office:value-type="float" office:value="0.220720720720721" calcext:value-type="float">
            <text:p>0.220720720720721</text:p>
          </table:table-cell>
          <table:table-cell table:style-name="ce207" table:formula="of:=[.O42]/SUM([.$L42:.$O42])" office:value-type="float" office:value="0.31981981981982" calcext:value-type="float">
            <text:p>0.31981981981982</text:p>
          </table:table-cell>
          <table:table-cell table:style-name="ce207" table:formula="of:=[.P42]-[.Q42]" office:value-type="float" office:value="0" calcext:value-type="float">
            <text:p>0</text:p>
          </table:table-cell>
          <table:table-cell table:style-name="ce207" table:formula="of:=[.Q42]-[.P42]" office:value-type="float" office:value="0" calcext:value-type="float">
            <text:p>0</text:p>
          </table:table-cell>
          <table:table-cell table:formula="of:=[.$AE42]+[.Y42]*[.$AC$3]*IF(ABS([.Y42])&gt;5;2;1)" office:value-type="float" office:value="49" calcext:value-type="float">
            <text:p>49</text:p>
          </table:table-cell>
          <table:table-cell table:formula="of:=[.$AE42]+[.Z42]*[.$AC$3]*IF(ABS([.Y42])&gt;5;2;1)" office:value-type="float" office:value="49" calcext:value-type="float">
            <text:p>49</text:p>
          </table:table-cell>
          <table:table-cell table:style-name="ce202" table:formula="of:=[.$AC$4] - MID([.$C$2];(3*8*51)+1+([.$B42])*3;3)" office:value-type="float" office:value="2" calcext:value-type="float">
            <text:p>2</text:p>
          </table:table-cell>
          <table:table-cell table:formula="of:=[.$AD$4]+([.$AC$4]-[.AC42])" office:value-type="float" office:value="98" calcext:value-type="float">
            <text:p>98</text:p>
          </table:table-cell>
          <table:table-cell table:formula="of:=[.AD42]/2" office:value-type="float" office:value="49" calcext:value-type="float">
            <text:p>49</text:p>
          </table:table-cell>
          <table:table-cell table:formula="of:=[.AA42]+[.U42]*[.$AC42]" office:value-type="float" office:value="49.4774774774775" calcext:value-type="float">
            <text:p>49.4774774774775</text:p>
          </table:table-cell>
          <table:table-cell table:formula="of:=[.AB42]+[.V42]*[.$AC42]" office:value-type="float" office:value="49.4414414414414" calcext:value-type="float">
            <text:p>49.4414414414414</text:p>
          </table:table-cell>
          <table:table-cell table:style-name="ce208" table:formula="of:=[.AF42]-[.AG42]" office:value-type="float" office:value="0.0360360360360374" calcext:value-type="float">
            <text:p>0.036</text:p>
          </table:table-cell>
          <table:table-cell table:style-name="ce107" office:value-type="float" office:value="40" calcext:value-type="float">
            <text:p>40</text:p>
          </table:table-cell>
          <table:table-cell table:style-name="ce203" table:formula="of:=([.$AI42]-2)*([.AF42]/100)" office:value-type="float" office:value="18.8014414414414" calcext:value-type="float">
            <text:p>18.8014414414414</text:p>
          </table:table-cell>
          <table:table-cell table:style-name="ce203" table:formula="of:=([.$AI42]-2)*([.AG42]/100)" office:value-type="float" office:value="18.7877477477477" calcext:value-type="float">
            <text:p>18.7877477477477</text:p>
          </table:table-cell>
          <table:table-cell table:style-name="ce203" table:formula="of:=IF([.AF42]&gt;[.AG42];[.AI42];0)" office:value-type="float" office:value="40" calcext:value-type="float">
            <text:p>40</text:p>
          </table:table-cell>
          <table:table-cell table:style-name="ce203" table:formula="of:=IF([.AG42]&gt;[.AF42];[.AI42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26" calcext:value-type="float">
            <text:p>26</text:p>
          </table:table-cell>
          <table:table-cell table:style-name="ce173" office:value-type="float" office:value="38" calcext:value-type="float">
            <text:p>38</text:p>
          </table:table-cell>
          <table:table-cell table:style-name="ce187" office:value-type="string" calcext:value-type="string">
            <text:p>TX</text:p>
          </table:table-cell>
          <table:table-cell table:style-name="ce215"/>
          <table:table-cell table:style-name="ce222" table:formula="of:=MID([.$C$1];[.AZ$3]+([.$B42]-1)*21+([.$AY$5]-1)*1071;3)" office:value-type="string" office:string-value="0B " calcext:value-type="string">
            <text:p>0B </text:p>
          </table:table-cell>
          <table:table-cell table:style-name="ce222" table:formula="of:=MID([.$C$1];[.BA$3]+([.$B42]-1)*21+([.$AY$5]-1)*1071;3)" office:value-type="string" office:string-value="0C " calcext:value-type="string">
            <text:p>0C </text:p>
          </table:table-cell>
          <table:table-cell table:style-name="ce222" table:formula="of:=MID([.$C$1];[.BB$3]+([.$B42]-1)*21+([.$AY$5]-1)*1071;3)" office:value-type="string" office:string-value="0D " calcext:value-type="string">
            <text:p>0D </text:p>
          </table:table-cell>
          <table:table-cell table:style-name="ce222" table:formula="of:=MID([.$C$1];[.BC$3]+([.$B42]-1)*21+([.$AY$5]-1)*1071;3)" office:value-type="string" office:string-value="1E " calcext:value-type="string">
            <text:p>1E </text:p>
          </table:table-cell>
          <table:table-cell table:style-name="ce222" table:formula="of:=MID([.$C$1];[.BD$3]+([.$B42]-1)*21+([.$AY$5]-1)*1071;3)" office:value-type="string" office:string-value="88 " calcext:value-type="string">
            <text:p>88 </text:p>
          </table:table-cell>
          <table:table-cell table:style-name="ce222" table:formula="of:=MID([.$C$1];[.BE$3]+([.$B42]-1)*21+([.$AY$5]-1)*1071;3)" office:value-type="string" office:string-value="8A " calcext:value-type="string">
            <text:p>8A </text:p>
          </table:table-cell>
          <table:table-cell table:style-name="ce222" table:formula="of:=MID([.$C$1];[.BF$3]+([.$B42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3"/>
          <table:table-cell table:style-name="ce245"/>
          <table:table-cell table:style-name="ce215"/>
          <table:table-cell table:style-name="ce215" table:formula="of:=MID([.$C$1];[.BK$3]+([.$B42]-1)*21+([.$BJ$5]-1)*1071;3)" office:value-type="string" office:string-value="1B " calcext:value-type="string">
            <text:p>1B </text:p>
          </table:table-cell>
          <table:table-cell table:style-name="ce215" table:formula="of:=MID([.$C$1];[.BL$3]+([.$B42]-1)*21+([.$BJ$5]-1)*1071;3)" office:value-type="string" office:string-value="1C " calcext:value-type="string">
            <text:p>1C </text:p>
          </table:table-cell>
          <table:table-cell table:style-name="ce215" table:formula="of:=MID([.$C$1];[.BM$3]+([.$B42]-1)*21+([.$BJ$5]-1)*1071;3)" office:value-type="string" office:string-value="1D " calcext:value-type="string">
            <text:p>1D </text:p>
          </table:table-cell>
          <table:table-cell table:style-name="ce215" table:formula="of:=MID([.$C$1];[.BN$3]+([.$B42]-1)*21+([.$BJ$5]-1)*1071;3)" office:value-type="string" office:string-value="2E " calcext:value-type="string">
            <text:p>2E </text:p>
          </table:table-cell>
          <table:table-cell table:style-name="ce215" table:formula="of:=MID([.$C$1];[.BO$3]+([.$B42]-1)*21+([.$BJ$5]-1)*1071;3)" office:value-type="string" office:string-value="88 " calcext:value-type="string">
            <text:p>88 </text:p>
          </table:table-cell>
          <table:table-cell table:style-name="ce215" table:formula="of:=MID([.$C$1];[.BP$3]+([.$B42]-1)*21+([.$BJ$5]-1)*1071;3)" office:value-type="string" office:string-value="8A " calcext:value-type="string">
            <text:p>8A </text:p>
          </table:table-cell>
          <table:table-cell table:style-name="ce215" table:formula="of:=MID([.$C$1];[.BQ$3]+([.$B42]-1)*21+([.$BJ$5]-1)*1071;3)" office:value-type="string" office:string-value="08 " calcext:value-type="string">
            <text:p>08 </text:p>
          </table:table-cell>
          <table:table-cell table:style-name="ce215"/>
          <table:table-cell table:style-name="ce215" table:formula="of:=VLOOKUP(MID([.AZ42];1;1);[.$CL$4:.$CM$19];2;0)*16+VLOOKUP(MID([.AZ42];2;1);[.$CL$4:.$CM$19];2;0)" office:value-type="float" office:value="11" calcext:value-type="float">
            <text:p>11</text:p>
          </table:table-cell>
          <table:table-cell table:style-name="ce215" table:formula="of:=VLOOKUP(MID([.BA42];1;1);[.$CL$4:.$CM$19];2;0)*16+VLOOKUP(MID([.BA42];2;1);[.$CL$4:.$CM$19];2;0)" office:value-type="float" office:value="12" calcext:value-type="float">
            <text:p>12</text:p>
          </table:table-cell>
          <table:table-cell table:style-name="ce215" table:formula="of:=VLOOKUP(MID([.BB42];1;1);[.$CL$4:.$CM$19];2;0)*16+VLOOKUP(MID([.BB42];2;1);[.$CL$4:.$CM$19];2;0)" office:value-type="float" office:value="13" calcext:value-type="float">
            <text:p>13</text:p>
          </table:table-cell>
          <table:table-cell table:style-name="ce215" table:formula="of:=VLOOKUP(MID([.BC42];1;1);[.$CL$4:.$CM$19];2;0)*16+VLOOKUP(MID([.BC42];2;1);[.$CL$4:.$CM$19];2;0)" office:value-type="float" office:value="30" calcext:value-type="float">
            <text:p>30</text:p>
          </table:table-cell>
          <table:table-cell table:style-name="ce215" table:formula="of:=VLOOKUP(MID([.BD42];1;1);[.$CL$4:.$CM$19];2;0)" office:value-type="float" office:value="8" calcext:value-type="float">
            <text:p>8</text:p>
          </table:table-cell>
          <table:table-cell table:style-name="ce215" table:formula="of:=VLOOKUP(MID([.BD42];2;1);[.$CL$4:.$CM$19];2;0)" office:value-type="float" office:value="8" calcext:value-type="float">
            <text:p>8</text:p>
          </table:table-cell>
          <table:table-cell table:style-name="ce215" table:formula="of:=VLOOKUP(MID([.BE42];1;1);[.$CL$4:.$CM$19];2;0)" office:value-type="float" office:value="8" calcext:value-type="float">
            <text:p>8</text:p>
          </table:table-cell>
          <table:table-cell table:style-name="ce215" table:formula="of:=VLOOKUP(MID([.BE42];2;1);[.$CL$4:.$CM$19];2;0)" office:value-type="float" office:value="10" calcext:value-type="float">
            <text:p>10</text:p>
          </table:table-cell>
          <table:table-cell table:style-name="ce215" table:formula="of:=VLOOKUP(MID([.BF42];2;1);[.$CL$4:.$CM$19];2;0)" office:value-type="float" office:value="0" calcext:value-type="float">
            <text:p>0</text:p>
          </table:table-cell>
          <table:table-cell table:style-name="ce215"/>
          <table:table-cell table:style-name="ce215" table:formula="of:=VLOOKUP(MID([.BK42];1;1);[.$CL$4:.$CM$19];2;0)*16+VLOOKUP(MID([.BK42];2;1);[.$CL$4:.$CM$19];2;0)" office:value-type="float" office:value="27" calcext:value-type="float">
            <text:p>27</text:p>
          </table:table-cell>
          <table:table-cell table:style-name="ce215" table:formula="of:=VLOOKUP(MID([.BL42];1;1);[.$CL$4:.$CM$19];2;0)*16+VLOOKUP(MID([.BL42];2;1);[.$CL$4:.$CM$19];2;0)" office:value-type="float" office:value="28" calcext:value-type="float">
            <text:p>28</text:p>
          </table:table-cell>
          <table:table-cell table:style-name="ce215" table:formula="of:=VLOOKUP(MID([.BM42];1;1);[.$CL$4:.$CM$19];2;0)*16+VLOOKUP(MID([.BM42];2;1);[.$CL$4:.$CM$19];2;0)" office:value-type="float" office:value="29" calcext:value-type="float">
            <text:p>29</text:p>
          </table:table-cell>
          <table:table-cell table:style-name="ce215" table:formula="of:=VLOOKUP(MID([.BN42];1;1);[.$CL$4:.$CM$19];2;0)*16+VLOOKUP(MID([.BN42];2;1);[.$CL$4:.$CM$19];2;0)" office:value-type="float" office:value="46" calcext:value-type="float">
            <text:p>46</text:p>
          </table:table-cell>
          <table:table-cell table:style-name="ce215" table:formula="of:=VLOOKUP(MID([.BO42];1;1);[.$CL$4:.$CM$19];2;0)" office:value-type="float" office:value="8" calcext:value-type="float">
            <text:p>8</text:p>
          </table:table-cell>
          <table:table-cell table:style-name="ce215" table:formula="of:=VLOOKUP(MID([.BO42];2;1);[.$CL$4:.$CM$19];2;0)" office:value-type="float" office:value="8" calcext:value-type="float">
            <text:p>8</text:p>
          </table:table-cell>
          <table:table-cell table:style-name="ce215" table:formula="of:=VLOOKUP(MID([.BP42];1;1);[.$CL$4:.$CM$19];2;0)" office:value-type="float" office:value="8" calcext:value-type="float">
            <text:p>8</text:p>
          </table:table-cell>
          <table:table-cell table:style-name="ce215" table:formula="of:=VLOOKUP(MID([.BP42];2;1);[.$CL$4:.$CM$19];2;0)" office:value-type="float" office:value="10" calcext:value-type="float">
            <text:p>10</text:p>
          </table:table-cell>
          <table:table-cell table:style-name="ce215" table:number-columns-repeated="4"/>
          <table:table-cell table:style-name="ce215" table:formula="of:=VLOOKUP(MID([.BQ42];2;1);[.$CL$4:.$CM$19];2;0)" office:value-type="float" office:value="8" calcext:value-type="float">
            <text:p>8</text:p>
          </table:table-cell>
          <table:table-cell table:style-name="ce215" table:number-columns-repeated="920"/>
        </table:table-row>
        <table:table-row table:style-name="ro1">
          <table:table-cell table:style-name="ce114" office:value-type="float" office:value="27" calcext:value-type="float">
            <text:p>27</text:p>
          </table:table-cell>
          <table:table-cell table:style-name="ce175" office:value-type="float" office:value="39" calcext:value-type="float">
            <text:p>39</text:p>
          </table:table-cell>
          <table:table-cell table:style-name="ce189" office:value-type="string" calcext:value-type="string">
            <text:p>MT</text:p>
          </table:table-cell>
          <table:table-cell table:style-name="ce189" table:formula="of:=MID([.$C$2];[.D$3]+([.$B43]-1)*24;3)" office:value-type="string" office:string-value="3B " calcext:value-type="string">
            <text:p>3B </text:p>
          </table:table-cell>
          <table:table-cell table:style-name="ce189" table:formula="of:=MID([.$C$2];[.E$3]+([.$B43]-1)*24;3)" office:value-type="string" office:string-value="60 " calcext:value-type="string">
            <text:p>60 </text:p>
          </table:table-cell>
          <table:table-cell table:style-name="ce189" table:formula="of:=MID([.$C$2];[.F$3]+([.$B43]-1)*24;3)" office:value-type="string" office:string-value="31 " calcext:value-type="string">
            <text:p>31 </text:p>
          </table:table-cell>
          <table:table-cell table:style-name="ce189" table:formula="of:=MID([.$C$2];[.G$3]+([.$B43]-1)*24;3)" office:value-type="string" office:string-value="59 " calcext:value-type="string">
            <text:p>59 </text:p>
          </table:table-cell>
          <table:table-cell table:style-name="ce189" table:formula="of:=MID([.$C$2];[.H$3]+([.$B43]-1)*24;3)" office:value-type="string" office:string-value="09 " calcext:value-type="string">
            <text:p>09 </text:p>
          </table:table-cell>
          <table:table-cell table:style-name="ce189" table:formula="of:=MID([.$C$2];[.I$3]+([.$B43]-1)*24;3)" office:value-type="string" office:string-value="0B " calcext:value-type="string">
            <text:p>0B </text:p>
          </table:table-cell>
          <table:table-cell table:style-name="ce189" table:formula="of:=MID([.$C$2];[.J$3]+([.$B43]-1)*24;3)" office:value-type="string" office:string-value="08 " calcext:value-type="string">
            <text:p>08 </text:p>
          </table:table-cell>
          <table:table-cell table:style-name="ce189" table:formula="of:=MID([.$C$2];[.K$3]+([.$B43]-1)*24;3)" office:value-type="string" office:string-value="09 " calcext:value-type="string">
            <text:p>09 </text:p>
          </table:table-cell>
          <table:table-cell table:style-name="ce189" table:formula="of:=VLOOKUP(MID([.D43];1;1);[.$CL$4:.$CM$19];2;0)*16+VLOOKUP(MID([.D43];2;1);[.$CL$4:.$CM$19];2;0)" office:value-type="float" office:value="59" calcext:value-type="float">
            <text:p>59</text:p>
          </table:table-cell>
          <table:table-cell table:style-name="ce189" table:formula="of:=VLOOKUP(MID([.E43];1;1);[.$CL$4:.$CM$19];2;0)*16+VLOOKUP(MID([.E43];2;1);[.$CL$4:.$CM$19];2;0)" office:value-type="float" office:value="96" calcext:value-type="float">
            <text:p>96</text:p>
          </table:table-cell>
          <table:table-cell table:style-name="ce189" table:formula="of:=VLOOKUP(MID([.F43];1;1);[.$CL$4:.$CM$19];2;0)*16+VLOOKUP(MID([.F43];2;1);[.$CL$4:.$CM$19];2;0)" office:value-type="float" office:value="49" calcext:value-type="float">
            <text:p>49</text:p>
          </table:table-cell>
          <table:table-cell table:style-name="ce189" table:formula="of:=VLOOKUP(MID([.G43];1;1);[.$CL$4:.$CM$19];2;0)*16+VLOOKUP(MID([.G43];2;1);[.$CL$4:.$CM$19];2;0)" office:value-type="float" office:value="89" calcext:value-type="float">
            <text:p>89</text:p>
          </table:table-cell>
          <table:table-cell table:style-name="ce202" table:formula="of:=VLOOKUP(MID([.H43];1;1);[.$CL$4:.$CM$19];2;0)*16+VLOOKUP(MID([.H43];2;1);[.$CL$4:.$CM$19];2;0)" office:value-type="float" office:value="9" calcext:value-type="float">
            <text:p>9</text:p>
          </table:table-cell>
          <table:table-cell table:style-name="ce203" table:formula="of:=VLOOKUP(MID([.I43];1;1);[.$CL$4:.$CM$19];2;0)*16+VLOOKUP(MID([.I43];2;1);[.$CL$4:.$CM$19];2;0)" office:value-type="float" office:value="11" calcext:value-type="float">
            <text:p>11</text:p>
          </table:table-cell>
          <table:table-cell table:style-name="ce203" table:formula="of:=VLOOKUP(MID([.J43];1;1);[.$CL$4:.$CM$19];2;0)*16+VLOOKUP(MID([.J43];2;1);[.$CL$4:.$CM$19];2;0)" office:value-type="float" office:value="8" calcext:value-type="float">
            <text:p>8</text:p>
          </table:table-cell>
          <table:table-cell table:style-name="ce207" table:formula="of:=VLOOKUP(MID([.K43];1;1);[.$CL$4:.$CM$19];2;0)*16+VLOOKUP(MID([.K43];2;1);[.$CL$4:.$CM$19];2;0)" office:value-type="float" office:value="9" calcext:value-type="float">
            <text:p>9</text:p>
          </table:table-cell>
          <table:table-cell table:style-name="ce207" table:formula="of:=MAX([.P43:.S43])" office:value-type="float" office:value="11" calcext:value-type="float">
            <text:p>11</text:p>
          </table:table-cell>
          <table:table-cell table:style-name="ce202" table:formula="of:=[.L43]/SUM([.$L43:.$O43])" office:value-type="float" office:value="0.201365187713311" calcext:value-type="float">
            <text:p>0.201365187713311</text:p>
          </table:table-cell>
          <table:table-cell table:style-name="ce203" table:formula="of:=[.M43]/SUM([.$L43:.$O43])" office:value-type="float" office:value="0.327645051194539" calcext:value-type="float">
            <text:p>0.327645051194539</text:p>
          </table:table-cell>
          <table:table-cell table:style-name="ce203" table:formula="of:=[.N43]/SUM([.$L43:.$O43])" office:value-type="float" office:value="0.167235494880546" calcext:value-type="float">
            <text:p>0.167235494880546</text:p>
          </table:table-cell>
          <table:table-cell table:style-name="ce207" table:formula="of:=[.O43]/SUM([.$L43:.$O43])" office:value-type="float" office:value="0.303754266211604" calcext:value-type="float">
            <text:p>0.303754266211604</text:p>
          </table:table-cell>
          <table:table-cell table:style-name="ce207" table:formula="of:=[.P43]-[.Q43]" office:value-type="float" office:value="-2" calcext:value-type="float">
            <text:p>-2</text:p>
          </table:table-cell>
          <table:table-cell table:style-name="ce207" table:formula="of:=[.Q43]-[.P43]" office:value-type="float" office:value="2" calcext:value-type="float">
            <text:p>2</text:p>
          </table:table-cell>
          <table:table-cell table:formula="of:=[.$AE43]+[.Y43]*[.$AC$3]*IF(ABS([.Y43])&gt;5;2;1)" office:value-type="float" office:value="46" calcext:value-type="float">
            <text:p>46</text:p>
          </table:table-cell>
          <table:table-cell table:formula="of:=[.$AE43]+[.Z43]*[.$AC$3]*IF(ABS([.Y43])&gt;5;2;1)" office:value-type="float" office:value="50" calcext:value-type="float">
            <text:p>50</text:p>
          </table:table-cell>
          <table:table-cell table:style-name="ce202" table:formula="of:=[.$AC$4] - MID([.$C$2];(3*8*51)+1+([.$B43])*3;3)" office:value-type="float" office:value="4" calcext:value-type="float">
            <text:p>4</text:p>
          </table:table-cell>
          <table:table-cell table:formula="of:=[.$AD$4]+([.$AC$4]-[.AC43])" office:value-type="float" office:value="96" calcext:value-type="float">
            <text:p>96</text:p>
          </table:table-cell>
          <table:table-cell table:formula="of:=[.AD43]/2" office:value-type="float" office:value="48" calcext:value-type="float">
            <text:p>48</text:p>
          </table:table-cell>
          <table:table-cell table:formula="of:=[.AA43]+[.U43]*[.$AC43]" office:value-type="float" office:value="46.8054607508532" calcext:value-type="float">
            <text:p>46.8054607508532</text:p>
          </table:table-cell>
          <table:table-cell table:formula="of:=[.AB43]+[.V43]*[.$AC43]" office:value-type="float" office:value="51.3105802047782" calcext:value-type="float">
            <text:p>51.3105802047782</text:p>
          </table:table-cell>
          <table:table-cell table:style-name="ce208" table:formula="of:=[.AF43]-[.AG43]" office:value-type="float" office:value="-4.50511945392491" calcext:value-type="float">
            <text:p>-4.505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43]-2)*([.AF43]/100)" office:value-type="float" office:value="0.936109215017065" calcext:value-type="float">
            <text:p>0.936109215017065</text:p>
          </table:table-cell>
          <table:table-cell table:style-name="ce203" table:formula="of:=([.$AI43]-2)*([.AG43]/100)" office:value-type="float" office:value="1.02621160409556" calcext:value-type="float">
            <text:p>1.02621160409556</text:p>
          </table:table-cell>
          <table:table-cell table:style-name="ce203" table:formula="of:=IF([.AF43]&gt;[.AG43];[.AI43];0)" office:value-type="float" office:value="0" calcext:value-type="float">
            <text:p>0</text:p>
          </table:table-cell>
          <table:table-cell table:style-name="ce203" table:formula="of:=IF([.AG43]&gt;[.AF43];[.AI43];0)" office:value-type="float" office:value="4" calcext:value-type="float">
            <text:p>4</text:p>
          </table:table-cell>
          <table:table-cell table:style-name="ce203" table:number-columns-repeated="8"/>
          <table:table-cell table:style-name="ce114" office:value-type="float" office:value="27" calcext:value-type="float">
            <text:p>27</text:p>
          </table:table-cell>
          <table:table-cell table:style-name="ce175" office:value-type="float" office:value="39" calcext:value-type="float">
            <text:p>39</text:p>
          </table:table-cell>
          <table:table-cell table:style-name="ce189" office:value-type="string" calcext:value-type="string">
            <text:p>MT</text:p>
          </table:table-cell>
          <table:table-cell table:style-name="ce216"/>
          <table:table-cell table:style-name="ce222" table:formula="of:=MID([.$C$1];[.AZ$3]+([.$B43]-1)*21+([.$AY$5]-1)*1071;3)" office:value-type="string" office:string-value="0E " calcext:value-type="string">
            <text:p>0E </text:p>
          </table:table-cell>
          <table:table-cell table:style-name="ce222" table:formula="of:=MID([.$C$1];[.BA$3]+([.$B43]-1)*21+([.$AY$5]-1)*1071;3)" office:value-type="string" office:string-value="11 " calcext:value-type="string">
            <text:p>11 </text:p>
          </table:table-cell>
          <table:table-cell table:style-name="ce222" table:formula="of:=MID([.$C$1];[.BB$3]+([.$B43]-1)*21+([.$AY$5]-1)*1071;3)" office:value-type="string" office:string-value="0D " calcext:value-type="string">
            <text:p>0D </text:p>
          </table:table-cell>
          <table:table-cell table:style-name="ce222" table:formula="of:=MID([.$C$1];[.BC$3]+([.$B43]-1)*21+([.$AY$5]-1)*1071;3)" office:value-type="string" office:string-value="0E " calcext:value-type="string">
            <text:p>0E </text:p>
          </table:table-cell>
          <table:table-cell table:style-name="ce222" table:formula="of:=MID([.$C$1];[.BD$3]+([.$B43]-1)*21+([.$AY$5]-1)*1071;3)" office:value-type="string" office:string-value="9A " calcext:value-type="string">
            <text:p>9A </text:p>
          </table:table-cell>
          <table:table-cell table:style-name="ce222" table:formula="of:=MID([.$C$1];[.BE$3]+([.$B43]-1)*21+([.$AY$5]-1)*1071;3)" office:value-type="string" office:string-value="89 " calcext:value-type="string">
            <text:p>89 </text:p>
          </table:table-cell>
          <table:table-cell table:style-name="ce222" table:formula="of:=MID([.$C$1];[.BF$3]+([.$B43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3]-1)*21+([.$BJ$5]-1)*1071;3)" office:value-type="string" office:string-value="1E " calcext:value-type="string">
            <text:p>1E </text:p>
          </table:table-cell>
          <table:table-cell table:style-name="ce216" table:formula="of:=MID([.$C$1];[.BL$3]+([.$B43]-1)*21+([.$BJ$5]-1)*1071;3)" office:value-type="string" office:string-value="46 " calcext:value-type="string">
            <text:p>46 </text:p>
          </table:table-cell>
          <table:table-cell table:style-name="ce216" table:formula="of:=MID([.$C$1];[.BM$3]+([.$B43]-1)*21+([.$BJ$5]-1)*1071;3)" office:value-type="string" office:string-value="1D " calcext:value-type="string">
            <text:p>1D </text:p>
          </table:table-cell>
          <table:table-cell table:style-name="ce216" table:formula="of:=MID([.$C$1];[.BN$3]+([.$B43]-1)*21+([.$BJ$5]-1)*1071;3)" office:value-type="string" office:string-value="42 " calcext:value-type="string">
            <text:p>42 </text:p>
          </table:table-cell>
          <table:table-cell table:style-name="ce216" table:formula="of:=MID([.$C$1];[.BO$3]+([.$B43]-1)*21+([.$BJ$5]-1)*1071;3)" office:value-type="string" office:string-value="9A " calcext:value-type="string">
            <text:p>9A </text:p>
          </table:table-cell>
          <table:table-cell table:style-name="ce216" table:formula="of:=MID([.$C$1];[.BP$3]+([.$B43]-1)*21+([.$BJ$5]-1)*1071;3)" office:value-type="string" office:string-value="89 " calcext:value-type="string">
            <text:p>89 </text:p>
          </table:table-cell>
          <table:table-cell table:style-name="ce216" table:formula="of:=MID([.$C$1];[.BQ$3]+([.$B43]-1)*21+([.$BJ$5]-1)*1071;3)" office:value-type="string" office:string-value="06 " calcext:value-type="string">
            <text:p>06 </text:p>
          </table:table-cell>
          <table:table-cell table:style-name="ce216"/>
          <table:table-cell table:style-name="ce216" table:formula="of:=VLOOKUP(MID([.AZ43];1;1);[.$CL$4:.$CM$19];2;0)*16+VLOOKUP(MID([.AZ43];2;1);[.$CL$4:.$CM$19];2;0)" office:value-type="float" office:value="14" calcext:value-type="float">
            <text:p>14</text:p>
          </table:table-cell>
          <table:table-cell table:style-name="ce216" table:formula="of:=VLOOKUP(MID([.BA43];1;1);[.$CL$4:.$CM$19];2;0)*16+VLOOKUP(MID([.BA43];2;1);[.$CL$4:.$CM$19];2;0)" office:value-type="float" office:value="17" calcext:value-type="float">
            <text:p>17</text:p>
          </table:table-cell>
          <table:table-cell table:style-name="ce216" table:formula="of:=VLOOKUP(MID([.BB43];1;1);[.$CL$4:.$CM$19];2;0)*16+VLOOKUP(MID([.BB43];2;1);[.$CL$4:.$CM$19];2;0)" office:value-type="float" office:value="13" calcext:value-type="float">
            <text:p>13</text:p>
          </table:table-cell>
          <table:table-cell table:style-name="ce216" table:formula="of:=VLOOKUP(MID([.BC43];1;1);[.$CL$4:.$CM$19];2;0)*16+VLOOKUP(MID([.BC43];2;1);[.$CL$4:.$CM$19];2;0)" office:value-type="float" office:value="14" calcext:value-type="float">
            <text:p>14</text:p>
          </table:table-cell>
          <table:table-cell table:style-name="ce216" table:formula="of:=VLOOKUP(MID([.BD43];1;1);[.$CL$4:.$CM$19];2;0)" office:value-type="float" office:value="9" calcext:value-type="float">
            <text:p>9</text:p>
          </table:table-cell>
          <table:table-cell table:style-name="ce216" table:formula="of:=VLOOKUP(MID([.BD43];2;1);[.$CL$4:.$CM$19];2;0)" office:value-type="float" office:value="10" calcext:value-type="float">
            <text:p>10</text:p>
          </table:table-cell>
          <table:table-cell table:style-name="ce216" table:formula="of:=VLOOKUP(MID([.BE43];1;1);[.$CL$4:.$CM$19];2;0)" office:value-type="float" office:value="8" calcext:value-type="float">
            <text:p>8</text:p>
          </table:table-cell>
          <table:table-cell table:style-name="ce216" table:formula="of:=VLOOKUP(MID([.BE43];2;1);[.$CL$4:.$CM$19];2;0)" office:value-type="float" office:value="9" calcext:value-type="float">
            <text:p>9</text:p>
          </table:table-cell>
          <table:table-cell table:style-name="ce216" table:formula="of:=VLOOKUP(MID([.BF43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3];1;1);[.$CL$4:.$CM$19];2;0)*16+VLOOKUP(MID([.BK43];2;1);[.$CL$4:.$CM$19];2;0)" office:value-type="float" office:value="30" calcext:value-type="float">
            <text:p>30</text:p>
          </table:table-cell>
          <table:table-cell table:style-name="ce216" table:formula="of:=VLOOKUP(MID([.BL43];1;1);[.$CL$4:.$CM$19];2;0)*16+VLOOKUP(MID([.BL43];2;1);[.$CL$4:.$CM$19];2;0)" office:value-type="float" office:value="70" calcext:value-type="float">
            <text:p>70</text:p>
          </table:table-cell>
          <table:table-cell table:style-name="ce216" table:formula="of:=VLOOKUP(MID([.BM43];1;1);[.$CL$4:.$CM$19];2;0)*16+VLOOKUP(MID([.BM43];2;1);[.$CL$4:.$CM$19];2;0)" office:value-type="float" office:value="29" calcext:value-type="float">
            <text:p>29</text:p>
          </table:table-cell>
          <table:table-cell table:style-name="ce216" table:formula="of:=VLOOKUP(MID([.BN43];1;1);[.$CL$4:.$CM$19];2;0)*16+VLOOKUP(MID([.BN43];2;1);[.$CL$4:.$CM$19];2;0)" office:value-type="float" office:value="66" calcext:value-type="float">
            <text:p>66</text:p>
          </table:table-cell>
          <table:table-cell table:style-name="ce216" table:formula="of:=VLOOKUP(MID([.BO43];1;1);[.$CL$4:.$CM$19];2;0)" office:value-type="float" office:value="9" calcext:value-type="float">
            <text:p>9</text:p>
          </table:table-cell>
          <table:table-cell table:style-name="ce216" table:formula="of:=VLOOKUP(MID([.BO43];2;1);[.$CL$4:.$CM$19];2;0)" office:value-type="float" office:value="10" calcext:value-type="float">
            <text:p>10</text:p>
          </table:table-cell>
          <table:table-cell table:style-name="ce216" table:formula="of:=VLOOKUP(MID([.BP43];1;1);[.$CL$4:.$CM$19];2;0)" office:value-type="float" office:value="8" calcext:value-type="float">
            <text:p>8</text:p>
          </table:table-cell>
          <table:table-cell table:style-name="ce216" table:formula="of:=VLOOKUP(MID([.BP43];2;1);[.$CL$4:.$CM$19];2;0)" office:value-type="float" office:value="9" calcext:value-type="float">
            <text:p>9</text:p>
          </table:table-cell>
          <table:table-cell table:style-name="ce216" table:number-columns-repeated="4"/>
          <table:table-cell table:style-name="ce216" table:formula="of:=VLOOKUP(MID([.BQ43];2;1);[.$CL$4:.$CM$19];2;0)" office:value-type="float" office:value="6" calcext:value-type="float">
            <text:p>6</text:p>
          </table:table-cell>
          <table:table-cell table:style-name="ce216" table:number-columns-repeated="920"/>
        </table:table-row>
        <table:table-row table:style-name="ro1">
          <table:table-cell table:style-name="ce114" office:value-type="float" office:value="28" calcext:value-type="float">
            <text:p>28</text:p>
          </table:table-cell>
          <table:table-cell table:style-name="ce175" office:value-type="float" office:value="40" calcext:value-type="float">
            <text:p>40</text:p>
          </table:table-cell>
          <table:table-cell table:style-name="ce189" office:value-type="string" calcext:value-type="string">
            <text:p>ID</text:p>
          </table:table-cell>
          <table:table-cell table:style-name="ce189" table:formula="of:=MID([.$C$2];[.D$3]+([.$B44]-1)*24;3)" office:value-type="string" office:string-value="59 " calcext:value-type="string">
            <text:p>59 </text:p>
          </table:table-cell>
          <table:table-cell table:style-name="ce189" table:formula="of:=MID([.$C$2];[.E$3]+([.$B44]-1)*24;3)" office:value-type="string" office:string-value="7B " calcext:value-type="string">
            <text:p>7B </text:p>
          </table:table-cell>
          <table:table-cell table:style-name="ce189" table:formula="of:=MID([.$C$2];[.F$3]+([.$B44]-1)*24;3)" office:value-type="string" office:string-value="2F " calcext:value-type="string">
            <text:p>2F </text:p>
          </table:table-cell>
          <table:table-cell table:style-name="ce189" table:formula="of:=MID([.$C$2];[.G$3]+([.$B44]-1)*24;3)" office:value-type="string" office:string-value="55 " calcext:value-type="string">
            <text:p>55 </text:p>
          </table:table-cell>
          <table:table-cell table:style-name="ce189" table:formula="of:=MID([.$C$2];[.H$3]+([.$B44]-1)*24;3)" office:value-type="string" office:string-value="09 " calcext:value-type="string">
            <text:p>09 </text:p>
          </table:table-cell>
          <table:table-cell table:style-name="ce189" table:formula="of:=MID([.$C$2];[.I$3]+([.$B44]-1)*24;3)" office:value-type="string" office:string-value="0A " calcext:value-type="string">
            <text:p>0A </text:p>
          </table:table-cell>
          <table:table-cell table:style-name="ce189" table:formula="of:=MID([.$C$2];[.J$3]+([.$B44]-1)*24;3)" office:value-type="string" office:string-value="08 " calcext:value-type="string">
            <text:p>08 </text:p>
          </table:table-cell>
          <table:table-cell table:style-name="ce189" table:formula="of:=MID([.$C$2];[.K$3]+([.$B44]-1)*24;3)" office:value-type="string" office:string-value="08 " calcext:value-type="string">
            <text:p>08 </text:p>
          </table:table-cell>
          <table:table-cell table:style-name="ce189" table:formula="of:=VLOOKUP(MID([.D44];1;1);[.$CL$4:.$CM$19];2;0)*16+VLOOKUP(MID([.D44];2;1);[.$CL$4:.$CM$19];2;0)" office:value-type="float" office:value="89" calcext:value-type="float">
            <text:p>89</text:p>
          </table:table-cell>
          <table:table-cell table:style-name="ce189" table:formula="of:=VLOOKUP(MID([.E44];1;1);[.$CL$4:.$CM$19];2;0)*16+VLOOKUP(MID([.E44];2;1);[.$CL$4:.$CM$19];2;0)" office:value-type="float" office:value="123" calcext:value-type="float">
            <text:p>123</text:p>
          </table:table-cell>
          <table:table-cell table:style-name="ce189" table:formula="of:=VLOOKUP(MID([.F44];1;1);[.$CL$4:.$CM$19];2;0)*16+VLOOKUP(MID([.F44];2;1);[.$CL$4:.$CM$19];2;0)" office:value-type="float" office:value="47" calcext:value-type="float">
            <text:p>47</text:p>
          </table:table-cell>
          <table:table-cell table:style-name="ce189" table:formula="of:=VLOOKUP(MID([.G44];1;1);[.$CL$4:.$CM$19];2;0)*16+VLOOKUP(MID([.G44];2;1);[.$CL$4:.$CM$19];2;0)" office:value-type="float" office:value="85" calcext:value-type="float">
            <text:p>85</text:p>
          </table:table-cell>
          <table:table-cell table:style-name="ce202" table:formula="of:=VLOOKUP(MID([.H44];1;1);[.$CL$4:.$CM$19];2;0)*16+VLOOKUP(MID([.H44];2;1);[.$CL$4:.$CM$19];2;0)" office:value-type="float" office:value="9" calcext:value-type="float">
            <text:p>9</text:p>
          </table:table-cell>
          <table:table-cell table:style-name="ce203" table:formula="of:=VLOOKUP(MID([.I44];1;1);[.$CL$4:.$CM$19];2;0)*16+VLOOKUP(MID([.I44];2;1);[.$CL$4:.$CM$19];2;0)" office:value-type="float" office:value="10" calcext:value-type="float">
            <text:p>10</text:p>
          </table:table-cell>
          <table:table-cell table:style-name="ce203" table:formula="of:=VLOOKUP(MID([.J44];1;1);[.$CL$4:.$CM$19];2;0)*16+VLOOKUP(MID([.J44];2;1);[.$CL$4:.$CM$19];2;0)" office:value-type="float" office:value="8" calcext:value-type="float">
            <text:p>8</text:p>
          </table:table-cell>
          <table:table-cell table:style-name="ce207" table:formula="of:=VLOOKUP(MID([.K44];1;1);[.$CL$4:.$CM$19];2;0)*16+VLOOKUP(MID([.K44];2;1);[.$CL$4:.$CM$19];2;0)" office:value-type="float" office:value="8" calcext:value-type="float">
            <text:p>8</text:p>
          </table:table-cell>
          <table:table-cell table:style-name="ce207" table:formula="of:=MAX([.P44:.S44])" office:value-type="float" office:value="10" calcext:value-type="float">
            <text:p>10</text:p>
          </table:table-cell>
          <table:table-cell table:style-name="ce202" table:formula="of:=[.L44]/SUM([.$L44:.$O44])" office:value-type="float" office:value="0.258720930232558" calcext:value-type="float">
            <text:p>0.258720930232558</text:p>
          </table:table-cell>
          <table:table-cell table:style-name="ce203" table:formula="of:=[.M44]/SUM([.$L44:.$O44])" office:value-type="float" office:value="0.357558139534884" calcext:value-type="float">
            <text:p>0.357558139534884</text:p>
          </table:table-cell>
          <table:table-cell table:style-name="ce203" table:formula="of:=[.N44]/SUM([.$L44:.$O44])" office:value-type="float" office:value="0.136627906976744" calcext:value-type="float">
            <text:p>0.136627906976744</text:p>
          </table:table-cell>
          <table:table-cell table:style-name="ce207" table:formula="of:=[.O44]/SUM([.$L44:.$O44])" office:value-type="float" office:value="0.247093023255814" calcext:value-type="float">
            <text:p>0.247093023255814</text:p>
          </table:table-cell>
          <table:table-cell table:style-name="ce207" table:formula="of:=[.P44]-[.Q44]" office:value-type="float" office:value="-1" calcext:value-type="float">
            <text:p>-1</text:p>
          </table:table-cell>
          <table:table-cell table:style-name="ce207" table:formula="of:=[.Q44]-[.P44]" office:value-type="float" office:value="1" calcext:value-type="float">
            <text:p>1</text:p>
          </table:table-cell>
          <table:table-cell table:formula="of:=[.$AE44]+[.Y44]*[.$AC$3]*IF(ABS([.Y44])&gt;5;2;1)" office:value-type="float" office:value="46" calcext:value-type="float">
            <text:p>46</text:p>
          </table:table-cell>
          <table:table-cell table:formula="of:=[.$AE44]+[.Z44]*[.$AC$3]*IF(ABS([.Y44])&gt;5;2;1)" office:value-type="float" office:value="48" calcext:value-type="float">
            <text:p>48</text:p>
          </table:table-cell>
          <table:table-cell table:style-name="ce202" table:formula="of:=[.$AC$4] - MID([.$C$2];(3*8*51)+1+([.$B44])*3;3)" office:value-type="float" office:value="6" calcext:value-type="float">
            <text:p>6</text:p>
          </table:table-cell>
          <table:table-cell table:formula="of:=[.$AD$4]+([.$AC$4]-[.AC44])" office:value-type="float" office:value="94" calcext:value-type="float">
            <text:p>94</text:p>
          </table:table-cell>
          <table:table-cell table:formula="of:=[.AD44]/2" office:value-type="float" office:value="47" calcext:value-type="float">
            <text:p>47</text:p>
          </table:table-cell>
          <table:table-cell table:formula="of:=[.AA44]+[.U44]*[.$AC44]" office:value-type="float" office:value="47.5523255813954" calcext:value-type="float">
            <text:p>47.5523255813954</text:p>
          </table:table-cell>
          <table:table-cell table:formula="of:=[.AB44]+[.V44]*[.$AC44]" office:value-type="float" office:value="50.1453488372093" calcext:value-type="float">
            <text:p>50.1453488372093</text:p>
          </table:table-cell>
          <table:table-cell table:style-name="ce208" table:formula="of:=[.AF44]-[.AG44]" office:value-type="float" office:value="-2.59302325581395" calcext:value-type="float">
            <text:p>-2.593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44]-2)*([.AF44]/100)" office:value-type="float" office:value="0.951046511627907" calcext:value-type="float">
            <text:p>0.951046511627907</text:p>
          </table:table-cell>
          <table:table-cell table:style-name="ce203" table:formula="of:=([.$AI44]-2)*([.AG44]/100)" office:value-type="float" office:value="1.00290697674419" calcext:value-type="float">
            <text:p>1.00290697674419</text:p>
          </table:table-cell>
          <table:table-cell table:style-name="ce203" table:formula="of:=IF([.AF44]&gt;[.AG44];[.AI44];0)" office:value-type="float" office:value="0" calcext:value-type="float">
            <text:p>0</text:p>
          </table:table-cell>
          <table:table-cell table:style-name="ce203" table:formula="of:=IF([.AG44]&gt;[.AF44];[.AI44];0)" office:value-type="float" office:value="4" calcext:value-type="float">
            <text:p>4</text:p>
          </table:table-cell>
          <table:table-cell table:style-name="ce203" table:number-columns-repeated="8"/>
          <table:table-cell table:style-name="ce114" office:value-type="float" office:value="28" calcext:value-type="float">
            <text:p>28</text:p>
          </table:table-cell>
          <table:table-cell table:style-name="ce175" office:value-type="float" office:value="40" calcext:value-type="float">
            <text:p>40</text:p>
          </table:table-cell>
          <table:table-cell table:style-name="ce189" office:value-type="string" calcext:value-type="string">
            <text:p>ID</text:p>
          </table:table-cell>
          <table:table-cell table:style-name="ce216"/>
          <table:table-cell table:style-name="ce222" table:formula="of:=MID([.$C$1];[.AZ$3]+([.$B44]-1)*21+([.$AY$5]-1)*1071;3)" office:value-type="string" office:string-value="0D " calcext:value-type="string">
            <text:p>0D </text:p>
          </table:table-cell>
          <table:table-cell table:style-name="ce222" table:formula="of:=MID([.$C$1];[.BA$3]+([.$B44]-1)*21+([.$AY$5]-1)*1071;3)" office:value-type="string" office:string-value="0F " calcext:value-type="string">
            <text:p>0F </text:p>
          </table:table-cell>
          <table:table-cell table:style-name="ce222" table:formula="of:=MID([.$C$1];[.BB$3]+([.$B44]-1)*21+([.$AY$5]-1)*1071;3)" office:value-type="string" office:string-value="0C " calcext:value-type="string">
            <text:p>0C </text:p>
          </table:table-cell>
          <table:table-cell table:style-name="ce222" table:formula="of:=MID([.$C$1];[.BC$3]+([.$B44]-1)*21+([.$AY$5]-1)*1071;3)" office:value-type="string" office:string-value="0D " calcext:value-type="string">
            <text:p>0D </text:p>
          </table:table-cell>
          <table:table-cell table:style-name="ce222" table:formula="of:=MID([.$C$1];[.BD$3]+([.$B44]-1)*21+([.$AY$5]-1)*1071;3)" office:value-type="string" office:string-value="99 " calcext:value-type="string">
            <text:p>99 </text:p>
          </table:table-cell>
          <table:table-cell table:style-name="ce222" table:formula="of:=MID([.$C$1];[.BE$3]+([.$B44]-1)*21+([.$AY$5]-1)*1071;3)" office:value-type="string" office:string-value="88 " calcext:value-type="string">
            <text:p>88 </text:p>
          </table:table-cell>
          <table:table-cell table:style-name="ce222" table:formula="of:=MID([.$C$1];[.BF$3]+([.$B44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4]-1)*21+([.$BJ$5]-1)*1071;3)" office:value-type="string" office:string-value="3D " calcext:value-type="string">
            <text:p>3D </text:p>
          </table:table-cell>
          <table:table-cell table:style-name="ce216" table:formula="of:=MID([.$C$1];[.BL$3]+([.$B44]-1)*21+([.$BJ$5]-1)*1071;3)" office:value-type="string" office:string-value="63 " calcext:value-type="string">
            <text:p>63 </text:p>
          </table:table-cell>
          <table:table-cell table:style-name="ce216" table:formula="of:=MID([.$C$1];[.BM$3]+([.$B44]-1)*21+([.$BJ$5]-1)*1071;3)" office:value-type="string" office:string-value="1C " calcext:value-type="string">
            <text:p>1C </text:p>
          </table:table-cell>
          <table:table-cell table:style-name="ce216" table:formula="of:=MID([.$C$1];[.BN$3]+([.$B44]-1)*21+([.$BJ$5]-1)*1071;3)" office:value-type="string" office:string-value="3F " calcext:value-type="string">
            <text:p>3F </text:p>
          </table:table-cell>
          <table:table-cell table:style-name="ce216" table:formula="of:=MID([.$C$1];[.BO$3]+([.$B44]-1)*21+([.$BJ$5]-1)*1071;3)" office:value-type="string" office:string-value="99 " calcext:value-type="string">
            <text:p>99 </text:p>
          </table:table-cell>
          <table:table-cell table:style-name="ce216" table:formula="of:=MID([.$C$1];[.BP$3]+([.$B44]-1)*21+([.$BJ$5]-1)*1071;3)" office:value-type="string" office:string-value="88 " calcext:value-type="string">
            <text:p>88 </text:p>
          </table:table-cell>
          <table:table-cell table:style-name="ce216" table:formula="of:=MID([.$C$1];[.BQ$3]+([.$B44]-1)*21+([.$BJ$5]-1)*1071;3)" office:value-type="string" office:string-value="04 " calcext:value-type="string">
            <text:p>04 </text:p>
          </table:table-cell>
          <table:table-cell table:style-name="ce216"/>
          <table:table-cell table:style-name="ce216" table:formula="of:=VLOOKUP(MID([.AZ44];1;1);[.$CL$4:.$CM$19];2;0)*16+VLOOKUP(MID([.AZ44];2;1);[.$CL$4:.$CM$19];2;0)" office:value-type="float" office:value="13" calcext:value-type="float">
            <text:p>13</text:p>
          </table:table-cell>
          <table:table-cell table:style-name="ce216" table:formula="of:=VLOOKUP(MID([.BA44];1;1);[.$CL$4:.$CM$19];2;0)*16+VLOOKUP(MID([.BA44];2;1);[.$CL$4:.$CM$19];2;0)" office:value-type="float" office:value="15" calcext:value-type="float">
            <text:p>15</text:p>
          </table:table-cell>
          <table:table-cell table:style-name="ce216" table:formula="of:=VLOOKUP(MID([.BB44];1;1);[.$CL$4:.$CM$19];2;0)*16+VLOOKUP(MID([.BB44];2;1);[.$CL$4:.$CM$19];2;0)" office:value-type="float" office:value="12" calcext:value-type="float">
            <text:p>12</text:p>
          </table:table-cell>
          <table:table-cell table:style-name="ce216" table:formula="of:=VLOOKUP(MID([.BC44];1;1);[.$CL$4:.$CM$19];2;0)*16+VLOOKUP(MID([.BC44];2;1);[.$CL$4:.$CM$19];2;0)" office:value-type="float" office:value="13" calcext:value-type="float">
            <text:p>13</text:p>
          </table:table-cell>
          <table:table-cell table:style-name="ce216" table:formula="of:=VLOOKUP(MID([.BD44];1;1);[.$CL$4:.$CM$19];2;0)" office:value-type="float" office:value="9" calcext:value-type="float">
            <text:p>9</text:p>
          </table:table-cell>
          <table:table-cell table:style-name="ce216" table:formula="of:=VLOOKUP(MID([.BD44];2;1);[.$CL$4:.$CM$19];2;0)" office:value-type="float" office:value="9" calcext:value-type="float">
            <text:p>9</text:p>
          </table:table-cell>
          <table:table-cell table:style-name="ce216" table:formula="of:=VLOOKUP(MID([.BE44];1;1);[.$CL$4:.$CM$19];2;0)" office:value-type="float" office:value="8" calcext:value-type="float">
            <text:p>8</text:p>
          </table:table-cell>
          <table:table-cell table:style-name="ce216" table:formula="of:=VLOOKUP(MID([.BE44];2;1);[.$CL$4:.$CM$19];2;0)" office:value-type="float" office:value="8" calcext:value-type="float">
            <text:p>8</text:p>
          </table:table-cell>
          <table:table-cell table:style-name="ce216" table:formula="of:=VLOOKUP(MID([.BF44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4];1;1);[.$CL$4:.$CM$19];2;0)*16+VLOOKUP(MID([.BK44];2;1);[.$CL$4:.$CM$19];2;0)" office:value-type="float" office:value="61" calcext:value-type="float">
            <text:p>61</text:p>
          </table:table-cell>
          <table:table-cell table:style-name="ce216" table:formula="of:=VLOOKUP(MID([.BL44];1;1);[.$CL$4:.$CM$19];2;0)*16+VLOOKUP(MID([.BL44];2;1);[.$CL$4:.$CM$19];2;0)" office:value-type="float" office:value="99" calcext:value-type="float">
            <text:p>99</text:p>
          </table:table-cell>
          <table:table-cell table:style-name="ce216" table:formula="of:=VLOOKUP(MID([.BM44];1;1);[.$CL$4:.$CM$19];2;0)*16+VLOOKUP(MID([.BM44];2;1);[.$CL$4:.$CM$19];2;0)" office:value-type="float" office:value="28" calcext:value-type="float">
            <text:p>28</text:p>
          </table:table-cell>
          <table:table-cell table:style-name="ce216" table:formula="of:=VLOOKUP(MID([.BN44];1;1);[.$CL$4:.$CM$19];2;0)*16+VLOOKUP(MID([.BN44];2;1);[.$CL$4:.$CM$19];2;0)" office:value-type="float" office:value="63" calcext:value-type="float">
            <text:p>63</text:p>
          </table:table-cell>
          <table:table-cell table:style-name="ce216" table:formula="of:=VLOOKUP(MID([.BO44];1;1);[.$CL$4:.$CM$19];2;0)" office:value-type="float" office:value="9" calcext:value-type="float">
            <text:p>9</text:p>
          </table:table-cell>
          <table:table-cell table:style-name="ce216" table:formula="of:=VLOOKUP(MID([.BO44];2;1);[.$CL$4:.$CM$19];2;0)" office:value-type="float" office:value="9" calcext:value-type="float">
            <text:p>9</text:p>
          </table:table-cell>
          <table:table-cell table:style-name="ce216" table:formula="of:=VLOOKUP(MID([.BP44];1;1);[.$CL$4:.$CM$19];2;0)" office:value-type="float" office:value="8" calcext:value-type="float">
            <text:p>8</text:p>
          </table:table-cell>
          <table:table-cell table:style-name="ce216" table:formula="of:=VLOOKUP(MID([.BP44];2;1);[.$CL$4:.$CM$19];2;0)" office:value-type="float" office:value="8" calcext:value-type="float">
            <text:p>8</text:p>
          </table:table-cell>
          <table:table-cell table:style-name="ce216" table:number-columns-repeated="4"/>
          <table:table-cell table:style-name="ce216" table:formula="of:=VLOOKUP(MID([.BQ44];2;1);[.$CL$4:.$CM$19];2;0)" office:value-type="float" office:value="4" calcext:value-type="float">
            <text:p>4</text:p>
          </table:table-cell>
          <table:table-cell table:style-name="ce216" table:number-columns-repeated="920"/>
        </table:table-row>
        <table:table-row table:style-name="ro1">
          <table:table-cell table:style-name="ce114" office:value-type="float" office:value="29" calcext:value-type="float">
            <text:p>29</text:p>
          </table:table-cell>
          <table:table-cell table:style-name="ce175" office:value-type="float" office:value="41" calcext:value-type="float">
            <text:p>41</text:p>
          </table:table-cell>
          <table:table-cell table:style-name="ce189" office:value-type="string" calcext:value-type="string">
            <text:p>WY</text:p>
          </table:table-cell>
          <table:table-cell table:style-name="ce189" table:formula="of:=MID([.$C$2];[.D$3]+([.$B45]-1)*24;3)" office:value-type="string" office:string-value="37 " calcext:value-type="string">
            <text:p>37 </text:p>
          </table:table-cell>
          <table:table-cell table:style-name="ce189" table:formula="of:=MID([.$C$2];[.E$3]+([.$B45]-1)*24;3)" office:value-type="string" office:string-value="5D " calcext:value-type="string">
            <text:p>5D </text:p>
          </table:table-cell>
          <table:table-cell table:style-name="ce189" table:formula="of:=MID([.$C$2];[.F$3]+([.$B45]-1)*24;3)" office:value-type="string" office:string-value="33 " calcext:value-type="string">
            <text:p>33 </text:p>
          </table:table-cell>
          <table:table-cell table:style-name="ce189" table:formula="of:=MID([.$C$2];[.G$3]+([.$B45]-1)*24;3)" office:value-type="string" office:string-value="59 " calcext:value-type="string">
            <text:p>59 </text:p>
          </table:table-cell>
          <table:table-cell table:style-name="ce189" table:formula="of:=MID([.$C$2];[.H$3]+([.$B45]-1)*24;3)" office:value-type="string" office:string-value="08 " calcext:value-type="string">
            <text:p>08 </text:p>
          </table:table-cell>
          <table:table-cell table:style-name="ce189" table:formula="of:=MID([.$C$2];[.I$3]+([.$B45]-1)*24;3)" office:value-type="string" office:string-value="0B " calcext:value-type="string">
            <text:p>0B </text:p>
          </table:table-cell>
          <table:table-cell table:style-name="ce189" table:formula="of:=MID([.$C$2];[.J$3]+([.$B45]-1)*24;3)" office:value-type="string" office:string-value="09 " calcext:value-type="string">
            <text:p>09 </text:p>
          </table:table-cell>
          <table:table-cell table:style-name="ce189" table:formula="of:=MID([.$C$2];[.K$3]+([.$B45]-1)*24;3)" office:value-type="string" office:string-value="09 " calcext:value-type="string">
            <text:p>09 </text:p>
          </table:table-cell>
          <table:table-cell table:style-name="ce189" table:formula="of:=VLOOKUP(MID([.D45];1;1);[.$CL$4:.$CM$19];2;0)*16+VLOOKUP(MID([.D45];2;1);[.$CL$4:.$CM$19];2;0)" office:value-type="float" office:value="55" calcext:value-type="float">
            <text:p>55</text:p>
          </table:table-cell>
          <table:table-cell table:style-name="ce189" table:formula="of:=VLOOKUP(MID([.E45];1;1);[.$CL$4:.$CM$19];2;0)*16+VLOOKUP(MID([.E45];2;1);[.$CL$4:.$CM$19];2;0)" office:value-type="float" office:value="93" calcext:value-type="float">
            <text:p>93</text:p>
          </table:table-cell>
          <table:table-cell table:style-name="ce189" table:formula="of:=VLOOKUP(MID([.F45];1;1);[.$CL$4:.$CM$19];2;0)*16+VLOOKUP(MID([.F45];2;1);[.$CL$4:.$CM$19];2;0)" office:value-type="float" office:value="51" calcext:value-type="float">
            <text:p>51</text:p>
          </table:table-cell>
          <table:table-cell table:style-name="ce189" table:formula="of:=VLOOKUP(MID([.G45];1;1);[.$CL$4:.$CM$19];2;0)*16+VLOOKUP(MID([.G45];2;1);[.$CL$4:.$CM$19];2;0)" office:value-type="float" office:value="89" calcext:value-type="float">
            <text:p>89</text:p>
          </table:table-cell>
          <table:table-cell table:style-name="ce202" table:formula="of:=VLOOKUP(MID([.H45];1;1);[.$CL$4:.$CM$19];2;0)*16+VLOOKUP(MID([.H45];2;1);[.$CL$4:.$CM$19];2;0)" office:value-type="float" office:value="8" calcext:value-type="float">
            <text:p>8</text:p>
          </table:table-cell>
          <table:table-cell table:style-name="ce203" table:formula="of:=VLOOKUP(MID([.I45];1;1);[.$CL$4:.$CM$19];2;0)*16+VLOOKUP(MID([.I45];2;1);[.$CL$4:.$CM$19];2;0)" office:value-type="float" office:value="11" calcext:value-type="float">
            <text:p>11</text:p>
          </table:table-cell>
          <table:table-cell table:style-name="ce203" table:formula="of:=VLOOKUP(MID([.J45];1;1);[.$CL$4:.$CM$19];2;0)*16+VLOOKUP(MID([.J45];2;1);[.$CL$4:.$CM$19];2;0)" office:value-type="float" office:value="9" calcext:value-type="float">
            <text:p>9</text:p>
          </table:table-cell>
          <table:table-cell table:style-name="ce207" table:formula="of:=VLOOKUP(MID([.K45];1;1);[.$CL$4:.$CM$19];2;0)*16+VLOOKUP(MID([.K45];2;1);[.$CL$4:.$CM$19];2;0)" office:value-type="float" office:value="9" calcext:value-type="float">
            <text:p>9</text:p>
          </table:table-cell>
          <table:table-cell table:style-name="ce207" table:formula="of:=MAX([.P45:.S45])" office:value-type="float" office:value="11" calcext:value-type="float">
            <text:p>11</text:p>
          </table:table-cell>
          <table:table-cell table:style-name="ce202" table:formula="of:=[.L45]/SUM([.$L45:.$O45])" office:value-type="float" office:value="0.190972222222222" calcext:value-type="float">
            <text:p>0.190972222222222</text:p>
          </table:table-cell>
          <table:table-cell table:style-name="ce203" table:formula="of:=[.M45]/SUM([.$L45:.$O45])" office:value-type="float" office:value="0.322916666666667" calcext:value-type="float">
            <text:p>0.322916666666667</text:p>
          </table:table-cell>
          <table:table-cell table:style-name="ce203" table:formula="of:=[.N45]/SUM([.$L45:.$O45])" office:value-type="float" office:value="0.177083333333333" calcext:value-type="float">
            <text:p>0.177083333333333</text:p>
          </table:table-cell>
          <table:table-cell table:style-name="ce207" table:formula="of:=[.O45]/SUM([.$L45:.$O45])" office:value-type="float" office:value="0.309027777777778" calcext:value-type="float">
            <text:p>0.309027777777778</text:p>
          </table:table-cell>
          <table:table-cell table:style-name="ce207" table:formula="of:=[.P45]-[.Q45]" office:value-type="float" office:value="-3" calcext:value-type="float">
            <text:p>-3</text:p>
          </table:table-cell>
          <table:table-cell table:style-name="ce207" table:formula="of:=[.Q45]-[.P45]" office:value-type="float" office:value="3" calcext:value-type="float">
            <text:p>3</text:p>
          </table:table-cell>
          <table:table-cell table:formula="of:=[.$AE45]+[.Y45]*[.$AC$3]*IF(ABS([.Y45])&gt;5;2;1)" office:value-type="float" office:value="45" calcext:value-type="float">
            <text:p>45</text:p>
          </table:table-cell>
          <table:table-cell table:formula="of:=[.$AE45]+[.Z45]*[.$AC$3]*IF(ABS([.Y45])&gt;5;2;1)" office:value-type="float" office:value="51" calcext:value-type="float">
            <text:p>51</text:p>
          </table:table-cell>
          <table:table-cell table:style-name="ce202" table:formula="of:=[.$AC$4] - MID([.$C$2];(3*8*51)+1+([.$B45])*3;3)" office:value-type="float" office:value="4" calcext:value-type="float">
            <text:p>4</text:p>
          </table:table-cell>
          <table:table-cell table:formula="of:=[.$AD$4]+([.$AC$4]-[.AC45])" office:value-type="float" office:value="96" calcext:value-type="float">
            <text:p>96</text:p>
          </table:table-cell>
          <table:table-cell table:formula="of:=[.AD45]/2" office:value-type="float" office:value="48" calcext:value-type="float">
            <text:p>48</text:p>
          </table:table-cell>
          <table:table-cell table:formula="of:=[.AA45]+[.U45]*[.$AC45]" office:value-type="float" office:value="45.7638888888889" calcext:value-type="float">
            <text:p>45.7638888888889</text:p>
          </table:table-cell>
          <table:table-cell table:formula="of:=[.AB45]+[.V45]*[.$AC45]" office:value-type="float" office:value="52.2916666666667" calcext:value-type="float">
            <text:p>52.2916666666667</text:p>
          </table:table-cell>
          <table:table-cell table:style-name="ce208" table:formula="of:=[.AF45]-[.AG45]" office:value-type="float" office:value="-6.52777777777778" calcext:value-type="float">
            <text:p>-6.528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45]-2)*([.AF45]/100)" office:value-type="float" office:value="0.457638888888889" calcext:value-type="float">
            <text:p>0.457638888888889</text:p>
          </table:table-cell>
          <table:table-cell table:style-name="ce203" table:formula="of:=([.$AI45]-2)*([.AG45]/100)" office:value-type="float" office:value="0.522916666666667" calcext:value-type="float">
            <text:p>0.522916666666667</text:p>
          </table:table-cell>
          <table:table-cell table:style-name="ce203" table:formula="of:=IF([.AF45]&gt;[.AG45];[.AI45];0)" office:value-type="float" office:value="0" calcext:value-type="float">
            <text:p>0</text:p>
          </table:table-cell>
          <table:table-cell table:style-name="ce203" table:formula="of:=IF([.AG45]&gt;[.AF45];[.AI45];0)" office:value-type="float" office:value="3" calcext:value-type="float">
            <text:p>3</text:p>
          </table:table-cell>
          <table:table-cell table:style-name="ce203" table:number-columns-repeated="8"/>
          <table:table-cell table:style-name="ce114" office:value-type="float" office:value="29" calcext:value-type="float">
            <text:p>29</text:p>
          </table:table-cell>
          <table:table-cell table:style-name="ce175" office:value-type="float" office:value="41" calcext:value-type="float">
            <text:p>41</text:p>
          </table:table-cell>
          <table:table-cell table:style-name="ce189" office:value-type="string" calcext:value-type="string">
            <text:p>WY</text:p>
          </table:table-cell>
          <table:table-cell table:style-name="ce216"/>
          <table:table-cell table:style-name="ce222" table:formula="of:=MID([.$C$1];[.AZ$3]+([.$B45]-1)*21+([.$AY$5]-1)*1071;3)" office:value-type="string" office:string-value="0C " calcext:value-type="string">
            <text:p>0C </text:p>
          </table:table-cell>
          <table:table-cell table:style-name="ce222" table:formula="of:=MID([.$C$1];[.BA$3]+([.$B45]-1)*21+([.$AY$5]-1)*1071;3)" office:value-type="string" office:string-value="10 " calcext:value-type="string">
            <text:p>10 </text:p>
          </table:table-cell>
          <table:table-cell table:style-name="ce222" table:formula="of:=MID([.$C$1];[.BB$3]+([.$B45]-1)*21+([.$AY$5]-1)*1071;3)" office:value-type="string" office:string-value="0E " calcext:value-type="string">
            <text:p>0E </text:p>
          </table:table-cell>
          <table:table-cell table:style-name="ce222" table:formula="of:=MID([.$C$1];[.BC$3]+([.$B45]-1)*21+([.$AY$5]-1)*1071;3)" office:value-type="string" office:string-value="0E " calcext:value-type="string">
            <text:p>0E </text:p>
          </table:table-cell>
          <table:table-cell table:style-name="ce222" table:formula="of:=MID([.$C$1];[.BD$3]+([.$B45]-1)*21+([.$AY$5]-1)*1071;3)" office:value-type="string" office:string-value="8A " calcext:value-type="string">
            <text:p>8A </text:p>
          </table:table-cell>
          <table:table-cell table:style-name="ce222" table:formula="of:=MID([.$C$1];[.BE$3]+([.$B45]-1)*21+([.$AY$5]-1)*1071;3)" office:value-type="string" office:string-value="99 " calcext:value-type="string">
            <text:p>99 </text:p>
          </table:table-cell>
          <table:table-cell table:style-name="ce222" table:formula="of:=MID([.$C$1];[.BF$3]+([.$B45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5]-1)*21+([.$BJ$5]-1)*1071;3)" office:value-type="string" office:string-value="1C " calcext:value-type="string">
            <text:p>1C </text:p>
          </table:table-cell>
          <table:table-cell table:style-name="ce216" table:formula="of:=MID([.$C$1];[.BL$3]+([.$B45]-1)*21+([.$BJ$5]-1)*1071;3)" office:value-type="string" office:string-value="44 " calcext:value-type="string">
            <text:p>44 </text:p>
          </table:table-cell>
          <table:table-cell table:style-name="ce216" table:formula="of:=MID([.$C$1];[.BM$3]+([.$B45]-1)*21+([.$BJ$5]-1)*1071;3)" office:value-type="string" office:string-value="1E " calcext:value-type="string">
            <text:p>1E </text:p>
          </table:table-cell>
          <table:table-cell table:style-name="ce216" table:formula="of:=MID([.$C$1];[.BN$3]+([.$B45]-1)*21+([.$BJ$5]-1)*1071;3)" office:value-type="string" office:string-value="42 " calcext:value-type="string">
            <text:p>42 </text:p>
          </table:table-cell>
          <table:table-cell table:style-name="ce216" table:formula="of:=MID([.$C$1];[.BO$3]+([.$B45]-1)*21+([.$BJ$5]-1)*1071;3)" office:value-type="string" office:string-value="8A " calcext:value-type="string">
            <text:p>8A </text:p>
          </table:table-cell>
          <table:table-cell table:style-name="ce216" table:formula="of:=MID([.$C$1];[.BP$3]+([.$B45]-1)*21+([.$BJ$5]-1)*1071;3)" office:value-type="string" office:string-value="99 " calcext:value-type="string">
            <text:p>99 </text:p>
          </table:table-cell>
          <table:table-cell table:style-name="ce216" table:formula="of:=MID([.$C$1];[.BQ$3]+([.$B45]-1)*21+([.$BJ$5]-1)*1071;3)" office:value-type="string" office:string-value="06 " calcext:value-type="string">
            <text:p>06 </text:p>
          </table:table-cell>
          <table:table-cell table:style-name="ce216"/>
          <table:table-cell table:style-name="ce216" table:formula="of:=VLOOKUP(MID([.AZ45];1;1);[.$CL$4:.$CM$19];2;0)*16+VLOOKUP(MID([.AZ45];2;1);[.$CL$4:.$CM$19];2;0)" office:value-type="float" office:value="12" calcext:value-type="float">
            <text:p>12</text:p>
          </table:table-cell>
          <table:table-cell table:style-name="ce216" table:formula="of:=VLOOKUP(MID([.BA45];1;1);[.$CL$4:.$CM$19];2;0)*16+VLOOKUP(MID([.BA45];2;1);[.$CL$4:.$CM$19];2;0)" office:value-type="float" office:value="16" calcext:value-type="float">
            <text:p>16</text:p>
          </table:table-cell>
          <table:table-cell table:style-name="ce216" table:formula="of:=VLOOKUP(MID([.BB45];1;1);[.$CL$4:.$CM$19];2;0)*16+VLOOKUP(MID([.BB45];2;1);[.$CL$4:.$CM$19];2;0)" office:value-type="float" office:value="14" calcext:value-type="float">
            <text:p>14</text:p>
          </table:table-cell>
          <table:table-cell table:style-name="ce216" table:formula="of:=VLOOKUP(MID([.BC45];1;1);[.$CL$4:.$CM$19];2;0)*16+VLOOKUP(MID([.BC45];2;1);[.$CL$4:.$CM$19];2;0)" office:value-type="float" office:value="14" calcext:value-type="float">
            <text:p>14</text:p>
          </table:table-cell>
          <table:table-cell table:style-name="ce216" table:formula="of:=VLOOKUP(MID([.BD45];1;1);[.$CL$4:.$CM$19];2;0)" office:value-type="float" office:value="8" calcext:value-type="float">
            <text:p>8</text:p>
          </table:table-cell>
          <table:table-cell table:style-name="ce216" table:formula="of:=VLOOKUP(MID([.BD45];2;1);[.$CL$4:.$CM$19];2;0)" office:value-type="float" office:value="10" calcext:value-type="float">
            <text:p>10</text:p>
          </table:table-cell>
          <table:table-cell table:style-name="ce216" table:formula="of:=VLOOKUP(MID([.BE45];1;1);[.$CL$4:.$CM$19];2;0)" office:value-type="float" office:value="9" calcext:value-type="float">
            <text:p>9</text:p>
          </table:table-cell>
          <table:table-cell table:style-name="ce216" table:formula="of:=VLOOKUP(MID([.BE45];2;1);[.$CL$4:.$CM$19];2;0)" office:value-type="float" office:value="9" calcext:value-type="float">
            <text:p>9</text:p>
          </table:table-cell>
          <table:table-cell table:style-name="ce216" table:formula="of:=VLOOKUP(MID([.BF45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5];1;1);[.$CL$4:.$CM$19];2;0)*16+VLOOKUP(MID([.BK45];2;1);[.$CL$4:.$CM$19];2;0)" office:value-type="float" office:value="28" calcext:value-type="float">
            <text:p>28</text:p>
          </table:table-cell>
          <table:table-cell table:style-name="ce216" table:formula="of:=VLOOKUP(MID([.BL45];1;1);[.$CL$4:.$CM$19];2;0)*16+VLOOKUP(MID([.BL45];2;1);[.$CL$4:.$CM$19];2;0)" office:value-type="float" office:value="68" calcext:value-type="float">
            <text:p>68</text:p>
          </table:table-cell>
          <table:table-cell table:style-name="ce216" table:formula="of:=VLOOKUP(MID([.BM45];1;1);[.$CL$4:.$CM$19];2;0)*16+VLOOKUP(MID([.BM45];2;1);[.$CL$4:.$CM$19];2;0)" office:value-type="float" office:value="30" calcext:value-type="float">
            <text:p>30</text:p>
          </table:table-cell>
          <table:table-cell table:style-name="ce216" table:formula="of:=VLOOKUP(MID([.BN45];1;1);[.$CL$4:.$CM$19];2;0)*16+VLOOKUP(MID([.BN45];2;1);[.$CL$4:.$CM$19];2;0)" office:value-type="float" office:value="66" calcext:value-type="float">
            <text:p>66</text:p>
          </table:table-cell>
          <table:table-cell table:style-name="ce216" table:formula="of:=VLOOKUP(MID([.BO45];1;1);[.$CL$4:.$CM$19];2;0)" office:value-type="float" office:value="8" calcext:value-type="float">
            <text:p>8</text:p>
          </table:table-cell>
          <table:table-cell table:style-name="ce216" table:formula="of:=VLOOKUP(MID([.BO45];2;1);[.$CL$4:.$CM$19];2;0)" office:value-type="float" office:value="10" calcext:value-type="float">
            <text:p>10</text:p>
          </table:table-cell>
          <table:table-cell table:style-name="ce216" table:formula="of:=VLOOKUP(MID([.BP45];1;1);[.$CL$4:.$CM$19];2;0)" office:value-type="float" office:value="9" calcext:value-type="float">
            <text:p>9</text:p>
          </table:table-cell>
          <table:table-cell table:style-name="ce216" table:formula="of:=VLOOKUP(MID([.BP45];2;1);[.$CL$4:.$CM$19];2;0)" office:value-type="float" office:value="9" calcext:value-type="float">
            <text:p>9</text:p>
          </table:table-cell>
          <table:table-cell table:style-name="ce216" table:number-columns-repeated="4"/>
          <table:table-cell table:style-name="ce216" table:formula="of:=VLOOKUP(MID([.BQ45];2;1);[.$CL$4:.$CM$19];2;0)" office:value-type="float" office:value="6" calcext:value-type="float">
            <text:p>6</text:p>
          </table:table-cell>
          <table:table-cell table:style-name="ce216" table:number-columns-repeated="920"/>
        </table:table-row>
        <table:table-row table:style-name="ro1">
          <table:table-cell table:style-name="ce114" office:value-type="string" calcext:value-type="string">
            <text:p>2A</text:p>
          </table:table-cell>
          <table:table-cell table:style-name="ce175" office:value-type="float" office:value="42" calcext:value-type="float">
            <text:p>42</text:p>
          </table:table-cell>
          <table:table-cell table:style-name="ce189" office:value-type="string" calcext:value-type="string">
            <text:p>CO</text:p>
          </table:table-cell>
          <table:table-cell table:style-name="ce189" table:formula="of:=MID([.$C$2];[.D$3]+([.$B46]-1)*24;3)" office:value-type="string" office:string-value="3B " calcext:value-type="string">
            <text:p>3B </text:p>
          </table:table-cell>
          <table:table-cell table:style-name="ce189" table:formula="of:=MID([.$C$2];[.E$3]+([.$B46]-1)*24;3)" office:value-type="string" office:string-value="31 " calcext:value-type="string">
            <text:p>31 </text:p>
          </table:table-cell>
          <table:table-cell table:style-name="ce189" table:formula="of:=MID([.$C$2];[.F$3]+([.$B46]-1)*24;3)" office:value-type="string" office:string-value="35 " calcext:value-type="string">
            <text:p>35 </text:p>
          </table:table-cell>
          <table:table-cell table:style-name="ce189" table:formula="of:=MID([.$C$2];[.G$3]+([.$B46]-1)*24;3)" office:value-type="string" office:string-value="66 " calcext:value-type="string">
            <text:p>66 </text:p>
          </table:table-cell>
          <table:table-cell table:style-name="ce189" table:formula="of:=MID([.$C$2];[.H$3]+([.$B46]-1)*24;3)" office:value-type="string" office:string-value="09 " calcext:value-type="string">
            <text:p>09 </text:p>
          </table:table-cell>
          <table:table-cell table:style-name="ce189" table:formula="of:=MID([.$C$2];[.I$3]+([.$B46]-1)*24;3)" office:value-type="string" office:string-value="08 " calcext:value-type="string">
            <text:p>08 </text:p>
          </table:table-cell>
          <table:table-cell table:style-name="ce189" table:formula="of:=MID([.$C$2];[.J$3]+([.$B46]-1)*24;3)" office:value-type="string" office:string-value="09 " calcext:value-type="string">
            <text:p>09 </text:p>
          </table:table-cell>
          <table:table-cell table:style-name="ce189" table:formula="of:=MID([.$C$2];[.K$3]+([.$B46]-1)*24;3)" office:value-type="string" office:string-value="0C " calcext:value-type="string">
            <text:p>0C </text:p>
          </table:table-cell>
          <table:table-cell table:style-name="ce189" table:formula="of:=VLOOKUP(MID([.D46];1;1);[.$CL$4:.$CM$19];2;0)*16+VLOOKUP(MID([.D46];2;1);[.$CL$4:.$CM$19];2;0)" office:value-type="float" office:value="59" calcext:value-type="float">
            <text:p>59</text:p>
          </table:table-cell>
          <table:table-cell table:style-name="ce189" table:formula="of:=VLOOKUP(MID([.E46];1;1);[.$CL$4:.$CM$19];2;0)*16+VLOOKUP(MID([.E46];2;1);[.$CL$4:.$CM$19];2;0)" office:value-type="float" office:value="49" calcext:value-type="float">
            <text:p>49</text:p>
          </table:table-cell>
          <table:table-cell table:style-name="ce189" table:formula="of:=VLOOKUP(MID([.F46];1;1);[.$CL$4:.$CM$19];2;0)*16+VLOOKUP(MID([.F46];2;1);[.$CL$4:.$CM$19];2;0)" office:value-type="float" office:value="53" calcext:value-type="float">
            <text:p>53</text:p>
          </table:table-cell>
          <table:table-cell table:style-name="ce189" table:formula="of:=VLOOKUP(MID([.G46];1;1);[.$CL$4:.$CM$19];2;0)*16+VLOOKUP(MID([.G46];2;1);[.$CL$4:.$CM$19];2;0)" office:value-type="float" office:value="102" calcext:value-type="float">
            <text:p>102</text:p>
          </table:table-cell>
          <table:table-cell table:style-name="ce202" table:formula="of:=VLOOKUP(MID([.H46];1;1);[.$CL$4:.$CM$19];2;0)*16+VLOOKUP(MID([.H46];2;1);[.$CL$4:.$CM$19];2;0)" office:value-type="float" office:value="9" calcext:value-type="float">
            <text:p>9</text:p>
          </table:table-cell>
          <table:table-cell table:style-name="ce203" table:formula="of:=VLOOKUP(MID([.I46];1;1);[.$CL$4:.$CM$19];2;0)*16+VLOOKUP(MID([.I46];2;1);[.$CL$4:.$CM$19];2;0)" office:value-type="float" office:value="8" calcext:value-type="float">
            <text:p>8</text:p>
          </table:table-cell>
          <table:table-cell table:style-name="ce203" table:formula="of:=VLOOKUP(MID([.J46];1;1);[.$CL$4:.$CM$19];2;0)*16+VLOOKUP(MID([.J46];2;1);[.$CL$4:.$CM$19];2;0)" office:value-type="float" office:value="9" calcext:value-type="float">
            <text:p>9</text:p>
          </table:table-cell>
          <table:table-cell table:style-name="ce207" table:formula="of:=VLOOKUP(MID([.K46];1;1);[.$CL$4:.$CM$19];2;0)*16+VLOOKUP(MID([.K46];2;1);[.$CL$4:.$CM$19];2;0)" office:value-type="float" office:value="12" calcext:value-type="float">
            <text:p>12</text:p>
          </table:table-cell>
          <table:table-cell table:style-name="ce207" table:formula="of:=MAX([.P46:.S46])" office:value-type="float" office:value="12" calcext:value-type="float">
            <text:p>12</text:p>
          </table:table-cell>
          <table:table-cell table:style-name="ce202" table:formula="of:=[.L46]/SUM([.$L46:.$O46])" office:value-type="float" office:value="0.224334600760456" calcext:value-type="float">
            <text:p>0.224334600760456</text:p>
          </table:table-cell>
          <table:table-cell table:style-name="ce203" table:formula="of:=[.M46]/SUM([.$L46:.$O46])" office:value-type="float" office:value="0.186311787072243" calcext:value-type="float">
            <text:p>0.186311787072243</text:p>
          </table:table-cell>
          <table:table-cell table:style-name="ce203" table:formula="of:=[.N46]/SUM([.$L46:.$O46])" office:value-type="float" office:value="0.201520912547529" calcext:value-type="float">
            <text:p>0.201520912547529</text:p>
          </table:table-cell>
          <table:table-cell table:style-name="ce207" table:formula="of:=[.O46]/SUM([.$L46:.$O46])" office:value-type="float" office:value="0.387832699619772" calcext:value-type="float">
            <text:p>0.387832699619772</text:p>
          </table:table-cell>
          <table:table-cell table:style-name="ce207" table:formula="of:=[.P46]-[.Q46]" office:value-type="float" office:value="1" calcext:value-type="float">
            <text:p>1</text:p>
          </table:table-cell>
          <table:table-cell table:style-name="ce207" table:formula="of:=[.Q46]-[.P46]" office:value-type="float" office:value="-1" calcext:value-type="float">
            <text:p>-1</text:p>
          </table:table-cell>
          <table:table-cell table:formula="of:=[.$AE46]+[.Y46]*[.$AC$3]*IF(ABS([.Y46])&gt;5;2;1)" office:value-type="float" office:value="50" calcext:value-type="float">
            <text:p>50</text:p>
          </table:table-cell>
          <table:table-cell table:formula="of:=[.$AE46]+[.Z46]*[.$AC$3]*IF(ABS([.Y46])&gt;5;2;1)" office:value-type="float" office:value="48" calcext:value-type="float">
            <text:p>48</text:p>
          </table:table-cell>
          <table:table-cell table:style-name="ce202" table:formula="of:=[.$AC$4] - MID([.$C$2];(3*8*51)+1+([.$B46])*3;3)" office:value-type="float" office:value="2" calcext:value-type="float">
            <text:p>2</text:p>
          </table:table-cell>
          <table:table-cell table:formula="of:=[.$AD$4]+([.$AC$4]-[.AC46])" office:value-type="float" office:value="98" calcext:value-type="float">
            <text:p>98</text:p>
          </table:table-cell>
          <table:table-cell table:formula="of:=[.AD46]/2" office:value-type="float" office:value="49" calcext:value-type="float">
            <text:p>49</text:p>
          </table:table-cell>
          <table:table-cell table:formula="of:=[.AA46]+[.U46]*[.$AC46]" office:value-type="float" office:value="50.4486692015209" calcext:value-type="float">
            <text:p>50.4486692015209</text:p>
          </table:table-cell>
          <table:table-cell table:formula="of:=[.AB46]+[.V46]*[.$AC46]" office:value-type="float" office:value="48.3726235741445" calcext:value-type="float">
            <text:p>48.3726235741445</text:p>
          </table:table-cell>
          <table:table-cell table:style-name="ce208" table:formula="of:=[.AF46]-[.AG46]" office:value-type="float" office:value="2.07604562737643" calcext:value-type="float">
            <text:p>2.076</text:p>
          </table:table-cell>
          <table:table-cell table:style-name="ce107" office:value-type="float" office:value="10" calcext:value-type="float">
            <text:p>10</text:p>
          </table:table-cell>
          <table:table-cell table:style-name="ce203" table:formula="of:=([.$AI46]-2)*([.AF46]/100)" office:value-type="float" office:value="4.03589353612167" calcext:value-type="float">
            <text:p>4.03589353612167</text:p>
          </table:table-cell>
          <table:table-cell table:style-name="ce203" table:formula="of:=([.$AI46]-2)*([.AG46]/100)" office:value-type="float" office:value="3.86980988593156" calcext:value-type="float">
            <text:p>3.86980988593156</text:p>
          </table:table-cell>
          <table:table-cell table:style-name="ce203" table:formula="of:=IF([.AF46]&gt;[.AG46];[.AI46];0)" office:value-type="float" office:value="10" calcext:value-type="float">
            <text:p>10</text:p>
          </table:table-cell>
          <table:table-cell table:style-name="ce203" table:formula="of:=IF([.AG46]&gt;[.AF46];[.AI46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2A</text:p>
          </table:table-cell>
          <table:table-cell table:style-name="ce175" office:value-type="float" office:value="42" calcext:value-type="float">
            <text:p>42</text:p>
          </table:table-cell>
          <table:table-cell table:style-name="ce189" office:value-type="string" calcext:value-type="string">
            <text:p>CO</text:p>
          </table:table-cell>
          <table:table-cell table:style-name="ce216"/>
          <table:table-cell table:style-name="ce222" table:formula="of:=MID([.$C$1];[.AZ$3]+([.$B46]-1)*21+([.$AY$5]-1)*1071;3)" office:value-type="string" office:string-value="0E " calcext:value-type="string">
            <text:p>0E </text:p>
          </table:table-cell>
          <table:table-cell table:style-name="ce222" table:formula="of:=MID([.$C$1];[.BA$3]+([.$B46]-1)*21+([.$AY$5]-1)*1071;3)" office:value-type="string" office:string-value="0C " calcext:value-type="string">
            <text:p>0C </text:p>
          </table:table-cell>
          <table:table-cell table:style-name="ce222" table:formula="of:=MID([.$C$1];[.BB$3]+([.$B46]-1)*21+([.$AY$5]-1)*1071;3)" office:value-type="string" office:string-value="0F " calcext:value-type="string">
            <text:p>0F </text:p>
          </table:table-cell>
          <table:table-cell table:style-name="ce222" table:formula="of:=MID([.$C$1];[.BC$3]+([.$B46]-1)*21+([.$AY$5]-1)*1071;3)" office:value-type="string" office:string-value="12 " calcext:value-type="string">
            <text:p>12 </text:p>
          </table:table-cell>
          <table:table-cell table:style-name="ce222" table:formula="of:=MID([.$C$1];[.BD$3]+([.$B46]-1)*21+([.$AY$5]-1)*1071;3)" office:value-type="string" office:string-value="98 " calcext:value-type="string">
            <text:p>98 </text:p>
          </table:table-cell>
          <table:table-cell table:style-name="ce222" table:formula="of:=MID([.$C$1];[.BE$3]+([.$B46]-1)*21+([.$AY$5]-1)*1071;3)" office:value-type="string" office:string-value="9B " calcext:value-type="string">
            <text:p>9B </text:p>
          </table:table-cell>
          <table:table-cell table:style-name="ce222" table:formula="of:=MID([.$C$1];[.BF$3]+([.$B46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6]-1)*21+([.$BJ$5]-1)*1071;3)" office:value-type="string" office:string-value="1E " calcext:value-type="string">
            <text:p>1E </text:p>
          </table:table-cell>
          <table:table-cell table:style-name="ce216" table:formula="of:=MID([.$C$1];[.BL$3]+([.$B46]-1)*21+([.$BJ$5]-1)*1071;3)" office:value-type="string" office:string-value="1C " calcext:value-type="string">
            <text:p>1C </text:p>
          </table:table-cell>
          <table:table-cell table:style-name="ce216" table:formula="of:=MID([.$C$1];[.BM$3]+([.$B46]-1)*21+([.$BJ$5]-1)*1071;3)" office:value-type="string" office:string-value="1F " calcext:value-type="string">
            <text:p>1F </text:p>
          </table:table-cell>
          <table:table-cell table:style-name="ce216" table:formula="of:=MID([.$C$1];[.BN$3]+([.$B46]-1)*21+([.$BJ$5]-1)*1071;3)" office:value-type="string" office:string-value="4B " calcext:value-type="string">
            <text:p>4B </text:p>
          </table:table-cell>
          <table:table-cell table:style-name="ce216" table:formula="of:=MID([.$C$1];[.BO$3]+([.$B46]-1)*21+([.$BJ$5]-1)*1071;3)" office:value-type="string" office:string-value="98 " calcext:value-type="string">
            <text:p>98 </text:p>
          </table:table-cell>
          <table:table-cell table:style-name="ce216" table:formula="of:=MID([.$C$1];[.BP$3]+([.$B46]-1)*21+([.$BJ$5]-1)*1071;3)" office:value-type="string" office:string-value="9B " calcext:value-type="string">
            <text:p>9B </text:p>
          </table:table-cell>
          <table:table-cell table:style-name="ce216" table:formula="of:=MID([.$C$1];[.BQ$3]+([.$B46]-1)*21+([.$BJ$5]-1)*1071;3)" office:value-type="string" office:string-value="08 " calcext:value-type="string">
            <text:p>08 </text:p>
          </table:table-cell>
          <table:table-cell table:style-name="ce216"/>
          <table:table-cell table:style-name="ce216" table:formula="of:=VLOOKUP(MID([.AZ46];1;1);[.$CL$4:.$CM$19];2;0)*16+VLOOKUP(MID([.AZ46];2;1);[.$CL$4:.$CM$19];2;0)" office:value-type="float" office:value="14" calcext:value-type="float">
            <text:p>14</text:p>
          </table:table-cell>
          <table:table-cell table:style-name="ce216" table:formula="of:=VLOOKUP(MID([.BA46];1;1);[.$CL$4:.$CM$19];2;0)*16+VLOOKUP(MID([.BA46];2;1);[.$CL$4:.$CM$19];2;0)" office:value-type="float" office:value="12" calcext:value-type="float">
            <text:p>12</text:p>
          </table:table-cell>
          <table:table-cell table:style-name="ce216" table:formula="of:=VLOOKUP(MID([.BB46];1;1);[.$CL$4:.$CM$19];2;0)*16+VLOOKUP(MID([.BB46];2;1);[.$CL$4:.$CM$19];2;0)" office:value-type="float" office:value="15" calcext:value-type="float">
            <text:p>15</text:p>
          </table:table-cell>
          <table:table-cell table:style-name="ce216" table:formula="of:=VLOOKUP(MID([.BC46];1;1);[.$CL$4:.$CM$19];2;0)*16+VLOOKUP(MID([.BC46];2;1);[.$CL$4:.$CM$19];2;0)" office:value-type="float" office:value="18" calcext:value-type="float">
            <text:p>18</text:p>
          </table:table-cell>
          <table:table-cell table:style-name="ce216" table:formula="of:=VLOOKUP(MID([.BD46];1;1);[.$CL$4:.$CM$19];2;0)" office:value-type="float" office:value="9" calcext:value-type="float">
            <text:p>9</text:p>
          </table:table-cell>
          <table:table-cell table:style-name="ce216" table:formula="of:=VLOOKUP(MID([.BD46];2;1);[.$CL$4:.$CM$19];2;0)" office:value-type="float" office:value="8" calcext:value-type="float">
            <text:p>8</text:p>
          </table:table-cell>
          <table:table-cell table:style-name="ce216" table:formula="of:=VLOOKUP(MID([.BE46];1;1);[.$CL$4:.$CM$19];2;0)" office:value-type="float" office:value="9" calcext:value-type="float">
            <text:p>9</text:p>
          </table:table-cell>
          <table:table-cell table:style-name="ce216" table:formula="of:=VLOOKUP(MID([.BE46];2;1);[.$CL$4:.$CM$19];2;0)" office:value-type="float" office:value="11" calcext:value-type="float">
            <text:p>11</text:p>
          </table:table-cell>
          <table:table-cell table:style-name="ce216" table:formula="of:=VLOOKUP(MID([.BF46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6];1;1);[.$CL$4:.$CM$19];2;0)*16+VLOOKUP(MID([.BK46];2;1);[.$CL$4:.$CM$19];2;0)" office:value-type="float" office:value="30" calcext:value-type="float">
            <text:p>30</text:p>
          </table:table-cell>
          <table:table-cell table:style-name="ce216" table:formula="of:=VLOOKUP(MID([.BL46];1;1);[.$CL$4:.$CM$19];2;0)*16+VLOOKUP(MID([.BL46];2;1);[.$CL$4:.$CM$19];2;0)" office:value-type="float" office:value="28" calcext:value-type="float">
            <text:p>28</text:p>
          </table:table-cell>
          <table:table-cell table:style-name="ce216" table:formula="of:=VLOOKUP(MID([.BM46];1;1);[.$CL$4:.$CM$19];2;0)*16+VLOOKUP(MID([.BM46];2;1);[.$CL$4:.$CM$19];2;0)" office:value-type="float" office:value="31" calcext:value-type="float">
            <text:p>31</text:p>
          </table:table-cell>
          <table:table-cell table:style-name="ce216" table:formula="of:=VLOOKUP(MID([.BN46];1;1);[.$CL$4:.$CM$19];2;0)*16+VLOOKUP(MID([.BN46];2;1);[.$CL$4:.$CM$19];2;0)" office:value-type="float" office:value="75" calcext:value-type="float">
            <text:p>75</text:p>
          </table:table-cell>
          <table:table-cell table:style-name="ce216" table:formula="of:=VLOOKUP(MID([.BO46];1;1);[.$CL$4:.$CM$19];2;0)" office:value-type="float" office:value="9" calcext:value-type="float">
            <text:p>9</text:p>
          </table:table-cell>
          <table:table-cell table:style-name="ce216" table:formula="of:=VLOOKUP(MID([.BO46];2;1);[.$CL$4:.$CM$19];2;0)" office:value-type="float" office:value="8" calcext:value-type="float">
            <text:p>8</text:p>
          </table:table-cell>
          <table:table-cell table:style-name="ce216" table:formula="of:=VLOOKUP(MID([.BP46];1;1);[.$CL$4:.$CM$19];2;0)" office:value-type="float" office:value="9" calcext:value-type="float">
            <text:p>9</text:p>
          </table:table-cell>
          <table:table-cell table:style-name="ce216" table:formula="of:=VLOOKUP(MID([.BP46];2;1);[.$CL$4:.$CM$19];2;0)" office:value-type="float" office:value="11" calcext:value-type="float">
            <text:p>11</text:p>
          </table:table-cell>
          <table:table-cell table:style-name="ce216" table:number-columns-repeated="4"/>
          <table:table-cell table:style-name="ce216" table:formula="of:=VLOOKUP(MID([.BQ46];2;1);[.$CL$4:.$CM$19];2;0)" office:value-type="float" office:value="8" calcext:value-type="float">
            <text:p>8</text:p>
          </table:table-cell>
          <table:table-cell table:style-name="ce216" table:number-columns-repeated="920"/>
        </table:table-row>
        <table:table-row table:style-name="ro1">
          <table:table-cell table:style-name="ce114" office:value-type="string" calcext:value-type="string">
            <text:p>2B</text:p>
          </table:table-cell>
          <table:table-cell table:style-name="ce175" office:value-type="float" office:value="43" calcext:value-type="float">
            <text:p>43</text:p>
          </table:table-cell>
          <table:table-cell table:style-name="ce189" office:value-type="string" calcext:value-type="string">
            <text:p>NM</text:p>
          </table:table-cell>
          <table:table-cell table:style-name="ce189" table:formula="of:=MID([.$C$2];[.D$3]+([.$B47]-1)*24;3)" office:value-type="string" office:string-value="81 " calcext:value-type="string">
            <text:p>81 </text:p>
          </table:table-cell>
          <table:table-cell table:style-name="ce189" table:formula="of:=MID([.$C$2];[.E$3]+([.$B47]-1)*24;3)" office:value-type="string" office:string-value="31 " calcext:value-type="string">
            <text:p>31 </text:p>
          </table:table-cell>
          <table:table-cell table:style-name="ce189" table:formula="of:=MID([.$C$2];[.F$3]+([.$B47]-1)*24;3)" office:value-type="string" office:string-value="35 " calcext:value-type="string">
            <text:p>35 </text:p>
          </table:table-cell>
          <table:table-cell table:style-name="ce189" table:formula="of:=MID([.$C$2];[.G$3]+([.$B47]-1)*24;3)" office:value-type="string" office:string-value="5F " calcext:value-type="string">
            <text:p>5F </text:p>
          </table:table-cell>
          <table:table-cell table:style-name="ce189" table:formula="of:=MID([.$C$2];[.H$3]+([.$B47]-1)*24;3)" office:value-type="string" office:string-value="0B " calcext:value-type="string">
            <text:p>0B </text:p>
          </table:table-cell>
          <table:table-cell table:style-name="ce189" table:formula="of:=MID([.$C$2];[.I$3]+([.$B47]-1)*24;3)" office:value-type="string" office:string-value="08 " calcext:value-type="string">
            <text:p>08 </text:p>
          </table:table-cell>
          <table:table-cell table:style-name="ce189" table:formula="of:=MID([.$C$2];[.J$3]+([.$B47]-1)*24;3)" office:value-type="string" office:string-value="09 " calcext:value-type="string">
            <text:p>09 </text:p>
          </table:table-cell>
          <table:table-cell table:style-name="ce189" table:formula="of:=MID([.$C$2];[.K$3]+([.$B47]-1)*24;3)" office:value-type="string" office:string-value="0A " calcext:value-type="string">
            <text:p>0A </text:p>
          </table:table-cell>
          <table:table-cell table:style-name="ce189" table:formula="of:=VLOOKUP(MID([.D47];1;1);[.$CL$4:.$CM$19];2;0)*16+VLOOKUP(MID([.D47];2;1);[.$CL$4:.$CM$19];2;0)" office:value-type="float" office:value="129" calcext:value-type="float">
            <text:p>129</text:p>
          </table:table-cell>
          <table:table-cell table:style-name="ce189" table:formula="of:=VLOOKUP(MID([.E47];1;1);[.$CL$4:.$CM$19];2;0)*16+VLOOKUP(MID([.E47];2;1);[.$CL$4:.$CM$19];2;0)" office:value-type="float" office:value="49" calcext:value-type="float">
            <text:p>49</text:p>
          </table:table-cell>
          <table:table-cell table:style-name="ce189" table:formula="of:=VLOOKUP(MID([.F47];1;1);[.$CL$4:.$CM$19];2;0)*16+VLOOKUP(MID([.F47];2;1);[.$CL$4:.$CM$19];2;0)" office:value-type="float" office:value="53" calcext:value-type="float">
            <text:p>53</text:p>
          </table:table-cell>
          <table:table-cell table:style-name="ce189" table:formula="of:=VLOOKUP(MID([.G47];1;1);[.$CL$4:.$CM$19];2;0)*16+VLOOKUP(MID([.G47];2;1);[.$CL$4:.$CM$19];2;0)" office:value-type="float" office:value="95" calcext:value-type="float">
            <text:p>95</text:p>
          </table:table-cell>
          <table:table-cell table:style-name="ce202" table:formula="of:=VLOOKUP(MID([.H47];1;1);[.$CL$4:.$CM$19];2;0)*16+VLOOKUP(MID([.H47];2;1);[.$CL$4:.$CM$19];2;0)" office:value-type="float" office:value="11" calcext:value-type="float">
            <text:p>11</text:p>
          </table:table-cell>
          <table:table-cell table:style-name="ce203" table:formula="of:=VLOOKUP(MID([.I47];1;1);[.$CL$4:.$CM$19];2;0)*16+VLOOKUP(MID([.I47];2;1);[.$CL$4:.$CM$19];2;0)" office:value-type="float" office:value="8" calcext:value-type="float">
            <text:p>8</text:p>
          </table:table-cell>
          <table:table-cell table:style-name="ce203" table:formula="of:=VLOOKUP(MID([.J47];1;1);[.$CL$4:.$CM$19];2;0)*16+VLOOKUP(MID([.J47];2;1);[.$CL$4:.$CM$19];2;0)" office:value-type="float" office:value="9" calcext:value-type="float">
            <text:p>9</text:p>
          </table:table-cell>
          <table:table-cell table:style-name="ce207" table:formula="of:=VLOOKUP(MID([.K47];1;1);[.$CL$4:.$CM$19];2;0)*16+VLOOKUP(MID([.K47];2;1);[.$CL$4:.$CM$19];2;0)" office:value-type="float" office:value="10" calcext:value-type="float">
            <text:p>10</text:p>
          </table:table-cell>
          <table:table-cell table:style-name="ce207" table:formula="of:=MAX([.P47:.S47])" office:value-type="float" office:value="11" calcext:value-type="float">
            <text:p>11</text:p>
          </table:table-cell>
          <table:table-cell table:style-name="ce202" table:formula="of:=[.L47]/SUM([.$L47:.$O47])" office:value-type="float" office:value="0.395705521472393" calcext:value-type="float">
            <text:p>0.395705521472393</text:p>
          </table:table-cell>
          <table:table-cell table:style-name="ce203" table:formula="of:=[.M47]/SUM([.$L47:.$O47])" office:value-type="float" office:value="0.150306748466258" calcext:value-type="float">
            <text:p>0.150306748466258</text:p>
          </table:table-cell>
          <table:table-cell table:style-name="ce203" table:formula="of:=[.N47]/SUM([.$L47:.$O47])" office:value-type="float" office:value="0.162576687116564" calcext:value-type="float">
            <text:p>0.162576687116564</text:p>
          </table:table-cell>
          <table:table-cell table:style-name="ce207" table:formula="of:=[.O47]/SUM([.$L47:.$O47])" office:value-type="float" office:value="0.291411042944785" calcext:value-type="float">
            <text:p>0.291411042944785</text:p>
          </table:table-cell>
          <table:table-cell table:style-name="ce207" table:formula="of:=[.P47]-[.Q47]" office:value-type="float" office:value="3" calcext:value-type="float">
            <text:p>3</text:p>
          </table:table-cell>
          <table:table-cell table:style-name="ce207" table:formula="of:=[.Q47]-[.P47]" office:value-type="float" office:value="-3" calcext:value-type="float">
            <text:p>-3</text:p>
          </table:table-cell>
          <table:table-cell table:formula="of:=[.$AE47]+[.Y47]*[.$AC$3]*IF(ABS([.Y47])&gt;5;2;1)" office:value-type="float" office:value="51" calcext:value-type="float">
            <text:p>51</text:p>
          </table:table-cell>
          <table:table-cell table:formula="of:=[.$AE47]+[.Z47]*[.$AC$3]*IF(ABS([.Y47])&gt;5;2;1)" office:value-type="float" office:value="45" calcext:value-type="float">
            <text:p>45</text:p>
          </table:table-cell>
          <table:table-cell table:style-name="ce202" table:formula="of:=[.$AC$4] - MID([.$C$2];(3*8*51)+1+([.$B47])*3;3)" office:value-type="float" office:value="4" calcext:value-type="float">
            <text:p>4</text:p>
          </table:table-cell>
          <table:table-cell table:formula="of:=[.$AD$4]+([.$AC$4]-[.AC47])" office:value-type="float" office:value="96" calcext:value-type="float">
            <text:p>96</text:p>
          </table:table-cell>
          <table:table-cell table:formula="of:=[.AD47]/2" office:value-type="float" office:value="48" calcext:value-type="float">
            <text:p>48</text:p>
          </table:table-cell>
          <table:table-cell table:formula="of:=[.AA47]+[.U47]*[.$AC47]" office:value-type="float" office:value="52.5828220858896" calcext:value-type="float">
            <text:p>52.5828220858896</text:p>
          </table:table-cell>
          <table:table-cell table:formula="of:=[.AB47]+[.V47]*[.$AC47]" office:value-type="float" office:value="45.601226993865" calcext:value-type="float">
            <text:p>45.601226993865</text:p>
          </table:table-cell>
          <table:table-cell table:style-name="ce208" table:formula="of:=[.AF47]-[.AG47]" office:value-type="float" office:value="6.98159509202453" calcext:value-type="float">
            <text:p>6.982</text:p>
          </table:table-cell>
          <table:table-cell table:style-name="ce107" office:value-type="float" office:value="5" calcext:value-type="float">
            <text:p>5</text:p>
          </table:table-cell>
          <table:table-cell table:style-name="ce203" table:formula="of:=([.$AI47]-2)*([.AF47]/100)" office:value-type="float" office:value="1.57748466257669" calcext:value-type="float">
            <text:p>1.57748466257669</text:p>
          </table:table-cell>
          <table:table-cell table:style-name="ce203" table:formula="of:=([.$AI47]-2)*([.AG47]/100)" office:value-type="float" office:value="1.36803680981595" calcext:value-type="float">
            <text:p>1.36803680981595</text:p>
          </table:table-cell>
          <table:table-cell table:style-name="ce203" table:formula="of:=IF([.AF47]&gt;[.AG47];[.AI47];0)" office:value-type="float" office:value="5" calcext:value-type="float">
            <text:p>5</text:p>
          </table:table-cell>
          <table:table-cell table:style-name="ce203" table:formula="of:=IF([.AG47]&gt;[.AF47];[.AI47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2B</text:p>
          </table:table-cell>
          <table:table-cell table:style-name="ce175" office:value-type="float" office:value="43" calcext:value-type="float">
            <text:p>43</text:p>
          </table:table-cell>
          <table:table-cell table:style-name="ce189" office:value-type="string" calcext:value-type="string">
            <text:p>NM</text:p>
          </table:table-cell>
          <table:table-cell table:style-name="ce216"/>
          <table:table-cell table:style-name="ce222" table:formula="of:=MID([.$C$1];[.AZ$3]+([.$B47]-1)*21+([.$AY$5]-1)*1071;3)" office:value-type="string" office:string-value="0F " calcext:value-type="string">
            <text:p>0F </text:p>
          </table:table-cell>
          <table:table-cell table:style-name="ce222" table:formula="of:=MID([.$C$1];[.BA$3]+([.$B47]-1)*21+([.$AY$5]-1)*1071;3)" office:value-type="string" office:string-value="0C " calcext:value-type="string">
            <text:p>0C </text:p>
          </table:table-cell>
          <table:table-cell table:style-name="ce222" table:formula="of:=MID([.$C$1];[.BB$3]+([.$B47]-1)*21+([.$AY$5]-1)*1071;3)" office:value-type="string" office:string-value="0F " calcext:value-type="string">
            <text:p>0F </text:p>
          </table:table-cell>
          <table:table-cell table:style-name="ce222" table:formula="of:=MID([.$C$1];[.BC$3]+([.$B47]-1)*21+([.$AY$5]-1)*1071;3)" office:value-type="string" office:string-value="10 " calcext:value-type="string">
            <text:p>10 </text:p>
          </table:table-cell>
          <table:table-cell table:style-name="ce222" table:formula="of:=MID([.$C$1];[.BD$3]+([.$B47]-1)*21+([.$AY$5]-1)*1071;3)" office:value-type="string" office:string-value="A8 " calcext:value-type="string">
            <text:p>A8 </text:p>
          </table:table-cell>
          <table:table-cell table:style-name="ce222" table:formula="of:=MID([.$C$1];[.BE$3]+([.$B47]-1)*21+([.$AY$5]-1)*1071;3)" office:value-type="string" office:string-value="9A " calcext:value-type="string">
            <text:p>9A </text:p>
          </table:table-cell>
          <table:table-cell table:style-name="ce222" table:formula="of:=MID([.$C$1];[.BF$3]+([.$B47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7]-1)*21+([.$BJ$5]-1)*1071;3)" office:value-type="string" office:string-value="63 " calcext:value-type="string">
            <text:p>63 </text:p>
          </table:table-cell>
          <table:table-cell table:style-name="ce216" table:formula="of:=MID([.$C$1];[.BL$3]+([.$B47]-1)*21+([.$BJ$5]-1)*1071;3)" office:value-type="string" office:string-value="1C " calcext:value-type="string">
            <text:p>1C </text:p>
          </table:table-cell>
          <table:table-cell table:style-name="ce216" table:formula="of:=MID([.$C$1];[.BM$3]+([.$B47]-1)*21+([.$BJ$5]-1)*1071;3)" office:value-type="string" office:string-value="1F " calcext:value-type="string">
            <text:p>1F </text:p>
          </table:table-cell>
          <table:table-cell table:style-name="ce216" table:formula="of:=MID([.$C$1];[.BN$3]+([.$B47]-1)*21+([.$BJ$5]-1)*1071;3)" office:value-type="string" office:string-value="46 " calcext:value-type="string">
            <text:p>46 </text:p>
          </table:table-cell>
          <table:table-cell table:style-name="ce216" table:formula="of:=MID([.$C$1];[.BO$3]+([.$B47]-1)*21+([.$BJ$5]-1)*1071;3)" office:value-type="string" office:string-value="A8 " calcext:value-type="string">
            <text:p>A8 </text:p>
          </table:table-cell>
          <table:table-cell table:style-name="ce216" table:formula="of:=MID([.$C$1];[.BP$3]+([.$B47]-1)*21+([.$BJ$5]-1)*1071;3)" office:value-type="string" office:string-value="9A " calcext:value-type="string">
            <text:p>9A </text:p>
          </table:table-cell>
          <table:table-cell table:style-name="ce216" table:formula="of:=MID([.$C$1];[.BQ$3]+([.$B47]-1)*21+([.$BJ$5]-1)*1071;3)" office:value-type="string" office:string-value="06 " calcext:value-type="string">
            <text:p>06 </text:p>
          </table:table-cell>
          <table:table-cell table:style-name="ce216"/>
          <table:table-cell table:style-name="ce216" table:formula="of:=VLOOKUP(MID([.AZ47];1;1);[.$CL$4:.$CM$19];2;0)*16+VLOOKUP(MID([.AZ47];2;1);[.$CL$4:.$CM$19];2;0)" office:value-type="float" office:value="15" calcext:value-type="float">
            <text:p>15</text:p>
          </table:table-cell>
          <table:table-cell table:style-name="ce216" table:formula="of:=VLOOKUP(MID([.BA47];1;1);[.$CL$4:.$CM$19];2;0)*16+VLOOKUP(MID([.BA47];2;1);[.$CL$4:.$CM$19];2;0)" office:value-type="float" office:value="12" calcext:value-type="float">
            <text:p>12</text:p>
          </table:table-cell>
          <table:table-cell table:style-name="ce216" table:formula="of:=VLOOKUP(MID([.BB47];1;1);[.$CL$4:.$CM$19];2;0)*16+VLOOKUP(MID([.BB47];2;1);[.$CL$4:.$CM$19];2;0)" office:value-type="float" office:value="15" calcext:value-type="float">
            <text:p>15</text:p>
          </table:table-cell>
          <table:table-cell table:style-name="ce216" table:formula="of:=VLOOKUP(MID([.BC47];1;1);[.$CL$4:.$CM$19];2;0)*16+VLOOKUP(MID([.BC47];2;1);[.$CL$4:.$CM$19];2;0)" office:value-type="float" office:value="16" calcext:value-type="float">
            <text:p>16</text:p>
          </table:table-cell>
          <table:table-cell table:style-name="ce216" table:formula="of:=VLOOKUP(MID([.BD47];1;1);[.$CL$4:.$CM$19];2;0)" office:value-type="float" office:value="10" calcext:value-type="float">
            <text:p>10</text:p>
          </table:table-cell>
          <table:table-cell table:style-name="ce216" table:formula="of:=VLOOKUP(MID([.BD47];2;1);[.$CL$4:.$CM$19];2;0)" office:value-type="float" office:value="8" calcext:value-type="float">
            <text:p>8</text:p>
          </table:table-cell>
          <table:table-cell table:style-name="ce216" table:formula="of:=VLOOKUP(MID([.BE47];1;1);[.$CL$4:.$CM$19];2;0)" office:value-type="float" office:value="9" calcext:value-type="float">
            <text:p>9</text:p>
          </table:table-cell>
          <table:table-cell table:style-name="ce216" table:formula="of:=VLOOKUP(MID([.BE47];2;1);[.$CL$4:.$CM$19];2;0)" office:value-type="float" office:value="10" calcext:value-type="float">
            <text:p>10</text:p>
          </table:table-cell>
          <table:table-cell table:style-name="ce216" table:formula="of:=VLOOKUP(MID([.BF47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7];1;1);[.$CL$4:.$CM$19];2;0)*16+VLOOKUP(MID([.BK47];2;1);[.$CL$4:.$CM$19];2;0)" office:value-type="float" office:value="99" calcext:value-type="float">
            <text:p>99</text:p>
          </table:table-cell>
          <table:table-cell table:style-name="ce216" table:formula="of:=VLOOKUP(MID([.BL47];1;1);[.$CL$4:.$CM$19];2;0)*16+VLOOKUP(MID([.BL47];2;1);[.$CL$4:.$CM$19];2;0)" office:value-type="float" office:value="28" calcext:value-type="float">
            <text:p>28</text:p>
          </table:table-cell>
          <table:table-cell table:style-name="ce216" table:formula="of:=VLOOKUP(MID([.BM47];1;1);[.$CL$4:.$CM$19];2;0)*16+VLOOKUP(MID([.BM47];2;1);[.$CL$4:.$CM$19];2;0)" office:value-type="float" office:value="31" calcext:value-type="float">
            <text:p>31</text:p>
          </table:table-cell>
          <table:table-cell table:style-name="ce216" table:formula="of:=VLOOKUP(MID([.BN47];1;1);[.$CL$4:.$CM$19];2;0)*16+VLOOKUP(MID([.BN47];2;1);[.$CL$4:.$CM$19];2;0)" office:value-type="float" office:value="70" calcext:value-type="float">
            <text:p>70</text:p>
          </table:table-cell>
          <table:table-cell table:style-name="ce216" table:formula="of:=VLOOKUP(MID([.BO47];1;1);[.$CL$4:.$CM$19];2;0)" office:value-type="float" office:value="10" calcext:value-type="float">
            <text:p>10</text:p>
          </table:table-cell>
          <table:table-cell table:style-name="ce216" table:formula="of:=VLOOKUP(MID([.BO47];2;1);[.$CL$4:.$CM$19];2;0)" office:value-type="float" office:value="8" calcext:value-type="float">
            <text:p>8</text:p>
          </table:table-cell>
          <table:table-cell table:style-name="ce216" table:formula="of:=VLOOKUP(MID([.BP47];1;1);[.$CL$4:.$CM$19];2;0)" office:value-type="float" office:value="9" calcext:value-type="float">
            <text:p>9</text:p>
          </table:table-cell>
          <table:table-cell table:style-name="ce216" table:formula="of:=VLOOKUP(MID([.BP47];2;1);[.$CL$4:.$CM$19];2;0)" office:value-type="float" office:value="10" calcext:value-type="float">
            <text:p>10</text:p>
          </table:table-cell>
          <table:table-cell table:style-name="ce216" table:number-columns-repeated="4"/>
          <table:table-cell table:style-name="ce216" table:formula="of:=VLOOKUP(MID([.BQ47];2;1);[.$CL$4:.$CM$19];2;0)" office:value-type="float" office:value="6" calcext:value-type="float">
            <text:p>6</text:p>
          </table:table-cell>
          <table:table-cell table:style-name="ce216" table:number-columns-repeated="920"/>
        </table:table-row>
        <table:table-row table:style-name="ro1">
          <table:table-cell table:style-name="ce114" office:value-type="string" calcext:value-type="string">
            <text:p>2C</text:p>
          </table:table-cell>
          <table:table-cell table:style-name="ce175" office:value-type="float" office:value="44" calcext:value-type="float">
            <text:p>44</text:p>
          </table:table-cell>
          <table:table-cell table:style-name="ce189" office:value-type="string" calcext:value-type="string">
            <text:p>AZ</text:p>
          </table:table-cell>
          <table:table-cell table:style-name="ce189" table:formula="of:=MID([.$C$2];[.D$3]+([.$B48]-1)*24;3)" office:value-type="string" office:string-value="9F " calcext:value-type="string">
            <text:p>9F </text:p>
          </table:table-cell>
          <table:table-cell table:style-name="ce189" table:formula="of:=MID([.$C$2];[.E$3]+([.$B48]-1)*24;3)" office:value-type="string" office:string-value="33 " calcext:value-type="string">
            <text:p>33 </text:p>
          </table:table-cell>
          <table:table-cell table:style-name="ce189" table:formula="of:=MID([.$C$2];[.F$3]+([.$B48]-1)*24;3)" office:value-type="string" office:string-value="31 " calcext:value-type="string">
            <text:p>31 </text:p>
          </table:table-cell>
          <table:table-cell table:style-name="ce189" table:formula="of:=MID([.$C$2];[.G$3]+([.$B48]-1)*24;3)" office:value-type="string" office:string-value="AF " calcext:value-type="string">
            <text:p>AF </text:p>
          </table:table-cell>
          <table:table-cell table:style-name="ce189" table:formula="of:=MID([.$C$2];[.H$3]+([.$B48]-1)*24;3)" office:value-type="string" office:string-value="0A " calcext:value-type="string">
            <text:p>0A </text:p>
          </table:table-cell>
          <table:table-cell table:style-name="ce189" table:formula="of:=MID([.$C$2];[.I$3]+([.$B48]-1)*24;3)" office:value-type="string" office:string-value="08 " calcext:value-type="string">
            <text:p>08 </text:p>
          </table:table-cell>
          <table:table-cell table:style-name="ce189" table:formula="of:=MID([.$C$2];[.J$3]+([.$B48]-1)*24;3)" office:value-type="string" office:string-value="08 " calcext:value-type="string">
            <text:p>08 </text:p>
          </table:table-cell>
          <table:table-cell table:style-name="ce189" table:formula="of:=MID([.$C$2];[.K$3]+([.$B48]-1)*24;3)" office:value-type="string" office:string-value="0A " calcext:value-type="string">
            <text:p>0A </text:p>
          </table:table-cell>
          <table:table-cell table:style-name="ce189" table:formula="of:=VLOOKUP(MID([.D48];1;1);[.$CL$4:.$CM$19];2;0)*16+VLOOKUP(MID([.D48];2;1);[.$CL$4:.$CM$19];2;0)" office:value-type="float" office:value="159" calcext:value-type="float">
            <text:p>159</text:p>
          </table:table-cell>
          <table:table-cell table:style-name="ce189" table:formula="of:=VLOOKUP(MID([.E48];1;1);[.$CL$4:.$CM$19];2;0)*16+VLOOKUP(MID([.E48];2;1);[.$CL$4:.$CM$19];2;0)" office:value-type="float" office:value="51" calcext:value-type="float">
            <text:p>51</text:p>
          </table:table-cell>
          <table:table-cell table:style-name="ce189" table:formula="of:=VLOOKUP(MID([.F48];1;1);[.$CL$4:.$CM$19];2;0)*16+VLOOKUP(MID([.F48];2;1);[.$CL$4:.$CM$19];2;0)" office:value-type="float" office:value="49" calcext:value-type="float">
            <text:p>49</text:p>
          </table:table-cell>
          <table:table-cell table:style-name="ce189" table:formula="of:=VLOOKUP(MID([.G48];1;1);[.$CL$4:.$CM$19];2;0)*16+VLOOKUP(MID([.G48];2;1);[.$CL$4:.$CM$19];2;0)" office:value-type="float" office:value="175" calcext:value-type="float">
            <text:p>175</text:p>
          </table:table-cell>
          <table:table-cell table:style-name="ce202" table:formula="of:=VLOOKUP(MID([.H48];1;1);[.$CL$4:.$CM$19];2;0)*16+VLOOKUP(MID([.H48];2;1);[.$CL$4:.$CM$19];2;0)" office:value-type="float" office:value="10" calcext:value-type="float">
            <text:p>10</text:p>
          </table:table-cell>
          <table:table-cell table:style-name="ce203" table:formula="of:=VLOOKUP(MID([.I48];1;1);[.$CL$4:.$CM$19];2;0)*16+VLOOKUP(MID([.I48];2;1);[.$CL$4:.$CM$19];2;0)" office:value-type="float" office:value="8" calcext:value-type="float">
            <text:p>8</text:p>
          </table:table-cell>
          <table:table-cell table:style-name="ce203" table:formula="of:=VLOOKUP(MID([.J48];1;1);[.$CL$4:.$CM$19];2;0)*16+VLOOKUP(MID([.J48];2;1);[.$CL$4:.$CM$19];2;0)" office:value-type="float" office:value="8" calcext:value-type="float">
            <text:p>8</text:p>
          </table:table-cell>
          <table:table-cell table:style-name="ce207" table:formula="of:=VLOOKUP(MID([.K48];1;1);[.$CL$4:.$CM$19];2;0)*16+VLOOKUP(MID([.K48];2;1);[.$CL$4:.$CM$19];2;0)" office:value-type="float" office:value="10" calcext:value-type="float">
            <text:p>10</text:p>
          </table:table-cell>
          <table:table-cell table:style-name="ce207" table:formula="of:=MAX([.P48:.S48])" office:value-type="float" office:value="10" calcext:value-type="float">
            <text:p>10</text:p>
          </table:table-cell>
          <table:table-cell table:style-name="ce202" table:formula="of:=[.L48]/SUM([.$L48:.$O48])" office:value-type="float" office:value="0.366359447004608" calcext:value-type="float">
            <text:p>0.366359447004608</text:p>
          </table:table-cell>
          <table:table-cell table:style-name="ce203" table:formula="of:=[.M48]/SUM([.$L48:.$O48])" office:value-type="float" office:value="0.117511520737327" calcext:value-type="float">
            <text:p>0.117511520737327</text:p>
          </table:table-cell>
          <table:table-cell table:style-name="ce203" table:formula="of:=[.N48]/SUM([.$L48:.$O48])" office:value-type="float" office:value="0.112903225806452" calcext:value-type="float">
            <text:p>0.112903225806452</text:p>
          </table:table-cell>
          <table:table-cell table:style-name="ce207" table:formula="of:=[.O48]/SUM([.$L48:.$O48])" office:value-type="float" office:value="0.403225806451613" calcext:value-type="float">
            <text:p>0.403225806451613</text:p>
          </table:table-cell>
          <table:table-cell table:style-name="ce207" table:formula="of:=[.P48]-[.Q48]" office:value-type="float" office:value="2" calcext:value-type="float">
            <text:p>2</text:p>
          </table:table-cell>
          <table:table-cell table:style-name="ce207" table:formula="of:=[.Q48]-[.P48]" office:value-type="float" office:value="-2" calcext:value-type="float">
            <text:p>-2</text:p>
          </table:table-cell>
          <table:table-cell table:formula="of:=[.$AE48]+[.Y48]*[.$AC$3]*IF(ABS([.Y48])&gt;5;2;1)" office:value-type="float" office:value="47.5" calcext:value-type="float">
            <text:p>47.5</text:p>
          </table:table-cell>
          <table:table-cell table:formula="of:=[.$AE48]+[.Z48]*[.$AC$3]*IF(ABS([.Y48])&gt;5;2;1)" office:value-type="float" office:value="43.5" calcext:value-type="float">
            <text:p>43.5</text:p>
          </table:table-cell>
          <table:table-cell table:style-name="ce202" table:formula="of:=[.$AC$4] - MID([.$C$2];(3*8*51)+1+([.$B48])*3;3)" office:value-type="float" office:value="9" calcext:value-type="float">
            <text:p>9</text:p>
          </table:table-cell>
          <table:table-cell table:formula="of:=[.$AD$4]+([.$AC$4]-[.AC48])" office:value-type="float" office:value="91" calcext:value-type="float">
            <text:p>91</text:p>
          </table:table-cell>
          <table:table-cell table:formula="of:=[.AD48]/2" office:value-type="float" office:value="45.5" calcext:value-type="float">
            <text:p>45.5</text:p>
          </table:table-cell>
          <table:table-cell table:formula="of:=[.AA48]+[.U48]*[.$AC48]" office:value-type="float" office:value="50.7972350230415" calcext:value-type="float">
            <text:p>50.7972350230415</text:p>
          </table:table-cell>
          <table:table-cell table:formula="of:=[.AB48]+[.V48]*[.$AC48]" office:value-type="float" office:value="44.5576036866359" calcext:value-type="float">
            <text:p>44.5576036866359</text:p>
          </table:table-cell>
          <table:table-cell table:style-name="ce208" table:formula="of:=[.AF48]-[.AG48]" office:value-type="float" office:value="6.23963133640553" calcext:value-type="float">
            <text:p>6.240</text:p>
          </table:table-cell>
          <table:table-cell table:style-name="ce107" office:value-type="float" office:value="11" calcext:value-type="float">
            <text:p>11</text:p>
          </table:table-cell>
          <table:table-cell table:style-name="ce203" table:formula="of:=([.$AI48]-2)*([.AF48]/100)" office:value-type="float" office:value="4.57175115207373" calcext:value-type="float">
            <text:p>4.57175115207373</text:p>
          </table:table-cell>
          <table:table-cell table:style-name="ce203" table:formula="of:=([.$AI48]-2)*([.AG48]/100)" office:value-type="float" office:value="4.01018433179724" calcext:value-type="float">
            <text:p>4.01018433179724</text:p>
          </table:table-cell>
          <table:table-cell table:style-name="ce203" table:formula="of:=IF([.AF48]&gt;[.AG48];[.AI48];0)" office:value-type="float" office:value="11" calcext:value-type="float">
            <text:p>11</text:p>
          </table:table-cell>
          <table:table-cell table:style-name="ce203" table:formula="of:=IF([.AG48]&gt;[.AF48];[.AI48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2C</text:p>
          </table:table-cell>
          <table:table-cell table:style-name="ce175" office:value-type="float" office:value="44" calcext:value-type="float">
            <text:p>44</text:p>
          </table:table-cell>
          <table:table-cell table:style-name="ce189" office:value-type="string" calcext:value-type="string">
            <text:p>AZ</text:p>
          </table:table-cell>
          <table:table-cell table:style-name="ce216"/>
          <table:table-cell table:style-name="ce222" table:formula="of:=MID([.$C$1];[.AZ$3]+([.$B48]-1)*21+([.$AY$5]-1)*1071;3)" office:value-type="string" office:string-value="0D " calcext:value-type="string">
            <text:p>0D </text:p>
          </table:table-cell>
          <table:table-cell table:style-name="ce222" table:formula="of:=MID([.$C$1];[.BA$3]+([.$B48]-1)*21+([.$AY$5]-1)*1071;3)" office:value-type="string" office:string-value="0D " calcext:value-type="string">
            <text:p>0D </text:p>
          </table:table-cell>
          <table:table-cell table:style-name="ce222" table:formula="of:=MID([.$C$1];[.BB$3]+([.$B48]-1)*21+([.$AY$5]-1)*1071;3)" office:value-type="string" office:string-value="0D " calcext:value-type="string">
            <text:p>0D </text:p>
          </table:table-cell>
          <table:table-cell table:style-name="ce222" table:formula="of:=MID([.$C$1];[.BC$3]+([.$B48]-1)*21+([.$AY$5]-1)*1071;3)" office:value-type="string" office:string-value="0E " calcext:value-type="string">
            <text:p>0E </text:p>
          </table:table-cell>
          <table:table-cell table:style-name="ce222" table:formula="of:=MID([.$C$1];[.BD$3]+([.$B48]-1)*21+([.$AY$5]-1)*1071;3)" office:value-type="string" office:string-value="98 " calcext:value-type="string">
            <text:p>98 </text:p>
          </table:table-cell>
          <table:table-cell table:style-name="ce222" table:formula="of:=MID([.$C$1];[.BE$3]+([.$B48]-1)*21+([.$AY$5]-1)*1071;3)" office:value-type="string" office:string-value="89 " calcext:value-type="string">
            <text:p>89 </text:p>
          </table:table-cell>
          <table:table-cell table:style-name="ce222" table:formula="of:=MID([.$C$1];[.BF$3]+([.$B48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8]-1)*21+([.$BJ$5]-1)*1071;3)" office:value-type="string" office:string-value="91 " calcext:value-type="string">
            <text:p>91 </text:p>
          </table:table-cell>
          <table:table-cell table:style-name="ce216" table:formula="of:=MID([.$C$1];[.BL$3]+([.$B48]-1)*21+([.$BJ$5]-1)*1071;3)" office:value-type="string" office:string-value="1D " calcext:value-type="string">
            <text:p>1D </text:p>
          </table:table-cell>
          <table:table-cell table:style-name="ce216" table:formula="of:=MID([.$C$1];[.BM$3]+([.$B48]-1)*21+([.$BJ$5]-1)*1071;3)" office:value-type="string" office:string-value="1D " calcext:value-type="string">
            <text:p>1D </text:p>
          </table:table-cell>
          <table:table-cell table:style-name="ce216" table:formula="of:=MID([.$C$1];[.BN$3]+([.$B48]-1)*21+([.$BJ$5]-1)*1071;3)" office:value-type="string" office:string-value="A4 " calcext:value-type="string">
            <text:p>A4 </text:p>
          </table:table-cell>
          <table:table-cell table:style-name="ce216" table:formula="of:=MID([.$C$1];[.BO$3]+([.$B48]-1)*21+([.$BJ$5]-1)*1071;3)" office:value-type="string" office:string-value="A8 " calcext:value-type="string">
            <text:p>A8 </text:p>
          </table:table-cell>
          <table:table-cell table:style-name="ce216" table:formula="of:=MID([.$C$1];[.BP$3]+([.$B48]-1)*21+([.$BJ$5]-1)*1071;3)" office:value-type="string" office:string-value="8A " calcext:value-type="string">
            <text:p>8A </text:p>
          </table:table-cell>
          <table:table-cell table:style-name="ce216" table:formula="of:=MID([.$C$1];[.BQ$3]+([.$B48]-1)*21+([.$BJ$5]-1)*1071;3)" office:value-type="string" office:string-value="01 " calcext:value-type="string">
            <text:p>01 </text:p>
          </table:table-cell>
          <table:table-cell table:style-name="ce216"/>
          <table:table-cell table:style-name="ce216" table:formula="of:=VLOOKUP(MID([.AZ48];1;1);[.$CL$4:.$CM$19];2;0)*16+VLOOKUP(MID([.AZ48];2;1);[.$CL$4:.$CM$19];2;0)" office:value-type="float" office:value="13" calcext:value-type="float">
            <text:p>13</text:p>
          </table:table-cell>
          <table:table-cell table:style-name="ce216" table:formula="of:=VLOOKUP(MID([.BA48];1;1);[.$CL$4:.$CM$19];2;0)*16+VLOOKUP(MID([.BA48];2;1);[.$CL$4:.$CM$19];2;0)" office:value-type="float" office:value="13" calcext:value-type="float">
            <text:p>13</text:p>
          </table:table-cell>
          <table:table-cell table:style-name="ce216" table:formula="of:=VLOOKUP(MID([.BB48];1;1);[.$CL$4:.$CM$19];2;0)*16+VLOOKUP(MID([.BB48];2;1);[.$CL$4:.$CM$19];2;0)" office:value-type="float" office:value="13" calcext:value-type="float">
            <text:p>13</text:p>
          </table:table-cell>
          <table:table-cell table:style-name="ce216" table:formula="of:=VLOOKUP(MID([.BC48];1;1);[.$CL$4:.$CM$19];2;0)*16+VLOOKUP(MID([.BC48];2;1);[.$CL$4:.$CM$19];2;0)" office:value-type="float" office:value="14" calcext:value-type="float">
            <text:p>14</text:p>
          </table:table-cell>
          <table:table-cell table:style-name="ce216" table:formula="of:=VLOOKUP(MID([.BD48];1;1);[.$CL$4:.$CM$19];2;0)" office:value-type="float" office:value="9" calcext:value-type="float">
            <text:p>9</text:p>
          </table:table-cell>
          <table:table-cell table:style-name="ce216" table:formula="of:=VLOOKUP(MID([.BD48];2;1);[.$CL$4:.$CM$19];2;0)" office:value-type="float" office:value="8" calcext:value-type="float">
            <text:p>8</text:p>
          </table:table-cell>
          <table:table-cell table:style-name="ce216" table:formula="of:=VLOOKUP(MID([.BE48];1;1);[.$CL$4:.$CM$19];2;0)" office:value-type="float" office:value="8" calcext:value-type="float">
            <text:p>8</text:p>
          </table:table-cell>
          <table:table-cell table:style-name="ce216" table:formula="of:=VLOOKUP(MID([.BE48];2;1);[.$CL$4:.$CM$19];2;0)" office:value-type="float" office:value="9" calcext:value-type="float">
            <text:p>9</text:p>
          </table:table-cell>
          <table:table-cell table:style-name="ce216" table:formula="of:=VLOOKUP(MID([.BF48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8];1;1);[.$CL$4:.$CM$19];2;0)*16+VLOOKUP(MID([.BK48];2;1);[.$CL$4:.$CM$19];2;0)" office:value-type="float" office:value="145" calcext:value-type="float">
            <text:p>145</text:p>
          </table:table-cell>
          <table:table-cell table:style-name="ce216" table:formula="of:=VLOOKUP(MID([.BL48];1;1);[.$CL$4:.$CM$19];2;0)*16+VLOOKUP(MID([.BL48];2;1);[.$CL$4:.$CM$19];2;0)" office:value-type="float" office:value="29" calcext:value-type="float">
            <text:p>29</text:p>
          </table:table-cell>
          <table:table-cell table:style-name="ce216" table:formula="of:=VLOOKUP(MID([.BM48];1;1);[.$CL$4:.$CM$19];2;0)*16+VLOOKUP(MID([.BM48];2;1);[.$CL$4:.$CM$19];2;0)" office:value-type="float" office:value="29" calcext:value-type="float">
            <text:p>29</text:p>
          </table:table-cell>
          <table:table-cell table:style-name="ce216" table:formula="of:=VLOOKUP(MID([.BN48];1;1);[.$CL$4:.$CM$19];2;0)*16+VLOOKUP(MID([.BN48];2;1);[.$CL$4:.$CM$19];2;0)" office:value-type="float" office:value="164" calcext:value-type="float">
            <text:p>164</text:p>
          </table:table-cell>
          <table:table-cell table:style-name="ce216" table:formula="of:=VLOOKUP(MID([.BO48];1;1);[.$CL$4:.$CM$19];2;0)" office:value-type="float" office:value="10" calcext:value-type="float">
            <text:p>10</text:p>
          </table:table-cell>
          <table:table-cell table:style-name="ce216" table:formula="of:=VLOOKUP(MID([.BO48];2;1);[.$CL$4:.$CM$19];2;0)" office:value-type="float" office:value="8" calcext:value-type="float">
            <text:p>8</text:p>
          </table:table-cell>
          <table:table-cell table:style-name="ce216" table:formula="of:=VLOOKUP(MID([.BP48];1;1);[.$CL$4:.$CM$19];2;0)" office:value-type="float" office:value="8" calcext:value-type="float">
            <text:p>8</text:p>
          </table:table-cell>
          <table:table-cell table:style-name="ce216" table:formula="of:=VLOOKUP(MID([.BP48];2;1);[.$CL$4:.$CM$19];2;0)" office:value-type="float" office:value="10" calcext:value-type="float">
            <text:p>10</text:p>
          </table:table-cell>
          <table:table-cell table:style-name="ce216" table:number-columns-repeated="4"/>
          <table:table-cell table:style-name="ce216" table:formula="of:=VLOOKUP(MID([.BQ48];2;1);[.$CL$4:.$CM$19];2;0)" office:value-type="float" office:value="1" calcext:value-type="float">
            <text:p>1</text:p>
          </table:table-cell>
          <table:table-cell table:style-name="ce216" table:number-columns-repeated="920"/>
        </table:table-row>
        <table:table-row table:style-name="ro1">
          <table:table-cell table:style-name="ce114" office:value-type="string" calcext:value-type="string">
            <text:p>2D</text:p>
          </table:table-cell>
          <table:table-cell table:style-name="ce175" office:value-type="float" office:value="45" calcext:value-type="float">
            <text:p>45</text:p>
          </table:table-cell>
          <table:table-cell table:style-name="ce189" office:value-type="string" calcext:value-type="string">
            <text:p>UT</text:p>
          </table:table-cell>
          <table:table-cell table:style-name="ce189" table:formula="of:=MID([.$C$2];[.D$3]+([.$B49]-1)*24;3)" office:value-type="string" office:string-value="39 " calcext:value-type="string">
            <text:p>39 </text:p>
          </table:table-cell>
          <table:table-cell table:style-name="ce189" table:formula="of:=MID([.$C$2];[.E$3]+([.$B49]-1)*24;3)" office:value-type="string" office:string-value="33 " calcext:value-type="string">
            <text:p>33 </text:p>
          </table:table-cell>
          <table:table-cell table:style-name="ce189" table:formula="of:=MID([.$C$2];[.F$3]+([.$B49]-1)*24;3)" office:value-type="string" office:string-value="33 " calcext:value-type="string">
            <text:p>33 </text:p>
          </table:table-cell>
          <table:table-cell table:style-name="ce189" table:formula="of:=MID([.$C$2];[.G$3]+([.$B49]-1)*24;3)" office:value-type="string" office:string-value="83 " calcext:value-type="string">
            <text:p>83 </text:p>
          </table:table-cell>
          <table:table-cell table:style-name="ce189" table:formula="of:=MID([.$C$2];[.H$3]+([.$B49]-1)*24;3)" office:value-type="string" office:string-value="09 " calcext:value-type="string">
            <text:p>09 </text:p>
          </table:table-cell>
          <table:table-cell table:style-name="ce189" table:formula="of:=MID([.$C$2];[.I$3]+([.$B49]-1)*24;3)" office:value-type="string" office:string-value="08 " calcext:value-type="string">
            <text:p>08 </text:p>
          </table:table-cell>
          <table:table-cell table:style-name="ce189" table:formula="of:=MID([.$C$2];[.J$3]+([.$B49]-1)*24;3)" office:value-type="string" office:string-value="09 " calcext:value-type="string">
            <text:p>09 </text:p>
          </table:table-cell>
          <table:table-cell table:style-name="ce189" table:formula="of:=MID([.$C$2];[.K$3]+([.$B49]-1)*24;3)" office:value-type="string" office:string-value="0C " calcext:value-type="string">
            <text:p>0C </text:p>
          </table:table-cell>
          <table:table-cell table:style-name="ce189" table:formula="of:=VLOOKUP(MID([.D49];1;1);[.$CL$4:.$CM$19];2;0)*16+VLOOKUP(MID([.D49];2;1);[.$CL$4:.$CM$19];2;0)" office:value-type="float" office:value="57" calcext:value-type="float">
            <text:p>57</text:p>
          </table:table-cell>
          <table:table-cell table:style-name="ce189" table:formula="of:=VLOOKUP(MID([.E49];1;1);[.$CL$4:.$CM$19];2;0)*16+VLOOKUP(MID([.E49];2;1);[.$CL$4:.$CM$19];2;0)" office:value-type="float" office:value="51" calcext:value-type="float">
            <text:p>51</text:p>
          </table:table-cell>
          <table:table-cell table:style-name="ce189" table:formula="of:=VLOOKUP(MID([.F49];1;1);[.$CL$4:.$CM$19];2;0)*16+VLOOKUP(MID([.F49];2;1);[.$CL$4:.$CM$19];2;0)" office:value-type="float" office:value="51" calcext:value-type="float">
            <text:p>51</text:p>
          </table:table-cell>
          <table:table-cell table:style-name="ce189" table:formula="of:=VLOOKUP(MID([.G49];1;1);[.$CL$4:.$CM$19];2;0)*16+VLOOKUP(MID([.G49];2;1);[.$CL$4:.$CM$19];2;0)" office:value-type="float" office:value="131" calcext:value-type="float">
            <text:p>131</text:p>
          </table:table-cell>
          <table:table-cell table:style-name="ce202" table:formula="of:=VLOOKUP(MID([.H49];1;1);[.$CL$4:.$CM$19];2;0)*16+VLOOKUP(MID([.H49];2;1);[.$CL$4:.$CM$19];2;0)" office:value-type="float" office:value="9" calcext:value-type="float">
            <text:p>9</text:p>
          </table:table-cell>
          <table:table-cell table:style-name="ce203" table:formula="of:=VLOOKUP(MID([.I49];1;1);[.$CL$4:.$CM$19];2;0)*16+VLOOKUP(MID([.I49];2;1);[.$CL$4:.$CM$19];2;0)" office:value-type="float" office:value="8" calcext:value-type="float">
            <text:p>8</text:p>
          </table:table-cell>
          <table:table-cell table:style-name="ce203" table:formula="of:=VLOOKUP(MID([.J49];1;1);[.$CL$4:.$CM$19];2;0)*16+VLOOKUP(MID([.J49];2;1);[.$CL$4:.$CM$19];2;0)" office:value-type="float" office:value="9" calcext:value-type="float">
            <text:p>9</text:p>
          </table:table-cell>
          <table:table-cell table:style-name="ce207" table:formula="of:=VLOOKUP(MID([.K49];1;1);[.$CL$4:.$CM$19];2;0)*16+VLOOKUP(MID([.K49];2;1);[.$CL$4:.$CM$19];2;0)" office:value-type="float" office:value="12" calcext:value-type="float">
            <text:p>12</text:p>
          </table:table-cell>
          <table:table-cell table:style-name="ce207" table:formula="of:=MAX([.P49:.S49])" office:value-type="float" office:value="12" calcext:value-type="float">
            <text:p>12</text:p>
          </table:table-cell>
          <table:table-cell table:style-name="ce202" table:formula="of:=[.L49]/SUM([.$L49:.$O49])" office:value-type="float" office:value="0.196551724137931" calcext:value-type="float">
            <text:p>0.196551724137931</text:p>
          </table:table-cell>
          <table:table-cell table:style-name="ce203" table:formula="of:=[.M49]/SUM([.$L49:.$O49])" office:value-type="float" office:value="0.175862068965517" calcext:value-type="float">
            <text:p>0.175862068965517</text:p>
          </table:table-cell>
          <table:table-cell table:style-name="ce203" table:formula="of:=[.N49]/SUM([.$L49:.$O49])" office:value-type="float" office:value="0.175862068965517" calcext:value-type="float">
            <text:p>0.175862068965517</text:p>
          </table:table-cell>
          <table:table-cell table:style-name="ce207" table:formula="of:=[.O49]/SUM([.$L49:.$O49])" office:value-type="float" office:value="0.451724137931035" calcext:value-type="float">
            <text:p>0.451724137931035</text:p>
          </table:table-cell>
          <table:table-cell table:style-name="ce207" table:formula="of:=[.P49]-[.Q49]" office:value-type="float" office:value="1" calcext:value-type="float">
            <text:p>1</text:p>
          </table:table-cell>
          <table:table-cell table:style-name="ce207" table:formula="of:=[.Q49]-[.P49]" office:value-type="float" office:value="-1" calcext:value-type="float">
            <text:p>-1</text:p>
          </table:table-cell>
          <table:table-cell table:formula="of:=[.$AE49]+[.Y49]*[.$AC$3]*IF(ABS([.Y49])&gt;5;2;1)" office:value-type="float" office:value="49" calcext:value-type="float">
            <text:p>49</text:p>
          </table:table-cell>
          <table:table-cell table:formula="of:=[.$AE49]+[.Z49]*[.$AC$3]*IF(ABS([.Y49])&gt;5;2;1)" office:value-type="float" office:value="47" calcext:value-type="float">
            <text:p>47</text:p>
          </table:table-cell>
          <table:table-cell table:style-name="ce202" table:formula="of:=[.$AC$4] - MID([.$C$2];(3*8*51)+1+([.$B49])*3;3)" office:value-type="float" office:value="4" calcext:value-type="float">
            <text:p>4</text:p>
          </table:table-cell>
          <table:table-cell table:formula="of:=[.$AD$4]+([.$AC$4]-[.AC49])" office:value-type="float" office:value="96" calcext:value-type="float">
            <text:p>96</text:p>
          </table:table-cell>
          <table:table-cell table:formula="of:=[.AD49]/2" office:value-type="float" office:value="48" calcext:value-type="float">
            <text:p>48</text:p>
          </table:table-cell>
          <table:table-cell table:formula="of:=[.AA49]+[.U49]*[.$AC49]" office:value-type="float" office:value="49.7862068965517" calcext:value-type="float">
            <text:p>49.7862068965517</text:p>
          </table:table-cell>
          <table:table-cell table:formula="of:=[.AB49]+[.V49]*[.$AC49]" office:value-type="float" office:value="47.7034482758621" calcext:value-type="float">
            <text:p>47.7034482758621</text:p>
          </table:table-cell>
          <table:table-cell table:style-name="ce208" table:formula="of:=[.AF49]-[.AG49]" office:value-type="float" office:value="2.08275862068966" calcext:value-type="float">
            <text:p>2.083</text:p>
          </table:table-cell>
          <table:table-cell table:style-name="ce107" office:value-type="float" office:value="6" calcext:value-type="float">
            <text:p>6</text:p>
          </table:table-cell>
          <table:table-cell table:style-name="ce203" table:formula="of:=([.$AI49]-2)*([.AF49]/100)" office:value-type="float" office:value="1.99144827586207" calcext:value-type="float">
            <text:p>1.99144827586207</text:p>
          </table:table-cell>
          <table:table-cell table:style-name="ce203" table:formula="of:=([.$AI49]-2)*([.AG49]/100)" office:value-type="float" office:value="1.90813793103448" calcext:value-type="float">
            <text:p>1.90813793103448</text:p>
          </table:table-cell>
          <table:table-cell table:style-name="ce203" table:formula="of:=IF([.AF49]&gt;[.AG49];[.AI49];0)" office:value-type="float" office:value="6" calcext:value-type="float">
            <text:p>6</text:p>
          </table:table-cell>
          <table:table-cell table:style-name="ce203" table:formula="of:=IF([.AG49]&gt;[.AF49];[.AI49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2D</text:p>
          </table:table-cell>
          <table:table-cell table:style-name="ce175" office:value-type="float" office:value="45" calcext:value-type="float">
            <text:p>45</text:p>
          </table:table-cell>
          <table:table-cell table:style-name="ce189" office:value-type="string" calcext:value-type="string">
            <text:p>UT</text:p>
          </table:table-cell>
          <table:table-cell table:style-name="ce216"/>
          <table:table-cell table:style-name="ce222" table:formula="of:=MID([.$C$1];[.AZ$3]+([.$B49]-1)*21+([.$AY$5]-1)*1071;3)" office:value-type="string" office:string-value="0D " calcext:value-type="string">
            <text:p>0D </text:p>
          </table:table-cell>
          <table:table-cell table:style-name="ce222" table:formula="of:=MID([.$C$1];[.BA$3]+([.$B49]-1)*21+([.$AY$5]-1)*1071;3)" office:value-type="string" office:string-value="0D " calcext:value-type="string">
            <text:p>0D </text:p>
          </table:table-cell>
          <table:table-cell table:style-name="ce222" table:formula="of:=MID([.$C$1];[.BB$3]+([.$B49]-1)*21+([.$AY$5]-1)*1071;3)" office:value-type="string" office:string-value="0E " calcext:value-type="string">
            <text:p>0E </text:p>
          </table:table-cell>
          <table:table-cell table:style-name="ce222" table:formula="of:=MID([.$C$1];[.BC$3]+([.$B49]-1)*21+([.$AY$5]-1)*1071;3)" office:value-type="string" office:string-value="11 " calcext:value-type="string">
            <text:p>11 </text:p>
          </table:table-cell>
          <table:table-cell table:style-name="ce222" table:formula="of:=MID([.$C$1];[.BD$3]+([.$B49]-1)*21+([.$AY$5]-1)*1071;3)" office:value-type="string" office:string-value="98 " calcext:value-type="string">
            <text:p>98 </text:p>
          </table:table-cell>
          <table:table-cell table:style-name="ce222" table:formula="of:=MID([.$C$1];[.BE$3]+([.$B49]-1)*21+([.$AY$5]-1)*1071;3)" office:value-type="string" office:string-value="9A " calcext:value-type="string">
            <text:p>9A </text:p>
          </table:table-cell>
          <table:table-cell table:style-name="ce222" table:formula="of:=MID([.$C$1];[.BF$3]+([.$B49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49]-1)*21+([.$BJ$5]-1)*1071;3)" office:value-type="string" office:string-value="1D " calcext:value-type="string">
            <text:p>1D </text:p>
          </table:table-cell>
          <table:table-cell table:style-name="ce216" table:formula="of:=MID([.$C$1];[.BL$3]+([.$B49]-1)*21+([.$BJ$5]-1)*1071;3)" office:value-type="string" office:string-value="1D " calcext:value-type="string">
            <text:p>1D </text:p>
          </table:table-cell>
          <table:table-cell table:style-name="ce216" table:formula="of:=MID([.$C$1];[.BM$3]+([.$B49]-1)*21+([.$BJ$5]-1)*1071;3)" office:value-type="string" office:string-value="1E " calcext:value-type="string">
            <text:p>1E </text:p>
          </table:table-cell>
          <table:table-cell table:style-name="ce216" table:formula="of:=MID([.$C$1];[.BN$3]+([.$B49]-1)*21+([.$BJ$5]-1)*1071;3)" office:value-type="string" office:string-value="6C " calcext:value-type="string">
            <text:p>6C </text:p>
          </table:table-cell>
          <table:table-cell table:style-name="ce216" table:formula="of:=MID([.$C$1];[.BO$3]+([.$B49]-1)*21+([.$BJ$5]-1)*1071;3)" office:value-type="string" office:string-value="98 " calcext:value-type="string">
            <text:p>98 </text:p>
          </table:table-cell>
          <table:table-cell table:style-name="ce216" table:formula="of:=MID([.$C$1];[.BP$3]+([.$B49]-1)*21+([.$BJ$5]-1)*1071;3)" office:value-type="string" office:string-value="9A " calcext:value-type="string">
            <text:p>9A </text:p>
          </table:table-cell>
          <table:table-cell table:style-name="ce216" table:formula="of:=MID([.$C$1];[.BQ$3]+([.$B49]-1)*21+([.$BJ$5]-1)*1071;3)" office:value-type="string" office:string-value="06 " calcext:value-type="string">
            <text:p>06 </text:p>
          </table:table-cell>
          <table:table-cell table:style-name="ce216"/>
          <table:table-cell table:style-name="ce216" table:formula="of:=VLOOKUP(MID([.AZ49];1;1);[.$CL$4:.$CM$19];2;0)*16+VLOOKUP(MID([.AZ49];2;1);[.$CL$4:.$CM$19];2;0)" office:value-type="float" office:value="13" calcext:value-type="float">
            <text:p>13</text:p>
          </table:table-cell>
          <table:table-cell table:style-name="ce216" table:formula="of:=VLOOKUP(MID([.BA49];1;1);[.$CL$4:.$CM$19];2;0)*16+VLOOKUP(MID([.BA49];2;1);[.$CL$4:.$CM$19];2;0)" office:value-type="float" office:value="13" calcext:value-type="float">
            <text:p>13</text:p>
          </table:table-cell>
          <table:table-cell table:style-name="ce216" table:formula="of:=VLOOKUP(MID([.BB49];1;1);[.$CL$4:.$CM$19];2;0)*16+VLOOKUP(MID([.BB49];2;1);[.$CL$4:.$CM$19];2;0)" office:value-type="float" office:value="14" calcext:value-type="float">
            <text:p>14</text:p>
          </table:table-cell>
          <table:table-cell table:style-name="ce216" table:formula="of:=VLOOKUP(MID([.BC49];1;1);[.$CL$4:.$CM$19];2;0)*16+VLOOKUP(MID([.BC49];2;1);[.$CL$4:.$CM$19];2;0)" office:value-type="float" office:value="17" calcext:value-type="float">
            <text:p>17</text:p>
          </table:table-cell>
          <table:table-cell table:style-name="ce216" table:formula="of:=VLOOKUP(MID([.BD49];1;1);[.$CL$4:.$CM$19];2;0)" office:value-type="float" office:value="9" calcext:value-type="float">
            <text:p>9</text:p>
          </table:table-cell>
          <table:table-cell table:style-name="ce216" table:formula="of:=VLOOKUP(MID([.BD49];2;1);[.$CL$4:.$CM$19];2;0)" office:value-type="float" office:value="8" calcext:value-type="float">
            <text:p>8</text:p>
          </table:table-cell>
          <table:table-cell table:style-name="ce216" table:formula="of:=VLOOKUP(MID([.BE49];1;1);[.$CL$4:.$CM$19];2;0)" office:value-type="float" office:value="9" calcext:value-type="float">
            <text:p>9</text:p>
          </table:table-cell>
          <table:table-cell table:style-name="ce216" table:formula="of:=VLOOKUP(MID([.BE49];2;1);[.$CL$4:.$CM$19];2;0)" office:value-type="float" office:value="10" calcext:value-type="float">
            <text:p>10</text:p>
          </table:table-cell>
          <table:table-cell table:style-name="ce216" table:formula="of:=VLOOKUP(MID([.BF49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49];1;1);[.$CL$4:.$CM$19];2;0)*16+VLOOKUP(MID([.BK49];2;1);[.$CL$4:.$CM$19];2;0)" office:value-type="float" office:value="29" calcext:value-type="float">
            <text:p>29</text:p>
          </table:table-cell>
          <table:table-cell table:style-name="ce216" table:formula="of:=VLOOKUP(MID([.BL49];1;1);[.$CL$4:.$CM$19];2;0)*16+VLOOKUP(MID([.BL49];2;1);[.$CL$4:.$CM$19];2;0)" office:value-type="float" office:value="29" calcext:value-type="float">
            <text:p>29</text:p>
          </table:table-cell>
          <table:table-cell table:style-name="ce216" table:formula="of:=VLOOKUP(MID([.BM49];1;1);[.$CL$4:.$CM$19];2;0)*16+VLOOKUP(MID([.BM49];2;1);[.$CL$4:.$CM$19];2;0)" office:value-type="float" office:value="30" calcext:value-type="float">
            <text:p>30</text:p>
          </table:table-cell>
          <table:table-cell table:style-name="ce216" table:formula="of:=VLOOKUP(MID([.BN49];1;1);[.$CL$4:.$CM$19];2;0)*16+VLOOKUP(MID([.BN49];2;1);[.$CL$4:.$CM$19];2;0)" office:value-type="float" office:value="108" calcext:value-type="float">
            <text:p>108</text:p>
          </table:table-cell>
          <table:table-cell table:style-name="ce216" table:formula="of:=VLOOKUP(MID([.BO49];1;1);[.$CL$4:.$CM$19];2;0)" office:value-type="float" office:value="9" calcext:value-type="float">
            <text:p>9</text:p>
          </table:table-cell>
          <table:table-cell table:style-name="ce216" table:formula="of:=VLOOKUP(MID([.BO49];2;1);[.$CL$4:.$CM$19];2;0)" office:value-type="float" office:value="8" calcext:value-type="float">
            <text:p>8</text:p>
          </table:table-cell>
          <table:table-cell table:style-name="ce216" table:formula="of:=VLOOKUP(MID([.BP49];1;1);[.$CL$4:.$CM$19];2;0)" office:value-type="float" office:value="9" calcext:value-type="float">
            <text:p>9</text:p>
          </table:table-cell>
          <table:table-cell table:style-name="ce216" table:formula="of:=VLOOKUP(MID([.BP49];2;1);[.$CL$4:.$CM$19];2;0)" office:value-type="float" office:value="10" calcext:value-type="float">
            <text:p>10</text:p>
          </table:table-cell>
          <table:table-cell table:style-name="ce216" table:number-columns-repeated="4"/>
          <table:table-cell table:style-name="ce216" table:formula="of:=VLOOKUP(MID([.BQ49];2;1);[.$CL$4:.$CM$19];2;0)" office:value-type="float" office:value="6" calcext:value-type="float">
            <text:p>6</text:p>
          </table:table-cell>
          <table:table-cell table:style-name="ce216" table:number-columns-repeated="920"/>
        </table:table-row>
        <table:table-row table:style-name="ro1">
          <table:table-cell table:style-name="ce114" office:value-type="string" calcext:value-type="string">
            <text:p>2E</text:p>
          </table:table-cell>
          <table:table-cell table:style-name="ce175" office:value-type="float" office:value="46" calcext:value-type="float">
            <text:p>46</text:p>
          </table:table-cell>
          <table:table-cell table:style-name="ce189" office:value-type="string" calcext:value-type="string">
            <text:p>NV</text:p>
          </table:table-cell>
          <table:table-cell table:style-name="ce189" table:formula="of:=MID([.$C$2];[.D$3]+([.$B50]-1)*24;3)" office:value-type="string" office:string-value="6F " calcext:value-type="string">
            <text:p>6F </text:p>
          </table:table-cell>
          <table:table-cell table:style-name="ce189" table:formula="of:=MID([.$C$2];[.E$3]+([.$B50]-1)*24;3)" office:value-type="string" office:string-value="31 " calcext:value-type="string">
            <text:p>31 </text:p>
          </table:table-cell>
          <table:table-cell table:style-name="ce189" table:formula="of:=MID([.$C$2];[.F$3]+([.$B50]-1)*24;3)" office:value-type="string" office:string-value="33 " calcext:value-type="string">
            <text:p>33 </text:p>
          </table:table-cell>
          <table:table-cell table:style-name="ce189" table:formula="of:=MID([.$C$2];[.G$3]+([.$B50]-1)*24;3)" office:value-type="string" office:string-value="94 " calcext:value-type="string">
            <text:p>94 </text:p>
          </table:table-cell>
          <table:table-cell table:style-name="ce189" table:formula="of:=MID([.$C$2];[.H$3]+([.$B50]-1)*24;3)" office:value-type="string" office:string-value="09 " calcext:value-type="string">
            <text:p>09 </text:p>
          </table:table-cell>
          <table:table-cell table:style-name="ce189" table:formula="of:=MID([.$C$2];[.I$3]+([.$B50]-1)*24;3)" office:value-type="string" office:string-value="08 " calcext:value-type="string">
            <text:p>08 </text:p>
          </table:table-cell>
          <table:table-cell table:style-name="ce189" table:formula="of:=MID([.$C$2];[.J$3]+([.$B50]-1)*24;3)" office:value-type="string" office:string-value="09 " calcext:value-type="string">
            <text:p>09 </text:p>
          </table:table-cell>
          <table:table-cell table:style-name="ce189" table:formula="of:=MID([.$C$2];[.K$3]+([.$B50]-1)*24;3)" office:value-type="string" office:string-value="0B " calcext:value-type="string">
            <text:p>0B </text:p>
          </table:table-cell>
          <table:table-cell table:style-name="ce189" table:formula="of:=VLOOKUP(MID([.D50];1;1);[.$CL$4:.$CM$19];2;0)*16+VLOOKUP(MID([.D50];2;1);[.$CL$4:.$CM$19];2;0)" office:value-type="float" office:value="111" calcext:value-type="float">
            <text:p>111</text:p>
          </table:table-cell>
          <table:table-cell table:style-name="ce189" table:formula="of:=VLOOKUP(MID([.E50];1;1);[.$CL$4:.$CM$19];2;0)*16+VLOOKUP(MID([.E50];2;1);[.$CL$4:.$CM$19];2;0)" office:value-type="float" office:value="49" calcext:value-type="float">
            <text:p>49</text:p>
          </table:table-cell>
          <table:table-cell table:style-name="ce189" table:formula="of:=VLOOKUP(MID([.F50];1;1);[.$CL$4:.$CM$19];2;0)*16+VLOOKUP(MID([.F50];2;1);[.$CL$4:.$CM$19];2;0)" office:value-type="float" office:value="51" calcext:value-type="float">
            <text:p>51</text:p>
          </table:table-cell>
          <table:table-cell table:style-name="ce189" table:formula="of:=VLOOKUP(MID([.G50];1;1);[.$CL$4:.$CM$19];2;0)*16+VLOOKUP(MID([.G50];2;1);[.$CL$4:.$CM$19];2;0)" office:value-type="float" office:value="148" calcext:value-type="float">
            <text:p>148</text:p>
          </table:table-cell>
          <table:table-cell table:style-name="ce202" table:formula="of:=VLOOKUP(MID([.H50];1;1);[.$CL$4:.$CM$19];2;0)*16+VLOOKUP(MID([.H50];2;1);[.$CL$4:.$CM$19];2;0)" office:value-type="float" office:value="9" calcext:value-type="float">
            <text:p>9</text:p>
          </table:table-cell>
          <table:table-cell table:style-name="ce203" table:formula="of:=VLOOKUP(MID([.I50];1;1);[.$CL$4:.$CM$19];2;0)*16+VLOOKUP(MID([.I50];2;1);[.$CL$4:.$CM$19];2;0)" office:value-type="float" office:value="8" calcext:value-type="float">
            <text:p>8</text:p>
          </table:table-cell>
          <table:table-cell table:style-name="ce203" table:formula="of:=VLOOKUP(MID([.J50];1;1);[.$CL$4:.$CM$19];2;0)*16+VLOOKUP(MID([.J50];2;1);[.$CL$4:.$CM$19];2;0)" office:value-type="float" office:value="9" calcext:value-type="float">
            <text:p>9</text:p>
          </table:table-cell>
          <table:table-cell table:style-name="ce207" table:formula="of:=VLOOKUP(MID([.K50];1;1);[.$CL$4:.$CM$19];2;0)*16+VLOOKUP(MID([.K50];2;1);[.$CL$4:.$CM$19];2;0)" office:value-type="float" office:value="11" calcext:value-type="float">
            <text:p>11</text:p>
          </table:table-cell>
          <table:table-cell table:style-name="ce207" table:formula="of:=MAX([.P50:.S50])" office:value-type="float" office:value="11" calcext:value-type="float">
            <text:p>11</text:p>
          </table:table-cell>
          <table:table-cell table:style-name="ce202" table:formula="of:=[.L50]/SUM([.$L50:.$O50])" office:value-type="float" office:value="0.309192200557103" calcext:value-type="float">
            <text:p>0.309192200557103</text:p>
          </table:table-cell>
          <table:table-cell table:style-name="ce203" table:formula="of:=[.M50]/SUM([.$L50:.$O50])" office:value-type="float" office:value="0.136490250696379" calcext:value-type="float">
            <text:p>0.136490250696379</text:p>
          </table:table-cell>
          <table:table-cell table:style-name="ce203" table:formula="of:=[.N50]/SUM([.$L50:.$O50])" office:value-type="float" office:value="0.142061281337047" calcext:value-type="float">
            <text:p>0.142061281337047</text:p>
          </table:table-cell>
          <table:table-cell table:style-name="ce207" table:formula="of:=[.O50]/SUM([.$L50:.$O50])" office:value-type="float" office:value="0.412256267409471" calcext:value-type="float">
            <text:p>0.412256267409471</text:p>
          </table:table-cell>
          <table:table-cell table:style-name="ce207" table:formula="of:=[.P50]-[.Q50]" office:value-type="float" office:value="1" calcext:value-type="float">
            <text:p>1</text:p>
          </table:table-cell>
          <table:table-cell table:style-name="ce207" table:formula="of:=[.Q50]-[.P50]" office:value-type="float" office:value="-1" calcext:value-type="float">
            <text:p>-1</text:p>
          </table:table-cell>
          <table:table-cell table:formula="of:=[.$AE50]+[.Y50]*[.$AC$3]*IF(ABS([.Y50])&gt;5;2;1)" office:value-type="float" office:value="48" calcext:value-type="float">
            <text:p>48</text:p>
          </table:table-cell>
          <table:table-cell table:formula="of:=[.$AE50]+[.Z50]*[.$AC$3]*IF(ABS([.Y50])&gt;5;2;1)" office:value-type="float" office:value="46" calcext:value-type="float">
            <text:p>46</text:p>
          </table:table-cell>
          <table:table-cell table:style-name="ce202" table:formula="of:=[.$AC$4] - MID([.$C$2];(3*8*51)+1+([.$B50])*3;3)" office:value-type="float" office:value="6" calcext:value-type="float">
            <text:p>6</text:p>
          </table:table-cell>
          <table:table-cell table:formula="of:=[.$AD$4]+([.$AC$4]-[.AC50])" office:value-type="float" office:value="94" calcext:value-type="float">
            <text:p>94</text:p>
          </table:table-cell>
          <table:table-cell table:formula="of:=[.AD50]/2" office:value-type="float" office:value="47" calcext:value-type="float">
            <text:p>47</text:p>
          </table:table-cell>
          <table:table-cell table:formula="of:=[.AA50]+[.U50]*[.$AC50]" office:value-type="float" office:value="49.8551532033426" calcext:value-type="float">
            <text:p>49.8551532033426</text:p>
          </table:table-cell>
          <table:table-cell table:formula="of:=[.AB50]+[.V50]*[.$AC50]" office:value-type="float" office:value="46.8189415041783" calcext:value-type="float">
            <text:p>46.8189415041783</text:p>
          </table:table-cell>
          <table:table-cell table:style-name="ce208" table:formula="of:=[.AF50]-[.AG50]" office:value-type="float" office:value="3.03621169916435" calcext:value-type="float">
            <text:p>3.036</text:p>
          </table:table-cell>
          <table:table-cell table:style-name="ce107" office:value-type="float" office:value="6" calcext:value-type="float">
            <text:p>6</text:p>
          </table:table-cell>
          <table:table-cell table:style-name="ce203" table:formula="of:=([.$AI50]-2)*([.AF50]/100)" office:value-type="float" office:value="1.9942061281337" calcext:value-type="float">
            <text:p>1.9942061281337</text:p>
          </table:table-cell>
          <table:table-cell table:style-name="ce203" table:formula="of:=([.$AI50]-2)*([.AG50]/100)" office:value-type="float" office:value="1.87275766016713" calcext:value-type="float">
            <text:p>1.87275766016713</text:p>
          </table:table-cell>
          <table:table-cell table:style-name="ce203" table:formula="of:=IF([.AF50]&gt;[.AG50];[.AI50];0)" office:value-type="float" office:value="6" calcext:value-type="float">
            <text:p>6</text:p>
          </table:table-cell>
          <table:table-cell table:style-name="ce203" table:formula="of:=IF([.AG50]&gt;[.AF50];[.AI50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string" calcext:value-type="string">
            <text:p>2E</text:p>
          </table:table-cell>
          <table:table-cell table:style-name="ce175" office:value-type="float" office:value="46" calcext:value-type="float">
            <text:p>46</text:p>
          </table:table-cell>
          <table:table-cell table:style-name="ce189" office:value-type="string" calcext:value-type="string">
            <text:p>NV</text:p>
          </table:table-cell>
          <table:table-cell table:style-name="ce216"/>
          <table:table-cell table:style-name="ce222" table:formula="of:=MID([.$C$1];[.AZ$3]+([.$B50]-1)*21+([.$AY$5]-1)*1071;3)" office:value-type="string" office:string-value="13 " calcext:value-type="string">
            <text:p>13 </text:p>
          </table:table-cell>
          <table:table-cell table:style-name="ce222" table:formula="of:=MID([.$C$1];[.BA$3]+([.$B50]-1)*21+([.$AY$5]-1)*1071;3)" office:value-type="string" office:string-value="0C " calcext:value-type="string">
            <text:p>0C </text:p>
          </table:table-cell>
          <table:table-cell table:style-name="ce222" table:formula="of:=MID([.$C$1];[.BB$3]+([.$B50]-1)*21+([.$AY$5]-1)*1071;3)" office:value-type="string" office:string-value="0E " calcext:value-type="string">
            <text:p>0E </text:p>
          </table:table-cell>
          <table:table-cell table:style-name="ce222" table:formula="of:=MID([.$C$1];[.BC$3]+([.$B50]-1)*21+([.$AY$5]-1)*1071;3)" office:value-type="string" office:string-value="10 " calcext:value-type="string">
            <text:p>10 </text:p>
          </table:table-cell>
          <table:table-cell table:style-name="ce222" table:formula="of:=MID([.$C$1];[.BD$3]+([.$B50]-1)*21+([.$AY$5]-1)*1071;3)" office:value-type="string" office:string-value="98 " calcext:value-type="string">
            <text:p>98 </text:p>
          </table:table-cell>
          <table:table-cell table:style-name="ce222" table:formula="of:=MID([.$C$1];[.BE$3]+([.$B50]-1)*21+([.$AY$5]-1)*1071;3)" office:value-type="string" office:string-value="9A " calcext:value-type="string">
            <text:p>9A </text:p>
          </table:table-cell>
          <table:table-cell table:style-name="ce222" table:formula="of:=MID([.$C$1];[.BF$3]+([.$B50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4"/>
          <table:table-cell table:style-name="ce246"/>
          <table:table-cell table:style-name="ce216"/>
          <table:table-cell table:style-name="ce216" table:formula="of:=MID([.$C$1];[.BK$3]+([.$B50]-1)*21+([.$BJ$5]-1)*1071;3)" office:value-type="string" office:string-value="53 " calcext:value-type="string">
            <text:p>53 </text:p>
          </table:table-cell>
          <table:table-cell table:style-name="ce216" table:formula="of:=MID([.$C$1];[.BL$3]+([.$B50]-1)*21+([.$BJ$5]-1)*1071;3)" office:value-type="string" office:string-value="1C " calcext:value-type="string">
            <text:p>1C </text:p>
          </table:table-cell>
          <table:table-cell table:style-name="ce216" table:formula="of:=MID([.$C$1];[.BM$3]+([.$B50]-1)*21+([.$BJ$5]-1)*1071;3)" office:value-type="string" office:string-value="1E " calcext:value-type="string">
            <text:p>1E </text:p>
          </table:table-cell>
          <table:table-cell table:style-name="ce216" table:formula="of:=MID([.$C$1];[.BN$3]+([.$B50]-1)*21+([.$BJ$5]-1)*1071;3)" office:value-type="string" office:string-value="88 " calcext:value-type="string">
            <text:p>88 </text:p>
          </table:table-cell>
          <table:table-cell table:style-name="ce216" table:formula="of:=MID([.$C$1];[.BO$3]+([.$B50]-1)*21+([.$BJ$5]-1)*1071;3)" office:value-type="string" office:string-value="98 " calcext:value-type="string">
            <text:p>98 </text:p>
          </table:table-cell>
          <table:table-cell table:style-name="ce216" table:formula="of:=MID([.$C$1];[.BP$3]+([.$B50]-1)*21+([.$BJ$5]-1)*1071;3)" office:value-type="string" office:string-value="9B " calcext:value-type="string">
            <text:p>9B </text:p>
          </table:table-cell>
          <table:table-cell table:style-name="ce216" table:formula="of:=MID([.$C$1];[.BQ$3]+([.$B50]-1)*21+([.$BJ$5]-1)*1071;3)" office:value-type="string" office:string-value="04 " calcext:value-type="string">
            <text:p>04 </text:p>
          </table:table-cell>
          <table:table-cell table:style-name="ce216"/>
          <table:table-cell table:style-name="ce216" table:formula="of:=VLOOKUP(MID([.AZ50];1;1);[.$CL$4:.$CM$19];2;0)*16+VLOOKUP(MID([.AZ50];2;1);[.$CL$4:.$CM$19];2;0)" office:value-type="float" office:value="19" calcext:value-type="float">
            <text:p>19</text:p>
          </table:table-cell>
          <table:table-cell table:style-name="ce216" table:formula="of:=VLOOKUP(MID([.BA50];1;1);[.$CL$4:.$CM$19];2;0)*16+VLOOKUP(MID([.BA50];2;1);[.$CL$4:.$CM$19];2;0)" office:value-type="float" office:value="12" calcext:value-type="float">
            <text:p>12</text:p>
          </table:table-cell>
          <table:table-cell table:style-name="ce216" table:formula="of:=VLOOKUP(MID([.BB50];1;1);[.$CL$4:.$CM$19];2;0)*16+VLOOKUP(MID([.BB50];2;1);[.$CL$4:.$CM$19];2;0)" office:value-type="float" office:value="14" calcext:value-type="float">
            <text:p>14</text:p>
          </table:table-cell>
          <table:table-cell table:style-name="ce216" table:formula="of:=VLOOKUP(MID([.BC50];1;1);[.$CL$4:.$CM$19];2;0)*16+VLOOKUP(MID([.BC50];2;1);[.$CL$4:.$CM$19];2;0)" office:value-type="float" office:value="16" calcext:value-type="float">
            <text:p>16</text:p>
          </table:table-cell>
          <table:table-cell table:style-name="ce216" table:formula="of:=VLOOKUP(MID([.BD50];1;1);[.$CL$4:.$CM$19];2;0)" office:value-type="float" office:value="9" calcext:value-type="float">
            <text:p>9</text:p>
          </table:table-cell>
          <table:table-cell table:style-name="ce216" table:formula="of:=VLOOKUP(MID([.BD50];2;1);[.$CL$4:.$CM$19];2;0)" office:value-type="float" office:value="8" calcext:value-type="float">
            <text:p>8</text:p>
          </table:table-cell>
          <table:table-cell table:style-name="ce216" table:formula="of:=VLOOKUP(MID([.BE50];1;1);[.$CL$4:.$CM$19];2;0)" office:value-type="float" office:value="9" calcext:value-type="float">
            <text:p>9</text:p>
          </table:table-cell>
          <table:table-cell table:style-name="ce216" table:formula="of:=VLOOKUP(MID([.BE50];2;1);[.$CL$4:.$CM$19];2;0)" office:value-type="float" office:value="10" calcext:value-type="float">
            <text:p>10</text:p>
          </table:table-cell>
          <table:table-cell table:style-name="ce216" table:formula="of:=VLOOKUP(MID([.BF50];2;1);[.$CL$4:.$CM$19];2;0)" office:value-type="float" office:value="0" calcext:value-type="float">
            <text:p>0</text:p>
          </table:table-cell>
          <table:table-cell table:style-name="ce216"/>
          <table:table-cell table:style-name="ce216" table:formula="of:=VLOOKUP(MID([.BK50];1;1);[.$CL$4:.$CM$19];2;0)*16+VLOOKUP(MID([.BK50];2;1);[.$CL$4:.$CM$19];2;0)" office:value-type="float" office:value="83" calcext:value-type="float">
            <text:p>83</text:p>
          </table:table-cell>
          <table:table-cell table:style-name="ce216" table:formula="of:=VLOOKUP(MID([.BL50];1;1);[.$CL$4:.$CM$19];2;0)*16+VLOOKUP(MID([.BL50];2;1);[.$CL$4:.$CM$19];2;0)" office:value-type="float" office:value="28" calcext:value-type="float">
            <text:p>28</text:p>
          </table:table-cell>
          <table:table-cell table:style-name="ce216" table:formula="of:=VLOOKUP(MID([.BM50];1;1);[.$CL$4:.$CM$19];2;0)*16+VLOOKUP(MID([.BM50];2;1);[.$CL$4:.$CM$19];2;0)" office:value-type="float" office:value="30" calcext:value-type="float">
            <text:p>30</text:p>
          </table:table-cell>
          <table:table-cell table:style-name="ce216" table:formula="of:=VLOOKUP(MID([.BN50];1;1);[.$CL$4:.$CM$19];2;0)*16+VLOOKUP(MID([.BN50];2;1);[.$CL$4:.$CM$19];2;0)" office:value-type="float" office:value="136" calcext:value-type="float">
            <text:p>136</text:p>
          </table:table-cell>
          <table:table-cell table:style-name="ce216" table:formula="of:=VLOOKUP(MID([.BO50];1;1);[.$CL$4:.$CM$19];2;0)" office:value-type="float" office:value="9" calcext:value-type="float">
            <text:p>9</text:p>
          </table:table-cell>
          <table:table-cell table:style-name="ce216" table:formula="of:=VLOOKUP(MID([.BO50];2;1);[.$CL$4:.$CM$19];2;0)" office:value-type="float" office:value="8" calcext:value-type="float">
            <text:p>8</text:p>
          </table:table-cell>
          <table:table-cell table:style-name="ce216" table:formula="of:=VLOOKUP(MID([.BP50];1;1);[.$CL$4:.$CM$19];2;0)" office:value-type="float" office:value="9" calcext:value-type="float">
            <text:p>9</text:p>
          </table:table-cell>
          <table:table-cell table:style-name="ce216" table:formula="of:=VLOOKUP(MID([.BP50];2;1);[.$CL$4:.$CM$19];2;0)" office:value-type="float" office:value="11" calcext:value-type="float">
            <text:p>11</text:p>
          </table:table-cell>
          <table:table-cell table:style-name="ce216" table:number-columns-repeated="4"/>
          <table:table-cell table:style-name="ce216" table:formula="of:=VLOOKUP(MID([.BQ50];2;1);[.$CL$4:.$CM$19];2;0)" office:value-type="float" office:value="4" calcext:value-type="float">
            <text:p>4</text:p>
          </table:table-cell>
          <table:table-cell table:style-name="ce216" table:number-columns-repeated="920"/>
        </table:table-row>
        <table:table-row table:style-name="ro1">
          <table:table-cell table:style-name="ce114" office:value-type="string" calcext:value-type="string">
            <text:p>2F</text:p>
          </table:table-cell>
          <table:table-cell table:style-name="ce178" office:value-type="float" office:value="47" calcext:value-type="float">
            <text:p>47</text:p>
          </table:table-cell>
          <table:table-cell table:style-name="ce194" office:value-type="string" calcext:value-type="string">
            <text:p>WA</text:p>
          </table:table-cell>
          <table:table-cell table:style-name="ce194" table:formula="of:=MID([.$C$2];[.D$3]+([.$B51]-1)*24;3)" office:value-type="string" office:string-value="3B " calcext:value-type="string">
            <text:p>3B </text:p>
          </table:table-cell>
          <table:table-cell table:style-name="ce194" table:formula="of:=MID([.$C$2];[.E$3]+([.$B51]-1)*24;3)" office:value-type="string" office:string-value="77 " calcext:value-type="string">
            <text:p>77 </text:p>
          </table:table-cell>
          <table:table-cell table:style-name="ce194" table:formula="of:=MID([.$C$2];[.F$3]+([.$B51]-1)*24;3)" office:value-type="string" office:string-value="90 " calcext:value-type="string">
            <text:p>90 </text:p>
          </table:table-cell>
          <table:table-cell table:style-name="ce194" table:formula="of:=MID([.$C$2];[.G$3]+([.$B51]-1)*24;3)" office:value-type="string" office:string-value="37 " calcext:value-type="string">
            <text:p>37 </text:p>
          </table:table-cell>
          <table:table-cell table:style-name="ce194" table:formula="of:=MID([.$C$2];[.H$3]+([.$B51]-1)*24;3)" office:value-type="string" office:string-value="09 " calcext:value-type="string">
            <text:p>09 </text:p>
          </table:table-cell>
          <table:table-cell table:style-name="ce194" table:formula="of:=MID([.$C$2];[.I$3]+([.$B51]-1)*24;3)" office:value-type="string" office:string-value="09 " calcext:value-type="string">
            <text:p>09 </text:p>
          </table:table-cell>
          <table:table-cell table:style-name="ce194" table:formula="of:=MID([.$C$2];[.J$3]+([.$B51]-1)*24;3)" office:value-type="string" office:string-value="0C " calcext:value-type="string">
            <text:p>0C </text:p>
          </table:table-cell>
          <table:table-cell table:style-name="ce194" table:formula="of:=MID([.$C$2];[.K$3]+([.$B51]-1)*24;3)" office:value-type="string" office:string-value="09 " calcext:value-type="string">
            <text:p>09 </text:p>
          </table:table-cell>
          <table:table-cell table:style-name="ce194" table:formula="of:=VLOOKUP(MID([.D51];1;1);[.$CL$4:.$CM$19];2;0)*16+VLOOKUP(MID([.D51];2;1);[.$CL$4:.$CM$19];2;0)" office:value-type="float" office:value="59" calcext:value-type="float">
            <text:p>59</text:p>
          </table:table-cell>
          <table:table-cell table:style-name="ce194" table:formula="of:=VLOOKUP(MID([.E51];1;1);[.$CL$4:.$CM$19];2;0)*16+VLOOKUP(MID([.E51];2;1);[.$CL$4:.$CM$19];2;0)" office:value-type="float" office:value="119" calcext:value-type="float">
            <text:p>119</text:p>
          </table:table-cell>
          <table:table-cell table:style-name="ce194" table:formula="of:=VLOOKUP(MID([.F51];1;1);[.$CL$4:.$CM$19];2;0)*16+VLOOKUP(MID([.F51];2;1);[.$CL$4:.$CM$19];2;0)" office:value-type="float" office:value="144" calcext:value-type="float">
            <text:p>144</text:p>
          </table:table-cell>
          <table:table-cell table:style-name="ce194" table:formula="of:=VLOOKUP(MID([.G51];1;1);[.$CL$4:.$CM$19];2;0)*16+VLOOKUP(MID([.G51];2;1);[.$CL$4:.$CM$19];2;0)" office:value-type="float" office:value="55" calcext:value-type="float">
            <text:p>55</text:p>
          </table:table-cell>
          <table:table-cell table:style-name="ce202" table:formula="of:=VLOOKUP(MID([.H51];1;1);[.$CL$4:.$CM$19];2;0)*16+VLOOKUP(MID([.H51];2;1);[.$CL$4:.$CM$19];2;0)" office:value-type="float" office:value="9" calcext:value-type="float">
            <text:p>9</text:p>
          </table:table-cell>
          <table:table-cell table:style-name="ce203" table:formula="of:=VLOOKUP(MID([.I51];1;1);[.$CL$4:.$CM$19];2;0)*16+VLOOKUP(MID([.I51];2;1);[.$CL$4:.$CM$19];2;0)" office:value-type="float" office:value="9" calcext:value-type="float">
            <text:p>9</text:p>
          </table:table-cell>
          <table:table-cell table:style-name="ce203" table:formula="of:=VLOOKUP(MID([.J51];1;1);[.$CL$4:.$CM$19];2;0)*16+VLOOKUP(MID([.J51];2;1);[.$CL$4:.$CM$19];2;0)" office:value-type="float" office:value="12" calcext:value-type="float">
            <text:p>12</text:p>
          </table:table-cell>
          <table:table-cell table:style-name="ce207" table:formula="of:=VLOOKUP(MID([.K51];1;1);[.$CL$4:.$CM$19];2;0)*16+VLOOKUP(MID([.K51];2;1);[.$CL$4:.$CM$19];2;0)" office:value-type="float" office:value="9" calcext:value-type="float">
            <text:p>9</text:p>
          </table:table-cell>
          <table:table-cell table:style-name="ce207" table:formula="of:=MAX([.P51:.S51])" office:value-type="float" office:value="12" calcext:value-type="float">
            <text:p>12</text:p>
          </table:table-cell>
          <table:table-cell table:style-name="ce202" table:formula="of:=[.L51]/SUM([.$L51:.$O51])" office:value-type="float" office:value="0.156498673740053" calcext:value-type="float">
            <text:p>0.156498673740053</text:p>
          </table:table-cell>
          <table:table-cell table:style-name="ce203" table:formula="of:=[.M51]/SUM([.$L51:.$O51])" office:value-type="float" office:value="0.315649867374005" calcext:value-type="float">
            <text:p>0.315649867374005</text:p>
          </table:table-cell>
          <table:table-cell table:style-name="ce203" table:formula="of:=[.N51]/SUM([.$L51:.$O51])" office:value-type="float" office:value="0.381962864721485" calcext:value-type="float">
            <text:p>0.381962864721485</text:p>
          </table:table-cell>
          <table:table-cell table:style-name="ce207" table:formula="of:=[.O51]/SUM([.$L51:.$O51])" office:value-type="float" office:value="0.145888594164456" calcext:value-type="float">
            <text:p>0.145888594164456</text:p>
          </table:table-cell>
          <table:table-cell table:style-name="ce207" table:formula="of:=[.P51]-[.Q51]" office:value-type="float" office:value="0" calcext:value-type="float">
            <text:p>0</text:p>
          </table:table-cell>
          <table:table-cell table:style-name="ce207" table:formula="of:=[.Q51]-[.P51]" office:value-type="float" office:value="0" calcext:value-type="float">
            <text:p>0</text:p>
          </table:table-cell>
          <table:table-cell table:formula="of:=[.$AE51]+[.Y51]*[.$AC$3]*IF(ABS([.Y51])&gt;5;2;1)" office:value-type="float" office:value="45.5" calcext:value-type="float">
            <text:p>45.5</text:p>
          </table:table-cell>
          <table:table-cell table:formula="of:=[.$AE51]+[.Z51]*[.$AC$3]*IF(ABS([.Y51])&gt;5;2;1)" office:value-type="float" office:value="45.5" calcext:value-type="float">
            <text:p>45.5</text:p>
          </table:table-cell>
          <table:table-cell table:style-name="ce202" table:formula="of:=[.$AC$4] - MID([.$C$2];(3*8*51)+1+([.$B51])*3;3)" office:value-type="float" office:value="9" calcext:value-type="float">
            <text:p>9</text:p>
          </table:table-cell>
          <table:table-cell table:formula="of:=[.$AD$4]+([.$AC$4]-[.AC51])" office:value-type="float" office:value="91" calcext:value-type="float">
            <text:p>91</text:p>
          </table:table-cell>
          <table:table-cell table:formula="of:=[.AD51]/2" office:value-type="float" office:value="45.5" calcext:value-type="float">
            <text:p>45.5</text:p>
          </table:table-cell>
          <table:table-cell table:formula="of:=[.AA51]+[.U51]*[.$AC51]" office:value-type="float" office:value="46.9084880636605" calcext:value-type="float">
            <text:p>46.9084880636605</text:p>
          </table:table-cell>
          <table:table-cell table:formula="of:=[.AB51]+[.V51]*[.$AC51]" office:value-type="float" office:value="48.3408488063661" calcext:value-type="float">
            <text:p>48.3408488063661</text:p>
          </table:table-cell>
          <table:table-cell table:style-name="ce208" table:formula="of:=[.AF51]-[.AG51]" office:value-type="float" office:value="-1.43236074270557" calcext:value-type="float">
            <text:p>-1.432</text:p>
          </table:table-cell>
          <table:table-cell table:style-name="ce107" office:value-type="float" office:value="12" calcext:value-type="float">
            <text:p>12</text:p>
          </table:table-cell>
          <table:table-cell table:style-name="ce203" table:formula="of:=([.$AI51]-2)*([.AF51]/100)" office:value-type="float" office:value="4.69084880636605" calcext:value-type="float">
            <text:p>4.69084880636605</text:p>
          </table:table-cell>
          <table:table-cell table:style-name="ce203" table:formula="of:=([.$AI51]-2)*([.AG51]/100)" office:value-type="float" office:value="4.83408488063661" calcext:value-type="float">
            <text:p>4.83408488063661</text:p>
          </table:table-cell>
          <table:table-cell table:style-name="ce203" table:formula="of:=IF([.AF51]&gt;[.AG51];[.AI51];0)" office:value-type="float" office:value="0" calcext:value-type="float">
            <text:p>0</text:p>
          </table:table-cell>
          <table:table-cell table:style-name="ce203" table:formula="of:=IF([.AG51]&gt;[.AF51];[.AI51];0)" office:value-type="float" office:value="12" calcext:value-type="float">
            <text:p>12</text:p>
          </table:table-cell>
          <table:table-cell table:style-name="ce203" table:number-columns-repeated="8"/>
          <table:table-cell table:style-name="ce114" office:value-type="string" calcext:value-type="string">
            <text:p>2F</text:p>
          </table:table-cell>
          <table:table-cell table:style-name="ce178" office:value-type="float" office:value="47" calcext:value-type="float">
            <text:p>47</text:p>
          </table:table-cell>
          <table:table-cell table:style-name="ce194" office:value-type="string" calcext:value-type="string">
            <text:p>WA</text:p>
          </table:table-cell>
          <table:table-cell table:style-name="ce217"/>
          <table:table-cell table:style-name="ce222" table:formula="of:=MID([.$C$1];[.AZ$3]+([.$B51]-1)*21+([.$AY$5]-1)*1071;3)" office:value-type="string" office:string-value="0E " calcext:value-type="string">
            <text:p>0E </text:p>
          </table:table-cell>
          <table:table-cell table:style-name="ce222" table:formula="of:=MID([.$C$1];[.BA$3]+([.$B51]-1)*21+([.$AY$5]-1)*1071;3)" office:value-type="string" office:string-value="0E " calcext:value-type="string">
            <text:p>0E </text:p>
          </table:table-cell>
          <table:table-cell table:style-name="ce222" table:formula="of:=MID([.$C$1];[.BB$3]+([.$B51]-1)*21+([.$AY$5]-1)*1071;3)" office:value-type="string" office:string-value="10 " calcext:value-type="string">
            <text:p>10 </text:p>
          </table:table-cell>
          <table:table-cell table:style-name="ce222" table:formula="of:=MID([.$C$1];[.BC$3]+([.$B51]-1)*21+([.$AY$5]-1)*1071;3)" office:value-type="string" office:string-value="0F " calcext:value-type="string">
            <text:p>0F </text:p>
          </table:table-cell>
          <table:table-cell table:style-name="ce222" table:formula="of:=MID([.$C$1];[.BD$3]+([.$B51]-1)*21+([.$AY$5]-1)*1071;3)" office:value-type="string" office:string-value="99 " calcext:value-type="string">
            <text:p>99 </text:p>
          </table:table-cell>
          <table:table-cell table:style-name="ce222" table:formula="of:=MID([.$C$1];[.BE$3]+([.$B51]-1)*21+([.$AY$5]-1)*1071;3)" office:value-type="string" office:string-value="A9 " calcext:value-type="string">
            <text:p>A9 </text:p>
          </table:table-cell>
          <table:table-cell table:style-name="ce222" table:formula="of:=MID([.$C$1];[.BF$3]+([.$B51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5"/>
          <table:table-cell table:style-name="ce249"/>
          <table:table-cell table:style-name="ce217"/>
          <table:table-cell table:style-name="ce217" table:formula="of:=MID([.$C$1];[.BK$3]+([.$B51]-1)*21+([.$BJ$5]-1)*1071;3)" office:value-type="string" office:string-value="1E " calcext:value-type="string">
            <text:p>1E </text:p>
          </table:table-cell>
          <table:table-cell table:style-name="ce217" table:formula="of:=MID([.$C$1];[.BL$3]+([.$B51]-1)*21+([.$BJ$5]-1)*1071;3)" office:value-type="string" office:string-value="60 " calcext:value-type="string">
            <text:p>60 </text:p>
          </table:table-cell>
          <table:table-cell table:style-name="ce217" table:formula="of:=MID([.$C$1];[.BM$3]+([.$B51]-1)*21+([.$BJ$5]-1)*1071;3)" office:value-type="string" office:string-value="85 " calcext:value-type="string">
            <text:p>85 </text:p>
          </table:table-cell>
          <table:table-cell table:style-name="ce217" table:formula="of:=MID([.$C$1];[.BN$3]+([.$B51]-1)*21+([.$BJ$5]-1)*1071;3)" office:value-type="string" office:string-value="1F " calcext:value-type="string">
            <text:p>1F </text:p>
          </table:table-cell>
          <table:table-cell table:style-name="ce217" table:formula="of:=MID([.$C$1];[.BO$3]+([.$B51]-1)*21+([.$BJ$5]-1)*1071;3)" office:value-type="string" office:string-value="99 " calcext:value-type="string">
            <text:p>99 </text:p>
          </table:table-cell>
          <table:table-cell table:style-name="ce217" table:formula="of:=MID([.$C$1];[.BP$3]+([.$B51]-1)*21+([.$BJ$5]-1)*1071;3)" office:value-type="string" office:string-value="B9 " calcext:value-type="string">
            <text:p>B9 </text:p>
          </table:table-cell>
          <table:table-cell table:style-name="ce217" table:formula="of:=MID([.$C$1];[.BQ$3]+([.$B51]-1)*21+([.$BJ$5]-1)*1071;3)" office:value-type="string" office:string-value="01 " calcext:value-type="string">
            <text:p>01 </text:p>
          </table:table-cell>
          <table:table-cell table:style-name="ce217"/>
          <table:table-cell table:style-name="ce217" table:formula="of:=VLOOKUP(MID([.AZ51];1;1);[.$CL$4:.$CM$19];2;0)*16+VLOOKUP(MID([.AZ51];2;1);[.$CL$4:.$CM$19];2;0)" office:value-type="float" office:value="14" calcext:value-type="float">
            <text:p>14</text:p>
          </table:table-cell>
          <table:table-cell table:style-name="ce217" table:formula="of:=VLOOKUP(MID([.BA51];1;1);[.$CL$4:.$CM$19];2;0)*16+VLOOKUP(MID([.BA51];2;1);[.$CL$4:.$CM$19];2;0)" office:value-type="float" office:value="14" calcext:value-type="float">
            <text:p>14</text:p>
          </table:table-cell>
          <table:table-cell table:style-name="ce217" table:formula="of:=VLOOKUP(MID([.BB51];1;1);[.$CL$4:.$CM$19];2;0)*16+VLOOKUP(MID([.BB51];2;1);[.$CL$4:.$CM$19];2;0)" office:value-type="float" office:value="16" calcext:value-type="float">
            <text:p>16</text:p>
          </table:table-cell>
          <table:table-cell table:style-name="ce217" table:formula="of:=VLOOKUP(MID([.BC51];1;1);[.$CL$4:.$CM$19];2;0)*16+VLOOKUP(MID([.BC51];2;1);[.$CL$4:.$CM$19];2;0)" office:value-type="float" office:value="15" calcext:value-type="float">
            <text:p>15</text:p>
          </table:table-cell>
          <table:table-cell table:style-name="ce217" table:formula="of:=VLOOKUP(MID([.BD51];1;1);[.$CL$4:.$CM$19];2;0)" office:value-type="float" office:value="9" calcext:value-type="float">
            <text:p>9</text:p>
          </table:table-cell>
          <table:table-cell table:style-name="ce217" table:formula="of:=VLOOKUP(MID([.BD51];2;1);[.$CL$4:.$CM$19];2;0)" office:value-type="float" office:value="9" calcext:value-type="float">
            <text:p>9</text:p>
          </table:table-cell>
          <table:table-cell table:style-name="ce217" table:formula="of:=VLOOKUP(MID([.BE51];1;1);[.$CL$4:.$CM$19];2;0)" office:value-type="float" office:value="10" calcext:value-type="float">
            <text:p>10</text:p>
          </table:table-cell>
          <table:table-cell table:style-name="ce217" table:formula="of:=VLOOKUP(MID([.BE51];2;1);[.$CL$4:.$CM$19];2;0)" office:value-type="float" office:value="9" calcext:value-type="float">
            <text:p>9</text:p>
          </table:table-cell>
          <table:table-cell table:style-name="ce217" table:formula="of:=VLOOKUP(MID([.BF51];2;1);[.$CL$4:.$CM$19];2;0)" office:value-type="float" office:value="0" calcext:value-type="float">
            <text:p>0</text:p>
          </table:table-cell>
          <table:table-cell table:style-name="ce217"/>
          <table:table-cell table:style-name="ce217" table:formula="of:=VLOOKUP(MID([.BK51];1;1);[.$CL$4:.$CM$19];2;0)*16+VLOOKUP(MID([.BK51];2;1);[.$CL$4:.$CM$19];2;0)" office:value-type="float" office:value="30" calcext:value-type="float">
            <text:p>30</text:p>
          </table:table-cell>
          <table:table-cell table:style-name="ce217" table:formula="of:=VLOOKUP(MID([.BL51];1;1);[.$CL$4:.$CM$19];2;0)*16+VLOOKUP(MID([.BL51];2;1);[.$CL$4:.$CM$19];2;0)" office:value-type="float" office:value="96" calcext:value-type="float">
            <text:p>96</text:p>
          </table:table-cell>
          <table:table-cell table:style-name="ce217" table:formula="of:=VLOOKUP(MID([.BM51];1;1);[.$CL$4:.$CM$19];2;0)*16+VLOOKUP(MID([.BM51];2;1);[.$CL$4:.$CM$19];2;0)" office:value-type="float" office:value="133" calcext:value-type="float">
            <text:p>133</text:p>
          </table:table-cell>
          <table:table-cell table:style-name="ce217" table:formula="of:=VLOOKUP(MID([.BN51];1;1);[.$CL$4:.$CM$19];2;0)*16+VLOOKUP(MID([.BN51];2;1);[.$CL$4:.$CM$19];2;0)" office:value-type="float" office:value="31" calcext:value-type="float">
            <text:p>31</text:p>
          </table:table-cell>
          <table:table-cell table:style-name="ce217" table:formula="of:=VLOOKUP(MID([.BO51];1;1);[.$CL$4:.$CM$19];2;0)" office:value-type="float" office:value="9" calcext:value-type="float">
            <text:p>9</text:p>
          </table:table-cell>
          <table:table-cell table:style-name="ce217" table:formula="of:=VLOOKUP(MID([.BO51];2;1);[.$CL$4:.$CM$19];2;0)" office:value-type="float" office:value="9" calcext:value-type="float">
            <text:p>9</text:p>
          </table:table-cell>
          <table:table-cell table:style-name="ce217" table:formula="of:=VLOOKUP(MID([.BP51];1;1);[.$CL$4:.$CM$19];2;0)" office:value-type="float" office:value="11" calcext:value-type="float">
            <text:p>11</text:p>
          </table:table-cell>
          <table:table-cell table:style-name="ce217" table:formula="of:=VLOOKUP(MID([.BP51];2;1);[.$CL$4:.$CM$19];2;0)" office:value-type="float" office:value="9" calcext:value-type="float">
            <text:p>9</text:p>
          </table:table-cell>
          <table:table-cell table:style-name="ce217" table:number-columns-repeated="4"/>
          <table:table-cell table:style-name="ce217" table:formula="of:=VLOOKUP(MID([.BQ51];2;1);[.$CL$4:.$CM$19];2;0)" office:value-type="float" office:value="1" calcext:value-type="float">
            <text:p>1</text:p>
          </table:table-cell>
          <table:table-cell table:style-name="ce217" table:number-columns-repeated="920"/>
        </table:table-row>
        <table:table-row table:style-name="ro1">
          <table:table-cell table:style-name="ce114" office:value-type="float" office:value="30" calcext:value-type="float">
            <text:p>30</text:p>
          </table:table-cell>
          <table:table-cell table:style-name="ce178" office:value-type="float" office:value="48" calcext:value-type="float">
            <text:p>48</text:p>
          </table:table-cell>
          <table:table-cell table:style-name="ce194" office:value-type="string" calcext:value-type="string">
            <text:p>OR</text:p>
          </table:table-cell>
          <table:table-cell table:style-name="ce194" table:formula="of:=MID([.$C$2];[.D$3]+([.$B52]-1)*24;3)" office:value-type="string" office:string-value="3D " calcext:value-type="string">
            <text:p>3D </text:p>
          </table:table-cell>
          <table:table-cell table:style-name="ce194" table:formula="of:=MID([.$C$2];[.E$3]+([.$B52]-1)*24;3)" office:value-type="string" office:string-value="71 " calcext:value-type="string">
            <text:p>71 </text:p>
          </table:table-cell>
          <table:table-cell table:style-name="ce194" table:formula="of:=MID([.$C$2];[.F$3]+([.$B52]-1)*24;3)" office:value-type="string" office:string-value="31 " calcext:value-type="string">
            <text:p>31 </text:p>
          </table:table-cell>
          <table:table-cell table:style-name="ce194" table:formula="of:=MID([.$C$2];[.G$3]+([.$B52]-1)*24;3)" office:value-type="string" office:string-value="33 " calcext:value-type="string">
            <text:p>33 </text:p>
          </table:table-cell>
          <table:table-cell table:style-name="ce194" table:formula="of:=MID([.$C$2];[.H$3]+([.$B52]-1)*24;3)" office:value-type="string" office:string-value="0A " calcext:value-type="string">
            <text:p>0A </text:p>
          </table:table-cell>
          <table:table-cell table:style-name="ce194" table:formula="of:=MID([.$C$2];[.I$3]+([.$B52]-1)*24;3)" office:value-type="string" office:string-value="08 " calcext:value-type="string">
            <text:p>08 </text:p>
          </table:table-cell>
          <table:table-cell table:style-name="ce194" table:formula="of:=MID([.$C$2];[.J$3]+([.$B52]-1)*24;3)" office:value-type="string" office:string-value="08 " calcext:value-type="string">
            <text:p>08 </text:p>
          </table:table-cell>
          <table:table-cell table:style-name="ce194" table:formula="of:=MID([.$C$2];[.K$3]+([.$B52]-1)*24;3)" office:value-type="string" office:string-value="08 " calcext:value-type="string">
            <text:p>08 </text:p>
          </table:table-cell>
          <table:table-cell table:style-name="ce194" table:formula="of:=VLOOKUP(MID([.D52];1;1);[.$CL$4:.$CM$19];2;0)*16+VLOOKUP(MID([.D52];2;1);[.$CL$4:.$CM$19];2;0)" office:value-type="float" office:value="61" calcext:value-type="float">
            <text:p>61</text:p>
          </table:table-cell>
          <table:table-cell table:style-name="ce194" table:formula="of:=VLOOKUP(MID([.E52];1;1);[.$CL$4:.$CM$19];2;0)*16+VLOOKUP(MID([.E52];2;1);[.$CL$4:.$CM$19];2;0)" office:value-type="float" office:value="113" calcext:value-type="float">
            <text:p>113</text:p>
          </table:table-cell>
          <table:table-cell table:style-name="ce194" table:formula="of:=VLOOKUP(MID([.F52];1;1);[.$CL$4:.$CM$19];2;0)*16+VLOOKUP(MID([.F52];2;1);[.$CL$4:.$CM$19];2;0)" office:value-type="float" office:value="49" calcext:value-type="float">
            <text:p>49</text:p>
          </table:table-cell>
          <table:table-cell table:style-name="ce194" table:formula="of:=VLOOKUP(MID([.G52];1;1);[.$CL$4:.$CM$19];2;0)*16+VLOOKUP(MID([.G52];2;1);[.$CL$4:.$CM$19];2;0)" office:value-type="float" office:value="51" calcext:value-type="float">
            <text:p>51</text:p>
          </table:table-cell>
          <table:table-cell table:style-name="ce202" table:formula="of:=VLOOKUP(MID([.H52];1;1);[.$CL$4:.$CM$19];2;0)*16+VLOOKUP(MID([.H52];2;1);[.$CL$4:.$CM$19];2;0)" office:value-type="float" office:value="10" calcext:value-type="float">
            <text:p>10</text:p>
          </table:table-cell>
          <table:table-cell table:style-name="ce203" table:formula="of:=VLOOKUP(MID([.I52];1;1);[.$CL$4:.$CM$19];2;0)*16+VLOOKUP(MID([.I52];2;1);[.$CL$4:.$CM$19];2;0)" office:value-type="float" office:value="8" calcext:value-type="float">
            <text:p>8</text:p>
          </table:table-cell>
          <table:table-cell table:style-name="ce203" table:formula="of:=VLOOKUP(MID([.J52];1;1);[.$CL$4:.$CM$19];2;0)*16+VLOOKUP(MID([.J52];2;1);[.$CL$4:.$CM$19];2;0)" office:value-type="float" office:value="8" calcext:value-type="float">
            <text:p>8</text:p>
          </table:table-cell>
          <table:table-cell table:style-name="ce207" table:formula="of:=VLOOKUP(MID([.K52];1;1);[.$CL$4:.$CM$19];2;0)*16+VLOOKUP(MID([.K52];2;1);[.$CL$4:.$CM$19];2;0)" office:value-type="float" office:value="8" calcext:value-type="float">
            <text:p>8</text:p>
          </table:table-cell>
          <table:table-cell table:style-name="ce207" table:formula="of:=MAX([.P52:.S52])" office:value-type="float" office:value="10" calcext:value-type="float">
            <text:p>10</text:p>
          </table:table-cell>
          <table:table-cell table:style-name="ce202" table:formula="of:=[.L52]/SUM([.$L52:.$O52])" office:value-type="float" office:value="0.222627737226277" calcext:value-type="float">
            <text:p>0.222627737226277</text:p>
          </table:table-cell>
          <table:table-cell table:style-name="ce203" table:formula="of:=[.M52]/SUM([.$L52:.$O52])" office:value-type="float" office:value="0.412408759124088" calcext:value-type="float">
            <text:p>0.412408759124088</text:p>
          </table:table-cell>
          <table:table-cell table:style-name="ce203" table:formula="of:=[.N52]/SUM([.$L52:.$O52])" office:value-type="float" office:value="0.178832116788321" calcext:value-type="float">
            <text:p>0.178832116788321</text:p>
          </table:table-cell>
          <table:table-cell table:style-name="ce207" table:formula="of:=[.O52]/SUM([.$L52:.$O52])" office:value-type="float" office:value="0.186131386861314" calcext:value-type="float">
            <text:p>0.186131386861314</text:p>
          </table:table-cell>
          <table:table-cell table:style-name="ce207" table:formula="of:=[.P52]-[.Q52]" office:value-type="float" office:value="2" calcext:value-type="float">
            <text:p>2</text:p>
          </table:table-cell>
          <table:table-cell table:style-name="ce207" table:formula="of:=[.Q52]-[.P52]" office:value-type="float" office:value="-2" calcext:value-type="float">
            <text:p>-2</text:p>
          </table:table-cell>
          <table:table-cell table:formula="of:=[.$AE52]+[.Y52]*[.$AC$3]*IF(ABS([.Y52])&gt;5;2;1)" office:value-type="float" office:value="49" calcext:value-type="float">
            <text:p>49</text:p>
          </table:table-cell>
          <table:table-cell table:formula="of:=[.$AE52]+[.Z52]*[.$AC$3]*IF(ABS([.Y52])&gt;5;2;1)" office:value-type="float" office:value="45" calcext:value-type="float">
            <text:p>45</text:p>
          </table:table-cell>
          <table:table-cell table:style-name="ce202" table:formula="of:=[.$AC$4] - MID([.$C$2];(3*8*51)+1+([.$B52])*3;3)" office:value-type="float" office:value="6" calcext:value-type="float">
            <text:p>6</text:p>
          </table:table-cell>
          <table:table-cell table:formula="of:=[.$AD$4]+([.$AC$4]-[.AC52])" office:value-type="float" office:value="94" calcext:value-type="float">
            <text:p>94</text:p>
          </table:table-cell>
          <table:table-cell table:formula="of:=[.AD52]/2" office:value-type="float" office:value="47" calcext:value-type="float">
            <text:p>47</text:p>
          </table:table-cell>
          <table:table-cell table:formula="of:=[.AA52]+[.U52]*[.$AC52]" office:value-type="float" office:value="50.3357664233577" calcext:value-type="float">
            <text:p>50.3357664233577</text:p>
          </table:table-cell>
          <table:table-cell table:formula="of:=[.AB52]+[.V52]*[.$AC52]" office:value-type="float" office:value="47.4744525547445" calcext:value-type="float">
            <text:p>47.4744525547445</text:p>
          </table:table-cell>
          <table:table-cell table:style-name="ce208" table:formula="of:=[.AF52]-[.AG52]" office:value-type="float" office:value="2.86131386861314" calcext:value-type="float">
            <text:p>2.861</text:p>
          </table:table-cell>
          <table:table-cell table:style-name="ce107" office:value-type="float" office:value="8" calcext:value-type="float">
            <text:p>8</text:p>
          </table:table-cell>
          <table:table-cell table:style-name="ce203" table:formula="of:=([.$AI52]-2)*([.AF52]/100)" office:value-type="float" office:value="3.02014598540146" calcext:value-type="float">
            <text:p>3.02014598540146</text:p>
          </table:table-cell>
          <table:table-cell table:style-name="ce203" table:formula="of:=([.$AI52]-2)*([.AG52]/100)" office:value-type="float" office:value="2.84846715328467" calcext:value-type="float">
            <text:p>2.84846715328467</text:p>
          </table:table-cell>
          <table:table-cell table:style-name="ce203" table:formula="of:=IF([.AF52]&gt;[.AG52];[.AI52];0)" office:value-type="float" office:value="8" calcext:value-type="float">
            <text:p>8</text:p>
          </table:table-cell>
          <table:table-cell table:style-name="ce203" table:formula="of:=IF([.AG52]&gt;[.AF52];[.AI52];0)" office:value-type="float" office:value="0" calcext:value-type="float">
            <text:p>0</text:p>
          </table:table-cell>
          <table:table-cell table:style-name="ce203" table:number-columns-repeated="8"/>
          <table:table-cell table:style-name="ce114" office:value-type="float" office:value="30" calcext:value-type="float">
            <text:p>30</text:p>
          </table:table-cell>
          <table:table-cell table:style-name="ce178" office:value-type="float" office:value="48" calcext:value-type="float">
            <text:p>48</text:p>
          </table:table-cell>
          <table:table-cell table:style-name="ce194" office:value-type="string" calcext:value-type="string">
            <text:p>OR</text:p>
          </table:table-cell>
          <table:table-cell table:style-name="ce217"/>
          <table:table-cell table:style-name="ce222" table:formula="of:=MID([.$C$1];[.AZ$3]+([.$B52]-1)*21+([.$AY$5]-1)*1071;3)" office:value-type="string" office:string-value="0F " calcext:value-type="string">
            <text:p>0F </text:p>
          </table:table-cell>
          <table:table-cell table:style-name="ce222" table:formula="of:=MID([.$C$1];[.BA$3]+([.$B52]-1)*21+([.$AY$5]-1)*1071;3)" office:value-type="string" office:string-value="0D " calcext:value-type="string">
            <text:p>0D </text:p>
          </table:table-cell>
          <table:table-cell table:style-name="ce222" table:formula="of:=MID([.$C$1];[.BB$3]+([.$B52]-1)*21+([.$AY$5]-1)*1071;3)" office:value-type="string" office:string-value="0D " calcext:value-type="string">
            <text:p>0D </text:p>
          </table:table-cell>
          <table:table-cell table:style-name="ce222" table:formula="of:=MID([.$C$1];[.BC$3]+([.$B52]-1)*21+([.$AY$5]-1)*1071;3)" office:value-type="string" office:string-value="0D " calcext:value-type="string">
            <text:p>0D </text:p>
          </table:table-cell>
          <table:table-cell table:style-name="ce222" table:formula="of:=MID([.$C$1];[.BD$3]+([.$B52]-1)*21+([.$AY$5]-1)*1071;3)" office:value-type="string" office:string-value="A8 " calcext:value-type="string">
            <text:p>A8 </text:p>
          </table:table-cell>
          <table:table-cell table:style-name="ce222" table:formula="of:=MID([.$C$1];[.BE$3]+([.$B52]-1)*21+([.$AY$5]-1)*1071;3)" office:value-type="string" office:string-value="88 " calcext:value-type="string">
            <text:p>88 </text:p>
          </table:table-cell>
          <table:table-cell table:style-name="ce222" table:formula="of:=MID([.$C$1];[.BF$3]+([.$B52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5"/>
          <table:table-cell table:style-name="ce249"/>
          <table:table-cell table:style-name="ce217"/>
          <table:table-cell table:style-name="ce217" table:formula="of:=MID([.$C$1];[.BK$3]+([.$B52]-1)*21+([.$BJ$5]-1)*1071;3)" office:value-type="string" office:string-value="1F " calcext:value-type="string">
            <text:p>1F </text:p>
          </table:table-cell>
          <table:table-cell table:style-name="ce217" table:formula="of:=MID([.$C$1];[.BL$3]+([.$B52]-1)*21+([.$BJ$5]-1)*1071;3)" office:value-type="string" office:string-value="5B " calcext:value-type="string">
            <text:p>5B </text:p>
          </table:table-cell>
          <table:table-cell table:style-name="ce217" table:formula="of:=MID([.$C$1];[.BM$3]+([.$B52]-1)*21+([.$BJ$5]-1)*1071;3)" office:value-type="string" office:string-value="1D " calcext:value-type="string">
            <text:p>1D </text:p>
          </table:table-cell>
          <table:table-cell table:style-name="ce217" table:formula="of:=MID([.$C$1];[.BN$3]+([.$B52]-1)*21+([.$BJ$5]-1)*1071;3)" office:value-type="string" office:string-value="1D " calcext:value-type="string">
            <text:p>1D </text:p>
          </table:table-cell>
          <table:table-cell table:style-name="ce217" table:formula="of:=MID([.$C$1];[.BO$3]+([.$B52]-1)*21+([.$BJ$5]-1)*1071;3)" office:value-type="string" office:string-value="A8 " calcext:value-type="string">
            <text:p>A8 </text:p>
          </table:table-cell>
          <table:table-cell table:style-name="ce217" table:formula="of:=MID([.$C$1];[.BP$3]+([.$B52]-1)*21+([.$BJ$5]-1)*1071;3)" office:value-type="string" office:string-value="88 " calcext:value-type="string">
            <text:p>88 </text:p>
          </table:table-cell>
          <table:table-cell table:style-name="ce217" table:formula="of:=MID([.$C$1];[.BQ$3]+([.$B52]-1)*21+([.$BJ$5]-1)*1071;3)" office:value-type="string" office:string-value="04 " calcext:value-type="string">
            <text:p>04 </text:p>
          </table:table-cell>
          <table:table-cell table:style-name="ce217"/>
          <table:table-cell table:style-name="ce217" table:formula="of:=VLOOKUP(MID([.AZ52];1;1);[.$CL$4:.$CM$19];2;0)*16+VLOOKUP(MID([.AZ52];2;1);[.$CL$4:.$CM$19];2;0)" office:value-type="float" office:value="15" calcext:value-type="float">
            <text:p>15</text:p>
          </table:table-cell>
          <table:table-cell table:style-name="ce217" table:formula="of:=VLOOKUP(MID([.BA52];1;1);[.$CL$4:.$CM$19];2;0)*16+VLOOKUP(MID([.BA52];2;1);[.$CL$4:.$CM$19];2;0)" office:value-type="float" office:value="13" calcext:value-type="float">
            <text:p>13</text:p>
          </table:table-cell>
          <table:table-cell table:style-name="ce217" table:formula="of:=VLOOKUP(MID([.BB52];1;1);[.$CL$4:.$CM$19];2;0)*16+VLOOKUP(MID([.BB52];2;1);[.$CL$4:.$CM$19];2;0)" office:value-type="float" office:value="13" calcext:value-type="float">
            <text:p>13</text:p>
          </table:table-cell>
          <table:table-cell table:style-name="ce217" table:formula="of:=VLOOKUP(MID([.BC52];1;1);[.$CL$4:.$CM$19];2;0)*16+VLOOKUP(MID([.BC52];2;1);[.$CL$4:.$CM$19];2;0)" office:value-type="float" office:value="13" calcext:value-type="float">
            <text:p>13</text:p>
          </table:table-cell>
          <table:table-cell table:style-name="ce217" table:formula="of:=VLOOKUP(MID([.BD52];1;1);[.$CL$4:.$CM$19];2;0)" office:value-type="float" office:value="10" calcext:value-type="float">
            <text:p>10</text:p>
          </table:table-cell>
          <table:table-cell table:style-name="ce217" table:formula="of:=VLOOKUP(MID([.BD52];2;1);[.$CL$4:.$CM$19];2;0)" office:value-type="float" office:value="8" calcext:value-type="float">
            <text:p>8</text:p>
          </table:table-cell>
          <table:table-cell table:style-name="ce217" table:formula="of:=VLOOKUP(MID([.BE52];1;1);[.$CL$4:.$CM$19];2;0)" office:value-type="float" office:value="8" calcext:value-type="float">
            <text:p>8</text:p>
          </table:table-cell>
          <table:table-cell table:style-name="ce217" table:formula="of:=VLOOKUP(MID([.BE52];2;1);[.$CL$4:.$CM$19];2;0)" office:value-type="float" office:value="8" calcext:value-type="float">
            <text:p>8</text:p>
          </table:table-cell>
          <table:table-cell table:style-name="ce217" table:formula="of:=VLOOKUP(MID([.BF52];2;1);[.$CL$4:.$CM$19];2;0)" office:value-type="float" office:value="0" calcext:value-type="float">
            <text:p>0</text:p>
          </table:table-cell>
          <table:table-cell table:style-name="ce217"/>
          <table:table-cell table:style-name="ce217" table:formula="of:=VLOOKUP(MID([.BK52];1;1);[.$CL$4:.$CM$19];2;0)*16+VLOOKUP(MID([.BK52];2;1);[.$CL$4:.$CM$19];2;0)" office:value-type="float" office:value="31" calcext:value-type="float">
            <text:p>31</text:p>
          </table:table-cell>
          <table:table-cell table:style-name="ce217" table:formula="of:=VLOOKUP(MID([.BL52];1;1);[.$CL$4:.$CM$19];2;0)*16+VLOOKUP(MID([.BL52];2;1);[.$CL$4:.$CM$19];2;0)" office:value-type="float" office:value="91" calcext:value-type="float">
            <text:p>91</text:p>
          </table:table-cell>
          <table:table-cell table:style-name="ce217" table:formula="of:=VLOOKUP(MID([.BM52];1;1);[.$CL$4:.$CM$19];2;0)*16+VLOOKUP(MID([.BM52];2;1);[.$CL$4:.$CM$19];2;0)" office:value-type="float" office:value="29" calcext:value-type="float">
            <text:p>29</text:p>
          </table:table-cell>
          <table:table-cell table:style-name="ce217" table:formula="of:=VLOOKUP(MID([.BN52];1;1);[.$CL$4:.$CM$19];2;0)*16+VLOOKUP(MID([.BN52];2;1);[.$CL$4:.$CM$19];2;0)" office:value-type="float" office:value="29" calcext:value-type="float">
            <text:p>29</text:p>
          </table:table-cell>
          <table:table-cell table:style-name="ce217" table:formula="of:=VLOOKUP(MID([.BO52];1;1);[.$CL$4:.$CM$19];2;0)" office:value-type="float" office:value="10" calcext:value-type="float">
            <text:p>10</text:p>
          </table:table-cell>
          <table:table-cell table:style-name="ce217" table:formula="of:=VLOOKUP(MID([.BO52];2;1);[.$CL$4:.$CM$19];2;0)" office:value-type="float" office:value="8" calcext:value-type="float">
            <text:p>8</text:p>
          </table:table-cell>
          <table:table-cell table:style-name="ce217" table:formula="of:=VLOOKUP(MID([.BP52];1;1);[.$CL$4:.$CM$19];2;0)" office:value-type="float" office:value="8" calcext:value-type="float">
            <text:p>8</text:p>
          </table:table-cell>
          <table:table-cell table:style-name="ce217" table:formula="of:=VLOOKUP(MID([.BP52];2;1);[.$CL$4:.$CM$19];2;0)" office:value-type="float" office:value="8" calcext:value-type="float">
            <text:p>8</text:p>
          </table:table-cell>
          <table:table-cell table:style-name="ce217" table:number-columns-repeated="4"/>
          <table:table-cell table:style-name="ce217" table:formula="of:=VLOOKUP(MID([.BQ52];2;1);[.$CL$4:.$CM$19];2;0)" office:value-type="float" office:value="4" calcext:value-type="float">
            <text:p>4</text:p>
          </table:table-cell>
          <table:table-cell table:style-name="ce217" table:number-columns-repeated="920"/>
        </table:table-row>
        <table:table-row table:style-name="ro1">
          <table:table-cell table:style-name="ce114" office:value-type="float" office:value="31" calcext:value-type="float">
            <text:p>31</text:p>
          </table:table-cell>
          <table:table-cell table:style-name="ce178" office:value-type="float" office:value="49" calcext:value-type="float">
            <text:p>49</text:p>
          </table:table-cell>
          <table:table-cell table:style-name="ce194" office:value-type="string" calcext:value-type="string">
            <text:p>CA</text:p>
          </table:table-cell>
          <table:table-cell table:style-name="ce194" table:formula="of:=MID([.$C$2];[.D$3]+([.$B53]-1)*24;3)" office:value-type="string" office:string-value="37 " calcext:value-type="string">
            <text:p>37 </text:p>
          </table:table-cell>
          <table:table-cell table:style-name="ce194" table:formula="of:=MID([.$C$2];[.E$3]+([.$B53]-1)*24;3)" office:value-type="string" office:string-value="77 " calcext:value-type="string">
            <text:p>77 </text:p>
          </table:table-cell>
          <table:table-cell table:style-name="ce194" table:formula="of:=MID([.$C$2];[.F$3]+([.$B53]-1)*24;3)" office:value-type="string" office:string-value="81 " calcext:value-type="string">
            <text:p>81 </text:p>
          </table:table-cell>
          <table:table-cell table:style-name="ce194" table:formula="of:=MID([.$C$2];[.G$3]+([.$B53]-1)*24;3)" office:value-type="string" office:string-value="33 " calcext:value-type="string">
            <text:p>33 </text:p>
          </table:table-cell>
          <table:table-cell table:style-name="ce194" table:formula="of:=MID([.$C$2];[.H$3]+([.$B53]-1)*24;3)" office:value-type="string" office:string-value="08 " calcext:value-type="string">
            <text:p>08 </text:p>
          </table:table-cell>
          <table:table-cell table:style-name="ce194" table:formula="of:=MID([.$C$2];[.I$3]+([.$B53]-1)*24;3)" office:value-type="string" office:string-value="09 " calcext:value-type="string">
            <text:p>09 </text:p>
          </table:table-cell>
          <table:table-cell table:style-name="ce194" table:formula="of:=MID([.$C$2];[.J$3]+([.$B53]-1)*24;3)" office:value-type="string" office:string-value="0B " calcext:value-type="string">
            <text:p>0B </text:p>
          </table:table-cell>
          <table:table-cell table:style-name="ce194" table:formula="of:=MID([.$C$2];[.K$3]+([.$B53]-1)*24;3)" office:value-type="string" office:string-value="08 " calcext:value-type="string">
            <text:p>08 </text:p>
          </table:table-cell>
          <table:table-cell table:style-name="ce194" table:formula="of:=VLOOKUP(MID([.D53];1;1);[.$CL$4:.$CM$19];2;0)*16+VLOOKUP(MID([.D53];2;1);[.$CL$4:.$CM$19];2;0)" office:value-type="float" office:value="55" calcext:value-type="float">
            <text:p>55</text:p>
          </table:table-cell>
          <table:table-cell table:style-name="ce194" table:formula="of:=VLOOKUP(MID([.E53];1;1);[.$CL$4:.$CM$19];2;0)*16+VLOOKUP(MID([.E53];2;1);[.$CL$4:.$CM$19];2;0)" office:value-type="float" office:value="119" calcext:value-type="float">
            <text:p>119</text:p>
          </table:table-cell>
          <table:table-cell table:style-name="ce194" table:formula="of:=VLOOKUP(MID([.F53];1;1);[.$CL$4:.$CM$19];2;0)*16+VLOOKUP(MID([.F53];2;1);[.$CL$4:.$CM$19];2;0)" office:value-type="float" office:value="129" calcext:value-type="float">
            <text:p>129</text:p>
          </table:table-cell>
          <table:table-cell table:style-name="ce194" table:formula="of:=VLOOKUP(MID([.G53];1;1);[.$CL$4:.$CM$19];2;0)*16+VLOOKUP(MID([.G53];2;1);[.$CL$4:.$CM$19];2;0)" office:value-type="float" office:value="51" calcext:value-type="float">
            <text:p>51</text:p>
          </table:table-cell>
          <table:table-cell table:style-name="ce202" table:formula="of:=VLOOKUP(MID([.H53];1;1);[.$CL$4:.$CM$19];2;0)*16+VLOOKUP(MID([.H53];2;1);[.$CL$4:.$CM$19];2;0)" office:value-type="float" office:value="8" calcext:value-type="float">
            <text:p>8</text:p>
          </table:table-cell>
          <table:table-cell table:style-name="ce203" table:formula="of:=VLOOKUP(MID([.I53];1;1);[.$CL$4:.$CM$19];2;0)*16+VLOOKUP(MID([.I53];2;1);[.$CL$4:.$CM$19];2;0)" office:value-type="float" office:value="9" calcext:value-type="float">
            <text:p>9</text:p>
          </table:table-cell>
          <table:table-cell table:style-name="ce203" table:formula="of:=VLOOKUP(MID([.J53];1;1);[.$CL$4:.$CM$19];2;0)*16+VLOOKUP(MID([.J53];2;1);[.$CL$4:.$CM$19];2;0)" office:value-type="float" office:value="11" calcext:value-type="float">
            <text:p>11</text:p>
          </table:table-cell>
          <table:table-cell table:style-name="ce207" table:formula="of:=VLOOKUP(MID([.K53];1;1);[.$CL$4:.$CM$19];2;0)*16+VLOOKUP(MID([.K53];2;1);[.$CL$4:.$CM$19];2;0)" office:value-type="float" office:value="8" calcext:value-type="float">
            <text:p>8</text:p>
          </table:table-cell>
          <table:table-cell table:style-name="ce207" table:formula="of:=MAX([.P53:.S53])" office:value-type="float" office:value="11" calcext:value-type="float">
            <text:p>11</text:p>
          </table:table-cell>
          <table:table-cell table:style-name="ce202" table:formula="of:=[.L53]/SUM([.$L53:.$O53])" office:value-type="float" office:value="0.155367231638418" calcext:value-type="float">
            <text:p>0.155367231638418</text:p>
          </table:table-cell>
          <table:table-cell table:style-name="ce203" table:formula="of:=[.M53]/SUM([.$L53:.$O53])" office:value-type="float" office:value="0.336158192090396" calcext:value-type="float">
            <text:p>0.336158192090396</text:p>
          </table:table-cell>
          <table:table-cell table:style-name="ce203" table:formula="of:=[.N53]/SUM([.$L53:.$O53])" office:value-type="float" office:value="0.364406779661017" calcext:value-type="float">
            <text:p>0.364406779661017</text:p>
          </table:table-cell>
          <table:table-cell table:style-name="ce207" table:formula="of:=[.O53]/SUM([.$L53:.$O53])" office:value-type="float" office:value="0.14406779661017" calcext:value-type="float">
            <text:p>0.14406779661017</text:p>
          </table:table-cell>
          <table:table-cell table:style-name="ce207" table:formula="of:=[.P53]-[.Q53]" office:value-type="float" office:value="-1" calcext:value-type="float">
            <text:p>-1</text:p>
          </table:table-cell>
          <table:table-cell table:style-name="ce207" table:formula="of:=[.Q53]-[.P53]" office:value-type="float" office:value="1" calcext:value-type="float">
            <text:p>1</text:p>
          </table:table-cell>
          <table:table-cell table:formula="of:=[.$AE53]+[.Y53]*[.$AC$3]*IF(ABS([.Y53])&gt;5;2;1)" office:value-type="float" office:value="45" calcext:value-type="float">
            <text:p>45</text:p>
          </table:table-cell>
          <table:table-cell table:formula="of:=[.$AE53]+[.Z53]*[.$AC$3]*IF(ABS([.Y53])&gt;5;2;1)" office:value-type="float" office:value="47" calcext:value-type="float">
            <text:p>47</text:p>
          </table:table-cell>
          <table:table-cell table:style-name="ce202" table:formula="of:=[.$AC$4] - MID([.$C$2];(3*8*51)+1+([.$B53])*3;3)" office:value-type="float" office:value="8" calcext:value-type="float">
            <text:p>8</text:p>
          </table:table-cell>
          <table:table-cell table:formula="of:=[.$AD$4]+([.$AC$4]-[.AC53])" office:value-type="float" office:value="92" calcext:value-type="float">
            <text:p>92</text:p>
          </table:table-cell>
          <table:table-cell table:formula="of:=[.AD53]/2" office:value-type="float" office:value="46" calcext:value-type="float">
            <text:p>46</text:p>
          </table:table-cell>
          <table:table-cell table:formula="of:=[.AA53]+[.U53]*[.$AC53]" office:value-type="float" office:value="46.2429378531073" calcext:value-type="float">
            <text:p>46.2429378531073</text:p>
          </table:table-cell>
          <table:table-cell table:formula="of:=[.AB53]+[.V53]*[.$AC53]" office:value-type="float" office:value="49.6892655367232" calcext:value-type="float">
            <text:p>49.6892655367232</text:p>
          </table:table-cell>
          <table:table-cell table:style-name="ce208" table:formula="of:=[.AF53]-[.AG53]" office:value-type="float" office:value="-3.44632768361582" calcext:value-type="float">
            <text:p>-3.446</text:p>
          </table:table-cell>
          <table:table-cell table:style-name="ce107" office:value-type="float" office:value="54" calcext:value-type="float">
            <text:p>54</text:p>
          </table:table-cell>
          <table:table-cell table:style-name="ce203" table:formula="of:=([.$AI53]-2)*([.AF53]/100)" office:value-type="float" office:value="24.0463276836158" calcext:value-type="float">
            <text:p>24.0463276836158</text:p>
          </table:table-cell>
          <table:table-cell table:style-name="ce203" table:formula="of:=([.$AI53]-2)*([.AG53]/100)" office:value-type="float" office:value="25.838418079096" calcext:value-type="float">
            <text:p>25.838418079096</text:p>
          </table:table-cell>
          <table:table-cell table:style-name="ce203" table:formula="of:=IF([.AF53]&gt;[.AG53];[.AI53];0)" office:value-type="float" office:value="0" calcext:value-type="float">
            <text:p>0</text:p>
          </table:table-cell>
          <table:table-cell table:style-name="ce203" table:formula="of:=IF([.AG53]&gt;[.AF53];[.AI53];0)" office:value-type="float" office:value="54" calcext:value-type="float">
            <text:p>54</text:p>
          </table:table-cell>
          <table:table-cell table:style-name="ce203" table:number-columns-repeated="8"/>
          <table:table-cell table:style-name="ce114" office:value-type="float" office:value="31" calcext:value-type="float">
            <text:p>31</text:p>
          </table:table-cell>
          <table:table-cell table:style-name="ce178" office:value-type="float" office:value="49" calcext:value-type="float">
            <text:p>49</text:p>
          </table:table-cell>
          <table:table-cell table:style-name="ce194" office:value-type="string" calcext:value-type="string">
            <text:p>CA</text:p>
          </table:table-cell>
          <table:table-cell table:style-name="ce217"/>
          <table:table-cell table:style-name="ce222" table:formula="of:=MID([.$C$1];[.AZ$3]+([.$B53]-1)*21+([.$AY$5]-1)*1071;3)" office:value-type="string" office:string-value="0C " calcext:value-type="string">
            <text:p>0C </text:p>
          </table:table-cell>
          <table:table-cell table:style-name="ce222" table:formula="of:=MID([.$C$1];[.BA$3]+([.$B53]-1)*21+([.$AY$5]-1)*1071;3)" office:value-type="string" office:string-value="0E " calcext:value-type="string">
            <text:p>0E </text:p>
          </table:table-cell>
          <table:table-cell table:style-name="ce222" table:formula="of:=MID([.$C$1];[.BB$3]+([.$B53]-1)*21+([.$AY$5]-1)*1071;3)" office:value-type="string" office:string-value="10 " calcext:value-type="string">
            <text:p>10 </text:p>
          </table:table-cell>
          <table:table-cell table:style-name="ce222" table:formula="of:=MID([.$C$1];[.BC$3]+([.$B53]-1)*21+([.$AY$5]-1)*1071;3)" office:value-type="string" office:string-value="0D " calcext:value-type="string">
            <text:p>0D </text:p>
          </table:table-cell>
          <table:table-cell table:style-name="ce222" table:formula="of:=MID([.$C$1];[.BD$3]+([.$B53]-1)*21+([.$AY$5]-1)*1071;3)" office:value-type="string" office:string-value="89 " calcext:value-type="string">
            <text:p>89 </text:p>
          </table:table-cell>
          <table:table-cell table:style-name="ce222" table:formula="of:=MID([.$C$1];[.BE$3]+([.$B53]-1)*21+([.$AY$5]-1)*1071;3)" office:value-type="string" office:string-value="A8 " calcext:value-type="string">
            <text:p>A8 </text:p>
          </table:table-cell>
          <table:table-cell table:style-name="ce222" table:formula="of:=MID([.$C$1];[.BF$3]+([.$B53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5"/>
          <table:table-cell table:style-name="ce249"/>
          <table:table-cell table:style-name="ce217"/>
          <table:table-cell table:style-name="ce217" table:formula="of:=MID([.$C$1];[.BK$3]+([.$B53]-1)*21+([.$BJ$5]-1)*1071;3)" office:value-type="string" office:string-value="1C " calcext:value-type="string">
            <text:p>1C </text:p>
          </table:table-cell>
          <table:table-cell table:style-name="ce217" table:formula="of:=MID([.$C$1];[.BL$3]+([.$B53]-1)*21+([.$BJ$5]-1)*1071;3)" office:value-type="string" office:string-value="60 " calcext:value-type="string">
            <text:p>60 </text:p>
          </table:table-cell>
          <table:table-cell table:style-name="ce217" table:formula="of:=MID([.$C$1];[.BM$3]+([.$B53]-1)*21+([.$BJ$5]-1)*1071;3)" office:value-type="string" office:string-value="6C " calcext:value-type="string">
            <text:p>6C </text:p>
          </table:table-cell>
          <table:table-cell table:style-name="ce217" table:formula="of:=MID([.$C$1];[.BN$3]+([.$B53]-1)*21+([.$BJ$5]-1)*1071;3)" office:value-type="string" office:string-value="1D " calcext:value-type="string">
            <text:p>1D </text:p>
          </table:table-cell>
          <table:table-cell table:style-name="ce217" table:formula="of:=MID([.$C$1];[.BO$3]+([.$B53]-1)*21+([.$BJ$5]-1)*1071;3)" office:value-type="string" office:string-value="89 " calcext:value-type="string">
            <text:p>89 </text:p>
          </table:table-cell>
          <table:table-cell table:style-name="ce217" table:formula="of:=MID([.$C$1];[.BP$3]+([.$B53]-1)*21+([.$BJ$5]-1)*1071;3)" office:value-type="string" office:string-value="A8 " calcext:value-type="string">
            <text:p>A8 </text:p>
          </table:table-cell>
          <table:table-cell table:style-name="ce217" table:formula="of:=MID([.$C$1];[.BQ$3]+([.$B53]-1)*21+([.$BJ$5]-1)*1071;3)" office:value-type="string" office:string-value="02 " calcext:value-type="string">
            <text:p>02 </text:p>
          </table:table-cell>
          <table:table-cell table:style-name="ce217"/>
          <table:table-cell table:style-name="ce217" table:formula="of:=VLOOKUP(MID([.AZ53];1;1);[.$CL$4:.$CM$19];2;0)*16+VLOOKUP(MID([.AZ53];2;1);[.$CL$4:.$CM$19];2;0)" office:value-type="float" office:value="12" calcext:value-type="float">
            <text:p>12</text:p>
          </table:table-cell>
          <table:table-cell table:style-name="ce217" table:formula="of:=VLOOKUP(MID([.BA53];1;1);[.$CL$4:.$CM$19];2;0)*16+VLOOKUP(MID([.BA53];2;1);[.$CL$4:.$CM$19];2;0)" office:value-type="float" office:value="14" calcext:value-type="float">
            <text:p>14</text:p>
          </table:table-cell>
          <table:table-cell table:style-name="ce217" table:formula="of:=VLOOKUP(MID([.BB53];1;1);[.$CL$4:.$CM$19];2;0)*16+VLOOKUP(MID([.BB53];2;1);[.$CL$4:.$CM$19];2;0)" office:value-type="float" office:value="16" calcext:value-type="float">
            <text:p>16</text:p>
          </table:table-cell>
          <table:table-cell table:style-name="ce217" table:formula="of:=VLOOKUP(MID([.BC53];1;1);[.$CL$4:.$CM$19];2;0)*16+VLOOKUP(MID([.BC53];2;1);[.$CL$4:.$CM$19];2;0)" office:value-type="float" office:value="13" calcext:value-type="float">
            <text:p>13</text:p>
          </table:table-cell>
          <table:table-cell table:style-name="ce217" table:formula="of:=VLOOKUP(MID([.BD53];1;1);[.$CL$4:.$CM$19];2;0)" office:value-type="float" office:value="8" calcext:value-type="float">
            <text:p>8</text:p>
          </table:table-cell>
          <table:table-cell table:style-name="ce217" table:formula="of:=VLOOKUP(MID([.BD53];2;1);[.$CL$4:.$CM$19];2;0)" office:value-type="float" office:value="9" calcext:value-type="float">
            <text:p>9</text:p>
          </table:table-cell>
          <table:table-cell table:style-name="ce217" table:formula="of:=VLOOKUP(MID([.BE53];1;1);[.$CL$4:.$CM$19];2;0)" office:value-type="float" office:value="10" calcext:value-type="float">
            <text:p>10</text:p>
          </table:table-cell>
          <table:table-cell table:style-name="ce217" table:formula="of:=VLOOKUP(MID([.BE53];2;1);[.$CL$4:.$CM$19];2;0)" office:value-type="float" office:value="8" calcext:value-type="float">
            <text:p>8</text:p>
          </table:table-cell>
          <table:table-cell table:style-name="ce217" table:formula="of:=VLOOKUP(MID([.BF53];2;1);[.$CL$4:.$CM$19];2;0)" office:value-type="float" office:value="0" calcext:value-type="float">
            <text:p>0</text:p>
          </table:table-cell>
          <table:table-cell table:style-name="ce217"/>
          <table:table-cell table:style-name="ce217" table:formula="of:=VLOOKUP(MID([.BK53];1;1);[.$CL$4:.$CM$19];2;0)*16+VLOOKUP(MID([.BK53];2;1);[.$CL$4:.$CM$19];2;0)" office:value-type="float" office:value="28" calcext:value-type="float">
            <text:p>28</text:p>
          </table:table-cell>
          <table:table-cell table:style-name="ce217" table:formula="of:=VLOOKUP(MID([.BL53];1;1);[.$CL$4:.$CM$19];2;0)*16+VLOOKUP(MID([.BL53];2;1);[.$CL$4:.$CM$19];2;0)" office:value-type="float" office:value="96" calcext:value-type="float">
            <text:p>96</text:p>
          </table:table-cell>
          <table:table-cell table:style-name="ce217" table:formula="of:=VLOOKUP(MID([.BM53];1;1);[.$CL$4:.$CM$19];2;0)*16+VLOOKUP(MID([.BM53];2;1);[.$CL$4:.$CM$19];2;0)" office:value-type="float" office:value="108" calcext:value-type="float">
            <text:p>108</text:p>
          </table:table-cell>
          <table:table-cell table:style-name="ce217" table:formula="of:=VLOOKUP(MID([.BN53];1;1);[.$CL$4:.$CM$19];2;0)*16+VLOOKUP(MID([.BN53];2;1);[.$CL$4:.$CM$19];2;0)" office:value-type="float" office:value="29" calcext:value-type="float">
            <text:p>29</text:p>
          </table:table-cell>
          <table:table-cell table:style-name="ce217" table:formula="of:=VLOOKUP(MID([.BO53];1;1);[.$CL$4:.$CM$19];2;0)" office:value-type="float" office:value="8" calcext:value-type="float">
            <text:p>8</text:p>
          </table:table-cell>
          <table:table-cell table:style-name="ce217" table:formula="of:=VLOOKUP(MID([.BO53];2;1);[.$CL$4:.$CM$19];2;0)" office:value-type="float" office:value="9" calcext:value-type="float">
            <text:p>9</text:p>
          </table:table-cell>
          <table:table-cell table:style-name="ce217" table:formula="of:=VLOOKUP(MID([.BP53];1;1);[.$CL$4:.$CM$19];2;0)" office:value-type="float" office:value="10" calcext:value-type="float">
            <text:p>10</text:p>
          </table:table-cell>
          <table:table-cell table:style-name="ce217" table:formula="of:=VLOOKUP(MID([.BP53];2;1);[.$CL$4:.$CM$19];2;0)" office:value-type="float" office:value="8" calcext:value-type="float">
            <text:p>8</text:p>
          </table:table-cell>
          <table:table-cell table:style-name="ce217" table:number-columns-repeated="4"/>
          <table:table-cell table:style-name="ce217" table:formula="of:=VLOOKUP(MID([.BQ53];2;1);[.$CL$4:.$CM$19];2;0)" office:value-type="float" office:value="2" calcext:value-type="float">
            <text:p>2</text:p>
          </table:table-cell>
          <table:table-cell table:style-name="ce217" table:number-columns-repeated="920"/>
        </table:table-row>
        <table:table-row table:style-name="ro1">
          <table:table-cell table:style-name="ce114" office:value-type="float" office:value="32" calcext:value-type="float">
            <text:p>32</text:p>
          </table:table-cell>
          <table:table-cell table:style-name="ce178" office:value-type="float" office:value="50" calcext:value-type="float">
            <text:p>50</text:p>
          </table:table-cell>
          <table:table-cell table:style-name="ce194" office:value-type="string" calcext:value-type="string">
            <text:p>AK</text:p>
          </table:table-cell>
          <table:table-cell table:style-name="ce194" table:formula="of:=MID([.$C$2];[.D$3]+([.$B54]-1)*24;3)" office:value-type="string" office:string-value="39 " calcext:value-type="string">
            <text:p>39 </text:p>
          </table:table-cell>
          <table:table-cell table:style-name="ce194" table:formula="of:=MID([.$C$2];[.E$3]+([.$B54]-1)*24;3)" office:value-type="string" office:string-value="77 " calcext:value-type="string">
            <text:p>77 </text:p>
          </table:table-cell>
          <table:table-cell table:style-name="ce194" table:formula="of:=MID([.$C$2];[.F$3]+([.$B54]-1)*24;3)" office:value-type="string" office:string-value="2F " calcext:value-type="string">
            <text:p>2F </text:p>
          </table:table-cell>
          <table:table-cell table:style-name="ce194" table:formula="of:=MID([.$C$2];[.G$3]+([.$B54]-1)*24;3)" office:value-type="string" office:string-value="2F " calcext:value-type="string">
            <text:p>2F </text:p>
          </table:table-cell>
          <table:table-cell table:style-name="ce194" table:formula="of:=MID([.$C$2];[.H$3]+([.$B54]-1)*24;3)" office:value-type="string" office:string-value="09 " calcext:value-type="string">
            <text:p>09 </text:p>
          </table:table-cell>
          <table:table-cell table:style-name="ce194" table:formula="of:=MID([.$C$2];[.I$3]+([.$B54]-1)*24;3)" office:value-type="string" office:string-value="0A " calcext:value-type="string">
            <text:p>0A </text:p>
          </table:table-cell>
          <table:table-cell table:style-name="ce194" table:formula="of:=MID([.$C$2];[.J$3]+([.$B54]-1)*24;3)" office:value-type="string" office:string-value="08 " calcext:value-type="string">
            <text:p>08 </text:p>
          </table:table-cell>
          <table:table-cell table:style-name="ce194" table:formula="of:=MID([.$C$2];[.K$3]+([.$B54]-1)*24;3)" office:value-type="string" office:string-value="07 " calcext:value-type="string">
            <text:p>07 </text:p>
          </table:table-cell>
          <table:table-cell table:style-name="ce194" table:formula="of:=VLOOKUP(MID([.D54];1;1);[.$CL$4:.$CM$19];2;0)*16+VLOOKUP(MID([.D54];2;1);[.$CL$4:.$CM$19];2;0)" office:value-type="float" office:value="57" calcext:value-type="float">
            <text:p>57</text:p>
          </table:table-cell>
          <table:table-cell table:style-name="ce194" table:formula="of:=VLOOKUP(MID([.E54];1;1);[.$CL$4:.$CM$19];2;0)*16+VLOOKUP(MID([.E54];2;1);[.$CL$4:.$CM$19];2;0)" office:value-type="float" office:value="119" calcext:value-type="float">
            <text:p>119</text:p>
          </table:table-cell>
          <table:table-cell table:style-name="ce194" table:formula="of:=VLOOKUP(MID([.F54];1;1);[.$CL$4:.$CM$19];2;0)*16+VLOOKUP(MID([.F54];2;1);[.$CL$4:.$CM$19];2;0)" office:value-type="float" office:value="47" calcext:value-type="float">
            <text:p>47</text:p>
          </table:table-cell>
          <table:table-cell table:style-name="ce194" table:formula="of:=VLOOKUP(MID([.G54];1;1);[.$CL$4:.$CM$19];2;0)*16+VLOOKUP(MID([.G54];2;1);[.$CL$4:.$CM$19];2;0)" office:value-type="float" office:value="47" calcext:value-type="float">
            <text:p>47</text:p>
          </table:table-cell>
          <table:table-cell table:style-name="ce202" table:formula="of:=VLOOKUP(MID([.H54];1;1);[.$CL$4:.$CM$19];2;0)*16+VLOOKUP(MID([.H54];2;1);[.$CL$4:.$CM$19];2;0)" office:value-type="float" office:value="9" calcext:value-type="float">
            <text:p>9</text:p>
          </table:table-cell>
          <table:table-cell table:style-name="ce203" table:formula="of:=VLOOKUP(MID([.I54];1;1);[.$CL$4:.$CM$19];2;0)*16+VLOOKUP(MID([.I54];2;1);[.$CL$4:.$CM$19];2;0)" office:value-type="float" office:value="10" calcext:value-type="float">
            <text:p>10</text:p>
          </table:table-cell>
          <table:table-cell table:style-name="ce203" table:formula="of:=VLOOKUP(MID([.J54];1;1);[.$CL$4:.$CM$19];2;0)*16+VLOOKUP(MID([.J54];2;1);[.$CL$4:.$CM$19];2;0)" office:value-type="float" office:value="8" calcext:value-type="float">
            <text:p>8</text:p>
          </table:table-cell>
          <table:table-cell table:style-name="ce207" table:formula="of:=VLOOKUP(MID([.K54];1;1);[.$CL$4:.$CM$19];2;0)*16+VLOOKUP(MID([.K54];2;1);[.$CL$4:.$CM$19];2;0)" office:value-type="float" office:value="7" calcext:value-type="float">
            <text:p>7</text:p>
          </table:table-cell>
          <table:table-cell table:style-name="ce207" table:formula="of:=MAX([.P54:.S54])" office:value-type="float" office:value="10" calcext:value-type="float">
            <text:p>10</text:p>
          </table:table-cell>
          <table:table-cell table:style-name="ce202" table:formula="of:=[.L54]/SUM([.$L54:.$O54])" office:value-type="float" office:value="0.211111111111111" calcext:value-type="float">
            <text:p>0.211111111111111</text:p>
          </table:table-cell>
          <table:table-cell table:style-name="ce203" table:formula="of:=[.M54]/SUM([.$L54:.$O54])" office:value-type="float" office:value="0.440740740740741" calcext:value-type="float">
            <text:p>0.440740740740741</text:p>
          </table:table-cell>
          <table:table-cell table:style-name="ce203" table:formula="of:=[.N54]/SUM([.$L54:.$O54])" office:value-type="float" office:value="0.174074074074074" calcext:value-type="float">
            <text:p>0.174074074074074</text:p>
          </table:table-cell>
          <table:table-cell table:style-name="ce207" table:formula="of:=[.O54]/SUM([.$L54:.$O54])" office:value-type="float" office:value="0.174074074074074" calcext:value-type="float">
            <text:p>0.174074074074074</text:p>
          </table:table-cell>
          <table:table-cell table:style-name="ce207" table:formula="of:=[.P54]-[.Q54]" office:value-type="float" office:value="-1" calcext:value-type="float">
            <text:p>-1</text:p>
          </table:table-cell>
          <table:table-cell table:style-name="ce207" table:formula="of:=[.Q54]-[.P54]" office:value-type="float" office:value="1" calcext:value-type="float">
            <text:p>1</text:p>
          </table:table-cell>
          <table:table-cell table:formula="of:=[.$AE54]+[.Y54]*[.$AC$3]*IF(ABS([.Y54])&gt;5;2;1)" office:value-type="float" office:value="47" calcext:value-type="float">
            <text:p>47</text:p>
          </table:table-cell>
          <table:table-cell table:formula="of:=[.$AE54]+[.Z54]*[.$AC$3]*IF(ABS([.Y54])&gt;5;2;1)" office:value-type="float" office:value="49" calcext:value-type="float">
            <text:p>49</text:p>
          </table:table-cell>
          <table:table-cell table:style-name="ce202" table:formula="of:=[.$AC$4] - MID([.$C$2];(3*8*51)+1+([.$B54])*3;3)" office:value-type="float" office:value="4" calcext:value-type="float">
            <text:p>4</text:p>
          </table:table-cell>
          <table:table-cell table:formula="of:=[.$AD$4]+([.$AC$4]-[.AC54])" office:value-type="float" office:value="96" calcext:value-type="float">
            <text:p>96</text:p>
          </table:table-cell>
          <table:table-cell table:formula="of:=[.AD54]/2" office:value-type="float" office:value="48" calcext:value-type="float">
            <text:p>48</text:p>
          </table:table-cell>
          <table:table-cell table:formula="of:=[.AA54]+[.U54]*[.$AC54]" office:value-type="float" office:value="47.8444444444444" calcext:value-type="float">
            <text:p>47.8444444444444</text:p>
          </table:table-cell>
          <table:table-cell table:formula="of:=[.AB54]+[.V54]*[.$AC54]" office:value-type="float" office:value="50.762962962963" calcext:value-type="float">
            <text:p>50.762962962963</text:p>
          </table:table-cell>
          <table:table-cell table:style-name="ce208" table:formula="of:=[.AF54]-[.AG54]" office:value-type="float" office:value="-2.91851851851852" calcext:value-type="float">
            <text:p>-2.919</text:p>
          </table:table-cell>
          <table:table-cell table:style-name="ce107" office:value-type="float" office:value="3" calcext:value-type="float">
            <text:p>3</text:p>
          </table:table-cell>
          <table:table-cell table:style-name="ce203" table:formula="of:=([.$AI54]-2)*([.AF54]/100)" office:value-type="float" office:value="0.478444444444444" calcext:value-type="float">
            <text:p>0.478444444444444</text:p>
          </table:table-cell>
          <table:table-cell table:style-name="ce203" table:formula="of:=([.$AI54]-2)*([.AG54]/100)" office:value-type="float" office:value="0.50762962962963" calcext:value-type="float">
            <text:p>0.50762962962963</text:p>
          </table:table-cell>
          <table:table-cell table:style-name="ce203" table:formula="of:=IF([.AF54]&gt;[.AG54];[.AI54];0)" office:value-type="float" office:value="0" calcext:value-type="float">
            <text:p>0</text:p>
          </table:table-cell>
          <table:table-cell table:style-name="ce203" table:formula="of:=IF([.AG54]&gt;[.AF54];[.AI54];0)" office:value-type="float" office:value="3" calcext:value-type="float">
            <text:p>3</text:p>
          </table:table-cell>
          <table:table-cell table:style-name="ce203" table:number-columns-repeated="8"/>
          <table:table-cell table:style-name="ce114" office:value-type="float" office:value="32" calcext:value-type="float">
            <text:p>32</text:p>
          </table:table-cell>
          <table:table-cell table:style-name="ce178" office:value-type="float" office:value="50" calcext:value-type="float">
            <text:p>50</text:p>
          </table:table-cell>
          <table:table-cell table:style-name="ce194" office:value-type="string" calcext:value-type="string">
            <text:p>AK</text:p>
          </table:table-cell>
          <table:table-cell table:style-name="ce217"/>
          <table:table-cell table:style-name="ce222" table:formula="of:=MID([.$C$1];[.AZ$3]+([.$B54]-1)*21+([.$AY$5]-1)*1071;3)" office:value-type="string" office:string-value="0D " calcext:value-type="string">
            <text:p>0D </text:p>
          </table:table-cell>
          <table:table-cell table:style-name="ce222" table:formula="of:=MID([.$C$1];[.BA$3]+([.$B54]-1)*21+([.$AY$5]-1)*1071;3)" office:value-type="string" office:string-value="0E " calcext:value-type="string">
            <text:p>0E </text:p>
          </table:table-cell>
          <table:table-cell table:style-name="ce222" table:formula="of:=MID([.$C$1];[.BB$3]+([.$B54]-1)*21+([.$AY$5]-1)*1071;3)" office:value-type="string" office:string-value="0C " calcext:value-type="string">
            <text:p>0C </text:p>
          </table:table-cell>
          <table:table-cell table:style-name="ce222" table:formula="of:=MID([.$C$1];[.BC$3]+([.$B54]-1)*21+([.$AY$5]-1)*1071;3)" office:value-type="string" office:string-value="0B " calcext:value-type="string">
            <text:p>0B </text:p>
          </table:table-cell>
          <table:table-cell table:style-name="ce222" table:formula="of:=MID([.$C$1];[.BD$3]+([.$B54]-1)*21+([.$AY$5]-1)*1071;3)" office:value-type="string" office:string-value="99 " calcext:value-type="string">
            <text:p>99 </text:p>
          </table:table-cell>
          <table:table-cell table:style-name="ce222" table:formula="of:=MID([.$C$1];[.BE$3]+([.$B54]-1)*21+([.$AY$5]-1)*1071;3)" office:value-type="string" office:string-value="87 " calcext:value-type="string">
            <text:p>87 </text:p>
          </table:table-cell>
          <table:table-cell table:style-name="ce222" table:formula="of:=MID([.$C$1];[.BF$3]+([.$B54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5"/>
          <table:table-cell table:style-name="ce249"/>
          <table:table-cell table:style-name="ce217"/>
          <table:table-cell table:style-name="ce217" table:formula="of:=MID([.$C$1];[.BK$3]+([.$B54]-1)*21+([.$BJ$5]-1)*1071;3)" office:value-type="string" office:string-value="1D " calcext:value-type="string">
            <text:p>1D </text:p>
          </table:table-cell>
          <table:table-cell table:style-name="ce217" table:formula="of:=MID([.$C$1];[.BL$3]+([.$B54]-1)*21+([.$BJ$5]-1)*1071;3)" office:value-type="string" office:string-value="60 " calcext:value-type="string">
            <text:p>60 </text:p>
          </table:table-cell>
          <table:table-cell table:style-name="ce217" table:formula="of:=MID([.$C$1];[.BM$3]+([.$B54]-1)*21+([.$BJ$5]-1)*1071;3)" office:value-type="string" office:string-value="1C " calcext:value-type="string">
            <text:p>1C </text:p>
          </table:table-cell>
          <table:table-cell table:style-name="ce217" table:formula="of:=MID([.$C$1];[.BN$3]+([.$B54]-1)*21+([.$BJ$5]-1)*1071;3)" office:value-type="string" office:string-value="1B " calcext:value-type="string">
            <text:p>1B </text:p>
          </table:table-cell>
          <table:table-cell table:style-name="ce217" table:formula="of:=MID([.$C$1];[.BO$3]+([.$B54]-1)*21+([.$BJ$5]-1)*1071;3)" office:value-type="string" office:string-value="99 " calcext:value-type="string">
            <text:p>99 </text:p>
          </table:table-cell>
          <table:table-cell table:style-name="ce217" table:formula="of:=MID([.$C$1];[.BP$3]+([.$B54]-1)*21+([.$BJ$5]-1)*1071;3)" office:value-type="string" office:string-value="87 " calcext:value-type="string">
            <text:p>87 </text:p>
          </table:table-cell>
          <table:table-cell table:style-name="ce217" table:formula="of:=MID([.$C$1];[.BQ$3]+([.$B54]-1)*21+([.$BJ$5]-1)*1071;3)" office:value-type="string" office:string-value="06 " calcext:value-type="string">
            <text:p>06 </text:p>
          </table:table-cell>
          <table:table-cell table:style-name="ce217"/>
          <table:table-cell table:style-name="ce217" table:formula="of:=VLOOKUP(MID([.AZ54];1;1);[.$CL$4:.$CM$19];2;0)*16+VLOOKUP(MID([.AZ54];2;1);[.$CL$4:.$CM$19];2;0)" office:value-type="float" office:value="13" calcext:value-type="float">
            <text:p>13</text:p>
          </table:table-cell>
          <table:table-cell table:style-name="ce217" table:formula="of:=VLOOKUP(MID([.BA54];1;1);[.$CL$4:.$CM$19];2;0)*16+VLOOKUP(MID([.BA54];2;1);[.$CL$4:.$CM$19];2;0)" office:value-type="float" office:value="14" calcext:value-type="float">
            <text:p>14</text:p>
          </table:table-cell>
          <table:table-cell table:style-name="ce217" table:formula="of:=VLOOKUP(MID([.BB54];1;1);[.$CL$4:.$CM$19];2;0)*16+VLOOKUP(MID([.BB54];2;1);[.$CL$4:.$CM$19];2;0)" office:value-type="float" office:value="12" calcext:value-type="float">
            <text:p>12</text:p>
          </table:table-cell>
          <table:table-cell table:style-name="ce217" table:formula="of:=VLOOKUP(MID([.BC54];1;1);[.$CL$4:.$CM$19];2;0)*16+VLOOKUP(MID([.BC54];2;1);[.$CL$4:.$CM$19];2;0)" office:value-type="float" office:value="11" calcext:value-type="float">
            <text:p>11</text:p>
          </table:table-cell>
          <table:table-cell table:style-name="ce217" table:formula="of:=VLOOKUP(MID([.BD54];1;1);[.$CL$4:.$CM$19];2;0)" office:value-type="float" office:value="9" calcext:value-type="float">
            <text:p>9</text:p>
          </table:table-cell>
          <table:table-cell table:style-name="ce217" table:formula="of:=VLOOKUP(MID([.BD54];2;1);[.$CL$4:.$CM$19];2;0)" office:value-type="float" office:value="9" calcext:value-type="float">
            <text:p>9</text:p>
          </table:table-cell>
          <table:table-cell table:style-name="ce217" table:formula="of:=VLOOKUP(MID([.BE54];1;1);[.$CL$4:.$CM$19];2;0)" office:value-type="float" office:value="8" calcext:value-type="float">
            <text:p>8</text:p>
          </table:table-cell>
          <table:table-cell table:style-name="ce217" table:formula="of:=VLOOKUP(MID([.BE54];2;1);[.$CL$4:.$CM$19];2;0)" office:value-type="float" office:value="7" calcext:value-type="float">
            <text:p>7</text:p>
          </table:table-cell>
          <table:table-cell table:style-name="ce217" table:formula="of:=VLOOKUP(MID([.BF54];2;1);[.$CL$4:.$CM$19];2;0)" office:value-type="float" office:value="0" calcext:value-type="float">
            <text:p>0</text:p>
          </table:table-cell>
          <table:table-cell table:style-name="ce217"/>
          <table:table-cell table:style-name="ce217" table:formula="of:=VLOOKUP(MID([.BK54];1;1);[.$CL$4:.$CM$19];2;0)*16+VLOOKUP(MID([.BK54];2;1);[.$CL$4:.$CM$19];2;0)" office:value-type="float" office:value="29" calcext:value-type="float">
            <text:p>29</text:p>
          </table:table-cell>
          <table:table-cell table:style-name="ce217" table:formula="of:=VLOOKUP(MID([.BL54];1;1);[.$CL$4:.$CM$19];2;0)*16+VLOOKUP(MID([.BL54];2;1);[.$CL$4:.$CM$19];2;0)" office:value-type="float" office:value="96" calcext:value-type="float">
            <text:p>96</text:p>
          </table:table-cell>
          <table:table-cell table:style-name="ce217" table:formula="of:=VLOOKUP(MID([.BM54];1;1);[.$CL$4:.$CM$19];2;0)*16+VLOOKUP(MID([.BM54];2;1);[.$CL$4:.$CM$19];2;0)" office:value-type="float" office:value="28" calcext:value-type="float">
            <text:p>28</text:p>
          </table:table-cell>
          <table:table-cell table:style-name="ce217" table:formula="of:=VLOOKUP(MID([.BN54];1;1);[.$CL$4:.$CM$19];2;0)*16+VLOOKUP(MID([.BN54];2;1);[.$CL$4:.$CM$19];2;0)" office:value-type="float" office:value="27" calcext:value-type="float">
            <text:p>27</text:p>
          </table:table-cell>
          <table:table-cell table:style-name="ce217" table:formula="of:=VLOOKUP(MID([.BO54];1;1);[.$CL$4:.$CM$19];2;0)" office:value-type="float" office:value="9" calcext:value-type="float">
            <text:p>9</text:p>
          </table:table-cell>
          <table:table-cell table:style-name="ce217" table:formula="of:=VLOOKUP(MID([.BO54];2;1);[.$CL$4:.$CM$19];2;0)" office:value-type="float" office:value="9" calcext:value-type="float">
            <text:p>9</text:p>
          </table:table-cell>
          <table:table-cell table:style-name="ce217" table:formula="of:=VLOOKUP(MID([.BP54];1;1);[.$CL$4:.$CM$19];2;0)" office:value-type="float" office:value="8" calcext:value-type="float">
            <text:p>8</text:p>
          </table:table-cell>
          <table:table-cell table:style-name="ce217" table:formula="of:=VLOOKUP(MID([.BP54];2;1);[.$CL$4:.$CM$19];2;0)" office:value-type="float" office:value="7" calcext:value-type="float">
            <text:p>7</text:p>
          </table:table-cell>
          <table:table-cell table:style-name="ce217" table:number-columns-repeated="4"/>
          <table:table-cell table:style-name="ce217" table:formula="of:=VLOOKUP(MID([.BQ54];2;1);[.$CL$4:.$CM$19];2;0)" office:value-type="float" office:value="6" calcext:value-type="float">
            <text:p>6</text:p>
          </table:table-cell>
          <table:table-cell table:style-name="ce217" table:number-columns-repeated="920"/>
        </table:table-row>
        <table:table-row table:style-name="ro1">
          <table:table-cell table:style-name="ce114" office:value-type="float" office:value="33" calcext:value-type="float">
            <text:p>33</text:p>
          </table:table-cell>
          <table:table-cell table:style-name="ce178" office:value-type="float" office:value="51" calcext:value-type="float">
            <text:p>51</text:p>
          </table:table-cell>
          <table:table-cell table:style-name="ce194" office:value-type="string" calcext:value-type="string">
            <text:p>HI</text:p>
          </table:table-cell>
          <table:table-cell table:style-name="ce194" table:formula="of:=MID([.$C$2];[.D$3]+([.$B55]-1)*24;3)" office:value-type="string" office:string-value="37 " calcext:value-type="string">
            <text:p>37 </text:p>
          </table:table-cell>
          <table:table-cell table:style-name="ce194" table:formula="of:=MID([.$C$2];[.E$3]+([.$B55]-1)*24;3)" office:value-type="string" office:string-value="71 " calcext:value-type="string">
            <text:p>71 </text:p>
          </table:table-cell>
          <table:table-cell table:style-name="ce194" table:formula="of:=MID([.$C$2];[.F$3]+([.$B55]-1)*24;3)" office:value-type="string" office:string-value="31 " calcext:value-type="string">
            <text:p>31 </text:p>
          </table:table-cell>
          <table:table-cell table:style-name="ce194" table:formula="of:=MID([.$C$2];[.G$3]+([.$B55]-1)*24;3)" office:value-type="string" office:string-value="4E " calcext:value-type="string">
            <text:p>4E </text:p>
          </table:table-cell>
          <table:table-cell table:style-name="ce194" table:formula="of:=MID([.$C$2];[.H$3]+([.$B55]-1)*24;3)" office:value-type="string" office:string-value="08 " calcext:value-type="string">
            <text:p>08 </text:p>
          </table:table-cell>
          <table:table-cell table:style-name="ce194" table:formula="of:=MID([.$C$2];[.I$3]+([.$B55]-1)*24;3)" office:value-type="string" office:string-value="08 " calcext:value-type="string">
            <text:p>08 </text:p>
          </table:table-cell>
          <table:table-cell table:style-name="ce194" table:formula="of:=MID([.$C$2];[.J$3]+([.$B55]-1)*24;3)" office:value-type="string" office:string-value="08 " calcext:value-type="string">
            <text:p>08 </text:p>
          </table:table-cell>
          <table:table-cell table:style-name="ce194" table:formula="of:=MID([.$C$2];[.K$3]+([.$B55]-1)*24;3)" office:value-type="string" office:string-value="08 " calcext:value-type="string">
            <text:p>08 </text:p>
          </table:table-cell>
          <table:table-cell table:style-name="ce194" table:formula="of:=VLOOKUP(MID([.D55];1;1);[.$CL$4:.$CM$19];2;0)*16+VLOOKUP(MID([.D55];2;1);[.$CL$4:.$CM$19];2;0)" office:value-type="float" office:value="55" calcext:value-type="float">
            <text:p>55</text:p>
          </table:table-cell>
          <table:table-cell table:style-name="ce194" table:formula="of:=VLOOKUP(MID([.E55];1;1);[.$CL$4:.$CM$19];2;0)*16+VLOOKUP(MID([.E55];2;1);[.$CL$4:.$CM$19];2;0)" office:value-type="float" office:value="113" calcext:value-type="float">
            <text:p>113</text:p>
          </table:table-cell>
          <table:table-cell table:style-name="ce194" table:formula="of:=VLOOKUP(MID([.F55];1;1);[.$CL$4:.$CM$19];2;0)*16+VLOOKUP(MID([.F55];2;1);[.$CL$4:.$CM$19];2;0)" office:value-type="float" office:value="49" calcext:value-type="float">
            <text:p>49</text:p>
          </table:table-cell>
          <table:table-cell table:style-name="ce194" table:formula="of:=VLOOKUP(MID([.G55];1;1);[.$CL$4:.$CM$19];2;0)*16+VLOOKUP(MID([.G55];2;1);[.$CL$4:.$CM$19];2;0)" office:value-type="float" office:value="78" calcext:value-type="float">
            <text:p>78</text:p>
          </table:table-cell>
          <table:table-cell table:style-name="ce202" table:formula="of:=VLOOKUP(MID([.H55];1;1);[.$CL$4:.$CM$19];2;0)*16+VLOOKUP(MID([.H55];2;1);[.$CL$4:.$CM$19];2;0)" office:value-type="float" office:value="8" calcext:value-type="float">
            <text:p>8</text:p>
          </table:table-cell>
          <table:table-cell table:style-name="ce203" table:formula="of:=VLOOKUP(MID([.I55];1;1);[.$CL$4:.$CM$19];2;0)*16+VLOOKUP(MID([.I55];2;1);[.$CL$4:.$CM$19];2;0)" office:value-type="float" office:value="8" calcext:value-type="float">
            <text:p>8</text:p>
          </table:table-cell>
          <table:table-cell table:style-name="ce203" table:formula="of:=VLOOKUP(MID([.J55];1;1);[.$CL$4:.$CM$19];2;0)*16+VLOOKUP(MID([.J55];2;1);[.$CL$4:.$CM$19];2;0)" office:value-type="float" office:value="8" calcext:value-type="float">
            <text:p>8</text:p>
          </table:table-cell>
          <table:table-cell table:style-name="ce207" table:formula="of:=VLOOKUP(MID([.K55];1;1);[.$CL$4:.$CM$19];2;0)*16+VLOOKUP(MID([.K55];2;1);[.$CL$4:.$CM$19];2;0)" office:value-type="float" office:value="8" calcext:value-type="float">
            <text:p>8</text:p>
          </table:table-cell>
          <table:table-cell table:style-name="ce207" table:formula="of:=MAX([.P55:.S55])" office:value-type="float" office:value="8" calcext:value-type="float">
            <text:p>8</text:p>
          </table:table-cell>
          <table:table-cell table:style-name="ce202" table:formula="of:=[.L55]/SUM([.$L55:.$O55])" office:value-type="float" office:value="0.186440677966102" calcext:value-type="float">
            <text:p>0.186440677966102</text:p>
          </table:table-cell>
          <table:table-cell table:style-name="ce203" table:formula="of:=[.M55]/SUM([.$L55:.$O55])" office:value-type="float" office:value="0.383050847457627" calcext:value-type="float">
            <text:p>0.383050847457627</text:p>
          </table:table-cell>
          <table:table-cell table:style-name="ce203" table:formula="of:=[.N55]/SUM([.$L55:.$O55])" office:value-type="float" office:value="0.166101694915254" calcext:value-type="float">
            <text:p>0.166101694915254</text:p>
          </table:table-cell>
          <table:table-cell table:style-name="ce207" table:formula="of:=[.O55]/SUM([.$L55:.$O55])" office:value-type="float" office:value="0.264406779661017" calcext:value-type="float">
            <text:p>0.264406779661017</text:p>
          </table:table-cell>
          <table:table-cell table:style-name="ce207" table:formula="of:=[.P55]-[.Q55]" office:value-type="float" office:value="0" calcext:value-type="float">
            <text:p>0</text:p>
          </table:table-cell>
          <table:table-cell table:style-name="ce207" table:formula="of:=[.Q55]-[.P55]" office:value-type="float" office:value="0" calcext:value-type="float">
            <text:p>0</text:p>
          </table:table-cell>
          <table:table-cell table:formula="of:=[.$AE55]+[.Y55]*[.$AC$3]*IF(ABS([.Y55])&gt;5;2;1)" office:value-type="float" office:value="47" calcext:value-type="float">
            <text:p>47</text:p>
          </table:table-cell>
          <table:table-cell table:formula="of:=[.$AE55]+[.Z55]*[.$AC$3]*IF(ABS([.Y55])&gt;5;2;1)" office:value-type="float" office:value="47" calcext:value-type="float">
            <text:p>47</text:p>
          </table:table-cell>
          <table:table-cell table:style-name="ce202" table:formula="of:=[.$AC$4] - MID([.$C$2];(3*8*51)+1+([.$B55])*3;3)" office:value-type="float" office:value="6" calcext:value-type="float">
            <text:p>6</text:p>
          </table:table-cell>
          <table:table-cell table:formula="of:=[.$AD$4]+([.$AC$4]-[.AC55])" office:value-type="float" office:value="94" calcext:value-type="float">
            <text:p>94</text:p>
          </table:table-cell>
          <table:table-cell table:formula="of:=[.AD55]/2" office:value-type="float" office:value="47" calcext:value-type="float">
            <text:p>47</text:p>
          </table:table-cell>
          <table:table-cell table:formula="of:=[.AA55]+[.U55]*[.$AC55]" office:value-type="float" office:value="48.1186440677966" calcext:value-type="float">
            <text:p>48.1186440677966</text:p>
          </table:table-cell>
          <table:table-cell table:formula="of:=[.AB55]+[.V55]*[.$AC55]" office:value-type="float" office:value="49.2983050847458" calcext:value-type="float">
            <text:p>49.2983050847458</text:p>
          </table:table-cell>
          <table:table-cell table:style-name="ce208" table:formula="of:=[.AF55]-[.AG55]" office:value-type="float" office:value="-1.17966101694915" calcext:value-type="float">
            <text:p>-1.180</text:p>
          </table:table-cell>
          <table:table-cell table:style-name="ce107" office:value-type="float" office:value="4" calcext:value-type="float">
            <text:p>4</text:p>
          </table:table-cell>
          <table:table-cell table:style-name="ce203" table:formula="of:=([.$AI55]-2)*([.AF55]/100)" office:value-type="float" office:value="0.962372881355932" calcext:value-type="float">
            <text:p>0.962372881355932</text:p>
          </table:table-cell>
          <table:table-cell table:style-name="ce203" table:formula="of:=([.$AI55]-2)*([.AG55]/100)" office:value-type="float" office:value="0.985966101694915" calcext:value-type="float">
            <text:p>0.985966101694915</text:p>
          </table:table-cell>
          <table:table-cell table:style-name="ce203" table:formula="of:=IF([.AF55]&gt;[.AG55];[.AI55];0)" office:value-type="float" office:value="0" calcext:value-type="float">
            <text:p>0</text:p>
          </table:table-cell>
          <table:table-cell table:style-name="ce203" table:formula="of:=IF([.AG55]&gt;[.AF55];[.AI55];0)" office:value-type="float" office:value="4" calcext:value-type="float">
            <text:p>4</text:p>
          </table:table-cell>
          <table:table-cell table:style-name="ce203" table:number-columns-repeated="8"/>
          <table:table-cell table:style-name="ce114" office:value-type="float" office:value="33" calcext:value-type="float">
            <text:p>33</text:p>
          </table:table-cell>
          <table:table-cell table:style-name="ce178" office:value-type="float" office:value="51" calcext:value-type="float">
            <text:p>51</text:p>
          </table:table-cell>
          <table:table-cell table:style-name="ce194" office:value-type="string" calcext:value-type="string">
            <text:p>HI</text:p>
          </table:table-cell>
          <table:table-cell table:style-name="ce217"/>
          <table:table-cell table:style-name="ce222" table:formula="of:=MID([.$C$1];[.AZ$3]+([.$B55]-1)*21+([.$AY$5]-1)*1071;3)" office:value-type="string" office:string-value="0C " calcext:value-type="string">
            <text:p>0C </text:p>
          </table:table-cell>
          <table:table-cell table:style-name="ce222" table:formula="of:=MID([.$C$1];[.BA$3]+([.$B55]-1)*21+([.$AY$5]-1)*1071;3)" office:value-type="string" office:string-value="0D " calcext:value-type="string">
            <text:p>0D </text:p>
          </table:table-cell>
          <table:table-cell table:style-name="ce222" table:formula="of:=MID([.$C$1];[.BB$3]+([.$B55]-1)*21+([.$AY$5]-1)*1071;3)" office:value-type="string" office:string-value="0D " calcext:value-type="string">
            <text:p>0D </text:p>
          </table:table-cell>
          <table:table-cell table:style-name="ce222" table:formula="of:=MID([.$C$1];[.BC$3]+([.$B55]-1)*21+([.$AY$5]-1)*1071;3)" office:value-type="string" office:string-value="0C " calcext:value-type="string">
            <text:p>0C </text:p>
          </table:table-cell>
          <table:table-cell table:style-name="ce222" table:formula="of:=MID([.$C$1];[.BD$3]+([.$B55]-1)*21+([.$AY$5]-1)*1071;3)" office:value-type="string" office:string-value="88 " calcext:value-type="string">
            <text:p>88 </text:p>
          </table:table-cell>
          <table:table-cell table:style-name="ce222" table:formula="of:=MID([.$C$1];[.BE$3]+([.$B55]-1)*21+([.$AY$5]-1)*1071;3)" office:value-type="string" office:string-value="88 " calcext:value-type="string">
            <text:p>88 </text:p>
          </table:table-cell>
          <table:table-cell table:style-name="ce222" table:formula="of:=MID([.$C$1];[.BF$3]+([.$B55]-1)*21+([.$AY$5]-1)*1071;3)" office:value-type="string" office:string-value="00 " calcext:value-type="string">
            <text:p>00 </text:p>
          </table:table-cell>
          <table:table-cell table:style-name="ce222"/>
          <table:table-cell table:style-name="ce235"/>
          <table:table-cell table:style-name="ce249"/>
          <table:table-cell table:style-name="ce217"/>
          <table:table-cell table:style-name="ce217" table:formula="of:=MID([.$C$1];[.BK$3]+([.$B55]-1)*21+([.$BJ$5]-1)*1071;3)" office:value-type="string" office:string-value="1C " calcext:value-type="string">
            <text:p>1C </text:p>
          </table:table-cell>
          <table:table-cell table:style-name="ce217" table:formula="of:=MID([.$C$1];[.BL$3]+([.$B55]-1)*21+([.$BJ$5]-1)*1071;3)" office:value-type="string" office:string-value="5B " calcext:value-type="string">
            <text:p>5B </text:p>
          </table:table-cell>
          <table:table-cell table:style-name="ce217" table:formula="of:=MID([.$C$1];[.BM$3]+([.$B55]-1)*21+([.$BJ$5]-1)*1071;3)" office:value-type="string" office:string-value="1D " calcext:value-type="string">
            <text:p>1D </text:p>
          </table:table-cell>
          <table:table-cell table:style-name="ce217" table:formula="of:=MID([.$C$1];[.BN$3]+([.$B55]-1)*21+([.$BJ$5]-1)*1071;3)" office:value-type="string" office:string-value="39 " calcext:value-type="string">
            <text:p>39 </text:p>
          </table:table-cell>
          <table:table-cell table:style-name="ce217" table:formula="of:=MID([.$C$1];[.BO$3]+([.$B55]-1)*21+([.$BJ$5]-1)*1071;3)" office:value-type="string" office:string-value="88 " calcext:value-type="string">
            <text:p>88 </text:p>
          </table:table-cell>
          <table:table-cell table:style-name="ce217" table:formula="of:=MID([.$C$1];[.BP$3]+([.$B55]-1)*21+([.$BJ$5]-1)*1071;3)" office:value-type="string" office:string-value="88 " calcext:value-type="string">
            <text:p>88 </text:p>
          </table:table-cell>
          <table:table-cell table:style-name="ce217" table:formula="of:=MID([.$C$1];[.BQ$3]+([.$B55]-1)*21+([.$BJ$5]-1)*1071;3)" office:value-type="string" office:string-value="04 " calcext:value-type="string">
            <text:p>04 </text:p>
          </table:table-cell>
          <table:table-cell table:style-name="ce217"/>
          <table:table-cell table:style-name="ce217" table:formula="of:=VLOOKUP(MID([.AZ55];1;1);[.$CL$4:.$CM$19];2;0)*16+VLOOKUP(MID([.AZ55];2;1);[.$CL$4:.$CM$19];2;0)" office:value-type="float" office:value="12" calcext:value-type="float">
            <text:p>12</text:p>
          </table:table-cell>
          <table:table-cell table:style-name="ce217" table:formula="of:=VLOOKUP(MID([.BA55];1;1);[.$CL$4:.$CM$19];2;0)*16+VLOOKUP(MID([.BA55];2;1);[.$CL$4:.$CM$19];2;0)" office:value-type="float" office:value="13" calcext:value-type="float">
            <text:p>13</text:p>
          </table:table-cell>
          <table:table-cell table:style-name="ce217" table:formula="of:=VLOOKUP(MID([.BB55];1;1);[.$CL$4:.$CM$19];2;0)*16+VLOOKUP(MID([.BB55];2;1);[.$CL$4:.$CM$19];2;0)" office:value-type="float" office:value="13" calcext:value-type="float">
            <text:p>13</text:p>
          </table:table-cell>
          <table:table-cell table:style-name="ce217" table:formula="of:=VLOOKUP(MID([.BC55];1;1);[.$CL$4:.$CM$19];2;0)*16+VLOOKUP(MID([.BC55];2;1);[.$CL$4:.$CM$19];2;0)" office:value-type="float" office:value="12" calcext:value-type="float">
            <text:p>12</text:p>
          </table:table-cell>
          <table:table-cell table:style-name="ce217" table:formula="of:=VLOOKUP(MID([.BD55];1;1);[.$CL$4:.$CM$19];2;0)" office:value-type="float" office:value="8" calcext:value-type="float">
            <text:p>8</text:p>
          </table:table-cell>
          <table:table-cell table:style-name="ce217" table:formula="of:=VLOOKUP(MID([.BD55];2;1);[.$CL$4:.$CM$19];2;0)" office:value-type="float" office:value="8" calcext:value-type="float">
            <text:p>8</text:p>
          </table:table-cell>
          <table:table-cell table:style-name="ce217" table:formula="of:=VLOOKUP(MID([.BE55];1;1);[.$CL$4:.$CM$19];2;0)" office:value-type="float" office:value="8" calcext:value-type="float">
            <text:p>8</text:p>
          </table:table-cell>
          <table:table-cell table:style-name="ce217" table:formula="of:=VLOOKUP(MID([.BE55];2;1);[.$CL$4:.$CM$19];2;0)" office:value-type="float" office:value="8" calcext:value-type="float">
            <text:p>8</text:p>
          </table:table-cell>
          <table:table-cell table:style-name="ce217" table:formula="of:=VLOOKUP(MID([.BF55];2;1);[.$CL$4:.$CM$19];2;0)" office:value-type="float" office:value="0" calcext:value-type="float">
            <text:p>0</text:p>
          </table:table-cell>
          <table:table-cell table:style-name="ce217"/>
          <table:table-cell table:style-name="ce217" table:formula="of:=VLOOKUP(MID([.BK55];1;1);[.$CL$4:.$CM$19];2;0)*16+VLOOKUP(MID([.BK55];2;1);[.$CL$4:.$CM$19];2;0)" office:value-type="float" office:value="28" calcext:value-type="float">
            <text:p>28</text:p>
          </table:table-cell>
          <table:table-cell table:style-name="ce217" table:formula="of:=VLOOKUP(MID([.BL55];1;1);[.$CL$4:.$CM$19];2;0)*16+VLOOKUP(MID([.BL55];2;1);[.$CL$4:.$CM$19];2;0)" office:value-type="float" office:value="91" calcext:value-type="float">
            <text:p>91</text:p>
          </table:table-cell>
          <table:table-cell table:style-name="ce217" table:formula="of:=VLOOKUP(MID([.BM55];1;1);[.$CL$4:.$CM$19];2;0)*16+VLOOKUP(MID([.BM55];2;1);[.$CL$4:.$CM$19];2;0)" office:value-type="float" office:value="29" calcext:value-type="float">
            <text:p>29</text:p>
          </table:table-cell>
          <table:table-cell table:style-name="ce217" table:formula="of:=VLOOKUP(MID([.BN55];1;1);[.$CL$4:.$CM$19];2;0)*16+VLOOKUP(MID([.BN55];2;1);[.$CL$4:.$CM$19];2;0)" office:value-type="float" office:value="57" calcext:value-type="float">
            <text:p>57</text:p>
          </table:table-cell>
          <table:table-cell table:style-name="ce217" table:formula="of:=VLOOKUP(MID([.BO55];1;1);[.$CL$4:.$CM$19];2;0)" office:value-type="float" office:value="8" calcext:value-type="float">
            <text:p>8</text:p>
          </table:table-cell>
          <table:table-cell table:style-name="ce217" table:formula="of:=VLOOKUP(MID([.BO55];2;1);[.$CL$4:.$CM$19];2;0)" office:value-type="float" office:value="8" calcext:value-type="float">
            <text:p>8</text:p>
          </table:table-cell>
          <table:table-cell table:style-name="ce217" table:formula="of:=VLOOKUP(MID([.BP55];1;1);[.$CL$4:.$CM$19];2;0)" office:value-type="float" office:value="8" calcext:value-type="float">
            <text:p>8</text:p>
          </table:table-cell>
          <table:table-cell table:style-name="ce217" table:formula="of:=VLOOKUP(MID([.BP55];2;1);[.$CL$4:.$CM$19];2;0)" office:value-type="float" office:value="8" calcext:value-type="float">
            <text:p>8</text:p>
          </table:table-cell>
          <table:table-cell table:style-name="ce217" table:number-columns-repeated="4"/>
          <table:table-cell table:style-name="ce217" table:formula="of:=VLOOKUP(MID([.BQ55];2;1);[.$CL$4:.$CM$19];2;0)" office:value-type="float" office:value="4" calcext:value-type="float">
            <text:p>4</text:p>
          </table:table-cell>
          <table:table-cell table:style-name="ce217" table:number-columns-repeated="920"/>
        </table:table-row>
        <table:table-row table:style-name="ro1">
          <table:table-cell table:number-columns-repeated="3"/>
          <table:table-cell table:style-name="ce113"/>
          <table:table-cell table:style-name="ce130" table:number-columns-repeated="2"/>
          <table:table-cell table:style-name="ce195"/>
          <table:table-cell table:style-name="ce113"/>
          <table:table-cell table:style-name="ce130" table:number-columns-repeated="2"/>
          <table:table-cell table:style-name="ce195"/>
          <table:table-cell table:style-name="ce197" table:formula="of:=SUM([.L5:.L55])" office:value-type="float" office:value="4965" calcext:value-type="float">
            <text:p>4965</text:p>
          </table:table-cell>
          <table:table-cell table:style-name="ce199" table:formula="of:=SUM([.M5:.M55])" office:value-type="float" office:value="4883" calcext:value-type="float">
            <text:p>4883</text:p>
          </table:table-cell>
          <table:table-cell table:style-name="ce199" table:formula="of:=SUM([.N5:.N55])" office:value-type="float" office:value="4312" calcext:value-type="float">
            <text:p>4312</text:p>
          </table:table-cell>
          <table:table-cell table:style-name="ce201" table:formula="of:=SUM([.O5:.O55])" office:value-type="float" office:value="4848" calcext:value-type="float">
            <text:p>4848</text:p>
          </table:table-cell>
          <table:table-cell table:style-name="ce202"/>
          <table:table-cell table:style-name="ce203" table:number-columns-repeated="2"/>
          <table:table-cell table:style-name="ce207" table:number-columns-repeated="2"/>
          <table:table-cell table:style-name="ce202"/>
          <table:table-cell table:style-name="ce203" table:number-columns-repeated="2"/>
          <table:table-cell table:style-name="ce207" table:number-columns-repeated="3"/>
          <table:table-cell table:number-columns-repeated="8"/>
          <table:table-cell table:style-name="ce199"/>
          <table:table-cell table:style-name="ce199" table:formula="of:=SUM([.AJ5:.AJ55])" office:value-type="float" office:value="212.539979402916" calcext:value-type="float">
            <text:p>212.539979402916</text:p>
          </table:table-cell>
          <table:table-cell table:style-name="ce199" table:formula="of:=SUM([.AK5:.AK55])" office:value-type="float" office:value="209.118322016612" calcext:value-type="float">
            <text:p>209.118322016612</text:p>
          </table:table-cell>
          <table:table-cell table:style-name="ce199" table:number-columns-repeated="11"/>
          <table:table-cell table:number-columns-repeated="22"/>
          <table:table-cell table:formula="of:=SUM([.BS5:.BS55])" office:value-type="float" office:value="772" calcext:value-type="float">
            <text:p>772</text:p>
          </table:table-cell>
          <table:table-cell table:formula="of:=SUM([.BT5:.BT55])" office:value-type="float" office:value="806" calcext:value-type="float">
            <text:p>806</text:p>
          </table:table-cell>
          <table:table-cell table:formula="of:=SUM([.BU5:.BU55])" office:value-type="float" office:value="780" calcext:value-type="float">
            <text:p>780</text:p>
          </table:table-cell>
          <table:table-cell table:formula="of:=SUM([.BV5:.BV55])" office:value-type="float" office:value="742" calcext:value-type="float">
            <text:p>742</text:p>
          </table:table-cell>
          <table:table-cell table:formula="of:=SUM([.BW5:.BW55])" office:value-type="float" office:value="448" calcext:value-type="float">
            <text:p>448</text:p>
          </table:table-cell>
          <table:table-cell table:formula="of:=SUM([.BX5:.BX55])" office:value-type="float" office:value="443" calcext:value-type="float">
            <text:p>443</text:p>
          </table:table-cell>
          <table:table-cell table:formula="of:=SUM([.BY5:.BY55])" office:value-type="float" office:value="438" calcext:value-type="float">
            <text:p>438</text:p>
          </table:table-cell>
          <table:table-cell table:formula="of:=SUM([.BZ5:.BZ55])" office:value-type="float" office:value="434" calcext:value-type="float">
            <text:p>434</text:p>
          </table:table-cell>
          <table:table-cell table:style-name="ce203" table:formula="of:=VLOOKUP(MID([.BF56];2;1);[.$CL$4:.$CM$19];2;0)" office:value-type="string" office:string-value="" calcext:value-type="error">
            <text:p>#N/A</text:p>
          </table:table-cell>
          <table:table-cell/>
          <table:table-cell table:formula="of:=SUM([.CC5:.CC55])" office:value-type="float" office:value="3551" calcext:value-type="float">
            <text:p>3551</text:p>
          </table:table-cell>
          <table:table-cell table:formula="of:=SUM([.CD5:.CD55])" office:value-type="float" office:value="3800" calcext:value-type="float">
            <text:p>3800</text:p>
          </table:table-cell>
          <table:table-cell table:formula="of:=SUM([.CE5:.CE55])" office:value-type="float" office:value="3294" calcext:value-type="float">
            <text:p>3294</text:p>
          </table:table-cell>
          <table:table-cell table:formula="of:=SUM([.CF5:.CF55])" office:value-type="float" office:value="3750" calcext:value-type="float">
            <text:p>3750</text:p>
          </table:table-cell>
          <table:table-cell table:formula="of:=SUM([.CG5:.CG55])" office:value-type="float" office:value="459" calcext:value-type="float">
            <text:p>459</text:p>
          </table:table-cell>
          <table:table-cell table:formula="of:=SUM([.CH5:.CH55])" office:value-type="float" office:value="453" calcext:value-type="float">
            <text:p>453</text:p>
          </table:table-cell>
          <table:table-cell table:formula="of:=SUM([.CI5:.CI55])" office:value-type="float" office:value="449" calcext:value-type="float">
            <text:p>449</text:p>
          </table:table-cell>
          <table:table-cell table:formula="of:=SUM([.CJ5:.CJ55])" office:value-type="float" office:value="443" calcext:value-type="float">
            <text:p>443</text:p>
          </table:table-cell>
          <table:table-cell table:number-columns-repeated="925"/>
        </table:table-row>
        <table:table-row table:style-name="ro1">
          <table:table-cell table:number-columns-repeated="3"/>
          <table:table-cell table:style-name="ce113"/>
          <table:table-cell table:style-name="ce130" table:number-columns-repeated="2"/>
          <table:table-cell table:style-name="ce195"/>
          <table:table-cell table:style-name="ce113"/>
          <table:table-cell table:style-name="ce130" table:number-columns-repeated="2"/>
          <table:table-cell table:style-name="ce195"/>
          <table:table-cell table:style-name="ce198" table:formula="of:=[.L56]/SUM([.$L$56:.$M$56])" office:value-type="percentage" office:value="0.504163281884647" calcext:value-type="percentage">
            <text:p>50.42%</text:p>
          </table:table-cell>
          <table:table-cell table:style-name="ce198" table:formula="of:=[.M56]/SUM([.$L$56:.$M$56])" office:value-type="percentage" office:value="0.495836718115353" calcext:value-type="percentage">
            <text:p>49.58%</text:p>
          </table:table-cell>
          <table:table-cell table:number-columns-repeated="22"/>
          <table:table-cell table:style-name="ce209" table:formula="of:=[.AJ56]/SUM([.AJ56:.AK56])" office:value-type="percentage" office:value="0.504057381741074" calcext:value-type="percentage">
            <text:p>50.41%</text:p>
          </table:table-cell>
          <table:table-cell table:style-name="ce209" table:formula="of:=[.AK56]/SUM([.AJ56:.AK56])" office:value-type="percentage" office:value="0.495942618258926" calcext:value-type="percentage">
            <text:p>49.59%</text:p>
          </table:table-cell>
          <table:table-cell table:style-name="ce132" table:formula="of:=SUM([.AL5:.AL55])" office:value-type="float" office:value="327" calcext:value-type="float">
            <text:p>327</text:p>
          </table:table-cell>
          <table:table-cell table:style-name="ce132" table:formula="of:=SUM([.AM5:.AM55])" office:value-type="float" office:value="211" calcext:value-type="float">
            <text:p>211</text:p>
          </table:table-cell>
          <table:table-cell table:number-columns-repeated="974"/>
        </table:table-row>
        <table:table-row table:style-name="ro1" table:number-rows-repeated="59">
          <table:table-cell table:number-columns-repeated="3"/>
          <table:table-cell table:style-name="ce113"/>
          <table:table-cell table:style-name="ce130" table:number-columns-repeated="2"/>
          <table:table-cell table:style-name="ce195"/>
          <table:table-cell table:style-name="ce113"/>
          <table:table-cell table:style-name="ce130" table:number-columns-repeated="2"/>
          <table:table-cell table:style-name="ce195"/>
          <table:table-cell table:number-columns-repeated="1002"/>
        </table:table-row>
        <table:table-row table:style-name="ro1" table:number-rows-repeated="1048459">
          <table:table-cell table:number-columns-repeated="1013"/>
        </table:table-row>
        <table:table-row table:style-name="ro1">
          <table:table-cell table:number-columns-repeated="1013"/>
        </table:table-row>
        <calcext:conditional-formats>
          <calcext:conditional-format calcext:target-range-address="'VIEW CP BY STATE'.AH5:'VIEW CP BY STATE'.AH5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fffd"/>
            </calcext:color-scale>
          </calcext:conditional-format>
        </calcext:conditional-formats>
      </table:table>
      <table:table table:name="Issues to HEX" table:style-name="ta1">
        <table:table-column table:style-name="co1" table:default-cell-style-name="ce103"/>
        <table:table-column table:style-name="co53" table:default-cell-style-name="ce103"/>
        <table:table-column table:style-name="co53" table:default-cell-style-name="ce257"/>
        <table:table-column table:style-name="co1" table:number-columns-repeated="2" table:default-cell-style-name="ce126"/>
        <table:table-column table:style-name="co1" table:default-cell-style-name="Default"/>
        <table:table-column table:style-name="co1" table:number-columns-repeated="2" table:default-cell-style-name="ce126"/>
        <table:table-column table:style-name="co1" table:default-cell-style-name="Default"/>
        <table:table-column table:style-name="co54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Full Name</text:p>
          </table:table-cell>
          <table:table-cell table:style-name="Default" office:value-type="string" calcext:value-type="string">
            <text:p>(paste alpha. Data)</text:p>
          </table:table-cell>
          <table:table-cell table:style-name="Default" office:value-type="string" calcext:value-type="string">
            <text:p>WLFRE</text:p>
          </table:table-cell>
          <table:table-cell table:style-name="Default" office:value-type="string" calcext:value-type="string">
            <text:p>CULTR</text:p>
          </table:table-cell>
          <table:table-cell office:value-type="string" calcext:value-type="string">
            <text:p>ENVIR</text:p>
          </table:table-cell>
          <table:table-cell table:style-name="Default" office:value-type="string" calcext:value-type="string">
            <text:p>EDUCN</text:p>
          </table:table-cell>
          <table:table-cell table:style-name="Default" office:value-type="string" calcext:value-type="string">
            <text:p>DFENS</text:p>
          </table:table-cell>
          <table:table-cell office:value-type="string" calcext:value-type="string">
            <text:p>Na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58" office:value-type="string" calcext:value-type="string">
            <text:p>ME</text:p>
          </table:table-cell>
          <table:table-cell table:style-name="ce264" table:formula="of:=VLOOKUP([.$I2];[.$C$2:.$H$52];2;0)" office:value-type="float" office:value="2" calcext:value-type="float">
            <text:p>2</text:p>
          </table:table-cell>
          <table:table-cell table:style-name="ce264" table:formula="of:=VLOOKUP([.$I2];[.$C$2:.$H$52];3;0)" office:value-type="float" office:value="3" calcext:value-type="float">
            <text:p>3</text:p>
          </table:table-cell>
          <table:table-cell table:style-name="ce264" table:formula="of:=VLOOKUP([.$I2];[.$C$2:.$H$52];4;0)" office:value-type="float" office:value="3" calcext:value-type="float">
            <text:p>3</text:p>
          </table:table-cell>
          <table:table-cell table:style-name="ce264" table:formula="of:=VLOOKUP([.$I2];[.$C$2:.$H$52];5;0)" office:value-type="float" office:value="2" calcext:value-type="float">
            <text:p>2</text:p>
          </table:table-cell>
          <table:table-cell table:style-name="ce276" table:formula="of:=VLOOKUP([.$I2];[.$C$2:.$H$52];6;0)" office:value-type="float" office:value="5" calcext:value-type="float">
            <text:p>5</text:p>
          </table:table-cell>
          <table:table-cell table:formula="of:=DEC2BIN([.J2];3)" office:value-type="string" office:string-value="010" calcext:value-type="string">
            <text:p>010</text:p>
          </table:table-cell>
          <table:table-cell table:formula="of:=DEC2BIN([.K2];3)" office:value-type="string" office:string-value="011" calcext:value-type="string">
            <text:p>011</text:p>
          </table:table-cell>
          <table:table-cell table:formula="of:=DEC2BIN([.L2];3)" office:value-type="string" office:string-value="011" calcext:value-type="string">
            <text:p>011</text:p>
          </table:table-cell>
          <table:table-cell table:formula="of:=DEC2BIN([.M2];3)" office:value-type="string" office:string-value="010" calcext:value-type="string">
            <text:p>010</text:p>
          </table:table-cell>
          <table:table-cell table:formula="of:=DEC2BIN([.N2];3)" office:value-type="string" office:string-value="101" calcext:value-type="string">
            <text:p>101</text:p>
          </table:table-cell>
          <table:table-cell/>
          <table:table-cell table:style-name="ce199" table:formula="of:=COM.MICROSOFT.CONCAT([.O2:.S53])" office:value-type="string" office:string-value="010011011010101010011001010100001001001001010001001100001100001010101010011011010101001110010001001001001001010001001010010100101010011011100110011010011101101101010100010011010001101100001011001010100010011100001011010011001011101011100010101101010100101011110110011011101110100101011100110011011011100110110100011001010011010001001001010010100001001100001100011011100011110100110100100011110100001110010110101011101011110100100101011110100001110101100110110100101101110011110011110110101110110110101010110101101110100101011100101110100010101110110110100110101110110100011110100100011101110011110011011110101011011011011110101100100011101110101101100100110101100101110110100101011110110011011010010011011010010011100001010001001011011001101011010110010001010010110000" calcext:value-type="string">
            <text:p>0100110110101010100110010101000010010010010100010011000011000010101010100110110101010011100100010010010010010100010010100101001010100110111001100110100111011011010101000100110100011011000010110010101000100111000010110100110010111010111000101011010101001010111101100110111011101001010111001100110110111001101101000110010100110100010010010100101000010011000011000110111000111101001101001000111101000011100101101010111010111101001001010111101000011101011001101101001011011100111100111101101011101101101010101101011011101001010111001011101000101011101101101001101011101101000111101001000111011100111100110111101010110110110111101011001000111011101011011001001101011001011101101001010111101100110110100100110110100100111000010100010010110110011010110101100100010100101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NH</text:p>
          </table:table-cell>
          <table:table-cell table:style-name="ce135" table:formula="of:=VLOOKUP([.$I3];[.$C$2:.$H$52];2;0)" office:value-type="float" office:value="2" calcext:value-type="float">
            <text:p>2</text:p>
          </table:table-cell>
          <table:table-cell table:style-name="ce135" table:formula="of:=VLOOKUP([.$I3];[.$C$2:.$H$52];3;0)" office:value-type="float" office:value="3" calcext:value-type="float">
            <text:p>3</text:p>
          </table:table-cell>
          <table:table-cell table:style-name="ce135" table:formula="of:=VLOOKUP([.$I3];[.$C$2:.$H$52];4;0)" office:value-type="float" office:value="1" calcext:value-type="float">
            <text:p>1</text:p>
          </table:table-cell>
          <table:table-cell table:style-name="ce135" table:formula="of:=VLOOKUP([.$I3];[.$C$2:.$H$52];5;0)" office:value-type="float" office:value="2" calcext:value-type="float">
            <text:p>2</text:p>
          </table:table-cell>
          <table:table-cell table:style-name="ce294" table:formula="of:=VLOOKUP([.$I3];[.$C$2:.$H$52];6;0)" office:value-type="float" office:value="4" calcext:value-type="float">
            <text:p>4</text:p>
          </table:table-cell>
          <table:table-cell table:formula="of:=DEC2BIN([.J3];3)" office:value-type="string" office:string-value="010" calcext:value-type="string">
            <text:p>010</text:p>
          </table:table-cell>
          <table:table-cell table:formula="of:=DEC2BIN([.K3];3)" office:value-type="string" office:string-value="011" calcext:value-type="string">
            <text:p>011</text:p>
          </table:table-cell>
          <table:table-cell table:formula="of:=DEC2BIN([.L3];3)" office:value-type="string" office:string-value="001" calcext:value-type="string">
            <text:p>001</text:p>
          </table:table-cell>
          <table:table-cell table:formula="of:=DEC2BIN([.M3];3)" office:value-type="string" office:string-value="010" calcext:value-type="string">
            <text:p>010</text:p>
          </table:table-cell>
          <table:table-cell table:formula="of:=DEC2BIN([.N3];3)" office:value-type="string" office:string-value="100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table:formula="of:=MID([.$U$2];1;8)" office:value-type="string" office:string-value="01001101" calcext:value-type="string">
            <text:p>01001101</text:p>
          </table:table-cell>
          <table:table-cell table:formula="of:=BIN2HEX([.U3];2)" office:value-type="string" office:string-value="4D" calcext:value-type="string">
            <text:p>4D</text:p>
          </table:table-cell>
          <table:table-cell table:style-name="ce296" table:formula="of:=COM.MICROSOFT.CONCAT([.V3:.V98])" office:value-type="string" office:string-value="4DAA9950925130C2AA6D539124944A52A6E669DB544D1B0B2A270B4CBAE2B54AF66EE95CCDB9B46534494A130C6E3D348F4396AEBD257A1D66D2DCF3DAEDAAD6E95CBA2BB69AED1E91DCF37AB6DEB23BAD93597695ECDA4DA4E144B66B5914B0" calcext:value-type="string">
            <text:p>4DAA9950925130C2AA6D539124944A52A6E669DB544D1B0B2A270B4CBAE2B54AF66EE95CCDB9B46534494A130C6E3D348F4396AEBD257A1D66D2DCF3DAEDAAD6E95CBA2BB69AED1E91DCF37AB6DEB23BAD93597695ECDA4DA4E144B66B5914B0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AZ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VT</text:p>
          </table:table-cell>
          <table:table-cell table:style-name="ce135" table:formula="of:=VLOOKUP([.$I4];[.$C$2:.$H$52];2;0)" office:value-type="float" office:value="1" calcext:value-type="float">
            <text:p>1</text:p>
          </table:table-cell>
          <table:table-cell table:style-name="ce135" table:formula="of:=VLOOKUP([.$I4];[.$C$2:.$H$52];3;0)" office:value-type="float" office:value="1" calcext:value-type="float">
            <text:p>1</text:p>
          </table:table-cell>
          <table:table-cell table:style-name="ce135" table:formula="of:=VLOOKUP([.$I4];[.$C$2:.$H$52];4;0)" office:value-type="float" office:value="1" calcext:value-type="float">
            <text:p>1</text:p>
          </table:table-cell>
          <table:table-cell table:style-name="ce135" table:formula="of:=VLOOKUP([.$I4];[.$C$2:.$H$52];5;0)" office:value-type="float" office:value="1" calcext:value-type="float">
            <text:p>1</text:p>
          </table:table-cell>
          <table:table-cell table:style-name="ce294" table:formula="of:=VLOOKUP([.$I4];[.$C$2:.$H$52];6;0)" office:value-type="float" office:value="2" calcext:value-type="float">
            <text:p>2</text:p>
          </table:table-cell>
          <table:table-cell table:formula="of:=DEC2BIN([.J4];3)" office:value-type="string" office:string-value="001" calcext:value-type="string">
            <text:p>001</text:p>
          </table:table-cell>
          <table:table-cell table:formula="of:=DEC2BIN([.K4];3)" office:value-type="string" office:string-value="001" calcext:value-type="string">
            <text:p>001</text:p>
          </table:table-cell>
          <table:table-cell table:formula="of:=DEC2BIN([.L4];3)" office:value-type="string" office:string-value="001" calcext:value-type="string">
            <text:p>001</text:p>
          </table:table-cell>
          <table:table-cell table:formula="of:=DEC2BIN([.M4];3)" office:value-type="string" office:string-value="001" calcext:value-type="string">
            <text:p>001</text:p>
          </table:table-cell>
          <table:table-cell table:formula="of:=DEC2BIN([.N4];3)" office:value-type="string" office:string-value="010" calcext:value-type="string">
            <text:p>010</text:p>
          </table:table-cell>
          <table:table-cell office:value-type="float" office:value="9" calcext:value-type="float">
            <text:p>9</text:p>
          </table:table-cell>
          <table:table-cell table:formula="of:=MID([.$U$2];[.T4];8)" office:value-type="string" office:string-value="10101010" calcext:value-type="string">
            <text:p>10101010</text:p>
          </table:table-cell>
          <table:table-cell table:formula="of:=BIN2HEX([.U4];2)" office:value-type="string" office:string-value="AA" calcext:value-type="string">
            <text:p>AA</text:p>
          </table:table-cell>
          <table:table-cell table:formula="of:=LEN([.W3]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MA</text:p>
          </table:table-cell>
          <table:table-cell table:style-name="ce135" table:formula="of:=VLOOKUP([.$I5];[.$C$2:.$H$52];2;0)" office:value-type="float" office:value="1" calcext:value-type="float">
            <text:p>1</text:p>
          </table:table-cell>
          <table:table-cell table:style-name="ce135" table:formula="of:=VLOOKUP([.$I5];[.$C$2:.$H$52];3;0)" office:value-type="float" office:value="1" calcext:value-type="float">
            <text:p>1</text:p>
          </table:table-cell>
          <table:table-cell table:style-name="ce135" table:formula="of:=VLOOKUP([.$I5];[.$C$2:.$H$52];4;0)" office:value-type="float" office:value="4" calcext:value-type="float">
            <text:p>4</text:p>
          </table:table-cell>
          <table:table-cell table:style-name="ce135" table:formula="of:=VLOOKUP([.$I5];[.$C$2:.$H$52];5;0)" office:value-type="float" office:value="1" calcext:value-type="float">
            <text:p>1</text:p>
          </table:table-cell>
          <table:table-cell table:style-name="ce294" table:formula="of:=VLOOKUP([.$I5];[.$C$2:.$H$52];6;0)" office:value-type="float" office:value="4" calcext:value-type="float">
            <text:p>4</text:p>
          </table:table-cell>
          <table:table-cell table:formula="of:=DEC2BIN([.J5];3)" office:value-type="string" office:string-value="001" calcext:value-type="string">
            <text:p>001</text:p>
          </table:table-cell>
          <table:table-cell table:formula="of:=DEC2BIN([.K5];3)" office:value-type="string" office:string-value="001" calcext:value-type="string">
            <text:p>001</text:p>
          </table:table-cell>
          <table:table-cell table:formula="of:=DEC2BIN([.L5];3)" office:value-type="string" office:string-value="100" calcext:value-type="string">
            <text:p>100</text:p>
          </table:table-cell>
          <table:table-cell table:formula="of:=DEC2BIN([.M5];3)" office:value-type="string" office:string-value="001" calcext:value-type="string">
            <text:p>001</text:p>
          </table:table-cell>
          <table:table-cell table:formula="of:=DEC2BIN([.N5];3)" office:value-type="string" office:string-value="100" calcext:value-type="string">
            <text:p>100</text:p>
          </table:table-cell>
          <table:table-cell office:value-type="float" office:value="17" calcext:value-type="float">
            <text:p>17</text:p>
          </table:table-cell>
          <table:table-cell table:formula="of:=MID([.$U$2];[.T5];8)" office:value-type="string" office:string-value="10011001" calcext:value-type="string">
            <text:p>10011001</text:p>
          </table:table-cell>
          <table:table-cell table:formula="of:=BIN2HEX([.U5];2)" office:value-type="string" office:string-value="99" calcext:value-type="string">
            <text:p>99</text:p>
          </table:table-cell>
          <table:table-cell office:value-type="string" calcext:value-type="string">
            <text:p>RESULT: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3" office:value-type="string" calcext:value-type="string">
            <text:p>RI</text:p>
          </table:table-cell>
          <table:table-cell table:style-name="ce135" table:formula="of:=VLOOKUP([.$I6];[.$C$2:.$H$52];2;0)" office:value-type="float" office:value="1" calcext:value-type="float">
            <text:p>1</text:p>
          </table:table-cell>
          <table:table-cell table:style-name="ce135" table:formula="of:=VLOOKUP([.$I6];[.$C$2:.$H$52];3;0)" office:value-type="float" office:value="2" calcext:value-type="float">
            <text:p>2</text:p>
          </table:table-cell>
          <table:table-cell table:style-name="ce135" table:formula="of:=VLOOKUP([.$I6];[.$C$2:.$H$52];4;0)" office:value-type="float" office:value="5" calcext:value-type="float">
            <text:p>5</text:p>
          </table:table-cell>
          <table:table-cell table:style-name="ce135" table:formula="of:=VLOOKUP([.$I6];[.$C$2:.$H$52];5;0)" office:value-type="float" office:value="2" calcext:value-type="float">
            <text:p>2</text:p>
          </table:table-cell>
          <table:table-cell table:style-name="ce294" table:formula="of:=VLOOKUP([.$I6];[.$C$2:.$H$52];6;0)" office:value-type="float" office:value="3" calcext:value-type="float">
            <text:p>3</text:p>
          </table:table-cell>
          <table:table-cell table:formula="of:=DEC2BIN([.J6];3)" office:value-type="string" office:string-value="001" calcext:value-type="string">
            <text:p>001</text:p>
          </table:table-cell>
          <table:table-cell table:formula="of:=DEC2BIN([.K6];3)" office:value-type="string" office:string-value="010" calcext:value-type="string">
            <text:p>010</text:p>
          </table:table-cell>
          <table:table-cell table:formula="of:=DEC2BIN([.L6];3)" office:value-type="string" office:string-value="101" calcext:value-type="string">
            <text:p>101</text:p>
          </table:table-cell>
          <table:table-cell table:formula="of:=DEC2BIN([.M6];3)" office:value-type="string" office:string-value="010" calcext:value-type="string">
            <text:p>010</text:p>
          </table:table-cell>
          <table:table-cell table:formula="of:=DEC2BIN([.N6];3)" office:value-type="string" office:string-value="011" calcext:value-type="string">
            <text:p>011</text:p>
          </table:table-cell>
          <table:table-cell office:value-type="float" office:value="25" calcext:value-type="float">
            <text:p>25</text:p>
          </table:table-cell>
          <table:table-cell table:formula="of:=MID([.$U$2];[.T6];8)" office:value-type="string" office:string-value="01010000" calcext:value-type="string">
            <text:p>01010000</text:p>
          </table:table-cell>
          <table:table-cell table:formula="of:=BIN2HEX([.U6];2)" office:value-type="string" office:string-value="50" calcext:value-type="string">
            <text:p>50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59" office:value-type="string" calcext:value-type="string">
            <text:p>CT</text:p>
          </table:table-cell>
          <table:table-cell table:style-name="ce266" table:formula="of:=VLOOKUP([.$I7];[.$C$2:.$H$52];2;0)" office:value-type="float" office:value="3" calcext:value-type="float">
            <text:p>3</text:p>
          </table:table-cell>
          <table:table-cell table:style-name="ce266" table:formula="of:=VLOOKUP([.$I7];[.$C$2:.$H$52];3;0)" office:value-type="float" office:value="2" calcext:value-type="float">
            <text:p>2</text:p>
          </table:table-cell>
          <table:table-cell table:style-name="ce266" table:formula="of:=VLOOKUP([.$I7];[.$C$2:.$H$52];4;0)" office:value-type="float" office:value="5" calcext:value-type="float">
            <text:p>5</text:p>
          </table:table-cell>
          <table:table-cell table:style-name="ce266" table:formula="of:=VLOOKUP([.$I7];[.$C$2:.$H$52];5;0)" office:value-type="float" office:value="1" calcext:value-type="float">
            <text:p>1</text:p>
          </table:table-cell>
          <table:table-cell table:style-name="ce295" table:formula="of:=VLOOKUP([.$I7];[.$C$2:.$H$52];6;0)" office:value-type="float" office:value="6" calcext:value-type="float">
            <text:p>6</text:p>
          </table:table-cell>
          <table:table-cell table:formula="of:=DEC2BIN([.J7];3)" office:value-type="string" office:string-value="011" calcext:value-type="string">
            <text:p>011</text:p>
          </table:table-cell>
          <table:table-cell table:formula="of:=DEC2BIN([.K7];3)" office:value-type="string" office:string-value="010" calcext:value-type="string">
            <text:p>010</text:p>
          </table:table-cell>
          <table:table-cell table:formula="of:=DEC2BIN([.L7];3)" office:value-type="string" office:string-value="101" calcext:value-type="string">
            <text:p>101</text:p>
          </table:table-cell>
          <table:table-cell table:formula="of:=DEC2BIN([.M7];3)" office:value-type="string" office:string-value="001" calcext:value-type="string">
            <text:p>001</text:p>
          </table:table-cell>
          <table:table-cell table:formula="of:=DEC2BIN([.N7];3)" office:value-type="string" office:string-value="110" calcext:value-type="string">
            <text:p>110</text:p>
          </table:table-cell>
          <table:table-cell office:value-type="float" office:value="33" calcext:value-type="float">
            <text:p>33</text:p>
          </table:table-cell>
          <table:table-cell table:formula="of:=MID([.$U$2];[.T7];8)" office:value-type="string" office:string-value="10010010" calcext:value-type="string">
            <text:p>10010010</text:p>
          </table:table-cell>
          <table:table-cell table:formula="of:=BIN2HEX([.U7];2)" office:value-type="string" office:string-value="92" calcext:value-type="string">
            <text:p>92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58" office:value-type="string" calcext:value-type="string">
            <text:p>NY</text:p>
          </table:table-cell>
          <table:table-cell table:style-name="ce264" table:formula="of:=VLOOKUP([.$I8];[.$C$2:.$H$52];2;0)" office:value-type="float" office:value="2" calcext:value-type="float">
            <text:p>2</text:p>
          </table:table-cell>
          <table:table-cell table:style-name="ce264" table:formula="of:=VLOOKUP([.$I8];[.$C$2:.$H$52];3;0)" office:value-type="float" office:value="1" calcext:value-type="float">
            <text:p>1</text:p>
          </table:table-cell>
          <table:table-cell table:style-name="ce264" table:formula="of:=VLOOKUP([.$I8];[.$C$2:.$H$52];4;0)" office:value-type="float" office:value="1" calcext:value-type="float">
            <text:p>1</text:p>
          </table:table-cell>
          <table:table-cell table:style-name="ce264" table:formula="of:=VLOOKUP([.$I8];[.$C$2:.$H$52];5;0)" office:value-type="float" office:value="1" calcext:value-type="float">
            <text:p>1</text:p>
          </table:table-cell>
          <table:table-cell table:style-name="ce276" table:formula="of:=VLOOKUP([.$I8];[.$C$2:.$H$52];6;0)" office:value-type="float" office:value="1" calcext:value-type="float">
            <text:p>1</text:p>
          </table:table-cell>
          <table:table-cell table:formula="of:=DEC2BIN([.J8];3)" office:value-type="string" office:string-value="010" calcext:value-type="string">
            <text:p>010</text:p>
          </table:table-cell>
          <table:table-cell table:formula="of:=DEC2BIN([.K8];3)" office:value-type="string" office:string-value="001" calcext:value-type="string">
            <text:p>001</text:p>
          </table:table-cell>
          <table:table-cell table:formula="of:=DEC2BIN([.L8];3)" office:value-type="string" office:string-value="001" calcext:value-type="string">
            <text:p>001</text:p>
          </table:table-cell>
          <table:table-cell table:formula="of:=DEC2BIN([.M8];3)" office:value-type="string" office:string-value="001" calcext:value-type="string">
            <text:p>001</text:p>
          </table:table-cell>
          <table:table-cell table:formula="of:=DEC2BIN([.N8];3)" office:value-type="string" office:string-value="001" calcext:value-type="string">
            <text:p>001</text:p>
          </table:table-cell>
          <table:table-cell office:value-type="float" office:value="41" calcext:value-type="float">
            <text:p>41</text:p>
          </table:table-cell>
          <table:table-cell table:formula="of:=MID([.$U$2];[.T8];8)" office:value-type="string" office:string-value="01010001" calcext:value-type="string">
            <text:p>01010001</text:p>
          </table:table-cell>
          <table:table-cell table:formula="of:=BIN2HEX([.U8];2)" office:value-type="string" office:string-value="51" calcext:value-type="string">
            <text:p>51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NJ</text:p>
          </table:table-cell>
          <table:table-cell table:style-name="ce135" table:formula="of:=VLOOKUP([.$I9];[.$C$2:.$H$52];2;0)" office:value-type="float" office:value="1" calcext:value-type="float">
            <text:p>1</text:p>
          </table:table-cell>
          <table:table-cell table:style-name="ce135" table:formula="of:=VLOOKUP([.$I9];[.$C$2:.$H$52];3;0)" office:value-type="float" office:value="2" calcext:value-type="float">
            <text:p>2</text:p>
          </table:table-cell>
          <table:table-cell table:style-name="ce135" table:formula="of:=VLOOKUP([.$I9];[.$C$2:.$H$52];4;0)" office:value-type="float" office:value="1" calcext:value-type="float">
            <text:p>1</text:p>
          </table:table-cell>
          <table:table-cell table:style-name="ce135" table:formula="of:=VLOOKUP([.$I9];[.$C$2:.$H$52];5;0)" office:value-type="float" office:value="1" calcext:value-type="float">
            <text:p>1</text:p>
          </table:table-cell>
          <table:table-cell table:style-name="ce294" table:formula="of:=VLOOKUP([.$I9];[.$C$2:.$H$52];6;0)" office:value-type="float" office:value="2" calcext:value-type="float">
            <text:p>2</text:p>
          </table:table-cell>
          <table:table-cell table:formula="of:=DEC2BIN([.J9];3)" office:value-type="string" office:string-value="001" calcext:value-type="string">
            <text:p>001</text:p>
          </table:table-cell>
          <table:table-cell table:formula="of:=DEC2BIN([.K9];3)" office:value-type="string" office:string-value="010" calcext:value-type="string">
            <text:p>010</text:p>
          </table:table-cell>
          <table:table-cell table:formula="of:=DEC2BIN([.L9];3)" office:value-type="string" office:string-value="001" calcext:value-type="string">
            <text:p>001</text:p>
          </table:table-cell>
          <table:table-cell table:formula="of:=DEC2BIN([.M9];3)" office:value-type="string" office:string-value="001" calcext:value-type="string">
            <text:p>001</text:p>
          </table:table-cell>
          <table:table-cell table:formula="of:=DEC2BIN([.N9];3)" office:value-type="string" office:string-value="010" calcext:value-type="string">
            <text:p>010</text:p>
          </table:table-cell>
          <table:table-cell office:value-type="float" office:value="49" calcext:value-type="float">
            <text:p>49</text:p>
          </table:table-cell>
          <table:table-cell table:formula="of:=MID([.$U$2];[.T9];8)" office:value-type="string" office:string-value="00110000" calcext:value-type="string">
            <text:p>00110000</text:p>
          </table:table-cell>
          <table:table-cell table:formula="of:=BIN2HEX([.U9];2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9" office:value-type="string" calcext:value-type="string">
            <text:p>PA</text:p>
          </table:table-cell>
          <table:table-cell table:style-name="ce266" table:formula="of:=VLOOKUP([.$I10];[.$C$2:.$H$52];2;0)" office:value-type="float" office:value="2" calcext:value-type="float">
            <text:p>2</text:p>
          </table:table-cell>
          <table:table-cell table:style-name="ce266" table:formula="of:=VLOOKUP([.$I10];[.$C$2:.$H$52];3;0)" office:value-type="float" office:value="4" calcext:value-type="float">
            <text:p>4</text:p>
          </table:table-cell>
          <table:table-cell table:style-name="ce266" table:formula="of:=VLOOKUP([.$I10];[.$C$2:.$H$52];4;0)" office:value-type="float" office:value="5" calcext:value-type="float">
            <text:p>5</text:p>
          </table:table-cell>
          <table:table-cell table:style-name="ce266" table:formula="of:=VLOOKUP([.$I10];[.$C$2:.$H$52];5;0)" office:value-type="float" office:value="2" calcext:value-type="float">
            <text:p>2</text:p>
          </table:table-cell>
          <table:table-cell table:style-name="ce295" table:formula="of:=VLOOKUP([.$I10];[.$C$2:.$H$52];6;0)" office:value-type="float" office:value="3" calcext:value-type="float">
            <text:p>3</text:p>
          </table:table-cell>
          <table:table-cell table:formula="of:=DEC2BIN([.J10];3)" office:value-type="string" office:string-value="010" calcext:value-type="string">
            <text:p>010</text:p>
          </table:table-cell>
          <table:table-cell table:formula="of:=DEC2BIN([.K10];3)" office:value-type="string" office:string-value="100" calcext:value-type="string">
            <text:p>100</text:p>
          </table:table-cell>
          <table:table-cell table:formula="of:=DEC2BIN([.L10];3)" office:value-type="string" office:string-value="101" calcext:value-type="string">
            <text:p>101</text:p>
          </table:table-cell>
          <table:table-cell table:formula="of:=DEC2BIN([.M10];3)" office:value-type="string" office:string-value="010" calcext:value-type="string">
            <text:p>010</text:p>
          </table:table-cell>
          <table:table-cell table:formula="of:=DEC2BIN([.N10];3)" office:value-type="string" office:string-value="011" calcext:value-type="string">
            <text:p>011</text:p>
          </table:table-cell>
          <table:table-cell office:value-type="float" office:value="57" calcext:value-type="float">
            <text:p>57</text:p>
          </table:table-cell>
          <table:table-cell table:formula="of:=MID([.$U$2];[.T10];8)" office:value-type="string" office:string-value="11000010" calcext:value-type="string">
            <text:p>11000010</text:p>
          </table:table-cell>
          <table:table-cell table:formula="of:=BIN2HEX([.U10];2)" office:value-type="string" office:string-value="C2" calcext:value-type="string">
            <text:p>C2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F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58" office:value-type="string" calcext:value-type="string">
            <text:p>OH</text:p>
          </table:table-cell>
          <table:table-cell table:style-name="ce264" table:formula="of:=VLOOKUP([.$I11];[.$C$2:.$H$52];2;0)" office:value-type="float" office:value="3" calcext:value-type="float">
            <text:p>3</text:p>
          </table:table-cell>
          <table:table-cell table:style-name="ce264" table:formula="of:=VLOOKUP([.$I11];[.$C$2:.$H$52];3;0)" office:value-type="float" office:value="4" calcext:value-type="float">
            <text:p>4</text:p>
          </table:table-cell>
          <table:table-cell table:style-name="ce264" table:formula="of:=VLOOKUP([.$I11];[.$C$2:.$H$52];4;0)" office:value-type="float" office:value="6" calcext:value-type="float">
            <text:p>6</text:p>
          </table:table-cell>
          <table:table-cell table:style-name="ce264" table:formula="of:=VLOOKUP([.$I11];[.$C$2:.$H$52];5;0)" office:value-type="float" office:value="3" calcext:value-type="float">
            <text:p>3</text:p>
          </table:table-cell>
          <table:table-cell table:style-name="ce276" table:formula="of:=VLOOKUP([.$I11];[.$C$2:.$H$52];6;0)" office:value-type="float" office:value="2" calcext:value-type="float">
            <text:p>2</text:p>
          </table:table-cell>
          <table:table-cell table:formula="of:=DEC2BIN([.J11];3)" office:value-type="string" office:string-value="011" calcext:value-type="string">
            <text:p>011</text:p>
          </table:table-cell>
          <table:table-cell table:formula="of:=DEC2BIN([.K11];3)" office:value-type="string" office:string-value="100" calcext:value-type="string">
            <text:p>100</text:p>
          </table:table-cell>
          <table:table-cell table:formula="of:=DEC2BIN([.L11];3)" office:value-type="string" office:string-value="110" calcext:value-type="string">
            <text:p>110</text:p>
          </table:table-cell>
          <table:table-cell table:formula="of:=DEC2BIN([.M11];3)" office:value-type="string" office:string-value="011" calcext:value-type="string">
            <text:p>011</text:p>
          </table:table-cell>
          <table:table-cell table:formula="of:=DEC2BIN([.N11];3)" office:value-type="string" office:string-value="010" calcext:value-type="string">
            <text:p>010</text:p>
          </table:table-cell>
          <table:table-cell office:value-type="float" office:value="65" calcext:value-type="float">
            <text:p>65</text:p>
          </table:table-cell>
          <table:table-cell table:formula="of:=MID([.$U$2];[.T11];8)" office:value-type="string" office:string-value="10101010" calcext:value-type="string">
            <text:p>10101010</text:p>
          </table:table-cell>
          <table:table-cell table:formula="of:=BIN2HEX([.U11];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IN</text:p>
          </table:table-cell>
          <table:table-cell table:style-name="ce135" table:formula="of:=VLOOKUP([.$I12];[.$C$2:.$H$52];2;0)" office:value-type="float" office:value="3" calcext:value-type="float">
            <text:p>3</text:p>
          </table:table-cell>
          <table:table-cell table:style-name="ce135" table:formula="of:=VLOOKUP([.$I12];[.$C$2:.$H$52];3;0)" office:value-type="float" office:value="5" calcext:value-type="float">
            <text:p>5</text:p>
          </table:table-cell>
          <table:table-cell table:style-name="ce135" table:formula="of:=VLOOKUP([.$I12];[.$C$2:.$H$52];4;0)" office:value-type="float" office:value="5" calcext:value-type="float">
            <text:p>5</text:p>
          </table:table-cell>
          <table:table-cell table:style-name="ce135" table:formula="of:=VLOOKUP([.$I12];[.$C$2:.$H$52];5;0)" office:value-type="float" office:value="5" calcext:value-type="float">
            <text:p>5</text:p>
          </table:table-cell>
          <table:table-cell table:style-name="ce294" table:formula="of:=VLOOKUP([.$I12];[.$C$2:.$H$52];6;0)" office:value-type="float" office:value="2" calcext:value-type="float">
            <text:p>2</text:p>
          </table:table-cell>
          <table:table-cell table:formula="of:=DEC2BIN([.J12];3)" office:value-type="string" office:string-value="011" calcext:value-type="string">
            <text:p>011</text:p>
          </table:table-cell>
          <table:table-cell table:formula="of:=DEC2BIN([.K12];3)" office:value-type="string" office:string-value="101" calcext:value-type="string">
            <text:p>101</text:p>
          </table:table-cell>
          <table:table-cell table:formula="of:=DEC2BIN([.L12];3)" office:value-type="string" office:string-value="101" calcext:value-type="string">
            <text:p>101</text:p>
          </table:table-cell>
          <table:table-cell table:formula="of:=DEC2BIN([.M12];3)" office:value-type="string" office:string-value="101" calcext:value-type="string">
            <text:p>101</text:p>
          </table:table-cell>
          <table:table-cell table:formula="of:=DEC2BIN([.N12];3)" office:value-type="string" office:string-value="010" calcext:value-type="string">
            <text:p>010</text:p>
          </table:table-cell>
          <table:table-cell office:value-type="float" office:value="73" calcext:value-type="float">
            <text:p>73</text:p>
          </table:table-cell>
          <table:table-cell table:formula="of:=MID([.$U$2];[.T12];8)" office:value-type="string" office:string-value="01101101" calcext:value-type="string">
            <text:p>01101101</text:p>
          </table:table-cell>
          <table:table-cell table:formula="of:=BIN2HEX([.U12];2)" office:value-type="string" office:string-value="6D" calcext:value-type="string">
            <text:p>6D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IL</text:p>
          </table:table-cell>
          <table:table-cell table:style-name="ce135" table:formula="of:=VLOOKUP([.$I13];[.$C$2:.$H$52];2;0)" office:value-type="float" office:value="4" calcext:value-type="float">
            <text:p>4</text:p>
          </table:table-cell>
          <table:table-cell table:style-name="ce135" table:formula="of:=VLOOKUP([.$I13];[.$C$2:.$H$52];3;0)" office:value-type="float" office:value="2" calcext:value-type="float">
            <text:p>2</text:p>
          </table:table-cell>
          <table:table-cell table:style-name="ce135" table:formula="of:=VLOOKUP([.$I13];[.$C$2:.$H$52];4;0)" office:value-type="float" office:value="3" calcext:value-type="float">
            <text:p>3</text:p>
          </table:table-cell>
          <table:table-cell table:style-name="ce135" table:formula="of:=VLOOKUP([.$I13];[.$C$2:.$H$52];5;0)" office:value-type="float" office:value="2" calcext:value-type="float">
            <text:p>2</text:p>
          </table:table-cell>
          <table:table-cell table:style-name="ce294" table:formula="of:=VLOOKUP([.$I13];[.$C$2:.$H$52];6;0)" office:value-type="float" office:value="1" calcext:value-type="float">
            <text:p>1</text:p>
          </table:table-cell>
          <table:table-cell table:formula="of:=DEC2BIN([.J13];3)" office:value-type="string" office:string-value="100" calcext:value-type="string">
            <text:p>100</text:p>
          </table:table-cell>
          <table:table-cell table:formula="of:=DEC2BIN([.K13];3)" office:value-type="string" office:string-value="010" calcext:value-type="string">
            <text:p>010</text:p>
          </table:table-cell>
          <table:table-cell table:formula="of:=DEC2BIN([.L13];3)" office:value-type="string" office:string-value="011" calcext:value-type="string">
            <text:p>011</text:p>
          </table:table-cell>
          <table:table-cell table:formula="of:=DEC2BIN([.M13];3)" office:value-type="string" office:string-value="010" calcext:value-type="string">
            <text:p>010</text:p>
          </table:table-cell>
          <table:table-cell table:formula="of:=DEC2BIN([.N13];3)" office:value-type="string" office:string-value="001" calcext:value-type="string">
            <text:p>001</text:p>
          </table:table-cell>
          <table:table-cell office:value-type="float" office:value="81" calcext:value-type="float">
            <text:p>81</text:p>
          </table:table-cell>
          <table:table-cell table:formula="of:=MID([.$U$2];[.T13];8)" office:value-type="string" office:string-value="01010011" calcext:value-type="string">
            <text:p>01010011</text:p>
          </table:table-cell>
          <table:table-cell table:formula="of:=BIN2HEX([.U13];2)" office:value-type="string" office:string-value="53" calcext:value-type="string">
            <text:p>53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MI</text:p>
          </table:table-cell>
          <table:table-cell table:style-name="ce135" table:formula="of:=VLOOKUP([.$I14];[.$C$2:.$H$52];2;0)" office:value-type="float" office:value="5" calcext:value-type="float">
            <text:p>5</text:p>
          </table:table-cell>
          <table:table-cell table:style-name="ce135" table:formula="of:=VLOOKUP([.$I14];[.$C$2:.$H$52];3;0)" office:value-type="float" office:value="4" calcext:value-type="float">
            <text:p>4</text:p>
          </table:table-cell>
          <table:table-cell table:style-name="ce135" table:formula="of:=VLOOKUP([.$I14];[.$C$2:.$H$52];4;0)" office:value-type="float" office:value="1" calcext:value-type="float">
            <text:p>1</text:p>
          </table:table-cell>
          <table:table-cell table:style-name="ce135" table:formula="of:=VLOOKUP([.$I14];[.$C$2:.$H$52];5;0)" office:value-type="float" office:value="3" calcext:value-type="float">
            <text:p>3</text:p>
          </table:table-cell>
          <table:table-cell table:style-name="ce294" table:formula="of:=VLOOKUP([.$I14];[.$C$2:.$H$52];6;0)" office:value-type="float" office:value="1" calcext:value-type="float">
            <text:p>1</text:p>
          </table:table-cell>
          <table:table-cell table:formula="of:=DEC2BIN([.J14];3)" office:value-type="string" office:string-value="101" calcext:value-type="string">
            <text:p>101</text:p>
          </table:table-cell>
          <table:table-cell table:formula="of:=DEC2BIN([.K14];3)" office:value-type="string" office:string-value="100" calcext:value-type="string">
            <text:p>100</text:p>
          </table:table-cell>
          <table:table-cell table:formula="of:=DEC2BIN([.L14];3)" office:value-type="string" office:string-value="001" calcext:value-type="string">
            <text:p>001</text:p>
          </table:table-cell>
          <table:table-cell table:formula="of:=DEC2BIN([.M14];3)" office:value-type="string" office:string-value="011" calcext:value-type="string">
            <text:p>011</text:p>
          </table:table-cell>
          <table:table-cell table:formula="of:=DEC2BIN([.N14];3)" office:value-type="string" office:string-value="001" calcext:value-type="string">
            <text:p>001</text:p>
          </table:table-cell>
          <table:table-cell office:value-type="float" office:value="89" calcext:value-type="float">
            <text:p>89</text:p>
          </table:table-cell>
          <table:table-cell table:formula="of:=MID([.$U$2];[.T14];8)" office:value-type="string" office:string-value="10010001" calcext:value-type="string">
            <text:p>10010001</text:p>
          </table:table-cell>
          <table:table-cell table:formula="of:=BIN2HEX([.U14];2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59" office:value-type="string" calcext:value-type="string">
            <text:p>WI</text:p>
          </table:table-cell>
          <table:table-cell table:style-name="ce266" table:formula="of:=VLOOKUP([.$I15];[.$C$2:.$H$52];2;0)" office:value-type="float" office:value="2" calcext:value-type="float">
            <text:p>2</text:p>
          </table:table-cell>
          <table:table-cell table:style-name="ce266" table:formula="of:=VLOOKUP([.$I15];[.$C$2:.$H$52];3;0)" office:value-type="float" office:value="4" calcext:value-type="float">
            <text:p>4</text:p>
          </table:table-cell>
          <table:table-cell table:style-name="ce266" table:formula="of:=VLOOKUP([.$I15];[.$C$2:.$H$52];4;0)" office:value-type="float" office:value="2" calcext:value-type="float">
            <text:p>2</text:p>
          </table:table-cell>
          <table:table-cell table:style-name="ce266" table:formula="of:=VLOOKUP([.$I15];[.$C$2:.$H$52];5;0)" office:value-type="float" office:value="3" calcext:value-type="float">
            <text:p>3</text:p>
          </table:table-cell>
          <table:table-cell table:style-name="ce295" table:formula="of:=VLOOKUP([.$I15];[.$C$2:.$H$52];6;0)" office:value-type="float" office:value="4" calcext:value-type="float">
            <text:p>4</text:p>
          </table:table-cell>
          <table:table-cell table:formula="of:=DEC2BIN([.J15];3)" office:value-type="string" office:string-value="010" calcext:value-type="string">
            <text:p>010</text:p>
          </table:table-cell>
          <table:table-cell table:formula="of:=DEC2BIN([.K15];3)" office:value-type="string" office:string-value="100" calcext:value-type="string">
            <text:p>100</text:p>
          </table:table-cell>
          <table:table-cell table:formula="of:=DEC2BIN([.L15];3)" office:value-type="string" office:string-value="010" calcext:value-type="string">
            <text:p>010</text:p>
          </table:table-cell>
          <table:table-cell table:formula="of:=DEC2BIN([.M15];3)" office:value-type="string" office:string-value="011" calcext:value-type="string">
            <text:p>011</text:p>
          </table:table-cell>
          <table:table-cell table:formula="of:=DEC2BIN([.N15];3)" office:value-type="string" office:string-value="100" calcext:value-type="string">
            <text:p>100</text:p>
          </table:table-cell>
          <table:table-cell office:value-type="float" office:value="97" calcext:value-type="float">
            <text:p>97</text:p>
          </table:table-cell>
          <table:table-cell table:formula="of:=MID([.$U$2];[.T15];8)" office:value-type="string" office:string-value="00100100" calcext:value-type="string">
            <text:p>00100100</text:p>
          </table:table-cell>
          <table:table-cell table:formula="of:=BIN2HEX([.U15];2)" office:value-type="string" office:string-value="24" calcext:value-type="string">
            <text:p>24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58" office:value-type="string" calcext:value-type="string">
            <text:p>MN</text:p>
          </table:table-cell>
          <table:table-cell table:style-name="ce264" table:formula="of:=VLOOKUP([.$I16];[.$C$2:.$H$52];2;0)" office:value-type="float" office:value="1" calcext:value-type="float">
            <text:p>1</text:p>
          </table:table-cell>
          <table:table-cell table:style-name="ce264" table:formula="of:=VLOOKUP([.$I16];[.$C$2:.$H$52];3;0)" office:value-type="float" office:value="3" calcext:value-type="float">
            <text:p>3</text:p>
          </table:table-cell>
          <table:table-cell table:style-name="ce264" table:formula="of:=VLOOKUP([.$I16];[.$C$2:.$H$52];4;0)" office:value-type="float" office:value="2" calcext:value-type="float">
            <text:p>2</text:p>
          </table:table-cell>
          <table:table-cell table:style-name="ce264" table:formula="of:=VLOOKUP([.$I16];[.$C$2:.$H$52];5;0)" office:value-type="float" office:value="3" calcext:value-type="float">
            <text:p>3</text:p>
          </table:table-cell>
          <table:table-cell table:style-name="ce276" table:formula="of:=VLOOKUP([.$I16];[.$C$2:.$H$52];6;0)" office:value-type="float" office:value="1" calcext:value-type="float">
            <text:p>1</text:p>
          </table:table-cell>
          <table:table-cell table:formula="of:=DEC2BIN([.J16];3)" office:value-type="string" office:string-value="001" calcext:value-type="string">
            <text:p>001</text:p>
          </table:table-cell>
          <table:table-cell table:formula="of:=DEC2BIN([.K16];3)" office:value-type="string" office:string-value="011" calcext:value-type="string">
            <text:p>011</text:p>
          </table:table-cell>
          <table:table-cell table:formula="of:=DEC2BIN([.L16];3)" office:value-type="string" office:string-value="010" calcext:value-type="string">
            <text:p>010</text:p>
          </table:table-cell>
          <table:table-cell table:formula="of:=DEC2BIN([.M16];3)" office:value-type="string" office:string-value="011" calcext:value-type="string">
            <text:p>011</text:p>
          </table:table-cell>
          <table:table-cell table:formula="of:=DEC2BIN([.N16];3)" office:value-type="string" office:string-value="001" calcext:value-type="string">
            <text:p>001</text:p>
          </table:table-cell>
          <table:table-cell office:value-type="float" office:value="105" calcext:value-type="float">
            <text:p>105</text:p>
          </table:table-cell>
          <table:table-cell table:formula="of:=MID([.$U$2];[.T16];8)" office:value-type="string" office:string-value="10010100" calcext:value-type="string">
            <text:p>10010100</text:p>
          </table:table-cell>
          <table:table-cell table:formula="of:=BIN2HEX([.U16];2)" office:value-type="string" office:string-value="94" calcext:value-type="string">
            <text:p>94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IA</text:p>
          </table:table-cell>
          <table:table-cell table:style-name="ce135" table:formula="of:=VLOOKUP([.$I17];[.$C$2:.$H$52];2;0)" office:value-type="float" office:value="3" calcext:value-type="float">
            <text:p>3</text:p>
          </table:table-cell>
          <table:table-cell table:style-name="ce135" table:formula="of:=VLOOKUP([.$I17];[.$C$2:.$H$52];3;0)" office:value-type="float" office:value="5" calcext:value-type="float">
            <text:p>5</text:p>
          </table:table-cell>
          <table:table-cell table:style-name="ce135" table:formula="of:=VLOOKUP([.$I17];[.$C$2:.$H$52];4;0)" office:value-type="float" office:value="3" calcext:value-type="float">
            <text:p>3</text:p>
          </table:table-cell>
          <table:table-cell table:style-name="ce135" table:formula="of:=VLOOKUP([.$I17];[.$C$2:.$H$52];5;0)" office:value-type="float" office:value="4" calcext:value-type="float">
            <text:p>4</text:p>
          </table:table-cell>
          <table:table-cell table:style-name="ce294" table:formula="of:=VLOOKUP([.$I17];[.$C$2:.$H$52];6;0)" office:value-type="float" office:value="2" calcext:value-type="float">
            <text:p>2</text:p>
          </table:table-cell>
          <table:table-cell table:formula="of:=DEC2BIN([.J17];3)" office:value-type="string" office:string-value="011" calcext:value-type="string">
            <text:p>011</text:p>
          </table:table-cell>
          <table:table-cell table:formula="of:=DEC2BIN([.K17];3)" office:value-type="string" office:string-value="101" calcext:value-type="string">
            <text:p>101</text:p>
          </table:table-cell>
          <table:table-cell table:formula="of:=DEC2BIN([.L17];3)" office:value-type="string" office:string-value="011" calcext:value-type="string">
            <text:p>011</text:p>
          </table:table-cell>
          <table:table-cell table:formula="of:=DEC2BIN([.M17];3)" office:value-type="string" office:string-value="100" calcext:value-type="string">
            <text:p>100</text:p>
          </table:table-cell>
          <table:table-cell table:formula="of:=DEC2BIN([.N17];3)" office:value-type="string" office:string-value="010" calcext:value-type="string">
            <text:p>010</text:p>
          </table:table-cell>
          <table:table-cell office:value-type="float" office:value="113" calcext:value-type="float">
            <text:p>113</text:p>
          </table:table-cell>
          <table:table-cell table:formula="of:=MID([.$U$2];[.T17];8)" office:value-type="string" office:string-value="01001010" calcext:value-type="string">
            <text:p>01001010</text:p>
          </table:table-cell>
          <table:table-cell table:formula="of:=BIN2HEX([.U17];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MO</text:p>
          </table:table-cell>
          <table:table-cell table:style-name="ce135" table:formula="of:=VLOOKUP([.$I18];[.$C$2:.$H$52];2;0)" office:value-type="float" office:value="5" calcext:value-type="float">
            <text:p>5</text:p>
          </table:table-cell>
          <table:table-cell table:style-name="ce135" table:formula="of:=VLOOKUP([.$I18];[.$C$2:.$H$52];3;0)" office:value-type="float" office:value="5" calcext:value-type="float">
            <text:p>5</text:p>
          </table:table-cell>
          <table:table-cell table:style-name="ce135" table:formula="of:=VLOOKUP([.$I18];[.$C$2:.$H$52];4;0)" office:value-type="float" office:value="2" calcext:value-type="float">
            <text:p>2</text:p>
          </table:table-cell>
          <table:table-cell table:style-name="ce135" table:formula="of:=VLOOKUP([.$I18];[.$C$2:.$H$52];5;0)" office:value-type="float" office:value="4" calcext:value-type="float">
            <text:p>4</text:p>
          </table:table-cell>
          <table:table-cell table:style-name="ce294" table:formula="of:=VLOOKUP([.$I18];[.$C$2:.$H$52];6;0)" office:value-type="float" office:value="5" calcext:value-type="float">
            <text:p>5</text:p>
          </table:table-cell>
          <table:table-cell table:formula="of:=DEC2BIN([.J18];3)" office:value-type="string" office:string-value="101" calcext:value-type="string">
            <text:p>101</text:p>
          </table:table-cell>
          <table:table-cell table:formula="of:=DEC2BIN([.K18];3)" office:value-type="string" office:string-value="101" calcext:value-type="string">
            <text:p>101</text:p>
          </table:table-cell>
          <table:table-cell table:formula="of:=DEC2BIN([.L18];3)" office:value-type="string" office:string-value="010" calcext:value-type="string">
            <text:p>010</text:p>
          </table:table-cell>
          <table:table-cell table:formula="of:=DEC2BIN([.M18];3)" office:value-type="string" office:string-value="100" calcext:value-type="string">
            <text:p>100</text:p>
          </table:table-cell>
          <table:table-cell table:formula="of:=DEC2BIN([.N18];3)" office:value-type="string" office:string-value="101" calcext:value-type="string">
            <text:p>101</text:p>
          </table:table-cell>
          <table:table-cell office:value-type="float" office:value="121" calcext:value-type="float">
            <text:p>121</text:p>
          </table:table-cell>
          <table:table-cell table:formula="of:=MID([.$U$2];[.T18];8)" office:value-type="string" office:string-value="01010010" calcext:value-type="string">
            <text:p>01010010</text:p>
          </table:table-cell>
          <table:table-cell table:formula="of:=BIN2HEX([.U18];2)" office:value-type="string" office:string-value="52" calcext:value-type="string">
            <text:p>52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ND</text:p>
          </table:table-cell>
          <table:table-cell table:style-name="ce135" table:formula="of:=VLOOKUP([.$I19];[.$C$2:.$H$52];2;0)" office:value-type="float" office:value="3" calcext:value-type="float">
            <text:p>3</text:p>
          </table:table-cell>
          <table:table-cell table:style-name="ce135" table:formula="of:=VLOOKUP([.$I19];[.$C$2:.$H$52];3;0)" office:value-type="float" office:value="6" calcext:value-type="float">
            <text:p>6</text:p>
          </table:table-cell>
          <table:table-cell table:style-name="ce135" table:formula="of:=VLOOKUP([.$I19];[.$C$2:.$H$52];4;0)" office:value-type="float" office:value="6" calcext:value-type="float">
            <text:p>6</text:p>
          </table:table-cell>
          <table:table-cell table:style-name="ce135" table:formula="of:=VLOOKUP([.$I19];[.$C$2:.$H$52];5;0)" office:value-type="float" office:value="3" calcext:value-type="float">
            <text:p>3</text:p>
          </table:table-cell>
          <table:table-cell table:style-name="ce294" table:formula="of:=VLOOKUP([.$I19];[.$C$2:.$H$52];6;0)" office:value-type="float" office:value="3" calcext:value-type="float">
            <text:p>3</text:p>
          </table:table-cell>
          <table:table-cell table:formula="of:=DEC2BIN([.J19];3)" office:value-type="string" office:string-value="011" calcext:value-type="string">
            <text:p>011</text:p>
          </table:table-cell>
          <table:table-cell table:formula="of:=DEC2BIN([.K19];3)" office:value-type="string" office:string-value="110" calcext:value-type="string">
            <text:p>110</text:p>
          </table:table-cell>
          <table:table-cell table:formula="of:=DEC2BIN([.L19];3)" office:value-type="string" office:string-value="110" calcext:value-type="string">
            <text:p>110</text:p>
          </table:table-cell>
          <table:table-cell table:formula="of:=DEC2BIN([.M19];3)" office:value-type="string" office:string-value="011" calcext:value-type="string">
            <text:p>011</text:p>
          </table:table-cell>
          <table:table-cell table:formula="of:=DEC2BIN([.N19];3)" office:value-type="string" office:string-value="011" calcext:value-type="string">
            <text:p>011</text:p>
          </table:table-cell>
          <table:table-cell office:value-type="float" office:value="129" calcext:value-type="float">
            <text:p>129</text:p>
          </table:table-cell>
          <table:table-cell table:formula="of:=MID([.$U$2];[.T19];8)" office:value-type="string" office:string-value="10100110" calcext:value-type="string">
            <text:p>10100110</text:p>
          </table:table-cell>
          <table:table-cell table:formula="of:=BIN2HEX([.U19];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SD</text:p>
          </table:table-cell>
          <table:table-cell table:style-name="ce135" table:formula="of:=VLOOKUP([.$I20];[.$C$2:.$H$52];2;0)" office:value-type="float" office:value="5" calcext:value-type="float">
            <text:p>5</text:p>
          </table:table-cell>
          <table:table-cell table:style-name="ce135" table:formula="of:=VLOOKUP([.$I20];[.$C$2:.$H$52];3;0)" office:value-type="float" office:value="6" calcext:value-type="float">
            <text:p>6</text:p>
          </table:table-cell>
          <table:table-cell table:style-name="ce135" table:formula="of:=VLOOKUP([.$I20];[.$C$2:.$H$52];4;0)" office:value-type="float" office:value="4" calcext:value-type="float">
            <text:p>4</text:p>
          </table:table-cell>
          <table:table-cell table:style-name="ce135" table:formula="of:=VLOOKUP([.$I20];[.$C$2:.$H$52];5;0)" office:value-type="float" office:value="5" calcext:value-type="float">
            <text:p>5</text:p>
          </table:table-cell>
          <table:table-cell table:style-name="ce294" table:formula="of:=VLOOKUP([.$I20];[.$C$2:.$H$52];6;0)" office:value-type="float" office:value="3" calcext:value-type="float">
            <text:p>3</text:p>
          </table:table-cell>
          <table:table-cell table:formula="of:=DEC2BIN([.J20];3)" office:value-type="string" office:string-value="101" calcext:value-type="string">
            <text:p>101</text:p>
          </table:table-cell>
          <table:table-cell table:formula="of:=DEC2BIN([.K20];3)" office:value-type="string" office:string-value="110" calcext:value-type="string">
            <text:p>110</text:p>
          </table:table-cell>
          <table:table-cell table:formula="of:=DEC2BIN([.L20];3)" office:value-type="string" office:string-value="100" calcext:value-type="string">
            <text:p>100</text:p>
          </table:table-cell>
          <table:table-cell table:formula="of:=DEC2BIN([.M20];3)" office:value-type="string" office:string-value="101" calcext:value-type="string">
            <text:p>101</text:p>
          </table:table-cell>
          <table:table-cell table:formula="of:=DEC2BIN([.N20];3)" office:value-type="string" office:string-value="011" calcext:value-type="string">
            <text:p>011</text:p>
          </table:table-cell>
          <table:table-cell office:value-type="float" office:value="137" calcext:value-type="float">
            <text:p>137</text:p>
          </table:table-cell>
          <table:table-cell table:formula="of:=MID([.$U$2];[.T20];8)" office:value-type="string" office:string-value="11100110" calcext:value-type="string">
            <text:p>11100110</text:p>
          </table:table-cell>
          <table:table-cell table:formula="of:=BIN2HEX([.U20];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NE</text:p>
          </table:table-cell>
          <table:table-cell table:style-name="ce135" table:formula="of:=VLOOKUP([.$I21];[.$C$2:.$H$52];2;0)" office:value-type="float" office:value="4" calcext:value-type="float">
            <text:p>4</text:p>
          </table:table-cell>
          <table:table-cell table:style-name="ce135" table:formula="of:=VLOOKUP([.$I21];[.$C$2:.$H$52];3;0)" office:value-type="float" office:value="6" calcext:value-type="float">
            <text:p>6</text:p>
          </table:table-cell>
          <table:table-cell table:style-name="ce135" table:formula="of:=VLOOKUP([.$I21];[.$C$2:.$H$52];4;0)" office:value-type="float" office:value="3" calcext:value-type="float">
            <text:p>3</text:p>
          </table:table-cell>
          <table:table-cell table:style-name="ce135" table:formula="of:=VLOOKUP([.$I21];[.$C$2:.$H$52];5;0)" office:value-type="float" office:value="3" calcext:value-type="float">
            <text:p>3</text:p>
          </table:table-cell>
          <table:table-cell table:style-name="ce294" table:formula="of:=VLOOKUP([.$I21];[.$C$2:.$H$52];6;0)" office:value-type="float" office:value="3" calcext:value-type="float">
            <text:p>3</text:p>
          </table:table-cell>
          <table:table-cell table:formula="of:=DEC2BIN([.J21];3)" office:value-type="string" office:string-value="100" calcext:value-type="string">
            <text:p>100</text:p>
          </table:table-cell>
          <table:table-cell table:formula="of:=DEC2BIN([.K21];3)" office:value-type="string" office:string-value="110" calcext:value-type="string">
            <text:p>110</text:p>
          </table:table-cell>
          <table:table-cell table:formula="of:=DEC2BIN([.L21];3)" office:value-type="string" office:string-value="011" calcext:value-type="string">
            <text:p>011</text:p>
          </table:table-cell>
          <table:table-cell table:formula="of:=DEC2BIN([.M21];3)" office:value-type="string" office:string-value="011" calcext:value-type="string">
            <text:p>011</text:p>
          </table:table-cell>
          <table:table-cell table:formula="of:=DEC2BIN([.N21];3)" office:value-type="string" office:string-value="011" calcext:value-type="string">
            <text:p>011</text:p>
          </table:table-cell>
          <table:table-cell office:value-type="float" office:value="145" calcext:value-type="float">
            <text:p>145</text:p>
          </table:table-cell>
          <table:table-cell table:formula="of:=MID([.$U$2];[.T21];8)" office:value-type="string" office:string-value="01101001" calcext:value-type="string">
            <text:p>01101001</text:p>
          </table:table-cell>
          <table:table-cell table:formula="of:=BIN2HEX([.U21];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59" office:value-type="string" calcext:value-type="string">
            <text:p>KS</text:p>
          </table:table-cell>
          <table:table-cell table:style-name="ce266" table:formula="of:=VLOOKUP([.$I22];[.$C$2:.$H$52];2;0)" office:value-type="float" office:value="4" calcext:value-type="float">
            <text:p>4</text:p>
          </table:table-cell>
          <table:table-cell table:style-name="ce266" table:formula="of:=VLOOKUP([.$I22];[.$C$2:.$H$52];3;0)" office:value-type="float" office:value="6" calcext:value-type="float">
            <text:p>6</text:p>
          </table:table-cell>
          <table:table-cell table:style-name="ce266" table:formula="of:=VLOOKUP([.$I22];[.$C$2:.$H$52];4;0)" office:value-type="float" office:value="6" calcext:value-type="float">
            <text:p>6</text:p>
          </table:table-cell>
          <table:table-cell table:style-name="ce266" table:formula="of:=VLOOKUP([.$I22];[.$C$2:.$H$52];5;0)" office:value-type="float" office:value="4" calcext:value-type="float">
            <text:p>4</text:p>
          </table:table-cell>
          <table:table-cell table:style-name="ce295" table:formula="of:=VLOOKUP([.$I22];[.$C$2:.$H$52];6;0)" office:value-type="float" office:value="3" calcext:value-type="float">
            <text:p>3</text:p>
          </table:table-cell>
          <table:table-cell table:formula="of:=DEC2BIN([.J22];3)" office:value-type="string" office:string-value="100" calcext:value-type="string">
            <text:p>100</text:p>
          </table:table-cell>
          <table:table-cell table:formula="of:=DEC2BIN([.K22];3)" office:value-type="string" office:string-value="110" calcext:value-type="string">
            <text:p>110</text:p>
          </table:table-cell>
          <table:table-cell table:formula="of:=DEC2BIN([.L22];3)" office:value-type="string" office:string-value="110" calcext:value-type="string">
            <text:p>110</text:p>
          </table:table-cell>
          <table:table-cell table:formula="of:=DEC2BIN([.M22];3)" office:value-type="string" office:string-value="100" calcext:value-type="string">
            <text:p>100</text:p>
          </table:table-cell>
          <table:table-cell table:formula="of:=DEC2BIN([.N22];3)" office:value-type="string" office:string-value="011" calcext:value-type="string">
            <text:p>011</text:p>
          </table:table-cell>
          <table:table-cell office:value-type="float" office:value="153" calcext:value-type="float">
            <text:p>153</text:p>
          </table:table-cell>
          <table:table-cell table:formula="of:=MID([.$U$2];[.T22];8)" office:value-type="string" office:string-value="11011011" calcext:value-type="string">
            <text:p>11011011</text:p>
          </table:table-cell>
          <table:table-cell table:formula="of:=BIN2HEX([.U22];2)" office:value-type="string" office:string-value="DB" calcext:value-type="string">
            <text:p>DB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8" office:value-type="string" calcext:value-type="string">
            <text:p>DE</text:p>
          </table:table-cell>
          <table:table-cell table:style-name="ce264" table:formula="of:=VLOOKUP([.$I23];[.$C$2:.$H$52];2;0)" office:value-type="float" office:value="1" calcext:value-type="float">
            <text:p>1</text:p>
          </table:table-cell>
          <table:table-cell table:style-name="ce264" table:formula="of:=VLOOKUP([.$I23];[.$C$2:.$H$52];3;0)" office:value-type="float" office:value="2" calcext:value-type="float">
            <text:p>2</text:p>
          </table:table-cell>
          <table:table-cell table:style-name="ce264" table:formula="of:=VLOOKUP([.$I23];[.$C$2:.$H$52];4;0)" office:value-type="float" office:value="3" calcext:value-type="float">
            <text:p>3</text:p>
          </table:table-cell>
          <table:table-cell table:style-name="ce264" table:formula="of:=VLOOKUP([.$I23];[.$C$2:.$H$52];5;0)" office:value-type="float" office:value="2" calcext:value-type="float">
            <text:p>2</text:p>
          </table:table-cell>
          <table:table-cell table:style-name="ce276" table:formula="of:=VLOOKUP([.$I23];[.$C$2:.$H$52];6;0)" office:value-type="float" office:value="1" calcext:value-type="float">
            <text:p>1</text:p>
          </table:table-cell>
          <table:table-cell table:formula="of:=DEC2BIN([.J23];3)" office:value-type="string" office:string-value="001" calcext:value-type="string">
            <text:p>001</text:p>
          </table:table-cell>
          <table:table-cell table:formula="of:=DEC2BIN([.K23];3)" office:value-type="string" office:string-value="010" calcext:value-type="string">
            <text:p>010</text:p>
          </table:table-cell>
          <table:table-cell table:formula="of:=DEC2BIN([.L23];3)" office:value-type="string" office:string-value="011" calcext:value-type="string">
            <text:p>011</text:p>
          </table:table-cell>
          <table:table-cell table:formula="of:=DEC2BIN([.M23];3)" office:value-type="string" office:string-value="010" calcext:value-type="string">
            <text:p>010</text:p>
          </table:table-cell>
          <table:table-cell table:formula="of:=DEC2BIN([.N23];3)" office:value-type="string" office:string-value="001" calcext:value-type="string">
            <text:p>001</text:p>
          </table:table-cell>
          <table:table-cell office:value-type="float" office:value="161" calcext:value-type="float">
            <text:p>161</text:p>
          </table:table-cell>
          <table:table-cell table:formula="of:=MID([.$U$2];[.T23];8)" office:value-type="string" office:string-value="01010100" calcext:value-type="string">
            <text:p>01010100</text:p>
          </table:table-cell>
          <table:table-cell table:formula="of:=BIN2HEX([.U23];2)" office:value-type="string" office:string-value="54" calcext:value-type="string">
            <text:p>5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MD</text:p>
          </table:table-cell>
          <table:table-cell table:style-name="ce135" table:formula="of:=VLOOKUP([.$I24];[.$C$2:.$H$52];2;0)" office:value-type="float" office:value="1" calcext:value-type="float">
            <text:p>1</text:p>
          </table:table-cell>
          <table:table-cell table:style-name="ce135" table:formula="of:=VLOOKUP([.$I24];[.$C$2:.$H$52];3;0)" office:value-type="float" office:value="1" calcext:value-type="float">
            <text:p>1</text:p>
          </table:table-cell>
          <table:table-cell table:style-name="ce135" table:formula="of:=VLOOKUP([.$I24];[.$C$2:.$H$52];4;0)" office:value-type="float" office:value="2" calcext:value-type="float">
            <text:p>2</text:p>
          </table:table-cell>
          <table:table-cell table:style-name="ce135" table:formula="of:=VLOOKUP([.$I24];[.$C$2:.$H$52];5;0)" office:value-type="float" office:value="2" calcext:value-type="float">
            <text:p>2</text:p>
          </table:table-cell>
          <table:table-cell table:style-name="ce294" table:formula="of:=VLOOKUP([.$I24];[.$C$2:.$H$52];6;0)" office:value-type="float" office:value="4" calcext:value-type="float">
            <text:p>4</text:p>
          </table:table-cell>
          <table:table-cell table:formula="of:=DEC2BIN([.J24];3)" office:value-type="string" office:string-value="001" calcext:value-type="string">
            <text:p>001</text:p>
          </table:table-cell>
          <table:table-cell table:formula="of:=DEC2BIN([.K24];3)" office:value-type="string" office:string-value="001" calcext:value-type="string">
            <text:p>001</text:p>
          </table:table-cell>
          <table:table-cell table:formula="of:=DEC2BIN([.L24];3)" office:value-type="string" office:string-value="010" calcext:value-type="string">
            <text:p>010</text:p>
          </table:table-cell>
          <table:table-cell table:formula="of:=DEC2BIN([.M24];3)" office:value-type="string" office:string-value="010" calcext:value-type="string">
            <text:p>010</text:p>
          </table:table-cell>
          <table:table-cell table:formula="of:=DEC2BIN([.N24];3)" office:value-type="string" office:string-value="100" calcext:value-type="string">
            <text:p>100</text:p>
          </table:table-cell>
          <table:table-cell office:value-type="float" office:value="169" calcext:value-type="float">
            <text:p>169</text:p>
          </table:table-cell>
          <table:table-cell table:formula="of:=MID([.$U$2];[.T24];8)" office:value-type="string" office:string-value="01001101" calcext:value-type="string">
            <text:p>01001101</text:p>
          </table:table-cell>
          <table:table-cell table:formula="of:=BIN2HEX([.U24];2)" office:value-type="string" office:string-value="4D" calcext:value-type="string">
            <text:p>4D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DC</text:p>
          </table:table-cell>
          <table:table-cell table:style-name="ce135" table:formula="of:=VLOOKUP([.$I25];[.$C$2:.$H$52];2;0)" office:value-type="float" office:value="1" calcext:value-type="float">
            <text:p>1</text:p>
          </table:table-cell>
          <table:table-cell table:style-name="ce135" table:formula="of:=VLOOKUP([.$I25];[.$C$2:.$H$52];3;0)" office:value-type="float" office:value="1" calcext:value-type="float">
            <text:p>1</text:p>
          </table:table-cell>
          <table:table-cell table:style-name="ce135" table:formula="of:=VLOOKUP([.$I25];[.$C$2:.$H$52];4;0)" office:value-type="float" office:value="4" calcext:value-type="float">
            <text:p>4</text:p>
          </table:table-cell>
          <table:table-cell table:style-name="ce135" table:formula="of:=VLOOKUP([.$I25];[.$C$2:.$H$52];5;0)" office:value-type="float" office:value="1" calcext:value-type="float">
            <text:p>1</text:p>
          </table:table-cell>
          <table:table-cell table:style-name="ce294" table:formula="of:=VLOOKUP([.$I25];[.$C$2:.$H$52];6;0)" office:value-type="float" office:value="4" calcext:value-type="float">
            <text:p>4</text:p>
          </table:table-cell>
          <table:table-cell table:formula="of:=DEC2BIN([.J25];3)" office:value-type="string" office:string-value="001" calcext:value-type="string">
            <text:p>001</text:p>
          </table:table-cell>
          <table:table-cell table:formula="of:=DEC2BIN([.K25];3)" office:value-type="string" office:string-value="001" calcext:value-type="string">
            <text:p>001</text:p>
          </table:table-cell>
          <table:table-cell table:formula="of:=DEC2BIN([.L25];3)" office:value-type="string" office:string-value="100" calcext:value-type="string">
            <text:p>100</text:p>
          </table:table-cell>
          <table:table-cell table:formula="of:=DEC2BIN([.M25];3)" office:value-type="string" office:string-value="001" calcext:value-type="string">
            <text:p>001</text:p>
          </table:table-cell>
          <table:table-cell table:formula="of:=DEC2BIN([.N25];3)" office:value-type="string" office:string-value="100" calcext:value-type="string">
            <text:p>100</text:p>
          </table:table-cell>
          <table:table-cell office:value-type="float" office:value="177" calcext:value-type="float">
            <text:p>177</text:p>
          </table:table-cell>
          <table:table-cell table:formula="of:=MID([.$U$2];[.T25];8)" office:value-type="string" office:string-value="00011011" calcext:value-type="string">
            <text:p>00011011</text:p>
          </table:table-cell>
          <table:table-cell table:formula="of:=BIN2HEX([.U25];2)" office:value-type="string" office:string-value="1B" calcext:value-type="string">
            <text:p>1B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VA</text:p>
          </table:table-cell>
          <table:table-cell table:style-name="ce135" table:formula="of:=VLOOKUP([.$I26];[.$C$2:.$H$52];2;0)" office:value-type="float" office:value="3" calcext:value-type="float">
            <text:p>3</text:p>
          </table:table-cell>
          <table:table-cell table:style-name="ce135" table:formula="of:=VLOOKUP([.$I26];[.$C$2:.$H$52];3;0)" office:value-type="float" office:value="3" calcext:value-type="float">
            <text:p>3</text:p>
          </table:table-cell>
          <table:table-cell table:style-name="ce135" table:formula="of:=VLOOKUP([.$I26];[.$C$2:.$H$52];4;0)" office:value-type="float" office:value="4" calcext:value-type="float">
            <text:p>4</text:p>
          </table:table-cell>
          <table:table-cell table:style-name="ce135" table:formula="of:=VLOOKUP([.$I26];[.$C$2:.$H$52];5;0)" office:value-type="float" office:value="3" calcext:value-type="float">
            <text:p>3</text:p>
          </table:table-cell>
          <table:table-cell table:style-name="ce294" table:formula="of:=VLOOKUP([.$I26];[.$C$2:.$H$52];6;0)" office:value-type="float" office:value="6" calcext:value-type="float">
            <text:p>6</text:p>
          </table:table-cell>
          <table:table-cell table:formula="of:=DEC2BIN([.J26];3)" office:value-type="string" office:string-value="011" calcext:value-type="string">
            <text:p>011</text:p>
          </table:table-cell>
          <table:table-cell table:formula="of:=DEC2BIN([.K26];3)" office:value-type="string" office:string-value="011" calcext:value-type="string">
            <text:p>011</text:p>
          </table:table-cell>
          <table:table-cell table:formula="of:=DEC2BIN([.L26];3)" office:value-type="string" office:string-value="100" calcext:value-type="string">
            <text:p>100</text:p>
          </table:table-cell>
          <table:table-cell table:formula="of:=DEC2BIN([.M26];3)" office:value-type="string" office:string-value="011" calcext:value-type="string">
            <text:p>011</text:p>
          </table:table-cell>
          <table:table-cell table:formula="of:=DEC2BIN([.N26];3)" office:value-type="string" office:string-value="110" calcext:value-type="string">
            <text:p>110</text:p>
          </table:table-cell>
          <table:table-cell office:value-type="float" office:value="185" calcext:value-type="float">
            <text:p>185</text:p>
          </table:table-cell>
          <table:table-cell table:formula="of:=MID([.$U$2];[.T26];8)" office:value-type="string" office:string-value="00001011" calcext:value-type="string">
            <text:p>00001011</text:p>
          </table:table-cell>
          <table:table-cell table:formula="of:=BIN2HEX([.U26];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MO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WV</text:p>
          </table:table-cell>
          <table:table-cell table:style-name="ce135" table:formula="of:=VLOOKUP([.$I27];[.$C$2:.$H$52];2;0)" office:value-type="float" office:value="4" calcext:value-type="float">
            <text:p>4</text:p>
          </table:table-cell>
          <table:table-cell table:style-name="ce135" table:formula="of:=VLOOKUP([.$I27];[.$C$2:.$H$52];3;0)" office:value-type="float" office:value="6" calcext:value-type="float">
            <text:p>6</text:p>
          </table:table-cell>
          <table:table-cell table:style-name="ce135" table:formula="of:=VLOOKUP([.$I27];[.$C$2:.$H$52];4;0)" office:value-type="float" office:value="4" calcext:value-type="float">
            <text:p>4</text:p>
          </table:table-cell>
          <table:table-cell table:style-name="ce135" table:formula="of:=VLOOKUP([.$I27];[.$C$2:.$H$52];5;0)" office:value-type="float" office:value="4" calcext:value-type="float">
            <text:p>4</text:p>
          </table:table-cell>
          <table:table-cell table:style-name="ce294" table:formula="of:=VLOOKUP([.$I27];[.$C$2:.$H$52];6;0)" office:value-type="float" office:value="3" calcext:value-type="float">
            <text:p>3</text:p>
          </table:table-cell>
          <table:table-cell table:formula="of:=DEC2BIN([.J27];3)" office:value-type="string" office:string-value="100" calcext:value-type="string">
            <text:p>100</text:p>
          </table:table-cell>
          <table:table-cell table:formula="of:=DEC2BIN([.K27];3)" office:value-type="string" office:string-value="110" calcext:value-type="string">
            <text:p>110</text:p>
          </table:table-cell>
          <table:table-cell table:formula="of:=DEC2BIN([.L27];3)" office:value-type="string" office:string-value="100" calcext:value-type="string">
            <text:p>100</text:p>
          </table:table-cell>
          <table:table-cell table:formula="of:=DEC2BIN([.M27];3)" office:value-type="string" office:string-value="100" calcext:value-type="string">
            <text:p>100</text:p>
          </table:table-cell>
          <table:table-cell table:formula="of:=DEC2BIN([.N27];3)" office:value-type="string" office:string-value="011" calcext:value-type="string">
            <text:p>011</text:p>
          </table:table-cell>
          <table:table-cell office:value-type="float" office:value="193" calcext:value-type="float">
            <text:p>193</text:p>
          </table:table-cell>
          <table:table-cell table:formula="of:=MID([.$U$2];[.T27];8)" office:value-type="string" office:string-value="00101010" calcext:value-type="string">
            <text:p>00101010</text:p>
          </table:table-cell>
          <table:table-cell table:formula="of:=BIN2HEX([.U27];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NC</text:p>
          </table:table-cell>
          <table:table-cell table:style-name="ce135" table:formula="of:=VLOOKUP([.$I28];[.$C$2:.$H$52];2;0)" office:value-type="float" office:value="6" calcext:value-type="float">
            <text:p>6</text:p>
          </table:table-cell>
          <table:table-cell table:style-name="ce135" table:formula="of:=VLOOKUP([.$I28];[.$C$2:.$H$52];3;0)" office:value-type="float" office:value="4" calcext:value-type="float">
            <text:p>4</text:p>
          </table:table-cell>
          <table:table-cell table:style-name="ce135" table:formula="of:=VLOOKUP([.$I28];[.$C$2:.$H$52];4;0)" office:value-type="float" office:value="1" calcext:value-type="float">
            <text:p>1</text:p>
          </table:table-cell>
          <table:table-cell table:style-name="ce135" table:formula="of:=VLOOKUP([.$I28];[.$C$2:.$H$52];5;0)" office:value-type="float" office:value="6" calcext:value-type="float">
            <text:p>6</text:p>
          </table:table-cell>
          <table:table-cell table:style-name="ce294" table:formula="of:=VLOOKUP([.$I28];[.$C$2:.$H$52];6;0)" office:value-type="float" office:value="2" calcext:value-type="float">
            <text:p>2</text:p>
          </table:table-cell>
          <table:table-cell table:formula="of:=DEC2BIN([.J28];3)" office:value-type="string" office:string-value="110" calcext:value-type="string">
            <text:p>110</text:p>
          </table:table-cell>
          <table:table-cell table:formula="of:=DEC2BIN([.K28];3)" office:value-type="string" office:string-value="100" calcext:value-type="string">
            <text:p>100</text:p>
          </table:table-cell>
          <table:table-cell table:formula="of:=DEC2BIN([.L28];3)" office:value-type="string" office:string-value="001" calcext:value-type="string">
            <text:p>001</text:p>
          </table:table-cell>
          <table:table-cell table:formula="of:=DEC2BIN([.M28];3)" office:value-type="string" office:string-value="110" calcext:value-type="string">
            <text:p>110</text:p>
          </table:table-cell>
          <table:table-cell table:formula="of:=DEC2BIN([.N28];3)" office:value-type="string" office:string-value="010" calcext:value-type="string">
            <text:p>010</text:p>
          </table:table-cell>
          <table:table-cell office:value-type="float" office:value="201" calcext:value-type="float">
            <text:p>201</text:p>
          </table:table-cell>
          <table:table-cell table:formula="of:=MID([.$U$2];[.T28];8)" office:value-type="string" office:string-value="00100111" calcext:value-type="string">
            <text:p>00100111</text:p>
          </table:table-cell>
          <table:table-cell table:formula="of:=BIN2HEX([.U28];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3" office:value-type="string" calcext:value-type="string">
            <text:p>SC</text:p>
          </table:table-cell>
          <table:table-cell table:style-name="ce135" table:formula="of:=VLOOKUP([.$I29];[.$C$2:.$H$52];2;0)" office:value-type="float" office:value="6" calcext:value-type="float">
            <text:p>6</text:p>
          </table:table-cell>
          <table:table-cell table:style-name="ce135" table:formula="of:=VLOOKUP([.$I29];[.$C$2:.$H$52];3;0)" office:value-type="float" office:value="5" calcext:value-type="float">
            <text:p>5</text:p>
          </table:table-cell>
          <table:table-cell table:style-name="ce135" table:formula="of:=VLOOKUP([.$I29];[.$C$2:.$H$52];4;0)" office:value-type="float" office:value="3" calcext:value-type="float">
            <text:p>3</text:p>
          </table:table-cell>
          <table:table-cell table:style-name="ce135" table:formula="of:=VLOOKUP([.$I29];[.$C$2:.$H$52];5;0)" office:value-type="float" office:value="5" calcext:value-type="float">
            <text:p>5</text:p>
          </table:table-cell>
          <table:table-cell table:style-name="ce294" table:formula="of:=VLOOKUP([.$I29];[.$C$2:.$H$52];6;0)" office:value-type="float" office:value="3" calcext:value-type="float">
            <text:p>3</text:p>
          </table:table-cell>
          <table:table-cell table:formula="of:=DEC2BIN([.J29];3)" office:value-type="string" office:string-value="110" calcext:value-type="string">
            <text:p>110</text:p>
          </table:table-cell>
          <table:table-cell table:formula="of:=DEC2BIN([.K29];3)" office:value-type="string" office:string-value="101" calcext:value-type="string">
            <text:p>101</text:p>
          </table:table-cell>
          <table:table-cell table:formula="of:=DEC2BIN([.L29];3)" office:value-type="string" office:string-value="011" calcext:value-type="string">
            <text:p>011</text:p>
          </table:table-cell>
          <table:table-cell table:formula="of:=DEC2BIN([.M29];3)" office:value-type="string" office:string-value="101" calcext:value-type="string">
            <text:p>101</text:p>
          </table:table-cell>
          <table:table-cell table:formula="of:=DEC2BIN([.N29];3)" office:value-type="string" office:string-value="011" calcext:value-type="string">
            <text:p>011</text:p>
          </table:table-cell>
          <table:table-cell office:value-type="float" office:value="209" calcext:value-type="float">
            <text:p>209</text:p>
          </table:table-cell>
          <table:table-cell table:formula="of:=MID([.$U$2];[.T29];8)" office:value-type="string" office:string-value="00001011" calcext:value-type="string">
            <text:p>00001011</text:p>
          </table:table-cell>
          <table:table-cell table:formula="of:=BIN2HEX([.U29];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GA</text:p>
          </table:table-cell>
          <table:table-cell table:style-name="ce135" table:formula="of:=VLOOKUP([.$I30];[.$C$2:.$H$52];2;0)" office:value-type="float" office:value="6" calcext:value-type="float">
            <text:p>6</text:p>
          </table:table-cell>
          <table:table-cell table:style-name="ce135" table:formula="of:=VLOOKUP([.$I30];[.$C$2:.$H$52];3;0)" office:value-type="float" office:value="4" calcext:value-type="float">
            <text:p>4</text:p>
          </table:table-cell>
          <table:table-cell table:style-name="ce135" table:formula="of:=VLOOKUP([.$I30];[.$C$2:.$H$52];4;0)" office:value-type="float" office:value="4" calcext:value-type="float">
            <text:p>4</text:p>
          </table:table-cell>
          <table:table-cell table:style-name="ce135" table:formula="of:=VLOOKUP([.$I30];[.$C$2:.$H$52];5;0)" office:value-type="float" office:value="5" calcext:value-type="float">
            <text:p>5</text:p>
          </table:table-cell>
          <table:table-cell table:style-name="ce294" table:formula="of:=VLOOKUP([.$I30];[.$C$2:.$H$52];6;0)" office:value-type="float" office:value="3" calcext:value-type="float">
            <text:p>3</text:p>
          </table:table-cell>
          <table:table-cell table:formula="of:=DEC2BIN([.J30];3)" office:value-type="string" office:string-value="110" calcext:value-type="string">
            <text:p>110</text:p>
          </table:table-cell>
          <table:table-cell table:formula="of:=DEC2BIN([.K30];3)" office:value-type="string" office:string-value="100" calcext:value-type="string">
            <text:p>100</text:p>
          </table:table-cell>
          <table:table-cell table:formula="of:=DEC2BIN([.L30];3)" office:value-type="string" office:string-value="100" calcext:value-type="string">
            <text:p>100</text:p>
          </table:table-cell>
          <table:table-cell table:formula="of:=DEC2BIN([.M30];3)" office:value-type="string" office:string-value="101" calcext:value-type="string">
            <text:p>101</text:p>
          </table:table-cell>
          <table:table-cell table:formula="of:=DEC2BIN([.N30];3)" office:value-type="string" office:string-value="011" calcext:value-type="string">
            <text:p>011</text:p>
          </table:table-cell>
          <table:table-cell office:value-type="float" office:value="217" calcext:value-type="float">
            <text:p>217</text:p>
          </table:table-cell>
          <table:table-cell table:formula="of:=MID([.$U$2];[.T30];8)" office:value-type="string" office:string-value="01001100" calcext:value-type="string">
            <text:p>01001100</text:p>
          </table:table-cell>
          <table:table-cell table:formula="of:=BIN2HEX([.U30];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59" office:value-type="string" calcext:value-type="string">
            <text:p>FL</text:p>
          </table:table-cell>
          <table:table-cell table:style-name="ce266" table:formula="of:=VLOOKUP([.$I31];[.$C$2:.$H$52];2;0)" office:value-type="float" office:value="6" calcext:value-type="float">
            <text:p>6</text:p>
          </table:table-cell>
          <table:table-cell table:style-name="ce266" table:formula="of:=VLOOKUP([.$I31];[.$C$2:.$H$52];3;0)" office:value-type="float" office:value="4" calcext:value-type="float">
            <text:p>4</text:p>
          </table:table-cell>
          <table:table-cell table:style-name="ce266" table:formula="of:=VLOOKUP([.$I31];[.$C$2:.$H$52];4;0)" office:value-type="float" office:value="1" calcext:value-type="float">
            <text:p>1</text:p>
          </table:table-cell>
          <table:table-cell table:style-name="ce266" table:formula="of:=VLOOKUP([.$I31];[.$C$2:.$H$52];5;0)" office:value-type="float" office:value="6" calcext:value-type="float">
            <text:p>6</text:p>
          </table:table-cell>
          <table:table-cell table:style-name="ce295" table:formula="of:=VLOOKUP([.$I31];[.$C$2:.$H$52];6;0)" office:value-type="float" office:value="5" calcext:value-type="float">
            <text:p>5</text:p>
          </table:table-cell>
          <table:table-cell table:formula="of:=DEC2BIN([.J31];3)" office:value-type="string" office:string-value="110" calcext:value-type="string">
            <text:p>110</text:p>
          </table:table-cell>
          <table:table-cell table:formula="of:=DEC2BIN([.K31];3)" office:value-type="string" office:string-value="100" calcext:value-type="string">
            <text:p>100</text:p>
          </table:table-cell>
          <table:table-cell table:formula="of:=DEC2BIN([.L31];3)" office:value-type="string" office:string-value="001" calcext:value-type="string">
            <text:p>001</text:p>
          </table:table-cell>
          <table:table-cell table:formula="of:=DEC2BIN([.M31];3)" office:value-type="string" office:string-value="110" calcext:value-type="string">
            <text:p>110</text:p>
          </table:table-cell>
          <table:table-cell table:formula="of:=DEC2BIN([.N31];3)" office:value-type="string" office:string-value="101" calcext:value-type="string">
            <text:p>101</text:p>
          </table:table-cell>
          <table:table-cell office:value-type="float" office:value="225" calcext:value-type="float">
            <text:p>225</text:p>
          </table:table-cell>
          <table:table-cell table:formula="of:=MID([.$U$2];[.T31];8)" office:value-type="string" office:string-value="10111010" calcext:value-type="string">
            <text:p>10111010</text:p>
          </table:table-cell>
          <table:table-cell table:formula="of:=BIN2HEX([.U31];2)" office:value-type="string" office:string-value="BA" calcext:value-type="string">
            <text:p>BA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8" office:value-type="string" calcext:value-type="string">
            <text:p>KY</text:p>
          </table:table-cell>
          <table:table-cell table:style-name="ce264" table:formula="of:=VLOOKUP([.$I32];[.$C$2:.$H$52];2;0)" office:value-type="float" office:value="4" calcext:value-type="float">
            <text:p>4</text:p>
          </table:table-cell>
          <table:table-cell table:style-name="ce264" table:formula="of:=VLOOKUP([.$I32];[.$C$2:.$H$52];3;0)" office:value-type="float" office:value="6" calcext:value-type="float">
            <text:p>6</text:p>
          </table:table-cell>
          <table:table-cell table:style-name="ce264" table:formula="of:=VLOOKUP([.$I32];[.$C$2:.$H$52];4;0)" office:value-type="float" office:value="6" calcext:value-type="float">
            <text:p>6</text:p>
          </table:table-cell>
          <table:table-cell table:style-name="ce264" table:formula="of:=VLOOKUP([.$I32];[.$C$2:.$H$52];5;0)" office:value-type="float" office:value="4" calcext:value-type="float">
            <text:p>4</text:p>
          </table:table-cell>
          <table:table-cell table:style-name="ce276" table:formula="of:=VLOOKUP([.$I32];[.$C$2:.$H$52];6;0)" office:value-type="float" office:value="5" calcext:value-type="float">
            <text:p>5</text:p>
          </table:table-cell>
          <table:table-cell table:formula="of:=DEC2BIN([.J32];3)" office:value-type="string" office:string-value="100" calcext:value-type="string">
            <text:p>100</text:p>
          </table:table-cell>
          <table:table-cell table:formula="of:=DEC2BIN([.K32];3)" office:value-type="string" office:string-value="110" calcext:value-type="string">
            <text:p>110</text:p>
          </table:table-cell>
          <table:table-cell table:formula="of:=DEC2BIN([.L32];3)" office:value-type="string" office:string-value="110" calcext:value-type="string">
            <text:p>110</text:p>
          </table:table-cell>
          <table:table-cell table:formula="of:=DEC2BIN([.M32];3)" office:value-type="string" office:string-value="100" calcext:value-type="string">
            <text:p>100</text:p>
          </table:table-cell>
          <table:table-cell table:formula="of:=DEC2BIN([.N32];3)" office:value-type="string" office:string-value="101" calcext:value-type="string">
            <text:p>101</text:p>
          </table:table-cell>
          <table:table-cell office:value-type="float" office:value="233" calcext:value-type="float">
            <text:p>233</text:p>
          </table:table-cell>
          <table:table-cell table:formula="of:=MID([.$U$2];[.T32];8)" office:value-type="string" office:string-value="11100010" calcext:value-type="string">
            <text:p>11100010</text:p>
          </table:table-cell>
          <table:table-cell table:formula="of:=BIN2HEX([.U32];2)" office:value-type="string" office:string-value="E2" calcext:value-type="string">
            <text:p>E2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TN</text:p>
          </table:table-cell>
          <table:table-cell table:style-name="ce135" table:formula="of:=VLOOKUP([.$I33];[.$C$2:.$H$52];2;0)" office:value-type="float" office:value="5" calcext:value-type="float">
            <text:p>5</text:p>
          </table:table-cell>
          <table:table-cell table:style-name="ce135" table:formula="of:=VLOOKUP([.$I33];[.$C$2:.$H$52];3;0)" office:value-type="float" office:value="6" calcext:value-type="float">
            <text:p>6</text:p>
          </table:table-cell>
          <table:table-cell table:style-name="ce135" table:formula="of:=VLOOKUP([.$I33];[.$C$2:.$H$52];4;0)" office:value-type="float" office:value="3" calcext:value-type="float">
            <text:p>3</text:p>
          </table:table-cell>
          <table:table-cell table:style-name="ce135" table:formula="of:=VLOOKUP([.$I33];[.$C$2:.$H$52];5;0)" office:value-type="float" office:value="6" calcext:value-type="float">
            <text:p>6</text:p>
          </table:table-cell>
          <table:table-cell table:style-name="ce294" table:formula="of:=VLOOKUP([.$I33];[.$C$2:.$H$52];6;0)" office:value-type="float" office:value="3" calcext:value-type="float">
            <text:p>3</text:p>
          </table:table-cell>
          <table:table-cell table:formula="of:=DEC2BIN([.J33];3)" office:value-type="string" office:string-value="101" calcext:value-type="string">
            <text:p>101</text:p>
          </table:table-cell>
          <table:table-cell table:formula="of:=DEC2BIN([.K33];3)" office:value-type="string" office:string-value="110" calcext:value-type="string">
            <text:p>110</text:p>
          </table:table-cell>
          <table:table-cell table:formula="of:=DEC2BIN([.L33];3)" office:value-type="string" office:string-value="011" calcext:value-type="string">
            <text:p>011</text:p>
          </table:table-cell>
          <table:table-cell table:formula="of:=DEC2BIN([.M33];3)" office:value-type="string" office:string-value="110" calcext:value-type="string">
            <text:p>110</text:p>
          </table:table-cell>
          <table:table-cell table:formula="of:=DEC2BIN([.N33];3)" office:value-type="string" office:string-value="011" calcext:value-type="string">
            <text:p>011</text:p>
          </table:table-cell>
          <table:table-cell office:value-type="float" office:value="241" calcext:value-type="float">
            <text:p>241</text:p>
          </table:table-cell>
          <table:table-cell table:formula="of:=MID([.$U$2];[.T33];8)" office:value-type="string" office:string-value="10110101" calcext:value-type="string">
            <text:p>10110101</text:p>
          </table:table-cell>
          <table:table-cell table:formula="of:=BIN2HEX([.U33];2)" office:value-type="string" office:string-value="B5" calcext:value-type="string">
            <text:p>B5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AL</text:p>
          </table:table-cell>
          <table:table-cell table:style-name="ce135" table:formula="of:=VLOOKUP([.$I34];[.$C$2:.$H$52];2;0)" office:value-type="float" office:value="6" calcext:value-type="float">
            <text:p>6</text:p>
          </table:table-cell>
          <table:table-cell table:style-name="ce135" table:formula="of:=VLOOKUP([.$I34];[.$C$2:.$H$52];3;0)" office:value-type="float" office:value="6" calcext:value-type="float">
            <text:p>6</text:p>
          </table:table-cell>
          <table:table-cell table:style-name="ce135" table:formula="of:=VLOOKUP([.$I34];[.$C$2:.$H$52];4;0)" office:value-type="float" office:value="5" calcext:value-type="float">
            <text:p>5</text:p>
          </table:table-cell>
          <table:table-cell table:style-name="ce135" table:formula="of:=VLOOKUP([.$I34];[.$C$2:.$H$52];5;0)" office:value-type="float" office:value="6" calcext:value-type="float">
            <text:p>6</text:p>
          </table:table-cell>
          <table:table-cell table:style-name="ce294" table:formula="of:=VLOOKUP([.$I34];[.$C$2:.$H$52];6;0)" office:value-type="float" office:value="6" calcext:value-type="float">
            <text:p>6</text:p>
          </table:table-cell>
          <table:table-cell table:formula="of:=DEC2BIN([.J34];3)" office:value-type="string" office:string-value="110" calcext:value-type="string">
            <text:p>110</text:p>
          </table:table-cell>
          <table:table-cell table:formula="of:=DEC2BIN([.K34];3)" office:value-type="string" office:string-value="110" calcext:value-type="string">
            <text:p>110</text:p>
          </table:table-cell>
          <table:table-cell table:formula="of:=DEC2BIN([.L34];3)" office:value-type="string" office:string-value="101" calcext:value-type="string">
            <text:p>101</text:p>
          </table:table-cell>
          <table:table-cell table:formula="of:=DEC2BIN([.M34];3)" office:value-type="string" office:string-value="110" calcext:value-type="string">
            <text:p>110</text:p>
          </table:table-cell>
          <table:table-cell table:formula="of:=DEC2BIN([.N34];3)" office:value-type="string" office:string-value="110" calcext:value-type="string">
            <text:p>110</text:p>
          </table:table-cell>
          <table:table-cell office:value-type="float" office:value="249" calcext:value-type="float">
            <text:p>249</text:p>
          </table:table-cell>
          <table:table-cell table:formula="of:=MID([.$U$2];[.T34];8)" office:value-type="string" office:string-value="01001010" calcext:value-type="string">
            <text:p>01001010</text:p>
          </table:table-cell>
          <table:table-cell table:formula="of:=BIN2HEX([.U34];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59" office:value-type="string" calcext:value-type="string">
            <text:p>MS</text:p>
          </table:table-cell>
          <table:table-cell table:style-name="ce266" table:formula="of:=VLOOKUP([.$I35];[.$C$2:.$H$52];2;0)" office:value-type="float" office:value="6" calcext:value-type="float">
            <text:p>6</text:p>
          </table:table-cell>
          <table:table-cell table:style-name="ce266" table:formula="of:=VLOOKUP([.$I35];[.$C$2:.$H$52];3;0)" office:value-type="float" office:value="5" calcext:value-type="float">
            <text:p>5</text:p>
          </table:table-cell>
          <table:table-cell table:style-name="ce266" table:formula="of:=VLOOKUP([.$I35];[.$C$2:.$H$52];4;0)" office:value-type="float" office:value="2" calcext:value-type="float">
            <text:p>2</text:p>
          </table:table-cell>
          <table:table-cell table:style-name="ce266" table:formula="of:=VLOOKUP([.$I35];[.$C$2:.$H$52];5;0)" office:value-type="float" office:value="6" calcext:value-type="float">
            <text:p>6</text:p>
          </table:table-cell>
          <table:table-cell table:style-name="ce295" table:formula="of:=VLOOKUP([.$I35];[.$C$2:.$H$52];6;0)" office:value-type="float" office:value="5" calcext:value-type="float">
            <text:p>5</text:p>
          </table:table-cell>
          <table:table-cell table:formula="of:=DEC2BIN([.J35];3)" office:value-type="string" office:string-value="110" calcext:value-type="string">
            <text:p>110</text:p>
          </table:table-cell>
          <table:table-cell table:formula="of:=DEC2BIN([.K35];3)" office:value-type="string" office:string-value="101" calcext:value-type="string">
            <text:p>101</text:p>
          </table:table-cell>
          <table:table-cell table:formula="of:=DEC2BIN([.L35];3)" office:value-type="string" office:string-value="010" calcext:value-type="string">
            <text:p>010</text:p>
          </table:table-cell>
          <table:table-cell table:formula="of:=DEC2BIN([.M35];3)" office:value-type="string" office:string-value="110" calcext:value-type="string">
            <text:p>110</text:p>
          </table:table-cell>
          <table:table-cell table:formula="of:=DEC2BIN([.N35];3)" office:value-type="string" office:string-value="101" calcext:value-type="string">
            <text:p>101</text:p>
          </table:table-cell>
          <table:table-cell office:value-type="float" office:value="257" calcext:value-type="float">
            <text:p>257</text:p>
          </table:table-cell>
          <table:table-cell table:formula="of:=MID([.$U$2];[.T35];8)" office:value-type="string" office:string-value="11110110" calcext:value-type="string">
            <text:p>11110110</text:p>
          </table:table-cell>
          <table:table-cell table:formula="of:=BIN2HEX([.U35];2)" office:value-type="string" office:string-value="F6" calcext:value-type="string">
            <text:p>F6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58" office:value-type="string" calcext:value-type="string">
            <text:p>AR</text:p>
          </table:table-cell>
          <table:table-cell table:style-name="ce264" table:formula="of:=VLOOKUP([.$I36];[.$C$2:.$H$52];2;0)" office:value-type="float" office:value="5" calcext:value-type="float">
            <text:p>5</text:p>
          </table:table-cell>
          <table:table-cell table:style-name="ce264" table:formula="of:=VLOOKUP([.$I36];[.$C$2:.$H$52];3;0)" office:value-type="float" office:value="6" calcext:value-type="float">
            <text:p>6</text:p>
          </table:table-cell>
          <table:table-cell table:style-name="ce264" table:formula="of:=VLOOKUP([.$I36];[.$C$2:.$H$52];4;0)" office:value-type="float" office:value="4" calcext:value-type="float">
            <text:p>4</text:p>
          </table:table-cell>
          <table:table-cell table:style-name="ce264" table:formula="of:=VLOOKUP([.$I36];[.$C$2:.$H$52];5;0)" office:value-type="float" office:value="5" calcext:value-type="float">
            <text:p>5</text:p>
          </table:table-cell>
          <table:table-cell table:style-name="ce276" table:formula="of:=VLOOKUP([.$I36];[.$C$2:.$H$52];6;0)" office:value-type="float" office:value="3" calcext:value-type="float">
            <text:p>3</text:p>
          </table:table-cell>
          <table:table-cell table:formula="of:=DEC2BIN([.J36];3)" office:value-type="string" office:string-value="101" calcext:value-type="string">
            <text:p>101</text:p>
          </table:table-cell>
          <table:table-cell table:formula="of:=DEC2BIN([.K36];3)" office:value-type="string" office:string-value="110" calcext:value-type="string">
            <text:p>110</text:p>
          </table:table-cell>
          <table:table-cell table:formula="of:=DEC2BIN([.L36];3)" office:value-type="string" office:string-value="100" calcext:value-type="string">
            <text:p>100</text:p>
          </table:table-cell>
          <table:table-cell table:formula="of:=DEC2BIN([.M36];3)" office:value-type="string" office:string-value="101" calcext:value-type="string">
            <text:p>101</text:p>
          </table:table-cell>
          <table:table-cell table:formula="of:=DEC2BIN([.N36];3)" office:value-type="string" office:string-value="011" calcext:value-type="string">
            <text:p>011</text:p>
          </table:table-cell>
          <table:table-cell office:value-type="float" office:value="265" calcext:value-type="float">
            <text:p>265</text:p>
          </table:table-cell>
          <table:table-cell table:formula="of:=MID([.$U$2];[.T36];8)" office:value-type="string" office:string-value="01101110" calcext:value-type="string">
            <text:p>01101110</text:p>
          </table:table-cell>
          <table:table-cell table:formula="of:=BIN2HEX([.U36];2)" office:value-type="string" office:string-value="6E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LA</text:p>
          </table:table-cell>
          <table:table-cell table:style-name="ce135" table:formula="of:=VLOOKUP([.$I37];[.$C$2:.$H$52];2;0)" office:value-type="float" office:value="4" calcext:value-type="float">
            <text:p>4</text:p>
          </table:table-cell>
          <table:table-cell table:style-name="ce135" table:formula="of:=VLOOKUP([.$I37];[.$C$2:.$H$52];3;0)" office:value-type="float" office:value="5" calcext:value-type="float">
            <text:p>5</text:p>
          </table:table-cell>
          <table:table-cell table:style-name="ce135" table:formula="of:=VLOOKUP([.$I37];[.$C$2:.$H$52];4;0)" office:value-type="float" office:value="6" calcext:value-type="float">
            <text:p>6</text:p>
          </table:table-cell>
          <table:table-cell table:style-name="ce135" table:formula="of:=VLOOKUP([.$I37];[.$C$2:.$H$52];5;0)" office:value-type="float" office:value="4" calcext:value-type="float">
            <text:p>4</text:p>
          </table:table-cell>
          <table:table-cell table:style-name="ce294" table:formula="of:=VLOOKUP([.$I37];[.$C$2:.$H$52];6;0)" office:value-type="float" office:value="2" calcext:value-type="float">
            <text:p>2</text:p>
          </table:table-cell>
          <table:table-cell table:formula="of:=DEC2BIN([.J37];3)" office:value-type="string" office:string-value="100" calcext:value-type="string">
            <text:p>100</text:p>
          </table:table-cell>
          <table:table-cell table:formula="of:=DEC2BIN([.K37];3)" office:value-type="string" office:string-value="101" calcext:value-type="string">
            <text:p>101</text:p>
          </table:table-cell>
          <table:table-cell table:formula="of:=DEC2BIN([.L37];3)" office:value-type="string" office:string-value="110" calcext:value-type="string">
            <text:p>110</text:p>
          </table:table-cell>
          <table:table-cell table:formula="of:=DEC2BIN([.M37];3)" office:value-type="string" office:string-value="100" calcext:value-type="string">
            <text:p>100</text:p>
          </table:table-cell>
          <table:table-cell table:formula="of:=DEC2BIN([.N37];3)" office:value-type="string" office:string-value="010" calcext:value-type="string">
            <text:p>010</text:p>
          </table:table-cell>
          <table:table-cell office:value-type="float" office:value="273" calcext:value-type="float">
            <text:p>273</text:p>
          </table:table-cell>
          <table:table-cell table:formula="of:=MID([.$U$2];[.T37];8)" office:value-type="string" office:string-value="11101001" calcext:value-type="string">
            <text:p>11101001</text:p>
          </table:table-cell>
          <table:table-cell table:formula="of:=BIN2HEX([.U37];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OK</text:p>
          </table:table-cell>
          <table:table-cell table:style-name="ce135" table:formula="of:=VLOOKUP([.$I38];[.$C$2:.$H$52];2;0)" office:value-type="float" office:value="5" calcext:value-type="float">
            <text:p>5</text:p>
          </table:table-cell>
          <table:table-cell table:style-name="ce135" table:formula="of:=VLOOKUP([.$I38];[.$C$2:.$H$52];3;0)" office:value-type="float" office:value="6" calcext:value-type="float">
            <text:p>6</text:p>
          </table:table-cell>
          <table:table-cell table:style-name="ce135" table:formula="of:=VLOOKUP([.$I38];[.$C$2:.$H$52];4;0)" office:value-type="float" office:value="6" calcext:value-type="float">
            <text:p>6</text:p>
          </table:table-cell>
          <table:table-cell table:style-name="ce135" table:formula="of:=VLOOKUP([.$I38];[.$C$2:.$H$52];5;0)" office:value-type="float" office:value="6" calcext:value-type="float">
            <text:p>6</text:p>
          </table:table-cell>
          <table:table-cell table:style-name="ce294" table:formula="of:=VLOOKUP([.$I38];[.$C$2:.$H$52];6;0)" office:value-type="float" office:value="4" calcext:value-type="float">
            <text:p>4</text:p>
          </table:table-cell>
          <table:table-cell table:formula="of:=DEC2BIN([.J38];3)" office:value-type="string" office:string-value="101" calcext:value-type="string">
            <text:p>101</text:p>
          </table:table-cell>
          <table:table-cell table:formula="of:=DEC2BIN([.K38];3)" office:value-type="string" office:string-value="110" calcext:value-type="string">
            <text:p>110</text:p>
          </table:table-cell>
          <table:table-cell table:formula="of:=DEC2BIN([.L38];3)" office:value-type="string" office:string-value="110" calcext:value-type="string">
            <text:p>110</text:p>
          </table:table-cell>
          <table:table-cell table:formula="of:=DEC2BIN([.M38];3)" office:value-type="string" office:string-value="110" calcext:value-type="string">
            <text:p>110</text:p>
          </table:table-cell>
          <table:table-cell table:formula="of:=DEC2BIN([.N38];3)" office:value-type="string" office:string-value="100" calcext:value-type="string">
            <text:p>100</text:p>
          </table:table-cell>
          <table:table-cell office:value-type="float" office:value="281" calcext:value-type="float">
            <text:p>281</text:p>
          </table:table-cell>
          <table:table-cell table:formula="of:=MID([.$U$2];[.T38];8)" office:value-type="string" office:string-value="01011100" calcext:value-type="string">
            <text:p>01011100</text:p>
          </table:table-cell>
          <table:table-cell table:formula="of:=BIN2HEX([.U38];2)" office:value-type="string" office:string-value="5C" calcext:value-type="string">
            <text:p>5C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59" office:value-type="string" calcext:value-type="string">
            <text:p>TX</text:p>
          </table:table-cell>
          <table:table-cell table:style-name="ce266" table:formula="of:=VLOOKUP([.$I39];[.$C$2:.$H$52];2;0)" office:value-type="float" office:value="6" calcext:value-type="float">
            <text:p>6</text:p>
          </table:table-cell>
          <table:table-cell table:style-name="ce266" table:formula="of:=VLOOKUP([.$I39];[.$C$2:.$H$52];3;0)" office:value-type="float" office:value="5" calcext:value-type="float">
            <text:p>5</text:p>
          </table:table-cell>
          <table:table-cell table:style-name="ce266" table:formula="of:=VLOOKUP([.$I39];[.$C$2:.$H$52];4;0)" office:value-type="float" office:value="6" calcext:value-type="float">
            <text:p>6</text:p>
          </table:table-cell>
          <table:table-cell table:style-name="ce266" table:formula="of:=VLOOKUP([.$I39];[.$C$2:.$H$52];5;0)" office:value-type="float" office:value="6" calcext:value-type="float">
            <text:p>6</text:p>
          </table:table-cell>
          <table:table-cell table:style-name="ce295" table:formula="of:=VLOOKUP([.$I39];[.$C$2:.$H$52];6;0)" office:value-type="float" office:value="4" calcext:value-type="float">
            <text:p>4</text:p>
          </table:table-cell>
          <table:table-cell table:formula="of:=DEC2BIN([.J39];3)" office:value-type="string" office:string-value="110" calcext:value-type="string">
            <text:p>110</text:p>
          </table:table-cell>
          <table:table-cell table:formula="of:=DEC2BIN([.K39];3)" office:value-type="string" office:string-value="101" calcext:value-type="string">
            <text:p>101</text:p>
          </table:table-cell>
          <table:table-cell table:formula="of:=DEC2BIN([.L39];3)" office:value-type="string" office:string-value="110" calcext:value-type="string">
            <text:p>110</text:p>
          </table:table-cell>
          <table:table-cell table:formula="of:=DEC2BIN([.M39];3)" office:value-type="string" office:string-value="110" calcext:value-type="string">
            <text:p>110</text:p>
          </table:table-cell>
          <table:table-cell table:formula="of:=DEC2BIN([.N39];3)" office:value-type="string" office:string-value="100" calcext:value-type="string">
            <text:p>100</text:p>
          </table:table-cell>
          <table:table-cell office:value-type="float" office:value="289" calcext:value-type="float">
            <text:p>289</text:p>
          </table:table-cell>
          <table:table-cell table:formula="of:=MID([.$U$2];[.T39];8)" office:value-type="string" office:string-value="11001101" calcext:value-type="string">
            <text:p>11001101</text:p>
          </table:table-cell>
          <table:table-cell table:formula="of:=BIN2HEX([.U39];2)" office:value-type="string" office:string-value="CD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58" office:value-type="string" calcext:value-type="string">
            <text:p>MT</text:p>
          </table:table-cell>
          <table:table-cell table:style-name="ce264" table:formula="of:=VLOOKUP([.$I40];[.$C$2:.$H$52];2;0)" office:value-type="float" office:value="3" calcext:value-type="float">
            <text:p>3</text:p>
          </table:table-cell>
          <table:table-cell table:style-name="ce264" table:formula="of:=VLOOKUP([.$I40];[.$C$2:.$H$52];3;0)" office:value-type="float" office:value="6" calcext:value-type="float">
            <text:p>6</text:p>
          </table:table-cell>
          <table:table-cell table:style-name="ce264" table:formula="of:=VLOOKUP([.$I40];[.$C$2:.$H$52];4;0)" office:value-type="float" office:value="4" calcext:value-type="float">
            <text:p>4</text:p>
          </table:table-cell>
          <table:table-cell table:style-name="ce264" table:formula="of:=VLOOKUP([.$I40];[.$C$2:.$H$52];5;0)" office:value-type="float" office:value="4" calcext:value-type="float">
            <text:p>4</text:p>
          </table:table-cell>
          <table:table-cell table:style-name="ce276" table:formula="of:=VLOOKUP([.$I40];[.$C$2:.$H$52];6;0)" office:value-type="float" office:value="3" calcext:value-type="float">
            <text:p>3</text:p>
          </table:table-cell>
          <table:table-cell table:formula="of:=DEC2BIN([.J40];3)" office:value-type="string" office:string-value="011" calcext:value-type="string">
            <text:p>011</text:p>
          </table:table-cell>
          <table:table-cell table:formula="of:=DEC2BIN([.K40];3)" office:value-type="string" office:string-value="110" calcext:value-type="string">
            <text:p>110</text:p>
          </table:table-cell>
          <table:table-cell table:formula="of:=DEC2BIN([.L40];3)" office:value-type="string" office:string-value="100" calcext:value-type="string">
            <text:p>100</text:p>
          </table:table-cell>
          <table:table-cell table:formula="of:=DEC2BIN([.M40];3)" office:value-type="string" office:string-value="100" calcext:value-type="string">
            <text:p>100</text:p>
          </table:table-cell>
          <table:table-cell table:formula="of:=DEC2BIN([.N40];3)" office:value-type="string" office:string-value="011" calcext:value-type="string">
            <text:p>011</text:p>
          </table:table-cell>
          <table:table-cell office:value-type="float" office:value="297" calcext:value-type="float">
            <text:p>297</text:p>
          </table:table-cell>
          <table:table-cell table:formula="of:=MID([.$U$2];[.T40];8)" office:value-type="string" office:string-value="10111001" calcext:value-type="string">
            <text:p>10111001</text:p>
          </table:table-cell>
          <table:table-cell table:formula="of:=BIN2HEX([.U40];2)" office:value-type="string" office:string-value="B9" calcext:value-type="string">
            <text:p>B9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ID</text:p>
          </table:table-cell>
          <table:table-cell table:style-name="ce135" table:formula="of:=VLOOKUP([.$I41];[.$C$2:.$H$52];2;0)" office:value-type="float" office:value="5" calcext:value-type="float">
            <text:p>5</text:p>
          </table:table-cell>
          <table:table-cell table:style-name="ce135" table:formula="of:=VLOOKUP([.$I41];[.$C$2:.$H$52];3;0)" office:value-type="float" office:value="6" calcext:value-type="float">
            <text:p>6</text:p>
          </table:table-cell>
          <table:table-cell table:style-name="ce135" table:formula="of:=VLOOKUP([.$I41];[.$C$2:.$H$52];4;0)" office:value-type="float" office:value="3" calcext:value-type="float">
            <text:p>3</text:p>
          </table:table-cell>
          <table:table-cell table:style-name="ce135" table:formula="of:=VLOOKUP([.$I41];[.$C$2:.$H$52];5;0)" office:value-type="float" office:value="6" calcext:value-type="float">
            <text:p>6</text:p>
          </table:table-cell>
          <table:table-cell table:style-name="ce294" table:formula="of:=VLOOKUP([.$I41];[.$C$2:.$H$52];6;0)" office:value-type="float" office:value="3" calcext:value-type="float">
            <text:p>3</text:p>
          </table:table-cell>
          <table:table-cell table:formula="of:=DEC2BIN([.J41];3)" office:value-type="string" office:string-value="101" calcext:value-type="string">
            <text:p>101</text:p>
          </table:table-cell>
          <table:table-cell table:formula="of:=DEC2BIN([.K41];3)" office:value-type="string" office:string-value="110" calcext:value-type="string">
            <text:p>110</text:p>
          </table:table-cell>
          <table:table-cell table:formula="of:=DEC2BIN([.L41];3)" office:value-type="string" office:string-value="011" calcext:value-type="string">
            <text:p>011</text:p>
          </table:table-cell>
          <table:table-cell table:formula="of:=DEC2BIN([.M41];3)" office:value-type="string" office:string-value="110" calcext:value-type="string">
            <text:p>110</text:p>
          </table:table-cell>
          <table:table-cell table:formula="of:=DEC2BIN([.N41];3)" office:value-type="string" office:string-value="011" calcext:value-type="string">
            <text:p>011</text:p>
          </table:table-cell>
          <table:table-cell office:value-type="float" office:value="305" calcext:value-type="float">
            <text:p>305</text:p>
          </table:table-cell>
          <table:table-cell table:formula="of:=MID([.$U$2];[.T41];8)" office:value-type="string" office:string-value="10110100" calcext:value-type="string">
            <text:p>10110100</text:p>
          </table:table-cell>
          <table:table-cell table:formula="of:=BIN2HEX([.U41];2)" office:value-type="string" office:string-value="B4" calcext:value-type="string">
            <text:p>B4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S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WY</text:p>
          </table:table-cell>
          <table:table-cell table:style-name="ce135" table:formula="of:=VLOOKUP([.$I42];[.$C$2:.$H$52];2;0)" office:value-type="float" office:value="3" calcext:value-type="float">
            <text:p>3</text:p>
          </table:table-cell>
          <table:table-cell table:style-name="ce135" table:formula="of:=VLOOKUP([.$I42];[.$C$2:.$H$52];3;0)" office:value-type="float" office:value="6" calcext:value-type="float">
            <text:p>6</text:p>
          </table:table-cell>
          <table:table-cell table:style-name="ce135" table:formula="of:=VLOOKUP([.$I42];[.$C$2:.$H$52];4;0)" office:value-type="float" office:value="5" calcext:value-type="float">
            <text:p>5</text:p>
          </table:table-cell>
          <table:table-cell table:style-name="ce135" table:formula="of:=VLOOKUP([.$I42];[.$C$2:.$H$52];5;0)" office:value-type="float" office:value="3" calcext:value-type="float">
            <text:p>3</text:p>
          </table:table-cell>
          <table:table-cell table:style-name="ce294" table:formula="of:=VLOOKUP([.$I42];[.$C$2:.$H$52];6;0)" office:value-type="float" office:value="3" calcext:value-type="float">
            <text:p>3</text:p>
          </table:table-cell>
          <table:table-cell table:formula="of:=DEC2BIN([.J42];3)" office:value-type="string" office:string-value="011" calcext:value-type="string">
            <text:p>011</text:p>
          </table:table-cell>
          <table:table-cell table:formula="of:=DEC2BIN([.K42];3)" office:value-type="string" office:string-value="110" calcext:value-type="string">
            <text:p>110</text:p>
          </table:table-cell>
          <table:table-cell table:formula="of:=DEC2BIN([.L42];3)" office:value-type="string" office:string-value="101" calcext:value-type="string">
            <text:p>101</text:p>
          </table:table-cell>
          <table:table-cell table:formula="of:=DEC2BIN([.M42];3)" office:value-type="string" office:string-value="011" calcext:value-type="string">
            <text:p>011</text:p>
          </table:table-cell>
          <table:table-cell table:formula="of:=DEC2BIN([.N42];3)" office:value-type="string" office:string-value="011" calcext:value-type="string">
            <text:p>011</text:p>
          </table:table-cell>
          <table:table-cell office:value-type="float" office:value="313" calcext:value-type="float">
            <text:p>313</text:p>
          </table:table-cell>
          <table:table-cell table:formula="of:=MID([.$U$2];[.T42];8)" office:value-type="string" office:string-value="01100101" calcext:value-type="string">
            <text:p>01100101</text:p>
          </table:table-cell>
          <table:table-cell table:formula="of:=BIN2HEX([.U42];2)" office:value-type="string" office:string-value="65" calcext:value-type="string">
            <text:p>65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S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CO</text:p>
          </table:table-cell>
          <table:table-cell table:style-name="ce135" table:formula="of:=VLOOKUP([.$I43];[.$C$2:.$H$52];2;0)" office:value-type="float" office:value="3" calcext:value-type="float">
            <text:p>3</text:p>
          </table:table-cell>
          <table:table-cell table:style-name="ce135" table:formula="of:=VLOOKUP([.$I43];[.$C$2:.$H$52];3;0)" office:value-type="float" office:value="3" calcext:value-type="float">
            <text:p>3</text:p>
          </table:table-cell>
          <table:table-cell table:style-name="ce135" table:formula="of:=VLOOKUP([.$I43];[.$C$2:.$H$52];4;0)" office:value-type="float" office:value="6" calcext:value-type="float">
            <text:p>6</text:p>
          </table:table-cell>
          <table:table-cell table:style-name="ce135" table:formula="of:=VLOOKUP([.$I43];[.$C$2:.$H$52];5;0)" office:value-type="float" office:value="5" calcext:value-type="float">
            <text:p>5</text:p>
          </table:table-cell>
          <table:table-cell table:style-name="ce294" table:formula="of:=VLOOKUP([.$I43];[.$C$2:.$H$52];6;0)" office:value-type="float" office:value="4" calcext:value-type="float">
            <text:p>4</text:p>
          </table:table-cell>
          <table:table-cell table:formula="of:=DEC2BIN([.J43];3)" office:value-type="string" office:string-value="011" calcext:value-type="string">
            <text:p>011</text:p>
          </table:table-cell>
          <table:table-cell table:formula="of:=DEC2BIN([.K43];3)" office:value-type="string" office:string-value="011" calcext:value-type="string">
            <text:p>011</text:p>
          </table:table-cell>
          <table:table-cell table:formula="of:=DEC2BIN([.L43];3)" office:value-type="string" office:string-value="110" calcext:value-type="string">
            <text:p>110</text:p>
          </table:table-cell>
          <table:table-cell table:formula="of:=DEC2BIN([.M43];3)" office:value-type="string" office:string-value="101" calcext:value-type="string">
            <text:p>101</text:p>
          </table:table-cell>
          <table:table-cell table:formula="of:=DEC2BIN([.N43];3)" office:value-type="string" office:string-value="100" calcext:value-type="string">
            <text:p>100</text:p>
          </table:table-cell>
          <table:table-cell office:value-type="float" office:value="321" calcext:value-type="float">
            <text:p>321</text:p>
          </table:table-cell>
          <table:table-cell table:formula="of:=MID([.$U$2];[.T43];8)" office:value-type="string" office:string-value="00110100" calcext:value-type="string">
            <text:p>00110100</text:p>
          </table:table-cell>
          <table:table-cell table:formula="of:=BIN2HEX([.U43];2)" office:value-type="string" office:string-value="34" calcext:value-type="string">
            <text:p>34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T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NM</text:p>
          </table:table-cell>
          <table:table-cell table:style-name="ce135" table:formula="of:=VLOOKUP([.$I44];[.$C$2:.$H$52];2;0)" office:value-type="float" office:value="4" calcext:value-type="float">
            <text:p>4</text:p>
          </table:table-cell>
          <table:table-cell table:style-name="ce135" table:formula="of:=VLOOKUP([.$I44];[.$C$2:.$H$52];3;0)" office:value-type="float" office:value="3" calcext:value-type="float">
            <text:p>3</text:p>
          </table:table-cell>
          <table:table-cell table:style-name="ce135" table:formula="of:=VLOOKUP([.$I44];[.$C$2:.$H$52];4;0)" office:value-type="float" office:value="5" calcext:value-type="float">
            <text:p>5</text:p>
          </table:table-cell>
          <table:table-cell table:style-name="ce135" table:formula="of:=VLOOKUP([.$I44];[.$C$2:.$H$52];5;0)" office:value-type="float" office:value="6" calcext:value-type="float">
            <text:p>6</text:p>
          </table:table-cell>
          <table:table-cell table:style-name="ce294" table:formula="of:=VLOOKUP([.$I44];[.$C$2:.$H$52];6;0)" office:value-type="float" office:value="5" calcext:value-type="float">
            <text:p>5</text:p>
          </table:table-cell>
          <table:table-cell table:formula="of:=DEC2BIN([.J44];3)" office:value-type="string" office:string-value="100" calcext:value-type="string">
            <text:p>100</text:p>
          </table:table-cell>
          <table:table-cell table:formula="of:=DEC2BIN([.K44];3)" office:value-type="string" office:string-value="011" calcext:value-type="string">
            <text:p>011</text:p>
          </table:table-cell>
          <table:table-cell table:formula="of:=DEC2BIN([.L44];3)" office:value-type="string" office:string-value="101" calcext:value-type="string">
            <text:p>101</text:p>
          </table:table-cell>
          <table:table-cell table:formula="of:=DEC2BIN([.M44];3)" office:value-type="string" office:string-value="110" calcext:value-type="string">
            <text:p>110</text:p>
          </table:table-cell>
          <table:table-cell table:formula="of:=DEC2BIN([.N44];3)" office:value-type="string" office:string-value="101" calcext:value-type="string">
            <text:p>101</text:p>
          </table:table-cell>
          <table:table-cell office:value-type="float" office:value="329" calcext:value-type="float">
            <text:p>329</text:p>
          </table:table-cell>
          <table:table-cell table:formula="of:=MID([.$U$2];[.T44];8)" office:value-type="string" office:string-value="01001001" calcext:value-type="string">
            <text:p>01001001</text:p>
          </table:table-cell>
          <table:table-cell table:formula="of:=BIN2HEX([.U44];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Z</text:p>
          </table:table-cell>
          <table:table-cell table:style-name="ce135" table:formula="of:=VLOOKUP([.$I45];[.$C$2:.$H$52];2;0)" office:value-type="float" office:value="5" calcext:value-type="float">
            <text:p>5</text:p>
          </table:table-cell>
          <table:table-cell table:style-name="ce135" table:formula="of:=VLOOKUP([.$I45];[.$C$2:.$H$52];3;0)" office:value-type="float" office:value="4" calcext:value-type="float">
            <text:p>4</text:p>
          </table:table-cell>
          <table:table-cell table:style-name="ce135" table:formula="of:=VLOOKUP([.$I45];[.$C$2:.$H$52];4;0)" office:value-type="float" office:value="4" calcext:value-type="float">
            <text:p>4</text:p>
          </table:table-cell>
          <table:table-cell table:style-name="ce135" table:formula="of:=VLOOKUP([.$I45];[.$C$2:.$H$52];5;0)" office:value-type="float" office:value="6" calcext:value-type="float">
            <text:p>6</text:p>
          </table:table-cell>
          <table:table-cell table:style-name="ce294" table:formula="of:=VLOOKUP([.$I45];[.$C$2:.$H$52];6;0)" office:value-type="float" office:value="5" calcext:value-type="float">
            <text:p>5</text:p>
          </table:table-cell>
          <table:table-cell table:formula="of:=DEC2BIN([.J45];3)" office:value-type="string" office:string-value="101" calcext:value-type="string">
            <text:p>101</text:p>
          </table:table-cell>
          <table:table-cell table:formula="of:=DEC2BIN([.K45];3)" office:value-type="string" office:string-value="100" calcext:value-type="string">
            <text:p>100</text:p>
          </table:table-cell>
          <table:table-cell table:formula="of:=DEC2BIN([.L45];3)" office:value-type="string" office:string-value="100" calcext:value-type="string">
            <text:p>100</text:p>
          </table:table-cell>
          <table:table-cell table:formula="of:=DEC2BIN([.M45];3)" office:value-type="string" office:string-value="110" calcext:value-type="string">
            <text:p>110</text:p>
          </table:table-cell>
          <table:table-cell table:formula="of:=DEC2BIN([.N45];3)" office:value-type="string" office:string-value="101" calcext:value-type="string">
            <text:p>101</text:p>
          </table:table-cell>
          <table:table-cell office:value-type="float" office:value="337" calcext:value-type="float">
            <text:p>337</text:p>
          </table:table-cell>
          <table:table-cell table:formula="of:=MID([.$U$2];[.T45];8)" office:value-type="string" office:string-value="01001010" calcext:value-type="string">
            <text:p>01001010</text:p>
          </table:table-cell>
          <table:table-cell table:formula="of:=BIN2HEX([.U45];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UT</text:p>
          </table:table-cell>
          <table:table-cell table:style-name="ce135" table:formula="of:=VLOOKUP([.$I46];[.$C$2:.$H$52];2;0)" office:value-type="float" office:value="4" calcext:value-type="float">
            <text:p>4</text:p>
          </table:table-cell>
          <table:table-cell table:style-name="ce135" table:formula="of:=VLOOKUP([.$I46];[.$C$2:.$H$52];3;0)" office:value-type="float" office:value="5" calcext:value-type="float">
            <text:p>5</text:p>
          </table:table-cell>
          <table:table-cell table:style-name="ce135" table:formula="of:=VLOOKUP([.$I46];[.$C$2:.$H$52];4;0)" office:value-type="float" office:value="6" calcext:value-type="float">
            <text:p>6</text:p>
          </table:table-cell>
          <table:table-cell table:style-name="ce135" table:formula="of:=VLOOKUP([.$I46];[.$C$2:.$H$52];5;0)" office:value-type="float" office:value="6" calcext:value-type="float">
            <text:p>6</text:p>
          </table:table-cell>
          <table:table-cell table:style-name="ce294" table:formula="of:=VLOOKUP([.$I46];[.$C$2:.$H$52];6;0)" office:value-type="float" office:value="4" calcext:value-type="float">
            <text:p>4</text:p>
          </table:table-cell>
          <table:table-cell table:formula="of:=DEC2BIN([.J46];3)" office:value-type="string" office:string-value="100" calcext:value-type="string">
            <text:p>100</text:p>
          </table:table-cell>
          <table:table-cell table:formula="of:=DEC2BIN([.K46];3)" office:value-type="string" office:string-value="101" calcext:value-type="string">
            <text:p>101</text:p>
          </table:table-cell>
          <table:table-cell table:formula="of:=DEC2BIN([.L46];3)" office:value-type="string" office:string-value="110" calcext:value-type="string">
            <text:p>110</text:p>
          </table:table-cell>
          <table:table-cell table:formula="of:=DEC2BIN([.M46];3)" office:value-type="string" office:string-value="110" calcext:value-type="string">
            <text:p>110</text:p>
          </table:table-cell>
          <table:table-cell table:formula="of:=DEC2BIN([.N46];3)" office:value-type="string" office:string-value="100" calcext:value-type="string">
            <text:p>100</text:p>
          </table:table-cell>
          <table:table-cell office:value-type="float" office:value="345" calcext:value-type="float">
            <text:p>345</text:p>
          </table:table-cell>
          <table:table-cell table:formula="of:=MID([.$U$2];[.T46];8)" office:value-type="string" office:string-value="00010011" calcext:value-type="string">
            <text:p>00010011</text:p>
          </table:table-cell>
          <table:table-cell table:formula="of:=BIN2HEX([.U46];2)" office:value-type="string" office:string-value="13" calcext:value-type="string">
            <text:p>13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V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9" office:value-type="string" calcext:value-type="string">
            <text:p>NV</text:p>
          </table:table-cell>
          <table:table-cell table:style-name="ce266" table:formula="of:=VLOOKUP([.$I47];[.$C$2:.$H$52];2;0)" office:value-type="float" office:value="5" calcext:value-type="float">
            <text:p>5</text:p>
          </table:table-cell>
          <table:table-cell table:style-name="ce266" table:formula="of:=VLOOKUP([.$I47];[.$C$2:.$H$52];3;0)" office:value-type="float" office:value="3" calcext:value-type="float">
            <text:p>3</text:p>
          </table:table-cell>
          <table:table-cell table:style-name="ce266" table:formula="of:=VLOOKUP([.$I47];[.$C$2:.$H$52];4;0)" office:value-type="float" office:value="6" calcext:value-type="float">
            <text:p>6</text:p>
          </table:table-cell>
          <table:table-cell table:style-name="ce266" table:formula="of:=VLOOKUP([.$I47];[.$C$2:.$H$52];5;0)" office:value-type="float" office:value="6" calcext:value-type="float">
            <text:p>6</text:p>
          </table:table-cell>
          <table:table-cell table:style-name="ce295" table:formula="of:=VLOOKUP([.$I47];[.$C$2:.$H$52];6;0)" office:value-type="float" office:value="3" calcext:value-type="float">
            <text:p>3</text:p>
          </table:table-cell>
          <table:table-cell table:formula="of:=DEC2BIN([.J47];3)" office:value-type="string" office:string-value="101" calcext:value-type="string">
            <text:p>101</text:p>
          </table:table-cell>
          <table:table-cell table:formula="of:=DEC2BIN([.K47];3)" office:value-type="string" office:string-value="011" calcext:value-type="string">
            <text:p>011</text:p>
          </table:table-cell>
          <table:table-cell table:formula="of:=DEC2BIN([.L47];3)" office:value-type="string" office:string-value="110" calcext:value-type="string">
            <text:p>110</text:p>
          </table:table-cell>
          <table:table-cell table:formula="of:=DEC2BIN([.M47];3)" office:value-type="string" office:string-value="110" calcext:value-type="string">
            <text:p>110</text:p>
          </table:table-cell>
          <table:table-cell table:formula="of:=DEC2BIN([.N47];3)" office:value-type="string" office:string-value="011" calcext:value-type="string">
            <text:p>011</text:p>
          </table:table-cell>
          <table:table-cell office:value-type="float" office:value="353" calcext:value-type="float">
            <text:p>353</text:p>
          </table:table-cell>
          <table:table-cell table:formula="of:=MID([.$U$2];[.T47];8)" office:value-type="string" office:string-value="00001100" calcext:value-type="string">
            <text:p>00001100</text:p>
          </table:table-cell>
          <table:table-cell table:formula="of:=BIN2HEX([.U47];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58" office:value-type="string" calcext:value-type="string">
            <text:p>WA</text:p>
          </table:table-cell>
          <table:table-cell table:style-name="ce264" table:formula="of:=VLOOKUP([.$I48];[.$C$2:.$H$52];2;0)" office:value-type="float" office:value="3" calcext:value-type="float">
            <text:p>3</text:p>
          </table:table-cell>
          <table:table-cell table:style-name="ce264" table:formula="of:=VLOOKUP([.$I48];[.$C$2:.$H$52];3;0)" office:value-type="float" office:value="2" calcext:value-type="float">
            <text:p>2</text:p>
          </table:table-cell>
          <table:table-cell table:style-name="ce264" table:formula="of:=VLOOKUP([.$I48];[.$C$2:.$H$52];4;0)" office:value-type="float" office:value="2" calcext:value-type="float">
            <text:p>2</text:p>
          </table:table-cell>
          <table:table-cell table:style-name="ce264" table:formula="of:=VLOOKUP([.$I48];[.$C$2:.$H$52];5;0)" office:value-type="float" office:value="3" calcext:value-type="float">
            <text:p>3</text:p>
          </table:table-cell>
          <table:table-cell table:style-name="ce276" table:formula="of:=VLOOKUP([.$I48];[.$C$2:.$H$52];6;0)" office:value-type="float" office:value="3" calcext:value-type="float">
            <text:p>3</text:p>
          </table:table-cell>
          <table:table-cell table:formula="of:=DEC2BIN([.J48];3)" office:value-type="string" office:string-value="011" calcext:value-type="string">
            <text:p>011</text:p>
          </table:table-cell>
          <table:table-cell table:formula="of:=DEC2BIN([.K48];3)" office:value-type="string" office:string-value="010" calcext:value-type="string">
            <text:p>010</text:p>
          </table:table-cell>
          <table:table-cell table:formula="of:=DEC2BIN([.L48];3)" office:value-type="string" office:string-value="010" calcext:value-type="string">
            <text:p>010</text:p>
          </table:table-cell>
          <table:table-cell table:formula="of:=DEC2BIN([.M48];3)" office:value-type="string" office:string-value="011" calcext:value-type="string">
            <text:p>011</text:p>
          </table:table-cell>
          <table:table-cell table:formula="of:=DEC2BIN([.N48];3)" office:value-type="string" office:string-value="011" calcext:value-type="string">
            <text:p>011</text:p>
          </table:table-cell>
          <table:table-cell office:value-type="float" office:value="361" calcext:value-type="float">
            <text:p>361</text:p>
          </table:table-cell>
          <table:table-cell table:formula="of:=MID([.$U$2];[.T48];8)" office:value-type="string" office:string-value="01101110" calcext:value-type="string">
            <text:p>01101110</text:p>
          </table:table-cell>
          <table:table-cell table:formula="of:=BIN2HEX([.U48];2)" office:value-type="string" office:string-value="6E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W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3" office:value-type="string" calcext:value-type="string">
            <text:p>OR</text:p>
          </table:table-cell>
          <table:table-cell table:style-name="ce135" table:formula="of:=VLOOKUP([.$I49];[.$C$2:.$H$52];2;0)" office:value-type="float" office:value="2" calcext:value-type="float">
            <text:p>2</text:p>
          </table:table-cell>
          <table:table-cell table:style-name="ce135" table:formula="of:=VLOOKUP([.$I49];[.$C$2:.$H$52];3;0)" office:value-type="float" office:value="2" calcext:value-type="float">
            <text:p>2</text:p>
          </table:table-cell>
          <table:table-cell table:style-name="ce135" table:formula="of:=VLOOKUP([.$I49];[.$C$2:.$H$52];4;0)" office:value-type="float" office:value="3" calcext:value-type="float">
            <text:p>3</text:p>
          </table:table-cell>
          <table:table-cell table:style-name="ce135" table:formula="of:=VLOOKUP([.$I49];[.$C$2:.$H$52];5;0)" office:value-type="float" office:value="4" calcext:value-type="float">
            <text:p>4</text:p>
          </table:table-cell>
          <table:table-cell table:style-name="ce294" table:formula="of:=VLOOKUP([.$I49];[.$C$2:.$H$52];6;0)" office:value-type="float" office:value="1" calcext:value-type="float">
            <text:p>1</text:p>
          </table:table-cell>
          <table:table-cell table:formula="of:=DEC2BIN([.J49];3)" office:value-type="string" office:string-value="010" calcext:value-type="string">
            <text:p>010</text:p>
          </table:table-cell>
          <table:table-cell table:formula="of:=DEC2BIN([.K49];3)" office:value-type="string" office:string-value="010" calcext:value-type="string">
            <text:p>010</text:p>
          </table:table-cell>
          <table:table-cell table:formula="of:=DEC2BIN([.L49];3)" office:value-type="string" office:string-value="011" calcext:value-type="string">
            <text:p>011</text:p>
          </table:table-cell>
          <table:table-cell table:formula="of:=DEC2BIN([.M49];3)" office:value-type="string" office:string-value="100" calcext:value-type="string">
            <text:p>100</text:p>
          </table:table-cell>
          <table:table-cell table:formula="of:=DEC2BIN([.N49];3)" office:value-type="string" office:string-value="001" calcext:value-type="string">
            <text:p>001</text:p>
          </table:table-cell>
          <table:table-cell office:value-type="float" office:value="369" calcext:value-type="float">
            <text:p>369</text:p>
          </table:table-cell>
          <table:table-cell table:formula="of:=MID([.$U$2];[.T49];8)" office:value-type="string" office:string-value="00111101" calcext:value-type="string">
            <text:p>00111101</text:p>
          </table:table-cell>
          <table:table-cell table:formula="of:=BIN2HEX([.U49];2)" office:value-type="string" office:string-value="3D" calcext:value-type="string">
            <text:p>3D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W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CA</text:p>
          </table:table-cell>
          <table:table-cell table:style-name="ce135" table:formula="of:=VLOOKUP([.$I50];[.$C$2:.$H$52];2;0)" office:value-type="float" office:value="2" calcext:value-type="float">
            <text:p>2</text:p>
          </table:table-cell>
          <table:table-cell table:style-name="ce135" table:formula="of:=VLOOKUP([.$I50];[.$C$2:.$H$52];3;0)" office:value-type="float" office:value="1" calcext:value-type="float">
            <text:p>1</text:p>
          </table:table-cell>
          <table:table-cell table:style-name="ce135" table:formula="of:=VLOOKUP([.$I50];[.$C$2:.$H$52];4;0)" office:value-type="float" office:value="1" calcext:value-type="float">
            <text:p>1</text:p>
          </table:table-cell>
          <table:table-cell table:style-name="ce135" table:formula="of:=VLOOKUP([.$I50];[.$C$2:.$H$52];5;0)" office:value-type="float" office:value="3" calcext:value-type="float">
            <text:p>3</text:p>
          </table:table-cell>
          <table:table-cell table:style-name="ce294" table:formula="of:=VLOOKUP([.$I50];[.$C$2:.$H$52];6;0)" office:value-type="float" office:value="3" calcext:value-type="float">
            <text:p>3</text:p>
          </table:table-cell>
          <table:table-cell table:formula="of:=DEC2BIN([.J50];3)" office:value-type="string" office:string-value="010" calcext:value-type="string">
            <text:p>010</text:p>
          </table:table-cell>
          <table:table-cell table:formula="of:=DEC2BIN([.K50];3)" office:value-type="string" office:string-value="001" calcext:value-type="string">
            <text:p>001</text:p>
          </table:table-cell>
          <table:table-cell table:formula="of:=DEC2BIN([.L50];3)" office:value-type="string" office:string-value="001" calcext:value-type="string">
            <text:p>001</text:p>
          </table:table-cell>
          <table:table-cell table:formula="of:=DEC2BIN([.M50];3)" office:value-type="string" office:string-value="011" calcext:value-type="string">
            <text:p>011</text:p>
          </table:table-cell>
          <table:table-cell table:formula="of:=DEC2BIN([.N50];3)" office:value-type="string" office:string-value="011" calcext:value-type="string">
            <text:p>011</text:p>
          </table:table-cell>
          <table:table-cell office:value-type="float" office:value="377" calcext:value-type="float">
            <text:p>377</text:p>
          </table:table-cell>
          <table:table-cell table:formula="of:=MID([.$U$2];[.T50];8)" office:value-type="string" office:string-value="00110100" calcext:value-type="string">
            <text:p>00110100</text:p>
          </table:table-cell>
          <table:table-cell table:formula="of:=BIN2HEX([.U50];2)" office:value-type="string" office:string-value="34" calcext:value-type="string">
            <text:p>34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W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K</text:p>
          </table:table-cell>
          <table:table-cell table:style-name="ce135" table:formula="of:=VLOOKUP([.$I51];[.$C$2:.$H$52];2;0)" office:value-type="float" office:value="1" calcext:value-type="float">
            <text:p>1</text:p>
          </table:table-cell>
          <table:table-cell table:style-name="ce135" table:formula="of:=VLOOKUP([.$I51];[.$C$2:.$H$52];3;0)" office:value-type="float" office:value="5" calcext:value-type="float">
            <text:p>5</text:p>
          </table:table-cell>
          <table:table-cell table:style-name="ce135" table:formula="of:=VLOOKUP([.$I51];[.$C$2:.$H$52];4;0)" office:value-type="float" office:value="3" calcext:value-type="float">
            <text:p>3</text:p>
          </table:table-cell>
          <table:table-cell table:style-name="ce135" table:formula="of:=VLOOKUP([.$I51];[.$C$2:.$H$52];5;0)" office:value-type="float" office:value="2" calcext:value-type="float">
            <text:p>2</text:p>
          </table:table-cell>
          <table:table-cell table:style-name="ce294" table:formula="of:=VLOOKUP([.$I51];[.$C$2:.$H$52];6;0)" office:value-type="float" office:value="6" calcext:value-type="float">
            <text:p>6</text:p>
          </table:table-cell>
          <table:table-cell table:formula="of:=DEC2BIN([.J51];3)" office:value-type="string" office:string-value="001" calcext:value-type="string">
            <text:p>001</text:p>
          </table:table-cell>
          <table:table-cell table:formula="of:=DEC2BIN([.K51];3)" office:value-type="string" office:string-value="101" calcext:value-type="string">
            <text:p>101</text:p>
          </table:table-cell>
          <table:table-cell table:formula="of:=DEC2BIN([.L51];3)" office:value-type="string" office:string-value="011" calcext:value-type="string">
            <text:p>011</text:p>
          </table:table-cell>
          <table:table-cell table:formula="of:=DEC2BIN([.M51];3)" office:value-type="string" office:string-value="010" calcext:value-type="string">
            <text:p>010</text:p>
          </table:table-cell>
          <table:table-cell table:formula="of:=DEC2BIN([.N51];3)" office:value-type="string" office:string-value="110" calcext:value-type="string">
            <text:p>110</text:p>
          </table:table-cell>
          <table:table-cell office:value-type="float" office:value="385" calcext:value-type="float">
            <text:p>385</text:p>
          </table:table-cell>
          <table:table-cell table:formula="of:=MID([.$U$2];[.T51];8)" office:value-type="string" office:string-value="10001111" calcext:value-type="string">
            <text:p>10001111</text:p>
          </table:table-cell>
          <table:table-cell table:formula="of:=BIN2HEX([.U51];2)" office:value-type="string" office:string-value="8F" calcext:value-type="string">
            <text:p>8F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W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59" office:value-type="string" calcext:value-type="string">
            <text:p>HI</text:p>
          </table:table-cell>
          <table:table-cell table:style-name="ce266" table:formula="of:=VLOOKUP([.$I52];[.$C$2:.$H$52];2;0)" office:value-type="float" office:value="2" calcext:value-type="float">
            <text:p>2</text:p>
          </table:table-cell>
          <table:table-cell table:style-name="ce266" table:formula="of:=VLOOKUP([.$I52];[.$C$2:.$H$52];3;0)" office:value-type="float" office:value="1" calcext:value-type="float">
            <text:p>1</text:p>
          </table:table-cell>
          <table:table-cell table:style-name="ce266" table:formula="of:=VLOOKUP([.$I52];[.$C$2:.$H$52];4;0)" office:value-type="float" office:value="2" calcext:value-type="float">
            <text:p>2</text:p>
          </table:table-cell>
          <table:table-cell table:style-name="ce266" table:formula="of:=VLOOKUP([.$I52];[.$C$2:.$H$52];5;0)" office:value-type="float" office:value="2" calcext:value-type="float">
            <text:p>2</text:p>
          </table:table-cell>
          <table:table-cell table:style-name="ce295" table:formula="of:=VLOOKUP([.$I52];[.$C$2:.$H$52];6;0)" office:value-type="float" office:value="6" calcext:value-type="float">
            <text:p>6</text:p>
          </table:table-cell>
          <table:table-cell table:formula="of:=DEC2BIN([.J52];3)" office:value-type="string" office:string-value="010" calcext:value-type="string">
            <text:p>010</text:p>
          </table:table-cell>
          <table:table-cell table:formula="of:=DEC2BIN([.K52];3)" office:value-type="string" office:string-value="001" calcext:value-type="string">
            <text:p>001</text:p>
          </table:table-cell>
          <table:table-cell table:formula="of:=DEC2BIN([.L52];3)" office:value-type="string" office:string-value="010" calcext:value-type="string">
            <text:p>010</text:p>
          </table:table-cell>
          <table:table-cell table:formula="of:=DEC2BIN([.M52];3)" office:value-type="string" office:string-value="010" calcext:value-type="string">
            <text:p>010</text:p>
          </table:table-cell>
          <table:table-cell table:formula="of:=DEC2BIN([.N52];3)" office:value-type="string" office:string-value="110" calcext:value-type="string">
            <text:p>110</text:p>
          </table:table-cell>
          <table:table-cell office:value-type="float" office:value="393" calcext:value-type="float">
            <text:p>393</text:p>
          </table:table-cell>
          <table:table-cell table:formula="of:=MID([.$U$2];[.T52];8)" office:value-type="string" office:string-value="01000011" calcext:value-type="string">
            <text:p>01000011</text:p>
          </table:table-cell>
          <table:table-cell table:formula="of:=BIN2HEX([.U52];2)" office:value-type="string" office:string-value="43" calcext:value-type="string">
            <text:p>4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6"/>
          <table:table-cell table:style-name="ce115" office:value-type="string" calcext:value-type="string">
            <text:p>000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table:formula="of:=MID([.$U$2];[.T53];8)" office:value-type="string" office:string-value="10010110" calcext:value-type="string">
            <text:p>10010110</text:p>
          </table:table-cell>
          <table:table-cell table:formula="of:=BIN2HEX([.U53];2)" office:value-type="string" office:string-value="96" calcext:value-type="string">
            <text:p>9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09" calcext:value-type="float">
            <text:p>409</text:p>
          </table:table-cell>
          <table:table-cell table:formula="of:=MID([.$U$2];[.T54];8)" office:value-type="string" office:string-value="10101110" calcext:value-type="string">
            <text:p>10101110</text:p>
          </table:table-cell>
          <table:table-cell table:formula="of:=BIN2HEX([.U54];2)" office:value-type="string" office:string-value="AE" calcext:value-type="string">
            <text:p>AE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17" calcext:value-type="float">
            <text:p>417</text:p>
          </table:table-cell>
          <table:table-cell table:formula="of:=MID([.$U$2];[.T55];8)" office:value-type="string" office:string-value="10111101" calcext:value-type="string">
            <text:p>10111101</text:p>
          </table:table-cell>
          <table:table-cell table:formula="of:=BIN2HEX([.U55];2)" office:value-type="string" office:string-value="BD" calcext:value-type="string">
            <text:p>B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25" calcext:value-type="float">
            <text:p>425</text:p>
          </table:table-cell>
          <table:table-cell table:formula="of:=MID([.$U$2];[.T56];8)" office:value-type="string" office:string-value="00100101" calcext:value-type="string">
            <text:p>00100101</text:p>
          </table:table-cell>
          <table:table-cell table:formula="of:=BIN2HEX([.U56];2)" office:value-type="string" office:string-value="25" calcext:value-type="string">
            <text:p>25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33" calcext:value-type="float">
            <text:p>433</text:p>
          </table:table-cell>
          <table:table-cell table:formula="of:=MID([.$U$2];[.T57];8)" office:value-type="string" office:string-value="01111010" calcext:value-type="string">
            <text:p>01111010</text:p>
          </table:table-cell>
          <table:table-cell table:formula="of:=BIN2HEX([.U57];2)" office:value-type="string" office:string-value="7A" calcext:value-type="string">
            <text:p>7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41" calcext:value-type="float">
            <text:p>441</text:p>
          </table:table-cell>
          <table:table-cell table:formula="of:=MID([.$U$2];[.T58];8)" office:value-type="string" office:string-value="00011101" calcext:value-type="string">
            <text:p>00011101</text:p>
          </table:table-cell>
          <table:table-cell table:formula="of:=BIN2HEX([.U58];2)" office:value-type="string" office:string-value="1D" calcext:value-type="string">
            <text:p>1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49" calcext:value-type="float">
            <text:p>449</text:p>
          </table:table-cell>
          <table:table-cell table:formula="of:=MID([.$U$2];[.T59];8)" office:value-type="string" office:string-value="01100110" calcext:value-type="string">
            <text:p>01100110</text:p>
          </table:table-cell>
          <table:table-cell table:formula="of:=BIN2HEX([.U59];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57" calcext:value-type="float">
            <text:p>457</text:p>
          </table:table-cell>
          <table:table-cell table:formula="of:=MID([.$U$2];[.T60];8)" office:value-type="string" office:string-value="11010010" calcext:value-type="string">
            <text:p>11010010</text:p>
          </table:table-cell>
          <table:table-cell table:formula="of:=BIN2HEX([.U60];2)" office:value-type="string" office:string-value="D2" calcext:value-type="string">
            <text:p>D2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65" calcext:value-type="float">
            <text:p>465</text:p>
          </table:table-cell>
          <table:table-cell table:formula="of:=MID([.$U$2];[.T61];8)" office:value-type="string" office:string-value="11011100" calcext:value-type="string">
            <text:p>11011100</text:p>
          </table:table-cell>
          <table:table-cell table:formula="of:=BIN2HEX([.U61];2)" office:value-type="string" office:string-value="DC" calcext:value-type="string">
            <text:p>D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73" calcext:value-type="float">
            <text:p>473</text:p>
          </table:table-cell>
          <table:table-cell table:formula="of:=MID([.$U$2];[.T62];8)" office:value-type="string" office:string-value="11110011" calcext:value-type="string">
            <text:p>11110011</text:p>
          </table:table-cell>
          <table:table-cell table:formula="of:=BIN2HEX([.U62];2)" office:value-type="string" office:string-value="F3" calcext:value-type="string">
            <text:p>F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81" calcext:value-type="float">
            <text:p>481</text:p>
          </table:table-cell>
          <table:table-cell table:formula="of:=MID([.$U$2];[.T63];8)" office:value-type="string" office:string-value="11011010" calcext:value-type="string">
            <text:p>11011010</text:p>
          </table:table-cell>
          <table:table-cell table:formula="of:=BIN2HEX([.U63];2)" office:value-type="string" office:string-value="DA" calcext:value-type="string">
            <text:p>D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89" calcext:value-type="float">
            <text:p>489</text:p>
          </table:table-cell>
          <table:table-cell table:formula="of:=MID([.$U$2];[.T64];8)" office:value-type="string" office:string-value="11101101" calcext:value-type="string">
            <text:p>11101101</text:p>
          </table:table-cell>
          <table:table-cell table:formula="of:=BIN2HEX([.U64];2)" office:value-type="string" office:string-value="ED" calcext:value-type="string">
            <text:p>E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497" calcext:value-type="float">
            <text:p>497</text:p>
          </table:table-cell>
          <table:table-cell table:formula="of:=MID([.$U$2];[.T65];8)" office:value-type="string" office:string-value="10101010" calcext:value-type="string">
            <text:p>10101010</text:p>
          </table:table-cell>
          <table:table-cell table:formula="of:=BIN2HEX([.U65];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05" calcext:value-type="float">
            <text:p>505</text:p>
          </table:table-cell>
          <table:table-cell table:formula="of:=MID([.$U$2];[.T66];8)" office:value-type="string" office:string-value="11010110" calcext:value-type="string">
            <text:p>11010110</text:p>
          </table:table-cell>
          <table:table-cell table:formula="of:=BIN2HEX([.U66];2)" office:value-type="string" office:string-value="D6" calcext:value-type="string">
            <text:p>D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13" calcext:value-type="float">
            <text:p>513</text:p>
          </table:table-cell>
          <table:table-cell table:formula="of:=MID([.$U$2];[.T67];8)" office:value-type="string" office:string-value="11101001" calcext:value-type="string">
            <text:p>11101001</text:p>
          </table:table-cell>
          <table:table-cell table:formula="of:=BIN2HEX([.U67];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21" calcext:value-type="float">
            <text:p>521</text:p>
          </table:table-cell>
          <table:table-cell table:formula="of:=MID([.$U$2];[.T68];8)" office:value-type="string" office:string-value="01011100" calcext:value-type="string">
            <text:p>01011100</text:p>
          </table:table-cell>
          <table:table-cell table:formula="of:=BIN2HEX([.U68];2)" office:value-type="string" office:string-value="5C" calcext:value-type="string">
            <text:p>5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29" calcext:value-type="float">
            <text:p>529</text:p>
          </table:table-cell>
          <table:table-cell table:formula="of:=MID([.$U$2];[.T69];8)" office:value-type="string" office:string-value="10111010" calcext:value-type="string">
            <text:p>10111010</text:p>
          </table:table-cell>
          <table:table-cell table:formula="of:=BIN2HEX([.U69];2)" office:value-type="string" office:string-value="BA" calcext:value-type="string">
            <text:p>B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37" calcext:value-type="float">
            <text:p>537</text:p>
          </table:table-cell>
          <table:table-cell table:formula="of:=MID([.$U$2];[.T70];8)" office:value-type="string" office:string-value="00101011" calcext:value-type="string">
            <text:p>00101011</text:p>
          </table:table-cell>
          <table:table-cell table:formula="of:=BIN2HEX([.U70];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45" calcext:value-type="float">
            <text:p>545</text:p>
          </table:table-cell>
          <table:table-cell table:formula="of:=MID([.$U$2];[.T71];8)" office:value-type="string" office:string-value="10110110" calcext:value-type="string">
            <text:p>10110110</text:p>
          </table:table-cell>
          <table:table-cell table:formula="of:=BIN2HEX([.U71];2)" office:value-type="string" office:string-value="B6" calcext:value-type="string">
            <text:p>B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53" calcext:value-type="float">
            <text:p>553</text:p>
          </table:table-cell>
          <table:table-cell table:formula="of:=MID([.$U$2];[.T72];8)" office:value-type="string" office:string-value="10011010" calcext:value-type="string">
            <text:p>10011010</text:p>
          </table:table-cell>
          <table:table-cell table:formula="of:=BIN2HEX([.U72];2)" office:value-type="string" office:string-value="9A" calcext:value-type="string">
            <text:p>9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61" calcext:value-type="float">
            <text:p>561</text:p>
          </table:table-cell>
          <table:table-cell table:formula="of:=MID([.$U$2];[.T73];8)" office:value-type="string" office:string-value="11101101" calcext:value-type="string">
            <text:p>11101101</text:p>
          </table:table-cell>
          <table:table-cell table:formula="of:=BIN2HEX([.U73];2)" office:value-type="string" office:string-value="ED" calcext:value-type="string">
            <text:p>E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69" calcext:value-type="float">
            <text:p>569</text:p>
          </table:table-cell>
          <table:table-cell table:formula="of:=MID([.$U$2];[.T74];8)" office:value-type="string" office:string-value="00011110" calcext:value-type="string">
            <text:p>00011110</text:p>
          </table:table-cell>
          <table:table-cell table:formula="of:=BIN2HEX([.U74];2)" office:value-type="string" office:string-value="1E" calcext:value-type="string">
            <text:p>1E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77" calcext:value-type="float">
            <text:p>577</text:p>
          </table:table-cell>
          <table:table-cell table:formula="of:=MID([.$U$2];[.T75];8)" office:value-type="string" office:string-value="10010001" calcext:value-type="string">
            <text:p>10010001</text:p>
          </table:table-cell>
          <table:table-cell table:formula="of:=BIN2HEX([.U75];2)" office:value-type="string" office:string-value="91" calcext:value-type="string">
            <text:p>9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85" calcext:value-type="float">
            <text:p>585</text:p>
          </table:table-cell>
          <table:table-cell table:formula="of:=MID([.$U$2];[.T76];8)" office:value-type="string" office:string-value="11011100" calcext:value-type="string">
            <text:p>11011100</text:p>
          </table:table-cell>
          <table:table-cell table:formula="of:=BIN2HEX([.U76];2)" office:value-type="string" office:string-value="DC" calcext:value-type="string">
            <text:p>D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593" calcext:value-type="float">
            <text:p>593</text:p>
          </table:table-cell>
          <table:table-cell table:formula="of:=MID([.$U$2];[.T77];8)" office:value-type="string" office:string-value="11110011" calcext:value-type="string">
            <text:p>11110011</text:p>
          </table:table-cell>
          <table:table-cell table:formula="of:=BIN2HEX([.U77];2)" office:value-type="string" office:string-value="F3" calcext:value-type="string">
            <text:p>F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01" calcext:value-type="float">
            <text:p>601</text:p>
          </table:table-cell>
          <table:table-cell table:formula="of:=MID([.$U$2];[.T78];8)" office:value-type="string" office:string-value="01111010" calcext:value-type="string">
            <text:p>01111010</text:p>
          </table:table-cell>
          <table:table-cell table:formula="of:=BIN2HEX([.U78];2)" office:value-type="string" office:string-value="7A" calcext:value-type="string">
            <text:p>7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09" calcext:value-type="float">
            <text:p>609</text:p>
          </table:table-cell>
          <table:table-cell table:formula="of:=MID([.$U$2];[.T79];8)" office:value-type="string" office:string-value="10110110" calcext:value-type="string">
            <text:p>10110110</text:p>
          </table:table-cell>
          <table:table-cell table:formula="of:=BIN2HEX([.U79];2)" office:value-type="string" office:string-value="B6" calcext:value-type="string">
            <text:p>B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17" calcext:value-type="float">
            <text:p>617</text:p>
          </table:table-cell>
          <table:table-cell table:formula="of:=MID([.$U$2];[.T80];8)" office:value-type="string" office:string-value="11011110" calcext:value-type="string">
            <text:p>11011110</text:p>
          </table:table-cell>
          <table:table-cell table:formula="of:=BIN2HEX([.U80];2)" office:value-type="string" office:string-value="DE" calcext:value-type="string">
            <text:p>DE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25" calcext:value-type="float">
            <text:p>625</text:p>
          </table:table-cell>
          <table:table-cell table:formula="of:=MID([.$U$2];[.T81];8)" office:value-type="string" office:string-value="10110010" calcext:value-type="string">
            <text:p>10110010</text:p>
          </table:table-cell>
          <table:table-cell table:formula="of:=BIN2HEX([.U81];2)" office:value-type="string" office:string-value="B2" calcext:value-type="string">
            <text:p>B2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33" calcext:value-type="float">
            <text:p>633</text:p>
          </table:table-cell>
          <table:table-cell table:formula="of:=MID([.$U$2];[.T82];8)" office:value-type="string" office:string-value="00111011" calcext:value-type="string">
            <text:p>00111011</text:p>
          </table:table-cell>
          <table:table-cell table:formula="of:=BIN2HEX([.U82];2)" office:value-type="string" office:string-value="3B" calcext:value-type="string">
            <text:p>3B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41" calcext:value-type="float">
            <text:p>641</text:p>
          </table:table-cell>
          <table:table-cell table:formula="of:=MID([.$U$2];[.T83];8)" office:value-type="string" office:string-value="10101101" calcext:value-type="string">
            <text:p>10101101</text:p>
          </table:table-cell>
          <table:table-cell table:formula="of:=BIN2HEX([.U83];2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49" calcext:value-type="float">
            <text:p>649</text:p>
          </table:table-cell>
          <table:table-cell table:formula="of:=MID([.$U$2];[.T84];8)" office:value-type="string" office:string-value="10010011" calcext:value-type="string">
            <text:p>10010011</text:p>
          </table:table-cell>
          <table:table-cell table:formula="of:=BIN2HEX([.U84];2)" office:value-type="string" office:string-value="93" calcext:value-type="string">
            <text:p>93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57" calcext:value-type="float">
            <text:p>657</text:p>
          </table:table-cell>
          <table:table-cell table:formula="of:=MID([.$U$2];[.T85];8)" office:value-type="string" office:string-value="01011001" calcext:value-type="string">
            <text:p>01011001</text:p>
          </table:table-cell>
          <table:table-cell table:formula="of:=BIN2HEX([.U85];2)" office:value-type="string" office:string-value="59" calcext:value-type="string">
            <text:p>59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65" calcext:value-type="float">
            <text:p>665</text:p>
          </table:table-cell>
          <table:table-cell table:formula="of:=MID([.$U$2];[.T86];8)" office:value-type="string" office:string-value="01110110" calcext:value-type="string">
            <text:p>01110110</text:p>
          </table:table-cell>
          <table:table-cell table:formula="of:=BIN2HEX([.U86];2)" office:value-type="string" office:string-value="76" calcext:value-type="string">
            <text:p>7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73" calcext:value-type="float">
            <text:p>673</text:p>
          </table:table-cell>
          <table:table-cell table:formula="of:=MID([.$U$2];[.T87];8)" office:value-type="string" office:string-value="10010101" calcext:value-type="string">
            <text:p>10010101</text:p>
          </table:table-cell>
          <table:table-cell table:formula="of:=BIN2HEX([.U87];2)" office:value-type="string" office:string-value="95" calcext:value-type="string">
            <text:p>95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81" calcext:value-type="float">
            <text:p>681</text:p>
          </table:table-cell>
          <table:table-cell table:formula="of:=MID([.$U$2];[.T88];8)" office:value-type="string" office:string-value="11101100" calcext:value-type="string">
            <text:p>11101100</text:p>
          </table:table-cell>
          <table:table-cell table:formula="of:=BIN2HEX([.U88];2)" office:value-type="string" office:string-value="EC" calcext:value-type="string">
            <text:p>EC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89" calcext:value-type="float">
            <text:p>689</text:p>
          </table:table-cell>
          <table:table-cell table:formula="of:=MID([.$U$2];[.T89];8)" office:value-type="string" office:string-value="11011010" calcext:value-type="string">
            <text:p>11011010</text:p>
          </table:table-cell>
          <table:table-cell table:formula="of:=BIN2HEX([.U89];2)" office:value-type="string" office:string-value="DA" calcext:value-type="string">
            <text:p>D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697" calcext:value-type="float">
            <text:p>697</text:p>
          </table:table-cell>
          <table:table-cell table:formula="of:=MID([.$U$2];[.T90];8)" office:value-type="string" office:string-value="01001101" calcext:value-type="string">
            <text:p>01001101</text:p>
          </table:table-cell>
          <table:table-cell table:formula="of:=BIN2HEX([.U90];2)" office:value-type="string" office:string-value="4D" calcext:value-type="string">
            <text:p>4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05" calcext:value-type="float">
            <text:p>705</text:p>
          </table:table-cell>
          <table:table-cell table:formula="of:=MID([.$U$2];[.T91];8)" office:value-type="string" office:string-value="10100100" calcext:value-type="string">
            <text:p>10100100</text:p>
          </table:table-cell>
          <table:table-cell table:formula="of:=BIN2HEX([.U91];2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13" calcext:value-type="float">
            <text:p>713</text:p>
          </table:table-cell>
          <table:table-cell table:formula="of:=MID([.$U$2];[.T92];8)" office:value-type="string" office:string-value="11100001" calcext:value-type="string">
            <text:p>11100001</text:p>
          </table:table-cell>
          <table:table-cell table:formula="of:=BIN2HEX([.U92];2)" office:value-type="string" office:string-value="E1" calcext:value-type="string">
            <text:p>E1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21" calcext:value-type="float">
            <text:p>721</text:p>
          </table:table-cell>
          <table:table-cell table:formula="of:=MID([.$U$2];[.T93];8)" office:value-type="string" office:string-value="01000100" calcext:value-type="string">
            <text:p>01000100</text:p>
          </table:table-cell>
          <table:table-cell table:formula="of:=BIN2HEX([.U93];2)" office:value-type="string" office:string-value="44" calcext:value-type="string">
            <text:p>44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29" calcext:value-type="float">
            <text:p>729</text:p>
          </table:table-cell>
          <table:table-cell table:formula="of:=MID([.$U$2];[.T94];8)" office:value-type="string" office:string-value="10110110" calcext:value-type="string">
            <text:p>10110110</text:p>
          </table:table-cell>
          <table:table-cell table:formula="of:=BIN2HEX([.U94];2)" office:value-type="string" office:string-value="B6" calcext:value-type="string">
            <text:p>B6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37" calcext:value-type="float">
            <text:p>737</text:p>
          </table:table-cell>
          <table:table-cell table:formula="of:=MID([.$U$2];[.T95];8)" office:value-type="string" office:string-value="01101011" calcext:value-type="string">
            <text:p>01101011</text:p>
          </table:table-cell>
          <table:table-cell table:formula="of:=BIN2HEX([.U95];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45" calcext:value-type="float">
            <text:p>745</text:p>
          </table:table-cell>
          <table:table-cell table:formula="of:=MID([.$U$2];[.T96];8)" office:value-type="string" office:string-value="01011001" calcext:value-type="string">
            <text:p>01011001</text:p>
          </table:table-cell>
          <table:table-cell table:formula="of:=BIN2HEX([.U96];2)" office:value-type="string" office:string-value="59" calcext:value-type="string">
            <text:p>59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53" calcext:value-type="float">
            <text:p>753</text:p>
          </table:table-cell>
          <table:table-cell table:formula="of:=MID([.$U$2];[.T97];8)" office:value-type="string" office:string-value="00010100" calcext:value-type="string">
            <text:p>00010100</text:p>
          </table:table-cell>
          <table:table-cell table:formula="of:=BIN2HEX([.U97];2)" office:value-type="string" office:string-value="14" calcext:value-type="string">
            <text:p>14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office:value-type="float" office:value="761" calcext:value-type="float">
            <text:p>761</text:p>
          </table:table-cell>
          <table:table-cell table:formula="of:=MID([.$U$2];[.T98];8)" office:value-type="string" office:string-value="10110000" calcext:value-type="string">
            <text:p>10110000</text:p>
          </table:table-cell>
          <table:table-cell table:formula="of:=BIN2HEX([.U98];2)" office:value-type="string" office:string-value="B0" calcext:value-type="string">
            <text:p>B0</text:p>
          </table:table-cell>
          <table:table-cell/>
        </table:table-row>
      </table:table>
      <table:table table:name="STATE EC VOTES to HEX" table:style-name="ta1">
        <table:table-column table:style-name="co1" table:number-columns-repeated="12" table:default-cell-style-name="Default"/>
        <table:table-row table:style-name="ro1">
          <table:table-cell table:formula="of:=[$'State Data Table'.F15]" office:value-type="float" office:value="4" calcext:value-type="float">
            <text:p>4</text:p>
          </table:table-cell>
          <table:table-cell table:formula="of:=DEC2HEX([.A1];2)" office:value-type="string" office:string-value="04" calcext:value-type="string">
            <text:p>04</text:p>
          </table:table-cell>
          <table:table-cell table:number-columns-repeated="5"/>
          <table:table-cell office:value-type="string" calcext:value-type="string">
            <text:p>IS DEM?</text:p>
          </table:table-cell>
          <table:table-cell office:value-type="string" calcext:value-type="string">
            <text:p>IS REP?</text:p>
          </table:table-cell>
          <table:table-cell office:value-type="string" calcext:value-type="string">
            <text:p>IS PAT?</text:p>
          </table:table-cell>
          <table:table-cell office:value-type="string" calcext:value-type="string">
            <text:p>IS SOC?</text:p>
          </table:table-cell>
          <table:table-cell office:value-type="string" calcext:value-type="string">
            <text:p>IS IND?</text:p>
          </table:table-cell>
        </table:table-row>
        <table:table-row table:style-name="ro1">
          <table:table-cell table:formula="of:=[$'State Data Table'.F16]" office:value-type="float" office:value="4" calcext:value-type="float">
            <text:p>4</text:p>
          </table:table-cell>
          <table:table-cell table:formula="of:=DEC2HEX([.A2];2)" office:value-type="string" office:string-value="04" calcext:value-type="string">
            <text:p>04</text:p>
          </table:table-cell>
          <table:table-cell table:number-columns-repeated="5"/>
          <table:table-cell table:style-name="ce297" table:formula="of:=AND(IF([.B2]&lt;5);IF([.B3]&lt;5);IF([.B4]&lt;5);IF([.B5]&lt;5);IF([.B6]&lt;5)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formula="of:=[$'State Data Table'.F17]" office:value-type="float" office:value="3" calcext:value-type="float">
            <text:p>3</text:p>
          </table:table-cell>
          <table:table-cell table:formula="of:=DEC2HEX([.A3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18]" office:value-type="float" office:value="11" calcext:value-type="float">
            <text:p>11</text:p>
          </table:table-cell>
          <table:table-cell table:formula="of:=DEC2HEX([.A4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19]" office:value-type="float" office:value="4" calcext:value-type="float">
            <text:p>4</text:p>
          </table:table-cell>
          <table:table-cell table:formula="of:=DEC2HEX([.A5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20]" office:value-type="float" office:value="7" calcext:value-type="float">
            <text:p>7</text:p>
          </table:table-cell>
          <table:table-cell table:formula="of:=DEC2HEX([.A6];2)" office:value-type="string" office:string-value="07" calcext:value-type="string">
            <text:p>07</text:p>
          </table:table-cell>
          <table:table-cell table:number-columns-repeated="10"/>
        </table:table-row>
        <table:table-row table:style-name="ro1">
          <table:table-cell table:formula="of:=[$'State Data Table'.F21]" office:value-type="float" office:value="28" calcext:value-type="float">
            <text:p>28</text:p>
          </table:table-cell>
          <table:table-cell table:formula="of:=DEC2HEX([.A7];2)" office:value-type="string" office:string-value="1C" calcext:value-type="string">
            <text:p>1C</text:p>
          </table:table-cell>
          <table:table-cell table:number-columns-repeated="10"/>
        </table:table-row>
        <table:table-row table:style-name="ro1">
          <table:table-cell table:formula="of:=[$'State Data Table'.F22]" office:value-type="float" office:value="14" calcext:value-type="float">
            <text:p>14</text:p>
          </table:table-cell>
          <table:table-cell table:formula="of:=DEC2HEX([.A8];2)" office:value-type="string" office:string-value="0E" calcext:value-type="string">
            <text:p>0E</text:p>
          </table:table-cell>
          <table:table-cell table:number-columns-repeated="10"/>
        </table:table-row>
        <table:table-row table:style-name="ro1">
          <table:table-cell table:formula="of:=[$'State Data Table'.F23]" office:value-type="float" office:value="19" calcext:value-type="float">
            <text:p>19</text:p>
          </table:table-cell>
          <table:table-cell table:formula="of:=DEC2HEX([.A9];2)" office:value-type="string" office:string-value="13" calcext:value-type="string">
            <text:p>13</text:p>
          </table:table-cell>
          <table:table-cell table:number-columns-repeated="10"/>
        </table:table-row>
        <table:table-row table:style-name="ro1">
          <table:table-cell table:formula="of:=[$'State Data Table'.F24]" office:value-type="float" office:value="17" calcext:value-type="float">
            <text:p>17</text:p>
          </table:table-cell>
          <table:table-cell table:formula="of:=DEC2HEX([.A10];2)" office:value-type="string" office:string-value="11" calcext:value-type="string">
            <text:p>11</text:p>
          </table:table-cell>
          <table:table-cell table:number-columns-repeated="10"/>
        </table:table-row>
        <table:table-row table:style-name="ro1">
          <table:table-cell table:formula="of:=[$'State Data Table'.F25]" office:value-type="float" office:value="11" calcext:value-type="float">
            <text:p>11</text:p>
          </table:table-cell>
          <table:table-cell table:formula="of:=DEC2HEX([.A11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26]" office:value-type="float" office:value="19" calcext:value-type="float">
            <text:p>19</text:p>
          </table:table-cell>
          <table:table-cell table:formula="of:=DEC2HEX([.A12];2)" office:value-type="string" office:string-value="13" calcext:value-type="string">
            <text:p>13</text:p>
          </table:table-cell>
          <table:table-cell table:number-columns-repeated="10"/>
        </table:table-row>
        <table:table-row table:style-name="ro1">
          <table:table-cell table:formula="of:=[$'State Data Table'.F27]" office:value-type="float" office:value="15" calcext:value-type="float">
            <text:p>15</text:p>
          </table:table-cell>
          <table:table-cell table:formula="of:=DEC2HEX([.A13];2)" office:value-type="string" office:string-value="0F" calcext:value-type="string">
            <text:p>0F</text:p>
          </table:table-cell>
          <table:table-cell table:number-columns-repeated="10"/>
        </table:table-row>
        <table:table-row table:style-name="ro1">
          <table:table-cell table:formula="of:=[$'State Data Table'.F28]" office:value-type="float" office:value="10" calcext:value-type="float">
            <text:p>10</text:p>
          </table:table-cell>
          <table:table-cell table:formula="of:=DEC2HEX([.A14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29]" office:value-type="float" office:value="10" calcext:value-type="float">
            <text:p>10</text:p>
          </table:table-cell>
          <table:table-cell table:formula="of:=DEC2HEX([.A15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30]" office:value-type="float" office:value="6" calcext:value-type="float">
            <text:p>6</text:p>
          </table:table-cell>
          <table:table-cell table:formula="of:=DEC2HEX([.A16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31]" office:value-type="float" office:value="10" calcext:value-type="float">
            <text:p>10</text:p>
          </table:table-cell>
          <table:table-cell table:formula="of:=DEC2HEX([.A17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32]" office:value-type="float" office:value="3" calcext:value-type="float">
            <text:p>3</text:p>
          </table:table-cell>
          <table:table-cell table:formula="of:=DEC2HEX([.A18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3]" office:value-type="float" office:value="3" calcext:value-type="float">
            <text:p>3</text:p>
          </table:table-cell>
          <table:table-cell table:formula="of:=DEC2HEX([.A19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4]" office:value-type="float" office:value="5" calcext:value-type="float">
            <text:p>5</text:p>
          </table:table-cell>
          <table:table-cell table:formula="of:=DEC2HEX([.A20];2)" office:value-type="string" office:string-value="05" calcext:value-type="string">
            <text:p>05</text:p>
          </table:table-cell>
          <table:table-cell table:number-columns-repeated="10"/>
        </table:table-row>
        <table:table-row table:style-name="ro1">
          <table:table-cell table:formula="of:=[$'State Data Table'.F35]" office:value-type="float" office:value="6" calcext:value-type="float">
            <text:p>6</text:p>
          </table:table-cell>
          <table:table-cell table:formula="of:=DEC2HEX([.A21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36]" office:value-type="float" office:value="3" calcext:value-type="float">
            <text:p>3</text:p>
          </table:table-cell>
          <table:table-cell table:formula="of:=DEC2HEX([.A22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7]" office:value-type="float" office:value="10" calcext:value-type="float">
            <text:p>10</text:p>
          </table:table-cell>
          <table:table-cell table:formula="of:=DEC2HEX([.A23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38]" office:value-type="float" office:value="3" calcext:value-type="float">
            <text:p>3</text:p>
          </table:table-cell>
          <table:table-cell table:formula="of:=DEC2HEX([.A24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39]" office:value-type="float" office:value="13" calcext:value-type="float">
            <text:p>13</text:p>
          </table:table-cell>
          <table:table-cell table:formula="of:=DEC2HEX([.A25];2)" office:value-type="string" office:string-value="0D" calcext:value-type="string">
            <text:p>0D</text:p>
          </table:table-cell>
          <table:table-cell table:number-columns-repeated="10"/>
        </table:table-row>
        <table:table-row table:style-name="ro1">
          <table:table-cell table:formula="of:=[$'State Data Table'.F40]" office:value-type="float" office:value="4" calcext:value-type="float">
            <text:p>4</text:p>
          </table:table-cell>
          <table:table-cell table:formula="of:=DEC2HEX([.A26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41]" office:value-type="float" office:value="16" calcext:value-type="float">
            <text:p>16</text:p>
          </table:table-cell>
          <table:table-cell table:formula="of:=DEC2HEX([.A27];2)" office:value-type="string" office:string-value="10" calcext:value-type="string">
            <text:p>10</text:p>
          </table:table-cell>
          <table:table-cell table:number-columns-repeated="10"/>
        </table:table-row>
        <table:table-row table:style-name="ro1">
          <table:table-cell table:formula="of:=[$'State Data Table'.F42]" office:value-type="float" office:value="9" calcext:value-type="float">
            <text:p>9</text:p>
          </table:table-cell>
          <table:table-cell table:formula="of:=DEC2HEX([.A28];2)" office:value-type="string" office:string-value="09" calcext:value-type="string">
            <text:p>09</text:p>
          </table:table-cell>
          <table:table-cell table:number-columns-repeated="10"/>
        </table:table-row>
        <table:table-row table:style-name="ro1">
          <table:table-cell table:formula="of:=[$'State Data Table'.F43]" office:value-type="float" office:value="16" calcext:value-type="float">
            <text:p>16</text:p>
          </table:table-cell>
          <table:table-cell table:formula="of:=DEC2HEX([.A29];2)" office:value-type="string" office:string-value="10" calcext:value-type="string">
            <text:p>10</text:p>
          </table:table-cell>
          <table:table-cell table:number-columns-repeated="10"/>
        </table:table-row>
        <table:table-row table:style-name="ro1">
          <table:table-cell table:formula="of:=[$'State Data Table'.F44]" office:value-type="float" office:value="30" calcext:value-type="float">
            <text:p>30</text:p>
          </table:table-cell>
          <table:table-cell table:formula="of:=DEC2HEX([.A30];2)" office:value-type="string" office:string-value="1E" calcext:value-type="string">
            <text:p>1E</text:p>
          </table:table-cell>
          <table:table-cell table:number-columns-repeated="10"/>
        </table:table-row>
        <table:table-row table:style-name="ro1">
          <table:table-cell table:formula="of:=[$'State Data Table'.F45]" office:value-type="float" office:value="8" calcext:value-type="float">
            <text:p>8</text:p>
          </table:table-cell>
          <table:table-cell table:formula="of:=DEC2HEX([.A31];2)" office:value-type="string" office:string-value="08" calcext:value-type="string">
            <text:p>08</text:p>
          </table:table-cell>
          <table:table-cell table:number-columns-repeated="10"/>
        </table:table-row>
        <table:table-row table:style-name="ro1">
          <table:table-cell table:formula="of:=[$'State Data Table'.F46]" office:value-type="float" office:value="11" calcext:value-type="float">
            <text:p>11</text:p>
          </table:table-cell>
          <table:table-cell table:formula="of:=DEC2HEX([.A32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47]" office:value-type="float" office:value="9" calcext:value-type="float">
            <text:p>9</text:p>
          </table:table-cell>
          <table:table-cell table:formula="of:=DEC2HEX([.A33];2)" office:value-type="string" office:string-value="09" calcext:value-type="string">
            <text:p>09</text:p>
          </table:table-cell>
          <table:table-cell table:number-columns-repeated="10"/>
        </table:table-row>
        <table:table-row table:style-name="ro1">
          <table:table-cell table:formula="of:=[$'State Data Table'.F48]" office:value-type="float" office:value="6" calcext:value-type="float">
            <text:p>6</text:p>
          </table:table-cell>
          <table:table-cell table:formula="of:=DEC2HEX([.A34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49]" office:value-type="float" office:value="6" calcext:value-type="float">
            <text:p>6</text:p>
          </table:table-cell>
          <table:table-cell table:formula="of:=DEC2HEX([.A35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50]" office:value-type="float" office:value="8" calcext:value-type="float">
            <text:p>8</text:p>
          </table:table-cell>
          <table:table-cell table:formula="of:=DEC2HEX([.A36];2)" office:value-type="string" office:string-value="08" calcext:value-type="string">
            <text:p>08</text:p>
          </table:table-cell>
          <table:table-cell table:number-columns-repeated="10"/>
        </table:table-row>
        <table:table-row table:style-name="ro1">
          <table:table-cell table:formula="of:=[$'State Data Table'.F51]" office:value-type="float" office:value="7" calcext:value-type="float">
            <text:p>7</text:p>
          </table:table-cell>
          <table:table-cell table:formula="of:=DEC2HEX([.A37];2)" office:value-type="string" office:string-value="07" calcext:value-type="string">
            <text:p>07</text:p>
          </table:table-cell>
          <table:table-cell table:number-columns-repeated="10"/>
        </table:table-row>
        <table:table-row table:style-name="ro1">
          <table:table-cell table:formula="of:=[$'State Data Table'.F52]" office:value-type="float" office:value="40" calcext:value-type="float">
            <text:p>40</text:p>
          </table:table-cell>
          <table:table-cell table:formula="of:=DEC2HEX([.A38];2)" office:value-type="string" office:string-value="28" calcext:value-type="string">
            <text:p>28</text:p>
          </table:table-cell>
          <table:table-cell table:number-columns-repeated="10"/>
        </table:table-row>
        <table:table-row table:style-name="ro1">
          <table:table-cell table:formula="of:=[$'State Data Table'.F53]" office:value-type="float" office:value="4" calcext:value-type="float">
            <text:p>4</text:p>
          </table:table-cell>
          <table:table-cell table:formula="of:=DEC2HEX([.A39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54]" office:value-type="float" office:value="4" calcext:value-type="float">
            <text:p>4</text:p>
          </table:table-cell>
          <table:table-cell table:formula="of:=DEC2HEX([.A40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formula="of:=[$'State Data Table'.F55]" office:value-type="float" office:value="3" calcext:value-type="float">
            <text:p>3</text:p>
          </table:table-cell>
          <table:table-cell table:formula="of:=DEC2HEX([.A41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56]" office:value-type="float" office:value="10" calcext:value-type="float">
            <text:p>10</text:p>
          </table:table-cell>
          <table:table-cell table:formula="of:=DEC2HEX([.A42];2)" office:value-type="string" office:string-value="0A" calcext:value-type="string">
            <text:p>0A</text:p>
          </table:table-cell>
          <table:table-cell table:number-columns-repeated="10"/>
        </table:table-row>
        <table:table-row table:style-name="ro1">
          <table:table-cell table:formula="of:=[$'State Data Table'.F57]" office:value-type="float" office:value="5" calcext:value-type="float">
            <text:p>5</text:p>
          </table:table-cell>
          <table:table-cell table:formula="of:=DEC2HEX([.A43];2)" office:value-type="string" office:string-value="05" calcext:value-type="string">
            <text:p>05</text:p>
          </table:table-cell>
          <table:table-cell table:number-columns-repeated="10"/>
        </table:table-row>
        <table:table-row table:style-name="ro1">
          <table:table-cell table:formula="of:=[$'State Data Table'.F58]" office:value-type="float" office:value="11" calcext:value-type="float">
            <text:p>11</text:p>
          </table:table-cell>
          <table:table-cell table:formula="of:=DEC2HEX([.A44];2)" office:value-type="string" office:string-value="0B" calcext:value-type="string">
            <text:p>0B</text:p>
          </table:table-cell>
          <table:table-cell table:number-columns-repeated="10"/>
        </table:table-row>
        <table:table-row table:style-name="ro1">
          <table:table-cell table:formula="of:=[$'State Data Table'.F59]" office:value-type="float" office:value="6" calcext:value-type="float">
            <text:p>6</text:p>
          </table:table-cell>
          <table:table-cell table:formula="of:=DEC2HEX([.A45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60]" office:value-type="float" office:value="6" calcext:value-type="float">
            <text:p>6</text:p>
          </table:table-cell>
          <table:table-cell table:formula="of:=DEC2HEX([.A46];2)" office:value-type="string" office:string-value="06" calcext:value-type="string">
            <text:p>06</text:p>
          </table:table-cell>
          <table:table-cell table:number-columns-repeated="10"/>
        </table:table-row>
        <table:table-row table:style-name="ro1">
          <table:table-cell table:formula="of:=[$'State Data Table'.F61]" office:value-type="float" office:value="12" calcext:value-type="float">
            <text:p>12</text:p>
          </table:table-cell>
          <table:table-cell table:formula="of:=DEC2HEX([.A47];2)" office:value-type="string" office:string-value="0C" calcext:value-type="string">
            <text:p>0C</text:p>
          </table:table-cell>
          <table:table-cell table:number-columns-repeated="10"/>
        </table:table-row>
        <table:table-row table:style-name="ro1">
          <table:table-cell table:formula="of:=[$'State Data Table'.F62]" office:value-type="float" office:value="8" calcext:value-type="float">
            <text:p>8</text:p>
          </table:table-cell>
          <table:table-cell table:formula="of:=DEC2HEX([.A48];2)" office:value-type="string" office:string-value="08" calcext:value-type="string">
            <text:p>08</text:p>
          </table:table-cell>
          <table:table-cell table:number-columns-repeated="10"/>
        </table:table-row>
        <table:table-row table:style-name="ro1">
          <table:table-cell table:formula="of:=[$'State Data Table'.F63]" office:value-type="float" office:value="54" calcext:value-type="float">
            <text:p>54</text:p>
          </table:table-cell>
          <table:table-cell table:formula="of:=DEC2HEX([.A49];2)" office:value-type="string" office:string-value="36" calcext:value-type="string">
            <text:p>36</text:p>
          </table:table-cell>
          <table:table-cell table:number-columns-repeated="10"/>
        </table:table-row>
        <table:table-row table:style-name="ro1">
          <table:table-cell table:formula="of:=[$'State Data Table'.F64]" office:value-type="float" office:value="3" calcext:value-type="float">
            <text:p>3</text:p>
          </table:table-cell>
          <table:table-cell table:formula="of:=DEC2HEX([.A50];2)" office:value-type="string" office:string-value="03" calcext:value-type="string">
            <text:p>03</text:p>
          </table:table-cell>
          <table:table-cell table:number-columns-repeated="10"/>
        </table:table-row>
        <table:table-row table:style-name="ro1">
          <table:table-cell table:formula="of:=[$'State Data Table'.F65]" office:value-type="float" office:value="4" calcext:value-type="float">
            <text:p>4</text:p>
          </table:table-cell>
          <table:table-cell table:formula="of:=DEC2HEX([.A51];2)" office:value-type="string" office:string-value="04" calcext:value-type="string">
            <text:p>0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COM.MICROSOFT.CONCAT([.B1:.B51])" office:value-type="string" office:string-value="0404030B04071C0E13110B130F0A0A060A03030506030A030D041009101E080B0906060807280404030A050B06060C08360304" calcext:value-type="string">
            <text:p>0404030B04071C0E13110B130F0A0A060A03030506030A030D041009101E080B0906060807280404030A050B06060C08360304</text:p>
          </table:table-cell>
          <table:table-cell table:number-columns-repeated="10"/>
        </table:table-row>
      </table:table>
      <table:table table:name="ISSUE BONUS" table:style-name="ta1">
        <table:table-column table:style-name="co1" table:number-columns-repeated="7" table:default-cell-style-name="Default"/>
        <table:table-column table:style-name="co1" table:visibility="collapse" table:number-columns-repeated="11" table:default-cell-style-name="Default"/>
        <table:table-column table:style-name="co57" table:default-cell-style-name="Default"/>
        <table:table-column table:style-name="co54" table:visibility="collapse" table:default-cell-style-name="Default"/>
        <table:table-column table:style-name="co58" table:default-cell-style-name="ce305"/>
        <table:table-column table:style-name="co1" table:number-columns-repeated="4" table:default-cell-style-name="Default"/>
        <table:table-column table:style-name="co1" table:visibility="collapse" table:number-columns-repeated="9" table:default-cell-style-name="Default"/>
        <table:table-column table:style-name="co59" table:visibility="collapse" table:default-cell-style-name="Default"/>
        <table:table-column table:style-name="co60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14" office:value-type="string" calcext:value-type="string">
            <text:p>ISSUES</text:p>
          </table:table-cell>
          <table:table-cell table:style-name="ce132" office:value-type="string" calcext:value-type="string">
            <text:p>8 = ISSUE X</text:p>
          </table:table-cell>
          <table:table-cell table:style-name="ce132" office:value-type="string" calcext:value-type="string">
            <text:p>9 = ISSUE N</text:p>
          </table:table-cell>
          <table:table-cell table:style-name="ce132" table:number-columns-repeated="3"/>
          <table:table-cell table:number-columns-repeated="14"/>
          <table:table-cell office:value-type="string" calcext:value-type="string">
            <text:p>OTHER (w/o X/N)</text:p>
          </table:table-cell>
          <table:table-cell table:formula="of:=FLOOR(AVERAGE([.B2:.F2])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BONUS SUM (/ 765)</text:p>
          </table:table-cell>
          <table:table-cell/>
          <table:table-cell office:value-type="string" calcext:value-type="string">
            <text:p>BONUS * EC SUM</text:p>
          </table:table-cell>
          <table:table-cell office:value-type="string" calcext:value-type="string">
            <text:p>PERCENT OF MAX</text:p>
          </table:table-cell>
          <table:table-cell office:value-type="string" calcext:value-type="string">
            <text:p>BY REGION</text:p>
          </table:table-cell>
          <table:table-cell table:number-columns-repeated="6"/>
        </table:table-row>
        <table:table-row table:style-name="ro1">
          <table:table-cell table:style-name="ce114"/>
          <table:table-cell table:number-columns-repeated="2"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HIGH-PRECISION</text:p>
          </table:table-cell>
          <table:table-cell/>
          <table:table-cell office:value-type="string" calcext:value-type="string">
            <text:p>ISSUE BONU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EC SUM</text:p>
          </table:table-cell>
          <table:table-cell table:number-columns-repeated="7"/>
          <table:table-cell table:formula="of:=SUM([.AG3:.AG53])" office:value-type="float" office:value="219" calcext:value-type="float">
            <text:p>219</text:p>
          </table:table-cell>
          <table:table-cell/>
          <table:table-cell table:formula="of:=SUM([.AI3:.AI53])" office:value-type="float" office:value="2561" calcext:value-type="float">
            <text:p>2561</text:p>
          </table:table-cell>
          <table:table-cell table:number-columns-repeated="8"/>
        </table:table-row>
        <table:table-row table:style-name="ro1">
          <table:table-cell table:style-name="ce298" table:formula="of:=[$'Issues to HEX'.$I$2]" office:value-type="string" office:string-value="ME" calcext:value-type="string">
            <text:p>ME</text:p>
          </table:table-cell>
          <table:table-cell table:style-name="ce301" table:formula="of:=[$'Issues to HEX'.$J$2]" office:value-type="float" office:value="2" calcext:value-type="float">
            <text:p>2</text:p>
          </table:table-cell>
          <table:table-cell table:style-name="ce301" table:formula="of:=[$'Issues to HEX'.$K$2]" office:value-type="float" office:value="3" calcext:value-type="float">
            <text:p>3</text:p>
          </table:table-cell>
          <table:table-cell table:style-name="ce301" table:formula="of:=[$'Issues to HEX'.$L$2]" office:value-type="float" office:value="3" calcext:value-type="float">
            <text:p>3</text:p>
          </table:table-cell>
          <table:table-cell table:style-name="ce301" table:formula="of:=[$'Issues to HEX'.$M$2]" office:value-type="float" office:value="2" calcext:value-type="float">
            <text:p>2</text:p>
          </table:table-cell>
          <table:table-cell table:style-name="ce301" table:formula="of:=[$'Issues to HEX'.$N$2]" office:value-type="float" office:value="5" calcext:value-type="float">
            <text:p>5</text:p>
          </table:table-cell>
          <table:table-cell table:style-name="ce303"/>
          <table:table-cell table:style-name="ce303" table:formula="of:=ABS([.B3]-[.B$2])" office:value-type="float" office:value="0" calcext:value-type="float">
            <text:p>0</text:p>
          </table:table-cell>
          <table:table-cell table:style-name="ce303" table:formula="of:=ABS([.C3]-[.C$2])" office:value-type="float" office:value="1" calcext:value-type="float">
            <text:p>1</text:p>
          </table:table-cell>
          <table:table-cell table:style-name="ce303" table:formula="of:=ABS([.D3]-[.D$2])" office:value-type="float" office:value="2" calcext:value-type="float">
            <text:p>2</text:p>
          </table:table-cell>
          <table:table-cell table:style-name="ce303" table:formula="of:=ABS([.E3]-[.E$2])" office:value-type="float" office:value="0" calcext:value-type="float">
            <text:p>0</text:p>
          </table:table-cell>
          <table:table-cell table:style-name="ce303" table:formula="of:=ABS([.F3]-[.F$2])" office:value-type="float" office:value="2" calcext:value-type="float">
            <text:p>2</text:p>
          </table:table-cell>
          <table:table-cell table:style-name="ce303"/>
          <table:table-cell table:style-name="ce303" table:formula="of:=IF([.B$2]=8;2;IF([.B$2]=9;-1;IF([.H3]&gt;=3;0;IF([.H3]=2;1;IF([.H3]=1;2;IF([.H3]=0;4))))))" office:value-type="float" office:value="4" calcext:value-type="float">
            <text:p>4</text:p>
          </table:table-cell>
          <table:table-cell table:style-name="ce303" table:formula="of:=IF([.C$2]=8;2;IF([.C$2]=9;-1;IF([.I3]&gt;=3;0;IF([.I3]=2;1;IF([.I3]=1;2;IF([.I3]=0;4))))))" office:value-type="float" office:value="2" calcext:value-type="float">
            <text:p>2</text:p>
          </table:table-cell>
          <table:table-cell table:style-name="ce303" table:formula="of:=IF([.D$2]=8;2;IF([.D$2]=9;-1;IF([.J3]&gt;=3;0;IF([.J3]=2;1;IF([.J3]=1;2;IF([.J3]=0;4))))))" office:value-type="float" office:value="1" calcext:value-type="float">
            <text:p>1</text:p>
          </table:table-cell>
          <table:table-cell table:style-name="ce303" table:formula="of:=IF([.E$2]=8;2;IF([.E$2]=9;-1;IF([.K3]&gt;=3;0;IF([.K3]=2;1;IF([.K3]=1;2;IF([.K3]=0;4))))))" office:value-type="float" office:value="4" calcext:value-type="float">
            <text:p>4</text:p>
          </table:table-cell>
          <table:table-cell table:style-name="ce303" table:formula="of:=IF([.F$2]=8;2;IF([.F$2]=9;-1;IF([.L3]&gt;=3;0;IF([.L3]=2;1;IF([.L3]=1;2;IF([.L3]=0;4))))))" office:value-type="float" office:value="1" calcext:value-type="float">
            <text:p>1</text:p>
          </table:table-cell>
          <table:table-cell table:style-name="ce303" table:formula="of:=SUM([.N3:.R3])" office:value-type="float" office:value="12" calcext:value-type="float">
            <text:p>12</text:p>
          </table:table-cell>
          <table:table-cell table:style-name="ce303" table:formula="of:=FLOOR([.S3]/2)" office:value-type="float" office:value="6" calcext:value-type="float">
            <text:p>6</text:p>
          </table:table-cell>
          <table:table-cell table:formula="of:=IF([.T3]&lt;0;0;[.T3])" office:value-type="float" office:value="6" calcext:value-type="float">
            <text:p>6</text:p>
          </table:table-cell>
          <table:table-cell table:style-name="ce306" table:formula="of:=[.U3]/10" office:value-type="float" office:value="0.6" calcext:value-type="float">
            <text:p>0.6</text:p>
          </table:table-cell>
          <table:table-cell table:style-name="ce307"/>
          <table:table-cell/>
          <table:table-cell table:formula="of:=[.U3]*[.AH3]" office:value-type="float" office:value="24" calcext:value-type="float">
            <text:p>24</text:p>
          </table:table-cell>
          <table:table-cell table:style-name="ce306"/>
          <table:table-cell table:style-name="ce303" table:formula="of:=IF([.H3]=0;3;IF([.H3]=1;1;0))" office:value-type="float" office:value="3" calcext:value-type="float">
            <text:p>3</text:p>
          </table:table-cell>
          <table:table-cell table:style-name="ce303" table:formula="of:=IF([.I3]=0;3;IF([.I3]=1;1;0))" office:value-type="float" office:value="1" calcext:value-type="float">
            <text:p>1</text:p>
          </table:table-cell>
          <table:table-cell table:style-name="ce303" table:formula="of:=IF([.J3]=0;3;IF([.J3]=1;1;0))" office:value-type="float" office:value="0" calcext:value-type="float">
            <text:p>0</text:p>
          </table:table-cell>
          <table:table-cell table:style-name="ce303" table:formula="of:=IF([.K3]=0;3;IF([.K3]=1;1;0))" office:value-type="float" office:value="3" calcext:value-type="float">
            <text:p>3</text:p>
          </table:table-cell>
          <table:table-cell table:style-name="ce303" table:formula="of:=IF([.L3]=0;3;IF([.L3]=1;1;0))" office:value-type="float" office:value="0" calcext:value-type="float">
            <text:p>0</text:p>
          </table:table-cell>
          <table:table-cell table:style-name="ce303"/>
          <table:table-cell table:style-name="ce308" table:formula="of:=SUM([.AA3:.AE3])" office:value-type="float" office:value="7" calcext:value-type="float">
            <text:p>7</text:p>
          </table:table-cell>
          <table:table-cell table:formula="of:=[$'State Data Table'.$F$15]" office:value-type="float" office:value="4" calcext:value-type="float">
            <text:p>4</text:p>
          </table:table-cell>
          <table:table-cell table:formula="of:=[.AG3]*[.AH3]" office:value-type="float" office:value="28" calcext:value-type="float">
            <text:p>28</text:p>
          </table:table-cell>
          <table:table-cell table:style-name="ce310" table:formula="of:=[.AG3]/15" office:value-type="float" office:value="0.466666666666667" calcext:value-type="float">
            <text:p>0.466666666666667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LOOR([.AN3]/2)" office:value-type="float" office:value="2" calcext:value-type="float">
            <text:p>2</text:p>
          </table:table-cell>
          <table:table-cell table:formula="of:=FLOOR([.AO3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3]" office:value-type="string" office:string-value="NH" calcext:value-type="string">
            <text:p>NH</text:p>
          </table:table-cell>
          <table:table-cell table:style-name="ce114" table:formula="of:=[$'Issues to HEX'.$J$3]" office:value-type="float" office:value="2" calcext:value-type="float">
            <text:p>2</text:p>
          </table:table-cell>
          <table:table-cell table:style-name="ce114" table:formula="of:=[$'Issues to HEX'.$K$3]" office:value-type="float" office:value="3" calcext:value-type="float">
            <text:p>3</text:p>
          </table:table-cell>
          <table:table-cell table:style-name="ce114" table:formula="of:=[$'Issues to HEX'.$L$3]" office:value-type="float" office:value="1" calcext:value-type="float">
            <text:p>1</text:p>
          </table:table-cell>
          <table:table-cell table:style-name="ce114" table:formula="of:=[$'Issues to HEX'.$M$3]" office:value-type="float" office:value="2" calcext:value-type="float">
            <text:p>2</text:p>
          </table:table-cell>
          <table:table-cell table:style-name="ce114" table:formula="of:=[$'Issues to HEX'.$N$3]" office:value-type="float" office:value="4" calcext:value-type="float">
            <text:p>4</text:p>
          </table:table-cell>
          <table:table-cell/>
          <table:table-cell table:formula="of:=ABS([.B4]-[.B$2])" office:value-type="float" office:value="0" calcext:value-type="float">
            <text:p>0</text:p>
          </table:table-cell>
          <table:table-cell table:formula="of:=ABS([.C4]-[.C$2])" office:value-type="float" office:value="1" calcext:value-type="float">
            <text:p>1</text:p>
          </table:table-cell>
          <table:table-cell table:formula="of:=ABS([.D4]-[.D$2])" office:value-type="float" office:value="0" calcext:value-type="float">
            <text:p>0</text:p>
          </table:table-cell>
          <table:table-cell table:formula="of:=ABS([.E4]-[.E$2])" office:value-type="float" office:value="0" calcext:value-type="float">
            <text:p>0</text:p>
          </table:table-cell>
          <table:table-cell table:formula="of:=ABS([.F4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4]&gt;=3;0;IF([.H4]=2;1;IF([.H4]=1;2;IF([.H4]=0;4))))))" office:value-type="float" office:value="4" calcext:value-type="float">
            <text:p>4</text:p>
          </table:table-cell>
          <table:table-cell table:style-name="ce303" table:formula="of:=IF([.C$2]=8;2;IF([.C$2]=9;-1;IF([.I4]&gt;=3;0;IF([.I4]=2;1;IF([.I4]=1;2;IF([.I4]=0;4))))))" office:value-type="float" office:value="2" calcext:value-type="float">
            <text:p>2</text:p>
          </table:table-cell>
          <table:table-cell table:style-name="ce303" table:formula="of:=IF([.D$2]=8;2;IF([.D$2]=9;-1;IF([.J4]&gt;=3;0;IF([.J4]=2;1;IF([.J4]=1;2;IF([.J4]=0;4))))))" office:value-type="float" office:value="4" calcext:value-type="float">
            <text:p>4</text:p>
          </table:table-cell>
          <table:table-cell table:style-name="ce303" table:formula="of:=IF([.E$2]=8;2;IF([.E$2]=9;-1;IF([.K4]&gt;=3;0;IF([.K4]=2;1;IF([.K4]=1;2;IF([.K4]=0;4))))))" office:value-type="float" office:value="4" calcext:value-type="float">
            <text:p>4</text:p>
          </table:table-cell>
          <table:table-cell table:style-name="ce303" table:formula="of:=IF([.F$2]=8;2;IF([.F$2]=9;-1;IF([.L4]&gt;=3;0;IF([.L4]=2;1;IF([.L4]=1;2;IF([.L4]=0;4))))))" office:value-type="float" office:value="2" calcext:value-type="float">
            <text:p>2</text:p>
          </table:table-cell>
          <table:table-cell table:style-name="ce303" table:formula="of:=SUM([.N4:.R4])" office:value-type="float" office:value="16" calcext:value-type="float">
            <text:p>16</text:p>
          </table:table-cell>
          <table:table-cell table:style-name="ce303" table:formula="of:=FLOOR([.S4]/2)" office:value-type="float" office:value="8" calcext:value-type="float">
            <text:p>8</text:p>
          </table:table-cell>
          <table:table-cell table:formula="of:=IF([.T4]&lt;0;0;[.T4])" office:value-type="float" office:value="8" calcext:value-type="float">
            <text:p>8</text:p>
          </table:table-cell>
          <table:table-cell table:style-name="ce306" table:formula="of:=[.U4]/10" office:value-type="float" office:value="0.8" calcext:value-type="float">
            <text:p>0.8</text:p>
          </table:table-cell>
          <table:table-cell table:style-name="ce307"/>
          <table:table-cell/>
          <table:table-cell table:formula="of:=[.U4]*[.AH4]" office:value-type="float" office:value="32" calcext:value-type="float">
            <text:p>32</text:p>
          </table:table-cell>
          <table:table-cell table:style-name="ce306"/>
          <table:table-cell table:formula="of:=IF([.H4]=0;3;IF([.H4]=1;1;0))" office:value-type="float" office:value="3" calcext:value-type="float">
            <text:p>3</text:p>
          </table:table-cell>
          <table:table-cell table:formula="of:=IF([.I4]=0;3;IF([.I4]=1;1;0))" office:value-type="float" office:value="1" calcext:value-type="float">
            <text:p>1</text:p>
          </table:table-cell>
          <table:table-cell table:formula="of:=IF([.J4]=0;3;IF([.J4]=1;1;0))" office:value-type="float" office:value="3" calcext:value-type="float">
            <text:p>3</text:p>
          </table:table-cell>
          <table:table-cell table:formula="of:=IF([.K4]=0;3;IF([.K4]=1;1;0))" office:value-type="float" office:value="3" calcext:value-type="float">
            <text:p>3</text:p>
          </table:table-cell>
          <table:table-cell table:formula="of:=IF([.L4]=0;3;IF([.L4]=1;1;0))" office:value-type="float" office:value="1" calcext:value-type="float">
            <text:p>1</text:p>
          </table:table-cell>
          <table:table-cell/>
          <table:table-cell table:style-name="ce123" table:formula="of:=SUM([.AA4:.AE4])" office:value-type="float" office:value="11" calcext:value-type="float">
            <text:p>11</text:p>
          </table:table-cell>
          <table:table-cell table:formula="of:=[$'State Data Table'.$F$16]" office:value-type="float" office:value="4" calcext:value-type="float">
            <text:p>4</text:p>
          </table:table-cell>
          <table:table-cell table:formula="of:=[.AG4]*[.AH4]" office:value-type="float" office:value="44" calcext:value-type="float">
            <text:p>44</text:p>
          </table:table-cell>
          <table:table-cell table:style-name="ce310" table:formula="of:=[.AG4]/15" office:value-type="float" office:value="0.733333333333333" calcext:value-type="float">
            <text:p>0.733333333333333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4]/2)" office:value-type="float" office:value="2" calcext:value-type="float">
            <text:p>2</text:p>
          </table:table-cell>
          <table:table-cell table:formula="of:=FLOOR([.AO4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4]" office:value-type="string" office:string-value="VT" calcext:value-type="string">
            <text:p>VT</text:p>
          </table:table-cell>
          <table:table-cell table:style-name="ce114" table:formula="of:=[$'Issues to HEX'.$J$4]" office:value-type="float" office:value="1" calcext:value-type="float">
            <text:p>1</text:p>
          </table:table-cell>
          <table:table-cell table:style-name="ce114" table:formula="of:=[$'Issues to HEX'.$K$4]" office:value-type="float" office:value="1" calcext:value-type="float">
            <text:p>1</text:p>
          </table:table-cell>
          <table:table-cell table:style-name="ce114" table:formula="of:=[$'Issues to HEX'.$L$4]" office:value-type="float" office:value="1" calcext:value-type="float">
            <text:p>1</text:p>
          </table:table-cell>
          <table:table-cell table:style-name="ce114" table:formula="of:=[$'Issues to HEX'.$M$4]" office:value-type="float" office:value="1" calcext:value-type="float">
            <text:p>1</text:p>
          </table:table-cell>
          <table:table-cell table:style-name="ce114" table:formula="of:=[$'Issues to HEX'.$N$4]" office:value-type="float" office:value="2" calcext:value-type="float">
            <text:p>2</text:p>
          </table:table-cell>
          <table:table-cell/>
          <table:table-cell table:formula="of:=ABS([.B5]-[.B$2])" office:value-type="float" office:value="1" calcext:value-type="float">
            <text:p>1</text:p>
          </table:table-cell>
          <table:table-cell table:formula="of:=ABS([.C5]-[.C$2])" office:value-type="float" office:value="1" calcext:value-type="float">
            <text:p>1</text:p>
          </table:table-cell>
          <table:table-cell table:formula="of:=ABS([.D5]-[.D$2])" office:value-type="float" office:value="0" calcext:value-type="float">
            <text:p>0</text:p>
          </table:table-cell>
          <table:table-cell table:formula="of:=ABS([.E5]-[.E$2])" office:value-type="float" office:value="1" calcext:value-type="float">
            <text:p>1</text:p>
          </table:table-cell>
          <table:table-cell table:formula="of:=ABS([.F5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5]&gt;=3;0;IF([.H5]=2;1;IF([.H5]=1;2;IF([.H5]=0;4))))))" office:value-type="float" office:value="2" calcext:value-type="float">
            <text:p>2</text:p>
          </table:table-cell>
          <table:table-cell table:style-name="ce303" table:formula="of:=IF([.C$2]=8;2;IF([.C$2]=9;-1;IF([.I5]&gt;=3;0;IF([.I5]=2;1;IF([.I5]=1;2;IF([.I5]=0;4))))))" office:value-type="float" office:value="2" calcext:value-type="float">
            <text:p>2</text:p>
          </table:table-cell>
          <table:table-cell table:style-name="ce303" table:formula="of:=IF([.D$2]=8;2;IF([.D$2]=9;-1;IF([.J5]&gt;=3;0;IF([.J5]=2;1;IF([.J5]=1;2;IF([.J5]=0;4))))))" office:value-type="float" office:value="4" calcext:value-type="float">
            <text:p>4</text:p>
          </table:table-cell>
          <table:table-cell table:style-name="ce303" table:formula="of:=IF([.E$2]=8;2;IF([.E$2]=9;-1;IF([.K5]&gt;=3;0;IF([.K5]=2;1;IF([.K5]=1;2;IF([.K5]=0;4))))))" office:value-type="float" office:value="2" calcext:value-type="float">
            <text:p>2</text:p>
          </table:table-cell>
          <table:table-cell table:style-name="ce303" table:formula="of:=IF([.F$2]=8;2;IF([.F$2]=9;-1;IF([.L5]&gt;=3;0;IF([.L5]=2;1;IF([.L5]=1;2;IF([.L5]=0;4))))))" office:value-type="float" office:value="2" calcext:value-type="float">
            <text:p>2</text:p>
          </table:table-cell>
          <table:table-cell table:style-name="ce303" table:formula="of:=SUM([.N5:.R5])" office:value-type="float" office:value="12" calcext:value-type="float">
            <text:p>12</text:p>
          </table:table-cell>
          <table:table-cell table:style-name="ce303" table:formula="of:=FLOOR([.S5]/2)" office:value-type="float" office:value="6" calcext:value-type="float">
            <text:p>6</text:p>
          </table:table-cell>
          <table:table-cell table:formula="of:=IF([.T5]&lt;0;0;[.T5])" office:value-type="float" office:value="6" calcext:value-type="float">
            <text:p>6</text:p>
          </table:table-cell>
          <table:table-cell table:style-name="ce306" table:formula="of:=[.U5]/10" office:value-type="float" office:value="0.6" calcext:value-type="float">
            <text:p>0.6</text:p>
          </table:table-cell>
          <table:table-cell table:style-name="ce307"/>
          <table:table-cell/>
          <table:table-cell table:formula="of:=[.U5]*[.AH5]" office:value-type="float" office:value="18" calcext:value-type="float">
            <text:p>18</text:p>
          </table:table-cell>
          <table:table-cell table:style-name="ce306"/>
          <table:table-cell table:formula="of:=IF([.H5]=0;3;IF([.H5]=1;1;0))" office:value-type="float" office:value="1" calcext:value-type="float">
            <text:p>1</text:p>
          </table:table-cell>
          <table:table-cell table:formula="of:=IF([.I5]=0;3;IF([.I5]=1;1;0))" office:value-type="float" office:value="1" calcext:value-type="float">
            <text:p>1</text:p>
          </table:table-cell>
          <table:table-cell table:formula="of:=IF([.J5]=0;3;IF([.J5]=1;1;0))" office:value-type="float" office:value="3" calcext:value-type="float">
            <text:p>3</text:p>
          </table:table-cell>
          <table:table-cell table:formula="of:=IF([.K5]=0;3;IF([.K5]=1;1;0))" office:value-type="float" office:value="1" calcext:value-type="float">
            <text:p>1</text:p>
          </table:table-cell>
          <table:table-cell table:formula="of:=IF([.L5]=0;3;IF([.L5]=1;1;0))" office:value-type="float" office:value="1" calcext:value-type="float">
            <text:p>1</text:p>
          </table:table-cell>
          <table:table-cell/>
          <table:table-cell table:style-name="ce123" table:formula="of:=SUM([.AA5:.AE5])" office:value-type="float" office:value="7" calcext:value-type="float">
            <text:p>7</text:p>
          </table:table-cell>
          <table:table-cell table:formula="of:=[$'State Data Table'.$F$17]" office:value-type="float" office:value="3" calcext:value-type="float">
            <text:p>3</text:p>
          </table:table-cell>
          <table:table-cell table:formula="of:=[.AG5]*[.AH5]" office:value-type="float" office:value="21" calcext:value-type="float">
            <text:p>21</text:p>
          </table:table-cell>
          <table:table-cell table:style-name="ce310" table:formula="of:=[.AG5]/15" office:value-type="float" office:value="0.466666666666667" calcext:value-type="float">
            <text:p>0.466666666666667</text:p>
          </table:table-cell>
          <table:table-cell table:style-name="ce31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LOOR([.AN5]/2)" office:value-type="float" office:value="0" calcext:value-type="float">
            <text:p>0</text:p>
          </table:table-cell>
          <table:table-cell table:formula="of:=FLOOR([.AO5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5]" office:value-type="string" office:string-value="MA" calcext:value-type="string">
            <text:p>MA</text:p>
          </table:table-cell>
          <table:table-cell table:style-name="ce114" table:formula="of:=[$'Issues to HEX'.$J$5]" office:value-type="float" office:value="1" calcext:value-type="float">
            <text:p>1</text:p>
          </table:table-cell>
          <table:table-cell table:style-name="ce114" table:formula="of:=[$'Issues to HEX'.$K$5]" office:value-type="float" office:value="1" calcext:value-type="float">
            <text:p>1</text:p>
          </table:table-cell>
          <table:table-cell table:style-name="ce114" table:formula="of:=[$'Issues to HEX'.$L$5]" office:value-type="float" office:value="4" calcext:value-type="float">
            <text:p>4</text:p>
          </table:table-cell>
          <table:table-cell table:style-name="ce114" table:formula="of:=[$'Issues to HEX'.$M$5]" office:value-type="float" office:value="1" calcext:value-type="float">
            <text:p>1</text:p>
          </table:table-cell>
          <table:table-cell table:style-name="ce114" table:formula="of:=[$'Issues to HEX'.$N$5]" office:value-type="float" office:value="4" calcext:value-type="float">
            <text:p>4</text:p>
          </table:table-cell>
          <table:table-cell/>
          <table:table-cell table:formula="of:=ABS([.B6]-[.B$2])" office:value-type="float" office:value="1" calcext:value-type="float">
            <text:p>1</text:p>
          </table:table-cell>
          <table:table-cell table:formula="of:=ABS([.C6]-[.C$2])" office:value-type="float" office:value="1" calcext:value-type="float">
            <text:p>1</text:p>
          </table:table-cell>
          <table:table-cell table:formula="of:=ABS([.D6]-[.D$2])" office:value-type="float" office:value="3" calcext:value-type="float">
            <text:p>3</text:p>
          </table:table-cell>
          <table:table-cell table:formula="of:=ABS([.E6]-[.E$2])" office:value-type="float" office:value="1" calcext:value-type="float">
            <text:p>1</text:p>
          </table:table-cell>
          <table:table-cell table:formula="of:=ABS([.F6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6]&gt;=3;0;IF([.H6]=2;1;IF([.H6]=1;2;IF([.H6]=0;4))))))" office:value-type="float" office:value="2" calcext:value-type="float">
            <text:p>2</text:p>
          </table:table-cell>
          <table:table-cell table:style-name="ce303" table:formula="of:=IF([.C$2]=8;2;IF([.C$2]=9;-1;IF([.I6]&gt;=3;0;IF([.I6]=2;1;IF([.I6]=1;2;IF([.I6]=0;4))))))" office:value-type="float" office:value="2" calcext:value-type="float">
            <text:p>2</text:p>
          </table:table-cell>
          <table:table-cell table:style-name="ce303" table:formula="of:=IF([.D$2]=8;2;IF([.D$2]=9;-1;IF([.J6]&gt;=3;0;IF([.J6]=2;1;IF([.J6]=1;2;IF([.J6]=0;4))))))" office:value-type="float" office:value="0" calcext:value-type="float">
            <text:p>0</text:p>
          </table:table-cell>
          <table:table-cell table:style-name="ce303" table:formula="of:=IF([.E$2]=8;2;IF([.E$2]=9;-1;IF([.K6]&gt;=3;0;IF([.K6]=2;1;IF([.K6]=1;2;IF([.K6]=0;4))))))" office:value-type="float" office:value="2" calcext:value-type="float">
            <text:p>2</text:p>
          </table:table-cell>
          <table:table-cell table:style-name="ce303" table:formula="of:=IF([.F$2]=8;2;IF([.F$2]=9;-1;IF([.L6]&gt;=3;0;IF([.L6]=2;1;IF([.L6]=1;2;IF([.L6]=0;4))))))" office:value-type="float" office:value="2" calcext:value-type="float">
            <text:p>2</text:p>
          </table:table-cell>
          <table:table-cell table:style-name="ce303" table:formula="of:=SUM([.N6:.R6])" office:value-type="float" office:value="8" calcext:value-type="float">
            <text:p>8</text:p>
          </table:table-cell>
          <table:table-cell table:style-name="ce303" table:formula="of:=FLOOR([.S6]/2)" office:value-type="float" office:value="4" calcext:value-type="float">
            <text:p>4</text:p>
          </table:table-cell>
          <table:table-cell table:formula="of:=IF([.T6]&lt;0;0;[.T6])" office:value-type="float" office:value="4" calcext:value-type="float">
            <text:p>4</text:p>
          </table:table-cell>
          <table:table-cell table:style-name="ce306" table:formula="of:=[.U6]/10" office:value-type="float" office:value="0.4" calcext:value-type="float">
            <text:p>0.4</text:p>
          </table:table-cell>
          <table:table-cell table:style-name="ce307"/>
          <table:table-cell/>
          <table:table-cell table:formula="of:=[.U6]*[.AH6]" office:value-type="float" office:value="44" calcext:value-type="float">
            <text:p>44</text:p>
          </table:table-cell>
          <table:table-cell table:style-name="ce306"/>
          <table:table-cell table:formula="of:=IF([.H6]=0;3;IF([.H6]=1;1;0))" office:value-type="float" office:value="1" calcext:value-type="float">
            <text:p>1</text:p>
          </table:table-cell>
          <table:table-cell table:formula="of:=IF([.I6]=0;3;IF([.I6]=1;1;0))" office:value-type="float" office:value="1" calcext:value-type="float">
            <text:p>1</text:p>
          </table:table-cell>
          <table:table-cell table:formula="of:=IF([.J6]=0;3;IF([.J6]=1;1;0))" office:value-type="float" office:value="0" calcext:value-type="float">
            <text:p>0</text:p>
          </table:table-cell>
          <table:table-cell table:formula="of:=IF([.K6]=0;3;IF([.K6]=1;1;0))" office:value-type="float" office:value="1" calcext:value-type="float">
            <text:p>1</text:p>
          </table:table-cell>
          <table:table-cell table:formula="of:=IF([.L6]=0;3;IF([.L6]=1;1;0))" office:value-type="float" office:value="1" calcext:value-type="float">
            <text:p>1</text:p>
          </table:table-cell>
          <table:table-cell/>
          <table:table-cell table:style-name="ce123" table:formula="of:=SUM([.AA6:.AE6])" office:value-type="float" office:value="4" calcext:value-type="float">
            <text:p>4</text:p>
          </table:table-cell>
          <table:table-cell table:formula="of:=[$'State Data Table'.$F$18]" office:value-type="float" office:value="11" calcext:value-type="float">
            <text:p>11</text:p>
          </table:table-cell>
          <table:table-cell table:formula="of:=[.AG6]*[.AH6]" office:value-type="float" office:value="44" calcext:value-type="float">
            <text:p>44</text:p>
          </table:table-cell>
          <table:table-cell table:style-name="ce310" table:formula="of:=[.AG6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FLOOR([.AN6]/2)" office:value-type="float" office:value="1" calcext:value-type="float">
            <text:p>1</text:p>
          </table:table-cell>
          <table:table-cell table:formula="of:=FLOOR([.AO6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6]" office:value-type="string" office:string-value="RI" calcext:value-type="string">
            <text:p>RI</text:p>
          </table:table-cell>
          <table:table-cell table:style-name="ce114" table:formula="of:=[$'Issues to HEX'.$J$6]" office:value-type="float" office:value="1" calcext:value-type="float">
            <text:p>1</text:p>
          </table:table-cell>
          <table:table-cell table:style-name="ce114" table:formula="of:=[$'Issues to HEX'.$K$6]" office:value-type="float" office:value="2" calcext:value-type="float">
            <text:p>2</text:p>
          </table:table-cell>
          <table:table-cell table:style-name="ce114" table:formula="of:=[$'Issues to HEX'.$L$6]" office:value-type="float" office:value="5" calcext:value-type="float">
            <text:p>5</text:p>
          </table:table-cell>
          <table:table-cell table:style-name="ce114" table:formula="of:=[$'Issues to HEX'.$M$6]" office:value-type="float" office:value="2" calcext:value-type="float">
            <text:p>2</text:p>
          </table:table-cell>
          <table:table-cell table:style-name="ce114" table:formula="of:=[$'Issues to HEX'.$N$6]" office:value-type="float" office:value="3" calcext:value-type="float">
            <text:p>3</text:p>
          </table:table-cell>
          <table:table-cell/>
          <table:table-cell table:formula="of:=ABS([.B7]-[.B$2])" office:value-type="float" office:value="1" calcext:value-type="float">
            <text:p>1</text:p>
          </table:table-cell>
          <table:table-cell table:formula="of:=ABS([.C7]-[.C$2])" office:value-type="float" office:value="0" calcext:value-type="float">
            <text:p>0</text:p>
          </table:table-cell>
          <table:table-cell table:formula="of:=ABS([.D7]-[.D$2])" office:value-type="float" office:value="4" calcext:value-type="float">
            <text:p>4</text:p>
          </table:table-cell>
          <table:table-cell table:formula="of:=ABS([.E7]-[.E$2])" office:value-type="float" office:value="0" calcext:value-type="float">
            <text:p>0</text:p>
          </table:table-cell>
          <table:table-cell table:formula="of:=ABS([.F7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7]&gt;=3;0;IF([.H7]=2;1;IF([.H7]=1;2;IF([.H7]=0;4))))))" office:value-type="float" office:value="2" calcext:value-type="float">
            <text:p>2</text:p>
          </table:table-cell>
          <table:table-cell table:style-name="ce303" table:formula="of:=IF([.C$2]=8;2;IF([.C$2]=9;-1;IF([.I7]&gt;=3;0;IF([.I7]=2;1;IF([.I7]=1;2;IF([.I7]=0;4))))))" office:value-type="float" office:value="4" calcext:value-type="float">
            <text:p>4</text:p>
          </table:table-cell>
          <table:table-cell table:style-name="ce303" table:formula="of:=IF([.D$2]=8;2;IF([.D$2]=9;-1;IF([.J7]&gt;=3;0;IF([.J7]=2;1;IF([.J7]=1;2;IF([.J7]=0;4))))))" office:value-type="float" office:value="0" calcext:value-type="float">
            <text:p>0</text:p>
          </table:table-cell>
          <table:table-cell table:style-name="ce303" table:formula="of:=IF([.E$2]=8;2;IF([.E$2]=9;-1;IF([.K7]&gt;=3;0;IF([.K7]=2;1;IF([.K7]=1;2;IF([.K7]=0;4))))))" office:value-type="float" office:value="4" calcext:value-type="float">
            <text:p>4</text:p>
          </table:table-cell>
          <table:table-cell table:style-name="ce303" table:formula="of:=IF([.F$2]=8;2;IF([.F$2]=9;-1;IF([.L7]&gt;=3;0;IF([.L7]=2;1;IF([.L7]=1;2;IF([.L7]=0;4))))))" office:value-type="float" office:value="4" calcext:value-type="float">
            <text:p>4</text:p>
          </table:table-cell>
          <table:table-cell table:style-name="ce303" table:formula="of:=SUM([.N7:.R7])" office:value-type="float" office:value="14" calcext:value-type="float">
            <text:p>14</text:p>
          </table:table-cell>
          <table:table-cell table:style-name="ce303" table:formula="of:=FLOOR([.S7]/2)" office:value-type="float" office:value="7" calcext:value-type="float">
            <text:p>7</text:p>
          </table:table-cell>
          <table:table-cell table:formula="of:=IF([.T7]&lt;0;0;[.T7])" office:value-type="float" office:value="7" calcext:value-type="float">
            <text:p>7</text:p>
          </table:table-cell>
          <table:table-cell table:style-name="ce306" table:formula="of:=[.U7]/10" office:value-type="float" office:value="0.7" calcext:value-type="float">
            <text:p>0.7</text:p>
          </table:table-cell>
          <table:table-cell table:style-name="ce307"/>
          <table:table-cell/>
          <table:table-cell table:formula="of:=[.U7]*[.AH7]" office:value-type="float" office:value="28" calcext:value-type="float">
            <text:p>28</text:p>
          </table:table-cell>
          <table:table-cell table:style-name="ce306"/>
          <table:table-cell table:formula="of:=IF([.H7]=0;3;IF([.H7]=1;1;0))" office:value-type="float" office:value="1" calcext:value-type="float">
            <text:p>1</text:p>
          </table:table-cell>
          <table:table-cell table:formula="of:=IF([.I7]=0;3;IF([.I7]=1;1;0))" office:value-type="float" office:value="3" calcext:value-type="float">
            <text:p>3</text:p>
          </table:table-cell>
          <table:table-cell table:formula="of:=IF([.J7]=0;3;IF([.J7]=1;1;0))" office:value-type="float" office:value="0" calcext:value-type="float">
            <text:p>0</text:p>
          </table:table-cell>
          <table:table-cell table:formula="of:=IF([.K7]=0;3;IF([.K7]=1;1;0))" office:value-type="float" office:value="3" calcext:value-type="float">
            <text:p>3</text:p>
          </table:table-cell>
          <table:table-cell table:formula="of:=IF([.L7]=0;3;IF([.L7]=1;1;0))" office:value-type="float" office:value="3" calcext:value-type="float">
            <text:p>3</text:p>
          </table:table-cell>
          <table:table-cell/>
          <table:table-cell table:style-name="ce123" table:formula="of:=SUM([.AA7:.AE7])" office:value-type="float" office:value="10" calcext:value-type="float">
            <text:p>10</text:p>
          </table:table-cell>
          <table:table-cell table:formula="of:=[$'State Data Table'.$F$19]" office:value-type="float" office:value="4" calcext:value-type="float">
            <text:p>4</text:p>
          </table:table-cell>
          <table:table-cell table:formula="of:=[.AG7]*[.AH7]" office:value-type="float" office:value="40" calcext:value-type="float">
            <text:p>40</text:p>
          </table:table-cell>
          <table:table-cell table:style-name="ce310" table:formula="of:=[.AG7]/15" office:value-type="float" office:value="0.666666666666667" calcext:value-type="float">
            <text:p>0.666666666666667</text:p>
          </table:table-cell>
          <table:table-cell table:style-name="ce311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FLOOR([.AN7]/2)" office:value-type="float" office:value="1" calcext:value-type="float">
            <text:p>1</text:p>
          </table:table-cell>
          <table:table-cell table:formula="of:=FLOOR([.AO7]/2)" office:value-type="float" office:value="0" calcext:value-type="float">
            <text:p>0</text:p>
          </table:table-cell>
        </table:table-row>
        <table:table-row table:style-name="ro1">
          <table:table-cell table:style-name="ce300" table:formula="of:=[$'Issues to HEX'.$I$7]" office:value-type="string" office:string-value="CT" calcext:value-type="string">
            <text:p>CT</text:p>
          </table:table-cell>
          <table:table-cell table:style-name="ce302" table:formula="of:=[$'Issues to HEX'.$J$7]" office:value-type="float" office:value="3" calcext:value-type="float">
            <text:p>3</text:p>
          </table:table-cell>
          <table:table-cell table:style-name="ce302" table:formula="of:=[$'Issues to HEX'.$K$7]" office:value-type="float" office:value="2" calcext:value-type="float">
            <text:p>2</text:p>
          </table:table-cell>
          <table:table-cell table:style-name="ce302" table:formula="of:=[$'Issues to HEX'.$L$7]" office:value-type="float" office:value="5" calcext:value-type="float">
            <text:p>5</text:p>
          </table:table-cell>
          <table:table-cell table:style-name="ce302" table:formula="of:=[$'Issues to HEX'.$M$7]" office:value-type="float" office:value="1" calcext:value-type="float">
            <text:p>1</text:p>
          </table:table-cell>
          <table:table-cell table:style-name="ce302" table:formula="of:=[$'Issues to HEX'.$N$7]" office:value-type="float" office:value="6" calcext:value-type="float">
            <text:p>6</text:p>
          </table:table-cell>
          <table:table-cell table:style-name="ce304"/>
          <table:table-cell table:style-name="ce304" table:formula="of:=ABS([.B8]-[.B$2])" office:value-type="float" office:value="1" calcext:value-type="float">
            <text:p>1</text:p>
          </table:table-cell>
          <table:table-cell table:style-name="ce304" table:formula="of:=ABS([.C8]-[.C$2])" office:value-type="float" office:value="0" calcext:value-type="float">
            <text:p>0</text:p>
          </table:table-cell>
          <table:table-cell table:style-name="ce304" table:formula="of:=ABS([.D8]-[.D$2])" office:value-type="float" office:value="4" calcext:value-type="float">
            <text:p>4</text:p>
          </table:table-cell>
          <table:table-cell table:style-name="ce304" table:formula="of:=ABS([.E8]-[.E$2])" office:value-type="float" office:value="1" calcext:value-type="float">
            <text:p>1</text:p>
          </table:table-cell>
          <table:table-cell table:style-name="ce304" table:formula="of:=ABS([.F8]-[.F$2])" office:value-type="float" office:value="3" calcext:value-type="float">
            <text:p>3</text:p>
          </table:table-cell>
          <table:table-cell table:style-name="ce304"/>
          <table:table-cell table:style-name="ce303" table:formula="of:=IF([.B$2]=8;2;IF([.B$2]=9;-1;IF([.H8]&gt;=3;0;IF([.H8]=2;1;IF([.H8]=1;2;IF([.H8]=0;4))))))" office:value-type="float" office:value="2" calcext:value-type="float">
            <text:p>2</text:p>
          </table:table-cell>
          <table:table-cell table:style-name="ce303" table:formula="of:=IF([.C$2]=8;2;IF([.C$2]=9;-1;IF([.I8]&gt;=3;0;IF([.I8]=2;1;IF([.I8]=1;2;IF([.I8]=0;4))))))" office:value-type="float" office:value="4" calcext:value-type="float">
            <text:p>4</text:p>
          </table:table-cell>
          <table:table-cell table:style-name="ce303" table:formula="of:=IF([.D$2]=8;2;IF([.D$2]=9;-1;IF([.J8]&gt;=3;0;IF([.J8]=2;1;IF([.J8]=1;2;IF([.J8]=0;4))))))" office:value-type="float" office:value="0" calcext:value-type="float">
            <text:p>0</text:p>
          </table:table-cell>
          <table:table-cell table:style-name="ce303" table:formula="of:=IF([.E$2]=8;2;IF([.E$2]=9;-1;IF([.K8]&gt;=3;0;IF([.K8]=2;1;IF([.K8]=1;2;IF([.K8]=0;4))))))" office:value-type="float" office:value="2" calcext:value-type="float">
            <text:p>2</text:p>
          </table:table-cell>
          <table:table-cell table:style-name="ce303" table:formula="of:=IF([.F$2]=8;2;IF([.F$2]=9;-1;IF([.L8]&gt;=3;0;IF([.L8]=2;1;IF([.L8]=1;2;IF([.L8]=0;4))))))" office:value-type="float" office:value="0" calcext:value-type="float">
            <text:p>0</text:p>
          </table:table-cell>
          <table:table-cell table:style-name="ce303" table:formula="of:=SUM([.N8:.R8])" office:value-type="float" office:value="8" calcext:value-type="float">
            <text:p>8</text:p>
          </table:table-cell>
          <table:table-cell table:style-name="ce303" table:formula="of:=FLOOR([.S8]/2)" office:value-type="float" office:value="4" calcext:value-type="float">
            <text:p>4</text:p>
          </table:table-cell>
          <table:table-cell table:formula="of:=IF([.T8]&lt;0;0;[.T8])" office:value-type="float" office:value="4" calcext:value-type="float">
            <text:p>4</text:p>
          </table:table-cell>
          <table:table-cell table:style-name="ce306" table:formula="of:=[.U8]/10" office:value-type="float" office:value="0.4" calcext:value-type="float">
            <text:p>0.4</text:p>
          </table:table-cell>
          <table:table-cell table:style-name="ce307" table:formula="of:=AVERAGE([.V3:.V8])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table:formula="of:=[.U8]*[.AH8]" office:value-type="float" office:value="28" calcext:value-type="float">
            <text:p>28</text:p>
          </table:table-cell>
          <table:table-cell table:style-name="ce306"/>
          <table:table-cell table:style-name="ce304" table:formula="of:=IF([.H8]=0;3;IF([.H8]=1;1;0))" office:value-type="float" office:value="1" calcext:value-type="float">
            <text:p>1</text:p>
          </table:table-cell>
          <table:table-cell table:style-name="ce304" table:formula="of:=IF([.I8]=0;3;IF([.I8]=1;1;0))" office:value-type="float" office:value="3" calcext:value-type="float">
            <text:p>3</text:p>
          </table:table-cell>
          <table:table-cell table:style-name="ce304" table:formula="of:=IF([.J8]=0;3;IF([.J8]=1;1;0))" office:value-type="float" office:value="0" calcext:value-type="float">
            <text:p>0</text:p>
          </table:table-cell>
          <table:table-cell table:style-name="ce304" table:formula="of:=IF([.K8]=0;3;IF([.K8]=1;1;0))" office:value-type="float" office:value="1" calcext:value-type="float">
            <text:p>1</text:p>
          </table:table-cell>
          <table:table-cell table:style-name="ce304" table:formula="of:=IF([.L8]=0;3;IF([.L8]=1;1;0))" office:value-type="float" office:value="0" calcext:value-type="float">
            <text:p>0</text:p>
          </table:table-cell>
          <table:table-cell table:style-name="ce304"/>
          <table:table-cell table:style-name="ce309" table:formula="of:=SUM([.AA8:.AE8])" office:value-type="float" office:value="5" calcext:value-type="float">
            <text:p>5</text:p>
          </table:table-cell>
          <table:table-cell table:formula="of:=[$'State Data Table'.$F$20]" office:value-type="float" office:value="7" calcext:value-type="float">
            <text:p>7</text:p>
          </table:table-cell>
          <table:table-cell table:formula="of:=[.AG8]*[.AH8]" office:value-type="float" office:value="35" calcext:value-type="float">
            <text:p>35</text:p>
          </table:table-cell>
          <table:table-cell table:style-name="ce310" table:formula="of:=[.AG8]/15" office:value-type="float" office:value="0.333333333333333" calcext:value-type="float">
            <text:p>0.333333333333333</text:p>
          </table:table-cell>
          <table:table-cell table:style-name="ce311" table:formula="of:=AVERAGE([.AJ3:.AJ8])" office:value-type="float" office:value="0.488888888888889" calcext:value-type="float">
            <text:p>0.4888888888888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FLOOR([.AN8]/2)" office:value-type="float" office:value="1" calcext:value-type="float">
            <text:p>1</text:p>
          </table:table-cell>
          <table:table-cell table:formula="of:=FLOOR([.AO8]/2)" office:value-type="float" office:value="1" calcext:value-type="float">
            <text:p>1</text:p>
          </table:table-cell>
        </table:table-row>
        <table:table-row table:style-name="ro1">
          <table:table-cell table:style-name="ce298" table:formula="of:=[$'Issues to HEX'.$I$8]" office:value-type="string" office:string-value="NY" calcext:value-type="string">
            <text:p>NY</text:p>
          </table:table-cell>
          <table:table-cell table:style-name="ce301" table:formula="of:=[$'Issues to HEX'.$J$8]" office:value-type="float" office:value="2" calcext:value-type="float">
            <text:p>2</text:p>
          </table:table-cell>
          <table:table-cell table:style-name="ce301" table:formula="of:=[$'Issues to HEX'.$K$8]" office:value-type="float" office:value="1" calcext:value-type="float">
            <text:p>1</text:p>
          </table:table-cell>
          <table:table-cell table:style-name="ce301" table:formula="of:=[$'Issues to HEX'.$L$8]" office:value-type="float" office:value="1" calcext:value-type="float">
            <text:p>1</text:p>
          </table:table-cell>
          <table:table-cell table:style-name="ce301" table:formula="of:=[$'Issues to HEX'.$M$8]" office:value-type="float" office:value="1" calcext:value-type="float">
            <text:p>1</text:p>
          </table:table-cell>
          <table:table-cell table:style-name="ce301" table:formula="of:=[$'Issues to HEX'.$N$8]" office:value-type="float" office:value="1" calcext:value-type="float">
            <text:p>1</text:p>
          </table:table-cell>
          <table:table-cell table:style-name="ce303"/>
          <table:table-cell table:style-name="ce303" table:formula="of:=ABS([.B9]-[.B$2])" office:value-type="float" office:value="0" calcext:value-type="float">
            <text:p>0</text:p>
          </table:table-cell>
          <table:table-cell table:style-name="ce303" table:formula="of:=ABS([.C9]-[.C$2])" office:value-type="float" office:value="1" calcext:value-type="float">
            <text:p>1</text:p>
          </table:table-cell>
          <table:table-cell table:style-name="ce303" table:formula="of:=ABS([.D9]-[.D$2])" office:value-type="float" office:value="0" calcext:value-type="float">
            <text:p>0</text:p>
          </table:table-cell>
          <table:table-cell table:style-name="ce303" table:formula="of:=ABS([.E9]-[.E$2])" office:value-type="float" office:value="1" calcext:value-type="float">
            <text:p>1</text:p>
          </table:table-cell>
          <table:table-cell table:style-name="ce303" table:formula="of:=ABS([.F9]-[.F$2])" office:value-type="float" office:value="2" calcext:value-type="float">
            <text:p>2</text:p>
          </table:table-cell>
          <table:table-cell table:style-name="ce303"/>
          <table:table-cell table:style-name="ce303" table:formula="of:=IF([.B$2]=8;2;IF([.B$2]=9;-1;IF([.H9]&gt;=3;0;IF([.H9]=2;1;IF([.H9]=1;2;IF([.H9]=0;4))))))" office:value-type="float" office:value="4" calcext:value-type="float">
            <text:p>4</text:p>
          </table:table-cell>
          <table:table-cell table:style-name="ce303" table:formula="of:=IF([.C$2]=8;2;IF([.C$2]=9;-1;IF([.I9]&gt;=3;0;IF([.I9]=2;1;IF([.I9]=1;2;IF([.I9]=0;4))))))" office:value-type="float" office:value="2" calcext:value-type="float">
            <text:p>2</text:p>
          </table:table-cell>
          <table:table-cell table:style-name="ce303" table:formula="of:=IF([.D$2]=8;2;IF([.D$2]=9;-1;IF([.J9]&gt;=3;0;IF([.J9]=2;1;IF([.J9]=1;2;IF([.J9]=0;4))))))" office:value-type="float" office:value="4" calcext:value-type="float">
            <text:p>4</text:p>
          </table:table-cell>
          <table:table-cell table:style-name="ce303" table:formula="of:=IF([.E$2]=8;2;IF([.E$2]=9;-1;IF([.K9]&gt;=3;0;IF([.K9]=2;1;IF([.K9]=1;2;IF([.K9]=0;4))))))" office:value-type="float" office:value="2" calcext:value-type="float">
            <text:p>2</text:p>
          </table:table-cell>
          <table:table-cell table:style-name="ce303" table:formula="of:=IF([.F$2]=8;2;IF([.F$2]=9;-1;IF([.L9]&gt;=3;0;IF([.L9]=2;1;IF([.L9]=1;2;IF([.L9]=0;4))))))" office:value-type="float" office:value="1" calcext:value-type="float">
            <text:p>1</text:p>
          </table:table-cell>
          <table:table-cell table:style-name="ce303" table:formula="of:=SUM([.N9:.R9])" office:value-type="float" office:value="13" calcext:value-type="float">
            <text:p>13</text:p>
          </table:table-cell>
          <table:table-cell table:style-name="ce303" table:formula="of:=FLOOR([.S9]/2)" office:value-type="float" office:value="6" calcext:value-type="float">
            <text:p>6</text:p>
          </table:table-cell>
          <table:table-cell table:formula="of:=IF([.T9]&lt;0;0;[.T9])" office:value-type="float" office:value="6" calcext:value-type="float">
            <text:p>6</text:p>
          </table:table-cell>
          <table:table-cell table:style-name="ce306" table:formula="of:=[.U9]/10" office:value-type="float" office:value="0.6" calcext:value-type="float">
            <text:p>0.6</text:p>
          </table:table-cell>
          <table:table-cell table:style-name="ce307"/>
          <table:table-cell/>
          <table:table-cell table:formula="of:=[.U9]*[.AH9]" office:value-type="float" office:value="168" calcext:value-type="float">
            <text:p>168</text:p>
          </table:table-cell>
          <table:table-cell table:style-name="ce306"/>
          <table:table-cell table:style-name="ce303" table:formula="of:=IF([.H9]=0;3;IF([.H9]=1;1;0))" office:value-type="float" office:value="3" calcext:value-type="float">
            <text:p>3</text:p>
          </table:table-cell>
          <table:table-cell table:style-name="ce303" table:formula="of:=IF([.I9]=0;3;IF([.I9]=1;1;0))" office:value-type="float" office:value="1" calcext:value-type="float">
            <text:p>1</text:p>
          </table:table-cell>
          <table:table-cell table:style-name="ce303" table:formula="of:=IF([.J9]=0;3;IF([.J9]=1;1;0))" office:value-type="float" office:value="3" calcext:value-type="float">
            <text:p>3</text:p>
          </table:table-cell>
          <table:table-cell table:style-name="ce303" table:formula="of:=IF([.K9]=0;3;IF([.K9]=1;1;0))" office:value-type="float" office:value="1" calcext:value-type="float">
            <text:p>1</text:p>
          </table:table-cell>
          <table:table-cell table:style-name="ce303" table:formula="of:=IF([.L9]=0;3;IF([.L9]=1;1;0))" office:value-type="float" office:value="0" calcext:value-type="float">
            <text:p>0</text:p>
          </table:table-cell>
          <table:table-cell table:style-name="ce303"/>
          <table:table-cell table:style-name="ce308" table:formula="of:=SUM([.AA9:.AE9])" office:value-type="float" office:value="8" calcext:value-type="float">
            <text:p>8</text:p>
          </table:table-cell>
          <table:table-cell table:formula="of:=[$'State Data Table'.$F$21]" office:value-type="float" office:value="28" calcext:value-type="float">
            <text:p>28</text:p>
          </table:table-cell>
          <table:table-cell table:formula="of:=[.AG9]*[.AH9]" office:value-type="float" office:value="224" calcext:value-type="float">
            <text:p>224</text:p>
          </table:table-cell>
          <table:table-cell table:style-name="ce310" table:formula="of:=[.AG9]/15" office:value-type="float" office:value="0.533333333333333" calcext:value-type="float">
            <text:p>0.533333333333333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9]/2)" office:value-type="float" office:value="1" calcext:value-type="float">
            <text:p>1</text:p>
          </table:table-cell>
          <table:table-cell table:formula="of:=FLOOR([.AO9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9]" office:value-type="string" office:string-value="NJ" calcext:value-type="string">
            <text:p>NJ</text:p>
          </table:table-cell>
          <table:table-cell table:style-name="ce114" table:formula="of:=[$'Issues to HEX'.$J$9]" office:value-type="float" office:value="1" calcext:value-type="float">
            <text:p>1</text:p>
          </table:table-cell>
          <table:table-cell table:style-name="ce114" table:formula="of:=[$'Issues to HEX'.$K$9]" office:value-type="float" office:value="2" calcext:value-type="float">
            <text:p>2</text:p>
          </table:table-cell>
          <table:table-cell table:style-name="ce114" table:formula="of:=[$'Issues to HEX'.$L$9]" office:value-type="float" office:value="1" calcext:value-type="float">
            <text:p>1</text:p>
          </table:table-cell>
          <table:table-cell table:style-name="ce114" table:formula="of:=[$'Issues to HEX'.$M$9]" office:value-type="float" office:value="1" calcext:value-type="float">
            <text:p>1</text:p>
          </table:table-cell>
          <table:table-cell table:style-name="ce114" table:formula="of:=[$'Issues to HEX'.$N$9]" office:value-type="float" office:value="2" calcext:value-type="float">
            <text:p>2</text:p>
          </table:table-cell>
          <table:table-cell/>
          <table:table-cell table:formula="of:=ABS([.B10]-[.B$2])" office:value-type="float" office:value="1" calcext:value-type="float">
            <text:p>1</text:p>
          </table:table-cell>
          <table:table-cell table:formula="of:=ABS([.C10]-[.C$2])" office:value-type="float" office:value="0" calcext:value-type="float">
            <text:p>0</text:p>
          </table:table-cell>
          <table:table-cell table:formula="of:=ABS([.D10]-[.D$2])" office:value-type="float" office:value="0" calcext:value-type="float">
            <text:p>0</text:p>
          </table:table-cell>
          <table:table-cell table:formula="of:=ABS([.E10]-[.E$2])" office:value-type="float" office:value="1" calcext:value-type="float">
            <text:p>1</text:p>
          </table:table-cell>
          <table:table-cell table:formula="of:=ABS([.F10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10]&gt;=3;0;IF([.H10]=2;1;IF([.H10]=1;2;IF([.H10]=0;4))))))" office:value-type="float" office:value="2" calcext:value-type="float">
            <text:p>2</text:p>
          </table:table-cell>
          <table:table-cell table:style-name="ce303" table:formula="of:=IF([.C$2]=8;2;IF([.C$2]=9;-1;IF([.I10]&gt;=3;0;IF([.I10]=2;1;IF([.I10]=1;2;IF([.I10]=0;4))))))" office:value-type="float" office:value="4" calcext:value-type="float">
            <text:p>4</text:p>
          </table:table-cell>
          <table:table-cell table:style-name="ce303" table:formula="of:=IF([.D$2]=8;2;IF([.D$2]=9;-1;IF([.J10]&gt;=3;0;IF([.J10]=2;1;IF([.J10]=1;2;IF([.J10]=0;4))))))" office:value-type="float" office:value="4" calcext:value-type="float">
            <text:p>4</text:p>
          </table:table-cell>
          <table:table-cell table:style-name="ce303" table:formula="of:=IF([.E$2]=8;2;IF([.E$2]=9;-1;IF([.K10]&gt;=3;0;IF([.K10]=2;1;IF([.K10]=1;2;IF([.K10]=0;4))))))" office:value-type="float" office:value="2" calcext:value-type="float">
            <text:p>2</text:p>
          </table:table-cell>
          <table:table-cell table:style-name="ce303" table:formula="of:=IF([.F$2]=8;2;IF([.F$2]=9;-1;IF([.L10]&gt;=3;0;IF([.L10]=2;1;IF([.L10]=1;2;IF([.L10]=0;4))))))" office:value-type="float" office:value="2" calcext:value-type="float">
            <text:p>2</text:p>
          </table:table-cell>
          <table:table-cell table:style-name="ce303" table:formula="of:=SUM([.N10:.R10])" office:value-type="float" office:value="14" calcext:value-type="float">
            <text:p>14</text:p>
          </table:table-cell>
          <table:table-cell table:style-name="ce303" table:formula="of:=FLOOR([.S10]/2)" office:value-type="float" office:value="7" calcext:value-type="float">
            <text:p>7</text:p>
          </table:table-cell>
          <table:table-cell table:formula="of:=IF([.T10]&lt;0;0;[.T10])" office:value-type="float" office:value="7" calcext:value-type="float">
            <text:p>7</text:p>
          </table:table-cell>
          <table:table-cell table:style-name="ce306" table:formula="of:=[.U10]/10" office:value-type="float" office:value="0.7" calcext:value-type="float">
            <text:p>0.7</text:p>
          </table:table-cell>
          <table:table-cell table:style-name="ce307"/>
          <table:table-cell/>
          <table:table-cell table:formula="of:=[.U10]*[.AH10]" office:value-type="float" office:value="98" calcext:value-type="float">
            <text:p>98</text:p>
          </table:table-cell>
          <table:table-cell table:style-name="ce306"/>
          <table:table-cell table:formula="of:=IF([.H10]=0;3;IF([.H10]=1;1;0))" office:value-type="float" office:value="1" calcext:value-type="float">
            <text:p>1</text:p>
          </table:table-cell>
          <table:table-cell table:formula="of:=IF([.I10]=0;3;IF([.I10]=1;1;0))" office:value-type="float" office:value="3" calcext:value-type="float">
            <text:p>3</text:p>
          </table:table-cell>
          <table:table-cell table:formula="of:=IF([.J10]=0;3;IF([.J10]=1;1;0))" office:value-type="float" office:value="3" calcext:value-type="float">
            <text:p>3</text:p>
          </table:table-cell>
          <table:table-cell table:formula="of:=IF([.K10]=0;3;IF([.K10]=1;1;0))" office:value-type="float" office:value="1" calcext:value-type="float">
            <text:p>1</text:p>
          </table:table-cell>
          <table:table-cell table:formula="of:=IF([.L10]=0;3;IF([.L10]=1;1;0))" office:value-type="float" office:value="1" calcext:value-type="float">
            <text:p>1</text:p>
          </table:table-cell>
          <table:table-cell/>
          <table:table-cell table:style-name="ce123" table:formula="of:=SUM([.AA10:.AE10])" office:value-type="float" office:value="9" calcext:value-type="float">
            <text:p>9</text:p>
          </table:table-cell>
          <table:table-cell table:formula="of:=[$'State Data Table'.$F$22]" office:value-type="float" office:value="14" calcext:value-type="float">
            <text:p>14</text:p>
          </table:table-cell>
          <table:table-cell table:formula="of:=[.AG10]*[.AH10]" office:value-type="float" office:value="126" calcext:value-type="float">
            <text:p>126</text:p>
          </table:table-cell>
          <table:table-cell table:style-name="ce310" table:formula="of:=[.AG10]/15" office:value-type="float" office:value="0.6" calcext:value-type="float">
            <text:p>0.6</text:p>
          </table:table-cell>
          <table:table-cell table:style-name="ce31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LOOR([.AN10]/2)" office:value-type="float" office:value="0" calcext:value-type="float">
            <text:p>0</text:p>
          </table:table-cell>
          <table:table-cell table:formula="of:=FLOOR([.AO10]/2)" office:value-type="float" office:value="1" calcext:value-type="float">
            <text:p>1</text:p>
          </table:table-cell>
        </table:table-row>
        <table:table-row table:style-name="ro1">
          <table:table-cell table:style-name="ce300" table:formula="of:=[$'Issues to HEX'.$I$10]" office:value-type="string" office:string-value="PA" calcext:value-type="string">
            <text:p>PA</text:p>
          </table:table-cell>
          <table:table-cell table:style-name="ce302" table:formula="of:=[$'Issues to HEX'.$J$10]" office:value-type="float" office:value="2" calcext:value-type="float">
            <text:p>2</text:p>
          </table:table-cell>
          <table:table-cell table:style-name="ce302" table:formula="of:=[$'Issues to HEX'.$K$10]" office:value-type="float" office:value="4" calcext:value-type="float">
            <text:p>4</text:p>
          </table:table-cell>
          <table:table-cell table:style-name="ce302" table:formula="of:=[$'Issues to HEX'.$L$10]" office:value-type="float" office:value="5" calcext:value-type="float">
            <text:p>5</text:p>
          </table:table-cell>
          <table:table-cell table:style-name="ce302" table:formula="of:=[$'Issues to HEX'.$M$10]" office:value-type="float" office:value="2" calcext:value-type="float">
            <text:p>2</text:p>
          </table:table-cell>
          <table:table-cell table:style-name="ce302" table:formula="of:=[$'Issues to HEX'.$N$10]" office:value-type="float" office:value="3" calcext:value-type="float">
            <text:p>3</text:p>
          </table:table-cell>
          <table:table-cell table:style-name="ce304"/>
          <table:table-cell table:style-name="ce304" table:formula="of:=ABS([.B11]-[.B$2])" office:value-type="float" office:value="0" calcext:value-type="float">
            <text:p>0</text:p>
          </table:table-cell>
          <table:table-cell table:style-name="ce304" table:formula="of:=ABS([.C11]-[.C$2])" office:value-type="float" office:value="2" calcext:value-type="float">
            <text:p>2</text:p>
          </table:table-cell>
          <table:table-cell table:style-name="ce304" table:formula="of:=ABS([.D11]-[.D$2])" office:value-type="float" office:value="4" calcext:value-type="float">
            <text:p>4</text:p>
          </table:table-cell>
          <table:table-cell table:style-name="ce304" table:formula="of:=ABS([.E11]-[.E$2])" office:value-type="float" office:value="0" calcext:value-type="float">
            <text:p>0</text:p>
          </table:table-cell>
          <table:table-cell table:style-name="ce304" table:formula="of:=ABS([.F11]-[.F$2])" office:value-type="float" office:value="0" calcext:value-type="float">
            <text:p>0</text:p>
          </table:table-cell>
          <table:table-cell table:style-name="ce304"/>
          <table:table-cell table:style-name="ce303" table:formula="of:=IF([.B$2]=8;2;IF([.B$2]=9;-1;IF([.H11]&gt;=3;0;IF([.H11]=2;1;IF([.H11]=1;2;IF([.H11]=0;4))))))" office:value-type="float" office:value="4" calcext:value-type="float">
            <text:p>4</text:p>
          </table:table-cell>
          <table:table-cell table:style-name="ce303" table:formula="of:=IF([.C$2]=8;2;IF([.C$2]=9;-1;IF([.I11]&gt;=3;0;IF([.I11]=2;1;IF([.I11]=1;2;IF([.I11]=0;4))))))" office:value-type="float" office:value="1" calcext:value-type="float">
            <text:p>1</text:p>
          </table:table-cell>
          <table:table-cell table:style-name="ce303" table:formula="of:=IF([.D$2]=8;2;IF([.D$2]=9;-1;IF([.J11]&gt;=3;0;IF([.J11]=2;1;IF([.J11]=1;2;IF([.J11]=0;4))))))" office:value-type="float" office:value="0" calcext:value-type="float">
            <text:p>0</text:p>
          </table:table-cell>
          <table:table-cell table:style-name="ce303" table:formula="of:=IF([.E$2]=8;2;IF([.E$2]=9;-1;IF([.K11]&gt;=3;0;IF([.K11]=2;1;IF([.K11]=1;2;IF([.K11]=0;4))))))" office:value-type="float" office:value="4" calcext:value-type="float">
            <text:p>4</text:p>
          </table:table-cell>
          <table:table-cell table:style-name="ce303" table:formula="of:=IF([.F$2]=8;2;IF([.F$2]=9;-1;IF([.L11]&gt;=3;0;IF([.L11]=2;1;IF([.L11]=1;2;IF([.L11]=0;4))))))" office:value-type="float" office:value="4" calcext:value-type="float">
            <text:p>4</text:p>
          </table:table-cell>
          <table:table-cell table:style-name="ce303" table:formula="of:=SUM([.N11:.R11])" office:value-type="float" office:value="13" calcext:value-type="float">
            <text:p>13</text:p>
          </table:table-cell>
          <table:table-cell table:style-name="ce303" table:formula="of:=FLOOR([.S11]/2)" office:value-type="float" office:value="6" calcext:value-type="float">
            <text:p>6</text:p>
          </table:table-cell>
          <table:table-cell table:formula="of:=IF([.T11]&lt;0;0;[.T11])" office:value-type="float" office:value="6" calcext:value-type="float">
            <text:p>6</text:p>
          </table:table-cell>
          <table:table-cell table:style-name="ce306" table:formula="of:=[.U11]/10" office:value-type="float" office:value="0.6" calcext:value-type="float">
            <text:p>0.6</text:p>
          </table:table-cell>
          <table:table-cell table:style-name="ce307" table:formula="of:=AVERAGE([.V9:.V11])" office:value-type="float" office:value="0.633333333333333" calcext:value-type="float">
            <text:p>0.633333333333333</text:p>
          </table:table-cell>
          <table:table-cell office:value-type="float" office:value="2" calcext:value-type="float">
            <text:p>2</text:p>
          </table:table-cell>
          <table:table-cell table:formula="of:=[.U11]*[.AH11]" office:value-type="float" office:value="114" calcext:value-type="float">
            <text:p>114</text:p>
          </table:table-cell>
          <table:table-cell table:style-name="ce306"/>
          <table:table-cell table:style-name="ce304" table:formula="of:=IF([.H11]=0;3;IF([.H11]=1;1;0))" office:value-type="float" office:value="3" calcext:value-type="float">
            <text:p>3</text:p>
          </table:table-cell>
          <table:table-cell table:style-name="ce304" table:formula="of:=IF([.I11]=0;3;IF([.I11]=1;1;0))" office:value-type="float" office:value="0" calcext:value-type="float">
            <text:p>0</text:p>
          </table:table-cell>
          <table:table-cell table:style-name="ce304" table:formula="of:=IF([.J11]=0;3;IF([.J11]=1;1;0))" office:value-type="float" office:value="0" calcext:value-type="float">
            <text:p>0</text:p>
          </table:table-cell>
          <table:table-cell table:style-name="ce304" table:formula="of:=IF([.K11]=0;3;IF([.K11]=1;1;0))" office:value-type="float" office:value="3" calcext:value-type="float">
            <text:p>3</text:p>
          </table:table-cell>
          <table:table-cell table:style-name="ce304" table:formula="of:=IF([.L11]=0;3;IF([.L11]=1;1;0))" office:value-type="float" office:value="3" calcext:value-type="float">
            <text:p>3</text:p>
          </table:table-cell>
          <table:table-cell table:style-name="ce304"/>
          <table:table-cell table:style-name="ce309" table:formula="of:=SUM([.AA11:.AE11])" office:value-type="float" office:value="9" calcext:value-type="float">
            <text:p>9</text:p>
          </table:table-cell>
          <table:table-cell table:formula="of:=[$'State Data Table'.$F$23]" office:value-type="float" office:value="19" calcext:value-type="float">
            <text:p>19</text:p>
          </table:table-cell>
          <table:table-cell table:formula="of:=[.AG11]*[.AH11]" office:value-type="float" office:value="171" calcext:value-type="float">
            <text:p>171</text:p>
          </table:table-cell>
          <table:table-cell table:style-name="ce310" table:formula="of:=[.AG11]/15" office:value-type="float" office:value="0.6" calcext:value-type="float">
            <text:p>0.6</text:p>
          </table:table-cell>
          <table:table-cell table:style-name="ce311" table:formula="of:=AVERAGE([.AJ9:.AJ11])" office:value-type="float" office:value="0.577777777777778" calcext:value-type="float">
            <text:p>0.5777777777777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FLOOR([.AN11]/2)" office:value-type="float" office:value="2" calcext:value-type="float">
            <text:p>2</text:p>
          </table:table-cell>
          <table:table-cell table:formula="of:=FLOOR([.AO11]/2)" office:value-type="float" office:value="1" calcext:value-type="float">
            <text:p>1</text:p>
          </table:table-cell>
        </table:table-row>
        <table:table-row table:style-name="ro1">
          <table:table-cell table:style-name="ce298" table:formula="of:=[$'Issues to HEX'.$I$11]" office:value-type="string" office:string-value="OH" calcext:value-type="string">
            <text:p>OH</text:p>
          </table:table-cell>
          <table:table-cell table:style-name="ce301" table:formula="of:=[$'Issues to HEX'.$J$11]" office:value-type="float" office:value="3" calcext:value-type="float">
            <text:p>3</text:p>
          </table:table-cell>
          <table:table-cell table:style-name="ce301" table:formula="of:=[$'Issues to HEX'.$K$11]" office:value-type="float" office:value="4" calcext:value-type="float">
            <text:p>4</text:p>
          </table:table-cell>
          <table:table-cell table:style-name="ce301" table:formula="of:=[$'Issues to HEX'.$L$11]" office:value-type="float" office:value="6" calcext:value-type="float">
            <text:p>6</text:p>
          </table:table-cell>
          <table:table-cell table:style-name="ce301" table:formula="of:=[$'Issues to HEX'.$M$11]" office:value-type="float" office:value="3" calcext:value-type="float">
            <text:p>3</text:p>
          </table:table-cell>
          <table:table-cell table:style-name="ce301" table:formula="of:=[$'Issues to HEX'.$N$11]" office:value-type="float" office:value="2" calcext:value-type="float">
            <text:p>2</text:p>
          </table:table-cell>
          <table:table-cell table:style-name="ce303"/>
          <table:table-cell table:style-name="ce303" table:formula="of:=ABS([.B12]-[.B$2])" office:value-type="float" office:value="1" calcext:value-type="float">
            <text:p>1</text:p>
          </table:table-cell>
          <table:table-cell table:style-name="ce303" table:formula="of:=ABS([.C12]-[.C$2])" office:value-type="float" office:value="2" calcext:value-type="float">
            <text:p>2</text:p>
          </table:table-cell>
          <table:table-cell table:style-name="ce303" table:formula="of:=ABS([.D12]-[.D$2])" office:value-type="float" office:value="5" calcext:value-type="float">
            <text:p>5</text:p>
          </table:table-cell>
          <table:table-cell table:style-name="ce303" table:formula="of:=ABS([.E12]-[.E$2])" office:value-type="float" office:value="1" calcext:value-type="float">
            <text:p>1</text:p>
          </table:table-cell>
          <table:table-cell table:style-name="ce303" table:formula="of:=ABS([.F12]-[.F$2])" office:value-type="float" office:value="1" calcext:value-type="float">
            <text:p>1</text:p>
          </table:table-cell>
          <table:table-cell table:style-name="ce303"/>
          <table:table-cell table:style-name="ce303" table:formula="of:=IF([.B$2]=8;2;IF([.B$2]=9;-1;IF([.H12]&gt;=3;0;IF([.H12]=2;1;IF([.H12]=1;2;IF([.H12]=0;4))))))" office:value-type="float" office:value="2" calcext:value-type="float">
            <text:p>2</text:p>
          </table:table-cell>
          <table:table-cell table:style-name="ce303" table:formula="of:=IF([.C$2]=8;2;IF([.C$2]=9;-1;IF([.I12]&gt;=3;0;IF([.I12]=2;1;IF([.I12]=1;2;IF([.I12]=0;4))))))" office:value-type="float" office:value="1" calcext:value-type="float">
            <text:p>1</text:p>
          </table:table-cell>
          <table:table-cell table:style-name="ce303" table:formula="of:=IF([.D$2]=8;2;IF([.D$2]=9;-1;IF([.J12]&gt;=3;0;IF([.J12]=2;1;IF([.J12]=1;2;IF([.J12]=0;4))))))" office:value-type="float" office:value="0" calcext:value-type="float">
            <text:p>0</text:p>
          </table:table-cell>
          <table:table-cell table:style-name="ce303" table:formula="of:=IF([.E$2]=8;2;IF([.E$2]=9;-1;IF([.K12]&gt;=3;0;IF([.K12]=2;1;IF([.K12]=1;2;IF([.K12]=0;4))))))" office:value-type="float" office:value="2" calcext:value-type="float">
            <text:p>2</text:p>
          </table:table-cell>
          <table:table-cell table:style-name="ce303" table:formula="of:=IF([.F$2]=8;2;IF([.F$2]=9;-1;IF([.L12]&gt;=3;0;IF([.L12]=2;1;IF([.L12]=1;2;IF([.L12]=0;4))))))" office:value-type="float" office:value="2" calcext:value-type="float">
            <text:p>2</text:p>
          </table:table-cell>
          <table:table-cell table:style-name="ce303" table:formula="of:=SUM([.N12:.R12])" office:value-type="float" office:value="7" calcext:value-type="float">
            <text:p>7</text:p>
          </table:table-cell>
          <table:table-cell table:style-name="ce303" table:formula="of:=FLOOR([.S12]/2)" office:value-type="float" office:value="3" calcext:value-type="float">
            <text:p>3</text:p>
          </table:table-cell>
          <table:table-cell table:formula="of:=IF([.T12]&lt;0;0;[.T12])" office:value-type="float" office:value="3" calcext:value-type="float">
            <text:p>3</text:p>
          </table:table-cell>
          <table:table-cell table:style-name="ce306" table:formula="of:=[.U12]/10" office:value-type="float" office:value="0.3" calcext:value-type="float">
            <text:p>0.3</text:p>
          </table:table-cell>
          <table:table-cell table:style-name="ce307"/>
          <table:table-cell/>
          <table:table-cell table:formula="of:=[.U12]*[.AH12]" office:value-type="float" office:value="51" calcext:value-type="float">
            <text:p>51</text:p>
          </table:table-cell>
          <table:table-cell table:style-name="ce306"/>
          <table:table-cell table:style-name="ce303" table:formula="of:=IF([.H12]=0;3;IF([.H12]=1;1;0))" office:value-type="float" office:value="1" calcext:value-type="float">
            <text:p>1</text:p>
          </table:table-cell>
          <table:table-cell table:style-name="ce303" table:formula="of:=IF([.I12]=0;3;IF([.I12]=1;1;0))" office:value-type="float" office:value="0" calcext:value-type="float">
            <text:p>0</text:p>
          </table:table-cell>
          <table:table-cell table:style-name="ce303" table:formula="of:=IF([.J12]=0;3;IF([.J12]=1;1;0))" office:value-type="float" office:value="0" calcext:value-type="float">
            <text:p>0</text:p>
          </table:table-cell>
          <table:table-cell table:style-name="ce303" table:formula="of:=IF([.K12]=0;3;IF([.K12]=1;1;0))" office:value-type="float" office:value="1" calcext:value-type="float">
            <text:p>1</text:p>
          </table:table-cell>
          <table:table-cell table:style-name="ce303" table:formula="of:=IF([.L12]=0;3;IF([.L12]=1;1;0))" office:value-type="float" office:value="1" calcext:value-type="float">
            <text:p>1</text:p>
          </table:table-cell>
          <table:table-cell table:style-name="ce303"/>
          <table:table-cell table:style-name="ce308" table:formula="of:=SUM([.AA12:.AE12])" office:value-type="float" office:value="3" calcext:value-type="float">
            <text:p>3</text:p>
          </table:table-cell>
          <table:table-cell table:formula="of:=[$'State Data Table'.$F$24]" office:value-type="float" office:value="17" calcext:value-type="float">
            <text:p>17</text:p>
          </table:table-cell>
          <table:table-cell table:formula="of:=[.AG12]*[.AH12]" office:value-type="float" office:value="51" calcext:value-type="float">
            <text:p>51</text:p>
          </table:table-cell>
          <table:table-cell table:style-name="ce310" table:formula="of:=[.AG12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AN12]/2)" office:value-type="float" office:value="2" calcext:value-type="float">
            <text:p>2</text:p>
          </table:table-cell>
          <table:table-cell table:formula="of:=FLOOR([.AO12]/2)" office:value-type="float" office:value="0" calcext:value-type="float">
            <text:p>0</text:p>
          </table:table-cell>
        </table:table-row>
        <table:table-row table:style-name="ro1">
          <table:table-cell table:style-name="ce299" table:formula="of:=[$'Issues to HEX'.$I$12]" office:value-type="string" office:string-value="IN" calcext:value-type="string">
            <text:p>IN</text:p>
          </table:table-cell>
          <table:table-cell table:style-name="ce114" table:formula="of:=[$'Issues to HEX'.$J$12]" office:value-type="float" office:value="3" calcext:value-type="float">
            <text:p>3</text:p>
          </table:table-cell>
          <table:table-cell table:style-name="ce114" table:formula="of:=[$'Issues to HEX'.$K$12]" office:value-type="float" office:value="5" calcext:value-type="float">
            <text:p>5</text:p>
          </table:table-cell>
          <table:table-cell table:style-name="ce114" table:formula="of:=[$'Issues to HEX'.$L$12]" office:value-type="float" office:value="5" calcext:value-type="float">
            <text:p>5</text:p>
          </table:table-cell>
          <table:table-cell table:style-name="ce114" table:formula="of:=[$'Issues to HEX'.$M$12]" office:value-type="float" office:value="5" calcext:value-type="float">
            <text:p>5</text:p>
          </table:table-cell>
          <table:table-cell table:style-name="ce114" table:formula="of:=[$'Issues to HEX'.$N$12]" office:value-type="float" office:value="2" calcext:value-type="float">
            <text:p>2</text:p>
          </table:table-cell>
          <table:table-cell/>
          <table:table-cell table:formula="of:=ABS([.B13]-[.B$2])" office:value-type="float" office:value="1" calcext:value-type="float">
            <text:p>1</text:p>
          </table:table-cell>
          <table:table-cell table:formula="of:=ABS([.C13]-[.C$2])" office:value-type="float" office:value="3" calcext:value-type="float">
            <text:p>3</text:p>
          </table:table-cell>
          <table:table-cell table:formula="of:=ABS([.D13]-[.D$2])" office:value-type="float" office:value="4" calcext:value-type="float">
            <text:p>4</text:p>
          </table:table-cell>
          <table:table-cell table:formula="of:=ABS([.E13]-[.E$2])" office:value-type="float" office:value="3" calcext:value-type="float">
            <text:p>3</text:p>
          </table:table-cell>
          <table:table-cell table:formula="of:=ABS([.F13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13]&gt;=3;0;IF([.H13]=2;1;IF([.H13]=1;2;IF([.H13]=0;4))))))" office:value-type="float" office:value="2" calcext:value-type="float">
            <text:p>2</text:p>
          </table:table-cell>
          <table:table-cell table:style-name="ce303" table:formula="of:=IF([.C$2]=8;2;IF([.C$2]=9;-1;IF([.I13]&gt;=3;0;IF([.I13]=2;1;IF([.I13]=1;2;IF([.I13]=0;4))))))" office:value-type="float" office:value="0" calcext:value-type="float">
            <text:p>0</text:p>
          </table:table-cell>
          <table:table-cell table:style-name="ce303" table:formula="of:=IF([.D$2]=8;2;IF([.D$2]=9;-1;IF([.J13]&gt;=3;0;IF([.J13]=2;1;IF([.J13]=1;2;IF([.J13]=0;4))))))" office:value-type="float" office:value="0" calcext:value-type="float">
            <text:p>0</text:p>
          </table:table-cell>
          <table:table-cell table:style-name="ce303" table:formula="of:=IF([.E$2]=8;2;IF([.E$2]=9;-1;IF([.K13]&gt;=3;0;IF([.K13]=2;1;IF([.K13]=1;2;IF([.K13]=0;4))))))" office:value-type="float" office:value="0" calcext:value-type="float">
            <text:p>0</text:p>
          </table:table-cell>
          <table:table-cell table:style-name="ce303" table:formula="of:=IF([.F$2]=8;2;IF([.F$2]=9;-1;IF([.L13]&gt;=3;0;IF([.L13]=2;1;IF([.L13]=1;2;IF([.L13]=0;4))))))" office:value-type="float" office:value="2" calcext:value-type="float">
            <text:p>2</text:p>
          </table:table-cell>
          <table:table-cell table:style-name="ce303" table:formula="of:=SUM([.N13:.R13])" office:value-type="float" office:value="4" calcext:value-type="float">
            <text:p>4</text:p>
          </table:table-cell>
          <table:table-cell table:style-name="ce303" table:formula="of:=FLOOR([.S13]/2)" office:value-type="float" office:value="2" calcext:value-type="float">
            <text:p>2</text:p>
          </table:table-cell>
          <table:table-cell table:formula="of:=IF([.T13]&lt;0;0;[.T13])" office:value-type="float" office:value="2" calcext:value-type="float">
            <text:p>2</text:p>
          </table:table-cell>
          <table:table-cell table:style-name="ce306" table:formula="of:=[.U13]/10" office:value-type="float" office:value="0.2" calcext:value-type="float">
            <text:p>0.2</text:p>
          </table:table-cell>
          <table:table-cell table:style-name="ce307"/>
          <table:table-cell/>
          <table:table-cell table:formula="of:=[.U13]*[.AH13]" office:value-type="float" office:value="22" calcext:value-type="float">
            <text:p>22</text:p>
          </table:table-cell>
          <table:table-cell table:style-name="ce306"/>
          <table:table-cell table:formula="of:=IF([.H13]=0;3;IF([.H13]=1;1;0))" office:value-type="float" office:value="1" calcext:value-type="float">
            <text:p>1</text:p>
          </table:table-cell>
          <table:table-cell table:formula="of:=IF([.I13]=0;3;IF([.I13]=1;1;0))" office:value-type="float" office:value="0" calcext:value-type="float">
            <text:p>0</text:p>
          </table:table-cell>
          <table:table-cell table:formula="of:=IF([.J13]=0;3;IF([.J13]=1;1;0))" office:value-type="float" office:value="0" calcext:value-type="float">
            <text:p>0</text:p>
          </table:table-cell>
          <table:table-cell table:formula="of:=IF([.K13]=0;3;IF([.K13]=1;1;0))" office:value-type="float" office:value="0" calcext:value-type="float">
            <text:p>0</text:p>
          </table:table-cell>
          <table:table-cell table:formula="of:=IF([.L13]=0;3;IF([.L13]=1;1;0))" office:value-type="float" office:value="1" calcext:value-type="float">
            <text:p>1</text:p>
          </table:table-cell>
          <table:table-cell/>
          <table:table-cell table:style-name="ce123" table:formula="of:=SUM([.AA13:.AE13])" office:value-type="float" office:value="2" calcext:value-type="float">
            <text:p>2</text:p>
          </table:table-cell>
          <table:table-cell table:formula="of:=[$'State Data Table'.$F$25]" office:value-type="float" office:value="11" calcext:value-type="float">
            <text:p>11</text:p>
          </table:table-cell>
          <table:table-cell table:formula="of:=[.AG13]*[.AH13]" office:value-type="float" office:value="22" calcext:value-type="float">
            <text:p>22</text:p>
          </table:table-cell>
          <table:table-cell table:style-name="ce310" table:formula="of:=[.AG13]/15" office:value-type="float" office:value="0.133333333333333" calcext:value-type="float">
            <text:p>0.133333333333333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13]/2)" office:value-type="float" office:value="2" calcext:value-type="float">
            <text:p>2</text:p>
          </table:table-cell>
          <table:table-cell table:formula="of:=FLOOR([.AO13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13]" office:value-type="string" office:string-value="IL" calcext:value-type="string">
            <text:p>IL</text:p>
          </table:table-cell>
          <table:table-cell table:style-name="ce114" table:formula="of:=[$'Issues to HEX'.$J$13]" office:value-type="float" office:value="4" calcext:value-type="float">
            <text:p>4</text:p>
          </table:table-cell>
          <table:table-cell table:style-name="ce114" table:formula="of:=[$'Issues to HEX'.$K$13]" office:value-type="float" office:value="2" calcext:value-type="float">
            <text:p>2</text:p>
          </table:table-cell>
          <table:table-cell table:style-name="ce114" table:formula="of:=[$'Issues to HEX'.$L$13]" office:value-type="float" office:value="3" calcext:value-type="float">
            <text:p>3</text:p>
          </table:table-cell>
          <table:table-cell table:style-name="ce114" table:formula="of:=[$'Issues to HEX'.$M$13]" office:value-type="float" office:value="2" calcext:value-type="float">
            <text:p>2</text:p>
          </table:table-cell>
          <table:table-cell table:style-name="ce114" table:formula="of:=[$'Issues to HEX'.$N$13]" office:value-type="float" office:value="1" calcext:value-type="float">
            <text:p>1</text:p>
          </table:table-cell>
          <table:table-cell/>
          <table:table-cell table:formula="of:=ABS([.B14]-[.B$2])" office:value-type="float" office:value="2" calcext:value-type="float">
            <text:p>2</text:p>
          </table:table-cell>
          <table:table-cell table:formula="of:=ABS([.C14]-[.C$2])" office:value-type="float" office:value="0" calcext:value-type="float">
            <text:p>0</text:p>
          </table:table-cell>
          <table:table-cell table:formula="of:=ABS([.D14]-[.D$2])" office:value-type="float" office:value="2" calcext:value-type="float">
            <text:p>2</text:p>
          </table:table-cell>
          <table:table-cell table:formula="of:=ABS([.E14]-[.E$2])" office:value-type="float" office:value="0" calcext:value-type="float">
            <text:p>0</text:p>
          </table:table-cell>
          <table:table-cell table:formula="of:=ABS([.F14]-[.F$2])" office:value-type="float" office:value="2" calcext:value-type="float">
            <text:p>2</text:p>
          </table:table-cell>
          <table:table-cell/>
          <table:table-cell table:style-name="ce303" table:formula="of:=IF([.B$2]=8;2;IF([.B$2]=9;-1;IF([.H14]&gt;=3;0;IF([.H14]=2;1;IF([.H14]=1;2;IF([.H14]=0;4))))))" office:value-type="float" office:value="1" calcext:value-type="float">
            <text:p>1</text:p>
          </table:table-cell>
          <table:table-cell table:style-name="ce303" table:formula="of:=IF([.C$2]=8;2;IF([.C$2]=9;-1;IF([.I14]&gt;=3;0;IF([.I14]=2;1;IF([.I14]=1;2;IF([.I14]=0;4))))))" office:value-type="float" office:value="4" calcext:value-type="float">
            <text:p>4</text:p>
          </table:table-cell>
          <table:table-cell table:style-name="ce303" table:formula="of:=IF([.D$2]=8;2;IF([.D$2]=9;-1;IF([.J14]&gt;=3;0;IF([.J14]=2;1;IF([.J14]=1;2;IF([.J14]=0;4))))))" office:value-type="float" office:value="1" calcext:value-type="float">
            <text:p>1</text:p>
          </table:table-cell>
          <table:table-cell table:style-name="ce303" table:formula="of:=IF([.E$2]=8;2;IF([.E$2]=9;-1;IF([.K14]&gt;=3;0;IF([.K14]=2;1;IF([.K14]=1;2;IF([.K14]=0;4))))))" office:value-type="float" office:value="4" calcext:value-type="float">
            <text:p>4</text:p>
          </table:table-cell>
          <table:table-cell table:style-name="ce303" table:formula="of:=IF([.F$2]=8;2;IF([.F$2]=9;-1;IF([.L14]&gt;=3;0;IF([.L14]=2;1;IF([.L14]=1;2;IF([.L14]=0;4))))))" office:value-type="float" office:value="1" calcext:value-type="float">
            <text:p>1</text:p>
          </table:table-cell>
          <table:table-cell table:style-name="ce303" table:formula="of:=SUM([.N14:.R14])" office:value-type="float" office:value="11" calcext:value-type="float">
            <text:p>11</text:p>
          </table:table-cell>
          <table:table-cell table:style-name="ce303" table:formula="of:=FLOOR([.S14]/2)" office:value-type="float" office:value="5" calcext:value-type="float">
            <text:p>5</text:p>
          </table:table-cell>
          <table:table-cell table:formula="of:=IF([.T14]&lt;0;0;[.T14])" office:value-type="float" office:value="5" calcext:value-type="float">
            <text:p>5</text:p>
          </table:table-cell>
          <table:table-cell table:style-name="ce306" table:formula="of:=[.U14]/10" office:value-type="float" office:value="0.5" calcext:value-type="float">
            <text:p>0.5</text:p>
          </table:table-cell>
          <table:table-cell table:style-name="ce307"/>
          <table:table-cell/>
          <table:table-cell table:formula="of:=[.U14]*[.AH14]" office:value-type="float" office:value="95" calcext:value-type="float">
            <text:p>95</text:p>
          </table:table-cell>
          <table:table-cell table:style-name="ce306"/>
          <table:table-cell table:formula="of:=IF([.H14]=0;3;IF([.H14]=1;1;0))" office:value-type="float" office:value="0" calcext:value-type="float">
            <text:p>0</text:p>
          </table:table-cell>
          <table:table-cell table:formula="of:=IF([.I14]=0;3;IF([.I14]=1;1;0))" office:value-type="float" office:value="3" calcext:value-type="float">
            <text:p>3</text:p>
          </table:table-cell>
          <table:table-cell table:formula="of:=IF([.J14]=0;3;IF([.J14]=1;1;0))" office:value-type="float" office:value="0" calcext:value-type="float">
            <text:p>0</text:p>
          </table:table-cell>
          <table:table-cell table:formula="of:=IF([.K14]=0;3;IF([.K14]=1;1;0))" office:value-type="float" office:value="3" calcext:value-type="float">
            <text:p>3</text:p>
          </table:table-cell>
          <table:table-cell table:formula="of:=IF([.L14]=0;3;IF([.L14]=1;1;0))" office:value-type="float" office:value="0" calcext:value-type="float">
            <text:p>0</text:p>
          </table:table-cell>
          <table:table-cell/>
          <table:table-cell table:style-name="ce123" table:formula="of:=SUM([.AA14:.AE14])" office:value-type="float" office:value="6" calcext:value-type="float">
            <text:p>6</text:p>
          </table:table-cell>
          <table:table-cell table:formula="of:=[$'State Data Table'.$F$26]" office:value-type="float" office:value="19" calcext:value-type="float">
            <text:p>19</text:p>
          </table:table-cell>
          <table:table-cell table:formula="of:=[.AG14]*[.AH14]" office:value-type="float" office:value="114" calcext:value-type="float">
            <text:p>114</text:p>
          </table:table-cell>
          <table:table-cell table:style-name="ce310" table:formula="of:=[.AG14]/15" office:value-type="float" office:value="0.4" calcext:value-type="float">
            <text:p>0.4</text:p>
          </table:table-cell>
          <table:table-cell table:style-name="ce31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FLOOR([.AN14]/2)" office:value-type="float" office:value="0" calcext:value-type="float">
            <text:p>0</text:p>
          </table:table-cell>
          <table:table-cell table:formula="of:=FLOOR([.AO14]/2)" office:value-type="float" office:value="0" calcext:value-type="float">
            <text:p>0</text:p>
          </table:table-cell>
        </table:table-row>
        <table:table-row table:style-name="ro1">
          <table:table-cell table:style-name="ce299" table:formula="of:=[$'Issues to HEX'.$I$14]" office:value-type="string" office:string-value="MI" calcext:value-type="string">
            <text:p>MI</text:p>
          </table:table-cell>
          <table:table-cell table:style-name="ce114" table:formula="of:=[$'Issues to HEX'.$J$14]" office:value-type="float" office:value="5" calcext:value-type="float">
            <text:p>5</text:p>
          </table:table-cell>
          <table:table-cell table:style-name="ce114" table:formula="of:=[$'Issues to HEX'.$K$14]" office:value-type="float" office:value="4" calcext:value-type="float">
            <text:p>4</text:p>
          </table:table-cell>
          <table:table-cell table:style-name="ce114" table:formula="of:=[$'Issues to HEX'.$L$14]" office:value-type="float" office:value="1" calcext:value-type="float">
            <text:p>1</text:p>
          </table:table-cell>
          <table:table-cell table:style-name="ce114" table:formula="of:=[$'Issues to HEX'.$M$14]" office:value-type="float" office:value="3" calcext:value-type="float">
            <text:p>3</text:p>
          </table:table-cell>
          <table:table-cell table:style-name="ce114" table:formula="of:=[$'Issues to HEX'.$N$14]" office:value-type="float" office:value="1" calcext:value-type="float">
            <text:p>1</text:p>
          </table:table-cell>
          <table:table-cell/>
          <table:table-cell table:formula="of:=ABS([.B15]-[.B$2])" office:value-type="float" office:value="3" calcext:value-type="float">
            <text:p>3</text:p>
          </table:table-cell>
          <table:table-cell table:formula="of:=ABS([.C15]-[.C$2])" office:value-type="float" office:value="2" calcext:value-type="float">
            <text:p>2</text:p>
          </table:table-cell>
          <table:table-cell table:formula="of:=ABS([.D15]-[.D$2])" office:value-type="float" office:value="0" calcext:value-type="float">
            <text:p>0</text:p>
          </table:table-cell>
          <table:table-cell table:formula="of:=ABS([.E15]-[.E$2])" office:value-type="float" office:value="1" calcext:value-type="float">
            <text:p>1</text:p>
          </table:table-cell>
          <table:table-cell table:formula="of:=ABS([.F15]-[.F$2])" office:value-type="float" office:value="2" calcext:value-type="float">
            <text:p>2</text:p>
          </table:table-cell>
          <table:table-cell/>
          <table:table-cell table:style-name="ce303" table:formula="of:=IF([.B$2]=8;2;IF([.B$2]=9;-1;IF([.H15]&gt;=3;0;IF([.H15]=2;1;IF([.H15]=1;2;IF([.H15]=0;4))))))" office:value-type="float" office:value="0" calcext:value-type="float">
            <text:p>0</text:p>
          </table:table-cell>
          <table:table-cell table:style-name="ce303" table:formula="of:=IF([.C$2]=8;2;IF([.C$2]=9;-1;IF([.I15]&gt;=3;0;IF([.I15]=2;1;IF([.I15]=1;2;IF([.I15]=0;4))))))" office:value-type="float" office:value="1" calcext:value-type="float">
            <text:p>1</text:p>
          </table:table-cell>
          <table:table-cell table:style-name="ce303" table:formula="of:=IF([.D$2]=8;2;IF([.D$2]=9;-1;IF([.J15]&gt;=3;0;IF([.J15]=2;1;IF([.J15]=1;2;IF([.J15]=0;4))))))" office:value-type="float" office:value="4" calcext:value-type="float">
            <text:p>4</text:p>
          </table:table-cell>
          <table:table-cell table:style-name="ce303" table:formula="of:=IF([.E$2]=8;2;IF([.E$2]=9;-1;IF([.K15]&gt;=3;0;IF([.K15]=2;1;IF([.K15]=1;2;IF([.K15]=0;4))))))" office:value-type="float" office:value="2" calcext:value-type="float">
            <text:p>2</text:p>
          </table:table-cell>
          <table:table-cell table:style-name="ce303" table:formula="of:=IF([.F$2]=8;2;IF([.F$2]=9;-1;IF([.L15]&gt;=3;0;IF([.L15]=2;1;IF([.L15]=1;2;IF([.L15]=0;4))))))" office:value-type="float" office:value="1" calcext:value-type="float">
            <text:p>1</text:p>
          </table:table-cell>
          <table:table-cell table:style-name="ce303" table:formula="of:=SUM([.N15:.R15])" office:value-type="float" office:value="8" calcext:value-type="float">
            <text:p>8</text:p>
          </table:table-cell>
          <table:table-cell table:style-name="ce303" table:formula="of:=FLOOR([.S15]/2)" office:value-type="float" office:value="4" calcext:value-type="float">
            <text:p>4</text:p>
          </table:table-cell>
          <table:table-cell table:formula="of:=IF([.T15]&lt;0;0;[.T15])" office:value-type="float" office:value="4" calcext:value-type="float">
            <text:p>4</text:p>
          </table:table-cell>
          <table:table-cell table:style-name="ce306" table:formula="of:=[.U15]/10" office:value-type="float" office:value="0.4" calcext:value-type="float">
            <text:p>0.4</text:p>
          </table:table-cell>
          <table:table-cell table:style-name="ce307"/>
          <table:table-cell/>
          <table:table-cell table:formula="of:=[.U15]*[.AH15]" office:value-type="float" office:value="60" calcext:value-type="float">
            <text:p>60</text:p>
          </table:table-cell>
          <table:table-cell table:style-name="ce306"/>
          <table:table-cell table:formula="of:=IF([.H15]=0;3;IF([.H15]=1;1;0))" office:value-type="float" office:value="0" calcext:value-type="float">
            <text:p>0</text:p>
          </table:table-cell>
          <table:table-cell table:formula="of:=IF([.I15]=0;3;IF([.I15]=1;1;0))" office:value-type="float" office:value="0" calcext:value-type="float">
            <text:p>0</text:p>
          </table:table-cell>
          <table:table-cell table:formula="of:=IF([.J15]=0;3;IF([.J15]=1;1;0))" office:value-type="float" office:value="3" calcext:value-type="float">
            <text:p>3</text:p>
          </table:table-cell>
          <table:table-cell table:formula="of:=IF([.K15]=0;3;IF([.K15]=1;1;0))" office:value-type="float" office:value="1" calcext:value-type="float">
            <text:p>1</text:p>
          </table:table-cell>
          <table:table-cell table:formula="of:=IF([.L15]=0;3;IF([.L15]=1;1;0))" office:value-type="float" office:value="0" calcext:value-type="float">
            <text:p>0</text:p>
          </table:table-cell>
          <table:table-cell/>
          <table:table-cell table:style-name="ce123" table:formula="of:=SUM([.AA15:.AE15])" office:value-type="float" office:value="4" calcext:value-type="float">
            <text:p>4</text:p>
          </table:table-cell>
          <table:table-cell table:formula="of:=[$'State Data Table'.$F$27]" office:value-type="float" office:value="15" calcext:value-type="float">
            <text:p>15</text:p>
          </table:table-cell>
          <table:table-cell table:formula="of:=[.AG15]*[.AH15]" office:value-type="float" office:value="60" calcext:value-type="float">
            <text:p>60</text:p>
          </table:table-cell>
          <table:table-cell table:style-name="ce310" table:formula="of:=[.AG15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LOOR([.AN15]/2)" office:value-type="float" office:value="1" calcext:value-type="float">
            <text:p>1</text:p>
          </table:table-cell>
          <table:table-cell table:formula="of:=FLOOR([.AO15]/2)" office:value-type="float" office:value="0" calcext:value-type="float">
            <text:p>0</text:p>
          </table:table-cell>
        </table:table-row>
        <table:table-row table:style-name="ro1">
          <table:table-cell table:style-name="ce300" table:formula="of:=[$'Issues to HEX'.$I$15]" office:value-type="string" office:string-value="WI" calcext:value-type="string">
            <text:p>WI</text:p>
          </table:table-cell>
          <table:table-cell table:style-name="ce302" table:formula="of:=[$'Issues to HEX'.$J$15]" office:value-type="float" office:value="2" calcext:value-type="float">
            <text:p>2</text:p>
          </table:table-cell>
          <table:table-cell table:style-name="ce302" table:formula="of:=[$'Issues to HEX'.$K$15]" office:value-type="float" office:value="4" calcext:value-type="float">
            <text:p>4</text:p>
          </table:table-cell>
          <table:table-cell table:style-name="ce302" table:formula="of:=[$'Issues to HEX'.$L$15]" office:value-type="float" office:value="2" calcext:value-type="float">
            <text:p>2</text:p>
          </table:table-cell>
          <table:table-cell table:style-name="ce302" table:formula="of:=[$'Issues to HEX'.$M$15]" office:value-type="float" office:value="3" calcext:value-type="float">
            <text:p>3</text:p>
          </table:table-cell>
          <table:table-cell table:style-name="ce302" table:formula="of:=[$'Issues to HEX'.$N$15]" office:value-type="float" office:value="4" calcext:value-type="float">
            <text:p>4</text:p>
          </table:table-cell>
          <table:table-cell table:style-name="ce304"/>
          <table:table-cell table:style-name="ce304" table:formula="of:=ABS([.B16]-[.B$2])" office:value-type="float" office:value="0" calcext:value-type="float">
            <text:p>0</text:p>
          </table:table-cell>
          <table:table-cell table:style-name="ce304" table:formula="of:=ABS([.C16]-[.C$2])" office:value-type="float" office:value="2" calcext:value-type="float">
            <text:p>2</text:p>
          </table:table-cell>
          <table:table-cell table:style-name="ce304" table:formula="of:=ABS([.D16]-[.D$2])" office:value-type="float" office:value="1" calcext:value-type="float">
            <text:p>1</text:p>
          </table:table-cell>
          <table:table-cell table:style-name="ce304" table:formula="of:=ABS([.E16]-[.E$2])" office:value-type="float" office:value="1" calcext:value-type="float">
            <text:p>1</text:p>
          </table:table-cell>
          <table:table-cell table:style-name="ce304" table:formula="of:=ABS([.F16]-[.F$2])" office:value-type="float" office:value="1" calcext:value-type="float">
            <text:p>1</text:p>
          </table:table-cell>
          <table:table-cell table:style-name="ce304"/>
          <table:table-cell table:style-name="ce303" table:formula="of:=IF([.B$2]=8;2;IF([.B$2]=9;-1;IF([.H16]&gt;=3;0;IF([.H16]=2;1;IF([.H16]=1;2;IF([.H16]=0;4))))))" office:value-type="float" office:value="4" calcext:value-type="float">
            <text:p>4</text:p>
          </table:table-cell>
          <table:table-cell table:style-name="ce303" table:formula="of:=IF([.C$2]=8;2;IF([.C$2]=9;-1;IF([.I16]&gt;=3;0;IF([.I16]=2;1;IF([.I16]=1;2;IF([.I16]=0;4))))))" office:value-type="float" office:value="1" calcext:value-type="float">
            <text:p>1</text:p>
          </table:table-cell>
          <table:table-cell table:style-name="ce303" table:formula="of:=IF([.D$2]=8;2;IF([.D$2]=9;-1;IF([.J16]&gt;=3;0;IF([.J16]=2;1;IF([.J16]=1;2;IF([.J16]=0;4))))))" office:value-type="float" office:value="2" calcext:value-type="float">
            <text:p>2</text:p>
          </table:table-cell>
          <table:table-cell table:style-name="ce303" table:formula="of:=IF([.E$2]=8;2;IF([.E$2]=9;-1;IF([.K16]&gt;=3;0;IF([.K16]=2;1;IF([.K16]=1;2;IF([.K16]=0;4))))))" office:value-type="float" office:value="2" calcext:value-type="float">
            <text:p>2</text:p>
          </table:table-cell>
          <table:table-cell table:style-name="ce303" table:formula="of:=IF([.F$2]=8;2;IF([.F$2]=9;-1;IF([.L16]&gt;=3;0;IF([.L16]=2;1;IF([.L16]=1;2;IF([.L16]=0;4))))))" office:value-type="float" office:value="2" calcext:value-type="float">
            <text:p>2</text:p>
          </table:table-cell>
          <table:table-cell table:style-name="ce303" table:formula="of:=SUM([.N16:.R16])" office:value-type="float" office:value="11" calcext:value-type="float">
            <text:p>11</text:p>
          </table:table-cell>
          <table:table-cell table:style-name="ce303" table:formula="of:=FLOOR([.S16]/2)" office:value-type="float" office:value="5" calcext:value-type="float">
            <text:p>5</text:p>
          </table:table-cell>
          <table:table-cell table:formula="of:=IF([.T16]&lt;0;0;[.T16])" office:value-type="float" office:value="5" calcext:value-type="float">
            <text:p>5</text:p>
          </table:table-cell>
          <table:table-cell table:style-name="ce306" table:formula="of:=[.U16]/10" office:value-type="float" office:value="0.5" calcext:value-type="float">
            <text:p>0.5</text:p>
          </table:table-cell>
          <table:table-cell table:style-name="ce307" table:formula="of:=AVERAGE([.V12:.V16])"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formula="of:=[.U16]*[.AH16]" office:value-type="float" office:value="50" calcext:value-type="float">
            <text:p>50</text:p>
          </table:table-cell>
          <table:table-cell table:style-name="ce306"/>
          <table:table-cell table:style-name="ce304" table:formula="of:=IF([.H16]=0;3;IF([.H16]=1;1;0))" office:value-type="float" office:value="3" calcext:value-type="float">
            <text:p>3</text:p>
          </table:table-cell>
          <table:table-cell table:style-name="ce304" table:formula="of:=IF([.I16]=0;3;IF([.I16]=1;1;0))" office:value-type="float" office:value="0" calcext:value-type="float">
            <text:p>0</text:p>
          </table:table-cell>
          <table:table-cell table:style-name="ce304" table:formula="of:=IF([.J16]=0;3;IF([.J16]=1;1;0))" office:value-type="float" office:value="1" calcext:value-type="float">
            <text:p>1</text:p>
          </table:table-cell>
          <table:table-cell table:style-name="ce304" table:formula="of:=IF([.K16]=0;3;IF([.K16]=1;1;0))" office:value-type="float" office:value="1" calcext:value-type="float">
            <text:p>1</text:p>
          </table:table-cell>
          <table:table-cell table:style-name="ce304" table:formula="of:=IF([.L16]=0;3;IF([.L16]=1;1;0))" office:value-type="float" office:value="1" calcext:value-type="float">
            <text:p>1</text:p>
          </table:table-cell>
          <table:table-cell table:style-name="ce304"/>
          <table:table-cell table:style-name="ce309" table:formula="of:=SUM([.AA16:.AE16])" office:value-type="float" office:value="6" calcext:value-type="float">
            <text:p>6</text:p>
          </table:table-cell>
          <table:table-cell table:formula="of:=[$'State Data Table'.$F$28]" office:value-type="float" office:value="10" calcext:value-type="float">
            <text:p>10</text:p>
          </table:table-cell>
          <table:table-cell table:formula="of:=[.AG16]*[.AH16]" office:value-type="float" office:value="60" calcext:value-type="float">
            <text:p>60</text:p>
          </table:table-cell>
          <table:table-cell table:style-name="ce310" table:formula="of:=[.AG16]/15" office:value-type="float" office:value="0.4" calcext:value-type="float">
            <text:p>0.4</text:p>
          </table:table-cell>
          <table:table-cell table:style-name="ce311" table:formula="of:=AVERAGE([.AJ12:.AJ16])"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FLOOR([.AN16]/2)" office:value-type="float" office:value="2" calcext:value-type="float">
            <text:p>2</text:p>
          </table:table-cell>
          <table:table-cell table:formula="of:=FLOOR([.AO16]/2)" office:value-type="float" office:value="2" calcext:value-type="float">
            <text:p>2</text:p>
          </table:table-cell>
        </table:table-row>
        <table:table-row table:style-name="ro1">
          <table:table-cell table:style-name="ce298" table:formula="of:=[$'Issues to HEX'.$I$16]" office:value-type="string" office:string-value="MN" calcext:value-type="string">
            <text:p>MN</text:p>
          </table:table-cell>
          <table:table-cell table:style-name="ce301" table:formula="of:=[$'Issues to HEX'.$J$16]" office:value-type="float" office:value="1" calcext:value-type="float">
            <text:p>1</text:p>
          </table:table-cell>
          <table:table-cell table:style-name="ce301" table:formula="of:=[$'Issues to HEX'.$K$16]" office:value-type="float" office:value="3" calcext:value-type="float">
            <text:p>3</text:p>
          </table:table-cell>
          <table:table-cell table:style-name="ce301" table:formula="of:=[$'Issues to HEX'.$L$16]" office:value-type="float" office:value="2" calcext:value-type="float">
            <text:p>2</text:p>
          </table:table-cell>
          <table:table-cell table:style-name="ce301" table:formula="of:=[$'Issues to HEX'.$M$16]" office:value-type="float" office:value="3" calcext:value-type="float">
            <text:p>3</text:p>
          </table:table-cell>
          <table:table-cell table:style-name="ce301" table:formula="of:=[$'Issues to HEX'.$N$16]" office:value-type="float" office:value="1" calcext:value-type="float">
            <text:p>1</text:p>
          </table:table-cell>
          <table:table-cell table:style-name="ce303"/>
          <table:table-cell table:style-name="ce303" table:formula="of:=ABS([.B17]-[.B$2])" office:value-type="float" office:value="1" calcext:value-type="float">
            <text:p>1</text:p>
          </table:table-cell>
          <table:table-cell table:style-name="ce303" table:formula="of:=ABS([.C17]-[.C$2])" office:value-type="float" office:value="1" calcext:value-type="float">
            <text:p>1</text:p>
          </table:table-cell>
          <table:table-cell table:style-name="ce303" table:formula="of:=ABS([.D17]-[.D$2])" office:value-type="float" office:value="1" calcext:value-type="float">
            <text:p>1</text:p>
          </table:table-cell>
          <table:table-cell table:style-name="ce303" table:formula="of:=ABS([.E17]-[.E$2])" office:value-type="float" office:value="1" calcext:value-type="float">
            <text:p>1</text:p>
          </table:table-cell>
          <table:table-cell table:style-name="ce303" table:formula="of:=ABS([.F17]-[.F$2])" office:value-type="float" office:value="2" calcext:value-type="float">
            <text:p>2</text:p>
          </table:table-cell>
          <table:table-cell table:style-name="ce303"/>
          <table:table-cell table:style-name="ce303" table:formula="of:=IF([.B$2]=8;2;IF([.B$2]=9;-1;IF([.H17]&gt;=3;0;IF([.H17]=2;1;IF([.H17]=1;2;IF([.H17]=0;4))))))" office:value-type="float" office:value="2" calcext:value-type="float">
            <text:p>2</text:p>
          </table:table-cell>
          <table:table-cell table:style-name="ce303" table:formula="of:=IF([.C$2]=8;2;IF([.C$2]=9;-1;IF([.I17]&gt;=3;0;IF([.I17]=2;1;IF([.I17]=1;2;IF([.I17]=0;4))))))" office:value-type="float" office:value="2" calcext:value-type="float">
            <text:p>2</text:p>
          </table:table-cell>
          <table:table-cell table:style-name="ce303" table:formula="of:=IF([.D$2]=8;2;IF([.D$2]=9;-1;IF([.J17]&gt;=3;0;IF([.J17]=2;1;IF([.J17]=1;2;IF([.J17]=0;4))))))" office:value-type="float" office:value="2" calcext:value-type="float">
            <text:p>2</text:p>
          </table:table-cell>
          <table:table-cell table:style-name="ce303" table:formula="of:=IF([.E$2]=8;2;IF([.E$2]=9;-1;IF([.K17]&gt;=3;0;IF([.K17]=2;1;IF([.K17]=1;2;IF([.K17]=0;4))))))" office:value-type="float" office:value="2" calcext:value-type="float">
            <text:p>2</text:p>
          </table:table-cell>
          <table:table-cell table:style-name="ce303" table:formula="of:=IF([.F$2]=8;2;IF([.F$2]=9;-1;IF([.L17]&gt;=3;0;IF([.L17]=2;1;IF([.L17]=1;2;IF([.L17]=0;4))))))" office:value-type="float" office:value="1" calcext:value-type="float">
            <text:p>1</text:p>
          </table:table-cell>
          <table:table-cell table:style-name="ce303" table:formula="of:=SUM([.N17:.R17])" office:value-type="float" office:value="9" calcext:value-type="float">
            <text:p>9</text:p>
          </table:table-cell>
          <table:table-cell table:style-name="ce303" table:formula="of:=FLOOR([.S17]/2)" office:value-type="float" office:value="4" calcext:value-type="float">
            <text:p>4</text:p>
          </table:table-cell>
          <table:table-cell table:formula="of:=IF([.T17]&lt;0;0;[.T17])" office:value-type="float" office:value="4" calcext:value-type="float">
            <text:p>4</text:p>
          </table:table-cell>
          <table:table-cell table:style-name="ce306" table:formula="of:=[.U17]/10" office:value-type="float" office:value="0.4" calcext:value-type="float">
            <text:p>0.4</text:p>
          </table:table-cell>
          <table:table-cell table:style-name="ce307"/>
          <table:table-cell/>
          <table:table-cell table:formula="of:=[.U17]*[.AH17]" office:value-type="float" office:value="40" calcext:value-type="float">
            <text:p>40</text:p>
          </table:table-cell>
          <table:table-cell table:style-name="ce306"/>
          <table:table-cell table:style-name="ce303" table:formula="of:=IF([.H17]=0;3;IF([.H17]=1;1;0))" office:value-type="float" office:value="1" calcext:value-type="float">
            <text:p>1</text:p>
          </table:table-cell>
          <table:table-cell table:style-name="ce303" table:formula="of:=IF([.I17]=0;3;IF([.I17]=1;1;0))" office:value-type="float" office:value="1" calcext:value-type="float">
            <text:p>1</text:p>
          </table:table-cell>
          <table:table-cell table:style-name="ce303" table:formula="of:=IF([.J17]=0;3;IF([.J17]=1;1;0))" office:value-type="float" office:value="1" calcext:value-type="float">
            <text:p>1</text:p>
          </table:table-cell>
          <table:table-cell table:style-name="ce303" table:formula="of:=IF([.K17]=0;3;IF([.K17]=1;1;0))" office:value-type="float" office:value="1" calcext:value-type="float">
            <text:p>1</text:p>
          </table:table-cell>
          <table:table-cell table:style-name="ce303" table:formula="of:=IF([.L17]=0;3;IF([.L17]=1;1;0))" office:value-type="float" office:value="0" calcext:value-type="float">
            <text:p>0</text:p>
          </table:table-cell>
          <table:table-cell table:style-name="ce303"/>
          <table:table-cell table:style-name="ce308" table:formula="of:=SUM([.AA17:.AE17])" office:value-type="float" office:value="4" calcext:value-type="float">
            <text:p>4</text:p>
          </table:table-cell>
          <table:table-cell table:formula="of:=[$'State Data Table'.$F$29]" office:value-type="float" office:value="10" calcext:value-type="float">
            <text:p>10</text:p>
          </table:table-cell>
          <table:table-cell table:formula="of:=[.AG17]*[.AH17]" office:value-type="float" office:value="40" calcext:value-type="float">
            <text:p>40</text:p>
          </table:table-cell>
          <table:table-cell table:style-name="ce310" table:formula="of:=[.AG17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17]/2)" office:value-type="float" office:value="1" calcext:value-type="float">
            <text:p>1</text:p>
          </table:table-cell>
          <table:table-cell table:formula="of:=FLOOR([.AO17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17]" office:value-type="string" office:string-value="IA" calcext:value-type="string">
            <text:p>IA</text:p>
          </table:table-cell>
          <table:table-cell table:style-name="ce114" table:formula="of:=[$'Issues to HEX'.$J$17]" office:value-type="float" office:value="3" calcext:value-type="float">
            <text:p>3</text:p>
          </table:table-cell>
          <table:table-cell table:style-name="ce114" table:formula="of:=[$'Issues to HEX'.$K$17]" office:value-type="float" office:value="5" calcext:value-type="float">
            <text:p>5</text:p>
          </table:table-cell>
          <table:table-cell table:style-name="ce114" table:formula="of:=[$'Issues to HEX'.$L$17]" office:value-type="float" office:value="3" calcext:value-type="float">
            <text:p>3</text:p>
          </table:table-cell>
          <table:table-cell table:style-name="ce114" table:formula="of:=[$'Issues to HEX'.$M$17]" office:value-type="float" office:value="4" calcext:value-type="float">
            <text:p>4</text:p>
          </table:table-cell>
          <table:table-cell table:style-name="ce114" table:formula="of:=[$'Issues to HEX'.$N$17]" office:value-type="float" office:value="2" calcext:value-type="float">
            <text:p>2</text:p>
          </table:table-cell>
          <table:table-cell/>
          <table:table-cell table:formula="of:=ABS([.B18]-[.B$2])" office:value-type="float" office:value="1" calcext:value-type="float">
            <text:p>1</text:p>
          </table:table-cell>
          <table:table-cell table:formula="of:=ABS([.C18]-[.C$2])" office:value-type="float" office:value="3" calcext:value-type="float">
            <text:p>3</text:p>
          </table:table-cell>
          <table:table-cell table:formula="of:=ABS([.D18]-[.D$2])" office:value-type="float" office:value="2" calcext:value-type="float">
            <text:p>2</text:p>
          </table:table-cell>
          <table:table-cell table:formula="of:=ABS([.E18]-[.E$2])" office:value-type="float" office:value="2" calcext:value-type="float">
            <text:p>2</text:p>
          </table:table-cell>
          <table:table-cell table:formula="of:=ABS([.F18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18]&gt;=3;0;IF([.H18]=2;1;IF([.H18]=1;2;IF([.H18]=0;4))))))" office:value-type="float" office:value="2" calcext:value-type="float">
            <text:p>2</text:p>
          </table:table-cell>
          <table:table-cell table:style-name="ce303" table:formula="of:=IF([.C$2]=8;2;IF([.C$2]=9;-1;IF([.I18]&gt;=3;0;IF([.I18]=2;1;IF([.I18]=1;2;IF([.I18]=0;4))))))" office:value-type="float" office:value="0" calcext:value-type="float">
            <text:p>0</text:p>
          </table:table-cell>
          <table:table-cell table:style-name="ce303" table:formula="of:=IF([.D$2]=8;2;IF([.D$2]=9;-1;IF([.J18]&gt;=3;0;IF([.J18]=2;1;IF([.J18]=1;2;IF([.J18]=0;4))))))" office:value-type="float" office:value="1" calcext:value-type="float">
            <text:p>1</text:p>
          </table:table-cell>
          <table:table-cell table:style-name="ce303" table:formula="of:=IF([.E$2]=8;2;IF([.E$2]=9;-1;IF([.K18]&gt;=3;0;IF([.K18]=2;1;IF([.K18]=1;2;IF([.K18]=0;4))))))" office:value-type="float" office:value="1" calcext:value-type="float">
            <text:p>1</text:p>
          </table:table-cell>
          <table:table-cell table:style-name="ce303" table:formula="of:=IF([.F$2]=8;2;IF([.F$2]=9;-1;IF([.L18]&gt;=3;0;IF([.L18]=2;1;IF([.L18]=1;2;IF([.L18]=0;4))))))" office:value-type="float" office:value="2" calcext:value-type="float">
            <text:p>2</text:p>
          </table:table-cell>
          <table:table-cell table:style-name="ce303" table:formula="of:=SUM([.N18:.R18])" office:value-type="float" office:value="6" calcext:value-type="float">
            <text:p>6</text:p>
          </table:table-cell>
          <table:table-cell table:style-name="ce303" table:formula="of:=FLOOR([.S18]/2)" office:value-type="float" office:value="3" calcext:value-type="float">
            <text:p>3</text:p>
          </table:table-cell>
          <table:table-cell table:formula="of:=IF([.T18]&lt;0;0;[.T18])" office:value-type="float" office:value="3" calcext:value-type="float">
            <text:p>3</text:p>
          </table:table-cell>
          <table:table-cell table:style-name="ce306" table:formula="of:=[.U18]/10" office:value-type="float" office:value="0.3" calcext:value-type="float">
            <text:p>0.3</text:p>
          </table:table-cell>
          <table:table-cell table:style-name="ce307"/>
          <table:table-cell/>
          <table:table-cell table:formula="of:=[.U18]*[.AH18]" office:value-type="float" office:value="18" calcext:value-type="float">
            <text:p>18</text:p>
          </table:table-cell>
          <table:table-cell table:style-name="ce306"/>
          <table:table-cell table:formula="of:=IF([.H18]=0;3;IF([.H18]=1;1;0))" office:value-type="float" office:value="1" calcext:value-type="float">
            <text:p>1</text:p>
          </table:table-cell>
          <table:table-cell table:formula="of:=IF([.I18]=0;3;IF([.I18]=1;1;0))" office:value-type="float" office:value="0" calcext:value-type="float">
            <text:p>0</text:p>
          </table:table-cell>
          <table:table-cell table:formula="of:=IF([.J18]=0;3;IF([.J18]=1;1;0))" office:value-type="float" office:value="0" calcext:value-type="float">
            <text:p>0</text:p>
          </table:table-cell>
          <table:table-cell table:formula="of:=IF([.K18]=0;3;IF([.K18]=1;1;0))" office:value-type="float" office:value="0" calcext:value-type="float">
            <text:p>0</text:p>
          </table:table-cell>
          <table:table-cell table:formula="of:=IF([.L18]=0;3;IF([.L18]=1;1;0))" office:value-type="float" office:value="1" calcext:value-type="float">
            <text:p>1</text:p>
          </table:table-cell>
          <table:table-cell/>
          <table:table-cell table:style-name="ce123" table:formula="of:=SUM([.AA18:.AE18])" office:value-type="float" office:value="2" calcext:value-type="float">
            <text:p>2</text:p>
          </table:table-cell>
          <table:table-cell table:formula="of:=[$'State Data Table'.$F$30]" office:value-type="float" office:value="6" calcext:value-type="float">
            <text:p>6</text:p>
          </table:table-cell>
          <table:table-cell table:formula="of:=[.AG18]*[.AH18]" office:value-type="float" office:value="12" calcext:value-type="float">
            <text:p>12</text:p>
          </table:table-cell>
          <table:table-cell table:style-name="ce310" table:formula="of:=[.AG18]/15" office:value-type="float" office:value="0.133333333333333" calcext:value-type="float">
            <text:p>0.133333333333333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18]/2)" office:value-type="float" office:value="2" calcext:value-type="float">
            <text:p>2</text:p>
          </table:table-cell>
          <table:table-cell table:formula="of:=FLOOR([.AO18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18]" office:value-type="string" office:string-value="MO" calcext:value-type="string">
            <text:p>MO</text:p>
          </table:table-cell>
          <table:table-cell table:style-name="ce114" table:formula="of:=[$'Issues to HEX'.$J$18]" office:value-type="float" office:value="5" calcext:value-type="float">
            <text:p>5</text:p>
          </table:table-cell>
          <table:table-cell table:style-name="ce114" table:formula="of:=[$'Issues to HEX'.$K$18]" office:value-type="float" office:value="5" calcext:value-type="float">
            <text:p>5</text:p>
          </table:table-cell>
          <table:table-cell table:style-name="ce114" table:formula="of:=[$'Issues to HEX'.$L$18]" office:value-type="float" office:value="2" calcext:value-type="float">
            <text:p>2</text:p>
          </table:table-cell>
          <table:table-cell table:style-name="ce114" table:formula="of:=[$'Issues to HEX'.$M$18]" office:value-type="float" office:value="4" calcext:value-type="float">
            <text:p>4</text:p>
          </table:table-cell>
          <table:table-cell table:style-name="ce114" table:formula="of:=[$'Issues to HEX'.$N$18]" office:value-type="float" office:value="5" calcext:value-type="float">
            <text:p>5</text:p>
          </table:table-cell>
          <table:table-cell/>
          <table:table-cell table:formula="of:=ABS([.B19]-[.B$2])" office:value-type="float" office:value="3" calcext:value-type="float">
            <text:p>3</text:p>
          </table:table-cell>
          <table:table-cell table:formula="of:=ABS([.C19]-[.C$2])" office:value-type="float" office:value="3" calcext:value-type="float">
            <text:p>3</text:p>
          </table:table-cell>
          <table:table-cell table:formula="of:=ABS([.D19]-[.D$2])" office:value-type="float" office:value="1" calcext:value-type="float">
            <text:p>1</text:p>
          </table:table-cell>
          <table:table-cell table:formula="of:=ABS([.E19]-[.E$2])" office:value-type="float" office:value="2" calcext:value-type="float">
            <text:p>2</text:p>
          </table:table-cell>
          <table:table-cell table:formula="of:=ABS([.F19]-[.F$2])" office:value-type="float" office:value="2" calcext:value-type="float">
            <text:p>2</text:p>
          </table:table-cell>
          <table:table-cell/>
          <table:table-cell table:style-name="ce303" table:formula="of:=IF([.B$2]=8;2;IF([.B$2]=9;-1;IF([.H19]&gt;=3;0;IF([.H19]=2;1;IF([.H19]=1;2;IF([.H19]=0;4))))))" office:value-type="float" office:value="0" calcext:value-type="float">
            <text:p>0</text:p>
          </table:table-cell>
          <table:table-cell table:style-name="ce303" table:formula="of:=IF([.C$2]=8;2;IF([.C$2]=9;-1;IF([.I19]&gt;=3;0;IF([.I19]=2;1;IF([.I19]=1;2;IF([.I19]=0;4))))))" office:value-type="float" office:value="0" calcext:value-type="float">
            <text:p>0</text:p>
          </table:table-cell>
          <table:table-cell table:style-name="ce303" table:formula="of:=IF([.D$2]=8;2;IF([.D$2]=9;-1;IF([.J19]&gt;=3;0;IF([.J19]=2;1;IF([.J19]=1;2;IF([.J19]=0;4))))))" office:value-type="float" office:value="2" calcext:value-type="float">
            <text:p>2</text:p>
          </table:table-cell>
          <table:table-cell table:style-name="ce303" table:formula="of:=IF([.E$2]=8;2;IF([.E$2]=9;-1;IF([.K19]&gt;=3;0;IF([.K19]=2;1;IF([.K19]=1;2;IF([.K19]=0;4))))))" office:value-type="float" office:value="1" calcext:value-type="float">
            <text:p>1</text:p>
          </table:table-cell>
          <table:table-cell table:style-name="ce303" table:formula="of:=IF([.F$2]=8;2;IF([.F$2]=9;-1;IF([.L19]&gt;=3;0;IF([.L19]=2;1;IF([.L19]=1;2;IF([.L19]=0;4))))))" office:value-type="float" office:value="1" calcext:value-type="float">
            <text:p>1</text:p>
          </table:table-cell>
          <table:table-cell table:style-name="ce303" table:formula="of:=SUM([.N19:.R19])" office:value-type="float" office:value="4" calcext:value-type="float">
            <text:p>4</text:p>
          </table:table-cell>
          <table:table-cell table:style-name="ce303" table:formula="of:=FLOOR([.S19]/2)" office:value-type="float" office:value="2" calcext:value-type="float">
            <text:p>2</text:p>
          </table:table-cell>
          <table:table-cell table:formula="of:=IF([.T19]&lt;0;0;[.T19])" office:value-type="float" office:value="2" calcext:value-type="float">
            <text:p>2</text:p>
          </table:table-cell>
          <table:table-cell table:style-name="ce306" table:formula="of:=[.U19]/10" office:value-type="float" office:value="0.2" calcext:value-type="float">
            <text:p>0.2</text:p>
          </table:table-cell>
          <table:table-cell table:style-name="ce307"/>
          <table:table-cell/>
          <table:table-cell table:formula="of:=[.U19]*[.AH19]" office:value-type="float" office:value="20" calcext:value-type="float">
            <text:p>20</text:p>
          </table:table-cell>
          <table:table-cell table:style-name="ce306"/>
          <table:table-cell table:formula="of:=IF([.H19]=0;3;IF([.H19]=1;1;0))" office:value-type="float" office:value="0" calcext:value-type="float">
            <text:p>0</text:p>
          </table:table-cell>
          <table:table-cell table:formula="of:=IF([.I19]=0;3;IF([.I19]=1;1;0))" office:value-type="float" office:value="0" calcext:value-type="float">
            <text:p>0</text:p>
          </table:table-cell>
          <table:table-cell table:formula="of:=IF([.J19]=0;3;IF([.J19]=1;1;0))" office:value-type="float" office:value="1" calcext:value-type="float">
            <text:p>1</text:p>
          </table:table-cell>
          <table:table-cell table:formula="of:=IF([.K19]=0;3;IF([.K19]=1;1;0))" office:value-type="float" office:value="0" calcext:value-type="float">
            <text:p>0</text:p>
          </table:table-cell>
          <table:table-cell table:formula="of:=IF([.L19]=0;3;IF([.L19]=1;1;0))" office:value-type="float" office:value="0" calcext:value-type="float">
            <text:p>0</text:p>
          </table:table-cell>
          <table:table-cell/>
          <table:table-cell table:style-name="ce123" table:formula="of:=SUM([.AA19:.AE19])" office:value-type="float" office:value="1" calcext:value-type="float">
            <text:p>1</text:p>
          </table:table-cell>
          <table:table-cell table:formula="of:=[$'State Data Table'.$F$31]" office:value-type="float" office:value="10" calcext:value-type="float">
            <text:p>10</text:p>
          </table:table-cell>
          <table:table-cell table:formula="of:=[.AG19]*[.AH19]" office:value-type="float" office:value="10" calcext:value-type="float">
            <text:p>10</text:p>
          </table:table-cell>
          <table:table-cell table:style-name="ce310" table:formula="of:=[.AG19]/15" office:value-type="float" office:value="0.0666666666666667" calcext:value-type="float">
            <text:p>0.0666666666666667</text:p>
          </table:table-cell>
          <table:table-cell table:style-name="ce311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FLOOR([.AN19]/2)" office:value-type="float" office:value="3" calcext:value-type="float">
            <text:p>3</text:p>
          </table:table-cell>
          <table:table-cell table:formula="of:=FLOOR([.AO19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19]" office:value-type="string" office:string-value="ND" calcext:value-type="string">
            <text:p>ND</text:p>
          </table:table-cell>
          <table:table-cell table:style-name="ce114" table:formula="of:=[$'Issues to HEX'.$J$19]" office:value-type="float" office:value="3" calcext:value-type="float">
            <text:p>3</text:p>
          </table:table-cell>
          <table:table-cell table:style-name="ce114" table:formula="of:=[$'Issues to HEX'.$K$19]" office:value-type="float" office:value="6" calcext:value-type="float">
            <text:p>6</text:p>
          </table:table-cell>
          <table:table-cell table:style-name="ce114" table:formula="of:=[$'Issues to HEX'.$L$19]" office:value-type="float" office:value="6" calcext:value-type="float">
            <text:p>6</text:p>
          </table:table-cell>
          <table:table-cell table:style-name="ce114" table:formula="of:=[$'Issues to HEX'.$M$19]" office:value-type="float" office:value="3" calcext:value-type="float">
            <text:p>3</text:p>
          </table:table-cell>
          <table:table-cell table:style-name="ce114" table:formula="of:=[$'Issues to HEX'.$N$19]" office:value-type="float" office:value="3" calcext:value-type="float">
            <text:p>3</text:p>
          </table:table-cell>
          <table:table-cell/>
          <table:table-cell table:formula="of:=ABS([.B20]-[.B$2])" office:value-type="float" office:value="1" calcext:value-type="float">
            <text:p>1</text:p>
          </table:table-cell>
          <table:table-cell table:formula="of:=ABS([.C20]-[.C$2])" office:value-type="float" office:value="4" calcext:value-type="float">
            <text:p>4</text:p>
          </table:table-cell>
          <table:table-cell table:formula="of:=ABS([.D20]-[.D$2])" office:value-type="float" office:value="5" calcext:value-type="float">
            <text:p>5</text:p>
          </table:table-cell>
          <table:table-cell table:formula="of:=ABS([.E20]-[.E$2])" office:value-type="float" office:value="1" calcext:value-type="float">
            <text:p>1</text:p>
          </table:table-cell>
          <table:table-cell table:formula="of:=ABS([.F20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20]&gt;=3;0;IF([.H20]=2;1;IF([.H20]=1;2;IF([.H20]=0;4))))))" office:value-type="float" office:value="2" calcext:value-type="float">
            <text:p>2</text:p>
          </table:table-cell>
          <table:table-cell table:style-name="ce303" table:formula="of:=IF([.C$2]=8;2;IF([.C$2]=9;-1;IF([.I20]&gt;=3;0;IF([.I20]=2;1;IF([.I20]=1;2;IF([.I20]=0;4))))))" office:value-type="float" office:value="0" calcext:value-type="float">
            <text:p>0</text:p>
          </table:table-cell>
          <table:table-cell table:style-name="ce303" table:formula="of:=IF([.D$2]=8;2;IF([.D$2]=9;-1;IF([.J20]&gt;=3;0;IF([.J20]=2;1;IF([.J20]=1;2;IF([.J20]=0;4))))))" office:value-type="float" office:value="0" calcext:value-type="float">
            <text:p>0</text:p>
          </table:table-cell>
          <table:table-cell table:style-name="ce303" table:formula="of:=IF([.E$2]=8;2;IF([.E$2]=9;-1;IF([.K20]&gt;=3;0;IF([.K20]=2;1;IF([.K20]=1;2;IF([.K20]=0;4))))))" office:value-type="float" office:value="2" calcext:value-type="float">
            <text:p>2</text:p>
          </table:table-cell>
          <table:table-cell table:style-name="ce303" table:formula="of:=IF([.F$2]=8;2;IF([.F$2]=9;-1;IF([.L20]&gt;=3;0;IF([.L20]=2;1;IF([.L20]=1;2;IF([.L20]=0;4))))))" office:value-type="float" office:value="4" calcext:value-type="float">
            <text:p>4</text:p>
          </table:table-cell>
          <table:table-cell table:style-name="ce303" table:formula="of:=SUM([.N20:.R20])" office:value-type="float" office:value="8" calcext:value-type="float">
            <text:p>8</text:p>
          </table:table-cell>
          <table:table-cell table:style-name="ce303" table:formula="of:=FLOOR([.S20]/2)" office:value-type="float" office:value="4" calcext:value-type="float">
            <text:p>4</text:p>
          </table:table-cell>
          <table:table-cell table:formula="of:=IF([.T20]&lt;0;0;[.T20])" office:value-type="float" office:value="4" calcext:value-type="float">
            <text:p>4</text:p>
          </table:table-cell>
          <table:table-cell table:style-name="ce306" table:formula="of:=[.U20]/10" office:value-type="float" office:value="0.4" calcext:value-type="float">
            <text:p>0.4</text:p>
          </table:table-cell>
          <table:table-cell table:style-name="ce307"/>
          <table:table-cell/>
          <table:table-cell table:formula="of:=[.U20]*[.AH20]" office:value-type="float" office:value="12" calcext:value-type="float">
            <text:p>12</text:p>
          </table:table-cell>
          <table:table-cell table:style-name="ce306"/>
          <table:table-cell table:formula="of:=IF([.H20]=0;3;IF([.H20]=1;1;0))" office:value-type="float" office:value="1" calcext:value-type="float">
            <text:p>1</text:p>
          </table:table-cell>
          <table:table-cell table:formula="of:=IF([.I20]=0;3;IF([.I20]=1;1;0))" office:value-type="float" office:value="0" calcext:value-type="float">
            <text:p>0</text:p>
          </table:table-cell>
          <table:table-cell table:formula="of:=IF([.J20]=0;3;IF([.J20]=1;1;0))" office:value-type="float" office:value="0" calcext:value-type="float">
            <text:p>0</text:p>
          </table:table-cell>
          <table:table-cell table:formula="of:=IF([.K20]=0;3;IF([.K20]=1;1;0))" office:value-type="float" office:value="1" calcext:value-type="float">
            <text:p>1</text:p>
          </table:table-cell>
          <table:table-cell table:formula="of:=IF([.L20]=0;3;IF([.L20]=1;1;0))" office:value-type="float" office:value="3" calcext:value-type="float">
            <text:p>3</text:p>
          </table:table-cell>
          <table:table-cell/>
          <table:table-cell table:style-name="ce123" table:formula="of:=SUM([.AA20:.AE20])" office:value-type="float" office:value="5" calcext:value-type="float">
            <text:p>5</text:p>
          </table:table-cell>
          <table:table-cell table:formula="of:=[$'State Data Table'.$F$32]" office:value-type="float" office:value="3" calcext:value-type="float">
            <text:p>3</text:p>
          </table:table-cell>
          <table:table-cell table:formula="of:=[.AG20]*[.AH20]" office:value-type="float" office:value="15" calcext:value-type="float">
            <text:p>15</text:p>
          </table:table-cell>
          <table:table-cell table:style-name="ce310" table:formula="of:=[.AG20]/15" office:value-type="float" office:value="0.333333333333333" calcext:value-type="float">
            <text:p>0.333333333333333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20]/2)" office:value-type="float" office:value="2" calcext:value-type="float">
            <text:p>2</text:p>
          </table:table-cell>
          <table:table-cell table:formula="of:=FLOOR([.AO20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0]" office:value-type="string" office:string-value="SD" calcext:value-type="string">
            <text:p>SD</text:p>
          </table:table-cell>
          <table:table-cell table:style-name="ce114" table:formula="of:=[$'Issues to HEX'.$J$20]" office:value-type="float" office:value="5" calcext:value-type="float">
            <text:p>5</text:p>
          </table:table-cell>
          <table:table-cell table:style-name="ce114" table:formula="of:=[$'Issues to HEX'.$K$20]" office:value-type="float" office:value="6" calcext:value-type="float">
            <text:p>6</text:p>
          </table:table-cell>
          <table:table-cell table:style-name="ce114" table:formula="of:=[$'Issues to HEX'.$L$20]" office:value-type="float" office:value="4" calcext:value-type="float">
            <text:p>4</text:p>
          </table:table-cell>
          <table:table-cell table:style-name="ce114" table:formula="of:=[$'Issues to HEX'.$M$20]" office:value-type="float" office:value="5" calcext:value-type="float">
            <text:p>5</text:p>
          </table:table-cell>
          <table:table-cell table:style-name="ce114" table:formula="of:=[$'Issues to HEX'.$N$20]" office:value-type="float" office:value="3" calcext:value-type="float">
            <text:p>3</text:p>
          </table:table-cell>
          <table:table-cell/>
          <table:table-cell table:formula="of:=ABS([.B21]-[.B$2])" office:value-type="float" office:value="3" calcext:value-type="float">
            <text:p>3</text:p>
          </table:table-cell>
          <table:table-cell table:formula="of:=ABS([.C21]-[.C$2])" office:value-type="float" office:value="4" calcext:value-type="float">
            <text:p>4</text:p>
          </table:table-cell>
          <table:table-cell table:formula="of:=ABS([.D21]-[.D$2])" office:value-type="float" office:value="3" calcext:value-type="float">
            <text:p>3</text:p>
          </table:table-cell>
          <table:table-cell table:formula="of:=ABS([.E21]-[.E$2])" office:value-type="float" office:value="3" calcext:value-type="float">
            <text:p>3</text:p>
          </table:table-cell>
          <table:table-cell table:formula="of:=ABS([.F21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21]&gt;=3;0;IF([.H21]=2;1;IF([.H21]=1;2;IF([.H21]=0;4))))))" office:value-type="float" office:value="0" calcext:value-type="float">
            <text:p>0</text:p>
          </table:table-cell>
          <table:table-cell table:style-name="ce303" table:formula="of:=IF([.C$2]=8;2;IF([.C$2]=9;-1;IF([.I21]&gt;=3;0;IF([.I21]=2;1;IF([.I21]=1;2;IF([.I21]=0;4))))))" office:value-type="float" office:value="0" calcext:value-type="float">
            <text:p>0</text:p>
          </table:table-cell>
          <table:table-cell table:style-name="ce303" table:formula="of:=IF([.D$2]=8;2;IF([.D$2]=9;-1;IF([.J21]&gt;=3;0;IF([.J21]=2;1;IF([.J21]=1;2;IF([.J21]=0;4))))))" office:value-type="float" office:value="0" calcext:value-type="float">
            <text:p>0</text:p>
          </table:table-cell>
          <table:table-cell table:style-name="ce303" table:formula="of:=IF([.E$2]=8;2;IF([.E$2]=9;-1;IF([.K21]&gt;=3;0;IF([.K21]=2;1;IF([.K21]=1;2;IF([.K21]=0;4))))))" office:value-type="float" office:value="0" calcext:value-type="float">
            <text:p>0</text:p>
          </table:table-cell>
          <table:table-cell table:style-name="ce303" table:formula="of:=IF([.F$2]=8;2;IF([.F$2]=9;-1;IF([.L21]&gt;=3;0;IF([.L21]=2;1;IF([.L21]=1;2;IF([.L21]=0;4))))))" office:value-type="float" office:value="4" calcext:value-type="float">
            <text:p>4</text:p>
          </table:table-cell>
          <table:table-cell table:style-name="ce303" table:formula="of:=SUM([.N21:.R21])" office:value-type="float" office:value="4" calcext:value-type="float">
            <text:p>4</text:p>
          </table:table-cell>
          <table:table-cell table:style-name="ce303" table:formula="of:=FLOOR([.S21]/2)" office:value-type="float" office:value="2" calcext:value-type="float">
            <text:p>2</text:p>
          </table:table-cell>
          <table:table-cell table:formula="of:=IF([.T21]&lt;0;0;[.T21])" office:value-type="float" office:value="2" calcext:value-type="float">
            <text:p>2</text:p>
          </table:table-cell>
          <table:table-cell table:style-name="ce306" table:formula="of:=[.U21]/10" office:value-type="float" office:value="0.2" calcext:value-type="float">
            <text:p>0.2</text:p>
          </table:table-cell>
          <table:table-cell table:style-name="ce307"/>
          <table:table-cell/>
          <table:table-cell table:formula="of:=[.U21]*[.AH21]" office:value-type="float" office:value="6" calcext:value-type="float">
            <text:p>6</text:p>
          </table:table-cell>
          <table:table-cell table:style-name="ce306"/>
          <table:table-cell table:formula="of:=IF([.H21]=0;3;IF([.H21]=1;1;0))" office:value-type="float" office:value="0" calcext:value-type="float">
            <text:p>0</text:p>
          </table:table-cell>
          <table:table-cell table:formula="of:=IF([.I21]=0;3;IF([.I21]=1;1;0))" office:value-type="float" office:value="0" calcext:value-type="float">
            <text:p>0</text:p>
          </table:table-cell>
          <table:table-cell table:formula="of:=IF([.J21]=0;3;IF([.J21]=1;1;0))" office:value-type="float" office:value="0" calcext:value-type="float">
            <text:p>0</text:p>
          </table:table-cell>
          <table:table-cell table:formula="of:=IF([.K21]=0;3;IF([.K21]=1;1;0))" office:value-type="float" office:value="0" calcext:value-type="float">
            <text:p>0</text:p>
          </table:table-cell>
          <table:table-cell table:formula="of:=IF([.L21]=0;3;IF([.L21]=1;1;0))" office:value-type="float" office:value="3" calcext:value-type="float">
            <text:p>3</text:p>
          </table:table-cell>
          <table:table-cell/>
          <table:table-cell table:style-name="ce123" table:formula="of:=SUM([.AA21:.AE21])" office:value-type="float" office:value="3" calcext:value-type="float">
            <text:p>3</text:p>
          </table:table-cell>
          <table:table-cell table:formula="of:=[$'State Data Table'.$F$33]" office:value-type="float" office:value="3" calcext:value-type="float">
            <text:p>3</text:p>
          </table:table-cell>
          <table:table-cell table:formula="of:=[.AG21]*[.AH21]" office:value-type="float" office:value="9" calcext:value-type="float">
            <text:p>9</text:p>
          </table:table-cell>
          <table:table-cell table:style-name="ce310" table:formula="of:=[.AG21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21]/2)" office:value-type="float" office:value="1" calcext:value-type="float">
            <text:p>1</text:p>
          </table:table-cell>
          <table:table-cell table:formula="of:=FLOOR([.AO21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1]" office:value-type="string" office:string-value="NE" calcext:value-type="string">
            <text:p>NE</text:p>
          </table:table-cell>
          <table:table-cell table:style-name="ce114" table:formula="of:=[$'Issues to HEX'.$J$21]" office:value-type="float" office:value="4" calcext:value-type="float">
            <text:p>4</text:p>
          </table:table-cell>
          <table:table-cell table:style-name="ce114" table:formula="of:=[$'Issues to HEX'.$K$21]" office:value-type="float" office:value="6" calcext:value-type="float">
            <text:p>6</text:p>
          </table:table-cell>
          <table:table-cell table:style-name="ce114" table:formula="of:=[$'Issues to HEX'.$L$21]" office:value-type="float" office:value="3" calcext:value-type="float">
            <text:p>3</text:p>
          </table:table-cell>
          <table:table-cell table:style-name="ce114" table:formula="of:=[$'Issues to HEX'.$M$21]" office:value-type="float" office:value="3" calcext:value-type="float">
            <text:p>3</text:p>
          </table:table-cell>
          <table:table-cell table:style-name="ce114" table:formula="of:=[$'Issues to HEX'.$N$21]" office:value-type="float" office:value="3" calcext:value-type="float">
            <text:p>3</text:p>
          </table:table-cell>
          <table:table-cell/>
          <table:table-cell table:formula="of:=ABS([.B22]-[.B$2])" office:value-type="float" office:value="2" calcext:value-type="float">
            <text:p>2</text:p>
          </table:table-cell>
          <table:table-cell table:formula="of:=ABS([.C22]-[.C$2])" office:value-type="float" office:value="4" calcext:value-type="float">
            <text:p>4</text:p>
          </table:table-cell>
          <table:table-cell table:formula="of:=ABS([.D22]-[.D$2])" office:value-type="float" office:value="2" calcext:value-type="float">
            <text:p>2</text:p>
          </table:table-cell>
          <table:table-cell table:formula="of:=ABS([.E22]-[.E$2])" office:value-type="float" office:value="1" calcext:value-type="float">
            <text:p>1</text:p>
          </table:table-cell>
          <table:table-cell table:formula="of:=ABS([.F22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22]&gt;=3;0;IF([.H22]=2;1;IF([.H22]=1;2;IF([.H22]=0;4))))))" office:value-type="float" office:value="1" calcext:value-type="float">
            <text:p>1</text:p>
          </table:table-cell>
          <table:table-cell table:style-name="ce303" table:formula="of:=IF([.C$2]=8;2;IF([.C$2]=9;-1;IF([.I22]&gt;=3;0;IF([.I22]=2;1;IF([.I22]=1;2;IF([.I22]=0;4))))))" office:value-type="float" office:value="0" calcext:value-type="float">
            <text:p>0</text:p>
          </table:table-cell>
          <table:table-cell table:style-name="ce303" table:formula="of:=IF([.D$2]=8;2;IF([.D$2]=9;-1;IF([.J22]&gt;=3;0;IF([.J22]=2;1;IF([.J22]=1;2;IF([.J22]=0;4))))))" office:value-type="float" office:value="1" calcext:value-type="float">
            <text:p>1</text:p>
          </table:table-cell>
          <table:table-cell table:style-name="ce303" table:formula="of:=IF([.E$2]=8;2;IF([.E$2]=9;-1;IF([.K22]&gt;=3;0;IF([.K22]=2;1;IF([.K22]=1;2;IF([.K22]=0;4))))))" office:value-type="float" office:value="2" calcext:value-type="float">
            <text:p>2</text:p>
          </table:table-cell>
          <table:table-cell table:style-name="ce303" table:formula="of:=IF([.F$2]=8;2;IF([.F$2]=9;-1;IF([.L22]&gt;=3;0;IF([.L22]=2;1;IF([.L22]=1;2;IF([.L22]=0;4))))))" office:value-type="float" office:value="4" calcext:value-type="float">
            <text:p>4</text:p>
          </table:table-cell>
          <table:table-cell table:style-name="ce303" table:formula="of:=SUM([.N22:.R22])" office:value-type="float" office:value="8" calcext:value-type="float">
            <text:p>8</text:p>
          </table:table-cell>
          <table:table-cell table:style-name="ce303" table:formula="of:=FLOOR([.S22]/2)" office:value-type="float" office:value="4" calcext:value-type="float">
            <text:p>4</text:p>
          </table:table-cell>
          <table:table-cell table:formula="of:=IF([.T22]&lt;0;0;[.T22])" office:value-type="float" office:value="4" calcext:value-type="float">
            <text:p>4</text:p>
          </table:table-cell>
          <table:table-cell table:style-name="ce306" table:formula="of:=[.U22]/10" office:value-type="float" office:value="0.4" calcext:value-type="float">
            <text:p>0.4</text:p>
          </table:table-cell>
          <table:table-cell table:style-name="ce307"/>
          <table:table-cell/>
          <table:table-cell table:formula="of:=[.U22]*[.AH22]" office:value-type="float" office:value="20" calcext:value-type="float">
            <text:p>20</text:p>
          </table:table-cell>
          <table:table-cell table:style-name="ce306"/>
          <table:table-cell table:formula="of:=IF([.H22]=0;3;IF([.H22]=1;1;0))" office:value-type="float" office:value="0" calcext:value-type="float">
            <text:p>0</text:p>
          </table:table-cell>
          <table:table-cell table:formula="of:=IF([.I22]=0;3;IF([.I22]=1;1;0))" office:value-type="float" office:value="0" calcext:value-type="float">
            <text:p>0</text:p>
          </table:table-cell>
          <table:table-cell table:formula="of:=IF([.J22]=0;3;IF([.J22]=1;1;0))" office:value-type="float" office:value="0" calcext:value-type="float">
            <text:p>0</text:p>
          </table:table-cell>
          <table:table-cell table:formula="of:=IF([.K22]=0;3;IF([.K22]=1;1;0))" office:value-type="float" office:value="1" calcext:value-type="float">
            <text:p>1</text:p>
          </table:table-cell>
          <table:table-cell table:formula="of:=IF([.L22]=0;3;IF([.L22]=1;1;0))" office:value-type="float" office:value="3" calcext:value-type="float">
            <text:p>3</text:p>
          </table:table-cell>
          <table:table-cell/>
          <table:table-cell table:style-name="ce123" table:formula="of:=SUM([.AA22:.AE22])" office:value-type="float" office:value="4" calcext:value-type="float">
            <text:p>4</text:p>
          </table:table-cell>
          <table:table-cell table:formula="of:=[$'State Data Table'.$F$34]" office:value-type="float" office:value="5" calcext:value-type="float">
            <text:p>5</text:p>
          </table:table-cell>
          <table:table-cell table:formula="of:=[.AG22]*[.AH22]" office:value-type="float" office:value="20" calcext:value-type="float">
            <text:p>20</text:p>
          </table:table-cell>
          <table:table-cell table:style-name="ce310" table:formula="of:=[.AG22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22]/2)" office:value-type="float" office:value="1" calcext:value-type="float">
            <text:p>1</text:p>
          </table:table-cell>
          <table:table-cell table:formula="of:=FLOOR([.AO22]/2)" office:value-type="float" office:value="1" calcext:value-type="float">
            <text:p>1</text:p>
          </table:table-cell>
        </table:table-row>
        <table:table-row table:style-name="ro1">
          <table:table-cell table:style-name="ce300" table:formula="of:=[$'Issues to HEX'.$I$22]" office:value-type="string" office:string-value="KS" calcext:value-type="string">
            <text:p>KS</text:p>
          </table:table-cell>
          <table:table-cell table:style-name="ce302" table:formula="of:=[$'Issues to HEX'.$J$22]" office:value-type="float" office:value="4" calcext:value-type="float">
            <text:p>4</text:p>
          </table:table-cell>
          <table:table-cell table:style-name="ce302" table:formula="of:=[$'Issues to HEX'.$K$22]" office:value-type="float" office:value="6" calcext:value-type="float">
            <text:p>6</text:p>
          </table:table-cell>
          <table:table-cell table:style-name="ce302" table:formula="of:=[$'Issues to HEX'.$L$22]" office:value-type="float" office:value="6" calcext:value-type="float">
            <text:p>6</text:p>
          </table:table-cell>
          <table:table-cell table:style-name="ce302" table:formula="of:=[$'Issues to HEX'.$M$22]" office:value-type="float" office:value="4" calcext:value-type="float">
            <text:p>4</text:p>
          </table:table-cell>
          <table:table-cell table:style-name="ce302" table:formula="of:=[$'Issues to HEX'.$N$22]" office:value-type="float" office:value="3" calcext:value-type="float">
            <text:p>3</text:p>
          </table:table-cell>
          <table:table-cell table:style-name="ce304"/>
          <table:table-cell table:style-name="ce304" table:formula="of:=ABS([.B23]-[.B$2])" office:value-type="float" office:value="2" calcext:value-type="float">
            <text:p>2</text:p>
          </table:table-cell>
          <table:table-cell table:style-name="ce304" table:formula="of:=ABS([.C23]-[.C$2])" office:value-type="float" office:value="4" calcext:value-type="float">
            <text:p>4</text:p>
          </table:table-cell>
          <table:table-cell table:style-name="ce304" table:formula="of:=ABS([.D23]-[.D$2])" office:value-type="float" office:value="5" calcext:value-type="float">
            <text:p>5</text:p>
          </table:table-cell>
          <table:table-cell table:style-name="ce304" table:formula="of:=ABS([.E23]-[.E$2])" office:value-type="float" office:value="2" calcext:value-type="float">
            <text:p>2</text:p>
          </table:table-cell>
          <table:table-cell table:style-name="ce304" table:formula="of:=ABS([.F23]-[.F$2])" office:value-type="float" office:value="0" calcext:value-type="float">
            <text:p>0</text:p>
          </table:table-cell>
          <table:table-cell table:style-name="ce304"/>
          <table:table-cell table:style-name="ce303" table:formula="of:=IF([.B$2]=8;2;IF([.B$2]=9;-1;IF([.H23]&gt;=3;0;IF([.H23]=2;1;IF([.H23]=1;2;IF([.H23]=0;4))))))" office:value-type="float" office:value="1" calcext:value-type="float">
            <text:p>1</text:p>
          </table:table-cell>
          <table:table-cell table:style-name="ce303" table:formula="of:=IF([.C$2]=8;2;IF([.C$2]=9;-1;IF([.I23]&gt;=3;0;IF([.I23]=2;1;IF([.I23]=1;2;IF([.I23]=0;4))))))" office:value-type="float" office:value="0" calcext:value-type="float">
            <text:p>0</text:p>
          </table:table-cell>
          <table:table-cell table:style-name="ce303" table:formula="of:=IF([.D$2]=8;2;IF([.D$2]=9;-1;IF([.J23]&gt;=3;0;IF([.J23]=2;1;IF([.J23]=1;2;IF([.J23]=0;4))))))" office:value-type="float" office:value="0" calcext:value-type="float">
            <text:p>0</text:p>
          </table:table-cell>
          <table:table-cell table:style-name="ce303" table:formula="of:=IF([.E$2]=8;2;IF([.E$2]=9;-1;IF([.K23]&gt;=3;0;IF([.K23]=2;1;IF([.K23]=1;2;IF([.K23]=0;4))))))" office:value-type="float" office:value="1" calcext:value-type="float">
            <text:p>1</text:p>
          </table:table-cell>
          <table:table-cell table:style-name="ce303" table:formula="of:=IF([.F$2]=8;2;IF([.F$2]=9;-1;IF([.L23]&gt;=3;0;IF([.L23]=2;1;IF([.L23]=1;2;IF([.L23]=0;4))))))" office:value-type="float" office:value="4" calcext:value-type="float">
            <text:p>4</text:p>
          </table:table-cell>
          <table:table-cell table:style-name="ce303" table:formula="of:=SUM([.N23:.R23])" office:value-type="float" office:value="6" calcext:value-type="float">
            <text:p>6</text:p>
          </table:table-cell>
          <table:table-cell table:style-name="ce303" table:formula="of:=FLOOR([.S23]/2)" office:value-type="float" office:value="3" calcext:value-type="float">
            <text:p>3</text:p>
          </table:table-cell>
          <table:table-cell table:formula="of:=IF([.T23]&lt;0;0;[.T23])" office:value-type="float" office:value="3" calcext:value-type="float">
            <text:p>3</text:p>
          </table:table-cell>
          <table:table-cell table:style-name="ce306" table:formula="of:=[.U23]/10" office:value-type="float" office:value="0.3" calcext:value-type="float">
            <text:p>0.3</text:p>
          </table:table-cell>
          <table:table-cell table:style-name="ce307" table:formula="of:=AVERAGE([.V17:.V23])" office:value-type="float" office:value="0.314285714285714" calcext:value-type="float">
            <text:p>0.314285714285714</text:p>
          </table:table-cell>
          <table:table-cell office:value-type="float" office:value="4" calcext:value-type="float">
            <text:p>4</text:p>
          </table:table-cell>
          <table:table-cell table:formula="of:=[.U23]*[.AH23]" office:value-type="float" office:value="18" calcext:value-type="float">
            <text:p>18</text:p>
          </table:table-cell>
          <table:table-cell table:style-name="ce306"/>
          <table:table-cell table:style-name="ce304" table:formula="of:=IF([.H23]=0;3;IF([.H23]=1;1;0))" office:value-type="float" office:value="0" calcext:value-type="float">
            <text:p>0</text:p>
          </table:table-cell>
          <table:table-cell table:style-name="ce304" table:formula="of:=IF([.I23]=0;3;IF([.I23]=1;1;0))" office:value-type="float" office:value="0" calcext:value-type="float">
            <text:p>0</text:p>
          </table:table-cell>
          <table:table-cell table:style-name="ce304" table:formula="of:=IF([.J23]=0;3;IF([.J23]=1;1;0))" office:value-type="float" office:value="0" calcext:value-type="float">
            <text:p>0</text:p>
          </table:table-cell>
          <table:table-cell table:style-name="ce304" table:formula="of:=IF([.K23]=0;3;IF([.K23]=1;1;0))" office:value-type="float" office:value="0" calcext:value-type="float">
            <text:p>0</text:p>
          </table:table-cell>
          <table:table-cell table:style-name="ce304" table:formula="of:=IF([.L23]=0;3;IF([.L23]=1;1;0))" office:value-type="float" office:value="3" calcext:value-type="float">
            <text:p>3</text:p>
          </table:table-cell>
          <table:table-cell table:style-name="ce304"/>
          <table:table-cell table:style-name="ce309" table:formula="of:=SUM([.AA23:.AE23])" office:value-type="float" office:value="3" calcext:value-type="float">
            <text:p>3</text:p>
          </table:table-cell>
          <table:table-cell table:formula="of:=[$'State Data Table'.$F$35]" office:value-type="float" office:value="6" calcext:value-type="float">
            <text:p>6</text:p>
          </table:table-cell>
          <table:table-cell table:formula="of:=[.AG23]*[.AH23]" office:value-type="float" office:value="18" calcext:value-type="float">
            <text:p>18</text:p>
          </table:table-cell>
          <table:table-cell table:style-name="ce310" table:formula="of:=[.AG23]/15" office:value-type="float" office:value="0.2" calcext:value-type="float">
            <text:p>0.2</text:p>
          </table:table-cell>
          <table:table-cell table:style-name="ce311" table:formula="of:=AVERAGE([.AJ17:.AJ23])" office:value-type="float" office:value="0.20952380952381" calcext:value-type="float">
            <text:p>0.209523809523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FLOOR([.AN23]/2)" office:value-type="float" office:value="3" calcext:value-type="float">
            <text:p>3</text:p>
          </table:table-cell>
          <table:table-cell table:formula="of:=FLOOR([.AO23]/2)" office:value-type="float" office:value="1" calcext:value-type="float">
            <text:p>1</text:p>
          </table:table-cell>
        </table:table-row>
        <table:table-row table:style-name="ro1">
          <table:table-cell table:style-name="ce298" table:formula="of:=[$'Issues to HEX'.$I$23]" office:value-type="string" office:string-value="DE" calcext:value-type="string">
            <text:p>DE</text:p>
          </table:table-cell>
          <table:table-cell table:style-name="ce301" table:formula="of:=[$'Issues to HEX'.$J$23]" office:value-type="float" office:value="1" calcext:value-type="float">
            <text:p>1</text:p>
          </table:table-cell>
          <table:table-cell table:style-name="ce301" table:formula="of:=[$'Issues to HEX'.$K$23]" office:value-type="float" office:value="2" calcext:value-type="float">
            <text:p>2</text:p>
          </table:table-cell>
          <table:table-cell table:style-name="ce301" table:formula="of:=[$'Issues to HEX'.$L$23]" office:value-type="float" office:value="3" calcext:value-type="float">
            <text:p>3</text:p>
          </table:table-cell>
          <table:table-cell table:style-name="ce301" table:formula="of:=[$'Issues to HEX'.$M$23]" office:value-type="float" office:value="2" calcext:value-type="float">
            <text:p>2</text:p>
          </table:table-cell>
          <table:table-cell table:style-name="ce301" table:formula="of:=[$'Issues to HEX'.$N$23]" office:value-type="float" office:value="1" calcext:value-type="float">
            <text:p>1</text:p>
          </table:table-cell>
          <table:table-cell table:style-name="ce303"/>
          <table:table-cell table:style-name="ce303" table:formula="of:=ABS([.B24]-[.B$2])" office:value-type="float" office:value="1" calcext:value-type="float">
            <text:p>1</text:p>
          </table:table-cell>
          <table:table-cell table:style-name="ce303" table:formula="of:=ABS([.C24]-[.C$2])" office:value-type="float" office:value="0" calcext:value-type="float">
            <text:p>0</text:p>
          </table:table-cell>
          <table:table-cell table:style-name="ce303" table:formula="of:=ABS([.D24]-[.D$2])" office:value-type="float" office:value="2" calcext:value-type="float">
            <text:p>2</text:p>
          </table:table-cell>
          <table:table-cell table:style-name="ce303" table:formula="of:=ABS([.E24]-[.E$2])" office:value-type="float" office:value="0" calcext:value-type="float">
            <text:p>0</text:p>
          </table:table-cell>
          <table:table-cell table:style-name="ce303" table:formula="of:=ABS([.F24]-[.F$2])" office:value-type="float" office:value="2" calcext:value-type="float">
            <text:p>2</text:p>
          </table:table-cell>
          <table:table-cell table:style-name="ce303"/>
          <table:table-cell table:style-name="ce303" table:formula="of:=IF([.B$2]=8;2;IF([.B$2]=9;-1;IF([.H24]&gt;=3;0;IF([.H24]=2;1;IF([.H24]=1;2;IF([.H24]=0;4))))))" office:value-type="float" office:value="2" calcext:value-type="float">
            <text:p>2</text:p>
          </table:table-cell>
          <table:table-cell table:style-name="ce303" table:formula="of:=IF([.C$2]=8;2;IF([.C$2]=9;-1;IF([.I24]&gt;=3;0;IF([.I24]=2;1;IF([.I24]=1;2;IF([.I24]=0;4))))))" office:value-type="float" office:value="4" calcext:value-type="float">
            <text:p>4</text:p>
          </table:table-cell>
          <table:table-cell table:style-name="ce303" table:formula="of:=IF([.D$2]=8;2;IF([.D$2]=9;-1;IF([.J24]&gt;=3;0;IF([.J24]=2;1;IF([.J24]=1;2;IF([.J24]=0;4))))))" office:value-type="float" office:value="1" calcext:value-type="float">
            <text:p>1</text:p>
          </table:table-cell>
          <table:table-cell table:style-name="ce303" table:formula="of:=IF([.E$2]=8;2;IF([.E$2]=9;-1;IF([.K24]&gt;=3;0;IF([.K24]=2;1;IF([.K24]=1;2;IF([.K24]=0;4))))))" office:value-type="float" office:value="4" calcext:value-type="float">
            <text:p>4</text:p>
          </table:table-cell>
          <table:table-cell table:style-name="ce303" table:formula="of:=IF([.F$2]=8;2;IF([.F$2]=9;-1;IF([.L24]&gt;=3;0;IF([.L24]=2;1;IF([.L24]=1;2;IF([.L24]=0;4))))))" office:value-type="float" office:value="1" calcext:value-type="float">
            <text:p>1</text:p>
          </table:table-cell>
          <table:table-cell table:style-name="ce303" table:formula="of:=SUM([.N24:.R24])" office:value-type="float" office:value="12" calcext:value-type="float">
            <text:p>12</text:p>
          </table:table-cell>
          <table:table-cell table:style-name="ce303" table:formula="of:=FLOOR([.S24]/2)" office:value-type="float" office:value="6" calcext:value-type="float">
            <text:p>6</text:p>
          </table:table-cell>
          <table:table-cell table:formula="of:=IF([.T24]&lt;0;0;[.T24])" office:value-type="float" office:value="6" calcext:value-type="float">
            <text:p>6</text:p>
          </table:table-cell>
          <table:table-cell table:style-name="ce306" table:formula="of:=[.U24]/10" office:value-type="float" office:value="0.6" calcext:value-type="float">
            <text:p>0.6</text:p>
          </table:table-cell>
          <table:table-cell table:style-name="ce307"/>
          <table:table-cell/>
          <table:table-cell table:formula="of:=[.U24]*[.AH24]" office:value-type="float" office:value="18" calcext:value-type="float">
            <text:p>18</text:p>
          </table:table-cell>
          <table:table-cell table:style-name="ce306"/>
          <table:table-cell table:style-name="ce303" table:formula="of:=IF([.H24]=0;3;IF([.H24]=1;1;0))" office:value-type="float" office:value="1" calcext:value-type="float">
            <text:p>1</text:p>
          </table:table-cell>
          <table:table-cell table:style-name="ce303" table:formula="of:=IF([.I24]=0;3;IF([.I24]=1;1;0))" office:value-type="float" office:value="3" calcext:value-type="float">
            <text:p>3</text:p>
          </table:table-cell>
          <table:table-cell table:style-name="ce303" table:formula="of:=IF([.J24]=0;3;IF([.J24]=1;1;0))" office:value-type="float" office:value="0" calcext:value-type="float">
            <text:p>0</text:p>
          </table:table-cell>
          <table:table-cell table:style-name="ce303" table:formula="of:=IF([.K24]=0;3;IF([.K24]=1;1;0))" office:value-type="float" office:value="3" calcext:value-type="float">
            <text:p>3</text:p>
          </table:table-cell>
          <table:table-cell table:style-name="ce303" table:formula="of:=IF([.L24]=0;3;IF([.L24]=1;1;0))" office:value-type="float" office:value="0" calcext:value-type="float">
            <text:p>0</text:p>
          </table:table-cell>
          <table:table-cell table:style-name="ce303"/>
          <table:table-cell table:style-name="ce308" table:formula="of:=SUM([.AA24:.AE24])" office:value-type="float" office:value="7" calcext:value-type="float">
            <text:p>7</text:p>
          </table:table-cell>
          <table:table-cell table:formula="of:=[$'State Data Table'.$F$36]" office:value-type="float" office:value="3" calcext:value-type="float">
            <text:p>3</text:p>
          </table:table-cell>
          <table:table-cell table:formula="of:=[.AG24]*[.AH24]" office:value-type="float" office:value="21" calcext:value-type="float">
            <text:p>21</text:p>
          </table:table-cell>
          <table:table-cell table:style-name="ce310" table:formula="of:=[.AG24]/15" office:value-type="float" office:value="0.466666666666667" calcext:value-type="float">
            <text:p>0.466666666666667</text:p>
          </table:table-cell>
          <table:table-cell table:style-name="ce31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LOOR([.AN24]/2)" office:value-type="float" office:value="0" calcext:value-type="float">
            <text:p>0</text:p>
          </table:table-cell>
          <table:table-cell table:formula="of:=FLOOR([.AO24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4]" office:value-type="string" office:string-value="MD" calcext:value-type="string">
            <text:p>MD</text:p>
          </table:table-cell>
          <table:table-cell table:style-name="ce114" table:formula="of:=[$'Issues to HEX'.$J$24]" office:value-type="float" office:value="1" calcext:value-type="float">
            <text:p>1</text:p>
          </table:table-cell>
          <table:table-cell table:style-name="ce114" table:formula="of:=[$'Issues to HEX'.$K$24]" office:value-type="float" office:value="1" calcext:value-type="float">
            <text:p>1</text:p>
          </table:table-cell>
          <table:table-cell table:style-name="ce114" table:formula="of:=[$'Issues to HEX'.$L$24]" office:value-type="float" office:value="2" calcext:value-type="float">
            <text:p>2</text:p>
          </table:table-cell>
          <table:table-cell table:style-name="ce114" table:formula="of:=[$'Issues to HEX'.$M$24]" office:value-type="float" office:value="2" calcext:value-type="float">
            <text:p>2</text:p>
          </table:table-cell>
          <table:table-cell table:style-name="ce114" table:formula="of:=[$'Issues to HEX'.$N$24]" office:value-type="float" office:value="4" calcext:value-type="float">
            <text:p>4</text:p>
          </table:table-cell>
          <table:table-cell/>
          <table:table-cell table:formula="of:=ABS([.B25]-[.B$2])" office:value-type="float" office:value="1" calcext:value-type="float">
            <text:p>1</text:p>
          </table:table-cell>
          <table:table-cell table:formula="of:=ABS([.C25]-[.C$2])" office:value-type="float" office:value="1" calcext:value-type="float">
            <text:p>1</text:p>
          </table:table-cell>
          <table:table-cell table:formula="of:=ABS([.D25]-[.D$2])" office:value-type="float" office:value="1" calcext:value-type="float">
            <text:p>1</text:p>
          </table:table-cell>
          <table:table-cell table:formula="of:=ABS([.E25]-[.E$2])" office:value-type="float" office:value="0" calcext:value-type="float">
            <text:p>0</text:p>
          </table:table-cell>
          <table:table-cell table:formula="of:=ABS([.F25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25]&gt;=3;0;IF([.H25]=2;1;IF([.H25]=1;2;IF([.H25]=0;4))))))" office:value-type="float" office:value="2" calcext:value-type="float">
            <text:p>2</text:p>
          </table:table-cell>
          <table:table-cell table:style-name="ce303" table:formula="of:=IF([.C$2]=8;2;IF([.C$2]=9;-1;IF([.I25]&gt;=3;0;IF([.I25]=2;1;IF([.I25]=1;2;IF([.I25]=0;4))))))" office:value-type="float" office:value="2" calcext:value-type="float">
            <text:p>2</text:p>
          </table:table-cell>
          <table:table-cell table:style-name="ce303" table:formula="of:=IF([.D$2]=8;2;IF([.D$2]=9;-1;IF([.J25]&gt;=3;0;IF([.J25]=2;1;IF([.J25]=1;2;IF([.J25]=0;4))))))" office:value-type="float" office:value="2" calcext:value-type="float">
            <text:p>2</text:p>
          </table:table-cell>
          <table:table-cell table:style-name="ce303" table:formula="of:=IF([.E$2]=8;2;IF([.E$2]=9;-1;IF([.K25]&gt;=3;0;IF([.K25]=2;1;IF([.K25]=1;2;IF([.K25]=0;4))))))" office:value-type="float" office:value="4" calcext:value-type="float">
            <text:p>4</text:p>
          </table:table-cell>
          <table:table-cell table:style-name="ce303" table:formula="of:=IF([.F$2]=8;2;IF([.F$2]=9;-1;IF([.L25]&gt;=3;0;IF([.L25]=2;1;IF([.L25]=1;2;IF([.L25]=0;4))))))" office:value-type="float" office:value="2" calcext:value-type="float">
            <text:p>2</text:p>
          </table:table-cell>
          <table:table-cell table:style-name="ce303" table:formula="of:=SUM([.N25:.R25])" office:value-type="float" office:value="12" calcext:value-type="float">
            <text:p>12</text:p>
          </table:table-cell>
          <table:table-cell table:style-name="ce303" table:formula="of:=FLOOR([.S25]/2)" office:value-type="float" office:value="6" calcext:value-type="float">
            <text:p>6</text:p>
          </table:table-cell>
          <table:table-cell table:formula="of:=IF([.T25]&lt;0;0;[.T25])" office:value-type="float" office:value="6" calcext:value-type="float">
            <text:p>6</text:p>
          </table:table-cell>
          <table:table-cell table:style-name="ce306" table:formula="of:=[.U25]/10" office:value-type="float" office:value="0.6" calcext:value-type="float">
            <text:p>0.6</text:p>
          </table:table-cell>
          <table:table-cell table:style-name="ce307"/>
          <table:table-cell/>
          <table:table-cell table:formula="of:=[.U25]*[.AH25]" office:value-type="float" office:value="60" calcext:value-type="float">
            <text:p>60</text:p>
          </table:table-cell>
          <table:table-cell table:style-name="ce306"/>
          <table:table-cell table:formula="of:=IF([.H25]=0;3;IF([.H25]=1;1;0))" office:value-type="float" office:value="1" calcext:value-type="float">
            <text:p>1</text:p>
          </table:table-cell>
          <table:table-cell table:formula="of:=IF([.I25]=0;3;IF([.I25]=1;1;0))" office:value-type="float" office:value="1" calcext:value-type="float">
            <text:p>1</text:p>
          </table:table-cell>
          <table:table-cell table:formula="of:=IF([.J25]=0;3;IF([.J25]=1;1;0))" office:value-type="float" office:value="1" calcext:value-type="float">
            <text:p>1</text:p>
          </table:table-cell>
          <table:table-cell table:formula="of:=IF([.K25]=0;3;IF([.K25]=1;1;0))" office:value-type="float" office:value="3" calcext:value-type="float">
            <text:p>3</text:p>
          </table:table-cell>
          <table:table-cell table:formula="of:=IF([.L25]=0;3;IF([.L25]=1;1;0))" office:value-type="float" office:value="1" calcext:value-type="float">
            <text:p>1</text:p>
          </table:table-cell>
          <table:table-cell/>
          <table:table-cell table:style-name="ce123" table:formula="of:=SUM([.AA25:.AE25])" office:value-type="float" office:value="7" calcext:value-type="float">
            <text:p>7</text:p>
          </table:table-cell>
          <table:table-cell table:formula="of:=[$'State Data Table'.$F$37]" office:value-type="float" office:value="10" calcext:value-type="float">
            <text:p>10</text:p>
          </table:table-cell>
          <table:table-cell table:formula="of:=[.AG25]*[.AH25]" office:value-type="float" office:value="70" calcext:value-type="float">
            <text:p>70</text:p>
          </table:table-cell>
          <table:table-cell table:style-name="ce310" table:formula="of:=[.AG25]/15" office:value-type="float" office:value="0.466666666666667" calcext:value-type="float">
            <text:p>0.466666666666667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25]/2)" office:value-type="float" office:value="1" calcext:value-type="float">
            <text:p>1</text:p>
          </table:table-cell>
          <table:table-cell table:formula="of:=FLOOR([.AO25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5]" office:value-type="string" office:string-value="DC" calcext:value-type="string">
            <text:p>DC</text:p>
          </table:table-cell>
          <table:table-cell table:style-name="ce114" table:formula="of:=[$'Issues to HEX'.$J$25]" office:value-type="float" office:value="1" calcext:value-type="float">
            <text:p>1</text:p>
          </table:table-cell>
          <table:table-cell table:style-name="ce114" table:formula="of:=[$'Issues to HEX'.$K$25]" office:value-type="float" office:value="1" calcext:value-type="float">
            <text:p>1</text:p>
          </table:table-cell>
          <table:table-cell table:style-name="ce114" table:formula="of:=[$'Issues to HEX'.$L$25]" office:value-type="float" office:value="4" calcext:value-type="float">
            <text:p>4</text:p>
          </table:table-cell>
          <table:table-cell table:style-name="ce114" table:formula="of:=[$'Issues to HEX'.$M$25]" office:value-type="float" office:value="1" calcext:value-type="float">
            <text:p>1</text:p>
          </table:table-cell>
          <table:table-cell table:style-name="ce114" table:formula="of:=[$'Issues to HEX'.$N$25]" office:value-type="float" office:value="4" calcext:value-type="float">
            <text:p>4</text:p>
          </table:table-cell>
          <table:table-cell/>
          <table:table-cell table:formula="of:=ABS([.B26]-[.B$2])" office:value-type="float" office:value="1" calcext:value-type="float">
            <text:p>1</text:p>
          </table:table-cell>
          <table:table-cell table:formula="of:=ABS([.C26]-[.C$2])" office:value-type="float" office:value="1" calcext:value-type="float">
            <text:p>1</text:p>
          </table:table-cell>
          <table:table-cell table:formula="of:=ABS([.D26]-[.D$2])" office:value-type="float" office:value="3" calcext:value-type="float">
            <text:p>3</text:p>
          </table:table-cell>
          <table:table-cell table:formula="of:=ABS([.E26]-[.E$2])" office:value-type="float" office:value="1" calcext:value-type="float">
            <text:p>1</text:p>
          </table:table-cell>
          <table:table-cell table:formula="of:=ABS([.F26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26]&gt;=3;0;IF([.H26]=2;1;IF([.H26]=1;2;IF([.H26]=0;4))))))" office:value-type="float" office:value="2" calcext:value-type="float">
            <text:p>2</text:p>
          </table:table-cell>
          <table:table-cell table:style-name="ce303" table:formula="of:=IF([.C$2]=8;2;IF([.C$2]=9;-1;IF([.I26]&gt;=3;0;IF([.I26]=2;1;IF([.I26]=1;2;IF([.I26]=0;4))))))" office:value-type="float" office:value="2" calcext:value-type="float">
            <text:p>2</text:p>
          </table:table-cell>
          <table:table-cell table:style-name="ce303" table:formula="of:=IF([.D$2]=8;2;IF([.D$2]=9;-1;IF([.J26]&gt;=3;0;IF([.J26]=2;1;IF([.J26]=1;2;IF([.J26]=0;4))))))" office:value-type="float" office:value="0" calcext:value-type="float">
            <text:p>0</text:p>
          </table:table-cell>
          <table:table-cell table:style-name="ce303" table:formula="of:=IF([.E$2]=8;2;IF([.E$2]=9;-1;IF([.K26]&gt;=3;0;IF([.K26]=2;1;IF([.K26]=1;2;IF([.K26]=0;4))))))" office:value-type="float" office:value="2" calcext:value-type="float">
            <text:p>2</text:p>
          </table:table-cell>
          <table:table-cell table:style-name="ce303" table:formula="of:=IF([.F$2]=8;2;IF([.F$2]=9;-1;IF([.L26]&gt;=3;0;IF([.L26]=2;1;IF([.L26]=1;2;IF([.L26]=0;4))))))" office:value-type="float" office:value="2" calcext:value-type="float">
            <text:p>2</text:p>
          </table:table-cell>
          <table:table-cell table:style-name="ce303" table:formula="of:=SUM([.N26:.R26])" office:value-type="float" office:value="8" calcext:value-type="float">
            <text:p>8</text:p>
          </table:table-cell>
          <table:table-cell table:style-name="ce303" table:formula="of:=FLOOR([.S26]/2)" office:value-type="float" office:value="4" calcext:value-type="float">
            <text:p>4</text:p>
          </table:table-cell>
          <table:table-cell table:formula="of:=IF([.T26]&lt;0;0;[.T26])" office:value-type="float" office:value="4" calcext:value-type="float">
            <text:p>4</text:p>
          </table:table-cell>
          <table:table-cell table:style-name="ce306" table:formula="of:=[.U26]/10" office:value-type="float" office:value="0.4" calcext:value-type="float">
            <text:p>0.4</text:p>
          </table:table-cell>
          <table:table-cell table:style-name="ce307"/>
          <table:table-cell/>
          <table:table-cell table:formula="of:=[.U26]*[.AH26]" office:value-type="float" office:value="12" calcext:value-type="float">
            <text:p>12</text:p>
          </table:table-cell>
          <table:table-cell table:style-name="ce306"/>
          <table:table-cell table:formula="of:=IF([.H26]=0;3;IF([.H26]=1;1;0))" office:value-type="float" office:value="1" calcext:value-type="float">
            <text:p>1</text:p>
          </table:table-cell>
          <table:table-cell table:formula="of:=IF([.I26]=0;3;IF([.I26]=1;1;0))" office:value-type="float" office:value="1" calcext:value-type="float">
            <text:p>1</text:p>
          </table:table-cell>
          <table:table-cell table:formula="of:=IF([.J26]=0;3;IF([.J26]=1;1;0))" office:value-type="float" office:value="0" calcext:value-type="float">
            <text:p>0</text:p>
          </table:table-cell>
          <table:table-cell table:formula="of:=IF([.K26]=0;3;IF([.K26]=1;1;0))" office:value-type="float" office:value="1" calcext:value-type="float">
            <text:p>1</text:p>
          </table:table-cell>
          <table:table-cell table:formula="of:=IF([.L26]=0;3;IF([.L26]=1;1;0))" office:value-type="float" office:value="1" calcext:value-type="float">
            <text:p>1</text:p>
          </table:table-cell>
          <table:table-cell/>
          <table:table-cell table:style-name="ce123" table:formula="of:=SUM([.AA26:.AE26])" office:value-type="float" office:value="4" calcext:value-type="float">
            <text:p>4</text:p>
          </table:table-cell>
          <table:table-cell table:formula="of:=[$'State Data Table'.$F$38]" office:value-type="float" office:value="3" calcext:value-type="float">
            <text:p>3</text:p>
          </table:table-cell>
          <table:table-cell table:formula="of:=[.AG26]*[.AH26]" office:value-type="float" office:value="12" calcext:value-type="float">
            <text:p>12</text:p>
          </table:table-cell>
          <table:table-cell table:style-name="ce310" table:formula="of:=[.AG26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FLOOR([.AN26]/2)" office:value-type="float" office:value="1" calcext:value-type="float">
            <text:p>1</text:p>
          </table:table-cell>
          <table:table-cell table:formula="of:=FLOOR([.AO26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6]" office:value-type="string" office:string-value="VA" calcext:value-type="string">
            <text:p>VA</text:p>
          </table:table-cell>
          <table:table-cell table:style-name="ce114" table:formula="of:=[$'Issues to HEX'.$J$26]" office:value-type="float" office:value="3" calcext:value-type="float">
            <text:p>3</text:p>
          </table:table-cell>
          <table:table-cell table:style-name="ce114" table:formula="of:=[$'Issues to HEX'.$K$26]" office:value-type="float" office:value="3" calcext:value-type="float">
            <text:p>3</text:p>
          </table:table-cell>
          <table:table-cell table:style-name="ce114" table:formula="of:=[$'Issues to HEX'.$L$26]" office:value-type="float" office:value="4" calcext:value-type="float">
            <text:p>4</text:p>
          </table:table-cell>
          <table:table-cell table:style-name="ce114" table:formula="of:=[$'Issues to HEX'.$M$26]" office:value-type="float" office:value="3" calcext:value-type="float">
            <text:p>3</text:p>
          </table:table-cell>
          <table:table-cell table:style-name="ce114" table:formula="of:=[$'Issues to HEX'.$N$26]" office:value-type="float" office:value="6" calcext:value-type="float">
            <text:p>6</text:p>
          </table:table-cell>
          <table:table-cell/>
          <table:table-cell table:formula="of:=ABS([.B27]-[.B$2])" office:value-type="float" office:value="1" calcext:value-type="float">
            <text:p>1</text:p>
          </table:table-cell>
          <table:table-cell table:formula="of:=ABS([.C27]-[.C$2])" office:value-type="float" office:value="1" calcext:value-type="float">
            <text:p>1</text:p>
          </table:table-cell>
          <table:table-cell table:formula="of:=ABS([.D27]-[.D$2])" office:value-type="float" office:value="3" calcext:value-type="float">
            <text:p>3</text:p>
          </table:table-cell>
          <table:table-cell table:formula="of:=ABS([.E27]-[.E$2])" office:value-type="float" office:value="1" calcext:value-type="float">
            <text:p>1</text:p>
          </table:table-cell>
          <table:table-cell table:formula="of:=ABS([.F27]-[.F$2])" office:value-type="float" office:value="3" calcext:value-type="float">
            <text:p>3</text:p>
          </table:table-cell>
          <table:table-cell/>
          <table:table-cell table:style-name="ce303" table:formula="of:=IF([.B$2]=8;2;IF([.B$2]=9;-1;IF([.H27]&gt;=3;0;IF([.H27]=2;1;IF([.H27]=1;2;IF([.H27]=0;4))))))" office:value-type="float" office:value="2" calcext:value-type="float">
            <text:p>2</text:p>
          </table:table-cell>
          <table:table-cell table:style-name="ce303" table:formula="of:=IF([.C$2]=8;2;IF([.C$2]=9;-1;IF([.I27]&gt;=3;0;IF([.I27]=2;1;IF([.I27]=1;2;IF([.I27]=0;4))))))" office:value-type="float" office:value="2" calcext:value-type="float">
            <text:p>2</text:p>
          </table:table-cell>
          <table:table-cell table:style-name="ce303" table:formula="of:=IF([.D$2]=8;2;IF([.D$2]=9;-1;IF([.J27]&gt;=3;0;IF([.J27]=2;1;IF([.J27]=1;2;IF([.J27]=0;4))))))" office:value-type="float" office:value="0" calcext:value-type="float">
            <text:p>0</text:p>
          </table:table-cell>
          <table:table-cell table:style-name="ce303" table:formula="of:=IF([.E$2]=8;2;IF([.E$2]=9;-1;IF([.K27]&gt;=3;0;IF([.K27]=2;1;IF([.K27]=1;2;IF([.K27]=0;4))))))" office:value-type="float" office:value="2" calcext:value-type="float">
            <text:p>2</text:p>
          </table:table-cell>
          <table:table-cell table:style-name="ce303" table:formula="of:=IF([.F$2]=8;2;IF([.F$2]=9;-1;IF([.L27]&gt;=3;0;IF([.L27]=2;1;IF([.L27]=1;2;IF([.L27]=0;4))))))" office:value-type="float" office:value="0" calcext:value-type="float">
            <text:p>0</text:p>
          </table:table-cell>
          <table:table-cell table:style-name="ce303" table:formula="of:=SUM([.N27:.R27])" office:value-type="float" office:value="6" calcext:value-type="float">
            <text:p>6</text:p>
          </table:table-cell>
          <table:table-cell table:style-name="ce303" table:formula="of:=FLOOR([.S27]/2)" office:value-type="float" office:value="3" calcext:value-type="float">
            <text:p>3</text:p>
          </table:table-cell>
          <table:table-cell table:formula="of:=IF([.T27]&lt;0;0;[.T27])" office:value-type="float" office:value="3" calcext:value-type="float">
            <text:p>3</text:p>
          </table:table-cell>
          <table:table-cell table:style-name="ce306" table:formula="of:=[.U27]/10" office:value-type="float" office:value="0.3" calcext:value-type="float">
            <text:p>0.3</text:p>
          </table:table-cell>
          <table:table-cell table:style-name="ce307"/>
          <table:table-cell/>
          <table:table-cell table:formula="of:=[.U27]*[.AH27]" office:value-type="float" office:value="39" calcext:value-type="float">
            <text:p>39</text:p>
          </table:table-cell>
          <table:table-cell table:style-name="ce306"/>
          <table:table-cell table:formula="of:=IF([.H27]=0;3;IF([.H27]=1;1;0))" office:value-type="float" office:value="1" calcext:value-type="float">
            <text:p>1</text:p>
          </table:table-cell>
          <table:table-cell table:formula="of:=IF([.I27]=0;3;IF([.I27]=1;1;0))" office:value-type="float" office:value="1" calcext:value-type="float">
            <text:p>1</text:p>
          </table:table-cell>
          <table:table-cell table:formula="of:=IF([.J27]=0;3;IF([.J27]=1;1;0))" office:value-type="float" office:value="0" calcext:value-type="float">
            <text:p>0</text:p>
          </table:table-cell>
          <table:table-cell table:formula="of:=IF([.K27]=0;3;IF([.K27]=1;1;0))" office:value-type="float" office:value="1" calcext:value-type="float">
            <text:p>1</text:p>
          </table:table-cell>
          <table:table-cell table:formula="of:=IF([.L27]=0;3;IF([.L27]=1;1;0))" office:value-type="float" office:value="0" calcext:value-type="float">
            <text:p>0</text:p>
          </table:table-cell>
          <table:table-cell/>
          <table:table-cell table:style-name="ce123" table:formula="of:=SUM([.AA27:.AE27])" office:value-type="float" office:value="3" calcext:value-type="float">
            <text:p>3</text:p>
          </table:table-cell>
          <table:table-cell table:formula="of:=[$'State Data Table'.$F$39]" office:value-type="float" office:value="13" calcext:value-type="float">
            <text:p>13</text:p>
          </table:table-cell>
          <table:table-cell table:formula="of:=[.AG27]*[.AH27]" office:value-type="float" office:value="39" calcext:value-type="float">
            <text:p>39</text:p>
          </table:table-cell>
          <table:table-cell table:style-name="ce310" table:formula="of:=[.AG27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27]/2)" office:value-type="float" office:value="2" calcext:value-type="float">
            <text:p>2</text:p>
          </table:table-cell>
          <table:table-cell table:formula="of:=FLOOR([.AO27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7]" office:value-type="string" office:string-value="WV" calcext:value-type="string">
            <text:p>WV</text:p>
          </table:table-cell>
          <table:table-cell table:style-name="ce114" table:formula="of:=[$'Issues to HEX'.$J$27]" office:value-type="float" office:value="4" calcext:value-type="float">
            <text:p>4</text:p>
          </table:table-cell>
          <table:table-cell table:style-name="ce114" table:formula="of:=[$'Issues to HEX'.$K$27]" office:value-type="float" office:value="6" calcext:value-type="float">
            <text:p>6</text:p>
          </table:table-cell>
          <table:table-cell table:style-name="ce114" table:formula="of:=[$'Issues to HEX'.$L$27]" office:value-type="float" office:value="4" calcext:value-type="float">
            <text:p>4</text:p>
          </table:table-cell>
          <table:table-cell table:style-name="ce114" table:formula="of:=[$'Issues to HEX'.$M$27]" office:value-type="float" office:value="4" calcext:value-type="float">
            <text:p>4</text:p>
          </table:table-cell>
          <table:table-cell table:style-name="ce114" table:formula="of:=[$'Issues to HEX'.$N$27]" office:value-type="float" office:value="3" calcext:value-type="float">
            <text:p>3</text:p>
          </table:table-cell>
          <table:table-cell/>
          <table:table-cell table:formula="of:=ABS([.B28]-[.B$2])" office:value-type="float" office:value="2" calcext:value-type="float">
            <text:p>2</text:p>
          </table:table-cell>
          <table:table-cell table:formula="of:=ABS([.C28]-[.C$2])" office:value-type="float" office:value="4" calcext:value-type="float">
            <text:p>4</text:p>
          </table:table-cell>
          <table:table-cell table:formula="of:=ABS([.D28]-[.D$2])" office:value-type="float" office:value="3" calcext:value-type="float">
            <text:p>3</text:p>
          </table:table-cell>
          <table:table-cell table:formula="of:=ABS([.E28]-[.E$2])" office:value-type="float" office:value="2" calcext:value-type="float">
            <text:p>2</text:p>
          </table:table-cell>
          <table:table-cell table:formula="of:=ABS([.F28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28]&gt;=3;0;IF([.H28]=2;1;IF([.H28]=1;2;IF([.H28]=0;4))))))" office:value-type="float" office:value="1" calcext:value-type="float">
            <text:p>1</text:p>
          </table:table-cell>
          <table:table-cell table:style-name="ce303" table:formula="of:=IF([.C$2]=8;2;IF([.C$2]=9;-1;IF([.I28]&gt;=3;0;IF([.I28]=2;1;IF([.I28]=1;2;IF([.I28]=0;4))))))" office:value-type="float" office:value="0" calcext:value-type="float">
            <text:p>0</text:p>
          </table:table-cell>
          <table:table-cell table:style-name="ce303" table:formula="of:=IF([.D$2]=8;2;IF([.D$2]=9;-1;IF([.J28]&gt;=3;0;IF([.J28]=2;1;IF([.J28]=1;2;IF([.J28]=0;4))))))" office:value-type="float" office:value="0" calcext:value-type="float">
            <text:p>0</text:p>
          </table:table-cell>
          <table:table-cell table:style-name="ce303" table:formula="of:=IF([.E$2]=8;2;IF([.E$2]=9;-1;IF([.K28]&gt;=3;0;IF([.K28]=2;1;IF([.K28]=1;2;IF([.K28]=0;4))))))" office:value-type="float" office:value="1" calcext:value-type="float">
            <text:p>1</text:p>
          </table:table-cell>
          <table:table-cell table:style-name="ce303" table:formula="of:=IF([.F$2]=8;2;IF([.F$2]=9;-1;IF([.L28]&gt;=3;0;IF([.L28]=2;1;IF([.L28]=1;2;IF([.L28]=0;4))))))" office:value-type="float" office:value="4" calcext:value-type="float">
            <text:p>4</text:p>
          </table:table-cell>
          <table:table-cell table:style-name="ce303" table:formula="of:=SUM([.N28:.R28])" office:value-type="float" office:value="6" calcext:value-type="float">
            <text:p>6</text:p>
          </table:table-cell>
          <table:table-cell table:style-name="ce303" table:formula="of:=FLOOR([.S28]/2)" office:value-type="float" office:value="3" calcext:value-type="float">
            <text:p>3</text:p>
          </table:table-cell>
          <table:table-cell table:formula="of:=IF([.T28]&lt;0;0;[.T28])" office:value-type="float" office:value="3" calcext:value-type="float">
            <text:p>3</text:p>
          </table:table-cell>
          <table:table-cell table:style-name="ce306" table:formula="of:=[.U28]/10" office:value-type="float" office:value="0.3" calcext:value-type="float">
            <text:p>0.3</text:p>
          </table:table-cell>
          <table:table-cell table:style-name="ce307"/>
          <table:table-cell/>
          <table:table-cell table:formula="of:=[.U28]*[.AH28]" office:value-type="float" office:value="12" calcext:value-type="float">
            <text:p>12</text:p>
          </table:table-cell>
          <table:table-cell table:style-name="ce306"/>
          <table:table-cell table:formula="of:=IF([.H28]=0;3;IF([.H28]=1;1;0))" office:value-type="float" office:value="0" calcext:value-type="float">
            <text:p>0</text:p>
          </table:table-cell>
          <table:table-cell table:formula="of:=IF([.I28]=0;3;IF([.I28]=1;1;0))" office:value-type="float" office:value="0" calcext:value-type="float">
            <text:p>0</text:p>
          </table:table-cell>
          <table:table-cell table:formula="of:=IF([.J28]=0;3;IF([.J28]=1;1;0))" office:value-type="float" office:value="0" calcext:value-type="float">
            <text:p>0</text:p>
          </table:table-cell>
          <table:table-cell table:formula="of:=IF([.K28]=0;3;IF([.K28]=1;1;0))" office:value-type="float" office:value="0" calcext:value-type="float">
            <text:p>0</text:p>
          </table:table-cell>
          <table:table-cell table:formula="of:=IF([.L28]=0;3;IF([.L28]=1;1;0))" office:value-type="float" office:value="3" calcext:value-type="float">
            <text:p>3</text:p>
          </table:table-cell>
          <table:table-cell/>
          <table:table-cell table:style-name="ce123" table:formula="of:=SUM([.AA28:.AE28])" office:value-type="float" office:value="3" calcext:value-type="float">
            <text:p>3</text:p>
          </table:table-cell>
          <table:table-cell table:formula="of:=[$'State Data Table'.$F$40]" office:value-type="float" office:value="4" calcext:value-type="float">
            <text:p>4</text:p>
          </table:table-cell>
          <table:table-cell table:formula="of:=[.AG28]*[.AH28]" office:value-type="float" office:value="12" calcext:value-type="float">
            <text:p>12</text:p>
          </table:table-cell>
          <table:table-cell table:style-name="ce310" table:formula="of:=[.AG28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28]/2)" office:value-type="float" office:value="2" calcext:value-type="float">
            <text:p>2</text:p>
          </table:table-cell>
          <table:table-cell table:formula="of:=FLOOR([.AO28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8]" office:value-type="string" office:string-value="NC" calcext:value-type="string">
            <text:p>NC</text:p>
          </table:table-cell>
          <table:table-cell table:style-name="ce114" table:formula="of:=[$'Issues to HEX'.$J$28]" office:value-type="float" office:value="6" calcext:value-type="float">
            <text:p>6</text:p>
          </table:table-cell>
          <table:table-cell table:style-name="ce114" table:formula="of:=[$'Issues to HEX'.$K$28]" office:value-type="float" office:value="4" calcext:value-type="float">
            <text:p>4</text:p>
          </table:table-cell>
          <table:table-cell table:style-name="ce114" table:formula="of:=[$'Issues to HEX'.$L$28]" office:value-type="float" office:value="1" calcext:value-type="float">
            <text:p>1</text:p>
          </table:table-cell>
          <table:table-cell table:style-name="ce114" table:formula="of:=[$'Issues to HEX'.$M$28]" office:value-type="float" office:value="6" calcext:value-type="float">
            <text:p>6</text:p>
          </table:table-cell>
          <table:table-cell table:style-name="ce114" table:formula="of:=[$'Issues to HEX'.$N$28]" office:value-type="float" office:value="2" calcext:value-type="float">
            <text:p>2</text:p>
          </table:table-cell>
          <table:table-cell/>
          <table:table-cell table:formula="of:=ABS([.B29]-[.B$2])" office:value-type="float" office:value="4" calcext:value-type="float">
            <text:p>4</text:p>
          </table:table-cell>
          <table:table-cell table:formula="of:=ABS([.C29]-[.C$2])" office:value-type="float" office:value="2" calcext:value-type="float">
            <text:p>2</text:p>
          </table:table-cell>
          <table:table-cell table:formula="of:=ABS([.D29]-[.D$2])" office:value-type="float" office:value="0" calcext:value-type="float">
            <text:p>0</text:p>
          </table:table-cell>
          <table:table-cell table:formula="of:=ABS([.E29]-[.E$2])" office:value-type="float" office:value="4" calcext:value-type="float">
            <text:p>4</text:p>
          </table:table-cell>
          <table:table-cell table:formula="of:=ABS([.F29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29]&gt;=3;0;IF([.H29]=2;1;IF([.H29]=1;2;IF([.H29]=0;4))))))" office:value-type="float" office:value="0" calcext:value-type="float">
            <text:p>0</text:p>
          </table:table-cell>
          <table:table-cell table:style-name="ce303" table:formula="of:=IF([.C$2]=8;2;IF([.C$2]=9;-1;IF([.I29]&gt;=3;0;IF([.I29]=2;1;IF([.I29]=1;2;IF([.I29]=0;4))))))" office:value-type="float" office:value="1" calcext:value-type="float">
            <text:p>1</text:p>
          </table:table-cell>
          <table:table-cell table:style-name="ce303" table:formula="of:=IF([.D$2]=8;2;IF([.D$2]=9;-1;IF([.J29]&gt;=3;0;IF([.J29]=2;1;IF([.J29]=1;2;IF([.J29]=0;4))))))" office:value-type="float" office:value="4" calcext:value-type="float">
            <text:p>4</text:p>
          </table:table-cell>
          <table:table-cell table:style-name="ce303" table:formula="of:=IF([.E$2]=8;2;IF([.E$2]=9;-1;IF([.K29]&gt;=3;0;IF([.K29]=2;1;IF([.K29]=1;2;IF([.K29]=0;4))))))" office:value-type="float" office:value="0" calcext:value-type="float">
            <text:p>0</text:p>
          </table:table-cell>
          <table:table-cell table:style-name="ce303" table:formula="of:=IF([.F$2]=8;2;IF([.F$2]=9;-1;IF([.L29]&gt;=3;0;IF([.L29]=2;1;IF([.L29]=1;2;IF([.L29]=0;4))))))" office:value-type="float" office:value="2" calcext:value-type="float">
            <text:p>2</text:p>
          </table:table-cell>
          <table:table-cell table:style-name="ce303" table:formula="of:=SUM([.N29:.R29])" office:value-type="float" office:value="7" calcext:value-type="float">
            <text:p>7</text:p>
          </table:table-cell>
          <table:table-cell table:style-name="ce303" table:formula="of:=FLOOR([.S29]/2)" office:value-type="float" office:value="3" calcext:value-type="float">
            <text:p>3</text:p>
          </table:table-cell>
          <table:table-cell table:formula="of:=IF([.T29]&lt;0;0;[.T29])" office:value-type="float" office:value="3" calcext:value-type="float">
            <text:p>3</text:p>
          </table:table-cell>
          <table:table-cell table:style-name="ce306" table:formula="of:=[.U29]/10" office:value-type="float" office:value="0.3" calcext:value-type="float">
            <text:p>0.3</text:p>
          </table:table-cell>
          <table:table-cell table:style-name="ce307"/>
          <table:table-cell/>
          <table:table-cell table:formula="of:=[.U29]*[.AH29]" office:value-type="float" office:value="48" calcext:value-type="float">
            <text:p>48</text:p>
          </table:table-cell>
          <table:table-cell table:style-name="ce306"/>
          <table:table-cell table:formula="of:=IF([.H29]=0;3;IF([.H29]=1;1;0))" office:value-type="float" office:value="0" calcext:value-type="float">
            <text:p>0</text:p>
          </table:table-cell>
          <table:table-cell table:formula="of:=IF([.I29]=0;3;IF([.I29]=1;1;0))" office:value-type="float" office:value="0" calcext:value-type="float">
            <text:p>0</text:p>
          </table:table-cell>
          <table:table-cell table:formula="of:=IF([.J29]=0;3;IF([.J29]=1;1;0))" office:value-type="float" office:value="3" calcext:value-type="float">
            <text:p>3</text:p>
          </table:table-cell>
          <table:table-cell table:formula="of:=IF([.K29]=0;3;IF([.K29]=1;1;0))" office:value-type="float" office:value="0" calcext:value-type="float">
            <text:p>0</text:p>
          </table:table-cell>
          <table:table-cell table:formula="of:=IF([.L29]=0;3;IF([.L29]=1;1;0))" office:value-type="float" office:value="1" calcext:value-type="float">
            <text:p>1</text:p>
          </table:table-cell>
          <table:table-cell/>
          <table:table-cell table:style-name="ce123" table:formula="of:=SUM([.AA29:.AE29])" office:value-type="float" office:value="4" calcext:value-type="float">
            <text:p>4</text:p>
          </table:table-cell>
          <table:table-cell table:formula="of:=[$'State Data Table'.$F$41]" office:value-type="float" office:value="16" calcext:value-type="float">
            <text:p>16</text:p>
          </table:table-cell>
          <table:table-cell table:formula="of:=[.AG29]*[.AH29]" office:value-type="float" office:value="64" calcext:value-type="float">
            <text:p>64</text:p>
          </table:table-cell>
          <table:table-cell table:style-name="ce310" table:formula="of:=[.AG29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LOOR([.AN29]/2)" office:value-type="float" office:value="0" calcext:value-type="float">
            <text:p>0</text:p>
          </table:table-cell>
          <table:table-cell table:formula="of:=FLOOR([.AO29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29]" office:value-type="string" office:string-value="SC" calcext:value-type="string">
            <text:p>SC</text:p>
          </table:table-cell>
          <table:table-cell table:style-name="ce114" table:formula="of:=[$'Issues to HEX'.$J$29]" office:value-type="float" office:value="6" calcext:value-type="float">
            <text:p>6</text:p>
          </table:table-cell>
          <table:table-cell table:style-name="ce114" table:formula="of:=[$'Issues to HEX'.$K$29]" office:value-type="float" office:value="5" calcext:value-type="float">
            <text:p>5</text:p>
          </table:table-cell>
          <table:table-cell table:style-name="ce114" table:formula="of:=[$'Issues to HEX'.$L$29]" office:value-type="float" office:value="3" calcext:value-type="float">
            <text:p>3</text:p>
          </table:table-cell>
          <table:table-cell table:style-name="ce114" table:formula="of:=[$'Issues to HEX'.$M$29]" office:value-type="float" office:value="5" calcext:value-type="float">
            <text:p>5</text:p>
          </table:table-cell>
          <table:table-cell table:style-name="ce114" table:formula="of:=[$'Issues to HEX'.$N$29]" office:value-type="float" office:value="3" calcext:value-type="float">
            <text:p>3</text:p>
          </table:table-cell>
          <table:table-cell/>
          <table:table-cell table:formula="of:=ABS([.B30]-[.B$2])" office:value-type="float" office:value="4" calcext:value-type="float">
            <text:p>4</text:p>
          </table:table-cell>
          <table:table-cell table:formula="of:=ABS([.C30]-[.C$2])" office:value-type="float" office:value="3" calcext:value-type="float">
            <text:p>3</text:p>
          </table:table-cell>
          <table:table-cell table:formula="of:=ABS([.D30]-[.D$2])" office:value-type="float" office:value="2" calcext:value-type="float">
            <text:p>2</text:p>
          </table:table-cell>
          <table:table-cell table:formula="of:=ABS([.E30]-[.E$2])" office:value-type="float" office:value="3" calcext:value-type="float">
            <text:p>3</text:p>
          </table:table-cell>
          <table:table-cell table:formula="of:=ABS([.F30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30]&gt;=3;0;IF([.H30]=2;1;IF([.H30]=1;2;IF([.H30]=0;4))))))" office:value-type="float" office:value="0" calcext:value-type="float">
            <text:p>0</text:p>
          </table:table-cell>
          <table:table-cell table:style-name="ce303" table:formula="of:=IF([.C$2]=8;2;IF([.C$2]=9;-1;IF([.I30]&gt;=3;0;IF([.I30]=2;1;IF([.I30]=1;2;IF([.I30]=0;4))))))" office:value-type="float" office:value="0" calcext:value-type="float">
            <text:p>0</text:p>
          </table:table-cell>
          <table:table-cell table:style-name="ce303" table:formula="of:=IF([.D$2]=8;2;IF([.D$2]=9;-1;IF([.J30]&gt;=3;0;IF([.J30]=2;1;IF([.J30]=1;2;IF([.J30]=0;4))))))" office:value-type="float" office:value="1" calcext:value-type="float">
            <text:p>1</text:p>
          </table:table-cell>
          <table:table-cell table:style-name="ce303" table:formula="of:=IF([.E$2]=8;2;IF([.E$2]=9;-1;IF([.K30]&gt;=3;0;IF([.K30]=2;1;IF([.K30]=1;2;IF([.K30]=0;4))))))" office:value-type="float" office:value="0" calcext:value-type="float">
            <text:p>0</text:p>
          </table:table-cell>
          <table:table-cell table:style-name="ce303" table:formula="of:=IF([.F$2]=8;2;IF([.F$2]=9;-1;IF([.L30]&gt;=3;0;IF([.L30]=2;1;IF([.L30]=1;2;IF([.L30]=0;4))))))" office:value-type="float" office:value="4" calcext:value-type="float">
            <text:p>4</text:p>
          </table:table-cell>
          <table:table-cell table:style-name="ce303" table:formula="of:=SUM([.N30:.R30])" office:value-type="float" office:value="5" calcext:value-type="float">
            <text:p>5</text:p>
          </table:table-cell>
          <table:table-cell table:style-name="ce303" table:formula="of:=FLOOR([.S30]/2)" office:value-type="float" office:value="2" calcext:value-type="float">
            <text:p>2</text:p>
          </table:table-cell>
          <table:table-cell table:formula="of:=IF([.T30]&lt;0;0;[.T30])" office:value-type="float" office:value="2" calcext:value-type="float">
            <text:p>2</text:p>
          </table:table-cell>
          <table:table-cell table:style-name="ce306" table:formula="of:=[.U30]/10" office:value-type="float" office:value="0.2" calcext:value-type="float">
            <text:p>0.2</text:p>
          </table:table-cell>
          <table:table-cell table:style-name="ce307"/>
          <table:table-cell/>
          <table:table-cell table:formula="of:=[.U30]*[.AH30]" office:value-type="float" office:value="18" calcext:value-type="float">
            <text:p>18</text:p>
          </table:table-cell>
          <table:table-cell table:style-name="ce306"/>
          <table:table-cell table:formula="of:=IF([.H30]=0;3;IF([.H30]=1;1;0))" office:value-type="float" office:value="0" calcext:value-type="float">
            <text:p>0</text:p>
          </table:table-cell>
          <table:table-cell table:formula="of:=IF([.I30]=0;3;IF([.I30]=1;1;0))" office:value-type="float" office:value="0" calcext:value-type="float">
            <text:p>0</text:p>
          </table:table-cell>
          <table:table-cell table:formula="of:=IF([.J30]=0;3;IF([.J30]=1;1;0))" office:value-type="float" office:value="0" calcext:value-type="float">
            <text:p>0</text:p>
          </table:table-cell>
          <table:table-cell table:formula="of:=IF([.K30]=0;3;IF([.K30]=1;1;0))" office:value-type="float" office:value="0" calcext:value-type="float">
            <text:p>0</text:p>
          </table:table-cell>
          <table:table-cell table:formula="of:=IF([.L30]=0;3;IF([.L30]=1;1;0))" office:value-type="float" office:value="3" calcext:value-type="float">
            <text:p>3</text:p>
          </table:table-cell>
          <table:table-cell/>
          <table:table-cell table:style-name="ce123" table:formula="of:=SUM([.AA30:.AE30])" office:value-type="float" office:value="3" calcext:value-type="float">
            <text:p>3</text:p>
          </table:table-cell>
          <table:table-cell table:formula="of:=[$'State Data Table'.$F$42]" office:value-type="float" office:value="9" calcext:value-type="float">
            <text:p>9</text:p>
          </table:table-cell>
          <table:table-cell table:formula="of:=[.AG30]*[.AH30]" office:value-type="float" office:value="27" calcext:value-type="float">
            <text:p>27</text:p>
          </table:table-cell>
          <table:table-cell table:style-name="ce310" table:formula="of:=[.AG30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30]/2)" office:value-type="float" office:value="1" calcext:value-type="float">
            <text:p>1</text:p>
          </table:table-cell>
          <table:table-cell table:formula="of:=FLOOR([.AO30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30]" office:value-type="string" office:string-value="GA" calcext:value-type="string">
            <text:p>GA</text:p>
          </table:table-cell>
          <table:table-cell table:style-name="ce114" table:formula="of:=[$'Issues to HEX'.$J$30]" office:value-type="float" office:value="6" calcext:value-type="float">
            <text:p>6</text:p>
          </table:table-cell>
          <table:table-cell table:style-name="ce114" table:formula="of:=[$'Issues to HEX'.$K$30]" office:value-type="float" office:value="4" calcext:value-type="float">
            <text:p>4</text:p>
          </table:table-cell>
          <table:table-cell table:style-name="ce114" table:formula="of:=[$'Issues to HEX'.$L$30]" office:value-type="float" office:value="4" calcext:value-type="float">
            <text:p>4</text:p>
          </table:table-cell>
          <table:table-cell table:style-name="ce114" table:formula="of:=[$'Issues to HEX'.$M$30]" office:value-type="float" office:value="5" calcext:value-type="float">
            <text:p>5</text:p>
          </table:table-cell>
          <table:table-cell table:style-name="ce114" table:formula="of:=[$'Issues to HEX'.$N$30]" office:value-type="float" office:value="3" calcext:value-type="float">
            <text:p>3</text:p>
          </table:table-cell>
          <table:table-cell/>
          <table:table-cell table:formula="of:=ABS([.B31]-[.B$2])" office:value-type="float" office:value="4" calcext:value-type="float">
            <text:p>4</text:p>
          </table:table-cell>
          <table:table-cell table:formula="of:=ABS([.C31]-[.C$2])" office:value-type="float" office:value="2" calcext:value-type="float">
            <text:p>2</text:p>
          </table:table-cell>
          <table:table-cell table:formula="of:=ABS([.D31]-[.D$2])" office:value-type="float" office:value="3" calcext:value-type="float">
            <text:p>3</text:p>
          </table:table-cell>
          <table:table-cell table:formula="of:=ABS([.E31]-[.E$2])" office:value-type="float" office:value="3" calcext:value-type="float">
            <text:p>3</text:p>
          </table:table-cell>
          <table:table-cell table:formula="of:=ABS([.F31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31]&gt;=3;0;IF([.H31]=2;1;IF([.H31]=1;2;IF([.H31]=0;4))))))" office:value-type="float" office:value="0" calcext:value-type="float">
            <text:p>0</text:p>
          </table:table-cell>
          <table:table-cell table:style-name="ce303" table:formula="of:=IF([.C$2]=8;2;IF([.C$2]=9;-1;IF([.I31]&gt;=3;0;IF([.I31]=2;1;IF([.I31]=1;2;IF([.I31]=0;4))))))" office:value-type="float" office:value="1" calcext:value-type="float">
            <text:p>1</text:p>
          </table:table-cell>
          <table:table-cell table:style-name="ce303" table:formula="of:=IF([.D$2]=8;2;IF([.D$2]=9;-1;IF([.J31]&gt;=3;0;IF([.J31]=2;1;IF([.J31]=1;2;IF([.J31]=0;4))))))" office:value-type="float" office:value="0" calcext:value-type="float">
            <text:p>0</text:p>
          </table:table-cell>
          <table:table-cell table:style-name="ce303" table:formula="of:=IF([.E$2]=8;2;IF([.E$2]=9;-1;IF([.K31]&gt;=3;0;IF([.K31]=2;1;IF([.K31]=1;2;IF([.K31]=0;4))))))" office:value-type="float" office:value="0" calcext:value-type="float">
            <text:p>0</text:p>
          </table:table-cell>
          <table:table-cell table:style-name="ce303" table:formula="of:=IF([.F$2]=8;2;IF([.F$2]=9;-1;IF([.L31]&gt;=3;0;IF([.L31]=2;1;IF([.L31]=1;2;IF([.L31]=0;4))))))" office:value-type="float" office:value="4" calcext:value-type="float">
            <text:p>4</text:p>
          </table:table-cell>
          <table:table-cell table:style-name="ce303" table:formula="of:=SUM([.N31:.R31])" office:value-type="float" office:value="5" calcext:value-type="float">
            <text:p>5</text:p>
          </table:table-cell>
          <table:table-cell table:style-name="ce303" table:formula="of:=FLOOR([.S31]/2)" office:value-type="float" office:value="2" calcext:value-type="float">
            <text:p>2</text:p>
          </table:table-cell>
          <table:table-cell table:formula="of:=IF([.T31]&lt;0;0;[.T31])" office:value-type="float" office:value="2" calcext:value-type="float">
            <text:p>2</text:p>
          </table:table-cell>
          <table:table-cell table:style-name="ce306" table:formula="of:=[.U31]/10" office:value-type="float" office:value="0.2" calcext:value-type="float">
            <text:p>0.2</text:p>
          </table:table-cell>
          <table:table-cell table:style-name="ce307"/>
          <table:table-cell/>
          <table:table-cell table:formula="of:=[.U31]*[.AH31]" office:value-type="float" office:value="32" calcext:value-type="float">
            <text:p>32</text:p>
          </table:table-cell>
          <table:table-cell table:style-name="ce306"/>
          <table:table-cell table:formula="of:=IF([.H31]=0;3;IF([.H31]=1;1;0))" office:value-type="float" office:value="0" calcext:value-type="float">
            <text:p>0</text:p>
          </table:table-cell>
          <table:table-cell table:formula="of:=IF([.I31]=0;3;IF([.I31]=1;1;0))" office:value-type="float" office:value="0" calcext:value-type="float">
            <text:p>0</text:p>
          </table:table-cell>
          <table:table-cell table:formula="of:=IF([.J31]=0;3;IF([.J31]=1;1;0))" office:value-type="float" office:value="0" calcext:value-type="float">
            <text:p>0</text:p>
          </table:table-cell>
          <table:table-cell table:formula="of:=IF([.K31]=0;3;IF([.K31]=1;1;0))" office:value-type="float" office:value="0" calcext:value-type="float">
            <text:p>0</text:p>
          </table:table-cell>
          <table:table-cell table:formula="of:=IF([.L31]=0;3;IF([.L31]=1;1;0))" office:value-type="float" office:value="3" calcext:value-type="float">
            <text:p>3</text:p>
          </table:table-cell>
          <table:table-cell/>
          <table:table-cell table:style-name="ce123" table:formula="of:=SUM([.AA31:.AE31])" office:value-type="float" office:value="3" calcext:value-type="float">
            <text:p>3</text:p>
          </table:table-cell>
          <table:table-cell table:formula="of:=[$'State Data Table'.$F$43]" office:value-type="float" office:value="16" calcext:value-type="float">
            <text:p>16</text:p>
          </table:table-cell>
          <table:table-cell table:formula="of:=[.AG31]*[.AH31]" office:value-type="float" office:value="48" calcext:value-type="float">
            <text:p>48</text:p>
          </table:table-cell>
          <table:table-cell table:style-name="ce310" table:formula="of:=[.AG31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AN31]/2)" office:value-type="float" office:value="1" calcext:value-type="float">
            <text:p>1</text:p>
          </table:table-cell>
          <table:table-cell table:formula="of:=FLOOR([.AO31]/2)" office:value-type="float" office:value="1" calcext:value-type="float">
            <text:p>1</text:p>
          </table:table-cell>
        </table:table-row>
        <table:table-row table:style-name="ro1">
          <table:table-cell table:style-name="ce300" table:formula="of:=[$'Issues to HEX'.$I$31]" office:value-type="string" office:string-value="FL" calcext:value-type="string">
            <text:p>FL</text:p>
          </table:table-cell>
          <table:table-cell table:style-name="ce302" table:formula="of:=[$'Issues to HEX'.$J$31]" office:value-type="float" office:value="6" calcext:value-type="float">
            <text:p>6</text:p>
          </table:table-cell>
          <table:table-cell table:style-name="ce302" table:formula="of:=[$'Issues to HEX'.$K$31]" office:value-type="float" office:value="4" calcext:value-type="float">
            <text:p>4</text:p>
          </table:table-cell>
          <table:table-cell table:style-name="ce302" table:formula="of:=[$'Issues to HEX'.$L$31]" office:value-type="float" office:value="1" calcext:value-type="float">
            <text:p>1</text:p>
          </table:table-cell>
          <table:table-cell table:style-name="ce302" table:formula="of:=[$'Issues to HEX'.$M$31]" office:value-type="float" office:value="6" calcext:value-type="float">
            <text:p>6</text:p>
          </table:table-cell>
          <table:table-cell table:style-name="ce302" table:formula="of:=[$'Issues to HEX'.$N$31]" office:value-type="float" office:value="5" calcext:value-type="float">
            <text:p>5</text:p>
          </table:table-cell>
          <table:table-cell table:style-name="ce304"/>
          <table:table-cell table:style-name="ce304" table:formula="of:=ABS([.B32]-[.B$2])" office:value-type="float" office:value="4" calcext:value-type="float">
            <text:p>4</text:p>
          </table:table-cell>
          <table:table-cell table:style-name="ce304" table:formula="of:=ABS([.C32]-[.C$2])" office:value-type="float" office:value="2" calcext:value-type="float">
            <text:p>2</text:p>
          </table:table-cell>
          <table:table-cell table:style-name="ce304" table:formula="of:=ABS([.D32]-[.D$2])" office:value-type="float" office:value="0" calcext:value-type="float">
            <text:p>0</text:p>
          </table:table-cell>
          <table:table-cell table:style-name="ce304" table:formula="of:=ABS([.E32]-[.E$2])" office:value-type="float" office:value="4" calcext:value-type="float">
            <text:p>4</text:p>
          </table:table-cell>
          <table:table-cell table:style-name="ce304" table:formula="of:=ABS([.F32]-[.F$2])" office:value-type="float" office:value="2" calcext:value-type="float">
            <text:p>2</text:p>
          </table:table-cell>
          <table:table-cell table:style-name="ce304"/>
          <table:table-cell table:style-name="ce303" table:formula="of:=IF([.B$2]=8;2;IF([.B$2]=9;-1;IF([.H32]&gt;=3;0;IF([.H32]=2;1;IF([.H32]=1;2;IF([.H32]=0;4))))))" office:value-type="float" office:value="0" calcext:value-type="float">
            <text:p>0</text:p>
          </table:table-cell>
          <table:table-cell table:style-name="ce303" table:formula="of:=IF([.C$2]=8;2;IF([.C$2]=9;-1;IF([.I32]&gt;=3;0;IF([.I32]=2;1;IF([.I32]=1;2;IF([.I32]=0;4))))))" office:value-type="float" office:value="1" calcext:value-type="float">
            <text:p>1</text:p>
          </table:table-cell>
          <table:table-cell table:style-name="ce303" table:formula="of:=IF([.D$2]=8;2;IF([.D$2]=9;-1;IF([.J32]&gt;=3;0;IF([.J32]=2;1;IF([.J32]=1;2;IF([.J32]=0;4))))))" office:value-type="float" office:value="4" calcext:value-type="float">
            <text:p>4</text:p>
          </table:table-cell>
          <table:table-cell table:style-name="ce303" table:formula="of:=IF([.E$2]=8;2;IF([.E$2]=9;-1;IF([.K32]&gt;=3;0;IF([.K32]=2;1;IF([.K32]=1;2;IF([.K32]=0;4))))))" office:value-type="float" office:value="0" calcext:value-type="float">
            <text:p>0</text:p>
          </table:table-cell>
          <table:table-cell table:style-name="ce303" table:formula="of:=IF([.F$2]=8;2;IF([.F$2]=9;-1;IF([.L32]&gt;=3;0;IF([.L32]=2;1;IF([.L32]=1;2;IF([.L32]=0;4))))))" office:value-type="float" office:value="1" calcext:value-type="float">
            <text:p>1</text:p>
          </table:table-cell>
          <table:table-cell table:style-name="ce303" table:formula="of:=SUM([.N32:.R32])" office:value-type="float" office:value="6" calcext:value-type="float">
            <text:p>6</text:p>
          </table:table-cell>
          <table:table-cell table:style-name="ce303" table:formula="of:=FLOOR([.S32]/2)" office:value-type="float" office:value="3" calcext:value-type="float">
            <text:p>3</text:p>
          </table:table-cell>
          <table:table-cell table:formula="of:=IF([.T32]&lt;0;0;[.T32])" office:value-type="float" office:value="3" calcext:value-type="float">
            <text:p>3</text:p>
          </table:table-cell>
          <table:table-cell table:style-name="ce306" table:formula="of:=[.U32]/10" office:value-type="float" office:value="0.3" calcext:value-type="float">
            <text:p>0.3</text:p>
          </table:table-cell>
          <table:table-cell table:style-name="ce307" table:formula="of:=AVERAGE([.V24:.V32])" office:value-type="float" office:value="0.355555555555556" calcext:value-type="float">
            <text:p>0.355555555555556</text:p>
          </table:table-cell>
          <table:table-cell office:value-type="float" office:value="5" calcext:value-type="float">
            <text:p>5</text:p>
          </table:table-cell>
          <table:table-cell table:formula="of:=[.U32]*[.AH32]" office:value-type="float" office:value="90" calcext:value-type="float">
            <text:p>90</text:p>
          </table:table-cell>
          <table:table-cell table:style-name="ce306"/>
          <table:table-cell table:style-name="ce304" table:formula="of:=IF([.H32]=0;3;IF([.H32]=1;1;0))" office:value-type="float" office:value="0" calcext:value-type="float">
            <text:p>0</text:p>
          </table:table-cell>
          <table:table-cell table:style-name="ce304" table:formula="of:=IF([.I32]=0;3;IF([.I32]=1;1;0))" office:value-type="float" office:value="0" calcext:value-type="float">
            <text:p>0</text:p>
          </table:table-cell>
          <table:table-cell table:style-name="ce304" table:formula="of:=IF([.J32]=0;3;IF([.J32]=1;1;0))" office:value-type="float" office:value="3" calcext:value-type="float">
            <text:p>3</text:p>
          </table:table-cell>
          <table:table-cell table:style-name="ce304" table:formula="of:=IF([.K32]=0;3;IF([.K32]=1;1;0))" office:value-type="float" office:value="0" calcext:value-type="float">
            <text:p>0</text:p>
          </table:table-cell>
          <table:table-cell table:style-name="ce304" table:formula="of:=IF([.L32]=0;3;IF([.L32]=1;1;0))" office:value-type="float" office:value="0" calcext:value-type="float">
            <text:p>0</text:p>
          </table:table-cell>
          <table:table-cell table:style-name="ce304"/>
          <table:table-cell table:style-name="ce309" table:formula="of:=SUM([.AA32:.AE32])" office:value-type="float" office:value="3" calcext:value-type="float">
            <text:p>3</text:p>
          </table:table-cell>
          <table:table-cell table:formula="of:=[$'State Data Table'.$F$44]" office:value-type="float" office:value="30" calcext:value-type="float">
            <text:p>30</text:p>
          </table:table-cell>
          <table:table-cell table:formula="of:=[.AG32]*[.AH32]" office:value-type="float" office:value="90" calcext:value-type="float">
            <text:p>90</text:p>
          </table:table-cell>
          <table:table-cell table:style-name="ce310" table:formula="of:=[.AG32]/15" office:value-type="float" office:value="0.2" calcext:value-type="float">
            <text:p>0.2</text:p>
          </table:table-cell>
          <table:table-cell table:style-name="ce311" table:formula="of:=AVERAGE([.AJ24:.AJ32])" office:value-type="float" office:value="0.274074074074074" calcext:value-type="float">
            <text:p>0.2740740740740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FLOOR([.AN32]/2)" office:value-type="float" office:value="1" calcext:value-type="float">
            <text:p>1</text:p>
          </table:table-cell>
          <table:table-cell table:formula="of:=FLOOR([.AO32]/2)" office:value-type="float" office:value="2" calcext:value-type="float">
            <text:p>2</text:p>
          </table:table-cell>
        </table:table-row>
        <table:table-row table:style-name="ro1">
          <table:table-cell table:style-name="ce298" table:formula="of:=[$'Issues to HEX'.$I$32]" office:value-type="string" office:string-value="KY" calcext:value-type="string">
            <text:p>KY</text:p>
          </table:table-cell>
          <table:table-cell table:style-name="ce301" table:formula="of:=[$'Issues to HEX'.$J$32]" office:value-type="float" office:value="4" calcext:value-type="float">
            <text:p>4</text:p>
          </table:table-cell>
          <table:table-cell table:style-name="ce301" table:formula="of:=[$'Issues to HEX'.$K$32]" office:value-type="float" office:value="6" calcext:value-type="float">
            <text:p>6</text:p>
          </table:table-cell>
          <table:table-cell table:style-name="ce301" table:formula="of:=[$'Issues to HEX'.$L$32]" office:value-type="float" office:value="6" calcext:value-type="float">
            <text:p>6</text:p>
          </table:table-cell>
          <table:table-cell table:style-name="ce301" table:formula="of:=[$'Issues to HEX'.$M$32]" office:value-type="float" office:value="4" calcext:value-type="float">
            <text:p>4</text:p>
          </table:table-cell>
          <table:table-cell table:style-name="ce301" table:formula="of:=[$'Issues to HEX'.$N$32]" office:value-type="float" office:value="5" calcext:value-type="float">
            <text:p>5</text:p>
          </table:table-cell>
          <table:table-cell table:style-name="ce303"/>
          <table:table-cell table:style-name="ce303" table:formula="of:=ABS([.B33]-[.B$2])" office:value-type="float" office:value="2" calcext:value-type="float">
            <text:p>2</text:p>
          </table:table-cell>
          <table:table-cell table:style-name="ce303" table:formula="of:=ABS([.C33]-[.C$2])" office:value-type="float" office:value="4" calcext:value-type="float">
            <text:p>4</text:p>
          </table:table-cell>
          <table:table-cell table:style-name="ce303" table:formula="of:=ABS([.D33]-[.D$2])" office:value-type="float" office:value="5" calcext:value-type="float">
            <text:p>5</text:p>
          </table:table-cell>
          <table:table-cell table:style-name="ce303" table:formula="of:=ABS([.E33]-[.E$2])" office:value-type="float" office:value="2" calcext:value-type="float">
            <text:p>2</text:p>
          </table:table-cell>
          <table:table-cell table:style-name="ce303" table:formula="of:=ABS([.F33]-[.F$2])" office:value-type="float" office:value="2" calcext:value-type="float">
            <text:p>2</text:p>
          </table:table-cell>
          <table:table-cell table:style-name="ce303"/>
          <table:table-cell table:style-name="ce303" table:formula="of:=IF([.B$2]=8;2;IF([.B$2]=9;-1;IF([.H33]&gt;=3;0;IF([.H33]=2;1;IF([.H33]=1;2;IF([.H33]=0;4))))))" office:value-type="float" office:value="1" calcext:value-type="float">
            <text:p>1</text:p>
          </table:table-cell>
          <table:table-cell table:style-name="ce303" table:formula="of:=IF([.C$2]=8;2;IF([.C$2]=9;-1;IF([.I33]&gt;=3;0;IF([.I33]=2;1;IF([.I33]=1;2;IF([.I33]=0;4))))))" office:value-type="float" office:value="0" calcext:value-type="float">
            <text:p>0</text:p>
          </table:table-cell>
          <table:table-cell table:style-name="ce303" table:formula="of:=IF([.D$2]=8;2;IF([.D$2]=9;-1;IF([.J33]&gt;=3;0;IF([.J33]=2;1;IF([.J33]=1;2;IF([.J33]=0;4))))))" office:value-type="float" office:value="0" calcext:value-type="float">
            <text:p>0</text:p>
          </table:table-cell>
          <table:table-cell table:style-name="ce303" table:formula="of:=IF([.E$2]=8;2;IF([.E$2]=9;-1;IF([.K33]&gt;=3;0;IF([.K33]=2;1;IF([.K33]=1;2;IF([.K33]=0;4))))))" office:value-type="float" office:value="1" calcext:value-type="float">
            <text:p>1</text:p>
          </table:table-cell>
          <table:table-cell table:style-name="ce303" table:formula="of:=IF([.F$2]=8;2;IF([.F$2]=9;-1;IF([.L33]&gt;=3;0;IF([.L33]=2;1;IF([.L33]=1;2;IF([.L33]=0;4))))))" office:value-type="float" office:value="1" calcext:value-type="float">
            <text:p>1</text:p>
          </table:table-cell>
          <table:table-cell table:style-name="ce303" table:formula="of:=SUM([.N33:.R33])" office:value-type="float" office:value="3" calcext:value-type="float">
            <text:p>3</text:p>
          </table:table-cell>
          <table:table-cell table:style-name="ce303" table:formula="of:=FLOOR([.S33]/2)" office:value-type="float" office:value="1" calcext:value-type="float">
            <text:p>1</text:p>
          </table:table-cell>
          <table:table-cell table:formula="of:=IF([.T33]&lt;0;0;[.T33])" office:value-type="float" office:value="1" calcext:value-type="float">
            <text:p>1</text:p>
          </table:table-cell>
          <table:table-cell table:style-name="ce306" table:formula="of:=[.U33]/10" office:value-type="float" office:value="0.1" calcext:value-type="float">
            <text:p>0.1</text:p>
          </table:table-cell>
          <table:table-cell table:style-name="ce307"/>
          <table:table-cell/>
          <table:table-cell table:formula="of:=[.U33]*[.AH33]" office:value-type="float" office:value="8" calcext:value-type="float">
            <text:p>8</text:p>
          </table:table-cell>
          <table:table-cell table:style-name="ce306"/>
          <table:table-cell table:style-name="ce303" table:formula="of:=IF([.H33]=0;3;IF([.H33]=1;1;0))" office:value-type="float" office:value="0" calcext:value-type="float">
            <text:p>0</text:p>
          </table:table-cell>
          <table:table-cell table:style-name="ce303" table:formula="of:=IF([.I33]=0;3;IF([.I33]=1;1;0))" office:value-type="float" office:value="0" calcext:value-type="float">
            <text:p>0</text:p>
          </table:table-cell>
          <table:table-cell table:style-name="ce303" table:formula="of:=IF([.J33]=0;3;IF([.J33]=1;1;0))" office:value-type="float" office:value="0" calcext:value-type="float">
            <text:p>0</text:p>
          </table:table-cell>
          <table:table-cell table:style-name="ce303" table:formula="of:=IF([.K33]=0;3;IF([.K33]=1;1;0))" office:value-type="float" office:value="0" calcext:value-type="float">
            <text:p>0</text:p>
          </table:table-cell>
          <table:table-cell table:style-name="ce303" table:formula="of:=IF([.L33]=0;3;IF([.L33]=1;1;0))" office:value-type="float" office:value="0" calcext:value-type="float">
            <text:p>0</text:p>
          </table:table-cell>
          <table:table-cell table:style-name="ce303"/>
          <table:table-cell table:style-name="ce308" table:formula="of:=SUM([.AA33:.AE33])" office:value-type="float" office:value="0" calcext:value-type="float">
            <text:p>0</text:p>
          </table:table-cell>
          <table:table-cell table:formula="of:=[$'State Data Table'.$F$45]" office:value-type="float" office:value="8" calcext:value-type="float">
            <text:p>8</text:p>
          </table:table-cell>
          <table:table-cell table:formula="of:=[.AG33]*[.AH33]" office:value-type="float" office:value="0" calcext:value-type="float">
            <text:p>0</text:p>
          </table:table-cell>
          <table:table-cell table:style-name="ce310" table:formula="of:=[.AG33]/15" office:value-type="float" office:value="0" calcext:value-type="float">
            <text:p>0</text:p>
          </table:table-cell>
          <table:table-cell table:style-name="ce311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FLOOR([.AN33]/2)" office:value-type="float" office:value="3" calcext:value-type="float">
            <text:p>3</text:p>
          </table:table-cell>
          <table:table-cell table:formula="of:=FLOOR([.AO33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33]" office:value-type="string" office:string-value="TN" calcext:value-type="string">
            <text:p>TN</text:p>
          </table:table-cell>
          <table:table-cell table:style-name="ce114" table:formula="of:=[$'Issues to HEX'.$J$33]" office:value-type="float" office:value="5" calcext:value-type="float">
            <text:p>5</text:p>
          </table:table-cell>
          <table:table-cell table:style-name="ce114" table:formula="of:=[$'Issues to HEX'.$K$33]" office:value-type="float" office:value="6" calcext:value-type="float">
            <text:p>6</text:p>
          </table:table-cell>
          <table:table-cell table:style-name="ce114" table:formula="of:=[$'Issues to HEX'.$L$33]" office:value-type="float" office:value="3" calcext:value-type="float">
            <text:p>3</text:p>
          </table:table-cell>
          <table:table-cell table:style-name="ce114" table:formula="of:=[$'Issues to HEX'.$M$33]" office:value-type="float" office:value="6" calcext:value-type="float">
            <text:p>6</text:p>
          </table:table-cell>
          <table:table-cell table:style-name="ce114" table:formula="of:=[$'Issues to HEX'.$N$33]" office:value-type="float" office:value="3" calcext:value-type="float">
            <text:p>3</text:p>
          </table:table-cell>
          <table:table-cell/>
          <table:table-cell table:formula="of:=ABS([.B34]-[.B$2])" office:value-type="float" office:value="3" calcext:value-type="float">
            <text:p>3</text:p>
          </table:table-cell>
          <table:table-cell table:formula="of:=ABS([.C34]-[.C$2])" office:value-type="float" office:value="4" calcext:value-type="float">
            <text:p>4</text:p>
          </table:table-cell>
          <table:table-cell table:formula="of:=ABS([.D34]-[.D$2])" office:value-type="float" office:value="2" calcext:value-type="float">
            <text:p>2</text:p>
          </table:table-cell>
          <table:table-cell table:formula="of:=ABS([.E34]-[.E$2])" office:value-type="float" office:value="4" calcext:value-type="float">
            <text:p>4</text:p>
          </table:table-cell>
          <table:table-cell table:formula="of:=ABS([.F34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34]&gt;=3;0;IF([.H34]=2;1;IF([.H34]=1;2;IF([.H34]=0;4))))))" office:value-type="float" office:value="0" calcext:value-type="float">
            <text:p>0</text:p>
          </table:table-cell>
          <table:table-cell table:style-name="ce303" table:formula="of:=IF([.C$2]=8;2;IF([.C$2]=9;-1;IF([.I34]&gt;=3;0;IF([.I34]=2;1;IF([.I34]=1;2;IF([.I34]=0;4))))))" office:value-type="float" office:value="0" calcext:value-type="float">
            <text:p>0</text:p>
          </table:table-cell>
          <table:table-cell table:style-name="ce303" table:formula="of:=IF([.D$2]=8;2;IF([.D$2]=9;-1;IF([.J34]&gt;=3;0;IF([.J34]=2;1;IF([.J34]=1;2;IF([.J34]=0;4))))))" office:value-type="float" office:value="1" calcext:value-type="float">
            <text:p>1</text:p>
          </table:table-cell>
          <table:table-cell table:style-name="ce303" table:formula="of:=IF([.E$2]=8;2;IF([.E$2]=9;-1;IF([.K34]&gt;=3;0;IF([.K34]=2;1;IF([.K34]=1;2;IF([.K34]=0;4))))))" office:value-type="float" office:value="0" calcext:value-type="float">
            <text:p>0</text:p>
          </table:table-cell>
          <table:table-cell table:style-name="ce303" table:formula="of:=IF([.F$2]=8;2;IF([.F$2]=9;-1;IF([.L34]&gt;=3;0;IF([.L34]=2;1;IF([.L34]=1;2;IF([.L34]=0;4))))))" office:value-type="float" office:value="4" calcext:value-type="float">
            <text:p>4</text:p>
          </table:table-cell>
          <table:table-cell table:style-name="ce303" table:formula="of:=SUM([.N34:.R34])" office:value-type="float" office:value="5" calcext:value-type="float">
            <text:p>5</text:p>
          </table:table-cell>
          <table:table-cell table:style-name="ce303" table:formula="of:=FLOOR([.S34]/2)" office:value-type="float" office:value="2" calcext:value-type="float">
            <text:p>2</text:p>
          </table:table-cell>
          <table:table-cell table:formula="of:=IF([.T34]&lt;0;0;[.T34])" office:value-type="float" office:value="2" calcext:value-type="float">
            <text:p>2</text:p>
          </table:table-cell>
          <table:table-cell table:style-name="ce306" table:formula="of:=[.U34]/10" office:value-type="float" office:value="0.2" calcext:value-type="float">
            <text:p>0.2</text:p>
          </table:table-cell>
          <table:table-cell table:style-name="ce307"/>
          <table:table-cell/>
          <table:table-cell table:formula="of:=[.U34]*[.AH34]" office:value-type="float" office:value="22" calcext:value-type="float">
            <text:p>22</text:p>
          </table:table-cell>
          <table:table-cell table:style-name="ce306"/>
          <table:table-cell table:formula="of:=IF([.H34]=0;3;IF([.H34]=1;1;0))" office:value-type="float" office:value="0" calcext:value-type="float">
            <text:p>0</text:p>
          </table:table-cell>
          <table:table-cell table:formula="of:=IF([.I34]=0;3;IF([.I34]=1;1;0))" office:value-type="float" office:value="0" calcext:value-type="float">
            <text:p>0</text:p>
          </table:table-cell>
          <table:table-cell table:formula="of:=IF([.J34]=0;3;IF([.J34]=1;1;0))" office:value-type="float" office:value="0" calcext:value-type="float">
            <text:p>0</text:p>
          </table:table-cell>
          <table:table-cell table:formula="of:=IF([.K34]=0;3;IF([.K34]=1;1;0))" office:value-type="float" office:value="0" calcext:value-type="float">
            <text:p>0</text:p>
          </table:table-cell>
          <table:table-cell table:formula="of:=IF([.L34]=0;3;IF([.L34]=1;1;0))" office:value-type="float" office:value="3" calcext:value-type="float">
            <text:p>3</text:p>
          </table:table-cell>
          <table:table-cell/>
          <table:table-cell table:style-name="ce123" table:formula="of:=SUM([.AA34:.AE34])" office:value-type="float" office:value="3" calcext:value-type="float">
            <text:p>3</text:p>
          </table:table-cell>
          <table:table-cell table:formula="of:=[$'State Data Table'.$F$46]" office:value-type="float" office:value="11" calcext:value-type="float">
            <text:p>11</text:p>
          </table:table-cell>
          <table:table-cell table:formula="of:=[.AG34]*[.AH34]" office:value-type="float" office:value="33" calcext:value-type="float">
            <text:p>33</text:p>
          </table:table-cell>
          <table:table-cell table:style-name="ce310" table:formula="of:=[.AG34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AN34]/2)" office:value-type="float" office:value="1" calcext:value-type="float">
            <text:p>1</text:p>
          </table:table-cell>
          <table:table-cell table:formula="of:=FLOOR([.AO34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34]" office:value-type="string" office:string-value="AL" calcext:value-type="string">
            <text:p>AL</text:p>
          </table:table-cell>
          <table:table-cell table:style-name="ce114" table:formula="of:=[$'Issues to HEX'.$J$34]" office:value-type="float" office:value="6" calcext:value-type="float">
            <text:p>6</text:p>
          </table:table-cell>
          <table:table-cell table:style-name="ce114" table:formula="of:=[$'Issues to HEX'.$K$34]" office:value-type="float" office:value="6" calcext:value-type="float">
            <text:p>6</text:p>
          </table:table-cell>
          <table:table-cell table:style-name="ce114" table:formula="of:=[$'Issues to HEX'.$L$34]" office:value-type="float" office:value="5" calcext:value-type="float">
            <text:p>5</text:p>
          </table:table-cell>
          <table:table-cell table:style-name="ce114" table:formula="of:=[$'Issues to HEX'.$M$34]" office:value-type="float" office:value="6" calcext:value-type="float">
            <text:p>6</text:p>
          </table:table-cell>
          <table:table-cell table:style-name="ce114" table:formula="of:=[$'Issues to HEX'.$N$34]" office:value-type="float" office:value="6" calcext:value-type="float">
            <text:p>6</text:p>
          </table:table-cell>
          <table:table-cell/>
          <table:table-cell table:formula="of:=ABS([.B35]-[.B$2])" office:value-type="float" office:value="4" calcext:value-type="float">
            <text:p>4</text:p>
          </table:table-cell>
          <table:table-cell table:formula="of:=ABS([.C35]-[.C$2])" office:value-type="float" office:value="4" calcext:value-type="float">
            <text:p>4</text:p>
          </table:table-cell>
          <table:table-cell table:formula="of:=ABS([.D35]-[.D$2])" office:value-type="float" office:value="4" calcext:value-type="float">
            <text:p>4</text:p>
          </table:table-cell>
          <table:table-cell table:formula="of:=ABS([.E35]-[.E$2])" office:value-type="float" office:value="4" calcext:value-type="float">
            <text:p>4</text:p>
          </table:table-cell>
          <table:table-cell table:formula="of:=ABS([.F35]-[.F$2])" office:value-type="float" office:value="3" calcext:value-type="float">
            <text:p>3</text:p>
          </table:table-cell>
          <table:table-cell/>
          <table:table-cell table:style-name="ce303" table:formula="of:=IF([.B$2]=8;2;IF([.B$2]=9;-1;IF([.H35]&gt;=3;0;IF([.H35]=2;1;IF([.H35]=1;2;IF([.H35]=0;4))))))" office:value-type="float" office:value="0" calcext:value-type="float">
            <text:p>0</text:p>
          </table:table-cell>
          <table:table-cell table:style-name="ce303" table:formula="of:=IF([.C$2]=8;2;IF([.C$2]=9;-1;IF([.I35]&gt;=3;0;IF([.I35]=2;1;IF([.I35]=1;2;IF([.I35]=0;4))))))" office:value-type="float" office:value="0" calcext:value-type="float">
            <text:p>0</text:p>
          </table:table-cell>
          <table:table-cell table:style-name="ce303" table:formula="of:=IF([.D$2]=8;2;IF([.D$2]=9;-1;IF([.J35]&gt;=3;0;IF([.J35]=2;1;IF([.J35]=1;2;IF([.J35]=0;4))))))" office:value-type="float" office:value="0" calcext:value-type="float">
            <text:p>0</text:p>
          </table:table-cell>
          <table:table-cell table:style-name="ce303" table:formula="of:=IF([.E$2]=8;2;IF([.E$2]=9;-1;IF([.K35]&gt;=3;0;IF([.K35]=2;1;IF([.K35]=1;2;IF([.K35]=0;4))))))" office:value-type="float" office:value="0" calcext:value-type="float">
            <text:p>0</text:p>
          </table:table-cell>
          <table:table-cell table:style-name="ce303" table:formula="of:=IF([.F$2]=8;2;IF([.F$2]=9;-1;IF([.L35]&gt;=3;0;IF([.L35]=2;1;IF([.L35]=1;2;IF([.L35]=0;4))))))" office:value-type="float" office:value="0" calcext:value-type="float">
            <text:p>0</text:p>
          </table:table-cell>
          <table:table-cell table:style-name="ce303" table:formula="of:=SUM([.N35:.R35])" office:value-type="float" office:value="0" calcext:value-type="float">
            <text:p>0</text:p>
          </table:table-cell>
          <table:table-cell table:style-name="ce303" table:formula="of:=FLOOR([.S35]/2)" office:value-type="float" office:value="0" calcext:value-type="float">
            <text:p>0</text:p>
          </table:table-cell>
          <table:table-cell table:formula="of:=IF([.T35]&lt;0;0;[.T35])" office:value-type="float" office:value="0" calcext:value-type="float">
            <text:p>0</text:p>
          </table:table-cell>
          <table:table-cell table:style-name="ce306" table:formula="of:=[.U35]/10" office:value-type="float" office:value="0" calcext:value-type="float">
            <text:p>0</text:p>
          </table:table-cell>
          <table:table-cell table:style-name="ce307"/>
          <table:table-cell/>
          <table:table-cell table:formula="of:=[.U35]*[.AH35]" office:value-type="float" office:value="0" calcext:value-type="float">
            <text:p>0</text:p>
          </table:table-cell>
          <table:table-cell table:style-name="ce306"/>
          <table:table-cell table:formula="of:=IF([.H35]=0;3;IF([.H35]=1;1;0))" office:value-type="float" office:value="0" calcext:value-type="float">
            <text:p>0</text:p>
          </table:table-cell>
          <table:table-cell table:formula="of:=IF([.I35]=0;3;IF([.I35]=1;1;0))" office:value-type="float" office:value="0" calcext:value-type="float">
            <text:p>0</text:p>
          </table:table-cell>
          <table:table-cell table:formula="of:=IF([.J35]=0;3;IF([.J35]=1;1;0))" office:value-type="float" office:value="0" calcext:value-type="float">
            <text:p>0</text:p>
          </table:table-cell>
          <table:table-cell table:formula="of:=IF([.K35]=0;3;IF([.K35]=1;1;0))" office:value-type="float" office:value="0" calcext:value-type="float">
            <text:p>0</text:p>
          </table:table-cell>
          <table:table-cell table:formula="of:=IF([.L35]=0;3;IF([.L35]=1;1;0))" office:value-type="float" office:value="0" calcext:value-type="float">
            <text:p>0</text:p>
          </table:table-cell>
          <table:table-cell/>
          <table:table-cell table:style-name="ce123" table:formula="of:=SUM([.AA35:.AE35])" office:value-type="float" office:value="0" calcext:value-type="float">
            <text:p>0</text:p>
          </table:table-cell>
          <table:table-cell table:formula="of:=[$'State Data Table'.$F$47]" office:value-type="float" office:value="9" calcext:value-type="float">
            <text:p>9</text:p>
          </table:table-cell>
          <table:table-cell table:formula="of:=[.AG35]*[.AH35]" office:value-type="float" office:value="0" calcext:value-type="float">
            <text:p>0</text:p>
          </table:table-cell>
          <table:table-cell table:style-name="ce310" table:formula="of:=[.AG35]/15" office:value-type="float" office:value="0" calcext:value-type="float">
            <text:p>0</text:p>
          </table:table-cell>
          <table:table-cell table:style-name="ce311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LOOR([.AN35]/2)" office:value-type="float" office:value="1" calcext:value-type="float">
            <text:p>1</text:p>
          </table:table-cell>
          <table:table-cell table:formula="of:=FLOOR([.AO35]/2)" office:value-type="float" office:value="3" calcext:value-type="float">
            <text:p>3</text:p>
          </table:table-cell>
        </table:table-row>
        <table:table-row table:style-name="ro1">
          <table:table-cell table:style-name="ce300" table:formula="of:=[$'Issues to HEX'.$I$35]" office:value-type="string" office:string-value="MS" calcext:value-type="string">
            <text:p>MS</text:p>
          </table:table-cell>
          <table:table-cell table:style-name="ce302" table:formula="of:=[$'Issues to HEX'.$J$35]" office:value-type="float" office:value="6" calcext:value-type="float">
            <text:p>6</text:p>
          </table:table-cell>
          <table:table-cell table:style-name="ce302" table:formula="of:=[$'Issues to HEX'.$K$35]" office:value-type="float" office:value="5" calcext:value-type="float">
            <text:p>5</text:p>
          </table:table-cell>
          <table:table-cell table:style-name="ce302" table:formula="of:=[$'Issues to HEX'.$L$35]" office:value-type="float" office:value="2" calcext:value-type="float">
            <text:p>2</text:p>
          </table:table-cell>
          <table:table-cell table:style-name="ce302" table:formula="of:=[$'Issues to HEX'.$M$35]" office:value-type="float" office:value="6" calcext:value-type="float">
            <text:p>6</text:p>
          </table:table-cell>
          <table:table-cell table:style-name="ce302" table:formula="of:=[$'Issues to HEX'.$N$35]" office:value-type="float" office:value="5" calcext:value-type="float">
            <text:p>5</text:p>
          </table:table-cell>
          <table:table-cell table:style-name="ce304"/>
          <table:table-cell table:style-name="ce304" table:formula="of:=ABS([.B36]-[.B$2])" office:value-type="float" office:value="4" calcext:value-type="float">
            <text:p>4</text:p>
          </table:table-cell>
          <table:table-cell table:style-name="ce304" table:formula="of:=ABS([.C36]-[.C$2])" office:value-type="float" office:value="3" calcext:value-type="float">
            <text:p>3</text:p>
          </table:table-cell>
          <table:table-cell table:style-name="ce304" table:formula="of:=ABS([.D36]-[.D$2])" office:value-type="float" office:value="1" calcext:value-type="float">
            <text:p>1</text:p>
          </table:table-cell>
          <table:table-cell table:style-name="ce304" table:formula="of:=ABS([.E36]-[.E$2])" office:value-type="float" office:value="4" calcext:value-type="float">
            <text:p>4</text:p>
          </table:table-cell>
          <table:table-cell table:style-name="ce304" table:formula="of:=ABS([.F36]-[.F$2])" office:value-type="float" office:value="2" calcext:value-type="float">
            <text:p>2</text:p>
          </table:table-cell>
          <table:table-cell table:style-name="ce304"/>
          <table:table-cell table:style-name="ce303" table:formula="of:=IF([.B$2]=8;2;IF([.B$2]=9;-1;IF([.H36]&gt;=3;0;IF([.H36]=2;1;IF([.H36]=1;2;IF([.H36]=0;4))))))" office:value-type="float" office:value="0" calcext:value-type="float">
            <text:p>0</text:p>
          </table:table-cell>
          <table:table-cell table:style-name="ce303" table:formula="of:=IF([.C$2]=8;2;IF([.C$2]=9;-1;IF([.I36]&gt;=3;0;IF([.I36]=2;1;IF([.I36]=1;2;IF([.I36]=0;4))))))" office:value-type="float" office:value="0" calcext:value-type="float">
            <text:p>0</text:p>
          </table:table-cell>
          <table:table-cell table:style-name="ce303" table:formula="of:=IF([.D$2]=8;2;IF([.D$2]=9;-1;IF([.J36]&gt;=3;0;IF([.J36]=2;1;IF([.J36]=1;2;IF([.J36]=0;4))))))" office:value-type="float" office:value="2" calcext:value-type="float">
            <text:p>2</text:p>
          </table:table-cell>
          <table:table-cell table:style-name="ce303" table:formula="of:=IF([.E$2]=8;2;IF([.E$2]=9;-1;IF([.K36]&gt;=3;0;IF([.K36]=2;1;IF([.K36]=1;2;IF([.K36]=0;4))))))" office:value-type="float" office:value="0" calcext:value-type="float">
            <text:p>0</text:p>
          </table:table-cell>
          <table:table-cell table:style-name="ce303" table:formula="of:=IF([.F$2]=8;2;IF([.F$2]=9;-1;IF([.L36]&gt;=3;0;IF([.L36]=2;1;IF([.L36]=1;2;IF([.L36]=0;4))))))" office:value-type="float" office:value="1" calcext:value-type="float">
            <text:p>1</text:p>
          </table:table-cell>
          <table:table-cell table:style-name="ce303" table:formula="of:=SUM([.N36:.R36])" office:value-type="float" office:value="3" calcext:value-type="float">
            <text:p>3</text:p>
          </table:table-cell>
          <table:table-cell table:style-name="ce303" table:formula="of:=FLOOR([.S36]/2)" office:value-type="float" office:value="1" calcext:value-type="float">
            <text:p>1</text:p>
          </table:table-cell>
          <table:table-cell table:formula="of:=IF([.T36]&lt;0;0;[.T36])" office:value-type="float" office:value="1" calcext:value-type="float">
            <text:p>1</text:p>
          </table:table-cell>
          <table:table-cell table:style-name="ce306" table:formula="of:=[.U36]/10" office:value-type="float" office:value="0.1" calcext:value-type="float">
            <text:p>0.1</text:p>
          </table:table-cell>
          <table:table-cell table:style-name="ce307" table:formula="of:=AVERAGE([.V33:.V36])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[.U36]*[.AH36]" office:value-type="float" office:value="6" calcext:value-type="float">
            <text:p>6</text:p>
          </table:table-cell>
          <table:table-cell table:style-name="ce306"/>
          <table:table-cell table:style-name="ce304" table:formula="of:=IF([.H36]=0;3;IF([.H36]=1;1;0))" office:value-type="float" office:value="0" calcext:value-type="float">
            <text:p>0</text:p>
          </table:table-cell>
          <table:table-cell table:style-name="ce304" table:formula="of:=IF([.I36]=0;3;IF([.I36]=1;1;0))" office:value-type="float" office:value="0" calcext:value-type="float">
            <text:p>0</text:p>
          </table:table-cell>
          <table:table-cell table:style-name="ce304" table:formula="of:=IF([.J36]=0;3;IF([.J36]=1;1;0))" office:value-type="float" office:value="1" calcext:value-type="float">
            <text:p>1</text:p>
          </table:table-cell>
          <table:table-cell table:style-name="ce304" table:formula="of:=IF([.K36]=0;3;IF([.K36]=1;1;0))" office:value-type="float" office:value="0" calcext:value-type="float">
            <text:p>0</text:p>
          </table:table-cell>
          <table:table-cell table:style-name="ce304" table:formula="of:=IF([.L36]=0;3;IF([.L36]=1;1;0))" office:value-type="float" office:value="0" calcext:value-type="float">
            <text:p>0</text:p>
          </table:table-cell>
          <table:table-cell table:style-name="ce304"/>
          <table:table-cell table:style-name="ce309" table:formula="of:=SUM([.AA36:.AE36])" office:value-type="float" office:value="1" calcext:value-type="float">
            <text:p>1</text:p>
          </table:table-cell>
          <table:table-cell table:formula="of:=[$'State Data Table'.$F$48]" office:value-type="float" office:value="6" calcext:value-type="float">
            <text:p>6</text:p>
          </table:table-cell>
          <table:table-cell table:formula="of:=[.AG36]*[.AH36]" office:value-type="float" office:value="6" calcext:value-type="float">
            <text:p>6</text:p>
          </table:table-cell>
          <table:table-cell table:style-name="ce310" table:formula="of:=[.AG36]/15" office:value-type="float" office:value="0.0666666666666667" calcext:value-type="float">
            <text:p>0.0666666666666667</text:p>
          </table:table-cell>
          <table:table-cell table:style-name="ce311" table:formula="of:=AVERAGE([.AJ33:.AJ36])" office:value-type="float" office:value="0.0666666666666667" calcext:value-type="float">
            <text:p>0.06666666666666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FLOOR([.AN36]/2)" office:value-type="float" office:value="2" calcext:value-type="float">
            <text:p>2</text:p>
          </table:table-cell>
          <table:table-cell table:formula="of:=FLOOR([.AO36]/2)" office:value-type="float" office:value="3" calcext:value-type="float">
            <text:p>3</text:p>
          </table:table-cell>
        </table:table-row>
        <table:table-row table:style-name="ro1">
          <table:table-cell table:style-name="ce298" table:formula="of:=[$'Issues to HEX'.$I$36]" office:value-type="string" office:string-value="AR" calcext:value-type="string">
            <text:p>AR</text:p>
          </table:table-cell>
          <table:table-cell table:style-name="ce301" table:formula="of:=[$'Issues to HEX'.$J$36]" office:value-type="float" office:value="5" calcext:value-type="float">
            <text:p>5</text:p>
          </table:table-cell>
          <table:table-cell table:style-name="ce301" table:formula="of:=[$'Issues to HEX'.$K$36]" office:value-type="float" office:value="6" calcext:value-type="float">
            <text:p>6</text:p>
          </table:table-cell>
          <table:table-cell table:style-name="ce301" table:formula="of:=[$'Issues to HEX'.$L$36]" office:value-type="float" office:value="4" calcext:value-type="float">
            <text:p>4</text:p>
          </table:table-cell>
          <table:table-cell table:style-name="ce301" table:formula="of:=[$'Issues to HEX'.$M$36]" office:value-type="float" office:value="5" calcext:value-type="float">
            <text:p>5</text:p>
          </table:table-cell>
          <table:table-cell table:style-name="ce301" table:formula="of:=[$'Issues to HEX'.$N$36]" office:value-type="float" office:value="3" calcext:value-type="float">
            <text:p>3</text:p>
          </table:table-cell>
          <table:table-cell table:style-name="ce303"/>
          <table:table-cell table:style-name="ce303" table:formula="of:=ABS([.B37]-[.B$2])" office:value-type="float" office:value="3" calcext:value-type="float">
            <text:p>3</text:p>
          </table:table-cell>
          <table:table-cell table:style-name="ce303" table:formula="of:=ABS([.C37]-[.C$2])" office:value-type="float" office:value="4" calcext:value-type="float">
            <text:p>4</text:p>
          </table:table-cell>
          <table:table-cell table:style-name="ce303" table:formula="of:=ABS([.D37]-[.D$2])" office:value-type="float" office:value="3" calcext:value-type="float">
            <text:p>3</text:p>
          </table:table-cell>
          <table:table-cell table:style-name="ce303" table:formula="of:=ABS([.E37]-[.E$2])" office:value-type="float" office:value="3" calcext:value-type="float">
            <text:p>3</text:p>
          </table:table-cell>
          <table:table-cell table:style-name="ce303" table:formula="of:=ABS([.F37]-[.F$2])" office:value-type="float" office:value="0" calcext:value-type="float">
            <text:p>0</text:p>
          </table:table-cell>
          <table:table-cell table:style-name="ce303"/>
          <table:table-cell table:style-name="ce303" table:formula="of:=IF([.B$2]=8;2;IF([.B$2]=9;-1;IF([.H37]&gt;=3;0;IF([.H37]=2;1;IF([.H37]=1;2;IF([.H37]=0;4))))))" office:value-type="float" office:value="0" calcext:value-type="float">
            <text:p>0</text:p>
          </table:table-cell>
          <table:table-cell table:style-name="ce303" table:formula="of:=IF([.C$2]=8;2;IF([.C$2]=9;-1;IF([.I37]&gt;=3;0;IF([.I37]=2;1;IF([.I37]=1;2;IF([.I37]=0;4))))))" office:value-type="float" office:value="0" calcext:value-type="float">
            <text:p>0</text:p>
          </table:table-cell>
          <table:table-cell table:style-name="ce303" table:formula="of:=IF([.D$2]=8;2;IF([.D$2]=9;-1;IF([.J37]&gt;=3;0;IF([.J37]=2;1;IF([.J37]=1;2;IF([.J37]=0;4))))))" office:value-type="float" office:value="0" calcext:value-type="float">
            <text:p>0</text:p>
          </table:table-cell>
          <table:table-cell table:style-name="ce303" table:formula="of:=IF([.E$2]=8;2;IF([.E$2]=9;-1;IF([.K37]&gt;=3;0;IF([.K37]=2;1;IF([.K37]=1;2;IF([.K37]=0;4))))))" office:value-type="float" office:value="0" calcext:value-type="float">
            <text:p>0</text:p>
          </table:table-cell>
          <table:table-cell table:style-name="ce303" table:formula="of:=IF([.F$2]=8;2;IF([.F$2]=9;-1;IF([.L37]&gt;=3;0;IF([.L37]=2;1;IF([.L37]=1;2;IF([.L37]=0;4))))))" office:value-type="float" office:value="4" calcext:value-type="float">
            <text:p>4</text:p>
          </table:table-cell>
          <table:table-cell table:style-name="ce303" table:formula="of:=SUM([.N37:.R37])" office:value-type="float" office:value="4" calcext:value-type="float">
            <text:p>4</text:p>
          </table:table-cell>
          <table:table-cell table:style-name="ce303" table:formula="of:=FLOOR([.S37]/2)" office:value-type="float" office:value="2" calcext:value-type="float">
            <text:p>2</text:p>
          </table:table-cell>
          <table:table-cell table:formula="of:=IF([.T37]&lt;0;0;[.T37])" office:value-type="float" office:value="2" calcext:value-type="float">
            <text:p>2</text:p>
          </table:table-cell>
          <table:table-cell table:style-name="ce306" table:formula="of:=[.U37]/10" office:value-type="float" office:value="0.2" calcext:value-type="float">
            <text:p>0.2</text:p>
          </table:table-cell>
          <table:table-cell table:style-name="ce307"/>
          <table:table-cell/>
          <table:table-cell table:formula="of:=[.U37]*[.AH37]" office:value-type="float" office:value="12" calcext:value-type="float">
            <text:p>12</text:p>
          </table:table-cell>
          <table:table-cell table:style-name="ce306"/>
          <table:table-cell table:style-name="ce303" table:formula="of:=IF([.H37]=0;3;IF([.H37]=1;1;0))" office:value-type="float" office:value="0" calcext:value-type="float">
            <text:p>0</text:p>
          </table:table-cell>
          <table:table-cell table:style-name="ce303" table:formula="of:=IF([.I37]=0;3;IF([.I37]=1;1;0))" office:value-type="float" office:value="0" calcext:value-type="float">
            <text:p>0</text:p>
          </table:table-cell>
          <table:table-cell table:style-name="ce303" table:formula="of:=IF([.J37]=0;3;IF([.J37]=1;1;0))" office:value-type="float" office:value="0" calcext:value-type="float">
            <text:p>0</text:p>
          </table:table-cell>
          <table:table-cell table:style-name="ce303" table:formula="of:=IF([.K37]=0;3;IF([.K37]=1;1;0))" office:value-type="float" office:value="0" calcext:value-type="float">
            <text:p>0</text:p>
          </table:table-cell>
          <table:table-cell table:style-name="ce303" table:formula="of:=IF([.L37]=0;3;IF([.L37]=1;1;0))" office:value-type="float" office:value="3" calcext:value-type="float">
            <text:p>3</text:p>
          </table:table-cell>
          <table:table-cell table:style-name="ce303"/>
          <table:table-cell table:style-name="ce308" table:formula="of:=SUM([.AA37:.AE37])" office:value-type="float" office:value="3" calcext:value-type="float">
            <text:p>3</text:p>
          </table:table-cell>
          <table:table-cell table:formula="of:=[$'State Data Table'.$F$49]" office:value-type="float" office:value="6" calcext:value-type="float">
            <text:p>6</text:p>
          </table:table-cell>
          <table:table-cell table:formula="of:=[.AG37]*[.AH37]" office:value-type="float" office:value="18" calcext:value-type="float">
            <text:p>18</text:p>
          </table:table-cell>
          <table:table-cell table:style-name="ce310" table:formula="of:=[.AG37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37]/2)" office:value-type="float" office:value="1" calcext:value-type="float">
            <text:p>1</text:p>
          </table:table-cell>
          <table:table-cell table:formula="of:=FLOOR([.AO37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37]" office:value-type="string" office:string-value="LA" calcext:value-type="string">
            <text:p>LA</text:p>
          </table:table-cell>
          <table:table-cell table:style-name="ce114" table:formula="of:=[$'Issues to HEX'.$J$37]" office:value-type="float" office:value="4" calcext:value-type="float">
            <text:p>4</text:p>
          </table:table-cell>
          <table:table-cell table:style-name="ce114" table:formula="of:=[$'Issues to HEX'.$K$37]" office:value-type="float" office:value="5" calcext:value-type="float">
            <text:p>5</text:p>
          </table:table-cell>
          <table:table-cell table:style-name="ce114" table:formula="of:=[$'Issues to HEX'.$L$37]" office:value-type="float" office:value="6" calcext:value-type="float">
            <text:p>6</text:p>
          </table:table-cell>
          <table:table-cell table:style-name="ce114" table:formula="of:=[$'Issues to HEX'.$M$37]" office:value-type="float" office:value="4" calcext:value-type="float">
            <text:p>4</text:p>
          </table:table-cell>
          <table:table-cell table:style-name="ce114" table:formula="of:=[$'Issues to HEX'.$N$37]" office:value-type="float" office:value="2" calcext:value-type="float">
            <text:p>2</text:p>
          </table:table-cell>
          <table:table-cell/>
          <table:table-cell table:formula="of:=ABS([.B38]-[.B$2])" office:value-type="float" office:value="2" calcext:value-type="float">
            <text:p>2</text:p>
          </table:table-cell>
          <table:table-cell table:formula="of:=ABS([.C38]-[.C$2])" office:value-type="float" office:value="3" calcext:value-type="float">
            <text:p>3</text:p>
          </table:table-cell>
          <table:table-cell table:formula="of:=ABS([.D38]-[.D$2])" office:value-type="float" office:value="5" calcext:value-type="float">
            <text:p>5</text:p>
          </table:table-cell>
          <table:table-cell table:formula="of:=ABS([.E38]-[.E$2])" office:value-type="float" office:value="2" calcext:value-type="float">
            <text:p>2</text:p>
          </table:table-cell>
          <table:table-cell table:formula="of:=ABS([.F38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38]&gt;=3;0;IF([.H38]=2;1;IF([.H38]=1;2;IF([.H38]=0;4))))))" office:value-type="float" office:value="1" calcext:value-type="float">
            <text:p>1</text:p>
          </table:table-cell>
          <table:table-cell table:style-name="ce303" table:formula="of:=IF([.C$2]=8;2;IF([.C$2]=9;-1;IF([.I38]&gt;=3;0;IF([.I38]=2;1;IF([.I38]=1;2;IF([.I38]=0;4))))))" office:value-type="float" office:value="0" calcext:value-type="float">
            <text:p>0</text:p>
          </table:table-cell>
          <table:table-cell table:style-name="ce303" table:formula="of:=IF([.D$2]=8;2;IF([.D$2]=9;-1;IF([.J38]&gt;=3;0;IF([.J38]=2;1;IF([.J38]=1;2;IF([.J38]=0;4))))))" office:value-type="float" office:value="0" calcext:value-type="float">
            <text:p>0</text:p>
          </table:table-cell>
          <table:table-cell table:style-name="ce303" table:formula="of:=IF([.E$2]=8;2;IF([.E$2]=9;-1;IF([.K38]&gt;=3;0;IF([.K38]=2;1;IF([.K38]=1;2;IF([.K38]=0;4))))))" office:value-type="float" office:value="1" calcext:value-type="float">
            <text:p>1</text:p>
          </table:table-cell>
          <table:table-cell table:style-name="ce303" table:formula="of:=IF([.F$2]=8;2;IF([.F$2]=9;-1;IF([.L38]&gt;=3;0;IF([.L38]=2;1;IF([.L38]=1;2;IF([.L38]=0;4))))))" office:value-type="float" office:value="2" calcext:value-type="float">
            <text:p>2</text:p>
          </table:table-cell>
          <table:table-cell table:style-name="ce303" table:formula="of:=SUM([.N38:.R38])" office:value-type="float" office:value="4" calcext:value-type="float">
            <text:p>4</text:p>
          </table:table-cell>
          <table:table-cell table:style-name="ce303" table:formula="of:=FLOOR([.S38]/2)" office:value-type="float" office:value="2" calcext:value-type="float">
            <text:p>2</text:p>
          </table:table-cell>
          <table:table-cell table:formula="of:=IF([.T38]&lt;0;0;[.T38])" office:value-type="float" office:value="2" calcext:value-type="float">
            <text:p>2</text:p>
          </table:table-cell>
          <table:table-cell table:style-name="ce306" table:formula="of:=[.U38]/10" office:value-type="float" office:value="0.2" calcext:value-type="float">
            <text:p>0.2</text:p>
          </table:table-cell>
          <table:table-cell table:style-name="ce307"/>
          <table:table-cell/>
          <table:table-cell table:formula="of:=[.U38]*[.AH38]" office:value-type="float" office:value="16" calcext:value-type="float">
            <text:p>16</text:p>
          </table:table-cell>
          <table:table-cell table:style-name="ce306"/>
          <table:table-cell table:formula="of:=IF([.H38]=0;3;IF([.H38]=1;1;0))" office:value-type="float" office:value="0" calcext:value-type="float">
            <text:p>0</text:p>
          </table:table-cell>
          <table:table-cell table:formula="of:=IF([.I38]=0;3;IF([.I38]=1;1;0))" office:value-type="float" office:value="0" calcext:value-type="float">
            <text:p>0</text:p>
          </table:table-cell>
          <table:table-cell table:formula="of:=IF([.J38]=0;3;IF([.J38]=1;1;0))" office:value-type="float" office:value="0" calcext:value-type="float">
            <text:p>0</text:p>
          </table:table-cell>
          <table:table-cell table:formula="of:=IF([.K38]=0;3;IF([.K38]=1;1;0))" office:value-type="float" office:value="0" calcext:value-type="float">
            <text:p>0</text:p>
          </table:table-cell>
          <table:table-cell table:formula="of:=IF([.L38]=0;3;IF([.L38]=1;1;0))" office:value-type="float" office:value="1" calcext:value-type="float">
            <text:p>1</text:p>
          </table:table-cell>
          <table:table-cell/>
          <table:table-cell table:style-name="ce123" table:formula="of:=SUM([.AA38:.AE38])" office:value-type="float" office:value="1" calcext:value-type="float">
            <text:p>1</text:p>
          </table:table-cell>
          <table:table-cell table:formula="of:=[$'State Data Table'.$F$50]" office:value-type="float" office:value="8" calcext:value-type="float">
            <text:p>8</text:p>
          </table:table-cell>
          <table:table-cell table:formula="of:=[.AG38]*[.AH38]" office:value-type="float" office:value="8" calcext:value-type="float">
            <text:p>8</text:p>
          </table:table-cell>
          <table:table-cell table:style-name="ce310" table:formula="of:=[.AG38]/15" office:value-type="float" office:value="0.0666666666666667" calcext:value-type="float">
            <text:p>0.0666666666666667</text:p>
          </table:table-cell>
          <table:table-cell table:style-name="ce311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FLOOR([.AN38]/2)" office:value-type="float" office:value="3" calcext:value-type="float">
            <text:p>3</text:p>
          </table:table-cell>
          <table:table-cell table:formula="of:=FLOOR([.AO38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38]" office:value-type="string" office:string-value="OK" calcext:value-type="string">
            <text:p>OK</text:p>
          </table:table-cell>
          <table:table-cell table:style-name="ce114" table:formula="of:=[$'Issues to HEX'.$J$38]" office:value-type="float" office:value="5" calcext:value-type="float">
            <text:p>5</text:p>
          </table:table-cell>
          <table:table-cell table:style-name="ce114" table:formula="of:=[$'Issues to HEX'.$K$38]" office:value-type="float" office:value="6" calcext:value-type="float">
            <text:p>6</text:p>
          </table:table-cell>
          <table:table-cell table:style-name="ce114" table:formula="of:=[$'Issues to HEX'.$L$38]" office:value-type="float" office:value="6" calcext:value-type="float">
            <text:p>6</text:p>
          </table:table-cell>
          <table:table-cell table:style-name="ce114" table:formula="of:=[$'Issues to HEX'.$M$38]" office:value-type="float" office:value="6" calcext:value-type="float">
            <text:p>6</text:p>
          </table:table-cell>
          <table:table-cell table:style-name="ce114" table:formula="of:=[$'Issues to HEX'.$N$38]" office:value-type="float" office:value="4" calcext:value-type="float">
            <text:p>4</text:p>
          </table:table-cell>
          <table:table-cell/>
          <table:table-cell table:formula="of:=ABS([.B39]-[.B$2])" office:value-type="float" office:value="3" calcext:value-type="float">
            <text:p>3</text:p>
          </table:table-cell>
          <table:table-cell table:formula="of:=ABS([.C39]-[.C$2])" office:value-type="float" office:value="4" calcext:value-type="float">
            <text:p>4</text:p>
          </table:table-cell>
          <table:table-cell table:formula="of:=ABS([.D39]-[.D$2])" office:value-type="float" office:value="5" calcext:value-type="float">
            <text:p>5</text:p>
          </table:table-cell>
          <table:table-cell table:formula="of:=ABS([.E39]-[.E$2])" office:value-type="float" office:value="4" calcext:value-type="float">
            <text:p>4</text:p>
          </table:table-cell>
          <table:table-cell table:formula="of:=ABS([.F39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39]&gt;=3;0;IF([.H39]=2;1;IF([.H39]=1;2;IF([.H39]=0;4))))))" office:value-type="float" office:value="0" calcext:value-type="float">
            <text:p>0</text:p>
          </table:table-cell>
          <table:table-cell table:style-name="ce303" table:formula="of:=IF([.C$2]=8;2;IF([.C$2]=9;-1;IF([.I39]&gt;=3;0;IF([.I39]=2;1;IF([.I39]=1;2;IF([.I39]=0;4))))))" office:value-type="float" office:value="0" calcext:value-type="float">
            <text:p>0</text:p>
          </table:table-cell>
          <table:table-cell table:style-name="ce303" table:formula="of:=IF([.D$2]=8;2;IF([.D$2]=9;-1;IF([.J39]&gt;=3;0;IF([.J39]=2;1;IF([.J39]=1;2;IF([.J39]=0;4))))))" office:value-type="float" office:value="0" calcext:value-type="float">
            <text:p>0</text:p>
          </table:table-cell>
          <table:table-cell table:style-name="ce303" table:formula="of:=IF([.E$2]=8;2;IF([.E$2]=9;-1;IF([.K39]&gt;=3;0;IF([.K39]=2;1;IF([.K39]=1;2;IF([.K39]=0;4))))))" office:value-type="float" office:value="0" calcext:value-type="float">
            <text:p>0</text:p>
          </table:table-cell>
          <table:table-cell table:style-name="ce303" table:formula="of:=IF([.F$2]=8;2;IF([.F$2]=9;-1;IF([.L39]&gt;=3;0;IF([.L39]=2;1;IF([.L39]=1;2;IF([.L39]=0;4))))))" office:value-type="float" office:value="2" calcext:value-type="float">
            <text:p>2</text:p>
          </table:table-cell>
          <table:table-cell table:style-name="ce303" table:formula="of:=SUM([.N39:.R39])" office:value-type="float" office:value="2" calcext:value-type="float">
            <text:p>2</text:p>
          </table:table-cell>
          <table:table-cell table:style-name="ce303" table:formula="of:=FLOOR([.S39]/2)" office:value-type="float" office:value="1" calcext:value-type="float">
            <text:p>1</text:p>
          </table:table-cell>
          <table:table-cell table:formula="of:=IF([.T39]&lt;0;0;[.T39])" office:value-type="float" office:value="1" calcext:value-type="float">
            <text:p>1</text:p>
          </table:table-cell>
          <table:table-cell table:style-name="ce306" table:formula="of:=[.U39]/10" office:value-type="float" office:value="0.1" calcext:value-type="float">
            <text:p>0.1</text:p>
          </table:table-cell>
          <table:table-cell table:style-name="ce307"/>
          <table:table-cell/>
          <table:table-cell table:formula="of:=[.U39]*[.AH39]" office:value-type="float" office:value="7" calcext:value-type="float">
            <text:p>7</text:p>
          </table:table-cell>
          <table:table-cell table:style-name="ce306"/>
          <table:table-cell table:formula="of:=IF([.H39]=0;3;IF([.H39]=1;1;0))" office:value-type="float" office:value="0" calcext:value-type="float">
            <text:p>0</text:p>
          </table:table-cell>
          <table:table-cell table:formula="of:=IF([.I39]=0;3;IF([.I39]=1;1;0))" office:value-type="float" office:value="0" calcext:value-type="float">
            <text:p>0</text:p>
          </table:table-cell>
          <table:table-cell table:formula="of:=IF([.J39]=0;3;IF([.J39]=1;1;0))" office:value-type="float" office:value="0" calcext:value-type="float">
            <text:p>0</text:p>
          </table:table-cell>
          <table:table-cell table:formula="of:=IF([.K39]=0;3;IF([.K39]=1;1;0))" office:value-type="float" office:value="0" calcext:value-type="float">
            <text:p>0</text:p>
          </table:table-cell>
          <table:table-cell table:formula="of:=IF([.L39]=0;3;IF([.L39]=1;1;0))" office:value-type="float" office:value="1" calcext:value-type="float">
            <text:p>1</text:p>
          </table:table-cell>
          <table:table-cell/>
          <table:table-cell table:style-name="ce123" table:formula="of:=SUM([.AA39:.AE39])" office:value-type="float" office:value="1" calcext:value-type="float">
            <text:p>1</text:p>
          </table:table-cell>
          <table:table-cell table:formula="of:=[$'State Data Table'.$F$51]" office:value-type="float" office:value="7" calcext:value-type="float">
            <text:p>7</text:p>
          </table:table-cell>
          <table:table-cell table:formula="of:=[.AG39]*[.AH39]" office:value-type="float" office:value="7" calcext:value-type="float">
            <text:p>7</text:p>
          </table:table-cell>
          <table:table-cell table:style-name="ce310" table:formula="of:=[.AG39]/15" office:value-type="float" office:value="0.0666666666666667" calcext:value-type="float">
            <text:p>0.0666666666666667</text:p>
          </table:table-cell>
          <table:table-cell table:style-name="ce311"/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formula="of:=FLOOR([.AN39]/2)" office:value-type="float" office:value="2" calcext:value-type="float">
            <text:p>2</text:p>
          </table:table-cell>
          <table:table-cell table:formula="of:=FLOOR([.AO39]/2)" office:value-type="float" office:value="2" calcext:value-type="float">
            <text:p>2</text:p>
          </table:table-cell>
        </table:table-row>
        <table:table-row table:style-name="ro1">
          <table:table-cell table:style-name="ce300" table:formula="of:=[$'Issues to HEX'.$I$39]" office:value-type="string" office:string-value="TX" calcext:value-type="string">
            <text:p>TX</text:p>
          </table:table-cell>
          <table:table-cell table:style-name="ce302" table:formula="of:=[$'Issues to HEX'.$J$39]" office:value-type="float" office:value="6" calcext:value-type="float">
            <text:p>6</text:p>
          </table:table-cell>
          <table:table-cell table:style-name="ce302" table:formula="of:=[$'Issues to HEX'.$K$39]" office:value-type="float" office:value="5" calcext:value-type="float">
            <text:p>5</text:p>
          </table:table-cell>
          <table:table-cell table:style-name="ce302" table:formula="of:=[$'Issues to HEX'.$L$39]" office:value-type="float" office:value="6" calcext:value-type="float">
            <text:p>6</text:p>
          </table:table-cell>
          <table:table-cell table:style-name="ce302" table:formula="of:=[$'Issues to HEX'.$M$39]" office:value-type="float" office:value="6" calcext:value-type="float">
            <text:p>6</text:p>
          </table:table-cell>
          <table:table-cell table:style-name="ce302" table:formula="of:=[$'Issues to HEX'.$N$39]" office:value-type="float" office:value="4" calcext:value-type="float">
            <text:p>4</text:p>
          </table:table-cell>
          <table:table-cell table:style-name="ce304"/>
          <table:table-cell table:style-name="ce304" table:formula="of:=ABS([.B40]-[.B$2])" office:value-type="float" office:value="4" calcext:value-type="float">
            <text:p>4</text:p>
          </table:table-cell>
          <table:table-cell table:style-name="ce304" table:formula="of:=ABS([.C40]-[.C$2])" office:value-type="float" office:value="3" calcext:value-type="float">
            <text:p>3</text:p>
          </table:table-cell>
          <table:table-cell table:style-name="ce304" table:formula="of:=ABS([.D40]-[.D$2])" office:value-type="float" office:value="5" calcext:value-type="float">
            <text:p>5</text:p>
          </table:table-cell>
          <table:table-cell table:style-name="ce304" table:formula="of:=ABS([.E40]-[.E$2])" office:value-type="float" office:value="4" calcext:value-type="float">
            <text:p>4</text:p>
          </table:table-cell>
          <table:table-cell table:style-name="ce304" table:formula="of:=ABS([.F40]-[.F$2])" office:value-type="float" office:value="1" calcext:value-type="float">
            <text:p>1</text:p>
          </table:table-cell>
          <table:table-cell table:style-name="ce304"/>
          <table:table-cell table:style-name="ce303" table:formula="of:=IF([.B$2]=8;2;IF([.B$2]=9;-1;IF([.H40]&gt;=3;0;IF([.H40]=2;1;IF([.H40]=1;2;IF([.H40]=0;4))))))" office:value-type="float" office:value="0" calcext:value-type="float">
            <text:p>0</text:p>
          </table:table-cell>
          <table:table-cell table:style-name="ce303" table:formula="of:=IF([.C$2]=8;2;IF([.C$2]=9;-1;IF([.I40]&gt;=3;0;IF([.I40]=2;1;IF([.I40]=1;2;IF([.I40]=0;4))))))" office:value-type="float" office:value="0" calcext:value-type="float">
            <text:p>0</text:p>
          </table:table-cell>
          <table:table-cell table:style-name="ce303" table:formula="of:=IF([.D$2]=8;2;IF([.D$2]=9;-1;IF([.J40]&gt;=3;0;IF([.J40]=2;1;IF([.J40]=1;2;IF([.J40]=0;4))))))" office:value-type="float" office:value="0" calcext:value-type="float">
            <text:p>0</text:p>
          </table:table-cell>
          <table:table-cell table:style-name="ce303" table:formula="of:=IF([.E$2]=8;2;IF([.E$2]=9;-1;IF([.K40]&gt;=3;0;IF([.K40]=2;1;IF([.K40]=1;2;IF([.K40]=0;4))))))" office:value-type="float" office:value="0" calcext:value-type="float">
            <text:p>0</text:p>
          </table:table-cell>
          <table:table-cell table:style-name="ce303" table:formula="of:=IF([.F$2]=8;2;IF([.F$2]=9;-1;IF([.L40]&gt;=3;0;IF([.L40]=2;1;IF([.L40]=1;2;IF([.L40]=0;4))))))" office:value-type="float" office:value="2" calcext:value-type="float">
            <text:p>2</text:p>
          </table:table-cell>
          <table:table-cell table:style-name="ce303" table:formula="of:=SUM([.N40:.R40])" office:value-type="float" office:value="2" calcext:value-type="float">
            <text:p>2</text:p>
          </table:table-cell>
          <table:table-cell table:style-name="ce303" table:formula="of:=FLOOR([.S40]/2)" office:value-type="float" office:value="1" calcext:value-type="float">
            <text:p>1</text:p>
          </table:table-cell>
          <table:table-cell table:formula="of:=IF([.T40]&lt;0;0;[.T40])" office:value-type="float" office:value="1" calcext:value-type="float">
            <text:p>1</text:p>
          </table:table-cell>
          <table:table-cell table:style-name="ce306" table:formula="of:=[.U40]/10" office:value-type="float" office:value="0.1" calcext:value-type="float">
            <text:p>0.1</text:p>
          </table:table-cell>
          <table:table-cell table:style-name="ce307" table:formula="of:=AVERAGE([.V37:.V40])"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formula="of:=[.U40]*[.AH40]" office:value-type="float" office:value="40" calcext:value-type="float">
            <text:p>40</text:p>
          </table:table-cell>
          <table:table-cell table:style-name="ce306"/>
          <table:table-cell table:style-name="ce304" table:formula="of:=IF([.H40]=0;3;IF([.H40]=1;1;0))" office:value-type="float" office:value="0" calcext:value-type="float">
            <text:p>0</text:p>
          </table:table-cell>
          <table:table-cell table:style-name="ce304" table:formula="of:=IF([.I40]=0;3;IF([.I40]=1;1;0))" office:value-type="float" office:value="0" calcext:value-type="float">
            <text:p>0</text:p>
          </table:table-cell>
          <table:table-cell table:style-name="ce304" table:formula="of:=IF([.J40]=0;3;IF([.J40]=1;1;0))" office:value-type="float" office:value="0" calcext:value-type="float">
            <text:p>0</text:p>
          </table:table-cell>
          <table:table-cell table:style-name="ce304" table:formula="of:=IF([.K40]=0;3;IF([.K40]=1;1;0))" office:value-type="float" office:value="0" calcext:value-type="float">
            <text:p>0</text:p>
          </table:table-cell>
          <table:table-cell table:style-name="ce304" table:formula="of:=IF([.L40]=0;3;IF([.L40]=1;1;0))" office:value-type="float" office:value="1" calcext:value-type="float">
            <text:p>1</text:p>
          </table:table-cell>
          <table:table-cell table:style-name="ce304"/>
          <table:table-cell table:style-name="ce309" table:formula="of:=SUM([.AA40:.AE40])" office:value-type="float" office:value="1" calcext:value-type="float">
            <text:p>1</text:p>
          </table:table-cell>
          <table:table-cell table:formula="of:=[$'State Data Table'.$F$52]" office:value-type="float" office:value="40" calcext:value-type="float">
            <text:p>40</text:p>
          </table:table-cell>
          <table:table-cell table:formula="of:=[.AG40]*[.AH40]" office:value-type="float" office:value="40" calcext:value-type="float">
            <text:p>40</text:p>
          </table:table-cell>
          <table:table-cell table:style-name="ce310" table:formula="of:=[.AG40]/15" office:value-type="float" office:value="0.0666666666666667" calcext:value-type="float">
            <text:p>0.0666666666666667</text:p>
          </table:table-cell>
          <table:table-cell table:style-name="ce311" table:formula="of:=AVERAGE([.AJ37:.AJ40])"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FLOOR([.AN40]/2)" office:value-type="float" office:value="2" calcext:value-type="float">
            <text:p>2</text:p>
          </table:table-cell>
          <table:table-cell table:formula="of:=FLOOR([.AO40]/2)" office:value-type="float" office:value="1" calcext:value-type="float">
            <text:p>1</text:p>
          </table:table-cell>
        </table:table-row>
        <table:table-row table:style-name="ro1">
          <table:table-cell table:style-name="ce298" table:formula="of:=[$'Issues to HEX'.$I$40]" office:value-type="string" office:string-value="MT" calcext:value-type="string">
            <text:p>MT</text:p>
          </table:table-cell>
          <table:table-cell table:style-name="ce301" table:formula="of:=[$'Issues to HEX'.$J$40]" office:value-type="float" office:value="3" calcext:value-type="float">
            <text:p>3</text:p>
          </table:table-cell>
          <table:table-cell table:style-name="ce301" table:formula="of:=[$'Issues to HEX'.$K$40]" office:value-type="float" office:value="6" calcext:value-type="float">
            <text:p>6</text:p>
          </table:table-cell>
          <table:table-cell table:style-name="ce301" table:formula="of:=[$'Issues to HEX'.$L$40]" office:value-type="float" office:value="4" calcext:value-type="float">
            <text:p>4</text:p>
          </table:table-cell>
          <table:table-cell table:style-name="ce301" table:formula="of:=[$'Issues to HEX'.$M$40]" office:value-type="float" office:value="4" calcext:value-type="float">
            <text:p>4</text:p>
          </table:table-cell>
          <table:table-cell table:style-name="ce301" table:formula="of:=[$'Issues to HEX'.$N$40]" office:value-type="float" office:value="3" calcext:value-type="float">
            <text:p>3</text:p>
          </table:table-cell>
          <table:table-cell table:style-name="ce303"/>
          <table:table-cell table:style-name="ce303" table:formula="of:=ABS([.B41]-[.B$2])" office:value-type="float" office:value="1" calcext:value-type="float">
            <text:p>1</text:p>
          </table:table-cell>
          <table:table-cell table:style-name="ce303" table:formula="of:=ABS([.C41]-[.C$2])" office:value-type="float" office:value="4" calcext:value-type="float">
            <text:p>4</text:p>
          </table:table-cell>
          <table:table-cell table:style-name="ce303" table:formula="of:=ABS([.D41]-[.D$2])" office:value-type="float" office:value="3" calcext:value-type="float">
            <text:p>3</text:p>
          </table:table-cell>
          <table:table-cell table:style-name="ce303" table:formula="of:=ABS([.E41]-[.E$2])" office:value-type="float" office:value="2" calcext:value-type="float">
            <text:p>2</text:p>
          </table:table-cell>
          <table:table-cell table:style-name="ce303" table:formula="of:=ABS([.F41]-[.F$2])" office:value-type="float" office:value="0" calcext:value-type="float">
            <text:p>0</text:p>
          </table:table-cell>
          <table:table-cell table:style-name="ce303"/>
          <table:table-cell table:style-name="ce303" table:formula="of:=IF([.B$2]=8;2;IF([.B$2]=9;-1;IF([.H41]&gt;=3;0;IF([.H41]=2;1;IF([.H41]=1;2;IF([.H41]=0;4))))))" office:value-type="float" office:value="2" calcext:value-type="float">
            <text:p>2</text:p>
          </table:table-cell>
          <table:table-cell table:style-name="ce303" table:formula="of:=IF([.C$2]=8;2;IF([.C$2]=9;-1;IF([.I41]&gt;=3;0;IF([.I41]=2;1;IF([.I41]=1;2;IF([.I41]=0;4))))))" office:value-type="float" office:value="0" calcext:value-type="float">
            <text:p>0</text:p>
          </table:table-cell>
          <table:table-cell table:style-name="ce303" table:formula="of:=IF([.D$2]=8;2;IF([.D$2]=9;-1;IF([.J41]&gt;=3;0;IF([.J41]=2;1;IF([.J41]=1;2;IF([.J41]=0;4))))))" office:value-type="float" office:value="0" calcext:value-type="float">
            <text:p>0</text:p>
          </table:table-cell>
          <table:table-cell table:style-name="ce303" table:formula="of:=IF([.E$2]=8;2;IF([.E$2]=9;-1;IF([.K41]&gt;=3;0;IF([.K41]=2;1;IF([.K41]=1;2;IF([.K41]=0;4))))))" office:value-type="float" office:value="1" calcext:value-type="float">
            <text:p>1</text:p>
          </table:table-cell>
          <table:table-cell table:style-name="ce303" table:formula="of:=IF([.F$2]=8;2;IF([.F$2]=9;-1;IF([.L41]&gt;=3;0;IF([.L41]=2;1;IF([.L41]=1;2;IF([.L41]=0;4))))))" office:value-type="float" office:value="4" calcext:value-type="float">
            <text:p>4</text:p>
          </table:table-cell>
          <table:table-cell table:style-name="ce303" table:formula="of:=SUM([.N41:.R41])" office:value-type="float" office:value="7" calcext:value-type="float">
            <text:p>7</text:p>
          </table:table-cell>
          <table:table-cell table:style-name="ce303" table:formula="of:=FLOOR([.S41]/2)" office:value-type="float" office:value="3" calcext:value-type="float">
            <text:p>3</text:p>
          </table:table-cell>
          <table:table-cell table:formula="of:=IF([.T41]&lt;0;0;[.T41])" office:value-type="float" office:value="3" calcext:value-type="float">
            <text:p>3</text:p>
          </table:table-cell>
          <table:table-cell table:style-name="ce306" table:formula="of:=[.U41]/10" office:value-type="float" office:value="0.3" calcext:value-type="float">
            <text:p>0.3</text:p>
          </table:table-cell>
          <table:table-cell table:style-name="ce307"/>
          <table:table-cell/>
          <table:table-cell table:formula="of:=[.U41]*[.AH41]" office:value-type="float" office:value="12" calcext:value-type="float">
            <text:p>12</text:p>
          </table:table-cell>
          <table:table-cell table:style-name="ce306"/>
          <table:table-cell table:style-name="ce303" table:formula="of:=IF([.H41]=0;3;IF([.H41]=1;1;0))" office:value-type="float" office:value="1" calcext:value-type="float">
            <text:p>1</text:p>
          </table:table-cell>
          <table:table-cell table:style-name="ce303" table:formula="of:=IF([.I41]=0;3;IF([.I41]=1;1;0))" office:value-type="float" office:value="0" calcext:value-type="float">
            <text:p>0</text:p>
          </table:table-cell>
          <table:table-cell table:style-name="ce303" table:formula="of:=IF([.J41]=0;3;IF([.J41]=1;1;0))" office:value-type="float" office:value="0" calcext:value-type="float">
            <text:p>0</text:p>
          </table:table-cell>
          <table:table-cell table:style-name="ce303" table:formula="of:=IF([.K41]=0;3;IF([.K41]=1;1;0))" office:value-type="float" office:value="0" calcext:value-type="float">
            <text:p>0</text:p>
          </table:table-cell>
          <table:table-cell table:style-name="ce303" table:formula="of:=IF([.L41]=0;3;IF([.L41]=1;1;0))" office:value-type="float" office:value="3" calcext:value-type="float">
            <text:p>3</text:p>
          </table:table-cell>
          <table:table-cell table:style-name="ce303"/>
          <table:table-cell table:style-name="ce308" table:formula="of:=SUM([.AA41:.AE41])" office:value-type="float" office:value="4" calcext:value-type="float">
            <text:p>4</text:p>
          </table:table-cell>
          <table:table-cell table:formula="of:=[$'State Data Table'.$F$53]" office:value-type="float" office:value="4" calcext:value-type="float">
            <text:p>4</text:p>
          </table:table-cell>
          <table:table-cell table:formula="of:=[.AG41]*[.AH41]" office:value-type="float" office:value="16" calcext:value-type="float">
            <text:p>16</text:p>
          </table:table-cell>
          <table:table-cell table:style-name="ce310" table:formula="of:=[.AG41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LOOR([.AN41]/2)" office:value-type="float" office:value="2" calcext:value-type="float">
            <text:p>2</text:p>
          </table:table-cell>
          <table:table-cell table:formula="of:=FLOOR([.AO41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41]" office:value-type="string" office:string-value="ID" calcext:value-type="string">
            <text:p>ID</text:p>
          </table:table-cell>
          <table:table-cell table:style-name="ce114" table:formula="of:=[$'Issues to HEX'.$J$41]" office:value-type="float" office:value="5" calcext:value-type="float">
            <text:p>5</text:p>
          </table:table-cell>
          <table:table-cell table:style-name="ce114" table:formula="of:=[$'Issues to HEX'.$K$41]" office:value-type="float" office:value="6" calcext:value-type="float">
            <text:p>6</text:p>
          </table:table-cell>
          <table:table-cell table:style-name="ce114" table:formula="of:=[$'Issues to HEX'.$L$41]" office:value-type="float" office:value="3" calcext:value-type="float">
            <text:p>3</text:p>
          </table:table-cell>
          <table:table-cell table:style-name="ce114" table:formula="of:=[$'Issues to HEX'.$M$41]" office:value-type="float" office:value="6" calcext:value-type="float">
            <text:p>6</text:p>
          </table:table-cell>
          <table:table-cell table:style-name="ce114" table:formula="of:=[$'Issues to HEX'.$N$41]" office:value-type="float" office:value="3" calcext:value-type="float">
            <text:p>3</text:p>
          </table:table-cell>
          <table:table-cell/>
          <table:table-cell table:formula="of:=ABS([.B42]-[.B$2])" office:value-type="float" office:value="3" calcext:value-type="float">
            <text:p>3</text:p>
          </table:table-cell>
          <table:table-cell table:formula="of:=ABS([.C42]-[.C$2])" office:value-type="float" office:value="4" calcext:value-type="float">
            <text:p>4</text:p>
          </table:table-cell>
          <table:table-cell table:formula="of:=ABS([.D42]-[.D$2])" office:value-type="float" office:value="2" calcext:value-type="float">
            <text:p>2</text:p>
          </table:table-cell>
          <table:table-cell table:formula="of:=ABS([.E42]-[.E$2])" office:value-type="float" office:value="4" calcext:value-type="float">
            <text:p>4</text:p>
          </table:table-cell>
          <table:table-cell table:formula="of:=ABS([.F42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42]&gt;=3;0;IF([.H42]=2;1;IF([.H42]=1;2;IF([.H42]=0;4))))))" office:value-type="float" office:value="0" calcext:value-type="float">
            <text:p>0</text:p>
          </table:table-cell>
          <table:table-cell table:style-name="ce303" table:formula="of:=IF([.C$2]=8;2;IF([.C$2]=9;-1;IF([.I42]&gt;=3;0;IF([.I42]=2;1;IF([.I42]=1;2;IF([.I42]=0;4))))))" office:value-type="float" office:value="0" calcext:value-type="float">
            <text:p>0</text:p>
          </table:table-cell>
          <table:table-cell table:style-name="ce303" table:formula="of:=IF([.D$2]=8;2;IF([.D$2]=9;-1;IF([.J42]&gt;=3;0;IF([.J42]=2;1;IF([.J42]=1;2;IF([.J42]=0;4))))))" office:value-type="float" office:value="1" calcext:value-type="float">
            <text:p>1</text:p>
          </table:table-cell>
          <table:table-cell table:style-name="ce303" table:formula="of:=IF([.E$2]=8;2;IF([.E$2]=9;-1;IF([.K42]&gt;=3;0;IF([.K42]=2;1;IF([.K42]=1;2;IF([.K42]=0;4))))))" office:value-type="float" office:value="0" calcext:value-type="float">
            <text:p>0</text:p>
          </table:table-cell>
          <table:table-cell table:style-name="ce303" table:formula="of:=IF([.F$2]=8;2;IF([.F$2]=9;-1;IF([.L42]&gt;=3;0;IF([.L42]=2;1;IF([.L42]=1;2;IF([.L42]=0;4))))))" office:value-type="float" office:value="4" calcext:value-type="float">
            <text:p>4</text:p>
          </table:table-cell>
          <table:table-cell table:style-name="ce303" table:formula="of:=SUM([.N42:.R42])" office:value-type="float" office:value="5" calcext:value-type="float">
            <text:p>5</text:p>
          </table:table-cell>
          <table:table-cell table:style-name="ce303" table:formula="of:=FLOOR([.S42]/2)" office:value-type="float" office:value="2" calcext:value-type="float">
            <text:p>2</text:p>
          </table:table-cell>
          <table:table-cell table:formula="of:=IF([.T42]&lt;0;0;[.T42])" office:value-type="float" office:value="2" calcext:value-type="float">
            <text:p>2</text:p>
          </table:table-cell>
          <table:table-cell table:style-name="ce306" table:formula="of:=[.U42]/10" office:value-type="float" office:value="0.2" calcext:value-type="float">
            <text:p>0.2</text:p>
          </table:table-cell>
          <table:table-cell table:style-name="ce307"/>
          <table:table-cell/>
          <table:table-cell table:formula="of:=[.U42]*[.AH42]" office:value-type="float" office:value="8" calcext:value-type="float">
            <text:p>8</text:p>
          </table:table-cell>
          <table:table-cell table:style-name="ce306"/>
          <table:table-cell table:formula="of:=IF([.H42]=0;3;IF([.H42]=1;1;0))" office:value-type="float" office:value="0" calcext:value-type="float">
            <text:p>0</text:p>
          </table:table-cell>
          <table:table-cell table:formula="of:=IF([.I42]=0;3;IF([.I42]=1;1;0))" office:value-type="float" office:value="0" calcext:value-type="float">
            <text:p>0</text:p>
          </table:table-cell>
          <table:table-cell table:formula="of:=IF([.J42]=0;3;IF([.J42]=1;1;0))" office:value-type="float" office:value="0" calcext:value-type="float">
            <text:p>0</text:p>
          </table:table-cell>
          <table:table-cell table:formula="of:=IF([.K42]=0;3;IF([.K42]=1;1;0))" office:value-type="float" office:value="0" calcext:value-type="float">
            <text:p>0</text:p>
          </table:table-cell>
          <table:table-cell table:formula="of:=IF([.L42]=0;3;IF([.L42]=1;1;0))" office:value-type="float" office:value="3" calcext:value-type="float">
            <text:p>3</text:p>
          </table:table-cell>
          <table:table-cell/>
          <table:table-cell table:style-name="ce123" table:formula="of:=SUM([.AA42:.AE42])" office:value-type="float" office:value="3" calcext:value-type="float">
            <text:p>3</text:p>
          </table:table-cell>
          <table:table-cell table:formula="of:=[$'State Data Table'.$F$54]" office:value-type="float" office:value="4" calcext:value-type="float">
            <text:p>4</text:p>
          </table:table-cell>
          <table:table-cell table:formula="of:=[.AG42]*[.AH42]" office:value-type="float" office:value="12" calcext:value-type="float">
            <text:p>12</text:p>
          </table:table-cell>
          <table:table-cell table:style-name="ce310" table:formula="of:=[.AG42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LOOR([.AN42]/2)" office:value-type="float" office:value="1" calcext:value-type="float">
            <text:p>1</text:p>
          </table:table-cell>
          <table:table-cell table:formula="of:=FLOOR([.AO42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42]" office:value-type="string" office:string-value="WY" calcext:value-type="string">
            <text:p>WY</text:p>
          </table:table-cell>
          <table:table-cell table:style-name="ce114" table:formula="of:=[$'Issues to HEX'.$J$42]" office:value-type="float" office:value="3" calcext:value-type="float">
            <text:p>3</text:p>
          </table:table-cell>
          <table:table-cell table:style-name="ce114" table:formula="of:=[$'Issues to HEX'.$K$42]" office:value-type="float" office:value="6" calcext:value-type="float">
            <text:p>6</text:p>
          </table:table-cell>
          <table:table-cell table:style-name="ce114" table:formula="of:=[$'Issues to HEX'.$L$42]" office:value-type="float" office:value="5" calcext:value-type="float">
            <text:p>5</text:p>
          </table:table-cell>
          <table:table-cell table:style-name="ce114" table:formula="of:=[$'Issues to HEX'.$M$42]" office:value-type="float" office:value="3" calcext:value-type="float">
            <text:p>3</text:p>
          </table:table-cell>
          <table:table-cell table:style-name="ce114" table:formula="of:=[$'Issues to HEX'.$N$42]" office:value-type="float" office:value="3" calcext:value-type="float">
            <text:p>3</text:p>
          </table:table-cell>
          <table:table-cell/>
          <table:table-cell table:formula="of:=ABS([.B43]-[.B$2])" office:value-type="float" office:value="1" calcext:value-type="float">
            <text:p>1</text:p>
          </table:table-cell>
          <table:table-cell table:formula="of:=ABS([.C43]-[.C$2])" office:value-type="float" office:value="4" calcext:value-type="float">
            <text:p>4</text:p>
          </table:table-cell>
          <table:table-cell table:formula="of:=ABS([.D43]-[.D$2])" office:value-type="float" office:value="4" calcext:value-type="float">
            <text:p>4</text:p>
          </table:table-cell>
          <table:table-cell table:formula="of:=ABS([.E43]-[.E$2])" office:value-type="float" office:value="1" calcext:value-type="float">
            <text:p>1</text:p>
          </table:table-cell>
          <table:table-cell table:formula="of:=ABS([.F43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43]&gt;=3;0;IF([.H43]=2;1;IF([.H43]=1;2;IF([.H43]=0;4))))))" office:value-type="float" office:value="2" calcext:value-type="float">
            <text:p>2</text:p>
          </table:table-cell>
          <table:table-cell table:style-name="ce303" table:formula="of:=IF([.C$2]=8;2;IF([.C$2]=9;-1;IF([.I43]&gt;=3;0;IF([.I43]=2;1;IF([.I43]=1;2;IF([.I43]=0;4))))))" office:value-type="float" office:value="0" calcext:value-type="float">
            <text:p>0</text:p>
          </table:table-cell>
          <table:table-cell table:style-name="ce303" table:formula="of:=IF([.D$2]=8;2;IF([.D$2]=9;-1;IF([.J43]&gt;=3;0;IF([.J43]=2;1;IF([.J43]=1;2;IF([.J43]=0;4))))))" office:value-type="float" office:value="0" calcext:value-type="float">
            <text:p>0</text:p>
          </table:table-cell>
          <table:table-cell table:style-name="ce303" table:formula="of:=IF([.E$2]=8;2;IF([.E$2]=9;-1;IF([.K43]&gt;=3;0;IF([.K43]=2;1;IF([.K43]=1;2;IF([.K43]=0;4))))))" office:value-type="float" office:value="2" calcext:value-type="float">
            <text:p>2</text:p>
          </table:table-cell>
          <table:table-cell table:style-name="ce303" table:formula="of:=IF([.F$2]=8;2;IF([.F$2]=9;-1;IF([.L43]&gt;=3;0;IF([.L43]=2;1;IF([.L43]=1;2;IF([.L43]=0;4))))))" office:value-type="float" office:value="4" calcext:value-type="float">
            <text:p>4</text:p>
          </table:table-cell>
          <table:table-cell table:style-name="ce303" table:formula="of:=SUM([.N43:.R43])" office:value-type="float" office:value="8" calcext:value-type="float">
            <text:p>8</text:p>
          </table:table-cell>
          <table:table-cell table:style-name="ce303" table:formula="of:=FLOOR([.S43]/2)" office:value-type="float" office:value="4" calcext:value-type="float">
            <text:p>4</text:p>
          </table:table-cell>
          <table:table-cell table:formula="of:=IF([.T43]&lt;0;0;[.T43])" office:value-type="float" office:value="4" calcext:value-type="float">
            <text:p>4</text:p>
          </table:table-cell>
          <table:table-cell table:style-name="ce306" table:formula="of:=[.U43]/10" office:value-type="float" office:value="0.4" calcext:value-type="float">
            <text:p>0.4</text:p>
          </table:table-cell>
          <table:table-cell table:style-name="ce307"/>
          <table:table-cell/>
          <table:table-cell table:formula="of:=[.U43]*[.AH43]" office:value-type="float" office:value="12" calcext:value-type="float">
            <text:p>12</text:p>
          </table:table-cell>
          <table:table-cell table:style-name="ce306"/>
          <table:table-cell table:formula="of:=IF([.H43]=0;3;IF([.H43]=1;1;0))" office:value-type="float" office:value="1" calcext:value-type="float">
            <text:p>1</text:p>
          </table:table-cell>
          <table:table-cell table:formula="of:=IF([.I43]=0;3;IF([.I43]=1;1;0))" office:value-type="float" office:value="0" calcext:value-type="float">
            <text:p>0</text:p>
          </table:table-cell>
          <table:table-cell table:formula="of:=IF([.J43]=0;3;IF([.J43]=1;1;0))" office:value-type="float" office:value="0" calcext:value-type="float">
            <text:p>0</text:p>
          </table:table-cell>
          <table:table-cell table:formula="of:=IF([.K43]=0;3;IF([.K43]=1;1;0))" office:value-type="float" office:value="1" calcext:value-type="float">
            <text:p>1</text:p>
          </table:table-cell>
          <table:table-cell table:formula="of:=IF([.L43]=0;3;IF([.L43]=1;1;0))" office:value-type="float" office:value="3" calcext:value-type="float">
            <text:p>3</text:p>
          </table:table-cell>
          <table:table-cell/>
          <table:table-cell table:style-name="ce123" table:formula="of:=SUM([.AA43:.AE43])" office:value-type="float" office:value="5" calcext:value-type="float">
            <text:p>5</text:p>
          </table:table-cell>
          <table:table-cell table:formula="of:=[$'State Data Table'.$F$55]" office:value-type="float" office:value="3" calcext:value-type="float">
            <text:p>3</text:p>
          </table:table-cell>
          <table:table-cell table:formula="of:=[.AG43]*[.AH43]" office:value-type="float" office:value="15" calcext:value-type="float">
            <text:p>15</text:p>
          </table:table-cell>
          <table:table-cell table:style-name="ce310" table:formula="of:=[.AG43]/15" office:value-type="float" office:value="0.333333333333333" calcext:value-type="float">
            <text:p>0.333333333333333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43]/2)" office:value-type="float" office:value="2" calcext:value-type="float">
            <text:p>2</text:p>
          </table:table-cell>
          <table:table-cell table:formula="of:=FLOOR([.AO43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43]" office:value-type="string" office:string-value="CO" calcext:value-type="string">
            <text:p>CO</text:p>
          </table:table-cell>
          <table:table-cell table:style-name="ce114" table:formula="of:=[$'Issues to HEX'.$J$43]" office:value-type="float" office:value="3" calcext:value-type="float">
            <text:p>3</text:p>
          </table:table-cell>
          <table:table-cell table:style-name="ce114" table:formula="of:=[$'Issues to HEX'.$K$43]" office:value-type="float" office:value="3" calcext:value-type="float">
            <text:p>3</text:p>
          </table:table-cell>
          <table:table-cell table:style-name="ce114" table:formula="of:=[$'Issues to HEX'.$L$43]" office:value-type="float" office:value="6" calcext:value-type="float">
            <text:p>6</text:p>
          </table:table-cell>
          <table:table-cell table:style-name="ce114" table:formula="of:=[$'Issues to HEX'.$M$43]" office:value-type="float" office:value="5" calcext:value-type="float">
            <text:p>5</text:p>
          </table:table-cell>
          <table:table-cell table:style-name="ce114" table:formula="of:=[$'Issues to HEX'.$N$43]" office:value-type="float" office:value="4" calcext:value-type="float">
            <text:p>4</text:p>
          </table:table-cell>
          <table:table-cell/>
          <table:table-cell table:formula="of:=ABS([.B44]-[.B$2])" office:value-type="float" office:value="1" calcext:value-type="float">
            <text:p>1</text:p>
          </table:table-cell>
          <table:table-cell table:formula="of:=ABS([.C44]-[.C$2])" office:value-type="float" office:value="1" calcext:value-type="float">
            <text:p>1</text:p>
          </table:table-cell>
          <table:table-cell table:formula="of:=ABS([.D44]-[.D$2])" office:value-type="float" office:value="5" calcext:value-type="float">
            <text:p>5</text:p>
          </table:table-cell>
          <table:table-cell table:formula="of:=ABS([.E44]-[.E$2])" office:value-type="float" office:value="3" calcext:value-type="float">
            <text:p>3</text:p>
          </table:table-cell>
          <table:table-cell table:formula="of:=ABS([.F44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44]&gt;=3;0;IF([.H44]=2;1;IF([.H44]=1;2;IF([.H44]=0;4))))))" office:value-type="float" office:value="2" calcext:value-type="float">
            <text:p>2</text:p>
          </table:table-cell>
          <table:table-cell table:style-name="ce303" table:formula="of:=IF([.C$2]=8;2;IF([.C$2]=9;-1;IF([.I44]&gt;=3;0;IF([.I44]=2;1;IF([.I44]=1;2;IF([.I44]=0;4))))))" office:value-type="float" office:value="2" calcext:value-type="float">
            <text:p>2</text:p>
          </table:table-cell>
          <table:table-cell table:style-name="ce303" table:formula="of:=IF([.D$2]=8;2;IF([.D$2]=9;-1;IF([.J44]&gt;=3;0;IF([.J44]=2;1;IF([.J44]=1;2;IF([.J44]=0;4))))))" office:value-type="float" office:value="0" calcext:value-type="float">
            <text:p>0</text:p>
          </table:table-cell>
          <table:table-cell table:style-name="ce303" table:formula="of:=IF([.E$2]=8;2;IF([.E$2]=9;-1;IF([.K44]&gt;=3;0;IF([.K44]=2;1;IF([.K44]=1;2;IF([.K44]=0;4))))))" office:value-type="float" office:value="0" calcext:value-type="float">
            <text:p>0</text:p>
          </table:table-cell>
          <table:table-cell table:style-name="ce303" table:formula="of:=IF([.F$2]=8;2;IF([.F$2]=9;-1;IF([.L44]&gt;=3;0;IF([.L44]=2;1;IF([.L44]=1;2;IF([.L44]=0;4))))))" office:value-type="float" office:value="2" calcext:value-type="float">
            <text:p>2</text:p>
          </table:table-cell>
          <table:table-cell table:style-name="ce303" table:formula="of:=SUM([.N44:.R44])" office:value-type="float" office:value="6" calcext:value-type="float">
            <text:p>6</text:p>
          </table:table-cell>
          <table:table-cell table:style-name="ce303" table:formula="of:=FLOOR([.S44]/2)" office:value-type="float" office:value="3" calcext:value-type="float">
            <text:p>3</text:p>
          </table:table-cell>
          <table:table-cell table:formula="of:=IF([.T44]&lt;0;0;[.T44])" office:value-type="float" office:value="3" calcext:value-type="float">
            <text:p>3</text:p>
          </table:table-cell>
          <table:table-cell table:style-name="ce306" table:formula="of:=[.U44]/10" office:value-type="float" office:value="0.3" calcext:value-type="float">
            <text:p>0.3</text:p>
          </table:table-cell>
          <table:table-cell table:style-name="ce307"/>
          <table:table-cell/>
          <table:table-cell table:formula="of:=[.U44]*[.AH44]" office:value-type="float" office:value="30" calcext:value-type="float">
            <text:p>30</text:p>
          </table:table-cell>
          <table:table-cell table:style-name="ce306"/>
          <table:table-cell table:formula="of:=IF([.H44]=0;3;IF([.H44]=1;1;0))" office:value-type="float" office:value="1" calcext:value-type="float">
            <text:p>1</text:p>
          </table:table-cell>
          <table:table-cell table:formula="of:=IF([.I44]=0;3;IF([.I44]=1;1;0))" office:value-type="float" office:value="1" calcext:value-type="float">
            <text:p>1</text:p>
          </table:table-cell>
          <table:table-cell table:formula="of:=IF([.J44]=0;3;IF([.J44]=1;1;0))" office:value-type="float" office:value="0" calcext:value-type="float">
            <text:p>0</text:p>
          </table:table-cell>
          <table:table-cell table:formula="of:=IF([.K44]=0;3;IF([.K44]=1;1;0))" office:value-type="float" office:value="0" calcext:value-type="float">
            <text:p>0</text:p>
          </table:table-cell>
          <table:table-cell table:formula="of:=IF([.L44]=0;3;IF([.L44]=1;1;0))" office:value-type="float" office:value="1" calcext:value-type="float">
            <text:p>1</text:p>
          </table:table-cell>
          <table:table-cell/>
          <table:table-cell table:style-name="ce123" table:formula="of:=SUM([.AA44:.AE44])" office:value-type="float" office:value="3" calcext:value-type="float">
            <text:p>3</text:p>
          </table:table-cell>
          <table:table-cell table:formula="of:=[$'State Data Table'.$F$56]" office:value-type="float" office:value="10" calcext:value-type="float">
            <text:p>10</text:p>
          </table:table-cell>
          <table:table-cell table:formula="of:=[.AG44]*[.AH44]" office:value-type="float" office:value="30" calcext:value-type="float">
            <text:p>30</text:p>
          </table:table-cell>
          <table:table-cell table:style-name="ce310" table:formula="of:=[.AG44]/15" office:value-type="float" office:value="0.2" calcext:value-type="float">
            <text:p>0.2</text:p>
          </table:table-cell>
          <table:table-cell table:style-name="ce311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FLOOR([.AN44]/2)" office:value-type="float" office:value="2" calcext:value-type="float">
            <text:p>2</text:p>
          </table:table-cell>
          <table:table-cell table:formula="of:=FLOOR([.AO44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44]" office:value-type="string" office:string-value="NM" calcext:value-type="string">
            <text:p>NM</text:p>
          </table:table-cell>
          <table:table-cell table:style-name="ce114" table:formula="of:=[$'Issues to HEX'.$J$44]" office:value-type="float" office:value="4" calcext:value-type="float">
            <text:p>4</text:p>
          </table:table-cell>
          <table:table-cell table:style-name="ce114" table:formula="of:=[$'Issues to HEX'.$K$44]" office:value-type="float" office:value="3" calcext:value-type="float">
            <text:p>3</text:p>
          </table:table-cell>
          <table:table-cell table:style-name="ce114" table:formula="of:=[$'Issues to HEX'.$L$44]" office:value-type="float" office:value="5" calcext:value-type="float">
            <text:p>5</text:p>
          </table:table-cell>
          <table:table-cell table:style-name="ce114" table:formula="of:=[$'Issues to HEX'.$M$44]" office:value-type="float" office:value="6" calcext:value-type="float">
            <text:p>6</text:p>
          </table:table-cell>
          <table:table-cell table:style-name="ce114" table:formula="of:=[$'Issues to HEX'.$N$44]" office:value-type="float" office:value="5" calcext:value-type="float">
            <text:p>5</text:p>
          </table:table-cell>
          <table:table-cell/>
          <table:table-cell table:formula="of:=ABS([.B45]-[.B$2])" office:value-type="float" office:value="2" calcext:value-type="float">
            <text:p>2</text:p>
          </table:table-cell>
          <table:table-cell table:formula="of:=ABS([.C45]-[.C$2])" office:value-type="float" office:value="1" calcext:value-type="float">
            <text:p>1</text:p>
          </table:table-cell>
          <table:table-cell table:formula="of:=ABS([.D45]-[.D$2])" office:value-type="float" office:value="4" calcext:value-type="float">
            <text:p>4</text:p>
          </table:table-cell>
          <table:table-cell table:formula="of:=ABS([.E45]-[.E$2])" office:value-type="float" office:value="4" calcext:value-type="float">
            <text:p>4</text:p>
          </table:table-cell>
          <table:table-cell table:formula="of:=ABS([.F45]-[.F$2])" office:value-type="float" office:value="2" calcext:value-type="float">
            <text:p>2</text:p>
          </table:table-cell>
          <table:table-cell/>
          <table:table-cell table:style-name="ce303" table:formula="of:=IF([.B$2]=8;2;IF([.B$2]=9;-1;IF([.H45]&gt;=3;0;IF([.H45]=2;1;IF([.H45]=1;2;IF([.H45]=0;4))))))" office:value-type="float" office:value="1" calcext:value-type="float">
            <text:p>1</text:p>
          </table:table-cell>
          <table:table-cell table:style-name="ce303" table:formula="of:=IF([.C$2]=8;2;IF([.C$2]=9;-1;IF([.I45]&gt;=3;0;IF([.I45]=2;1;IF([.I45]=1;2;IF([.I45]=0;4))))))" office:value-type="float" office:value="2" calcext:value-type="float">
            <text:p>2</text:p>
          </table:table-cell>
          <table:table-cell table:style-name="ce303" table:formula="of:=IF([.D$2]=8;2;IF([.D$2]=9;-1;IF([.J45]&gt;=3;0;IF([.J45]=2;1;IF([.J45]=1;2;IF([.J45]=0;4))))))" office:value-type="float" office:value="0" calcext:value-type="float">
            <text:p>0</text:p>
          </table:table-cell>
          <table:table-cell table:style-name="ce303" table:formula="of:=IF([.E$2]=8;2;IF([.E$2]=9;-1;IF([.K45]&gt;=3;0;IF([.K45]=2;1;IF([.K45]=1;2;IF([.K45]=0;4))))))" office:value-type="float" office:value="0" calcext:value-type="float">
            <text:p>0</text:p>
          </table:table-cell>
          <table:table-cell table:style-name="ce303" table:formula="of:=IF([.F$2]=8;2;IF([.F$2]=9;-1;IF([.L45]&gt;=3;0;IF([.L45]=2;1;IF([.L45]=1;2;IF([.L45]=0;4))))))" office:value-type="float" office:value="1" calcext:value-type="float">
            <text:p>1</text:p>
          </table:table-cell>
          <table:table-cell table:style-name="ce303" table:formula="of:=SUM([.N45:.R45])" office:value-type="float" office:value="4" calcext:value-type="float">
            <text:p>4</text:p>
          </table:table-cell>
          <table:table-cell table:style-name="ce303" table:formula="of:=FLOOR([.S45]/2)" office:value-type="float" office:value="2" calcext:value-type="float">
            <text:p>2</text:p>
          </table:table-cell>
          <table:table-cell table:formula="of:=IF([.T45]&lt;0;0;[.T45])" office:value-type="float" office:value="2" calcext:value-type="float">
            <text:p>2</text:p>
          </table:table-cell>
          <table:table-cell table:style-name="ce306" table:formula="of:=[.U45]/10" office:value-type="float" office:value="0.2" calcext:value-type="float">
            <text:p>0.2</text:p>
          </table:table-cell>
          <table:table-cell table:style-name="ce307"/>
          <table:table-cell/>
          <table:table-cell table:formula="of:=[.U45]*[.AH45]" office:value-type="float" office:value="10" calcext:value-type="float">
            <text:p>10</text:p>
          </table:table-cell>
          <table:table-cell table:style-name="ce306"/>
          <table:table-cell table:formula="of:=IF([.H45]=0;3;IF([.H45]=1;1;0))" office:value-type="float" office:value="0" calcext:value-type="float">
            <text:p>0</text:p>
          </table:table-cell>
          <table:table-cell table:formula="of:=IF([.I45]=0;3;IF([.I45]=1;1;0))" office:value-type="float" office:value="1" calcext:value-type="float">
            <text:p>1</text:p>
          </table:table-cell>
          <table:table-cell table:formula="of:=IF([.J45]=0;3;IF([.J45]=1;1;0))" office:value-type="float" office:value="0" calcext:value-type="float">
            <text:p>0</text:p>
          </table:table-cell>
          <table:table-cell table:formula="of:=IF([.K45]=0;3;IF([.K45]=1;1;0))" office:value-type="float" office:value="0" calcext:value-type="float">
            <text:p>0</text:p>
          </table:table-cell>
          <table:table-cell table:formula="of:=IF([.L45]=0;3;IF([.L45]=1;1;0))" office:value-type="float" office:value="0" calcext:value-type="float">
            <text:p>0</text:p>
          </table:table-cell>
          <table:table-cell/>
          <table:table-cell table:style-name="ce123" table:formula="of:=SUM([.AA45:.AE45])" office:value-type="float" office:value="1" calcext:value-type="float">
            <text:p>1</text:p>
          </table:table-cell>
          <table:table-cell table:formula="of:=[$'State Data Table'.$F$57]" office:value-type="float" office:value="5" calcext:value-type="float">
            <text:p>5</text:p>
          </table:table-cell>
          <table:table-cell table:formula="of:=[.AG45]*[.AH45]" office:value-type="float" office:value="5" calcext:value-type="float">
            <text:p>5</text:p>
          </table:table-cell>
          <table:table-cell table:style-name="ce310" table:formula="of:=[.AG45]/15" office:value-type="float" office:value="0.0666666666666667" calcext:value-type="float">
            <text:p>0.0666666666666667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45]/2)" office:value-type="float" office:value="2" calcext:value-type="float">
            <text:p>2</text:p>
          </table:table-cell>
          <table:table-cell table:formula="of:=FLOOR([.AO45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45]" office:value-type="string" office:string-value="AZ" calcext:value-type="string">
            <text:p>AZ</text:p>
          </table:table-cell>
          <table:table-cell table:style-name="ce114" table:formula="of:=[$'Issues to HEX'.$J$45]" office:value-type="float" office:value="5" calcext:value-type="float">
            <text:p>5</text:p>
          </table:table-cell>
          <table:table-cell table:style-name="ce114" table:formula="of:=[$'Issues to HEX'.$K$45]" office:value-type="float" office:value="4" calcext:value-type="float">
            <text:p>4</text:p>
          </table:table-cell>
          <table:table-cell table:style-name="ce114" table:formula="of:=[$'Issues to HEX'.$L$45]" office:value-type="float" office:value="4" calcext:value-type="float">
            <text:p>4</text:p>
          </table:table-cell>
          <table:table-cell table:style-name="ce114" table:formula="of:=[$'Issues to HEX'.$M$45]" office:value-type="float" office:value="6" calcext:value-type="float">
            <text:p>6</text:p>
          </table:table-cell>
          <table:table-cell table:style-name="ce114" table:formula="of:=[$'Issues to HEX'.$N$45]" office:value-type="float" office:value="5" calcext:value-type="float">
            <text:p>5</text:p>
          </table:table-cell>
          <table:table-cell/>
          <table:table-cell table:formula="of:=ABS([.B46]-[.B$2])" office:value-type="float" office:value="3" calcext:value-type="float">
            <text:p>3</text:p>
          </table:table-cell>
          <table:table-cell table:formula="of:=ABS([.C46]-[.C$2])" office:value-type="float" office:value="2" calcext:value-type="float">
            <text:p>2</text:p>
          </table:table-cell>
          <table:table-cell table:formula="of:=ABS([.D46]-[.D$2])" office:value-type="float" office:value="3" calcext:value-type="float">
            <text:p>3</text:p>
          </table:table-cell>
          <table:table-cell table:formula="of:=ABS([.E46]-[.E$2])" office:value-type="float" office:value="4" calcext:value-type="float">
            <text:p>4</text:p>
          </table:table-cell>
          <table:table-cell table:formula="of:=ABS([.F46]-[.F$2])" office:value-type="float" office:value="2" calcext:value-type="float">
            <text:p>2</text:p>
          </table:table-cell>
          <table:table-cell/>
          <table:table-cell table:style-name="ce303" table:formula="of:=IF([.B$2]=8;2;IF([.B$2]=9;-1;IF([.H46]&gt;=3;0;IF([.H46]=2;1;IF([.H46]=1;2;IF([.H46]=0;4))))))" office:value-type="float" office:value="0" calcext:value-type="float">
            <text:p>0</text:p>
          </table:table-cell>
          <table:table-cell table:style-name="ce303" table:formula="of:=IF([.C$2]=8;2;IF([.C$2]=9;-1;IF([.I46]&gt;=3;0;IF([.I46]=2;1;IF([.I46]=1;2;IF([.I46]=0;4))))))" office:value-type="float" office:value="1" calcext:value-type="float">
            <text:p>1</text:p>
          </table:table-cell>
          <table:table-cell table:style-name="ce303" table:formula="of:=IF([.D$2]=8;2;IF([.D$2]=9;-1;IF([.J46]&gt;=3;0;IF([.J46]=2;1;IF([.J46]=1;2;IF([.J46]=0;4))))))" office:value-type="float" office:value="0" calcext:value-type="float">
            <text:p>0</text:p>
          </table:table-cell>
          <table:table-cell table:style-name="ce303" table:formula="of:=IF([.E$2]=8;2;IF([.E$2]=9;-1;IF([.K46]&gt;=3;0;IF([.K46]=2;1;IF([.K46]=1;2;IF([.K46]=0;4))))))" office:value-type="float" office:value="0" calcext:value-type="float">
            <text:p>0</text:p>
          </table:table-cell>
          <table:table-cell table:style-name="ce303" table:formula="of:=IF([.F$2]=8;2;IF([.F$2]=9;-1;IF([.L46]&gt;=3;0;IF([.L46]=2;1;IF([.L46]=1;2;IF([.L46]=0;4))))))" office:value-type="float" office:value="1" calcext:value-type="float">
            <text:p>1</text:p>
          </table:table-cell>
          <table:table-cell table:style-name="ce303" table:formula="of:=SUM([.N46:.R46])" office:value-type="float" office:value="2" calcext:value-type="float">
            <text:p>2</text:p>
          </table:table-cell>
          <table:table-cell table:style-name="ce303" table:formula="of:=FLOOR([.S46]/2)" office:value-type="float" office:value="1" calcext:value-type="float">
            <text:p>1</text:p>
          </table:table-cell>
          <table:table-cell table:formula="of:=IF([.T46]&lt;0;0;[.T46])" office:value-type="float" office:value="1" calcext:value-type="float">
            <text:p>1</text:p>
          </table:table-cell>
          <table:table-cell table:style-name="ce306" table:formula="of:=[.U46]/10" office:value-type="float" office:value="0.1" calcext:value-type="float">
            <text:p>0.1</text:p>
          </table:table-cell>
          <table:table-cell table:style-name="ce307"/>
          <table:table-cell/>
          <table:table-cell table:formula="of:=[.U46]*[.AH46]" office:value-type="float" office:value="11" calcext:value-type="float">
            <text:p>11</text:p>
          </table:table-cell>
          <table:table-cell table:style-name="ce306"/>
          <table:table-cell table:formula="of:=IF([.H46]=0;3;IF([.H46]=1;1;0))" office:value-type="float" office:value="0" calcext:value-type="float">
            <text:p>0</text:p>
          </table:table-cell>
          <table:table-cell table:formula="of:=IF([.I46]=0;3;IF([.I46]=1;1;0))" office:value-type="float" office:value="0" calcext:value-type="float">
            <text:p>0</text:p>
          </table:table-cell>
          <table:table-cell table:formula="of:=IF([.J46]=0;3;IF([.J46]=1;1;0))" office:value-type="float" office:value="0" calcext:value-type="float">
            <text:p>0</text:p>
          </table:table-cell>
          <table:table-cell table:formula="of:=IF([.K46]=0;3;IF([.K46]=1;1;0))" office:value-type="float" office:value="0" calcext:value-type="float">
            <text:p>0</text:p>
          </table:table-cell>
          <table:table-cell table:formula="of:=IF([.L46]=0;3;IF([.L46]=1;1;0))" office:value-type="float" office:value="0" calcext:value-type="float">
            <text:p>0</text:p>
          </table:table-cell>
          <table:table-cell/>
          <table:table-cell table:style-name="ce123" table:formula="of:=SUM([.AA46:.AE46])" office:value-type="float" office:value="0" calcext:value-type="float">
            <text:p>0</text:p>
          </table:table-cell>
          <table:table-cell table:formula="of:=[$'State Data Table'.$F$58]" office:value-type="float" office:value="11" calcext:value-type="float">
            <text:p>11</text:p>
          </table:table-cell>
          <table:table-cell table:formula="of:=[.AG46]*[.AH46]" office:value-type="float" office:value="0" calcext:value-type="float">
            <text:p>0</text:p>
          </table:table-cell>
          <table:table-cell table:style-name="ce310" table:formula="of:=[.AG46]/15" office:value-type="float" office:value="0" calcext:value-type="float">
            <text:p>0</text:p>
          </table:table-cell>
          <table:table-cell table:style-name="ce311"/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formula="of:=FLOOR([.AN46]/2)" office:value-type="float" office:value="2" calcext:value-type="float">
            <text:p>2</text:p>
          </table:table-cell>
          <table:table-cell table:formula="of:=FLOOR([.AO46]/2)" office:value-type="float" office:value="2" calcext:value-type="float">
            <text:p>2</text:p>
          </table:table-cell>
        </table:table-row>
        <table:table-row table:style-name="ro1">
          <table:table-cell table:style-name="ce299" table:formula="of:=[$'Issues to HEX'.$I$46]" office:value-type="string" office:string-value="UT" calcext:value-type="string">
            <text:p>UT</text:p>
          </table:table-cell>
          <table:table-cell table:style-name="ce114" table:formula="of:=[$'Issues to HEX'.$J$46]" office:value-type="float" office:value="4" calcext:value-type="float">
            <text:p>4</text:p>
          </table:table-cell>
          <table:table-cell table:style-name="ce114" table:formula="of:=[$'Issues to HEX'.$K$46]" office:value-type="float" office:value="5" calcext:value-type="float">
            <text:p>5</text:p>
          </table:table-cell>
          <table:table-cell table:style-name="ce114" table:formula="of:=[$'Issues to HEX'.$L$46]" office:value-type="float" office:value="6" calcext:value-type="float">
            <text:p>6</text:p>
          </table:table-cell>
          <table:table-cell table:style-name="ce114" table:formula="of:=[$'Issues to HEX'.$M$46]" office:value-type="float" office:value="6" calcext:value-type="float">
            <text:p>6</text:p>
          </table:table-cell>
          <table:table-cell table:style-name="ce114" table:formula="of:=[$'Issues to HEX'.$N$46]" office:value-type="float" office:value="4" calcext:value-type="float">
            <text:p>4</text:p>
          </table:table-cell>
          <table:table-cell/>
          <table:table-cell table:formula="of:=ABS([.B47]-[.B$2])" office:value-type="float" office:value="2" calcext:value-type="float">
            <text:p>2</text:p>
          </table:table-cell>
          <table:table-cell table:formula="of:=ABS([.C47]-[.C$2])" office:value-type="float" office:value="3" calcext:value-type="float">
            <text:p>3</text:p>
          </table:table-cell>
          <table:table-cell table:formula="of:=ABS([.D47]-[.D$2])" office:value-type="float" office:value="5" calcext:value-type="float">
            <text:p>5</text:p>
          </table:table-cell>
          <table:table-cell table:formula="of:=ABS([.E47]-[.E$2])" office:value-type="float" office:value="4" calcext:value-type="float">
            <text:p>4</text:p>
          </table:table-cell>
          <table:table-cell table:formula="of:=ABS([.F47]-[.F$2])" office:value-type="float" office:value="1" calcext:value-type="float">
            <text:p>1</text:p>
          </table:table-cell>
          <table:table-cell/>
          <table:table-cell table:style-name="ce303" table:formula="of:=IF([.B$2]=8;2;IF([.B$2]=9;-1;IF([.H47]&gt;=3;0;IF([.H47]=2;1;IF([.H47]=1;2;IF([.H47]=0;4))))))" office:value-type="float" office:value="1" calcext:value-type="float">
            <text:p>1</text:p>
          </table:table-cell>
          <table:table-cell table:style-name="ce303" table:formula="of:=IF([.C$2]=8;2;IF([.C$2]=9;-1;IF([.I47]&gt;=3;0;IF([.I47]=2;1;IF([.I47]=1;2;IF([.I47]=0;4))))))" office:value-type="float" office:value="0" calcext:value-type="float">
            <text:p>0</text:p>
          </table:table-cell>
          <table:table-cell table:style-name="ce303" table:formula="of:=IF([.D$2]=8;2;IF([.D$2]=9;-1;IF([.J47]&gt;=3;0;IF([.J47]=2;1;IF([.J47]=1;2;IF([.J47]=0;4))))))" office:value-type="float" office:value="0" calcext:value-type="float">
            <text:p>0</text:p>
          </table:table-cell>
          <table:table-cell table:style-name="ce303" table:formula="of:=IF([.E$2]=8;2;IF([.E$2]=9;-1;IF([.K47]&gt;=3;0;IF([.K47]=2;1;IF([.K47]=1;2;IF([.K47]=0;4))))))" office:value-type="float" office:value="0" calcext:value-type="float">
            <text:p>0</text:p>
          </table:table-cell>
          <table:table-cell table:style-name="ce303" table:formula="of:=IF([.F$2]=8;2;IF([.F$2]=9;-1;IF([.L47]&gt;=3;0;IF([.L47]=2;1;IF([.L47]=1;2;IF([.L47]=0;4))))))" office:value-type="float" office:value="2" calcext:value-type="float">
            <text:p>2</text:p>
          </table:table-cell>
          <table:table-cell table:style-name="ce303" table:formula="of:=SUM([.N47:.R47])" office:value-type="float" office:value="3" calcext:value-type="float">
            <text:p>3</text:p>
          </table:table-cell>
          <table:table-cell table:style-name="ce303" table:formula="of:=FLOOR([.S47]/2)" office:value-type="float" office:value="1" calcext:value-type="float">
            <text:p>1</text:p>
          </table:table-cell>
          <table:table-cell table:formula="of:=IF([.T47]&lt;0;0;[.T47])" office:value-type="float" office:value="1" calcext:value-type="float">
            <text:p>1</text:p>
          </table:table-cell>
          <table:table-cell table:style-name="ce306" table:formula="of:=[.U47]/10" office:value-type="float" office:value="0.1" calcext:value-type="float">
            <text:p>0.1</text:p>
          </table:table-cell>
          <table:table-cell table:style-name="ce307"/>
          <table:table-cell/>
          <table:table-cell table:formula="of:=[.U47]*[.AH47]" office:value-type="float" office:value="6" calcext:value-type="float">
            <text:p>6</text:p>
          </table:table-cell>
          <table:table-cell table:style-name="ce306"/>
          <table:table-cell table:formula="of:=IF([.H47]=0;3;IF([.H47]=1;1;0))" office:value-type="float" office:value="0" calcext:value-type="float">
            <text:p>0</text:p>
          </table:table-cell>
          <table:table-cell table:formula="of:=IF([.I47]=0;3;IF([.I47]=1;1;0))" office:value-type="float" office:value="0" calcext:value-type="float">
            <text:p>0</text:p>
          </table:table-cell>
          <table:table-cell table:formula="of:=IF([.J47]=0;3;IF([.J47]=1;1;0))" office:value-type="float" office:value="0" calcext:value-type="float">
            <text:p>0</text:p>
          </table:table-cell>
          <table:table-cell table:formula="of:=IF([.K47]=0;3;IF([.K47]=1;1;0))" office:value-type="float" office:value="0" calcext:value-type="float">
            <text:p>0</text:p>
          </table:table-cell>
          <table:table-cell table:formula="of:=IF([.L47]=0;3;IF([.L47]=1;1;0))" office:value-type="float" office:value="1" calcext:value-type="float">
            <text:p>1</text:p>
          </table:table-cell>
          <table:table-cell/>
          <table:table-cell table:style-name="ce123" table:formula="of:=SUM([.AA47:.AE47])" office:value-type="float" office:value="1" calcext:value-type="float">
            <text:p>1</text:p>
          </table:table-cell>
          <table:table-cell table:formula="of:=[$'State Data Table'.$F$59]" office:value-type="float" office:value="6" calcext:value-type="float">
            <text:p>6</text:p>
          </table:table-cell>
          <table:table-cell table:formula="of:=[.AG47]*[.AH47]" office:value-type="float" office:value="6" calcext:value-type="float">
            <text:p>6</text:p>
          </table:table-cell>
          <table:table-cell table:style-name="ce310" table:formula="of:=[.AG47]/15" office:value-type="float" office:value="0.0666666666666667" calcext:value-type="float">
            <text:p>0.0666666666666667</text:p>
          </table:table-cell>
          <table:table-cell table:style-name="ce311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FLOOR([.AN47]/2)" office:value-type="float" office:value="3" calcext:value-type="float">
            <text:p>3</text:p>
          </table:table-cell>
          <table:table-cell table:formula="of:=FLOOR([.AO47]/2)" office:value-type="float" office:value="2" calcext:value-type="float">
            <text:p>2</text:p>
          </table:table-cell>
        </table:table-row>
        <table:table-row table:style-name="ro1">
          <table:table-cell table:style-name="ce300" table:formula="of:=[$'Issues to HEX'.$I$47]" office:value-type="string" office:string-value="NV" calcext:value-type="string">
            <text:p>NV</text:p>
          </table:table-cell>
          <table:table-cell table:style-name="ce302" table:formula="of:=[$'Issues to HEX'.$J$47]" office:value-type="float" office:value="5" calcext:value-type="float">
            <text:p>5</text:p>
          </table:table-cell>
          <table:table-cell table:style-name="ce302" table:formula="of:=[$'Issues to HEX'.$K$47]" office:value-type="float" office:value="3" calcext:value-type="float">
            <text:p>3</text:p>
          </table:table-cell>
          <table:table-cell table:style-name="ce302" table:formula="of:=[$'Issues to HEX'.$L$47]" office:value-type="float" office:value="6" calcext:value-type="float">
            <text:p>6</text:p>
          </table:table-cell>
          <table:table-cell table:style-name="ce302" table:formula="of:=[$'Issues to HEX'.$M$47]" office:value-type="float" office:value="6" calcext:value-type="float">
            <text:p>6</text:p>
          </table:table-cell>
          <table:table-cell table:style-name="ce302" table:formula="of:=[$'Issues to HEX'.$N$47]" office:value-type="float" office:value="3" calcext:value-type="float">
            <text:p>3</text:p>
          </table:table-cell>
          <table:table-cell table:style-name="ce304"/>
          <table:table-cell table:style-name="ce304" table:formula="of:=ABS([.B48]-[.B$2])" office:value-type="float" office:value="3" calcext:value-type="float">
            <text:p>3</text:p>
          </table:table-cell>
          <table:table-cell table:style-name="ce304" table:formula="of:=ABS([.C48]-[.C$2])" office:value-type="float" office:value="1" calcext:value-type="float">
            <text:p>1</text:p>
          </table:table-cell>
          <table:table-cell table:style-name="ce304" table:formula="of:=ABS([.D48]-[.D$2])" office:value-type="float" office:value="5" calcext:value-type="float">
            <text:p>5</text:p>
          </table:table-cell>
          <table:table-cell table:style-name="ce304" table:formula="of:=ABS([.E48]-[.E$2])" office:value-type="float" office:value="4" calcext:value-type="float">
            <text:p>4</text:p>
          </table:table-cell>
          <table:table-cell table:style-name="ce304" table:formula="of:=ABS([.F48]-[.F$2])" office:value-type="float" office:value="0" calcext:value-type="float">
            <text:p>0</text:p>
          </table:table-cell>
          <table:table-cell table:style-name="ce304"/>
          <table:table-cell table:style-name="ce303" table:formula="of:=IF([.B$2]=8;2;IF([.B$2]=9;-1;IF([.H48]&gt;=3;0;IF([.H48]=2;1;IF([.H48]=1;2;IF([.H48]=0;4))))))" office:value-type="float" office:value="0" calcext:value-type="float">
            <text:p>0</text:p>
          </table:table-cell>
          <table:table-cell table:style-name="ce303" table:formula="of:=IF([.C$2]=8;2;IF([.C$2]=9;-1;IF([.I48]&gt;=3;0;IF([.I48]=2;1;IF([.I48]=1;2;IF([.I48]=0;4))))))" office:value-type="float" office:value="2" calcext:value-type="float">
            <text:p>2</text:p>
          </table:table-cell>
          <table:table-cell table:style-name="ce303" table:formula="of:=IF([.D$2]=8;2;IF([.D$2]=9;-1;IF([.J48]&gt;=3;0;IF([.J48]=2;1;IF([.J48]=1;2;IF([.J48]=0;4))))))" office:value-type="float" office:value="0" calcext:value-type="float">
            <text:p>0</text:p>
          </table:table-cell>
          <table:table-cell table:style-name="ce303" table:formula="of:=IF([.E$2]=8;2;IF([.E$2]=9;-1;IF([.K48]&gt;=3;0;IF([.K48]=2;1;IF([.K48]=1;2;IF([.K48]=0;4))))))" office:value-type="float" office:value="0" calcext:value-type="float">
            <text:p>0</text:p>
          </table:table-cell>
          <table:table-cell table:style-name="ce303" table:formula="of:=IF([.F$2]=8;2;IF([.F$2]=9;-1;IF([.L48]&gt;=3;0;IF([.L48]=2;1;IF([.L48]=1;2;IF([.L48]=0;4))))))" office:value-type="float" office:value="4" calcext:value-type="float">
            <text:p>4</text:p>
          </table:table-cell>
          <table:table-cell table:style-name="ce303" table:formula="of:=SUM([.N48:.R48])" office:value-type="float" office:value="6" calcext:value-type="float">
            <text:p>6</text:p>
          </table:table-cell>
          <table:table-cell table:style-name="ce303" table:formula="of:=FLOOR([.S48]/2)" office:value-type="float" office:value="3" calcext:value-type="float">
            <text:p>3</text:p>
          </table:table-cell>
          <table:table-cell table:formula="of:=IF([.T48]&lt;0;0;[.T48])" office:value-type="float" office:value="3" calcext:value-type="float">
            <text:p>3</text:p>
          </table:table-cell>
          <table:table-cell table:style-name="ce306" table:formula="of:=[.U48]/10" office:value-type="float" office:value="0.3" calcext:value-type="float">
            <text:p>0.3</text:p>
          </table:table-cell>
          <table:table-cell table:style-name="ce307" table:formula="of:=AVERAGE([.V41:.V48])" office:value-type="float" office:value="0.2375" calcext:value-type="float">
            <text:p>0.2375</text:p>
          </table:table-cell>
          <table:table-cell office:value-type="float" office:value="8" calcext:value-type="float">
            <text:p>8</text:p>
          </table:table-cell>
          <table:table-cell table:formula="of:=[.U48]*[.AH48]" office:value-type="float" office:value="18" calcext:value-type="float">
            <text:p>18</text:p>
          </table:table-cell>
          <table:table-cell table:style-name="ce306"/>
          <table:table-cell table:style-name="ce304" table:formula="of:=IF([.H48]=0;3;IF([.H48]=1;1;0))" office:value-type="float" office:value="0" calcext:value-type="float">
            <text:p>0</text:p>
          </table:table-cell>
          <table:table-cell table:style-name="ce304" table:formula="of:=IF([.I48]=0;3;IF([.I48]=1;1;0))" office:value-type="float" office:value="1" calcext:value-type="float">
            <text:p>1</text:p>
          </table:table-cell>
          <table:table-cell table:style-name="ce304" table:formula="of:=IF([.J48]=0;3;IF([.J48]=1;1;0))" office:value-type="float" office:value="0" calcext:value-type="float">
            <text:p>0</text:p>
          </table:table-cell>
          <table:table-cell table:style-name="ce304" table:formula="of:=IF([.K48]=0;3;IF([.K48]=1;1;0))" office:value-type="float" office:value="0" calcext:value-type="float">
            <text:p>0</text:p>
          </table:table-cell>
          <table:table-cell table:style-name="ce304" table:formula="of:=IF([.L48]=0;3;IF([.L48]=1;1;0))" office:value-type="float" office:value="3" calcext:value-type="float">
            <text:p>3</text:p>
          </table:table-cell>
          <table:table-cell table:style-name="ce304"/>
          <table:table-cell table:style-name="ce309" table:formula="of:=SUM([.AA48:.AE48])" office:value-type="float" office:value="4" calcext:value-type="float">
            <text:p>4</text:p>
          </table:table-cell>
          <table:table-cell table:formula="of:=[$'State Data Table'.$F$60]" office:value-type="float" office:value="6" calcext:value-type="float">
            <text:p>6</text:p>
          </table:table-cell>
          <table:table-cell table:formula="of:=[.AG48]*[.AH48]" office:value-type="float" office:value="24" calcext:value-type="float">
            <text:p>24</text:p>
          </table:table-cell>
          <table:table-cell table:style-name="ce310" table:formula="of:=[.AG48]/15" office:value-type="float" office:value="0.266666666666667" calcext:value-type="float">
            <text:p>0.266666666666667</text:p>
          </table:table-cell>
          <table:table-cell table:style-name="ce311" table:formula="of:=AVERAGE([.AJ41:.AJ48])" office:value-type="float" office:value="0.175" calcext:value-type="float">
            <text:p>0.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FLOOR([.AN48]/2)" office:value-type="float" office:value="1" calcext:value-type="float">
            <text:p>1</text:p>
          </table:table-cell>
          <table:table-cell table:formula="of:=FLOOR([.AO48]/2)" office:value-type="float" office:value="1" calcext:value-type="float">
            <text:p>1</text:p>
          </table:table-cell>
        </table:table-row>
        <table:table-row table:style-name="ro1">
          <table:table-cell table:style-name="ce298" table:formula="of:=[$'Issues to HEX'.$I$48]" office:value-type="string" office:string-value="WA" calcext:value-type="string">
            <text:p>WA</text:p>
          </table:table-cell>
          <table:table-cell table:style-name="ce301" table:formula="of:=[$'Issues to HEX'.$J$48]" office:value-type="float" office:value="3" calcext:value-type="float">
            <text:p>3</text:p>
          </table:table-cell>
          <table:table-cell table:style-name="ce301" table:formula="of:=[$'Issues to HEX'.$K$48]" office:value-type="float" office:value="2" calcext:value-type="float">
            <text:p>2</text:p>
          </table:table-cell>
          <table:table-cell table:style-name="ce301" table:formula="of:=[$'Issues to HEX'.$L$48]" office:value-type="float" office:value="2" calcext:value-type="float">
            <text:p>2</text:p>
          </table:table-cell>
          <table:table-cell table:style-name="ce301" table:formula="of:=[$'Issues to HEX'.$M$48]" office:value-type="float" office:value="3" calcext:value-type="float">
            <text:p>3</text:p>
          </table:table-cell>
          <table:table-cell table:style-name="ce301" table:formula="of:=[$'Issues to HEX'.$N$48]" office:value-type="float" office:value="3" calcext:value-type="float">
            <text:p>3</text:p>
          </table:table-cell>
          <table:table-cell table:style-name="ce303"/>
          <table:table-cell table:style-name="ce303" table:formula="of:=ABS([.B49]-[.B$2])" office:value-type="float" office:value="1" calcext:value-type="float">
            <text:p>1</text:p>
          </table:table-cell>
          <table:table-cell table:style-name="ce303" table:formula="of:=ABS([.C49]-[.C$2])" office:value-type="float" office:value="0" calcext:value-type="float">
            <text:p>0</text:p>
          </table:table-cell>
          <table:table-cell table:style-name="ce303" table:formula="of:=ABS([.D49]-[.D$2])" office:value-type="float" office:value="1" calcext:value-type="float">
            <text:p>1</text:p>
          </table:table-cell>
          <table:table-cell table:style-name="ce303" table:formula="of:=ABS([.E49]-[.E$2])" office:value-type="float" office:value="1" calcext:value-type="float">
            <text:p>1</text:p>
          </table:table-cell>
          <table:table-cell table:style-name="ce303" table:formula="of:=ABS([.F49]-[.F$2])" office:value-type="float" office:value="0" calcext:value-type="float">
            <text:p>0</text:p>
          </table:table-cell>
          <table:table-cell table:style-name="ce303"/>
          <table:table-cell table:style-name="ce303" table:formula="of:=IF([.B$2]=8;2;IF([.B$2]=9;-1;IF([.H49]&gt;=3;0;IF([.H49]=2;1;IF([.H49]=1;2;IF([.H49]=0;4))))))" office:value-type="float" office:value="2" calcext:value-type="float">
            <text:p>2</text:p>
          </table:table-cell>
          <table:table-cell table:style-name="ce303" table:formula="of:=IF([.C$2]=8;2;IF([.C$2]=9;-1;IF([.I49]&gt;=3;0;IF([.I49]=2;1;IF([.I49]=1;2;IF([.I49]=0;4))))))" office:value-type="float" office:value="4" calcext:value-type="float">
            <text:p>4</text:p>
          </table:table-cell>
          <table:table-cell table:style-name="ce303" table:formula="of:=IF([.D$2]=8;2;IF([.D$2]=9;-1;IF([.J49]&gt;=3;0;IF([.J49]=2;1;IF([.J49]=1;2;IF([.J49]=0;4))))))" office:value-type="float" office:value="2" calcext:value-type="float">
            <text:p>2</text:p>
          </table:table-cell>
          <table:table-cell table:style-name="ce303" table:formula="of:=IF([.E$2]=8;2;IF([.E$2]=9;-1;IF([.K49]&gt;=3;0;IF([.K49]=2;1;IF([.K49]=1;2;IF([.K49]=0;4))))))" office:value-type="float" office:value="2" calcext:value-type="float">
            <text:p>2</text:p>
          </table:table-cell>
          <table:table-cell table:style-name="ce303" table:formula="of:=IF([.F$2]=8;2;IF([.F$2]=9;-1;IF([.L49]&gt;=3;0;IF([.L49]=2;1;IF([.L49]=1;2;IF([.L49]=0;4))))))" office:value-type="float" office:value="4" calcext:value-type="float">
            <text:p>4</text:p>
          </table:table-cell>
          <table:table-cell table:style-name="ce303" table:formula="of:=SUM([.N49:.R49])" office:value-type="float" office:value="14" calcext:value-type="float">
            <text:p>14</text:p>
          </table:table-cell>
          <table:table-cell table:style-name="ce303" table:formula="of:=FLOOR([.S49]/2)" office:value-type="float" office:value="7" calcext:value-type="float">
            <text:p>7</text:p>
          </table:table-cell>
          <table:table-cell table:formula="of:=IF([.T49]&lt;0;0;[.T49])" office:value-type="float" office:value="7" calcext:value-type="float">
            <text:p>7</text:p>
          </table:table-cell>
          <table:table-cell table:style-name="ce306" table:formula="of:=[.U49]/10" office:value-type="float" office:value="0.7" calcext:value-type="float">
            <text:p>0.7</text:p>
          </table:table-cell>
          <table:table-cell table:style-name="ce307"/>
          <table:table-cell/>
          <table:table-cell table:formula="of:=[.U49]*[.AH49]" office:value-type="float" office:value="84" calcext:value-type="float">
            <text:p>84</text:p>
          </table:table-cell>
          <table:table-cell table:style-name="ce306"/>
          <table:table-cell table:style-name="ce303" table:formula="of:=IF([.H49]=0;3;IF([.H49]=1;1;0))" office:value-type="float" office:value="1" calcext:value-type="float">
            <text:p>1</text:p>
          </table:table-cell>
          <table:table-cell table:style-name="ce303" table:formula="of:=IF([.I49]=0;3;IF([.I49]=1;1;0))" office:value-type="float" office:value="3" calcext:value-type="float">
            <text:p>3</text:p>
          </table:table-cell>
          <table:table-cell table:style-name="ce303" table:formula="of:=IF([.J49]=0;3;IF([.J49]=1;1;0))" office:value-type="float" office:value="1" calcext:value-type="float">
            <text:p>1</text:p>
          </table:table-cell>
          <table:table-cell table:style-name="ce303" table:formula="of:=IF([.K49]=0;3;IF([.K49]=1;1;0))" office:value-type="float" office:value="1" calcext:value-type="float">
            <text:p>1</text:p>
          </table:table-cell>
          <table:table-cell table:style-name="ce303" table:formula="of:=IF([.L49]=0;3;IF([.L49]=1;1;0))" office:value-type="float" office:value="3" calcext:value-type="float">
            <text:p>3</text:p>
          </table:table-cell>
          <table:table-cell table:style-name="ce303"/>
          <table:table-cell table:style-name="ce308" table:formula="of:=SUM([.AA49:.AE49])" office:value-type="float" office:value="9" calcext:value-type="float">
            <text:p>9</text:p>
          </table:table-cell>
          <table:table-cell table:formula="of:=[$'State Data Table'.$F$61]" office:value-type="float" office:value="12" calcext:value-type="float">
            <text:p>12</text:p>
          </table:table-cell>
          <table:table-cell table:formula="of:=[.AG49]*[.AH49]" office:value-type="float" office:value="108" calcext:value-type="float">
            <text:p>108</text:p>
          </table:table-cell>
          <table:table-cell table:style-name="ce310" table:formula="of:=[.AG49]/15" office:value-type="float" office:value="0.6" calcext:value-type="float">
            <text:p>0.6</text:p>
          </table:table-cell>
          <table:table-cell table:style-name="ce311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LOOR([.AN49]/2)" office:value-type="float" office:value="1" calcext:value-type="float">
            <text:p>1</text:p>
          </table:table-cell>
          <table:table-cell table:formula="of:=FLOOR([.AO49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49]" office:value-type="string" office:string-value="OR" calcext:value-type="string">
            <text:p>OR</text:p>
          </table:table-cell>
          <table:table-cell table:style-name="ce114" table:formula="of:=[$'Issues to HEX'.$J$49]" office:value-type="float" office:value="2" calcext:value-type="float">
            <text:p>2</text:p>
          </table:table-cell>
          <table:table-cell table:style-name="ce114" table:formula="of:=[$'Issues to HEX'.$K$49]" office:value-type="float" office:value="2" calcext:value-type="float">
            <text:p>2</text:p>
          </table:table-cell>
          <table:table-cell table:style-name="ce114" table:formula="of:=[$'Issues to HEX'.$L$49]" office:value-type="float" office:value="3" calcext:value-type="float">
            <text:p>3</text:p>
          </table:table-cell>
          <table:table-cell table:style-name="ce114" table:formula="of:=[$'Issues to HEX'.$M$49]" office:value-type="float" office:value="4" calcext:value-type="float">
            <text:p>4</text:p>
          </table:table-cell>
          <table:table-cell table:style-name="ce114" table:formula="of:=[$'Issues to HEX'.$N$49]" office:value-type="float" office:value="1" calcext:value-type="float">
            <text:p>1</text:p>
          </table:table-cell>
          <table:table-cell/>
          <table:table-cell table:formula="of:=ABS([.B50]-[.B$2])" office:value-type="float" office:value="0" calcext:value-type="float">
            <text:p>0</text:p>
          </table:table-cell>
          <table:table-cell table:formula="of:=ABS([.C50]-[.C$2])" office:value-type="float" office:value="0" calcext:value-type="float">
            <text:p>0</text:p>
          </table:table-cell>
          <table:table-cell table:formula="of:=ABS([.D50]-[.D$2])" office:value-type="float" office:value="2" calcext:value-type="float">
            <text:p>2</text:p>
          </table:table-cell>
          <table:table-cell table:formula="of:=ABS([.E50]-[.E$2])" office:value-type="float" office:value="2" calcext:value-type="float">
            <text:p>2</text:p>
          </table:table-cell>
          <table:table-cell table:formula="of:=ABS([.F50]-[.F$2])" office:value-type="float" office:value="2" calcext:value-type="float">
            <text:p>2</text:p>
          </table:table-cell>
          <table:table-cell/>
          <table:table-cell table:style-name="ce303" table:formula="of:=IF([.B$2]=8;2;IF([.B$2]=9;-1;IF([.H50]&gt;=3;0;IF([.H50]=2;1;IF([.H50]=1;2;IF([.H50]=0;4))))))" office:value-type="float" office:value="4" calcext:value-type="float">
            <text:p>4</text:p>
          </table:table-cell>
          <table:table-cell table:style-name="ce303" table:formula="of:=IF([.C$2]=8;2;IF([.C$2]=9;-1;IF([.I50]&gt;=3;0;IF([.I50]=2;1;IF([.I50]=1;2;IF([.I50]=0;4))))))" office:value-type="float" office:value="4" calcext:value-type="float">
            <text:p>4</text:p>
          </table:table-cell>
          <table:table-cell table:style-name="ce303" table:formula="of:=IF([.D$2]=8;2;IF([.D$2]=9;-1;IF([.J50]&gt;=3;0;IF([.J50]=2;1;IF([.J50]=1;2;IF([.J50]=0;4))))))" office:value-type="float" office:value="1" calcext:value-type="float">
            <text:p>1</text:p>
          </table:table-cell>
          <table:table-cell table:style-name="ce303" table:formula="of:=IF([.E$2]=8;2;IF([.E$2]=9;-1;IF([.K50]&gt;=3;0;IF([.K50]=2;1;IF([.K50]=1;2;IF([.K50]=0;4))))))" office:value-type="float" office:value="1" calcext:value-type="float">
            <text:p>1</text:p>
          </table:table-cell>
          <table:table-cell table:style-name="ce303" table:formula="of:=IF([.F$2]=8;2;IF([.F$2]=9;-1;IF([.L50]&gt;=3;0;IF([.L50]=2;1;IF([.L50]=1;2;IF([.L50]=0;4))))))" office:value-type="float" office:value="1" calcext:value-type="float">
            <text:p>1</text:p>
          </table:table-cell>
          <table:table-cell table:style-name="ce303" table:formula="of:=SUM([.N50:.R50])" office:value-type="float" office:value="11" calcext:value-type="float">
            <text:p>11</text:p>
          </table:table-cell>
          <table:table-cell table:style-name="ce303" table:formula="of:=FLOOR([.S50]/2)" office:value-type="float" office:value="5" calcext:value-type="float">
            <text:p>5</text:p>
          </table:table-cell>
          <table:table-cell table:formula="of:=IF([.T50]&lt;0;0;[.T50])" office:value-type="float" office:value="5" calcext:value-type="float">
            <text:p>5</text:p>
          </table:table-cell>
          <table:table-cell table:style-name="ce306" table:formula="of:=[.U50]/10" office:value-type="float" office:value="0.5" calcext:value-type="float">
            <text:p>0.5</text:p>
          </table:table-cell>
          <table:table-cell table:style-name="ce307"/>
          <table:table-cell/>
          <table:table-cell table:formula="of:=[.U50]*[.AH50]" office:value-type="float" office:value="40" calcext:value-type="float">
            <text:p>40</text:p>
          </table:table-cell>
          <table:table-cell table:style-name="ce306"/>
          <table:table-cell table:formula="of:=IF([.H50]=0;3;IF([.H50]=1;1;0))" office:value-type="float" office:value="3" calcext:value-type="float">
            <text:p>3</text:p>
          </table:table-cell>
          <table:table-cell table:formula="of:=IF([.I50]=0;3;IF([.I50]=1;1;0))" office:value-type="float" office:value="3" calcext:value-type="float">
            <text:p>3</text:p>
          </table:table-cell>
          <table:table-cell table:formula="of:=IF([.J50]=0;3;IF([.J50]=1;1;0))" office:value-type="float" office:value="0" calcext:value-type="float">
            <text:p>0</text:p>
          </table:table-cell>
          <table:table-cell table:formula="of:=IF([.K50]=0;3;IF([.K50]=1;1;0))" office:value-type="float" office:value="0" calcext:value-type="float">
            <text:p>0</text:p>
          </table:table-cell>
          <table:table-cell table:formula="of:=IF([.L50]=0;3;IF([.L50]=1;1;0))" office:value-type="float" office:value="0" calcext:value-type="float">
            <text:p>0</text:p>
          </table:table-cell>
          <table:table-cell/>
          <table:table-cell table:style-name="ce123" table:formula="of:=SUM([.AA50:.AE50])" office:value-type="float" office:value="6" calcext:value-type="float">
            <text:p>6</text:p>
          </table:table-cell>
          <table:table-cell table:formula="of:=[$'State Data Table'.$F$62]" office:value-type="float" office:value="8" calcext:value-type="float">
            <text:p>8</text:p>
          </table:table-cell>
          <table:table-cell table:formula="of:=[.AG50]*[.AH50]" office:value-type="float" office:value="48" calcext:value-type="float">
            <text:p>48</text:p>
          </table:table-cell>
          <table:table-cell table:style-name="ce310" table:formula="of:=[.AG50]/15" office:value-type="float" office:value="0.4" calcext:value-type="float">
            <text:p>0.4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FLOOR([.AN50]/2)" office:value-type="float" office:value="2" calcext:value-type="float">
            <text:p>2</text:p>
          </table:table-cell>
          <table:table-cell table:formula="of:=FLOOR([.AO50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50]" office:value-type="string" office:string-value="CA" calcext:value-type="string">
            <text:p>CA</text:p>
          </table:table-cell>
          <table:table-cell table:style-name="ce114" table:formula="of:=[$'Issues to HEX'.$J$50]" office:value-type="float" office:value="2" calcext:value-type="float">
            <text:p>2</text:p>
          </table:table-cell>
          <table:table-cell table:style-name="ce114" table:formula="of:=[$'Issues to HEX'.$K$50]" office:value-type="float" office:value="1" calcext:value-type="float">
            <text:p>1</text:p>
          </table:table-cell>
          <table:table-cell table:style-name="ce114" table:formula="of:=[$'Issues to HEX'.$L$50]" office:value-type="float" office:value="1" calcext:value-type="float">
            <text:p>1</text:p>
          </table:table-cell>
          <table:table-cell table:style-name="ce114" table:formula="of:=[$'Issues to HEX'.$M$50]" office:value-type="float" office:value="3" calcext:value-type="float">
            <text:p>3</text:p>
          </table:table-cell>
          <table:table-cell table:style-name="ce114" table:formula="of:=[$'Issues to HEX'.$N$50]" office:value-type="float" office:value="3" calcext:value-type="float">
            <text:p>3</text:p>
          </table:table-cell>
          <table:table-cell/>
          <table:table-cell table:formula="of:=ABS([.B51]-[.B$2])" office:value-type="float" office:value="0" calcext:value-type="float">
            <text:p>0</text:p>
          </table:table-cell>
          <table:table-cell table:formula="of:=ABS([.C51]-[.C$2])" office:value-type="float" office:value="1" calcext:value-type="float">
            <text:p>1</text:p>
          </table:table-cell>
          <table:table-cell table:formula="of:=ABS([.D51]-[.D$2])" office:value-type="float" office:value="0" calcext:value-type="float">
            <text:p>0</text:p>
          </table:table-cell>
          <table:table-cell table:formula="of:=ABS([.E51]-[.E$2])" office:value-type="float" office:value="1" calcext:value-type="float">
            <text:p>1</text:p>
          </table:table-cell>
          <table:table-cell table:formula="of:=ABS([.F51]-[.F$2])" office:value-type="float" office:value="0" calcext:value-type="float">
            <text:p>0</text:p>
          </table:table-cell>
          <table:table-cell/>
          <table:table-cell table:style-name="ce303" table:formula="of:=IF([.B$2]=8;2;IF([.B$2]=9;-1;IF([.H51]&gt;=3;0;IF([.H51]=2;1;IF([.H51]=1;2;IF([.H51]=0;4))))))" office:value-type="float" office:value="4" calcext:value-type="float">
            <text:p>4</text:p>
          </table:table-cell>
          <table:table-cell table:style-name="ce303" table:formula="of:=IF([.C$2]=8;2;IF([.C$2]=9;-1;IF([.I51]&gt;=3;0;IF([.I51]=2;1;IF([.I51]=1;2;IF([.I51]=0;4))))))" office:value-type="float" office:value="2" calcext:value-type="float">
            <text:p>2</text:p>
          </table:table-cell>
          <table:table-cell table:style-name="ce303" table:formula="of:=IF([.D$2]=8;2;IF([.D$2]=9;-1;IF([.J51]&gt;=3;0;IF([.J51]=2;1;IF([.J51]=1;2;IF([.J51]=0;4))))))" office:value-type="float" office:value="4" calcext:value-type="float">
            <text:p>4</text:p>
          </table:table-cell>
          <table:table-cell table:style-name="ce303" table:formula="of:=IF([.E$2]=8;2;IF([.E$2]=9;-1;IF([.K51]&gt;=3;0;IF([.K51]=2;1;IF([.K51]=1;2;IF([.K51]=0;4))))))" office:value-type="float" office:value="2" calcext:value-type="float">
            <text:p>2</text:p>
          </table:table-cell>
          <table:table-cell table:style-name="ce303" table:formula="of:=IF([.F$2]=8;2;IF([.F$2]=9;-1;IF([.L51]&gt;=3;0;IF([.L51]=2;1;IF([.L51]=1;2;IF([.L51]=0;4))))))" office:value-type="float" office:value="4" calcext:value-type="float">
            <text:p>4</text:p>
          </table:table-cell>
          <table:table-cell table:style-name="ce303" table:formula="of:=SUM([.N51:.R51])" office:value-type="float" office:value="16" calcext:value-type="float">
            <text:p>16</text:p>
          </table:table-cell>
          <table:table-cell table:style-name="ce303" table:formula="of:=FLOOR([.S51]/2)" office:value-type="float" office:value="8" calcext:value-type="float">
            <text:p>8</text:p>
          </table:table-cell>
          <table:table-cell table:formula="of:=IF([.T51]&lt;0;0;[.T51])" office:value-type="float" office:value="8" calcext:value-type="float">
            <text:p>8</text:p>
          </table:table-cell>
          <table:table-cell table:style-name="ce306" table:formula="of:=[.U51]/10" office:value-type="float" office:value="0.8" calcext:value-type="float">
            <text:p>0.8</text:p>
          </table:table-cell>
          <table:table-cell table:style-name="ce307"/>
          <table:table-cell/>
          <table:table-cell table:formula="of:=[.U51]*[.AH51]" office:value-type="float" office:value="432" calcext:value-type="float">
            <text:p>432</text:p>
          </table:table-cell>
          <table:table-cell table:style-name="ce306"/>
          <table:table-cell table:formula="of:=IF([.H51]=0;3;IF([.H51]=1;1;0))" office:value-type="float" office:value="3" calcext:value-type="float">
            <text:p>3</text:p>
          </table:table-cell>
          <table:table-cell table:formula="of:=IF([.I51]=0;3;IF([.I51]=1;1;0))" office:value-type="float" office:value="1" calcext:value-type="float">
            <text:p>1</text:p>
          </table:table-cell>
          <table:table-cell table:formula="of:=IF([.J51]=0;3;IF([.J51]=1;1;0))" office:value-type="float" office:value="3" calcext:value-type="float">
            <text:p>3</text:p>
          </table:table-cell>
          <table:table-cell table:formula="of:=IF([.K51]=0;3;IF([.K51]=1;1;0))" office:value-type="float" office:value="1" calcext:value-type="float">
            <text:p>1</text:p>
          </table:table-cell>
          <table:table-cell table:formula="of:=IF([.L51]=0;3;IF([.L51]=1;1;0))" office:value-type="float" office:value="3" calcext:value-type="float">
            <text:p>3</text:p>
          </table:table-cell>
          <table:table-cell/>
          <table:table-cell table:style-name="ce123" table:formula="of:=SUM([.AA51:.AE51])" office:value-type="float" office:value="11" calcext:value-type="float">
            <text:p>11</text:p>
          </table:table-cell>
          <table:table-cell table:formula="of:=[$'State Data Table'.$F$63]" office:value-type="float" office:value="54" calcext:value-type="float">
            <text:p>54</text:p>
          </table:table-cell>
          <table:table-cell table:formula="of:=[.AG51]*[.AH51]" office:value-type="float" office:value="594" calcext:value-type="float">
            <text:p>594</text:p>
          </table:table-cell>
          <table:table-cell table:style-name="ce310" table:formula="of:=[.AG51]/15" office:value-type="float" office:value="0.733333333333333" calcext:value-type="float">
            <text:p>0.733333333333333</text:p>
          </table:table-cell>
          <table:table-cell table:style-name="ce311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FLOOR([.AN51]/2)" office:value-type="float" office:value="1" calcext:value-type="float">
            <text:p>1</text:p>
          </table:table-cell>
          <table:table-cell table:formula="of:=FLOOR([.AO51]/2)" office:value-type="float" office:value="1" calcext:value-type="float">
            <text:p>1</text:p>
          </table:table-cell>
        </table:table-row>
        <table:table-row table:style-name="ro1">
          <table:table-cell table:style-name="ce299" table:formula="of:=[$'Issues to HEX'.$I$51]" office:value-type="string" office:string-value="AK" calcext:value-type="string">
            <text:p>AK</text:p>
          </table:table-cell>
          <table:table-cell table:style-name="ce114" table:formula="of:=[$'Issues to HEX'.$J$51]" office:value-type="float" office:value="1" calcext:value-type="float">
            <text:p>1</text:p>
          </table:table-cell>
          <table:table-cell table:style-name="ce114" table:formula="of:=[$'Issues to HEX'.$K$51]" office:value-type="float" office:value="5" calcext:value-type="float">
            <text:p>5</text:p>
          </table:table-cell>
          <table:table-cell table:style-name="ce114" table:formula="of:=[$'Issues to HEX'.$L$51]" office:value-type="float" office:value="3" calcext:value-type="float">
            <text:p>3</text:p>
          </table:table-cell>
          <table:table-cell table:style-name="ce114" table:formula="of:=[$'Issues to HEX'.$M$51]" office:value-type="float" office:value="2" calcext:value-type="float">
            <text:p>2</text:p>
          </table:table-cell>
          <table:table-cell table:style-name="ce114" table:formula="of:=[$'Issues to HEX'.$N$51]" office:value-type="float" office:value="6" calcext:value-type="float">
            <text:p>6</text:p>
          </table:table-cell>
          <table:table-cell/>
          <table:table-cell table:formula="of:=ABS([.B52]-[.B$2])" office:value-type="float" office:value="1" calcext:value-type="float">
            <text:p>1</text:p>
          </table:table-cell>
          <table:table-cell table:formula="of:=ABS([.C52]-[.C$2])" office:value-type="float" office:value="3" calcext:value-type="float">
            <text:p>3</text:p>
          </table:table-cell>
          <table:table-cell table:formula="of:=ABS([.D52]-[.D$2])" office:value-type="float" office:value="2" calcext:value-type="float">
            <text:p>2</text:p>
          </table:table-cell>
          <table:table-cell table:formula="of:=ABS([.E52]-[.E$2])" office:value-type="float" office:value="0" calcext:value-type="float">
            <text:p>0</text:p>
          </table:table-cell>
          <table:table-cell table:formula="of:=ABS([.F52]-[.F$2])" office:value-type="float" office:value="3" calcext:value-type="float">
            <text:p>3</text:p>
          </table:table-cell>
          <table:table-cell/>
          <table:table-cell table:style-name="ce303" table:formula="of:=IF([.B$2]=8;2;IF([.B$2]=9;-1;IF([.H52]&gt;=3;0;IF([.H52]=2;1;IF([.H52]=1;2;IF([.H52]=0;4))))))" office:value-type="float" office:value="2" calcext:value-type="float">
            <text:p>2</text:p>
          </table:table-cell>
          <table:table-cell table:style-name="ce303" table:formula="of:=IF([.C$2]=8;2;IF([.C$2]=9;-1;IF([.I52]&gt;=3;0;IF([.I52]=2;1;IF([.I52]=1;2;IF([.I52]=0;4))))))" office:value-type="float" office:value="0" calcext:value-type="float">
            <text:p>0</text:p>
          </table:table-cell>
          <table:table-cell table:style-name="ce303" table:formula="of:=IF([.D$2]=8;2;IF([.D$2]=9;-1;IF([.J52]&gt;=3;0;IF([.J52]=2;1;IF([.J52]=1;2;IF([.J52]=0;4))))))" office:value-type="float" office:value="1" calcext:value-type="float">
            <text:p>1</text:p>
          </table:table-cell>
          <table:table-cell table:style-name="ce303" table:formula="of:=IF([.E$2]=8;2;IF([.E$2]=9;-1;IF([.K52]&gt;=3;0;IF([.K52]=2;1;IF([.K52]=1;2;IF([.K52]=0;4))))))" office:value-type="float" office:value="4" calcext:value-type="float">
            <text:p>4</text:p>
          </table:table-cell>
          <table:table-cell table:style-name="ce303" table:formula="of:=IF([.F$2]=8;2;IF([.F$2]=9;-1;IF([.L52]&gt;=3;0;IF([.L52]=2;1;IF([.L52]=1;2;IF([.L52]=0;4))))))" office:value-type="float" office:value="0" calcext:value-type="float">
            <text:p>0</text:p>
          </table:table-cell>
          <table:table-cell table:style-name="ce303" table:formula="of:=SUM([.N52:.R52])" office:value-type="float" office:value="7" calcext:value-type="float">
            <text:p>7</text:p>
          </table:table-cell>
          <table:table-cell table:style-name="ce303" table:formula="of:=FLOOR([.S52]/2)" office:value-type="float" office:value="3" calcext:value-type="float">
            <text:p>3</text:p>
          </table:table-cell>
          <table:table-cell table:formula="of:=IF([.T52]&lt;0;0;[.T52])" office:value-type="float" office:value="3" calcext:value-type="float">
            <text:p>3</text:p>
          </table:table-cell>
          <table:table-cell table:style-name="ce306" table:formula="of:=[.U52]/10" office:value-type="float" office:value="0.3" calcext:value-type="float">
            <text:p>0.3</text:p>
          </table:table-cell>
          <table:table-cell table:style-name="ce307"/>
          <table:table-cell/>
          <table:table-cell table:formula="of:=[.U52]*[.AH52]" office:value-type="float" office:value="9" calcext:value-type="float">
            <text:p>9</text:p>
          </table:table-cell>
          <table:table-cell table:style-name="ce306"/>
          <table:table-cell table:formula="of:=IF([.H52]=0;3;IF([.H52]=1;1;0))" office:value-type="float" office:value="1" calcext:value-type="float">
            <text:p>1</text:p>
          </table:table-cell>
          <table:table-cell table:formula="of:=IF([.I52]=0;3;IF([.I52]=1;1;0))" office:value-type="float" office:value="0" calcext:value-type="float">
            <text:p>0</text:p>
          </table:table-cell>
          <table:table-cell table:formula="of:=IF([.J52]=0;3;IF([.J52]=1;1;0))" office:value-type="float" office:value="0" calcext:value-type="float">
            <text:p>0</text:p>
          </table:table-cell>
          <table:table-cell table:formula="of:=IF([.K52]=0;3;IF([.K52]=1;1;0))" office:value-type="float" office:value="3" calcext:value-type="float">
            <text:p>3</text:p>
          </table:table-cell>
          <table:table-cell table:formula="of:=IF([.L52]=0;3;IF([.L52]=1;1;0))" office:value-type="float" office:value="0" calcext:value-type="float">
            <text:p>0</text:p>
          </table:table-cell>
          <table:table-cell/>
          <table:table-cell table:style-name="ce123" table:formula="of:=SUM([.AA52:.AE52])" office:value-type="float" office:value="4" calcext:value-type="float">
            <text:p>4</text:p>
          </table:table-cell>
          <table:table-cell table:formula="of:=[$'State Data Table'.$F$64]" office:value-type="float" office:value="3" calcext:value-type="float">
            <text:p>3</text:p>
          </table:table-cell>
          <table:table-cell table:formula="of:=[.AG52]*[.AH52]" office:value-type="float" office:value="12" calcext:value-type="float">
            <text:p>12</text:p>
          </table:table-cell>
          <table:table-cell table:style-name="ce310" table:formula="of:=[.AG52]/15" office:value-type="float" office:value="0.266666666666667" calcext:value-type="float">
            <text:p>0.266666666666667</text:p>
          </table:table-cell>
          <table:table-cell table:style-name="ce311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FLOOR([.AN52]/2)" office:value-type="float" office:value="2" calcext:value-type="float">
            <text:p>2</text:p>
          </table:table-cell>
          <table:table-cell table:formula="of:=FLOOR([.AO52]/2)" office:value-type="float" office:value="2" calcext:value-type="float">
            <text:p>2</text:p>
          </table:table-cell>
        </table:table-row>
        <table:table-row table:style-name="ro1">
          <table:table-cell table:style-name="ce300" table:formula="of:=[$'Issues to HEX'.$I$52]" office:value-type="string" office:string-value="HI" calcext:value-type="string">
            <text:p>HI</text:p>
          </table:table-cell>
          <table:table-cell table:style-name="ce302" table:formula="of:=[$'Issues to HEX'.$J$52]" office:value-type="float" office:value="2" calcext:value-type="float">
            <text:p>2</text:p>
          </table:table-cell>
          <table:table-cell table:style-name="ce302" table:formula="of:=[$'Issues to HEX'.$K$52]" office:value-type="float" office:value="1" calcext:value-type="float">
            <text:p>1</text:p>
          </table:table-cell>
          <table:table-cell table:style-name="ce302" table:formula="of:=[$'Issues to HEX'.$L$52]" office:value-type="float" office:value="2" calcext:value-type="float">
            <text:p>2</text:p>
          </table:table-cell>
          <table:table-cell table:style-name="ce302" table:formula="of:=[$'Issues to HEX'.$M$52]" office:value-type="float" office:value="2" calcext:value-type="float">
            <text:p>2</text:p>
          </table:table-cell>
          <table:table-cell table:style-name="ce302" table:formula="of:=[$'Issues to HEX'.$N$52]" office:value-type="float" office:value="6" calcext:value-type="float">
            <text:p>6</text:p>
          </table:table-cell>
          <table:table-cell table:style-name="ce304"/>
          <table:table-cell table:style-name="ce304" table:formula="of:=ABS([.B53]-[.B$2])" office:value-type="float" office:value="0" calcext:value-type="float">
            <text:p>0</text:p>
          </table:table-cell>
          <table:table-cell table:style-name="ce304" table:formula="of:=ABS([.C53]-[.C$2])" office:value-type="float" office:value="1" calcext:value-type="float">
            <text:p>1</text:p>
          </table:table-cell>
          <table:table-cell table:style-name="ce304" table:formula="of:=ABS([.D53]-[.D$2])" office:value-type="float" office:value="1" calcext:value-type="float">
            <text:p>1</text:p>
          </table:table-cell>
          <table:table-cell table:style-name="ce304" table:formula="of:=ABS([.E53]-[.E$2])" office:value-type="float" office:value="0" calcext:value-type="float">
            <text:p>0</text:p>
          </table:table-cell>
          <table:table-cell table:style-name="ce304" table:formula="of:=ABS([.F53]-[.F$2])" office:value-type="float" office:value="3" calcext:value-type="float">
            <text:p>3</text:p>
          </table:table-cell>
          <table:table-cell table:style-name="ce304"/>
          <table:table-cell table:style-name="ce303" table:formula="of:=IF([.B$2]=8;2;IF([.B$2]=9;-1;IF([.H53]&gt;=3;0;IF([.H53]=2;1;IF([.H53]=1;2;IF([.H53]=0;4))))))" office:value-type="float" office:value="4" calcext:value-type="float">
            <text:p>4</text:p>
          </table:table-cell>
          <table:table-cell table:style-name="ce303" table:formula="of:=IF([.C$2]=8;2;IF([.C$2]=9;-1;IF([.I53]&gt;=3;0;IF([.I53]=2;1;IF([.I53]=1;2;IF([.I53]=0;4))))))" office:value-type="float" office:value="2" calcext:value-type="float">
            <text:p>2</text:p>
          </table:table-cell>
          <table:table-cell table:style-name="ce303" table:formula="of:=IF([.D$2]=8;2;IF([.D$2]=9;-1;IF([.J53]&gt;=3;0;IF([.J53]=2;1;IF([.J53]=1;2;IF([.J53]=0;4))))))" office:value-type="float" office:value="2" calcext:value-type="float">
            <text:p>2</text:p>
          </table:table-cell>
          <table:table-cell table:style-name="ce303" table:formula="of:=IF([.E$2]=8;2;IF([.E$2]=9;-1;IF([.K53]&gt;=3;0;IF([.K53]=2;1;IF([.K53]=1;2;IF([.K53]=0;4))))))" office:value-type="float" office:value="4" calcext:value-type="float">
            <text:p>4</text:p>
          </table:table-cell>
          <table:table-cell table:style-name="ce303" table:formula="of:=IF([.F$2]=8;2;IF([.F$2]=9;-1;IF([.L53]&gt;=3;0;IF([.L53]=2;1;IF([.L53]=1;2;IF([.L53]=0;4))))))" office:value-type="float" office:value="0" calcext:value-type="float">
            <text:p>0</text:p>
          </table:table-cell>
          <table:table-cell table:style-name="ce303" table:formula="of:=SUM([.N53:.R53])" office:value-type="float" office:value="12" calcext:value-type="float">
            <text:p>12</text:p>
          </table:table-cell>
          <table:table-cell table:style-name="ce303" table:formula="of:=FLOOR([.S53]/2)" office:value-type="float" office:value="6" calcext:value-type="float">
            <text:p>6</text:p>
          </table:table-cell>
          <table:table-cell table:formula="of:=IF([.T53]&lt;0;0;[.T53])" office:value-type="float" office:value="6" calcext:value-type="float">
            <text:p>6</text:p>
          </table:table-cell>
          <table:table-cell table:style-name="ce306" table:formula="of:=[.U53]/10" office:value-type="float" office:value="0.6" calcext:value-type="float">
            <text:p>0.6</text:p>
          </table:table-cell>
          <table:table-cell table:style-name="ce307" table:formula="of:=AVERAGE([.V49:.V53])"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table:formula="of:=[.U53]*[.AH53]" office:value-type="float" office:value="24" calcext:value-type="float">
            <text:p>24</text:p>
          </table:table-cell>
          <table:table-cell table:style-name="ce306"/>
          <table:table-cell table:style-name="ce304" table:formula="of:=IF([.H53]=0;3;IF([.H53]=1;1;0))" office:value-type="float" office:value="3" calcext:value-type="float">
            <text:p>3</text:p>
          </table:table-cell>
          <table:table-cell table:style-name="ce304" table:formula="of:=IF([.I53]=0;3;IF([.I53]=1;1;0))" office:value-type="float" office:value="1" calcext:value-type="float">
            <text:p>1</text:p>
          </table:table-cell>
          <table:table-cell table:style-name="ce304" table:formula="of:=IF([.J53]=0;3;IF([.J53]=1;1;0))" office:value-type="float" office:value="1" calcext:value-type="float">
            <text:p>1</text:p>
          </table:table-cell>
          <table:table-cell table:style-name="ce304" table:formula="of:=IF([.K53]=0;3;IF([.K53]=1;1;0))" office:value-type="float" office:value="3" calcext:value-type="float">
            <text:p>3</text:p>
          </table:table-cell>
          <table:table-cell table:style-name="ce304" table:formula="of:=IF([.L53]=0;3;IF([.L53]=1;1;0))" office:value-type="float" office:value="0" calcext:value-type="float">
            <text:p>0</text:p>
          </table:table-cell>
          <table:table-cell table:style-name="ce304"/>
          <table:table-cell table:style-name="ce309" table:formula="of:=SUM([.AA53:.AE53])" office:value-type="float" office:value="8" calcext:value-type="float">
            <text:p>8</text:p>
          </table:table-cell>
          <table:table-cell table:formula="of:=[$'State Data Table'.$F$65]" office:value-type="float" office:value="4" calcext:value-type="float">
            <text:p>4</text:p>
          </table:table-cell>
          <table:table-cell table:formula="of:=[.AG53]*[.AH53]" office:value-type="float" office:value="32" calcext:value-type="float">
            <text:p>32</text:p>
          </table:table-cell>
          <table:table-cell table:style-name="ce310" table:formula="of:=[.AG53]/15" office:value-type="float" office:value="0.533333333333333" calcext:value-type="float">
            <text:p>0.533333333333333</text:p>
          </table:table-cell>
          <table:table-cell table:style-name="ce311" table:formula="of:=AVERAGE([.AJ49:.AJ53])" office:value-type="float" office:value="0.506666666666667" calcext:value-type="float">
            <text:p>0.5066666666666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LOOR([.AN53]/2)" office:value-type="float" office:value="1" calcext:value-type="float">
            <text:p>1</text:p>
          </table:table-cell>
          <table:table-cell table:formula="of:=FLOOR([.AO53]/2)"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SUM([.Y3:.Y53])" office:value-type="float" office:value="2102" calcext:value-type="float">
            <text:p>2102</text:p>
          </table:table-cell>
          <table:table-cell table:number-columns-repeated="1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24"/>
          <table:table-cell office:value-type="float" office:value="1971" calcext:value-type="float">
            <text:p>1971</text:p>
          </table:table-cell>
          <table:table-cell table:number-columns-repeated="18"/>
        </table:table-row>
        <table:table-row table:style-name="ro1">
          <table:table-cell table:number-columns-repeated="24"/>
          <table:table-cell office:value-type="float" office:value="1823" calcext:value-type="float">
            <text:p>1823</text:p>
          </table:table-cell>
          <table:table-cell table:number-columns-repeated="18"/>
        </table:table-row>
        <table:table-row table:style-name="ro1">
          <table:table-cell table:number-columns-repeated="24"/>
          <table:table-cell office:value-type="float" office:value="2098" calcext:value-type="float">
            <text:p>2098</text:p>
          </table:table-cell>
          <table:table-cell table:number-columns-repeated="18"/>
        </table:table-row>
        <table:table-row table:style-name="ro1">
          <table:table-cell table:number-columns-repeated="24"/>
          <table:table-cell office:value-type="float" office:value="1908" calcext:value-type="float">
            <text:p>1908</text:p>
          </table:table-cell>
          <table:table-cell table:number-columns-repeated="18"/>
        </table:table-row>
        <table:table-row table:style-name="ro1" table:number-rows-repeated="1048515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'ISSUE BONUS'.AK3:'ISSUE BONUS'.AK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'ISSUE BONUS'.AJ3:'ISSUE BONUS'.AJ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'ISSUE BONUS'.Z3:'ISSUE BONUS'.Z53 'ISSUE BONUS'.V3:'ISSUE BONUS'.V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ISSUE BONUS'.W3:'ISSUE BONUS'.W5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CUSTOM MAPS" table:style-name="ta1">
        <table:table-column table:style-name="co1" table:number-columns-repeated="3" table:default-cell-style-name="ce103"/>
        <table:table-column table:style-name="co1" table:number-columns-repeated="2" table:default-cell-style-name="Default"/>
        <table:table-column table:style-name="co1" table:number-columns-repeated="2" table:default-cell-style-name="ce313"/>
        <table:table-column table:style-name="co1" table:default-cell-style-name="ce314"/>
        <table:table-column table:style-name="co1" table:number-columns-repeated="2" table:default-cell-style-name="ce313"/>
        <table:table-column table:style-name="co1" table:default-cell-style-name="ce107"/>
        <table:table-column table:style-name="co1" table:number-columns-repeated="2" table:default-cell-style-name="ce314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number-columns-repeated="2" table:default-cell-style-name="Default"/>
        <table:table-column table:style-name="co62" table:default-cell-style-name="Default"/>
        <table:table-column table:style-name="co69" table:default-cell-style-name="Default"/>
        <table:table-column table:style-name="co62" table:default-cell-style-name="Default"/>
        <table:table-column table:style-name="co70" table:default-cell-style-name="Default"/>
        <table:table-column table:style-name="co1" table:default-cell-style-name="ce132"/>
        <table:table-row table:style-name="ro1">
          <table:table-cell table:style-name="Default" table:number-columns-repeated="3"/>
          <table:table-cell table:style-name="ce312" office:value-type="float" office:value="2016" calcext:value-type="float">
            <text:p>2016</text:p>
          </table:table-cell>
          <table:table-cell table:style-name="ce313"/>
          <table:table-cell table:number-columns-repeated="5"/>
          <table:table-cell table:style-name="ce313" table:number-columns-repeated="3"/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table:style-name="ce312" office:value-type="string" calcext:value-type="string">
            <text:p>D</text:p>
          </table:table-cell>
          <table:table-cell table:style-name="ce313" office:value-type="string" calcext:value-type="string">
            <text:p>R</text:p>
          </table:table-cell>
          <table:table-cell office:value-type="string" calcext:value-type="string">
            <text:p>UNEMP/INFL</text:p>
          </table:table-cell>
          <table:table-cell office:value-type="string" calcext:value-type="string">
            <text:p>POVTY/CRIM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EDUCN</text:p>
          </table:table-cell>
          <table:table-cell office:value-type="string" calcext:value-type="string">
            <text:p>DFENS</text:p>
          </table:table-cell>
          <table:table-cell table:style-name="ce313" office:value-type="string" calcext:value-type="string">
            <text:p>EC</text:p>
          </table:table-cell>
          <table:table-cell table:style-name="ce313" office:value-type="string" calcext:value-type="string">
            <text:p>Change</text:p>
          </table:table-cell>
          <table:table-cell table:style-name="ce313"/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3]+[.L3]" office:value-type="float" office:value="4" calcext:value-type="float">
            <text:p>4</text:p>
          </table:table-cell>
          <table:table-cell table:formula="of:=INT(MID([.J3];1;1))" office:value-type="float" office:value="5" calcext:value-type="float">
            <text:p>5</text:p>
          </table:table-cell>
          <table:table-cell table:formula="of:=INT(MID([.J3];2;1))" office:value-type="string" office:string-value="" calcext:value-type="error">
            <text:p>#VALUE!</text:p>
          </table:table-cell>
          <table:table-cell table:formula="of:=[.O3]-1+[.N3]-3+1" office:value-type="string" office:string-value="" calcext:value-type="error">
            <text:p>#VALUE!</text:p>
          </table:table-cell>
          <table:table-cell/>
          <table:table-cell table:formula="of:=[.D3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]" office:value-type="float" office:value="4" calcext:value-type="float">
            <text:p>4</text:p>
          </table:table-cell>
          <table:table-cell table:formula="of:=COM.MICROSOFT.CONCAT([.R3:.AF3])" office:value-type="string" office:string-value="9,7,2,3,3,2,5,4" calcext:value-type="string">
            <text:p>9,7,2,3,3,2,5,4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4]+[.L4]" office:value-type="float" office:value="4" calcext:value-type="float">
            <text:p>4</text:p>
          </table:table-cell>
          <table:table-cell table:formula="of:=INT(MID([.J4];1;1))" office:value-type="float" office:value="4" calcext:value-type="float">
            <text:p>4</text:p>
          </table:table-cell>
          <table:table-cell table:formula="of:=INT(MID([.J4];2;1)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]" office:value-type="float" office:value="4" calcext:value-type="float">
            <text:p>4</text:p>
          </table:table-cell>
          <table:table-cell table:formula="of:=COM.MICROSOFT.CONCAT([.R4:.AF4])" office:value-type="string" office:string-value="7,7,2,3,1,2,4,4" calcext:value-type="string">
            <text:p>7,7,2,3,1,2,4,4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]+[.L5]" office:value-type="float" office:value="3" calcext:value-type="float">
            <text:p>3</text:p>
          </table:table-cell>
          <table:table-cell table:formula="of:=INT(MID([.J5];1;1))" office:value-type="float" office:value="2" calcext:value-type="float">
            <text:p>2</text:p>
          </table:table-cell>
          <table:table-cell table:formula="of:=INT(MID([.J5];2;1))" office:value-type="string" office:string-value="" calcext:value-type="error">
            <text:p>#VALUE!</text:p>
          </table:table-cell>
          <table:table-cell table:formula="of:=[.O5]-1+[.N5]-3+1" office:value-type="string" office:string-value="" calcext:value-type="error">
            <text:p>#VALUE!</text:p>
          </table:table-cell>
          <table:table-cell/>
          <table:table-cell table:formula="of:=[.D5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E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5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5]" office:value-type="float" office:value="3" calcext:value-type="float">
            <text:p>3</text:p>
          </table:table-cell>
          <table:table-cell table:formula="of:=COM.MICROSOFT.CONCAT([.R5:.AF5])" office:value-type="string" office:string-value="11,7,1,1,1,1,2,3" calcext:value-type="string">
            <text:p>11,7,1,1,1,1,2,3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K6]+[.L6]" office:value-type="float" office:value="12" calcext:value-type="float">
            <text:p>12</text:p>
          </table:table-cell>
          <table:table-cell table:formula="of:=INT(MID([.J6];1;1))" office:value-type="float" office:value="4" calcext:value-type="float">
            <text:p>4</text:p>
          </table:table-cell>
          <table:table-cell table:formula="of:=INT(MID([.J6];2;1))" office:value-type="string" office:string-value="" calcext:value-type="error">
            <text:p>#VALUE!</text:p>
          </table:table-cell>
          <table:table-cell table:formula="of:=[.O6]-1+[.N6]-3+1" office:value-type="string" office:string-value="" calcext:value-type="error">
            <text:p>#VALUE!</text:p>
          </table:table-cell>
          <table:table-cell/>
          <table:table-cell table:formula="of:=[.D6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E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6]" office:value-type="float" office:value="12" calcext:value-type="float">
            <text:p>12</text:p>
          </table:table-cell>
          <table:table-cell table:formula="of:=COM.MICROSOFT.CONCAT([.R6:.AF6])" office:value-type="string" office:string-value="13,7,1,1,4,1,4,12" calcext:value-type="string">
            <text:p>13,7,1,1,4,1,4,12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7]+[.L7]" office:value-type="float" office:value="4" calcext:value-type="float">
            <text:p>4</text:p>
          </table:table-cell>
          <table:table-cell table:formula="of:=INT(MID([.J7];1;1))" office:value-type="float" office:value="3" calcext:value-type="float">
            <text:p>3</text:p>
          </table:table-cell>
          <table:table-cell table:formula="of:=INT(MID([.J7];2;1))" office:value-type="string" office:string-value="" calcext:value-type="error">
            <text:p>#VALUE!</text:p>
          </table:table-cell>
          <table:table-cell table:formula="of:=[.O7]-1+[.N7]-3+1" office:value-type="string" office:string-value="" calcext:value-type="error">
            <text:p>#VALUE!</text:p>
          </table:table-cell>
          <table:table-cell/>
          <table:table-cell table:formula="of:=[.D7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E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7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7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7]" office:value-type="float" office:value="4" calcext:value-type="float">
            <text:p>4</text:p>
          </table:table-cell>
          <table:table-cell table:formula="of:=COM.MICROSOFT.CONCAT([.R7:.AF7])" office:value-type="string" office:string-value="12,7,1,2,5,2,3,4" calcext:value-type="string">
            <text:p>12,7,1,2,5,2,3,4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8]+[.L8]" office:value-type="float" office:value="7" calcext:value-type="float">
            <text:p>7</text:p>
          </table:table-cell>
          <table:table-cell table:formula="of:=INT(MID([.J8];1;1))" office:value-type="float" office:value="6" calcext:value-type="float">
            <text:p>6</text:p>
          </table:table-cell>
          <table:table-cell table:formula="of:=INT(MID([.J8];2;1))" office:value-type="string" office:string-value="" calcext:value-type="error">
            <text:p>#VALUE!</text:p>
          </table:table-cell>
          <table:table-cell table:formula="of:=[.O8]-1+[.N8]-3+1" office:value-type="string" office:string-value="" calcext:value-type="error">
            <text:p>#VALUE!</text:p>
          </table:table-cell>
          <table:table-cell/>
          <table:table-cell table:formula="of:=[.D8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8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8]" office:value-type="float" office:value="7" calcext:value-type="float">
            <text:p>7</text:p>
          </table:table-cell>
          <table:table-cell table:formula="of:=COM.MICROSOFT.CONCAT([.R8:.AF8])" office:value-type="string" office:string-value="10,7,3,2,5,1,6,7" calcext:value-type="string">
            <text:p>10,7,3,2,5,1,6,7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K9]+[.L9]" office:value-type="float" office:value="31" calcext:value-type="float">
            <text:p>31</text:p>
          </table:table-cell>
          <table:table-cell table:formula="of:=INT(MID([.J9];1;1))" office:value-type="float" office:value="1" calcext:value-type="float">
            <text:p>1</text:p>
          </table:table-cell>
          <table:table-cell table:formula="of:=INT(MID([.J9];2;1))" office:value-type="string" office:string-value="" calcext:value-type="error">
            <text:p>#VALUE!</text:p>
          </table:table-cell>
          <table:table-cell table:formula="of:=[.O9]-1+[.N9]-3+1" office:value-type="string" office:string-value="" calcext:value-type="error">
            <text:p>#VALUE!</text:p>
          </table:table-cell>
          <table:table-cell/>
          <table:table-cell table:formula="of:=[.D9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E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9]" office:value-type="float" office:value="31" calcext:value-type="float">
            <text:p>31</text:p>
          </table:table-cell>
          <table:table-cell table:formula="of:=COM.MICROSOFT.CONCAT([.R9:.AF9])" office:value-type="string" office:string-value="11,7,2,1,1,1,1,31" calcext:value-type="string">
            <text:p>11,7,2,1,1,1,1,31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10]+[.L10]" office:value-type="float" office:value="15" calcext:value-type="float">
            <text:p>15</text:p>
          </table:table-cell>
          <table:table-cell table:formula="of:=INT(MID([.J10];1;1))" office:value-type="float" office:value="2" calcext:value-type="float">
            <text:p>2</text:p>
          </table:table-cell>
          <table:table-cell table:formula="of:=INT(MID([.J10];2;1))" office:value-type="string" office:string-value="" calcext:value-type="error">
            <text:p>#VALUE!</text:p>
          </table:table-cell>
          <table:table-cell table:formula="of:=[.O10]-1+[.N10]-3+1" office:value-type="string" office:string-value="" calcext:value-type="error">
            <text:p>#VALUE!</text:p>
          </table:table-cell>
          <table:table-cell/>
          <table:table-cell table:formula="of:=[.D10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1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1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1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0]" office:value-type="float" office:value="15" calcext:value-type="float">
            <text:p>15</text:p>
          </table:table-cell>
          <table:table-cell table:formula="of:=COM.MICROSOFT.CONCAT([.R10:.AF10])" office:value-type="string" office:string-value="9,7,1,2,1,1,2,15" calcext:value-type="string">
            <text:p>9,7,1,2,1,1,2,15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K11]+[.L11]" office:value-type="float" office:value="21" calcext:value-type="float">
            <text:p>21</text:p>
          </table:table-cell>
          <table:table-cell table:formula="of:=INT(MID([.J11];1;1))" office:value-type="float" office:value="3" calcext:value-type="float">
            <text:p>3</text:p>
          </table:table-cell>
          <table:table-cell table:formula="of:=INT(MID([.J11];2;1))" office:value-type="string" office:string-value="" calcext:value-type="error">
            <text:p>#VALUE!</text:p>
          </table:table-cell>
          <table:table-cell table:formula="of:=[.O11]-1+[.N11]-3+1" office:value-type="string" office:string-value="" calcext:value-type="error">
            <text:p>#VALUE!</text:p>
          </table:table-cell>
          <table:table-cell/>
          <table:table-cell table:formula="of:=[.D11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1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1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1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11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1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11]" office:value-type="float" office:value="21" calcext:value-type="float">
            <text:p>21</text:p>
          </table:table-cell>
          <table:table-cell table:formula="of:=COM.MICROSOFT.CONCAT([.R11:.AF11])" office:value-type="string" office:string-value="8,7,2,4,5,2,3,21" calcext:value-type="string">
            <text:p>8,7,2,4,5,2,3,2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K12]+[.L12]" office:value-type="float" office:value="20" calcext:value-type="float">
            <text:p>20</text:p>
          </table:table-cell>
          <table:table-cell table:formula="of:=INT(MID([.J12];1;1))" office:value-type="float" office:value="2" calcext:value-type="float">
            <text:p>2</text:p>
          </table:table-cell>
          <table:table-cell table:formula="of:=INT(MID([.J12];2;1))" office:value-type="string" office:string-value="" calcext:value-type="error">
            <text:p>#VALUE!</text:p>
          </table:table-cell>
          <table:table-cell table:formula="of:=[.O12]-1+[.N12]-3+1" office:value-type="string" office:string-value="" calcext:value-type="error">
            <text:p>#VALUE!</text:p>
          </table:table-cell>
          <table:table-cell/>
          <table:table-cell table:formula="of:=[.D1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12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1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2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2]" office:value-type="float" office:value="20" calcext:value-type="float">
            <text:p>20</text:p>
          </table:table-cell>
          <table:table-cell table:formula="of:=COM.MICROSOFT.CONCAT([.R12:.AF12])" office:value-type="string" office:string-value="7,7,3,4,6,3,2,20" calcext:value-type="string">
            <text:p>7,7,3,4,6,3,2,2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3]+[.L13]" office:value-type="float" office:value="11" calcext:value-type="float">
            <text:p>11</text:p>
          </table:table-cell>
          <table:table-cell table:formula="of:=INT(MID([.J13];1;1))" office:value-type="float" office:value="2" calcext:value-type="float">
            <text:p>2</text:p>
          </table:table-cell>
          <table:table-cell table:formula="of:=INT(MID([.J13];2;1))" office:value-type="string" office:string-value="" calcext:value-type="error">
            <text:p>#VALUE!</text:p>
          </table:table-cell>
          <table:table-cell table:formula="of:=[.O13]-1+[.N13]-3+1" office:value-type="string" office:string-value="" calcext:value-type="error">
            <text:p>#VALUE!</text:p>
          </table:table-cell>
          <table:table-cell/>
          <table:table-cell table:formula="of:=[.D1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3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1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1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1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1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1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3]" office:value-type="float" office:value="11" calcext:value-type="float">
            <text:p>11</text:p>
          </table:table-cell>
          <table:table-cell table:formula="of:=COM.MICROSOFT.CONCAT([.R13:.AF13])" office:value-type="string" office:string-value="7,11,3,5,5,5,2,11" calcext:value-type="string">
            <text:p>7,11,3,5,5,5,2,1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K14]+[.L14]" office:value-type="float" office:value="21" calcext:value-type="float">
            <text:p>21</text:p>
          </table:table-cell>
          <table:table-cell table:formula="of:=INT(MID([.J14];1;1))" office:value-type="float" office:value="1" calcext:value-type="float">
            <text:p>1</text:p>
          </table:table-cell>
          <table:table-cell table:formula="of:=INT(MID([.J14];2;1))" office:value-type="string" office:string-value="" calcext:value-type="error">
            <text:p>#VALUE!</text:p>
          </table:table-cell>
          <table:table-cell table:formula="of:=[.O14]-1+[.N14]-3+1" office:value-type="string" office:string-value="" calcext:value-type="error">
            <text:p>#VALUE!</text:p>
          </table:table-cell>
          <table:table-cell/>
          <table:table-cell table:formula="of:=[.D14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1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1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1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1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1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14]" office:value-type="float" office:value="21" calcext:value-type="float">
            <text:p>21</text:p>
          </table:table-cell>
          <table:table-cell table:formula="of:=COM.MICROSOFT.CONCAT([.R14:.AF14])" office:value-type="string" office:string-value="10,7,4,2,3,2,1,21" calcext:value-type="string">
            <text:p>10,7,4,2,3,2,1,2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K15]+[.L15]" office:value-type="float" office:value="17" calcext:value-type="float">
            <text:p>17</text:p>
          </table:table-cell>
          <table:table-cell table:formula="of:=INT(MID([.J15];1;1))" office:value-type="float" office:value="1" calcext:value-type="float">
            <text:p>1</text:p>
          </table:table-cell>
          <table:table-cell table:formula="of:=INT(MID([.J15];2;1))" office:value-type="string" office:string-value="" calcext:value-type="error">
            <text:p>#VALUE!</text:p>
          </table:table-cell>
          <table:table-cell table:formula="of:=[.O15]-1+[.N15]-3+1" office:value-type="string" office:string-value="" calcext:value-type="error">
            <text:p>#VALUE!</text:p>
          </table:table-cell>
          <table:table-cell/>
          <table:table-cell table:formula="of:=[.D15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1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15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1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15]" office:value-type="float" office:value="17" calcext:value-type="float">
            <text:p>17</text:p>
          </table:table-cell>
          <table:table-cell table:formula="of:=COM.MICROSOFT.CONCAT([.R15:.AF15])" office:value-type="string" office:string-value="8,7,5,4,1,3,1,17" calcext:value-type="string">
            <text:p>8,7,5,4,1,3,1,17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6]+[.L16]" office:value-type="float" office:value="10" calcext:value-type="float">
            <text:p>10</text:p>
          </table:table-cell>
          <table:table-cell table:formula="of:=INT(MID([.J16];1;1))" office:value-type="float" office:value="4" calcext:value-type="float">
            <text:p>4</text:p>
          </table:table-cell>
          <table:table-cell table:formula="of:=INT(MID([.J16];2;1))" office:value-type="string" office:string-value="" calcext:value-type="error">
            <text:p>#VALUE!</text:p>
          </table:table-cell>
          <table:table-cell table:formula="of:=[.O16]-1+[.N16]-3+1" office:value-type="string" office:string-value="" calcext:value-type="error">
            <text:p>#VALUE!</text:p>
          </table:table-cell>
          <table:table-cell/>
          <table:table-cell table:formula="of:=[.D1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16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16]" office:value-type="float" office:value="10" calcext:value-type="float">
            <text:p>10</text:p>
          </table:table-cell>
          <table:table-cell table:formula="of:=COM.MICROSOFT.CONCAT([.R16:.AF16])" office:value-type="string" office:string-value="7,7,2,4,2,3,4,10" calcext:value-type="string">
            <text:p>7,7,2,4,2,3,4,1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7]+[.L17]" office:value-type="float" office:value="10" calcext:value-type="float">
            <text:p>10</text:p>
          </table:table-cell>
          <table:table-cell table:formula="of:=INT(MID([.J17];1;1))" office:value-type="float" office:value="1" calcext:value-type="float">
            <text:p>1</text:p>
          </table:table-cell>
          <table:table-cell table:formula="of:=INT(MID([.J17];2;1))" office:value-type="string" office:string-value="" calcext:value-type="error">
            <text:p>#VALUE!</text:p>
          </table:table-cell>
          <table:table-cell table:formula="of:=[.O17]-1+[.N17]-3+1" office:value-type="string" office:string-value="" calcext:value-type="error">
            <text:p>#VALUE!</text:p>
          </table:table-cell>
          <table:table-cell/>
          <table:table-cell table:formula="of:=[.D1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1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17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1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1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17]" office:value-type="float" office:value="10" calcext:value-type="float">
            <text:p>10</text:p>
          </table:table-cell>
          <table:table-cell table:formula="of:=COM.MICROSOFT.CONCAT([.R17:.AF17])" office:value-type="string" office:string-value="8,7,1,3,2,3,1,10" calcext:value-type="string">
            <text:p>8,7,1,3,2,3,1,1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18]+[.L18]" office:value-type="float" office:value="7" calcext:value-type="float">
            <text:p>7</text:p>
          </table:table-cell>
          <table:table-cell table:formula="of:=INT(MID([.J18];1;1))" office:value-type="float" office:value="2" calcext:value-type="float">
            <text:p>2</text:p>
          </table:table-cell>
          <table:table-cell table:formula="of:=INT(MID([.J18];2;1))" office:value-type="string" office:string-value="" calcext:value-type="error">
            <text:p>#VALUE!</text:p>
          </table:table-cell>
          <table:table-cell table:formula="of:=[.O18]-1+[.N18]-3+1" office:value-type="string" office:string-value="" calcext:value-type="error">
            <text:p>#VALUE!</text:p>
          </table:table-cell>
          <table:table-cell/>
          <table:table-cell table:formula="of:=[.D1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1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1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1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1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18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18]" office:value-type="float" office:value="7" calcext:value-type="float">
            <text:p>7</text:p>
          </table:table-cell>
          <table:table-cell table:formula="of:=COM.MICROSOFT.CONCAT([.R18:.AF18])" office:value-type="string" office:string-value="7,7,3,5,3,4,2,7" calcext:value-type="string">
            <text:p>7,7,3,5,3,4,2,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19]+[.L19]" office:value-type="float" office:value="11" calcext:value-type="float">
            <text:p>11</text:p>
          </table:table-cell>
          <table:table-cell table:formula="of:=INT(MID([.J19];1;1))" office:value-type="float" office:value="5" calcext:value-type="float">
            <text:p>5</text:p>
          </table:table-cell>
          <table:table-cell table:formula="of:=INT(MID([.J19];2;1))" office:value-type="string" office:string-value="" calcext:value-type="error">
            <text:p>#VALUE!</text:p>
          </table:table-cell>
          <table:table-cell table:formula="of:=[.O19]-1+[.N19]-3+1" office:value-type="string" office:string-value="" calcext:value-type="error">
            <text:p>#VALUE!</text:p>
          </table:table-cell>
          <table:table-cell/>
          <table:table-cell table:formula="of:=[.D1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19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1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1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1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19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1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19]" office:value-type="float" office:value="11" calcext:value-type="float">
            <text:p>11</text:p>
          </table:table-cell>
          <table:table-cell table:formula="of:=COM.MICROSOFT.CONCAT([.R19:.AF19])" office:value-type="string" office:string-value="7,8,5,5,2,4,5,11" calcext:value-type="string">
            <text:p>7,8,5,5,2,4,5,1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K20]+[.L20]" office:value-type="float" office:value="3" calcext:value-type="float">
            <text:p>3</text:p>
          </table:table-cell>
          <table:table-cell table:formula="of:=INT(MID([.J20];1;1))" office:value-type="float" office:value="3" calcext:value-type="float">
            <text:p>3</text:p>
          </table:table-cell>
          <table:table-cell table:formula="of:=INT(MID([.J20];2;1))" office:value-type="string" office:string-value="" calcext:value-type="error">
            <text:p>#VALUE!</text:p>
          </table:table-cell>
          <table:table-cell table:formula="of:=[.O20]-1+[.N20]-3+1" office:value-type="string" office:string-value="" calcext:value-type="error">
            <text:p>#VALUE!</text:p>
          </table:table-cell>
          <table:table-cell/>
          <table:table-cell table:formula="of:=[.D2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0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2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0]" office:value-type="float" office:value="3" calcext:value-type="float">
            <text:p>3</text:p>
          </table:table-cell>
          <table:table-cell table:formula="of:=COM.MICROSOFT.CONCAT([.R20:.AF20])" office:value-type="string" office:string-value="7,12,3,6,6,3,3,3" calcext:value-type="string">
            <text:p>7,12,3,6,6,3,3,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K21]+[.L21]" office:value-type="float" office:value="3" calcext:value-type="float">
            <text:p>3</text:p>
          </table:table-cell>
          <table:table-cell table:formula="of:=INT(MID([.J21];1;1))" office:value-type="float" office:value="3" calcext:value-type="float">
            <text:p>3</text:p>
          </table:table-cell>
          <table:table-cell table:formula="of:=INT(MID([.J21];2;1))" office:value-type="string" office:string-value="" calcext:value-type="error">
            <text:p>#VALUE!</text:p>
          </table:table-cell>
          <table:table-cell table:formula="of:=[.O21]-1+[.N21]-3+1" office:value-type="string" office:string-value="" calcext:value-type="error">
            <text:p>#VALUE!</text:p>
          </table:table-cell>
          <table:table-cell/>
          <table:table-cell table:formula="of:=[.D2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1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2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21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2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1]" office:value-type="float" office:value="3" calcext:value-type="float">
            <text:p>3</text:p>
          </table:table-cell>
          <table:table-cell table:formula="of:=COM.MICROSOFT.CONCAT([.R21:.AF21])" office:value-type="string" office:string-value="7,11,5,6,4,5,3,3" calcext:value-type="string">
            <text:p>7,11,5,6,4,5,3,3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22]+[.L22]" office:value-type="float" office:value="5" calcext:value-type="float">
            <text:p>5</text:p>
          </table:table-cell>
          <table:table-cell table:formula="of:=INT(MID([.J22];1;1))" office:value-type="float" office:value="3" calcext:value-type="float">
            <text:p>3</text:p>
          </table:table-cell>
          <table:table-cell table:formula="of:=INT(MID([.J22];2;1))" office:value-type="string" office:string-value="" calcext:value-type="error">
            <text:p>#VALUE!</text:p>
          </table:table-cell>
          <table:table-cell table:formula="of:=[.O22]-1+[.N22]-3+1" office:value-type="string" office:string-value="" calcext:value-type="error">
            <text:p>#VALUE!</text:p>
          </table:table-cell>
          <table:table-cell/>
          <table:table-cell table:formula="of:=[.D2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2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F22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2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2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2]" office:value-type="float" office:value="5" calcext:value-type="float">
            <text:p>5</text:p>
          </table:table-cell>
          <table:table-cell table:formula="of:=COM.MICROSOFT.CONCAT([.R22:.AF22])" office:value-type="string" office:string-value="7,13,4,6,3,3,3,5" calcext:value-type="string">
            <text:p>7,13,4,6,3,3,3,5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23]+[.L23]" office:value-type="float" office:value="6" calcext:value-type="float">
            <text:p>6</text:p>
          </table:table-cell>
          <table:table-cell table:formula="of:=INT(MID([.J23];1;1))" office:value-type="float" office:value="3" calcext:value-type="float">
            <text:p>3</text:p>
          </table:table-cell>
          <table:table-cell table:formula="of:=INT(MID([.J23];2;1))" office:value-type="string" office:string-value="" calcext:value-type="error">
            <text:p>#VALUE!</text:p>
          </table:table-cell>
          <table:table-cell table:formula="of:=[.O23]-1+[.N23]-3+1" office:value-type="string" office:string-value="" calcext:value-type="error">
            <text:p>#VALUE!</text:p>
          </table:table-cell>
          <table:table-cell/>
          <table:table-cell table:formula="of:=[.D2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3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2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2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2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2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3]" office:value-type="float" office:value="6" calcext:value-type="float">
            <text:p>6</text:p>
          </table:table-cell>
          <table:table-cell table:formula="of:=COM.MICROSOFT.CONCAT([.R23:.AF23])" office:value-type="string" office:string-value="7,12,4,6,6,4,3,6" calcext:value-type="string">
            <text:p>7,12,4,6,6,4,3,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4]+[.L24]" office:value-type="float" office:value="3" calcext:value-type="float">
            <text:p>3</text:p>
          </table:table-cell>
          <table:table-cell table:formula="of:=INT(MID([.J24];1;1))" office:value-type="float" office:value="1" calcext:value-type="float">
            <text:p>1</text:p>
          </table:table-cell>
          <table:table-cell table:formula="of:=INT(MID([.J24];2;1))" office:value-type="string" office:string-value="" calcext:value-type="error">
            <text:p>#VALUE!</text:p>
          </table:table-cell>
          <table:table-cell table:formula="of:=[.O24]-1+[.N24]-3+1" office:value-type="string" office:string-value="" calcext:value-type="error">
            <text:p>#VALUE!</text:p>
          </table:table-cell>
          <table:table-cell/>
          <table:table-cell table:formula="of:=[.D24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2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2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2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2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2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24]" office:value-type="float" office:value="3" calcext:value-type="float">
            <text:p>3</text:p>
          </table:table-cell>
          <table:table-cell table:formula="of:=COM.MICROSOFT.CONCAT([.R24:.AF24])" office:value-type="string" office:string-value="9,7,1,2,3,2,1,3" calcext:value-type="string">
            <text:p>9,7,1,2,3,2,1,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25]+[.L25]" office:value-type="float" office:value="10" calcext:value-type="float">
            <text:p>10</text:p>
          </table:table-cell>
          <table:table-cell table:formula="of:=INT(MID([.J25];1;1))" office:value-type="float" office:value="4" calcext:value-type="float">
            <text:p>4</text:p>
          </table:table-cell>
          <table:table-cell table:formula="of:=INT(MID([.J25];2;1))" office:value-type="string" office:string-value="" calcext:value-type="error">
            <text:p>#VALUE!</text:p>
          </table:table-cell>
          <table:table-cell table:formula="of:=[.O25]-1+[.N25]-3+1" office:value-type="string" office:string-value="" calcext:value-type="error">
            <text:p>#VALUE!</text:p>
          </table:table-cell>
          <table:table-cell/>
          <table:table-cell table:formula="of:=[.D25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2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2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25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25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25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25]" office:value-type="float" office:value="10" calcext:value-type="float">
            <text:p>10</text:p>
          </table:table-cell>
          <table:table-cell table:formula="of:=COM.MICROSOFT.CONCAT([.R25:.AF25])" office:value-type="string" office:string-value="10,7,1,1,2,2,4,10" calcext:value-type="string">
            <text:p>10,7,1,1,2,2,4,1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6]+[.L26]" office:value-type="float" office:value="3" calcext:value-type="float">
            <text:p>3</text:p>
          </table:table-cell>
          <table:table-cell table:formula="of:=INT(MID([.J26];1;1))" office:value-type="float" office:value="4" calcext:value-type="float">
            <text:p>4</text:p>
          </table:table-cell>
          <table:table-cell table:formula="of:=INT(MID([.J26];2;1))" office:value-type="string" office:string-value="" calcext:value-type="error">
            <text:p>#VALUE!</text:p>
          </table:table-cell>
          <table:table-cell table:formula="of:=[.O26]-1+[.N26]-3+1" office:value-type="string" office:string-value="" calcext:value-type="error">
            <text:p>#VALUE!</text:p>
          </table:table-cell>
          <table:table-cell/>
          <table:table-cell table:formula="of:=[.D26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E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2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J2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26]" office:value-type="float" office:value="3" calcext:value-type="float">
            <text:p>3</text:p>
          </table:table-cell>
          <table:table-cell table:formula="of:=COM.MICROSOFT.CONCAT([.R26:.AF26])" office:value-type="string" office:string-value="15,1,1,1,4,1,4,3" calcext:value-type="string">
            <text:p>15,1,1,1,4,1,4,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K27]+[.L27]" office:value-type="float" office:value="13" calcext:value-type="float">
            <text:p>13</text:p>
          </table:table-cell>
          <table:table-cell table:formula="of:=INT(MID([.J27];1;1))" office:value-type="float" office:value="6" calcext:value-type="float">
            <text:p>6</text:p>
          </table:table-cell>
          <table:table-cell table:formula="of:=INT(MID([.J27];2;1))" office:value-type="string" office:string-value="" calcext:value-type="error">
            <text:p>#VALUE!</text:p>
          </table:table-cell>
          <table:table-cell table:formula="of:=[.O27]-1+[.N27]-3+1" office:value-type="string" office:string-value="" calcext:value-type="error">
            <text:p>#VALUE!</text:p>
          </table:table-cell>
          <table:table-cell/>
          <table:table-cell table:formula="of:=[.D2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2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2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27]" office:value-type="float" office:value="13" calcext:value-type="float">
            <text:p>13</text:p>
          </table:table-cell>
          <table:table-cell table:formula="of:=COM.MICROSOFT.CONCAT([.R27:.AF27])" office:value-type="string" office:string-value="7,8,3,3,4,3,6,13" calcext:value-type="string">
            <text:p>7,8,3,3,4,3,6,1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28]+[.L28]" office:value-type="float" office:value="5" calcext:value-type="float">
            <text:p>5</text:p>
          </table:table-cell>
          <table:table-cell table:formula="of:=INT(MID([.J28];1;1))" office:value-type="float" office:value="3" calcext:value-type="float">
            <text:p>3</text:p>
          </table:table-cell>
          <table:table-cell table:formula="of:=INT(MID([.J28];2;1))" office:value-type="string" office:string-value="" calcext:value-type="error">
            <text:p>#VALUE!</text:p>
          </table:table-cell>
          <table:table-cell table:formula="of:=[.O28]-1+[.N28]-3+1" office:value-type="string" office:string-value="" calcext:value-type="error">
            <text:p>#VALUE!</text:p>
          </table:table-cell>
          <table:table-cell/>
          <table:table-cell table:formula="of:=[.D2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8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2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2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2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2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2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28]" office:value-type="float" office:value="5" calcext:value-type="float">
            <text:p>5</text:p>
          </table:table-cell>
          <table:table-cell table:formula="of:=COM.MICROSOFT.CONCAT([.R28:.AF28])" office:value-type="string" office:string-value="7,9,4,6,4,4,3,5" calcext:value-type="string">
            <text:p>7,9,4,6,4,4,3,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29]+[.L29]" office:value-type="float" office:value="15" calcext:value-type="float">
            <text:p>15</text:p>
          </table:table-cell>
          <table:table-cell table:formula="of:=INT(MID([.J29];1;1))" office:value-type="float" office:value="2" calcext:value-type="float">
            <text:p>2</text:p>
          </table:table-cell>
          <table:table-cell table:formula="of:=INT(MID([.J29];2;1))" office:value-type="string" office:string-value="" calcext:value-type="error">
            <text:p>#VALUE!</text:p>
          </table:table-cell>
          <table:table-cell table:formula="of:=[.O29]-1+[.N29]-3+1" office:value-type="string" office:string-value="" calcext:value-type="error">
            <text:p>#VALUE!</text:p>
          </table:table-cell>
          <table:table-cell/>
          <table:table-cell table:formula="of:=[.D2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29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2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29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2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2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2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29]" office:value-type="float" office:value="15" calcext:value-type="float">
            <text:p>15</text:p>
          </table:table-cell>
          <table:table-cell table:formula="of:=COM.MICROSOFT.CONCAT([.R29:.AF29])" office:value-type="string" office:string-value="7,9,6,4,1,6,2,15" calcext:value-type="string">
            <text:p>7,9,6,4,1,6,2,15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30]+[.L30]" office:value-type="float" office:value="8" calcext:value-type="float">
            <text:p>8</text:p>
          </table:table-cell>
          <table:table-cell table:formula="of:=INT(MID([.J30];1;1))" office:value-type="float" office:value="3" calcext:value-type="float">
            <text:p>3</text:p>
          </table:table-cell>
          <table:table-cell table:formula="of:=INT(MID([.J30];2;1))" office:value-type="string" office:string-value="" calcext:value-type="error">
            <text:p>#VALUE!</text:p>
          </table:table-cell>
          <table:table-cell table:formula="of:=[.O30]-1+[.N30]-3+1" office:value-type="string" office:string-value="" calcext:value-type="error">
            <text:p>#VALUE!</text:p>
          </table:table-cell>
          <table:table-cell/>
          <table:table-cell table:formula="of:=[.D3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0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3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3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3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0]" office:value-type="float" office:value="8" calcext:value-type="float">
            <text:p>8</text:p>
          </table:table-cell>
          <table:table-cell table:formula="of:=COM.MICROSOFT.CONCAT([.R30:.AF30])" office:value-type="string" office:string-value="7,10,6,5,3,5,3,8" calcext:value-type="string">
            <text:p>7,10,6,5,3,5,3,8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31]+[.L31]" office:value-type="float" office:value="15" calcext:value-type="float">
            <text:p>15</text:p>
          </table:table-cell>
          <table:table-cell table:formula="of:=INT(MID([.J31];1;1))" office:value-type="float" office:value="3" calcext:value-type="float">
            <text:p>3</text:p>
          </table:table-cell>
          <table:table-cell table:formula="of:=INT(MID([.J31];2;1))" office:value-type="string" office:string-value="" calcext:value-type="error">
            <text:p>#VALUE!</text:p>
          </table:table-cell>
          <table:table-cell table:formula="of:=[.O31]-1+[.N31]-3+1" office:value-type="string" office:string-value="" calcext:value-type="error">
            <text:p>#VALUE!</text:p>
          </table:table-cell>
          <table:table-cell/>
          <table:table-cell table:formula="of:=[.D3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1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1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3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31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3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1]" office:value-type="float" office:value="15" calcext:value-type="float">
            <text:p>15</text:p>
          </table:table-cell>
          <table:table-cell table:formula="of:=COM.MICROSOFT.CONCAT([.R31:.AF31])" office:value-type="string" office:string-value="7,10,6,4,4,5,3,15" calcext:value-type="string">
            <text:p>7,10,6,4,4,5,3,1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K32]+[.L32]" office:value-type="float" office:value="27" calcext:value-type="float">
            <text:p>27</text:p>
          </table:table-cell>
          <table:table-cell table:formula="of:=INT(MID([.J32];1;1))" office:value-type="float" office:value="5" calcext:value-type="float">
            <text:p>5</text:p>
          </table:table-cell>
          <table:table-cell table:formula="of:=INT(MID([.J32];2;1))" office:value-type="string" office:string-value="" calcext:value-type="error">
            <text:p>#VALUE!</text:p>
          </table:table-cell>
          <table:table-cell table:formula="of:=[.O32]-1+[.N32]-3+1" office:value-type="string" office:string-value="" calcext:value-type="error">
            <text:p>#VALUE!</text:p>
          </table:table-cell>
          <table:table-cell/>
          <table:table-cell table:formula="of:=[.D3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3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2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3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3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2]" office:value-type="float" office:value="27" calcext:value-type="float">
            <text:p>27</text:p>
          </table:table-cell>
          <table:table-cell table:formula="of:=COM.MICROSOFT.CONCAT([.R32:.AF32])" office:value-type="string" office:string-value="7,7,6,4,1,6,5,27" calcext:value-type="string">
            <text:p>7,7,6,4,1,6,5,27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33]+[.L33]" office:value-type="float" office:value="8" calcext:value-type="float">
            <text:p>8</text:p>
          </table:table-cell>
          <table:table-cell table:formula="of:=INT(MID([.J33];1;1))" office:value-type="float" office:value="5" calcext:value-type="float">
            <text:p>5</text:p>
          </table:table-cell>
          <table:table-cell table:formula="of:=INT(MID([.J33];2;1))" office:value-type="string" office:string-value="" calcext:value-type="error">
            <text:p>#VALUE!</text:p>
          </table:table-cell>
          <table:table-cell table:formula="of:=[.O33]-1+[.N33]-3+1" office:value-type="string" office:string-value="" calcext:value-type="error">
            <text:p>#VALUE!</text:p>
          </table:table-cell>
          <table:table-cell/>
          <table:table-cell table:formula="of:=[.D3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3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3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3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3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3]" office:value-type="float" office:value="8" calcext:value-type="float">
            <text:p>8</text:p>
          </table:table-cell>
          <table:table-cell table:formula="of:=COM.MICROSOFT.CONCAT([.R33:.AF33])" office:value-type="string" office:string-value="7,10,4,6,6,4,5,8" calcext:value-type="string">
            <text:p>7,10,4,6,6,4,5,8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34]+[.L34]" office:value-type="float" office:value="11" calcext:value-type="float">
            <text:p>11</text:p>
          </table:table-cell>
          <table:table-cell table:formula="of:=INT(MID([.J34];1;1))" office:value-type="float" office:value="3" calcext:value-type="float">
            <text:p>3</text:p>
          </table:table-cell>
          <table:table-cell table:formula="of:=INT(MID([.J34];2;1))" office:value-type="string" office:string-value="" calcext:value-type="error">
            <text:p>#VALUE!</text:p>
          </table:table-cell>
          <table:table-cell table:formula="of:=[.O34]-1+[.N34]-3+1" office:value-type="string" office:string-value="" calcext:value-type="error">
            <text:p>#VALUE!</text:p>
          </table:table-cell>
          <table:table-cell/>
          <table:table-cell table:formula="of:=[.D3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4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34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34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34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4]" office:value-type="float" office:value="11" calcext:value-type="float">
            <text:p>11</text:p>
          </table:table-cell>
          <table:table-cell table:formula="of:=COM.MICROSOFT.CONCAT([.R34:.AF34])" office:value-type="string" office:string-value="7,9,5,6,3,6,3,11" calcext:value-type="string">
            <text:p>7,9,5,6,3,6,3,1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35]+[.L35]" office:value-type="float" office:value="9" calcext:value-type="float">
            <text:p>9</text:p>
          </table:table-cell>
          <table:table-cell table:formula="of:=INT(MID([.J35];1;1))" office:value-type="float" office:value="6" calcext:value-type="float">
            <text:p>6</text:p>
          </table:table-cell>
          <table:table-cell table:formula="of:=INT(MID([.J35];2;1))" office:value-type="string" office:string-value="" calcext:value-type="error">
            <text:p>#VALUE!</text:p>
          </table:table-cell>
          <table:table-cell table:formula="of:=[.O35]-1+[.N35]-3+1" office:value-type="string" office:string-value="" calcext:value-type="error">
            <text:p>#VALUE!</text:p>
          </table:table-cell>
          <table:table-cell/>
          <table:table-cell table:formula="of:=[.D3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5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35]" office:value-type="float" office:value="9" calcext:value-type="float">
            <text:p>9</text:p>
          </table:table-cell>
          <table:table-cell table:formula="of:=COM.MICROSOFT.CONCAT([.R35:.AF35])" office:value-type="string" office:string-value="7,11,6,6,5,6,6,9" calcext:value-type="string">
            <text:p>7,11,6,6,5,6,6,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36]+[.L36]" office:value-type="float" office:value="6" calcext:value-type="float">
            <text:p>6</text:p>
          </table:table-cell>
          <table:table-cell table:formula="of:=INT(MID([.J36];1;1))" office:value-type="float" office:value="5" calcext:value-type="float">
            <text:p>5</text:p>
          </table:table-cell>
          <table:table-cell table:formula="of:=INT(MID([.J36];2;1))" office:value-type="string" office:string-value="" calcext:value-type="error">
            <text:p>#VALUE!</text:p>
          </table:table-cell>
          <table:table-cell table:formula="of:=[.O36]-1+[.N36]-3+1" office:value-type="string" office:string-value="" calcext:value-type="error">
            <text:p>#VALUE!</text:p>
          </table:table-cell>
          <table:table-cell/>
          <table:table-cell table:formula="of:=[.D3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6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3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3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3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3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36]" office:value-type="float" office:value="6" calcext:value-type="float">
            <text:p>6</text:p>
          </table:table-cell>
          <table:table-cell table:formula="of:=COM.MICROSOFT.CONCAT([.R36:.AF36])" office:value-type="string" office:string-value="7,10,6,5,2,6,5,6" calcext:value-type="string">
            <text:p>7,10,6,5,2,6,5,6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37]+[.L37]" office:value-type="float" office:value="6" calcext:value-type="float">
            <text:p>6</text:p>
          </table:table-cell>
          <table:table-cell table:formula="of:=INT(MID([.J37];1;1))" office:value-type="float" office:value="3" calcext:value-type="float">
            <text:p>3</text:p>
          </table:table-cell>
          <table:table-cell table:formula="of:=INT(MID([.J37];2;1))" office:value-type="string" office:string-value="" calcext:value-type="error">
            <text:p>#VALUE!</text:p>
          </table:table-cell>
          <table:table-cell table:formula="of:=[.O37]-1+[.N37]-3+1" office:value-type="string" office:string-value="" calcext:value-type="error">
            <text:p>#VALUE!</text:p>
          </table:table-cell>
          <table:table-cell/>
          <table:table-cell table:formula="of:=[.D3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7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3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3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3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3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37]" office:value-type="float" office:value="6" calcext:value-type="float">
            <text:p>6</text:p>
          </table:table-cell>
          <table:table-cell table:formula="of:=COM.MICROSOFT.CONCAT([.R37:.AF37])" office:value-type="string" office:string-value="7,8,5,6,4,5,3,6" calcext:value-type="string">
            <text:p>7,8,5,6,4,5,3,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38]+[.L38]" office:value-type="float" office:value="9" calcext:value-type="float">
            <text:p>9</text:p>
          </table:table-cell>
          <table:table-cell table:formula="of:=INT(MID([.J38];1;1))" office:value-type="float" office:value="2" calcext:value-type="float">
            <text:p>2</text:p>
          </table:table-cell>
          <table:table-cell table:formula="of:=INT(MID([.J38];2;1))" office:value-type="string" office:string-value="" calcext:value-type="error">
            <text:p>#VALUE!</text:p>
          </table:table-cell>
          <table:table-cell table:formula="of:=[.O38]-1+[.N38]-3+1" office:value-type="string" office:string-value="" calcext:value-type="error">
            <text:p>#VALUE!</text:p>
          </table:table-cell>
          <table:table-cell/>
          <table:table-cell table:formula="of:=[.D3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8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3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3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3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38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38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M38]" office:value-type="float" office:value="9" calcext:value-type="float">
            <text:p>9</text:p>
          </table:table-cell>
          <table:table-cell table:formula="of:=COM.MICROSOFT.CONCAT([.R38:.AF38])" office:value-type="string" office:string-value="7,9,4,5,6,4,2,9" calcext:value-type="string">
            <text:p>7,9,4,5,6,4,2,9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9]+[.L39]" office:value-type="float" office:value="7" calcext:value-type="float">
            <text:p>7</text:p>
          </table:table-cell>
          <table:table-cell table:formula="of:=INT(MID([.J39];1;1))" office:value-type="float" office:value="4" calcext:value-type="float">
            <text:p>4</text:p>
          </table:table-cell>
          <table:table-cell table:formula="of:=INT(MID([.J39];2;1))" office:value-type="string" office:string-value="" calcext:value-type="error">
            <text:p>#VALUE!</text:p>
          </table:table-cell>
          <table:table-cell table:formula="of:=[.O39]-1+[.N39]-3+1" office:value-type="string" office:string-value="" calcext:value-type="error">
            <text:p>#VALUE!</text:p>
          </table:table-cell>
          <table:table-cell/>
          <table:table-cell table:formula="of:=[.D3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39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3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3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3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39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39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39]" office:value-type="float" office:value="7" calcext:value-type="float">
            <text:p>7</text:p>
          </table:table-cell>
          <table:table-cell table:formula="of:=COM.MICROSOFT.CONCAT([.R39:.AF39])" office:value-type="string" office:string-value="7,12,5,6,6,6,4,7" calcext:value-type="string">
            <text:p>7,12,5,6,6,6,4,7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K40]+[.L40]" office:value-type="float" office:value="34" calcext:value-type="float">
            <text:p>34</text:p>
          </table:table-cell>
          <table:table-cell table:formula="of:=INT(MID([.J40];1;1))" office:value-type="float" office:value="4" calcext:value-type="float">
            <text:p>4</text:p>
          </table:table-cell>
          <table:table-cell table:formula="of:=INT(MID([.J40];2;1))" office:value-type="string" office:string-value="" calcext:value-type="error">
            <text:p>#VALUE!</text:p>
          </table:table-cell>
          <table:table-cell table:formula="of:=[.O40]-1+[.N40]-3+1" office:value-type="string" office:string-value="" calcext:value-type="error">
            <text:p>#VALUE!</text:p>
          </table:table-cell>
          <table:table-cell/>
          <table:table-cell table:formula="of:=[.D4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0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4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G4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4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0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0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0]" office:value-type="float" office:value="34" calcext:value-type="float">
            <text:p>34</text:p>
          </table:table-cell>
          <table:table-cell table:formula="of:=COM.MICROSOFT.CONCAT([.R40:.AF40])" office:value-type="string" office:string-value="7,11,6,5,6,6,4,34" calcext:value-type="string">
            <text:p>7,11,6,5,6,6,4,34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K41]+[.L41]" office:value-type="float" office:value="3" calcext:value-type="float">
            <text:p>3</text:p>
          </table:table-cell>
          <table:table-cell table:formula="of:=INT(MID([.J41];1;1))" office:value-type="float" office:value="3" calcext:value-type="float">
            <text:p>3</text:p>
          </table:table-cell>
          <table:table-cell table:formula="of:=INT(MID([.J41];2;1))" office:value-type="string" office:string-value="" calcext:value-type="error">
            <text:p>#VALUE!</text:p>
          </table:table-cell>
          <table:table-cell table:formula="of:=[.O41]-1+[.N41]-3+1" office:value-type="string" office:string-value="" calcext:value-type="error">
            <text:p>#VALUE!</text:p>
          </table:table-cell>
          <table:table-cell/>
          <table:table-cell table:formula="of:=[.D4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1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F4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1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4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41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4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1]" office:value-type="float" office:value="3" calcext:value-type="float">
            <text:p>3</text:p>
          </table:table-cell>
          <table:table-cell table:formula="of:=COM.MICROSOFT.CONCAT([.R41:.AF41])" office:value-type="string" office:string-value="7,11,3,6,4,4,3,3" calcext:value-type="string">
            <text:p>7,11,3,6,4,4,3,3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42]+[.L42]" office:value-type="float" office:value="4" calcext:value-type="float">
            <text:p>4</text:p>
          </table:table-cell>
          <table:table-cell table:formula="of:=INT(MID([.J42];1;1))" office:value-type="float" office:value="3" calcext:value-type="float">
            <text:p>3</text:p>
          </table:table-cell>
          <table:table-cell table:formula="of:=INT(MID([.J42];2;1))" office:value-type="string" office:string-value="" calcext:value-type="error">
            <text:p>#VALUE!</text:p>
          </table:table-cell>
          <table:table-cell table:formula="of:=[.O42]-1+[.N42]-3+1" office:value-type="string" office:string-value="" calcext:value-type="error">
            <text:p>#VALUE!</text:p>
          </table:table-cell>
          <table:table-cell/>
          <table:table-cell table:formula="of:=[.D4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2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F4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4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4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4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2]" office:value-type="float" office:value="4" calcext:value-type="float">
            <text:p>4</text:p>
          </table:table-cell>
          <table:table-cell table:formula="of:=COM.MICROSOFT.CONCAT([.R42:.AF42])" office:value-type="string" office:string-value="7,15,5,6,3,6,3,4" calcext:value-type="string">
            <text:p>7,15,5,6,3,6,3,4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K43]+[.L43]" office:value-type="float" office:value="3" calcext:value-type="float">
            <text:p>3</text:p>
          </table:table-cell>
          <table:table-cell table:formula="of:=INT(MID([.J43];1;1))" office:value-type="float" office:value="3" calcext:value-type="float">
            <text:p>3</text:p>
          </table:table-cell>
          <table:table-cell table:formula="of:=INT(MID([.J43];2;1))" office:value-type="string" office:string-value="" calcext:value-type="error">
            <text:p>#VALUE!</text:p>
          </table:table-cell>
          <table:table-cell table:formula="of:=[.O43]-1+[.N43]-3+1" office:value-type="string" office:string-value="" calcext:value-type="error">
            <text:p>#VALUE!</text:p>
          </table:table-cell>
          <table:table-cell/>
          <table:table-cell table:formula="of:=[.D4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3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F4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H43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4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4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3]" office:value-type="float" office:value="3" calcext:value-type="float">
            <text:p>3</text:p>
          </table:table-cell>
          <table:table-cell table:formula="of:=COM.MICROSOFT.CONCAT([.R43:.AF43])" office:value-type="string" office:string-value="7,15,3,6,5,3,3,3" calcext:value-type="string">
            <text:p>7,15,3,6,5,3,3,3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44]+[.L44]" office:value-type="float" office:value="9" calcext:value-type="float">
            <text:p>9</text:p>
          </table:table-cell>
          <table:table-cell table:formula="of:=INT(MID([.J44];1;1))" office:value-type="float" office:value="4" calcext:value-type="float">
            <text:p>4</text:p>
          </table:table-cell>
          <table:table-cell table:formula="of:=INT(MID([.J44];2;1))" office:value-type="string" office:string-value="" calcext:value-type="error">
            <text:p>#VALUE!</text:p>
          </table:table-cell>
          <table:table-cell table:formula="of:=[.O44]-1+[.N44]-3+1" office:value-type="string" office:string-value="" calcext:value-type="error">
            <text:p>#VALUE!</text:p>
          </table:table-cell>
          <table:table-cell/>
          <table:table-cell table:formula="of:=[.D44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4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F4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4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4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4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4]" office:value-type="float" office:value="9" calcext:value-type="float">
            <text:p>9</text:p>
          </table:table-cell>
          <table:table-cell table:formula="of:=COM.MICROSOFT.CONCAT([.R44:.AF44])" office:value-type="string" office:string-value="7,8,3,3,6,5,4,9" calcext:value-type="string">
            <text:p>7,8,3,3,6,5,4,9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K45]+[.L45]" office:value-type="float" office:value="5" calcext:value-type="float">
            <text:p>5</text:p>
          </table:table-cell>
          <table:table-cell table:formula="of:=INT(MID([.J45];1;1))" office:value-type="float" office:value="5" calcext:value-type="float">
            <text:p>5</text:p>
          </table:table-cell>
          <table:table-cell table:formula="of:=INT(MID([.J45];2;1))" office:value-type="string" office:string-value="" calcext:value-type="error">
            <text:p>#VALUE!</text:p>
          </table:table-cell>
          <table:table-cell table:formula="of:=[.O45]-1+[.N45]-3+1" office:value-type="string" office:string-value="" calcext:value-type="error">
            <text:p>#VALUE!</text:p>
          </table:table-cell>
          <table:table-cell/>
          <table:table-cell table:formula="of:=[.D4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5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5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4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I4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45]" office:value-type="float" office:value="5" calcext:value-type="float">
            <text:p>5</text:p>
          </table:table-cell>
          <table:table-cell table:formula="of:=COM.MICROSOFT.CONCAT([.R45:.AF45])" office:value-type="string" office:string-value="7,7,4,3,5,6,5,5" calcext:value-type="string">
            <text:p>7,7,4,3,5,6,5,5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46]+[.L46]" office:value-type="float" office:value="10" calcext:value-type="float">
            <text:p>10</text:p>
          </table:table-cell>
          <table:table-cell table:formula="of:=INT(MID([.J46];1;1))" office:value-type="float" office:value="5" calcext:value-type="float">
            <text:p>5</text:p>
          </table:table-cell>
          <table:table-cell table:formula="of:=INT(MID([.J46];2;1))" office:value-type="string" office:string-value="" calcext:value-type="error">
            <text:p>#VALUE!</text:p>
          </table:table-cell>
          <table:table-cell table:formula="of:=[.O46]-1+[.N46]-3+1" office:value-type="string" office:string-value="" calcext:value-type="error">
            <text:p>#VALUE!</text:p>
          </table:table-cell>
          <table:table-cell/>
          <table:table-cell table:formula="of:=[.D46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6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F4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4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H46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I4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6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M46]" office:value-type="float" office:value="10" calcext:value-type="float">
            <text:p>10</text:p>
          </table:table-cell>
          <table:table-cell table:formula="of:=COM.MICROSOFT.CONCAT([.R46:.AF46])" office:value-type="string" office:string-value="7,9,5,4,4,6,5,10" calcext:value-type="string">
            <text:p>7,9,5,4,4,6,5,1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7]+[.L47]" office:value-type="float" office:value="5" calcext:value-type="float">
            <text:p>5</text:p>
          </table:table-cell>
          <table:table-cell table:formula="of:=INT(MID([.J47];1;1))" office:value-type="float" office:value="4" calcext:value-type="float">
            <text:p>4</text:p>
          </table:table-cell>
          <table:table-cell table:formula="of:=INT(MID([.J47];2;1)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4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E47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F4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G47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4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7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7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M47]" office:value-type="float" office:value="5" calcext:value-type="float">
            <text:p>5</text:p>
          </table:table-cell>
          <table:table-cell table:formula="of:=COM.MICROSOFT.CONCAT([.R47:.AF47])" office:value-type="string" office:string-value="6,15,4,5,6,6,4,5" calcext:value-type="string">
            <text:p>6,15,4,5,6,6,4,5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8]+[.L48]" office:value-type="float" office:value="5" calcext:value-type="float">
            <text:p>5</text:p>
          </table:table-cell>
          <table:table-cell table:formula="of:=INT(MID([.J48];1;1))" office:value-type="float" office:value="3" calcext:value-type="float">
            <text:p>3</text:p>
          </table:table-cell>
          <table:table-cell table:formula="of:=INT(MID([.J48];2;1))" office:value-type="string" office:string-value="" calcext:value-type="error">
            <text:p>#VALUE!</text:p>
          </table:table-cell>
          <table:table-cell table:formula="of:=[.O48]-1+[.N48]-3+1" office:value-type="string" office:string-value="" calcext:value-type="error">
            <text:p>#VALUE!</text:p>
          </table:table-cell>
          <table:table-cell/>
          <table:table-cell table:formula="of:=[.D4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48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8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G4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H4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I4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J4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8]" office:value-type="float" office:value="5" calcext:value-type="float">
            <text:p>5</text:p>
          </table:table-cell>
          <table:table-cell table:formula="of:=COM.MICROSOFT.CONCAT([.R48:.AF48])" office:value-type="string" office:string-value="7,7,5,3,6,6,3,5" calcext:value-type="string">
            <text:p>7,7,5,3,6,6,3,5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K49]+[.L49]" office:value-type="float" office:value="11" calcext:value-type="float">
            <text:p>11</text:p>
          </table:table-cell>
          <table:table-cell table:formula="of:=INT(MID([.J49];1;1))" office:value-type="float" office:value="3" calcext:value-type="float">
            <text:p>3</text:p>
          </table:table-cell>
          <table:table-cell table:formula="of:=INT(MID([.J49];2;1))" office:value-type="string" office:string-value="" calcext:value-type="error">
            <text:p>#VALUE!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49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49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4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G4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49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4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49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49]" office:value-type="float" office:value="11" calcext:value-type="float">
            <text:p>11</text:p>
          </table:table-cell>
          <table:table-cell table:formula="of:=COM.MICROSOFT.CONCAT([.R49:.AF49])" office:value-type="string" office:string-value="9,7,3,2,2,3,3,11" calcext:value-type="string">
            <text:p>9,7,3,2,2,3,3,11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50]+[.L50]" office:value-type="float" office:value="7" calcext:value-type="float">
            <text:p>7</text:p>
          </table:table-cell>
          <table:table-cell table:formula="of:=INT(MID([.J50];1;1))" office:value-type="float" office:value="1" calcext:value-type="float">
            <text:p>1</text:p>
          </table:table-cell>
          <table:table-cell table:formula="of:=INT(MID([.J50];2;1))" office:value-type="string" office:string-value="" calcext:value-type="error">
            <text:p>#VALUE!</text:p>
          </table:table-cell>
          <table:table-cell table:formula="of:=[.O50]-1+[.N50]-3+1" office:value-type="string" office:string-value="" calcext:value-type="error">
            <text:p>#VALUE!</text:p>
          </table:table-cell>
          <table:table-cell/>
          <table:table-cell table:formula="of:=[.D50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50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5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H5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50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J5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M50]" office:value-type="float" office:value="7" calcext:value-type="float">
            <text:p>7</text:p>
          </table:table-cell>
          <table:table-cell table:formula="of:=COM.MICROSOFT.CONCAT([.R50:.AF50])" office:value-type="string" office:string-value="8,7,2,2,3,4,1,7" calcext:value-type="string">
            <text:p>8,7,2,2,3,4,1,7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K51]+[.L51]" office:value-type="float" office:value="55" calcext:value-type="float">
            <text:p>55</text:p>
          </table:table-cell>
          <table:table-cell table:formula="of:=INT(MID([.J51];1;1))" office:value-type="float" office:value="3" calcext:value-type="float">
            <text:p>3</text:p>
          </table:table-cell>
          <table:table-cell table:formula="of:=INT(MID([.J51];2;1))" office:value-type="string" office:string-value="" calcext:value-type="error">
            <text:p>#VALUE!</text:p>
          </table:table-cell>
          <table:table-cell table:formula="of:=[.O51]-1+[.N51]-3+1" office:value-type="string" office:string-value="" calcext:value-type="error">
            <text:p>#VALUE!</text:p>
          </table:table-cell>
          <table:table-cell/>
          <table:table-cell table:formula="of:=[.D51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E51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1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5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5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I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J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M51]" office:value-type="float" office:value="55" calcext:value-type="float">
            <text:p>55</text:p>
          </table:table-cell>
          <table:table-cell table:formula="of:=COM.MICROSOFT.CONCAT([.R51:.AF51])" office:value-type="string" office:string-value="9,7,2,1,1,3,3,55" calcext:value-type="string">
            <text:p>9,7,2,1,1,3,3,55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2]+[.L52]" office:value-type="float" office:value="3" calcext:value-type="float">
            <text:p>3</text:p>
          </table:table-cell>
          <table:table-cell table:formula="of:=INT(MID([.J52];1;1))" office:value-type="float" office:value="6" calcext:value-type="float">
            <text:p>6</text:p>
          </table:table-cell>
          <table:table-cell table:formula="of:=INT(MID([.J52];2;1))" office:value-type="string" office:string-value="" calcext:value-type="error">
            <text:p>#VALUE!</text:p>
          </table:table-cell>
          <table:table-cell table:formula="of:=[.O52]-1+[.N52]-3+1" office:value-type="string" office:string-value="" calcext:value-type="error">
            <text:p>#VALUE!</text:p>
          </table:table-cell>
          <table:table-cell/>
          <table:table-cell table:formula="of:=[.D52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E52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F5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5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H5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I52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52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52]" office:value-type="float" office:value="3" calcext:value-type="float">
            <text:p>3</text:p>
          </table:table-cell>
          <table:table-cell table:formula="of:=COM.MICROSOFT.CONCAT([.R52:.AF52])" office:value-type="string" office:string-value="7,12,1,5,3,2,6,3" calcext:value-type="string">
            <text:p>7,12,1,5,3,2,6,3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53]+[.L53]" office:value-type="float" office:value="4" calcext:value-type="float">
            <text:p>4</text:p>
          </table:table-cell>
          <table:table-cell table:formula="of:=INT(MID([.J53];1;1))" office:value-type="float" office:value="6" calcext:value-type="float">
            <text:p>6</text:p>
          </table:table-cell>
          <table:table-cell table:formula="of:=INT(MID([.J53];2;1))" office:value-type="string" office:string-value="" calcext:value-type="error">
            <text:p>#VALUE!</text:p>
          </table:table-cell>
          <table:table-cell table:formula="of:=[.O53]-1+[.N53]-3+1" office:value-type="string" office:string-value="" calcext:value-type="error">
            <text:p>#VALUE!</text:p>
          </table:table-cell>
          <table:table-cell/>
          <table:table-cell table:formula="of:=[.D53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E53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F5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G53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H5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53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J53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M53]" office:value-type="float" office:value="4" calcext:value-type="float">
            <text:p>4</text:p>
          </table:table-cell>
          <table:table-cell table:formula="of:=COM.MICROSOFT.CONCAT([.R53:.AF53])" office:value-type="string" office:string-value="10,7,2,1,2,2,6,4" calcext:value-type="string">
            <text:p>10,7,2,1,2,2,6,4</text:p>
          </table:table-cell>
        </table:table-row>
        <table:table-row table:style-name="ro1">
          <table:table-cell table:style-name="Default" table:number-columns-repeated="3"/>
          <table:table-cell table:style-name="ce312"/>
          <table:table-cell table:style-name="ce313"/>
          <table:table-cell table:formula="of:=AVERAGE([.F3:.F53])" office:value-type="float" office:value="3.41176470588235" calcext:value-type="float">
            <text:p>3.41176470588235</text:p>
          </table:table-cell>
          <table:table-cell table:formula="of:=AVERAGE([.G3:.G53])" office:value-type="float" office:value="3.86274509803922" calcext:value-type="float">
            <text:p>3.86274509803922</text:p>
          </table:table-cell>
          <table:table-cell table:style-name="ce313" table:formula="of:=AVERAGE([.H3:.H53])" office:value-type="float" office:value="3.58823529411765" calcext:value-type="float">
            <text:p>3.58823529411765</text:p>
          </table:table-cell>
          <table:table-cell table:formula="of:=AVERAGE([.I3:.I53])" office:value-type="float" office:value="3.68627450980392" calcext:value-type="float">
            <text:p>3.68627450980392</text:p>
          </table:table-cell>
          <table:table-cell table:formula="of:=AVERAGE([.J3:.J53])" office:value-type="float" office:value="3.37254901960784" calcext:value-type="float">
            <text:p>3.37254901960784</text:p>
          </table:table-cell>
          <table:table-cell table:style-name="ce315" table:formula="of:=SUM([.K3:.K53])" office:value-type="float" office:value="538" calcext:value-type="float">
            <text:p>538</text:p>
          </table:table-cell>
          <table:table-cell table:number-columns-repeated="21"/>
          <table:table-cell table:style-name="Default"/>
        </table:table-row>
        <table:table-row table:style-name="ro1" table:number-rows-repeated="3">
          <table:table-cell table:style-name="Default" table:number-columns-repeated="3"/>
          <table:table-cell table:style-name="ce130"/>
          <table:table-cell/>
          <table:table-cell table:style-name="Default" table:number-columns-repeated="8"/>
          <table:table-cell table:number-columns-repeated="19"/>
          <table:table-cell table:style-name="Default"/>
        </table:table-row>
        <table:table-row table:style-name="ro1">
          <table:table-cell table:style-name="Default" table:number-columns-repeated="3"/>
          <table:table-cell table:style-name="ce130"/>
          <table:table-cell/>
          <table:table-cell table:style-name="Default" table:number-columns-repeated="8"/>
          <table:table-cell table:number-columns-repeated="19"/>
          <table:table-cell table:style-name="Default"/>
        </table:table-row>
      </table:table>
      <table:table table:name="HEX TO C64 FLOA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X</text:p>
          </table:table-cell>
          <table:table-cell table:style-name="ce121" office:value-type="float" office:value="80" calcext:value-type="float">
            <text:p>80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table:formula="of:=HEX2DEC([.B1])" office:value-type="float" office:value="128" calcext:value-type="float">
            <text:p>128</text:p>
          </table:table-cell>
          <table:table-cell table:formula="of:=HEX2DEC([.C1])" office:value-type="float" office:value="128" calcext:value-type="float">
            <text:p>128</text:p>
          </table:table-cell>
          <table:table-cell table:formula="of:=HEX2DEC([.D1])" office:value-type="float" office:value="0" calcext:value-type="float">
            <text:p>0</text:p>
          </table:table-cell>
          <table:table-cell table:formula="of:=HEX2DEC([.E1])" office:value-type="float" office:value="0" calcext:value-type="float">
            <text:p>0</text:p>
          </table:table-cell>
          <table:table-cell table:formula="of:=HEX2DEC([.F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 table:formula="of:=DEC2BIN([.B2];8)" office:value-type="string" office:string-value="10000000" calcext:value-type="string">
            <text:p>10000000</text:p>
          </table:table-cell>
          <table:table-cell table:formula="of:=DEC2BIN([.C2];8)" office:value-type="string" office:string-value="10000000" calcext:value-type="string">
            <text:p>10000000</text:p>
          </table:table-cell>
          <table:table-cell table:formula="of:=DEC2BIN([.D2];8)" office:value-type="string" office:string-value="00000000" calcext:value-type="string">
            <text:p>00000000</text:p>
          </table:table-cell>
          <table:table-cell table:formula="of:=DEC2BIN([.E2];8)" office:value-type="string" office:string-value="00000000" calcext:value-type="string">
            <text:p>00000000</text:p>
          </table:table-cell>
          <table:table-cell table:formula="of:=DEC2BIN([.F2];8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table:formula="of:=MID([.B$3];1;1)" office:value-type="string" office:string-value="1" calcext:value-type="string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formula="of:=MID([.D$3];1;1)" office:value-type="string" office:string-value="0" calcext:value-type="string">
            <text:p>0</text:p>
          </table:table-cell>
          <table:table-cell table:formula="of:=MID([.E$3];1;1)" office:value-type="string" office:string-value="0" calcext:value-type="string">
            <text:p>0</text:p>
          </table:table-cell>
          <table:table-cell table:formula="of:=MID([.F$3];1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2;1)" office:value-type="string" office:string-value="0" calcext:value-type="string">
            <text:p>0</text:p>
          </table:table-cell>
          <table:table-cell table:formula="of:=MID([.C$3];2;1)" office:value-type="string" office:string-value="0" calcext:value-type="string">
            <text:p>0</text:p>
          </table:table-cell>
          <table:table-cell table:formula="of:=MID([.D$3];2;1)" office:value-type="string" office:string-value="0" calcext:value-type="string">
            <text:p>0</text:p>
          </table:table-cell>
          <table:table-cell table:formula="of:=MID([.E$3];2;1)" office:value-type="string" office:string-value="0" calcext:value-type="string">
            <text:p>0</text:p>
          </table:table-cell>
          <table:table-cell table:formula="of:=MID([.F$3];2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3;1)" office:value-type="string" office:string-value="0" calcext:value-type="string">
            <text:p>0</text:p>
          </table:table-cell>
          <table:table-cell table:formula="of:=MID([.C$3];3;1)" office:value-type="string" office:string-value="0" calcext:value-type="string">
            <text:p>0</text:p>
          </table:table-cell>
          <table:table-cell table:formula="of:=MID([.D$3];3;1)" office:value-type="string" office:string-value="0" calcext:value-type="string">
            <text:p>0</text:p>
          </table:table-cell>
          <table:table-cell table:formula="of:=MID([.E$3];3;1)" office:value-type="string" office:string-value="0" calcext:value-type="string">
            <text:p>0</text:p>
          </table:table-cell>
          <table:table-cell table:formula="of:=MID([.F$3];3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4;1)" office:value-type="string" office:string-value="0" calcext:value-type="string">
            <text:p>0</text:p>
          </table:table-cell>
          <table:table-cell table:formula="of:=MID([.C$3];4;1)" office:value-type="string" office:string-value="0" calcext:value-type="string">
            <text:p>0</text:p>
          </table:table-cell>
          <table:table-cell table:formula="of:=MID([.D$3];4;1)" office:value-type="string" office:string-value="0" calcext:value-type="string">
            <text:p>0</text:p>
          </table:table-cell>
          <table:table-cell table:formula="of:=MID([.E$3];4;1)" office:value-type="string" office:string-value="0" calcext:value-type="string">
            <text:p>0</text:p>
          </table:table-cell>
          <table:table-cell table:formula="of:=MID([.F$3];4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5;1)" office:value-type="string" office:string-value="0" calcext:value-type="string">
            <text:p>0</text:p>
          </table:table-cell>
          <table:table-cell table:formula="of:=MID([.C$3];5;1)" office:value-type="string" office:string-value="0" calcext:value-type="string">
            <text:p>0</text:p>
          </table:table-cell>
          <table:table-cell table:formula="of:=MID([.D$3];5;1)" office:value-type="string" office:string-value="0" calcext:value-type="string">
            <text:p>0</text:p>
          </table:table-cell>
          <table:table-cell table:formula="of:=MID([.E$3];5;1)" office:value-type="string" office:string-value="0" calcext:value-type="string">
            <text:p>0</text:p>
          </table:table-cell>
          <table:table-cell table:formula="of:=MID([.F$3];5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6;1)" office:value-type="string" office:string-value="0" calcext:value-type="string">
            <text:p>0</text:p>
          </table:table-cell>
          <table:table-cell table:formula="of:=MID([.C$3];6;1)" office:value-type="string" office:string-value="0" calcext:value-type="string">
            <text:p>0</text:p>
          </table:table-cell>
          <table:table-cell table:formula="of:=MID([.D$3];6;1)" office:value-type="string" office:string-value="0" calcext:value-type="string">
            <text:p>0</text:p>
          </table:table-cell>
          <table:table-cell table:formula="of:=MID([.E$3];6;1)" office:value-type="string" office:string-value="0" calcext:value-type="string">
            <text:p>0</text:p>
          </table:table-cell>
          <table:table-cell table:formula="of:=MID([.F$3];6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7;1)" office:value-type="string" office:string-value="0" calcext:value-type="string">
            <text:p>0</text:p>
          </table:table-cell>
          <table:table-cell table:formula="of:=MID([.C$3];7;1)" office:value-type="string" office:string-value="0" calcext:value-type="string">
            <text:p>0</text:p>
          </table:table-cell>
          <table:table-cell table:formula="of:=MID([.D$3];7;1)" office:value-type="string" office:string-value="0" calcext:value-type="string">
            <text:p>0</text:p>
          </table:table-cell>
          <table:table-cell table:formula="of:=MID([.E$3];7;1)" office:value-type="string" office:string-value="0" calcext:value-type="string">
            <text:p>0</text:p>
          </table:table-cell>
          <table:table-cell table:formula="of:=MID([.F$3];7;1)" office:value-type="string" office:string-value="0" calcext:value-type="string">
            <text:p>0</text:p>
          </table:table-cell>
          <table:table-cell/>
        </table:table-row>
        <table:table-row table:style-name="ro1">
          <table:table-cell/>
          <table:table-cell table:formula="of:=MID([.B$3];8;1)" office:value-type="string" office:string-value="0" calcext:value-type="string">
            <text:p>0</text:p>
          </table:table-cell>
          <table:table-cell table:formula="of:=MID([.C$3];8;1)" office:value-type="string" office:string-value="0" calcext:value-type="string">
            <text:p>0</text:p>
          </table:table-cell>
          <table:table-cell table:formula="of:=MID([.D$3];8;1)" office:value-type="string" office:string-value="0" calcext:value-type="string">
            <text:p>0</text:p>
          </table:table-cell>
          <table:table-cell table:formula="of:=MID([.E$3];8;1)" office:value-type="string" office:string-value="0" calcext:value-type="string">
            <text:p>0</text:p>
          </table:table-cell>
          <table:table-cell table:formula="of:=MID([.F$3];8;1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2]-128" office:value-type="float" office:value="0" calcext:value-type="float">
            <text:p>0</text:p>
          </table:table-cell>
          <table:table-cell table:formula="of:=[.C4]*2^-1" office:value-type="float" office:value="0.5" calcext:value-type="float">
            <text:p>0.5</text:p>
          </table:table-cell>
          <table:table-cell table:formula="of:=[.D4]*2^-9" office:value-type="float" office:value="0" calcext:value-type="float">
            <text:p>0</text:p>
          </table:table-cell>
          <table:table-cell table:formula="of:=[.E4]*2^-17" office:value-type="float" office:value="0" calcext:value-type="float">
            <text:p>0</text:p>
          </table:table-cell>
          <table:table-cell table:formula="of:=[.F4]*2^-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5]*2^-2" office:value-type="float" office:value="0" calcext:value-type="float">
            <text:p>0</text:p>
          </table:table-cell>
          <table:table-cell table:formula="of:=[.D5]*2^-10" office:value-type="float" office:value="0" calcext:value-type="float">
            <text:p>0</text:p>
          </table:table-cell>
          <table:table-cell table:formula="of:=[.E5]*2^-18" office:value-type="float" office:value="0" calcext:value-type="float">
            <text:p>0</text:p>
          </table:table-cell>
          <table:table-cell table:formula="of:=[.F5]*2^-2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6]*2^-3" office:value-type="float" office:value="0" calcext:value-type="float">
            <text:p>0</text:p>
          </table:table-cell>
          <table:table-cell table:formula="of:=[.D6]*2^-11" office:value-type="float" office:value="0" calcext:value-type="float">
            <text:p>0</text:p>
          </table:table-cell>
          <table:table-cell table:formula="of:=[.E6]*2^-19" office:value-type="float" office:value="0" calcext:value-type="float">
            <text:p>0</text:p>
          </table:table-cell>
          <table:table-cell table:formula="of:=[.F6]*2^-2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7]*2^-4" office:value-type="float" office:value="0" calcext:value-type="float">
            <text:p>0</text:p>
          </table:table-cell>
          <table:table-cell table:formula="of:=[.D7]*2^-12" office:value-type="float" office:value="0" calcext:value-type="float">
            <text:p>0</text:p>
          </table:table-cell>
          <table:table-cell table:formula="of:=[.E7]*2^-20" office:value-type="float" office:value="0" calcext:value-type="float">
            <text:p>0</text:p>
          </table:table-cell>
          <table:table-cell table:formula="of:=[.F7]*2^-2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8]*2^-5" office:value-type="float" office:value="0" calcext:value-type="float">
            <text:p>0</text:p>
          </table:table-cell>
          <table:table-cell table:formula="of:=[.D8]*2^-13" office:value-type="float" office:value="0" calcext:value-type="float">
            <text:p>0</text:p>
          </table:table-cell>
          <table:table-cell table:formula="of:=[.E8]*2^-21" office:value-type="float" office:value="0" calcext:value-type="float">
            <text:p>0</text:p>
          </table:table-cell>
          <table:table-cell table:formula="of:=[.F8]*2^-2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9]*2^-6" office:value-type="float" office:value="0" calcext:value-type="float">
            <text:p>0</text:p>
          </table:table-cell>
          <table:table-cell table:formula="of:=[.D9]*2^-14" office:value-type="float" office:value="0" calcext:value-type="float">
            <text:p>0</text:p>
          </table:table-cell>
          <table:table-cell table:formula="of:=[.E9]*2^-22" office:value-type="float" office:value="0" calcext:value-type="float">
            <text:p>0</text:p>
          </table:table-cell>
          <table:table-cell table:formula="of:=[.F9]*2^-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10]*2^-7" office:value-type="float" office:value="0" calcext:value-type="float">
            <text:p>0</text:p>
          </table:table-cell>
          <table:table-cell table:formula="of:=[.D10]*2^-15" office:value-type="float" office:value="0" calcext:value-type="float">
            <text:p>0</text:p>
          </table:table-cell>
          <table:table-cell table:formula="of:=[.E10]*2^-23" office:value-type="float" office:value="0" calcext:value-type="float">
            <text:p>0</text:p>
          </table:table-cell>
          <table:table-cell table:formula="of:=[.F10]*2^-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11]*2^-8" office:value-type="float" office:value="0" calcext:value-type="float">
            <text:p>0</text:p>
          </table:table-cell>
          <table:table-cell table:formula="of:=[.D11]*2^-16" office:value-type="float" office:value="0" calcext:value-type="float">
            <text:p>0</text:p>
          </table:table-cell>
          <table:table-cell table:formula="of:=[.E11]*2^-24" office:value-type="float" office:value="0" calcext:value-type="float">
            <text:p>0</text:p>
          </table:table-cell>
          <table:table-cell table:formula="of:=[.F11]*2^-3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formula="of:=2^[.B13]" office:value-type="float" office:value="1" calcext:value-type="float">
            <text:p>1</text:p>
          </table:table-cell>
          <table:table-cell table:formula="of:=SUM([.C13:.F20])" office:value-type="float" office:value="0.5" calcext:value-type="float">
            <text:p>0.5</text:p>
          </table:table-cell>
          <table:table-cell table:style-name="ce316" table:formula="of:=[.B21]*[.C21]" office:value-type="float" office:value="0.5" calcext:value-type="float">
            <text:p>0.5</text:p>
          </table:table-cell>
          <table:table-cell table:number-columns-repeated="2"/>
          <table:table-cell office:value-type="float" office:value="27.84" calcext:value-type="float">
            <text:p>27.84</text:p>
          </table:table-cell>
        </table:table-row>
        <table:table-row table:style-name="ro1">
          <table:table-cell table:number-columns-repeated="6"/>
          <table:table-cell office:value-type="float" office:value="26.74" calcext:value-type="float">
            <text:p>26.74</text:p>
          </table:table-cell>
        </table:table-row>
        <table:table-row table:style-name="ro1">
          <table:table-cell table:number-columns-repeated="3"/>
          <table:table-cell table:style-name="ce316" office:value-type="float" office:value="239.8" calcext:value-type="float">
            <text:p>239.8</text:p>
          </table:table-cell>
          <table:table-cell table:style-name="ce316"/>
          <table:table-cell/>
          <table:table-cell office:value-type="float" office:value="26.82" calcext:value-type="float">
            <text:p>26.82</text:p>
          </table:table-cell>
        </table:table-row>
        <table:table-row table:style-name="ro1">
          <table:table-cell table:number-columns-repeated="3"/>
          <table:table-cell table:style-name="ce130" office:value-type="float" office:value="196.2" calcext:value-type="float">
            <text:p>196.2</text:p>
          </table:table-cell>
          <table:table-cell table:number-columns-repeated="2"/>
          <table:table-cell office:value-type="float" office:value="18.59" calcext:value-type="float">
            <text:p>18.59</text:p>
          </table:table-cell>
        </table:table-row>
        <table:table-row table:style-name="ro1">
          <table:table-cell table:number-columns-repeated="3"/>
          <table:table-cell table:formula="of:=SUM([.D23:.D24])" office:value-type="float" office:value="436" calcext:value-type="float">
            <text:p>436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85 6A 08 AD 8F</text:p>
          </table:table-cell>
          <table:table-cell table:number-columns-repeated="5"/>
        </table:table-row>
      </table:table>
      <table:table table:name="AI Priority List Viewer" table:style-name="ta1">
        <table:table-column table:style-name="co71" table:visibility="collapse" table:default-cell-style-name="Default"/>
        <table:table-column table:style-name="co71" table:default-cell-style-name="ce197"/>
        <table:table-column table:style-name="co72" table:default-cell-style-name="ce197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 calcext:value-type="string">
            <text:p>PRIORITY LIST</text:p>
          </table:table-cell>
          <table:table-cell table:style-name="Default" office:value-type="string" calcext:value-type="string">
            <text:p>72 6C 4E 44 3F 3C 20 20 20 1E 1E 1E 1C 11 09 05 04 04 04 02 02 02 01 01 01 01 01 01 01 01 01 01 01 01 01 01 01 01 01 01 01 01 01 01 01 01 01 01 01 01 01 6E 69 4B 44 40 27 0A 02 00 00 00 00 00 20 09 07 08 0F 17 23 24 2B 10 1A 30 02 16 0A 31 0D 0E 11 1D 1E 2F 01 03 04 05 06 0B 0C 12 13 14 15 18 19 1B 1C 1F 21 22 25 26 27 28 29 2A 2C 2D 2E 32 33 F6 F7 F5 F3 F9 F4 F8 F2 F1 3C 00 00 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PRIORITY VALUE</text:p>
          </table:table-cell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1];(64*3+1)+(([.A4]-1)*3);3)" office:value-type="string" office:string-value="20 " calcext:value-type="string">
            <text:p>20 </text:p>
          </table:table-cell>
          <table:table-cell table:formula="of:=MID([.$C$1];1+(([.A4]-1)*3);3)" office:value-type="string" office:string-value="72 " calcext:value-type="string">
            <text:p>72 </text:p>
          </table:table-cell>
          <table:table-cell table:formula="of:=VLOOKUP(VLOOKUP(MID([.B4];1;1);[.$F$4:.$G$19];2;0)*16+VLOOKUP(MID([.B4];2;1);[.$F$4:.$G$19];2;0);[.$I$4:.$J$63];2;0)" office:value-type="string" office:string-value="TN" calcext:value-type="string">
            <text:p>TN</text:p>
          </table:table-cell>
          <table:table-cell/>
          <table:table-cell table:style-name="ce1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table:style-name="ce180" office:value-type="string" calcext:value-type="string">
            <text:p>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];(64*3+1)+(([.A5]-1)*3);3)" office:value-type="string" office:string-value="09 " calcext:value-type="string">
            <text:p>09 </text:p>
          </table:table-cell>
          <table:table-cell table:formula="of:=MID([.$C$1];1+(([.A5]-1)*3);3)" office:value-type="string" office:string-value="6C " calcext:value-type="string">
            <text:p>6C </text:p>
          </table:table-cell>
          <table:table-cell table:formula="of:=VLOOKUP(VLOOKUP(MID([.B5];1;1);[.$F$4:.$G$19];2;0)*16+VLOOKUP(MID([.B5];2;1);[.$F$4:.$G$19];2;0);[.$I$4:.$J$63];2;0)" office:value-type="string" office:string-value="PA" calcext:value-type="string">
            <text:p>P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80" office:value-type="string" calcext:value-type="string">
            <text:p>N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];(64*3+1)+(([.A6]-1)*3);3)" office:value-type="string" office:string-value="07 " calcext:value-type="string">
            <text:p>07 </text:p>
          </table:table-cell>
          <table:table-cell table:formula="of:=MID([.$C$1];1+(([.A6]-1)*3);3)" office:value-type="string" office:string-value="4E " calcext:value-type="string">
            <text:p>4E </text:p>
          </table:table-cell>
          <table:table-cell table:formula="of:=VLOOKUP(VLOOKUP(MID([.B6];1;1);[.$F$4:.$G$19];2;0)*16+VLOOKUP(MID([.B6];2;1);[.$F$4:.$G$19];2;0);[.$I$4:.$J$63];2;0)" office:value-type="string" office:string-value="NY" calcext:value-type="string">
            <text:p>NY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table:style-name="ce203" office:value-type="float" office:value="2" calcext:value-type="float">
            <text:p>2</text:p>
          </table:table-cell>
          <table:table-cell/>
          <table:table-cell table:style-name="ce152" office:value-type="float" office:value="3" calcext:value-type="float">
            <text:p>3</text:p>
          </table:table-cell>
          <table:table-cell table:style-name="ce180" office:value-type="string" calcext:value-type="string">
            <text:p>V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];(64*3+1)+(([.A7]-1)*3);3)" office:value-type="string" office:string-value="08 " calcext:value-type="string">
            <text:p>08 </text:p>
          </table:table-cell>
          <table:table-cell table:formula="of:=MID([.$C$1];1+(([.A7]-1)*3);3)" office:value-type="string" office:string-value="44 " calcext:value-type="string">
            <text:p>44 </text:p>
          </table:table-cell>
          <table:table-cell table:formula="of:=VLOOKUP(VLOOKUP(MID([.B7];1;1);[.$F$4:.$G$19];2;0)*16+VLOOKUP(MID([.B7];2;1);[.$F$4:.$G$19];2;0);[.$I$4:.$J$63];2;0)" office:value-type="string" office:string-value="NJ" calcext:value-type="string">
            <text:p>NJ</text:p>
          </table:table-cell>
          <table:table-cell/>
          <table:table-cell table:style-name="ce116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/>
          <table:table-cell table:style-name="ce152" office:value-type="float" office:value="4" calcext:value-type="float">
            <text:p>4</text:p>
          </table:table-cell>
          <table:table-cell table:style-name="ce180" office:value-type="string" calcext:value-type="string">
            <text:p>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D([.$C$1];(64*3+1)+(([.A8]-1)*3);3)" office:value-type="string" office:string-value="0F " calcext:value-type="string">
            <text:p>0F </text:p>
          </table:table-cell>
          <table:table-cell table:formula="of:=MID([.$C$1];1+(([.A8]-1)*3);3)" office:value-type="string" office:string-value="3F " calcext:value-type="string">
            <text:p>3F </text:p>
          </table:table-cell>
          <table:table-cell table:formula="of:=VLOOKUP(VLOOKUP(MID([.B8];1;1);[.$F$4:.$G$19];2;0)*16+VLOOKUP(MID([.B8];2;1);[.$F$4:.$G$19];2;0);[.$I$4:.$J$63];2;0)" office:value-type="string" office:string-value="MN" calcext:value-type="string">
            <text:p>MN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/>
          <table:table-cell table:style-name="ce152" office:value-type="float" office:value="5" calcext:value-type="float">
            <text:p>5</text:p>
          </table:table-cell>
          <table:table-cell table:style-name="ce180" office:value-type="string" calcext:value-type="string">
            <text:p>R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D([.$C$1];(64*3+1)+(([.A9]-1)*3);3)" office:value-type="string" office:string-value="17 " calcext:value-type="string">
            <text:p>17 </text:p>
          </table:table-cell>
          <table:table-cell table:formula="of:=MID([.$C$1];1+(([.A9]-1)*3);3)" office:value-type="string" office:string-value="3C " calcext:value-type="string">
            <text:p>3C </text:p>
          </table:table-cell>
          <table:table-cell table:formula="of:=VLOOKUP(VLOOKUP(MID([.B9];1;1);[.$F$4:.$G$19];2;0)*16+VLOOKUP(MID([.B9];2;1);[.$F$4:.$G$19];2;0);[.$I$4:.$J$63];2;0)" office:value-type="string" office:string-value="MD" calcext:value-type="string">
            <text:p>MD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table:style-name="ce203" office:value-type="float" office:value="5" calcext:value-type="float">
            <text:p>5</text:p>
          </table:table-cell>
          <table:table-cell/>
          <table:table-cell table:style-name="ce152" office:value-type="float" office:value="6" calcext:value-type="float">
            <text:p>6</text:p>
          </table:table-cell>
          <table:table-cell table:style-name="ce180" office:value-type="string" calcext:value-type="string">
            <text:p>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D([.$C$1];(64*3+1)+(([.A10]-1)*3);3)" office:value-type="string" office:string-value="23 " calcext:value-type="string">
            <text:p>23 </text:p>
          </table:table-cell>
          <table:table-cell table:formula="of:=MID([.$C$1];1+(([.A10]-1)*3);3)" office:value-type="string" office:string-value="20 " calcext:value-type="string">
            <text:p>20 </text:p>
          </table:table-cell>
          <table:table-cell table:formula="of:=VLOOKUP(VLOOKUP(MID([.B10];1;1);[.$F$4:.$G$19];2;0)*16+VLOOKUP(MID([.B10];2;1);[.$F$4:.$G$19];2;0);[.$I$4:.$J$63];2;0)" office:value-type="string" office:string-value="AR" calcext:value-type="string">
            <text:p>AR</text:p>
          </table:table-cell>
          <table:table-cell/>
          <table:table-cell table:style-name="ce116" office:value-type="float" office:value="6" calcext:value-type="float">
            <text:p>6</text:p>
          </table:table-cell>
          <table:table-cell table:style-name="ce203" office:value-type="float" office:value="6" calcext:value-type="float">
            <text:p>6</text:p>
          </table:table-cell>
          <table:table-cell/>
          <table:table-cell table:style-name="ce153" office:value-type="float" office:value="7" calcext:value-type="float">
            <text:p>7</text:p>
          </table:table-cell>
          <table:table-cell table:style-name="ce181" office:value-type="string" calcext:value-type="string">
            <text:p>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D([.$C$1];(64*3+1)+(([.A11]-1)*3);3)" office:value-type="string" office:string-value="24 " calcext:value-type="string">
            <text:p>24 </text:p>
          </table:table-cell>
          <table:table-cell table:formula="of:=MID([.$C$1];1+(([.A11]-1)*3);3)" office:value-type="string" office:string-value="20 " calcext:value-type="string">
            <text:p>20 </text:p>
          </table:table-cell>
          <table:table-cell table:formula="of:=VLOOKUP(VLOOKUP(MID([.B11];1;1);[.$F$4:.$G$19];2;0)*16+VLOOKUP(MID([.B11];2;1);[.$F$4:.$G$19];2;0);[.$I$4:.$J$63];2;0)" office:value-type="string" office:string-value="LA" calcext:value-type="string">
            <text:p>LA</text:p>
          </table:table-cell>
          <table:table-cell/>
          <table:table-cell table:style-name="ce117" office:value-type="float" office:value="7" calcext:value-type="float">
            <text:p>7</text:p>
          </table:table-cell>
          <table:table-cell table:style-name="ce210" office:value-type="float" office:value="7" calcext:value-type="float">
            <text:p>7</text:p>
          </table:table-cell>
          <table:table-cell/>
          <table:table-cell table:style-name="ce153" office:value-type="float" office:value="8" calcext:value-type="float">
            <text:p>8</text:p>
          </table:table-cell>
          <table:table-cell table:style-name="ce181" office:value-type="string" calcext:value-type="string">
            <text:p>N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ID([.$C$1];(64*3+1)+(([.A12]-1)*3);3)" office:value-type="string" office:string-value="2B " calcext:value-type="string">
            <text:p>2B </text:p>
          </table:table-cell>
          <table:table-cell table:formula="of:=MID([.$C$1];1+(([.A12]-1)*3);3)" office:value-type="string" office:string-value="20 " calcext:value-type="string">
            <text:p>20 </text:p>
          </table:table-cell>
          <table:table-cell table:formula="of:=VLOOKUP(VLOOKUP(MID([.B12];1;1);[.$F$4:.$G$19];2;0)*16+VLOOKUP(MID([.B12];2;1);[.$F$4:.$G$19];2;0);[.$I$4:.$J$63];2;0)" office:value-type="string" office:string-value="NM" calcext:value-type="string">
            <text:p>NM</text:p>
          </table:table-cell>
          <table:table-cell/>
          <table:table-cell table:style-name="ce117" office:value-type="float" office:value="8" calcext:value-type="float">
            <text:p>8</text:p>
          </table:table-cell>
          <table:table-cell table:style-name="ce210" office:value-type="float" office:value="8" calcext:value-type="float">
            <text:p>8</text:p>
          </table:table-cell>
          <table:table-cell/>
          <table:table-cell table:style-name="ce153" office:value-type="float" office:value="9" calcext:value-type="float">
            <text:p>9</text:p>
          </table:table-cell>
          <table:table-cell table:style-name="ce181" office:value-type="string" calcext:value-type="string">
            <text:p>P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D([.$C$1];(64*3+1)+(([.A13]-1)*3);3)" office:value-type="string" office:string-value="10 " calcext:value-type="string">
            <text:p>10 </text:p>
          </table:table-cell>
          <table:table-cell table:formula="of:=MID([.$C$1];1+(([.A13]-1)*3);3)" office:value-type="string" office:string-value="1E " calcext:value-type="string">
            <text:p>1E </text:p>
          </table:table-cell>
          <table:table-cell table:formula="of:=VLOOKUP(VLOOKUP(MID([.B13];1;1);[.$F$4:.$G$19];2;0)*16+VLOOKUP(MID([.B13];2;1);[.$F$4:.$G$19];2;0);[.$I$4:.$J$63];2;0)" office:value-type="string" office:string-value="IA" calcext:value-type="string">
            <text:p>IA</text:p>
          </table:table-cell>
          <table:table-cell/>
          <table:table-cell table:style-name="ce117" office:value-type="float" office:value="9" calcext:value-type="float">
            <text:p>9</text:p>
          </table:table-cell>
          <table:table-cell table:style-name="ce210" office:value-type="float" office:value="9" calcext:value-type="float">
            <text:p>9</text:p>
          </table:table-cell>
          <table:table-cell/>
          <table:table-cell table:style-name="ce161" office:value-type="float" office:value="10" calcext:value-type="float">
            <text:p>10</text:p>
          </table:table-cell>
          <table:table-cell table:style-name="ce183" office:value-type="string" calcext:value-type="string">
            <text:p>O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ID([.$C$1];(64*3+1)+(([.A14]-1)*3);3)" office:value-type="string" office:string-value="1A " calcext:value-type="string">
            <text:p>1A </text:p>
          </table:table-cell>
          <table:table-cell table:formula="of:=MID([.$C$1];1+(([.A14]-1)*3);3)" office:value-type="string" office:string-value="1E " calcext:value-type="string">
            <text:p>1E </text:p>
          </table:table-cell>
          <table:table-cell table:formula="of:=VLOOKUP(VLOOKUP(MID([.B14];1;1);[.$F$4:.$G$19];2;0)*16+VLOOKUP(MID([.B14];2;1);[.$F$4:.$G$19];2;0);[.$I$4:.$J$63];2;0)" office:value-type="string" office:string-value="WV" calcext:value-type="string">
            <text:p>WV</text:p>
          </table:table-cell>
          <table:table-cell/>
          <table:table-cell table:style-name="ce118" office:value-type="string" calcext:value-type="string">
            <text:p>A</text:p>
          </table:table-cell>
          <table:table-cell table:style-name="ce211" office:value-type="float" office:value="10" calcext:value-type="float">
            <text:p>10</text:p>
          </table:table-cell>
          <table:table-cell/>
          <table:table-cell table:style-name="ce161" office:value-type="float" office:value="11" calcext:value-type="float">
            <text:p>11</text:p>
          </table:table-cell>
          <table:table-cell table:style-name="ce183" office:value-type="string" calcext:value-type="string">
            <text:p>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ID([.$C$1];(64*3+1)+(([.A15]-1)*3);3)" office:value-type="string" office:string-value="30 " calcext:value-type="string">
            <text:p>30 </text:p>
          </table:table-cell>
          <table:table-cell table:formula="of:=MID([.$C$1];1+(([.A15]-1)*3);3)" office:value-type="string" office:string-value="1E " calcext:value-type="string">
            <text:p>1E </text:p>
          </table:table-cell>
          <table:table-cell table:formula="of:=VLOOKUP(VLOOKUP(MID([.B15];1;1);[.$F$4:.$G$19];2;0)*16+VLOOKUP(MID([.B15];2;1);[.$F$4:.$G$19];2;0);[.$I$4:.$J$63];2;0)" office:value-type="string" office:string-value="OR" calcext:value-type="string">
            <text:p>OR</text:p>
          </table:table-cell>
          <table:table-cell/>
          <table:table-cell table:style-name="ce118" office:value-type="string" calcext:value-type="string">
            <text:p>B</text:p>
          </table:table-cell>
          <table:table-cell table:style-name="ce211" office:value-type="float" office:value="11" calcext:value-type="float">
            <text:p>11</text:p>
          </table:table-cell>
          <table:table-cell/>
          <table:table-cell table:style-name="ce161" office:value-type="float" office:value="12" calcext:value-type="float">
            <text:p>12</text:p>
          </table:table-cell>
          <table:table-cell table:style-name="ce183" office:value-type="string" calcext:value-type="string">
            <text:p>I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ID([.$C$1];(64*3+1)+(([.A16]-1)*3);3)" office:value-type="string" office:string-value="02 " calcext:value-type="string">
            <text:p>02 </text:p>
          </table:table-cell>
          <table:table-cell table:formula="of:=MID([.$C$1];1+(([.A16]-1)*3);3)" office:value-type="string" office:string-value="1C " calcext:value-type="string">
            <text:p>1C </text:p>
          </table:table-cell>
          <table:table-cell table:formula="of:=VLOOKUP(VLOOKUP(MID([.B16];1;1);[.$F$4:.$G$19];2;0)*16+VLOOKUP(MID([.B16];2;1);[.$F$4:.$G$19];2;0);[.$I$4:.$J$63];2;0)" office:value-type="string" office:string-value="NH" calcext:value-type="string">
            <text:p>NH</text:p>
          </table:table-cell>
          <table:table-cell/>
          <table:table-cell table:style-name="ce118" office:value-type="string" calcext:value-type="string">
            <text:p>C</text:p>
          </table:table-cell>
          <table:table-cell table:style-name="ce211" office:value-type="float" office:value="12" calcext:value-type="float">
            <text:p>12</text:p>
          </table:table-cell>
          <table:table-cell/>
          <table:table-cell table:style-name="ce161" office:value-type="float" office:value="13" calcext:value-type="float">
            <text:p>13</text:p>
          </table:table-cell>
          <table:table-cell table:style-name="ce183" office:value-type="string" calcext:value-type="string">
            <text:p>M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D([.$C$1];(64*3+1)+(([.A17]-1)*3);3)" office:value-type="string" office:string-value="16 " calcext:value-type="string">
            <text:p>16 </text:p>
          </table:table-cell>
          <table:table-cell table:formula="of:=MID([.$C$1];1+(([.A17]-1)*3);3)" office:value-type="string" office:string-value="11 " calcext:value-type="string">
            <text:p>11 </text:p>
          </table:table-cell>
          <table:table-cell table:formula="of:=VLOOKUP(VLOOKUP(MID([.B17];1;1);[.$F$4:.$G$19];2;0)*16+VLOOKUP(MID([.B17];2;1);[.$F$4:.$G$19];2;0);[.$I$4:.$J$63];2;0)" office:value-type="string" office:string-value="DE" calcext:value-type="string">
            <text:p>DE</text:p>
          </table:table-cell>
          <table:table-cell/>
          <table:table-cell table:style-name="ce118" office:value-type="string" calcext:value-type="string">
            <text:p>D</text:p>
          </table:table-cell>
          <table:table-cell table:style-name="ce211" office:value-type="float" office:value="13" calcext:value-type="float">
            <text:p>13</text:p>
          </table:table-cell>
          <table:table-cell/>
          <table:table-cell table:style-name="ce161" office:value-type="float" office:value="14" calcext:value-type="float">
            <text:p>14</text:p>
          </table:table-cell>
          <table:table-cell table:style-name="ce183" office:value-type="string" calcext:value-type="string">
            <text:p>W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ID([.$C$1];(64*3+1)+(([.A18]-1)*3);3)" office:value-type="string" office:string-value="0A " calcext:value-type="string">
            <text:p>0A </text:p>
          </table:table-cell>
          <table:table-cell table:formula="of:=MID([.$C$1];1+(([.A18]-1)*3);3)" office:value-type="string" office:string-value="09 " calcext:value-type="string">
            <text:p>09 </text:p>
          </table:table-cell>
          <table:table-cell table:formula="of:=VLOOKUP(VLOOKUP(MID([.B18];1;1);[.$F$4:.$G$19];2;0)*16+VLOOKUP(MID([.B18];2;1);[.$F$4:.$G$19];2;0);[.$I$4:.$J$63];2;0)" office:value-type="string" office:string-value="OH" calcext:value-type="string">
            <text:p>OH</text:p>
          </table:table-cell>
          <table:table-cell/>
          <table:table-cell table:style-name="ce118" office:value-type="string" calcext:value-type="string">
            <text:p>E</text:p>
          </table:table-cell>
          <table:table-cell table:style-name="ce211" office:value-type="float" office:value="14" calcext:value-type="float">
            <text:p>14</text:p>
          </table:table-cell>
          <table:table-cell/>
          <table:table-cell table:style-name="ce162" office:value-type="float" office:value="15" calcext:value-type="float">
            <text:p>15</text:p>
          </table:table-cell>
          <table:table-cell table:style-name="ce184" office:value-type="string" calcext:value-type="string">
            <text:p>M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D([.$C$1];(64*3+1)+(([.A19]-1)*3);3)" office:value-type="string" office:string-value="31 " calcext:value-type="string">
            <text:p>31 </text:p>
          </table:table-cell>
          <table:table-cell table:formula="of:=MID([.$C$1];1+(([.A19]-1)*3);3)" office:value-type="string" office:string-value="05 " calcext:value-type="string">
            <text:p>05 </text:p>
          </table:table-cell>
          <table:table-cell table:formula="of:=VLOOKUP(VLOOKUP(MID([.B19];1;1);[.$F$4:.$G$19];2;0)*16+VLOOKUP(MID([.B19];2;1);[.$F$4:.$G$19];2;0);[.$I$4:.$J$63];2;0)" office:value-type="string" office:string-value="CA" calcext:value-type="string">
            <text:p>CA</text:p>
          </table:table-cell>
          <table:table-cell/>
          <table:table-cell table:style-name="ce212" office:value-type="string" calcext:value-type="string">
            <text:p>F</text:p>
          </table:table-cell>
          <table:table-cell table:style-name="ce212" office:value-type="float" office:value="15" calcext:value-type="float">
            <text:p>15</text:p>
          </table:table-cell>
          <table:table-cell/>
          <table:table-cell table:style-name="ce162" office:value-type="float" office:value="16" calcext:value-type="float">
            <text:p>16</text:p>
          </table:table-cell>
          <table:table-cell table:style-name="ce184" office:value-type="string" calcext:value-type="string">
            <text:p>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ID([.$C$1];(64*3+1)+(([.A20]-1)*3);3)" office:value-type="string" office:string-value="0D " calcext:value-type="string">
            <text:p>0D </text:p>
          </table:table-cell>
          <table:table-cell table:formula="of:=MID([.$C$1];1+(([.A20]-1)*3);3)" office:value-type="string" office:string-value="04 " calcext:value-type="string">
            <text:p>04 </text:p>
          </table:table-cell>
          <table:table-cell table:formula="of:=VLOOKUP(VLOOKUP(MID([.B20];1;1);[.$F$4:.$G$19];2;0)*16+VLOOKUP(MID([.B20];2;1);[.$F$4:.$G$19];2;0);[.$I$4:.$J$63];2;0)" office:value-type="string" office:string-value="MI" calcext:value-type="string">
            <text:p>MI</text:p>
          </table:table-cell>
          <table:table-cell table:number-columns-repeated="4"/>
          <table:table-cell table:style-name="ce162" office:value-type="float" office:value="17" calcext:value-type="float">
            <text:p>17</text:p>
          </table:table-cell>
          <table:table-cell table:style-name="ce184" office:value-type="string" calcext:value-type="string">
            <text:p>M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ID([.$C$1];(64*3+1)+(([.A21]-1)*3);3)" office:value-type="string" office:string-value="0E " calcext:value-type="string">
            <text:p>0E </text:p>
          </table:table-cell>
          <table:table-cell table:formula="of:=MID([.$C$1];1+(([.A21]-1)*3);3)" office:value-type="string" office:string-value="04 " calcext:value-type="string">
            <text:p>04 </text:p>
          </table:table-cell>
          <table:table-cell table:formula="of:=VLOOKUP(VLOOKUP(MID([.B21];1;1);[.$F$4:.$G$19];2;0)*16+VLOOKUP(MID([.B21];2;1);[.$F$4:.$G$19];2;0);[.$I$4:.$J$63];2;0)" office:value-type="string" office:string-value="WI" calcext:value-type="string">
            <text:p>WI</text:p>
          </table:table-cell>
          <table:table-cell table:number-columns-repeated="4"/>
          <table:table-cell table:style-name="ce162" office:value-type="float" office:value="18" calcext:value-type="float">
            <text:p>18</text:p>
          </table:table-cell>
          <table:table-cell table:style-name="ce184" office:value-type="string" calcext:value-type="string">
            <text:p>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D([.$C$1];(64*3+1)+(([.A22]-1)*3);3)" office:value-type="string" office:string-value="11 " calcext:value-type="string">
            <text:p>11 </text:p>
          </table:table-cell>
          <table:table-cell table:formula="of:=MID([.$C$1];1+(([.A22]-1)*3);3)" office:value-type="string" office:string-value="04 " calcext:value-type="string">
            <text:p>04 </text:p>
          </table:table-cell>
          <table:table-cell table:formula="of:=VLOOKUP(VLOOKUP(MID([.B22];1;1);[.$F$4:.$G$19];2;0)*16+VLOOKUP(MID([.B22];2;1);[.$F$4:.$G$19];2;0);[.$I$4:.$J$63];2;0)" office:value-type="string" office:string-value="MO" calcext:value-type="string">
            <text:p>MO</text:p>
          </table:table-cell>
          <table:table-cell table:number-columns-repeated="4"/>
          <table:table-cell table:style-name="ce162" office:value-type="float" office:value="19" calcext:value-type="float">
            <text:p>19</text:p>
          </table:table-cell>
          <table:table-cell table:style-name="ce184" office:value-type="string" calcext:value-type="string">
            <text:p>S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ID([.$C$1];(64*3+1)+(([.A23]-1)*3);3)" office:value-type="string" office:string-value="1D " calcext:value-type="string">
            <text:p>1D </text:p>
          </table:table-cell>
          <table:table-cell table:formula="of:=MID([.$C$1];1+(([.A23]-1)*3);3)" office:value-type="string" office:string-value="02 " calcext:value-type="string">
            <text:p>02 </text:p>
          </table:table-cell>
          <table:table-cell table:formula="of:=VLOOKUP(VLOOKUP(MID([.B23];1;1);[.$F$4:.$G$19];2;0)*16+VLOOKUP(MID([.B23];2;1);[.$F$4:.$G$19];2;0);[.$I$4:.$J$63];2;0)" office:value-type="string" office:string-value="GA" calcext:value-type="string">
            <text:p>GA</text:p>
          </table:table-cell>
          <table:table-cell table:number-columns-repeated="4"/>
          <table:table-cell table:style-name="ce162" office:value-type="float" office:value="20" calcext:value-type="float">
            <text:p>20</text:p>
          </table:table-cell>
          <table:table-cell table:style-name="ce184" office:value-type="string" calcext:value-type="string">
            <text:p>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ID([.$C$1];(64*3+1)+(([.A24]-1)*3);3)" office:value-type="string" office:string-value="1E " calcext:value-type="string">
            <text:p>1E </text:p>
          </table:table-cell>
          <table:table-cell table:formula="of:=MID([.$C$1];1+(([.A24]-1)*3);3)" office:value-type="string" office:string-value="02 " calcext:value-type="string">
            <text:p>02 </text:p>
          </table:table-cell>
          <table:table-cell table:formula="of:=VLOOKUP(VLOOKUP(MID([.B24];1;1);[.$F$4:.$G$19];2;0)*16+VLOOKUP(MID([.B24];2;1);[.$F$4:.$G$19];2;0);[.$I$4:.$J$63];2;0)" office:value-type="string" office:string-value="FL" calcext:value-type="string">
            <text:p>FL</text:p>
          </table:table-cell>
          <table:table-cell table:number-columns-repeated="4"/>
          <table:table-cell table:style-name="ce162" office:value-type="float" office:value="21" calcext:value-type="float">
            <text:p>21</text:p>
          </table:table-cell>
          <table:table-cell table:style-name="ce184" office:value-type="string" calcext:value-type="string">
            <text:p>K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ID([.$C$1];(64*3+1)+(([.A25]-1)*3);3)" office:value-type="string" office:string-value="2F " calcext:value-type="string">
            <text:p>2F </text:p>
          </table:table-cell>
          <table:table-cell table:formula="of:=MID([.$C$1];1+(([.A25]-1)*3);3)" office:value-type="string" office:string-value="02 " calcext:value-type="string">
            <text:p>02 </text:p>
          </table:table-cell>
          <table:table-cell table:formula="of:=VLOOKUP(VLOOKUP(MID([.B25];1;1);[.$F$4:.$G$19];2;0)*16+VLOOKUP(MID([.B25];2;1);[.$F$4:.$G$19];2;0);[.$I$4:.$J$63];2;0)" office:value-type="string" office:string-value="WA" calcext:value-type="string">
            <text:p>WA</text:p>
          </table:table-cell>
          <table:table-cell table:number-columns-repeated="4"/>
          <table:table-cell table:style-name="ce163" office:value-type="float" office:value="22" calcext:value-type="float">
            <text:p>22</text:p>
          </table:table-cell>
          <table:table-cell table:style-name="ce185" office:value-type="string" calcext:value-type="string">
            <text:p>D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ID([.$C$1];(64*3+1)+(([.A26]-1)*3);3)" office:value-type="string" office:string-value="01 " calcext:value-type="string">
            <text:p>01 </text:p>
          </table:table-cell>
          <table:table-cell table:formula="of:=MID([.$C$1];1+(([.A26]-1)*3);3)" office:value-type="string" office:string-value="01 " calcext:value-type="string">
            <text:p>01 </text:p>
          </table:table-cell>
          <table:table-cell table:formula="of:=VLOOKUP(VLOOKUP(MID([.B26];1;1);[.$F$4:.$G$19];2;0)*16+VLOOKUP(MID([.B26];2;1);[.$F$4:.$G$19];2;0);[.$I$4:.$J$63];2;0)" office:value-type="string" office:string-value="ME" calcext:value-type="string">
            <text:p>ME</text:p>
          </table:table-cell>
          <table:table-cell table:number-columns-repeated="4"/>
          <table:table-cell table:style-name="ce163" office:value-type="float" office:value="23" calcext:value-type="float">
            <text:p>23</text:p>
          </table:table-cell>
          <table:table-cell table:style-name="ce185" office:value-type="string" calcext:value-type="string">
            <text:p>M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ID([.$C$1];(64*3+1)+(([.A27]-1)*3);3)" office:value-type="string" office:string-value="03 " calcext:value-type="string">
            <text:p>03 </text:p>
          </table:table-cell>
          <table:table-cell table:formula="of:=MID([.$C$1];1+(([.A27]-1)*3);3)" office:value-type="string" office:string-value="01 " calcext:value-type="string">
            <text:p>01 </text:p>
          </table:table-cell>
          <table:table-cell table:formula="of:=VLOOKUP(VLOOKUP(MID([.B27];1;1);[.$F$4:.$G$19];2;0)*16+VLOOKUP(MID([.B27];2;1);[.$F$4:.$G$19];2;0);[.$I$4:.$J$63];2;0)" office:value-type="string" office:string-value="VT" calcext:value-type="string">
            <text:p>VT</text:p>
          </table:table-cell>
          <table:table-cell table:number-columns-repeated="4"/>
          <table:table-cell table:style-name="ce163" office:value-type="float" office:value="24" calcext:value-type="float">
            <text:p>24</text:p>
          </table:table-cell>
          <table:table-cell table:style-name="ce185" office:value-type="string" calcext:value-type="string">
            <text:p>D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ID([.$C$1];(64*3+1)+(([.A28]-1)*3);3)" office:value-type="string" office:string-value="04 " calcext:value-type="string">
            <text:p>04 </text:p>
          </table:table-cell>
          <table:table-cell table:formula="of:=MID([.$C$1];1+(([.A28]-1)*3);3)" office:value-type="string" office:string-value="01 " calcext:value-type="string">
            <text:p>01 </text:p>
          </table:table-cell>
          <table:table-cell table:formula="of:=VLOOKUP(VLOOKUP(MID([.B28];1;1);[.$F$4:.$G$19];2;0)*16+VLOOKUP(MID([.B28];2;1);[.$F$4:.$G$19];2;0);[.$I$4:.$J$63];2;0)" office:value-type="string" office:string-value="MA" calcext:value-type="string">
            <text:p>MA</text:p>
          </table:table-cell>
          <table:table-cell table:number-columns-repeated="4"/>
          <table:table-cell table:style-name="ce163" office:value-type="float" office:value="25" calcext:value-type="float">
            <text:p>25</text:p>
          </table:table-cell>
          <table:table-cell table:style-name="ce185" office:value-type="string" calcext:value-type="string">
            <text:p>V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ID([.$C$1];(64*3+1)+(([.A29]-1)*3);3)" office:value-type="string" office:string-value="05 " calcext:value-type="string">
            <text:p>05 </text:p>
          </table:table-cell>
          <table:table-cell table:formula="of:=MID([.$C$1];1+(([.A29]-1)*3);3)" office:value-type="string" office:string-value="01 " calcext:value-type="string">
            <text:p>01 </text:p>
          </table:table-cell>
          <table:table-cell table:formula="of:=VLOOKUP(VLOOKUP(MID([.B29];1;1);[.$F$4:.$G$19];2;0)*16+VLOOKUP(MID([.B29];2;1);[.$F$4:.$G$19];2;0);[.$I$4:.$J$63];2;0)" office:value-type="string" office:string-value="RI" calcext:value-type="string">
            <text:p>RI</text:p>
          </table:table-cell>
          <table:table-cell table:number-columns-repeated="4"/>
          <table:table-cell table:style-name="ce163" office:value-type="float" office:value="26" calcext:value-type="float">
            <text:p>26</text:p>
          </table:table-cell>
          <table:table-cell table:style-name="ce185" office:value-type="string" calcext:value-type="string">
            <text:p>W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ID([.$C$1];(64*3+1)+(([.A30]-1)*3);3)" office:value-type="string" office:string-value="06 " calcext:value-type="string">
            <text:p>06 </text:p>
          </table:table-cell>
          <table:table-cell table:formula="of:=MID([.$C$1];1+(([.A30]-1)*3);3)" office:value-type="string" office:string-value="01 " calcext:value-type="string">
            <text:p>01 </text:p>
          </table:table-cell>
          <table:table-cell table:formula="of:=VLOOKUP(VLOOKUP(MID([.B30];1;1);[.$F$4:.$G$19];2;0)*16+VLOOKUP(MID([.B30];2;1);[.$F$4:.$G$19];2;0);[.$I$4:.$J$63];2;0)" office:value-type="string" office:string-value="CT" calcext:value-type="string">
            <text:p>CT</text:p>
          </table:table-cell>
          <table:table-cell table:number-columns-repeated="4"/>
          <table:table-cell table:style-name="ce163" office:value-type="float" office:value="27" calcext:value-type="float">
            <text:p>27</text:p>
          </table:table-cell>
          <table:table-cell table:style-name="ce185" office:value-type="string" calcext:value-type="string">
            <text:p>N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ID([.$C$1];(64*3+1)+(([.A31]-1)*3);3)" office:value-type="string" office:string-value="0B " calcext:value-type="string">
            <text:p>0B </text:p>
          </table:table-cell>
          <table:table-cell table:formula="of:=MID([.$C$1];1+(([.A31]-1)*3);3)" office:value-type="string" office:string-value="01 " calcext:value-type="string">
            <text:p>01 </text:p>
          </table:table-cell>
          <table:table-cell table:formula="of:=VLOOKUP(VLOOKUP(MID([.B31];1;1);[.$F$4:.$G$19];2;0)*16+VLOOKUP(MID([.B31];2;1);[.$F$4:.$G$19];2;0);[.$I$4:.$J$63];2;0)" office:value-type="string" office:string-value="IN" calcext:value-type="string">
            <text:p>IN</text:p>
          </table:table-cell>
          <table:table-cell table:number-columns-repeated="4"/>
          <table:table-cell table:style-name="ce163" office:value-type="float" office:value="28" calcext:value-type="float">
            <text:p>28</text:p>
          </table:table-cell>
          <table:table-cell table:style-name="ce185" office:value-type="string" calcext:value-type="string">
            <text:p>S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ID([.$C$1];(64*3+1)+(([.A32]-1)*3);3)" office:value-type="string" office:string-value="0C " calcext:value-type="string">
            <text:p>0C </text:p>
          </table:table-cell>
          <table:table-cell table:formula="of:=MID([.$C$1];1+(([.A32]-1)*3);3)" office:value-type="string" office:string-value="01 " calcext:value-type="string">
            <text:p>01 </text:p>
          </table:table-cell>
          <table:table-cell table:formula="of:=VLOOKUP(VLOOKUP(MID([.B32];1;1);[.$F$4:.$G$19];2;0)*16+VLOOKUP(MID([.B32];2;1);[.$F$4:.$G$19];2;0);[.$I$4:.$J$63];2;0)" office:value-type="string" office:string-value="IL" calcext:value-type="string">
            <text:p>IL</text:p>
          </table:table-cell>
          <table:table-cell table:number-columns-repeated="4"/>
          <table:table-cell table:style-name="ce163" office:value-type="float" office:value="29" calcext:value-type="float">
            <text:p>29</text:p>
          </table:table-cell>
          <table:table-cell table:style-name="ce185" office:value-type="string" calcext:value-type="string">
            <text:p>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ID([.$C$1];(64*3+1)+(([.A33]-1)*3);3)" office:value-type="string" office:string-value="12 " calcext:value-type="string">
            <text:p>12 </text:p>
          </table:table-cell>
          <table:table-cell table:formula="of:=MID([.$C$1];1+(([.A33]-1)*3);3)" office:value-type="string" office:string-value="01 " calcext:value-type="string">
            <text:p>01 </text:p>
          </table:table-cell>
          <table:table-cell table:formula="of:=VLOOKUP(VLOOKUP(MID([.B33];1;1);[.$F$4:.$G$19];2;0)*16+VLOOKUP(MID([.B33];2;1);[.$F$4:.$G$19];2;0);[.$I$4:.$J$63];2;0)" office:value-type="string" office:string-value="ND" calcext:value-type="string">
            <text:p>ND</text:p>
          </table:table-cell>
          <table:table-cell table:number-columns-repeated="4"/>
          <table:table-cell table:style-name="ce163" office:value-type="float" office:value="30" calcext:value-type="float">
            <text:p>30</text:p>
          </table:table-cell>
          <table:table-cell table:style-name="ce185" office:value-type="string" calcext:value-type="string">
            <text:p>F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ID([.$C$1];(64*3+1)+(([.A34]-1)*3);3)" office:value-type="string" office:string-value="13 " calcext:value-type="string">
            <text:p>13 </text:p>
          </table:table-cell>
          <table:table-cell table:formula="of:=MID([.$C$1];1+(([.A34]-1)*3);3)" office:value-type="string" office:string-value="01 " calcext:value-type="string">
            <text:p>01 </text:p>
          </table:table-cell>
          <table:table-cell table:formula="of:=VLOOKUP(VLOOKUP(MID([.B34];1;1);[.$F$4:.$G$19];2;0)*16+VLOOKUP(MID([.B34];2;1);[.$F$4:.$G$19];2;0);[.$I$4:.$J$63];2;0)" office:value-type="string" office:string-value="SD" calcext:value-type="string">
            <text:p>SD</text:p>
          </table:table-cell>
          <table:table-cell table:number-columns-repeated="4"/>
          <table:table-cell table:style-name="ce164" office:value-type="float" office:value="31" calcext:value-type="float">
            <text:p>31</text:p>
          </table:table-cell>
          <table:table-cell table:style-name="ce186" office:value-type="string" calcext:value-type="string">
            <text:p>K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D([.$C$1];(64*3+1)+(([.A35]-1)*3);3)" office:value-type="string" office:string-value="14 " calcext:value-type="string">
            <text:p>14 </text:p>
          </table:table-cell>
          <table:table-cell table:formula="of:=MID([.$C$1];1+(([.A35]-1)*3);3)" office:value-type="string" office:string-value="01 " calcext:value-type="string">
            <text:p>01 </text:p>
          </table:table-cell>
          <table:table-cell table:formula="of:=VLOOKUP(VLOOKUP(MID([.B35];1;1);[.$F$4:.$G$19];2;0)*16+VLOOKUP(MID([.B35];2;1);[.$F$4:.$G$19];2;0);[.$I$4:.$J$63];2;0)" office:value-type="string" office:string-value="NE" calcext:value-type="string">
            <text:p>NE</text:p>
          </table:table-cell>
          <table:table-cell table:number-columns-repeated="4"/>
          <table:table-cell table:style-name="ce164" office:value-type="float" office:value="32" calcext:value-type="float">
            <text:p>32</text:p>
          </table:table-cell>
          <table:table-cell table:style-name="ce186" office:value-type="string" calcext:value-type="string">
            <text:p>T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ID([.$C$1];(64*3+1)+(([.A36]-1)*3);3)" office:value-type="string" office:string-value="15 " calcext:value-type="string">
            <text:p>15 </text:p>
          </table:table-cell>
          <table:table-cell table:formula="of:=MID([.$C$1];1+(([.A36]-1)*3);3)" office:value-type="string" office:string-value="01 " calcext:value-type="string">
            <text:p>01 </text:p>
          </table:table-cell>
          <table:table-cell table:formula="of:=VLOOKUP(VLOOKUP(MID([.B36];1;1);[.$F$4:.$G$19];2;0)*16+VLOOKUP(MID([.B36];2;1);[.$F$4:.$G$19];2;0);[.$I$4:.$J$63];2;0)" office:value-type="string" office:string-value="KS" calcext:value-type="string">
            <text:p>KS</text:p>
          </table:table-cell>
          <table:table-cell table:number-columns-repeated="4"/>
          <table:table-cell table:style-name="ce164" office:value-type="float" office:value="33" calcext:value-type="float">
            <text:p>33</text:p>
          </table:table-cell>
          <table:table-cell table:style-name="ce186" office:value-type="string" calcext:value-type="string">
            <text:p>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ID([.$C$1];(64*3+1)+(([.A37]-1)*3);3)" office:value-type="string" office:string-value="18 " calcext:value-type="string">
            <text:p>18 </text:p>
          </table:table-cell>
          <table:table-cell table:formula="of:=MID([.$C$1];1+(([.A37]-1)*3);3)" office:value-type="string" office:string-value="01 " calcext:value-type="string">
            <text:p>01 </text:p>
          </table:table-cell>
          <table:table-cell table:formula="of:=VLOOKUP(VLOOKUP(MID([.B37];1;1);[.$F$4:.$G$19];2;0)*16+VLOOKUP(MID([.B37];2;1);[.$F$4:.$G$19];2;0);[.$I$4:.$J$63];2;0)" office:value-type="string" office:string-value="DC" calcext:value-type="string">
            <text:p>DC</text:p>
          </table:table-cell>
          <table:table-cell table:number-columns-repeated="4"/>
          <table:table-cell table:style-name="ce164" office:value-type="float" office:value="34" calcext:value-type="float">
            <text:p>34</text:p>
          </table:table-cell>
          <table:table-cell table:style-name="ce186" office:value-type="string" calcext:value-type="string">
            <text:p>M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ID([.$C$1];(64*3+1)+(([.A38]-1)*3);3)" office:value-type="string" office:string-value="19 " calcext:value-type="string">
            <text:p>19 </text:p>
          </table:table-cell>
          <table:table-cell table:formula="of:=MID([.$C$1];1+(([.A38]-1)*3);3)" office:value-type="string" office:string-value="01 " calcext:value-type="string">
            <text:p>01 </text:p>
          </table:table-cell>
          <table:table-cell table:formula="of:=VLOOKUP(VLOOKUP(MID([.B38];1;1);[.$F$4:.$G$19];2;0)*16+VLOOKUP(MID([.B38];2;1);[.$F$4:.$G$19];2;0);[.$I$4:.$J$63];2;0)" office:value-type="string" office:string-value="VA" calcext:value-type="string">
            <text:p>VA</text:p>
          </table:table-cell>
          <table:table-cell table:number-columns-repeated="4"/>
          <table:table-cell table:style-name="ce173" office:value-type="float" office:value="35" calcext:value-type="float">
            <text:p>35</text:p>
          </table:table-cell>
          <table:table-cell table:style-name="ce187" office:value-type="string" calcext:value-type="string">
            <text:p>A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ID([.$C$1];(64*3+1)+(([.A39]-1)*3);3)" office:value-type="string" office:string-value="1B " calcext:value-type="string">
            <text:p>1B </text:p>
          </table:table-cell>
          <table:table-cell table:formula="of:=MID([.$C$1];1+(([.A39]-1)*3);3)" office:value-type="string" office:string-value="01 " calcext:value-type="string">
            <text:p>01 </text:p>
          </table:table-cell>
          <table:table-cell table:formula="of:=VLOOKUP(VLOOKUP(MID([.B39];1;1);[.$F$4:.$G$19];2;0)*16+VLOOKUP(MID([.B39];2;1);[.$F$4:.$G$19];2;0);[.$I$4:.$J$63];2;0)" office:value-type="string" office:string-value="NC" calcext:value-type="string">
            <text:p>NC</text:p>
          </table:table-cell>
          <table:table-cell table:number-columns-repeated="4"/>
          <table:table-cell table:style-name="ce173" office:value-type="float" office:value="36" calcext:value-type="float">
            <text:p>36</text:p>
          </table:table-cell>
          <table:table-cell table:style-name="ce187" office:value-type="string" calcext:value-type="string">
            <text:p>L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ID([.$C$1];(64*3+1)+(([.A40]-1)*3);3)" office:value-type="string" office:string-value="1C " calcext:value-type="string">
            <text:p>1C </text:p>
          </table:table-cell>
          <table:table-cell table:formula="of:=MID([.$C$1];1+(([.A40]-1)*3);3)" office:value-type="string" office:string-value="01 " calcext:value-type="string">
            <text:p>01 </text:p>
          </table:table-cell>
          <table:table-cell table:formula="of:=VLOOKUP(VLOOKUP(MID([.B40];1;1);[.$F$4:.$G$19];2;0)*16+VLOOKUP(MID([.B40];2;1);[.$F$4:.$G$19];2;0);[.$I$4:.$J$63];2;0)" office:value-type="string" office:string-value="SC" calcext:value-type="string">
            <text:p>SC</text:p>
          </table:table-cell>
          <table:table-cell table:number-columns-repeated="4"/>
          <table:table-cell table:style-name="ce173" office:value-type="float" office:value="37" calcext:value-type="float">
            <text:p>37</text:p>
          </table:table-cell>
          <table:table-cell table:style-name="ce187" office:value-type="string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ID([.$C$1];(64*3+1)+(([.A41]-1)*3);3)" office:value-type="string" office:string-value="1F " calcext:value-type="string">
            <text:p>1F </text:p>
          </table:table-cell>
          <table:table-cell table:formula="of:=MID([.$C$1];1+(([.A41]-1)*3);3)" office:value-type="string" office:string-value="01 " calcext:value-type="string">
            <text:p>01 </text:p>
          </table:table-cell>
          <table:table-cell table:formula="of:=VLOOKUP(VLOOKUP(MID([.B41];1;1);[.$F$4:.$G$19];2;0)*16+VLOOKUP(MID([.B41];2;1);[.$F$4:.$G$19];2;0);[.$I$4:.$J$63];2;0)" office:value-type="string" office:string-value="KY" calcext:value-type="string">
            <text:p>KY</text:p>
          </table:table-cell>
          <table:table-cell table:number-columns-repeated="4"/>
          <table:table-cell table:style-name="ce173" office:value-type="float" office:value="38" calcext:value-type="float">
            <text:p>38</text:p>
          </table:table-cell>
          <table:table-cell table:style-name="ce187" office:value-type="string" calcext:value-type="string">
            <text:p>T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ID([.$C$1];(64*3+1)+(([.A42]-1)*3);3)" office:value-type="string" office:string-value="21 " calcext:value-type="string">
            <text:p>21 </text:p>
          </table:table-cell>
          <table:table-cell table:formula="of:=MID([.$C$1];1+(([.A42]-1)*3);3)" office:value-type="string" office:string-value="01 " calcext:value-type="string">
            <text:p>01 </text:p>
          </table:table-cell>
          <table:table-cell table:formula="of:=VLOOKUP(VLOOKUP(MID([.B42];1;1);[.$F$4:.$G$19];2;0)*16+VLOOKUP(MID([.B42];2;1);[.$F$4:.$G$19];2;0);[.$I$4:.$J$63];2;0)" office:value-type="string" office:string-value="AL" calcext:value-type="string">
            <text:p>AL</text:p>
          </table:table-cell>
          <table:table-cell table:number-columns-repeated="4"/>
          <table:table-cell table:style-name="ce175" office:value-type="float" office:value="39" calcext:value-type="float">
            <text:p>39</text:p>
          </table:table-cell>
          <table:table-cell table:style-name="ce189" office:value-type="string" calcext:value-type="string">
            <text:p>M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ID([.$C$1];(64*3+1)+(([.A43]-1)*3);3)" office:value-type="string" office:string-value="22 " calcext:value-type="string">
            <text:p>22 </text:p>
          </table:table-cell>
          <table:table-cell table:formula="of:=MID([.$C$1];1+(([.A43]-1)*3);3)" office:value-type="string" office:string-value="01 " calcext:value-type="string">
            <text:p>01 </text:p>
          </table:table-cell>
          <table:table-cell table:formula="of:=VLOOKUP(VLOOKUP(MID([.B43];1;1);[.$F$4:.$G$19];2;0)*16+VLOOKUP(MID([.B43];2;1);[.$F$4:.$G$19];2;0);[.$I$4:.$J$63];2;0)" office:value-type="string" office:string-value="MS" calcext:value-type="string">
            <text:p>MS</text:p>
          </table:table-cell>
          <table:table-cell table:number-columns-repeated="4"/>
          <table:table-cell table:style-name="ce175" office:value-type="float" office:value="40" calcext:value-type="float">
            <text:p>40</text:p>
          </table:table-cell>
          <table:table-cell table:style-name="ce189" office:value-type="string" calcext:value-type="string">
            <text:p>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ID([.$C$1];(64*3+1)+(([.A44]-1)*3);3)" office:value-type="string" office:string-value="25 " calcext:value-type="string">
            <text:p>25 </text:p>
          </table:table-cell>
          <table:table-cell table:formula="of:=MID([.$C$1];1+(([.A44]-1)*3);3)" office:value-type="string" office:string-value="01 " calcext:value-type="string">
            <text:p>01 </text:p>
          </table:table-cell>
          <table:table-cell table:formula="of:=VLOOKUP(VLOOKUP(MID([.B44];1;1);[.$F$4:.$G$19];2;0)*16+VLOOKUP(MID([.B44];2;1);[.$F$4:.$G$19];2;0);[.$I$4:.$J$63];2;0)" office:value-type="string" office:string-value="OK" calcext:value-type="string">
            <text:p>OK</text:p>
          </table:table-cell>
          <table:table-cell table:number-columns-repeated="4"/>
          <table:table-cell table:style-name="ce175" office:value-type="float" office:value="41" calcext:value-type="float">
            <text:p>41</text:p>
          </table:table-cell>
          <table:table-cell table:style-name="ce189" office:value-type="string" calcext:value-type="string">
            <text:p>W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ID([.$C$1];(64*3+1)+(([.A45]-1)*3);3)" office:value-type="string" office:string-value="26 " calcext:value-type="string">
            <text:p>26 </text:p>
          </table:table-cell>
          <table:table-cell table:formula="of:=MID([.$C$1];1+(([.A45]-1)*3);3)" office:value-type="string" office:string-value="01 " calcext:value-type="string">
            <text:p>01 </text:p>
          </table:table-cell>
          <table:table-cell table:formula="of:=VLOOKUP(VLOOKUP(MID([.B45];1;1);[.$F$4:.$G$19];2;0)*16+VLOOKUP(MID([.B45];2;1);[.$F$4:.$G$19];2;0);[.$I$4:.$J$63];2;0)" office:value-type="string" office:string-value="TX" calcext:value-type="string">
            <text:p>TX</text:p>
          </table:table-cell>
          <table:table-cell table:number-columns-repeated="4"/>
          <table:table-cell table:style-name="ce175" office:value-type="float" office:value="42" calcext:value-type="float">
            <text:p>42</text:p>
          </table:table-cell>
          <table:table-cell table:style-name="ce189" office:value-type="string" calcext:value-type="string">
            <text:p>C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ID([.$C$1];(64*3+1)+(([.A46]-1)*3);3)" office:value-type="string" office:string-value="27 " calcext:value-type="string">
            <text:p>27 </text:p>
          </table:table-cell>
          <table:table-cell table:formula="of:=MID([.$C$1];1+(([.A46]-1)*3);3)" office:value-type="string" office:string-value="01 " calcext:value-type="string">
            <text:p>01 </text:p>
          </table:table-cell>
          <table:table-cell table:formula="of:=VLOOKUP(VLOOKUP(MID([.B46];1;1);[.$F$4:.$G$19];2;0)*16+VLOOKUP(MID([.B46];2;1);[.$F$4:.$G$19];2;0);[.$I$4:.$J$63];2;0)" office:value-type="string" office:string-value="MT" calcext:value-type="string">
            <text:p>MT</text:p>
          </table:table-cell>
          <table:table-cell table:number-columns-repeated="4"/>
          <table:table-cell table:style-name="ce175" office:value-type="float" office:value="43" calcext:value-type="float">
            <text:p>43</text:p>
          </table:table-cell>
          <table:table-cell table:style-name="ce189" office:value-type="string" calcext:value-type="string">
            <text:p>N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ID([.$C$1];(64*3+1)+(([.A47]-1)*3);3)" office:value-type="string" office:string-value="28 " calcext:value-type="string">
            <text:p>28 </text:p>
          </table:table-cell>
          <table:table-cell table:formula="of:=MID([.$C$1];1+(([.A47]-1)*3);3)" office:value-type="string" office:string-value="01 " calcext:value-type="string">
            <text:p>01 </text:p>
          </table:table-cell>
          <table:table-cell table:formula="of:=VLOOKUP(VLOOKUP(MID([.B47];1;1);[.$F$4:.$G$19];2;0)*16+VLOOKUP(MID([.B47];2;1);[.$F$4:.$G$19];2;0);[.$I$4:.$J$63];2;0)" office:value-type="string" office:string-value="ID" calcext:value-type="string">
            <text:p>ID</text:p>
          </table:table-cell>
          <table:table-cell table:number-columns-repeated="4"/>
          <table:table-cell table:style-name="ce175" office:value-type="float" office:value="44" calcext:value-type="float">
            <text:p>44</text:p>
          </table:table-cell>
          <table:table-cell table:style-name="ce189" office:value-type="string" calcext:value-type="string">
            <text:p>AZ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ID([.$C$1];(64*3+1)+(([.A48]-1)*3);3)" office:value-type="string" office:string-value="29 " calcext:value-type="string">
            <text:p>29 </text:p>
          </table:table-cell>
          <table:table-cell table:formula="of:=MID([.$C$1];1+(([.A48]-1)*3);3)" office:value-type="string" office:string-value="01 " calcext:value-type="string">
            <text:p>01 </text:p>
          </table:table-cell>
          <table:table-cell table:formula="of:=VLOOKUP(VLOOKUP(MID([.B48];1;1);[.$F$4:.$G$19];2;0)*16+VLOOKUP(MID([.B48];2;1);[.$F$4:.$G$19];2;0);[.$I$4:.$J$63];2;0)" office:value-type="string" office:string-value="WY" calcext:value-type="string">
            <text:p>WY</text:p>
          </table:table-cell>
          <table:table-cell table:number-columns-repeated="4"/>
          <table:table-cell table:style-name="ce175" office:value-type="float" office:value="45" calcext:value-type="float">
            <text:p>45</text:p>
          </table:table-cell>
          <table:table-cell table:style-name="ce189" office:value-type="string" calcext:value-type="string">
            <text:p>U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ID([.$C$1];(64*3+1)+(([.A49]-1)*3);3)" office:value-type="string" office:string-value="2A " calcext:value-type="string">
            <text:p>2A </text:p>
          </table:table-cell>
          <table:table-cell table:formula="of:=MID([.$C$1];1+(([.A49]-1)*3);3)" office:value-type="string" office:string-value="01 " calcext:value-type="string">
            <text:p>01 </text:p>
          </table:table-cell>
          <table:table-cell table:formula="of:=VLOOKUP(VLOOKUP(MID([.B49];1;1);[.$F$4:.$G$19];2;0)*16+VLOOKUP(MID([.B49];2;1);[.$F$4:.$G$19];2;0);[.$I$4:.$J$63];2;0)" office:value-type="string" office:string-value="CO" calcext:value-type="string">
            <text:p>CO</text:p>
          </table:table-cell>
          <table:table-cell table:number-columns-repeated="4"/>
          <table:table-cell table:style-name="ce175" office:value-type="float" office:value="46" calcext:value-type="float">
            <text:p>46</text:p>
          </table:table-cell>
          <table:table-cell table:style-name="ce189" office:value-type="string" calcext:value-type="string">
            <text:p>NV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ID([.$C$1];(64*3+1)+(([.A50]-1)*3);3)" office:value-type="string" office:string-value="2C " calcext:value-type="string">
            <text:p>2C </text:p>
          </table:table-cell>
          <table:table-cell table:formula="of:=MID([.$C$1];1+(([.A50]-1)*3);3)" office:value-type="string" office:string-value="01 " calcext:value-type="string">
            <text:p>01 </text:p>
          </table:table-cell>
          <table:table-cell table:formula="of:=VLOOKUP(VLOOKUP(MID([.B50];1;1);[.$F$4:.$G$19];2;0)*16+VLOOKUP(MID([.B50];2;1);[.$F$4:.$G$19];2;0);[.$I$4:.$J$63];2;0)" office:value-type="string" office:string-value="AZ" calcext:value-type="string">
            <text:p>AZ</text:p>
          </table:table-cell>
          <table:table-cell table:number-columns-repeated="4"/>
          <table:table-cell table:style-name="ce178" office:value-type="float" office:value="47" calcext:value-type="float">
            <text:p>47</text:p>
          </table:table-cell>
          <table:table-cell table:style-name="ce194" office:value-type="string" calcext:value-type="string">
            <text:p>W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ID([.$C$1];(64*3+1)+(([.A51]-1)*3);3)" office:value-type="string" office:string-value="2D " calcext:value-type="string">
            <text:p>2D </text:p>
          </table:table-cell>
          <table:table-cell table:formula="of:=MID([.$C$1];1+(([.A51]-1)*3);3)" office:value-type="string" office:string-value="01 " calcext:value-type="string">
            <text:p>01 </text:p>
          </table:table-cell>
          <table:table-cell table:formula="of:=VLOOKUP(VLOOKUP(MID([.B51];1;1);[.$F$4:.$G$19];2;0)*16+VLOOKUP(MID([.B51];2;1);[.$F$4:.$G$19];2;0);[.$I$4:.$J$63];2;0)" office:value-type="string" office:string-value="UT" calcext:value-type="string">
            <text:p>UT</text:p>
          </table:table-cell>
          <table:table-cell table:number-columns-repeated="4"/>
          <table:table-cell table:style-name="ce178" office:value-type="float" office:value="48" calcext:value-type="float">
            <text:p>48</text:p>
          </table:table-cell>
          <table:table-cell table:style-name="ce194" office:value-type="string" calcext:value-type="string">
            <text:p>O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ID([.$C$1];(64*3+1)+(([.A52]-1)*3);3)" office:value-type="string" office:string-value="2E " calcext:value-type="string">
            <text:p>2E </text:p>
          </table:table-cell>
          <table:table-cell table:formula="of:=MID([.$C$1];1+(([.A52]-1)*3);3)" office:value-type="string" office:string-value="01 " calcext:value-type="string">
            <text:p>01 </text:p>
          </table:table-cell>
          <table:table-cell table:formula="of:=VLOOKUP(VLOOKUP(MID([.B52];1;1);[.$F$4:.$G$19];2;0)*16+VLOOKUP(MID([.B52];2;1);[.$F$4:.$G$19];2;0);[.$I$4:.$J$63];2;0)" office:value-type="string" office:string-value="NV" calcext:value-type="string">
            <text:p>NV</text:p>
          </table:table-cell>
          <table:table-cell table:number-columns-repeated="4"/>
          <table:table-cell table:style-name="ce178" office:value-type="float" office:value="49" calcext:value-type="float">
            <text:p>49</text:p>
          </table:table-cell>
          <table:table-cell table:style-name="ce194" office:value-type="string" calcext:value-type="string">
            <text:p>C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ID([.$C$1];(64*3+1)+(([.A53]-1)*3);3)" office:value-type="string" office:string-value="32 " calcext:value-type="string">
            <text:p>32 </text:p>
          </table:table-cell>
          <table:table-cell table:formula="of:=MID([.$C$1];1+(([.A53]-1)*3);3)" office:value-type="string" office:string-value="01 " calcext:value-type="string">
            <text:p>01 </text:p>
          </table:table-cell>
          <table:table-cell table:formula="of:=VLOOKUP(VLOOKUP(MID([.B53];1;1);[.$F$4:.$G$19];2;0)*16+VLOOKUP(MID([.B53];2;1);[.$F$4:.$G$19];2;0);[.$I$4:.$J$63];2;0)" office:value-type="string" office:string-value="AK" calcext:value-type="string">
            <text:p>AK</text:p>
          </table:table-cell>
          <table:table-cell table:number-columns-repeated="4"/>
          <table:table-cell table:style-name="ce178" office:value-type="float" office:value="50" calcext:value-type="float">
            <text:p>50</text:p>
          </table:table-cell>
          <table:table-cell table:style-name="ce194" office:value-type="string" calcext:value-type="string">
            <text:p>A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ID([.$C$1];(64*3+1)+(([.A54]-1)*3);3)" office:value-type="string" office:string-value="33 " calcext:value-type="string">
            <text:p>33 </text:p>
          </table:table-cell>
          <table:table-cell table:formula="of:=MID([.$C$1];1+(([.A54]-1)*3);3)" office:value-type="string" office:string-value="01 " calcext:value-type="string">
            <text:p>01 </text:p>
          </table:table-cell>
          <table:table-cell table:formula="of:=VLOOKUP(VLOOKUP(MID([.B54];1;1);[.$F$4:.$G$19];2;0)*16+VLOOKUP(MID([.B54];2;1);[.$F$4:.$G$19];2;0);[.$I$4:.$J$63];2;0)" office:value-type="string" office:string-value="HI" calcext:value-type="string">
            <text:p>HI</text:p>
          </table:table-cell>
          <table:table-cell table:number-columns-repeated="4"/>
          <table:table-cell table:style-name="ce178" office:value-type="float" office:value="51" calcext:value-type="float">
            <text:p>51</text:p>
          </table:table-cell>
          <table:table-cell table:style-name="ce194" office:value-type="string" calcext:value-type="string">
            <text:p>H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ID([.$C$1];(64*3+1)+(([.A55]-1)*3);3)" office:value-type="string" office:string-value="F6 " calcext:value-type="string">
            <text:p>F6 </text:p>
          </table:table-cell>
          <table:table-cell table:formula="of:=MID([.$C$1];1+(([.A55]-1)*3);3)" office:value-type="string" office:string-value="6E " calcext:value-type="string">
            <text:p>6E </text:p>
          </table:table-cell>
          <table:table-cell table:formula="of:=VLOOKUP(VLOOKUP(MID([.B55];1;1);[.$F$4:.$G$19];2;0)*16+VLOOKUP(MID([.B55];2;1);[.$F$4:.$G$19];2;0);[.$I$4:.$J$63];2;0)" office:value-type="string" office:string-value="TV ADS 6" calcext:value-type="string">
            <text:p>TV ADS 6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TV ADS 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ID([.$C$1];(64*3+1)+(([.A56]-1)*3);3)" office:value-type="string" office:string-value="F7 " calcext:value-type="string">
            <text:p>F7 </text:p>
          </table:table-cell>
          <table:table-cell table:formula="of:=MID([.$C$1];1+(([.A56]-1)*3);3)" office:value-type="string" office:string-value="69 " calcext:value-type="string">
            <text:p>69 </text:p>
          </table:table-cell>
          <table:table-cell table:formula="of:=VLOOKUP(VLOOKUP(MID([.B56];1;1);[.$F$4:.$G$19];2;0)*16+VLOOKUP(MID([.B56];2;1);[.$F$4:.$G$19];2;0);[.$I$4:.$J$63];2;0)" office:value-type="string" office:string-value="TV ADS 7" calcext:value-type="string">
            <text:p>TV ADS 7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TV ADS 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ID([.$C$1];(64*3+1)+(([.A57]-1)*3);3)" office:value-type="string" office:string-value="F5 " calcext:value-type="string">
            <text:p>F5 </text:p>
          </table:table-cell>
          <table:table-cell table:formula="of:=MID([.$C$1];1+(([.A57]-1)*3);3)" office:value-type="string" office:string-value="4B " calcext:value-type="string">
            <text:p>4B </text:p>
          </table:table-cell>
          <table:table-cell table:formula="of:=VLOOKUP(VLOOKUP(MID([.B57];1;1);[.$F$4:.$G$19];2;0)*16+VLOOKUP(MID([.B57];2;1);[.$F$4:.$G$19];2;0);[.$I$4:.$J$63];2;0)" office:value-type="string" office:string-value="TV ADS 5" calcext:value-type="string">
            <text:p>TV ADS 5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TV ADS 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ID([.$C$1];(64*3+1)+(([.A58]-1)*3);3)" office:value-type="string" office:string-value="F3 " calcext:value-type="string">
            <text:p>F3 </text:p>
          </table:table-cell>
          <table:table-cell table:formula="of:=MID([.$C$1];1+(([.A58]-1)*3);3)" office:value-type="string" office:string-value="44 " calcext:value-type="string">
            <text:p>44 </text:p>
          </table:table-cell>
          <table:table-cell table:formula="of:=VLOOKUP(VLOOKUP(MID([.B58];1;1);[.$F$4:.$G$19];2;0)*16+VLOOKUP(MID([.B58];2;1);[.$F$4:.$G$19];2;0);[.$I$4:.$J$63];2;0)" office:value-type="string" office:string-value="TV ADS 3" calcext:value-type="string">
            <text:p>TV ADS 3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TV ADS 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ID([.$C$1];(64*3+1)+(([.A59]-1)*3);3)" office:value-type="string" office:string-value="F9 " calcext:value-type="string">
            <text:p>F9 </text:p>
          </table:table-cell>
          <table:table-cell table:formula="of:=MID([.$C$1];1+(([.A59]-1)*3);3)" office:value-type="string" office:string-value="40 " calcext:value-type="string">
            <text:p>40 </text:p>
          </table:table-cell>
          <table:table-cell table:formula="of:=VLOOKUP(VLOOKUP(MID([.B59];1;1);[.$F$4:.$G$19];2;0)*16+VLOOKUP(MID([.B59];2;1);[.$F$4:.$G$19];2;0);[.$I$4:.$J$63];2;0)" office:value-type="string" office:string-value="TV ADS 9" calcext:value-type="string">
            <text:p>TV ADS 9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TV ADS 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ID([.$C$1];(64*3+1)+(([.A60]-1)*3);3)" office:value-type="string" office:string-value="F4 " calcext:value-type="string">
            <text:p>F4 </text:p>
          </table:table-cell>
          <table:table-cell table:formula="of:=MID([.$C$1];1+(([.A60]-1)*3);3)" office:value-type="string" office:string-value="27 " calcext:value-type="string">
            <text:p>27 </text:p>
          </table:table-cell>
          <table:table-cell table:formula="of:=VLOOKUP(VLOOKUP(MID([.B60];1;1);[.$F$4:.$G$19];2;0)*16+VLOOKUP(MID([.B60];2;1);[.$F$4:.$G$19];2;0);[.$I$4:.$J$63];2;0)" office:value-type="string" office:string-value="TV ADS 4" calcext:value-type="string">
            <text:p>TV ADS 4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TV ADS 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ID([.$C$1];(64*3+1)+(([.A61]-1)*3);3)" office:value-type="string" office:string-value="F8 " calcext:value-type="string">
            <text:p>F8 </text:p>
          </table:table-cell>
          <table:table-cell table:formula="of:=MID([.$C$1];1+(([.A61]-1)*3);3)" office:value-type="string" office:string-value="0A " calcext:value-type="string">
            <text:p>0A </text:p>
          </table:table-cell>
          <table:table-cell table:formula="of:=VLOOKUP(VLOOKUP(MID([.B61];1;1);[.$F$4:.$G$19];2;0)*16+VLOOKUP(MID([.B61];2;1);[.$F$4:.$G$19];2;0);[.$I$4:.$J$63];2;0)" office:value-type="string" office:string-value="TV ADS 8" calcext:value-type="string">
            <text:p>TV ADS 8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TV ADS 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ID([.$C$1];(64*3+1)+(([.A62]-1)*3);3)" office:value-type="string" office:string-value="F2 " calcext:value-type="string">
            <text:p>F2 </text:p>
          </table:table-cell>
          <table:table-cell table:formula="of:=MID([.$C$1];1+(([.A62]-1)*3);3)" office:value-type="string" office:string-value="02 " calcext:value-type="string">
            <text:p>02 </text:p>
          </table:table-cell>
          <table:table-cell table:formula="of:=VLOOKUP(VLOOKUP(MID([.B62];1;1);[.$F$4:.$G$19];2;0)*16+VLOOKUP(MID([.B62];2;1);[.$F$4:.$G$19];2;0);[.$I$4:.$J$63];2;0)" office:value-type="string" office:string-value="TV ADS 2" calcext:value-type="string">
            <text:p>TV ADS 2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TV ADS 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ID([.$C$1];(64*3+1)+(([.A63]-1)*3);3)" office:value-type="string" office:string-value="F1 " calcext:value-type="string">
            <text:p>F1 </text:p>
          </table:table-cell>
          <table:table-cell table:formula="of:=MID([.$C$1];1+(([.A63]-1)*3);3)" office:value-type="string" office:string-value="00 " calcext:value-type="string">
            <text:p>00 </text:p>
          </table:table-cell>
          <table:table-cell table:formula="of:=VLOOKUP(VLOOKUP(MID([.B63];1;1);[.$F$4:.$G$19];2;0)*16+VLOOKUP(MID([.B63];2;1);[.$F$4:.$G$19];2;0);[.$I$4:.$J$63];2;0)" office:value-type="string" office:string-value="TV ADS 1" calcext:value-type="string">
            <text:p>TV ADS 1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TV ADS 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7" table:formula="of:=MID([.$C$1];(64*3+1)+(([.A64]-1)*3);3)" office:value-type="string" office:string-value="3C " calcext:value-type="string">
            <text:p>3C </text:p>
          </table:table-cell>
          <table:table-cell table:style-name="ce317" table:formula="of:=MID([.$C$1];1+(([.A64]-1)*3);3)" office:value-type="string" office:string-value="00 " calcext:value-type="string">
            <text:p>00 </text:p>
          </table:table-cell>
          <table:table-cell table:style-name="ce112" table:formula="of:=VLOOKUP(VLOOKUP(MID([.B64];1;1);[.$F$4:.$G$19];2;0)*16+VLOOKUP(MID([.B64];2;1);[.$F$4:.$G$19];2;0);[.$I$4:.$J$63];2;0)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'State Data Table'.A15:'State Data Table'.B65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ISSUE BONUS'.A3:'ISSUE BONUS'.AG5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7" table:target-range-address="'AI Priority List Viewer'.B3:'AI Priority List Viewer'.D64">
          <table:sort>
            <table:sort-by table:field-number="2" table:order="descending" table:data-type="automatic"/>
            <table:sort-by table:field-number="2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</number:text>
      <number:number number:decimal-places="0" number:min-decimal-places="0" number:min-integer-digits="2" number:grouping="true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0">
      <number:text>$</number:text>
      <number:number number:decimal-places="1" number:min-decimal-places="1" number:min-integer-digits="1" number:grouping="true"/>
    </number:number-style>
    <number:number-style style:name="N171">
      <number:text>$</number:text>
      <number:number number:decimal-places="0" number:min-decimal-places="0" number:min-integer-digits="1" number:grouping="true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$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ext-style style:name="N186">
      <number:text-content/>
      <number:text>.................................................................................</number:text>
    </number:text-style>
    <number:number-style style:name="N190P0" style:volatile="true">
      <number:number number:decimal-places="0" number:min-decimal-places="0" number:min-integer-digits="1" number:grouping="true"/>
      <number:text>    </number:text>
    </number:number-style>
    <number:number-style style:name="N19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0P2" style:volatile="true">
      <number:text>--    </number:text>
    </number:number-style>
    <number:text-style style:name="N190">
      <number:text-content/>
      <number:text>   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decimal-places="0" number:min-integer-digits="1" number:grouping="true"/>
    </number:number-style>
    <number:number-style style:name="N196P1" style:volatile="true">
      <number:text>-</number:text>
      <number:number number:decimal-places="0" number:min-decimal-places="0" number:min-integer-digits="1" number:grouping="true"/>
    </number:number-style>
    <number:number-style style:name="N196">
      <number:text>-</number:text>
      <style:map style:condition="value()&gt;0" style:apply-style-name="N196P0"/>
      <style:map style:condition="value()&lt;0" style:apply-style-name="N196P1"/>
    </number:number-style>
    <number:number-style style:name="N200P0" style:volatile="true">
      <number:number number:decimal-places="0" number:min-decimal-places="0" number:min-integer-digits="1" number:grouping="true"/>
      <number:text>   </number:text>
    </number:number-style>
    <number:number-style style:name="N200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00P2" style:volatile="true">
      <number:text>--   </number:text>
    </number:number-style>
    <number:text-style style:name="N200">
      <number:text-content/>
      <number:text>  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14" number:min-decimal-places="14" number:min-integer-digits="1"/>
    </number:number-style>
    <number:number-style style:name="N210">
      <number:number number:decimal-places="16" number:min-decimal-places="16" number:min-integer-digits="1"/>
    </number:number-style>
    <number:number-style style:name="N211">
      <number:number number:decimal-places="12" number:min-decimal-places="12" number:min-integer-digits="1"/>
    </number:number-style>
    <number:number-style style:name="N212">
      <number:number number:decimal-places="11" number:min-decimal-places="11" number:min-integer-digits="1"/>
    </number:number-style>
    <number:number-style style:name="N213">
      <number:number number:decimal-places="1" number:min-decimal-places="1" number:min-integer-digits="1" number:grouping="true"/>
    </number:number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number number:decimal-places="1" number:min-decimal-places="1" number:min-integer-digits="1" number:grouping="true"/>
    </number:number-style>
    <number:number-style style:name="N215">
      <number:text>(</number:text>
      <number:number number:decimal-places="1" number:min-decimal-places="1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number number:decimal-places="0" number:min-decimal-places="0" number:min-integer-digits="1" number:grouping="true"/>
    </number:number-style>
    <number:number-style style:name="N2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6P0"/>
    </number:number-style>
    <number:text-style style:name="N217">
      <number:text-content/>
      <number:text>##</number:text>
    </number:text-style>
    <number:number-style style:name="N218">
      <number:number number:decimal-places="10" number:min-decimal-places="10" number:min-integer-digits="1"/>
    </number:number-style>
    <number:number-style style:name="N219">
      <number:number number:decimal-places="13" number:min-decimal-places="13" number:min-integer-digits="1"/>
    </number:number-style>
    <number:number-style style:name="N220">
      <number:number number:decimal-places="1" number:min-decimal-places="1" number:min-integer-digits="1"/>
    </number:number-style>
    <number:number-style style:name="N221">
      <number:number number:decimal-places="3" number:min-decimal-places="3" number:min-integer-digits="1"/>
    </number:number-style>
    <number:number-style style:name="N222">
      <number:number number:decimal-places="15" number:min-decimal-places="15" number:min-integer-digits="1"/>
    </number:number-style>
    <number:number-style style:name="N223">
      <number:number number:decimal-places="9" number:min-decimal-places="9" number:min-integer-digits="1"/>
    </number:number-style>
    <number:number-style style:name="N224">
      <number:number number:decimal-places="8" number:min-decimal-places="8" number:min-integer-digits="1"/>
    </number:number-style>
    <number:number-style style:name="N225">
      <number:number number:decimal-places="7" number:min-decimal-places="7" number:min-integer-digits="1"/>
    </number:number-style>
    <number:number-style style:name="N226">
      <number:number number:decimal-places="6" number:min-decimal-places="6" number:min-integer-digits="1"/>
    </number:number-style>
    <number:number-style style:name="N227">
      <number:number number:decimal-places="5" number:min-decimal-places="5" number:min-integer-digits="1"/>
    </number:number-style>
    <number:number-style style:name="N228">
      <number:number number:decimal-places="4" number:min-decimal-places="4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8" number:language="en" number:country="US">
      <number:text-content/>
      <style:map style:condition="value()&lt;=1.7976931348623157E+308" style:apply-style-name="N10148P0"/>
    </number:text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Pivot_20_Table_20_Field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2:27:02.4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17T19:55:51.314000000</meta:creation-date>
    <dc:date>2024-09-16T12:38:41.699000000</dc:date>
    <meta:editing-duration>P19DT3H16M24S</meta:editing-duration>
    <meta:editing-cycles>4005</meta:editing-cycles>
    <meta:generator>LibreOffice/24.8.0.3$Windows_X86_64 LibreOffice_project/0bdf1299c94fe897b119f97f3c613e9dca6be583</meta:generator>
    <meta:document-statistic meta:table-count="8" meta:cell-count="12124" meta:object-count="0"/>
  </office:meta>
</office:document-meta>
</file>